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1.723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1.969cm"/>
    </style:style>
    <style:style style:name="co6" style:family="table-column">
      <style:table-column-properties fo:break-before="auto" style:column-width="1.942cm"/>
    </style:style>
    <style:style style:name="co7" style:family="table-column">
      <style:table-column-properties fo:break-before="auto" style:column-width="2.133cm"/>
    </style:style>
    <style:style style:name="co8" style:family="table-column">
      <style:table-column-properties fo:break-before="auto" style:column-width="1.752cm"/>
    </style:style>
    <style:style style:name="co9" style:family="table-column">
      <style:table-column-properties fo:break-before="auto" style:column-width="2.704cm"/>
    </style:style>
    <style:style style:name="co10" style:family="table-column">
      <style:table-column-properties fo:break-before="auto" style:column-width="2.568cm"/>
    </style:style>
    <style:style style:name="co11" style:family="table-column">
      <style:table-column-properties fo:break-before="auto" style:column-width="2.432cm"/>
    </style:style>
    <style:style style:name="co12" style:family="table-column">
      <style:table-column-properties fo:break-before="auto" style:column-width="2.514cm"/>
    </style:style>
    <style:style style:name="co13" style:family="table-column">
      <style:table-column-properties fo:break-before="auto" style:column-width="2.623cm"/>
    </style:style>
    <style:style style:name="co14" style:family="table-column">
      <style:table-column-properties fo:break-before="auto" style:column-width="2.404cm"/>
    </style:style>
    <style:style style:name="co15" style:family="table-column">
      <style:table-column-properties fo:break-before="auto" style:column-width="2.895cm"/>
    </style:style>
    <style:style style:name="co16" style:family="table-column">
      <style:table-column-properties fo:break-before="auto" style:column-width="2.759cm"/>
    </style:style>
    <style:style style:name="co17" style:family="table-column">
      <style:table-column-properties fo:break-before="auto" style:column-width="2.868cm"/>
    </style:style>
    <style:style style:name="co18" style:family="table-column">
      <style:table-column-properties fo:break-before="auto" style:column-width="2.731cm"/>
    </style:style>
    <style:style style:name="co19" style:family="table-column">
      <style:table-column-properties fo:break-before="auto" style:column-width="2.595cm"/>
    </style:style>
    <style:style style:name="co20" style:family="table-column">
      <style:table-column-properties fo:break-before="auto" style:column-width="1.669cm"/>
    </style:style>
    <style:style style:name="co21" style:family="table-column">
      <style:table-column-properties fo:break-before="auto" style:column-width="1.859cm"/>
    </style:style>
    <style:style style:name="co22" style:family="table-column">
      <style:table-column-properties fo:break-before="auto" style:column-width="3.549cm"/>
    </style:style>
    <style:style style:name="co2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2004temp_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1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9" table:default-cell-style-name="Default"/>
        <table:table-column table:style-name="co21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DO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ADN</text:p>
          </table:table-cell>
          <table:table-cell office:value-type="string" calcext:value-type="string">
            <text:p>TMAX_AIR</text:p>
          </table:table-cell>
          <table:table-cell office:value-type="string" calcext:value-type="string">
            <text:p>TMIN_AIR</text:p>
          </table:table-cell>
          <table:table-cell office:value-type="string" calcext:value-type="string">
            <text:p>HMAX_AIR</text:p>
          </table:table-cell>
          <table:table-cell office:value-type="string" calcext:value-type="string">
            <text:p>HMIN_AIR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PRECN</text:p>
          </table:table-cell>
          <table:table-cell office:value-type="string" calcext:value-type="string">
            <text:p>TMAX_SOIL_1</text:p>
          </table:table-cell>
          <table:table-cell office:value-type="string" calcext:value-type="string">
            <text:p>TMIN_SOIL_1</text:p>
          </table:table-cell>
          <table:table-cell office:value-type="string" calcext:value-type="string">
            <text:p>TMAX_SOIL_2</text:p>
          </table:table-cell>
          <table:table-cell office:value-type="string" calcext:value-type="string">
            <text:p>TMIN_SOIL_2</text:p>
          </table:table-cell>
          <table:table-cell office:value-type="string" calcext:value-type="string">
            <text:p>TMAX_SOIL_3</text:p>
          </table:table-cell>
          <table:table-cell office:value-type="string" calcext:value-type="string">
            <text:p>TMIN_SOIL_3</text:p>
          </table:table-cell>
          <table:table-cell office:value-type="string" calcext:value-type="string">
            <text:p>TMAX_SOIL_4</text:p>
          </table:table-cell>
          <table:table-cell office:value-type="string" calcext:value-type="string">
            <text:p>TMIN_SOIL_4</text:p>
          </table:table-cell>
          <table:table-cell office:value-type="string" calcext:value-type="string">
            <text:p>TMAX_SOIL_5</text:p>
          </table:table-cell>
          <table:table-cell office:value-type="string" calcext:value-type="string">
            <text:p>TMIN_SOIL_5</text:p>
          </table:table-cell>
          <table:table-cell office:value-type="string" calcext:value-type="string">
            <text:p>TMAX_SOIL_6</text:p>
          </table:table-cell>
          <table:table-cell office:value-type="string" calcext:value-type="string">
            <text:p>TMIN_SOIL_6</text:p>
          </table:table-cell>
          <table:table-cell office:value-type="string" calcext:value-type="string">
            <text:p>TMAX_SOIL_7</text:p>
          </table:table-cell>
          <table:table-cell office:value-type="string" calcext:value-type="string">
            <text:p>TMIN_SOIL_7</text:p>
          </table:table-cell>
          <table:table-cell office:value-type="string" calcext:value-type="string">
            <text:p>TMAX_SOIL_8</text:p>
          </table:table-cell>
          <table:table-cell office:value-type="string" calcext:value-type="string">
            <text:p>TMIN_SOIL_8</text:p>
          </table:table-cell>
          <table:table-cell office:value-type="string" calcext:value-type="string">
            <text:p>TMAX_SOIL_9</text:p>
          </table:table-cell>
          <table:table-cell office:value-type="string" calcext:value-type="string">
            <text:p>TMIN_SOIL_9</text:p>
          </table:table-cell>
          <table:table-cell office:value-type="string" calcext:value-type="string">
            <text:p>TMAX_SOIL_10</text:p>
          </table:table-cell>
          <table:table-cell office:value-type="string" calcext:value-type="string">
            <text:p>TMIN_SOIL_10</text:p>
          </table:table-cell>
          <table:table-cell office:value-type="string" calcext:value-type="string">
            <text:p>TMAX_SOIL_11</text:p>
          </table:table-cell>
          <table:table-cell office:value-type="string" calcext:value-type="string">
            <text:p>TMIN_SOIL_11</text:p>
          </table:table-cell>
          <table:table-cell office:value-type="string" calcext:value-type="string">
            <text:p>TMAX_SOIL_12</text:p>
          </table:table-cell>
          <table:table-cell office:value-type="string" calcext:value-type="string">
            <text:p>TMIN_SOIL_12</text:p>
          </table:table-cell>
          <table:table-cell office:value-type="string" calcext:value-type="string">
            <text:p>TMAX_SOIL_13</text:p>
          </table:table-cell>
          <table:table-cell office:value-type="string" calcext:value-type="string">
            <text:p>TMIN_SOIL_13</text:p>
          </table:table-cell>
          <table:table-cell office:value-type="string" calcext:value-type="string">
            <text:p>TMAX_SOIL_14</text:p>
          </table:table-cell>
          <table:table-cell office:value-type="string" calcext:value-type="string">
            <text:p>TMIN_SOIL_14</text:p>
          </table:table-cell>
          <table:table-cell office:value-type="string" calcext:value-type="string">
            <text:p>TMAX_LITTER</text:p>
          </table:table-cell>
          <table:table-cell office:value-type="string" calcext:value-type="string">
            <text:p>TMIN_LITTER</text:p>
          </table:table-cell>
          <table:table-cell office:value-type="string" calcext:value-type="string">
            <text:p>ECND_1</text:p>
          </table:table-cell>
          <table:table-cell office:value-type="string" calcext:value-type="string">
            <text:p>ECND_2</text:p>
          </table:table-cell>
          <table:table-cell office:value-type="string" calcext:value-type="string">
            <text:p>ECND_3</text:p>
          </table:table-cell>
          <table:table-cell office:value-type="string" calcext:value-type="string">
            <text:p>ECND_4</text:p>
          </table:table-cell>
          <table:table-cell office:value-type="string" calcext:value-type="string">
            <text:p>ECND_5</text:p>
          </table:table-cell>
          <table:table-cell office:value-type="string" calcext:value-type="string">
            <text:p>ECND_6</text:p>
          </table:table-cell>
          <table:table-cell office:value-type="string" calcext:value-type="string">
            <text:p>ECND_7</text:p>
          </table:table-cell>
          <table:table-cell office:value-type="string" calcext:value-type="string">
            <text:p>ECND_8</text:p>
          </table:table-cell>
          <table:table-cell office:value-type="string" calcext:value-type="string">
            <text:p>ECND_9</text:p>
          </table:table-cell>
          <table:table-cell office:value-type="string" calcext:value-type="string">
            <text:p>ECND_10</text:p>
          </table:table-cell>
          <table:table-cell office:value-type="string" calcext:value-type="string">
            <text:p>ECND_11</text:p>
          </table:table-cell>
          <table:table-cell office:value-type="string" calcext:value-type="string">
            <text:p>ECND_12</text:p>
          </table:table-cell>
          <table:table-cell office:value-type="string" calcext:value-type="string">
            <text:p>TTL_SALT_DISCH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2004" calcext:value-type="float">
            <text:p>1012004</text:p>
          </table:table-cell>
          <table:table-cell office:value-type="float" office:value="8.512411" calcext:value-type="float">
            <text:p>8.512411</text:p>
          </table:table-cell>
          <table:table-cell office:value-type="float" office:value="12.23" calcext:value-type="float">
            <text:p>12.23</text:p>
          </table:table-cell>
          <table:table-cell office:value-type="float" office:value="-2.64" calcext:value-type="float">
            <text:p>-2.64</text:p>
          </table:table-cell>
          <table:table-cell office:value-type="float" office:value="0.7797037" calcext:value-type="float">
            <text:p>0.7797037</text:p>
          </table:table-cell>
          <table:table-cell office:value-type="float" office:value="0.4451306" calcext:value-type="float">
            <text:p>0.4451306</text:p>
          </table:table-cell>
          <table:table-cell office:value-type="float" office:value="192.168" calcext:value-type="float">
            <text:p>192.168</text:p>
          </table:table-cell>
          <table:table-cell office:value-type="float" office:value="0" calcext:value-type="float">
            <text:p>0</text:p>
          </table:table-cell>
          <table:table-cell office:value-type="float" office:value="7.314606" calcext:value-type="float">
            <text:p>7.314606</text:p>
          </table:table-cell>
          <table:table-cell office:value-type="float" office:value="-1.306122" calcext:value-type="float">
            <text:p>-1.306122</text:p>
          </table:table-cell>
          <table:table-cell office:value-type="float" office:value="4.957001" calcext:value-type="float">
            <text:p>4.957001</text:p>
          </table:table-cell>
          <table:table-cell office:value-type="float" office:value="-0.1522217" calcext:value-type="float">
            <text:p>-0.1522217</text:p>
          </table:table-cell>
          <table:table-cell office:value-type="float" office:value="3.640106" calcext:value-type="float">
            <text:p>3.640106</text:p>
          </table:table-cell>
          <table:table-cell office:value-type="float" office:value="0.3479919" calcext:value-type="float">
            <text:p>0.3479919</text:p>
          </table:table-cell>
          <table:table-cell office:value-type="float" office:value="2.903595" calcext:value-type="float">
            <text:p>2.903595</text:p>
          </table:table-cell>
          <table:table-cell office:value-type="float" office:value="0.8602295" calcext:value-type="float">
            <text:p>0.8602295</text:p>
          </table:table-cell>
          <table:table-cell office:value-type="float" office:value="2.628967" calcext:value-type="float">
            <text:p>2.628967</text:p>
          </table:table-cell>
          <table:table-cell office:value-type="float" office:value="1.241211" calcext:value-type="float">
            <text:p>1.241211</text:p>
          </table:table-cell>
          <table:table-cell office:value-type="float" office:value="2.550842" calcext:value-type="float">
            <text:p>2.550842</text:p>
          </table:table-cell>
          <table:table-cell office:value-type="float" office:value="1.702972" calcext:value-type="float">
            <text:p>1.702972</text:p>
          </table:table-cell>
          <table:table-cell office:value-type="float" office:value="2.695953" calcext:value-type="float">
            <text:p>2.695953</text:p>
          </table:table-cell>
          <table:table-cell office:value-type="float" office:value="2.194611" calcext:value-type="float">
            <text:p>2.194611</text:p>
          </table:table-cell>
          <table:table-cell office:value-type="float" office:value="3.071259" calcext:value-type="float">
            <text:p>3.071259</text:p>
          </table:table-cell>
          <table:table-cell office:value-type="float" office:value="2.988983" calcext:value-type="float">
            <text:p>2.988983</text:p>
          </table:table-cell>
          <table:table-cell office:value-type="float" office:value="4.405396" calcext:value-type="float">
            <text:p>4.405396</text:p>
          </table:table-cell>
          <table:table-cell office:value-type="float" office:value="4.383545" calcext:value-type="float">
            <text:p>4.383545</text:p>
          </table:table-cell>
          <table:table-cell office:value-type="float" office:value="6.141846" calcext:value-type="float">
            <text:p>6.141846</text:p>
          </table:table-cell>
          <table:table-cell office:value-type="float" office:value="6.075378" calcext:value-type="float">
            <text:p>6.075378</text:p>
          </table:table-cell>
          <table:table-cell office:value-type="float" office:value="7.519379" calcext:value-type="float">
            <text:p>7.519379</text:p>
          </table:table-cell>
          <table:table-cell office:value-type="float" office:value="7.429718" calcext:value-type="float">
            <text:p>7.429718</text:p>
          </table:table-cell>
          <table:table-cell office:value-type="float" office:value="8.671661" calcext:value-type="float">
            <text:p>8.671661</text:p>
          </table:table-cell>
          <table:table-cell office:value-type="float" office:value="8.568024" calcext:value-type="float">
            <text:p>8.568024</text:p>
          </table:table-cell>
          <table:table-cell office:value-type="float" office:value="9.567902" calcext:value-type="float">
            <text:p>9.567902</text:p>
          </table:table-cell>
          <table:table-cell office:value-type="float" office:value="9.462036" calcext:value-type="float">
            <text:p>9.462036</text:p>
          </table:table-cell>
          <table:table-cell office:value-type="float" office:value="9.997375" calcext:value-type="float">
            <text:p>9.997375</text:p>
          </table:table-cell>
          <table:table-cell office:value-type="float" office:value="9.890625" calcext:value-type="float">
            <text:p>9.890625</text:p>
          </table:table-cell>
          <table:table-cell office:value-type="float" office:value="14.35547" calcext:value-type="float">
            <text:p>14.35547</text:p>
          </table:table-cell>
          <table:table-cell office:value-type="float" office:value="-4.604706" calcext:value-type="float">
            <text:p>-4.60470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2004" calcext:value-type="float">
            <text:p>2012004</text:p>
          </table:table-cell>
          <table:table-cell office:value-type="float" office:value="7.530798" calcext:value-type="float">
            <text:p>7.530798</text:p>
          </table:table-cell>
          <table:table-cell office:value-type="float" office:value="15.72" calcext:value-type="float">
            <text:p>15.72</text:p>
          </table:table-cell>
          <table:table-cell office:value-type="float" office:value="-1.98" calcext:value-type="float">
            <text:p>-1.98</text:p>
          </table:table-cell>
          <table:table-cell office:value-type="float" office:value="0.8742267" calcext:value-type="float">
            <text:p>0.8742267</text:p>
          </table:table-cell>
          <table:table-cell office:value-type="float" office:value="0.4671238" calcext:value-type="float">
            <text:p>0.4671238</text:p>
          </table:table-cell>
          <table:table-cell office:value-type="float" office:value="296.928" calcext:value-type="float">
            <text:p>296.928</text:p>
          </table:table-cell>
          <table:table-cell office:value-type="float" office:value="0" calcext:value-type="float">
            <text:p>0</text:p>
          </table:table-cell>
          <table:table-cell office:value-type="float" office:value="10.75226" calcext:value-type="float">
            <text:p>10.75226</text:p>
          </table:table-cell>
          <table:table-cell office:value-type="float" office:value="-0.2423096" calcext:value-type="float">
            <text:p>-0.2423096</text:p>
          </table:table-cell>
          <table:table-cell office:value-type="float" office:value="7.479523" calcext:value-type="float">
            <text:p>7.479523</text:p>
          </table:table-cell>
          <table:table-cell office:value-type="float" office:value="0.4771729" calcext:value-type="float">
            <text:p>0.4771729</text:p>
          </table:table-cell>
          <table:table-cell office:value-type="float" office:value="5.571991" calcext:value-type="float">
            <text:p>5.571991</text:p>
          </table:table-cell>
          <table:table-cell office:value-type="float" office:value="1.019592" calcext:value-type="float">
            <text:p>1.019592</text:p>
          </table:table-cell>
          <table:table-cell office:value-type="float" office:value="4.391235" calcext:value-type="float">
            <text:p>4.391235</text:p>
          </table:table-cell>
          <table:table-cell office:value-type="float" office:value="1.522278" calcext:value-type="float">
            <text:p>1.522278</text:p>
          </table:table-cell>
          <table:table-cell office:value-type="float" office:value="3.844635" calcext:value-type="float">
            <text:p>3.844635</text:p>
          </table:table-cell>
          <table:table-cell office:value-type="float" office:value="1.869659" calcext:value-type="float">
            <text:p>1.869659</text:p>
          </table:table-cell>
          <table:table-cell office:value-type="float" office:value="3.487366" calcext:value-type="float">
            <text:p>3.487366</text:p>
          </table:table-cell>
          <table:table-cell office:value-type="float" office:value="2.265045" calcext:value-type="float">
            <text:p>2.265045</text:p>
          </table:table-cell>
          <table:table-cell office:value-type="float" office:value="3.379333" calcext:value-type="float">
            <text:p>3.379333</text:p>
          </table:table-cell>
          <table:table-cell office:value-type="float" office:value="2.626923" calcext:value-type="float">
            <text:p>2.626923</text:p>
          </table:table-cell>
          <table:table-cell office:value-type="float" office:value="3.381927" calcext:value-type="float">
            <text:p>3.381927</text:p>
          </table:table-cell>
          <table:table-cell office:value-type="float" office:value="3.075256" calcext:value-type="float">
            <text:p>3.075256</text:p>
          </table:table-cell>
          <table:table-cell office:value-type="float" office:value="4.427948" calcext:value-type="float">
            <text:p>4.427948</text:p>
          </table:table-cell>
          <table:table-cell office:value-type="float" office:value="4.383728" calcext:value-type="float">
            <text:p>4.383728</text:p>
          </table:table-cell>
          <table:table-cell office:value-type="float" office:value="6.074707" calcext:value-type="float">
            <text:p>6.074707</text:p>
          </table:table-cell>
          <table:table-cell office:value-type="float" office:value="6.019531" calcext:value-type="float">
            <text:p>6.019531</text:p>
          </table:table-cell>
          <table:table-cell office:value-type="float" office:value="7.428772" calcext:value-type="float">
            <text:p>7.428772</text:p>
          </table:table-cell>
          <table:table-cell office:value-type="float" office:value="7.344238" calcext:value-type="float">
            <text:p>7.344238</text:p>
          </table:table-cell>
          <table:table-cell office:value-type="float" office:value="8.567017" calcext:value-type="float">
            <text:p>8.567017</text:p>
          </table:table-cell>
          <table:table-cell office:value-type="float" office:value="8.468414" calcext:value-type="float">
            <text:p>8.468414</text:p>
          </table:table-cell>
          <table:table-cell office:value-type="float" office:value="9.460876" calcext:value-type="float">
            <text:p>9.460876</text:p>
          </table:table-cell>
          <table:table-cell office:value-type="float" office:value="9.351685" calcext:value-type="float">
            <text:p>9.351685</text:p>
          </table:table-cell>
          <table:table-cell office:value-type="float" office:value="9.889496" calcext:value-type="float">
            <text:p>9.889496</text:p>
          </table:table-cell>
          <table:table-cell office:value-type="float" office:value="9.783325" calcext:value-type="float">
            <text:p>9.783325</text:p>
          </table:table-cell>
          <table:table-cell office:value-type="float" office:value="22.08496" calcext:value-type="float">
            <text:p>22.08496</text:p>
          </table:table-cell>
          <table:table-cell office:value-type="float" office:value="-2.930603" calcext:value-type="float">
            <text:p>-2.93060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12004" calcext:value-type="float">
            <text:p>3012004</text:p>
          </table:table-cell>
          <table:table-cell office:value-type="float" office:value="1.29348" calcext:value-type="float">
            <text:p>1.29348</text:p>
          </table:table-cell>
          <table:table-cell office:value-type="float" office:value="-3.02" calcext:value-type="float">
            <text:p>-3.02</text:p>
          </table:table-cell>
          <table:table-cell office:value-type="float" office:value="-7.85" calcext:value-type="float">
            <text:p>-7.85</text:p>
          </table:table-cell>
          <table:table-cell office:value-type="float" office:value="0.4328951" calcext:value-type="float">
            <text:p>0.4328951</text:p>
          </table:table-cell>
          <table:table-cell office:value-type="float" office:value="0.3016447" calcext:value-type="float">
            <text:p>0.3016447</text:p>
          </table:table-cell>
          <table:table-cell office:value-type="float" office:value="441.036" calcext:value-type="float">
            <text:p>441.036</text:p>
          </table:table-cell>
          <table:table-cell office:value-type="float" office:value="0" calcext:value-type="float">
            <text:p>0</text:p>
          </table:table-cell>
          <table:table-cell office:value-type="float" office:value="0.66922" calcext:value-type="float">
            <text:p>0.66922</text:p>
          </table:table-cell>
          <table:table-cell office:value-type="float" office:value="-3.516235" calcext:value-type="float">
            <text:p>-3.516235</text:p>
          </table:table-cell>
          <table:table-cell office:value-type="float" office:value="2.104553" calcext:value-type="float">
            <text:p>2.104553</text:p>
          </table:table-cell>
          <table:table-cell office:value-type="float" office:value="-0.4787598" calcext:value-type="float">
            <text:p>-0.4787598</text:p>
          </table:table-cell>
          <table:table-cell office:value-type="float" office:value="3.013214" calcext:value-type="float">
            <text:p>3.013214</text:p>
          </table:table-cell>
          <table:table-cell office:value-type="float" office:value="0.2268066" calcext:value-type="float">
            <text:p>0.2268066</text:p>
          </table:table-cell>
          <table:table-cell office:value-type="float" office:value="3.460602" calcext:value-type="float">
            <text:p>3.460602</text:p>
          </table:table-cell>
          <table:table-cell office:value-type="float" office:value="0.9552612" calcext:value-type="float">
            <text:p>0.9552612</text:p>
          </table:table-cell>
          <table:table-cell office:value-type="float" office:value="3.526276" calcext:value-type="float">
            <text:p>3.526276</text:p>
          </table:table-cell>
          <table:table-cell office:value-type="float" office:value="1.48587" calcext:value-type="float">
            <text:p>1.48587</text:p>
          </table:table-cell>
          <table:table-cell office:value-type="float" office:value="3.484467" calcext:value-type="float">
            <text:p>3.484467</text:p>
          </table:table-cell>
          <table:table-cell office:value-type="float" office:value="2.121216" calcext:value-type="float">
            <text:p>2.121216</text:p>
          </table:table-cell>
          <table:table-cell office:value-type="float" office:value="3.424438" calcext:value-type="float">
            <text:p>3.424438</text:p>
          </table:table-cell>
          <table:table-cell office:value-type="float" office:value="2.696716" calcext:value-type="float">
            <text:p>2.696716</text:p>
          </table:table-cell>
          <table:table-cell office:value-type="float" office:value="3.580597" calcext:value-type="float">
            <text:p>3.580597</text:p>
          </table:table-cell>
          <table:table-cell office:value-type="float" office:value="3.388702" calcext:value-type="float">
            <text:p>3.388702</text:p>
          </table:table-cell>
          <table:table-cell office:value-type="float" office:value="4.539062" calcext:value-type="float">
            <text:p>4.539062</text:p>
          </table:table-cell>
          <table:table-cell office:value-type="float" office:value="4.428955" calcext:value-type="float">
            <text:p>4.428955</text:p>
          </table:table-cell>
          <table:table-cell office:value-type="float" office:value="6.019104" calcext:value-type="float">
            <text:p>6.019104</text:p>
          </table:table-cell>
          <table:table-cell office:value-type="float" office:value="5.989807" calcext:value-type="float">
            <text:p>5.989807</text:p>
          </table:table-cell>
          <table:table-cell office:value-type="float" office:value="7.343414" calcext:value-type="float">
            <text:p>7.343414</text:p>
          </table:table-cell>
          <table:table-cell office:value-type="float" office:value="7.267639" calcext:value-type="float">
            <text:p>7.267639</text:p>
          </table:table-cell>
          <table:table-cell office:value-type="float" office:value="8.467377" calcext:value-type="float">
            <text:p>8.467377</text:p>
          </table:table-cell>
          <table:table-cell office:value-type="float" office:value="8.370605" calcext:value-type="float">
            <text:p>8.370605</text:p>
          </table:table-cell>
          <table:table-cell office:value-type="float" office:value="9.350555" calcext:value-type="float">
            <text:p>9.350555</text:p>
          </table:table-cell>
          <table:table-cell office:value-type="float" office:value="9.244904" calcext:value-type="float">
            <text:p>9.244904</text:p>
          </table:table-cell>
          <table:table-cell office:value-type="float" office:value="9.782227" calcext:value-type="float">
            <text:p>9.782227</text:p>
          </table:table-cell>
          <table:table-cell office:value-type="float" office:value="9.678101" calcext:value-type="float">
            <text:p>9.678101</text:p>
          </table:table-cell>
          <table:table-cell office:value-type="float" office:value="-3.160339" calcext:value-type="float">
            <text:p>-3.160339</text:p>
          </table:table-cell>
          <table:table-cell office:value-type="float" office:value="-9.625519" calcext:value-type="float">
            <text:p>-9.62551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2004" calcext:value-type="float">
            <text:p>4012004</text:p>
          </table:table-cell>
          <table:table-cell office:value-type="float" office:value="5.350843" calcext:value-type="float">
            <text:p>5.350843</text:p>
          </table:table-cell>
          <table:table-cell office:value-type="float" office:value="-8.42" calcext:value-type="float">
            <text:p>-8.42</text:p>
          </table:table-cell>
          <table:table-cell office:value-type="float" office:value="-13.28" calcext:value-type="float">
            <text:p>-13.28</text:p>
          </table:table-cell>
          <table:table-cell office:value-type="float" office:value="0.288804" calcext:value-type="float">
            <text:p>0.288804</text:p>
          </table:table-cell>
          <table:table-cell office:value-type="float" office:value="0.1977682" calcext:value-type="float">
            <text:p>0.1977682</text:p>
          </table:table-cell>
          <table:table-cell office:value-type="float" office:value="536.58" calcext:value-type="float">
            <text:p>536.58</text:p>
          </table:table-cell>
          <table:table-cell office:value-type="float" office:value="0" calcext:value-type="float">
            <text:p>0</text:p>
          </table:table-cell>
          <table:table-cell office:value-type="float" office:value="-0.7667236" calcext:value-type="float">
            <text:p>-0.7667236</text:p>
          </table:table-cell>
          <table:table-cell office:value-type="float" office:value="-5.794525" calcext:value-type="float">
            <text:p>-5.794525</text:p>
          </table:table-cell>
          <table:table-cell office:value-type="float" office:value="-0.3635864" calcext:value-type="float">
            <text:p>-0.3635864</text:p>
          </table:table-cell>
          <table:table-cell office:value-type="float" office:value="-1.570435" calcext:value-type="float">
            <text:p>-1.570435</text:p>
          </table:table-cell>
          <table:table-cell office:value-type="float" office:value="0.21698" calcext:value-type="float">
            <text:p>0.21698</text:p>
          </table:table-cell>
          <table:table-cell office:value-type="float" office:value="-0.184082" calcext:value-type="float">
            <text:p>-0.184082</text:p>
          </table:table-cell>
          <table:table-cell office:value-type="float" office:value="0.9455261" calcext:value-type="float">
            <text:p>0.9455261</text:p>
          </table:table-cell>
          <table:table-cell office:value-type="float" office:value="0.4588928" calcext:value-type="float">
            <text:p>0.4588928</text:p>
          </table:table-cell>
          <table:table-cell office:value-type="float" office:value="1.476135" calcext:value-type="float">
            <text:p>1.476135</text:p>
          </table:table-cell>
          <table:table-cell office:value-type="float" office:value="0.9494324" calcext:value-type="float">
            <text:p>0.9494324</text:p>
          </table:table-cell>
          <table:table-cell office:value-type="float" office:value="2.111786" calcext:value-type="float">
            <text:p>2.111786</text:p>
          </table:table-cell>
          <table:table-cell office:value-type="float" office:value="1.555267" calcext:value-type="float">
            <text:p>1.555267</text:p>
          </table:table-cell>
          <table:table-cell office:value-type="float" office:value="2.689209" calcext:value-type="float">
            <text:p>2.689209</text:p>
          </table:table-cell>
          <table:table-cell office:value-type="float" office:value="2.189636" calcext:value-type="float">
            <text:p>2.189636</text:p>
          </table:table-cell>
          <table:table-cell office:value-type="float" office:value="3.497925" calcext:value-type="float">
            <text:p>3.497925</text:p>
          </table:table-cell>
          <table:table-cell office:value-type="float" office:value="3.168671" calcext:value-type="float">
            <text:p>3.168671</text:p>
          </table:table-cell>
          <table:table-cell office:value-type="float" office:value="4.545044" calcext:value-type="float">
            <text:p>4.545044</text:p>
          </table:table-cell>
          <table:table-cell office:value-type="float" office:value="4.504791" calcext:value-type="float">
            <text:p>4.504791</text:p>
          </table:table-cell>
          <table:table-cell office:value-type="float" office:value="5.989594" calcext:value-type="float">
            <text:p>5.989594</text:p>
          </table:table-cell>
          <table:table-cell office:value-type="float" office:value="5.964844" calcext:value-type="float">
            <text:p>5.964844</text:p>
          </table:table-cell>
          <table:table-cell office:value-type="float" office:value="7.266907" calcext:value-type="float">
            <text:p>7.266907</text:p>
          </table:table-cell>
          <table:table-cell office:value-type="float" office:value="7.201141" calcext:value-type="float">
            <text:p>7.201141</text:p>
          </table:table-cell>
          <table:table-cell office:value-type="float" office:value="8.369598" calcext:value-type="float">
            <text:p>8.369598</text:p>
          </table:table-cell>
          <table:table-cell office:value-type="float" office:value="8.276886" calcext:value-type="float">
            <text:p>8.276886</text:p>
          </table:table-cell>
          <table:table-cell office:value-type="float" office:value="9.243805" calcext:value-type="float">
            <text:p>9.243805</text:p>
          </table:table-cell>
          <table:table-cell office:value-type="float" office:value="9.141235" calcext:value-type="float">
            <text:p>9.141235</text:p>
          </table:table-cell>
          <table:table-cell office:value-type="float" office:value="9.677002" calcext:value-type="float">
            <text:p>9.677002</text:p>
          </table:table-cell>
          <table:table-cell office:value-type="float" office:value="9.575256" calcext:value-type="float">
            <text:p>9.575256</text:p>
          </table:table-cell>
          <table:table-cell office:value-type="float" office:value="-1.329987" calcext:value-type="float">
            <text:p>-1.329987</text:p>
          </table:table-cell>
          <table:table-cell office:value-type="float" office:value="-13.97137" calcext:value-type="float">
            <text:p>-13.9713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12004" calcext:value-type="float">
            <text:p>5012004</text:p>
          </table:table-cell>
          <table:table-cell office:value-type="float" office:value="8.334491" calcext:value-type="float">
            <text:p>8.334491</text:p>
          </table:table-cell>
          <table:table-cell office:value-type="float" office:value="-14.8" calcext:value-type="float">
            <text:p>-14.8</text:p>
          </table:table-cell>
          <table:table-cell office:value-type="float" office:value="-22.49" calcext:value-type="float">
            <text:p>-22.49</text:p>
          </table:table-cell>
          <table:table-cell office:value-type="float" office:value="0.175168" calcext:value-type="float">
            <text:p>0.175168</text:p>
          </table:table-cell>
          <table:table-cell office:value-type="float" office:value="0.09268866" calcext:value-type="float">
            <text:p>0.09268866</text:p>
          </table:table-cell>
          <table:table-cell office:value-type="float" office:value="348.912" calcext:value-type="float">
            <text:p>348.912</text:p>
          </table:table-cell>
          <table:table-cell office:value-type="float" office:value="0" calcext:value-type="float">
            <text:p>0</text:p>
          </table:table-cell>
          <table:table-cell office:value-type="float" office:value="-2.141449" calcext:value-type="float">
            <text:p>-2.141449</text:p>
          </table:table-cell>
          <table:table-cell office:value-type="float" office:value="-9.493408" calcext:value-type="float">
            <text:p>-9.493408</text:p>
          </table:table-cell>
          <table:table-cell office:value-type="float" office:value="-1.591339" calcext:value-type="float">
            <text:p>-1.591339</text:p>
          </table:table-cell>
          <table:table-cell office:value-type="float" office:value="-3.763031" calcext:value-type="float">
            <text:p>-3.763031</text:p>
          </table:table-cell>
          <table:table-cell office:value-type="float" office:value="-0.1902771" calcext:value-type="float">
            <text:p>-0.1902771</text:p>
          </table:table-cell>
          <table:table-cell office:value-type="float" office:value="-0.7103271" calcext:value-type="float">
            <text:p>-0.7103271</text:p>
          </table:table-cell>
          <table:table-cell office:value-type="float" office:value="0.4539185" calcext:value-type="float">
            <text:p>0.4539185</text:p>
          </table:table-cell>
          <table:table-cell office:value-type="float" office:value="0.0009460449" calcext:value-type="float">
            <text:p>0.0009460449</text:p>
          </table:table-cell>
          <table:table-cell office:value-type="float" office:value="0.9449463" calcext:value-type="float">
            <text:p>0.9449463</text:p>
          </table:table-cell>
          <table:table-cell office:value-type="float" office:value="0.5415039" calcext:value-type="float">
            <text:p>0.5415039</text:p>
          </table:table-cell>
          <table:table-cell office:value-type="float" office:value="1.551086" calcext:value-type="float">
            <text:p>1.551086</text:p>
          </table:table-cell>
          <table:table-cell office:value-type="float" office:value="1.193146" calcext:value-type="float">
            <text:p>1.193146</text:p>
          </table:table-cell>
          <table:table-cell office:value-type="float" office:value="2.185791" calcext:value-type="float">
            <text:p>2.185791</text:p>
          </table:table-cell>
          <table:table-cell office:value-type="float" office:value="1.857239" calcext:value-type="float">
            <text:p>1.857239</text:p>
          </table:table-cell>
          <table:table-cell office:value-type="float" office:value="3.165497" calcext:value-type="float">
            <text:p>3.165497</text:p>
          </table:table-cell>
          <table:table-cell office:value-type="float" office:value="2.882202" calcext:value-type="float">
            <text:p>2.882202</text:p>
          </table:table-cell>
          <table:table-cell office:value-type="float" office:value="4.503784" calcext:value-type="float">
            <text:p>4.503784</text:p>
          </table:table-cell>
          <table:table-cell office:value-type="float" office:value="4.379425" calcext:value-type="float">
            <text:p>4.379425</text:p>
          </table:table-cell>
          <table:table-cell office:value-type="float" office:value="5.964478" calcext:value-type="float">
            <text:p>5.964478</text:p>
          </table:table-cell>
          <table:table-cell office:value-type="float" office:value="5.916046" calcext:value-type="float">
            <text:p>5.916046</text:p>
          </table:table-cell>
          <table:table-cell office:value-type="float" office:value="7.20047" calcext:value-type="float">
            <text:p>7.20047</text:p>
          </table:table-cell>
          <table:table-cell office:value-type="float" office:value="7.135651" calcext:value-type="float">
            <text:p>7.135651</text:p>
          </table:table-cell>
          <table:table-cell office:value-type="float" office:value="8.275909" calcext:value-type="float">
            <text:p>8.275909</text:p>
          </table:table-cell>
          <table:table-cell office:value-type="float" office:value="8.187805" calcext:value-type="float">
            <text:p>8.187805</text:p>
          </table:table-cell>
          <table:table-cell office:value-type="float" office:value="9.140167" calcext:value-type="float">
            <text:p>9.140167</text:p>
          </table:table-cell>
          <table:table-cell office:value-type="float" office:value="9.040527" calcext:value-type="float">
            <text:p>9.040527</text:p>
          </table:table-cell>
          <table:table-cell office:value-type="float" office:value="9.574219" calcext:value-type="float">
            <text:p>9.574219</text:p>
          </table:table-cell>
          <table:table-cell office:value-type="float" office:value="9.474792" calcext:value-type="float">
            <text:p>9.474792</text:p>
          </table:table-cell>
          <table:table-cell office:value-type="float" office:value="-2.398438" calcext:value-type="float">
            <text:p>-2.398438</text:p>
          </table:table-cell>
          <table:table-cell office:value-type="float" office:value="-20.48555" calcext:value-type="float">
            <text:p>-20.4855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12004" calcext:value-type="float">
            <text:p>6012004</text:p>
          </table:table-cell>
          <table:table-cell office:value-type="float" office:value="9.74964" calcext:value-type="float">
            <text:p>9.74964</text:p>
          </table:table-cell>
          <table:table-cell office:value-type="float" office:value="-9.48" calcext:value-type="float">
            <text:p>-9.48</text:p>
          </table:table-cell>
          <table:table-cell office:value-type="float" office:value="-22.41" calcext:value-type="float">
            <text:p>-22.41</text:p>
          </table:table-cell>
          <table:table-cell office:value-type="float" office:value="0.2662276" calcext:value-type="float">
            <text:p>0.2662276</text:p>
          </table:table-cell>
          <table:table-cell office:value-type="float" office:value="0.09332308" calcext:value-type="float">
            <text:p>0.09332308</text:p>
          </table:table-cell>
          <table:table-cell office:value-type="float" office:value="188.748" calcext:value-type="float">
            <text:p>188.748</text:p>
          </table:table-cell>
          <table:table-cell office:value-type="float" office:value="0" calcext:value-type="float">
            <text:p>0</text:p>
          </table:table-cell>
          <table:table-cell office:value-type="float" office:value="0.8223572" calcext:value-type="float">
            <text:p>0.8223572</text:p>
          </table:table-cell>
          <table:table-cell office:value-type="float" office:value="-10.15482" calcext:value-type="float">
            <text:p>-10.15482</text:p>
          </table:table-cell>
          <table:table-cell office:value-type="float" office:value="-1.455933" calcext:value-type="float">
            <text:p>-1.455933</text:p>
          </table:table-cell>
          <table:table-cell office:value-type="float" office:value="-4.568176" calcext:value-type="float">
            <text:p>-4.568176</text:p>
          </table:table-cell>
          <table:table-cell office:value-type="float" office:value="-0.7247314" calcext:value-type="float">
            <text:p>-0.7247314</text:p>
          </table:table-cell>
          <table:table-cell office:value-type="float" office:value="-1.61441" calcext:value-type="float">
            <text:p>-1.61441</text:p>
          </table:table-cell>
          <table:table-cell office:value-type="float" office:value="-0.01028442" calcext:value-type="float">
            <text:p>-0.01028442</text:p>
          </table:table-cell>
          <table:table-cell office:value-type="float" office:value="-0.19104" calcext:value-type="float">
            <text:p>-0.19104</text:p>
          </table:table-cell>
          <table:table-cell office:value-type="float" office:value="0.5329895" calcext:value-type="float">
            <text:p>0.5329895</text:p>
          </table:table-cell>
          <table:table-cell office:value-type="float" office:value="0.2915344" calcext:value-type="float">
            <text:p>0.2915344</text:p>
          </table:table-cell>
          <table:table-cell office:value-type="float" office:value="1.187653" calcext:value-type="float">
            <text:p>1.187653</text:p>
          </table:table-cell>
          <table:table-cell office:value-type="float" office:value="0.900238" calcext:value-type="float">
            <text:p>0.900238</text:p>
          </table:table-cell>
          <table:table-cell office:value-type="float" office:value="1.853363" calcext:value-type="float">
            <text:p>1.853363</text:p>
          </table:table-cell>
          <table:table-cell office:value-type="float" office:value="1.564423" calcext:value-type="float">
            <text:p>1.564423</text:p>
          </table:table-cell>
          <table:table-cell office:value-type="float" office:value="2.879486" calcext:value-type="float">
            <text:p>2.879486</text:p>
          </table:table-cell>
          <table:table-cell office:value-type="float" office:value="2.620178" calcext:value-type="float">
            <text:p>2.620178</text:p>
          </table:table-cell>
          <table:table-cell office:value-type="float" office:value="4.377899" calcext:value-type="float">
            <text:p>4.377899</text:p>
          </table:table-cell>
          <table:table-cell office:value-type="float" office:value="4.221924" calcext:value-type="float">
            <text:p>4.221924</text:p>
          </table:table-cell>
          <table:table-cell office:value-type="float" office:value="5.915375" calcext:value-type="float">
            <text:p>5.915375</text:p>
          </table:table-cell>
          <table:table-cell office:value-type="float" office:value="5.841827" calcext:value-type="float">
            <text:p>5.841827</text:p>
          </table:table-cell>
          <table:table-cell office:value-type="float" office:value="7.134949" calcext:value-type="float">
            <text:p>7.134949</text:p>
          </table:table-cell>
          <table:table-cell office:value-type="float" office:value="7.064026" calcext:value-type="float">
            <text:p>7.064026</text:p>
          </table:table-cell>
          <table:table-cell office:value-type="float" office:value="8.18692" calcext:value-type="float">
            <text:p>8.18692</text:p>
          </table:table-cell>
          <table:table-cell office:value-type="float" office:value="8.100983" calcext:value-type="float">
            <text:p>8.100983</text:p>
          </table:table-cell>
          <table:table-cell office:value-type="float" office:value="9.03952" calcext:value-type="float">
            <text:p>9.03952</text:p>
          </table:table-cell>
          <table:table-cell office:value-type="float" office:value="8.942932" calcext:value-type="float">
            <text:p>8.942932</text:p>
          </table:table-cell>
          <table:table-cell office:value-type="float" office:value="9.473755" calcext:value-type="float">
            <text:p>9.473755</text:p>
          </table:table-cell>
          <table:table-cell office:value-type="float" office:value="9.37677" calcext:value-type="float">
            <text:p>9.37677</text:p>
          </table:table-cell>
          <table:table-cell office:value-type="float" office:value="2.459412" calcext:value-type="float">
            <text:p>2.459412</text:p>
          </table:table-cell>
          <table:table-cell office:value-type="float" office:value="-20.97267" calcext:value-type="float">
            <text:p>-20.9726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2004" calcext:value-type="float">
            <text:p>7012004</text:p>
          </table:table-cell>
          <table:table-cell office:value-type="float" office:value="7.464309" calcext:value-type="float">
            <text:p>7.464309</text:p>
          </table:table-cell>
          <table:table-cell office:value-type="float" office:value="-3.37" calcext:value-type="float">
            <text:p>-3.37</text:p>
          </table:table-cell>
          <table:table-cell office:value-type="float" office:value="-20.34" calcext:value-type="float">
            <text:p>-20.34</text:p>
          </table:table-cell>
          <table:table-cell office:value-type="float" office:value="0.4218938" calcext:value-type="float">
            <text:p>0.4218938</text:p>
          </table:table-cell>
          <table:table-cell office:value-type="float" office:value="0.1111744" calcext:value-type="float">
            <text:p>0.1111744</text:p>
          </table:table-cell>
          <table:table-cell office:value-type="float" office:value="204.948" calcext:value-type="float">
            <text:p>204.948</text:p>
          </table:table-cell>
          <table:table-cell office:value-type="float" office:value="0" calcext:value-type="float">
            <text:p>0</text:p>
          </table:table-cell>
          <table:table-cell office:value-type="float" office:value="1.28656" calcext:value-type="float">
            <text:p>1.28656</text:p>
          </table:table-cell>
          <table:table-cell office:value-type="float" office:value="-9.674347" calcext:value-type="float">
            <text:p>-9.674347</text:p>
          </table:table-cell>
          <table:table-cell office:value-type="float" office:value="-1.751709" calcext:value-type="float">
            <text:p>-1.751709</text:p>
          </table:table-cell>
          <table:table-cell office:value-type="float" office:value="-5.005188" calcext:value-type="float">
            <text:p>-5.005188</text:p>
          </table:table-cell>
          <table:table-cell office:value-type="float" office:value="-1.409912" calcext:value-type="float">
            <text:p>-1.409912</text:p>
          </table:table-cell>
          <table:table-cell office:value-type="float" office:value="-2.573425" calcext:value-type="float">
            <text:p>-2.573425</text:p>
          </table:table-cell>
          <table:table-cell office:value-type="float" office:value="-0.1957092" calcext:value-type="float">
            <text:p>-0.1957092</text:p>
          </table:table-cell>
          <table:table-cell office:value-type="float" office:value="-0.3640137" calcext:value-type="float">
            <text:p>-0.3640137</text:p>
          </table:table-cell>
          <table:table-cell office:value-type="float" office:value="0.2879028" calcext:value-type="float">
            <text:p>0.2879028</text:p>
          </table:table-cell>
          <table:table-cell office:value-type="float" office:value="0.1263123" calcext:value-type="float">
            <text:p>0.1263123</text:p>
          </table:table-cell>
          <table:table-cell office:value-type="float" office:value="0.8976746" calcext:value-type="float">
            <text:p>0.8976746</text:p>
          </table:table-cell>
          <table:table-cell office:value-type="float" office:value="0.7258606" calcext:value-type="float">
            <text:p>0.7258606</text:p>
          </table:table-cell>
          <table:table-cell office:value-type="float" office:value="1.562164" calcext:value-type="float">
            <text:p>1.562164</text:p>
          </table:table-cell>
          <table:table-cell office:value-type="float" office:value="1.366425" calcext:value-type="float">
            <text:p>1.366425</text:p>
          </table:table-cell>
          <table:table-cell office:value-type="float" office:value="2.617859" calcext:value-type="float">
            <text:p>2.617859</text:p>
          </table:table-cell>
          <table:table-cell office:value-type="float" office:value="2.404266" calcext:value-type="float">
            <text:p>2.404266</text:p>
          </table:table-cell>
          <table:table-cell office:value-type="float" office:value="4.220215" calcext:value-type="float">
            <text:p>4.220215</text:p>
          </table:table-cell>
          <table:table-cell office:value-type="float" office:value="4.056732" calcext:value-type="float">
            <text:p>4.056732</text:p>
          </table:table-cell>
          <table:table-cell office:value-type="float" office:value="5.840942" calcext:value-type="float">
            <text:p>5.840942</text:p>
          </table:table-cell>
          <table:table-cell office:value-type="float" office:value="5.74765" calcext:value-type="float">
            <text:p>5.74765</text:p>
          </table:table-cell>
          <table:table-cell office:value-type="float" office:value="7.063232" calcext:value-type="float">
            <text:p>7.063232</text:p>
          </table:table-cell>
          <table:table-cell office:value-type="float" office:value="6.983826" calcext:value-type="float">
            <text:p>6.983826</text:p>
          </table:table-cell>
          <table:table-cell office:value-type="float" office:value="8.100128" calcext:value-type="float">
            <text:p>8.100128</text:p>
          </table:table-cell>
          <table:table-cell office:value-type="float" office:value="8.014557" calcext:value-type="float">
            <text:p>8.014557</text:p>
          </table:table-cell>
          <table:table-cell office:value-type="float" office:value="8.941925" calcext:value-type="float">
            <text:p>8.941925</text:p>
          </table:table-cell>
          <table:table-cell office:value-type="float" office:value="8.847565" calcext:value-type="float">
            <text:p>8.847565</text:p>
          </table:table-cell>
          <table:table-cell office:value-type="float" office:value="9.375732" calcext:value-type="float">
            <text:p>9.375732</text:p>
          </table:table-cell>
          <table:table-cell office:value-type="float" office:value="9.280975" calcext:value-type="float">
            <text:p>9.280975</text:p>
          </table:table-cell>
          <table:table-cell office:value-type="float" office:value="5.226746" calcext:value-type="float">
            <text:p>5.226746</text:p>
          </table:table-cell>
          <table:table-cell office:value-type="float" office:value="-19.76993" calcext:value-type="float">
            <text:p>-19.7699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12004" calcext:value-type="float">
            <text:p>8012004</text:p>
          </table:table-cell>
          <table:table-cell office:value-type="float" office:value="7.611055" calcext:value-type="float">
            <text:p>7.611055</text:p>
          </table:table-cell>
          <table:table-cell office:value-type="float" office:value="-0.86" calcext:value-type="float">
            <text:p>-0.86</text:p>
          </table:table-cell>
          <table:table-cell office:value-type="float" office:value="-7.01" calcext:value-type="float">
            <text:p>-7.01</text:p>
          </table:table-cell>
          <table:table-cell office:value-type="float" office:value="0.5066902" calcext:value-type="float">
            <text:p>0.5066902</text:p>
          </table:table-cell>
          <table:table-cell office:value-type="float" office:value="0.321506" calcext:value-type="float">
            <text:p>0.321506</text:p>
          </table:table-cell>
          <table:table-cell office:value-type="float" office:value="236.916" calcext:value-type="float">
            <text:p>236.916</text:p>
          </table:table-cell>
          <table:table-cell office:value-type="float" office:value="0.3" calcext:value-type="float">
            <text:p>0.3</text:p>
          </table:table-cell>
          <table:table-cell office:value-type="float" office:value="3.059387" calcext:value-type="float">
            <text:p>3.059387</text:p>
          </table:table-cell>
          <table:table-cell office:value-type="float" office:value="-5.385742" calcext:value-type="float">
            <text:p>-5.385742</text:p>
          </table:table-cell>
          <table:table-cell office:value-type="float" office:value="-0.9491577" calcext:value-type="float">
            <text:p>-0.9491577</text:p>
          </table:table-cell>
          <table:table-cell office:value-type="float" office:value="-3.013489" calcext:value-type="float">
            <text:p>-3.013489</text:p>
          </table:table-cell>
          <table:table-cell office:value-type="float" office:value="-1.029999" calcext:value-type="float">
            <text:p>-1.029999</text:p>
          </table:table-cell>
          <table:table-cell office:value-type="float" office:value="-1.650543" calcext:value-type="float">
            <text:p>-1.650543</text:p>
          </table:table-cell>
          <table:table-cell office:value-type="float" office:value="-0.2684937" calcext:value-type="float">
            <text:p>-0.2684937</text:p>
          </table:table-cell>
          <table:table-cell office:value-type="float" office:value="-0.3348694" calcext:value-type="float">
            <text:p>-0.3348694</text:p>
          </table:table-cell>
          <table:table-cell office:value-type="float" office:value="0.1576233" calcext:value-type="float">
            <text:p>0.1576233</text:p>
          </table:table-cell>
          <table:table-cell office:value-type="float" office:value="0.09194946" calcext:value-type="float">
            <text:p>0.09194946</text:p>
          </table:table-cell>
          <table:table-cell office:value-type="float" office:value="0.7247925" calcext:value-type="float">
            <text:p>0.7247925</text:p>
          </table:table-cell>
          <table:table-cell office:value-type="float" office:value="0.6364441" calcext:value-type="float">
            <text:p>0.6364441</text:p>
          </table:table-cell>
          <table:table-cell office:value-type="float" office:value="1.365234" calcext:value-type="float">
            <text:p>1.365234</text:p>
          </table:table-cell>
          <table:table-cell office:value-type="float" office:value="1.25177" calcext:value-type="float">
            <text:p>1.25177</text:p>
          </table:table-cell>
          <table:table-cell office:value-type="float" office:value="2.402435" calcext:value-type="float">
            <text:p>2.402435</text:p>
          </table:table-cell>
          <table:table-cell office:value-type="float" office:value="2.250732" calcext:value-type="float">
            <text:p>2.250732</text:p>
          </table:table-cell>
          <table:table-cell office:value-type="float" office:value="4.055023" calcext:value-type="float">
            <text:p>4.055023</text:p>
          </table:table-cell>
          <table:table-cell office:value-type="float" office:value="3.902893" calcext:value-type="float">
            <text:p>3.902893</text:p>
          </table:table-cell>
          <table:table-cell office:value-type="float" office:value="5.746582" calcext:value-type="float">
            <text:p>5.746582</text:p>
          </table:table-cell>
          <table:table-cell office:value-type="float" office:value="5.641327" calcext:value-type="float">
            <text:p>5.641327</text:p>
          </table:table-cell>
          <table:table-cell office:value-type="float" office:value="6.982971" calcext:value-type="float">
            <text:p>6.982971</text:p>
          </table:table-cell>
          <table:table-cell office:value-type="float" office:value="6.895081" calcext:value-type="float">
            <text:p>6.895081</text:p>
          </table:table-cell>
          <table:table-cell office:value-type="float" office:value="8.013641" calcext:value-type="float">
            <text:p>8.013641</text:p>
          </table:table-cell>
          <table:table-cell office:value-type="float" office:value="7.926727" calcext:value-type="float">
            <text:p>7.926727</text:p>
          </table:table-cell>
          <table:table-cell office:value-type="float" office:value="8.846588" calcext:value-type="float">
            <text:p>8.846588</text:p>
          </table:table-cell>
          <table:table-cell office:value-type="float" office:value="8.754395" calcext:value-type="float">
            <text:p>8.754395</text:p>
          </table:table-cell>
          <table:table-cell office:value-type="float" office:value="9.280029" calcext:value-type="float">
            <text:p>9.280029</text:p>
          </table:table-cell>
          <table:table-cell office:value-type="float" office:value="9.187592" calcext:value-type="float">
            <text:p>9.187592</text:p>
          </table:table-cell>
          <table:table-cell office:value-type="float" office:value="7.648621" calcext:value-type="float">
            <text:p>7.648621</text:p>
          </table:table-cell>
          <table:table-cell office:value-type="float" office:value="-10.09" calcext:value-type="float">
            <text:p>-10.0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12004" calcext:value-type="float">
            <text:p>9012004</text:p>
          </table:table-cell>
          <table:table-cell office:value-type="float" office:value="5.392634" calcext:value-type="float">
            <text:p>5.392634</text:p>
          </table:table-cell>
          <table:table-cell office:value-type="float" office:value="-5.41" calcext:value-type="float">
            <text:p>-5.41</text:p>
          </table:table-cell>
          <table:table-cell office:value-type="float" office:value="-11.69" calcext:value-type="float">
            <text:p>-11.69</text:p>
          </table:table-cell>
          <table:table-cell office:value-type="float" office:value="0.3626256" calcext:value-type="float">
            <text:p>0.3626256</text:p>
          </table:table-cell>
          <table:table-cell office:value-type="float" office:value="0.2241972" calcext:value-type="float">
            <text:p>0.2241972</text:p>
          </table:table-cell>
          <table:table-cell office:value-type="float" office:value="146.196" calcext:value-type="float">
            <text:p>146.196</text:p>
          </table:table-cell>
          <table:table-cell office:value-type="float" office:value="0" calcext:value-type="float">
            <text:p>0</text:p>
          </table:table-cell>
          <table:table-cell office:value-type="float" office:value="-0.6562805" calcext:value-type="float">
            <text:p>-0.6562805</text:p>
          </table:table-cell>
          <table:table-cell office:value-type="float" office:value="-6.998199" calcext:value-type="float">
            <text:p>-6.998199</text:p>
          </table:table-cell>
          <table:table-cell office:value-type="float" office:value="-1.608704" calcext:value-type="float">
            <text:p>-1.608704</text:p>
          </table:table-cell>
          <table:table-cell office:value-type="float" office:value="-3.150085" calcext:value-type="float">
            <text:p>-3.150085</text:p>
          </table:table-cell>
          <table:table-cell office:value-type="float" office:value="-1.101715" calcext:value-type="float">
            <text:p>-1.101715</text:p>
          </table:table-cell>
          <table:table-cell office:value-type="float" office:value="-1.552582" calcext:value-type="float">
            <text:p>-1.552582</text:p>
          </table:table-cell>
          <table:table-cell office:value-type="float" office:value="-0.3074036" calcext:value-type="float">
            <text:p>-0.3074036</text:p>
          </table:table-cell>
          <table:table-cell office:value-type="float" office:value="-0.5057983" calcext:value-type="float">
            <text:p>-0.5057983</text:p>
          </table:table-cell>
          <table:table-cell office:value-type="float" office:value="0.09213257" calcext:value-type="float">
            <text:p>0.09213257</text:p>
          </table:table-cell>
          <table:table-cell office:value-type="float" office:value="-0.0604248" calcext:value-type="float">
            <text:p>-0.0604248</text:p>
          </table:table-cell>
          <table:table-cell office:value-type="float" office:value="0.6355286" calcext:value-type="float">
            <text:p>0.6355286</text:p>
          </table:table-cell>
          <table:table-cell office:value-type="float" office:value="0.4962769" calcext:value-type="float">
            <text:p>0.4962769</text:p>
          </table:table-cell>
          <table:table-cell office:value-type="float" office:value="1.250824" calcext:value-type="float">
            <text:p>1.250824</text:p>
          </table:table-cell>
          <table:table-cell office:value-type="float" office:value="1.119049" calcext:value-type="float">
            <text:p>1.119049</text:p>
          </table:table-cell>
          <table:table-cell office:value-type="float" office:value="2.24939" calcext:value-type="float">
            <text:p>2.24939</text:p>
          </table:table-cell>
          <table:table-cell office:value-type="float" office:value="2.119781" calcext:value-type="float">
            <text:p>2.119781</text:p>
          </table:table-cell>
          <table:table-cell office:value-type="float" office:value="3.901398" calcext:value-type="float">
            <text:p>3.901398</text:p>
          </table:table-cell>
          <table:table-cell office:value-type="float" office:value="3.766266" calcext:value-type="float">
            <text:p>3.766266</text:p>
          </table:table-cell>
          <table:table-cell office:value-type="float" office:value="5.640198" calcext:value-type="float">
            <text:p>5.640198</text:p>
          </table:table-cell>
          <table:table-cell office:value-type="float" office:value="5.52948" calcext:value-type="float">
            <text:p>5.52948</text:p>
          </table:table-cell>
          <table:table-cell office:value-type="float" office:value="6.894135" calcext:value-type="float">
            <text:p>6.894135</text:p>
          </table:table-cell>
          <table:table-cell office:value-type="float" office:value="6.800354" calcext:value-type="float">
            <text:p>6.800354</text:p>
          </table:table-cell>
          <table:table-cell office:value-type="float" office:value="7.925781" calcext:value-type="float">
            <text:p>7.925781</text:p>
          </table:table-cell>
          <table:table-cell office:value-type="float" office:value="7.837891" calcext:value-type="float">
            <text:p>7.837891</text:p>
          </table:table-cell>
          <table:table-cell office:value-type="float" office:value="8.753418" calcext:value-type="float">
            <text:p>8.753418</text:p>
          </table:table-cell>
          <table:table-cell office:value-type="float" office:value="8.664734" calcext:value-type="float">
            <text:p>8.664734</text:p>
          </table:table-cell>
          <table:table-cell office:value-type="float" office:value="9.186615" calcext:value-type="float">
            <text:p>9.186615</text:p>
          </table:table-cell>
          <table:table-cell office:value-type="float" office:value="9.09613" calcext:value-type="float">
            <text:p>9.09613</text:p>
          </table:table-cell>
          <table:table-cell office:value-type="float" office:value="0.07913208" calcext:value-type="float">
            <text:p>0.07913208</text:p>
          </table:table-cell>
          <table:table-cell office:value-type="float" office:value="-13.05975" calcext:value-type="float">
            <text:p>-13.0597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2004" calcext:value-type="float">
            <text:p>10012004</text:p>
          </table:table-cell>
          <table:table-cell office:value-type="float" office:value="8.329918" calcext:value-type="float">
            <text:p>8.329918</text:p>
          </table:table-cell>
          <table:table-cell office:value-type="float" office:value="1.31" calcext:value-type="float">
            <text:p>1.31</text:p>
          </table:table-cell>
          <table:table-cell office:value-type="float" office:value="-13.26" calcext:value-type="float">
            <text:p>-13.26</text:p>
          </table:table-cell>
          <table:table-cell office:value-type="float" office:value="0.5920172" calcext:value-type="float">
            <text:p>0.5920172</text:p>
          </table:table-cell>
          <table:table-cell office:value-type="float" office:value="0.1980822" calcext:value-type="float">
            <text:p>0.1980822</text:p>
          </table:table-cell>
          <table:table-cell office:value-type="float" office:value="152.352" calcext:value-type="float">
            <text:p>152.352</text:p>
          </table:table-cell>
          <table:table-cell office:value-type="float" office:value="0" calcext:value-type="float">
            <text:p>0</text:p>
          </table:table-cell>
          <table:table-cell office:value-type="float" office:value="2.975983" calcext:value-type="float">
            <text:p>2.975983</text:p>
          </table:table-cell>
          <table:table-cell office:value-type="float" office:value="-8.24411" calcext:value-type="float">
            <text:p>-8.24411</text:p>
          </table:table-cell>
          <table:table-cell office:value-type="float" office:value="-1.27771" calcext:value-type="float">
            <text:p>-1.27771</text:p>
          </table:table-cell>
          <table:table-cell office:value-type="float" office:value="-4.285461" calcext:value-type="float">
            <text:p>-4.285461</text:p>
          </table:table-cell>
          <table:table-cell office:value-type="float" office:value="-1.298553" calcext:value-type="float">
            <text:p>-1.298553</text:p>
          </table:table-cell>
          <table:table-cell office:value-type="float" office:value="-2.284912" calcext:value-type="float">
            <text:p>-2.284912</text:p>
          </table:table-cell>
          <table:table-cell office:value-type="float" office:value="-0.5107117" calcext:value-type="float">
            <text:p>-0.5107117</text:p>
          </table:table-cell>
          <table:table-cell office:value-type="float" office:value="-0.7672119" calcext:value-type="float">
            <text:p>-0.7672119</text:p>
          </table:table-cell>
          <table:table-cell office:value-type="float" office:value="-0.0617981" calcext:value-type="float">
            <text:p>-0.0617981</text:p>
          </table:table-cell>
          <table:table-cell office:value-type="float" office:value="-0.1355591" calcext:value-type="float">
            <text:p>-0.1355591</text:p>
          </table:table-cell>
          <table:table-cell office:value-type="float" office:value="0.494812" calcext:value-type="float">
            <text:p>0.494812</text:p>
          </table:table-cell>
          <table:table-cell office:value-type="float" office:value="0.3948669" calcext:value-type="float">
            <text:p>0.3948669</text:p>
          </table:table-cell>
          <table:table-cell office:value-type="float" office:value="1.117615" calcext:value-type="float">
            <text:p>1.117615</text:p>
          </table:table-cell>
          <table:table-cell office:value-type="float" office:value="1.001038" calcext:value-type="float">
            <text:p>1.001038</text:p>
          </table:table-cell>
          <table:table-cell office:value-type="float" office:value="2.118317" calcext:value-type="float">
            <text:p>2.118317</text:p>
          </table:table-cell>
          <table:table-cell office:value-type="float" office:value="1.988281" calcext:value-type="float">
            <text:p>1.988281</text:p>
          </table:table-cell>
          <table:table-cell office:value-type="float" office:value="3.764893" calcext:value-type="float">
            <text:p>3.764893</text:p>
          </table:table-cell>
          <table:table-cell office:value-type="float" office:value="3.637054" calcext:value-type="float">
            <text:p>3.637054</text:p>
          </table:table-cell>
          <table:table-cell office:value-type="float" office:value="5.52832" calcext:value-type="float">
            <text:p>5.52832</text:p>
          </table:table-cell>
          <table:table-cell office:value-type="float" office:value="5.418121" calcext:value-type="float">
            <text:p>5.418121</text:p>
          </table:table-cell>
          <table:table-cell office:value-type="float" office:value="6.799316" calcext:value-type="float">
            <text:p>6.799316</text:p>
          </table:table-cell>
          <table:table-cell office:value-type="float" office:value="6.702911" calcext:value-type="float">
            <text:p>6.702911</text:p>
          </table:table-cell>
          <table:table-cell office:value-type="float" office:value="7.836945" calcext:value-type="float">
            <text:p>7.836945</text:p>
          </table:table-cell>
          <table:table-cell office:value-type="float" office:value="7.747284" calcext:value-type="float">
            <text:p>7.747284</text:p>
          </table:table-cell>
          <table:table-cell office:value-type="float" office:value="8.663788" calcext:value-type="float">
            <text:p>8.663788</text:p>
          </table:table-cell>
          <table:table-cell office:value-type="float" office:value="8.571899" calcext:value-type="float">
            <text:p>8.571899</text:p>
          </table:table-cell>
          <table:table-cell office:value-type="float" office:value="9.095184" calcext:value-type="float">
            <text:p>9.095184</text:p>
          </table:table-cell>
          <table:table-cell office:value-type="float" office:value="9.005859" calcext:value-type="float">
            <text:p>9.005859</text:p>
          </table:table-cell>
          <table:table-cell office:value-type="float" office:value="8.069061" calcext:value-type="float">
            <text:p>8.069061</text:p>
          </table:table-cell>
          <table:table-cell office:value-type="float" office:value="-14.41867" calcext:value-type="float">
            <text:p>-14.4186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12004" calcext:value-type="float">
            <text:p>11012004</text:p>
          </table:table-cell>
          <table:table-cell office:value-type="float" office:value="9.363329" calcext:value-type="float">
            <text:p>9.363329</text:p>
          </table:table-cell>
          <table:table-cell office:value-type="float" office:value="10.59" calcext:value-type="float">
            <text:p>10.59</text:p>
          </table:table-cell>
          <table:table-cell office:value-type="float" office:value="-4.04" calcext:value-type="float">
            <text:p>-4.04</text:p>
          </table:table-cell>
          <table:table-cell office:value-type="float" office:value="0.9008149" calcext:value-type="float">
            <text:p>0.9008149</text:p>
          </table:table-cell>
          <table:table-cell office:value-type="float" office:value="0.4015317" calcext:value-type="float">
            <text:p>0.4015317</text:p>
          </table:table-cell>
          <table:table-cell office:value-type="float" office:value="176.688" calcext:value-type="float">
            <text:p>176.688</text:p>
          </table:table-cell>
          <table:table-cell office:value-type="float" office:value="0" calcext:value-type="float">
            <text:p>0</text:p>
          </table:table-cell>
          <table:table-cell office:value-type="float" office:value="5.328217" calcext:value-type="float">
            <text:p>5.328217</text:p>
          </table:table-cell>
          <table:table-cell office:value-type="float" office:value="-4.004425" calcext:value-type="float">
            <text:p>-4.004425</text:p>
          </table:table-cell>
          <table:table-cell office:value-type="float" office:value="0.104248" calcext:value-type="float">
            <text:p>0.104248</text:p>
          </table:table-cell>
          <table:table-cell office:value-type="float" office:value="-2.170135" calcext:value-type="float">
            <text:p>-2.170135</text:p>
          </table:table-cell>
          <table:table-cell office:value-type="float" office:value="-0.6807861" calcext:value-type="float">
            <text:p>-0.6807861</text:p>
          </table:table-cell>
          <table:table-cell office:value-type="float" office:value="-1.367584" calcext:value-type="float">
            <text:p>-1.367584</text:p>
          </table:table-cell>
          <table:table-cell office:value-type="float" office:value="-0.4731445" calcext:value-type="float">
            <text:p>-0.4731445</text:p>
          </table:table-cell>
          <table:table-cell office:value-type="float" office:value="-0.6797791" calcext:value-type="float">
            <text:p>-0.6797791</text:p>
          </table:table-cell>
          <table:table-cell office:value-type="float" office:value="-0.08859253" calcext:value-type="float">
            <text:p>-0.08859253</text:p>
          </table:table-cell>
          <table:table-cell office:value-type="float" office:value="-0.1335144" calcext:value-type="float">
            <text:p>-0.1335144</text:p>
          </table:table-cell>
          <table:table-cell office:value-type="float" office:value="0.3945007" calcext:value-type="float">
            <text:p>0.3945007</text:p>
          </table:table-cell>
          <table:table-cell office:value-type="float" office:value="0.3784485" calcext:value-type="float">
            <text:p>0.3784485</text:p>
          </table:table-cell>
          <table:table-cell office:value-type="float" office:value="1.000305" calcext:value-type="float">
            <text:p>1.000305</text:p>
          </table:table-cell>
          <table:table-cell office:value-type="float" office:value="0.9590759" calcext:value-type="float">
            <text:p>0.9590759</text:p>
          </table:table-cell>
          <table:table-cell office:value-type="float" office:value="1.987061" calcext:value-type="float">
            <text:p>1.987061</text:p>
          </table:table-cell>
          <table:table-cell office:value-type="float" office:value="1.894196" calcext:value-type="float">
            <text:p>1.894196</text:p>
          </table:table-cell>
          <table:table-cell office:value-type="float" office:value="3.635742" calcext:value-type="float">
            <text:p>3.635742</text:p>
          </table:table-cell>
          <table:table-cell office:value-type="float" office:value="3.517761" calcext:value-type="float">
            <text:p>3.517761</text:p>
          </table:table-cell>
          <table:table-cell office:value-type="float" office:value="5.416962" calcext:value-type="float">
            <text:p>5.416962</text:p>
          </table:table-cell>
          <table:table-cell office:value-type="float" office:value="5.306091" calcext:value-type="float">
            <text:p>5.306091</text:p>
          </table:table-cell>
          <table:table-cell office:value-type="float" office:value="6.701874" calcext:value-type="float">
            <text:p>6.701874</text:p>
          </table:table-cell>
          <table:table-cell office:value-type="float" office:value="6.601959" calcext:value-type="float">
            <text:p>6.601959</text:p>
          </table:table-cell>
          <table:table-cell office:value-type="float" office:value="7.746307" calcext:value-type="float">
            <text:p>7.746307</text:p>
          </table:table-cell>
          <table:table-cell office:value-type="float" office:value="7.653931" calcext:value-type="float">
            <text:p>7.653931</text:p>
          </table:table-cell>
          <table:table-cell office:value-type="float" office:value="8.570923" calcext:value-type="float">
            <text:p>8.570923</text:p>
          </table:table-cell>
          <table:table-cell office:value-type="float" office:value="8.480286" calcext:value-type="float">
            <text:p>8.480286</text:p>
          </table:table-cell>
          <table:table-cell office:value-type="float" office:value="9.004944" calcext:value-type="float">
            <text:p>9.004944</text:p>
          </table:table-cell>
          <table:table-cell office:value-type="float" office:value="8.916748" calcext:value-type="float">
            <text:p>8.916748</text:p>
          </table:table-cell>
          <table:table-cell office:value-type="float" office:value="17.31433" calcext:value-type="float">
            <text:p>17.31433</text:p>
          </table:table-cell>
          <table:table-cell office:value-type="float" office:value="-7.149384" calcext:value-type="float">
            <text:p>-7.14938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12004" calcext:value-type="float">
            <text:p>12012004</text:p>
          </table:table-cell>
          <table:table-cell office:value-type="float" office:value="9.34751" calcext:value-type="float">
            <text:p>9.34751</text:p>
          </table:table-cell>
          <table:table-cell office:value-type="float" office:value="8.23" calcext:value-type="float">
            <text:p>8.23</text:p>
          </table:table-cell>
          <table:table-cell office:value-type="float" office:value="-4.69" calcext:value-type="float">
            <text:p>-4.69</text:p>
          </table:table-cell>
          <table:table-cell office:value-type="float" office:value="0.8263666" calcext:value-type="float">
            <text:p>0.8263666</text:p>
          </table:table-cell>
          <table:table-cell office:value-type="float" office:value="0.3826276" calcext:value-type="float">
            <text:p>0.3826276</text:p>
          </table:table-cell>
          <table:table-cell office:value-type="float" office:value="177.732" calcext:value-type="float">
            <text:p>177.732</text:p>
          </table:table-cell>
          <table:table-cell office:value-type="float" office:value="0" calcext:value-type="float">
            <text:p>0</text:p>
          </table:table-cell>
          <table:table-cell office:value-type="float" office:value="5.065125" calcext:value-type="float">
            <text:p>5.065125</text:p>
          </table:table-cell>
          <table:table-cell office:value-type="float" office:value="-2.118561" calcext:value-type="float">
            <text:p>-2.118561</text:p>
          </table:table-cell>
          <table:table-cell office:value-type="float" office:value="0.3457642" calcext:value-type="float">
            <text:p>0.3457642</text:p>
          </table:table-cell>
          <table:table-cell office:value-type="float" office:value="-0.9225769" calcext:value-type="float">
            <text:p>-0.9225769</text:p>
          </table:table-cell>
          <table:table-cell office:value-type="float" office:value="-0.4074402" calcext:value-type="float">
            <text:p>-0.4074402</text:p>
          </table:table-cell>
          <table:table-cell office:value-type="float" office:value="-0.679657" calcext:value-type="float">
            <text:p>-0.679657</text:p>
          </table:table-cell>
          <table:table-cell office:value-type="float" office:value="-0.3146362" calcext:value-type="float">
            <text:p>-0.3146362</text:p>
          </table:table-cell>
          <table:table-cell office:value-type="float" office:value="-0.4711304" calcext:value-type="float">
            <text:p>-0.4711304</text:p>
          </table:table-cell>
          <table:table-cell office:value-type="float" office:value="-0.04592896" calcext:value-type="float">
            <text:p>-0.04592896</text:p>
          </table:table-cell>
          <table:table-cell office:value-type="float" office:value="-0.0881958" calcext:value-type="float">
            <text:p>-0.0881958</text:p>
          </table:table-cell>
          <table:table-cell office:value-type="float" office:value="0.4099426" calcext:value-type="float">
            <text:p>0.4099426</text:p>
          </table:table-cell>
          <table:table-cell office:value-type="float" office:value="0.3910828" calcext:value-type="float">
            <text:p>0.3910828</text:p>
          </table:table-cell>
          <table:table-cell office:value-type="float" office:value="0.9589233" calcext:value-type="float">
            <text:p>0.9589233</text:p>
          </table:table-cell>
          <table:table-cell office:value-type="float" office:value="0.9495239" calcext:value-type="float">
            <text:p>0.9495239</text:p>
          </table:table-cell>
          <table:table-cell office:value-type="float" office:value="1.893433" calcext:value-type="float">
            <text:p>1.893433</text:p>
          </table:table-cell>
          <table:table-cell office:value-type="float" office:value="1.838074" calcext:value-type="float">
            <text:p>1.838074</text:p>
          </table:table-cell>
          <table:table-cell office:value-type="float" office:value="3.516602" calcext:value-type="float">
            <text:p>3.516602</text:p>
          </table:table-cell>
          <table:table-cell office:value-type="float" office:value="3.416504" calcext:value-type="float">
            <text:p>3.416504</text:p>
          </table:table-cell>
          <table:table-cell office:value-type="float" office:value="5.304932" calcext:value-type="float">
            <text:p>5.304932</text:p>
          </table:table-cell>
          <table:table-cell office:value-type="float" office:value="5.196838" calcext:value-type="float">
            <text:p>5.196838</text:p>
          </table:table-cell>
          <table:table-cell office:value-type="float" office:value="6.600891" calcext:value-type="float">
            <text:p>6.600891</text:p>
          </table:table-cell>
          <table:table-cell office:value-type="float" office:value="6.499847" calcext:value-type="float">
            <text:p>6.499847</text:p>
          </table:table-cell>
          <table:table-cell office:value-type="float" office:value="7.652924" calcext:value-type="float">
            <text:p>7.652924</text:p>
          </table:table-cell>
          <table:table-cell office:value-type="float" office:value="7.558838" calcext:value-type="float">
            <text:p>7.558838</text:p>
          </table:table-cell>
          <table:table-cell office:value-type="float" office:value="8.479309" calcext:value-type="float">
            <text:p>8.479309</text:p>
          </table:table-cell>
          <table:table-cell office:value-type="float" office:value="8.388947" calcext:value-type="float">
            <text:p>8.388947</text:p>
          </table:table-cell>
          <table:table-cell office:value-type="float" office:value="8.915833" calcext:value-type="float">
            <text:p>8.915833</text:p>
          </table:table-cell>
          <table:table-cell office:value-type="float" office:value="8.829163" calcext:value-type="float">
            <text:p>8.829163</text:p>
          </table:table-cell>
          <table:table-cell office:value-type="float" office:value="16.55713" calcext:value-type="float">
            <text:p>16.55713</text:p>
          </table:table-cell>
          <table:table-cell office:value-type="float" office:value="-6.084869" calcext:value-type="float">
            <text:p>-6.08486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12004" calcext:value-type="float">
            <text:p>13012004</text:p>
          </table:table-cell>
          <table:table-cell office:value-type="float" office:value="9.352349" calcext:value-type="float">
            <text:p>9.352349</text:p>
          </table:table-cell>
          <table:table-cell office:value-type="float" office:value="4.72" calcext:value-type="float">
            <text:p>4.72</text:p>
          </table:table-cell>
          <table:table-cell office:value-type="float" office:value="-4.92" calcext:value-type="float">
            <text:p>-4.92</text:p>
          </table:table-cell>
          <table:table-cell office:value-type="float" office:value="0.7164949" calcext:value-type="float">
            <text:p>0.7164949</text:p>
          </table:table-cell>
          <table:table-cell office:value-type="float" office:value="0.3761325" calcext:value-type="float">
            <text:p>0.3761325</text:p>
          </table:table-cell>
          <table:table-cell office:value-type="float" office:value="177.048" calcext:value-type="float">
            <text:p>177.048</text:p>
          </table:table-cell>
          <table:table-cell office:value-type="float" office:value="0" calcext:value-type="float">
            <text:p>0</text:p>
          </table:table-cell>
          <table:table-cell office:value-type="float" office:value="4.30246" calcext:value-type="float">
            <text:p>4.30246</text:p>
          </table:table-cell>
          <table:table-cell office:value-type="float" office:value="-2.321014" calcext:value-type="float">
            <text:p>-2.321014</text:p>
          </table:table-cell>
          <table:table-cell office:value-type="float" office:value="0.3088684" calcext:value-type="float">
            <text:p>0.3088684</text:p>
          </table:table-cell>
          <table:table-cell office:value-type="float" office:value="-0.7158203" calcext:value-type="float">
            <text:p>-0.7158203</text:p>
          </table:table-cell>
          <table:table-cell office:value-type="float" office:value="-0.2817383" calcext:value-type="float">
            <text:p>-0.2817383</text:p>
          </table:table-cell>
          <table:table-cell office:value-type="float" office:value="-0.4678955" calcext:value-type="float">
            <text:p>-0.4678955</text:p>
          </table:table-cell>
          <table:table-cell office:value-type="float" office:value="-0.2309265" calcext:value-type="float">
            <text:p>-0.2309265</text:p>
          </table:table-cell>
          <table:table-cell office:value-type="float" office:value="-0.3136292" calcext:value-type="float">
            <text:p>-0.3136292</text:p>
          </table:table-cell>
          <table:table-cell office:value-type="float" office:value="-0.01998901" calcext:value-type="float">
            <text:p>-0.01998901</text:p>
          </table:table-cell>
          <table:table-cell office:value-type="float" office:value="-0.04537964" calcext:value-type="float">
            <text:p>-0.04537964</text:p>
          </table:table-cell>
          <table:table-cell office:value-type="float" office:value="0.4221802" calcext:value-type="float">
            <text:p>0.4221802</text:p>
          </table:table-cell>
          <table:table-cell office:value-type="float" office:value="0.4100647" calcext:value-type="float">
            <text:p>0.4100647</text:p>
          </table:table-cell>
          <table:table-cell office:value-type="float" office:value="0.9494629" calcext:value-type="float">
            <text:p>0.9494629</text:p>
          </table:table-cell>
          <table:table-cell office:value-type="float" office:value="0.9426575" calcext:value-type="float">
            <text:p>0.9426575</text:p>
          </table:table-cell>
          <table:table-cell office:value-type="float" office:value="1.837616" calcext:value-type="float">
            <text:p>1.837616</text:p>
          </table:table-cell>
          <table:table-cell office:value-type="float" office:value="1.799103" calcext:value-type="float">
            <text:p>1.799103</text:p>
          </table:table-cell>
          <table:table-cell office:value-type="float" office:value="3.415527" calcext:value-type="float">
            <text:p>3.415527</text:p>
          </table:table-cell>
          <table:table-cell office:value-type="float" office:value="3.332458" calcext:value-type="float">
            <text:p>3.332458</text:p>
          </table:table-cell>
          <table:table-cell office:value-type="float" office:value="5.19574" calcext:value-type="float">
            <text:p>5.19574</text:p>
          </table:table-cell>
          <table:table-cell office:value-type="float" office:value="5.092926" calcext:value-type="float">
            <text:p>5.092926</text:p>
          </table:table-cell>
          <table:table-cell office:value-type="float" office:value="6.498779" calcext:value-type="float">
            <text:p>6.498779</text:p>
          </table:table-cell>
          <table:table-cell office:value-type="float" office:value="6.398834" calcext:value-type="float">
            <text:p>6.398834</text:p>
          </table:table-cell>
          <table:table-cell office:value-type="float" office:value="7.557861" calcext:value-type="float">
            <text:p>7.557861</text:p>
          </table:table-cell>
          <table:table-cell office:value-type="float" office:value="7.463196" calcext:value-type="float">
            <text:p>7.463196</text:p>
          </table:table-cell>
          <table:table-cell office:value-type="float" office:value="8.38797" calcext:value-type="float">
            <text:p>8.38797</text:p>
          </table:table-cell>
          <table:table-cell office:value-type="float" office:value="8.297699" calcext:value-type="float">
            <text:p>8.297699</text:p>
          </table:table-cell>
          <table:table-cell office:value-type="float" office:value="8.828247" calcext:value-type="float">
            <text:p>8.828247</text:p>
          </table:table-cell>
          <table:table-cell office:value-type="float" office:value="8.742279" calcext:value-type="float">
            <text:p>8.742279</text:p>
          </table:table-cell>
          <table:table-cell office:value-type="float" office:value="13.45444" calcext:value-type="float">
            <text:p>13.45444</text:p>
          </table:table-cell>
          <table:table-cell office:value-type="float" office:value="-7.41803" calcext:value-type="float">
            <text:p>-7.4180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12004" calcext:value-type="float">
            <text:p>14012004</text:p>
          </table:table-cell>
          <table:table-cell office:value-type="float" office:value="8.099519" calcext:value-type="float">
            <text:p>8.099519</text:p>
          </table:table-cell>
          <table:table-cell office:value-type="float" office:value="5.74" calcext:value-type="float">
            <text:p>5.74</text:p>
          </table:table-cell>
          <table:table-cell office:value-type="float" office:value="-6.89" calcext:value-type="float">
            <text:p>-6.89</text:p>
          </table:table-cell>
          <table:table-cell office:value-type="float" office:value="0.7683879" calcext:value-type="float">
            <text:p>0.7683879</text:p>
          </table:table-cell>
          <table:table-cell office:value-type="float" office:value="0.3244375" calcext:value-type="float">
            <text:p>0.3244375</text:p>
          </table:table-cell>
          <table:table-cell office:value-type="float" office:value="335.736" calcext:value-type="float">
            <text:p>335.736</text:p>
          </table:table-cell>
          <table:table-cell office:value-type="float" office:value="0" calcext:value-type="float">
            <text:p>0</text:p>
          </table:table-cell>
          <table:table-cell office:value-type="float" office:value="5.5383" calcext:value-type="float">
            <text:p>5.5383</text:p>
          </table:table-cell>
          <table:table-cell office:value-type="float" office:value="-2.505676" calcext:value-type="float">
            <text:p>-2.505676</text:p>
          </table:table-cell>
          <table:table-cell office:value-type="float" office:value="0.5372314" calcext:value-type="float">
            <text:p>0.5372314</text:p>
          </table:table-cell>
          <table:table-cell office:value-type="float" office:value="-0.5674133" calcext:value-type="float">
            <text:p>-0.5674133</text:p>
          </table:table-cell>
          <table:table-cell office:value-type="float" office:value="-0.1813354" calcext:value-type="float">
            <text:p>-0.1813354</text:p>
          </table:table-cell>
          <table:table-cell office:value-type="float" office:value="-0.3592834" calcext:value-type="float">
            <text:p>-0.3592834</text:p>
          </table:table-cell>
          <table:table-cell office:value-type="float" office:value="-0.1791687" calcext:value-type="float">
            <text:p>-0.1791687</text:p>
          </table:table-cell>
          <table:table-cell office:value-type="float" office:value="-0.2304077" calcext:value-type="float">
            <text:p>-0.2304077</text:p>
          </table:table-cell>
          <table:table-cell office:value-type="float" office:value="-0.003662109" calcext:value-type="float">
            <text:p>-0.003662109</text:p>
          </table:table-cell>
          <table:table-cell office:value-type="float" office:value="-0.01977539" calcext:value-type="float">
            <text:p>-0.01977539</text:p>
          </table:table-cell>
          <table:table-cell office:value-type="float" office:value="0.4291687" calcext:value-type="float">
            <text:p>0.4291687</text:p>
          </table:table-cell>
          <table:table-cell office:value-type="float" office:value="0.4222412" calcext:value-type="float">
            <text:p>0.4222412</text:p>
          </table:table-cell>
          <table:table-cell office:value-type="float" office:value="0.9425659" calcext:value-type="float">
            <text:p>0.9425659</text:p>
          </table:table-cell>
          <table:table-cell office:value-type="float" office:value="0.934967" calcext:value-type="float">
            <text:p>0.934967</text:p>
          </table:table-cell>
          <table:table-cell office:value-type="float" office:value="1.798767" calcext:value-type="float">
            <text:p>1.798767</text:p>
          </table:table-cell>
          <table:table-cell office:value-type="float" office:value="1.766785" calcext:value-type="float">
            <text:p>1.766785</text:p>
          </table:table-cell>
          <table:table-cell office:value-type="float" office:value="3.331696" calcext:value-type="float">
            <text:p>3.331696</text:p>
          </table:table-cell>
          <table:table-cell office:value-type="float" office:value="3.260742" calcext:value-type="float">
            <text:p>3.260742</text:p>
          </table:table-cell>
          <table:table-cell office:value-type="float" office:value="5.091949" calcext:value-type="float">
            <text:p>5.091949</text:p>
          </table:table-cell>
          <table:table-cell office:value-type="float" office:value="4.995789" calcext:value-type="float">
            <text:p>4.995789</text:p>
          </table:table-cell>
          <table:table-cell office:value-type="float" office:value="6.397797" calcext:value-type="float">
            <text:p>6.397797</text:p>
          </table:table-cell>
          <table:table-cell office:value-type="float" office:value="6.299316" calcext:value-type="float">
            <text:p>6.299316</text:p>
          </table:table-cell>
          <table:table-cell office:value-type="float" office:value="7.462219" calcext:value-type="float">
            <text:p>7.462219</text:p>
          </table:table-cell>
          <table:table-cell office:value-type="float" office:value="7.367065" calcext:value-type="float">
            <text:p>7.367065</text:p>
          </table:table-cell>
          <table:table-cell office:value-type="float" office:value="8.296783" calcext:value-type="float">
            <text:p>8.296783</text:p>
          </table:table-cell>
          <table:table-cell office:value-type="float" office:value="8.206696" calcext:value-type="float">
            <text:p>8.206696</text:p>
          </table:table-cell>
          <table:table-cell office:value-type="float" office:value="8.741364" calcext:value-type="float">
            <text:p>8.741364</text:p>
          </table:table-cell>
          <table:table-cell office:value-type="float" office:value="8.655975" calcext:value-type="float">
            <text:p>8.655975</text:p>
          </table:table-cell>
          <table:table-cell office:value-type="float" office:value="17.5433" calcext:value-type="float">
            <text:p>17.5433</text:p>
          </table:table-cell>
          <table:table-cell office:value-type="float" office:value="-9.229675" calcext:value-type="float">
            <text:p>-9.22967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12004" calcext:value-type="float">
            <text:p>15012004</text:p>
          </table:table-cell>
          <table:table-cell office:value-type="float" office:value="9.502742" calcext:value-type="float">
            <text:p>9.502742</text:p>
          </table:table-cell>
          <table:table-cell office:value-type="float" office:value="8.67" calcext:value-type="float">
            <text:p>8.67</text:p>
          </table:table-cell>
          <table:table-cell office:value-type="float" office:value="-7.63" calcext:value-type="float">
            <text:p>-7.63</text:p>
          </table:table-cell>
          <table:table-cell office:value-type="float" office:value="0.8198596" calcext:value-type="float">
            <text:p>0.8198596</text:p>
          </table:table-cell>
          <table:table-cell office:value-type="float" office:value="0.3067369" calcext:value-type="float">
            <text:p>0.3067369</text:p>
          </table:table-cell>
          <table:table-cell office:value-type="float" office:value="250.344" calcext:value-type="float">
            <text:p>250.344</text:p>
          </table:table-cell>
          <table:table-cell office:value-type="float" office:value="0" calcext:value-type="float">
            <text:p>0</text:p>
          </table:table-cell>
          <table:table-cell office:value-type="float" office:value="5.853058" calcext:value-type="float">
            <text:p>5.853058</text:p>
          </table:table-cell>
          <table:table-cell office:value-type="float" office:value="-3.64035" calcext:value-type="float">
            <text:p>-3.64035</text:p>
          </table:table-cell>
          <table:table-cell office:value-type="float" office:value="0.447937" calcext:value-type="float">
            <text:p>0.447937</text:p>
          </table:table-cell>
          <table:table-cell office:value-type="float" office:value="-0.9554138" calcext:value-type="float">
            <text:p>-0.9554138</text:p>
          </table:table-cell>
          <table:table-cell office:value-type="float" office:value="-0.1800537" calcext:value-type="float">
            <text:p>-0.1800537</text:p>
          </table:table-cell>
          <table:table-cell office:value-type="float" office:value="-0.3892822" calcext:value-type="float">
            <text:p>-0.3892822</text:p>
          </table:table-cell>
          <table:table-cell office:value-type="float" office:value="-0.1251831" calcext:value-type="float">
            <text:p>-0.1251831</text:p>
          </table:table-cell>
          <table:table-cell office:value-type="float" office:value="-0.181427" calcext:value-type="float">
            <text:p>-0.181427</text:p>
          </table:table-cell>
          <table:table-cell office:value-type="float" office:value="0.1329041" calcext:value-type="float">
            <text:p>0.1329041</text:p>
          </table:table-cell>
          <table:table-cell office:value-type="float" office:value="-0.003936768" calcext:value-type="float">
            <text:p>-0.003936768</text:p>
          </table:table-cell>
          <table:table-cell office:value-type="float" office:value="0.4972229" calcext:value-type="float">
            <text:p>0.4972229</text:p>
          </table:table-cell>
          <table:table-cell office:value-type="float" office:value="0.4279175" calcext:value-type="float">
            <text:p>0.4279175</text:p>
          </table:table-cell>
          <table:table-cell office:value-type="float" office:value="0.9546509" calcext:value-type="float">
            <text:p>0.9546509</text:p>
          </table:table-cell>
          <table:table-cell office:value-type="float" office:value="0.9272766" calcext:value-type="float">
            <text:p>0.9272766</text:p>
          </table:table-cell>
          <table:table-cell office:value-type="float" office:value="1.766418" calcext:value-type="float">
            <text:p>1.766418</text:p>
          </table:table-cell>
          <table:table-cell office:value-type="float" office:value="1.740021" calcext:value-type="float">
            <text:p>1.740021</text:p>
          </table:table-cell>
          <table:table-cell office:value-type="float" office:value="3.26004" calcext:value-type="float">
            <text:p>3.26004</text:p>
          </table:table-cell>
          <table:table-cell office:value-type="float" office:value="3.196472" calcext:value-type="float">
            <text:p>3.196472</text:p>
          </table:table-cell>
          <table:table-cell office:value-type="float" office:value="4.994812" calcext:value-type="float">
            <text:p>4.994812</text:p>
          </table:table-cell>
          <table:table-cell office:value-type="float" office:value="4.904816" calcext:value-type="float">
            <text:p>4.904816</text:p>
          </table:table-cell>
          <table:table-cell office:value-type="float" office:value="6.298279" calcext:value-type="float">
            <text:p>6.298279</text:p>
          </table:table-cell>
          <table:table-cell office:value-type="float" office:value="6.202728" calcext:value-type="float">
            <text:p>6.202728</text:p>
          </table:table-cell>
          <table:table-cell office:value-type="float" office:value="7.366028" calcext:value-type="float">
            <text:p>7.366028</text:p>
          </table:table-cell>
          <table:table-cell office:value-type="float" office:value="7.271545" calcext:value-type="float">
            <text:p>7.271545</text:p>
          </table:table-cell>
          <table:table-cell office:value-type="float" office:value="8.20578" calcext:value-type="float">
            <text:p>8.20578</text:p>
          </table:table-cell>
          <table:table-cell office:value-type="float" office:value="8.115753" calcext:value-type="float">
            <text:p>8.115753</text:p>
          </table:table-cell>
          <table:table-cell office:value-type="float" office:value="8.65509" calcext:value-type="float">
            <text:p>8.65509</text:p>
          </table:table-cell>
          <table:table-cell office:value-type="float" office:value="8.569977" calcext:value-type="float">
            <text:p>8.569977</text:p>
          </table:table-cell>
          <table:table-cell office:value-type="float" office:value="18.52472" calcext:value-type="float">
            <text:p>18.52472</text:p>
          </table:table-cell>
          <table:table-cell office:value-type="float" office:value="-10.70734" calcext:value-type="float">
            <text:p>-10.7073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12004" calcext:value-type="float">
            <text:p>16012004</text:p>
          </table:table-cell>
          <table:table-cell office:value-type="float" office:value="1.47924" calcext:value-type="float">
            <text:p>1.47924</text:p>
          </table:table-cell>
          <table:table-cell office:value-type="float" office:value="5.03" calcext:value-type="float">
            <text:p>5.03</text:p>
          </table:table-cell>
          <table:table-cell office:value-type="float" office:value="0.23" calcext:value-type="float">
            <text:p>0.23</text:p>
          </table:table-cell>
          <table:table-cell office:value-type="float" office:value="0.7686946" calcext:value-type="float">
            <text:p>0.7686946</text:p>
          </table:table-cell>
          <table:table-cell office:value-type="float" office:value="0.5480606" calcext:value-type="float">
            <text:p>0.5480606</text:p>
          </table:table-cell>
          <table:table-cell office:value-type="float" office:value="148.14" calcext:value-type="float">
            <text:p>148.14</text:p>
          </table:table-cell>
          <table:table-cell office:value-type="float" office:value="1.9" calcext:value-type="float">
            <text:p>1.9</text:p>
          </table:table-cell>
          <table:table-cell office:value-type="float" office:value="1.110413" calcext:value-type="float">
            <text:p>1.110413</text:p>
          </table:table-cell>
          <table:table-cell office:value-type="float" office:value="-1.527832" calcext:value-type="float">
            <text:p>-1.527832</text:p>
          </table:table-cell>
          <table:table-cell office:value-type="float" office:value="-0.1485596" calcext:value-type="float">
            <text:p>-0.1485596</text:p>
          </table:table-cell>
          <table:table-cell office:value-type="float" office:value="-0.5278015" calcext:value-type="float">
            <text:p>-0.5278015</text:p>
          </table:table-cell>
          <table:table-cell office:value-type="float" office:value="-0.2222595" calcext:value-type="float">
            <text:p>-0.2222595</text:p>
          </table:table-cell>
          <table:table-cell office:value-type="float" office:value="-0.282135" calcext:value-type="float">
            <text:p>-0.282135</text:p>
          </table:table-cell>
          <table:table-cell office:value-type="float" office:value="-0.08392334" calcext:value-type="float">
            <text:p>-0.08392334</text:p>
          </table:table-cell>
          <table:table-cell office:value-type="float" office:value="-0.1246338" calcext:value-type="float">
            <text:p>-0.1246338</text:p>
          </table:table-cell>
          <table:table-cell office:value-type="float" office:value="0.1887817" calcext:value-type="float">
            <text:p>0.1887817</text:p>
          </table:table-cell>
          <table:table-cell office:value-type="float" office:value="0.1340942" calcext:value-type="float">
            <text:p>0.1340942</text:p>
          </table:table-cell>
          <table:table-cell office:value-type="float" office:value="0.5681152" calcext:value-type="float">
            <text:p>0.5681152</text:p>
          </table:table-cell>
          <table:table-cell office:value-type="float" office:value="0.4991455" calcext:value-type="float">
            <text:p>0.4991455</text:p>
          </table:table-cell>
          <table:table-cell office:value-type="float" office:value="1.01413" calcext:value-type="float">
            <text:p>1.01413</text:p>
          </table:table-cell>
          <table:table-cell office:value-type="float" office:value="0.9561462" calcext:value-type="float">
            <text:p>0.9561462</text:p>
          </table:table-cell>
          <table:table-cell office:value-type="float" office:value="1.755188" calcext:value-type="float">
            <text:p>1.755188</text:p>
          </table:table-cell>
          <table:table-cell office:value-type="float" office:value="1.740082" calcext:value-type="float">
            <text:p>1.740082</text:p>
          </table:table-cell>
          <table:table-cell office:value-type="float" office:value="3.195831" calcext:value-type="float">
            <text:p>3.195831</text:p>
          </table:table-cell>
          <table:table-cell office:value-type="float" office:value="3.147186" calcext:value-type="float">
            <text:p>3.147186</text:p>
          </table:table-cell>
          <table:table-cell office:value-type="float" office:value="4.90387" calcext:value-type="float">
            <text:p>4.90387</text:p>
          </table:table-cell>
          <table:table-cell office:value-type="float" office:value="4.820282" calcext:value-type="float">
            <text:p>4.820282</text:p>
          </table:table-cell>
          <table:table-cell office:value-type="float" office:value="6.201721" calcext:value-type="float">
            <text:p>6.201721</text:p>
          </table:table-cell>
          <table:table-cell office:value-type="float" office:value="6.109833" calcext:value-type="float">
            <text:p>6.109833</text:p>
          </table:table-cell>
          <table:table-cell office:value-type="float" office:value="7.270569" calcext:value-type="float">
            <text:p>7.270569</text:p>
          </table:table-cell>
          <table:table-cell office:value-type="float" office:value="7.176849" calcext:value-type="float">
            <text:p>7.176849</text:p>
          </table:table-cell>
          <table:table-cell office:value-type="float" office:value="8.114807" calcext:value-type="float">
            <text:p>8.114807</text:p>
          </table:table-cell>
          <table:table-cell office:value-type="float" office:value="8.025208" calcext:value-type="float">
            <text:p>8.025208</text:p>
          </table:table-cell>
          <table:table-cell office:value-type="float" office:value="8.569122" calcext:value-type="float">
            <text:p>8.569122</text:p>
          </table:table-cell>
          <table:table-cell office:value-type="float" office:value="8.484741" calcext:value-type="float">
            <text:p>8.484741</text:p>
          </table:table-cell>
          <table:table-cell office:value-type="float" office:value="4.909882" calcext:value-type="float">
            <text:p>4.909882</text:p>
          </table:table-cell>
          <table:table-cell office:value-type="float" office:value="-4.035248" calcext:value-type="float">
            <text:p>-4.03524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12004" calcext:value-type="float">
            <text:p>17012004</text:p>
          </table:table-cell>
          <table:table-cell office:value-type="float" office:value="1.7604" calcext:value-type="float">
            <text:p>1.7604</text:p>
          </table:table-cell>
          <table:table-cell office:value-type="float" office:value="2.87" calcext:value-type="float">
            <text:p>2.87</text:p>
          </table:table-cell>
          <table:table-cell office:value-type="float" office:value="-3.58" calcext:value-type="float">
            <text:p>-3.58</text:p>
          </table:table-cell>
          <table:table-cell office:value-type="float" office:value="0.6611032" calcext:value-type="float">
            <text:p>0.6611032</text:p>
          </table:table-cell>
          <table:table-cell office:value-type="float" office:value="0.4154142" calcext:value-type="float">
            <text:p>0.4154142</text:p>
          </table:table-cell>
          <table:table-cell office:value-type="float" office:value="381.672" calcext:value-type="float">
            <text:p>381.672</text:p>
          </table:table-cell>
          <table:table-cell office:value-type="float" office:value="0.1" calcext:value-type="float">
            <text:p>0.1</text:p>
          </table:table-cell>
          <table:table-cell office:value-type="float" office:value="-0.2554932" calcext:value-type="float">
            <text:p>-0.2554932</text:p>
          </table:table-cell>
          <table:table-cell office:value-type="float" office:value="-1.936371" calcext:value-type="float">
            <text:p>-1.936371</text:p>
          </table:table-cell>
          <table:table-cell office:value-type="float" office:value="-0.2923584" calcext:value-type="float">
            <text:p>-0.2923584</text:p>
          </table:table-cell>
          <table:table-cell office:value-type="float" office:value="-0.5831909" calcext:value-type="float">
            <text:p>-0.5831909</text:p>
          </table:table-cell>
          <table:table-cell office:value-type="float" office:value="-0.2147217" calcext:value-type="float">
            <text:p>-0.2147217</text:p>
          </table:table-cell>
          <table:table-cell office:value-type="float" office:value="-0.2522278" calcext:value-type="float">
            <text:p>-0.2522278</text:p>
          </table:table-cell>
          <table:table-cell office:value-type="float" office:value="-0.06558228" calcext:value-type="float">
            <text:p>-0.06558228</text:p>
          </table:table-cell>
          <table:table-cell office:value-type="float" office:value="-0.08355713" calcext:value-type="float">
            <text:p>-0.08355713</text:p>
          </table:table-cell>
          <table:table-cell office:value-type="float" office:value="0.2091675" calcext:value-type="float">
            <text:p>0.2091675</text:p>
          </table:table-cell>
          <table:table-cell office:value-type="float" office:value="0.1890869" calcext:value-type="float">
            <text:p>0.1890869</text:p>
          </table:table-cell>
          <table:table-cell office:value-type="float" office:value="0.5888977" calcext:value-type="float">
            <text:p>0.5888977</text:p>
          </table:table-cell>
          <table:table-cell office:value-type="float" office:value="0.5684509" calcext:value-type="float">
            <text:p>0.5684509</text:p>
          </table:table-cell>
          <table:table-cell office:value-type="float" office:value="1.030609" calcext:value-type="float">
            <text:p>1.030609</text:p>
          </table:table-cell>
          <table:table-cell office:value-type="float" office:value="1.014374" calcext:value-type="float">
            <text:p>1.014374</text:p>
          </table:table-cell>
          <table:table-cell office:value-type="float" office:value="1.760254" calcext:value-type="float">
            <text:p>1.760254</text:p>
          </table:table-cell>
          <table:table-cell office:value-type="float" office:value="1.755341" calcext:value-type="float">
            <text:p>1.755341</text:p>
          </table:table-cell>
          <table:table-cell office:value-type="float" office:value="3.146759" calcext:value-type="float">
            <text:p>3.146759</text:p>
          </table:table-cell>
          <table:table-cell office:value-type="float" office:value="3.109375" calcext:value-type="float">
            <text:p>3.109375</text:p>
          </table:table-cell>
          <table:table-cell office:value-type="float" office:value="4.819427" calcext:value-type="float">
            <text:p>4.819427</text:p>
          </table:table-cell>
          <table:table-cell office:value-type="float" office:value="4.743408" calcext:value-type="float">
            <text:p>4.743408</text:p>
          </table:table-cell>
          <table:table-cell office:value-type="float" office:value="6.108887" calcext:value-type="float">
            <text:p>6.108887</text:p>
          </table:table-cell>
          <table:table-cell office:value-type="float" office:value="6.020142" calcext:value-type="float">
            <text:p>6.020142</text:p>
          </table:table-cell>
          <table:table-cell office:value-type="float" office:value="7.175842" calcext:value-type="float">
            <text:p>7.175842</text:p>
          </table:table-cell>
          <table:table-cell office:value-type="float" office:value="7.083862" calcext:value-type="float">
            <text:p>7.083862</text:p>
          </table:table-cell>
          <table:table-cell office:value-type="float" office:value="8.024231" calcext:value-type="float">
            <text:p>8.024231</text:p>
          </table:table-cell>
          <table:table-cell office:value-type="float" office:value="7.935333" calcext:value-type="float">
            <text:p>7.935333</text:p>
          </table:table-cell>
          <table:table-cell office:value-type="float" office:value="8.483856" calcext:value-type="float">
            <text:p>8.483856</text:p>
          </table:table-cell>
          <table:table-cell office:value-type="float" office:value="8.400085" calcext:value-type="float">
            <text:p>8.400085</text:p>
          </table:table-cell>
          <table:table-cell office:value-type="float" office:value="-0.2658691" calcext:value-type="float">
            <text:p>-0.2658691</text:p>
          </table:table-cell>
          <table:table-cell office:value-type="float" office:value="-5.76236" calcext:value-type="float">
            <text:p>-5.7623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12004" calcext:value-type="float">
            <text:p>18012004</text:p>
          </table:table-cell>
          <table:table-cell office:value-type="float" office:value="10.44768" calcext:value-type="float">
            <text:p>10.44768</text:p>
          </table:table-cell>
          <table:table-cell office:value-type="float" office:value="-4.26" calcext:value-type="float">
            <text:p>-4.26</text:p>
          </table:table-cell>
          <table:table-cell office:value-type="float" office:value="-14.04" calcext:value-type="float">
            <text:p>-14.04</text:p>
          </table:table-cell>
          <table:table-cell office:value-type="float" office:value="0.3950413" calcext:value-type="float">
            <text:p>0.3950413</text:p>
          </table:table-cell>
          <table:table-cell office:value-type="float" office:value="0.1861584" calcext:value-type="float">
            <text:p>0.1861584</text:p>
          </table:table-cell>
          <table:table-cell office:value-type="float" office:value="439.884" calcext:value-type="float">
            <text:p>439.884</text:p>
          </table:table-cell>
          <table:table-cell office:value-type="float" office:value="0" calcext:value-type="float">
            <text:p>0</text:p>
          </table:table-cell>
          <table:table-cell office:value-type="float" office:value="0.7460022" calcext:value-type="float">
            <text:p>0.7460022</text:p>
          </table:table-cell>
          <table:table-cell office:value-type="float" office:value="-5.898712" calcext:value-type="float">
            <text:p>-5.898712</text:p>
          </table:table-cell>
          <table:table-cell office:value-type="float" office:value="-0.4633484" calcext:value-type="float">
            <text:p>-0.4633484</text:p>
          </table:table-cell>
          <table:table-cell office:value-type="float" office:value="-1.853638" calcext:value-type="float">
            <text:p>-1.853638</text:p>
          </table:table-cell>
          <table:table-cell office:value-type="float" office:value="-0.2541199" calcext:value-type="float">
            <text:p>-0.2541199</text:p>
          </table:table-cell>
          <table:table-cell office:value-type="float" office:value="-0.5276489" calcext:value-type="float">
            <text:p>-0.5276489</text:p>
          </table:table-cell>
          <table:table-cell office:value-type="float" office:value="-0.0663147" calcext:value-type="float">
            <text:p>-0.0663147</text:p>
          </table:table-cell>
          <table:table-cell office:value-type="float" office:value="-0.09927368" calcext:value-type="float">
            <text:p>-0.09927368</text:p>
          </table:table-cell>
          <table:table-cell office:value-type="float" office:value="0.2091064" calcext:value-type="float">
            <text:p>0.2091064</text:p>
          </table:table-cell>
          <table:table-cell office:value-type="float" office:value="0.1878357" calcext:value-type="float">
            <text:p>0.1878357</text:p>
          </table:table-cell>
          <table:table-cell office:value-type="float" office:value="0.5892029" calcext:value-type="float">
            <text:p>0.5892029</text:p>
          </table:table-cell>
          <table:table-cell office:value-type="float" office:value="0.5791321" calcext:value-type="float">
            <text:p>0.5791321</text:p>
          </table:table-cell>
          <table:table-cell office:value-type="float" office:value="1.031128" calcext:value-type="float">
            <text:p>1.031128</text:p>
          </table:table-cell>
          <table:table-cell office:value-type="float" office:value="1.024109" calcext:value-type="float">
            <text:p>1.024109</text:p>
          </table:table-cell>
          <table:table-cell office:value-type="float" office:value="1.760162" calcext:value-type="float">
            <text:p>1.760162</text:p>
          </table:table-cell>
          <table:table-cell office:value-type="float" office:value="1.751648" calcext:value-type="float">
            <text:p>1.751648</text:p>
          </table:table-cell>
          <table:table-cell office:value-type="float" office:value="3.109009" calcext:value-type="float">
            <text:p>3.109009</text:p>
          </table:table-cell>
          <table:table-cell office:value-type="float" office:value="3.074188" calcext:value-type="float">
            <text:p>3.074188</text:p>
          </table:table-cell>
          <table:table-cell office:value-type="float" office:value="4.742615" calcext:value-type="float">
            <text:p>4.742615</text:p>
          </table:table-cell>
          <table:table-cell office:value-type="float" office:value="4.672913" calcext:value-type="float">
            <text:p>4.672913</text:p>
          </table:table-cell>
          <table:table-cell office:value-type="float" office:value="6.019226" calcext:value-type="float">
            <text:p>6.019226</text:p>
          </table:table-cell>
          <table:table-cell office:value-type="float" office:value="5.934326" calcext:value-type="float">
            <text:p>5.934326</text:p>
          </table:table-cell>
          <table:table-cell office:value-type="float" office:value="7.082916" calcext:value-type="float">
            <text:p>7.082916</text:p>
          </table:table-cell>
          <table:table-cell office:value-type="float" office:value="6.993073" calcext:value-type="float">
            <text:p>6.993073</text:p>
          </table:table-cell>
          <table:table-cell office:value-type="float" office:value="7.934418" calcext:value-type="float">
            <text:p>7.934418</text:p>
          </table:table-cell>
          <table:table-cell office:value-type="float" office:value="7.846008" calcext:value-type="float">
            <text:p>7.846008</text:p>
          </table:table-cell>
          <table:table-cell office:value-type="float" office:value="8.39917" calcext:value-type="float">
            <text:p>8.39917</text:p>
          </table:table-cell>
          <table:table-cell office:value-type="float" office:value="8.315399" calcext:value-type="float">
            <text:p>8.315399</text:p>
          </table:table-cell>
          <table:table-cell office:value-type="float" office:value="4.235657" calcext:value-type="float">
            <text:p>4.235657</text:p>
          </table:table-cell>
          <table:table-cell office:value-type="float" office:value="-14.67874" calcext:value-type="float">
            <text:p>-14.6787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12004" calcext:value-type="float">
            <text:p>19012004</text:p>
          </table:table-cell>
          <table:table-cell office:value-type="float" office:value="9.171375" calcext:value-type="float">
            <text:p>9.171375</text:p>
          </table:table-cell>
          <table:table-cell office:value-type="float" office:value="-6.7" calcext:value-type="float">
            <text:p>-6.7</text:p>
          </table:table-cell>
          <table:table-cell office:value-type="float" office:value="-16.17" calcext:value-type="float">
            <text:p>-16.17</text:p>
          </table:table-cell>
          <table:table-cell office:value-type="float" office:value="0.3291285" calcext:value-type="float">
            <text:p>0.3291285</text:p>
          </table:table-cell>
          <table:table-cell office:value-type="float" office:value="0.1568261" calcext:value-type="float">
            <text:p>0.1568261</text:p>
          </table:table-cell>
          <table:table-cell office:value-type="float" office:value="178.128" calcext:value-type="float">
            <text:p>178.128</text:p>
          </table:table-cell>
          <table:table-cell office:value-type="float" office:value="0" calcext:value-type="float">
            <text:p>0</text:p>
          </table:table-cell>
          <table:table-cell office:value-type="float" office:value="-0.2887573" calcext:value-type="float">
            <text:p>-0.2887573</text:p>
          </table:table-cell>
          <table:table-cell office:value-type="float" office:value="-7.454712" calcext:value-type="float">
            <text:p>-7.454712</text:p>
          </table:table-cell>
          <table:table-cell office:value-type="float" office:value="-1.331757" calcext:value-type="float">
            <text:p>-1.331757</text:p>
          </table:table-cell>
          <table:table-cell office:value-type="float" office:value="-3.1698" calcext:value-type="float">
            <text:p>-3.1698</text:p>
          </table:table-cell>
          <table:table-cell office:value-type="float" office:value="-0.5374756" calcext:value-type="float">
            <text:p>-0.5374756</text:p>
          </table:table-cell>
          <table:table-cell office:value-type="float" office:value="-1.04538" calcext:value-type="float">
            <text:p>-1.04538</text:p>
          </table:table-cell>
          <table:table-cell office:value-type="float" office:value="-0.1006775" calcext:value-type="float">
            <text:p>-0.1006775</text:p>
          </table:table-cell>
          <table:table-cell office:value-type="float" office:value="-0.2089844" calcext:value-type="float">
            <text:p>-0.2089844</text:p>
          </table:table-cell>
          <table:table-cell office:value-type="float" office:value="0.1867981" calcext:value-type="float">
            <text:p>0.1867981</text:p>
          </table:table-cell>
          <table:table-cell office:value-type="float" office:value="0.09179688" calcext:value-type="float">
            <text:p>0.09179688</text:p>
          </table:table-cell>
          <table:table-cell office:value-type="float" office:value="0.5785828" calcext:value-type="float">
            <text:p>0.5785828</text:p>
          </table:table-cell>
          <table:table-cell office:value-type="float" office:value="0.5054016" calcext:value-type="float">
            <text:p>0.5054016</text:p>
          </table:table-cell>
          <table:table-cell office:value-type="float" office:value="1.023834" calcext:value-type="float">
            <text:p>1.023834</text:p>
          </table:table-cell>
          <table:table-cell office:value-type="float" office:value="0.968689" calcext:value-type="float">
            <text:p>0.968689</text:p>
          </table:table-cell>
          <table:table-cell office:value-type="float" office:value="1.751495" calcext:value-type="float">
            <text:p>1.751495</text:p>
          </table:table-cell>
          <table:table-cell office:value-type="float" office:value="1.718475" calcext:value-type="float">
            <text:p>1.718475</text:p>
          </table:table-cell>
          <table:table-cell office:value-type="float" office:value="3.073822" calcext:value-type="float">
            <text:p>3.073822</text:p>
          </table:table-cell>
          <table:table-cell office:value-type="float" office:value="3.035217" calcext:value-type="float">
            <text:p>3.035217</text:p>
          </table:table-cell>
          <table:table-cell office:value-type="float" office:value="4.67218" calcext:value-type="float">
            <text:p>4.67218</text:p>
          </table:table-cell>
          <table:table-cell office:value-type="float" office:value="4.606934" calcext:value-type="float">
            <text:p>4.606934</text:p>
          </table:table-cell>
          <table:table-cell office:value-type="float" office:value="5.933472" calcext:value-type="float">
            <text:p>5.933472</text:p>
          </table:table-cell>
          <table:table-cell office:value-type="float" office:value="5.852875" calcext:value-type="float">
            <text:p>5.852875</text:p>
          </table:table-cell>
          <table:table-cell office:value-type="float" office:value="6.992157" calcext:value-type="float">
            <text:p>6.992157</text:p>
          </table:table-cell>
          <table:table-cell office:value-type="float" office:value="6.904205" calcext:value-type="float">
            <text:p>6.904205</text:p>
          </table:table-cell>
          <table:table-cell office:value-type="float" office:value="7.845093" calcext:value-type="float">
            <text:p>7.845093</text:p>
          </table:table-cell>
          <table:table-cell office:value-type="float" office:value="7.757843" calcext:value-type="float">
            <text:p>7.757843</text:p>
          </table:table-cell>
          <table:table-cell office:value-type="float" office:value="8.314514" calcext:value-type="float">
            <text:p>8.314514</text:p>
          </table:table-cell>
          <table:table-cell office:value-type="float" office:value="8.231781" calcext:value-type="float">
            <text:p>8.231781</text:p>
          </table:table-cell>
          <table:table-cell office:value-type="float" office:value="2.181671" calcext:value-type="float">
            <text:p>2.181671</text:p>
          </table:table-cell>
          <table:table-cell office:value-type="float" office:value="-16.56763" calcext:value-type="float">
            <text:p>-16.5676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12004" calcext:value-type="float">
            <text:p>20012004</text:p>
          </table:table-cell>
          <table:table-cell office:value-type="float" office:value="2.08296" calcext:value-type="float">
            <text:p>2.08296</text:p>
          </table:table-cell>
          <table:table-cell office:value-type="float" office:value="-1.65" calcext:value-type="float">
            <text:p>-1.65</text:p>
          </table:table-cell>
          <table:table-cell office:value-type="float" office:value="-6.57" calcext:value-type="float">
            <text:p>-6.57</text:p>
          </table:table-cell>
          <table:table-cell office:value-type="float" office:value="0.4784828" calcext:value-type="float">
            <text:p>0.4784828</text:p>
          </table:table-cell>
          <table:table-cell office:value-type="float" office:value="0.3323732" calcext:value-type="float">
            <text:p>0.3323732</text:p>
          </table:table-cell>
          <table:table-cell office:value-type="float" office:value="241.2" calcext:value-type="float">
            <text:p>241.2</text:p>
          </table:table-cell>
          <table:table-cell office:value-type="float" office:value="0" calcext:value-type="float">
            <text:p>0</text:p>
          </table:table-cell>
          <table:table-cell office:value-type="float" office:value="-2.09613" calcext:value-type="float">
            <text:p>-2.09613</text:p>
          </table:table-cell>
          <table:table-cell office:value-type="float" office:value="-5.062653" calcext:value-type="float">
            <text:p>-5.062653</text:p>
          </table:table-cell>
          <table:table-cell office:value-type="float" office:value="-1.835358" calcext:value-type="float">
            <text:p>-1.835358</text:p>
          </table:table-cell>
          <table:table-cell office:value-type="float" office:value="-2.674164" calcext:value-type="float">
            <text:p>-2.674164</text:p>
          </table:table-cell>
          <table:table-cell office:value-type="float" office:value="-1.053925" calcext:value-type="float">
            <text:p>-1.053925</text:p>
          </table:table-cell>
          <table:table-cell office:value-type="float" office:value="-1.304688" calcext:value-type="float">
            <text:p>-1.304688</text:p>
          </table:table-cell>
          <table:table-cell office:value-type="float" office:value="-0.2108459" calcext:value-type="float">
            <text:p>-0.2108459</text:p>
          </table:table-cell>
          <table:table-cell office:value-type="float" office:value="-0.3413696" calcext:value-type="float">
            <text:p>-0.3413696</text:p>
          </table:table-cell>
          <table:table-cell office:value-type="float" office:value="0.09030151" calcext:value-type="float">
            <text:p>0.09030151</text:p>
          </table:table-cell>
          <table:table-cell office:value-type="float" office:value="-0.03234863" calcext:value-type="float">
            <text:p>-0.03234863</text:p>
          </table:table-cell>
          <table:table-cell office:value-type="float" office:value="0.504425" calcext:value-type="float">
            <text:p>0.504425</text:p>
          </table:table-cell>
          <table:table-cell office:value-type="float" office:value="0.4004517" calcext:value-type="float">
            <text:p>0.4004517</text:p>
          </table:table-cell>
          <table:table-cell office:value-type="float" office:value="0.9680176" calcext:value-type="float">
            <text:p>0.9680176</text:p>
          </table:table-cell>
          <table:table-cell office:value-type="float" office:value="0.8827209" calcext:value-type="float">
            <text:p>0.8827209</text:p>
          </table:table-cell>
          <table:table-cell office:value-type="float" office:value="1.718018" calcext:value-type="float">
            <text:p>1.718018</text:p>
          </table:table-cell>
          <table:table-cell office:value-type="float" office:value="1.659149" calcext:value-type="float">
            <text:p>1.659149</text:p>
          </table:table-cell>
          <table:table-cell office:value-type="float" office:value="3.03479" calcext:value-type="float">
            <text:p>3.03479</text:p>
          </table:table-cell>
          <table:table-cell office:value-type="float" office:value="2.986725" calcext:value-type="float">
            <text:p>2.986725</text:p>
          </table:table-cell>
          <table:table-cell office:value-type="float" office:value="4.606262" calcext:value-type="float">
            <text:p>4.606262</text:p>
          </table:table-cell>
          <table:table-cell office:value-type="float" office:value="4.541962" calcext:value-type="float">
            <text:p>4.541962</text:p>
          </table:table-cell>
          <table:table-cell office:value-type="float" office:value="5.85202" calcext:value-type="float">
            <text:p>5.85202</text:p>
          </table:table-cell>
          <table:table-cell office:value-type="float" office:value="5.774261" calcext:value-type="float">
            <text:p>5.774261</text:p>
          </table:table-cell>
          <table:table-cell office:value-type="float" office:value="6.90329" calcext:value-type="float">
            <text:p>6.90329</text:p>
          </table:table-cell>
          <table:table-cell office:value-type="float" office:value="6.819122" calcext:value-type="float">
            <text:p>6.819122</text:p>
          </table:table-cell>
          <table:table-cell office:value-type="float" office:value="7.756927" calcext:value-type="float">
            <text:p>7.756927</text:p>
          </table:table-cell>
          <table:table-cell office:value-type="float" office:value="7.6745" calcext:value-type="float">
            <text:p>7.6745</text:p>
          </table:table-cell>
          <table:table-cell office:value-type="float" office:value="8.230896" calcext:value-type="float">
            <text:p>8.230896</text:p>
          </table:table-cell>
          <table:table-cell office:value-type="float" office:value="8.148651" calcext:value-type="float">
            <text:p>8.148651</text:p>
          </table:table-cell>
          <table:table-cell office:value-type="float" office:value="-1.966766" calcext:value-type="float">
            <text:p>-1.966766</text:p>
          </table:table-cell>
          <table:table-cell office:value-type="float" office:value="-9.847961" calcext:value-type="float">
            <text:p>-9.84796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12004" calcext:value-type="float">
            <text:p>21012004</text:p>
          </table:table-cell>
          <table:table-cell office:value-type="float" office:value="9.931257" calcext:value-type="float">
            <text:p>9.931257</text:p>
          </table:table-cell>
          <table:table-cell office:value-type="float" office:value="10.05" calcext:value-type="float">
            <text:p>10.05</text:p>
          </table:table-cell>
          <table:table-cell office:value-type="float" office:value="-7.89" calcext:value-type="float">
            <text:p>-7.89</text:p>
          </table:table-cell>
          <table:table-cell office:value-type="float" office:value="0.8042694" calcext:value-type="float">
            <text:p>0.8042694</text:p>
          </table:table-cell>
          <table:table-cell office:value-type="float" office:value="0.3007269" calcext:value-type="float">
            <text:p>0.3007269</text:p>
          </table:table-cell>
          <table:table-cell office:value-type="float" office:value="335.664" calcext:value-type="float">
            <text:p>335.664</text:p>
          </table:table-cell>
          <table:table-cell office:value-type="float" office:value="0" calcext:value-type="float">
            <text:p>0</text:p>
          </table:table-cell>
          <table:table-cell office:value-type="float" office:value="5.571686" calcext:value-type="float">
            <text:p>5.571686</text:p>
          </table:table-cell>
          <table:table-cell office:value-type="float" office:value="-5.596283" calcext:value-type="float">
            <text:p>-5.596283</text:p>
          </table:table-cell>
          <table:table-cell office:value-type="float" office:value="-0.004974365" calcext:value-type="float">
            <text:p>-0.004974365</text:p>
          </table:table-cell>
          <table:table-cell office:value-type="float" office:value="-2.914246" calcext:value-type="float">
            <text:p>-2.914246</text:p>
          </table:table-cell>
          <table:table-cell office:value-type="float" office:value="-0.6963501" calcext:value-type="float">
            <text:p>-0.6963501</text:p>
          </table:table-cell>
          <table:table-cell office:value-type="float" office:value="-1.513916" calcext:value-type="float">
            <text:p>-1.513916</text:p>
          </table:table-cell>
          <table:table-cell office:value-type="float" office:value="-0.3435974" calcext:value-type="float">
            <text:p>-0.3435974</text:p>
          </table:table-cell>
          <table:table-cell office:value-type="float" office:value="-0.4465637" calcext:value-type="float">
            <text:p>-0.4465637</text:p>
          </table:table-cell>
          <table:table-cell office:value-type="float" office:value="-0.03414917" calcext:value-type="float">
            <text:p>-0.03414917</text:p>
          </table:table-cell>
          <table:table-cell office:value-type="float" office:value="-0.0925293" calcext:value-type="float">
            <text:p>-0.0925293</text:p>
          </table:table-cell>
          <table:table-cell office:value-type="float" office:value="0.399292" calcext:value-type="float">
            <text:p>0.399292</text:p>
          </table:table-cell>
          <table:table-cell office:value-type="float" office:value="0.3352051" calcext:value-type="float">
            <text:p>0.3352051</text:p>
          </table:table-cell>
          <table:table-cell office:value-type="float" office:value="0.8818054" calcext:value-type="float">
            <text:p>0.8818054</text:p>
          </table:table-cell>
          <table:table-cell office:value-type="float" office:value="0.8103943" calcext:value-type="float">
            <text:p>0.8103943</text:p>
          </table:table-cell>
          <table:table-cell office:value-type="float" office:value="1.658478" calcext:value-type="float">
            <text:p>1.658478</text:p>
          </table:table-cell>
          <table:table-cell office:value-type="float" office:value="1.586914" calcext:value-type="float">
            <text:p>1.586914</text:p>
          </table:table-cell>
          <table:table-cell office:value-type="float" office:value="2.986145" calcext:value-type="float">
            <text:p>2.986145</text:p>
          </table:table-cell>
          <table:table-cell office:value-type="float" office:value="2.927307" calcext:value-type="float">
            <text:p>2.927307</text:p>
          </table:table-cell>
          <table:table-cell office:value-type="float" office:value="4.54129" calcext:value-type="float">
            <text:p>4.54129</text:p>
          </table:table-cell>
          <table:table-cell office:value-type="float" office:value="4.476715" calcext:value-type="float">
            <text:p>4.476715</text:p>
          </table:table-cell>
          <table:table-cell office:value-type="float" office:value="5.773438" calcext:value-type="float">
            <text:p>5.773438</text:p>
          </table:table-cell>
          <table:table-cell office:value-type="float" office:value="5.698669" calcext:value-type="float">
            <text:p>5.698669</text:p>
          </table:table-cell>
          <table:table-cell office:value-type="float" office:value="6.818298" calcext:value-type="float">
            <text:p>6.818298</text:p>
          </table:table-cell>
          <table:table-cell office:value-type="float" office:value="6.736664" calcext:value-type="float">
            <text:p>6.736664</text:p>
          </table:table-cell>
          <table:table-cell office:value-type="float" office:value="7.673584" calcext:value-type="float">
            <text:p>7.673584</text:p>
          </table:table-cell>
          <table:table-cell office:value-type="float" office:value="7.586731" calcext:value-type="float">
            <text:p>7.586731</text:p>
          </table:table-cell>
          <table:table-cell office:value-type="float" office:value="8.147797" calcext:value-type="float">
            <text:p>8.147797</text:p>
          </table:table-cell>
          <table:table-cell office:value-type="float" office:value="8.065277" calcext:value-type="float">
            <text:p>8.065277</text:p>
          </table:table-cell>
          <table:table-cell office:value-type="float" office:value="17.75574" calcext:value-type="float">
            <text:p>17.75574</text:p>
          </table:table-cell>
          <table:table-cell office:value-type="float" office:value="-10.81656" calcext:value-type="float">
            <text:p>-10.8165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12004" calcext:value-type="float">
            <text:p>22012004</text:p>
          </table:table-cell>
          <table:table-cell office:value-type="float" office:value="10.32156" calcext:value-type="float">
            <text:p>10.32156</text:p>
          </table:table-cell>
          <table:table-cell office:value-type="float" office:value="-3.8" calcext:value-type="float">
            <text:p>-3.8</text:p>
          </table:table-cell>
          <table:table-cell office:value-type="float" office:value="-11" calcext:value-type="float">
            <text:p>-11</text:p>
          </table:table-cell>
          <table:table-cell office:value-type="float" office:value="0.408722" calcext:value-type="float">
            <text:p>0.408722</text:p>
          </table:table-cell>
          <table:table-cell office:value-type="float" office:value="0.2366268" calcext:value-type="float">
            <text:p>0.2366268</text:p>
          </table:table-cell>
          <table:table-cell office:value-type="float" office:value="291.924" calcext:value-type="float">
            <text:p>291.924</text:p>
          </table:table-cell>
          <table:table-cell office:value-type="float" office:value="0" calcext:value-type="float">
            <text:p>0</text:p>
          </table:table-cell>
          <table:table-cell office:value-type="float" office:value="2.09845" calcext:value-type="float">
            <text:p>2.09845</text:p>
          </table:table-cell>
          <table:table-cell office:value-type="float" office:value="-5.027802" calcext:value-type="float">
            <text:p>-5.027802</text:p>
          </table:table-cell>
          <table:table-cell office:value-type="float" office:value="-0.5563965" calcext:value-type="float">
            <text:p>-0.5563965</text:p>
          </table:table-cell>
          <table:table-cell office:value-type="float" office:value="-1.827911" calcext:value-type="float">
            <text:p>-1.827911</text:p>
          </table:table-cell>
          <table:table-cell office:value-type="float" office:value="-0.6888733" calcext:value-type="float">
            <text:p>-0.6888733</text:p>
          </table:table-cell>
          <table:table-cell office:value-type="float" office:value="-0.8831177" calcext:value-type="float">
            <text:p>-0.8831177</text:p>
          </table:table-cell>
          <table:table-cell office:value-type="float" office:value="-0.3589478" calcext:value-type="float">
            <text:p>-0.3589478</text:p>
          </table:table-cell>
          <table:table-cell office:value-type="float" office:value="-0.3874207" calcext:value-type="float">
            <text:p>-0.3874207</text:p>
          </table:table-cell>
          <table:table-cell office:value-type="float" office:value="-0.07617188" calcext:value-type="float">
            <text:p>-0.07617188</text:p>
          </table:table-cell>
          <table:table-cell office:value-type="float" office:value="-0.0869751" calcext:value-type="float">
            <text:p>-0.0869751</text:p>
          </table:table-cell>
          <table:table-cell office:value-type="float" office:value="0.335144" calcext:value-type="float">
            <text:p>0.335144</text:p>
          </table:table-cell>
          <table:table-cell office:value-type="float" office:value="0.3160706" calcext:value-type="float">
            <text:p>0.3160706</text:p>
          </table:table-cell>
          <table:table-cell office:value-type="float" office:value="0.8100586" calcext:value-type="float">
            <text:p>0.8100586</text:p>
          </table:table-cell>
          <table:table-cell office:value-type="float" office:value="0.7793579" calcext:value-type="float">
            <text:p>0.7793579</text:p>
          </table:table-cell>
          <table:table-cell office:value-type="float" office:value="1.586304" calcext:value-type="float">
            <text:p>1.586304</text:p>
          </table:table-cell>
          <table:table-cell office:value-type="float" office:value="1.536469" calcext:value-type="float">
            <text:p>1.536469</text:p>
          </table:table-cell>
          <table:table-cell office:value-type="float" office:value="2.926636" calcext:value-type="float">
            <text:p>2.926636</text:p>
          </table:table-cell>
          <table:table-cell office:value-type="float" office:value="2.865875" calcext:value-type="float">
            <text:p>2.865875</text:p>
          </table:table-cell>
          <table:table-cell office:value-type="float" office:value="4.476013" calcext:value-type="float">
            <text:p>4.476013</text:p>
          </table:table-cell>
          <table:table-cell office:value-type="float" office:value="4.409637" calcext:value-type="float">
            <text:p>4.409637</text:p>
          </table:table-cell>
          <table:table-cell office:value-type="float" office:value="5.697845" calcext:value-type="float">
            <text:p>5.697845</text:p>
          </table:table-cell>
          <table:table-cell office:value-type="float" office:value="5.623993" calcext:value-type="float">
            <text:p>5.623993</text:p>
          </table:table-cell>
          <table:table-cell office:value-type="float" office:value="6.735809" calcext:value-type="float">
            <text:p>6.735809</text:p>
          </table:table-cell>
          <table:table-cell office:value-type="float" office:value="6.654419" calcext:value-type="float">
            <text:p>6.654419</text:p>
          </table:table-cell>
          <table:table-cell office:value-type="float" office:value="7.585815" calcext:value-type="float">
            <text:p>7.585815</text:p>
          </table:table-cell>
          <table:table-cell office:value-type="float" office:value="7.501801" calcext:value-type="float">
            <text:p>7.501801</text:p>
          </table:table-cell>
          <table:table-cell office:value-type="float" office:value="8.064423" calcext:value-type="float">
            <text:p>8.064423</text:p>
          </table:table-cell>
          <table:table-cell office:value-type="float" office:value="7.982971" calcext:value-type="float">
            <text:p>7.982971</text:p>
          </table:table-cell>
          <table:table-cell office:value-type="float" office:value="5.252014" calcext:value-type="float">
            <text:p>5.252014</text:p>
          </table:table-cell>
          <table:table-cell office:value-type="float" office:value="-12.6821" calcext:value-type="float">
            <text:p>-12.682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12004" calcext:value-type="float">
            <text:p>23012004</text:p>
          </table:table-cell>
          <table:table-cell office:value-type="float" office:value="8.252224" calcext:value-type="float">
            <text:p>8.252224</text:p>
          </table:table-cell>
          <table:table-cell office:value-type="float" office:value="14.87" calcext:value-type="float">
            <text:p>14.87</text:p>
          </table:table-cell>
          <table:table-cell office:value-type="float" office:value="-2.93" calcext:value-type="float">
            <text:p>-2.93</text:p>
          </table:table-cell>
          <table:table-cell office:value-type="float" office:value="0.8122339" calcext:value-type="float">
            <text:p>0.8122339</text:p>
          </table:table-cell>
          <table:table-cell office:value-type="float" office:value="0.4357657" calcext:value-type="float">
            <text:p>0.4357657</text:p>
          </table:table-cell>
          <table:table-cell office:value-type="float" office:value="384.228" calcext:value-type="float">
            <text:p>384.228</text:p>
          </table:table-cell>
          <table:table-cell office:value-type="float" office:value="0" calcext:value-type="float">
            <text:p>0</text:p>
          </table:table-cell>
          <table:table-cell office:value-type="float" office:value="6.042877" calcext:value-type="float">
            <text:p>6.042877</text:p>
          </table:table-cell>
          <table:table-cell office:value-type="float" office:value="-3.495972" calcext:value-type="float">
            <text:p>-3.495972</text:p>
          </table:table-cell>
          <table:table-cell office:value-type="float" office:value="0.2329407" calcext:value-type="float">
            <text:p>0.2329407</text:p>
          </table:table-cell>
          <table:table-cell office:value-type="float" office:value="-1.660248" calcext:value-type="float">
            <text:p>-1.660248</text:p>
          </table:table-cell>
          <table:table-cell office:value-type="float" office:value="-0.4992676" calcext:value-type="float">
            <text:p>-0.4992676</text:p>
          </table:table-cell>
          <table:table-cell office:value-type="float" office:value="-0.9248657" calcext:value-type="float">
            <text:p>-0.9248657</text:p>
          </table:table-cell>
          <table:table-cell office:value-type="float" office:value="-0.3218384" calcext:value-type="float">
            <text:p>-0.3218384</text:p>
          </table:table-cell>
          <table:table-cell office:value-type="float" office:value="-0.4104004" calcext:value-type="float">
            <text:p>-0.4104004</text:p>
          </table:table-cell>
          <table:table-cell office:value-type="float" office:value="-0.07580566" calcext:value-type="float">
            <text:p>-0.07580566</text:p>
          </table:table-cell>
          <table:table-cell office:value-type="float" office:value="-0.09637451" calcext:value-type="float">
            <text:p>-0.09637451</text:p>
          </table:table-cell>
          <table:table-cell office:value-type="float" office:value="0.3158264" calcext:value-type="float">
            <text:p>0.3158264</text:p>
          </table:table-cell>
          <table:table-cell office:value-type="float" office:value="0.3042297" calcext:value-type="float">
            <text:p>0.3042297</text:p>
          </table:table-cell>
          <table:table-cell office:value-type="float" office:value="0.7790527" calcext:value-type="float">
            <text:p>0.7790527</text:p>
          </table:table-cell>
          <table:table-cell office:value-type="float" office:value="0.7589722" calcext:value-type="float">
            <text:p>0.7589722</text:p>
          </table:table-cell>
          <table:table-cell office:value-type="float" office:value="1.53598" calcext:value-type="float">
            <text:p>1.53598</text:p>
          </table:table-cell>
          <table:table-cell office:value-type="float" office:value="1.496796" calcext:value-type="float">
            <text:p>1.496796</text:p>
          </table:table-cell>
          <table:table-cell office:value-type="float" office:value="2.865265" calcext:value-type="float">
            <text:p>2.865265</text:p>
          </table:table-cell>
          <table:table-cell office:value-type="float" office:value="2.808868" calcext:value-type="float">
            <text:p>2.808868</text:p>
          </table:table-cell>
          <table:table-cell office:value-type="float" office:value="4.408936" calcext:value-type="float">
            <text:p>4.408936</text:p>
          </table:table-cell>
          <table:table-cell office:value-type="float" office:value="4.342438" calcext:value-type="float">
            <text:p>4.342438</text:p>
          </table:table-cell>
          <table:table-cell office:value-type="float" office:value="5.62326" calcext:value-type="float">
            <text:p>5.62326</text:p>
          </table:table-cell>
          <table:table-cell office:value-type="float" office:value="5.548737" calcext:value-type="float">
            <text:p>5.548737</text:p>
          </table:table-cell>
          <table:table-cell office:value-type="float" office:value="6.653564" calcext:value-type="float">
            <text:p>6.653564</text:p>
          </table:table-cell>
          <table:table-cell office:value-type="float" office:value="6.573151" calcext:value-type="float">
            <text:p>6.573151</text:p>
          </table:table-cell>
          <table:table-cell office:value-type="float" office:value="7.500916" calcext:value-type="float">
            <text:p>7.500916</text:p>
          </table:table-cell>
          <table:table-cell office:value-type="float" office:value="7.418579" calcext:value-type="float">
            <text:p>7.418579</text:p>
          </table:table-cell>
          <table:table-cell office:value-type="float" office:value="7.982147" calcext:value-type="float">
            <text:p>7.982147</text:p>
          </table:table-cell>
          <table:table-cell office:value-type="float" office:value="7.902283" calcext:value-type="float">
            <text:p>7.902283</text:p>
          </table:table-cell>
          <table:table-cell office:value-type="float" office:value="19.79843" calcext:value-type="float">
            <text:p>19.79843</text:p>
          </table:table-cell>
          <table:table-cell office:value-type="float" office:value="-7.185516" calcext:value-type="float">
            <text:p>-7.18551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12004" calcext:value-type="float">
            <text:p>24012004</text:p>
          </table:table-cell>
          <table:table-cell office:value-type="float" office:value="6.552363" calcext:value-type="float">
            <text:p>6.552363</text:p>
          </table:table-cell>
          <table:table-cell office:value-type="float" office:value="-2.82" calcext:value-type="float">
            <text:p>-2.82</text:p>
          </table:table-cell>
          <table:table-cell office:value-type="float" office:value="-6.52" calcext:value-type="float">
            <text:p>-6.52</text:p>
          </table:table-cell>
          <table:table-cell office:value-type="float" office:value="0.4392963" calcext:value-type="float">
            <text:p>0.4392963</text:p>
          </table:table-cell>
          <table:table-cell office:value-type="float" office:value="0.3336291" calcext:value-type="float">
            <text:p>0.3336291</text:p>
          </table:table-cell>
          <table:table-cell office:value-type="float" office:value="370.764" calcext:value-type="float">
            <text:p>370.764</text:p>
          </table:table-cell>
          <table:table-cell office:value-type="float" office:value="0" calcext:value-type="float">
            <text:p>0</text:p>
          </table:table-cell>
          <table:table-cell office:value-type="float" office:value="1.315216" calcext:value-type="float">
            <text:p>1.315216</text:p>
          </table:table-cell>
          <table:table-cell office:value-type="float" office:value="-3.259521" calcext:value-type="float">
            <text:p>-3.259521</text:p>
          </table:table-cell>
          <table:table-cell office:value-type="float" office:value="-0.3397217" calcext:value-type="float">
            <text:p>-0.3397217</text:p>
          </table:table-cell>
          <table:table-cell office:value-type="float" office:value="-1.148956" calcext:value-type="float">
            <text:p>-1.148956</text:p>
          </table:table-cell>
          <table:table-cell office:value-type="float" office:value="-0.4566345" calcext:value-type="float">
            <text:p>-0.4566345</text:p>
          </table:table-cell>
          <table:table-cell office:value-type="float" office:value="-0.5804749" calcext:value-type="float">
            <text:p>-0.5804749</text:p>
          </table:table-cell>
          <table:table-cell office:value-type="float" office:value="-0.2901917" calcext:value-type="float">
            <text:p>-0.2901917</text:p>
          </table:table-cell>
          <table:table-cell office:value-type="float" office:value="-0.3211975" calcext:value-type="float">
            <text:p>-0.3211975</text:p>
          </table:table-cell>
          <table:table-cell office:value-type="float" office:value="-0.05142212" calcext:value-type="float">
            <text:p>-0.05142212</text:p>
          </table:table-cell>
          <table:table-cell office:value-type="float" office:value="-0.07571411" calcext:value-type="float">
            <text:p>-0.07571411</text:p>
          </table:table-cell>
          <table:table-cell office:value-type="float" office:value="0.3132935" calcext:value-type="float">
            <text:p>0.3132935</text:p>
          </table:table-cell>
          <table:table-cell office:value-type="float" office:value="0.3101807" calcext:value-type="float">
            <text:p>0.3101807</text:p>
          </table:table-cell>
          <table:table-cell office:value-type="float" office:value="0.7588806" calcext:value-type="float">
            <text:p>0.7588806</text:p>
          </table:table-cell>
          <table:table-cell office:value-type="float" office:value="0.7498169" calcext:value-type="float">
            <text:p>0.7498169</text:p>
          </table:table-cell>
          <table:table-cell office:value-type="float" office:value="1.49646" calcext:value-type="float">
            <text:p>1.49646</text:p>
          </table:table-cell>
          <table:table-cell office:value-type="float" office:value="1.469269" calcext:value-type="float">
            <text:p>1.469269</text:p>
          </table:table-cell>
          <table:table-cell office:value-type="float" office:value="2.808319" calcext:value-type="float">
            <text:p>2.808319</text:p>
          </table:table-cell>
          <table:table-cell office:value-type="float" office:value="2.757294" calcext:value-type="float">
            <text:p>2.757294</text:p>
          </table:table-cell>
          <table:table-cell office:value-type="float" office:value="4.341705" calcext:value-type="float">
            <text:p>4.341705</text:p>
          </table:table-cell>
          <table:table-cell office:value-type="float" office:value="4.276337" calcext:value-type="float">
            <text:p>4.276337</text:p>
          </table:table-cell>
          <table:table-cell office:value-type="float" office:value="5.547974" calcext:value-type="float">
            <text:p>5.547974</text:p>
          </table:table-cell>
          <table:table-cell office:value-type="float" office:value="5.474945" calcext:value-type="float">
            <text:p>5.474945</text:p>
          </table:table-cell>
          <table:table-cell office:value-type="float" office:value="6.572296" calcext:value-type="float">
            <text:p>6.572296</text:p>
          </table:table-cell>
          <table:table-cell office:value-type="float" office:value="6.493286" calcext:value-type="float">
            <text:p>6.493286</text:p>
          </table:table-cell>
          <table:table-cell office:value-type="float" office:value="7.417755" calcext:value-type="float">
            <text:p>7.417755</text:p>
          </table:table-cell>
          <table:table-cell office:value-type="float" office:value="7.336761" calcext:value-type="float">
            <text:p>7.336761</text:p>
          </table:table-cell>
          <table:table-cell office:value-type="float" office:value="7.901428" calcext:value-type="float">
            <text:p>7.901428</text:p>
          </table:table-cell>
          <table:table-cell office:value-type="float" office:value="7.822876" calcext:value-type="float">
            <text:p>7.822876</text:p>
          </table:table-cell>
          <table:table-cell office:value-type="float" office:value="4.005493" calcext:value-type="float">
            <text:p>4.005493</text:p>
          </table:table-cell>
          <table:table-cell office:value-type="float" office:value="-8.745026" calcext:value-type="float">
            <text:p>-8.74502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12004" calcext:value-type="float">
            <text:p>25012004</text:p>
          </table:table-cell>
          <table:table-cell office:value-type="float" office:value="2.71944" calcext:value-type="float">
            <text:p>2.71944</text:p>
          </table:table-cell>
          <table:table-cell office:value-type="float" office:value="-4.85" calcext:value-type="float">
            <text:p>-4.85</text:p>
          </table:table-cell>
          <table:table-cell office:value-type="float" office:value="-6.87" calcext:value-type="float">
            <text:p>-6.87</text:p>
          </table:table-cell>
          <table:table-cell office:value-type="float" office:value="0.3780988" calcext:value-type="float">
            <text:p>0.3780988</text:p>
          </table:table-cell>
          <table:table-cell office:value-type="float" office:value="0.3249289" calcext:value-type="float">
            <text:p>0.3249289</text:p>
          </table:table-cell>
          <table:table-cell office:value-type="float" office:value="361.908" calcext:value-type="float">
            <text:p>361.908</text:p>
          </table:table-cell>
          <table:table-cell office:value-type="float" office:value="0" calcext:value-type="float">
            <text:p>0</text:p>
          </table:table-cell>
          <table:table-cell office:value-type="float" office:value="-1.680725" calcext:value-type="float">
            <text:p>-1.680725</text:p>
          </table:table-cell>
          <table:table-cell office:value-type="float" office:value="-4.488831" calcext:value-type="float">
            <text:p>-4.488831</text:p>
          </table:table-cell>
          <table:table-cell office:value-type="float" office:value="-1.166412" calcext:value-type="float">
            <text:p>-1.166412</text:p>
          </table:table-cell>
          <table:table-cell office:value-type="float" office:value="-2.076324" calcext:value-type="float">
            <text:p>-2.076324</text:p>
          </table:table-cell>
          <table:table-cell office:value-type="float" office:value="-0.5846558" calcext:value-type="float">
            <text:p>-0.5846558</text:p>
          </table:table-cell>
          <table:table-cell office:value-type="float" office:value="-0.9989624" calcext:value-type="float">
            <text:p>-0.9989624</text:p>
          </table:table-cell>
          <table:table-cell office:value-type="float" office:value="-0.2955933" calcext:value-type="float">
            <text:p>-0.2955933</text:p>
          </table:table-cell>
          <table:table-cell office:value-type="float" office:value="-0.3872681" calcext:value-type="float">
            <text:p>-0.3872681</text:p>
          </table:table-cell>
          <table:table-cell office:value-type="float" office:value="-0.04574585" calcext:value-type="float">
            <text:p>-0.04574585</text:p>
          </table:table-cell>
          <table:table-cell office:value-type="float" office:value="-0.09298706" calcext:value-type="float">
            <text:p>-0.09298706</text:p>
          </table:table-cell>
          <table:table-cell office:value-type="float" office:value="0.3221436" calcext:value-type="float">
            <text:p>0.3221436</text:p>
          </table:table-cell>
          <table:table-cell office:value-type="float" office:value="0.2923889" calcext:value-type="float">
            <text:p>0.2923889</text:p>
          </table:table-cell>
          <table:table-cell office:value-type="float" office:value="0.7532959" calcext:value-type="float">
            <text:p>0.7532959</text:p>
          </table:table-cell>
          <table:table-cell office:value-type="float" office:value="0.7310791" calcext:value-type="float">
            <text:p>0.7310791</text:p>
          </table:table-cell>
          <table:table-cell office:value-type="float" office:value="1.469025" calcext:value-type="float">
            <text:p>1.469025</text:p>
          </table:table-cell>
          <table:table-cell office:value-type="float" office:value="1.445221" calcext:value-type="float">
            <text:p>1.445221</text:p>
          </table:table-cell>
          <table:table-cell office:value-type="float" office:value="2.756775" calcext:value-type="float">
            <text:p>2.756775</text:p>
          </table:table-cell>
          <table:table-cell office:value-type="float" office:value="2.711426" calcext:value-type="float">
            <text:p>2.711426</text:p>
          </table:table-cell>
          <table:table-cell office:value-type="float" office:value="4.275665" calcext:value-type="float">
            <text:p>4.275665</text:p>
          </table:table-cell>
          <table:table-cell office:value-type="float" office:value="4.212341" calcext:value-type="float">
            <text:p>4.212341</text:p>
          </table:table-cell>
          <table:table-cell office:value-type="float" office:value="5.474213" calcext:value-type="float">
            <text:p>5.474213</text:p>
          </table:table-cell>
          <table:table-cell office:value-type="float" office:value="5.401611" calcext:value-type="float">
            <text:p>5.401611</text:p>
          </table:table-cell>
          <table:table-cell office:value-type="float" office:value="6.492462" calcext:value-type="float">
            <text:p>6.492462</text:p>
          </table:table-cell>
          <table:table-cell office:value-type="float" office:value="6.414337" calcext:value-type="float">
            <text:p>6.414337</text:p>
          </table:table-cell>
          <table:table-cell office:value-type="float" office:value="7.335907" calcext:value-type="float">
            <text:p>7.335907</text:p>
          </table:table-cell>
          <table:table-cell office:value-type="float" office:value="7.256012" calcext:value-type="float">
            <text:p>7.256012</text:p>
          </table:table-cell>
          <table:table-cell office:value-type="float" office:value="7.822021" calcext:value-type="float">
            <text:p>7.822021</text:p>
          </table:table-cell>
          <table:table-cell office:value-type="float" office:value="7.744843" calcext:value-type="float">
            <text:p>7.744843</text:p>
          </table:table-cell>
          <table:table-cell office:value-type="float" office:value="-2.08786" calcext:value-type="float">
            <text:p>-2.08786</text:p>
          </table:table-cell>
          <table:table-cell office:value-type="float" office:value="-9.96756" calcext:value-type="float">
            <text:p>-9.9675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12004" calcext:value-type="float">
            <text:p>26012004</text:p>
          </table:table-cell>
          <table:table-cell office:value-type="float" office:value="6.2568" calcext:value-type="float">
            <text:p>6.2568</text:p>
          </table:table-cell>
          <table:table-cell office:value-type="float" office:value="-7.2" calcext:value-type="float">
            <text:p>-7.2</text:p>
          </table:table-cell>
          <table:table-cell office:value-type="float" office:value="-18.26" calcext:value-type="float">
            <text:p>-18.26</text:p>
          </table:table-cell>
          <table:table-cell office:value-type="float" office:value="0.3169134" calcext:value-type="float">
            <text:p>0.3169134</text:p>
          </table:table-cell>
          <table:table-cell office:value-type="float" office:value="0.1321734" calcext:value-type="float">
            <text:p>0.1321734</text:p>
          </table:table-cell>
          <table:table-cell office:value-type="float" office:value="617.544" calcext:value-type="float">
            <text:p>617.544</text:p>
          </table:table-cell>
          <table:table-cell office:value-type="float" office:value="0" calcext:value-type="float">
            <text:p>0</text:p>
          </table:table-cell>
          <table:table-cell office:value-type="float" office:value="-0.4107056" calcext:value-type="float">
            <text:p>-0.4107056</text:p>
          </table:table-cell>
          <table:table-cell office:value-type="float" office:value="-7.972107" calcext:value-type="float">
            <text:p>-7.972107</text:p>
          </table:table-cell>
          <table:table-cell office:value-type="float" office:value="-1.599457" calcext:value-type="float">
            <text:p>-1.599457</text:p>
          </table:table-cell>
          <table:table-cell office:value-type="float" office:value="-3.652832" calcext:value-type="float">
            <text:p>-3.652832</text:p>
          </table:table-cell>
          <table:table-cell office:value-type="float" office:value="-1.007416" calcext:value-type="float">
            <text:p>-1.007416</text:p>
          </table:table-cell>
          <table:table-cell office:value-type="float" office:value="-1.756683" calcext:value-type="float">
            <text:p>-1.756683</text:p>
          </table:table-cell>
          <table:table-cell office:value-type="float" office:value="-0.3893433" calcext:value-type="float">
            <text:p>-0.3893433</text:p>
          </table:table-cell>
          <table:table-cell office:value-type="float" office:value="-0.6528625" calcext:value-type="float">
            <text:p>-0.6528625</text:p>
          </table:table-cell>
          <table:table-cell office:value-type="float" office:value="-0.09362793" calcext:value-type="float">
            <text:p>-0.09362793</text:p>
          </table:table-cell>
          <table:table-cell office:value-type="float" office:value="-0.1778259" calcext:value-type="float">
            <text:p>-0.1778259</text:p>
          </table:table-cell>
          <table:table-cell office:value-type="float" office:value="0.2919006" calcext:value-type="float">
            <text:p>0.2919006</text:p>
          </table:table-cell>
          <table:table-cell office:value-type="float" office:value="0.2278748" calcext:value-type="float">
            <text:p>0.2278748</text:p>
          </table:table-cell>
          <table:table-cell office:value-type="float" office:value="0.7306213" calcext:value-type="float">
            <text:p>0.7306213</text:p>
          </table:table-cell>
          <table:table-cell office:value-type="float" office:value="0.6787415" calcext:value-type="float">
            <text:p>0.6787415</text:p>
          </table:table-cell>
          <table:table-cell office:value-type="float" office:value="1.444855" calcext:value-type="float">
            <text:p>1.444855</text:p>
          </table:table-cell>
          <table:table-cell office:value-type="float" office:value="1.40448" calcext:value-type="float">
            <text:p>1.40448</text:p>
          </table:table-cell>
          <table:table-cell office:value-type="float" office:value="2.710938" calcext:value-type="float">
            <text:p>2.710938</text:p>
          </table:table-cell>
          <table:table-cell office:value-type="float" office:value="2.665466" calcext:value-type="float">
            <text:p>2.665466</text:p>
          </table:table-cell>
          <table:table-cell office:value-type="float" office:value="4.21167" calcext:value-type="float">
            <text:p>4.21167</text:p>
          </table:table-cell>
          <table:table-cell office:value-type="float" office:value="4.150238" calcext:value-type="float">
            <text:p>4.150238</text:p>
          </table:table-cell>
          <table:table-cell office:value-type="float" office:value="5.400879" calcext:value-type="float">
            <text:p>5.400879</text:p>
          </table:table-cell>
          <table:table-cell office:value-type="float" office:value="5.330078" calcext:value-type="float">
            <text:p>5.330078</text:p>
          </table:table-cell>
          <table:table-cell office:value-type="float" office:value="6.413513" calcext:value-type="float">
            <text:p>6.413513</text:p>
          </table:table-cell>
          <table:table-cell office:value-type="float" office:value="6.336121" calcext:value-type="float">
            <text:p>6.336121</text:p>
          </table:table-cell>
          <table:table-cell office:value-type="float" office:value="7.255157" calcext:value-type="float">
            <text:p>7.255157</text:p>
          </table:table-cell>
          <table:table-cell office:value-type="float" office:value="7.176575" calcext:value-type="float">
            <text:p>7.176575</text:p>
          </table:table-cell>
          <table:table-cell office:value-type="float" office:value="7.744049" calcext:value-type="float">
            <text:p>7.744049</text:p>
          </table:table-cell>
          <table:table-cell office:value-type="float" office:value="7.667908" calcext:value-type="float">
            <text:p>7.667908</text:p>
          </table:table-cell>
          <table:table-cell office:value-type="float" office:value="-0.1221924" calcext:value-type="float">
            <text:p>-0.1221924</text:p>
          </table:table-cell>
          <table:table-cell office:value-type="float" office:value="-18.58125" calcext:value-type="float">
            <text:p>-18.5812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12004" calcext:value-type="float">
            <text:p>27012004</text:p>
          </table:table-cell>
          <table:table-cell office:value-type="float" office:value="11.86499" calcext:value-type="float">
            <text:p>11.86499</text:p>
          </table:table-cell>
          <table:table-cell office:value-type="float" office:value="-16.16" calcext:value-type="float">
            <text:p>-16.16</text:p>
          </table:table-cell>
          <table:table-cell office:value-type="float" office:value="-23.86" calcext:value-type="float">
            <text:p>-23.86</text:p>
          </table:table-cell>
          <table:table-cell office:value-type="float" office:value="0.1569536" calcext:value-type="float">
            <text:p>0.1569536</text:p>
          </table:table-cell>
          <table:table-cell office:value-type="float" office:value="0.08241186" calcext:value-type="float">
            <text:p>0.08241186</text:p>
          </table:table-cell>
          <table:table-cell office:value-type="float" office:value="235.872" calcext:value-type="float">
            <text:p>235.872</text:p>
          </table:table-cell>
          <table:table-cell office:value-type="float" office:value="0" calcext:value-type="float">
            <text:p>0</text:p>
          </table:table-cell>
          <table:table-cell office:value-type="float" office:value="-0.6271973" calcext:value-type="float">
            <text:p>-0.6271973</text:p>
          </table:table-cell>
          <table:table-cell office:value-type="float" office:value="-10.4003" calcext:value-type="float">
            <text:p>-10.4003</text:p>
          </table:table-cell>
          <table:table-cell office:value-type="float" office:value="-2.297272" calcext:value-type="float">
            <text:p>-2.297272</text:p>
          </table:table-cell>
          <table:table-cell office:value-type="float" office:value="-5.290771" calcext:value-type="float">
            <text:p>-5.290771</text:p>
          </table:table-cell>
          <table:table-cell office:value-type="float" office:value="-1.782013" calcext:value-type="float">
            <text:p>-1.782013</text:p>
          </table:table-cell>
          <table:table-cell office:value-type="float" office:value="-2.816467" calcext:value-type="float">
            <text:p>-2.816467</text:p>
          </table:table-cell>
          <table:table-cell office:value-type="float" office:value="-0.6598206" calcext:value-type="float">
            <text:p>-0.6598206</text:p>
          </table:table-cell>
          <table:table-cell office:value-type="float" office:value="-1.296082" calcext:value-type="float">
            <text:p>-1.296082</text:p>
          </table:table-cell>
          <table:table-cell office:value-type="float" office:value="-0.1799011" calcext:value-type="float">
            <text:p>-0.1799011</text:p>
          </table:table-cell>
          <table:table-cell office:value-type="float" office:value="-0.4602051" calcext:value-type="float">
            <text:p>-0.4602051</text:p>
          </table:table-cell>
          <table:table-cell office:value-type="float" office:value="0.226593" calcext:value-type="float">
            <text:p>0.226593</text:p>
          </table:table-cell>
          <table:table-cell office:value-type="float" office:value="0.01815796" calcext:value-type="float">
            <text:p>0.01815796</text:p>
          </table:table-cell>
          <table:table-cell office:value-type="float" office:value="0.677887" calcext:value-type="float">
            <text:p>0.677887</text:p>
          </table:table-cell>
          <table:table-cell office:value-type="float" office:value="0.5273132" calcext:value-type="float">
            <text:p>0.5273132</text:p>
          </table:table-cell>
          <table:table-cell office:value-type="float" office:value="1.403992" calcext:value-type="float">
            <text:p>1.403992</text:p>
          </table:table-cell>
          <table:table-cell office:value-type="float" office:value="1.32193" calcext:value-type="float">
            <text:p>1.32193</text:p>
          </table:table-cell>
          <table:table-cell office:value-type="float" office:value="2.664948" calcext:value-type="float">
            <text:p>2.664948</text:p>
          </table:table-cell>
          <table:table-cell office:value-type="float" office:value="2.611023" calcext:value-type="float">
            <text:p>2.611023</text:p>
          </table:table-cell>
          <table:table-cell office:value-type="float" office:value="4.149597" calcext:value-type="float">
            <text:p>4.149597</text:p>
          </table:table-cell>
          <table:table-cell office:value-type="float" office:value="4.089111" calcext:value-type="float">
            <text:p>4.089111</text:p>
          </table:table-cell>
          <table:table-cell office:value-type="float" office:value="5.329315" calcext:value-type="float">
            <text:p>5.329315</text:p>
          </table:table-cell>
          <table:table-cell office:value-type="float" office:value="5.260101" calcext:value-type="float">
            <text:p>5.260101</text:p>
          </table:table-cell>
          <table:table-cell office:value-type="float" office:value="6.335297" calcext:value-type="float">
            <text:p>6.335297</text:p>
          </table:table-cell>
          <table:table-cell office:value-type="float" office:value="6.259399" calcext:value-type="float">
            <text:p>6.259399</text:p>
          </table:table-cell>
          <table:table-cell office:value-type="float" office:value="7.175751" calcext:value-type="float">
            <text:p>7.175751</text:p>
          </table:table-cell>
          <table:table-cell office:value-type="float" office:value="7.097961" calcext:value-type="float">
            <text:p>7.097961</text:p>
          </table:table-cell>
          <table:table-cell office:value-type="float" office:value="7.667114" calcext:value-type="float">
            <text:p>7.667114</text:p>
          </table:table-cell>
          <table:table-cell office:value-type="float" office:value="7.591644" calcext:value-type="float">
            <text:p>7.591644</text:p>
          </table:table-cell>
          <table:table-cell office:value-type="float" office:value="-1.164276" calcext:value-type="float">
            <text:p>-1.164276</text:p>
          </table:table-cell>
          <table:table-cell office:value-type="float" office:value="-22.9166" calcext:value-type="float">
            <text:p>-22.916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12004" calcext:value-type="float">
            <text:p>28012004</text:p>
          </table:table-cell>
          <table:table-cell office:value-type="float" office:value="10.54944" calcext:value-type="float">
            <text:p>10.54944</text:p>
          </table:table-cell>
          <table:table-cell office:value-type="float" office:value="-17.15" calcext:value-type="float">
            <text:p>-17.15</text:p>
          </table:table-cell>
          <table:table-cell office:value-type="float" office:value="-21.1" calcext:value-type="float">
            <text:p>-21.1</text:p>
          </table:table-cell>
          <table:table-cell office:value-type="float" office:value="0.1447913" calcext:value-type="float">
            <text:p>0.1447913</text:p>
          </table:table-cell>
          <table:table-cell office:value-type="float" office:value="0.1042896" calcext:value-type="float">
            <text:p>0.1042896</text:p>
          </table:table-cell>
          <table:table-cell office:value-type="float" office:value="343.908" calcext:value-type="float">
            <text:p>343.908</text:p>
          </table:table-cell>
          <table:table-cell office:value-type="float" office:value="0" calcext:value-type="float">
            <text:p>0</text:p>
          </table:table-cell>
          <table:table-cell office:value-type="float" office:value="-0.2611389" calcext:value-type="float">
            <text:p>-0.2611389</text:p>
          </table:table-cell>
          <table:table-cell office:value-type="float" office:value="-9.841705" calcext:value-type="float">
            <text:p>-9.841705</text:p>
          </table:table-cell>
          <table:table-cell office:value-type="float" office:value="-2.691956" calcext:value-type="float">
            <text:p>-2.691956</text:p>
          </table:table-cell>
          <table:table-cell office:value-type="float" office:value="-5.749329" calcext:value-type="float">
            <text:p>-5.749329</text:p>
          </table:table-cell>
          <table:table-cell office:value-type="float" office:value="-2.537537" calcext:value-type="float">
            <text:p>-2.537537</text:p>
          </table:table-cell>
          <table:table-cell office:value-type="float" office:value="-3.610138" calcext:value-type="float">
            <text:p>-3.610138</text:p>
          </table:table-cell>
          <table:table-cell office:value-type="float" office:value="-1.308533" calcext:value-type="float">
            <text:p>-1.308533</text:p>
          </table:table-cell>
          <table:table-cell office:value-type="float" office:value="-1.933655" calcext:value-type="float">
            <text:p>-1.933655</text:p>
          </table:table-cell>
          <table:table-cell office:value-type="float" office:value="-0.4658203" calcext:value-type="float">
            <text:p>-0.4658203</text:p>
          </table:table-cell>
          <table:table-cell office:value-type="float" office:value="-1.040771" calcext:value-type="float">
            <text:p>-1.040771</text:p>
          </table:table-cell>
          <table:table-cell office:value-type="float" office:value="0.01473999" calcext:value-type="float">
            <text:p>0.01473999</text:p>
          </table:table-cell>
          <table:table-cell office:value-type="float" office:value="-0.1164551" calcext:value-type="float">
            <text:p>-0.1164551</text:p>
          </table:table-cell>
          <table:table-cell office:value-type="float" office:value="0.5251465" calcext:value-type="float">
            <text:p>0.5251465</text:p>
          </table:table-cell>
          <table:table-cell office:value-type="float" office:value="0.3858032" calcext:value-type="float">
            <text:p>0.3858032</text:p>
          </table:table-cell>
          <table:table-cell office:value-type="float" office:value="1.32074" calcext:value-type="float">
            <text:p>1.32074</text:p>
          </table:table-cell>
          <table:table-cell office:value-type="float" office:value="1.19812" calcext:value-type="float">
            <text:p>1.19812</text:p>
          </table:table-cell>
          <table:table-cell office:value-type="float" office:value="2.610352" calcext:value-type="float">
            <text:p>2.610352</text:p>
          </table:table-cell>
          <table:table-cell office:value-type="float" office:value="2.534912" calcext:value-type="float">
            <text:p>2.534912</text:p>
          </table:table-cell>
          <table:table-cell office:value-type="float" office:value="4.08847" calcext:value-type="float">
            <text:p>4.08847</text:p>
          </table:table-cell>
          <table:table-cell office:value-type="float" office:value="4.024231" calcext:value-type="float">
            <text:p>4.024231</text:p>
          </table:table-cell>
          <table:table-cell office:value-type="float" office:value="5.259369" calcext:value-type="float">
            <text:p>5.259369</text:p>
          </table:table-cell>
          <table:table-cell office:value-type="float" office:value="5.190277" calcext:value-type="float">
            <text:p>5.190277</text:p>
          </table:table-cell>
          <table:table-cell office:value-type="float" office:value="6.258606" calcext:value-type="float">
            <text:p>6.258606</text:p>
          </table:table-cell>
          <table:table-cell office:value-type="float" office:value="6.184052" calcext:value-type="float">
            <text:p>6.184052</text:p>
          </table:table-cell>
          <table:table-cell office:value-type="float" office:value="7.097107" calcext:value-type="float">
            <text:p>7.097107</text:p>
          </table:table-cell>
          <table:table-cell office:value-type="float" office:value="7.02066" calcext:value-type="float">
            <text:p>7.02066</text:p>
          </table:table-cell>
          <table:table-cell office:value-type="float" office:value="7.590881" calcext:value-type="float">
            <text:p>7.590881</text:p>
          </table:table-cell>
          <table:table-cell office:value-type="float" office:value="7.516327" calcext:value-type="float">
            <text:p>7.516327</text:p>
          </table:table-cell>
          <table:table-cell office:value-type="float" office:value="1.342255" calcext:value-type="float">
            <text:p>1.342255</text:p>
          </table:table-cell>
          <table:table-cell office:value-type="float" office:value="-21.50258" calcext:value-type="float">
            <text:p>-21.5025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12004" calcext:value-type="float">
            <text:p>29012004</text:p>
          </table:table-cell>
          <table:table-cell office:value-type="float" office:value="10.00188" calcext:value-type="float">
            <text:p>10.00188</text:p>
          </table:table-cell>
          <table:table-cell office:value-type="float" office:value="-16.63" calcext:value-type="float">
            <text:p>-16.63</text:p>
          </table:table-cell>
          <table:table-cell office:value-type="float" office:value="-21.68" calcext:value-type="float">
            <text:p>-21.68</text:p>
          </table:table-cell>
          <table:table-cell office:value-type="float" office:value="0.1510689" calcext:value-type="float">
            <text:p>0.1510689</text:p>
          </table:table-cell>
          <table:table-cell office:value-type="float" office:value="0.09929787" calcext:value-type="float">
            <text:p>0.09929787</text:p>
          </table:table-cell>
          <table:table-cell office:value-type="float" office:value="275.076" calcext:value-type="float">
            <text:p>275.076</text:p>
          </table:table-cell>
          <table:table-cell office:value-type="float" office:value="0" calcext:value-type="float">
            <text:p>0</text:p>
          </table:table-cell>
          <table:table-cell office:value-type="float" office:value="-1.126678" calcext:value-type="float">
            <text:p>-1.126678</text:p>
          </table:table-cell>
          <table:table-cell office:value-type="float" office:value="-10.23645" calcext:value-type="float">
            <text:p>-10.23645</text:p>
          </table:table-cell>
          <table:table-cell office:value-type="float" office:value="-3.225708" calcext:value-type="float">
            <text:p>-3.225708</text:p>
          </table:table-cell>
          <table:table-cell office:value-type="float" office:value="-6.338959" calcext:value-type="float">
            <text:p>-6.338959</text:p>
          </table:table-cell>
          <table:table-cell office:value-type="float" office:value="-3.097229" calcext:value-type="float">
            <text:p>-3.097229</text:p>
          </table:table-cell>
          <table:table-cell office:value-type="float" office:value="-4.288696" calcext:value-type="float">
            <text:p>-4.288696</text:p>
          </table:table-cell>
          <table:table-cell office:value-type="float" office:value="-1.948853" calcext:value-type="float">
            <text:p>-1.948853</text:p>
          </table:table-cell>
          <table:table-cell office:value-type="float" office:value="-2.587067" calcext:value-type="float">
            <text:p>-2.587067</text:p>
          </table:table-cell>
          <table:table-cell office:value-type="float" office:value="-1.049133" calcext:value-type="float">
            <text:p>-1.049133</text:p>
          </table:table-cell>
          <table:table-cell office:value-type="float" office:value="-1.506165" calcext:value-type="float">
            <text:p>-1.506165</text:p>
          </table:table-cell>
          <table:table-cell office:value-type="float" office:value="-0.1172791" calcext:value-type="float">
            <text:p>-0.1172791</text:p>
          </table:table-cell>
          <table:table-cell office:value-type="float" office:value="-0.1977539" calcext:value-type="float">
            <text:p>-0.1977539</text:p>
          </table:table-cell>
          <table:table-cell office:value-type="float" office:value="0.3849487" calcext:value-type="float">
            <text:p>0.3849487</text:p>
          </table:table-cell>
          <table:table-cell office:value-type="float" office:value="0.296814" calcext:value-type="float">
            <text:p>0.296814</text:p>
          </table:table-cell>
          <table:table-cell office:value-type="float" office:value="1.197083" calcext:value-type="float">
            <text:p>1.197083</text:p>
          </table:table-cell>
          <table:table-cell office:value-type="float" office:value="1.103485" calcext:value-type="float">
            <text:p>1.103485</text:p>
          </table:table-cell>
          <table:table-cell office:value-type="float" office:value="2.534027" calcext:value-type="float">
            <text:p>2.534027</text:p>
          </table:table-cell>
          <table:table-cell office:value-type="float" office:value="2.45166" calcext:value-type="float">
            <text:p>2.45166</text:p>
          </table:table-cell>
          <table:table-cell office:value-type="float" office:value="4.02356" calcext:value-type="float">
            <text:p>4.02356</text:p>
          </table:table-cell>
          <table:table-cell office:value-type="float" office:value="3.955475" calcext:value-type="float">
            <text:p>3.955475</text:p>
          </table:table-cell>
          <table:table-cell office:value-type="float" office:value="5.189545" calcext:value-type="float">
            <text:p>5.189545</text:p>
          </table:table-cell>
          <table:table-cell office:value-type="float" office:value="5.119629" calcext:value-type="float">
            <text:p>5.119629</text:p>
          </table:table-cell>
          <table:table-cell office:value-type="float" office:value="6.183289" calcext:value-type="float">
            <text:p>6.183289</text:p>
          </table:table-cell>
          <table:table-cell office:value-type="float" office:value="6.109375" calcext:value-type="float">
            <text:p>6.109375</text:p>
          </table:table-cell>
          <table:table-cell office:value-type="float" office:value="7.019867" calcext:value-type="float">
            <text:p>7.019867</text:p>
          </table:table-cell>
          <table:table-cell office:value-type="float" office:value="6.944214" calcext:value-type="float">
            <text:p>6.944214</text:p>
          </table:table-cell>
          <table:table-cell office:value-type="float" office:value="7.515564" calcext:value-type="float">
            <text:p>7.515564</text:p>
          </table:table-cell>
          <table:table-cell office:value-type="float" office:value="7.442413" calcext:value-type="float">
            <text:p>7.442413</text:p>
          </table:table-cell>
          <table:table-cell office:value-type="float" office:value="0.1174927" calcext:value-type="float">
            <text:p>0.1174927</text:p>
          </table:table-cell>
          <table:table-cell office:value-type="float" office:value="-22.24507" calcext:value-type="float">
            <text:p>-22.2450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12004" calcext:value-type="float">
            <text:p>30012004</text:p>
          </table:table-cell>
          <table:table-cell office:value-type="float" office:value="10.81293" calcext:value-type="float">
            <text:p>10.81293</text:p>
          </table:table-cell>
          <table:table-cell office:value-type="float" office:value="-15.07" calcext:value-type="float">
            <text:p>-15.07</text:p>
          </table:table-cell>
          <table:table-cell office:value-type="float" office:value="-20.69" calcext:value-type="float">
            <text:p>-20.69</text:p>
          </table:table-cell>
          <table:table-cell office:value-type="float" office:value="0.1714066" calcext:value-type="float">
            <text:p>0.1714066</text:p>
          </table:table-cell>
          <table:table-cell office:value-type="float" office:value="0.1079541" calcext:value-type="float">
            <text:p>0.1079541</text:p>
          </table:table-cell>
          <table:table-cell office:value-type="float" office:value="193.608" calcext:value-type="float">
            <text:p>193.608</text:p>
          </table:table-cell>
          <table:table-cell office:value-type="float" office:value="0" calcext:value-type="float">
            <text:p>0</text:p>
          </table:table-cell>
          <table:table-cell office:value-type="float" office:value="-0.6104126" calcext:value-type="float">
            <text:p>-0.6104126</text:p>
          </table:table-cell>
          <table:table-cell office:value-type="float" office:value="-10.65567" calcext:value-type="float">
            <text:p>-10.65567</text:p>
          </table:table-cell>
          <table:table-cell office:value-type="float" office:value="-3.394623" calcext:value-type="float">
            <text:p>-3.394623</text:p>
          </table:table-cell>
          <table:table-cell office:value-type="float" office:value="-6.855988" calcext:value-type="float">
            <text:p>-6.855988</text:p>
          </table:table-cell>
          <table:table-cell office:value-type="float" office:value="-3.365234" calcext:value-type="float">
            <text:p>-3.365234</text:p>
          </table:table-cell>
          <table:table-cell office:value-type="float" office:value="-4.823944" calcext:value-type="float">
            <text:p>-4.823944</text:p>
          </table:table-cell>
          <table:table-cell office:value-type="float" office:value="-2.514069" calcext:value-type="float">
            <text:p>-2.514069</text:p>
          </table:table-cell>
          <table:table-cell office:value-type="float" office:value="-3.081543" calcext:value-type="float">
            <text:p>-3.081543</text:p>
          </table:table-cell>
          <table:table-cell office:value-type="float" office:value="-1.512421" calcext:value-type="float">
            <text:p>-1.512421</text:p>
          </table:table-cell>
          <table:table-cell office:value-type="float" office:value="-1.871704" calcext:value-type="float">
            <text:p>-1.871704</text:p>
          </table:table-cell>
          <table:table-cell office:value-type="float" office:value="-0.1988831" calcext:value-type="float">
            <text:p>-0.1988831</text:p>
          </table:table-cell>
          <table:table-cell office:value-type="float" office:value="-0.3306274" calcext:value-type="float">
            <text:p>-0.3306274</text:p>
          </table:table-cell>
          <table:table-cell office:value-type="float" office:value="0.2958679" calcext:value-type="float">
            <text:p>0.2958679</text:p>
          </table:table-cell>
          <table:table-cell office:value-type="float" office:value="0.1756287" calcext:value-type="float">
            <text:p>0.1756287</text:p>
          </table:table-cell>
          <table:table-cell office:value-type="float" office:value="1.102631" calcext:value-type="float">
            <text:p>1.102631</text:p>
          </table:table-cell>
          <table:table-cell office:value-type="float" office:value="1.005341" calcext:value-type="float">
            <text:p>1.005341</text:p>
          </table:table-cell>
          <table:table-cell office:value-type="float" office:value="2.450775" calcext:value-type="float">
            <text:p>2.450775</text:p>
          </table:table-cell>
          <table:table-cell office:value-type="float" office:value="2.36792" calcext:value-type="float">
            <text:p>2.36792</text:p>
          </table:table-cell>
          <table:table-cell office:value-type="float" office:value="3.954742" calcext:value-type="float">
            <text:p>3.954742</text:p>
          </table:table-cell>
          <table:table-cell office:value-type="float" office:value="3.88205" calcext:value-type="float">
            <text:p>3.88205</text:p>
          </table:table-cell>
          <table:table-cell office:value-type="float" office:value="5.118896" calcext:value-type="float">
            <text:p>5.118896</text:p>
          </table:table-cell>
          <table:table-cell office:value-type="float" office:value="5.047546" calcext:value-type="float">
            <text:p>5.047546</text:p>
          </table:table-cell>
          <table:table-cell office:value-type="float" office:value="6.108582" calcext:value-type="float">
            <text:p>6.108582</text:p>
          </table:table-cell>
          <table:table-cell office:value-type="float" office:value="6.034943" calcext:value-type="float">
            <text:p>6.034943</text:p>
          </table:table-cell>
          <table:table-cell office:value-type="float" office:value="6.94342" calcext:value-type="float">
            <text:p>6.94342</text:p>
          </table:table-cell>
          <table:table-cell office:value-type="float" office:value="6.868896" calcext:value-type="float">
            <text:p>6.868896</text:p>
          </table:table-cell>
          <table:table-cell office:value-type="float" office:value="7.44165" calcext:value-type="float">
            <text:p>7.44165</text:p>
          </table:table-cell>
          <table:table-cell office:value-type="float" office:value="7.369537" calcext:value-type="float">
            <text:p>7.369537</text:p>
          </table:table-cell>
          <table:table-cell office:value-type="float" office:value="1.845154" calcext:value-type="float">
            <text:p>1.845154</text:p>
          </table:table-cell>
          <table:table-cell office:value-type="float" office:value="-22.00542" calcext:value-type="float">
            <text:p>-22.0054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12004" calcext:value-type="float">
            <text:p>31012004</text:p>
          </table:table-cell>
          <table:table-cell office:value-type="float" office:value="10.10123" calcext:value-type="float">
            <text:p>10.10123</text:p>
          </table:table-cell>
          <table:table-cell office:value-type="float" office:value="-8.14" calcext:value-type="float">
            <text:p>-8.14</text:p>
          </table:table-cell>
          <table:table-cell office:value-type="float" office:value="-16.21" calcext:value-type="float">
            <text:p>-16.21</text:p>
          </table:table-cell>
          <table:table-cell office:value-type="float" office:value="0.2950488" calcext:value-type="float">
            <text:p>0.2950488</text:p>
          </table:table-cell>
          <table:table-cell office:value-type="float" office:value="0.1563181" calcext:value-type="float">
            <text:p>0.1563181</text:p>
          </table:table-cell>
          <table:table-cell office:value-type="float" office:value="273.636" calcext:value-type="float">
            <text:p>273.636</text:p>
          </table:table-cell>
          <table:table-cell office:value-type="float" office:value="0" calcext:value-type="float">
            <text:p>0</text:p>
          </table:table-cell>
          <table:table-cell office:value-type="float" office:value="-0.291748" calcext:value-type="float">
            <text:p>-0.291748</text:p>
          </table:table-cell>
          <table:table-cell office:value-type="float" office:value="-9.256409" calcext:value-type="float">
            <text:p>-9.256409</text:p>
          </table:table-cell>
          <table:table-cell office:value-type="float" office:value="-2.798401" calcext:value-type="float">
            <text:p>-2.798401</text:p>
          </table:table-cell>
          <table:table-cell office:value-type="float" office:value="-6.212402" calcext:value-type="float">
            <text:p>-6.212402</text:p>
          </table:table-cell>
          <table:table-cell office:value-type="float" office:value="-2.983002" calcext:value-type="float">
            <text:p>-2.983002</text:p>
          </table:table-cell>
          <table:table-cell office:value-type="float" office:value="-4.518005" calcext:value-type="float">
            <text:p>-4.518005</text:p>
          </table:table-cell>
          <table:table-cell office:value-type="float" office:value="-2.343536" calcext:value-type="float">
            <text:p>-2.343536</text:p>
          </table:table-cell>
          <table:table-cell office:value-type="float" office:value="-3.006287" calcext:value-type="float">
            <text:p>-3.006287</text:p>
          </table:table-cell>
          <table:table-cell office:value-type="float" office:value="-1.624817" calcext:value-type="float">
            <text:p>-1.624817</text:p>
          </table:table-cell>
          <table:table-cell office:value-type="float" office:value="-1.908569" calcext:value-type="float">
            <text:p>-1.908569</text:p>
          </table:table-cell>
          <table:table-cell office:value-type="float" office:value="-0.3323975" calcext:value-type="float">
            <text:p>-0.3323975</text:p>
          </table:table-cell>
          <table:table-cell office:value-type="float" office:value="-0.538208" calcext:value-type="float">
            <text:p>-0.538208</text:p>
          </table:table-cell>
          <table:table-cell office:value-type="float" office:value="0.1741943" calcext:value-type="float">
            <text:p>0.1741943</text:p>
          </table:table-cell>
          <table:table-cell office:value-type="float" office:value="-0.003295898" calcext:value-type="float">
            <text:p>-0.003295898</text:p>
          </table:table-cell>
          <table:table-cell office:value-type="float" office:value="1.004272" calcext:value-type="float">
            <text:p>1.004272</text:p>
          </table:table-cell>
          <table:table-cell office:value-type="float" office:value="0.8781128" calcext:value-type="float">
            <text:p>0.8781128</text:p>
          </table:table-cell>
          <table:table-cell office:value-type="float" office:value="2.367004" calcext:value-type="float">
            <text:p>2.367004</text:p>
          </table:table-cell>
          <table:table-cell office:value-type="float" office:value="2.277191" calcext:value-type="float">
            <text:p>2.277191</text:p>
          </table:table-cell>
          <table:table-cell office:value-type="float" office:value="3.881256" calcext:value-type="float">
            <text:p>3.881256</text:p>
          </table:table-cell>
          <table:table-cell office:value-type="float" office:value="3.806152" calcext:value-type="float">
            <text:p>3.806152</text:p>
          </table:table-cell>
          <table:table-cell office:value-type="float" office:value="5.046814" calcext:value-type="float">
            <text:p>5.046814</text:p>
          </table:table-cell>
          <table:table-cell office:value-type="float" office:value="4.974243" calcext:value-type="float">
            <text:p>4.974243</text:p>
          </table:table-cell>
          <table:table-cell office:value-type="float" office:value="6.03418" calcext:value-type="float">
            <text:p>6.03418</text:p>
          </table:table-cell>
          <table:table-cell office:value-type="float" office:value="5.961731" calcext:value-type="float">
            <text:p>5.961731</text:p>
          </table:table-cell>
          <table:table-cell office:value-type="float" office:value="6.868134" calcext:value-type="float">
            <text:p>6.868134</text:p>
          </table:table-cell>
          <table:table-cell office:value-type="float" office:value="6.795349" calcext:value-type="float">
            <text:p>6.795349</text:p>
          </table:table-cell>
          <table:table-cell office:value-type="float" office:value="7.368774" calcext:value-type="float">
            <text:p>7.368774</text:p>
          </table:table-cell>
          <table:table-cell office:value-type="float" office:value="7.297791" calcext:value-type="float">
            <text:p>7.297791</text:p>
          </table:table-cell>
          <table:table-cell office:value-type="float" office:value="4.40686" calcext:value-type="float">
            <text:p>4.40686</text:p>
          </table:table-cell>
          <table:table-cell office:value-type="float" office:value="-19.10188" calcext:value-type="float">
            <text:p>-19.1018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004" calcext:value-type="float">
            <text:p>1022004</text:p>
          </table:table-cell>
          <table:table-cell office:value-type="float" office:value="5.64336" calcext:value-type="float">
            <text:p>5.64336</text:p>
          </table:table-cell>
          <table:table-cell office:value-type="float" office:value="-7.63" calcext:value-type="float">
            <text:p>-7.63</text:p>
          </table:table-cell>
          <table:table-cell office:value-type="float" office:value="-9.21" calcext:value-type="float">
            <text:p>-9.21</text:p>
          </table:table-cell>
          <table:table-cell office:value-type="float" office:value="0.3067369" calcext:value-type="float">
            <text:p>0.3067369</text:p>
          </table:table-cell>
          <table:table-cell office:value-type="float" office:value="0.2718221" calcext:value-type="float">
            <text:p>0.2718221</text:p>
          </table:table-cell>
          <table:table-cell office:value-type="float" office:value="269.244" calcext:value-type="float">
            <text:p>269.244</text:p>
          </table:table-cell>
          <table:table-cell office:value-type="float" office:value="0" calcext:value-type="float">
            <text:p>0</text:p>
          </table:table-cell>
          <table:table-cell office:value-type="float" office:value="-1.641479" calcext:value-type="float">
            <text:p>-1.641479</text:p>
          </table:table-cell>
          <table:table-cell office:value-type="float" office:value="-6.809937" calcext:value-type="float">
            <text:p>-6.809937</text:p>
          </table:table-cell>
          <table:table-cell office:value-type="float" office:value="-2.950073" calcext:value-type="float">
            <text:p>-2.950073</text:p>
          </table:table-cell>
          <table:table-cell office:value-type="float" office:value="-4.677704" calcext:value-type="float">
            <text:p>-4.677704</text:p>
          </table:table-cell>
          <table:table-cell office:value-type="float" office:value="-2.794098" calcext:value-type="float">
            <text:p>-2.794098</text:p>
          </table:table-cell>
          <table:table-cell office:value-type="float" office:value="-3.501434" calcext:value-type="float">
            <text:p>-3.501434</text:p>
          </table:table-cell>
          <table:table-cell office:value-type="float" office:value="-2.215302" calcext:value-type="float">
            <text:p>-2.215302</text:p>
          </table:table-cell>
          <table:table-cell office:value-type="float" office:value="-2.47052" calcext:value-type="float">
            <text:p>-2.47052</text:p>
          </table:table-cell>
          <table:table-cell office:value-type="float" office:value="-1.618317" calcext:value-type="float">
            <text:p>-1.618317</text:p>
          </table:table-cell>
          <table:table-cell office:value-type="float" office:value="-1.701599" calcext:value-type="float">
            <text:p>-1.701599</text:p>
          </table:table-cell>
          <table:table-cell office:value-type="float" office:value="-0.5403137" calcext:value-type="float">
            <text:p>-0.5403137</text:p>
          </table:table-cell>
          <table:table-cell office:value-type="float" office:value="-0.7427979" calcext:value-type="float">
            <text:p>-0.7427979</text:p>
          </table:table-cell>
          <table:table-cell office:value-type="float" office:value="-0.005157471" calcext:value-type="float">
            <text:p>-0.005157471</text:p>
          </table:table-cell>
          <table:table-cell office:value-type="float" office:value="-0.07702637" calcext:value-type="float">
            <text:p>-0.07702637</text:p>
          </table:table-cell>
          <table:table-cell office:value-type="float" office:value="0.8766174" calcext:value-type="float">
            <text:p>0.8766174</text:p>
          </table:table-cell>
          <table:table-cell office:value-type="float" office:value="0.7598877" calcext:value-type="float">
            <text:p>0.7598877</text:p>
          </table:table-cell>
          <table:table-cell office:value-type="float" office:value="2.276184" calcext:value-type="float">
            <text:p>2.276184</text:p>
          </table:table-cell>
          <table:table-cell office:value-type="float" office:value="2.176422" calcext:value-type="float">
            <text:p>2.176422</text:p>
          </table:table-cell>
          <table:table-cell office:value-type="float" office:value="3.805328" calcext:value-type="float">
            <text:p>3.805328</text:p>
          </table:table-cell>
          <table:table-cell office:value-type="float" office:value="3.726227" calcext:value-type="float">
            <text:p>3.726227</text:p>
          </table:table-cell>
          <table:table-cell office:value-type="float" office:value="4.973419" calcext:value-type="float">
            <text:p>4.973419</text:p>
          </table:table-cell>
          <table:table-cell office:value-type="float" office:value="4.898895" calcext:value-type="float">
            <text:p>4.898895</text:p>
          </table:table-cell>
          <table:table-cell office:value-type="float" office:value="5.960968" calcext:value-type="float">
            <text:p>5.960968</text:p>
          </table:table-cell>
          <table:table-cell office:value-type="float" office:value="5.887695" calcext:value-type="float">
            <text:p>5.887695</text:p>
          </table:table-cell>
          <table:table-cell office:value-type="float" office:value="6.794586" calcext:value-type="float">
            <text:p>6.794586</text:p>
          </table:table-cell>
          <table:table-cell office:value-type="float" office:value="6.72168" calcext:value-type="float">
            <text:p>6.72168</text:p>
          </table:table-cell>
          <table:table-cell office:value-type="float" office:value="7.297028" calcext:value-type="float">
            <text:p>7.297028</text:p>
          </table:table-cell>
          <table:table-cell office:value-type="float" office:value="7.226593" calcext:value-type="float">
            <text:p>7.226593</text:p>
          </table:table-cell>
          <table:table-cell office:value-type="float" office:value="0.6202698" calcext:value-type="float">
            <text:p>0.6202698</text:p>
          </table:table-cell>
          <table:table-cell office:value-type="float" office:value="-13.34067" calcext:value-type="float">
            <text:p>-13.3406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2004" calcext:value-type="float">
            <text:p>2022004</text:p>
          </table:table-cell>
          <table:table-cell office:value-type="float" office:value="11.83528" calcext:value-type="float">
            <text:p>11.83528</text:p>
          </table:table-cell>
          <table:table-cell office:value-type="float" office:value="-8.74" calcext:value-type="float">
            <text:p>-8.74</text:p>
          </table:table-cell>
          <table:table-cell office:value-type="float" office:value="-14.91" calcext:value-type="float">
            <text:p>-14.91</text:p>
          </table:table-cell>
          <table:table-cell office:value-type="float" office:value="0.2818135" calcext:value-type="float">
            <text:p>0.2818135</text:p>
          </table:table-cell>
          <table:table-cell office:value-type="float" office:value="0.1736267" calcext:value-type="float">
            <text:p>0.1736267</text:p>
          </table:table-cell>
          <table:table-cell office:value-type="float" office:value="485.1" calcext:value-type="float">
            <text:p>485.1</text:p>
          </table:table-cell>
          <table:table-cell office:value-type="float" office:value="0" calcext:value-type="float">
            <text:p>0</text:p>
          </table:table-cell>
          <table:table-cell office:value-type="float" office:value="2.977539" calcext:value-type="float">
            <text:p>2.977539</text:p>
          </table:table-cell>
          <table:table-cell office:value-type="float" office:value="-6.887878" calcext:value-type="float">
            <text:p>-6.887878</text:p>
          </table:table-cell>
          <table:table-cell office:value-type="float" office:value="-1.58548" calcext:value-type="float">
            <text:p>-1.58548</text:p>
          </table:table-cell>
          <table:table-cell office:value-type="float" office:value="-4.66391" calcext:value-type="float">
            <text:p>-4.66391</text:p>
          </table:table-cell>
          <table:table-cell office:value-type="float" office:value="-2.278351" calcext:value-type="float">
            <text:p>-2.278351</text:p>
          </table:table-cell>
          <table:table-cell office:value-type="float" office:value="-3.464966" calcext:value-type="float">
            <text:p>-3.464966</text:p>
          </table:table-cell>
          <table:table-cell office:value-type="float" office:value="-1.992462" calcext:value-type="float">
            <text:p>-1.992462</text:p>
          </table:table-cell>
          <table:table-cell office:value-type="float" office:value="-2.46698" calcext:value-type="float">
            <text:p>-2.46698</text:p>
          </table:table-cell>
          <table:table-cell office:value-type="float" office:value="-1.55661" calcext:value-type="float">
            <text:p>-1.55661</text:p>
          </table:table-cell>
          <table:table-cell office:value-type="float" office:value="-1.767426" calcext:value-type="float">
            <text:p>-1.767426</text:p>
          </table:table-cell>
          <table:table-cell office:value-type="float" office:value="-0.7445984" calcext:value-type="float">
            <text:p>-0.7445984</text:p>
          </table:table-cell>
          <table:table-cell office:value-type="float" office:value="-0.8650208" calcext:value-type="float">
            <text:p>-0.8650208</text:p>
          </table:table-cell>
          <table:table-cell office:value-type="float" office:value="-0.07723999" calcext:value-type="float">
            <text:p>-0.07723999</text:p>
          </table:table-cell>
          <table:table-cell office:value-type="float" office:value="-0.09835815" calcext:value-type="float">
            <text:p>-0.09835815</text:p>
          </table:table-cell>
          <table:table-cell office:value-type="float" office:value="0.7590637" calcext:value-type="float">
            <text:p>0.7590637</text:p>
          </table:table-cell>
          <table:table-cell office:value-type="float" office:value="0.6978455" calcext:value-type="float">
            <text:p>0.6978455</text:p>
          </table:table-cell>
          <table:table-cell office:value-type="float" office:value="2.175385" calcext:value-type="float">
            <text:p>2.175385</text:p>
          </table:table-cell>
          <table:table-cell office:value-type="float" office:value="2.086578" calcext:value-type="float">
            <text:p>2.086578</text:p>
          </table:table-cell>
          <table:table-cell office:value-type="float" office:value="3.725372" calcext:value-type="float">
            <text:p>3.725372</text:p>
          </table:table-cell>
          <table:table-cell office:value-type="float" office:value="3.64328" calcext:value-type="float">
            <text:p>3.64328</text:p>
          </table:table-cell>
          <table:table-cell office:value-type="float" office:value="4.898102" calcext:value-type="float">
            <text:p>4.898102</text:p>
          </table:table-cell>
          <table:table-cell office:value-type="float" office:value="4.822266" calcext:value-type="float">
            <text:p>4.822266</text:p>
          </table:table-cell>
          <table:table-cell office:value-type="float" office:value="5.886902" calcext:value-type="float">
            <text:p>5.886902</text:p>
          </table:table-cell>
          <table:table-cell office:value-type="float" office:value="5.813232" calcext:value-type="float">
            <text:p>5.813232</text:p>
          </table:table-cell>
          <table:table-cell office:value-type="float" office:value="6.720917" calcext:value-type="float">
            <text:p>6.720917</text:p>
          </table:table-cell>
          <table:table-cell office:value-type="float" office:value="6.648346" calcext:value-type="float">
            <text:p>6.648346</text:p>
          </table:table-cell>
          <table:table-cell office:value-type="float" office:value="7.225861" calcext:value-type="float">
            <text:p>7.225861</text:p>
          </table:table-cell>
          <table:table-cell office:value-type="float" office:value="7.156219" calcext:value-type="float">
            <text:p>7.156219</text:p>
          </table:table-cell>
          <table:table-cell office:value-type="float" office:value="14.20264" calcext:value-type="float">
            <text:p>14.20264</text:p>
          </table:table-cell>
          <table:table-cell office:value-type="float" office:value="-17.80598" calcext:value-type="float">
            <text:p>-17.8059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22004" calcext:value-type="float">
            <text:p>3022004</text:p>
          </table:table-cell>
          <table:table-cell office:value-type="float" office:value="13.04114" calcext:value-type="float">
            <text:p>13.04114</text:p>
          </table:table-cell>
          <table:table-cell office:value-type="float" office:value="-10.37" calcext:value-type="float">
            <text:p>-10.37</text:p>
          </table:table-cell>
          <table:table-cell office:value-type="float" office:value="-21.29" calcext:value-type="float">
            <text:p>-21.29</text:p>
          </table:table-cell>
          <table:table-cell office:value-type="float" office:value="0.2485151" calcext:value-type="float">
            <text:p>0.2485151</text:p>
          </table:table-cell>
          <table:table-cell office:value-type="float" office:value="0.1026298" calcext:value-type="float">
            <text:p>0.1026298</text:p>
          </table:table-cell>
          <table:table-cell office:value-type="float" office:value="145.008" calcext:value-type="float">
            <text:p>145.008</text:p>
          </table:table-cell>
          <table:table-cell office:value-type="float" office:value="1.2" calcext:value-type="float">
            <text:p>1.2</text:p>
          </table:table-cell>
          <table:table-cell office:value-type="float" office:value="0.6453247" calcext:value-type="float">
            <text:p>0.6453247</text:p>
          </table:table-cell>
          <table:table-cell office:value-type="float" office:value="-8.888062" calcext:value-type="float">
            <text:p>-8.888062</text:p>
          </table:table-cell>
          <table:table-cell office:value-type="float" office:value="-2.352234" calcext:value-type="float">
            <text:p>-2.352234</text:p>
          </table:table-cell>
          <table:table-cell office:value-type="float" office:value="-5.210022" calcext:value-type="float">
            <text:p>-5.210022</text:p>
          </table:table-cell>
          <table:table-cell office:value-type="float" office:value="-2.565887" calcext:value-type="float">
            <text:p>-2.565887</text:p>
          </table:table-cell>
          <table:table-cell office:value-type="float" office:value="-3.578278" calcext:value-type="float">
            <text:p>-3.578278</text:p>
          </table:table-cell>
          <table:table-cell office:value-type="float" office:value="-2.023621" calcext:value-type="float">
            <text:p>-2.023621</text:p>
          </table:table-cell>
          <table:table-cell office:value-type="float" office:value="-2.442261" calcext:value-type="float">
            <text:p>-2.442261</text:p>
          </table:table-cell>
          <table:table-cell office:value-type="float" office:value="-1.55777" calcext:value-type="float">
            <text:p>-1.55777</text:p>
          </table:table-cell>
          <table:table-cell office:value-type="float" office:value="-1.770996" calcext:value-type="float">
            <text:p>-1.770996</text:p>
          </table:table-cell>
          <table:table-cell office:value-type="float" office:value="-0.865387" calcext:value-type="float">
            <text:p>-0.865387</text:p>
          </table:table-cell>
          <table:table-cell office:value-type="float" office:value="-0.9425049" calcext:value-type="float">
            <text:p>-0.9425049</text:p>
          </table:table-cell>
          <table:table-cell office:value-type="float" office:value="-0.09851074" calcext:value-type="float">
            <text:p>-0.09851074</text:p>
          </table:table-cell>
          <table:table-cell office:value-type="float" office:value="-0.1203308" calcext:value-type="float">
            <text:p>-0.1203308</text:p>
          </table:table-cell>
          <table:table-cell office:value-type="float" office:value="0.6973267" calcext:value-type="float">
            <text:p>0.6973267</text:p>
          </table:table-cell>
          <table:table-cell office:value-type="float" office:value="0.6521912" calcext:value-type="float">
            <text:p>0.6521912</text:p>
          </table:table-cell>
          <table:table-cell office:value-type="float" office:value="2.085724" calcext:value-type="float">
            <text:p>2.085724</text:p>
          </table:table-cell>
          <table:table-cell office:value-type="float" office:value="2.011444" calcext:value-type="float">
            <text:p>2.011444</text:p>
          </table:table-cell>
          <table:table-cell office:value-type="float" office:value="3.642426" calcext:value-type="float">
            <text:p>3.642426</text:p>
          </table:table-cell>
          <table:table-cell office:value-type="float" office:value="3.561523" calcext:value-type="float">
            <text:p>3.561523</text:p>
          </table:table-cell>
          <table:table-cell office:value-type="float" office:value="4.821503" calcext:value-type="float">
            <text:p>4.821503</text:p>
          </table:table-cell>
          <table:table-cell office:value-type="float" office:value="4.744049" calcext:value-type="float">
            <text:p>4.744049</text:p>
          </table:table-cell>
          <table:table-cell office:value-type="float" office:value="5.812439" calcext:value-type="float">
            <text:p>5.812439</text:p>
          </table:table-cell>
          <table:table-cell office:value-type="float" office:value="5.738281" calcext:value-type="float">
            <text:p>5.738281</text:p>
          </table:table-cell>
          <table:table-cell office:value-type="float" office:value="6.647583" calcext:value-type="float">
            <text:p>6.647583</text:p>
          </table:table-cell>
          <table:table-cell office:value-type="float" office:value="6.575592" calcext:value-type="float">
            <text:p>6.575592</text:p>
          </table:table-cell>
          <table:table-cell office:value-type="float" office:value="7.155518" calcext:value-type="float">
            <text:p>7.155518</text:p>
          </table:table-cell>
          <table:table-cell office:value-type="float" office:value="7.086609" calcext:value-type="float">
            <text:p>7.086609</text:p>
          </table:table-cell>
          <table:table-cell office:value-type="float" office:value="8.208801" calcext:value-type="float">
            <text:p>8.208801</text:p>
          </table:table-cell>
          <table:table-cell office:value-type="float" office:value="-22.67334" calcext:value-type="float">
            <text:p>-22.6733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2004" calcext:value-type="float">
            <text:p>4022004</text:p>
          </table:table-cell>
          <table:table-cell office:value-type="float" office:value="7.785" calcext:value-type="float">
            <text:p>7.785</text:p>
          </table:table-cell>
          <table:table-cell office:value-type="float" office:value="-4.29" calcext:value-type="float">
            <text:p>-4.29</text:p>
          </table:table-cell>
          <table:table-cell office:value-type="float" office:value="-11.62" calcext:value-type="float">
            <text:p>-11.62</text:p>
          </table:table-cell>
          <table:table-cell office:value-type="float" office:value="0.3941638" calcext:value-type="float">
            <text:p>0.3941638</text:p>
          </table:table-cell>
          <table:table-cell office:value-type="float" office:value="0.2254308" calcext:value-type="float">
            <text:p>0.2254308</text:p>
          </table:table-cell>
          <table:table-cell office:value-type="float" office:value="398.016" calcext:value-type="float">
            <text:p>398.016</text:p>
          </table:table-cell>
          <table:table-cell office:value-type="float" office:value="0" calcext:value-type="float">
            <text:p>0</text:p>
          </table:table-cell>
          <table:table-cell office:value-type="float" office:value="-0.9671326" calcext:value-type="float">
            <text:p>-0.9671326</text:p>
          </table:table-cell>
          <table:table-cell office:value-type="float" office:value="-6.52536" calcext:value-type="float">
            <text:p>-6.52536</text:p>
          </table:table-cell>
          <table:table-cell office:value-type="float" office:value="-2.681244" calcext:value-type="float">
            <text:p>-2.681244</text:p>
          </table:table-cell>
          <table:table-cell office:value-type="float" office:value="-4.46814" calcext:value-type="float">
            <text:p>-4.46814</text:p>
          </table:table-cell>
          <table:table-cell office:value-type="float" office:value="-2.643005" calcext:value-type="float">
            <text:p>-2.643005</text:p>
          </table:table-cell>
          <table:table-cell office:value-type="float" office:value="-3.361633" calcext:value-type="float">
            <text:p>-3.361633</text:p>
          </table:table-cell>
          <table:table-cell office:value-type="float" office:value="-2.177063" calcext:value-type="float">
            <text:p>-2.177063</text:p>
          </table:table-cell>
          <table:table-cell office:value-type="float" office:value="-2.45874" calcext:value-type="float">
            <text:p>-2.45874</text:p>
          </table:table-cell>
          <table:table-cell office:value-type="float" office:value="-1.692322" calcext:value-type="float">
            <text:p>-1.692322</text:p>
          </table:table-cell>
          <table:table-cell office:value-type="float" office:value="-1.833649" calcext:value-type="float">
            <text:p>-1.833649</text:p>
          </table:table-cell>
          <table:table-cell office:value-type="float" office:value="-0.9430542" calcext:value-type="float">
            <text:p>-0.9430542</text:p>
          </table:table-cell>
          <table:table-cell office:value-type="float" office:value="-1.000702" calcext:value-type="float">
            <text:p>-1.000702</text:p>
          </table:table-cell>
          <table:table-cell office:value-type="float" office:value="-0.1206055" calcext:value-type="float">
            <text:p>-0.1206055</text:p>
          </table:table-cell>
          <table:table-cell office:value-type="float" office:value="-0.1470337" calcext:value-type="float">
            <text:p>-0.1470337</text:p>
          </table:table-cell>
          <table:table-cell office:value-type="float" office:value="0.6517334" calcext:value-type="float">
            <text:p>0.6517334</text:p>
          </table:table-cell>
          <table:table-cell office:value-type="float" office:value="0.6096802" calcext:value-type="float">
            <text:p>0.6096802</text:p>
          </table:table-cell>
          <table:table-cell office:value-type="float" office:value="2.010712" calcext:value-type="float">
            <text:p>2.010712</text:p>
          </table:table-cell>
          <table:table-cell office:value-type="float" office:value="1.945526" calcext:value-type="float">
            <text:p>1.945526</text:p>
          </table:table-cell>
          <table:table-cell office:value-type="float" office:value="3.560699" calcext:value-type="float">
            <text:p>3.560699</text:p>
          </table:table-cell>
          <table:table-cell office:value-type="float" office:value="3.483337" calcext:value-type="float">
            <text:p>3.483337</text:p>
          </table:table-cell>
          <table:table-cell office:value-type="float" office:value="4.743256" calcext:value-type="float">
            <text:p>4.743256</text:p>
          </table:table-cell>
          <table:table-cell office:value-type="float" office:value="4.667145" calcext:value-type="float">
            <text:p>4.667145</text:p>
          </table:table-cell>
          <table:table-cell office:value-type="float" office:value="5.737457" calcext:value-type="float">
            <text:p>5.737457</text:p>
          </table:table-cell>
          <table:table-cell office:value-type="float" office:value="5.666534" calcext:value-type="float">
            <text:p>5.666534</text:p>
          </table:table-cell>
          <table:table-cell office:value-type="float" office:value="6.574829" calcext:value-type="float">
            <text:p>6.574829</text:p>
          </table:table-cell>
          <table:table-cell office:value-type="float" office:value="6.507965" calcext:value-type="float">
            <text:p>6.507965</text:p>
          </table:table-cell>
          <table:table-cell office:value-type="float" office:value="7.085907" calcext:value-type="float">
            <text:p>7.085907</text:p>
          </table:table-cell>
          <table:table-cell office:value-type="float" office:value="7.017242" calcext:value-type="float">
            <text:p>7.017242</text:p>
          </table:table-cell>
          <table:table-cell office:value-type="float" office:value="5.035675" calcext:value-type="float">
            <text:p>5.035675</text:p>
          </table:table-cell>
          <table:table-cell office:value-type="float" office:value="-14.66052" calcext:value-type="float">
            <text:p>-14.6605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22004" calcext:value-type="float">
            <text:p>5022004</text:p>
          </table:table-cell>
          <table:table-cell office:value-type="float" office:value="6.52104" calcext:value-type="float">
            <text:p>6.52104</text:p>
          </table:table-cell>
          <table:table-cell office:value-type="float" office:value="-4.03" calcext:value-type="float">
            <text:p>-4.03</text:p>
          </table:table-cell>
          <table:table-cell office:value-type="float" office:value="-7.1" calcext:value-type="float">
            <text:p>-7.1</text:p>
          </table:table-cell>
          <table:table-cell office:value-type="float" office:value="0.4018295" calcext:value-type="float">
            <text:p>0.4018295</text:p>
          </table:table-cell>
          <table:table-cell office:value-type="float" office:value="0.3193232" calcext:value-type="float">
            <text:p>0.3193232</text:p>
          </table:table-cell>
          <table:table-cell office:value-type="float" office:value="364.392" calcext:value-type="float">
            <text:p>364.392</text:p>
          </table:table-cell>
          <table:table-cell office:value-type="float" office:value="0" calcext:value-type="float">
            <text:p>0</text:p>
          </table:table-cell>
          <table:table-cell office:value-type="float" office:value="-0.6985474" calcext:value-type="float">
            <text:p>-0.6985474</text:p>
          </table:table-cell>
          <table:table-cell office:value-type="float" office:value="-4.988892" calcext:value-type="float">
            <text:p>-4.988892</text:p>
          </table:table-cell>
          <table:table-cell office:value-type="float" office:value="-2.251587" calcext:value-type="float">
            <text:p>-2.251587</text:p>
          </table:table-cell>
          <table:table-cell office:value-type="float" office:value="-3.561829" calcext:value-type="float">
            <text:p>-3.561829</text:p>
          </table:table-cell>
          <table:table-cell office:value-type="float" office:value="-2.337158" calcext:value-type="float">
            <text:p>-2.337158</text:p>
          </table:table-cell>
          <table:table-cell office:value-type="float" office:value="-2.846344" calcext:value-type="float">
            <text:p>-2.846344</text:p>
          </table:table-cell>
          <table:table-cell office:value-type="float" office:value="-1.988678" calcext:value-type="float">
            <text:p>-1.988678</text:p>
          </table:table-cell>
          <table:table-cell office:value-type="float" office:value="-2.210144" calcext:value-type="float">
            <text:p>-2.210144</text:p>
          </table:table-cell>
          <table:table-cell office:value-type="float" office:value="-1.590454" calcext:value-type="float">
            <text:p>-1.590454</text:p>
          </table:table-cell>
          <table:table-cell office:value-type="float" office:value="-1.713562" calcext:value-type="float">
            <text:p>-1.713562</text:p>
          </table:table-cell>
          <table:table-cell office:value-type="float" office:value="-0.9793091" calcext:value-type="float">
            <text:p>-0.9793091</text:p>
          </table:table-cell>
          <table:table-cell office:value-type="float" office:value="-1.00174" calcext:value-type="float">
            <text:p>-1.00174</text:p>
          </table:table-cell>
          <table:table-cell office:value-type="float" office:value="-0.1473389" calcext:value-type="float">
            <text:p>-0.1473389</text:p>
          </table:table-cell>
          <table:table-cell office:value-type="float" office:value="-0.1732178" calcext:value-type="float">
            <text:p>-0.1732178</text:p>
          </table:table-cell>
          <table:table-cell office:value-type="float" office:value="0.6092529" calcext:value-type="float">
            <text:p>0.6092529</text:p>
          </table:table-cell>
          <table:table-cell office:value-type="float" office:value="0.5690613" calcext:value-type="float">
            <text:p>0.5690613</text:p>
          </table:table-cell>
          <table:table-cell office:value-type="float" office:value="1.944885" calcext:value-type="float">
            <text:p>1.944885</text:p>
          </table:table-cell>
          <table:table-cell office:value-type="float" office:value="1.885101" calcext:value-type="float">
            <text:p>1.885101</text:p>
          </table:table-cell>
          <table:table-cell office:value-type="float" office:value="3.482544" calcext:value-type="float">
            <text:p>3.482544</text:p>
          </table:table-cell>
          <table:table-cell office:value-type="float" office:value="3.409149" calcext:value-type="float">
            <text:p>3.409149</text:p>
          </table:table-cell>
          <table:table-cell office:value-type="float" office:value="4.666351" calcext:value-type="float">
            <text:p>4.666351</text:p>
          </table:table-cell>
          <table:table-cell office:value-type="float" office:value="4.592163" calcext:value-type="float">
            <text:p>4.592163</text:p>
          </table:table-cell>
          <table:table-cell office:value-type="float" office:value="5.665802" calcext:value-type="float">
            <text:p>5.665802</text:p>
          </table:table-cell>
          <table:table-cell office:value-type="float" office:value="5.593719" calcext:value-type="float">
            <text:p>5.593719</text:p>
          </table:table-cell>
          <table:table-cell office:value-type="float" office:value="6.507141" calcext:value-type="float">
            <text:p>6.507141</text:p>
          </table:table-cell>
          <table:table-cell office:value-type="float" office:value="6.433228" calcext:value-type="float">
            <text:p>6.433228</text:p>
          </table:table-cell>
          <table:table-cell office:value-type="float" office:value="7.016479" calcext:value-type="float">
            <text:p>7.016479</text:p>
          </table:table-cell>
          <table:table-cell office:value-type="float" office:value="6.947357" calcext:value-type="float">
            <text:p>6.947357</text:p>
          </table:table-cell>
          <table:table-cell office:value-type="float" office:value="3.649841" calcext:value-type="float">
            <text:p>3.649841</text:p>
          </table:table-cell>
          <table:table-cell office:value-type="float" office:value="-10.93176" calcext:value-type="float">
            <text:p>-10.9317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22004" calcext:value-type="float">
            <text:p>6022004</text:p>
          </table:table-cell>
          <table:table-cell office:value-type="float" office:value="11.44661" calcext:value-type="float">
            <text:p>11.44661</text:p>
          </table:table-cell>
          <table:table-cell office:value-type="float" office:value="-7.17" calcext:value-type="float">
            <text:p>-7.17</text:p>
          </table:table-cell>
          <table:table-cell office:value-type="float" office:value="-13.27" calcext:value-type="float">
            <text:p>-13.27</text:p>
          </table:table-cell>
          <table:table-cell office:value-type="float" office:value="0.3176344" calcext:value-type="float">
            <text:p>0.3176344</text:p>
          </table:table-cell>
          <table:table-cell office:value-type="float" office:value="0.1979255" calcext:value-type="float">
            <text:p>0.1979255</text:p>
          </table:table-cell>
          <table:table-cell office:value-type="float" office:value="562.5" calcext:value-type="float">
            <text:p>562.5</text:p>
          </table:table-cell>
          <table:table-cell office:value-type="float" office:value="0" calcext:value-type="float">
            <text:p>0</text:p>
          </table:table-cell>
          <table:table-cell office:value-type="float" office:value="1.509277" calcext:value-type="float">
            <text:p>1.509277</text:p>
          </table:table-cell>
          <table:table-cell office:value-type="float" office:value="-6.109894" calcext:value-type="float">
            <text:p>-6.109894</text:p>
          </table:table-cell>
          <table:table-cell office:value-type="float" office:value="-1.811951" calcext:value-type="float">
            <text:p>-1.811951</text:p>
          </table:table-cell>
          <table:table-cell office:value-type="float" office:value="-3.740143" calcext:value-type="float">
            <text:p>-3.740143</text:p>
          </table:table-cell>
          <table:table-cell office:value-type="float" office:value="-2.170807" calcext:value-type="float">
            <text:p>-2.170807</text:p>
          </table:table-cell>
          <table:table-cell office:value-type="float" office:value="-2.835358" calcext:value-type="float">
            <text:p>-2.835358</text:p>
          </table:table-cell>
          <table:table-cell office:value-type="float" office:value="-1.906433" calcext:value-type="float">
            <text:p>-1.906433</text:p>
          </table:table-cell>
          <table:table-cell office:value-type="float" office:value="-2.134338" calcext:value-type="float">
            <text:p>-2.134338</text:p>
          </table:table-cell>
          <table:table-cell office:value-type="float" office:value="-1.539612" calcext:value-type="float">
            <text:p>-1.539612</text:p>
          </table:table-cell>
          <table:table-cell office:value-type="float" office:value="-1.646637" calcext:value-type="float">
            <text:p>-1.646637</text:p>
          </table:table-cell>
          <table:table-cell office:value-type="float" office:value="-0.957428" calcext:value-type="float">
            <text:p>-0.957428</text:p>
          </table:table-cell>
          <table:table-cell office:value-type="float" office:value="-0.9788513" calcext:value-type="float">
            <text:p>-0.9788513</text:p>
          </table:table-cell>
          <table:table-cell office:value-type="float" office:value="-0.1735229" calcext:value-type="float">
            <text:p>-0.1735229</text:p>
          </table:table-cell>
          <table:table-cell office:value-type="float" office:value="-0.2026062" calcext:value-type="float">
            <text:p>-0.2026062</text:p>
          </table:table-cell>
          <table:table-cell office:value-type="float" office:value="0.568634" calcext:value-type="float">
            <text:p>0.568634</text:p>
          </table:table-cell>
          <table:table-cell office:value-type="float" office:value="0.5293579" calcext:value-type="float">
            <text:p>0.5293579</text:p>
          </table:table-cell>
          <table:table-cell office:value-type="float" office:value="1.884491" calcext:value-type="float">
            <text:p>1.884491</text:p>
          </table:table-cell>
          <table:table-cell office:value-type="float" office:value="1.828217" calcext:value-type="float">
            <text:p>1.828217</text:p>
          </table:table-cell>
          <table:table-cell office:value-type="float" office:value="3.408417" calcext:value-type="float">
            <text:p>3.408417</text:p>
          </table:table-cell>
          <table:table-cell office:value-type="float" office:value="3.338165" calcext:value-type="float">
            <text:p>3.338165</text:p>
          </table:table-cell>
          <table:table-cell office:value-type="float" office:value="4.59137" calcext:value-type="float">
            <text:p>4.59137</text:p>
          </table:table-cell>
          <table:table-cell office:value-type="float" office:value="4.518158" calcext:value-type="float">
            <text:p>4.518158</text:p>
          </table:table-cell>
          <table:table-cell office:value-type="float" office:value="5.592957" calcext:value-type="float">
            <text:p>5.592957</text:p>
          </table:table-cell>
          <table:table-cell office:value-type="float" office:value="5.51947" calcext:value-type="float">
            <text:p>5.51947</text:p>
          </table:table-cell>
          <table:table-cell office:value-type="float" office:value="6.432495" calcext:value-type="float">
            <text:p>6.432495</text:p>
          </table:table-cell>
          <table:table-cell office:value-type="float" office:value="6.360596" calcext:value-type="float">
            <text:p>6.360596</text:p>
          </table:table-cell>
          <table:table-cell office:value-type="float" office:value="6.946686" calcext:value-type="float">
            <text:p>6.946686</text:p>
          </table:table-cell>
          <table:table-cell office:value-type="float" office:value="6.878113" calcext:value-type="float">
            <text:p>6.878113</text:p>
          </table:table-cell>
          <table:table-cell office:value-type="float" office:value="10.79596" calcext:value-type="float">
            <text:p>10.79596</text:p>
          </table:table-cell>
          <table:table-cell office:value-type="float" office:value="-15.18036" calcext:value-type="float">
            <text:p>-15.1803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22004" calcext:value-type="float">
            <text:p>7022004</text:p>
          </table:table-cell>
          <table:table-cell office:value-type="float" office:value="13.82483" calcext:value-type="float">
            <text:p>13.82483</text:p>
          </table:table-cell>
          <table:table-cell office:value-type="float" office:value="-11.39" calcext:value-type="float">
            <text:p>-11.39</text:p>
          </table:table-cell>
          <table:table-cell office:value-type="float" office:value="-20.62" calcext:value-type="float">
            <text:p>-20.62</text:p>
          </table:table-cell>
          <table:table-cell office:value-type="float" office:value="0.2295266" calcext:value-type="float">
            <text:p>0.2295266</text:p>
          </table:table-cell>
          <table:table-cell office:value-type="float" office:value="0.1085916" calcext:value-type="float">
            <text:p>0.1085916</text:p>
          </table:table-cell>
          <table:table-cell office:value-type="float" office:value="314.784" calcext:value-type="float">
            <text:p>314.784</text:p>
          </table:table-cell>
          <table:table-cell office:value-type="float" office:value="0" calcext:value-type="float">
            <text:p>0</text:p>
          </table:table-cell>
          <table:table-cell office:value-type="float" office:value="0.7376709" calcext:value-type="float">
            <text:p>0.7376709</text:p>
          </table:table-cell>
          <table:table-cell office:value-type="float" office:value="-8.101715" calcext:value-type="float">
            <text:p>-8.101715</text:p>
          </table:table-cell>
          <table:table-cell office:value-type="float" office:value="-2.16568" calcext:value-type="float">
            <text:p>-2.16568</text:p>
          </table:table-cell>
          <table:table-cell office:value-type="float" office:value="-4.679932" calcext:value-type="float">
            <text:p>-4.679932</text:p>
          </table:table-cell>
          <table:table-cell office:value-type="float" office:value="-2.417999" calcext:value-type="float">
            <text:p>-2.417999</text:p>
          </table:table-cell>
          <table:table-cell office:value-type="float" office:value="-3.277863" calcext:value-type="float">
            <text:p>-3.277863</text:p>
          </table:table-cell>
          <table:table-cell office:value-type="float" office:value="-1.959503" calcext:value-type="float">
            <text:p>-1.959503</text:p>
          </table:table-cell>
          <table:table-cell office:value-type="float" office:value="-2.311462" calcext:value-type="float">
            <text:p>-2.311462</text:p>
          </table:table-cell>
          <table:table-cell office:value-type="float" office:value="-1.545807" calcext:value-type="float">
            <text:p>-1.545807</text:p>
          </table:table-cell>
          <table:table-cell office:value-type="float" office:value="-1.730865" calcext:value-type="float">
            <text:p>-1.730865</text:p>
          </table:table-cell>
          <table:table-cell office:value-type="float" office:value="-0.9563904" calcext:value-type="float">
            <text:p>-0.9563904</text:p>
          </table:table-cell>
          <table:table-cell office:value-type="float" office:value="-0.9981079" calcext:value-type="float">
            <text:p>-0.9981079</text:p>
          </table:table-cell>
          <table:table-cell office:value-type="float" office:value="-0.2029419" calcext:value-type="float">
            <text:p>-0.2029419</text:p>
          </table:table-cell>
          <table:table-cell office:value-type="float" office:value="-0.2431335" calcext:value-type="float">
            <text:p>-0.2431335</text:p>
          </table:table-cell>
          <table:table-cell office:value-type="float" office:value="0.5289001" calcext:value-type="float">
            <text:p>0.5289001</text:p>
          </table:table-cell>
          <table:table-cell office:value-type="float" office:value="0.4864502" calcext:value-type="float">
            <text:p>0.4864502</text:p>
          </table:table-cell>
          <table:table-cell office:value-type="float" office:value="1.827637" calcext:value-type="float">
            <text:p>1.827637</text:p>
          </table:table-cell>
          <table:table-cell office:value-type="float" office:value="1.77356" calcext:value-type="float">
            <text:p>1.77356</text:p>
          </table:table-cell>
          <table:table-cell office:value-type="float" office:value="3.337372" calcext:value-type="float">
            <text:p>3.337372</text:p>
          </table:table-cell>
          <table:table-cell office:value-type="float" office:value="3.269958" calcext:value-type="float">
            <text:p>3.269958</text:p>
          </table:table-cell>
          <table:table-cell office:value-type="float" office:value="4.517426" calcext:value-type="float">
            <text:p>4.517426</text:p>
          </table:table-cell>
          <table:table-cell office:value-type="float" office:value="4.445648" calcext:value-type="float">
            <text:p>4.445648</text:p>
          </table:table-cell>
          <table:table-cell office:value-type="float" office:value="5.518707" calcext:value-type="float">
            <text:p>5.518707</text:p>
          </table:table-cell>
          <table:table-cell office:value-type="float" office:value="5.445404" calcext:value-type="float">
            <text:p>5.445404</text:p>
          </table:table-cell>
          <table:table-cell office:value-type="float" office:value="6.359863" calcext:value-type="float">
            <text:p>6.359863</text:p>
          </table:table-cell>
          <table:table-cell office:value-type="float" office:value="6.289093" calcext:value-type="float">
            <text:p>6.289093</text:p>
          </table:table-cell>
          <table:table-cell office:value-type="float" office:value="6.877411" calcext:value-type="float">
            <text:p>6.877411</text:p>
          </table:table-cell>
          <table:table-cell office:value-type="float" office:value="6.81073" calcext:value-type="float">
            <text:p>6.81073</text:p>
          </table:table-cell>
          <table:table-cell office:value-type="float" office:value="8.358337" calcext:value-type="float">
            <text:p>8.358337</text:p>
          </table:table-cell>
          <table:table-cell office:value-type="float" office:value="-20.62257" calcext:value-type="float">
            <text:p>-20.6225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22004" calcext:value-type="float">
            <text:p>8022004</text:p>
          </table:table-cell>
          <table:table-cell office:value-type="float" office:value="10.1142" calcext:value-type="float">
            <text:p>10.1142</text:p>
          </table:table-cell>
          <table:table-cell office:value-type="float" office:value="0.29" calcext:value-type="float">
            <text:p>0.29</text:p>
          </table:table-cell>
          <table:table-cell office:value-type="float" office:value="-20.97" calcext:value-type="float">
            <text:p>-20.97</text:p>
          </table:table-cell>
          <table:table-cell office:value-type="float" office:value="0.5504234" calcext:value-type="float">
            <text:p>0.5504234</text:p>
          </table:table-cell>
          <table:table-cell office:value-type="float" office:value="0.1054392" calcext:value-type="float">
            <text:p>0.1054392</text:p>
          </table:table-cell>
          <table:table-cell office:value-type="float" office:value="478.044" calcext:value-type="float">
            <text:p>478.044</text:p>
          </table:table-cell>
          <table:table-cell office:value-type="float" office:value="0" calcext:value-type="float">
            <text:p>0</text:p>
          </table:table-cell>
          <table:table-cell office:value-type="float" office:value="1.347137" calcext:value-type="float">
            <text:p>1.347137</text:p>
          </table:table-cell>
          <table:table-cell office:value-type="float" office:value="-8.778961" calcext:value-type="float">
            <text:p>-8.778961</text:p>
          </table:table-cell>
          <table:table-cell office:value-type="float" office:value="-2.4953" calcext:value-type="float">
            <text:p>-2.4953</text:p>
          </table:table-cell>
          <table:table-cell office:value-type="float" office:value="-5.548462" calcext:value-type="float">
            <text:p>-5.548462</text:p>
          </table:table-cell>
          <table:table-cell office:value-type="float" office:value="-2.652191" calcext:value-type="float">
            <text:p>-2.652191</text:p>
          </table:table-cell>
          <table:table-cell office:value-type="float" office:value="-3.931763" calcext:value-type="float">
            <text:p>-3.931763</text:p>
          </table:table-cell>
          <table:table-cell office:value-type="float" office:value="-2.203644" calcext:value-type="float">
            <text:p>-2.203644</text:p>
          </table:table-cell>
          <table:table-cell office:value-type="float" office:value="-2.741058" calcext:value-type="float">
            <text:p>-2.741058</text:p>
          </table:table-cell>
          <table:table-cell office:value-type="float" office:value="-1.686371" calcext:value-type="float">
            <text:p>-1.686371</text:p>
          </table:table-cell>
          <table:table-cell office:value-type="float" office:value="-2.011017" calcext:value-type="float">
            <text:p>-2.011017</text:p>
          </table:table-cell>
          <table:table-cell office:value-type="float" office:value="-0.9986877" calcext:value-type="float">
            <text:p>-0.9986877</text:p>
          </table:table-cell>
          <table:table-cell office:value-type="float" office:value="-1.112915" calcext:value-type="float">
            <text:p>-1.112915</text:p>
          </table:table-cell>
          <table:table-cell office:value-type="float" office:value="-0.2436218" calcext:value-type="float">
            <text:p>-0.2436218</text:p>
          </table:table-cell>
          <table:table-cell office:value-type="float" office:value="-0.3080139" calcext:value-type="float">
            <text:p>-0.3080139</text:p>
          </table:table-cell>
          <table:table-cell office:value-type="float" office:value="0.4859924" calcext:value-type="float">
            <text:p>0.4859924</text:p>
          </table:table-cell>
          <table:table-cell office:value-type="float" office:value="0.4320679" calcext:value-type="float">
            <text:p>0.4320679</text:p>
          </table:table-cell>
          <table:table-cell office:value-type="float" office:value="1.77298" calcext:value-type="float">
            <text:p>1.77298</text:p>
          </table:table-cell>
          <table:table-cell office:value-type="float" office:value="1.717865" calcext:value-type="float">
            <text:p>1.717865</text:p>
          </table:table-cell>
          <table:table-cell office:value-type="float" office:value="3.269257" calcext:value-type="float">
            <text:p>3.269257</text:p>
          </table:table-cell>
          <table:table-cell office:value-type="float" office:value="3.203613" calcext:value-type="float">
            <text:p>3.203613</text:p>
          </table:table-cell>
          <table:table-cell office:value-type="float" office:value="4.444916" calcext:value-type="float">
            <text:p>4.444916</text:p>
          </table:table-cell>
          <table:table-cell office:value-type="float" office:value="4.374237" calcext:value-type="float">
            <text:p>4.374237</text:p>
          </table:table-cell>
          <table:table-cell office:value-type="float" office:value="5.444611" calcext:value-type="float">
            <text:p>5.444611</text:p>
          </table:table-cell>
          <table:table-cell office:value-type="float" office:value="5.372253" calcext:value-type="float">
            <text:p>5.372253</text:p>
          </table:table-cell>
          <table:table-cell office:value-type="float" office:value="6.28833" calcext:value-type="float">
            <text:p>6.28833</text:p>
          </table:table-cell>
          <table:table-cell office:value-type="float" office:value="6.218384" calcext:value-type="float">
            <text:p>6.218384</text:p>
          </table:table-cell>
          <table:table-cell office:value-type="float" office:value="6.810028" calcext:value-type="float">
            <text:p>6.810028</text:p>
          </table:table-cell>
          <table:table-cell office:value-type="float" office:value="6.744293" calcext:value-type="float">
            <text:p>6.744293</text:p>
          </table:table-cell>
          <table:table-cell office:value-type="float" office:value="12.48764" calcext:value-type="float">
            <text:p>12.48764</text:p>
          </table:table-cell>
          <table:table-cell office:value-type="float" office:value="-20.89081" calcext:value-type="float">
            <text:p>-20.8908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22004" calcext:value-type="float">
            <text:p>9022004</text:p>
          </table:table-cell>
          <table:table-cell office:value-type="float" office:value="12.93554" calcext:value-type="float">
            <text:p>12.93554</text:p>
          </table:table-cell>
          <table:table-cell office:value-type="float" office:value="-0.47" calcext:value-type="float">
            <text:p>-0.47</text:p>
          </table:table-cell>
          <table:table-cell office:value-type="float" office:value="-11.58" calcext:value-type="float">
            <text:p>-11.58</text:p>
          </table:table-cell>
          <table:table-cell office:value-type="float" office:value="0.5211577" calcext:value-type="float">
            <text:p>0.5211577</text:p>
          </table:table-cell>
          <table:table-cell office:value-type="float" office:value="0.2261386" calcext:value-type="float">
            <text:p>0.2261386</text:p>
          </table:table-cell>
          <table:table-cell office:value-type="float" office:value="295.38" calcext:value-type="float">
            <text:p>295.38</text:p>
          </table:table-cell>
          <table:table-cell office:value-type="float" office:value="0" calcext:value-type="float">
            <text:p>0</text:p>
          </table:table-cell>
          <table:table-cell office:value-type="float" office:value="3.219147" calcext:value-type="float">
            <text:p>3.219147</text:p>
          </table:table-cell>
          <table:table-cell office:value-type="float" office:value="-6.580353" calcext:value-type="float">
            <text:p>-6.580353</text:p>
          </table:table-cell>
          <table:table-cell office:value-type="float" office:value="-1.297852" calcext:value-type="float">
            <text:p>-1.297852</text:p>
          </table:table-cell>
          <table:table-cell office:value-type="float" office:value="-4.158997" calcext:value-type="float">
            <text:p>-4.158997</text:p>
          </table:table-cell>
          <table:table-cell office:value-type="float" office:value="-1.973328" calcext:value-type="float">
            <text:p>-1.973328</text:p>
          </table:table-cell>
          <table:table-cell office:value-type="float" office:value="-3.090027" calcext:value-type="float">
            <text:p>-3.090027</text:p>
          </table:table-cell>
          <table:table-cell office:value-type="float" office:value="-1.836365" calcext:value-type="float">
            <text:p>-1.836365</text:p>
          </table:table-cell>
          <table:table-cell office:value-type="float" office:value="-2.346069" calcext:value-type="float">
            <text:p>-2.346069</text:p>
          </table:table-cell>
          <table:table-cell office:value-type="float" office:value="-1.562103" calcext:value-type="float">
            <text:p>-1.562103</text:p>
          </table:table-cell>
          <table:table-cell office:value-type="float" office:value="-1.832214" calcext:value-type="float">
            <text:p>-1.832214</text:p>
          </table:table-cell>
          <table:table-cell office:value-type="float" office:value="-1.085175" calcext:value-type="float">
            <text:p>-1.085175</text:p>
          </table:table-cell>
          <table:table-cell office:value-type="float" office:value="-1.125" calcext:value-type="float">
            <text:p>-1.125</text:p>
          </table:table-cell>
          <table:table-cell office:value-type="float" office:value="-0.3088684" calcext:value-type="float">
            <text:p>-0.3088684</text:p>
          </table:table-cell>
          <table:table-cell office:value-type="float" office:value="-0.3763123" calcext:value-type="float">
            <text:p>-0.3763123</text:p>
          </table:table-cell>
          <table:table-cell office:value-type="float" office:value="0.4313965" calcext:value-type="float">
            <text:p>0.4313965</text:p>
          </table:table-cell>
          <table:table-cell office:value-type="float" office:value="0.367157" calcext:value-type="float">
            <text:p>0.367157</text:p>
          </table:table-cell>
          <table:table-cell office:value-type="float" office:value="1.717255" calcext:value-type="float">
            <text:p>1.717255</text:p>
          </table:table-cell>
          <table:table-cell office:value-type="float" office:value="1.65799" calcext:value-type="float">
            <text:p>1.65799</text:p>
          </table:table-cell>
          <table:table-cell office:value-type="float" office:value="3.202911" calcext:value-type="float">
            <text:p>3.202911</text:p>
          </table:table-cell>
          <table:table-cell office:value-type="float" office:value="3.138367" calcext:value-type="float">
            <text:p>3.138367</text:p>
          </table:table-cell>
          <table:table-cell office:value-type="float" office:value="4.373505" calcext:value-type="float">
            <text:p>4.373505</text:p>
          </table:table-cell>
          <table:table-cell office:value-type="float" office:value="4.304535" calcext:value-type="float">
            <text:p>4.304535</text:p>
          </table:table-cell>
          <table:table-cell office:value-type="float" office:value="5.37146" calcext:value-type="float">
            <text:p>5.37146</text:p>
          </table:table-cell>
          <table:table-cell office:value-type="float" office:value="5.300323" calcext:value-type="float">
            <text:p>5.300323</text:p>
          </table:table-cell>
          <table:table-cell office:value-type="float" office:value="6.217621" calcext:value-type="float">
            <text:p>6.217621</text:p>
          </table:table-cell>
          <table:table-cell office:value-type="float" office:value="6.148254" calcext:value-type="float">
            <text:p>6.148254</text:p>
          </table:table-cell>
          <table:table-cell office:value-type="float" office:value="6.743591" calcext:value-type="float">
            <text:p>6.743591</text:p>
          </table:table-cell>
          <table:table-cell office:value-type="float" office:value="6.677826" calcext:value-type="float">
            <text:p>6.677826</text:p>
          </table:table-cell>
          <table:table-cell office:value-type="float" office:value="13.76868" calcext:value-type="float">
            <text:p>13.76868</text:p>
          </table:table-cell>
          <table:table-cell office:value-type="float" office:value="-14.36285" calcext:value-type="float">
            <text:p>-14.3628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22004" calcext:value-type="float">
            <text:p>10022004</text:p>
          </table:table-cell>
          <table:table-cell office:value-type="float" office:value="14.26242" calcext:value-type="float">
            <text:p>14.26242</text:p>
          </table:table-cell>
          <table:table-cell office:value-type="float" office:value="-1.45" calcext:value-type="float">
            <text:p>-1.45</text:p>
          </table:table-cell>
          <table:table-cell office:value-type="float" office:value="-12.6" calcext:value-type="float">
            <text:p>-12.6</text:p>
          </table:table-cell>
          <table:table-cell office:value-type="float" office:value="0.4854866" calcext:value-type="float">
            <text:p>0.4854866</text:p>
          </table:table-cell>
          <table:table-cell office:value-type="float" office:value="0.2087059" calcext:value-type="float">
            <text:p>0.2087059</text:p>
          </table:table-cell>
          <table:table-cell office:value-type="float" office:value="237.24" calcext:value-type="float">
            <text:p>237.24</text:p>
          </table:table-cell>
          <table:table-cell office:value-type="float" office:value="0" calcext:value-type="float">
            <text:p>0</text:p>
          </table:table-cell>
          <table:table-cell office:value-type="float" office:value="4.449615" calcext:value-type="float">
            <text:p>4.449615</text:p>
          </table:table-cell>
          <table:table-cell office:value-type="float" office:value="-7.166962" calcext:value-type="float">
            <text:p>-7.166962</text:p>
          </table:table-cell>
          <table:table-cell office:value-type="float" office:value="-0.901062" calcext:value-type="float">
            <text:p>-0.901062</text:p>
          </table:table-cell>
          <table:table-cell office:value-type="float" office:value="-4.01062" calcext:value-type="float">
            <text:p>-4.01062</text:p>
          </table:table-cell>
          <table:table-cell office:value-type="float" office:value="-1.738922" calcext:value-type="float">
            <text:p>-1.738922</text:p>
          </table:table-cell>
          <table:table-cell office:value-type="float" office:value="-2.76297" calcext:value-type="float">
            <text:p>-2.76297</text:p>
          </table:table-cell>
          <table:table-cell office:value-type="float" office:value="-1.64621" calcext:value-type="float">
            <text:p>-1.64621</text:p>
          </table:table-cell>
          <table:table-cell office:value-type="float" office:value="-2.033203" calcext:value-type="float">
            <text:p>-2.033203</text:p>
          </table:table-cell>
          <table:table-cell office:value-type="float" office:value="-1.42337" calcext:value-type="float">
            <text:p>-1.42337</text:p>
          </table:table-cell>
          <table:table-cell office:value-type="float" office:value="-1.613434" calcext:value-type="float">
            <text:p>-1.613434</text:p>
          </table:table-cell>
          <table:table-cell office:value-type="float" office:value="-1.027039" calcext:value-type="float">
            <text:p>-1.027039</text:p>
          </table:table-cell>
          <table:table-cell office:value-type="float" office:value="-1.084106" calcext:value-type="float">
            <text:p>-1.084106</text:p>
          </table:table-cell>
          <table:table-cell office:value-type="float" office:value="-0.3769226" calcext:value-type="float">
            <text:p>-0.3769226</text:p>
          </table:table-cell>
          <table:table-cell office:value-type="float" office:value="-0.4289856" calcext:value-type="float">
            <text:p>-0.4289856</text:p>
          </table:table-cell>
          <table:table-cell office:value-type="float" office:value="0.3664551" calcext:value-type="float">
            <text:p>0.3664551</text:p>
          </table:table-cell>
          <table:table-cell office:value-type="float" office:value="0.3060303" calcext:value-type="float">
            <text:p>0.3060303</text:p>
          </table:table-cell>
          <table:table-cell office:value-type="float" office:value="1.657318" calcext:value-type="float">
            <text:p>1.657318</text:p>
          </table:table-cell>
          <table:table-cell office:value-type="float" office:value="1.595306" calcext:value-type="float">
            <text:p>1.595306</text:p>
          </table:table-cell>
          <table:table-cell office:value-type="float" office:value="3.137665" calcext:value-type="float">
            <text:p>3.137665</text:p>
          </table:table-cell>
          <table:table-cell office:value-type="float" office:value="3.072876" calcext:value-type="float">
            <text:p>3.072876</text:p>
          </table:table-cell>
          <table:table-cell office:value-type="float" office:value="4.303802" calcext:value-type="float">
            <text:p>4.303802</text:p>
          </table:table-cell>
          <table:table-cell office:value-type="float" office:value="4.235138" calcext:value-type="float">
            <text:p>4.235138</text:p>
          </table:table-cell>
          <table:table-cell office:value-type="float" office:value="5.299561" calcext:value-type="float">
            <text:p>5.299561</text:p>
          </table:table-cell>
          <table:table-cell office:value-type="float" office:value="5.229065" calcext:value-type="float">
            <text:p>5.229065</text:p>
          </table:table-cell>
          <table:table-cell office:value-type="float" office:value="6.147522" calcext:value-type="float">
            <text:p>6.147522</text:p>
          </table:table-cell>
          <table:table-cell office:value-type="float" office:value="6.078796" calcext:value-type="float">
            <text:p>6.078796</text:p>
          </table:table-cell>
          <table:table-cell office:value-type="float" office:value="6.677124" calcext:value-type="float">
            <text:p>6.677124</text:p>
          </table:table-cell>
          <table:table-cell office:value-type="float" office:value="6.611877" calcext:value-type="float">
            <text:p>6.611877</text:p>
          </table:table-cell>
          <table:table-cell office:value-type="float" office:value="15.60532" calcext:value-type="float">
            <text:p>15.60532</text:p>
          </table:table-cell>
          <table:table-cell office:value-type="float" office:value="-14.99475" calcext:value-type="float">
            <text:p>-14.9947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22004" calcext:value-type="float">
            <text:p>11022004</text:p>
          </table:table-cell>
          <table:table-cell office:value-type="float" office:value="12.87824" calcext:value-type="float">
            <text:p>12.87824</text:p>
          </table:table-cell>
          <table:table-cell office:value-type="float" office:value="1.45" calcext:value-type="float">
            <text:p>1.45</text:p>
          </table:table-cell>
          <table:table-cell office:value-type="float" office:value="-12.74" calcext:value-type="float">
            <text:p>-12.74</text:p>
          </table:table-cell>
          <table:table-cell office:value-type="float" office:value="0.5979416" calcext:value-type="float">
            <text:p>0.5979416</text:p>
          </table:table-cell>
          <table:table-cell office:value-type="float" office:value="0.2064106" calcext:value-type="float">
            <text:p>0.2064106</text:p>
          </table:table-cell>
          <table:table-cell office:value-type="float" office:value="542.808" calcext:value-type="float">
            <text:p>542.808</text:p>
          </table:table-cell>
          <table:table-cell office:value-type="float" office:value="0" calcext:value-type="float">
            <text:p>0</text:p>
          </table:table-cell>
          <table:table-cell office:value-type="float" office:value="4.794037" calcext:value-type="float">
            <text:p>4.794037</text:p>
          </table:table-cell>
          <table:table-cell office:value-type="float" office:value="-5.256439" calcext:value-type="float">
            <text:p>-5.256439</text:p>
          </table:table-cell>
          <table:table-cell office:value-type="float" office:value="-0.4999084" calcext:value-type="float">
            <text:p>-0.4999084</text:p>
          </table:table-cell>
          <table:table-cell office:value-type="float" office:value="-2.464294" calcext:value-type="float">
            <text:p>-2.464294</text:p>
          </table:table-cell>
          <table:table-cell office:value-type="float" office:value="-1.361053" calcext:value-type="float">
            <text:p>-1.361053</text:p>
          </table:table-cell>
          <table:table-cell office:value-type="float" office:value="-1.974792" calcext:value-type="float">
            <text:p>-1.974792</text:p>
          </table:table-cell>
          <table:table-cell office:value-type="float" office:value="-1.387756" calcext:value-type="float">
            <text:p>-1.387756</text:p>
          </table:table-cell>
          <table:table-cell office:value-type="float" office:value="-1.647095" calcext:value-type="float">
            <text:p>-1.647095</text:p>
          </table:table-cell>
          <table:table-cell office:value-type="float" office:value="-1.229401" calcext:value-type="float">
            <text:p>-1.229401</text:p>
          </table:table-cell>
          <table:table-cell office:value-type="float" office:value="-1.421387" calcext:value-type="float">
            <text:p>-1.421387</text:p>
          </table:table-cell>
          <table:table-cell office:value-type="float" office:value="-0.9419556" calcext:value-type="float">
            <text:p>-0.9419556</text:p>
          </table:table-cell>
          <table:table-cell office:value-type="float" office:value="-1.026123" calcext:value-type="float">
            <text:p>-1.026123</text:p>
          </table:table-cell>
          <table:table-cell office:value-type="float" office:value="-0.4294739" calcext:value-type="float">
            <text:p>-0.4294739</text:p>
          </table:table-cell>
          <table:table-cell office:value-type="float" office:value="-0.4543457" calcext:value-type="float">
            <text:p>-0.4543457</text:p>
          </table:table-cell>
          <table:table-cell office:value-type="float" office:value="0.3054504" calcext:value-type="float">
            <text:p>0.3054504</text:p>
          </table:table-cell>
          <table:table-cell office:value-type="float" office:value="0.2583923" calcext:value-type="float">
            <text:p>0.2583923</text:p>
          </table:table-cell>
          <table:table-cell office:value-type="float" office:value="1.594666" calcext:value-type="float">
            <text:p>1.594666</text:p>
          </table:table-cell>
          <table:table-cell office:value-type="float" office:value="1.534821" calcext:value-type="float">
            <text:p>1.534821</text:p>
          </table:table-cell>
          <table:table-cell office:value-type="float" office:value="3.072235" calcext:value-type="float">
            <text:p>3.072235</text:p>
          </table:table-cell>
          <table:table-cell office:value-type="float" office:value="3.006989" calcext:value-type="float">
            <text:p>3.006989</text:p>
          </table:table-cell>
          <table:table-cell office:value-type="float" office:value="4.234406" calcext:value-type="float">
            <text:p>4.234406</text:p>
          </table:table-cell>
          <table:table-cell office:value-type="float" office:value="4.166687" calcext:value-type="float">
            <text:p>4.166687</text:p>
          </table:table-cell>
          <table:table-cell office:value-type="float" office:value="5.228333" calcext:value-type="float">
            <text:p>5.228333</text:p>
          </table:table-cell>
          <table:table-cell office:value-type="float" office:value="5.158539" calcext:value-type="float">
            <text:p>5.158539</text:p>
          </table:table-cell>
          <table:table-cell office:value-type="float" office:value="6.078064" calcext:value-type="float">
            <text:p>6.078064</text:p>
          </table:table-cell>
          <table:table-cell office:value-type="float" office:value="6.009796" calcext:value-type="float">
            <text:p>6.009796</text:p>
          </table:table-cell>
          <table:table-cell office:value-type="float" office:value="6.611145" calcext:value-type="float">
            <text:p>6.611145</text:p>
          </table:table-cell>
          <table:table-cell office:value-type="float" office:value="6.546143" calcext:value-type="float">
            <text:p>6.546143</text:p>
          </table:table-cell>
          <table:table-cell office:value-type="float" office:value="20.11444" calcext:value-type="float">
            <text:p>20.11444</text:p>
          </table:table-cell>
          <table:table-cell office:value-type="float" office:value="-15.49173" calcext:value-type="float">
            <text:p>-15.4917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22004" calcext:value-type="float">
            <text:p>12022004</text:p>
          </table:table-cell>
          <table:table-cell office:value-type="float" office:value="14.71625" calcext:value-type="float">
            <text:p>14.71625</text:p>
          </table:table-cell>
          <table:table-cell office:value-type="float" office:value="-10.39" calcext:value-type="float">
            <text:p>-10.39</text:p>
          </table:table-cell>
          <table:table-cell office:value-type="float" office:value="-18.42" calcext:value-type="float">
            <text:p>-18.42</text:p>
          </table:table-cell>
          <table:table-cell office:value-type="float" office:value="0.2481289" calcext:value-type="float">
            <text:p>0.2481289</text:p>
          </table:table-cell>
          <table:table-cell office:value-type="float" office:value="0.130439" calcext:value-type="float">
            <text:p>0.130439</text:p>
          </table:table-cell>
          <table:table-cell office:value-type="float" office:value="328.284" calcext:value-type="float">
            <text:p>328.284</text:p>
          </table:table-cell>
          <table:table-cell office:value-type="float" office:value="0" calcext:value-type="float">
            <text:p>0</text:p>
          </table:table-cell>
          <table:table-cell office:value-type="float" office:value="3.172455" calcext:value-type="float">
            <text:p>3.172455</text:p>
          </table:table-cell>
          <table:table-cell office:value-type="float" office:value="-6.887329" calcext:value-type="float">
            <text:p>-6.887329</text:p>
          </table:table-cell>
          <table:table-cell office:value-type="float" office:value="-0.976593" calcext:value-type="float">
            <text:p>-0.976593</text:p>
          </table:table-cell>
          <table:table-cell office:value-type="float" office:value="-3.602234" calcext:value-type="float">
            <text:p>-3.602234</text:p>
          </table:table-cell>
          <table:table-cell office:value-type="float" office:value="-1.594513" calcext:value-type="float">
            <text:p>-1.594513</text:p>
          </table:table-cell>
          <table:table-cell office:value-type="float" office:value="-2.275421" calcext:value-type="float">
            <text:p>-2.275421</text:p>
          </table:table-cell>
          <table:table-cell office:value-type="float" office:value="-1.40036" calcext:value-type="float">
            <text:p>-1.40036</text:p>
          </table:table-cell>
          <table:table-cell office:value-type="float" office:value="-1.623779" calcext:value-type="float">
            <text:p>-1.623779</text:p>
          </table:table-cell>
          <table:table-cell office:value-type="float" office:value="-1.228516" calcext:value-type="float">
            <text:p>-1.228516</text:p>
          </table:table-cell>
          <table:table-cell office:value-type="float" office:value="-1.310028" calcext:value-type="float">
            <text:p>-1.310028</text:p>
          </table:table-cell>
          <table:table-cell office:value-type="float" office:value="-0.9153748" calcext:value-type="float">
            <text:p>-0.9153748</text:p>
          </table:table-cell>
          <table:table-cell office:value-type="float" office:value="-0.94104" calcext:value-type="float">
            <text:p>-0.94104</text:p>
          </table:table-cell>
          <table:table-cell office:value-type="float" office:value="-0.4544067" calcext:value-type="float">
            <text:p>-0.4544067</text:p>
          </table:table-cell>
          <table:table-cell office:value-type="float" office:value="-0.4657593" calcext:value-type="float">
            <text:p>-0.4657593</text:p>
          </table:table-cell>
          <table:table-cell office:value-type="float" office:value="0.2579651" calcext:value-type="float">
            <text:p>0.2579651</text:p>
          </table:table-cell>
          <table:table-cell office:value-type="float" office:value="0.2259521" calcext:value-type="float">
            <text:p>0.2259521</text:p>
          </table:table-cell>
          <table:table-cell office:value-type="float" office:value="1.53421" calcext:value-type="float">
            <text:p>1.53421</text:p>
          </table:table-cell>
          <table:table-cell office:value-type="float" office:value="1.480103" calcext:value-type="float">
            <text:p>1.480103</text:p>
          </table:table-cell>
          <table:table-cell office:value-type="float" office:value="3.006256" calcext:value-type="float">
            <text:p>3.006256</text:p>
          </table:table-cell>
          <table:table-cell office:value-type="float" office:value="2.942383" calcext:value-type="float">
            <text:p>2.942383</text:p>
          </table:table-cell>
          <table:table-cell office:value-type="float" office:value="4.165985" calcext:value-type="float">
            <text:p>4.165985</text:p>
          </table:table-cell>
          <table:table-cell office:value-type="float" office:value="4.098907" calcext:value-type="float">
            <text:p>4.098907</text:p>
          </table:table-cell>
          <table:table-cell office:value-type="float" office:value="5.157837" calcext:value-type="float">
            <text:p>5.157837</text:p>
          </table:table-cell>
          <table:table-cell office:value-type="float" office:value="5.089203" calcext:value-type="float">
            <text:p>5.089203</text:p>
          </table:table-cell>
          <table:table-cell office:value-type="float" office:value="6.009064" calcext:value-type="float">
            <text:p>6.009064</text:p>
          </table:table-cell>
          <table:table-cell office:value-type="float" office:value="5.941437" calcext:value-type="float">
            <text:p>5.941437</text:p>
          </table:table-cell>
          <table:table-cell office:value-type="float" office:value="6.545441" calcext:value-type="float">
            <text:p>6.545441</text:p>
          </table:table-cell>
          <table:table-cell office:value-type="float" office:value="6.48114" calcext:value-type="float">
            <text:p>6.48114</text:p>
          </table:table-cell>
          <table:table-cell office:value-type="float" office:value="13.22488" calcext:value-type="float">
            <text:p>13.22488</text:p>
          </table:table-cell>
          <table:table-cell office:value-type="float" office:value="-20.75473" calcext:value-type="float">
            <text:p>-20.7547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022004" calcext:value-type="float">
            <text:p>13022004</text:p>
          </table:table-cell>
          <table:table-cell office:value-type="float" office:value="14.70857" calcext:value-type="float">
            <text:p>14.70857</text:p>
          </table:table-cell>
          <table:table-cell office:value-type="float" office:value="-0.97" calcext:value-type="float">
            <text:p>-0.97</text:p>
          </table:table-cell>
          <table:table-cell office:value-type="float" office:value="-15.72" calcext:value-type="float">
            <text:p>-15.72</text:p>
          </table:table-cell>
          <table:table-cell office:value-type="float" office:value="0.5026745" calcext:value-type="float">
            <text:p>0.5026745</text:p>
          </table:table-cell>
          <table:table-cell office:value-type="float" office:value="0.1626497" calcext:value-type="float">
            <text:p>0.1626497</text:p>
          </table:table-cell>
          <table:table-cell office:value-type="float" office:value="290.196" calcext:value-type="float">
            <text:p>290.196</text:p>
          </table:table-cell>
          <table:table-cell office:value-type="float" office:value="0" calcext:value-type="float">
            <text:p>0</text:p>
          </table:table-cell>
          <table:table-cell office:value-type="float" office:value="4.856537" calcext:value-type="float">
            <text:p>4.856537</text:p>
          </table:table-cell>
          <table:table-cell office:value-type="float" office:value="-7.429016" calcext:value-type="float">
            <text:p>-7.429016</text:p>
          </table:table-cell>
          <table:table-cell office:value-type="float" office:value="-0.7702637" calcext:value-type="float">
            <text:p>-0.7702637</text:p>
          </table:table-cell>
          <table:table-cell office:value-type="float" office:value="-4.322083" calcext:value-type="float">
            <text:p>-4.322083</text:p>
          </table:table-cell>
          <table:table-cell office:value-type="float" office:value="-1.67038" calcext:value-type="float">
            <text:p>-1.67038</text:p>
          </table:table-cell>
          <table:table-cell office:value-type="float" office:value="-2.816254" calcext:value-type="float">
            <text:p>-2.816254</text:p>
          </table:table-cell>
          <table:table-cell office:value-type="float" office:value="-1.559692" calcext:value-type="float">
            <text:p>-1.559692</text:p>
          </table:table-cell>
          <table:table-cell office:value-type="float" office:value="-1.921051" calcext:value-type="float">
            <text:p>-1.921051</text:p>
          </table:table-cell>
          <table:table-cell office:value-type="float" office:value="-1.282043" calcext:value-type="float">
            <text:p>-1.282043</text:p>
          </table:table-cell>
          <table:table-cell office:value-type="float" office:value="-1.47406" calcext:value-type="float">
            <text:p>-1.47406</text:p>
          </table:table-cell>
          <table:table-cell office:value-type="float" office:value="-0.9153748" calcext:value-type="float">
            <text:p>-0.9153748</text:p>
          </table:table-cell>
          <table:table-cell office:value-type="float" office:value="-0.9568481" calcext:value-type="float">
            <text:p>-0.9568481</text:p>
          </table:table-cell>
          <table:table-cell office:value-type="float" office:value="-0.4659119" calcext:value-type="float">
            <text:p>-0.4659119</text:p>
          </table:table-cell>
          <table:table-cell office:value-type="float" office:value="-0.4852295" calcext:value-type="float">
            <text:p>-0.4852295</text:p>
          </table:table-cell>
          <table:table-cell office:value-type="float" office:value="0.225647" calcext:value-type="float">
            <text:p>0.225647</text:p>
          </table:table-cell>
          <table:table-cell office:value-type="float" office:value="0.1975098" calcext:value-type="float">
            <text:p>0.1975098</text:p>
          </table:table-cell>
          <table:table-cell office:value-type="float" office:value="1.479553" calcext:value-type="float">
            <text:p>1.479553</text:p>
          </table:table-cell>
          <table:table-cell office:value-type="float" office:value="1.431488" calcext:value-type="float">
            <text:p>1.431488</text:p>
          </table:table-cell>
          <table:table-cell office:value-type="float" office:value="2.941772" calcext:value-type="float">
            <text:p>2.941772</text:p>
          </table:table-cell>
          <table:table-cell office:value-type="float" office:value="2.880219" calcext:value-type="float">
            <text:p>2.880219</text:p>
          </table:table-cell>
          <table:table-cell office:value-type="float" office:value="4.098206" calcext:value-type="float">
            <text:p>4.098206</text:p>
          </table:table-cell>
          <table:table-cell office:value-type="float" office:value="4.031982" calcext:value-type="float">
            <text:p>4.031982</text:p>
          </table:table-cell>
          <table:table-cell office:value-type="float" office:value="5.08847" calcext:value-type="float">
            <text:p>5.08847</text:p>
          </table:table-cell>
          <table:table-cell office:value-type="float" office:value="5.020233" calcext:value-type="float">
            <text:p>5.020233</text:p>
          </table:table-cell>
          <table:table-cell office:value-type="float" office:value="5.940735" calcext:value-type="float">
            <text:p>5.940735</text:p>
          </table:table-cell>
          <table:table-cell office:value-type="float" office:value="5.873718" calcext:value-type="float">
            <text:p>5.873718</text:p>
          </table:table-cell>
          <table:table-cell office:value-type="float" office:value="6.480438" calcext:value-type="float">
            <text:p>6.480438</text:p>
          </table:table-cell>
          <table:table-cell office:value-type="float" office:value="6.416565" calcext:value-type="float">
            <text:p>6.416565</text:p>
          </table:table-cell>
          <table:table-cell office:value-type="float" office:value="22.85889" calcext:value-type="float">
            <text:p>22.85889</text:p>
          </table:table-cell>
          <table:table-cell office:value-type="float" office:value="-19.03574" calcext:value-type="float">
            <text:p>-19.0357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22004" calcext:value-type="float">
            <text:p>14022004</text:p>
          </table:table-cell>
          <table:table-cell office:value-type="float" office:value="14.89598" calcext:value-type="float">
            <text:p>14.89598</text:p>
          </table:table-cell>
          <table:table-cell office:value-type="float" office:value="-7.52" calcext:value-type="float">
            <text:p>-7.52</text:p>
          </table:table-cell>
          <table:table-cell office:value-type="float" office:value="-17.05" calcext:value-type="float">
            <text:p>-17.05</text:p>
          </table:table-cell>
          <table:table-cell office:value-type="float" office:value="0.309312" calcext:value-type="float">
            <text:p>0.309312</text:p>
          </table:table-cell>
          <table:table-cell office:value-type="float" office:value="0.1459799" calcext:value-type="float">
            <text:p>0.1459799</text:p>
          </table:table-cell>
          <table:table-cell office:value-type="float" office:value="370.548" calcext:value-type="float">
            <text:p>370.548</text:p>
          </table:table-cell>
          <table:table-cell office:value-type="float" office:value="0" calcext:value-type="float">
            <text:p>0</text:p>
          </table:table-cell>
          <table:table-cell office:value-type="float" office:value="4.157715" calcext:value-type="float">
            <text:p>4.157715</text:p>
          </table:table-cell>
          <table:table-cell office:value-type="float" office:value="-6.405548" calcext:value-type="float">
            <text:p>-6.405548</text:p>
          </table:table-cell>
          <table:table-cell office:value-type="float" office:value="-0.7284851" calcext:value-type="float">
            <text:p>-0.7284851</text:p>
          </table:table-cell>
          <table:table-cell office:value-type="float" office:value="-3.511719" calcext:value-type="float">
            <text:p>-3.511719</text:p>
          </table:table-cell>
          <table:table-cell office:value-type="float" office:value="-1.543488" calcext:value-type="float">
            <text:p>-1.543488</text:p>
          </table:table-cell>
          <table:table-cell office:value-type="float" office:value="-2.370514" calcext:value-type="float">
            <text:p>-2.370514</text:p>
          </table:table-cell>
          <table:table-cell office:value-type="float" office:value="-1.506866" calcext:value-type="float">
            <text:p>-1.506866</text:p>
          </table:table-cell>
          <table:table-cell office:value-type="float" office:value="-1.749969" calcext:value-type="float">
            <text:p>-1.749969</text:p>
          </table:table-cell>
          <table:table-cell office:value-type="float" office:value="-1.300995" calcext:value-type="float">
            <text:p>-1.300995</text:p>
          </table:table-cell>
          <table:table-cell office:value-type="float" office:value="-1.404846" calcext:value-type="float">
            <text:p>-1.404846</text:p>
          </table:table-cell>
          <table:table-cell office:value-type="float" office:value="-0.9533691" calcext:value-type="float">
            <text:p>-0.9533691</text:p>
          </table:table-cell>
          <table:table-cell office:value-type="float" office:value="-0.9644775" calcext:value-type="float">
            <text:p>-0.9644775</text:p>
          </table:table-cell>
          <table:table-cell office:value-type="float" office:value="-0.4854126" calcext:value-type="float">
            <text:p>-0.4854126</text:p>
          </table:table-cell>
          <table:table-cell office:value-type="float" office:value="-0.502533" calcext:value-type="float">
            <text:p>-0.502533</text:p>
          </table:table-cell>
          <table:table-cell office:value-type="float" office:value="0.1971741" calcext:value-type="float">
            <text:p>0.1971741</text:p>
          </table:table-cell>
          <table:table-cell office:value-type="float" office:value="0.1686707" calcext:value-type="float">
            <text:p>0.1686707</text:p>
          </table:table-cell>
          <table:table-cell office:value-type="float" office:value="1.431" calcext:value-type="float">
            <text:p>1.431</text:p>
          </table:table-cell>
          <table:table-cell office:value-type="float" office:value="1.386261" calcext:value-type="float">
            <text:p>1.386261</text:p>
          </table:table-cell>
          <table:table-cell office:value-type="float" office:value="2.879608" calcext:value-type="float">
            <text:p>2.879608</text:p>
          </table:table-cell>
          <table:table-cell office:value-type="float" office:value="2.820312" calcext:value-type="float">
            <text:p>2.820312</text:p>
          </table:table-cell>
          <table:table-cell office:value-type="float" office:value="4.031281" calcext:value-type="float">
            <text:p>4.031281</text:p>
          </table:table-cell>
          <table:table-cell office:value-type="float" office:value="3.966522" calcext:value-type="float">
            <text:p>3.966522</text:p>
          </table:table-cell>
          <table:table-cell office:value-type="float" office:value="5.019501" calcext:value-type="float">
            <text:p>5.019501</text:p>
          </table:table-cell>
          <table:table-cell office:value-type="float" office:value="4.952209" calcext:value-type="float">
            <text:p>4.952209</text:p>
          </table:table-cell>
          <table:table-cell office:value-type="float" office:value="5.873016" calcext:value-type="float">
            <text:p>5.873016</text:p>
          </table:table-cell>
          <table:table-cell office:value-type="float" office:value="5.806732" calcext:value-type="float">
            <text:p>5.806732</text:p>
          </table:table-cell>
          <table:table-cell office:value-type="float" office:value="6.415894" calcext:value-type="float">
            <text:p>6.415894</text:p>
          </table:table-cell>
          <table:table-cell office:value-type="float" office:value="6.352753" calcext:value-type="float">
            <text:p>6.352753</text:p>
          </table:table-cell>
          <table:table-cell office:value-type="float" office:value="18.58707" calcext:value-type="float">
            <text:p>18.58707</text:p>
          </table:table-cell>
          <table:table-cell office:value-type="float" office:value="-19.65633" calcext:value-type="float">
            <text:p>-19.6563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22004" calcext:value-type="float">
            <text:p>15022004</text:p>
          </table:table-cell>
          <table:table-cell office:value-type="float" office:value="14.92479" calcext:value-type="float">
            <text:p>14.92479</text:p>
          </table:table-cell>
          <table:table-cell office:value-type="float" office:value="-9.86" calcext:value-type="float">
            <text:p>-9.86</text:p>
          </table:table-cell>
          <table:table-cell office:value-type="float" office:value="-21.71" calcext:value-type="float">
            <text:p>-21.71</text:p>
          </table:table-cell>
          <table:table-cell office:value-type="float" office:value="0.2585306" calcext:value-type="float">
            <text:p>0.2585306</text:p>
          </table:table-cell>
          <table:table-cell office:value-type="float" office:value="0.09904564" calcext:value-type="float">
            <text:p>0.09904564</text:p>
          </table:table-cell>
          <table:table-cell office:value-type="float" office:value="138.024" calcext:value-type="float">
            <text:p>138.024</text:p>
          </table:table-cell>
          <table:table-cell office:value-type="float" office:value="0" calcext:value-type="float">
            <text:p>0</text:p>
          </table:table-cell>
          <table:table-cell office:value-type="float" office:value="3.084686" calcext:value-type="float">
            <text:p>3.084686</text:p>
          </table:table-cell>
          <table:table-cell office:value-type="float" office:value="-8.480713" calcext:value-type="float">
            <text:p>-8.480713</text:p>
          </table:table-cell>
          <table:table-cell office:value-type="float" office:value="-1.348022" calcext:value-type="float">
            <text:p>-1.348022</text:p>
          </table:table-cell>
          <table:table-cell office:value-type="float" office:value="-4.568634" calcext:value-type="float">
            <text:p>-4.568634</text:p>
          </table:table-cell>
          <table:table-cell office:value-type="float" office:value="-1.927307" calcext:value-type="float">
            <text:p>-1.927307</text:p>
          </table:table-cell>
          <table:table-cell office:value-type="float" office:value="-2.848206" calcext:value-type="float">
            <text:p>-2.848206</text:p>
          </table:table-cell>
          <table:table-cell office:value-type="float" office:value="-1.539703" calcext:value-type="float">
            <text:p>-1.539703</text:p>
          </table:table-cell>
          <table:table-cell office:value-type="float" office:value="-1.933563" calcext:value-type="float">
            <text:p>-1.933563</text:p>
          </table:table-cell>
          <table:table-cell office:value-type="float" office:value="-1.303223" calcext:value-type="float">
            <text:p>-1.303223</text:p>
          </table:table-cell>
          <table:table-cell office:value-type="float" office:value="-1.496399" calcext:value-type="float">
            <text:p>-1.496399</text:p>
          </table:table-cell>
          <table:table-cell office:value-type="float" office:value="-0.9524231" calcext:value-type="float">
            <text:p>-0.9524231</text:p>
          </table:table-cell>
          <table:table-cell office:value-type="float" office:value="-1.001526" calcext:value-type="float">
            <text:p>-1.001526</text:p>
          </table:table-cell>
          <table:table-cell office:value-type="float" office:value="-0.5026245" calcext:value-type="float">
            <text:p>-0.5026245</text:p>
          </table:table-cell>
          <table:table-cell office:value-type="float" office:value="-0.5250244" calcext:value-type="float">
            <text:p>-0.5250244</text:p>
          </table:table-cell>
          <table:table-cell office:value-type="float" office:value="0.168396" calcext:value-type="float">
            <text:p>0.168396</text:p>
          </table:table-cell>
          <table:table-cell office:value-type="float" office:value="0.140686" calcext:value-type="float">
            <text:p>0.140686</text:p>
          </table:table-cell>
          <table:table-cell office:value-type="float" office:value="1.385834" calcext:value-type="float">
            <text:p>1.385834</text:p>
          </table:table-cell>
          <table:table-cell office:value-type="float" office:value="1.343262" calcext:value-type="float">
            <text:p>1.343262</text:p>
          </table:table-cell>
          <table:table-cell office:value-type="float" office:value="2.819733" calcext:value-type="float">
            <text:p>2.819733</text:p>
          </table:table-cell>
          <table:table-cell office:value-type="float" office:value="2.762756" calcext:value-type="float">
            <text:p>2.762756</text:p>
          </table:table-cell>
          <table:table-cell office:value-type="float" office:value="3.965851" calcext:value-type="float">
            <text:p>3.965851</text:p>
          </table:table-cell>
          <table:table-cell office:value-type="float" office:value="3.902863" calcext:value-type="float">
            <text:p>3.902863</text:p>
          </table:table-cell>
          <table:table-cell office:value-type="float" office:value="4.951538" calcext:value-type="float">
            <text:p>4.951538</text:p>
          </table:table-cell>
          <table:table-cell office:value-type="float" office:value="4.885101" calcext:value-type="float">
            <text:p>4.885101</text:p>
          </table:table-cell>
          <table:table-cell office:value-type="float" office:value="5.80603" calcext:value-type="float">
            <text:p>5.80603</text:p>
          </table:table-cell>
          <table:table-cell office:value-type="float" office:value="5.740265" calcext:value-type="float">
            <text:p>5.740265</text:p>
          </table:table-cell>
          <table:table-cell office:value-type="float" office:value="6.352112" calcext:value-type="float">
            <text:p>6.352112</text:p>
          </table:table-cell>
          <table:table-cell office:value-type="float" office:value="6.289642" calcext:value-type="float">
            <text:p>6.289642</text:p>
          </table:table-cell>
          <table:table-cell office:value-type="float" office:value="14.83878" calcext:value-type="float">
            <text:p>14.83878</text:p>
          </table:table-cell>
          <table:table-cell office:value-type="float" office:value="-23.11101" calcext:value-type="float">
            <text:p>-23.1110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022004" calcext:value-type="float">
            <text:p>16022004</text:p>
          </table:table-cell>
          <table:table-cell office:value-type="float" office:value="13.06764" calcext:value-type="float">
            <text:p>13.06764</text:p>
          </table:table-cell>
          <table:table-cell office:value-type="float" office:value="-1.59" calcext:value-type="float">
            <text:p>-1.59</text:p>
          </table:table-cell>
          <table:table-cell office:value-type="float" office:value="-14.33" calcext:value-type="float">
            <text:p>-14.33</text:p>
          </table:table-cell>
          <table:table-cell office:value-type="float" office:value="0.4805744" calcext:value-type="float">
            <text:p>0.4805744</text:p>
          </table:table-cell>
          <table:table-cell office:value-type="float" office:value="0.1818933" calcext:value-type="float">
            <text:p>0.1818933</text:p>
          </table:table-cell>
          <table:table-cell office:value-type="float" office:value="128.448" calcext:value-type="float">
            <text:p>128.448</text:p>
          </table:table-cell>
          <table:table-cell office:value-type="float" office:value="0" calcext:value-type="float">
            <text:p>0</text:p>
          </table:table-cell>
          <table:table-cell office:value-type="float" office:value="3.324585" calcext:value-type="float">
            <text:p>3.324585</text:p>
          </table:table-cell>
          <table:table-cell office:value-type="float" office:value="-7.124146" calcext:value-type="float">
            <text:p>-7.124146</text:p>
          </table:table-cell>
          <table:table-cell office:value-type="float" office:value="-1.162659" calcext:value-type="float">
            <text:p>-1.162659</text:p>
          </table:table-cell>
          <table:table-cell office:value-type="float" office:value="-4.404938" calcext:value-type="float">
            <text:p>-4.404938</text:p>
          </table:table-cell>
          <table:table-cell office:value-type="float" office:value="-1.887299" calcext:value-type="float">
            <text:p>-1.887299</text:p>
          </table:table-cell>
          <table:table-cell office:value-type="float" office:value="-3.024689" calcext:value-type="float">
            <text:p>-3.024689</text:p>
          </table:table-cell>
          <table:table-cell office:value-type="float" office:value="-1.76062" calcext:value-type="float">
            <text:p>-1.76062</text:p>
          </table:table-cell>
          <table:table-cell office:value-type="float" office:value="-2.140076" calcext:value-type="float">
            <text:p>-2.140076</text:p>
          </table:table-cell>
          <table:table-cell office:value-type="float" office:value="-1.46228" calcext:value-type="float">
            <text:p>-1.46228</text:p>
          </table:table-cell>
          <table:table-cell office:value-type="float" office:value="-1.651093" calcext:value-type="float">
            <text:p>-1.651093</text:p>
          </table:table-cell>
          <table:table-cell office:value-type="float" office:value="-1.002045" calcext:value-type="float">
            <text:p>-1.002045</text:p>
          </table:table-cell>
          <table:table-cell office:value-type="float" office:value="-1.070587" calcext:value-type="float">
            <text:p>-1.070587</text:p>
          </table:table-cell>
          <table:table-cell office:value-type="float" office:value="-0.5253601" calcext:value-type="float">
            <text:p>-0.5253601</text:p>
          </table:table-cell>
          <table:table-cell office:value-type="float" office:value="-0.5681763" calcext:value-type="float">
            <text:p>-0.5681763</text:p>
          </table:table-cell>
          <table:table-cell office:value-type="float" office:value="0.1403503" calcext:value-type="float">
            <text:p>0.1403503</text:p>
          </table:table-cell>
          <table:table-cell office:value-type="float" office:value="0.1035156" calcext:value-type="float">
            <text:p>0.1035156</text:p>
          </table:table-cell>
          <table:table-cell office:value-type="float" office:value="1.342834" calcext:value-type="float">
            <text:p>1.342834</text:p>
          </table:table-cell>
          <table:table-cell office:value-type="float" office:value="1.300385" calcext:value-type="float">
            <text:p>1.300385</text:p>
          </table:table-cell>
          <table:table-cell office:value-type="float" office:value="2.762146" calcext:value-type="float">
            <text:p>2.762146</text:p>
          </table:table-cell>
          <table:table-cell office:value-type="float" office:value="2.707062" calcext:value-type="float">
            <text:p>2.707062</text:p>
          </table:table-cell>
          <table:table-cell office:value-type="float" office:value="3.902191" calcext:value-type="float">
            <text:p>3.902191</text:p>
          </table:table-cell>
          <table:table-cell office:value-type="float" office:value="3.840515" calcext:value-type="float">
            <text:p>3.840515</text:p>
          </table:table-cell>
          <table:table-cell office:value-type="float" office:value="4.88443" calcext:value-type="float">
            <text:p>4.88443</text:p>
          </table:table-cell>
          <table:table-cell office:value-type="float" office:value="4.819305" calcext:value-type="float">
            <text:p>4.819305</text:p>
          </table:table-cell>
          <table:table-cell office:value-type="float" office:value="5.739594" calcext:value-type="float">
            <text:p>5.739594</text:p>
          </table:table-cell>
          <table:table-cell office:value-type="float" office:value="5.674683" calcext:value-type="float">
            <text:p>5.674683</text:p>
          </table:table-cell>
          <table:table-cell office:value-type="float" office:value="6.288971" calcext:value-type="float">
            <text:p>6.288971</text:p>
          </table:table-cell>
          <table:table-cell office:value-type="float" office:value="6.226868" calcext:value-type="float">
            <text:p>6.226868</text:p>
          </table:table-cell>
          <table:table-cell office:value-type="float" office:value="16.19986" calcext:value-type="float">
            <text:p>16.19986</text:p>
          </table:table-cell>
          <table:table-cell office:value-type="float" office:value="-18.22765" calcext:value-type="float">
            <text:p>-18.2276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022004" calcext:value-type="float">
            <text:p>17022004</text:p>
          </table:table-cell>
          <table:table-cell office:value-type="float" office:value="14.70758" calcext:value-type="float">
            <text:p>14.70758</text:p>
          </table:table-cell>
          <table:table-cell office:value-type="float" office:value="1.8" calcext:value-type="float">
            <text:p>1.8</text:p>
          </table:table-cell>
          <table:table-cell office:value-type="float" office:value="-15.82" calcext:value-type="float">
            <text:p>-15.82</text:p>
          </table:table-cell>
          <table:table-cell office:value-type="float" office:value="0.6129841" calcext:value-type="float">
            <text:p>0.6129841</text:p>
          </table:table-cell>
          <table:table-cell office:value-type="float" office:value="0.161339" calcext:value-type="float">
            <text:p>0.161339</text:p>
          </table:table-cell>
          <table:table-cell office:value-type="float" office:value="194.616" calcext:value-type="float">
            <text:p>194.616</text:p>
          </table:table-cell>
          <table:table-cell office:value-type="float" office:value="0" calcext:value-type="float">
            <text:p>0</text:p>
          </table:table-cell>
          <table:table-cell office:value-type="float" office:value="4.744171" calcext:value-type="float">
            <text:p>4.744171</text:p>
          </table:table-cell>
          <table:table-cell office:value-type="float" office:value="-7.212097" calcext:value-type="float">
            <text:p>-7.212097</text:p>
          </table:table-cell>
          <table:table-cell office:value-type="float" office:value="0.2779541" calcext:value-type="float">
            <text:p>0.2779541</text:p>
          </table:table-cell>
          <table:table-cell office:value-type="float" office:value="-4.247589" calcext:value-type="float">
            <text:p>-4.247589</text:p>
          </table:table-cell>
          <table:table-cell office:value-type="float" office:value="-1.461823" calcext:value-type="float">
            <text:p>-1.461823</text:p>
          </table:table-cell>
          <table:table-cell office:value-type="float" office:value="-2.848328" calcext:value-type="float">
            <text:p>-2.848328</text:p>
          </table:table-cell>
          <table:table-cell office:value-type="float" office:value="-1.583527" calcext:value-type="float">
            <text:p>-1.583527</text:p>
          </table:table-cell>
          <table:table-cell office:value-type="float" office:value="-2.050507" calcext:value-type="float">
            <text:p>-2.050507</text:p>
          </table:table-cell>
          <table:table-cell office:value-type="float" office:value="-1.411133" calcext:value-type="float">
            <text:p>-1.411133</text:p>
          </table:table-cell>
          <table:table-cell office:value-type="float" office:value="-1.62381" calcext:value-type="float">
            <text:p>-1.62381</text:p>
          </table:table-cell>
          <table:table-cell office:value-type="float" office:value="-1.070129" calcext:value-type="float">
            <text:p>-1.070129</text:p>
          </table:table-cell>
          <table:table-cell office:value-type="float" office:value="-1.101166" calcext:value-type="float">
            <text:p>-1.101166</text:p>
          </table:table-cell>
          <table:table-cell office:value-type="float" office:value="-0.5685425" calcext:value-type="float">
            <text:p>-0.5685425</text:p>
          </table:table-cell>
          <table:table-cell office:value-type="float" office:value="-0.6085205" calcext:value-type="float">
            <text:p>-0.6085205</text:p>
          </table:table-cell>
          <table:table-cell office:value-type="float" office:value="0.1030579" calcext:value-type="float">
            <text:p>0.1030579</text:p>
          </table:table-cell>
          <table:table-cell office:value-type="float" office:value="0.06079102" calcext:value-type="float">
            <text:p>0.06079102</text:p>
          </table:table-cell>
          <table:table-cell office:value-type="float" office:value="1.299927" calcext:value-type="float">
            <text:p>1.299927</text:p>
          </table:table-cell>
          <table:table-cell office:value-type="float" office:value="1.255066" calcext:value-type="float">
            <text:p>1.255066</text:p>
          </table:table-cell>
          <table:table-cell office:value-type="float" office:value="2.706482" calcext:value-type="float">
            <text:p>2.706482</text:p>
          </table:table-cell>
          <table:table-cell office:value-type="float" office:value="2.652679" calcext:value-type="float">
            <text:p>2.652679</text:p>
          </table:table-cell>
          <table:table-cell office:value-type="float" office:value="3.839874" calcext:value-type="float">
            <text:p>3.839874</text:p>
          </table:table-cell>
          <table:table-cell office:value-type="float" office:value="3.779663" calcext:value-type="float">
            <text:p>3.779663</text:p>
          </table:table-cell>
          <table:table-cell office:value-type="float" office:value="4.818634" calcext:value-type="float">
            <text:p>4.818634</text:p>
          </table:table-cell>
          <table:table-cell office:value-type="float" office:value="4.754211" calcext:value-type="float">
            <text:p>4.754211</text:p>
          </table:table-cell>
          <table:table-cell office:value-type="float" office:value="5.673981" calcext:value-type="float">
            <text:p>5.673981</text:p>
          </table:table-cell>
          <table:table-cell office:value-type="float" office:value="5.610138" calcext:value-type="float">
            <text:p>5.610138</text:p>
          </table:table-cell>
          <table:table-cell office:value-type="float" office:value="6.226227" calcext:value-type="float">
            <text:p>6.226227</text:p>
          </table:table-cell>
          <table:table-cell office:value-type="float" office:value="6.164764" calcext:value-type="float">
            <text:p>6.164764</text:p>
          </table:table-cell>
          <table:table-cell office:value-type="float" office:value="21.8436" calcext:value-type="float">
            <text:p>21.8436</text:p>
          </table:table-cell>
          <table:table-cell office:value-type="float" office:value="-18.99481" calcext:value-type="float">
            <text:p>-18.9948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22004" calcext:value-type="float">
            <text:p>18022004</text:p>
          </table:table-cell>
          <table:table-cell office:value-type="float" office:value="14.8608" calcext:value-type="float">
            <text:p>14.8608</text:p>
          </table:table-cell>
          <table:table-cell office:value-type="float" office:value="5.22" calcext:value-type="float">
            <text:p>5.22</text:p>
          </table:table-cell>
          <table:table-cell office:value-type="float" office:value="-0.06" calcext:value-type="float">
            <text:p>-0.06</text:p>
          </table:table-cell>
          <table:table-cell office:value-type="float" office:value="0.7612345" calcext:value-type="float">
            <text:p>0.7612345</text:p>
          </table:table-cell>
          <table:table-cell office:value-type="float" office:value="0.5367674" calcext:value-type="float">
            <text:p>0.5367674</text:p>
          </table:table-cell>
          <table:table-cell office:value-type="float" office:value="262.764" calcext:value-type="float">
            <text:p>262.764</text:p>
          </table:table-cell>
          <table:table-cell office:value-type="float" office:value="0" calcext:value-type="float">
            <text:p>0</text:p>
          </table:table-cell>
          <table:table-cell office:value-type="float" office:value="9.106598" calcext:value-type="float">
            <text:p>9.106598</text:p>
          </table:table-cell>
          <table:table-cell office:value-type="float" office:value="-2.724365" calcext:value-type="float">
            <text:p>-2.724365</text:p>
          </table:table-cell>
          <table:table-cell office:value-type="float" office:value="3.231934" calcext:value-type="float">
            <text:p>3.231934</text:p>
          </table:table-cell>
          <table:table-cell office:value-type="float" office:value="-2.05069" calcext:value-type="float">
            <text:p>-2.05069</text:p>
          </table:table-cell>
          <table:table-cell office:value-type="float" office:value="-0.3240356" calcext:value-type="float">
            <text:p>-0.3240356</text:p>
          </table:table-cell>
          <table:table-cell office:value-type="float" office:value="-1.765503" calcext:value-type="float">
            <text:p>-1.765503</text:p>
          </table:table-cell>
          <table:table-cell office:value-type="float" office:value="-1.000031" calcext:value-type="float">
            <text:p>-1.000031</text:p>
          </table:table-cell>
          <table:table-cell office:value-type="float" office:value="-1.582092" calcext:value-type="float">
            <text:p>-1.582092</text:p>
          </table:table-cell>
          <table:table-cell office:value-type="float" office:value="-1.029968" calcext:value-type="float">
            <text:p>-1.029968</text:p>
          </table:table-cell>
          <table:table-cell office:value-type="float" office:value="-1.408905" calcext:value-type="float">
            <text:p>-1.408905</text:p>
          </table:table-cell>
          <table:table-cell office:value-type="float" office:value="-0.9573669" calcext:value-type="float">
            <text:p>-0.9573669</text:p>
          </table:table-cell>
          <table:table-cell office:value-type="float" office:value="-1.081085" calcext:value-type="float">
            <text:p>-1.081085</text:p>
          </table:table-cell>
          <table:table-cell office:value-type="float" office:value="-0.6065674" calcext:value-type="float">
            <text:p>-0.6065674</text:p>
          </table:table-cell>
          <table:table-cell office:value-type="float" office:value="-0.6161804" calcext:value-type="float">
            <text:p>-0.6161804</text:p>
          </table:table-cell>
          <table:table-cell office:value-type="float" office:value="0.06036377" calcext:value-type="float">
            <text:p>0.06036377</text:p>
          </table:table-cell>
          <table:table-cell office:value-type="float" office:value="0.03109741" calcext:value-type="float">
            <text:p>0.03109741</text:p>
          </table:table-cell>
          <table:table-cell office:value-type="float" office:value="1.254608" calcext:value-type="float">
            <text:p>1.254608</text:p>
          </table:table-cell>
          <table:table-cell office:value-type="float" office:value="1.209717" calcext:value-type="float">
            <text:p>1.209717</text:p>
          </table:table-cell>
          <table:table-cell office:value-type="float" office:value="2.6521" calcext:value-type="float">
            <text:p>2.6521</text:p>
          </table:table-cell>
          <table:table-cell office:value-type="float" office:value="2.598694" calcext:value-type="float">
            <text:p>2.598694</text:p>
          </table:table-cell>
          <table:table-cell office:value-type="float" office:value="3.779022" calcext:value-type="float">
            <text:p>3.779022</text:p>
          </table:table-cell>
          <table:table-cell office:value-type="float" office:value="3.718994" calcext:value-type="float">
            <text:p>3.718994</text:p>
          </table:table-cell>
          <table:table-cell office:value-type="float" office:value="4.75354" calcext:value-type="float">
            <text:p>4.75354</text:p>
          </table:table-cell>
          <table:table-cell office:value-type="float" office:value="4.690796" calcext:value-type="float">
            <text:p>4.690796</text:p>
          </table:table-cell>
          <table:table-cell office:value-type="float" office:value="5.609467" calcext:value-type="float">
            <text:p>5.609467</text:p>
          </table:table-cell>
          <table:table-cell office:value-type="float" office:value="5.546204" calcext:value-type="float">
            <text:p>5.546204</text:p>
          </table:table-cell>
          <table:table-cell office:value-type="float" office:value="6.164124" calcext:value-type="float">
            <text:p>6.164124</text:p>
          </table:table-cell>
          <table:table-cell office:value-type="float" office:value="6.103241" calcext:value-type="float">
            <text:p>6.103241</text:p>
          </table:table-cell>
          <table:table-cell office:value-type="float" office:value="26.67072" calcext:value-type="float">
            <text:p>26.67072</text:p>
          </table:table-cell>
          <table:table-cell office:value-type="float" office:value="-5.292114" calcext:value-type="float">
            <text:p>-5.29211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22004" calcext:value-type="float">
            <text:p>19022004</text:p>
          </table:table-cell>
          <table:table-cell office:value-type="float" office:value="13.81784" calcext:value-type="float">
            <text:p>13.81784</text:p>
          </table:table-cell>
          <table:table-cell office:value-type="float" office:value="7.99" calcext:value-type="float">
            <text:p>7.99</text:p>
          </table:table-cell>
          <table:table-cell office:value-type="float" office:value="-0.21" calcext:value-type="float">
            <text:p>-0.21</text:p>
          </table:table-cell>
          <table:table-cell office:value-type="float" office:value="0.8726031" calcext:value-type="float">
            <text:p>0.8726031</text:p>
          </table:table-cell>
          <table:table-cell office:value-type="float" office:value="0.5310088" calcext:value-type="float">
            <text:p>0.5310088</text:p>
          </table:table-cell>
          <table:table-cell office:value-type="float" office:value="297.576" calcext:value-type="float">
            <text:p>297.576</text:p>
          </table:table-cell>
          <table:table-cell office:value-type="float" office:value="0.2" calcext:value-type="float">
            <text:p>0.2</text:p>
          </table:table-cell>
          <table:table-cell office:value-type="float" office:value="9.676208" calcext:value-type="float">
            <text:p>9.676208</text:p>
          </table:table-cell>
          <table:table-cell office:value-type="float" office:value="-2.559326" calcext:value-type="float">
            <text:p>-2.559326</text:p>
          </table:table-cell>
          <table:table-cell office:value-type="float" office:value="3.828003" calcext:value-type="float">
            <text:p>3.828003</text:p>
          </table:table-cell>
          <table:table-cell office:value-type="float" office:value="-1.574158" calcext:value-type="float">
            <text:p>-1.574158</text:p>
          </table:table-cell>
          <table:table-cell office:value-type="float" office:value="0.05725098" calcext:value-type="float">
            <text:p>0.05725098</text:p>
          </table:table-cell>
          <table:table-cell office:value-type="float" office:value="-1.047852" calcext:value-type="float">
            <text:p>-1.047852</text:p>
          </table:table-cell>
          <table:table-cell office:value-type="float" office:value="-0.7024536" calcext:value-type="float">
            <text:p>-0.7024536</text:p>
          </table:table-cell>
          <table:table-cell office:value-type="float" office:value="-1.008179" calcext:value-type="float">
            <text:p>-1.008179</text:p>
          </table:table-cell>
          <table:table-cell office:value-type="float" office:value="-0.7839355" calcext:value-type="float">
            <text:p>-0.7839355</text:p>
          </table:table-cell>
          <table:table-cell office:value-type="float" office:value="-1.027832" calcext:value-type="float">
            <text:p>-1.027832</text:p>
          </table:table-cell>
          <table:table-cell office:value-type="float" office:value="-0.804657" calcext:value-type="float">
            <text:p>-0.804657</text:p>
          </table:table-cell>
          <table:table-cell office:value-type="float" office:value="-0.9556885" calcext:value-type="float">
            <text:p>-0.9556885</text:p>
          </table:table-cell>
          <table:table-cell office:value-type="float" office:value="-0.5563965" calcext:value-type="float">
            <text:p>-0.5563965</text:p>
          </table:table-cell>
          <table:table-cell office:value-type="float" office:value="-0.6062622" calcext:value-type="float">
            <text:p>-0.6062622</text:p>
          </table:table-cell>
          <table:table-cell office:value-type="float" office:value="0.03448486" calcext:value-type="float">
            <text:p>0.03448486</text:p>
          </table:table-cell>
          <table:table-cell office:value-type="float" office:value="0.02871704" calcext:value-type="float">
            <text:p>0.02871704</text:p>
          </table:table-cell>
          <table:table-cell office:value-type="float" office:value="1.20929" calcext:value-type="float">
            <text:p>1.20929</text:p>
          </table:table-cell>
          <table:table-cell office:value-type="float" office:value="1.173401" calcext:value-type="float">
            <text:p>1.173401</text:p>
          </table:table-cell>
          <table:table-cell office:value-type="float" office:value="2.598114" calcext:value-type="float">
            <text:p>2.598114</text:p>
          </table:table-cell>
          <table:table-cell office:value-type="float" office:value="2.545959" calcext:value-type="float">
            <text:p>2.545959</text:p>
          </table:table-cell>
          <table:table-cell office:value-type="float" office:value="3.718384" calcext:value-type="float">
            <text:p>3.718384</text:p>
          </table:table-cell>
          <table:table-cell office:value-type="float" office:value="3.659668" calcext:value-type="float">
            <text:p>3.659668</text:p>
          </table:table-cell>
          <table:table-cell office:value-type="float" office:value="4.690125" calcext:value-type="float">
            <text:p>4.690125</text:p>
          </table:table-cell>
          <table:table-cell office:value-type="float" office:value="4.628082" calcext:value-type="float">
            <text:p>4.628082</text:p>
          </table:table-cell>
          <table:table-cell office:value-type="float" office:value="5.545532" calcext:value-type="float">
            <text:p>5.545532</text:p>
          </table:table-cell>
          <table:table-cell office:value-type="float" office:value="5.483276" calcext:value-type="float">
            <text:p>5.483276</text:p>
          </table:table-cell>
          <table:table-cell office:value-type="float" office:value="6.102631" calcext:value-type="float">
            <text:p>6.102631</text:p>
          </table:table-cell>
          <table:table-cell office:value-type="float" office:value="6.042328" calcext:value-type="float">
            <text:p>6.042328</text:p>
          </table:table-cell>
          <table:table-cell office:value-type="float" office:value="28.53314" calcext:value-type="float">
            <text:p>28.53314</text:p>
          </table:table-cell>
          <table:table-cell office:value-type="float" office:value="-5.479736" calcext:value-type="float">
            <text:p>-5.47973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22004" calcext:value-type="float">
            <text:p>20022004</text:p>
          </table:table-cell>
          <table:table-cell office:value-type="float" office:value="15.4017" calcext:value-type="float">
            <text:p>15.4017</text:p>
          </table:table-cell>
          <table:table-cell office:value-type="float" office:value="5.69" calcext:value-type="float">
            <text:p>5.69</text:p>
          </table:table-cell>
          <table:table-cell office:value-type="float" office:value="-2.4" calcext:value-type="float">
            <text:p>-2.4</text:p>
          </table:table-cell>
          <table:table-cell office:value-type="float" office:value="0.7665943" calcext:value-type="float">
            <text:p>0.7665943</text:p>
          </table:table-cell>
          <table:table-cell office:value-type="float" office:value="0.4530185" calcext:value-type="float">
            <text:p>0.4530185</text:p>
          </table:table-cell>
          <table:table-cell office:value-type="float" office:value="509.436" calcext:value-type="float">
            <text:p>509.436</text:p>
          </table:table-cell>
          <table:table-cell office:value-type="float" office:value="0.1" calcext:value-type="float">
            <text:p>0.1</text:p>
          </table:table-cell>
          <table:table-cell office:value-type="float" office:value="10.44135" calcext:value-type="float">
            <text:p>10.44135</text:p>
          </table:table-cell>
          <table:table-cell office:value-type="float" office:value="-2.770477" calcext:value-type="float">
            <text:p>-2.770477</text:p>
          </table:table-cell>
          <table:table-cell office:value-type="float" office:value="4.350983" calcext:value-type="float">
            <text:p>4.350983</text:p>
          </table:table-cell>
          <table:table-cell office:value-type="float" office:value="-1.302887" calcext:value-type="float">
            <text:p>-1.302887</text:p>
          </table:table-cell>
          <table:table-cell office:value-type="float" office:value="0.2992249" calcext:value-type="float">
            <text:p>0.2992249</text:p>
          </table:table-cell>
          <table:table-cell office:value-type="float" office:value="-0.6303711" calcext:value-type="float">
            <text:p>-0.6303711</text:p>
          </table:table-cell>
          <table:table-cell office:value-type="float" office:value="-0.4794617" calcext:value-type="float">
            <text:p>-0.4794617</text:p>
          </table:table-cell>
          <table:table-cell office:value-type="float" office:value="-0.7020264" calcext:value-type="float">
            <text:p>-0.7020264</text:p>
          </table:table-cell>
          <table:table-cell office:value-type="float" office:value="-0.6116638" calcext:value-type="float">
            <text:p>-0.6116638</text:p>
          </table:table-cell>
          <table:table-cell office:value-type="float" office:value="-0.7825317" calcext:value-type="float">
            <text:p>-0.7825317</text:p>
          </table:table-cell>
          <table:table-cell office:value-type="float" office:value="-0.6752319" calcext:value-type="float">
            <text:p>-0.6752319</text:p>
          </table:table-cell>
          <table:table-cell office:value-type="float" office:value="-0.8031921" calcext:value-type="float">
            <text:p>-0.8031921</text:p>
          </table:table-cell>
          <table:table-cell office:value-type="float" office:value="-0.4881592" calcext:value-type="float">
            <text:p>-0.4881592</text:p>
          </table:table-cell>
          <table:table-cell office:value-type="float" office:value="-0.5558167" calcext:value-type="float">
            <text:p>-0.5558167</text:p>
          </table:table-cell>
          <table:table-cell office:value-type="float" office:value="0.06210327" calcext:value-type="float">
            <text:p>0.06210327</text:p>
          </table:table-cell>
          <table:table-cell office:value-type="float" office:value="0.03466797" calcext:value-type="float">
            <text:p>0.03466797</text:p>
          </table:table-cell>
          <table:table-cell office:value-type="float" office:value="1.173065" calcext:value-type="float">
            <text:p>1.173065</text:p>
          </table:table-cell>
          <table:table-cell office:value-type="float" office:value="1.150787" calcext:value-type="float">
            <text:p>1.150787</text:p>
          </table:table-cell>
          <table:table-cell office:value-type="float" office:value="2.54541" calcext:value-type="float">
            <text:p>2.54541</text:p>
          </table:table-cell>
          <table:table-cell office:value-type="float" office:value="2.496918" calcext:value-type="float">
            <text:p>2.496918</text:p>
          </table:table-cell>
          <table:table-cell office:value-type="float" office:value="3.659058" calcext:value-type="float">
            <text:p>3.659058</text:p>
          </table:table-cell>
          <table:table-cell office:value-type="float" office:value="3.602264" calcext:value-type="float">
            <text:p>3.602264</text:p>
          </table:table-cell>
          <table:table-cell office:value-type="float" office:value="4.627411" calcext:value-type="float">
            <text:p>4.627411</text:p>
          </table:table-cell>
          <table:table-cell office:value-type="float" office:value="4.566437" calcext:value-type="float">
            <text:p>4.566437</text:p>
          </table:table-cell>
          <table:table-cell office:value-type="float" office:value="5.482635" calcext:value-type="float">
            <text:p>5.482635</text:p>
          </table:table-cell>
          <table:table-cell office:value-type="float" office:value="5.420898" calcext:value-type="float">
            <text:p>5.420898</text:p>
          </table:table-cell>
          <table:table-cell office:value-type="float" office:value="6.041687" calcext:value-type="float">
            <text:p>6.041687</text:p>
          </table:table-cell>
          <table:table-cell office:value-type="float" office:value="5.981812" calcext:value-type="float">
            <text:p>5.981812</text:p>
          </table:table-cell>
          <table:table-cell office:value-type="float" office:value="30.5242" calcext:value-type="float">
            <text:p>30.5242</text:p>
          </table:table-cell>
          <table:table-cell office:value-type="float" office:value="-7.447144" calcext:value-type="float">
            <text:p>-7.44714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022004" calcext:value-type="float">
            <text:p>21022004</text:p>
          </table:table-cell>
          <table:table-cell office:value-type="float" office:value="14.35511" calcext:value-type="float">
            <text:p>14.35511</text:p>
          </table:table-cell>
          <table:table-cell office:value-type="float" office:value="7.88" calcext:value-type="float">
            <text:p>7.88</text:p>
          </table:table-cell>
          <table:table-cell office:value-type="float" office:value="-4.15" calcext:value-type="float">
            <text:p>-4.15</text:p>
          </table:table-cell>
          <table:table-cell office:value-type="float" office:value="0.8052968" calcext:value-type="float">
            <text:p>0.8052968</text:p>
          </table:table-cell>
          <table:table-cell office:value-type="float" office:value="0.3982753" calcext:value-type="float">
            <text:p>0.3982753</text:p>
          </table:table-cell>
          <table:table-cell office:value-type="float" office:value="173.988" calcext:value-type="float">
            <text:p>173.988</text:p>
          </table:table-cell>
          <table:table-cell office:value-type="float" office:value="0.1" calcext:value-type="float">
            <text:p>0.1</text:p>
          </table:table-cell>
          <table:table-cell office:value-type="float" office:value="10.1243" calcext:value-type="float">
            <text:p>10.1243</text:p>
          </table:table-cell>
          <table:table-cell office:value-type="float" office:value="-3.524597" calcext:value-type="float">
            <text:p>-3.524597</text:p>
          </table:table-cell>
          <table:table-cell office:value-type="float" office:value="4.176605" calcext:value-type="float">
            <text:p>4.176605</text:p>
          </table:table-cell>
          <table:table-cell office:value-type="float" office:value="-1.752228" calcext:value-type="float">
            <text:p>-1.752228</text:p>
          </table:table-cell>
          <table:table-cell office:value-type="float" office:value="0.3413696" calcext:value-type="float">
            <text:p>0.3413696</text:p>
          </table:table-cell>
          <table:table-cell office:value-type="float" office:value="-0.5628967" calcext:value-type="float">
            <text:p>-0.5628967</text:p>
          </table:table-cell>
          <table:table-cell office:value-type="float" office:value="-0.3695068" calcext:value-type="float">
            <text:p>-0.3695068</text:p>
          </table:table-cell>
          <table:table-cell office:value-type="float" office:value="-0.5400696" calcext:value-type="float">
            <text:p>-0.5400696</text:p>
          </table:table-cell>
          <table:table-cell office:value-type="float" office:value="-0.5027466" calcext:value-type="float">
            <text:p>-0.5027466</text:p>
          </table:table-cell>
          <table:table-cell office:value-type="float" office:value="-0.6109314" calcext:value-type="float">
            <text:p>-0.6109314</text:p>
          </table:table-cell>
          <table:table-cell office:value-type="float" office:value="-0.5747681" calcext:value-type="float">
            <text:p>-0.5747681</text:p>
          </table:table-cell>
          <table:table-cell office:value-type="float" office:value="-0.6741028" calcext:value-type="float">
            <text:p>-0.6741028</text:p>
          </table:table-cell>
          <table:table-cell office:value-type="float" office:value="-0.4196167" calcext:value-type="float">
            <text:p>-0.4196167</text:p>
          </table:table-cell>
          <table:table-cell office:value-type="float" office:value="-0.4873962" calcext:value-type="float">
            <text:p>-0.4873962</text:p>
          </table:table-cell>
          <table:table-cell office:value-type="float" office:value="0.1007996" calcext:value-type="float">
            <text:p>0.1007996</text:p>
          </table:table-cell>
          <table:table-cell office:value-type="float" office:value="0.0625" calcext:value-type="float">
            <text:p>0.0625</text:p>
          </table:table-cell>
          <table:table-cell office:value-type="float" office:value="1.150635" calcext:value-type="float">
            <text:p>1.150635</text:p>
          </table:table-cell>
          <table:table-cell office:value-type="float" office:value="1.140747" calcext:value-type="float">
            <text:p>1.140747</text:p>
          </table:table-cell>
          <table:table-cell office:value-type="float" office:value="2.49646" calcext:value-type="float">
            <text:p>2.49646</text:p>
          </table:table-cell>
          <table:table-cell office:value-type="float" office:value="2.453522" calcext:value-type="float">
            <text:p>2.453522</text:p>
          </table:table-cell>
          <table:table-cell office:value-type="float" office:value="3.601685" calcext:value-type="float">
            <text:p>3.601685</text:p>
          </table:table-cell>
          <table:table-cell office:value-type="float" office:value="3.546936" calcext:value-type="float">
            <text:p>3.546936</text:p>
          </table:table-cell>
          <table:table-cell office:value-type="float" office:value="4.565826" calcext:value-type="float">
            <text:p>4.565826</text:p>
          </table:table-cell>
          <table:table-cell office:value-type="float" office:value="4.505585" calcext:value-type="float">
            <text:p>4.505585</text:p>
          </table:table-cell>
          <table:table-cell office:value-type="float" office:value="5.420258" calcext:value-type="float">
            <text:p>5.420258</text:p>
          </table:table-cell>
          <table:table-cell office:value-type="float" office:value="5.359192" calcext:value-type="float">
            <text:p>5.359192</text:p>
          </table:table-cell>
          <table:table-cell office:value-type="float" office:value="5.981201" calcext:value-type="float">
            <text:p>5.981201</text:p>
          </table:table-cell>
          <table:table-cell office:value-type="float" office:value="5.92215" calcext:value-type="float">
            <text:p>5.92215</text:p>
          </table:table-cell>
          <table:table-cell office:value-type="float" office:value="28.61682" calcext:value-type="float">
            <text:p>28.61682</text:p>
          </table:table-cell>
          <table:table-cell office:value-type="float" office:value="-8.871277" calcext:value-type="float">
            <text:p>-8.87127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022004" calcext:value-type="float">
            <text:p>22022004</text:p>
          </table:table-cell>
          <table:table-cell office:value-type="float" office:value="12.55716" calcext:value-type="float">
            <text:p>12.55716</text:p>
          </table:table-cell>
          <table:table-cell office:value-type="float" office:value="11.3" calcext:value-type="float">
            <text:p>11.3</text:p>
          </table:table-cell>
          <table:table-cell office:value-type="float" office:value="-0.57" calcext:value-type="float">
            <text:p>-0.57</text:p>
          </table:table-cell>
          <table:table-cell office:value-type="float" office:value="0.933761" calcext:value-type="float">
            <text:p>0.933761</text:p>
          </table:table-cell>
          <table:table-cell office:value-type="float" office:value="0.5174127" calcext:value-type="float">
            <text:p>0.5174127</text:p>
          </table:table-cell>
          <table:table-cell office:value-type="float" office:value="240.084" calcext:value-type="float">
            <text:p>240.084</text:p>
          </table:table-cell>
          <table:table-cell office:value-type="float" office:value="0.1" calcext:value-type="float">
            <text:p>0.1</text:p>
          </table:table-cell>
          <table:table-cell office:value-type="float" office:value="10.79019" calcext:value-type="float">
            <text:p>10.79019</text:p>
          </table:table-cell>
          <table:table-cell office:value-type="float" office:value="-2.156769" calcext:value-type="float">
            <text:p>-2.156769</text:p>
          </table:table-cell>
          <table:table-cell office:value-type="float" office:value="4.627563" calcext:value-type="float">
            <text:p>4.627563</text:p>
          </table:table-cell>
          <table:table-cell office:value-type="float" office:value="-0.9855957" calcext:value-type="float">
            <text:p>-0.9855957</text:p>
          </table:table-cell>
          <table:table-cell office:value-type="float" office:value="0.4657898" calcext:value-type="float">
            <text:p>0.4657898</text:p>
          </table:table-cell>
          <table:table-cell office:value-type="float" office:value="-0.3035278" calcext:value-type="float">
            <text:p>-0.3035278</text:p>
          </table:table-cell>
          <table:table-cell office:value-type="float" office:value="-0.2623291" calcext:value-type="float">
            <text:p>-0.2623291</text:p>
          </table:table-cell>
          <table:table-cell office:value-type="float" office:value="-0.4066467" calcext:value-type="float">
            <text:p>-0.4066467</text:p>
          </table:table-cell>
          <table:table-cell office:value-type="float" office:value="-0.4132996" calcext:value-type="float">
            <text:p>-0.4132996</text:p>
          </table:table-cell>
          <table:table-cell office:value-type="float" office:value="-0.5020142" calcext:value-type="float">
            <text:p>-0.5020142</text:p>
          </table:table-cell>
          <table:table-cell office:value-type="float" office:value="-0.4927673" calcext:value-type="float">
            <text:p>-0.4927673</text:p>
          </table:table-cell>
          <table:table-cell office:value-type="float" office:value="-0.573822" calcext:value-type="float">
            <text:p>-0.573822</text:p>
          </table:table-cell>
          <table:table-cell office:value-type="float" office:value="-0.3572693" calcext:value-type="float">
            <text:p>-0.3572693</text:p>
          </table:table-cell>
          <table:table-cell office:value-type="float" office:value="-0.4189453" calcext:value-type="float">
            <text:p>-0.4189453</text:p>
          </table:table-cell>
          <table:table-cell office:value-type="float" office:value="0.1418457" calcext:value-type="float">
            <text:p>0.1418457</text:p>
          </table:table-cell>
          <table:table-cell office:value-type="float" office:value="0.1012268" calcext:value-type="float">
            <text:p>0.1012268</text:p>
          </table:table-cell>
          <table:table-cell office:value-type="float" office:value="1.140686" calcext:value-type="float">
            <text:p>1.140686</text:p>
          </table:table-cell>
          <table:table-cell office:value-type="float" office:value="1.139465" calcext:value-type="float">
            <text:p>1.139465</text:p>
          </table:table-cell>
          <table:table-cell office:value-type="float" office:value="2.453125" calcext:value-type="float">
            <text:p>2.453125</text:p>
          </table:table-cell>
          <table:table-cell office:value-type="float" office:value="2.416077" calcext:value-type="float">
            <text:p>2.416077</text:p>
          </table:table-cell>
          <table:table-cell office:value-type="float" office:value="3.546356" calcext:value-type="float">
            <text:p>3.546356</text:p>
          </table:table-cell>
          <table:table-cell office:value-type="float" office:value="3.494965" calcext:value-type="float">
            <text:p>3.494965</text:p>
          </table:table-cell>
          <table:table-cell office:value-type="float" office:value="4.504944" calcext:value-type="float">
            <text:p>4.504944</text:p>
          </table:table-cell>
          <table:table-cell office:value-type="float" office:value="4.446472" calcext:value-type="float">
            <text:p>4.446472</text:p>
          </table:table-cell>
          <table:table-cell office:value-type="float" office:value="5.358551" calcext:value-type="float">
            <text:p>5.358551</text:p>
          </table:table-cell>
          <table:table-cell office:value-type="float" office:value="5.298523" calcext:value-type="float">
            <text:p>5.298523</text:p>
          </table:table-cell>
          <table:table-cell office:value-type="float" office:value="5.921539" calcext:value-type="float">
            <text:p>5.921539</text:p>
          </table:table-cell>
          <table:table-cell office:value-type="float" office:value="5.863251" calcext:value-type="float">
            <text:p>5.863251</text:p>
          </table:table-cell>
          <table:table-cell office:value-type="float" office:value="31.50964" calcext:value-type="float">
            <text:p>31.50964</text:p>
          </table:table-cell>
          <table:table-cell office:value-type="float" office:value="-5.69458" calcext:value-type="float">
            <text:p>-5.6945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022004" calcext:value-type="float">
            <text:p>23022004</text:p>
          </table:table-cell>
          <table:table-cell office:value-type="float" office:value="6.503759" calcext:value-type="float">
            <text:p>6.503759</text:p>
          </table:table-cell>
          <table:table-cell office:value-type="float" office:value="2.42" calcext:value-type="float">
            <text:p>2.42</text:p>
          </table:table-cell>
          <table:table-cell office:value-type="float" office:value="-0.75" calcext:value-type="float">
            <text:p>-0.75</text:p>
          </table:table-cell>
          <table:table-cell office:value-type="float" office:value="0.6404696" calcext:value-type="float">
            <text:p>0.6404696</text:p>
          </table:table-cell>
          <table:table-cell office:value-type="float" office:value="0.5107335" calcext:value-type="float">
            <text:p>0.5107335</text:p>
          </table:table-cell>
          <table:table-cell office:value-type="float" office:value="344.016" calcext:value-type="float">
            <text:p>344.016</text:p>
          </table:table-cell>
          <table:table-cell office:value-type="float" office:value="0" calcext:value-type="float">
            <text:p>0</text:p>
          </table:table-cell>
          <table:table-cell office:value-type="float" office:value="5.231964" calcext:value-type="float">
            <text:p>5.231964</text:p>
          </table:table-cell>
          <table:table-cell office:value-type="float" office:value="-2.287201" calcext:value-type="float">
            <text:p>-2.287201</text:p>
          </table:table-cell>
          <table:table-cell office:value-type="float" office:value="2.175903" calcext:value-type="float">
            <text:p>2.175903</text:p>
          </table:table-cell>
          <table:table-cell office:value-type="float" office:value="-1.078735" calcext:value-type="float">
            <text:p>-1.078735</text:p>
          </table:table-cell>
          <table:table-cell office:value-type="float" office:value="0.1578064" calcext:value-type="float">
            <text:p>0.1578064</text:p>
          </table:table-cell>
          <table:table-cell office:value-type="float" office:value="-0.2672729" calcext:value-type="float">
            <text:p>-0.2672729</text:p>
          </table:table-cell>
          <table:table-cell office:value-type="float" office:value="-0.2509155" calcext:value-type="float">
            <text:p>-0.2509155</text:p>
          </table:table-cell>
          <table:table-cell office:value-type="float" office:value="-0.3229675" calcext:value-type="float">
            <text:p>-0.3229675</text:p>
          </table:table-cell>
          <table:table-cell office:value-type="float" office:value="-0.3631592" calcext:value-type="float">
            <text:p>-0.3631592</text:p>
          </table:table-cell>
          <table:table-cell office:value-type="float" office:value="-0.4128723" calcext:value-type="float">
            <text:p>-0.4128723</text:p>
          </table:table-cell>
          <table:table-cell office:value-type="float" office:value="-0.4289246" calcext:value-type="float">
            <text:p>-0.4289246</text:p>
          </table:table-cell>
          <table:table-cell office:value-type="float" office:value="-0.4919739" calcext:value-type="float">
            <text:p>-0.4919739</text:p>
          </table:table-cell>
          <table:table-cell office:value-type="float" office:value="-0.3029785" calcext:value-type="float">
            <text:p>-0.3029785</text:p>
          </table:table-cell>
          <table:table-cell office:value-type="float" office:value="-0.3566895" calcext:value-type="float">
            <text:p>-0.3566895</text:p>
          </table:table-cell>
          <table:table-cell office:value-type="float" office:value="0.1807556" calcext:value-type="float">
            <text:p>0.1807556</text:p>
          </table:table-cell>
          <table:table-cell office:value-type="float" office:value="0.1422729" calcext:value-type="float">
            <text:p>0.1422729</text:p>
          </table:table-cell>
          <table:table-cell office:value-type="float" office:value="1.143677" calcext:value-type="float">
            <text:p>1.143677</text:p>
          </table:table-cell>
          <table:table-cell office:value-type="float" office:value="1.139832" calcext:value-type="float">
            <text:p>1.139832</text:p>
          </table:table-cell>
          <table:table-cell office:value-type="float" office:value="2.415741" calcext:value-type="float">
            <text:p>2.415741</text:p>
          </table:table-cell>
          <table:table-cell office:value-type="float" office:value="2.384155" calcext:value-type="float">
            <text:p>2.384155</text:p>
          </table:table-cell>
          <table:table-cell office:value-type="float" office:value="3.494415" calcext:value-type="float">
            <text:p>3.494415</text:p>
          </table:table-cell>
          <table:table-cell office:value-type="float" office:value="3.447052" calcext:value-type="float">
            <text:p>3.447052</text:p>
          </table:table-cell>
          <table:table-cell office:value-type="float" office:value="4.445862" calcext:value-type="float">
            <text:p>4.445862</text:p>
          </table:table-cell>
          <table:table-cell office:value-type="float" office:value="4.394043" calcext:value-type="float">
            <text:p>4.394043</text:p>
          </table:table-cell>
          <table:table-cell office:value-type="float" office:value="5.297913" calcext:value-type="float">
            <text:p>5.297913</text:p>
          </table:table-cell>
          <table:table-cell office:value-type="float" office:value="5.244904" calcext:value-type="float">
            <text:p>5.244904</text:p>
          </table:table-cell>
          <table:table-cell office:value-type="float" office:value="5.86264" calcext:value-type="float">
            <text:p>5.86264</text:p>
          </table:table-cell>
          <table:table-cell office:value-type="float" office:value="5.804718" calcext:value-type="float">
            <text:p>5.804718</text:p>
          </table:table-cell>
          <table:table-cell office:value-type="float" office:value="13.61221" calcext:value-type="float">
            <text:p>13.61221</text:p>
          </table:table-cell>
          <table:table-cell office:value-type="float" office:value="-5.902435" calcext:value-type="float">
            <text:p>-5.90243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022004" calcext:value-type="float">
            <text:p>24022004</text:p>
          </table:table-cell>
          <table:table-cell office:value-type="float" office:value="3.21588" calcext:value-type="float">
            <text:p>3.21588</text:p>
          </table:table-cell>
          <table:table-cell office:value-type="float" office:value="0.51" calcext:value-type="float">
            <text:p>0.51</text:p>
          </table:table-cell>
          <table:table-cell office:value-type="float" office:value="-0.9" calcext:value-type="float">
            <text:p>-0.9</text:p>
          </table:table-cell>
          <table:table-cell office:value-type="float" office:value="0.5591657" calcext:value-type="float">
            <text:p>0.5591657</text:p>
          </table:table-cell>
          <table:table-cell office:value-type="float" office:value="0.5052266" calcext:value-type="float">
            <text:p>0.5052266</text:p>
          </table:table-cell>
          <table:table-cell office:value-type="float" office:value="230.22" calcext:value-type="float">
            <text:p>230.22</text:p>
          </table:table-cell>
          <table:table-cell office:value-type="float" office:value="0" calcext:value-type="float">
            <text:p>0</text:p>
          </table:table-cell>
          <table:table-cell office:value-type="float" office:value="1.444489" calcext:value-type="float">
            <text:p>1.444489</text:p>
          </table:table-cell>
          <table:table-cell office:value-type="float" office:value="-2.480133" calcext:value-type="float">
            <text:p>-2.480133</text:p>
          </table:table-cell>
          <table:table-cell office:value-type="float" office:value="0.5302734" calcext:value-type="float">
            <text:p>0.5302734</text:p>
          </table:table-cell>
          <table:table-cell office:value-type="float" office:value="-1.252991" calcext:value-type="float">
            <text:p>-1.252991</text:p>
          </table:table-cell>
          <table:table-cell office:value-type="float" office:value="-0.1044006" calcext:value-type="float">
            <text:p>-0.1044006</text:p>
          </table:table-cell>
          <table:table-cell office:value-type="float" office:value="-0.3782043" calcext:value-type="float">
            <text:p>-0.3782043</text:p>
          </table:table-cell>
          <table:table-cell office:value-type="float" office:value="-0.2721558" calcext:value-type="float">
            <text:p>-0.2721558</text:p>
          </table:table-cell>
          <table:table-cell office:value-type="float" office:value="-0.3079529" calcext:value-type="float">
            <text:p>-0.3079529</text:p>
          </table:table-cell>
          <table:table-cell office:value-type="float" office:value="-0.3391724" calcext:value-type="float">
            <text:p>-0.3391724</text:p>
          </table:table-cell>
          <table:table-cell office:value-type="float" office:value="-0.362854" calcext:value-type="float">
            <text:p>-0.362854</text:p>
          </table:table-cell>
          <table:table-cell office:value-type="float" office:value="-0.3808899" calcext:value-type="float">
            <text:p>-0.3808899</text:p>
          </table:table-cell>
          <table:table-cell office:value-type="float" office:value="-0.4284058" calcext:value-type="float">
            <text:p>-0.4284058</text:p>
          </table:table-cell>
          <table:table-cell office:value-type="float" office:value="-0.2574158" calcext:value-type="float">
            <text:p>-0.2574158</text:p>
          </table:table-cell>
          <table:table-cell office:value-type="float" office:value="-0.3024902" calcext:value-type="float">
            <text:p>-0.3024902</text:p>
          </table:table-cell>
          <table:table-cell office:value-type="float" office:value="0.2155762" calcext:value-type="float">
            <text:p>0.2155762</text:p>
          </table:table-cell>
          <table:table-cell office:value-type="float" office:value="0.1811218" calcext:value-type="float">
            <text:p>0.1811218</text:p>
          </table:table-cell>
          <table:table-cell office:value-type="float" office:value="1.149414" calcext:value-type="float">
            <text:p>1.149414</text:p>
          </table:table-cell>
          <table:table-cell office:value-type="float" office:value="1.143738" calcext:value-type="float">
            <text:p>1.143738</text:p>
          </table:table-cell>
          <table:table-cell office:value-type="float" office:value="2.38382" calcext:value-type="float">
            <text:p>2.38382</text:p>
          </table:table-cell>
          <table:table-cell office:value-type="float" office:value="2.35733" calcext:value-type="float">
            <text:p>2.35733</text:p>
          </table:table-cell>
          <table:table-cell office:value-type="float" office:value="3.446594" calcext:value-type="float">
            <text:p>3.446594</text:p>
          </table:table-cell>
          <table:table-cell office:value-type="float" office:value="3.403564" calcext:value-type="float">
            <text:p>3.403564</text:p>
          </table:table-cell>
          <table:table-cell office:value-type="float" office:value="4.393463" calcext:value-type="float">
            <text:p>4.393463</text:p>
          </table:table-cell>
          <table:table-cell office:value-type="float" office:value="4.341003" calcext:value-type="float">
            <text:p>4.341003</text:p>
          </table:table-cell>
          <table:table-cell office:value-type="float" office:value="5.244232" calcext:value-type="float">
            <text:p>5.244232</text:p>
          </table:table-cell>
          <table:table-cell office:value-type="float" office:value="5.183136" calcext:value-type="float">
            <text:p>5.183136</text:p>
          </table:table-cell>
          <table:table-cell office:value-type="float" office:value="5.804108" calcext:value-type="float">
            <text:p>5.804108</text:p>
          </table:table-cell>
          <table:table-cell office:value-type="float" office:value="5.745544" calcext:value-type="float">
            <text:p>5.745544</text:p>
          </table:table-cell>
          <table:table-cell office:value-type="float" office:value="3.858032" calcext:value-type="float">
            <text:p>3.858032</text:p>
          </table:table-cell>
          <table:table-cell office:value-type="float" office:value="-5.868469" calcext:value-type="float">
            <text:p>-5.86846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22004" calcext:value-type="float">
            <text:p>25022004</text:p>
          </table:table-cell>
          <table:table-cell office:value-type="float" office:value="7.48908" calcext:value-type="float">
            <text:p>7.48908</text:p>
          </table:table-cell>
          <table:table-cell office:value-type="float" office:value="2.69" calcext:value-type="float">
            <text:p>2.69</text:p>
          </table:table-cell>
          <table:table-cell office:value-type="float" office:value="-2.93" calcext:value-type="float">
            <text:p>-2.93</text:p>
          </table:table-cell>
          <table:table-cell office:value-type="float" office:value="0.6527795" calcext:value-type="float">
            <text:p>0.6527795</text:p>
          </table:table-cell>
          <table:table-cell office:value-type="float" office:value="0.4357657" calcext:value-type="float">
            <text:p>0.4357657</text:p>
          </table:table-cell>
          <table:table-cell office:value-type="float" office:value="179.82" calcext:value-type="float">
            <text:p>179.82</text:p>
          </table:table-cell>
          <table:table-cell office:value-type="float" office:value="0" calcext:value-type="float">
            <text:p>0</text:p>
          </table:table-cell>
          <table:table-cell office:value-type="float" office:value="5.532959" calcext:value-type="float">
            <text:p>5.532959</text:p>
          </table:table-cell>
          <table:table-cell office:value-type="float" office:value="-3.049103" calcext:value-type="float">
            <text:p>-3.049103</text:p>
          </table:table-cell>
          <table:table-cell office:value-type="float" office:value="2.337006" calcext:value-type="float">
            <text:p>2.337006</text:p>
          </table:table-cell>
          <table:table-cell office:value-type="float" office:value="-1.473358" calcext:value-type="float">
            <text:p>-1.473358</text:p>
          </table:table-cell>
          <table:table-cell office:value-type="float" office:value="0.08221436" calcext:value-type="float">
            <text:p>0.08221436</text:p>
          </table:table-cell>
          <table:table-cell office:value-type="float" office:value="-0.4485168" calcext:value-type="float">
            <text:p>-0.4485168</text:p>
          </table:table-cell>
          <table:table-cell office:value-type="float" office:value="-0.2552795" calcext:value-type="float">
            <text:p>-0.2552795</text:p>
          </table:table-cell>
          <table:table-cell office:value-type="float" office:value="-0.3286438" calcext:value-type="float">
            <text:p>-0.3286438</text:p>
          </table:table-cell>
          <table:table-cell office:value-type="float" office:value="-0.3191528" calcext:value-type="float">
            <text:p>-0.3191528</text:p>
          </table:table-cell>
          <table:table-cell office:value-type="float" office:value="-0.3427429" calcext:value-type="float">
            <text:p>-0.3427429</text:p>
          </table:table-cell>
          <table:table-cell office:value-type="float" office:value="-0.3449402" calcext:value-type="float">
            <text:p>-0.3449402</text:p>
          </table:table-cell>
          <table:table-cell office:value-type="float" office:value="-0.3804626" calcext:value-type="float">
            <text:p>-0.3804626</text:p>
          </table:table-cell>
          <table:table-cell office:value-type="float" office:value="-0.2196045" calcext:value-type="float">
            <text:p>-0.2196045</text:p>
          </table:table-cell>
          <table:table-cell office:value-type="float" office:value="-0.256958" calcext:value-type="float">
            <text:p>-0.256958</text:p>
          </table:table-cell>
          <table:table-cell office:value-type="float" office:value="0.2453003" calcext:value-type="float">
            <text:p>0.2453003</text:p>
          </table:table-cell>
          <table:table-cell office:value-type="float" office:value="0.2159424" calcext:value-type="float">
            <text:p>0.2159424</text:p>
          </table:table-cell>
          <table:table-cell office:value-type="float" office:value="1.156219" calcext:value-type="float">
            <text:p>1.156219</text:p>
          </table:table-cell>
          <table:table-cell office:value-type="float" office:value="1.149475" calcext:value-type="float">
            <text:p>1.149475</text:p>
          </table:table-cell>
          <table:table-cell office:value-type="float" office:value="2.357117" calcext:value-type="float">
            <text:p>2.357117</text:p>
          </table:table-cell>
          <table:table-cell office:value-type="float" office:value="2.334167" calcext:value-type="float">
            <text:p>2.334167</text:p>
          </table:table-cell>
          <table:table-cell office:value-type="float" office:value="3.403137" calcext:value-type="float">
            <text:p>3.403137</text:p>
          </table:table-cell>
          <table:table-cell office:value-type="float" office:value="3.36264" calcext:value-type="float">
            <text:p>3.36264</text:p>
          </table:table-cell>
          <table:table-cell office:value-type="float" office:value="4.340485" calcext:value-type="float">
            <text:p>4.340485</text:p>
          </table:table-cell>
          <table:table-cell office:value-type="float" office:value="4.288116" calcext:value-type="float">
            <text:p>4.288116</text:p>
          </table:table-cell>
          <table:table-cell office:value-type="float" office:value="5.182495" calcext:value-type="float">
            <text:p>5.182495</text:p>
          </table:table-cell>
          <table:table-cell office:value-type="float" office:value="5.124634" calcext:value-type="float">
            <text:p>5.124634</text:p>
          </table:table-cell>
          <table:table-cell office:value-type="float" office:value="5.744904" calcext:value-type="float">
            <text:p>5.744904</text:p>
          </table:table-cell>
          <table:table-cell office:value-type="float" office:value="5.687561" calcext:value-type="float">
            <text:p>5.687561</text:p>
          </table:table-cell>
          <table:table-cell office:value-type="float" office:value="13.07132" calcext:value-type="float">
            <text:p>13.07132</text:p>
          </table:table-cell>
          <table:table-cell office:value-type="float" office:value="-7.909302" calcext:value-type="float">
            <text:p>-7.90930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022004" calcext:value-type="float">
            <text:p>26022004</text:p>
          </table:table-cell>
          <table:table-cell office:value-type="float" office:value="15.10756" calcext:value-type="float">
            <text:p>15.10756</text:p>
          </table:table-cell>
          <table:table-cell office:value-type="float" office:value="7.89" calcext:value-type="float">
            <text:p>7.89</text:p>
          </table:table-cell>
          <table:table-cell office:value-type="float" office:value="-4.82" calcext:value-type="float">
            <text:p>-4.82</text:p>
          </table:table-cell>
          <table:table-cell office:value-type="float" office:value="0.7897158" calcext:value-type="float">
            <text:p>0.7897158</text:p>
          </table:table-cell>
          <table:table-cell office:value-type="float" office:value="0.3789443" calcext:value-type="float">
            <text:p>0.3789443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9.987885" calcext:value-type="float">
            <text:p>9.987885</text:p>
          </table:table-cell>
          <table:table-cell office:value-type="float" office:value="-3.684753" calcext:value-type="float">
            <text:p>-3.684753</text:p>
          </table:table-cell>
          <table:table-cell office:value-type="float" office:value="4.277771" calcext:value-type="float">
            <text:p>4.277771</text:p>
          </table:table-cell>
          <table:table-cell office:value-type="float" office:value="-1.832886" calcext:value-type="float">
            <text:p>-1.832886</text:p>
          </table:table-cell>
          <table:table-cell office:value-type="float" office:value="0.3752747" calcext:value-type="float">
            <text:p>0.3752747</text:p>
          </table:table-cell>
          <table:table-cell office:value-type="float" office:value="-0.5829163" calcext:value-type="float">
            <text:p>-0.5829163</text:p>
          </table:table-cell>
          <table:table-cell office:value-type="float" office:value="-0.2105408" calcext:value-type="float">
            <text:p>-0.2105408</text:p>
          </table:table-cell>
          <table:table-cell office:value-type="float" office:value="-0.3549194" calcext:value-type="float">
            <text:p>-0.3549194</text:p>
          </table:table-cell>
          <table:table-cell office:value-type="float" office:value="-0.2938843" calcext:value-type="float">
            <text:p>-0.2938843</text:p>
          </table:table-cell>
          <table:table-cell office:value-type="float" office:value="-0.3373413" calcext:value-type="float">
            <text:p>-0.3373413</text:p>
          </table:table-cell>
          <table:table-cell office:value-type="float" office:value="-0.3137817" calcext:value-type="float">
            <text:p>-0.3137817</text:p>
          </table:table-cell>
          <table:table-cell office:value-type="float" office:value="-0.3446045" calcext:value-type="float">
            <text:p>-0.3446045</text:p>
          </table:table-cell>
          <table:table-cell office:value-type="float" office:value="-0.1882629" calcext:value-type="float">
            <text:p>-0.1882629</text:p>
          </table:table-cell>
          <table:table-cell office:value-type="float" office:value="-0.2192688" calcext:value-type="float">
            <text:p>-0.2192688</text:p>
          </table:table-cell>
          <table:table-cell office:value-type="float" office:value="0.2703247" calcext:value-type="float">
            <text:p>0.2703247</text:p>
          </table:table-cell>
          <table:table-cell office:value-type="float" office:value="0.2456055" calcext:value-type="float">
            <text:p>0.2456055</text:p>
          </table:table-cell>
          <table:table-cell office:value-type="float" office:value="1.161987" calcext:value-type="float">
            <text:p>1.161987</text:p>
          </table:table-cell>
          <table:table-cell office:value-type="float" office:value="1.156281" calcext:value-type="float">
            <text:p>1.156281</text:p>
          </table:table-cell>
          <table:table-cell office:value-type="float" office:value="2.333923" calcext:value-type="float">
            <text:p>2.333923</text:p>
          </table:table-cell>
          <table:table-cell office:value-type="float" office:value="2.313629" calcext:value-type="float">
            <text:p>2.313629</text:p>
          </table:table-cell>
          <table:table-cell office:value-type="float" office:value="3.362213" calcext:value-type="float">
            <text:p>3.362213</text:p>
          </table:table-cell>
          <table:table-cell office:value-type="float" office:value="3.323578" calcext:value-type="float">
            <text:p>3.323578</text:p>
          </table:table-cell>
          <table:table-cell office:value-type="float" office:value="4.287567" calcext:value-type="float">
            <text:p>4.287567</text:p>
          </table:table-cell>
          <table:table-cell office:value-type="float" office:value="4.236633" calcext:value-type="float">
            <text:p>4.236633</text:p>
          </table:table-cell>
          <table:table-cell office:value-type="float" office:value="5.124054" calcext:value-type="float">
            <text:p>5.124054</text:p>
          </table:table-cell>
          <table:table-cell office:value-type="float" office:value="5.068512" calcext:value-type="float">
            <text:p>5.068512</text:p>
          </table:table-cell>
          <table:table-cell office:value-type="float" office:value="5.686981" calcext:value-type="float">
            <text:p>5.686981</text:p>
          </table:table-cell>
          <table:table-cell office:value-type="float" office:value="5.632263" calcext:value-type="float">
            <text:p>5.632263</text:p>
          </table:table-cell>
          <table:table-cell office:value-type="float" office:value="28.84518" calcext:value-type="float">
            <text:p>28.84518</text:p>
          </table:table-cell>
          <table:table-cell office:value-type="float" office:value="-9.381226" calcext:value-type="float">
            <text:p>-9.38122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022004" calcext:value-type="float">
            <text:p>27022004</text:p>
          </table:table-cell>
          <table:table-cell office:value-type="float" office:value="14.48496" calcext:value-type="float">
            <text:p>14.48496</text:p>
          </table:table-cell>
          <table:table-cell office:value-type="float" office:value="12.49" calcext:value-type="float">
            <text:p>12.49</text:p>
          </table:table-cell>
          <table:table-cell office:value-type="float" office:value="-0.47" calcext:value-type="float">
            <text:p>-0.47</text:p>
          </table:table-cell>
          <table:table-cell office:value-type="float" office:value="0.819514" calcext:value-type="float">
            <text:p>0.819514</text:p>
          </table:table-cell>
          <table:table-cell office:value-type="float" office:value="0.5211577" calcext:value-type="float">
            <text:p>0.5211577</text:p>
          </table:table-cell>
          <table:table-cell office:value-type="float" office:value="443.736" calcext:value-type="float">
            <text:p>443.736</text:p>
          </table:table-cell>
          <table:table-cell office:value-type="float" office:value="0" calcext:value-type="float">
            <text:p>0</text:p>
          </table:table-cell>
          <table:table-cell office:value-type="float" office:value="11.36124" calcext:value-type="float">
            <text:p>11.36124</text:p>
          </table:table-cell>
          <table:table-cell office:value-type="float" office:value="-2.058075" calcext:value-type="float">
            <text:p>-2.058075</text:p>
          </table:table-cell>
          <table:table-cell office:value-type="float" office:value="4.995453" calcext:value-type="float">
            <text:p>4.995453</text:p>
          </table:table-cell>
          <table:table-cell office:value-type="float" office:value="-1.005676" calcext:value-type="float">
            <text:p>-1.005676</text:p>
          </table:table-cell>
          <table:table-cell office:value-type="float" office:value="0.5395508" calcext:value-type="float">
            <text:p>0.5395508</text:p>
          </table:table-cell>
          <table:table-cell office:value-type="float" office:value="-0.3101501" calcext:value-type="float">
            <text:p>-0.3101501</text:p>
          </table:table-cell>
          <table:table-cell office:value-type="float" office:value="-0.1445618" calcext:value-type="float">
            <text:p>-0.1445618</text:p>
          </table:table-cell>
          <table:table-cell office:value-type="float" office:value="-0.2767639" calcext:value-type="float">
            <text:p>-0.2767639</text:p>
          </table:table-cell>
          <table:table-cell office:value-type="float" office:value="-0.252594" calcext:value-type="float">
            <text:p>-0.252594</text:p>
          </table:table-cell>
          <table:table-cell office:value-type="float" office:value="-0.2988892" calcext:value-type="float">
            <text:p>-0.2988892</text:p>
          </table:table-cell>
          <table:table-cell office:value-type="float" office:value="-0.2829895" calcext:value-type="float">
            <text:p>-0.2829895</text:p>
          </table:table-cell>
          <table:table-cell office:value-type="float" office:value="-0.3135071" calcext:value-type="float">
            <text:p>-0.3135071</text:p>
          </table:table-cell>
          <table:table-cell office:value-type="float" office:value="-0.1612549" calcext:value-type="float">
            <text:p>-0.1612549</text:p>
          </table:table-cell>
          <table:table-cell office:value-type="float" office:value="-0.1879272" calcext:value-type="float">
            <text:p>-0.1879272</text:p>
          </table:table-cell>
          <table:table-cell office:value-type="float" office:value="0.2915344" calcext:value-type="float">
            <text:p>0.2915344</text:p>
          </table:table-cell>
          <table:table-cell office:value-type="float" office:value="0.2705383" calcext:value-type="float">
            <text:p>0.2705383</text:p>
          </table:table-cell>
          <table:table-cell office:value-type="float" office:value="1.166931" calcext:value-type="float">
            <text:p>1.166931</text:p>
          </table:table-cell>
          <table:table-cell office:value-type="float" office:value="1.162048" calcext:value-type="float">
            <text:p>1.162048</text:p>
          </table:table-cell>
          <table:table-cell office:value-type="float" office:value="2.313446" calcext:value-type="float">
            <text:p>2.313446</text:p>
          </table:table-cell>
          <table:table-cell office:value-type="float" office:value="2.294556" calcext:value-type="float">
            <text:p>2.294556</text:p>
          </table:table-cell>
          <table:table-cell office:value-type="float" office:value="3.323212" calcext:value-type="float">
            <text:p>3.323212</text:p>
          </table:table-cell>
          <table:table-cell office:value-type="float" office:value="3.287445" calcext:value-type="float">
            <text:p>3.287445</text:p>
          </table:table-cell>
          <table:table-cell office:value-type="float" office:value="4.236115" calcext:value-type="float">
            <text:p>4.236115</text:p>
          </table:table-cell>
          <table:table-cell office:value-type="float" office:value="4.187042" calcext:value-type="float">
            <text:p>4.187042</text:p>
          </table:table-cell>
          <table:table-cell office:value-type="float" office:value="5.067932" calcext:value-type="float">
            <text:p>5.067932</text:p>
          </table:table-cell>
          <table:table-cell office:value-type="float" office:value="5.01416" calcext:value-type="float">
            <text:p>5.01416</text:p>
          </table:table-cell>
          <table:table-cell office:value-type="float" office:value="5.631683" calcext:value-type="float">
            <text:p>5.631683</text:p>
          </table:table-cell>
          <table:table-cell office:value-type="float" office:value="5.578125" calcext:value-type="float">
            <text:p>5.578125</text:p>
          </table:table-cell>
          <table:table-cell office:value-type="float" office:value="34.89639" calcext:value-type="float">
            <text:p>34.89639</text:p>
          </table:table-cell>
          <table:table-cell office:value-type="float" office:value="-4.965271" calcext:value-type="float">
            <text:p>-4.96527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022004" calcext:value-type="float">
            <text:p>28022004</text:p>
          </table:table-cell>
          <table:table-cell office:value-type="float" office:value="9.99972" calcext:value-type="float">
            <text:p>9.99972</text:p>
          </table:table-cell>
          <table:table-cell office:value-type="float" office:value="11.69" calcext:value-type="float">
            <text:p>11.69</text:p>
          </table:table-cell>
          <table:table-cell office:value-type="float" office:value="3.17" calcext:value-type="float">
            <text:p>3.17</text:p>
          </table:table-cell>
          <table:table-cell office:value-type="float" office:value="0.9274412" calcext:value-type="float">
            <text:p>0.9274412</text:p>
          </table:table-cell>
          <table:table-cell office:value-type="float" office:value="0.6751903" calcext:value-type="float">
            <text:p>0.6751903</text:p>
          </table:table-cell>
          <table:table-cell office:value-type="float" office:value="445.86" calcext:value-type="float">
            <text:p>445.86</text:p>
          </table:table-cell>
          <table:table-cell office:value-type="float" office:value="0" calcext:value-type="float">
            <text:p>0</text:p>
          </table:table-cell>
          <table:table-cell office:value-type="float" office:value="9.266266" calcext:value-type="float">
            <text:p>9.266266</text:p>
          </table:table-cell>
          <table:table-cell office:value-type="float" office:value="-0.8019104" calcext:value-type="float">
            <text:p>-0.8019104</text:p>
          </table:table-cell>
          <table:table-cell office:value-type="float" office:value="4.128815" calcext:value-type="float">
            <text:p>4.128815</text:p>
          </table:table-cell>
          <table:table-cell office:value-type="float" office:value="-0.4124146" calcext:value-type="float">
            <text:p>-0.4124146</text:p>
          </table:table-cell>
          <table:table-cell office:value-type="float" office:value="1.389832" calcext:value-type="float">
            <text:p>1.389832</text:p>
          </table:table-cell>
          <table:table-cell office:value-type="float" office:value="-0.1338196" calcext:value-type="float">
            <text:p>-0.1338196</text:p>
          </table:table-cell>
          <table:table-cell office:value-type="float" office:value="0.02313232" calcext:value-type="float">
            <text:p>0.02313232</text:p>
          </table:table-cell>
          <table:table-cell office:value-type="float" office:value="-0.1992493" calcext:value-type="float">
            <text:p>-0.1992493</text:p>
          </table:table-cell>
          <table:table-cell office:value-type="float" office:value="-0.175293" calcext:value-type="float">
            <text:p>-0.175293</text:p>
          </table:table-cell>
          <table:table-cell office:value-type="float" office:value="-0.2530212" calcext:value-type="float">
            <text:p>-0.2530212</text:p>
          </table:table-cell>
          <table:table-cell office:value-type="float" office:value="-0.2498169" calcext:value-type="float">
            <text:p>-0.2498169</text:p>
          </table:table-cell>
          <table:table-cell office:value-type="float" office:value="-0.2827148" calcext:value-type="float">
            <text:p>-0.2827148</text:p>
          </table:table-cell>
          <table:table-cell office:value-type="float" office:value="-0.1377869" calcext:value-type="float">
            <text:p>-0.1377869</text:p>
          </table:table-cell>
          <table:table-cell office:value-type="float" office:value="-0.1609802" calcext:value-type="float">
            <text:p>-0.1609802</text:p>
          </table:table-cell>
          <table:table-cell office:value-type="float" office:value="0.3098755" calcext:value-type="float">
            <text:p>0.3098755</text:p>
          </table:table-cell>
          <table:table-cell office:value-type="float" office:value="0.2917175" calcext:value-type="float">
            <text:p>0.2917175</text:p>
          </table:table-cell>
          <table:table-cell office:value-type="float" office:value="1.170441" calcext:value-type="float">
            <text:p>1.170441</text:p>
          </table:table-cell>
          <table:table-cell office:value-type="float" office:value="1.166992" calcext:value-type="float">
            <text:p>1.166992</text:p>
          </table:table-cell>
          <table:table-cell office:value-type="float" office:value="2.294373" calcext:value-type="float">
            <text:p>2.294373</text:p>
          </table:table-cell>
          <table:table-cell office:value-type="float" office:value="2.276703" calcext:value-type="float">
            <text:p>2.276703</text:p>
          </table:table-cell>
          <table:table-cell office:value-type="float" office:value="3.287079" calcext:value-type="float">
            <text:p>3.287079</text:p>
          </table:table-cell>
          <table:table-cell office:value-type="float" office:value="3.253021" calcext:value-type="float">
            <text:p>3.253021</text:p>
          </table:table-cell>
          <table:table-cell office:value-type="float" office:value="4.186554" calcext:value-type="float">
            <text:p>4.186554</text:p>
          </table:table-cell>
          <table:table-cell office:value-type="float" office:value="4.140594" calcext:value-type="float">
            <text:p>4.140594</text:p>
          </table:table-cell>
          <table:table-cell office:value-type="float" office:value="5.013611" calcext:value-type="float">
            <text:p>5.013611</text:p>
          </table:table-cell>
          <table:table-cell office:value-type="float" office:value="4.961182" calcext:value-type="float">
            <text:p>4.961182</text:p>
          </table:table-cell>
          <table:table-cell office:value-type="float" office:value="5.577545" calcext:value-type="float">
            <text:p>5.577545</text:p>
          </table:table-cell>
          <table:table-cell office:value-type="float" office:value="5.52533" calcext:value-type="float">
            <text:p>5.52533</text:p>
          </table:table-cell>
          <table:table-cell office:value-type="float" office:value="28.00848" calcext:value-type="float">
            <text:p>28.00848</text:p>
          </table:table-cell>
          <table:table-cell office:value-type="float" office:value="-1.325134" calcext:value-type="float">
            <text:p>-1.32513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9022004" calcext:value-type="float">
            <text:p>29022004</text:p>
          </table:table-cell>
          <table:table-cell office:value-type="float" office:value="2.1042" calcext:value-type="float">
            <text:p>2.1042</text:p>
          </table:table-cell>
          <table:table-cell office:value-type="float" office:value="9.02" calcext:value-type="float">
            <text:p>9.02</text:p>
          </table:table-cell>
          <table:table-cell office:value-type="float" office:value="5.05" calcext:value-type="float">
            <text:p>5.05</text:p>
          </table:table-cell>
          <table:table-cell office:value-type="float" office:value="1.00944" calcext:value-type="float">
            <text:p>1.00944</text:p>
          </table:table-cell>
          <table:table-cell office:value-type="float" office:value="0.7697592" calcext:value-type="float">
            <text:p>0.7697592</text:p>
          </table:table-cell>
          <table:table-cell office:value-type="float" office:value="406.944" calcext:value-type="float">
            <text:p>406.944</text:p>
          </table:table-cell>
          <table:table-cell office:value-type="float" office:value="11.3" calcext:value-type="float">
            <text:p>11.3</text:p>
          </table:table-cell>
          <table:table-cell office:value-type="float" office:value="5.263641" calcext:value-type="float">
            <text:p>5.263641</text:p>
          </table:table-cell>
          <table:table-cell office:value-type="float" office:value="0.205658" calcext:value-type="float">
            <text:p>0.205658</text:p>
          </table:table-cell>
          <table:table-cell office:value-type="float" office:value="3.51944" calcext:value-type="float">
            <text:p>3.51944</text:p>
          </table:table-cell>
          <table:table-cell office:value-type="float" office:value="0.1586914" calcext:value-type="float">
            <text:p>0.1586914</text:p>
          </table:table-cell>
          <table:table-cell office:value-type="float" office:value="1.696899" calcext:value-type="float">
            <text:p>1.696899</text:p>
          </table:table-cell>
          <table:table-cell office:value-type="float" office:value="0.04263306" calcext:value-type="float">
            <text:p>0.04263306</text:p>
          </table:table-cell>
          <table:table-cell office:value-type="float" office:value="0.1166992" calcext:value-type="float">
            <text:p>0.1166992</text:p>
          </table:table-cell>
          <table:table-cell office:value-type="float" office:value="-0.1066284" calcext:value-type="float">
            <text:p>-0.1066284</text:p>
          </table:table-cell>
          <table:table-cell office:value-type="float" office:value="-0.1091003" calcext:value-type="float">
            <text:p>-0.1091003</text:p>
          </table:table-cell>
          <table:table-cell office:value-type="float" office:value="-0.1860657" calcext:value-type="float">
            <text:p>-0.1860657</text:p>
          </table:table-cell>
          <table:table-cell office:value-type="float" office:value="-0.2148438" calcext:value-type="float">
            <text:p>-0.2148438</text:p>
          </table:table-cell>
          <table:table-cell office:value-type="float" office:value="-0.2495117" calcext:value-type="float">
            <text:p>-0.2495117</text:p>
          </table:table-cell>
          <table:table-cell office:value-type="float" office:value="-0.1050415" calcext:value-type="float">
            <text:p>-0.1050415</text:p>
          </table:table-cell>
          <table:table-cell office:value-type="float" office:value="-0.1376343" calcext:value-type="float">
            <text:p>-0.1376343</text:p>
          </table:table-cell>
          <table:table-cell office:value-type="float" office:value="0.3291016" calcext:value-type="float">
            <text:p>0.3291016</text:p>
          </table:table-cell>
          <table:table-cell office:value-type="float" office:value="0.3099976" calcext:value-type="float">
            <text:p>0.3099976</text:p>
          </table:table-cell>
          <table:table-cell office:value-type="float" office:value="1.173462" calcext:value-type="float">
            <text:p>1.173462</text:p>
          </table:table-cell>
          <table:table-cell office:value-type="float" office:value="1.170471" calcext:value-type="float">
            <text:p>1.170471</text:p>
          </table:table-cell>
          <table:table-cell office:value-type="float" office:value="2.27655" calcext:value-type="float">
            <text:p>2.27655</text:p>
          </table:table-cell>
          <table:table-cell office:value-type="float" office:value="2.26004" calcext:value-type="float">
            <text:p>2.26004</text:p>
          </table:table-cell>
          <table:table-cell office:value-type="float" office:value="3.252686" calcext:value-type="float">
            <text:p>3.252686</text:p>
          </table:table-cell>
          <table:table-cell office:value-type="float" office:value="3.21991" calcext:value-type="float">
            <text:p>3.21991</text:p>
          </table:table-cell>
          <table:table-cell office:value-type="float" office:value="4.140137" calcext:value-type="float">
            <text:p>4.140137</text:p>
          </table:table-cell>
          <table:table-cell office:value-type="float" office:value="4.095551" calcext:value-type="float">
            <text:p>4.095551</text:p>
          </table:table-cell>
          <table:table-cell office:value-type="float" office:value="4.960632" calcext:value-type="float">
            <text:p>4.960632</text:p>
          </table:table-cell>
          <table:table-cell office:value-type="float" office:value="4.910065" calcext:value-type="float">
            <text:p>4.910065</text:p>
          </table:table-cell>
          <table:table-cell office:value-type="float" office:value="5.52478" calcext:value-type="float">
            <text:p>5.52478</text:p>
          </table:table-cell>
          <table:table-cell office:value-type="float" office:value="5.473938" calcext:value-type="float">
            <text:p>5.473938</text:p>
          </table:table-cell>
          <table:table-cell office:value-type="float" office:value="12.19431" calcext:value-type="float">
            <text:p>12.19431</text:p>
          </table:table-cell>
          <table:table-cell office:value-type="float" office:value="0.8465881" calcext:value-type="float">
            <text:p>0.846588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32004" calcext:value-type="float">
            <text:p>1032004</text:p>
          </table:table-cell>
          <table:table-cell office:value-type="float" office:value="4.704484" calcext:value-type="float">
            <text:p>4.704484</text:p>
          </table:table-cell>
          <table:table-cell office:value-type="float" office:value="7.33" calcext:value-type="float">
            <text:p>7.33</text:p>
          </table:table-cell>
          <table:table-cell office:value-type="float" office:value="0.23" calcext:value-type="float">
            <text:p>0.23</text:p>
          </table:table-cell>
          <table:table-cell office:value-type="float" office:value="0.9002709" calcext:value-type="float">
            <text:p>0.9002709</text:p>
          </table:table-cell>
          <table:table-cell office:value-type="float" office:value="0.5480606" calcext:value-type="float">
            <text:p>0.5480606</text:p>
          </table:table-cell>
          <table:table-cell office:value-type="float" office:value="561.4561" calcext:value-type="float">
            <text:p>561.4561</text:p>
          </table:table-cell>
          <table:table-cell office:value-type="float" office:value="6.9" calcext:value-type="float">
            <text:p>6.9</text:p>
          </table:table-cell>
          <table:table-cell office:value-type="float" office:value="5.7323" calcext:value-type="float">
            <text:p>5.7323</text:p>
          </table:table-cell>
          <table:table-cell office:value-type="float" office:value="-0.3712769" calcext:value-type="float">
            <text:p>-0.3712769</text:p>
          </table:table-cell>
          <table:table-cell office:value-type="float" office:value="3.563477" calcext:value-type="float">
            <text:p>3.563477</text:p>
          </table:table-cell>
          <table:table-cell office:value-type="float" office:value="-0.06750488" calcext:value-type="float">
            <text:p>-0.06750488</text:p>
          </table:table-cell>
          <table:table-cell office:value-type="float" office:value="1.816315" calcext:value-type="float">
            <text:p>1.816315</text:p>
          </table:table-cell>
          <table:table-cell office:value-type="float" office:value="-0.03598022" calcext:value-type="float">
            <text:p>-0.03598022</text:p>
          </table:table-cell>
          <table:table-cell office:value-type="float" office:value="0.1543884" calcext:value-type="float">
            <text:p>0.1543884</text:p>
          </table:table-cell>
          <table:table-cell office:value-type="float" office:value="-0.06759644" calcext:value-type="float">
            <text:p>-0.06759644</text:p>
          </table:table-cell>
          <table:table-cell office:value-type="float" office:value="-0.06460571" calcext:value-type="float">
            <text:p>-0.06460571</text:p>
          </table:table-cell>
          <table:table-cell office:value-type="float" office:value="-0.1250305" calcext:value-type="float">
            <text:p>-0.1250305</text:p>
          </table:table-cell>
          <table:table-cell office:value-type="float" office:value="-0.178833" calcext:value-type="float">
            <text:p>-0.178833</text:p>
          </table:table-cell>
          <table:table-cell office:value-type="float" office:value="-0.214447" calcext:value-type="float">
            <text:p>-0.214447</text:p>
          </table:table-cell>
          <table:table-cell office:value-type="float" office:value="-0.03338623" calcext:value-type="float">
            <text:p>-0.03338623</text:p>
          </table:table-cell>
          <table:table-cell office:value-type="float" office:value="-0.1048279" calcext:value-type="float">
            <text:p>-0.1048279</text:p>
          </table:table-cell>
          <table:table-cell office:value-type="float" office:value="0.3582764" calcext:value-type="float">
            <text:p>0.3582764</text:p>
          </table:table-cell>
          <table:table-cell office:value-type="float" office:value="0.3293457" calcext:value-type="float">
            <text:p>0.3293457</text:p>
          </table:table-cell>
          <table:table-cell office:value-type="float" office:value="1.178589" calcext:value-type="float">
            <text:p>1.178589</text:p>
          </table:table-cell>
          <table:table-cell office:value-type="float" office:value="1.173492" calcext:value-type="float">
            <text:p>1.173492</text:p>
          </table:table-cell>
          <table:table-cell office:value-type="float" office:value="2.259827" calcext:value-type="float">
            <text:p>2.259827</text:p>
          </table:table-cell>
          <table:table-cell office:value-type="float" office:value="2.243896" calcext:value-type="float">
            <text:p>2.243896</text:p>
          </table:table-cell>
          <table:table-cell office:value-type="float" office:value="3.219574" calcext:value-type="float">
            <text:p>3.219574</text:p>
          </table:table-cell>
          <table:table-cell office:value-type="float" office:value="3.188354" calcext:value-type="float">
            <text:p>3.188354</text:p>
          </table:table-cell>
          <table:table-cell office:value-type="float" office:value="4.095093" calcext:value-type="float">
            <text:p>4.095093</text:p>
          </table:table-cell>
          <table:table-cell office:value-type="float" office:value="4.051788" calcext:value-type="float">
            <text:p>4.051788</text:p>
          </table:table-cell>
          <table:table-cell office:value-type="float" office:value="4.909576" calcext:value-type="float">
            <text:p>4.909576</text:p>
          </table:table-cell>
          <table:table-cell office:value-type="float" office:value="4.86026" calcext:value-type="float">
            <text:p>4.86026</text:p>
          </table:table-cell>
          <table:table-cell office:value-type="float" office:value="5.47345" calcext:value-type="float">
            <text:p>5.47345</text:p>
          </table:table-cell>
          <table:table-cell office:value-type="float" office:value="5.423584" calcext:value-type="float">
            <text:p>5.423584</text:p>
          </table:table-cell>
          <table:table-cell office:value-type="float" office:value="12.56058" calcext:value-type="float">
            <text:p>12.56058</text:p>
          </table:table-cell>
          <table:table-cell office:value-type="float" office:value="-1.727203" calcext:value-type="float">
            <text:p>-1.72720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32004" calcext:value-type="float">
            <text:p>2032004</text:p>
          </table:table-cell>
          <table:table-cell office:value-type="float" office:value="4.828132" calcext:value-type="float">
            <text:p>4.828132</text:p>
          </table:table-cell>
          <table:table-cell office:value-type="float" office:value="2.26" calcext:value-type="float">
            <text:p>2.26</text:p>
          </table:table-cell>
          <table:table-cell office:value-type="float" office:value="0.23" calcext:value-type="float">
            <text:p>0.23</text:p>
          </table:table-cell>
          <table:table-cell office:value-type="float" office:value="0.6332726" calcext:value-type="float">
            <text:p>0.6332726</text:p>
          </table:table-cell>
          <table:table-cell office:value-type="float" office:value="0.5480606" calcext:value-type="float">
            <text:p>0.5480606</text:p>
          </table:table-cell>
          <table:table-cell office:value-type="float" office:value="251.388" calcext:value-type="float">
            <text:p>251.388</text:p>
          </table:table-cell>
          <table:table-cell office:value-type="float" office:value="0" calcext:value-type="float">
            <text:p>0</text:p>
          </table:table-cell>
          <table:table-cell office:value-type="float" office:value="1.150421" calcext:value-type="float">
            <text:p>1.150421</text:p>
          </table:table-cell>
          <table:table-cell office:value-type="float" office:value="-0.4505615" calcext:value-type="float">
            <text:p>-0.4505615</text:p>
          </table:table-cell>
          <table:table-cell office:value-type="float" office:value="0.5357666" calcext:value-type="float">
            <text:p>0.5357666</text:p>
          </table:table-cell>
          <table:table-cell office:value-type="float" office:value="-0.08782959" calcext:value-type="float">
            <text:p>-0.08782959</text:p>
          </table:table-cell>
          <table:table-cell office:value-type="float" office:value="0.2150574" calcext:value-type="float">
            <text:p>0.2150574</text:p>
          </table:table-cell>
          <table:table-cell office:value-type="float" office:value="-0.03625488" calcext:value-type="float">
            <text:p>-0.03625488</text:p>
          </table:table-cell>
          <table:table-cell office:value-type="float" office:value="-0.01889038" calcext:value-type="float">
            <text:p>-0.01889038</text:p>
          </table:table-cell>
          <table:table-cell office:value-type="float" office:value="-0.05282593" calcext:value-type="float">
            <text:p>-0.05282593</text:p>
          </table:table-cell>
          <table:table-cell office:value-type="float" office:value="-0.07260132" calcext:value-type="float">
            <text:p>-0.07260132</text:p>
          </table:table-cell>
          <table:table-cell office:value-type="float" office:value="-0.0975647" calcext:value-type="float">
            <text:p>-0.0975647</text:p>
          </table:table-cell>
          <table:table-cell office:value-type="float" office:value="-0.1455688" calcext:value-type="float">
            <text:p>-0.1455688</text:p>
          </table:table-cell>
          <table:table-cell office:value-type="float" office:value="-0.1783752" calcext:value-type="float">
            <text:p>-0.1783752</text:p>
          </table:table-cell>
          <table:table-cell office:value-type="float" office:value="-0.01174927" calcext:value-type="float">
            <text:p>-0.01174927</text:p>
          </table:table-cell>
          <table:table-cell office:value-type="float" office:value="-0.03173828" calcext:value-type="float">
            <text:p>-0.03173828</text:p>
          </table:table-cell>
          <table:table-cell office:value-type="float" office:value="0.3957214" calcext:value-type="float">
            <text:p>0.3957214</text:p>
          </table:table-cell>
          <table:table-cell office:value-type="float" office:value="0.3588867" calcext:value-type="float">
            <text:p>0.3588867</text:p>
          </table:table-cell>
          <table:table-cell office:value-type="float" office:value="1.189301" calcext:value-type="float">
            <text:p>1.189301</text:p>
          </table:table-cell>
          <table:table-cell office:value-type="float" office:value="1.17865" calcext:value-type="float">
            <text:p>1.17865</text:p>
          </table:table-cell>
          <table:table-cell office:value-type="float" office:value="2.243713" calcext:value-type="float">
            <text:p>2.243713</text:p>
          </table:table-cell>
          <table:table-cell office:value-type="float" office:value="2.229736" calcext:value-type="float">
            <text:p>2.229736</text:p>
          </table:table-cell>
          <table:table-cell office:value-type="float" office:value="3.188049" calcext:value-type="float">
            <text:p>3.188049</text:p>
          </table:table-cell>
          <table:table-cell office:value-type="float" office:value="3.158569" calcext:value-type="float">
            <text:p>3.158569</text:p>
          </table:table-cell>
          <table:table-cell office:value-type="float" office:value="4.051331" calcext:value-type="float">
            <text:p>4.051331</text:p>
          </table:table-cell>
          <table:table-cell office:value-type="float" office:value="4.010315" calcext:value-type="float">
            <text:p>4.010315</text:p>
          </table:table-cell>
          <table:table-cell office:value-type="float" office:value="4.859772" calcext:value-type="float">
            <text:p>4.859772</text:p>
          </table:table-cell>
          <table:table-cell office:value-type="float" office:value="4.811981" calcext:value-type="float">
            <text:p>4.811981</text:p>
          </table:table-cell>
          <table:table-cell office:value-type="float" office:value="5.423065" calcext:value-type="float">
            <text:p>5.423065</text:p>
          </table:table-cell>
          <table:table-cell office:value-type="float" office:value="5.374268" calcext:value-type="float">
            <text:p>5.374268</text:p>
          </table:table-cell>
          <table:table-cell office:value-type="float" office:value="5.046906" calcext:value-type="float">
            <text:p>5.046906</text:p>
          </table:table-cell>
          <table:table-cell office:value-type="float" office:value="-1.980652" calcext:value-type="float">
            <text:p>-1.98065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032004" calcext:value-type="float">
            <text:p>3032004</text:p>
          </table:table-cell>
          <table:table-cell office:value-type="float" office:value="2.43216" calcext:value-type="float">
            <text:p>2.43216</text:p>
          </table:table-cell>
          <table:table-cell office:value-type="float" office:value="3.48" calcext:value-type="float">
            <text:p>3.48</text:p>
          </table:table-cell>
          <table:table-cell office:value-type="float" office:value="-0.27" calcext:value-type="float">
            <text:p>-0.27</text:p>
          </table:table-cell>
          <table:table-cell office:value-type="float" office:value="0.6900277" calcext:value-type="float">
            <text:p>0.6900277</text:p>
          </table:table-cell>
          <table:table-cell office:value-type="float" office:value="0.5287209" calcext:value-type="float">
            <text:p>0.5287209</text:p>
          </table:table-cell>
          <table:table-cell office:value-type="float" office:value="160.2" calcext:value-type="float">
            <text:p>160.2</text:p>
          </table:table-cell>
          <table:table-cell office:value-type="float" office:value="1.7" calcext:value-type="float">
            <text:p>1.7</text:p>
          </table:table-cell>
          <table:table-cell office:value-type="float" office:value="0.4573975" calcext:value-type="float">
            <text:p>0.4573975</text:p>
          </table:table-cell>
          <table:table-cell office:value-type="float" office:value="-0.493988" calcext:value-type="float">
            <text:p>-0.493988</text:p>
          </table:table-cell>
          <table:table-cell office:value-type="float" office:value="0.04022217" calcext:value-type="float">
            <text:p>0.04022217</text:p>
          </table:table-cell>
          <table:table-cell office:value-type="float" office:value="-0.1043091" calcext:value-type="float">
            <text:p>-0.1043091</text:p>
          </table:table-cell>
          <table:table-cell office:value-type="float" office:value="-0.02484131" calcext:value-type="float">
            <text:p>-0.02484131</text:p>
          </table:table-cell>
          <table:table-cell office:value-type="float" office:value="-0.04330444" calcext:value-type="float">
            <text:p>-0.04330444</text:p>
          </table:table-cell>
          <table:table-cell office:value-type="float" office:value="-0.04345703" calcext:value-type="float">
            <text:p>-0.04345703</text:p>
          </table:table-cell>
          <table:table-cell office:value-type="float" office:value="-0.04605103" calcext:value-type="float">
            <text:p>-0.04605103</text:p>
          </table:table-cell>
          <table:table-cell office:value-type="float" office:value="-0.06246948" calcext:value-type="float">
            <text:p>-0.06246948</text:p>
          </table:table-cell>
          <table:table-cell office:value-type="float" office:value="-0.07400513" calcext:value-type="float">
            <text:p>-0.07400513</text:p>
          </table:table-cell>
          <table:table-cell office:value-type="float" office:value="-0.1196899" calcext:value-type="float">
            <text:p>-0.1196899</text:p>
          </table:table-cell>
          <table:table-cell office:value-type="float" office:value="-0.1452637" calcext:value-type="float">
            <text:p>-0.1452637</text:p>
          </table:table-cell>
          <table:table-cell office:value-type="float" office:value="-0.002838135" calcext:value-type="float">
            <text:p>-0.002838135</text:p>
          </table:table-cell>
          <table:table-cell office:value-type="float" office:value="-0.01239014" calcext:value-type="float">
            <text:p>-0.01239014</text:p>
          </table:table-cell>
          <table:table-cell office:value-type="float" office:value="0.4082336" calcext:value-type="float">
            <text:p>0.4082336</text:p>
          </table:table-cell>
          <table:table-cell office:value-type="float" office:value="0.395874" calcext:value-type="float">
            <text:p>0.395874</text:p>
          </table:table-cell>
          <table:table-cell office:value-type="float" office:value="1.19696" calcext:value-type="float">
            <text:p>1.19696</text:p>
          </table:table-cell>
          <table:table-cell office:value-type="float" office:value="1.189423" calcext:value-type="float">
            <text:p>1.189423</text:p>
          </table:table-cell>
          <table:table-cell office:value-type="float" office:value="2.229584" calcext:value-type="float">
            <text:p>2.229584</text:p>
          </table:table-cell>
          <table:table-cell office:value-type="float" office:value="2.217346" calcext:value-type="float">
            <text:p>2.217346</text:p>
          </table:table-cell>
          <table:table-cell office:value-type="float" office:value="3.158264" calcext:value-type="float">
            <text:p>3.158264</text:p>
          </table:table-cell>
          <table:table-cell office:value-type="float" office:value="3.130646" calcext:value-type="float">
            <text:p>3.130646</text:p>
          </table:table-cell>
          <table:table-cell office:value-type="float" office:value="4.009888" calcext:value-type="float">
            <text:p>4.009888</text:p>
          </table:table-cell>
          <table:table-cell office:value-type="float" office:value="3.9711" calcext:value-type="float">
            <text:p>3.9711</text:p>
          </table:table-cell>
          <table:table-cell office:value-type="float" office:value="4.811523" calcext:value-type="float">
            <text:p>4.811523</text:p>
          </table:table-cell>
          <table:table-cell office:value-type="float" office:value="4.76535" calcext:value-type="float">
            <text:p>4.76535</text:p>
          </table:table-cell>
          <table:table-cell office:value-type="float" office:value="5.373718" calcext:value-type="float">
            <text:p>5.373718</text:p>
          </table:table-cell>
          <table:table-cell office:value-type="float" office:value="5.32663" calcext:value-type="float">
            <text:p>5.32663</text:p>
          </table:table-cell>
          <table:table-cell office:value-type="float" office:value="2.434418" calcext:value-type="float">
            <text:p>2.434418</text:p>
          </table:table-cell>
          <table:table-cell office:value-type="float" office:value="-2.270325" calcext:value-type="float">
            <text:p>-2.27032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32004" calcext:value-type="float">
            <text:p>4032004</text:p>
          </table:table-cell>
          <table:table-cell office:value-type="float" office:value="1.69272" calcext:value-type="float">
            <text:p>1.69272</text:p>
          </table:table-cell>
          <table:table-cell office:value-type="float" office:value="2.59" calcext:value-type="float">
            <text:p>2.59</text:p>
          </table:table-cell>
          <table:table-cell office:value-type="float" office:value="-0.29" calcext:value-type="float">
            <text:p>-0.29</text:p>
          </table:table-cell>
          <table:table-cell office:value-type="float" office:value="0.6481953" calcext:value-type="float">
            <text:p>0.6481953</text:p>
          </table:table-cell>
          <table:table-cell office:value-type="float" office:value="0.5279593" calcext:value-type="float">
            <text:p>0.5279593</text:p>
          </table:table-cell>
          <table:table-cell office:value-type="float" office:value="339.696" calcext:value-type="float">
            <text:p>339.696</text:p>
          </table:table-cell>
          <table:table-cell office:value-type="float" office:value="20.9" calcext:value-type="float">
            <text:p>20.9</text:p>
          </table:table-cell>
          <table:table-cell office:value-type="float" office:value="0.2129517" calcext:value-type="float">
            <text:p>0.2129517</text:p>
          </table:table-cell>
          <table:table-cell office:value-type="float" office:value="-0.6071167" calcext:value-type="float">
            <text:p>-0.6071167</text:p>
          </table:table-cell>
          <table:table-cell office:value-type="float" office:value="-0.01083374" calcext:value-type="float">
            <text:p>-0.01083374</text:p>
          </table:table-cell>
          <table:table-cell office:value-type="float" office:value="-0.1331482" calcext:value-type="float">
            <text:p>-0.1331482</text:p>
          </table:table-cell>
          <table:table-cell office:value-type="float" office:value="-0.0375061" calcext:value-type="float">
            <text:p>-0.0375061</text:p>
          </table:table-cell>
          <table:table-cell office:value-type="float" office:value="-0.05102539" calcext:value-type="float">
            <text:p>-0.05102539</text:p>
          </table:table-cell>
          <table:table-cell office:value-type="float" office:value="-0.02716064" calcext:value-type="float">
            <text:p>-0.02716064</text:p>
          </table:table-cell>
          <table:table-cell office:value-type="float" office:value="-0.04672241" calcext:value-type="float">
            <text:p>-0.04672241</text:p>
          </table:table-cell>
          <table:table-cell office:value-type="float" office:value="-0.04043579" calcext:value-type="float">
            <text:p>-0.04043579</text:p>
          </table:table-cell>
          <table:table-cell office:value-type="float" office:value="-0.06243896" calcext:value-type="float">
            <text:p>-0.06243896</text:p>
          </table:table-cell>
          <table:table-cell office:value-type="float" office:value="-0.04376221" calcext:value-type="float">
            <text:p>-0.04376221</text:p>
          </table:table-cell>
          <table:table-cell office:value-type="float" office:value="-0.1193848" calcext:value-type="float">
            <text:p>-0.1193848</text:p>
          </table:table-cell>
          <table:table-cell office:value-type="float" office:value="0.01071167" calcext:value-type="float">
            <text:p>0.01071167</text:p>
          </table:table-cell>
          <table:table-cell office:value-type="float" office:value="-0.003051758" calcext:value-type="float">
            <text:p>-0.003051758</text:p>
          </table:table-cell>
          <table:table-cell office:value-type="float" office:value="0.4135132" calcext:value-type="float">
            <text:p>0.4135132</text:p>
          </table:table-cell>
          <table:table-cell office:value-type="float" office:value="0.4082947" calcext:value-type="float">
            <text:p>0.4082947</text:p>
          </table:table-cell>
          <table:table-cell office:value-type="float" office:value="1.199432" calcext:value-type="float">
            <text:p>1.199432</text:p>
          </table:table-cell>
          <table:table-cell office:value-type="float" office:value="1.197021" calcext:value-type="float">
            <text:p>1.197021</text:p>
          </table:table-cell>
          <table:table-cell office:value-type="float" office:value="2.217194" calcext:value-type="float">
            <text:p>2.217194</text:p>
          </table:table-cell>
          <table:table-cell office:value-type="float" office:value="2.2052" calcext:value-type="float">
            <text:p>2.2052</text:p>
          </table:table-cell>
          <table:table-cell office:value-type="float" office:value="3.130341" calcext:value-type="float">
            <text:p>3.130341</text:p>
          </table:table-cell>
          <table:table-cell office:value-type="float" office:value="3.103943" calcext:value-type="float">
            <text:p>3.103943</text:p>
          </table:table-cell>
          <table:table-cell office:value-type="float" office:value="3.970673" calcext:value-type="float">
            <text:p>3.970673</text:p>
          </table:table-cell>
          <table:table-cell office:value-type="float" office:value="3.932343" calcext:value-type="float">
            <text:p>3.932343</text:p>
          </table:table-cell>
          <table:table-cell office:value-type="float" office:value="4.764862" calcext:value-type="float">
            <text:p>4.764862</text:p>
          </table:table-cell>
          <table:table-cell office:value-type="float" office:value="4.71991" calcext:value-type="float">
            <text:p>4.71991</text:p>
          </table:table-cell>
          <table:table-cell office:value-type="float" office:value="5.326141" calcext:value-type="float">
            <text:p>5.326141</text:p>
          </table:table-cell>
          <table:table-cell office:value-type="float" office:value="5.280426" calcext:value-type="float">
            <text:p>5.280426</text:p>
          </table:table-cell>
          <table:table-cell office:value-type="float" office:value="1.043976" calcext:value-type="float">
            <text:p>1.043976</text:p>
          </table:table-cell>
          <table:table-cell office:value-type="float" office:value="-2.367249" calcext:value-type="float">
            <text:p>-2.36724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32004" calcext:value-type="float">
            <text:p>5032004</text:p>
          </table:table-cell>
          <table:table-cell office:value-type="float" office:value="4.764547" calcext:value-type="float">
            <text:p>4.764547</text:p>
          </table:table-cell>
          <table:table-cell office:value-type="float" office:value="3.77" calcext:value-type="float">
            <text:p>3.77</text:p>
          </table:table-cell>
          <table:table-cell office:value-type="float" office:value="-0.92" calcext:value-type="float">
            <text:p>-0.92</text:p>
          </table:table-cell>
          <table:table-cell office:value-type="float" office:value="0.7041719" calcext:value-type="float">
            <text:p>0.7041719</text:p>
          </table:table-cell>
          <table:table-cell office:value-type="float" office:value="0.5044957" calcext:value-type="float">
            <text:p>0.5044957</text:p>
          </table:table-cell>
          <table:table-cell office:value-type="float" office:value="399.852" calcext:value-type="float">
            <text:p>399.852</text:p>
          </table:table-cell>
          <table:table-cell office:value-type="float" office:value="3.799999" calcext:value-type="float">
            <text:p>3.799999</text:p>
          </table:table-cell>
          <table:table-cell office:value-type="float" office:value="1.067902" calcext:value-type="float">
            <text:p>1.067902</text:p>
          </table:table-cell>
          <table:table-cell office:value-type="float" office:value="-0.5840759" calcext:value-type="float">
            <text:p>-0.5840759</text:p>
          </table:table-cell>
          <table:table-cell office:value-type="float" office:value="0.1375427" calcext:value-type="float">
            <text:p>0.1375427</text:p>
          </table:table-cell>
          <table:table-cell office:value-type="float" office:value="-0.1175232" calcext:value-type="float">
            <text:p>-0.1175232</text:p>
          </table:table-cell>
          <table:table-cell office:value-type="float" office:value="-0.005828857" calcext:value-type="float">
            <text:p>-0.005828857</text:p>
          </table:table-cell>
          <table:table-cell office:value-type="float" office:value="-0.04385376" calcext:value-type="float">
            <text:p>-0.04385376</text:p>
          </table:table-cell>
          <table:table-cell office:value-type="float" office:value="-0.01489258" calcext:value-type="float">
            <text:p>-0.01489258</text:p>
          </table:table-cell>
          <table:table-cell office:value-type="float" office:value="-0.02655029" calcext:value-type="float">
            <text:p>-0.02655029</text:p>
          </table:table-cell>
          <table:table-cell office:value-type="float" office:value="-0.01046753" calcext:value-type="float">
            <text:p>-0.01046753</text:p>
          </table:table-cell>
          <table:table-cell office:value-type="float" office:value="-0.03948975" calcext:value-type="float">
            <text:p>-0.03948975</text:p>
          </table:table-cell>
          <table:table-cell office:value-type="float" office:value="-0.00567627" calcext:value-type="float">
            <text:p>-0.00567627</text:p>
          </table:table-cell>
          <table:table-cell office:value-type="float" office:value="-0.04074097" calcext:value-type="float">
            <text:p>-0.04074097</text:p>
          </table:table-cell>
          <table:table-cell office:value-type="float" office:value="0.01333618" calcext:value-type="float">
            <text:p>0.01333618</text:p>
          </table:table-cell>
          <table:table-cell office:value-type="float" office:value="0.01086426" calcext:value-type="float">
            <text:p>0.01086426</text:p>
          </table:table-cell>
          <table:table-cell office:value-type="float" office:value="0.4178162" calcext:value-type="float">
            <text:p>0.4178162</text:p>
          </table:table-cell>
          <table:table-cell office:value-type="float" office:value="0.4135742" calcext:value-type="float">
            <text:p>0.4135742</text:p>
          </table:table-cell>
          <table:table-cell office:value-type="float" office:value="1.199432" calcext:value-type="float">
            <text:p>1.199432</text:p>
          </table:table-cell>
          <table:table-cell office:value-type="float" office:value="1.198212" calcext:value-type="float">
            <text:p>1.198212</text:p>
          </table:table-cell>
          <table:table-cell office:value-type="float" office:value="2.205078" calcext:value-type="float">
            <text:p>2.205078</text:p>
          </table:table-cell>
          <table:table-cell office:value-type="float" office:value="2.192444" calcext:value-type="float">
            <text:p>2.192444</text:p>
          </table:table-cell>
          <table:table-cell office:value-type="float" office:value="3.103668" calcext:value-type="float">
            <text:p>3.103668</text:p>
          </table:table-cell>
          <table:table-cell office:value-type="float" office:value="3.078094" calcext:value-type="float">
            <text:p>3.078094</text:p>
          </table:table-cell>
          <table:table-cell office:value-type="float" office:value="3.931946" calcext:value-type="float">
            <text:p>3.931946</text:p>
          </table:table-cell>
          <table:table-cell office:value-type="float" office:value="3.895416" calcext:value-type="float">
            <text:p>3.895416</text:p>
          </table:table-cell>
          <table:table-cell office:value-type="float" office:value="4.719452" calcext:value-type="float">
            <text:p>4.719452</text:p>
          </table:table-cell>
          <table:table-cell office:value-type="float" office:value="4.676208" calcext:value-type="float">
            <text:p>4.676208</text:p>
          </table:table-cell>
          <table:table-cell office:value-type="float" office:value="5.279938" calcext:value-type="float">
            <text:p>5.279938</text:p>
          </table:table-cell>
          <table:table-cell office:value-type="float" office:value="5.235321" calcext:value-type="float">
            <text:p>5.235321</text:p>
          </table:table-cell>
          <table:table-cell office:value-type="float" office:value="5.048676" calcext:value-type="float">
            <text:p>5.048676</text:p>
          </table:table-cell>
          <table:table-cell office:value-type="float" office:value="-2.527832" calcext:value-type="float">
            <text:p>-2.52783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032004" calcext:value-type="float">
            <text:p>6032004</text:p>
          </table:table-cell>
          <table:table-cell office:value-type="float" office:value="15.7028" calcext:value-type="float">
            <text:p>15.7028</text:p>
          </table:table-cell>
          <table:table-cell office:value-type="float" office:value="16.51" calcext:value-type="float">
            <text:p>16.51</text:p>
          </table:table-cell>
          <table:table-cell office:value-type="float" office:value="-3.01" calcext:value-type="float">
            <text:p>-3.01</text:p>
          </table:table-cell>
          <table:table-cell office:value-type="float" office:value="0.926843" calcext:value-type="float">
            <text:p>0.926843</text:p>
          </table:table-cell>
          <table:table-cell office:value-type="float" office:value="0.4332129" calcext:value-type="float">
            <text:p>0.4332129</text:p>
          </table:table-cell>
          <table:table-cell office:value-type="float" office:value="446.544" calcext:value-type="float">
            <text:p>446.544</text:p>
          </table:table-cell>
          <table:table-cell office:value-type="float" office:value="0" calcext:value-type="float">
            <text:p>0</text:p>
          </table:table-cell>
          <table:table-cell office:value-type="float" office:value="11.39005" calcext:value-type="float">
            <text:p>11.39005</text:p>
          </table:table-cell>
          <table:table-cell office:value-type="float" office:value="-0.993103" calcext:value-type="float">
            <text:p>-0.993103</text:p>
          </table:table-cell>
          <table:table-cell office:value-type="float" office:value="6.551086" calcext:value-type="float">
            <text:p>6.551086</text:p>
          </table:table-cell>
          <table:table-cell office:value-type="float" office:value="-0.1798096" calcext:value-type="float">
            <text:p>-0.1798096</text:p>
          </table:table-cell>
          <table:table-cell office:value-type="float" office:value="3.227905" calcext:value-type="float">
            <text:p>3.227905</text:p>
          </table:table-cell>
          <table:table-cell office:value-type="float" office:value="-0.04110718" calcext:value-type="float">
            <text:p>-0.04110718</text:p>
          </table:table-cell>
          <table:table-cell office:value-type="float" office:value="0.3389893" calcext:value-type="float">
            <text:p>0.3389893</text:p>
          </table:table-cell>
          <table:table-cell office:value-type="float" office:value="-0.01593018" calcext:value-type="float">
            <text:p>-0.01593018</text:p>
          </table:table-cell>
          <table:table-cell office:value-type="float" office:value="0.06219482" calcext:value-type="float">
            <text:p>0.06219482</text:p>
          </table:table-cell>
          <table:table-cell office:value-type="float" office:value="-0.01049805" calcext:value-type="float">
            <text:p>-0.01049805</text:p>
          </table:table-cell>
          <table:table-cell office:value-type="float" office:value="-0.002105713" calcext:value-type="float">
            <text:p>-0.002105713</text:p>
          </table:table-cell>
          <table:table-cell office:value-type="float" office:value="-0.006011963" calcext:value-type="float">
            <text:p>-0.006011963</text:p>
          </table:table-cell>
          <table:table-cell office:value-type="float" office:value="0.01248169" calcext:value-type="float">
            <text:p>0.01248169</text:p>
          </table:table-cell>
          <table:table-cell office:value-type="float" office:value="0.01013184" calcext:value-type="float">
            <text:p>0.01013184</text:p>
          </table:table-cell>
          <table:table-cell office:value-type="float" office:value="0.4193726" calcext:value-type="float">
            <text:p>0.4193726</text:p>
          </table:table-cell>
          <table:table-cell office:value-type="float" office:value="0.4178162" calcext:value-type="float">
            <text:p>0.4178162</text:p>
          </table:table-cell>
          <table:table-cell office:value-type="float" office:value="1.198212" calcext:value-type="float">
            <text:p>1.198212</text:p>
          </table:table-cell>
          <table:table-cell office:value-type="float" office:value="1.19516" calcext:value-type="float">
            <text:p>1.19516</text:p>
          </table:table-cell>
          <table:table-cell office:value-type="float" office:value="2.192291" calcext:value-type="float">
            <text:p>2.192291</text:p>
          </table:table-cell>
          <table:table-cell office:value-type="float" office:value="2.178955" calcext:value-type="float">
            <text:p>2.178955</text:p>
          </table:table-cell>
          <table:table-cell office:value-type="float" office:value="3.07785" calcext:value-type="float">
            <text:p>3.07785</text:p>
          </table:table-cell>
          <table:table-cell office:value-type="float" office:value="3.052887" calcext:value-type="float">
            <text:p>3.052887</text:p>
          </table:table-cell>
          <table:table-cell office:value-type="float" office:value="3.89502" calcext:value-type="float">
            <text:p>3.89502</text:p>
          </table:table-cell>
          <table:table-cell office:value-type="float" office:value="3.859711" calcext:value-type="float">
            <text:p>3.859711</text:p>
          </table:table-cell>
          <table:table-cell office:value-type="float" office:value="4.67572" calcext:value-type="float">
            <text:p>4.67572</text:p>
          </table:table-cell>
          <table:table-cell office:value-type="float" office:value="4.634094" calcext:value-type="float">
            <text:p>4.634094</text:p>
          </table:table-cell>
          <table:table-cell office:value-type="float" office:value="5.234863" calcext:value-type="float">
            <text:p>5.234863</text:p>
          </table:table-cell>
          <table:table-cell office:value-type="float" office:value="5.191528" calcext:value-type="float">
            <text:p>5.191528</text:p>
          </table:table-cell>
          <table:table-cell office:value-type="float" office:value="25.6933" calcext:value-type="float">
            <text:p>25.6933</text:p>
          </table:table-cell>
          <table:table-cell office:value-type="float" office:value="-3.784515" calcext:value-type="float">
            <text:p>-3.78451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032004" calcext:value-type="float">
            <text:p>7032004</text:p>
          </table:table-cell>
          <table:table-cell office:value-type="float" office:value="18.83131" calcext:value-type="float">
            <text:p>18.83131</text:p>
          </table:table-cell>
          <table:table-cell office:value-type="float" office:value="10.49" calcext:value-type="float">
            <text:p>10.49</text:p>
          </table:table-cell>
          <table:table-cell office:value-type="float" office:value="-1.78" calcext:value-type="float">
            <text:p>-1.78</text:p>
          </table:table-cell>
          <table:table-cell office:value-type="float" office:value="0.7358375" calcext:value-type="float">
            <text:p>0.7358375</text:p>
          </table:table-cell>
          <table:table-cell office:value-type="float" office:value="0.4739791" calcext:value-type="float">
            <text:p>0.4739791</text:p>
          </table:table-cell>
          <table:table-cell office:value-type="float" office:value="494.784" calcext:value-type="float">
            <text:p>494.784</text:p>
          </table:table-cell>
          <table:table-cell office:value-type="float" office:value="0" calcext:value-type="float">
            <text:p>0</text:p>
          </table:table-cell>
          <table:table-cell office:value-type="float" office:value="14.37503" calcext:value-type="float">
            <text:p>14.37503</text:p>
          </table:table-cell>
          <table:table-cell office:value-type="float" office:value="-0.5646973" calcext:value-type="float">
            <text:p>-0.5646973</text:p>
          </table:table-cell>
          <table:table-cell office:value-type="float" office:value="9.178741" calcext:value-type="float">
            <text:p>9.178741</text:p>
          </table:table-cell>
          <table:table-cell office:value-type="float" office:value="-0.05908203" calcext:value-type="float">
            <text:p>-0.05908203</text:p>
          </table:table-cell>
          <table:table-cell office:value-type="float" office:value="4.829376" calcext:value-type="float">
            <text:p>4.829376</text:p>
          </table:table-cell>
          <table:table-cell office:value-type="float" office:value="-0.01922607" calcext:value-type="float">
            <text:p>-0.01922607</text:p>
          </table:table-cell>
          <table:table-cell office:value-type="float" office:value="0.5081787" calcext:value-type="float">
            <text:p>0.5081787</text:p>
          </table:table-cell>
          <table:table-cell office:value-type="float" office:value="-0.01123047" calcext:value-type="float">
            <text:p>-0.01123047</text:p>
          </table:table-cell>
          <table:table-cell office:value-type="float" office:value="0.09283447" calcext:value-type="float">
            <text:p>0.09283447</text:p>
          </table:table-cell>
          <table:table-cell office:value-type="float" office:value="-0.009307861" calcext:value-type="float">
            <text:p>-0.009307861</text:p>
          </table:table-cell>
          <table:table-cell office:value-type="float" office:value="-0.001281738" calcext:value-type="float">
            <text:p>-0.001281738</text:p>
          </table:table-cell>
          <table:table-cell office:value-type="float" office:value="-0.007049561" calcext:value-type="float">
            <text:p>-0.007049561</text:p>
          </table:table-cell>
          <table:table-cell office:value-type="float" office:value="0.01016235" calcext:value-type="float">
            <text:p>0.01016235</text:p>
          </table:table-cell>
          <table:table-cell office:value-type="float" office:value="0.008544922" calcext:value-type="float">
            <text:p>0.008544922</text:p>
          </table:table-cell>
          <table:table-cell office:value-type="float" office:value="0.4193115" calcext:value-type="float">
            <text:p>0.4193115</text:p>
          </table:table-cell>
          <table:table-cell office:value-type="float" office:value="0.4179688" calcext:value-type="float">
            <text:p>0.4179688</text:p>
          </table:table-cell>
          <table:table-cell office:value-type="float" office:value="1.195099" calcext:value-type="float">
            <text:p>1.195099</text:p>
          </table:table-cell>
          <table:table-cell office:value-type="float" office:value="1.189575" calcext:value-type="float">
            <text:p>1.189575</text:p>
          </table:table-cell>
          <table:table-cell office:value-type="float" office:value="2.178802" calcext:value-type="float">
            <text:p>2.178802</text:p>
          </table:table-cell>
          <table:table-cell office:value-type="float" office:value="2.164734" calcext:value-type="float">
            <text:p>2.164734</text:p>
          </table:table-cell>
          <table:table-cell office:value-type="float" office:value="3.052643" calcext:value-type="float">
            <text:p>3.052643</text:p>
          </table:table-cell>
          <table:table-cell office:value-type="float" office:value="3.028168" calcext:value-type="float">
            <text:p>3.028168</text:p>
          </table:table-cell>
          <table:table-cell office:value-type="float" office:value="3.859283" calcext:value-type="float">
            <text:p>3.859283</text:p>
          </table:table-cell>
          <table:table-cell office:value-type="float" office:value="3.825134" calcext:value-type="float">
            <text:p>3.825134</text:p>
          </table:table-cell>
          <table:table-cell office:value-type="float" office:value="4.633698" calcext:value-type="float">
            <text:p>4.633698</text:p>
          </table:table-cell>
          <table:table-cell office:value-type="float" office:value="4.593079" calcext:value-type="float">
            <text:p>4.593079</text:p>
          </table:table-cell>
          <table:table-cell office:value-type="float" office:value="5.191101" calcext:value-type="float">
            <text:p>5.191101</text:p>
          </table:table-cell>
          <table:table-cell office:value-type="float" office:value="5.148987" calcext:value-type="float">
            <text:p>5.148987</text:p>
          </table:table-cell>
          <table:table-cell office:value-type="float" office:value="27.42929" calcext:value-type="float">
            <text:p>27.42929</text:p>
          </table:table-cell>
          <table:table-cell office:value-type="float" office:value="-3.197266" calcext:value-type="float">
            <text:p>-3.19726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032004" calcext:value-type="float">
            <text:p>8032004</text:p>
          </table:table-cell>
          <table:table-cell office:value-type="float" office:value="15.78587" calcext:value-type="float">
            <text:p>15.78587</text:p>
          </table:table-cell>
          <table:table-cell office:value-type="float" office:value="19.16" calcext:value-type="float">
            <text:p>19.16</text:p>
          </table:table-cell>
          <table:table-cell office:value-type="float" office:value="-3.12" calcext:value-type="float">
            <text:p>-3.12</text:p>
          </table:table-cell>
          <table:table-cell office:value-type="float" office:value="0.9257091" calcext:value-type="float">
            <text:p>0.9257091</text:p>
          </table:table-cell>
          <table:table-cell office:value-type="float" office:value="0.4297259" calcext:value-type="float">
            <text:p>0.4297259</text:p>
          </table:table-cell>
          <table:table-cell office:value-type="float" office:value="389.88" calcext:value-type="float">
            <text:p>389.88</text:p>
          </table:table-cell>
          <table:table-cell office:value-type="float" office:value="0" calcext:value-type="float">
            <text:p>0</text:p>
          </table:table-cell>
          <table:table-cell office:value-type="float" office:value="13.76663" calcext:value-type="float">
            <text:p>13.76663</text:p>
          </table:table-cell>
          <table:table-cell office:value-type="float" office:value="-0.7775574" calcext:value-type="float">
            <text:p>-0.7775574</text:p>
          </table:table-cell>
          <table:table-cell office:value-type="float" office:value="9.031586" calcext:value-type="float">
            <text:p>9.031586</text:p>
          </table:table-cell>
          <table:table-cell office:value-type="float" office:value="-0.1339417" calcext:value-type="float">
            <text:p>-0.1339417</text:p>
          </table:table-cell>
          <table:table-cell office:value-type="float" office:value="5.693756" calcext:value-type="float">
            <text:p>5.693756</text:p>
          </table:table-cell>
          <table:table-cell office:value-type="float" office:value="-0.02670288" calcext:value-type="float">
            <text:p>-0.02670288</text:p>
          </table:table-cell>
          <table:table-cell office:value-type="float" office:value="2.705139" calcext:value-type="float">
            <text:p>2.705139</text:p>
          </table:table-cell>
          <table:table-cell office:value-type="float" office:value="-0.0116272" calcext:value-type="float">
            <text:p>-0.0116272</text:p>
          </table:table-cell>
          <table:table-cell office:value-type="float" office:value="0.9672546" calcext:value-type="float">
            <text:p>0.9672546</text:p>
          </table:table-cell>
          <table:table-cell office:value-type="float" office:value="-0.009307861" calcext:value-type="float">
            <text:p>-0.009307861</text:p>
          </table:table-cell>
          <table:table-cell office:value-type="float" office:value="0.04864502" calcext:value-type="float">
            <text:p>0.04864502</text:p>
          </table:table-cell>
          <table:table-cell office:value-type="float" office:value="-0.007720947" calcext:value-type="float">
            <text:p>-0.007720947</text:p>
          </table:table-cell>
          <table:table-cell office:value-type="float" office:value="0.01159668" calcext:value-type="float">
            <text:p>0.01159668</text:p>
          </table:table-cell>
          <table:table-cell office:value-type="float" office:value="0.008117676" calcext:value-type="float">
            <text:p>0.008117676</text:p>
          </table:table-cell>
          <table:table-cell office:value-type="float" office:value="0.4179993" calcext:value-type="float">
            <text:p>0.4179993</text:p>
          </table:table-cell>
          <table:table-cell office:value-type="float" office:value="0.4163208" calcext:value-type="float">
            <text:p>0.4163208</text:p>
          </table:table-cell>
          <table:table-cell office:value-type="float" office:value="1.189484" calcext:value-type="float">
            <text:p>1.189484</text:p>
          </table:table-cell>
          <table:table-cell office:value-type="float" office:value="1.182465" calcext:value-type="float">
            <text:p>1.182465</text:p>
          </table:table-cell>
          <table:table-cell office:value-type="float" office:value="2.164581" calcext:value-type="float">
            <text:p>2.164581</text:p>
          </table:table-cell>
          <table:table-cell office:value-type="float" office:value="2.149811" calcext:value-type="float">
            <text:p>2.149811</text:p>
          </table:table-cell>
          <table:table-cell office:value-type="float" office:value="3.027893" calcext:value-type="float">
            <text:p>3.027893</text:p>
          </table:table-cell>
          <table:table-cell office:value-type="float" office:value="3.003235" calcext:value-type="float">
            <text:p>3.003235</text:p>
          </table:table-cell>
          <table:table-cell office:value-type="float" office:value="3.824799" calcext:value-type="float">
            <text:p>3.824799</text:p>
          </table:table-cell>
          <table:table-cell office:value-type="float" office:value="3.791809" calcext:value-type="float">
            <text:p>3.791809</text:p>
          </table:table-cell>
          <table:table-cell office:value-type="float" office:value="4.592651" calcext:value-type="float">
            <text:p>4.592651</text:p>
          </table:table-cell>
          <table:table-cell office:value-type="float" office:value="4.553375" calcext:value-type="float">
            <text:p>4.553375</text:p>
          </table:table-cell>
          <table:table-cell office:value-type="float" office:value="5.14856" calcext:value-type="float">
            <text:p>5.14856</text:p>
          </table:table-cell>
          <table:table-cell office:value-type="float" office:value="5.107697" calcext:value-type="float">
            <text:p>5.107697</text:p>
          </table:table-cell>
          <table:table-cell office:value-type="float" office:value="27.18466" calcext:value-type="float">
            <text:p>27.18466</text:p>
          </table:table-cell>
          <table:table-cell office:value-type="float" office:value="-3.705963" calcext:value-type="float">
            <text:p>-3.70596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032004" calcext:value-type="float">
            <text:p>9032004</text:p>
          </table:table-cell>
          <table:table-cell office:value-type="float" office:value="18.72534" calcext:value-type="float">
            <text:p>18.72534</text:p>
          </table:table-cell>
          <table:table-cell office:value-type="float" office:value="15.89" calcext:value-type="float">
            <text:p>15.89</text:p>
          </table:table-cell>
          <table:table-cell office:value-type="float" office:value="-1.16" calcext:value-type="float">
            <text:p>-1.16</text:p>
          </table:table-cell>
          <table:table-cell office:value-type="float" office:value="0.7840305" calcext:value-type="float">
            <text:p>0.7840305</text:p>
          </table:table-cell>
          <table:table-cell office:value-type="float" office:value="0.4958068" calcext:value-type="float">
            <text:p>0.4958068</text:p>
          </table:table-cell>
          <table:table-cell office:value-type="float" office:value="227.844" calcext:value-type="float">
            <text:p>227.844</text:p>
          </table:table-cell>
          <table:table-cell office:value-type="float" office:value="0" calcext:value-type="float">
            <text:p>0</text:p>
          </table:table-cell>
          <table:table-cell office:value-type="float" office:value="14.84299" calcext:value-type="float">
            <text:p>14.84299</text:p>
          </table:table-cell>
          <table:table-cell office:value-type="float" office:value="-0.4205627" calcext:value-type="float">
            <text:p>-0.4205627</text:p>
          </table:table-cell>
          <table:table-cell office:value-type="float" office:value="10.16226" calcext:value-type="float">
            <text:p>10.16226</text:p>
          </table:table-cell>
          <table:table-cell office:value-type="float" office:value="0.08425903" calcext:value-type="float">
            <text:p>0.08425903</text:p>
          </table:table-cell>
          <table:table-cell office:value-type="float" office:value="7.011597" calcext:value-type="float">
            <text:p>7.011597</text:p>
          </table:table-cell>
          <table:table-cell office:value-type="float" office:value="0.3271179" calcext:value-type="float">
            <text:p>0.3271179</text:p>
          </table:table-cell>
          <table:table-cell office:value-type="float" office:value="4.350739" calcext:value-type="float">
            <text:p>4.350739</text:p>
          </table:table-cell>
          <table:table-cell office:value-type="float" office:value="0.3070984" calcext:value-type="float">
            <text:p>0.3070984</text:p>
          </table:table-cell>
          <table:table-cell office:value-type="float" office:value="2.469757" calcext:value-type="float">
            <text:p>2.469757</text:p>
          </table:table-cell>
          <table:table-cell office:value-type="float" office:value="0.1811523" calcext:value-type="float">
            <text:p>0.1811523</text:p>
          </table:table-cell>
          <table:table-cell office:value-type="float" office:value="0.2680664" calcext:value-type="float">
            <text:p>0.2680664</text:p>
          </table:table-cell>
          <table:table-cell office:value-type="float" office:value="0.003265381" calcext:value-type="float">
            <text:p>0.003265381</text:p>
          </table:table-cell>
          <table:table-cell office:value-type="float" office:value="0.02264404" calcext:value-type="float">
            <text:p>0.02264404</text:p>
          </table:table-cell>
          <table:table-cell office:value-type="float" office:value="0.008331299" calcext:value-type="float">
            <text:p>0.008331299</text:p>
          </table:table-cell>
          <table:table-cell office:value-type="float" office:value="0.4165955" calcext:value-type="float">
            <text:p>0.4165955</text:p>
          </table:table-cell>
          <table:table-cell office:value-type="float" office:value="0.4153137" calcext:value-type="float">
            <text:p>0.4153137</text:p>
          </table:table-cell>
          <table:table-cell office:value-type="float" office:value="1.182404" calcext:value-type="float">
            <text:p>1.182404</text:p>
          </table:table-cell>
          <table:table-cell office:value-type="float" office:value="1.174744" calcext:value-type="float">
            <text:p>1.174744</text:p>
          </table:table-cell>
          <table:table-cell office:value-type="float" office:value="2.149658" calcext:value-type="float">
            <text:p>2.149658</text:p>
          </table:table-cell>
          <table:table-cell office:value-type="float" office:value="2.134003" calcext:value-type="float">
            <text:p>2.134003</text:p>
          </table:table-cell>
          <table:table-cell office:value-type="float" office:value="3.002991" calcext:value-type="float">
            <text:p>3.002991</text:p>
          </table:table-cell>
          <table:table-cell office:value-type="float" office:value="2.979492" calcext:value-type="float">
            <text:p>2.979492</text:p>
          </table:table-cell>
          <table:table-cell office:value-type="float" office:value="3.791504" calcext:value-type="float">
            <text:p>3.791504</text:p>
          </table:table-cell>
          <table:table-cell office:value-type="float" office:value="3.759674" calcext:value-type="float">
            <text:p>3.759674</text:p>
          </table:table-cell>
          <table:table-cell office:value-type="float" office:value="4.552979" calcext:value-type="float">
            <text:p>4.552979</text:p>
          </table:table-cell>
          <table:table-cell office:value-type="float" office:value="4.514893" calcext:value-type="float">
            <text:p>4.514893</text:p>
          </table:table-cell>
          <table:table-cell office:value-type="float" office:value="5.1073" calcext:value-type="float">
            <text:p>5.1073</text:p>
          </table:table-cell>
          <table:table-cell office:value-type="float" office:value="5.067688" calcext:value-type="float">
            <text:p>5.067688</text:p>
          </table:table-cell>
          <table:table-cell office:value-type="float" office:value="25.98373" calcext:value-type="float">
            <text:p>25.98373</text:p>
          </table:table-cell>
          <table:table-cell office:value-type="float" office:value="-2.686798" calcext:value-type="float">
            <text:p>-2.68679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32004" calcext:value-type="float">
            <text:p>10032004</text:p>
          </table:table-cell>
          <table:table-cell office:value-type="float" office:value="8.906505" calcext:value-type="float">
            <text:p>8.906505</text:p>
          </table:table-cell>
          <table:table-cell office:value-type="float" office:value="13.11" calcext:value-type="float">
            <text:p>13.11</text:p>
          </table:table-cell>
          <table:table-cell office:value-type="float" office:value="-1" calcext:value-type="float">
            <text:p>-1</text:p>
          </table:table-cell>
          <table:table-cell office:value-type="float" office:value="0.8807327" calcext:value-type="float">
            <text:p>0.8807327</text:p>
          </table:table-cell>
          <table:table-cell office:value-type="float" office:value="0.5015847" calcext:value-type="float">
            <text:p>0.5015847</text:p>
          </table:table-cell>
          <table:table-cell office:value-type="float" office:value="416.52" calcext:value-type="float">
            <text:p>416.52</text:p>
          </table:table-cell>
          <table:table-cell office:value-type="float" office:value="0.3" calcext:value-type="float">
            <text:p>0.3</text:p>
          </table:table-cell>
          <table:table-cell office:value-type="float" office:value="10.39368" calcext:value-type="float">
            <text:p>10.39368</text:p>
          </table:table-cell>
          <table:table-cell office:value-type="float" office:value="0.08294678" calcext:value-type="float">
            <text:p>0.08294678</text:p>
          </table:table-cell>
          <table:table-cell office:value-type="float" office:value="6.93103" calcext:value-type="float">
            <text:p>6.93103</text:p>
          </table:table-cell>
          <table:table-cell office:value-type="float" office:value="0.6329346" calcext:value-type="float">
            <text:p>0.6329346</text:p>
          </table:table-cell>
          <table:table-cell office:value-type="float" office:value="4.603333" calcext:value-type="float">
            <text:p>4.603333</text:p>
          </table:table-cell>
          <table:table-cell office:value-type="float" office:value="0.8668823" calcext:value-type="float">
            <text:p>0.8668823</text:p>
          </table:table-cell>
          <table:table-cell office:value-type="float" office:value="3.078918" calcext:value-type="float">
            <text:p>3.078918</text:p>
          </table:table-cell>
          <table:table-cell office:value-type="float" office:value="0.8724976" calcext:value-type="float">
            <text:p>0.8724976</text:p>
          </table:table-cell>
          <table:table-cell office:value-type="float" office:value="2.167175" calcext:value-type="float">
            <text:p>2.167175</text:p>
          </table:table-cell>
          <table:table-cell office:value-type="float" office:value="0.7227173" calcext:value-type="float">
            <text:p>0.7227173</text:p>
          </table:table-cell>
          <table:table-cell office:value-type="float" office:value="1.15564" calcext:value-type="float">
            <text:p>1.15564</text:p>
          </table:table-cell>
          <table:table-cell office:value-type="float" office:value="0.3298645" calcext:value-type="float">
            <text:p>0.3298645</text:p>
          </table:table-cell>
          <table:table-cell office:value-type="float" office:value="0.08798218" calcext:value-type="float">
            <text:p>0.08798218</text:p>
          </table:table-cell>
          <table:table-cell office:value-type="float" office:value="0.02700806" calcext:value-type="float">
            <text:p>0.02700806</text:p>
          </table:table-cell>
          <table:table-cell office:value-type="float" office:value="0.4460449" calcext:value-type="float">
            <text:p>0.4460449</text:p>
          </table:table-cell>
          <table:table-cell office:value-type="float" office:value="0.4167175" calcext:value-type="float">
            <text:p>0.4167175</text:p>
          </table:table-cell>
          <table:table-cell office:value-type="float" office:value="1.174652" calcext:value-type="float">
            <text:p>1.174652</text:p>
          </table:table-cell>
          <table:table-cell office:value-type="float" office:value="1.171783" calcext:value-type="float">
            <text:p>1.171783</text:p>
          </table:table-cell>
          <table:table-cell office:value-type="float" office:value="2.13385" calcext:value-type="float">
            <text:p>2.13385</text:p>
          </table:table-cell>
          <table:table-cell office:value-type="float" office:value="2.118439" calcext:value-type="float">
            <text:p>2.118439</text:p>
          </table:table-cell>
          <table:table-cell office:value-type="float" office:value="2.979248" calcext:value-type="float">
            <text:p>2.979248</text:p>
          </table:table-cell>
          <table:table-cell office:value-type="float" office:value="2.955963" calcext:value-type="float">
            <text:p>2.955963</text:p>
          </table:table-cell>
          <table:table-cell office:value-type="float" office:value="3.759369" calcext:value-type="float">
            <text:p>3.759369</text:p>
          </table:table-cell>
          <table:table-cell office:value-type="float" office:value="3.727448" calcext:value-type="float">
            <text:p>3.727448</text:p>
          </table:table-cell>
          <table:table-cell office:value-type="float" office:value="4.514526" calcext:value-type="float">
            <text:p>4.514526</text:p>
          </table:table-cell>
          <table:table-cell office:value-type="float" office:value="4.477478" calcext:value-type="float">
            <text:p>4.477478</text:p>
          </table:table-cell>
          <table:table-cell office:value-type="float" office:value="5.067261" calcext:value-type="float">
            <text:p>5.067261</text:p>
          </table:table-cell>
          <table:table-cell office:value-type="float" office:value="5.028992" calcext:value-type="float">
            <text:p>5.028992</text:p>
          </table:table-cell>
          <table:table-cell office:value-type="float" office:value="21.98593" calcext:value-type="float">
            <text:p>21.98593</text:p>
          </table:table-cell>
          <table:table-cell office:value-type="float" office:value="-2.433105" calcext:value-type="float">
            <text:p>-2.43310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1032004" calcext:value-type="float">
            <text:p>11032004</text:p>
          </table:table-cell>
          <table:table-cell office:value-type="float" office:value="19.69153" calcext:value-type="float">
            <text:p>19.69153</text:p>
          </table:table-cell>
          <table:table-cell office:value-type="float" office:value="4.71" calcext:value-type="float">
            <text:p>4.71</text:p>
          </table:table-cell>
          <table:table-cell office:value-type="float" office:value="-6.74" calcext:value-type="float">
            <text:p>-6.74</text:p>
          </table:table-cell>
          <table:table-cell office:value-type="float" office:value="0.6358845" calcext:value-type="float">
            <text:p>0.6358845</text:p>
          </table:table-cell>
          <table:table-cell office:value-type="float" office:value="0.3281364" calcext:value-type="float">
            <text:p>0.3281364</text:p>
          </table:table-cell>
          <table:table-cell office:value-type="float" office:value="436.392" calcext:value-type="float">
            <text:p>436.392</text:p>
          </table:table-cell>
          <table:table-cell office:value-type="float" office:value="0" calcext:value-type="float">
            <text:p>0</text:p>
          </table:table-cell>
          <table:table-cell office:value-type="float" office:value="14.09726" calcext:value-type="float">
            <text:p>14.09726</text:p>
          </table:table-cell>
          <table:table-cell office:value-type="float" office:value="-0.4169006" calcext:value-type="float">
            <text:p>-0.4169006</text:p>
          </table:table-cell>
          <table:table-cell office:value-type="float" office:value="9.736084" calcext:value-type="float">
            <text:p>9.736084</text:p>
          </table:table-cell>
          <table:table-cell office:value-type="float" office:value="0.04202271" calcext:value-type="float">
            <text:p>0.04202271</text:p>
          </table:table-cell>
          <table:table-cell office:value-type="float" office:value="6.828461" calcext:value-type="float">
            <text:p>6.828461</text:p>
          </table:table-cell>
          <table:table-cell office:value-type="float" office:value="0.3633118" calcext:value-type="float">
            <text:p>0.3633118</text:p>
          </table:table-cell>
          <table:table-cell office:value-type="float" office:value="4.710541" calcext:value-type="float">
            <text:p>4.710541</text:p>
          </table:table-cell>
          <table:table-cell office:value-type="float" office:value="0.5511169" calcext:value-type="float">
            <text:p>0.5511169</text:p>
          </table:table-cell>
          <table:table-cell office:value-type="float" office:value="3.514954" calcext:value-type="float">
            <text:p>3.514954</text:p>
          </table:table-cell>
          <table:table-cell office:value-type="float" office:value="0.6140137" calcext:value-type="float">
            <text:p>0.6140137</text:p>
          </table:table-cell>
          <table:table-cell office:value-type="float" office:value="2.470093" calcext:value-type="float">
            <text:p>2.470093</text:p>
          </table:table-cell>
          <table:table-cell office:value-type="float" office:value="0.65625" calcext:value-type="float">
            <text:p>0.65625</text:p>
          </table:table-cell>
          <table:table-cell office:value-type="float" office:value="1.83136" calcext:value-type="float">
            <text:p>1.83136</text:p>
          </table:table-cell>
          <table:table-cell office:value-type="float" office:value="0.07354736" calcext:value-type="float">
            <text:p>0.07354736</text:p>
          </table:table-cell>
          <table:table-cell office:value-type="float" office:value="1.016479" calcext:value-type="float">
            <text:p>1.016479</text:p>
          </table:table-cell>
          <table:table-cell office:value-type="float" office:value="0.4463196" calcext:value-type="float">
            <text:p>0.4463196</text:p>
          </table:table-cell>
          <table:table-cell office:value-type="float" office:value="1.252472" calcext:value-type="float">
            <text:p>1.252472</text:p>
          </table:table-cell>
          <table:table-cell office:value-type="float" office:value="1.172058" calcext:value-type="float">
            <text:p>1.172058</text:p>
          </table:table-cell>
          <table:table-cell office:value-type="float" office:value="2.118286" calcext:value-type="float">
            <text:p>2.118286</text:p>
          </table:table-cell>
          <table:table-cell office:value-type="float" office:value="2.110229" calcext:value-type="float">
            <text:p>2.110229</text:p>
          </table:table-cell>
          <table:table-cell office:value-type="float" office:value="2.955688" calcext:value-type="float">
            <text:p>2.955688</text:p>
          </table:table-cell>
          <table:table-cell office:value-type="float" office:value="2.932495" calcext:value-type="float">
            <text:p>2.932495</text:p>
          </table:table-cell>
          <table:table-cell office:value-type="float" office:value="3.727112" calcext:value-type="float">
            <text:p>3.727112</text:p>
          </table:table-cell>
          <table:table-cell office:value-type="float" office:value="3.696655" calcext:value-type="float">
            <text:p>3.696655</text:p>
          </table:table-cell>
          <table:table-cell office:value-type="float" office:value="4.477081" calcext:value-type="float">
            <text:p>4.477081</text:p>
          </table:table-cell>
          <table:table-cell office:value-type="float" office:value="4.441071" calcext:value-type="float">
            <text:p>4.441071</text:p>
          </table:table-cell>
          <table:table-cell office:value-type="float" office:value="5.028595" calcext:value-type="float">
            <text:p>5.028595</text:p>
          </table:table-cell>
          <table:table-cell office:value-type="float" office:value="4.991608" calcext:value-type="float">
            <text:p>4.991608</text:p>
          </table:table-cell>
          <table:table-cell office:value-type="float" office:value="25.28152" calcext:value-type="float">
            <text:p>25.28152</text:p>
          </table:table-cell>
          <table:table-cell office:value-type="float" office:value="-5.292938" calcext:value-type="float">
            <text:p>-5.29293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032004" calcext:value-type="float">
            <text:p>12032004</text:p>
          </table:table-cell>
          <table:table-cell office:value-type="float" office:value="19.42451" calcext:value-type="float">
            <text:p>19.42451</text:p>
          </table:table-cell>
          <table:table-cell office:value-type="float" office:value="13.66" calcext:value-type="float">
            <text:p>13.66</text:p>
          </table:table-cell>
          <table:table-cell office:value-type="float" office:value="-9.19" calcext:value-type="float">
            <text:p>-9.19</text:p>
          </table:table-cell>
          <table:table-cell office:value-type="float" office:value="0.7549431" calcext:value-type="float">
            <text:p>0.7549431</text:p>
          </table:table-cell>
          <table:table-cell office:value-type="float" office:value="0.2722407" calcext:value-type="float">
            <text:p>0.2722407</text:p>
          </table:table-cell>
          <table:table-cell office:value-type="float" office:value="307.368" calcext:value-type="float">
            <text:p>307.368</text:p>
          </table:table-cell>
          <table:table-cell office:value-type="float" office:value="0" calcext:value-type="float">
            <text:p>0</text:p>
          </table:table-cell>
          <table:table-cell office:value-type="float" office:value="14.88153" calcext:value-type="float">
            <text:p>14.88153</text:p>
          </table:table-cell>
          <table:table-cell office:value-type="float" office:value="-1.831299" calcext:value-type="float">
            <text:p>-1.831299</text:p>
          </table:table-cell>
          <table:table-cell office:value-type="float" office:value="10.18594" calcext:value-type="float">
            <text:p>10.18594</text:p>
          </table:table-cell>
          <table:table-cell office:value-type="float" office:value="-0.1500549" calcext:value-type="float">
            <text:p>-0.1500549</text:p>
          </table:table-cell>
          <table:table-cell office:value-type="float" office:value="7.312775" calcext:value-type="float">
            <text:p>7.312775</text:p>
          </table:table-cell>
          <table:table-cell office:value-type="float" office:value="0.5931702" calcext:value-type="float">
            <text:p>0.5931702</text:p>
          </table:table-cell>
          <table:table-cell office:value-type="float" office:value="5.295135" calcext:value-type="float">
            <text:p>5.295135</text:p>
          </table:table-cell>
          <table:table-cell office:value-type="float" office:value="1.101288" calcext:value-type="float">
            <text:p>1.101288</text:p>
          </table:table-cell>
          <table:table-cell office:value-type="float" office:value="4.166412" calcext:value-type="float">
            <text:p>4.166412</text:p>
          </table:table-cell>
          <table:table-cell office:value-type="float" office:value="1.355713" calcext:value-type="float">
            <text:p>1.355713</text:p>
          </table:table-cell>
          <table:table-cell office:value-type="float" office:value="3.210358" calcext:value-type="float">
            <text:p>3.210358</text:p>
          </table:table-cell>
          <table:table-cell office:value-type="float" office:value="1.536224" calcext:value-type="float">
            <text:p>1.536224</text:p>
          </table:table-cell>
          <table:table-cell office:value-type="float" office:value="2.487366" calcext:value-type="float">
            <text:p>2.487366</text:p>
          </table:table-cell>
          <table:table-cell office:value-type="float" office:value="1.50061" calcext:value-type="float">
            <text:p>1.50061</text:p>
          </table:table-cell>
          <table:table-cell office:value-type="float" office:value="1.610291" calcext:value-type="float">
            <text:p>1.610291</text:p>
          </table:table-cell>
          <table:table-cell office:value-type="float" office:value="1.027679" calcext:value-type="float">
            <text:p>1.027679</text:p>
          </table:table-cell>
          <table:table-cell office:value-type="float" office:value="1.503967" calcext:value-type="float">
            <text:p>1.503967</text:p>
          </table:table-cell>
          <table:table-cell office:value-type="float" office:value="1.254608" calcext:value-type="float">
            <text:p>1.254608</text:p>
          </table:table-cell>
          <table:table-cell office:value-type="float" office:value="2.142822" calcext:value-type="float">
            <text:p>2.142822</text:p>
          </table:table-cell>
          <table:table-cell office:value-type="float" office:value="2.110718" calcext:value-type="float">
            <text:p>2.110718</text:p>
          </table:table-cell>
          <table:table-cell office:value-type="float" office:value="2.932251" calcext:value-type="float">
            <text:p>2.932251</text:p>
          </table:table-cell>
          <table:table-cell office:value-type="float" office:value="2.917877" calcext:value-type="float">
            <text:p>2.917877</text:p>
          </table:table-cell>
          <table:table-cell office:value-type="float" office:value="3.69635" calcext:value-type="float">
            <text:p>3.69635</text:p>
          </table:table-cell>
          <table:table-cell office:value-type="float" office:value="3.667084" calcext:value-type="float">
            <text:p>3.667084</text:p>
          </table:table-cell>
          <table:table-cell office:value-type="float" office:value="4.440674" calcext:value-type="float">
            <text:p>4.440674</text:p>
          </table:table-cell>
          <table:table-cell office:value-type="float" office:value="4.405853" calcext:value-type="float">
            <text:p>4.405853</text:p>
          </table:table-cell>
          <table:table-cell office:value-type="float" office:value="4.991211" calcext:value-type="float">
            <text:p>4.991211</text:p>
          </table:table-cell>
          <table:table-cell office:value-type="float" office:value="4.954865" calcext:value-type="float">
            <text:p>4.954865</text:p>
          </table:table-cell>
          <table:table-cell office:value-type="float" office:value="27.43283" calcext:value-type="float">
            <text:p>27.43283</text:p>
          </table:table-cell>
          <table:table-cell office:value-type="float" office:value="-7.817566" calcext:value-type="float">
            <text:p>-7.81756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032004" calcext:value-type="float">
            <text:p>13032004</text:p>
          </table:table-cell>
          <table:table-cell office:value-type="float" office:value="8.077316" calcext:value-type="float">
            <text:p>8.077316</text:p>
          </table:table-cell>
          <table:table-cell office:value-type="float" office:value="15.17" calcext:value-type="float">
            <text:p>15.17</text:p>
          </table:table-cell>
          <table:table-cell office:value-type="float" office:value="3.87" calcext:value-type="float">
            <text:p>3.87</text:p>
          </table:table-cell>
          <table:table-cell office:value-type="float" office:value="1.035536" calcext:value-type="float">
            <text:p>1.035536</text:p>
          </table:table-cell>
          <table:table-cell office:value-type="float" office:value="0.6822053" calcext:value-type="float">
            <text:p>0.6822053</text:p>
          </table:table-cell>
          <table:table-cell office:value-type="float" office:value="527.2921" calcext:value-type="float">
            <text:p>527.2921</text:p>
          </table:table-cell>
          <table:table-cell office:value-type="float" office:value="0" calcext:value-type="float">
            <text:p>0</text:p>
          </table:table-cell>
          <table:table-cell office:value-type="float" office:value="12.92902" calcext:value-type="float">
            <text:p>12.92902</text:p>
          </table:table-cell>
          <table:table-cell office:value-type="float" office:value="2.934784" calcext:value-type="float">
            <text:p>2.934784</text:p>
          </table:table-cell>
          <table:table-cell office:value-type="float" office:value="9.433655" calcext:value-type="float">
            <text:p>9.433655</text:p>
          </table:table-cell>
          <table:table-cell office:value-type="float" office:value="3.256409" calcext:value-type="float">
            <text:p>3.256409</text:p>
          </table:table-cell>
          <table:table-cell office:value-type="float" office:value="7.186371" calcext:value-type="float">
            <text:p>7.186371</text:p>
          </table:table-cell>
          <table:table-cell office:value-type="float" office:value="3.395599" calcext:value-type="float">
            <text:p>3.395599</text:p>
          </table:table-cell>
          <table:table-cell office:value-type="float" office:value="5.684723" calcext:value-type="float">
            <text:p>5.684723</text:p>
          </table:table-cell>
          <table:table-cell office:value-type="float" office:value="3.349731" calcext:value-type="float">
            <text:p>3.349731</text:p>
          </table:table-cell>
          <table:table-cell office:value-type="float" office:value="4.837433" calcext:value-type="float">
            <text:p>4.837433</text:p>
          </table:table-cell>
          <table:table-cell office:value-type="float" office:value="3.210968" calcext:value-type="float">
            <text:p>3.210968</text:p>
          </table:table-cell>
          <table:table-cell office:value-type="float" office:value="4.019043" calcext:value-type="float">
            <text:p>4.019043</text:p>
          </table:table-cell>
          <table:table-cell office:value-type="float" office:value="2.975586" calcext:value-type="float">
            <text:p>2.975586</text:p>
          </table:table-cell>
          <table:table-cell office:value-type="float" office:value="3.338928" calcext:value-type="float">
            <text:p>3.338928</text:p>
          </table:table-cell>
          <table:table-cell office:value-type="float" office:value="2.501831" calcext:value-type="float">
            <text:p>2.501831</text:p>
          </table:table-cell>
          <table:table-cell office:value-type="float" office:value="2.348267" calcext:value-type="float">
            <text:p>2.348267</text:p>
          </table:table-cell>
          <table:table-cell office:value-type="float" office:value="1.620087" calcext:value-type="float">
            <text:p>1.620087</text:p>
          </table:table-cell>
          <table:table-cell office:value-type="float" office:value="1.841858" calcext:value-type="float">
            <text:p>1.841858</text:p>
          </table:table-cell>
          <table:table-cell office:value-type="float" office:value="1.506958" calcext:value-type="float">
            <text:p>1.506958</text:p>
          </table:table-cell>
          <table:table-cell office:value-type="float" office:value="2.223541" calcext:value-type="float">
            <text:p>2.223541</text:p>
          </table:table-cell>
          <table:table-cell office:value-type="float" office:value="2.143402" calcext:value-type="float">
            <text:p>2.143402</text:p>
          </table:table-cell>
          <table:table-cell office:value-type="float" office:value="2.921082" calcext:value-type="float">
            <text:p>2.921082</text:p>
          </table:table-cell>
          <table:table-cell office:value-type="float" office:value="2.916626" calcext:value-type="float">
            <text:p>2.916626</text:p>
          </table:table-cell>
          <table:table-cell office:value-type="float" office:value="3.666779" calcext:value-type="float">
            <text:p>3.666779</text:p>
          </table:table-cell>
          <table:table-cell office:value-type="float" office:value="3.642273" calcext:value-type="float">
            <text:p>3.642273</text:p>
          </table:table-cell>
          <table:table-cell office:value-type="float" office:value="4.405487" calcext:value-type="float">
            <text:p>4.405487</text:p>
          </table:table-cell>
          <table:table-cell office:value-type="float" office:value="4.372345" calcext:value-type="float">
            <text:p>4.372345</text:p>
          </table:table-cell>
          <table:table-cell office:value-type="float" office:value="4.954468" calcext:value-type="float">
            <text:p>4.954468</text:p>
          </table:table-cell>
          <table:table-cell office:value-type="float" office:value="4.92038" calcext:value-type="float">
            <text:p>4.92038</text:p>
          </table:table-cell>
          <table:table-cell office:value-type="float" office:value="24.1727" calcext:value-type="float">
            <text:p>24.1727</text:p>
          </table:table-cell>
          <table:table-cell office:value-type="float" office:value="0.2969055" calcext:value-type="float">
            <text:p>0.296905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032004" calcext:value-type="float">
            <text:p>14032004</text:p>
          </table:table-cell>
          <table:table-cell office:value-type="float" office:value="18.53518" calcext:value-type="float">
            <text:p>18.53518</text:p>
          </table:table-cell>
          <table:table-cell office:value-type="float" office:value="10.88" calcext:value-type="float">
            <text:p>10.88</text:p>
          </table:table-cell>
          <table:table-cell office:value-type="float" office:value="-0.26" calcext:value-type="float">
            <text:p>-0.26</text:p>
          </table:table-cell>
          <table:table-cell office:value-type="float" office:value="0.7223318" calcext:value-type="float">
            <text:p>0.7223318</text:p>
          </table:table-cell>
          <table:table-cell office:value-type="float" office:value="0.5291004" calcext:value-type="float">
            <text:p>0.5291004</text:p>
          </table:table-cell>
          <table:table-cell office:value-type="float" office:value="339.552" calcext:value-type="float">
            <text:p>339.552</text:p>
          </table:table-cell>
          <table:table-cell office:value-type="float" office:value="0" calcext:value-type="float">
            <text:p>0</text:p>
          </table:table-cell>
          <table:table-cell office:value-type="float" office:value="16.85959" calcext:value-type="float">
            <text:p>16.85959</text:p>
          </table:table-cell>
          <table:table-cell office:value-type="float" office:value="0.8899231" calcext:value-type="float">
            <text:p>0.8899231</text:p>
          </table:table-cell>
          <table:table-cell office:value-type="float" office:value="12.09579" calcext:value-type="float">
            <text:p>12.09579</text:p>
          </table:table-cell>
          <table:table-cell office:value-type="float" office:value="2.072327" calcext:value-type="float">
            <text:p>2.072327</text:p>
          </table:table-cell>
          <table:table-cell office:value-type="float" office:value="9.306061" calcext:value-type="float">
            <text:p>9.306061</text:p>
          </table:table-cell>
          <table:table-cell office:value-type="float" office:value="2.762909" calcext:value-type="float">
            <text:p>2.762909</text:p>
          </table:table-cell>
          <table:table-cell office:value-type="float" office:value="7.197296" calcext:value-type="float">
            <text:p>7.197296</text:p>
          </table:table-cell>
          <table:table-cell office:value-type="float" office:value="3.186798" calcext:value-type="float">
            <text:p>3.186798</text:p>
          </table:table-cell>
          <table:table-cell office:value-type="float" office:value="5.985718" calcext:value-type="float">
            <text:p>5.985718</text:p>
          </table:table-cell>
          <table:table-cell office:value-type="float" office:value="3.315094" calcext:value-type="float">
            <text:p>3.315094</text:p>
          </table:table-cell>
          <table:table-cell office:value-type="float" office:value="4.863342" calcext:value-type="float">
            <text:p>4.863342</text:p>
          </table:table-cell>
          <table:table-cell office:value-type="float" office:value="3.335175" calcext:value-type="float">
            <text:p>3.335175</text:p>
          </table:table-cell>
          <table:table-cell office:value-type="float" office:value="4.053223" calcext:value-type="float">
            <text:p>4.053223</text:p>
          </table:table-cell>
          <table:table-cell office:value-type="float" office:value="3.094147" calcext:value-type="float">
            <text:p>3.094147</text:p>
          </table:table-cell>
          <table:table-cell office:value-type="float" office:value="2.903076" calcext:value-type="float">
            <text:p>2.903076</text:p>
          </table:table-cell>
          <table:table-cell office:value-type="float" office:value="2.35675" calcext:value-type="float">
            <text:p>2.35675</text:p>
          </table:table-cell>
          <table:table-cell office:value-type="float" office:value="2.211151" calcext:value-type="float">
            <text:p>2.211151</text:p>
          </table:table-cell>
          <table:table-cell office:value-type="float" office:value="1.845856" calcext:value-type="float">
            <text:p>1.845856</text:p>
          </table:table-cell>
          <table:table-cell office:value-type="float" office:value="2.351105" calcext:value-type="float">
            <text:p>2.351105</text:p>
          </table:table-cell>
          <table:table-cell office:value-type="float" office:value="2.22464" calcext:value-type="float">
            <text:p>2.22464</text:p>
          </table:table-cell>
          <table:table-cell office:value-type="float" office:value="2.947998" calcext:value-type="float">
            <text:p>2.947998</text:p>
          </table:table-cell>
          <table:table-cell office:value-type="float" office:value="2.921204" calcext:value-type="float">
            <text:p>2.921204</text:p>
          </table:table-cell>
          <table:table-cell office:value-type="float" office:value="3.642059" calcext:value-type="float">
            <text:p>3.642059</text:p>
          </table:table-cell>
          <table:table-cell office:value-type="float" office:value="3.625122" calcext:value-type="float">
            <text:p>3.625122</text:p>
          </table:table-cell>
          <table:table-cell office:value-type="float" office:value="4.371979" calcext:value-type="float">
            <text:p>4.371979</text:p>
          </table:table-cell>
          <table:table-cell office:value-type="float" office:value="4.341156" calcext:value-type="float">
            <text:p>4.341156</text:p>
          </table:table-cell>
          <table:table-cell office:value-type="float" office:value="4.920044" calcext:value-type="float">
            <text:p>4.920044</text:p>
          </table:table-cell>
          <table:table-cell office:value-type="float" office:value="4.886566" calcext:value-type="float">
            <text:p>4.886566</text:p>
          </table:table-cell>
          <table:table-cell office:value-type="float" office:value="27.362" calcext:value-type="float">
            <text:p>27.362</text:p>
          </table:table-cell>
          <table:table-cell office:value-type="float" office:value="-2.188934" calcext:value-type="float">
            <text:p>-2.18893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032004" calcext:value-type="float">
            <text:p>15032004</text:p>
          </table:table-cell>
          <table:table-cell office:value-type="float" office:value="4.62528" calcext:value-type="float">
            <text:p>4.62528</text:p>
          </table:table-cell>
          <table:table-cell office:value-type="float" office:value="4.61" calcext:value-type="float">
            <text:p>4.61</text:p>
          </table:table-cell>
          <table:table-cell office:value-type="float" office:value="-2.28" calcext:value-type="float">
            <text:p>-2.28</text:p>
          </table:table-cell>
          <table:table-cell office:value-type="float" office:value="0.7324386" calcext:value-type="float">
            <text:p>0.7324386</text:p>
          </table:table-cell>
          <table:table-cell office:value-type="float" office:value="0.4570093" calcext:value-type="float">
            <text:p>0.4570093</text:p>
          </table:table-cell>
          <table:table-cell office:value-type="float" office:value="420.192" calcext:value-type="float">
            <text:p>420.192</text:p>
          </table:table-cell>
          <table:table-cell office:value-type="float" office:value="11.6" calcext:value-type="float">
            <text:p>11.6</text:p>
          </table:table-cell>
          <table:table-cell office:value-type="float" office:value="5.359894" calcext:value-type="float">
            <text:p>5.359894</text:p>
          </table:table-cell>
          <table:table-cell office:value-type="float" office:value="-0.1353455" calcext:value-type="float">
            <text:p>-0.1353455</text:p>
          </table:table-cell>
          <table:table-cell office:value-type="float" office:value="4.940918" calcext:value-type="float">
            <text:p>4.940918</text:p>
          </table:table-cell>
          <table:table-cell office:value-type="float" office:value="1.081238" calcext:value-type="float">
            <text:p>1.081238</text:p>
          </table:table-cell>
          <table:table-cell office:value-type="float" office:value="5.497009" calcext:value-type="float">
            <text:p>5.497009</text:p>
          </table:table-cell>
          <table:table-cell office:value-type="float" office:value="2.09375" calcext:value-type="float">
            <text:p>2.09375</text:p>
          </table:table-cell>
          <table:table-cell office:value-type="float" office:value="5.590973" calcext:value-type="float">
            <text:p>5.590973</text:p>
          </table:table-cell>
          <table:table-cell office:value-type="float" office:value="2.836304" calcext:value-type="float">
            <text:p>2.836304</text:p>
          </table:table-cell>
          <table:table-cell office:value-type="float" office:value="5.327332" calcext:value-type="float">
            <text:p>5.327332</text:p>
          </table:table-cell>
          <table:table-cell office:value-type="float" office:value="3.181427" calcext:value-type="float">
            <text:p>3.181427</text:p>
          </table:table-cell>
          <table:table-cell office:value-type="float" office:value="4.824768" calcext:value-type="float">
            <text:p>4.824768</text:p>
          </table:table-cell>
          <table:table-cell office:value-type="float" office:value="3.473938" calcext:value-type="float">
            <text:p>3.473938</text:p>
          </table:table-cell>
          <table:table-cell office:value-type="float" office:value="4.075256" calcext:value-type="float">
            <text:p>4.075256</text:p>
          </table:table-cell>
          <table:table-cell office:value-type="float" office:value="3.448334" calcext:value-type="float">
            <text:p>3.448334</text:p>
          </table:table-cell>
          <table:table-cell office:value-type="float" office:value="3.187317" calcext:value-type="float">
            <text:p>3.187317</text:p>
          </table:table-cell>
          <table:table-cell office:value-type="float" office:value="2.912292" calcext:value-type="float">
            <text:p>2.912292</text:p>
          </table:table-cell>
          <table:table-cell office:value-type="float" office:value="2.567261" calcext:value-type="float">
            <text:p>2.567261</text:p>
          </table:table-cell>
          <table:table-cell office:value-type="float" office:value="2.215118" calcext:value-type="float">
            <text:p>2.215118</text:p>
          </table:table-cell>
          <table:table-cell office:value-type="float" office:value="2.51123" calcext:value-type="float">
            <text:p>2.51123</text:p>
          </table:table-cell>
          <table:table-cell office:value-type="float" office:value="2.352631" calcext:value-type="float">
            <text:p>2.352631</text:p>
          </table:table-cell>
          <table:table-cell office:value-type="float" office:value="2.998993" calcext:value-type="float">
            <text:p>2.998993</text:p>
          </table:table-cell>
          <table:table-cell office:value-type="float" office:value="2.948395" calcext:value-type="float">
            <text:p>2.948395</text:p>
          </table:table-cell>
          <table:table-cell office:value-type="float" office:value="3.624969" calcext:value-type="float">
            <text:p>3.624969</text:p>
          </table:table-cell>
          <table:table-cell office:value-type="float" office:value="3.618561" calcext:value-type="float">
            <text:p>3.618561</text:p>
          </table:table-cell>
          <table:table-cell office:value-type="float" office:value="4.340851" calcext:value-type="float">
            <text:p>4.340851</text:p>
          </table:table-cell>
          <table:table-cell office:value-type="float" office:value="4.313293" calcext:value-type="float">
            <text:p>4.313293</text:p>
          </table:table-cell>
          <table:table-cell office:value-type="float" office:value="4.88623" calcext:value-type="float">
            <text:p>4.88623</text:p>
          </table:table-cell>
          <table:table-cell office:value-type="float" office:value="4.85434" calcext:value-type="float">
            <text:p>4.85434</text:p>
          </table:table-cell>
          <table:table-cell office:value-type="float" office:value="5.546661" calcext:value-type="float">
            <text:p>5.546661</text:p>
          </table:table-cell>
          <table:table-cell office:value-type="float" office:value="-2.719147" calcext:value-type="float">
            <text:p>-2.71914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6032004" calcext:value-type="float">
            <text:p>16032004</text:p>
          </table:table-cell>
          <table:table-cell office:value-type="float" office:value="9.46116" calcext:value-type="float">
            <text:p>9.46116</text:p>
          </table:table-cell>
          <table:table-cell office:value-type="float" office:value="2.71" calcext:value-type="float">
            <text:p>2.71</text:p>
          </table:table-cell>
          <table:table-cell office:value-type="float" office:value="-3.33" calcext:value-type="float">
            <text:p>-3.33</text:p>
          </table:table-cell>
          <table:table-cell office:value-type="float" office:value="0.653699" calcext:value-type="float">
            <text:p>0.653699</text:p>
          </table:table-cell>
          <table:table-cell office:value-type="float" office:value="0.4231382" calcext:value-type="float">
            <text:p>0.4231382</text:p>
          </table:table-cell>
          <table:table-cell office:value-type="float" office:value="197.28" calcext:value-type="float">
            <text:p>197.28</text:p>
          </table:table-cell>
          <table:table-cell office:value-type="float" office:value="2" calcext:value-type="float">
            <text:p>2</text:p>
          </table:table-cell>
          <table:table-cell office:value-type="float" office:value="4.54837" calcext:value-type="float">
            <text:p>4.54837</text:p>
          </table:table-cell>
          <table:table-cell office:value-type="float" office:value="-0.6785583" calcext:value-type="float">
            <text:p>-0.6785583</text:p>
          </table:table-cell>
          <table:table-cell office:value-type="float" office:value="2.967316" calcext:value-type="float">
            <text:p>2.967316</text:p>
          </table:table-cell>
          <table:table-cell office:value-type="float" office:value="0.3104858" calcext:value-type="float">
            <text:p>0.3104858</text:p>
          </table:table-cell>
          <table:table-cell office:value-type="float" office:value="2.645477" calcext:value-type="float">
            <text:p>2.645477</text:p>
          </table:table-cell>
          <table:table-cell office:value-type="float" office:value="1.085754" calcext:value-type="float">
            <text:p>1.085754</text:p>
          </table:table-cell>
          <table:table-cell office:value-type="float" office:value="2.787842" calcext:value-type="float">
            <text:p>2.787842</text:p>
          </table:table-cell>
          <table:table-cell office:value-type="float" office:value="1.760376" calcext:value-type="float">
            <text:p>1.760376</text:p>
          </table:table-cell>
          <table:table-cell office:value-type="float" office:value="3.144531" calcext:value-type="float">
            <text:p>3.144531</text:p>
          </table:table-cell>
          <table:table-cell office:value-type="float" office:value="2.172546" calcext:value-type="float">
            <text:p>2.172546</text:p>
          </table:table-cell>
          <table:table-cell office:value-type="float" office:value="3.452728" calcext:value-type="float">
            <text:p>3.452728</text:p>
          </table:table-cell>
          <table:table-cell office:value-type="float" office:value="2.561218" calcext:value-type="float">
            <text:p>2.561218</text:p>
          </table:table-cell>
          <table:table-cell office:value-type="float" office:value="3.438202" calcext:value-type="float">
            <text:p>3.438202</text:p>
          </table:table-cell>
          <table:table-cell office:value-type="float" office:value="2.733917" calcext:value-type="float">
            <text:p>2.733917</text:p>
          </table:table-cell>
          <table:table-cell office:value-type="float" office:value="3.182159" calcext:value-type="float">
            <text:p>3.182159</text:p>
          </table:table-cell>
          <table:table-cell office:value-type="float" office:value="2.858856" calcext:value-type="float">
            <text:p>2.858856</text:p>
          </table:table-cell>
          <table:table-cell office:value-type="float" office:value="2.716278" calcext:value-type="float">
            <text:p>2.716278</text:p>
          </table:table-cell>
          <table:table-cell office:value-type="float" office:value="2.570099" calcext:value-type="float">
            <text:p>2.570099</text:p>
          </table:table-cell>
          <table:table-cell office:value-type="float" office:value="2.668091" calcext:value-type="float">
            <text:p>2.668091</text:p>
          </table:table-cell>
          <table:table-cell office:value-type="float" office:value="2.51297" calcext:value-type="float">
            <text:p>2.51297</text:p>
          </table:table-cell>
          <table:table-cell office:value-type="float" office:value="3.067383" calcext:value-type="float">
            <text:p>3.067383</text:p>
          </table:table-cell>
          <table:table-cell office:value-type="float" office:value="2.999634" calcext:value-type="float">
            <text:p>2.999634</text:p>
          </table:table-cell>
          <table:table-cell office:value-type="float" office:value="3.625183" calcext:value-type="float">
            <text:p>3.625183</text:p>
          </table:table-cell>
          <table:table-cell office:value-type="float" office:value="3.618561" calcext:value-type="float">
            <text:p>3.618561</text:p>
          </table:table-cell>
          <table:table-cell office:value-type="float" office:value="4.312988" calcext:value-type="float">
            <text:p>4.312988</text:p>
          </table:table-cell>
          <table:table-cell office:value-type="float" office:value="4.294861" calcext:value-type="float">
            <text:p>4.294861</text:p>
          </table:table-cell>
          <table:table-cell office:value-type="float" office:value="4.854034" calcext:value-type="float">
            <text:p>4.854034</text:p>
          </table:table-cell>
          <table:table-cell office:value-type="float" office:value="4.824738" calcext:value-type="float">
            <text:p>4.824738</text:p>
          </table:table-cell>
          <table:table-cell office:value-type="float" office:value="7.698029" calcext:value-type="float">
            <text:p>7.698029</text:p>
          </table:table-cell>
          <table:table-cell office:value-type="float" office:value="-3.474182" calcext:value-type="float">
            <text:p>-3.47418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7032004" calcext:value-type="float">
            <text:p>17032004</text:p>
          </table:table-cell>
          <table:table-cell office:value-type="float" office:value="13.34268" calcext:value-type="float">
            <text:p>13.34268</text:p>
          </table:table-cell>
          <table:table-cell office:value-type="float" office:value="11.67" calcext:value-type="float">
            <text:p>11.67</text:p>
          </table:table-cell>
          <table:table-cell office:value-type="float" office:value="-2.09" calcext:value-type="float">
            <text:p>-2.09</text:p>
          </table:table-cell>
          <table:table-cell office:value-type="float" office:value="1.014673" calcext:value-type="float">
            <text:p>1.014673</text:p>
          </table:table-cell>
          <table:table-cell office:value-type="float" office:value="0.4633921" calcext:value-type="float">
            <text:p>0.4633921</text:p>
          </table:table-cell>
          <table:table-cell office:value-type="float" office:value="128.52" calcext:value-type="float">
            <text:p>128.52</text:p>
          </table:table-cell>
          <table:table-cell office:value-type="float" office:value="1.3" calcext:value-type="float">
            <text:p>1.3</text:p>
          </table:table-cell>
          <table:table-cell office:value-type="float" office:value="12.45984" calcext:value-type="float">
            <text:p>12.45984</text:p>
          </table:table-cell>
          <table:table-cell office:value-type="float" office:value="-0.3797913" calcext:value-type="float">
            <text:p>-0.3797913</text:p>
          </table:table-cell>
          <table:table-cell office:value-type="float" office:value="8.755096" calcext:value-type="float">
            <text:p>8.755096</text:p>
          </table:table-cell>
          <table:table-cell office:value-type="float" office:value="0.3260498" calcext:value-type="float">
            <text:p>0.3260498</text:p>
          </table:table-cell>
          <table:table-cell office:value-type="float" office:value="6.483917" calcext:value-type="float">
            <text:p>6.483917</text:p>
          </table:table-cell>
          <table:table-cell office:value-type="float" office:value="0.9129028" calcext:value-type="float">
            <text:p>0.9129028</text:p>
          </table:table-cell>
          <table:table-cell office:value-type="float" office:value="4.944794" calcext:value-type="float">
            <text:p>4.944794</text:p>
          </table:table-cell>
          <table:table-cell office:value-type="float" office:value="1.404846" calcext:value-type="float">
            <text:p>1.404846</text:p>
          </table:table-cell>
          <table:table-cell office:value-type="float" office:value="4.139313" calcext:value-type="float">
            <text:p>4.139313</text:p>
          </table:table-cell>
          <table:table-cell office:value-type="float" office:value="1.733215" calcext:value-type="float">
            <text:p>1.733215</text:p>
          </table:table-cell>
          <table:table-cell office:value-type="float" office:value="3.496094" calcext:value-type="float">
            <text:p>3.496094</text:p>
          </table:table-cell>
          <table:table-cell office:value-type="float" office:value="2.083435" calcext:value-type="float">
            <text:p>2.083435</text:p>
          </table:table-cell>
          <table:table-cell office:value-type="float" office:value="3.090759" calcext:value-type="float">
            <text:p>3.090759</text:p>
          </table:table-cell>
          <table:table-cell office:value-type="float" office:value="2.34436" calcext:value-type="float">
            <text:p>2.34436</text:p>
          </table:table-cell>
          <table:table-cell office:value-type="float" office:value="2.856445" calcext:value-type="float">
            <text:p>2.856445</text:p>
          </table:table-cell>
          <table:table-cell office:value-type="float" office:value="2.639221" calcext:value-type="float">
            <text:p>2.639221</text:p>
          </table:table-cell>
          <table:table-cell office:value-type="float" office:value="2.727997" calcext:value-type="float">
            <text:p>2.727997</text:p>
          </table:table-cell>
          <table:table-cell office:value-type="float" office:value="2.716797" calcext:value-type="float">
            <text:p>2.716797</text:p>
          </table:table-cell>
          <table:table-cell office:value-type="float" office:value="2.782776" calcext:value-type="float">
            <text:p>2.782776</text:p>
          </table:table-cell>
          <table:table-cell office:value-type="float" office:value="2.669556" calcext:value-type="float">
            <text:p>2.669556</text:p>
          </table:table-cell>
          <table:table-cell office:value-type="float" office:value="3.138397" calcext:value-type="float">
            <text:p>3.138397</text:p>
          </table:table-cell>
          <table:table-cell office:value-type="float" office:value="3.068146" calcext:value-type="float">
            <text:p>3.068146</text:p>
          </table:table-cell>
          <table:table-cell office:value-type="float" office:value="3.642029" calcext:value-type="float">
            <text:p>3.642029</text:p>
          </table:table-cell>
          <table:table-cell office:value-type="float" office:value="3.625366" calcext:value-type="float">
            <text:p>3.625366</text:p>
          </table:table-cell>
          <table:table-cell office:value-type="float" office:value="4.294617" calcext:value-type="float">
            <text:p>4.294617</text:p>
          </table:table-cell>
          <table:table-cell office:value-type="float" office:value="4.275513" calcext:value-type="float">
            <text:p>4.275513</text:p>
          </table:table-cell>
          <table:table-cell office:value-type="float" office:value="4.824432" calcext:value-type="float">
            <text:p>4.824432</text:p>
          </table:table-cell>
          <table:table-cell office:value-type="float" office:value="4.796906" calcext:value-type="float">
            <text:p>4.796906</text:p>
          </table:table-cell>
          <table:table-cell office:value-type="float" office:value="22.39642" calcext:value-type="float">
            <text:p>22.39642</text:p>
          </table:table-cell>
          <table:table-cell office:value-type="float" office:value="-2.494049" calcext:value-type="float">
            <text:p>-2.49404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8032004" calcext:value-type="float">
            <text:p>18032004</text:p>
          </table:table-cell>
          <table:table-cell office:value-type="float" office:value="20.60067" calcext:value-type="float">
            <text:p>20.60067</text:p>
          </table:table-cell>
          <table:table-cell office:value-type="float" office:value="9.63" calcext:value-type="float">
            <text:p>9.63</text:p>
          </table:table-cell>
          <table:table-cell office:value-type="float" office:value="0.62" calcext:value-type="float">
            <text:p>0.62</text:p>
          </table:table-cell>
          <table:table-cell office:value-type="float" office:value="0.8036698" calcext:value-type="float">
            <text:p>0.8036698</text:p>
          </table:table-cell>
          <table:table-cell office:value-type="float" office:value="0.5635828" calcext:value-type="float">
            <text:p>0.5635828</text:p>
          </table:table-cell>
          <table:table-cell office:value-type="float" office:value="294.876" calcext:value-type="float">
            <text:p>294.876</text:p>
          </table:table-cell>
          <table:table-cell office:value-type="float" office:value="0" calcext:value-type="float">
            <text:p>0</text:p>
          </table:table-cell>
          <table:table-cell office:value-type="float" office:value="17.4184" calcext:value-type="float">
            <text:p>17.4184</text:p>
          </table:table-cell>
          <table:table-cell office:value-type="float" office:value="1.379944" calcext:value-type="float">
            <text:p>1.379944</text:p>
          </table:table-cell>
          <table:table-cell office:value-type="float" office:value="12.90814" calcext:value-type="float">
            <text:p>12.90814</text:p>
          </table:table-cell>
          <table:table-cell office:value-type="float" office:value="2.132385" calcext:value-type="float">
            <text:p>2.132385</text:p>
          </table:table-cell>
          <table:table-cell office:value-type="float" office:value="9.904297" calcext:value-type="float">
            <text:p>9.904297</text:p>
          </table:table-cell>
          <table:table-cell office:value-type="float" office:value="2.618835" calcext:value-type="float">
            <text:p>2.618835</text:p>
          </table:table-cell>
          <table:table-cell office:value-type="float" office:value="7.632935" calcext:value-type="float">
            <text:p>7.632935</text:p>
          </table:table-cell>
          <table:table-cell office:value-type="float" office:value="2.940125" calcext:value-type="float">
            <text:p>2.940125</text:p>
          </table:table-cell>
          <table:table-cell office:value-type="float" office:value="6.311615" calcext:value-type="float">
            <text:p>6.311615</text:p>
          </table:table-cell>
          <table:table-cell office:value-type="float" office:value="3.067383" calcext:value-type="float">
            <text:p>3.067383</text:p>
          </table:table-cell>
          <table:table-cell office:value-type="float" office:value="5.11145" calcext:value-type="float">
            <text:p>5.11145</text:p>
          </table:table-cell>
          <table:table-cell office:value-type="float" office:value="3.143494" calcext:value-type="float">
            <text:p>3.143494</text:p>
          </table:table-cell>
          <table:table-cell office:value-type="float" office:value="4.294891" calcext:value-type="float">
            <text:p>4.294891</text:p>
          </table:table-cell>
          <table:table-cell office:value-type="float" office:value="3.060364" calcext:value-type="float">
            <text:p>3.060364</text:p>
          </table:table-cell>
          <table:table-cell office:value-type="float" office:value="3.191956" calcext:value-type="float">
            <text:p>3.191956</text:p>
          </table:table-cell>
          <table:table-cell office:value-type="float" office:value="2.707214" calcext:value-type="float">
            <text:p>2.707214</text:p>
          </table:table-cell>
          <table:table-cell office:value-type="float" office:value="2.812164" calcext:value-type="float">
            <text:p>2.812164</text:p>
          </table:table-cell>
          <table:table-cell office:value-type="float" office:value="2.720306" calcext:value-type="float">
            <text:p>2.720306</text:p>
          </table:table-cell>
          <table:table-cell office:value-type="float" office:value="2.868866" calcext:value-type="float">
            <text:p>2.868866</text:p>
          </table:table-cell>
          <table:table-cell office:value-type="float" office:value="2.783783" calcext:value-type="float">
            <text:p>2.783783</text:p>
          </table:table-cell>
          <table:table-cell office:value-type="float" office:value="3.201233" calcext:value-type="float">
            <text:p>3.201233</text:p>
          </table:table-cell>
          <table:table-cell office:value-type="float" office:value="3.139099" calcext:value-type="float">
            <text:p>3.139099</text:p>
          </table:table-cell>
          <table:table-cell office:value-type="float" office:value="3.662811" calcext:value-type="float">
            <text:p>3.662811</text:p>
          </table:table-cell>
          <table:table-cell office:value-type="float" office:value="3.642212" calcext:value-type="float">
            <text:p>3.642212</text:p>
          </table:table-cell>
          <table:table-cell office:value-type="float" office:value="4.27533" calcext:value-type="float">
            <text:p>4.27533</text:p>
          </table:table-cell>
          <table:table-cell office:value-type="float" office:value="4.263031" calcext:value-type="float">
            <text:p>4.263031</text:p>
          </table:table-cell>
          <table:table-cell office:value-type="float" office:value="4.796631" calcext:value-type="float">
            <text:p>4.796631</text:p>
          </table:table-cell>
          <table:table-cell office:value-type="float" office:value="4.772766" calcext:value-type="float">
            <text:p>4.772766</text:p>
          </table:table-cell>
          <table:table-cell office:value-type="float" office:value="27.93723" calcext:value-type="float">
            <text:p>27.93723</text:p>
          </table:table-cell>
          <table:table-cell office:value-type="float" office:value="-1.487152" calcext:value-type="float">
            <text:p>-1.48715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9032004" calcext:value-type="float">
            <text:p>19032004</text:p>
          </table:table-cell>
          <table:table-cell office:value-type="float" office:value="16.34292" calcext:value-type="float">
            <text:p>16.34292</text:p>
          </table:table-cell>
          <table:table-cell office:value-type="float" office:value="22.74" calcext:value-type="float">
            <text:p>22.74</text:p>
          </table:table-cell>
          <table:table-cell office:value-type="float" office:value="0.49" calcext:value-type="float">
            <text:p>0.49</text:p>
          </table:table-cell>
          <table:table-cell office:value-type="float" office:value="1.519189" calcext:value-type="float">
            <text:p>1.519189</text:p>
          </table:table-cell>
          <table:table-cell office:value-type="float" office:value="0.5583652" calcext:value-type="float">
            <text:p>0.5583652</text:p>
          </table:table-cell>
          <table:table-cell office:value-type="float" office:value="525.8521" calcext:value-type="float">
            <text:p>525.8521</text:p>
          </table:table-cell>
          <table:table-cell office:value-type="float" office:value="0" calcext:value-type="float">
            <text:p>0</text:p>
          </table:table-cell>
          <table:table-cell office:value-type="float" office:value="19.04044" calcext:value-type="float">
            <text:p>19.04044</text:p>
          </table:table-cell>
          <table:table-cell office:value-type="float" office:value="1.73111" calcext:value-type="float">
            <text:p>1.73111</text:p>
          </table:table-cell>
          <table:table-cell office:value-type="float" office:value="13.96188" calcext:value-type="float">
            <text:p>13.96188</text:p>
          </table:table-cell>
          <table:table-cell office:value-type="float" office:value="2.86322" calcext:value-type="float">
            <text:p>2.86322</text:p>
          </table:table-cell>
          <table:table-cell office:value-type="float" office:value="10.95697" calcext:value-type="float">
            <text:p>10.95697</text:p>
          </table:table-cell>
          <table:table-cell office:value-type="float" office:value="3.590698" calcext:value-type="float">
            <text:p>3.590698</text:p>
          </table:table-cell>
          <table:table-cell office:value-type="float" office:value="8.731781" calcext:value-type="float">
            <text:p>8.731781</text:p>
          </table:table-cell>
          <table:table-cell office:value-type="float" office:value="4.010895" calcext:value-type="float">
            <text:p>4.010895</text:p>
          </table:table-cell>
          <table:table-cell office:value-type="float" office:value="7.447906" calcext:value-type="float">
            <text:p>7.447906</text:p>
          </table:table-cell>
          <table:table-cell office:value-type="float" office:value="4.160767" calcext:value-type="float">
            <text:p>4.160767</text:p>
          </table:table-cell>
          <table:table-cell office:value-type="float" office:value="6.228699" calcext:value-type="float">
            <text:p>6.228699</text:p>
          </table:table-cell>
          <table:table-cell office:value-type="float" office:value="4.205597" calcext:value-type="float">
            <text:p>4.205597</text:p>
          </table:table-cell>
          <table:table-cell office:value-type="float" office:value="5.136871" calcext:value-type="float">
            <text:p>5.136871</text:p>
          </table:table-cell>
          <table:table-cell office:value-type="float" office:value="3.978607" calcext:value-type="float">
            <text:p>3.978607</text:p>
          </table:table-cell>
          <table:table-cell office:value-type="float" office:value="3.79834" calcext:value-type="float">
            <text:p>3.79834</text:p>
          </table:table-cell>
          <table:table-cell office:value-type="float" office:value="3.202576" calcext:value-type="float">
            <text:p>3.202576</text:p>
          </table:table-cell>
          <table:table-cell office:value-type="float" office:value="3.069458" calcext:value-type="float">
            <text:p>3.069458</text:p>
          </table:table-cell>
          <table:table-cell office:value-type="float" office:value="2.81427" calcext:value-type="float">
            <text:p>2.81427</text:p>
          </table:table-cell>
          <table:table-cell office:value-type="float" office:value="2.97168" calcext:value-type="float">
            <text:p>2.97168</text:p>
          </table:table-cell>
          <table:table-cell office:value-type="float" office:value="2.869751" calcext:value-type="float">
            <text:p>2.869751</text:p>
          </table:table-cell>
          <table:table-cell office:value-type="float" office:value="3.260864" calcext:value-type="float">
            <text:p>3.260864</text:p>
          </table:table-cell>
          <table:table-cell office:value-type="float" office:value="3.201843" calcext:value-type="float">
            <text:p>3.201843</text:p>
          </table:table-cell>
          <table:table-cell office:value-type="float" office:value="3.686096" calcext:value-type="float">
            <text:p>3.686096</text:p>
          </table:table-cell>
          <table:table-cell office:value-type="float" office:value="3.663055" calcext:value-type="float">
            <text:p>3.663055</text:p>
          </table:table-cell>
          <table:table-cell office:value-type="float" office:value="4.262939" calcext:value-type="float">
            <text:p>4.262939</text:p>
          </table:table-cell>
          <table:table-cell office:value-type="float" office:value="4.255493" calcext:value-type="float">
            <text:p>4.255493</text:p>
          </table:table-cell>
          <table:table-cell office:value-type="float" office:value="4.772522" calcext:value-type="float">
            <text:p>4.772522</text:p>
          </table:table-cell>
          <table:table-cell office:value-type="float" office:value="4.752869" calcext:value-type="float">
            <text:p>4.752869</text:p>
          </table:table-cell>
          <table:table-cell office:value-type="float" office:value="30.98016" calcext:value-type="float">
            <text:p>30.98016</text:p>
          </table:table-cell>
          <table:table-cell office:value-type="float" office:value="-1.60434" calcext:value-type="float">
            <text:p>-1.6043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032004" calcext:value-type="float">
            <text:p>20032004</text:p>
          </table:table-cell>
          <table:table-cell office:value-type="float" office:value="20.98376" calcext:value-type="float">
            <text:p>20.98376</text:p>
          </table:table-cell>
          <table:table-cell office:value-type="float" office:value="14.09" calcext:value-type="float">
            <text:p>14.09</text:p>
          </table:table-cell>
          <table:table-cell office:value-type="float" office:value="-1.1" calcext:value-type="float">
            <text:p>-1.1</text:p>
          </table:table-cell>
          <table:table-cell office:value-type="float" office:value="1.085441" calcext:value-type="float">
            <text:p>1.085441</text:p>
          </table:table-cell>
          <table:table-cell office:value-type="float" office:value="0.497966" calcext:value-type="float">
            <text:p>0.497966</text:p>
          </table:table-cell>
          <table:table-cell office:value-type="float" office:value="571.032" calcext:value-type="float">
            <text:p>571.032</text:p>
          </table:table-cell>
          <table:table-cell office:value-type="float" office:value="0" calcext:value-type="float">
            <text:p>0</text:p>
          </table:table-cell>
          <table:table-cell office:value-type="float" office:value="20.4491" calcext:value-type="float">
            <text:p>20.4491</text:p>
          </table:table-cell>
          <table:table-cell office:value-type="float" office:value="4.840881" calcext:value-type="float">
            <text:p>4.840881</text:p>
          </table:table-cell>
          <table:table-cell office:value-type="float" office:value="15.61813" calcext:value-type="float">
            <text:p>15.61813</text:p>
          </table:table-cell>
          <table:table-cell office:value-type="float" office:value="6.684143" calcext:value-type="float">
            <text:p>6.684143</text:p>
          </table:table-cell>
          <table:table-cell office:value-type="float" office:value="12.84222" calcext:value-type="float">
            <text:p>12.84222</text:p>
          </table:table-cell>
          <table:table-cell office:value-type="float" office:value="6.980194" calcext:value-type="float">
            <text:p>6.980194</text:p>
          </table:table-cell>
          <table:table-cell office:value-type="float" office:value="10.54471" calcext:value-type="float">
            <text:p>10.54471</text:p>
          </table:table-cell>
          <table:table-cell office:value-type="float" office:value="6.878113" calcext:value-type="float">
            <text:p>6.878113</text:p>
          </table:table-cell>
          <table:table-cell office:value-type="float" office:value="9.093323" calcext:value-type="float">
            <text:p>9.093323</text:p>
          </table:table-cell>
          <table:table-cell office:value-type="float" office:value="6.583221" calcext:value-type="float">
            <text:p>6.583221</text:p>
          </table:table-cell>
          <table:table-cell office:value-type="float" office:value="7.628113" calcext:value-type="float">
            <text:p>7.628113</text:p>
          </table:table-cell>
          <table:table-cell office:value-type="float" office:value="6.114166" calcext:value-type="float">
            <text:p>6.114166</text:p>
          </table:table-cell>
          <table:table-cell office:value-type="float" office:value="6.458221" calcext:value-type="float">
            <text:p>6.458221</text:p>
          </table:table-cell>
          <table:table-cell office:value-type="float" office:value="5.15799" calcext:value-type="float">
            <text:p>5.15799</text:p>
          </table:table-cell>
          <table:table-cell office:value-type="float" office:value="4.752258" calcext:value-type="float">
            <text:p>4.752258</text:p>
          </table:table-cell>
          <table:table-cell office:value-type="float" office:value="3.80957" calcext:value-type="float">
            <text:p>3.80957</text:p>
          </table:table-cell>
          <table:table-cell office:value-type="float" office:value="3.468506" calcext:value-type="float">
            <text:p>3.468506</text:p>
          </table:table-cell>
          <table:table-cell office:value-type="float" office:value="3.072693" calcext:value-type="float">
            <text:p>3.072693</text:p>
          </table:table-cell>
          <table:table-cell office:value-type="float" office:value="3.114685" calcext:value-type="float">
            <text:p>3.114685</text:p>
          </table:table-cell>
          <table:table-cell office:value-type="float" office:value="2.972931" calcext:value-type="float">
            <text:p>2.972931</text:p>
          </table:table-cell>
          <table:table-cell office:value-type="float" office:value="3.32901" calcext:value-type="float">
            <text:p>3.32901</text:p>
          </table:table-cell>
          <table:table-cell office:value-type="float" office:value="3.261505" calcext:value-type="float">
            <text:p>3.261505</text:p>
          </table:table-cell>
          <table:table-cell office:value-type="float" office:value="3.712219" calcext:value-type="float">
            <text:p>3.712219</text:p>
          </table:table-cell>
          <table:table-cell office:value-type="float" office:value="3.686371" calcext:value-type="float">
            <text:p>3.686371</text:p>
          </table:table-cell>
          <table:table-cell office:value-type="float" office:value="4.255463" calcext:value-type="float">
            <text:p>4.255463</text:p>
          </table:table-cell>
          <table:table-cell office:value-type="float" office:value="4.252258" calcext:value-type="float">
            <text:p>4.252258</text:p>
          </table:table-cell>
          <table:table-cell office:value-type="float" office:value="4.752655" calcext:value-type="float">
            <text:p>4.752655</text:p>
          </table:table-cell>
          <table:table-cell office:value-type="float" office:value="4.737183" calcext:value-type="float">
            <text:p>4.737183</text:p>
          </table:table-cell>
          <table:table-cell office:value-type="float" office:value="32.63559" calcext:value-type="float">
            <text:p>32.63559</text:p>
          </table:table-cell>
          <table:table-cell office:value-type="float" office:value="-3.739014" calcext:value-type="float">
            <text:p>-3.73901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1032004" calcext:value-type="float">
            <text:p>21032004</text:p>
          </table:table-cell>
          <table:table-cell office:value-type="float" office:value="19.33974" calcext:value-type="float">
            <text:p>19.33974</text:p>
          </table:table-cell>
          <table:table-cell office:value-type="float" office:value="4.54" calcext:value-type="float">
            <text:p>4.54</text:p>
          </table:table-cell>
          <table:table-cell office:value-type="float" office:value="-5.15" calcext:value-type="float">
            <text:p>-5.15</text:p>
          </table:table-cell>
          <table:table-cell office:value-type="float" office:value="0.6359545" calcext:value-type="float">
            <text:p>0.6359545</text:p>
          </table:table-cell>
          <table:table-cell office:value-type="float" office:value="0.3697378" calcext:value-type="float">
            <text:p>0.3697378</text:p>
          </table:table-cell>
          <table:table-cell office:value-type="float" office:value="258.3" calcext:value-type="float">
            <text:p>258.3</text:p>
          </table:table-cell>
          <table:table-cell office:value-type="float" office:value="0" calcext:value-type="float">
            <text:p>0</text:p>
          </table:table-cell>
          <table:table-cell office:value-type="float" office:value="16.82513" calcext:value-type="float">
            <text:p>16.82513</text:p>
          </table:table-cell>
          <table:table-cell office:value-type="float" office:value="1.042908" calcext:value-type="float">
            <text:p>1.042908</text:p>
          </table:table-cell>
          <table:table-cell office:value-type="float" office:value="12.03476" calcext:value-type="float">
            <text:p>12.03476</text:p>
          </table:table-cell>
          <table:table-cell office:value-type="float" office:value="3.675201" calcext:value-type="float">
            <text:p>3.675201</text:p>
          </table:table-cell>
          <table:table-cell office:value-type="float" office:value="10.04446" calcext:value-type="float">
            <text:p>10.04446</text:p>
          </table:table-cell>
          <table:table-cell office:value-type="float" office:value="4.94751" calcext:value-type="float">
            <text:p>4.94751</text:p>
          </table:table-cell>
          <table:table-cell office:value-type="float" office:value="8.609406" calcext:value-type="float">
            <text:p>8.609406</text:p>
          </table:table-cell>
          <table:table-cell office:value-type="float" office:value="5.743561" calcext:value-type="float">
            <text:p>5.743561</text:p>
          </table:table-cell>
          <table:table-cell office:value-type="float" office:value="8.248413" calcext:value-type="float">
            <text:p>8.248413</text:p>
          </table:table-cell>
          <table:table-cell office:value-type="float" office:value="6.031433" calcext:value-type="float">
            <text:p>6.031433</text:p>
          </table:table-cell>
          <table:table-cell office:value-type="float" office:value="7.559662" calcext:value-type="float">
            <text:p>7.559662</text:p>
          </table:table-cell>
          <table:table-cell office:value-type="float" office:value="6.110748" calcext:value-type="float">
            <text:p>6.110748</text:p>
          </table:table-cell>
          <table:table-cell office:value-type="float" office:value="6.473724" calcext:value-type="float">
            <text:p>6.473724</text:p>
          </table:table-cell>
          <table:table-cell office:value-type="float" office:value="5.766266" calcext:value-type="float">
            <text:p>5.766266</text:p>
          </table:table-cell>
          <table:table-cell office:value-type="float" office:value="5.160706" calcext:value-type="float">
            <text:p>5.160706</text:p>
          </table:table-cell>
          <table:table-cell office:value-type="float" office:value="4.764191" calcext:value-type="float">
            <text:p>4.764191</text:p>
          </table:table-cell>
          <table:table-cell office:value-type="float" office:value="3.911713" calcext:value-type="float">
            <text:p>3.911713</text:p>
          </table:table-cell>
          <table:table-cell office:value-type="float" office:value="3.473511" calcext:value-type="float">
            <text:p>3.473511</text:p>
          </table:table-cell>
          <table:table-cell office:value-type="float" office:value="3.309387" calcext:value-type="float">
            <text:p>3.309387</text:p>
          </table:table-cell>
          <table:table-cell office:value-type="float" office:value="3.116486" calcext:value-type="float">
            <text:p>3.116486</text:p>
          </table:table-cell>
          <table:table-cell office:value-type="float" office:value="3.416626" calcext:value-type="float">
            <text:p>3.416626</text:p>
          </table:table-cell>
          <table:table-cell office:value-type="float" office:value="3.329803" calcext:value-type="float">
            <text:p>3.329803</text:p>
          </table:table-cell>
          <table:table-cell office:value-type="float" office:value="3.745056" calcext:value-type="float">
            <text:p>3.745056</text:p>
          </table:table-cell>
          <table:table-cell office:value-type="float" office:value="3.712524" calcext:value-type="float">
            <text:p>3.712524</text:p>
          </table:table-cell>
          <table:table-cell office:value-type="float" office:value="4.253204" calcext:value-type="float">
            <text:p>4.253204</text:p>
          </table:table-cell>
          <table:table-cell office:value-type="float" office:value="4.251984" calcext:value-type="float">
            <text:p>4.251984</text:p>
          </table:table-cell>
          <table:table-cell office:value-type="float" office:value="4.73703" calcext:value-type="float">
            <text:p>4.73703</text:p>
          </table:table-cell>
          <table:table-cell office:value-type="float" office:value="4.725311" calcext:value-type="float">
            <text:p>4.725311</text:p>
          </table:table-cell>
          <table:table-cell office:value-type="float" office:value="31.99042" calcext:value-type="float">
            <text:p>31.99042</text:p>
          </table:table-cell>
          <table:table-cell office:value-type="float" office:value="-7.525269" calcext:value-type="float">
            <text:p>-7.52526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2032004" calcext:value-type="float">
            <text:p>22032004</text:p>
          </table:table-cell>
          <table:table-cell office:value-type="float" office:value="20.72871" calcext:value-type="float">
            <text:p>20.72871</text:p>
          </table:table-cell>
          <table:table-cell office:value-type="float" office:value="12.54" calcext:value-type="float">
            <text:p>12.54</text:p>
          </table:table-cell>
          <table:table-cell office:value-type="float" office:value="-2.6" calcext:value-type="float">
            <text:p>-2.6</text:p>
          </table:table-cell>
          <table:table-cell office:value-type="float" office:value="0.7390148" calcext:value-type="float">
            <text:p>0.7390148</text:p>
          </table:table-cell>
          <table:table-cell office:value-type="float" office:value="0.4464369" calcext:value-type="float">
            <text:p>0.4464369</text:p>
          </table:table-cell>
          <table:table-cell office:value-type="float" office:value="314.316" calcext:value-type="float">
            <text:p>314.316</text:p>
          </table:table-cell>
          <table:table-cell office:value-type="float" office:value="0" calcext:value-type="float">
            <text:p>0</text:p>
          </table:table-cell>
          <table:table-cell office:value-type="float" office:value="18.84357" calcext:value-type="float">
            <text:p>18.84357</text:p>
          </table:table-cell>
          <table:table-cell office:value-type="float" office:value="1.038574" calcext:value-type="float">
            <text:p>1.038574</text:p>
          </table:table-cell>
          <table:table-cell office:value-type="float" office:value="13.71313" calcext:value-type="float">
            <text:p>13.71313</text:p>
          </table:table-cell>
          <table:table-cell office:value-type="float" office:value="3.170502" calcext:value-type="float">
            <text:p>3.170502</text:p>
          </table:table-cell>
          <table:table-cell office:value-type="float" office:value="11.17163" calcext:value-type="float">
            <text:p>11.17163</text:p>
          </table:table-cell>
          <table:table-cell office:value-type="float" office:value="4.263458" calcext:value-type="float">
            <text:p>4.263458</text:p>
          </table:table-cell>
          <table:table-cell office:value-type="float" office:value="9.222504" calcext:value-type="float">
            <text:p>9.222504</text:p>
          </table:table-cell>
          <table:table-cell office:value-type="float" office:value="5.030975" calcext:value-type="float">
            <text:p>5.030975</text:p>
          </table:table-cell>
          <table:table-cell office:value-type="float" office:value="8.113312" calcext:value-type="float">
            <text:p>8.113312</text:p>
          </table:table-cell>
          <table:table-cell office:value-type="float" office:value="5.384155" calcext:value-type="float">
            <text:p>5.384155</text:p>
          </table:table-cell>
          <table:table-cell office:value-type="float" office:value="7.088745" calcext:value-type="float">
            <text:p>7.088745</text:p>
          </table:table-cell>
          <table:table-cell office:value-type="float" office:value="5.617554" calcext:value-type="float">
            <text:p>5.617554</text:p>
          </table:table-cell>
          <table:table-cell office:value-type="float" office:value="6.327606" calcext:value-type="float">
            <text:p>6.327606</text:p>
          </table:table-cell>
          <table:table-cell office:value-type="float" office:value="5.506256" calcext:value-type="float">
            <text:p>5.506256</text:p>
          </table:table-cell>
          <table:table-cell office:value-type="float" office:value="5.254852" calcext:value-type="float">
            <text:p>5.254852</text:p>
          </table:table-cell>
          <table:table-cell office:value-type="float" office:value="5.142548" calcext:value-type="float">
            <text:p>5.142548</text:p>
          </table:table-cell>
          <table:table-cell office:value-type="float" office:value="4.200745" calcext:value-type="float">
            <text:p>4.200745</text:p>
          </table:table-cell>
          <table:table-cell office:value-type="float" office:value="3.915588" calcext:value-type="float">
            <text:p>3.915588</text:p>
          </table:table-cell>
          <table:table-cell office:value-type="float" office:value="3.518066" calcext:value-type="float">
            <text:p>3.518066</text:p>
          </table:table-cell>
          <table:table-cell office:value-type="float" office:value="3.311584" calcext:value-type="float">
            <text:p>3.311584</text:p>
          </table:table-cell>
          <table:table-cell office:value-type="float" office:value="3.524445" calcext:value-type="float">
            <text:p>3.524445</text:p>
          </table:table-cell>
          <table:table-cell office:value-type="float" office:value="3.417664" calcext:value-type="float">
            <text:p>3.417664</text:p>
          </table:table-cell>
          <table:table-cell office:value-type="float" office:value="3.787048" calcext:value-type="float">
            <text:p>3.787048</text:p>
          </table:table-cell>
          <table:table-cell office:value-type="float" office:value="3.745422" calcext:value-type="float">
            <text:p>3.745422</text:p>
          </table:table-cell>
          <table:table-cell office:value-type="float" office:value="4.259186" calcext:value-type="float">
            <text:p>4.259186</text:p>
          </table:table-cell>
          <table:table-cell office:value-type="float" office:value="4.253204" calcext:value-type="float">
            <text:p>4.253204</text:p>
          </table:table-cell>
          <table:table-cell office:value-type="float" office:value="4.72522" calcext:value-type="float">
            <text:p>4.72522</text:p>
          </table:table-cell>
          <table:table-cell office:value-type="float" office:value="4.71759" calcext:value-type="float">
            <text:p>4.71759</text:p>
          </table:table-cell>
          <table:table-cell office:value-type="float" office:value="40.03943" calcext:value-type="float">
            <text:p>40.03943</text:p>
          </table:table-cell>
          <table:table-cell office:value-type="float" office:value="-6.030243" calcext:value-type="float">
            <text:p>-6.03024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3032004" calcext:value-type="float">
            <text:p>23032004</text:p>
          </table:table-cell>
          <table:table-cell office:value-type="float" office:value="12.31884" calcext:value-type="float">
            <text:p>12.31884</text:p>
          </table:table-cell>
          <table:table-cell office:value-type="float" office:value="16.27" calcext:value-type="float">
            <text:p>16.27</text:p>
          </table:table-cell>
          <table:table-cell office:value-type="float" office:value="2.65" calcext:value-type="float">
            <text:p>2.65</text:p>
          </table:table-cell>
          <table:table-cell office:value-type="float" office:value="1.176285" calcext:value-type="float">
            <text:p>1.176285</text:p>
          </table:table-cell>
          <table:table-cell office:value-type="float" office:value="0.6509418" calcext:value-type="float">
            <text:p>0.6509418</text:p>
          </table:table-cell>
          <table:table-cell office:value-type="float" office:value="314.532" calcext:value-type="float">
            <text:p>314.532</text:p>
          </table:table-cell>
          <table:table-cell office:value-type="float" office:value="0" calcext:value-type="float">
            <text:p>0</text:p>
          </table:table-cell>
          <table:table-cell office:value-type="float" office:value="16.38632" calcext:value-type="float">
            <text:p>16.38632</text:p>
          </table:table-cell>
          <table:table-cell office:value-type="float" office:value="4.01355" calcext:value-type="float">
            <text:p>4.01355</text:p>
          </table:table-cell>
          <table:table-cell office:value-type="float" office:value="12.44278" calcext:value-type="float">
            <text:p>12.44278</text:p>
          </table:table-cell>
          <table:table-cell office:value-type="float" office:value="5.242706" calcext:value-type="float">
            <text:p>5.242706</text:p>
          </table:table-cell>
          <table:table-cell office:value-type="float" office:value="10.57773" calcext:value-type="float">
            <text:p>10.57773</text:p>
          </table:table-cell>
          <table:table-cell office:value-type="float" office:value="5.895599" calcext:value-type="float">
            <text:p>5.895599</text:p>
          </table:table-cell>
          <table:table-cell office:value-type="float" office:value="9.121857" calcext:value-type="float">
            <text:p>9.121857</text:p>
          </table:table-cell>
          <table:table-cell office:value-type="float" office:value="6.240387" calcext:value-type="float">
            <text:p>6.240387</text:p>
          </table:table-cell>
          <table:table-cell office:value-type="float" office:value="8.224609" calcext:value-type="float">
            <text:p>8.224609</text:p>
          </table:table-cell>
          <table:table-cell office:value-type="float" office:value="6.329529" calcext:value-type="float">
            <text:p>6.329529</text:p>
          </table:table-cell>
          <table:table-cell office:value-type="float" office:value="7.359283" calcext:value-type="float">
            <text:p>7.359283</text:p>
          </table:table-cell>
          <table:table-cell office:value-type="float" office:value="6.290192" calcext:value-type="float">
            <text:p>6.290192</text:p>
          </table:table-cell>
          <table:table-cell office:value-type="float" office:value="6.607513" calcext:value-type="float">
            <text:p>6.607513</text:p>
          </table:table-cell>
          <table:table-cell office:value-type="float" office:value="5.991364" calcext:value-type="float">
            <text:p>5.991364</text:p>
          </table:table-cell>
          <table:table-cell office:value-type="float" office:value="5.541473" calcext:value-type="float">
            <text:p>5.541473</text:p>
          </table:table-cell>
          <table:table-cell office:value-type="float" office:value="5.260773" calcext:value-type="float">
            <text:p>5.260773</text:p>
          </table:table-cell>
          <table:table-cell office:value-type="float" office:value="4.44931" calcext:value-type="float">
            <text:p>4.44931</text:p>
          </table:table-cell>
          <table:table-cell office:value-type="float" office:value="4.203339" calcext:value-type="float">
            <text:p>4.203339</text:p>
          </table:table-cell>
          <table:table-cell office:value-type="float" office:value="3.714874" calcext:value-type="float">
            <text:p>3.714874</text:p>
          </table:table-cell>
          <table:table-cell office:value-type="float" office:value="3.520142" calcext:value-type="float">
            <text:p>3.520142</text:p>
          </table:table-cell>
          <table:table-cell office:value-type="float" office:value="3.641815" calcext:value-type="float">
            <text:p>3.641815</text:p>
          </table:table-cell>
          <table:table-cell office:value-type="float" office:value="3.525665" calcext:value-type="float">
            <text:p>3.525665</text:p>
          </table:table-cell>
          <table:table-cell office:value-type="float" office:value="3.838806" calcext:value-type="float">
            <text:p>3.838806</text:p>
          </table:table-cell>
          <table:table-cell office:value-type="float" office:value="3.787537" calcext:value-type="float">
            <text:p>3.787537</text:p>
          </table:table-cell>
          <table:table-cell office:value-type="float" office:value="4.270935" calcext:value-type="float">
            <text:p>4.270935</text:p>
          </table:table-cell>
          <table:table-cell office:value-type="float" office:value="4.259247" calcext:value-type="float">
            <text:p>4.259247</text:p>
          </table:table-cell>
          <table:table-cell office:value-type="float" office:value="4.717529" calcext:value-type="float">
            <text:p>4.717529</text:p>
          </table:table-cell>
          <table:table-cell office:value-type="float" office:value="4.714905" calcext:value-type="float">
            <text:p>4.714905</text:p>
          </table:table-cell>
          <table:table-cell office:value-type="float" office:value="32.7941" calcext:value-type="float">
            <text:p>32.7941</text:p>
          </table:table-cell>
          <table:table-cell office:value-type="float" office:value="-1.165375" calcext:value-type="float">
            <text:p>-1.16537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4032004" calcext:value-type="float">
            <text:p>24032004</text:p>
          </table:table-cell>
          <table:table-cell office:value-type="float" office:value="17.48597" calcext:value-type="float">
            <text:p>17.48597</text:p>
          </table:table-cell>
          <table:table-cell office:value-type="float" office:value="23.63" calcext:value-type="float">
            <text:p>23.63</text:p>
          </table:table-cell>
          <table:table-cell office:value-type="float" office:value="9.95" calcext:value-type="float">
            <text:p>9.95</text:p>
          </table:table-cell>
          <table:table-cell office:value-type="float" office:value="1.488963" calcext:value-type="float">
            <text:p>1.488963</text:p>
          </table:table-cell>
          <table:table-cell office:value-type="float" office:value="1.07444" calcext:value-type="float">
            <text:p>1.07444</text:p>
          </table:table-cell>
          <table:table-cell office:value-type="float" office:value="372.816" calcext:value-type="float">
            <text:p>372.816</text:p>
          </table:table-cell>
          <table:table-cell office:value-type="float" office:value="0" calcext:value-type="float">
            <text:p>0</text:p>
          </table:table-cell>
          <table:table-cell office:value-type="float" office:value="22.64508" calcext:value-type="float">
            <text:p>22.64508</text:p>
          </table:table-cell>
          <table:table-cell office:value-type="float" office:value="7.420715" calcext:value-type="float">
            <text:p>7.420715</text:p>
          </table:table-cell>
          <table:table-cell office:value-type="float" office:value="17.12067" calcext:value-type="float">
            <text:p>17.12067</text:p>
          </table:table-cell>
          <table:table-cell office:value-type="float" office:value="7.942352" calcext:value-type="float">
            <text:p>7.942352</text:p>
          </table:table-cell>
          <table:table-cell office:value-type="float" office:value="14.34232" calcext:value-type="float">
            <text:p>14.34232</text:p>
          </table:table-cell>
          <table:table-cell office:value-type="float" office:value="7.990662" calcext:value-type="float">
            <text:p>7.990662</text:p>
          </table:table-cell>
          <table:table-cell office:value-type="float" office:value="12.00916" calcext:value-type="float">
            <text:p>12.00916</text:p>
          </table:table-cell>
          <table:table-cell office:value-type="float" office:value="7.79895" calcext:value-type="float">
            <text:p>7.79895</text:p>
          </table:table-cell>
          <table:table-cell office:value-type="float" office:value="10.55731" calcext:value-type="float">
            <text:p>10.55731</text:p>
          </table:table-cell>
          <table:table-cell office:value-type="float" office:value="7.545807" calcext:value-type="float">
            <text:p>7.545807</text:p>
          </table:table-cell>
          <table:table-cell office:value-type="float" office:value="9.170441" calcext:value-type="float">
            <text:p>9.170441</text:p>
          </table:table-cell>
          <table:table-cell office:value-type="float" office:value="7.169769" calcext:value-type="float">
            <text:p>7.169769</text:p>
          </table:table-cell>
          <table:table-cell office:value-type="float" office:value="7.899689" calcext:value-type="float">
            <text:p>7.899689</text:p>
          </table:table-cell>
          <table:table-cell office:value-type="float" office:value="6.615265" calcext:value-type="float">
            <text:p>6.615265</text:p>
          </table:table-cell>
          <table:table-cell office:value-type="float" office:value="6.137512" calcext:value-type="float">
            <text:p>6.137512</text:p>
          </table:table-cell>
          <table:table-cell office:value-type="float" office:value="5.547089" calcext:value-type="float">
            <text:p>5.547089</text:p>
          </table:table-cell>
          <table:table-cell office:value-type="float" office:value="4.73233" calcext:value-type="float">
            <text:p>4.73233</text:p>
          </table:table-cell>
          <table:table-cell office:value-type="float" office:value="4.451874" calcext:value-type="float">
            <text:p>4.451874</text:p>
          </table:table-cell>
          <table:table-cell office:value-type="float" office:value="3.907104" calcext:value-type="float">
            <text:p>3.907104</text:p>
          </table:table-cell>
          <table:table-cell office:value-type="float" office:value="3.716858" calcext:value-type="float">
            <text:p>3.716858</text:p>
          </table:table-cell>
          <table:table-cell office:value-type="float" office:value="3.763275" calcext:value-type="float">
            <text:p>3.763275</text:p>
          </table:table-cell>
          <table:table-cell office:value-type="float" office:value="3.643066" calcext:value-type="float">
            <text:p>3.643066</text:p>
          </table:table-cell>
          <table:table-cell office:value-type="float" office:value="3.898651" calcext:value-type="float">
            <text:p>3.898651</text:p>
          </table:table-cell>
          <table:table-cell office:value-type="float" office:value="3.839417" calcext:value-type="float">
            <text:p>3.839417</text:p>
          </table:table-cell>
          <table:table-cell office:value-type="float" office:value="4.288788" calcext:value-type="float">
            <text:p>4.288788</text:p>
          </table:table-cell>
          <table:table-cell office:value-type="float" office:value="4.271088" calcext:value-type="float">
            <text:p>4.271088</text:p>
          </table:table-cell>
          <table:table-cell office:value-type="float" office:value="4.715332" calcext:value-type="float">
            <text:p>4.715332</text:p>
          </table:table-cell>
          <table:table-cell office:value-type="float" office:value="4.714905" calcext:value-type="float">
            <text:p>4.714905</text:p>
          </table:table-cell>
          <table:table-cell office:value-type="float" office:value="49.30637" calcext:value-type="float">
            <text:p>49.30637</text:p>
          </table:table-cell>
          <table:table-cell office:value-type="float" office:value="6.021912" calcext:value-type="float">
            <text:p>6.02191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5032004" calcext:value-type="float">
            <text:p>25032004</text:p>
          </table:table-cell>
          <table:table-cell office:value-type="float" office:value="4.37472" calcext:value-type="float">
            <text:p>4.37472</text:p>
          </table:table-cell>
          <table:table-cell office:value-type="float" office:value="21.13" calcext:value-type="float">
            <text:p>21.13</text:p>
          </table:table-cell>
          <table:table-cell office:value-type="float" office:value="15.09" calcext:value-type="float">
            <text:p>15.09</text:p>
          </table:table-cell>
          <table:table-cell office:value-type="float" office:value="1.633946" calcext:value-type="float">
            <text:p>1.633946</text:p>
          </table:table-cell>
          <table:table-cell office:value-type="float" office:value="1.505325" calcext:value-type="float">
            <text:p>1.505325</text:p>
          </table:table-cell>
          <table:table-cell office:value-type="float" office:value="372.348" calcext:value-type="float">
            <text:p>372.348</text:p>
          </table:table-cell>
          <table:table-cell office:value-type="float" office:value="0" calcext:value-type="float">
            <text:p>0</text:p>
          </table:table-cell>
          <table:table-cell office:value-type="float" office:value="16.26068" calcext:value-type="float">
            <text:p>16.26068</text:p>
          </table:table-cell>
          <table:table-cell office:value-type="float" office:value="11.2774" calcext:value-type="float">
            <text:p>11.2774</text:p>
          </table:table-cell>
          <table:table-cell office:value-type="float" office:value="13.99564" calcext:value-type="float">
            <text:p>13.99564</text:p>
          </table:table-cell>
          <table:table-cell office:value-type="float" office:value="11.18591" calcext:value-type="float">
            <text:p>11.18591</text:p>
          </table:table-cell>
          <table:table-cell office:value-type="float" office:value="12.6275" calcext:value-type="float">
            <text:p>12.6275</text:p>
          </table:table-cell>
          <table:table-cell office:value-type="float" office:value="10.86014" calcext:value-type="float">
            <text:p>10.86014</text:p>
          </table:table-cell>
          <table:table-cell office:value-type="float" office:value="11.36148" calcext:value-type="float">
            <text:p>11.36148</text:p>
          </table:table-cell>
          <table:table-cell office:value-type="float" office:value="10.27039" calcext:value-type="float">
            <text:p>10.27039</text:p>
          </table:table-cell>
          <table:table-cell office:value-type="float" office:value="10.46729" calcext:value-type="float">
            <text:p>10.46729</text:p>
          </table:table-cell>
          <table:table-cell office:value-type="float" office:value="9.721893" calcext:value-type="float">
            <text:p>9.721893</text:p>
          </table:table-cell>
          <table:table-cell office:value-type="float" office:value="9.464081" calcext:value-type="float">
            <text:p>9.464081</text:p>
          </table:table-cell>
          <table:table-cell office:value-type="float" office:value="8.982758" calcext:value-type="float">
            <text:p>8.982758</text:p>
          </table:table-cell>
          <table:table-cell office:value-type="float" office:value="8.456848" calcext:value-type="float">
            <text:p>8.456848</text:p>
          </table:table-cell>
          <table:table-cell office:value-type="float" office:value="7.914825" calcext:value-type="float">
            <text:p>7.914825</text:p>
          </table:table-cell>
          <table:table-cell office:value-type="float" office:value="6.917297" calcext:value-type="float">
            <text:p>6.917297</text:p>
          </table:table-cell>
          <table:table-cell office:value-type="float" office:value="6.149414" calcext:value-type="float">
            <text:p>6.149414</text:p>
          </table:table-cell>
          <table:table-cell office:value-type="float" office:value="5.161163" calcext:value-type="float">
            <text:p>5.161163</text:p>
          </table:table-cell>
          <table:table-cell office:value-type="float" office:value="4.736115" calcext:value-type="float">
            <text:p>4.736115</text:p>
          </table:table-cell>
          <table:table-cell office:value-type="float" office:value="4.12146" calcext:value-type="float">
            <text:p>4.12146</text:p>
          </table:table-cell>
          <table:table-cell office:value-type="float" office:value="3.909149" calcext:value-type="float">
            <text:p>3.909149</text:p>
          </table:table-cell>
          <table:table-cell office:value-type="float" office:value="3.891022" calcext:value-type="float">
            <text:p>3.891022</text:p>
          </table:table-cell>
          <table:table-cell office:value-type="float" office:value="3.764557" calcext:value-type="float">
            <text:p>3.764557</text:p>
          </table:table-cell>
          <table:table-cell office:value-type="float" office:value="3.965027" calcext:value-type="float">
            <text:p>3.965027</text:p>
          </table:table-cell>
          <table:table-cell office:value-type="float" office:value="3.899292" calcext:value-type="float">
            <text:p>3.899292</text:p>
          </table:table-cell>
          <table:table-cell office:value-type="float" office:value="4.312317" calcext:value-type="float">
            <text:p>4.312317</text:p>
          </table:table-cell>
          <table:table-cell office:value-type="float" office:value="4.289001" calcext:value-type="float">
            <text:p>4.289001</text:p>
          </table:table-cell>
          <table:table-cell office:value-type="float" office:value="4.720642" calcext:value-type="float">
            <text:p>4.720642</text:p>
          </table:table-cell>
          <table:table-cell office:value-type="float" office:value="4.715332" calcext:value-type="float">
            <text:p>4.715332</text:p>
          </table:table-cell>
          <table:table-cell office:value-type="float" office:value="23.77493" calcext:value-type="float">
            <text:p>23.77493</text:p>
          </table:table-cell>
          <table:table-cell office:value-type="float" office:value="12.07239" calcext:value-type="float">
            <text:p>12.0723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6032004" calcext:value-type="float">
            <text:p>26032004</text:p>
          </table:table-cell>
          <table:table-cell office:value-type="float" office:value="9.27648" calcext:value-type="float">
            <text:p>9.27648</text:p>
          </table:table-cell>
          <table:table-cell office:value-type="float" office:value="22.73" calcext:value-type="float">
            <text:p>22.73</text:p>
          </table:table-cell>
          <table:table-cell office:value-type="float" office:value="15.03" calcext:value-type="float">
            <text:p>15.03</text:p>
          </table:table-cell>
          <table:table-cell office:value-type="float" office:value="1.75012" calcext:value-type="float">
            <text:p>1.75012</text:p>
          </table:table-cell>
          <table:table-cell office:value-type="float" office:value="1.500131" calcext:value-type="float">
            <text:p>1.500131</text:p>
          </table:table-cell>
          <table:table-cell office:value-type="float" office:value="314.316" calcext:value-type="float">
            <text:p>314.316</text:p>
          </table:table-cell>
          <table:table-cell office:value-type="float" office:value="0" calcext:value-type="float">
            <text:p>0</text:p>
          </table:table-cell>
          <table:table-cell office:value-type="float" office:value="20.82364" calcext:value-type="float">
            <text:p>20.82364</text:p>
          </table:table-cell>
          <table:table-cell office:value-type="float" office:value="10.90039" calcext:value-type="float">
            <text:p>10.90039</text:p>
          </table:table-cell>
          <table:table-cell office:value-type="float" office:value="16.71558" calcext:value-type="float">
            <text:p>16.71558</text:p>
          </table:table-cell>
          <table:table-cell office:value-type="float" office:value="10.85486" calcext:value-type="float">
            <text:p>10.85486</text:p>
          </table:table-cell>
          <table:table-cell office:value-type="float" office:value="14.4696" calcext:value-type="float">
            <text:p>14.4696</text:p>
          </table:table-cell>
          <table:table-cell office:value-type="float" office:value="10.6622" calcext:value-type="float">
            <text:p>10.6622</text:p>
          </table:table-cell>
          <table:table-cell office:value-type="float" office:value="12.66415" calcext:value-type="float">
            <text:p>12.66415</text:p>
          </table:table-cell>
          <table:table-cell office:value-type="float" office:value="10.25006" calcext:value-type="float">
            <text:p>10.25006</text:p>
          </table:table-cell>
          <table:table-cell office:value-type="float" office:value="11.50281" calcext:value-type="float">
            <text:p>11.50281</text:p>
          </table:table-cell>
          <table:table-cell office:value-type="float" office:value="9.82605" calcext:value-type="float">
            <text:p>9.82605</text:p>
          </table:table-cell>
          <table:table-cell office:value-type="float" office:value="10.30411" calcext:value-type="float">
            <text:p>10.30411</text:p>
          </table:table-cell>
          <table:table-cell office:value-type="float" office:value="9.23053" calcext:value-type="float">
            <text:p>9.23053</text:p>
          </table:table-cell>
          <table:table-cell office:value-type="float" office:value="9.134949" calcext:value-type="float">
            <text:p>9.134949</text:p>
          </table:table-cell>
          <table:table-cell office:value-type="float" office:value="8.449463" calcext:value-type="float">
            <text:p>8.449463</text:p>
          </table:table-cell>
          <table:table-cell office:value-type="float" office:value="7.445251" calcext:value-type="float">
            <text:p>7.445251</text:p>
          </table:table-cell>
          <table:table-cell office:value-type="float" office:value="6.924194" calcext:value-type="float">
            <text:p>6.924194</text:p>
          </table:table-cell>
          <table:table-cell office:value-type="float" office:value="5.59079" calcext:value-type="float">
            <text:p>5.59079</text:p>
          </table:table-cell>
          <table:table-cell office:value-type="float" office:value="5.165833" calcext:value-type="float">
            <text:p>5.165833</text:p>
          </table:table-cell>
          <table:table-cell office:value-type="float" office:value="4.366577" calcext:value-type="float">
            <text:p>4.366577</text:p>
          </table:table-cell>
          <table:table-cell office:value-type="float" office:value="4.123871" calcext:value-type="float">
            <text:p>4.123871</text:p>
          </table:table-cell>
          <table:table-cell office:value-type="float" office:value="4.032898" calcext:value-type="float">
            <text:p>4.032898</text:p>
          </table:table-cell>
          <table:table-cell office:value-type="float" office:value="3.892426" calcext:value-type="float">
            <text:p>3.892426</text:p>
          </table:table-cell>
          <table:table-cell office:value-type="float" office:value="4.039246" calcext:value-type="float">
            <text:p>4.039246</text:p>
          </table:table-cell>
          <table:table-cell office:value-type="float" office:value="3.965759" calcext:value-type="float">
            <text:p>3.965759</text:p>
          </table:table-cell>
          <table:table-cell office:value-type="float" office:value="4.341949" calcext:value-type="float">
            <text:p>4.341949</text:p>
          </table:table-cell>
          <table:table-cell office:value-type="float" office:value="4.312622" calcext:value-type="float">
            <text:p>4.312622</text:p>
          </table:table-cell>
          <table:table-cell office:value-type="float" office:value="4.731354" calcext:value-type="float">
            <text:p>4.731354</text:p>
          </table:table-cell>
          <table:table-cell office:value-type="float" office:value="4.720734" calcext:value-type="float">
            <text:p>4.720734</text:p>
          </table:table-cell>
          <table:table-cell office:value-type="float" office:value="38.26834" calcext:value-type="float">
            <text:p>38.26834</text:p>
          </table:table-cell>
          <table:table-cell office:value-type="float" office:value="11.54608" calcext:value-type="float">
            <text:p>11.5460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7032004" calcext:value-type="float">
            <text:p>27032004</text:p>
          </table:table-cell>
          <table:table-cell office:value-type="float" office:value="2.2842" calcext:value-type="float">
            <text:p>2.2842</text:p>
          </table:table-cell>
          <table:table-cell office:value-type="float" office:value="18.12" calcext:value-type="float">
            <text:p>18.12</text:p>
          </table:table-cell>
          <table:table-cell office:value-type="float" office:value="6.61" calcext:value-type="float">
            <text:p>6.61</text:p>
          </table:table-cell>
          <table:table-cell office:value-type="float" office:value="1.626053" calcext:value-type="float">
            <text:p>1.626053</text:p>
          </table:table-cell>
          <table:table-cell office:value-type="float" office:value="0.8570645" calcext:value-type="float">
            <text:p>0.8570645</text:p>
          </table:table-cell>
          <table:table-cell office:value-type="float" office:value="528.264" calcext:value-type="float">
            <text:p>528.264</text:p>
          </table:table-cell>
          <table:table-cell office:value-type="float" office:value="32.4" calcext:value-type="float">
            <text:p>32.4</text:p>
          </table:table-cell>
          <table:table-cell office:value-type="float" office:value="16.87759" calcext:value-type="float">
            <text:p>16.87759</text:p>
          </table:table-cell>
          <table:table-cell office:value-type="float" office:value="8.899872" calcext:value-type="float">
            <text:p>8.899872</text:p>
          </table:table-cell>
          <table:table-cell office:value-type="float" office:value="14.99121" calcext:value-type="float">
            <text:p>14.99121</text:p>
          </table:table-cell>
          <table:table-cell office:value-type="float" office:value="10.30887" calcext:value-type="float">
            <text:p>10.30887</text:p>
          </table:table-cell>
          <table:table-cell office:value-type="float" office:value="13.80203" calcext:value-type="float">
            <text:p>13.80203</text:p>
          </table:table-cell>
          <table:table-cell office:value-type="float" office:value="11.15863" calcext:value-type="float">
            <text:p>11.15863</text:p>
          </table:table-cell>
          <table:table-cell office:value-type="float" office:value="12.68283" calcext:value-type="float">
            <text:p>12.68283</text:p>
          </table:table-cell>
          <table:table-cell office:value-type="float" office:value="11.40439" calcext:value-type="float">
            <text:p>11.40439</text:p>
          </table:table-cell>
          <table:table-cell office:value-type="float" office:value="11.81293" calcext:value-type="float">
            <text:p>11.81293</text:p>
          </table:table-cell>
          <table:table-cell office:value-type="float" office:value="10.91809" calcext:value-type="float">
            <text:p>10.91809</text:p>
          </table:table-cell>
          <table:table-cell office:value-type="float" office:value="10.72766" calcext:value-type="float">
            <text:p>10.72766</text:p>
          </table:table-cell>
          <table:table-cell office:value-type="float" office:value="10.19833" calcext:value-type="float">
            <text:p>10.19833</text:p>
          </table:table-cell>
          <table:table-cell office:value-type="float" office:value="9.673096" calcext:value-type="float">
            <text:p>9.673096</text:p>
          </table:table-cell>
          <table:table-cell office:value-type="float" office:value="9.145721" calcext:value-type="float">
            <text:p>9.145721</text:p>
          </table:table-cell>
          <table:table-cell office:value-type="float" office:value="8.063538" calcext:value-type="float">
            <text:p>8.063538</text:p>
          </table:table-cell>
          <table:table-cell office:value-type="float" office:value="7.453339" calcext:value-type="float">
            <text:p>7.453339</text:p>
          </table:table-cell>
          <table:table-cell office:value-type="float" office:value="6.033386" calcext:value-type="float">
            <text:p>6.033386</text:p>
          </table:table-cell>
          <table:table-cell office:value-type="float" office:value="5.595245" calcext:value-type="float">
            <text:p>5.595245</text:p>
          </table:table-cell>
          <table:table-cell office:value-type="float" office:value="4.630737" calcext:value-type="float">
            <text:p>4.630737</text:p>
          </table:table-cell>
          <table:table-cell office:value-type="float" office:value="4.369202" calcext:value-type="float">
            <text:p>4.369202</text:p>
          </table:table-cell>
          <table:table-cell office:value-type="float" office:value="4.189667" calcext:value-type="float">
            <text:p>4.189667</text:p>
          </table:table-cell>
          <table:table-cell office:value-type="float" office:value="4.034485" calcext:value-type="float">
            <text:p>4.034485</text:p>
          </table:table-cell>
          <table:table-cell office:value-type="float" office:value="4.122192" calcext:value-type="float">
            <text:p>4.122192</text:p>
          </table:table-cell>
          <table:table-cell office:value-type="float" office:value="4.040039" calcext:value-type="float">
            <text:p>4.040039</text:p>
          </table:table-cell>
          <table:table-cell office:value-type="float" office:value="4.377716" calcext:value-type="float">
            <text:p>4.377716</text:p>
          </table:table-cell>
          <table:table-cell office:value-type="float" office:value="4.342255" calcext:value-type="float">
            <text:p>4.342255</text:p>
          </table:table-cell>
          <table:table-cell office:value-type="float" office:value="4.74707" calcext:value-type="float">
            <text:p>4.74707</text:p>
          </table:table-cell>
          <table:table-cell office:value-type="float" office:value="4.731476" calcext:value-type="float">
            <text:p>4.731476</text:p>
          </table:table-cell>
          <table:table-cell office:value-type="float" office:value="20.63904" calcext:value-type="float">
            <text:p>20.63904</text:p>
          </table:table-cell>
          <table:table-cell office:value-type="float" office:value="4.511475" calcext:value-type="float">
            <text:p>4.51147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8032004" calcext:value-type="float">
            <text:p>28032004</text:p>
          </table:table-cell>
          <table:table-cell office:value-type="float" office:value="16.93944" calcext:value-type="float">
            <text:p>16.93944</text:p>
          </table:table-cell>
          <table:table-cell office:value-type="float" office:value="13.21" calcext:value-type="float">
            <text:p>13.21</text:p>
          </table:table-cell>
          <table:table-cell office:value-type="float" office:value="3.73" calcext:value-type="float">
            <text:p>3.73</text:p>
          </table:table-cell>
          <table:table-cell office:value-type="float" office:value="1.031786" calcext:value-type="float">
            <text:p>1.031786</text:p>
          </table:table-cell>
          <table:table-cell office:value-type="float" office:value="0.7022061" calcext:value-type="float">
            <text:p>0.7022061</text:p>
          </table:table-cell>
          <table:table-cell office:value-type="float" office:value="286.2" calcext:value-type="float">
            <text:p>286.2</text:p>
          </table:table-cell>
          <table:table-cell office:value-type="float" office:value="2.2" calcext:value-type="float">
            <text:p>2.2</text:p>
          </table:table-cell>
          <table:table-cell office:value-type="float" office:value="20.12903" calcext:value-type="float">
            <text:p>20.12903</text:p>
          </table:table-cell>
          <table:table-cell office:value-type="float" office:value="6.599792" calcext:value-type="float">
            <text:p>6.599792</text:p>
          </table:table-cell>
          <table:table-cell office:value-type="float" office:value="16.08472" calcext:value-type="float">
            <text:p>16.08472</text:p>
          </table:table-cell>
          <table:table-cell office:value-type="float" office:value="7.995514" calcext:value-type="float">
            <text:p>7.995514</text:p>
          </table:table-cell>
          <table:table-cell office:value-type="float" office:value="13.95691" calcext:value-type="float">
            <text:p>13.95691</text:p>
          </table:table-cell>
          <table:table-cell office:value-type="float" office:value="8.877106" calcext:value-type="float">
            <text:p>8.877106</text:p>
          </table:table-cell>
          <table:table-cell office:value-type="float" office:value="12.48138" calcext:value-type="float">
            <text:p>12.48138</text:p>
          </table:table-cell>
          <table:table-cell office:value-type="float" office:value="9.36557" calcext:value-type="float">
            <text:p>9.36557</text:p>
          </table:table-cell>
          <table:table-cell office:value-type="float" office:value="11.55298" calcext:value-type="float">
            <text:p>11.55298</text:p>
          </table:table-cell>
          <table:table-cell office:value-type="float" office:value="9.503021" calcext:value-type="float">
            <text:p>9.503021</text:p>
          </table:table-cell>
          <table:table-cell office:value-type="float" office:value="10.62363" calcext:value-type="float">
            <text:p>10.62363</text:p>
          </table:table-cell>
          <table:table-cell office:value-type="float" office:value="9.470978" calcext:value-type="float">
            <text:p>9.470978</text:p>
          </table:table-cell>
          <table:table-cell office:value-type="float" office:value="9.672333" calcext:value-type="float">
            <text:p>9.672333</text:p>
          </table:table-cell>
          <table:table-cell office:value-type="float" office:value="9.03833" calcext:value-type="float">
            <text:p>9.03833</text:p>
          </table:table-cell>
          <table:table-cell office:value-type="float" office:value="8.250916" calcext:value-type="float">
            <text:p>8.250916</text:p>
          </table:table-cell>
          <table:table-cell office:value-type="float" office:value="8.069672" calcext:value-type="float">
            <text:p>8.069672</text:p>
          </table:table-cell>
          <table:table-cell office:value-type="float" office:value="6.409119" calcext:value-type="float">
            <text:p>6.409119</text:p>
          </table:table-cell>
          <table:table-cell office:value-type="float" office:value="6.038025" calcext:value-type="float">
            <text:p>6.038025</text:p>
          </table:table-cell>
          <table:table-cell office:value-type="float" office:value="4.906189" calcext:value-type="float">
            <text:p>4.906189</text:p>
          </table:table-cell>
          <table:table-cell office:value-type="float" office:value="4.633606" calcext:value-type="float">
            <text:p>4.633606</text:p>
          </table:table-cell>
          <table:table-cell office:value-type="float" office:value="4.359955" calcext:value-type="float">
            <text:p>4.359955</text:p>
          </table:table-cell>
          <table:table-cell office:value-type="float" office:value="4.191345" calcext:value-type="float">
            <text:p>4.191345</text:p>
          </table:table-cell>
          <table:table-cell office:value-type="float" office:value="4.214844" calcext:value-type="float">
            <text:p>4.214844</text:p>
          </table:table-cell>
          <table:table-cell office:value-type="float" office:value="4.123108" calcext:value-type="float">
            <text:p>4.123108</text:p>
          </table:table-cell>
          <table:table-cell office:value-type="float" office:value="4.420197" calcext:value-type="float">
            <text:p>4.420197</text:p>
          </table:table-cell>
          <table:table-cell office:value-type="float" office:value="4.378113" calcext:value-type="float">
            <text:p>4.378113</text:p>
          </table:table-cell>
          <table:table-cell office:value-type="float" office:value="4.76825" calcext:value-type="float">
            <text:p>4.76825</text:p>
          </table:table-cell>
          <table:table-cell office:value-type="float" office:value="4.747284" calcext:value-type="float">
            <text:p>4.747284</text:p>
          </table:table-cell>
          <table:table-cell office:value-type="float" office:value="28.78671" calcext:value-type="float">
            <text:p>28.78671</text:p>
          </table:table-cell>
          <table:table-cell office:value-type="float" office:value="1.55368" calcext:value-type="float">
            <text:p>1.5536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9032004" calcext:value-type="float">
            <text:p>29032004</text:p>
          </table:table-cell>
          <table:table-cell office:value-type="float" office:value="15.33273" calcext:value-type="float">
            <text:p>15.33273</text:p>
          </table:table-cell>
          <table:table-cell office:value-type="float" office:value="13.45" calcext:value-type="float">
            <text:p>13.45</text:p>
          </table:table-cell>
          <table:table-cell office:value-type="float" office:value="1.53" calcext:value-type="float">
            <text:p>1.53</text:p>
          </table:table-cell>
          <table:table-cell office:value-type="float" office:value="0.8992987" calcext:value-type="float">
            <text:p>0.8992987</text:p>
          </table:table-cell>
          <table:table-cell office:value-type="float" office:value="0.6013504" calcext:value-type="float">
            <text:p>0.6013504</text:p>
          </table:table-cell>
          <table:table-cell office:value-type="float" office:value="289.44" calcext:value-type="float">
            <text:p>289.44</text:p>
          </table:table-cell>
          <table:table-cell office:value-type="float" office:value="0" calcext:value-type="float">
            <text:p>0</text:p>
          </table:table-cell>
          <table:table-cell office:value-type="float" office:value="18.46585" calcext:value-type="float">
            <text:p>18.46585</text:p>
          </table:table-cell>
          <table:table-cell office:value-type="float" office:value="5.033447" calcext:value-type="float">
            <text:p>5.033447</text:p>
          </table:table-cell>
          <table:table-cell office:value-type="float" office:value="15.21432" calcext:value-type="float">
            <text:p>15.21432</text:p>
          </table:table-cell>
          <table:table-cell office:value-type="float" office:value="6.618225" calcext:value-type="float">
            <text:p>6.618225</text:p>
          </table:table-cell>
          <table:table-cell office:value-type="float" office:value="13.22137" calcext:value-type="float">
            <text:p>13.22137</text:p>
          </table:table-cell>
          <table:table-cell office:value-type="float" office:value="7.829681" calcext:value-type="float">
            <text:p>7.829681</text:p>
          </table:table-cell>
          <table:table-cell office:value-type="float" office:value="11.75183" calcext:value-type="float">
            <text:p>11.75183</text:p>
          </table:table-cell>
          <table:table-cell office:value-type="float" office:value="8.619659" calcext:value-type="float">
            <text:p>8.619659</text:p>
          </table:table-cell>
          <table:table-cell office:value-type="float" office:value="10.88684" calcext:value-type="float">
            <text:p>10.88684</text:p>
          </table:table-cell>
          <table:table-cell office:value-type="float" office:value="8.951782" calcext:value-type="float">
            <text:p>8.951782</text:p>
          </table:table-cell>
          <table:table-cell office:value-type="float" office:value="10.38943" calcext:value-type="float">
            <text:p>10.38943</text:p>
          </table:table-cell>
          <table:table-cell office:value-type="float" office:value="9.118835" calcext:value-type="float">
            <text:p>9.118835</text:p>
          </table:table-cell>
          <table:table-cell office:value-type="float" office:value="9.613129" calcext:value-type="float">
            <text:p>9.613129</text:p>
          </table:table-cell>
          <table:table-cell office:value-type="float" office:value="8.860596" calcext:value-type="float">
            <text:p>8.860596</text:p>
          </table:table-cell>
          <table:table-cell office:value-type="float" office:value="8.317627" calcext:value-type="float">
            <text:p>8.317627</text:p>
          </table:table-cell>
          <table:table-cell office:value-type="float" office:value="8.21283" calcext:value-type="float">
            <text:p>8.21283</text:p>
          </table:table-cell>
          <table:table-cell office:value-type="float" office:value="6.668488" calcext:value-type="float">
            <text:p>6.668488</text:p>
          </table:table-cell>
          <table:table-cell office:value-type="float" office:value="6.412476" calcext:value-type="float">
            <text:p>6.412476</text:p>
          </table:table-cell>
          <table:table-cell office:value-type="float" office:value="5.166168" calcext:value-type="float">
            <text:p>5.166168</text:p>
          </table:table-cell>
          <table:table-cell office:value-type="float" office:value="4.908997" calcext:value-type="float">
            <text:p>4.908997</text:p>
          </table:table-cell>
          <table:table-cell office:value-type="float" office:value="4.537811" calcext:value-type="float">
            <text:p>4.537811</text:p>
          </table:table-cell>
          <table:table-cell office:value-type="float" office:value="4.361786" calcext:value-type="float">
            <text:p>4.361786</text:p>
          </table:table-cell>
          <table:table-cell office:value-type="float" office:value="4.318512" calcext:value-type="float">
            <text:p>4.318512</text:p>
          </table:table-cell>
          <table:table-cell office:value-type="float" office:value="4.215851" calcext:value-type="float">
            <text:p>4.215851</text:p>
          </table:table-cell>
          <table:table-cell office:value-type="float" office:value="4.473969" calcext:value-type="float">
            <text:p>4.473969</text:p>
          </table:table-cell>
          <table:table-cell office:value-type="float" office:value="4.420715" calcext:value-type="float">
            <text:p>4.420715</text:p>
          </table:table-cell>
          <table:table-cell office:value-type="float" office:value="4.795105" calcext:value-type="float">
            <text:p>4.795105</text:p>
          </table:table-cell>
          <table:table-cell office:value-type="float" office:value="4.768494" calcext:value-type="float">
            <text:p>4.768494</text:p>
          </table:table-cell>
          <table:table-cell office:value-type="float" office:value="26.1853" calcext:value-type="float">
            <text:p>26.1853</text:p>
          </table:table-cell>
          <table:table-cell office:value-type="float" office:value="-0.2364197" calcext:value-type="float">
            <text:p>-0.236419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0032004" calcext:value-type="float">
            <text:p>30032004</text:p>
          </table:table-cell>
          <table:table-cell office:value-type="float" office:value="15.40728" calcext:value-type="float">
            <text:p>15.40728</text:p>
          </table:table-cell>
          <table:table-cell office:value-type="float" office:value="7.2" calcext:value-type="float">
            <text:p>7.2</text:p>
          </table:table-cell>
          <table:table-cell office:value-type="float" office:value="-1" calcext:value-type="float">
            <text:p>-1</text:p>
          </table:table-cell>
          <table:table-cell office:value-type="float" office:value="0.7436991" calcext:value-type="float">
            <text:p>0.7436991</text:p>
          </table:table-cell>
          <table:table-cell office:value-type="float" office:value="0.5015847" calcext:value-type="float">
            <text:p>0.5015847</text:p>
          </table:table-cell>
          <table:table-cell office:value-type="float" office:value="282.636" calcext:value-type="float">
            <text:p>282.636</text:p>
          </table:table-cell>
          <table:table-cell office:value-type="float" office:value="0" calcext:value-type="float">
            <text:p>0</text:p>
          </table:table-cell>
          <table:table-cell office:value-type="float" office:value="17.19183" calcext:value-type="float">
            <text:p>17.19183</text:p>
          </table:table-cell>
          <table:table-cell office:value-type="float" office:value="3.405334" calcext:value-type="float">
            <text:p>3.405334</text:p>
          </table:table-cell>
          <table:table-cell office:value-type="float" office:value="13.85641" calcext:value-type="float">
            <text:p>13.85641</text:p>
          </table:table-cell>
          <table:table-cell office:value-type="float" office:value="5.294403" calcext:value-type="float">
            <text:p>5.294403</text:p>
          </table:table-cell>
          <table:table-cell office:value-type="float" office:value="11.81836" calcext:value-type="float">
            <text:p>11.81836</text:p>
          </table:table-cell>
          <table:table-cell office:value-type="float" office:value="6.706482" calcext:value-type="float">
            <text:p>6.706482</text:p>
          </table:table-cell>
          <table:table-cell office:value-type="float" office:value="10.52097" calcext:value-type="float">
            <text:p>10.52097</text:p>
          </table:table-cell>
          <table:table-cell office:value-type="float" office:value="7.692322" calcext:value-type="float">
            <text:p>7.692322</text:p>
          </table:table-cell>
          <table:table-cell office:value-type="float" office:value="10.12299" calcext:value-type="float">
            <text:p>10.12299</text:p>
          </table:table-cell>
          <table:table-cell office:value-type="float" office:value="8.18103" calcext:value-type="float">
            <text:p>8.18103</text:p>
          </table:table-cell>
          <table:table-cell office:value-type="float" office:value="9.903107" calcext:value-type="float">
            <text:p>9.903107</text:p>
          </table:table-cell>
          <table:table-cell office:value-type="float" office:value="8.511292" calcext:value-type="float">
            <text:p>8.511292</text:p>
          </table:table-cell>
          <table:table-cell office:value-type="float" office:value="9.305969" calcext:value-type="float">
            <text:p>9.305969</text:p>
          </table:table-cell>
          <table:table-cell office:value-type="float" office:value="8.427765" calcext:value-type="float">
            <text:p>8.427765</text:p>
          </table:table-cell>
          <table:table-cell office:value-type="float" office:value="8.281036" calcext:value-type="float">
            <text:p>8.281036</text:p>
          </table:table-cell>
          <table:table-cell office:value-type="float" office:value="8.052856" calcext:value-type="float">
            <text:p>8.052856</text:p>
          </table:table-cell>
          <table:table-cell office:value-type="float" office:value="6.810608" calcext:value-type="float">
            <text:p>6.810608</text:p>
          </table:table-cell>
          <table:table-cell office:value-type="float" office:value="6.670624" calcext:value-type="float">
            <text:p>6.670624</text:p>
          </table:table-cell>
          <table:table-cell office:value-type="float" office:value="5.393158" calcext:value-type="float">
            <text:p>5.393158</text:p>
          </table:table-cell>
          <table:table-cell office:value-type="float" office:value="5.168701" calcext:value-type="float">
            <text:p>5.168701</text:p>
          </table:table-cell>
          <table:table-cell office:value-type="float" office:value="4.713837" calcext:value-type="float">
            <text:p>4.713837</text:p>
          </table:table-cell>
          <table:table-cell office:value-type="float" office:value="4.539673" calcext:value-type="float">
            <text:p>4.539673</text:p>
          </table:table-cell>
          <table:table-cell office:value-type="float" office:value="4.428864" calcext:value-type="float">
            <text:p>4.428864</text:p>
          </table:table-cell>
          <table:table-cell office:value-type="float" office:value="4.319672" calcext:value-type="float">
            <text:p>4.319672</text:p>
          </table:table-cell>
          <table:table-cell office:value-type="float" office:value="4.52829" calcext:value-type="float">
            <text:p>4.52829</text:p>
          </table:table-cell>
          <table:table-cell office:value-type="float" office:value="4.474487" calcext:value-type="float">
            <text:p>4.474487</text:p>
          </table:table-cell>
          <table:table-cell office:value-type="float" office:value="4.826935" calcext:value-type="float">
            <text:p>4.826935</text:p>
          </table:table-cell>
          <table:table-cell office:value-type="float" office:value="4.795441" calcext:value-type="float">
            <text:p>4.795441</text:p>
          </table:table-cell>
          <table:table-cell office:value-type="float" office:value="24.32745" calcext:value-type="float">
            <text:p>24.32745</text:p>
          </table:table-cell>
          <table:table-cell office:value-type="float" office:value="-1.419495" calcext:value-type="float">
            <text:p>-1.41949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1032004" calcext:value-type="float">
            <text:p>31032004</text:p>
          </table:table-cell>
          <table:table-cell office:value-type="float" office:value="22.47918" calcext:value-type="float">
            <text:p>22.47918</text:p>
          </table:table-cell>
          <table:table-cell office:value-type="float" office:value="11.65" calcext:value-type="float">
            <text:p>11.65</text:p>
          </table:table-cell>
          <table:table-cell office:value-type="float" office:value="-3.83" calcext:value-type="float">
            <text:p>-3.83</text:p>
          </table:table-cell>
          <table:table-cell office:value-type="float" office:value="0.8038125" calcext:value-type="float">
            <text:p>0.8038125</text:p>
          </table:table-cell>
          <table:table-cell office:value-type="float" office:value="0.4078171" calcext:value-type="float">
            <text:p>0.4078171</text:p>
          </table:table-cell>
          <table:table-cell office:value-type="float" office:value="124.092" calcext:value-type="float">
            <text:p>124.092</text:p>
          </table:table-cell>
          <table:table-cell office:value-type="float" office:value="0" calcext:value-type="float">
            <text:p>0</text:p>
          </table:table-cell>
          <table:table-cell office:value-type="float" office:value="19.40039" calcext:value-type="float">
            <text:p>19.40039</text:p>
          </table:table-cell>
          <table:table-cell office:value-type="float" office:value="1.491364" calcext:value-type="float">
            <text:p>1.491364</text:p>
          </table:table-cell>
          <table:table-cell office:value-type="float" office:value="15.41904" calcext:value-type="float">
            <text:p>15.41904</text:p>
          </table:table-cell>
          <table:table-cell office:value-type="float" office:value="3.72467" calcext:value-type="float">
            <text:p>3.72467</text:p>
          </table:table-cell>
          <table:table-cell office:value-type="float" office:value="12.83414" calcext:value-type="float">
            <text:p>12.83414</text:p>
          </table:table-cell>
          <table:table-cell office:value-type="float" office:value="5.362427" calcext:value-type="float">
            <text:p>5.362427</text:p>
          </table:table-cell>
          <table:table-cell office:value-type="float" office:value="11.03793" calcext:value-type="float">
            <text:p>11.03793</text:p>
          </table:table-cell>
          <table:table-cell office:value-type="float" office:value="6.561462" calcext:value-type="float">
            <text:p>6.561462</text:p>
          </table:table-cell>
          <table:table-cell office:value-type="float" office:value="10.04807" calcext:value-type="float">
            <text:p>10.04807</text:p>
          </table:table-cell>
          <table:table-cell office:value-type="float" office:value="7.195984" calcext:value-type="float">
            <text:p>7.195984</text:p>
          </table:table-cell>
          <table:table-cell office:value-type="float" office:value="9.160583" calcext:value-type="float">
            <text:p>9.160583</text:p>
          </table:table-cell>
          <table:table-cell office:value-type="float" office:value="7.729004" calcext:value-type="float">
            <text:p>7.729004</text:p>
          </table:table-cell>
          <table:table-cell office:value-type="float" office:value="8.712494" calcext:value-type="float">
            <text:p>8.712494</text:p>
          </table:table-cell>
          <table:table-cell office:value-type="float" office:value="7.861664" calcext:value-type="float">
            <text:p>7.861664</text:p>
          </table:table-cell>
          <table:table-cell office:value-type="float" office:value="8.052765" calcext:value-type="float">
            <text:p>8.052765</text:p>
          </table:table-cell>
          <table:table-cell office:value-type="float" office:value="7.77475" calcext:value-type="float">
            <text:p>7.77475</text:p>
          </table:table-cell>
          <table:table-cell office:value-type="float" office:value="6.840271" calcext:value-type="float">
            <text:p>6.840271</text:p>
          </table:table-cell>
          <table:table-cell office:value-type="float" office:value="6.811401" calcext:value-type="float">
            <text:p>6.811401</text:p>
          </table:table-cell>
          <table:table-cell office:value-type="float" office:value="5.573029" calcext:value-type="float">
            <text:p>5.573029</text:p>
          </table:table-cell>
          <table:table-cell office:value-type="float" office:value="5.395325" calcext:value-type="float">
            <text:p>5.395325</text:p>
          </table:table-cell>
          <table:table-cell office:value-type="float" office:value="4.878357" calcext:value-type="float">
            <text:p>4.878357</text:p>
          </table:table-cell>
          <table:table-cell office:value-type="float" office:value="4.715607" calcext:value-type="float">
            <text:p>4.715607</text:p>
          </table:table-cell>
          <table:table-cell office:value-type="float" office:value="4.542328" calcext:value-type="float">
            <text:p>4.542328</text:p>
          </table:table-cell>
          <table:table-cell office:value-type="float" office:value="4.430054" calcext:value-type="float">
            <text:p>4.430054</text:p>
          </table:table-cell>
          <table:table-cell office:value-type="float" office:value="4.590118" calcext:value-type="float">
            <text:p>4.590118</text:p>
          </table:table-cell>
          <table:table-cell office:value-type="float" office:value="4.52887" calcext:value-type="float">
            <text:p>4.52887</text:p>
          </table:table-cell>
          <table:table-cell office:value-type="float" office:value="4.864594" calcext:value-type="float">
            <text:p>4.864594</text:p>
          </table:table-cell>
          <table:table-cell office:value-type="float" office:value="4.827271" calcext:value-type="float">
            <text:p>4.827271</text:p>
          </table:table-cell>
          <table:table-cell office:value-type="float" office:value="26.04874" calcext:value-type="float">
            <text:p>26.04874</text:p>
          </table:table-cell>
          <table:table-cell office:value-type="float" office:value="-2.882263" calcext:value-type="float">
            <text:p>-2.88226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42004" calcext:value-type="float">
            <text:p>1042004</text:p>
          </table:table-cell>
          <table:table-cell office:value-type="float" office:value="22.88142" calcext:value-type="float">
            <text:p>22.88142</text:p>
          </table:table-cell>
          <table:table-cell office:value-type="float" office:value="15.16" calcext:value-type="float">
            <text:p>15.16</text:p>
          </table:table-cell>
          <table:table-cell office:value-type="float" office:value="-0.82" calcext:value-type="float">
            <text:p>-0.82</text:p>
          </table:table-cell>
          <table:table-cell office:value-type="float" office:value="0.8304027" calcext:value-type="float">
            <text:p>0.8304027</text:p>
          </table:table-cell>
          <table:table-cell office:value-type="float" office:value="0.5081561" calcext:value-type="float">
            <text:p>0.5081561</text:p>
          </table:table-cell>
          <table:table-cell office:value-type="float" office:value="168.804" calcext:value-type="float">
            <text:p>168.804</text:p>
          </table:table-cell>
          <table:table-cell office:value-type="float" office:value="0" calcext:value-type="float">
            <text:p>0</text:p>
          </table:table-cell>
          <table:table-cell office:value-type="float" office:value="21.63947" calcext:value-type="float">
            <text:p>21.63947</text:p>
          </table:table-cell>
          <table:table-cell office:value-type="float" office:value="2.939484" calcext:value-type="float">
            <text:p>2.939484</text:p>
          </table:table-cell>
          <table:table-cell office:value-type="float" office:value="17.22748" calcext:value-type="float">
            <text:p>17.22748</text:p>
          </table:table-cell>
          <table:table-cell office:value-type="float" office:value="4.876801" calcext:value-type="float">
            <text:p>4.876801</text:p>
          </table:table-cell>
          <table:table-cell office:value-type="float" office:value="14.29233" calcext:value-type="float">
            <text:p>14.29233</text:p>
          </table:table-cell>
          <table:table-cell office:value-type="float" office:value="6.278351" calcext:value-type="float">
            <text:p>6.278351</text:p>
          </table:table-cell>
          <table:table-cell office:value-type="float" office:value="12.14508" calcext:value-type="float">
            <text:p>12.14508</text:p>
          </table:table-cell>
          <table:table-cell office:value-type="float" office:value="7.232483" calcext:value-type="float">
            <text:p>7.232483</text:p>
          </table:table-cell>
          <table:table-cell office:value-type="float" office:value="10.91345" calcext:value-type="float">
            <text:p>10.91345</text:p>
          </table:table-cell>
          <table:table-cell office:value-type="float" office:value="7.692871" calcext:value-type="float">
            <text:p>7.692871</text:p>
          </table:table-cell>
          <table:table-cell office:value-type="float" office:value="9.782928" calcext:value-type="float">
            <text:p>9.782928</text:p>
          </table:table-cell>
          <table:table-cell office:value-type="float" office:value="8.044983" calcext:value-type="float">
            <text:p>8.044983</text:p>
          </table:table-cell>
          <table:table-cell office:value-type="float" office:value="8.989746" calcext:value-type="float">
            <text:p>8.989746</text:p>
          </table:table-cell>
          <table:table-cell office:value-type="float" office:value="8.021301" calcext:value-type="float">
            <text:p>8.021301</text:p>
          </table:table-cell>
          <table:table-cell office:value-type="float" office:value="7.890656" calcext:value-type="float">
            <text:p>7.890656</text:p>
          </table:table-cell>
          <table:table-cell office:value-type="float" office:value="7.768677" calcext:value-type="float">
            <text:p>7.768677</text:p>
          </table:table-cell>
          <table:table-cell office:value-type="float" office:value="6.862396" calcext:value-type="float">
            <text:p>6.862396</text:p>
          </table:table-cell>
          <table:table-cell office:value-type="float" office:value="6.834473" calcext:value-type="float">
            <text:p>6.834473</text:p>
          </table:table-cell>
          <table:table-cell office:value-type="float" office:value="5.711243" calcext:value-type="float">
            <text:p>5.711243</text:p>
          </table:table-cell>
          <table:table-cell office:value-type="float" office:value="5.574615" calcext:value-type="float">
            <text:p>5.574615</text:p>
          </table:table-cell>
          <table:table-cell office:value-type="float" office:value="5.025024" calcext:value-type="float">
            <text:p>5.025024</text:p>
          </table:table-cell>
          <table:table-cell office:value-type="float" office:value="4.879974" calcext:value-type="float">
            <text:p>4.879974</text:p>
          </table:table-cell>
          <table:table-cell office:value-type="float" office:value="4.655334" calcext:value-type="float">
            <text:p>4.655334</text:p>
          </table:table-cell>
          <table:table-cell office:value-type="float" office:value="4.543518" calcext:value-type="float">
            <text:p>4.543518</text:p>
          </table:table-cell>
          <table:table-cell office:value-type="float" office:value="4.657684" calcext:value-type="float">
            <text:p>4.657684</text:p>
          </table:table-cell>
          <table:table-cell office:value-type="float" office:value="4.59079" calcext:value-type="float">
            <text:p>4.59079</text:p>
          </table:table-cell>
          <table:table-cell office:value-type="float" office:value="4.90863" calcext:value-type="float">
            <text:p>4.90863</text:p>
          </table:table-cell>
          <table:table-cell office:value-type="float" office:value="4.865021" calcext:value-type="float">
            <text:p>4.865021</text:p>
          </table:table-cell>
          <table:table-cell office:value-type="float" office:value="28.96716" calcext:value-type="float">
            <text:p>28.96716</text:p>
          </table:table-cell>
          <table:table-cell office:value-type="float" office:value="-1.641113" calcext:value-type="float">
            <text:p>-1.64111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042004" calcext:value-type="float">
            <text:p>2042004</text:p>
          </table:table-cell>
          <table:table-cell office:value-type="float" office:value="23.07693" calcext:value-type="float">
            <text:p>23.07693</text:p>
          </table:table-cell>
          <table:table-cell office:value-type="float" office:value="19.41" calcext:value-type="float">
            <text:p>19.41</text:p>
          </table:table-cell>
          <table:table-cell office:value-type="float" office:value="1.22" calcext:value-type="float">
            <text:p>1.22</text:p>
          </table:table-cell>
          <table:table-cell office:value-type="float" office:value="0.8385144" calcext:value-type="float">
            <text:p>0.8385144</text:p>
          </table:table-cell>
          <table:table-cell office:value-type="float" office:value="0.5882369" calcext:value-type="float">
            <text:p>0.5882369</text:p>
          </table:table-cell>
          <table:table-cell office:value-type="float" office:value="169.92" calcext:value-type="float">
            <text:p>169.92</text:p>
          </table:table-cell>
          <table:table-cell office:value-type="float" office:value="0" calcext:value-type="float">
            <text:p>0</text:p>
          </table:table-cell>
          <table:table-cell office:value-type="float" office:value="22.91974" calcext:value-type="float">
            <text:p>22.91974</text:p>
          </table:table-cell>
          <table:table-cell office:value-type="float" office:value="4.155853" calcext:value-type="float">
            <text:p>4.155853</text:p>
          </table:table-cell>
          <table:table-cell office:value-type="float" office:value="18.26886" calcext:value-type="float">
            <text:p>18.26886</text:p>
          </table:table-cell>
          <table:table-cell office:value-type="float" office:value="6.106018" calcext:value-type="float">
            <text:p>6.106018</text:p>
          </table:table-cell>
          <table:table-cell office:value-type="float" office:value="15.23904" calcext:value-type="float">
            <text:p>15.23904</text:p>
          </table:table-cell>
          <table:table-cell office:value-type="float" office:value="7.401276" calcext:value-type="float">
            <text:p>7.401276</text:p>
          </table:table-cell>
          <table:table-cell office:value-type="float" office:value="12.98383" calcext:value-type="float">
            <text:p>12.98383</text:p>
          </table:table-cell>
          <table:table-cell office:value-type="float" office:value="8.209381" calcext:value-type="float">
            <text:p>8.209381</text:p>
          </table:table-cell>
          <table:table-cell office:value-type="float" office:value="11.66406" calcext:value-type="float">
            <text:p>11.66406</text:p>
          </table:table-cell>
          <table:table-cell office:value-type="float" office:value="8.538574" calcext:value-type="float">
            <text:p>8.538574</text:p>
          </table:table-cell>
          <table:table-cell office:value-type="float" office:value="10.41742" calcext:value-type="float">
            <text:p>10.41742</text:p>
          </table:table-cell>
          <table:table-cell office:value-type="float" office:value="8.719482" calcext:value-type="float">
            <text:p>8.719482</text:p>
          </table:table-cell>
          <table:table-cell office:value-type="float" office:value="9.496796" calcext:value-type="float">
            <text:p>9.496796</text:p>
          </table:table-cell>
          <table:table-cell office:value-type="float" office:value="8.515961" calcext:value-type="float">
            <text:p>8.515961</text:p>
          </table:table-cell>
          <table:table-cell office:value-type="float" office:value="8.190857" calcext:value-type="float">
            <text:p>8.190857</text:p>
          </table:table-cell>
          <table:table-cell office:value-type="float" office:value="7.897064" calcext:value-type="float">
            <text:p>7.897064</text:p>
          </table:table-cell>
          <table:table-cell office:value-type="float" office:value="6.976318" calcext:value-type="float">
            <text:p>6.976318</text:p>
          </table:table-cell>
          <table:table-cell office:value-type="float" office:value="6.863159" calcext:value-type="float">
            <text:p>6.863159</text:p>
          </table:table-cell>
          <table:table-cell office:value-type="float" office:value="5.835571" calcext:value-type="float">
            <text:p>5.835571</text:p>
          </table:table-cell>
          <table:table-cell office:value-type="float" office:value="5.712585" calcext:value-type="float">
            <text:p>5.712585</text:p>
          </table:table-cell>
          <table:table-cell office:value-type="float" office:value="5.155853" calcext:value-type="float">
            <text:p>5.155853</text:p>
          </table:table-cell>
          <table:table-cell office:value-type="float" office:value="5.026428" calcext:value-type="float">
            <text:p>5.026428</text:p>
          </table:table-cell>
          <table:table-cell office:value-type="float" office:value="4.76532" calcext:value-type="float">
            <text:p>4.76532</text:p>
          </table:table-cell>
          <table:table-cell office:value-type="float" office:value="4.656494" calcext:value-type="float">
            <text:p>4.656494</text:p>
          </table:table-cell>
          <table:table-cell office:value-type="float" office:value="4.729431" calcext:value-type="float">
            <text:p>4.729431</text:p>
          </table:table-cell>
          <table:table-cell office:value-type="float" office:value="4.658386" calcext:value-type="float">
            <text:p>4.658386</text:p>
          </table:table-cell>
          <table:table-cell office:value-type="float" office:value="4.957794" calcext:value-type="float">
            <text:p>4.957794</text:p>
          </table:table-cell>
          <table:table-cell office:value-type="float" office:value="4.909119" calcext:value-type="float">
            <text:p>4.909119</text:p>
          </table:table-cell>
          <table:table-cell office:value-type="float" office:value="29.68436" calcext:value-type="float">
            <text:p>29.68436</text:p>
          </table:table-cell>
          <table:table-cell office:value-type="float" office:value="-0.8870239" calcext:value-type="float">
            <text:p>-0.887023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042004" calcext:value-type="float">
            <text:p>3042004</text:p>
          </table:table-cell>
          <table:table-cell office:value-type="float" office:value="23.03008" calcext:value-type="float">
            <text:p>23.03008</text:p>
          </table:table-cell>
          <table:table-cell office:value-type="float" office:value="14.89" calcext:value-type="float">
            <text:p>14.89</text:p>
          </table:table-cell>
          <table:table-cell office:value-type="float" office:value="2.13" calcext:value-type="float">
            <text:p>2.13</text:p>
          </table:table-cell>
          <table:table-cell office:value-type="float" office:value="0.8351869" calcext:value-type="float">
            <text:p>0.8351869</text:p>
          </table:table-cell>
          <table:table-cell office:value-type="float" office:value="0.6274788" calcext:value-type="float">
            <text:p>0.6274788</text:p>
          </table:table-cell>
          <table:table-cell office:value-type="float" office:value="381.204" calcext:value-type="float">
            <text:p>381.204</text:p>
          </table:table-cell>
          <table:table-cell office:value-type="float" office:value="0" calcext:value-type="float">
            <text:p>0</text:p>
          </table:table-cell>
          <table:table-cell office:value-type="float" office:value="23.65485" calcext:value-type="float">
            <text:p>23.65485</text:p>
          </table:table-cell>
          <table:table-cell office:value-type="float" office:value="5.964569" calcext:value-type="float">
            <text:p>5.964569</text:p>
          </table:table-cell>
          <table:table-cell office:value-type="float" office:value="18.46222" calcext:value-type="float">
            <text:p>18.46222</text:p>
          </table:table-cell>
          <table:table-cell office:value-type="float" office:value="7.555298" calcext:value-type="float">
            <text:p>7.555298</text:p>
          </table:table-cell>
          <table:table-cell office:value-type="float" office:value="15.59006" calcext:value-type="float">
            <text:p>15.59006</text:p>
          </table:table-cell>
          <table:table-cell office:value-type="float" office:value="8.564209" calcext:value-type="float">
            <text:p>8.564209</text:p>
          </table:table-cell>
          <table:table-cell office:value-type="float" office:value="13.42059" calcext:value-type="float">
            <text:p>13.42059</text:p>
          </table:table-cell>
          <table:table-cell office:value-type="float" office:value="9.149811" calcext:value-type="float">
            <text:p>9.149811</text:p>
          </table:table-cell>
          <table:table-cell office:value-type="float" office:value="12.12827" calcext:value-type="float">
            <text:p>12.12827</text:p>
          </table:table-cell>
          <table:table-cell office:value-type="float" office:value="9.343536" calcext:value-type="float">
            <text:p>9.343536</text:p>
          </table:table-cell>
          <table:table-cell office:value-type="float" office:value="10.87415" calcext:value-type="float">
            <text:p>10.87415</text:p>
          </table:table-cell>
          <table:table-cell office:value-type="float" office:value="9.373688" calcext:value-type="float">
            <text:p>9.373688</text:p>
          </table:table-cell>
          <table:table-cell office:value-type="float" office:value="9.922241" calcext:value-type="float">
            <text:p>9.922241</text:p>
          </table:table-cell>
          <table:table-cell office:value-type="float" office:value="9.04425" calcext:value-type="float">
            <text:p>9.04425</text:p>
          </table:table-cell>
          <table:table-cell office:value-type="float" office:value="8.548187" calcext:value-type="float">
            <text:p>8.548187</text:p>
          </table:table-cell>
          <table:table-cell office:value-type="float" office:value="8.198486" calcext:value-type="float">
            <text:p>8.198486</text:p>
          </table:table-cell>
          <table:table-cell office:value-type="float" office:value="7.165924" calcext:value-type="float">
            <text:p>7.165924</text:p>
          </table:table-cell>
          <table:table-cell office:value-type="float" office:value="6.977997" calcext:value-type="float">
            <text:p>6.977997</text:p>
          </table:table-cell>
          <table:table-cell office:value-type="float" office:value="5.967316" calcext:value-type="float">
            <text:p>5.967316</text:p>
          </table:table-cell>
          <table:table-cell office:value-type="float" office:value="5.836853" calcext:value-type="float">
            <text:p>5.836853</text:p>
          </table:table-cell>
          <table:table-cell office:value-type="float" office:value="5.278778" calcext:value-type="float">
            <text:p>5.278778</text:p>
          </table:table-cell>
          <table:table-cell office:value-type="float" office:value="5.157166" calcext:value-type="float">
            <text:p>5.157166</text:p>
          </table:table-cell>
          <table:table-cell office:value-type="float" office:value="4.871552" calcext:value-type="float">
            <text:p>4.871552</text:p>
          </table:table-cell>
          <table:table-cell office:value-type="float" office:value="4.766418" calcext:value-type="float">
            <text:p>4.766418</text:p>
          </table:table-cell>
          <table:table-cell office:value-type="float" office:value="4.803802" calcext:value-type="float">
            <text:p>4.803802</text:p>
          </table:table-cell>
          <table:table-cell office:value-type="float" office:value="4.730194" calcext:value-type="float">
            <text:p>4.730194</text:p>
          </table:table-cell>
          <table:table-cell office:value-type="float" office:value="5.01178" calcext:value-type="float">
            <text:p>5.01178</text:p>
          </table:table-cell>
          <table:table-cell office:value-type="float" office:value="4.958344" calcext:value-type="float">
            <text:p>4.958344</text:p>
          </table:table-cell>
          <table:table-cell office:value-type="float" office:value="45.01166" calcext:value-type="float">
            <text:p>45.01166</text:p>
          </table:table-cell>
          <table:table-cell office:value-type="float" office:value="-0.6862183" calcext:value-type="float">
            <text:p>-0.686218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042004" calcext:value-type="float">
            <text:p>4042004</text:p>
          </table:table-cell>
          <table:table-cell office:value-type="float" office:value="23.31947" calcext:value-type="float">
            <text:p>23.31947</text:p>
          </table:table-cell>
          <table:table-cell office:value-type="float" office:value="16.56" calcext:value-type="float">
            <text:p>16.56</text:p>
          </table:table-cell>
          <table:table-cell office:value-type="float" office:value="-1.65" calcext:value-type="float">
            <text:p>-1.65</text:p>
          </table:table-cell>
          <table:table-cell office:value-type="float" office:value="0.7660906" calcext:value-type="float">
            <text:p>0.7660906</text:p>
          </table:table-cell>
          <table:table-cell office:value-type="float" office:value="0.4784828" calcext:value-type="float">
            <text:p>0.4784828</text:p>
          </table:table-cell>
          <table:table-cell office:value-type="float" office:value="145.836" calcext:value-type="float">
            <text:p>145.836</text:p>
          </table:table-cell>
          <table:table-cell office:value-type="float" office:value="0" calcext:value-type="float">
            <text:p>0</text:p>
          </table:table-cell>
          <table:table-cell office:value-type="float" office:value="23.11096" calcext:value-type="float">
            <text:p>23.11096</text:p>
          </table:table-cell>
          <table:table-cell office:value-type="float" office:value="4.217346" calcext:value-type="float">
            <text:p>4.217346</text:p>
          </table:table-cell>
          <table:table-cell office:value-type="float" office:value="17.98297" calcext:value-type="float">
            <text:p>17.98297</text:p>
          </table:table-cell>
          <table:table-cell office:value-type="float" office:value="6.848785" calcext:value-type="float">
            <text:p>6.848785</text:p>
          </table:table-cell>
          <table:table-cell office:value-type="float" office:value="15.30765" calcext:value-type="float">
            <text:p>15.30765</text:p>
          </table:table-cell>
          <table:table-cell office:value-type="float" office:value="8.247864" calcext:value-type="float">
            <text:p>8.247864</text:p>
          </table:table-cell>
          <table:table-cell office:value-type="float" office:value="13.31433" calcext:value-type="float">
            <text:p>13.31433</text:p>
          </table:table-cell>
          <table:table-cell office:value-type="float" office:value="9.093964" calcext:value-type="float">
            <text:p>9.093964</text:p>
          </table:table-cell>
          <table:table-cell office:value-type="float" office:value="12.12494" calcext:value-type="float">
            <text:p>12.12494</text:p>
          </table:table-cell>
          <table:table-cell office:value-type="float" office:value="9.424561" calcext:value-type="float">
            <text:p>9.424561</text:p>
          </table:table-cell>
          <table:table-cell office:value-type="float" office:value="10.97491" calcext:value-type="float">
            <text:p>10.97491</text:p>
          </table:table-cell>
          <table:table-cell office:value-type="float" office:value="9.570068" calcext:value-type="float">
            <text:p>9.570068</text:p>
          </table:table-cell>
          <table:table-cell office:value-type="float" office:value="10.08466" calcext:value-type="float">
            <text:p>10.08466</text:p>
          </table:table-cell>
          <table:table-cell office:value-type="float" office:value="9.29834" calcext:value-type="float">
            <text:p>9.29834</text:p>
          </table:table-cell>
          <table:table-cell office:value-type="float" office:value="8.799377" calcext:value-type="float">
            <text:p>8.799377</text:p>
          </table:table-cell>
          <table:table-cell office:value-type="float" office:value="8.555542" calcext:value-type="float">
            <text:p>8.555542</text:p>
          </table:table-cell>
          <table:table-cell office:value-type="float" office:value="7.380829" calcext:value-type="float">
            <text:p>7.380829</text:p>
          </table:table-cell>
          <table:table-cell office:value-type="float" office:value="7.168213" calcext:value-type="float">
            <text:p>7.168213</text:p>
          </table:table-cell>
          <table:table-cell office:value-type="float" office:value="6.114014" calcext:value-type="float">
            <text:p>6.114014</text:p>
          </table:table-cell>
          <table:table-cell office:value-type="float" office:value="5.96875" calcext:value-type="float">
            <text:p>5.96875</text:p>
          </table:table-cell>
          <table:table-cell office:value-type="float" office:value="5.401337" calcext:value-type="float">
            <text:p>5.401337</text:p>
          </table:table-cell>
          <table:table-cell office:value-type="float" office:value="5.280029" calcext:value-type="float">
            <text:p>5.280029</text:p>
          </table:table-cell>
          <table:table-cell office:value-type="float" office:value="4.97464" calcext:value-type="float">
            <text:p>4.97464</text:p>
          </table:table-cell>
          <table:table-cell office:value-type="float" office:value="4.87265" calcext:value-type="float">
            <text:p>4.87265</text:p>
          </table:table-cell>
          <table:table-cell office:value-type="float" office:value="4.880127" calcext:value-type="float">
            <text:p>4.880127</text:p>
          </table:table-cell>
          <table:table-cell office:value-type="float" office:value="4.804596" calcext:value-type="float">
            <text:p>4.804596</text:p>
          </table:table-cell>
          <table:table-cell office:value-type="float" office:value="5.070129" calcext:value-type="float">
            <text:p>5.070129</text:p>
          </table:table-cell>
          <table:table-cell office:value-type="float" office:value="5.01239" calcext:value-type="float">
            <text:p>5.01239</text:p>
          </table:table-cell>
          <table:table-cell office:value-type="float" office:value="41.50116" calcext:value-type="float">
            <text:p>41.50116</text:p>
          </table:table-cell>
          <table:table-cell office:value-type="float" office:value="-4.337372" calcext:value-type="float">
            <text:p>-4.33737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042004" calcext:value-type="float">
            <text:p>5042004</text:p>
          </table:table-cell>
          <table:table-cell office:value-type="float" office:value="18.38803" calcext:value-type="float">
            <text:p>18.38803</text:p>
          </table:table-cell>
          <table:table-cell office:value-type="float" office:value="20.89" calcext:value-type="float">
            <text:p>20.89</text:p>
          </table:table-cell>
          <table:table-cell office:value-type="float" office:value="3.43" calcext:value-type="float">
            <text:p>3.43</text:p>
          </table:table-cell>
          <table:table-cell office:value-type="float" office:value="0.9238153" calcext:value-type="float">
            <text:p>0.9238153</text:p>
          </table:table-cell>
          <table:table-cell office:value-type="float" office:value="0.6876147" calcext:value-type="float">
            <text:p>0.6876147</text:p>
          </table:table-cell>
          <table:table-cell office:value-type="float" office:value="329.508" calcext:value-type="float">
            <text:p>329.508</text:p>
          </table:table-cell>
          <table:table-cell office:value-type="float" office:value="0" calcext:value-type="float">
            <text:p>0</text:p>
          </table:table-cell>
          <table:table-cell office:value-type="float" office:value="23.48712" calcext:value-type="float">
            <text:p>23.48712</text:p>
          </table:table-cell>
          <table:table-cell office:value-type="float" office:value="6.341553" calcext:value-type="float">
            <text:p>6.341553</text:p>
          </table:table-cell>
          <table:table-cell office:value-type="float" office:value="18.14917" calcext:value-type="float">
            <text:p>18.14917</text:p>
          </table:table-cell>
          <table:table-cell office:value-type="float" office:value="8.301849" calcext:value-type="float">
            <text:p>8.301849</text:p>
          </table:table-cell>
          <table:table-cell office:value-type="float" office:value="15.64865" calcext:value-type="float">
            <text:p>15.64865</text:p>
          </table:table-cell>
          <table:table-cell office:value-type="float" office:value="9.30545" calcext:value-type="float">
            <text:p>9.30545</text:p>
          </table:table-cell>
          <table:table-cell office:value-type="float" office:value="13.72473" calcext:value-type="float">
            <text:p>13.72473</text:p>
          </table:table-cell>
          <table:table-cell office:value-type="float" office:value="9.84671" calcext:value-type="float">
            <text:p>9.84671</text:p>
          </table:table-cell>
          <table:table-cell office:value-type="float" office:value="12.55792" calcext:value-type="float">
            <text:p>12.55792</text:p>
          </table:table-cell>
          <table:table-cell office:value-type="float" office:value="10.01013" calcext:value-type="float">
            <text:p>10.01013</text:p>
          </table:table-cell>
          <table:table-cell office:value-type="float" office:value="11.40472" calcext:value-type="float">
            <text:p>11.40472</text:p>
          </table:table-cell>
          <table:table-cell office:value-type="float" office:value="10.01138" calcext:value-type="float">
            <text:p>10.01138</text:p>
          </table:table-cell>
          <table:table-cell office:value-type="float" office:value="10.4679" calcext:value-type="float">
            <text:p>10.4679</text:p>
          </table:table-cell>
          <table:table-cell office:value-type="float" office:value="9.65451" calcext:value-type="float">
            <text:p>9.65451</text:p>
          </table:table-cell>
          <table:table-cell office:value-type="float" office:value="9.091431" calcext:value-type="float">
            <text:p>9.091431</text:p>
          </table:table-cell>
          <table:table-cell office:value-type="float" office:value="8.80545" calcext:value-type="float">
            <text:p>8.80545</text:p>
          </table:table-cell>
          <table:table-cell office:value-type="float" office:value="7.592834" calcext:value-type="float">
            <text:p>7.592834</text:p>
          </table:table-cell>
          <table:table-cell office:value-type="float" office:value="7.383026" calcext:value-type="float">
            <text:p>7.383026</text:p>
          </table:table-cell>
          <table:table-cell office:value-type="float" office:value="6.269562" calcext:value-type="float">
            <text:p>6.269562</text:p>
          </table:table-cell>
          <table:table-cell office:value-type="float" office:value="6.115601" calcext:value-type="float">
            <text:p>6.115601</text:p>
          </table:table-cell>
          <table:table-cell office:value-type="float" office:value="5.526947" calcext:value-type="float">
            <text:p>5.526947</text:p>
          </table:table-cell>
          <table:table-cell office:value-type="float" office:value="5.402618" calcext:value-type="float">
            <text:p>5.402618</text:p>
          </table:table-cell>
          <table:table-cell office:value-type="float" office:value="5.078217" calcext:value-type="float">
            <text:p>5.078217</text:p>
          </table:table-cell>
          <table:table-cell office:value-type="float" office:value="4.975739" calcext:value-type="float">
            <text:p>4.975739</text:p>
          </table:table-cell>
          <table:table-cell office:value-type="float" office:value="4.95816" calcext:value-type="float">
            <text:p>4.95816</text:p>
          </table:table-cell>
          <table:table-cell office:value-type="float" office:value="4.880951" calcext:value-type="float">
            <text:p>4.880951</text:p>
          </table:table-cell>
          <table:table-cell office:value-type="float" office:value="5.131439" calcext:value-type="float">
            <text:p>5.131439</text:p>
          </table:table-cell>
          <table:table-cell office:value-type="float" office:value="5.07074" calcext:value-type="float">
            <text:p>5.07074</text:p>
          </table:table-cell>
          <table:table-cell office:value-type="float" office:value="46.23462" calcext:value-type="float">
            <text:p>46.23462</text:p>
          </table:table-cell>
          <table:table-cell office:value-type="float" office:value="0.004333496" calcext:value-type="float">
            <text:p>0.00433349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042004" calcext:value-type="float">
            <text:p>6042004</text:p>
          </table:table-cell>
          <table:table-cell office:value-type="float" office:value="20.61861" calcext:value-type="float">
            <text:p>20.61861</text:p>
          </table:table-cell>
          <table:table-cell office:value-type="float" office:value="22.62" calcext:value-type="float">
            <text:p>22.62</text:p>
          </table:table-cell>
          <table:table-cell office:value-type="float" office:value="7.5" calcext:value-type="float">
            <text:p>7.5</text:p>
          </table:table-cell>
          <table:table-cell office:value-type="float" office:value="1.051985" calcext:value-type="float">
            <text:p>1.051985</text:p>
          </table:table-cell>
          <table:table-cell office:value-type="float" office:value="0.788509" calcext:value-type="float">
            <text:p>0.788509</text:p>
          </table:table-cell>
          <table:table-cell office:value-type="float" office:value="199.62" calcext:value-type="float">
            <text:p>199.62</text:p>
          </table:table-cell>
          <table:table-cell office:value-type="float" office:value="0" calcext:value-type="float">
            <text:p>0</text:p>
          </table:table-cell>
          <table:table-cell office:value-type="float" office:value="25.6167" calcext:value-type="float">
            <text:p>25.6167</text:p>
          </table:table-cell>
          <table:table-cell office:value-type="float" office:value="8.57605" calcext:value-type="float">
            <text:p>8.57605</text:p>
          </table:table-cell>
          <table:table-cell office:value-type="float" office:value="19.90384" calcext:value-type="float">
            <text:p>19.90384</text:p>
          </table:table-cell>
          <table:table-cell office:value-type="float" office:value="10.0419" calcext:value-type="float">
            <text:p>10.0419</text:p>
          </table:table-cell>
          <table:table-cell office:value-type="float" office:value="17.04788" calcext:value-type="float">
            <text:p>17.04788</text:p>
          </table:table-cell>
          <table:table-cell office:value-type="float" office:value="10.68668" calcext:value-type="float">
            <text:p>10.68668</text:p>
          </table:table-cell>
          <table:table-cell office:value-type="float" office:value="14.89618" calcext:value-type="float">
            <text:p>14.89618</text:p>
          </table:table-cell>
          <table:table-cell office:value-type="float" office:value="10.91068" calcext:value-type="float">
            <text:p>10.91068</text:p>
          </table:table-cell>
          <table:table-cell office:value-type="float" office:value="13.55798" calcext:value-type="float">
            <text:p>13.55798</text:p>
          </table:table-cell>
          <table:table-cell office:value-type="float" office:value="10.87271" calcext:value-type="float">
            <text:p>10.87271</text:p>
          </table:table-cell>
          <table:table-cell office:value-type="float" office:value="12.22748" calcext:value-type="float">
            <text:p>12.22748</text:p>
          </table:table-cell>
          <table:table-cell office:value-type="float" office:value="10.67221" calcext:value-type="float">
            <text:p>10.67221</text:p>
          </table:table-cell>
          <table:table-cell office:value-type="float" office:value="11.12128" calcext:value-type="float">
            <text:p>11.12128</text:p>
          </table:table-cell>
          <table:table-cell office:value-type="float" office:value="10.17941" calcext:value-type="float">
            <text:p>10.17941</text:p>
          </table:table-cell>
          <table:table-cell office:value-type="float" office:value="9.502991" calcext:value-type="float">
            <text:p>9.502991</text:p>
          </table:table-cell>
          <table:table-cell office:value-type="float" office:value="9.098022" calcext:value-type="float">
            <text:p>9.098022</text:p>
          </table:table-cell>
          <table:table-cell office:value-type="float" office:value="7.835297" calcext:value-type="float">
            <text:p>7.835297</text:p>
          </table:table-cell>
          <table:table-cell office:value-type="float" office:value="7.595184" calcext:value-type="float">
            <text:p>7.595184</text:p>
          </table:table-cell>
          <table:table-cell office:value-type="float" office:value="6.434143" calcext:value-type="float">
            <text:p>6.434143</text:p>
          </table:table-cell>
          <table:table-cell office:value-type="float" office:value="6.27121" calcext:value-type="float">
            <text:p>6.27121</text:p>
          </table:table-cell>
          <table:table-cell office:value-type="float" office:value="5.656586" calcext:value-type="float">
            <text:p>5.656586</text:p>
          </table:table-cell>
          <table:table-cell office:value-type="float" office:value="5.52832" calcext:value-type="float">
            <text:p>5.52832</text:p>
          </table:table-cell>
          <table:table-cell office:value-type="float" office:value="5.182434" calcext:value-type="float">
            <text:p>5.182434</text:p>
          </table:table-cell>
          <table:table-cell office:value-type="float" office:value="5.079315" calcext:value-type="float">
            <text:p>5.079315</text:p>
          </table:table-cell>
          <table:table-cell office:value-type="float" office:value="5.038116" calcext:value-type="float">
            <text:p>5.038116</text:p>
          </table:table-cell>
          <table:table-cell office:value-type="float" office:value="4.958954" calcext:value-type="float">
            <text:p>4.958954</text:p>
          </table:table-cell>
          <table:table-cell office:value-type="float" office:value="5.196198" calcext:value-type="float">
            <text:p>5.196198</text:p>
          </table:table-cell>
          <table:table-cell office:value-type="float" office:value="5.132111" calcext:value-type="float">
            <text:p>5.132111</text:p>
          </table:table-cell>
          <table:table-cell office:value-type="float" office:value="47.78641" calcext:value-type="float">
            <text:p>47.78641</text:p>
          </table:table-cell>
          <table:table-cell office:value-type="float" office:value="3.970551" calcext:value-type="float">
            <text:p>3.97055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042004" calcext:value-type="float">
            <text:p>7042004</text:p>
          </table:table-cell>
          <table:table-cell office:value-type="float" office:value="20.70807" calcext:value-type="float">
            <text:p>20.70807</text:p>
          </table:table-cell>
          <table:table-cell office:value-type="float" office:value="25.43" calcext:value-type="float">
            <text:p>25.43</text:p>
          </table:table-cell>
          <table:table-cell office:value-type="float" office:value="6.73" calcext:value-type="float">
            <text:p>6.73</text:p>
          </table:table-cell>
          <table:table-cell office:value-type="float" office:value="0.9331031" calcext:value-type="float">
            <text:p>0.9331031</text:p>
          </table:table-cell>
          <table:table-cell office:value-type="float" office:value="0.7514606" calcext:value-type="float">
            <text:p>0.7514606</text:p>
          </table:table-cell>
          <table:table-cell office:value-type="float" office:value="337.572" calcext:value-type="float">
            <text:p>337.572</text:p>
          </table:table-cell>
          <table:table-cell office:value-type="float" office:value="0" calcext:value-type="float">
            <text:p>0</text:p>
          </table:table-cell>
          <table:table-cell office:value-type="float" office:value="27.27676" calcext:value-type="float">
            <text:p>27.27676</text:p>
          </table:table-cell>
          <table:table-cell office:value-type="float" office:value="9.18576" calcext:value-type="float">
            <text:p>9.18576</text:p>
          </table:table-cell>
          <table:table-cell office:value-type="float" office:value="21.16669" calcext:value-type="float">
            <text:p>21.16669</text:p>
          </table:table-cell>
          <table:table-cell office:value-type="float" office:value="10.78625" calcext:value-type="float">
            <text:p>10.78625</text:p>
          </table:table-cell>
          <table:table-cell office:value-type="float" office:value="17.96042" calcext:value-type="float">
            <text:p>17.96042</text:p>
          </table:table-cell>
          <table:table-cell office:value-type="float" office:value="11.50504" calcext:value-type="float">
            <text:p>11.50504</text:p>
          </table:table-cell>
          <table:table-cell office:value-type="float" office:value="15.6973" calcext:value-type="float">
            <text:p>15.6973</text:p>
          </table:table-cell>
          <table:table-cell office:value-type="float" office:value="11.74277" calcext:value-type="float">
            <text:p>11.74277</text:p>
          </table:table-cell>
          <table:table-cell office:value-type="float" office:value="14.31604" calcext:value-type="float">
            <text:p>14.31604</text:p>
          </table:table-cell>
          <table:table-cell office:value-type="float" office:value="11.68359" calcext:value-type="float">
            <text:p>11.68359</text:p>
          </table:table-cell>
          <table:table-cell office:value-type="float" office:value="12.92578" calcext:value-type="float">
            <text:p>12.92578</text:p>
          </table:table-cell>
          <table:table-cell office:value-type="float" office:value="11.43073" calcext:value-type="float">
            <text:p>11.43073</text:p>
          </table:table-cell>
          <table:table-cell office:value-type="float" office:value="11.75162" calcext:value-type="float">
            <text:p>11.75162</text:p>
          </table:table-cell>
          <table:table-cell office:value-type="float" office:value="10.83377" calcext:value-type="float">
            <text:p>10.83377</text:p>
          </table:table-cell>
          <table:table-cell office:value-type="float" office:value="10.0062" calcext:value-type="float">
            <text:p>10.0062</text:p>
          </table:table-cell>
          <table:table-cell office:value-type="float" office:value="9.511383" calcext:value-type="float">
            <text:p>9.511383</text:p>
          </table:table-cell>
          <table:table-cell office:value-type="float" office:value="8.134277" calcext:value-type="float">
            <text:p>8.134277</text:p>
          </table:table-cell>
          <table:table-cell office:value-type="float" office:value="7.838165" calcext:value-type="float">
            <text:p>7.838165</text:p>
          </table:table-cell>
          <table:table-cell office:value-type="float" office:value="6.615082" calcext:value-type="float">
            <text:p>6.615082</text:p>
          </table:table-cell>
          <table:table-cell office:value-type="float" office:value="6.435883" calcext:value-type="float">
            <text:p>6.435883</text:p>
          </table:table-cell>
          <table:table-cell office:value-type="float" office:value="5.791473" calcext:value-type="float">
            <text:p>5.791473</text:p>
          </table:table-cell>
          <table:table-cell office:value-type="float" office:value="5.657959" calcext:value-type="float">
            <text:p>5.657959</text:p>
          </table:table-cell>
          <table:table-cell office:value-type="float" office:value="5.288391" calcext:value-type="float">
            <text:p>5.288391</text:p>
          </table:table-cell>
          <table:table-cell office:value-type="float" office:value="5.183502" calcext:value-type="float">
            <text:p>5.183502</text:p>
          </table:table-cell>
          <table:table-cell office:value-type="float" office:value="5.119995" calcext:value-type="float">
            <text:p>5.119995</text:p>
          </table:table-cell>
          <table:table-cell office:value-type="float" office:value="5.038971" calcext:value-type="float">
            <text:p>5.038971</text:p>
          </table:table-cell>
          <table:table-cell office:value-type="float" office:value="5.263611" calcext:value-type="float">
            <text:p>5.263611</text:p>
          </table:table-cell>
          <table:table-cell office:value-type="float" office:value="5.196899" calcext:value-type="float">
            <text:p>5.196899</text:p>
          </table:table-cell>
          <table:table-cell office:value-type="float" office:value="48.24533" calcext:value-type="float">
            <text:p>48.24533</text:p>
          </table:table-cell>
          <table:table-cell office:value-type="float" office:value="3.129669" calcext:value-type="float">
            <text:p>3.12966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042004" calcext:value-type="float">
            <text:p>8042004</text:p>
          </table:table-cell>
          <table:table-cell office:value-type="float" office:value="22.71458" calcext:value-type="float">
            <text:p>22.71458</text:p>
          </table:table-cell>
          <table:table-cell office:value-type="float" office:value="16.52" calcext:value-type="float">
            <text:p>16.52</text:p>
          </table:table-cell>
          <table:table-cell office:value-type="float" office:value="1.45" calcext:value-type="float">
            <text:p>1.45</text:p>
          </table:table-cell>
          <table:table-cell office:value-type="float" office:value="0.7964815" calcext:value-type="float">
            <text:p>0.7964815</text:p>
          </table:table-cell>
          <table:table-cell office:value-type="float" office:value="0.5979416" calcext:value-type="float">
            <text:p>0.5979416</text:p>
          </table:table-cell>
          <table:table-cell office:value-type="float" office:value="279.936" calcext:value-type="float">
            <text:p>279.936</text:p>
          </table:table-cell>
          <table:table-cell office:value-type="float" office:value="0" calcext:value-type="float">
            <text:p>0</text:p>
          </table:table-cell>
          <table:table-cell office:value-type="float" office:value="24.65176" calcext:value-type="float">
            <text:p>24.65176</text:p>
          </table:table-cell>
          <table:table-cell office:value-type="float" office:value="7.614044" calcext:value-type="float">
            <text:p>7.614044</text:p>
          </table:table-cell>
          <table:table-cell office:value-type="float" office:value="19.96347" calcext:value-type="float">
            <text:p>19.96347</text:p>
          </table:table-cell>
          <table:table-cell office:value-type="float" office:value="10.14157" calcext:value-type="float">
            <text:p>10.14157</text:p>
          </table:table-cell>
          <table:table-cell office:value-type="float" office:value="17.46741" calcext:value-type="float">
            <text:p>17.46741</text:p>
          </table:table-cell>
          <table:table-cell office:value-type="float" office:value="11.25943" calcext:value-type="float">
            <text:p>11.25943</text:p>
          </table:table-cell>
          <table:table-cell office:value-type="float" office:value="15.48056" calcext:value-type="float">
            <text:p>15.48056</text:p>
          </table:table-cell>
          <table:table-cell office:value-type="float" office:value="11.79126" calcext:value-type="float">
            <text:p>11.79126</text:p>
          </table:table-cell>
          <table:table-cell office:value-type="float" office:value="14.24408" calcext:value-type="float">
            <text:p>14.24408</text:p>
          </table:table-cell>
          <table:table-cell office:value-type="float" office:value="11.89371" calcext:value-type="float">
            <text:p>11.89371</text:p>
          </table:table-cell>
          <table:table-cell office:value-type="float" office:value="12.9791" calcext:value-type="float">
            <text:p>12.9791</text:p>
          </table:table-cell>
          <table:table-cell office:value-type="float" office:value="11.77847" calcext:value-type="float">
            <text:p>11.77847</text:p>
          </table:table-cell>
          <table:table-cell office:value-type="float" office:value="11.9357" calcext:value-type="float">
            <text:p>11.9357</text:p>
          </table:table-cell>
          <table:table-cell office:value-type="float" office:value="11.2431" calcext:value-type="float">
            <text:p>11.2431</text:p>
          </table:table-cell>
          <table:table-cell office:value-type="float" office:value="10.37082" calcext:value-type="float">
            <text:p>10.37082</text:p>
          </table:table-cell>
          <table:table-cell office:value-type="float" office:value="10.01471" calcext:value-type="float">
            <text:p>10.01471</text:p>
          </table:table-cell>
          <table:table-cell office:value-type="float" office:value="8.454712" calcext:value-type="float">
            <text:p>8.454712</text:p>
          </table:table-cell>
          <table:table-cell office:value-type="float" office:value="8.137695" calcext:value-type="float">
            <text:p>8.137695</text:p>
          </table:table-cell>
          <table:table-cell office:value-type="float" office:value="6.816345" calcext:value-type="float">
            <text:p>6.816345</text:p>
          </table:table-cell>
          <table:table-cell office:value-type="float" office:value="6.617096" calcext:value-type="float">
            <text:p>6.617096</text:p>
          </table:table-cell>
          <table:table-cell office:value-type="float" office:value="5.935059" calcext:value-type="float">
            <text:p>5.935059</text:p>
          </table:table-cell>
          <table:table-cell office:value-type="float" office:value="5.792908" calcext:value-type="float">
            <text:p>5.792908</text:p>
          </table:table-cell>
          <table:table-cell office:value-type="float" office:value="5.397339" calcext:value-type="float">
            <text:p>5.397339</text:p>
          </table:table-cell>
          <table:table-cell office:value-type="float" office:value="5.28952" calcext:value-type="float">
            <text:p>5.28952</text:p>
          </table:table-cell>
          <table:table-cell office:value-type="float" office:value="5.204163" calcext:value-type="float">
            <text:p>5.204163</text:p>
          </table:table-cell>
          <table:table-cell office:value-type="float" office:value="5.12088" calcext:value-type="float">
            <text:p>5.12088</text:p>
          </table:table-cell>
          <table:table-cell office:value-type="float" office:value="5.333099" calcext:value-type="float">
            <text:p>5.333099</text:p>
          </table:table-cell>
          <table:table-cell office:value-type="float" office:value="5.264343" calcext:value-type="float">
            <text:p>5.264343</text:p>
          </table:table-cell>
          <table:table-cell office:value-type="float" office:value="42.54913" calcext:value-type="float">
            <text:p>42.54913</text:p>
          </table:table-cell>
          <table:table-cell office:value-type="float" office:value="-1.475403" calcext:value-type="float">
            <text:p>-1.47540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042004" calcext:value-type="float">
            <text:p>9042004</text:p>
          </table:table-cell>
          <table:table-cell office:value-type="float" office:value="6.9912" calcext:value-type="float">
            <text:p>6.9912</text:p>
          </table:table-cell>
          <table:table-cell office:value-type="float" office:value="10.67" calcext:value-type="float">
            <text:p>10.67</text:p>
          </table:table-cell>
          <table:table-cell office:value-type="float" office:value="5.74" calcext:value-type="float">
            <text:p>5.74</text:p>
          </table:table-cell>
          <table:table-cell office:value-type="float" office:value="0.9523559" calcext:value-type="float">
            <text:p>0.9523559</text:p>
          </table:table-cell>
          <table:table-cell office:value-type="float" office:value="0.7267866" calcext:value-type="float">
            <text:p>0.7267866</text:p>
          </table:table-cell>
          <table:table-cell office:value-type="float" office:value="209.448" calcext:value-type="float">
            <text:p>209.448</text:p>
          </table:table-cell>
          <table:table-cell office:value-type="float" office:value="1.1" calcext:value-type="float">
            <text:p>1.1</text:p>
          </table:table-cell>
          <table:table-cell office:value-type="float" office:value="15.7287" calcext:value-type="float">
            <text:p>15.7287</text:p>
          </table:table-cell>
          <table:table-cell office:value-type="float" office:value="8.280457" calcext:value-type="float">
            <text:p>8.280457</text:p>
          </table:table-cell>
          <table:table-cell office:value-type="float" office:value="13.84781" calcext:value-type="float">
            <text:p>13.84781</text:p>
          </table:table-cell>
          <table:table-cell office:value-type="float" office:value="9.935364" calcext:value-type="float">
            <text:p>9.935364</text:p>
          </table:table-cell>
          <table:table-cell office:value-type="float" office:value="13.92416" calcext:value-type="float">
            <text:p>13.92416</text:p>
          </table:table-cell>
          <table:table-cell office:value-type="float" office:value="10.82657" calcext:value-type="float">
            <text:p>10.82657</text:p>
          </table:table-cell>
          <table:table-cell office:value-type="float" office:value="13.96603" calcext:value-type="float">
            <text:p>13.96603</text:p>
          </table:table-cell>
          <table:table-cell office:value-type="float" office:value="11.33926" calcext:value-type="float">
            <text:p>11.33926</text:p>
          </table:table-cell>
          <table:table-cell office:value-type="float" office:value="13.59711" calcext:value-type="float">
            <text:p>13.59711</text:p>
          </table:table-cell>
          <table:table-cell office:value-type="float" office:value="11.46594" calcext:value-type="float">
            <text:p>11.46594</text:p>
          </table:table-cell>
          <table:table-cell office:value-type="float" office:value="12.93173" calcext:value-type="float">
            <text:p>12.93173</text:p>
          </table:table-cell>
          <table:table-cell office:value-type="float" office:value="11.47186" calcext:value-type="float">
            <text:p>11.47186</text:p>
          </table:table-cell>
          <table:table-cell office:value-type="float" office:value="11.9455" calcext:value-type="float">
            <text:p>11.9455</text:p>
          </table:table-cell>
          <table:table-cell office:value-type="float" office:value="11.14145" calcext:value-type="float">
            <text:p>11.14145</text:p>
          </table:table-cell>
          <table:table-cell office:value-type="float" office:value="10.5098" calcext:value-type="float">
            <text:p>10.5098</text:p>
          </table:table-cell>
          <table:table-cell office:value-type="float" office:value="10.37698" calcext:value-type="float">
            <text:p>10.37698</text:p>
          </table:table-cell>
          <table:table-cell office:value-type="float" office:value="8.720276" calcext:value-type="float">
            <text:p>8.720276</text:p>
          </table:table-cell>
          <table:table-cell office:value-type="float" office:value="8.457886" calcext:value-type="float">
            <text:p>8.457886</text:p>
          </table:table-cell>
          <table:table-cell office:value-type="float" office:value="7.026672" calcext:value-type="float">
            <text:p>7.026672</text:p>
          </table:table-cell>
          <table:table-cell office:value-type="float" office:value="6.818512" calcext:value-type="float">
            <text:p>6.818512</text:p>
          </table:table-cell>
          <table:table-cell office:value-type="float" office:value="6.088043" calcext:value-type="float">
            <text:p>6.088043</text:p>
          </table:table-cell>
          <table:table-cell office:value-type="float" office:value="5.936615" calcext:value-type="float">
            <text:p>5.936615</text:p>
          </table:table-cell>
          <table:table-cell office:value-type="float" office:value="5.51059" calcext:value-type="float">
            <text:p>5.51059</text:p>
          </table:table-cell>
          <table:table-cell office:value-type="float" office:value="5.398499" calcext:value-type="float">
            <text:p>5.398499</text:p>
          </table:table-cell>
          <table:table-cell office:value-type="float" office:value="5.290833" calcext:value-type="float">
            <text:p>5.290833</text:p>
          </table:table-cell>
          <table:table-cell office:value-type="float" office:value="5.205017" calcext:value-type="float">
            <text:p>5.205017</text:p>
          </table:table-cell>
          <table:table-cell office:value-type="float" office:value="5.404877" calcext:value-type="float">
            <text:p>5.404877</text:p>
          </table:table-cell>
          <table:table-cell office:value-type="float" office:value="5.333832" calcext:value-type="float">
            <text:p>5.333832</text:p>
          </table:table-cell>
          <table:table-cell office:value-type="float" office:value="17.38901" calcext:value-type="float">
            <text:p>17.38901</text:p>
          </table:table-cell>
          <table:table-cell office:value-type="float" office:value="2.537994" calcext:value-type="float">
            <text:p>2.53799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042004" calcext:value-type="float">
            <text:p>10042004</text:p>
          </table:table-cell>
          <table:table-cell office:value-type="float" office:value="23.02707" calcext:value-type="float">
            <text:p>23.02707</text:p>
          </table:table-cell>
          <table:table-cell office:value-type="float" office:value="8.46" calcext:value-type="float">
            <text:p>8.46</text:p>
          </table:table-cell>
          <table:table-cell office:value-type="float" office:value="-2.86" calcext:value-type="float">
            <text:p>-2.86</text:p>
          </table:table-cell>
          <table:table-cell office:value-type="float" office:value="0.7673366" calcext:value-type="float">
            <text:p>0.7673366</text:p>
          </table:table-cell>
          <table:table-cell office:value-type="float" office:value="0.4380099" calcext:value-type="float">
            <text:p>0.4380099</text:p>
          </table:table-cell>
          <table:table-cell office:value-type="float" office:value="380.556" calcext:value-type="float">
            <text:p>380.556</text:p>
          </table:table-cell>
          <table:table-cell office:value-type="float" office:value="0" calcext:value-type="float">
            <text:p>0</text:p>
          </table:table-cell>
          <table:table-cell office:value-type="float" office:value="22.478" calcext:value-type="float">
            <text:p>22.478</text:p>
          </table:table-cell>
          <table:table-cell office:value-type="float" office:value="5.365326" calcext:value-type="float">
            <text:p>5.365326</text:p>
          </table:table-cell>
          <table:table-cell office:value-type="float" office:value="17.81561" calcext:value-type="float">
            <text:p>17.81561</text:p>
          </table:table-cell>
          <table:table-cell office:value-type="float" office:value="7.77301" calcext:value-type="float">
            <text:p>7.77301</text:p>
          </table:table-cell>
          <table:table-cell office:value-type="float" office:value="15.42264" calcext:value-type="float">
            <text:p>15.42264</text:p>
          </table:table-cell>
          <table:table-cell office:value-type="float" office:value="8.984314" calcext:value-type="float">
            <text:p>8.984314</text:p>
          </table:table-cell>
          <table:table-cell office:value-type="float" office:value="13.68024" calcext:value-type="float">
            <text:p>13.68024</text:p>
          </table:table-cell>
          <table:table-cell office:value-type="float" office:value="9.786194" calcext:value-type="float">
            <text:p>9.786194</text:p>
          </table:table-cell>
          <table:table-cell office:value-type="float" office:value="12.67859" calcext:value-type="float">
            <text:p>12.67859</text:p>
          </table:table-cell>
          <table:table-cell office:value-type="float" office:value="10.17584" calcext:value-type="float">
            <text:p>10.17584</text:p>
          </table:table-cell>
          <table:table-cell office:value-type="float" office:value="11.7261" calcext:value-type="float">
            <text:p>11.7261</text:p>
          </table:table-cell>
          <table:table-cell office:value-type="float" office:value="10.46185" calcext:value-type="float">
            <text:p>10.46185</text:p>
          </table:table-cell>
          <table:table-cell office:value-type="float" office:value="11.13229" calcext:value-type="float">
            <text:p>11.13229</text:p>
          </table:table-cell>
          <table:table-cell office:value-type="float" office:value="10.41568" calcext:value-type="float">
            <text:p>10.41568</text:p>
          </table:table-cell>
          <table:table-cell office:value-type="float" office:value="10.40298" calcext:value-type="float">
            <text:p>10.40298</text:p>
          </table:table-cell>
          <table:table-cell office:value-type="float" office:value="10.08762" calcext:value-type="float">
            <text:p>10.08762</text:p>
          </table:table-cell>
          <table:table-cell office:value-type="float" office:value="8.801636" calcext:value-type="float">
            <text:p>8.801636</text:p>
          </table:table-cell>
          <table:table-cell office:value-type="float" office:value="8.722076" calcext:value-type="float">
            <text:p>8.722076</text:p>
          </table:table-cell>
          <table:table-cell office:value-type="float" office:value="7.214325" calcext:value-type="float">
            <text:p>7.214325</text:p>
          </table:table-cell>
          <table:table-cell office:value-type="float" office:value="7.028839" calcext:value-type="float">
            <text:p>7.028839</text:p>
          </table:table-cell>
          <table:table-cell office:value-type="float" office:value="6.244324" calcext:value-type="float">
            <text:p>6.244324</text:p>
          </table:table-cell>
          <table:table-cell office:value-type="float" office:value="6.089691" calcext:value-type="float">
            <text:p>6.089691</text:p>
          </table:table-cell>
          <table:table-cell office:value-type="float" office:value="5.628601" calcext:value-type="float">
            <text:p>5.628601</text:p>
          </table:table-cell>
          <table:table-cell office:value-type="float" office:value="5.51181" calcext:value-type="float">
            <text:p>5.51181</text:p>
          </table:table-cell>
          <table:table-cell office:value-type="float" office:value="5.380463" calcext:value-type="float">
            <text:p>5.380463</text:p>
          </table:table-cell>
          <table:table-cell office:value-type="float" office:value="5.291748" calcext:value-type="float">
            <text:p>5.291748</text:p>
          </table:table-cell>
          <table:table-cell office:value-type="float" office:value="5.478851" calcext:value-type="float">
            <text:p>5.478851</text:p>
          </table:table-cell>
          <table:table-cell office:value-type="float" office:value="5.40564" calcext:value-type="float">
            <text:p>5.40564</text:p>
          </table:table-cell>
          <table:table-cell office:value-type="float" office:value="38.65753" calcext:value-type="float">
            <text:p>38.65753</text:p>
          </table:table-cell>
          <table:table-cell office:value-type="float" office:value="-5.322723" calcext:value-type="float">
            <text:p>-5.32272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042004" calcext:value-type="float">
            <text:p>11042004</text:p>
          </table:table-cell>
          <table:table-cell office:value-type="float" office:value="13.1526" calcext:value-type="float">
            <text:p>13.1526</text:p>
          </table:table-cell>
          <table:table-cell office:value-type="float" office:value="10.99" calcext:value-type="float">
            <text:p>10.99</text:p>
          </table:table-cell>
          <table:table-cell office:value-type="float" office:value="-4.81" calcext:value-type="float">
            <text:p>-4.81</text:p>
          </table:table-cell>
          <table:table-cell office:value-type="float" office:value="0.7643369" calcext:value-type="float">
            <text:p>0.7643369</text:p>
          </table:table-cell>
          <table:table-cell office:value-type="float" office:value="0.3792267" calcext:value-type="float">
            <text:p>0.3792267</text:p>
          </table:table-cell>
          <table:table-cell office:value-type="float" office:value="199.368" calcext:value-type="float">
            <text:p>199.368</text:p>
          </table:table-cell>
          <table:table-cell office:value-type="float" office:value="0" calcext:value-type="float">
            <text:p>0</text:p>
          </table:table-cell>
          <table:table-cell office:value-type="float" office:value="17.30066" calcext:value-type="float">
            <text:p>17.30066</text:p>
          </table:table-cell>
          <table:table-cell office:value-type="float" office:value="3.130219" calcext:value-type="float">
            <text:p>3.130219</text:p>
          </table:table-cell>
          <table:table-cell office:value-type="float" office:value="13.45786" calcext:value-type="float">
            <text:p>13.45786</text:p>
          </table:table-cell>
          <table:table-cell office:value-type="float" office:value="6.124268" calcext:value-type="float">
            <text:p>6.124268</text:p>
          </table:table-cell>
          <table:table-cell office:value-type="float" office:value="12.24075" calcext:value-type="float">
            <text:p>12.24075</text:p>
          </table:table-cell>
          <table:table-cell office:value-type="float" office:value="7.810608" calcext:value-type="float">
            <text:p>7.810608</text:p>
          </table:table-cell>
          <table:table-cell office:value-type="float" office:value="11.72079" calcext:value-type="float">
            <text:p>11.72079</text:p>
          </table:table-cell>
          <table:table-cell office:value-type="float" office:value="8.980988" calcext:value-type="float">
            <text:p>8.980988</text:p>
          </table:table-cell>
          <table:table-cell office:value-type="float" office:value="11.80389" calcext:value-type="float">
            <text:p>11.80389</text:p>
          </table:table-cell>
          <table:table-cell office:value-type="float" office:value="9.554962" calcext:value-type="float">
            <text:p>9.554962</text:p>
          </table:table-cell>
          <table:table-cell office:value-type="float" office:value="11.63007" calcext:value-type="float">
            <text:p>11.63007</text:p>
          </table:table-cell>
          <table:table-cell office:value-type="float" office:value="9.973785" calcext:value-type="float">
            <text:p>9.973785</text:p>
          </table:table-cell>
          <table:table-cell office:value-type="float" office:value="11.06769" calcext:value-type="float">
            <text:p>11.06769</text:p>
          </table:table-cell>
          <table:table-cell office:value-type="float" office:value="10.03577" calcext:value-type="float">
            <text:p>10.03577</text:p>
          </table:table-cell>
          <table:table-cell office:value-type="float" office:value="10.15323" calcext:value-type="float">
            <text:p>10.15323</text:p>
          </table:table-cell>
          <table:table-cell office:value-type="float" office:value="9.829407" calcext:value-type="float">
            <text:p>9.829407</text:p>
          </table:table-cell>
          <table:table-cell office:value-type="float" office:value="8.82843" calcext:value-type="float">
            <text:p>8.82843</text:p>
          </table:table-cell>
          <table:table-cell office:value-type="float" office:value="8.802124" calcext:value-type="float">
            <text:p>8.802124</text:p>
          </table:table-cell>
          <table:table-cell office:value-type="float" office:value="7.361694" calcext:value-type="float">
            <text:p>7.361694</text:p>
          </table:table-cell>
          <table:table-cell office:value-type="float" office:value="7.216003" calcext:value-type="float">
            <text:p>7.216003</text:p>
          </table:table-cell>
          <table:table-cell office:value-type="float" office:value="6.392365" calcext:value-type="float">
            <text:p>6.392365</text:p>
          </table:table-cell>
          <table:table-cell office:value-type="float" office:value="6.245911" calcext:value-type="float">
            <text:p>6.245911</text:p>
          </table:table-cell>
          <table:table-cell office:value-type="float" office:value="5.749146" calcext:value-type="float">
            <text:p>5.749146</text:p>
          </table:table-cell>
          <table:table-cell office:value-type="float" office:value="5.629822" calcext:value-type="float">
            <text:p>5.629822</text:p>
          </table:table-cell>
          <table:table-cell office:value-type="float" office:value="5.472931" calcext:value-type="float">
            <text:p>5.472931</text:p>
          </table:table-cell>
          <table:table-cell office:value-type="float" office:value="5.381439" calcext:value-type="float">
            <text:p>5.381439</text:p>
          </table:table-cell>
          <table:table-cell office:value-type="float" office:value="5.555176" calcext:value-type="float">
            <text:p>5.555176</text:p>
          </table:table-cell>
          <table:table-cell office:value-type="float" office:value="5.479645" calcext:value-type="float">
            <text:p>5.479645</text:p>
          </table:table-cell>
          <table:table-cell office:value-type="float" office:value="31.06064" calcext:value-type="float">
            <text:p>31.06064</text:p>
          </table:table-cell>
          <table:table-cell office:value-type="float" office:value="-7.445007" calcext:value-type="float">
            <text:p>-7.44500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2042004" calcext:value-type="float">
            <text:p>12042004</text:p>
          </table:table-cell>
          <table:table-cell office:value-type="float" office:value="12.33432" calcext:value-type="float">
            <text:p>12.33432</text:p>
          </table:table-cell>
          <table:table-cell office:value-type="float" office:value="9.34" calcext:value-type="float">
            <text:p>9.34</text:p>
          </table:table-cell>
          <table:table-cell office:value-type="float" office:value="0.7" calcext:value-type="float">
            <text:p>0.7</text:p>
          </table:table-cell>
          <table:table-cell office:value-type="float" office:value="0.7469698" calcext:value-type="float">
            <text:p>0.7469698</text:p>
          </table:table-cell>
          <table:table-cell office:value-type="float" office:value="0.5668162" calcext:value-type="float">
            <text:p>0.5668162</text:p>
          </table:table-cell>
          <table:table-cell office:value-type="float" office:value="240.588" calcext:value-type="float">
            <text:p>240.588</text:p>
          </table:table-cell>
          <table:table-cell office:value-type="float" office:value="0" calcext:value-type="float">
            <text:p>0</text:p>
          </table:table-cell>
          <table:table-cell office:value-type="float" office:value="15.83286" calcext:value-type="float">
            <text:p>15.83286</text:p>
          </table:table-cell>
          <table:table-cell office:value-type="float" office:value="4.375824" calcext:value-type="float">
            <text:p>4.375824</text:p>
          </table:table-cell>
          <table:table-cell office:value-type="float" office:value="12.98355" calcext:value-type="float">
            <text:p>12.98355</text:p>
          </table:table-cell>
          <table:table-cell office:value-type="float" office:value="6.583008" calcext:value-type="float">
            <text:p>6.583008</text:p>
          </table:table-cell>
          <table:table-cell office:value-type="float" office:value="11.72226" calcext:value-type="float">
            <text:p>11.72226</text:p>
          </table:table-cell>
          <table:table-cell office:value-type="float" office:value="7.805817" calcext:value-type="float">
            <text:p>7.805817</text:p>
          </table:table-cell>
          <table:table-cell office:value-type="float" office:value="10.89038" calcext:value-type="float">
            <text:p>10.89038</text:p>
          </table:table-cell>
          <table:table-cell office:value-type="float" office:value="8.657471" calcext:value-type="float">
            <text:p>8.657471</text:p>
          </table:table-cell>
          <table:table-cell office:value-type="float" office:value="10.45288" calcext:value-type="float">
            <text:p>10.45288</text:p>
          </table:table-cell>
          <table:table-cell office:value-type="float" office:value="9.108978" calcext:value-type="float">
            <text:p>9.108978</text:p>
          </table:table-cell>
          <table:table-cell office:value-type="float" office:value="10.43555" calcext:value-type="float">
            <text:p>10.43555</text:p>
          </table:table-cell>
          <table:table-cell office:value-type="float" office:value="9.474792" calcext:value-type="float">
            <text:p>9.474792</text:p>
          </table:table-cell>
          <table:table-cell office:value-type="float" office:value="10.2269" calcext:value-type="float">
            <text:p>10.2269</text:p>
          </table:table-cell>
          <table:table-cell office:value-type="float" office:value="9.57135" calcext:value-type="float">
            <text:p>9.57135</text:p>
          </table:table-cell>
          <table:table-cell office:value-type="float" office:value="9.827576" calcext:value-type="float">
            <text:p>9.827576</text:p>
          </table:table-cell>
          <table:table-cell office:value-type="float" office:value="9.484283" calcext:value-type="float">
            <text:p>9.484283</text:p>
          </table:table-cell>
          <table:table-cell office:value-type="float" office:value="8.813812" calcext:value-type="float">
            <text:p>8.813812</text:p>
          </table:table-cell>
          <table:table-cell office:value-type="float" office:value="8.732544" calcext:value-type="float">
            <text:p>8.732544</text:p>
          </table:table-cell>
          <table:table-cell office:value-type="float" office:value="7.465149" calcext:value-type="float">
            <text:p>7.465149</text:p>
          </table:table-cell>
          <table:table-cell office:value-type="float" office:value="7.363007" calcext:value-type="float">
            <text:p>7.363007</text:p>
          </table:table-cell>
          <table:table-cell office:value-type="float" office:value="6.524689" calcext:value-type="float">
            <text:p>6.524689</text:p>
          </table:table-cell>
          <table:table-cell office:value-type="float" office:value="6.393829" calcext:value-type="float">
            <text:p>6.393829</text:p>
          </table:table-cell>
          <table:table-cell office:value-type="float" office:value="5.868042" calcext:value-type="float">
            <text:p>5.868042</text:p>
          </table:table-cell>
          <table:table-cell office:value-type="float" office:value="5.750397" calcext:value-type="float">
            <text:p>5.750397</text:p>
          </table:table-cell>
          <table:table-cell office:value-type="float" office:value="5.567749" calcext:value-type="float">
            <text:p>5.567749</text:p>
          </table:table-cell>
          <table:table-cell office:value-type="float" office:value="5.473907" calcext:value-type="float">
            <text:p>5.473907</text:p>
          </table:table-cell>
          <table:table-cell office:value-type="float" office:value="5.63446" calcext:value-type="float">
            <text:p>5.63446</text:p>
          </table:table-cell>
          <table:table-cell office:value-type="float" office:value="5.556" calcext:value-type="float">
            <text:p>5.556</text:p>
          </table:table-cell>
          <table:table-cell office:value-type="float" office:value="23.72818" calcext:value-type="float">
            <text:p>23.72818</text:p>
          </table:table-cell>
          <table:table-cell office:value-type="float" office:value="-2.757721" calcext:value-type="float">
            <text:p>-2.75772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3042004" calcext:value-type="float">
            <text:p>13042004</text:p>
          </table:table-cell>
          <table:table-cell office:value-type="float" office:value="24.84935" calcext:value-type="float">
            <text:p>24.84935</text:p>
          </table:table-cell>
          <table:table-cell office:value-type="float" office:value="16.101" calcext:value-type="float">
            <text:p>16.101</text:p>
          </table:table-cell>
          <table:table-cell office:value-type="float" office:value="-2.98" calcext:value-type="float">
            <text:p>-2.98</text:p>
          </table:table-cell>
          <table:table-cell office:value-type="float" office:value="0.7740251" calcext:value-type="float">
            <text:p>0.7740251</text:p>
          </table:table-cell>
          <table:table-cell office:value-type="float" office:value="0.4341682" calcext:value-type="float">
            <text:p>0.4341682</text:p>
          </table:table-cell>
          <table:table-cell office:value-type="float" office:value="197.352" calcext:value-type="float">
            <text:p>197.352</text:p>
          </table:table-cell>
          <table:table-cell office:value-type="float" office:value="0" calcext:value-type="float">
            <text:p>0</text:p>
          </table:table-cell>
          <table:table-cell office:value-type="float" office:value="23.53259" calcext:value-type="float">
            <text:p>23.53259</text:p>
          </table:table-cell>
          <table:table-cell office:value-type="float" office:value="2.847595" calcext:value-type="float">
            <text:p>2.847595</text:p>
          </table:table-cell>
          <table:table-cell office:value-type="float" office:value="17.84216" calcext:value-type="float">
            <text:p>17.84216</text:p>
          </table:table-cell>
          <table:table-cell office:value-type="float" office:value="5.438263" calcext:value-type="float">
            <text:p>5.438263</text:p>
          </table:table-cell>
          <table:table-cell office:value-type="float" office:value="15.09064" calcext:value-type="float">
            <text:p>15.09064</text:p>
          </table:table-cell>
          <table:table-cell office:value-type="float" office:value="6.924377" calcext:value-type="float">
            <text:p>6.924377</text:p>
          </table:table-cell>
          <table:table-cell office:value-type="float" office:value="13.08875" calcext:value-type="float">
            <text:p>13.08875</text:p>
          </table:table-cell>
          <table:table-cell office:value-type="float" office:value="7.978973" calcext:value-type="float">
            <text:p>7.978973</text:p>
          </table:table-cell>
          <table:table-cell office:value-type="float" office:value="11.94968" calcext:value-type="float">
            <text:p>11.94968</text:p>
          </table:table-cell>
          <table:table-cell office:value-type="float" office:value="8.541199" calcext:value-type="float">
            <text:p>8.541199</text:p>
          </table:table-cell>
          <table:table-cell office:value-type="float" office:value="10.95206" calcext:value-type="float">
            <text:p>10.95206</text:p>
          </table:table-cell>
          <table:table-cell office:value-type="float" office:value="9.036469" calcext:value-type="float">
            <text:p>9.036469</text:p>
          </table:table-cell>
          <table:table-cell office:value-type="float" office:value="10.25421" calcext:value-type="float">
            <text:p>10.25421</text:p>
          </table:table-cell>
          <table:table-cell office:value-type="float" office:value="9.21286" calcext:value-type="float">
            <text:p>9.21286</text:p>
          </table:table-cell>
          <table:table-cell office:value-type="float" office:value="9.483368" calcext:value-type="float">
            <text:p>9.483368</text:p>
          </table:table-cell>
          <table:table-cell office:value-type="float" office:value="9.2565" calcext:value-type="float">
            <text:p>9.2565</text:p>
          </table:table-cell>
          <table:table-cell office:value-type="float" office:value="8.731476" calcext:value-type="float">
            <text:p>8.731476</text:p>
          </table:table-cell>
          <table:table-cell office:value-type="float" office:value="8.627533" calcext:value-type="float">
            <text:p>8.627533</text:p>
          </table:table-cell>
          <table:table-cell office:value-type="float" office:value="7.52771" calcext:value-type="float">
            <text:p>7.52771</text:p>
          </table:table-cell>
          <table:table-cell office:value-type="float" office:value="7.465973" calcext:value-type="float">
            <text:p>7.465973</text:p>
          </table:table-cell>
          <table:table-cell office:value-type="float" office:value="6.637024" calcext:value-type="float">
            <text:p>6.637024</text:p>
          </table:table-cell>
          <table:table-cell office:value-type="float" office:value="6.52597" calcext:value-type="float">
            <text:p>6.52597</text:p>
          </table:table-cell>
          <table:table-cell office:value-type="float" office:value="5.983429" calcext:value-type="float">
            <text:p>5.983429</text:p>
          </table:table-cell>
          <table:table-cell office:value-type="float" office:value="5.869263" calcext:value-type="float">
            <text:p>5.869263</text:p>
          </table:table-cell>
          <table:table-cell office:value-type="float" office:value="5.664001" calcext:value-type="float">
            <text:p>5.664001</text:p>
          </table:table-cell>
          <table:table-cell office:value-type="float" office:value="5.568726" calcext:value-type="float">
            <text:p>5.568726</text:p>
          </table:table-cell>
          <table:table-cell office:value-type="float" office:value="5.715881" calcext:value-type="float">
            <text:p>5.715881</text:p>
          </table:table-cell>
          <table:table-cell office:value-type="float" office:value="5.635315" calcext:value-type="float">
            <text:p>5.635315</text:p>
          </table:table-cell>
          <table:table-cell office:value-type="float" office:value="41.10425" calcext:value-type="float">
            <text:p>41.10425</text:p>
          </table:table-cell>
          <table:table-cell office:value-type="float" office:value="-6.47226" calcext:value-type="float">
            <text:p>-6.4722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042004" calcext:value-type="float">
            <text:p>14042004</text:p>
          </table:table-cell>
          <table:table-cell office:value-type="float" office:value="24.87002" calcext:value-type="float">
            <text:p>24.87002</text:p>
          </table:table-cell>
          <table:table-cell office:value-type="float" office:value="23.6" calcext:value-type="float">
            <text:p>23.6</text:p>
          </table:table-cell>
          <table:table-cell office:value-type="float" office:value="0.61" calcext:value-type="float">
            <text:p>0.61</text:p>
          </table:table-cell>
          <table:table-cell office:value-type="float" office:value="0.9839043" calcext:value-type="float">
            <text:p>0.9839043</text:p>
          </table:table-cell>
          <table:table-cell office:value-type="float" office:value="0.56318" calcext:value-type="float">
            <text:p>0.56318</text:p>
          </table:table-cell>
          <table:table-cell office:value-type="float" office:value="421.452" calcext:value-type="float">
            <text:p>421.452</text:p>
          </table:table-cell>
          <table:table-cell office:value-type="float" office:value="0" calcext:value-type="float">
            <text:p>0</text:p>
          </table:table-cell>
          <table:table-cell office:value-type="float" office:value="27.56131" calcext:value-type="float">
            <text:p>27.56131</text:p>
          </table:table-cell>
          <table:table-cell office:value-type="float" office:value="5.522278" calcext:value-type="float">
            <text:p>5.522278</text:p>
          </table:table-cell>
          <table:table-cell office:value-type="float" office:value="20.98071" calcext:value-type="float">
            <text:p>20.98071</text:p>
          </table:table-cell>
          <table:table-cell office:value-type="float" office:value="7.811005" calcext:value-type="float">
            <text:p>7.811005</text:p>
          </table:table-cell>
          <table:table-cell office:value-type="float" office:value="17.67892" calcext:value-type="float">
            <text:p>17.67892</text:p>
          </table:table-cell>
          <table:table-cell office:value-type="float" office:value="9.00769" calcext:value-type="float">
            <text:p>9.00769</text:p>
          </table:table-cell>
          <table:table-cell office:value-type="float" office:value="15.17148" calcext:value-type="float">
            <text:p>15.17148</text:p>
          </table:table-cell>
          <table:table-cell office:value-type="float" office:value="9.705139" calcext:value-type="float">
            <text:p>9.705139</text:p>
          </table:table-cell>
          <table:table-cell office:value-type="float" office:value="13.68854" calcext:value-type="float">
            <text:p>13.68854</text:p>
          </table:table-cell>
          <table:table-cell office:value-type="float" office:value="9.977142" calcext:value-type="float">
            <text:p>9.977142</text:p>
          </table:table-cell>
          <table:table-cell office:value-type="float" office:value="12.33942" calcext:value-type="float">
            <text:p>12.33942</text:p>
          </table:table-cell>
          <table:table-cell office:value-type="float" office:value="10.12167" calcext:value-type="float">
            <text:p>10.12167</text:p>
          </table:table-cell>
          <table:table-cell office:value-type="float" office:value="11.23102" calcext:value-type="float">
            <text:p>11.23102</text:p>
          </table:table-cell>
          <table:table-cell office:value-type="float" office:value="9.936768" calcext:value-type="float">
            <text:p>9.936768</text:p>
          </table:table-cell>
          <table:table-cell office:value-type="float" office:value="9.74942" calcext:value-type="float">
            <text:p>9.74942</text:p>
          </table:table-cell>
          <table:table-cell office:value-type="float" office:value="9.359222" calcext:value-type="float">
            <text:p>9.359222</text:p>
          </table:table-cell>
          <table:table-cell office:value-type="float" office:value="8.652924" calcext:value-type="float">
            <text:p>8.652924</text:p>
          </table:table-cell>
          <table:table-cell office:value-type="float" office:value="8.622345" calcext:value-type="float">
            <text:p>8.622345</text:p>
          </table:table-cell>
          <table:table-cell office:value-type="float" office:value="7.575745" calcext:value-type="float">
            <text:p>7.575745</text:p>
          </table:table-cell>
          <table:table-cell office:value-type="float" office:value="7.528168" calcext:value-type="float">
            <text:p>7.528168</text:p>
          </table:table-cell>
          <table:table-cell office:value-type="float" office:value="6.731262" calcext:value-type="float">
            <text:p>6.731262</text:p>
          </table:table-cell>
          <table:table-cell office:value-type="float" office:value="6.638092" calcext:value-type="float">
            <text:p>6.638092</text:p>
          </table:table-cell>
          <table:table-cell office:value-type="float" office:value="6.092194" calcext:value-type="float">
            <text:p>6.092194</text:p>
          </table:table-cell>
          <table:table-cell office:value-type="float" office:value="5.984619" calcext:value-type="float">
            <text:p>5.984619</text:p>
          </table:table-cell>
          <table:table-cell office:value-type="float" office:value="5.76059" calcext:value-type="float">
            <text:p>5.76059</text:p>
          </table:table-cell>
          <table:table-cell office:value-type="float" office:value="5.665009" calcext:value-type="float">
            <text:p>5.665009</text:p>
          </table:table-cell>
          <table:table-cell office:value-type="float" office:value="5.799408" calcext:value-type="float">
            <text:p>5.799408</text:p>
          </table:table-cell>
          <table:table-cell office:value-type="float" office:value="5.716736" calcext:value-type="float">
            <text:p>5.716736</text:p>
          </table:table-cell>
          <table:table-cell office:value-type="float" office:value="53.31647" calcext:value-type="float">
            <text:p>53.31647</text:p>
          </table:table-cell>
          <table:table-cell office:value-type="float" office:value="-2.905609" calcext:value-type="float">
            <text:p>-2.90560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5042004" calcext:value-type="float">
            <text:p>15042004</text:p>
          </table:table-cell>
          <table:table-cell office:value-type="float" office:value="21.5383" calcext:value-type="float">
            <text:p>21.5383</text:p>
          </table:table-cell>
          <table:table-cell office:value-type="float" office:value="25.71" calcext:value-type="float">
            <text:p>25.71</text:p>
          </table:table-cell>
          <table:table-cell office:value-type="float" office:value="12.15" calcext:value-type="float">
            <text:p>12.15</text:p>
          </table:table-cell>
          <table:table-cell office:value-type="float" office:value="1.037186" calcext:value-type="float">
            <text:p>1.037186</text:p>
          </table:table-cell>
          <table:table-cell office:value-type="float" office:value="0.8959928" calcext:value-type="float">
            <text:p>0.8959928</text:p>
          </table:table-cell>
          <table:table-cell office:value-type="float" office:value="282.348" calcext:value-type="float">
            <text:p>282.348</text:p>
          </table:table-cell>
          <table:table-cell office:value-type="float" office:value="0" calcext:value-type="float">
            <text:p>0</text:p>
          </table:table-cell>
          <table:table-cell office:value-type="float" office:value="28.12924" calcext:value-type="float">
            <text:p>28.12924</text:p>
          </table:table-cell>
          <table:table-cell office:value-type="float" office:value="11.25967" calcext:value-type="float">
            <text:p>11.25967</text:p>
          </table:table-cell>
          <table:table-cell office:value-type="float" office:value="22.03015" calcext:value-type="float">
            <text:p>22.03015</text:p>
          </table:table-cell>
          <table:table-cell office:value-type="float" office:value="12.20477" calcext:value-type="float">
            <text:p>12.20477</text:p>
          </table:table-cell>
          <table:table-cell office:value-type="float" office:value="19.03485" calcext:value-type="float">
            <text:p>19.03485</text:p>
          </table:table-cell>
          <table:table-cell office:value-type="float" office:value="12.54129" calcext:value-type="float">
            <text:p>12.54129</text:p>
          </table:table-cell>
          <table:table-cell office:value-type="float" office:value="16.62936" calcext:value-type="float">
            <text:p>16.62936</text:p>
          </table:table-cell>
          <table:table-cell office:value-type="float" office:value="12.4942" calcext:value-type="float">
            <text:p>12.4942</text:p>
          </table:table-cell>
          <table:table-cell office:value-type="float" office:value="15.11523" calcext:value-type="float">
            <text:p>15.11523</text:p>
          </table:table-cell>
          <table:table-cell office:value-type="float" office:value="12.27347" calcext:value-type="float">
            <text:p>12.27347</text:p>
          </table:table-cell>
          <table:table-cell office:value-type="float" office:value="13.61642" calcext:value-type="float">
            <text:p>13.61642</text:p>
          </table:table-cell>
          <table:table-cell office:value-type="float" office:value="11.871" calcext:value-type="float">
            <text:p>11.871</text:p>
          </table:table-cell>
          <table:table-cell office:value-type="float" office:value="12.32693" calcext:value-type="float">
            <text:p>12.32693</text:p>
          </table:table-cell>
          <table:table-cell office:value-type="float" office:value="11.22098" calcext:value-type="float">
            <text:p>11.22098</text:p>
          </table:table-cell>
          <table:table-cell office:value-type="float" office:value="10.48938" calcext:value-type="float">
            <text:p>10.48938</text:p>
          </table:table-cell>
          <table:table-cell office:value-type="float" office:value="9.759918" calcext:value-type="float">
            <text:p>9.759918</text:p>
          </table:table-cell>
          <table:table-cell office:value-type="float" office:value="8.875671" calcext:value-type="float">
            <text:p>8.875671</text:p>
          </table:table-cell>
          <table:table-cell office:value-type="float" office:value="8.654236" calcext:value-type="float">
            <text:p>8.654236</text:p>
          </table:table-cell>
          <table:table-cell office:value-type="float" office:value="7.651947" calcext:value-type="float">
            <text:p>7.651947</text:p>
          </table:table-cell>
          <table:table-cell office:value-type="float" office:value="7.576324" calcext:value-type="float">
            <text:p>7.576324</text:p>
          </table:table-cell>
          <table:table-cell office:value-type="float" office:value="6.818665" calcext:value-type="float">
            <text:p>6.818665</text:p>
          </table:table-cell>
          <table:table-cell office:value-type="float" office:value="6.732178" calcext:value-type="float">
            <text:p>6.732178</text:p>
          </table:table-cell>
          <table:table-cell office:value-type="float" office:value="6.194" calcext:value-type="float">
            <text:p>6.194</text:p>
          </table:table-cell>
          <table:table-cell office:value-type="float" office:value="6.093231" calcext:value-type="float">
            <text:p>6.093231</text:p>
          </table:table-cell>
          <table:table-cell office:value-type="float" office:value="5.856384" calcext:value-type="float">
            <text:p>5.856384</text:p>
          </table:table-cell>
          <table:table-cell office:value-type="float" office:value="5.761597" calcext:value-type="float">
            <text:p>5.761597</text:p>
          </table:table-cell>
          <table:table-cell office:value-type="float" office:value="5.884308" calcext:value-type="float">
            <text:p>5.884308</text:p>
          </table:table-cell>
          <table:table-cell office:value-type="float" office:value="5.800293" calcext:value-type="float">
            <text:p>5.800293</text:p>
          </table:table-cell>
          <table:table-cell office:value-type="float" office:value="50.04303" calcext:value-type="float">
            <text:p>50.04303</text:p>
          </table:table-cell>
          <table:table-cell office:value-type="float" office:value="8.373718" calcext:value-type="float">
            <text:p>8.37371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6042004" calcext:value-type="float">
            <text:p>16042004</text:p>
          </table:table-cell>
          <table:table-cell office:value-type="float" office:value="24.09386" calcext:value-type="float">
            <text:p>24.09386</text:p>
          </table:table-cell>
          <table:table-cell office:value-type="float" office:value="31.89" calcext:value-type="float">
            <text:p>31.89</text:p>
          </table:table-cell>
          <table:table-cell office:value-type="float" office:value="7.25" calcext:value-type="float">
            <text:p>7.25</text:p>
          </table:table-cell>
          <table:table-cell office:value-type="float" office:value="1.345498" calcext:value-type="float">
            <text:p>1.345498</text:p>
          </table:table-cell>
          <table:table-cell office:value-type="float" office:value="0.8004318" calcext:value-type="float">
            <text:p>0.8004318</text:p>
          </table:table-cell>
          <table:table-cell office:value-type="float" office:value="351.432" calcext:value-type="float">
            <text:p>351.432</text:p>
          </table:table-cell>
          <table:table-cell office:value-type="float" office:value="0" calcext:value-type="float">
            <text:p>0</text:p>
          </table:table-cell>
          <table:table-cell office:value-type="float" office:value="32.46396" calcext:value-type="float">
            <text:p>32.46396</text:p>
          </table:table-cell>
          <table:table-cell office:value-type="float" office:value="10.79016" calcext:value-type="float">
            <text:p>10.79016</text:p>
          </table:table-cell>
          <table:table-cell office:value-type="float" office:value="25.00458" calcext:value-type="float">
            <text:p>25.00458</text:p>
          </table:table-cell>
          <table:table-cell office:value-type="float" office:value="12.53091" calcext:value-type="float">
            <text:p>12.53091</text:p>
          </table:table-cell>
          <table:table-cell office:value-type="float" office:value="21.49612" calcext:value-type="float">
            <text:p>21.49612</text:p>
          </table:table-cell>
          <table:table-cell office:value-type="float" office:value="13.22159" calcext:value-type="float">
            <text:p>13.22159</text:p>
          </table:table-cell>
          <table:table-cell office:value-type="float" office:value="18.63531" calcext:value-type="float">
            <text:p>18.63531</text:p>
          </table:table-cell>
          <table:table-cell office:value-type="float" office:value="13.37183" calcext:value-type="float">
            <text:p>13.37183</text:p>
          </table:table-cell>
          <table:table-cell office:value-type="float" office:value="16.83041" calcext:value-type="float">
            <text:p>16.83041</text:p>
          </table:table-cell>
          <table:table-cell office:value-type="float" office:value="13.22623" calcext:value-type="float">
            <text:p>13.22623</text:p>
          </table:table-cell>
          <table:table-cell office:value-type="float" office:value="15.05319" calcext:value-type="float">
            <text:p>15.05319</text:p>
          </table:table-cell>
          <table:table-cell office:value-type="float" office:value="12.86465" calcext:value-type="float">
            <text:p>12.86465</text:p>
          </table:table-cell>
          <table:table-cell office:value-type="float" office:value="13.48615" calcext:value-type="float">
            <text:p>13.48615</text:p>
          </table:table-cell>
          <table:table-cell office:value-type="float" office:value="12.13913" calcext:value-type="float">
            <text:p>12.13913</text:p>
          </table:table-cell>
          <table:table-cell office:value-type="float" office:value="11.26361" calcext:value-type="float">
            <text:p>11.26361</text:p>
          </table:table-cell>
          <table:table-cell office:value-type="float" office:value="10.50067" calcext:value-type="float">
            <text:p>10.50067</text:p>
          </table:table-cell>
          <table:table-cell office:value-type="float" office:value="9.234802" calcext:value-type="float">
            <text:p>9.234802</text:p>
          </table:table-cell>
          <table:table-cell office:value-type="float" office:value="8.878906" calcext:value-type="float">
            <text:p>8.878906</text:p>
          </table:table-cell>
          <table:table-cell office:value-type="float" office:value="7.781799" calcext:value-type="float">
            <text:p>7.781799</text:p>
          </table:table-cell>
          <table:table-cell office:value-type="float" office:value="7.653015" calcext:value-type="float">
            <text:p>7.653015</text:p>
          </table:table-cell>
          <table:table-cell office:value-type="float" office:value="6.9151" calcext:value-type="float">
            <text:p>6.9151</text:p>
          </table:table-cell>
          <table:table-cell office:value-type="float" office:value="6.819611" calcext:value-type="float">
            <text:p>6.819611</text:p>
          </table:table-cell>
          <table:table-cell office:value-type="float" office:value="6.290955" calcext:value-type="float">
            <text:p>6.290955</text:p>
          </table:table-cell>
          <table:table-cell office:value-type="float" office:value="6.195007" calcext:value-type="float">
            <text:p>6.195007</text:p>
          </table:table-cell>
          <table:table-cell office:value-type="float" office:value="5.950317" calcext:value-type="float">
            <text:p>5.950317</text:p>
          </table:table-cell>
          <table:table-cell office:value-type="float" office:value="5.857391" calcext:value-type="float">
            <text:p>5.857391</text:p>
          </table:table-cell>
          <table:table-cell office:value-type="float" office:value="5.969208" calcext:value-type="float">
            <text:p>5.969208</text:p>
          </table:table-cell>
          <table:table-cell office:value-type="float" office:value="5.885193" calcext:value-type="float">
            <text:p>5.885193</text:p>
          </table:table-cell>
          <table:table-cell office:value-type="float" office:value="61.00653" calcext:value-type="float">
            <text:p>61.00653</text:p>
          </table:table-cell>
          <table:table-cell office:value-type="float" office:value="4.314514" calcext:value-type="float">
            <text:p>4.31451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7042004" calcext:value-type="float">
            <text:p>17042004</text:p>
          </table:table-cell>
          <table:table-cell office:value-type="float" office:value="23.7268" calcext:value-type="float">
            <text:p>23.7268</text:p>
          </table:table-cell>
          <table:table-cell office:value-type="float" office:value="32.021" calcext:value-type="float">
            <text:p>32.021</text:p>
          </table:table-cell>
          <table:table-cell office:value-type="float" office:value="8.87" calcext:value-type="float">
            <text:p>8.87</text:p>
          </table:table-cell>
          <table:table-cell office:value-type="float" office:value="1.578499" calcext:value-type="float">
            <text:p>1.578499</text:p>
          </table:table-cell>
          <table:table-cell office:value-type="float" office:value="0.9093578" calcext:value-type="float">
            <text:p>0.9093578</text:p>
          </table:table-cell>
          <table:table-cell office:value-type="float" office:value="472.356" calcext:value-type="float">
            <text:p>472.356</text:p>
          </table:table-cell>
          <table:table-cell office:value-type="float" office:value="0" calcext:value-type="float">
            <text:p>0</text:p>
          </table:table-cell>
          <table:table-cell office:value-type="float" office:value="33.44586" calcext:value-type="float">
            <text:p>33.44586</text:p>
          </table:table-cell>
          <table:table-cell office:value-type="float" office:value="12.81854" calcext:value-type="float">
            <text:p>12.81854</text:p>
          </table:table-cell>
          <table:table-cell office:value-type="float" office:value="26.13852" calcext:value-type="float">
            <text:p>26.13852</text:p>
          </table:table-cell>
          <table:table-cell office:value-type="float" office:value="14.46326" calcext:value-type="float">
            <text:p>14.46326</text:p>
          </table:table-cell>
          <table:table-cell office:value-type="float" office:value="22.72235" calcext:value-type="float">
            <text:p>22.72235</text:p>
          </table:table-cell>
          <table:table-cell office:value-type="float" office:value="15.073" calcext:value-type="float">
            <text:p>15.073</text:p>
          </table:table-cell>
          <table:table-cell office:value-type="float" office:value="19.89127" calcext:value-type="float">
            <text:p>19.89127</text:p>
          </table:table-cell>
          <table:table-cell office:value-type="float" office:value="15.08408" calcext:value-type="float">
            <text:p>15.08408</text:p>
          </table:table-cell>
          <table:table-cell office:value-type="float" office:value="18.07852" calcext:value-type="float">
            <text:p>18.07852</text:p>
          </table:table-cell>
          <table:table-cell office:value-type="float" office:value="14.80823" calcext:value-type="float">
            <text:p>14.80823</text:p>
          </table:table-cell>
          <table:table-cell office:value-type="float" office:value="16.25919" calcext:value-type="float">
            <text:p>16.25919</text:p>
          </table:table-cell>
          <table:table-cell office:value-type="float" office:value="14.26181" calcext:value-type="float">
            <text:p>14.26181</text:p>
          </table:table-cell>
          <table:table-cell office:value-type="float" office:value="14.55566" calcext:value-type="float">
            <text:p>14.55566</text:p>
          </table:table-cell>
          <table:table-cell office:value-type="float" office:value="13.32794" calcext:value-type="float">
            <text:p>13.32794</text:p>
          </table:table-cell>
          <table:table-cell office:value-type="float" office:value="12.1275" calcext:value-type="float">
            <text:p>12.1275</text:p>
          </table:table-cell>
          <table:table-cell office:value-type="float" office:value="11.27679" calcext:value-type="float">
            <text:p>11.27679</text:p>
          </table:table-cell>
          <table:table-cell office:value-type="float" office:value="9.700287" calcext:value-type="float">
            <text:p>9.700287</text:p>
          </table:table-cell>
          <table:table-cell office:value-type="float" office:value="9.239166" calcext:value-type="float">
            <text:p>9.239166</text:p>
          </table:table-cell>
          <table:table-cell office:value-type="float" office:value="7.969635" calcext:value-type="float">
            <text:p>7.969635</text:p>
          </table:table-cell>
          <table:table-cell office:value-type="float" office:value="7.783447" calcext:value-type="float">
            <text:p>7.783447</text:p>
          </table:table-cell>
          <table:table-cell office:value-type="float" office:value="7.03125" calcext:value-type="float">
            <text:p>7.03125</text:p>
          </table:table-cell>
          <table:table-cell office:value-type="float" office:value="6.916199" calcext:value-type="float">
            <text:p>6.916199</text:p>
          </table:table-cell>
          <table:table-cell office:value-type="float" office:value="6.390076" calcext:value-type="float">
            <text:p>6.390076</text:p>
          </table:table-cell>
          <table:table-cell office:value-type="float" office:value="6.291962" calcext:value-type="float">
            <text:p>6.291962</text:p>
          </table:table-cell>
          <table:table-cell office:value-type="float" office:value="6.04303" calcext:value-type="float">
            <text:p>6.04303</text:p>
          </table:table-cell>
          <table:table-cell office:value-type="float" office:value="5.951263" calcext:value-type="float">
            <text:p>5.951263</text:p>
          </table:table-cell>
          <table:table-cell office:value-type="float" office:value="6.054199" calcext:value-type="float">
            <text:p>6.054199</text:p>
          </table:table-cell>
          <table:table-cell office:value-type="float" office:value="5.970093" calcext:value-type="float">
            <text:p>5.970093</text:p>
          </table:table-cell>
          <table:table-cell office:value-type="float" office:value="57.52774" calcext:value-type="float">
            <text:p>57.52774</text:p>
          </table:table-cell>
          <table:table-cell office:value-type="float" office:value="5.931915" calcext:value-type="float">
            <text:p>5.93191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8042004" calcext:value-type="float">
            <text:p>18042004</text:p>
          </table:table-cell>
          <table:table-cell office:value-type="float" office:value="15.12027" calcext:value-type="float">
            <text:p>15.12027</text:p>
          </table:table-cell>
          <table:table-cell office:value-type="float" office:value="27.01" calcext:value-type="float">
            <text:p>27.01</text:p>
          </table:table-cell>
          <table:table-cell office:value-type="float" office:value="13.11" calcext:value-type="float">
            <text:p>13.11</text:p>
          </table:table-cell>
          <table:table-cell office:value-type="float" office:value="1.646092" calcext:value-type="float">
            <text:p>1.646092</text:p>
          </table:table-cell>
          <table:table-cell office:value-type="float" office:value="1.199823" calcext:value-type="float">
            <text:p>1.199823</text:p>
          </table:table-cell>
          <table:table-cell office:value-type="float" office:value="828.0001" calcext:value-type="float">
            <text:p>828.0001</text:p>
          </table:table-cell>
          <table:table-cell office:value-type="float" office:value="4.826" calcext:value-type="float">
            <text:p>4.826</text:p>
          </table:table-cell>
          <table:table-cell office:value-type="float" office:value="30.50711" calcext:value-type="float">
            <text:p>30.50711</text:p>
          </table:table-cell>
          <table:table-cell office:value-type="float" office:value="15.44189" calcext:value-type="float">
            <text:p>15.44189</text:p>
          </table:table-cell>
          <table:table-cell office:value-type="float" office:value="25.06152" calcext:value-type="float">
            <text:p>25.06152</text:p>
          </table:table-cell>
          <table:table-cell office:value-type="float" office:value="17.20193" calcext:value-type="float">
            <text:p>17.20193</text:p>
          </table:table-cell>
          <table:table-cell office:value-type="float" office:value="22.49371" calcext:value-type="float">
            <text:p>22.49371</text:p>
          </table:table-cell>
          <table:table-cell office:value-type="float" office:value="18.03168" calcext:value-type="float">
            <text:p>18.03168</text:p>
          </table:table-cell>
          <table:table-cell office:value-type="float" office:value="20.17484" calcext:value-type="float">
            <text:p>20.17484</text:p>
          </table:table-cell>
          <table:table-cell office:value-type="float" office:value="17.42798" calcext:value-type="float">
            <text:p>17.42798</text:p>
          </table:table-cell>
          <table:table-cell office:value-type="float" office:value="18.61685" calcext:value-type="float">
            <text:p>18.61685</text:p>
          </table:table-cell>
          <table:table-cell office:value-type="float" office:value="16.78012" calcext:value-type="float">
            <text:p>16.78012</text:p>
          </table:table-cell>
          <table:table-cell office:value-type="float" office:value="16.91467" calcext:value-type="float">
            <text:p>16.91467</text:p>
          </table:table-cell>
          <table:table-cell office:value-type="float" office:value="15.8551" calcext:value-type="float">
            <text:p>15.8551</text:p>
          </table:table-cell>
          <table:table-cell office:value-type="float" office:value="15.37283" calcext:value-type="float">
            <text:p>15.37283</text:p>
          </table:table-cell>
          <table:table-cell office:value-type="float" office:value="14.57294" calcext:value-type="float">
            <text:p>14.57294</text:p>
          </table:table-cell>
          <table:table-cell office:value-type="float" office:value="13.02667" calcext:value-type="float">
            <text:p>13.02667</text:p>
          </table:table-cell>
          <table:table-cell office:value-type="float" office:value="12.14056" calcext:value-type="float">
            <text:p>12.14056</text:p>
          </table:table-cell>
          <table:table-cell office:value-type="float" office:value="10.24542" calcext:value-type="float">
            <text:p>10.24542</text:p>
          </table:table-cell>
          <table:table-cell office:value-type="float" office:value="9.705536" calcext:value-type="float">
            <text:p>9.705536</text:p>
          </table:table-cell>
          <table:table-cell office:value-type="float" office:value="8.214661" calcext:value-type="float">
            <text:p>8.214661</text:p>
          </table:table-cell>
          <table:table-cell office:value-type="float" office:value="7.971893" calcext:value-type="float">
            <text:p>7.971893</text:p>
          </table:table-cell>
          <table:table-cell office:value-type="float" office:value="7.173859" calcext:value-type="float">
            <text:p>7.173859</text:p>
          </table:table-cell>
          <table:table-cell office:value-type="float" office:value="7.032623" calcext:value-type="float">
            <text:p>7.032623</text:p>
          </table:table-cell>
          <table:table-cell office:value-type="float" office:value="6.495056" calcext:value-type="float">
            <text:p>6.495056</text:p>
          </table:table-cell>
          <table:table-cell office:value-type="float" office:value="6.391113" calcext:value-type="float">
            <text:p>6.391113</text:p>
          </table:table-cell>
          <table:table-cell office:value-type="float" office:value="6.136139" calcext:value-type="float">
            <text:p>6.136139</text:p>
          </table:table-cell>
          <table:table-cell office:value-type="float" office:value="6.043976" calcext:value-type="float">
            <text:p>6.043976</text:p>
          </table:table-cell>
          <table:table-cell office:value-type="float" office:value="6.139832" calcext:value-type="float">
            <text:p>6.139832</text:p>
          </table:table-cell>
          <table:table-cell office:value-type="float" office:value="6.055084" calcext:value-type="float">
            <text:p>6.055084</text:p>
          </table:table-cell>
          <table:table-cell office:value-type="float" office:value="49.12503" calcext:value-type="float">
            <text:p>49.12503</text:p>
          </table:table-cell>
          <table:table-cell office:value-type="float" office:value="10.8876" calcext:value-type="float">
            <text:p>10.887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9042004" calcext:value-type="float">
            <text:p>19042004</text:p>
          </table:table-cell>
          <table:table-cell office:value-type="float" office:value="15.70187" calcext:value-type="float">
            <text:p>15.70187</text:p>
          </table:table-cell>
          <table:table-cell office:value-type="float" office:value="15.93" calcext:value-type="float">
            <text:p>15.93</text:p>
          </table:table-cell>
          <table:table-cell office:value-type="float" office:value="8.62" calcext:value-type="float">
            <text:p>8.62</text:p>
          </table:table-cell>
          <table:table-cell office:value-type="float" office:value="1.112524" calcext:value-type="float">
            <text:p>1.112524</text:p>
          </table:table-cell>
          <table:table-cell office:value-type="float" office:value="0.9415156" calcext:value-type="float">
            <text:p>0.9415156</text:p>
          </table:table-cell>
          <table:table-cell office:value-type="float" office:value="317.736" calcext:value-type="float">
            <text:p>317.736</text:p>
          </table:table-cell>
          <table:table-cell office:value-type="float" office:value="0" calcext:value-type="float">
            <text:p>0</text:p>
          </table:table-cell>
          <table:table-cell office:value-type="float" office:value="24.71613" calcext:value-type="float">
            <text:p>24.71613</text:p>
          </table:table-cell>
          <table:table-cell office:value-type="float" office:value="11.54895" calcext:value-type="float">
            <text:p>11.54895</text:p>
          </table:table-cell>
          <table:table-cell office:value-type="float" office:value="20.84467" calcext:value-type="float">
            <text:p>20.84467</text:p>
          </table:table-cell>
          <table:table-cell office:value-type="float" office:value="13.47229" calcext:value-type="float">
            <text:p>13.47229</text:p>
          </table:table-cell>
          <table:table-cell office:value-type="float" office:value="18.75119" calcext:value-type="float">
            <text:p>18.75119</text:p>
          </table:table-cell>
          <table:table-cell office:value-type="float" office:value="14.68634" calcext:value-type="float">
            <text:p>14.68634</text:p>
          </table:table-cell>
          <table:table-cell office:value-type="float" office:value="18.1929" calcext:value-type="float">
            <text:p>18.1929</text:p>
          </table:table-cell>
          <table:table-cell office:value-type="float" office:value="15.06876" calcext:value-type="float">
            <text:p>15.06876</text:p>
          </table:table-cell>
          <table:table-cell office:value-type="float" office:value="17.70868" calcext:value-type="float">
            <text:p>17.70868</text:p>
          </table:table-cell>
          <table:table-cell office:value-type="float" office:value="15.1066" calcext:value-type="float">
            <text:p>15.1066</text:p>
          </table:table-cell>
          <table:table-cell office:value-type="float" office:value="16.8053" calcext:value-type="float">
            <text:p>16.8053</text:p>
          </table:table-cell>
          <table:table-cell office:value-type="float" office:value="14.92526" calcext:value-type="float">
            <text:p>14.92526</text:p>
          </table:table-cell>
          <table:table-cell office:value-type="float" office:value="15.37479" calcext:value-type="float">
            <text:p>15.37479</text:p>
          </table:table-cell>
          <table:table-cell office:value-type="float" office:value="14.3248" calcext:value-type="float">
            <text:p>14.3248</text:p>
          </table:table-cell>
          <table:table-cell office:value-type="float" office:value="13.23682" calcext:value-type="float">
            <text:p>13.23682</text:p>
          </table:table-cell>
          <table:table-cell office:value-type="float" office:value="13.03641" calcext:value-type="float">
            <text:p>13.03641</text:p>
          </table:table-cell>
          <table:table-cell office:value-type="float" office:value="10.71478" calcext:value-type="float">
            <text:p>10.71478</text:p>
          </table:table-cell>
          <table:table-cell office:value-type="float" office:value="10.25128" calcext:value-type="float">
            <text:p>10.25128</text:p>
          </table:table-cell>
          <table:table-cell office:value-type="float" office:value="8.501465" calcext:value-type="float">
            <text:p>8.501465</text:p>
          </table:table-cell>
          <table:table-cell office:value-type="float" office:value="8.217438" calcext:value-type="float">
            <text:p>8.217438</text:p>
          </table:table-cell>
          <table:table-cell office:value-type="float" office:value="7.344757" calcext:value-type="float">
            <text:p>7.344757</text:p>
          </table:table-cell>
          <table:table-cell office:value-type="float" office:value="7.175507" calcext:value-type="float">
            <text:p>7.175507</text:p>
          </table:table-cell>
          <table:table-cell office:value-type="float" office:value="6.609467" calcext:value-type="float">
            <text:p>6.609467</text:p>
          </table:table-cell>
          <table:table-cell office:value-type="float" office:value="6.496185" calcext:value-type="float">
            <text:p>6.496185</text:p>
          </table:table-cell>
          <table:table-cell office:value-type="float" office:value="6.231537" calcext:value-type="float">
            <text:p>6.231537</text:p>
          </table:table-cell>
          <table:table-cell office:value-type="float" office:value="6.137146" calcext:value-type="float">
            <text:p>6.137146</text:p>
          </table:table-cell>
          <table:table-cell office:value-type="float" office:value="6.226562" calcext:value-type="float">
            <text:p>6.226562</text:p>
          </table:table-cell>
          <table:table-cell office:value-type="float" office:value="6.140747" calcext:value-type="float">
            <text:p>6.140747</text:p>
          </table:table-cell>
          <table:table-cell office:value-type="float" office:value="29.0144" calcext:value-type="float">
            <text:p>29.0144</text:p>
          </table:table-cell>
          <table:table-cell office:value-type="float" office:value="6.648376" calcext:value-type="float">
            <text:p>6.64837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0042004" calcext:value-type="float">
            <text:p>20042004</text:p>
          </table:table-cell>
          <table:table-cell office:value-type="float" office:value="17.20656" calcext:value-type="float">
            <text:p>17.20656</text:p>
          </table:table-cell>
          <table:table-cell office:value-type="float" office:value="23.96" calcext:value-type="float">
            <text:p>23.96</text:p>
          </table:table-cell>
          <table:table-cell office:value-type="float" office:value="9.56" calcext:value-type="float">
            <text:p>9.56</text:p>
          </table:table-cell>
          <table:table-cell office:value-type="float" office:value="1.51128" calcext:value-type="float">
            <text:p>1.51128</text:p>
          </table:table-cell>
          <table:table-cell office:value-type="float" office:value="0.886257" calcext:value-type="float">
            <text:p>0.886257</text:p>
          </table:table-cell>
          <table:table-cell office:value-type="float" office:value="419.148" calcext:value-type="float">
            <text:p>419.148</text:p>
          </table:table-cell>
          <table:table-cell office:value-type="float" office:value="2.2" calcext:value-type="float">
            <text:p>2.2</text:p>
          </table:table-cell>
          <table:table-cell office:value-type="float" office:value="27.53864" calcext:value-type="float">
            <text:p>27.53864</text:p>
          </table:table-cell>
          <table:table-cell office:value-type="float" office:value="11.25836" calcext:value-type="float">
            <text:p>11.25836</text:p>
          </table:table-cell>
          <table:table-cell office:value-type="float" office:value="22.52579" calcext:value-type="float">
            <text:p>22.52579</text:p>
          </table:table-cell>
          <table:table-cell office:value-type="float" office:value="12.39517" calcext:value-type="float">
            <text:p>12.39517</text:p>
          </table:table-cell>
          <table:table-cell office:value-type="float" office:value="19.82703" calcext:value-type="float">
            <text:p>19.82703</text:p>
          </table:table-cell>
          <table:table-cell office:value-type="float" office:value="13.25717" calcext:value-type="float">
            <text:p>13.25717</text:p>
          </table:table-cell>
          <table:table-cell office:value-type="float" office:value="17.79559" calcext:value-type="float">
            <text:p>17.79559</text:p>
          </table:table-cell>
          <table:table-cell office:value-type="float" office:value="13.80316" calcext:value-type="float">
            <text:p>13.80316</text:p>
          </table:table-cell>
          <table:table-cell office:value-type="float" office:value="16.57758" calcext:value-type="float">
            <text:p>16.57758</text:p>
          </table:table-cell>
          <table:table-cell office:value-type="float" office:value="13.98694" calcext:value-type="float">
            <text:p>13.98694</text:p>
          </table:table-cell>
          <table:table-cell office:value-type="float" office:value="15.36267" calcext:value-type="float">
            <text:p>15.36267</text:p>
          </table:table-cell>
          <table:table-cell office:value-type="float" office:value="14.01556" calcext:value-type="float">
            <text:p>14.01556</text:p>
          </table:table-cell>
          <table:table-cell office:value-type="float" office:value="14.47501" calcext:value-type="float">
            <text:p>14.47501</text:p>
          </table:table-cell>
          <table:table-cell office:value-type="float" office:value="13.68909" calcext:value-type="float">
            <text:p>13.68909</text:p>
          </table:table-cell>
          <table:table-cell office:value-type="float" office:value="13.14447" calcext:value-type="float">
            <text:p>13.14447</text:p>
          </table:table-cell>
          <table:table-cell office:value-type="float" office:value="12.91666" calcext:value-type="float">
            <text:p>12.91666</text:p>
          </table:table-cell>
          <table:table-cell office:value-type="float" office:value="10.93698" calcext:value-type="float">
            <text:p>10.93698</text:p>
          </table:table-cell>
          <table:table-cell office:value-type="float" office:value="10.71826" calcext:value-type="float">
            <text:p>10.71826</text:p>
          </table:table-cell>
          <table:table-cell office:value-type="float" office:value="8.773102" calcext:value-type="float">
            <text:p>8.773102</text:p>
          </table:table-cell>
          <table:table-cell office:value-type="float" office:value="8.504517" calcext:value-type="float">
            <text:p>8.504517</text:p>
          </table:table-cell>
          <table:table-cell office:value-type="float" office:value="7.533661" calcext:value-type="float">
            <text:p>7.533661</text:p>
          </table:table-cell>
          <table:table-cell office:value-type="float" office:value="7.34668" calcext:value-type="float">
            <text:p>7.34668</text:p>
          </table:table-cell>
          <table:table-cell office:value-type="float" office:value="6.735962" calcext:value-type="float">
            <text:p>6.735962</text:p>
          </table:table-cell>
          <table:table-cell office:value-type="float" office:value="6.610687" calcext:value-type="float">
            <text:p>6.610687</text:p>
          </table:table-cell>
          <table:table-cell office:value-type="float" office:value="6.3302" calcext:value-type="float">
            <text:p>6.3302</text:p>
          </table:table-cell>
          <table:table-cell office:value-type="float" office:value="6.232513" calcext:value-type="float">
            <text:p>6.232513</text:p>
          </table:table-cell>
          <table:table-cell office:value-type="float" office:value="6.313446" calcext:value-type="float">
            <text:p>6.313446</text:p>
          </table:table-cell>
          <table:table-cell office:value-type="float" office:value="6.227478" calcext:value-type="float">
            <text:p>6.227478</text:p>
          </table:table-cell>
          <table:table-cell office:value-type="float" office:value="34.67233" calcext:value-type="float">
            <text:p>34.67233</text:p>
          </table:table-cell>
          <table:table-cell office:value-type="float" office:value="7.435425" calcext:value-type="float">
            <text:p>7.43542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1042004" calcext:value-type="float">
            <text:p>21042004</text:p>
          </table:table-cell>
          <table:table-cell office:value-type="float" office:value="20.03103" calcext:value-type="float">
            <text:p>20.03103</text:p>
          </table:table-cell>
          <table:table-cell office:value-type="float" office:value="20.16" calcext:value-type="float">
            <text:p>20.16</text:p>
          </table:table-cell>
          <table:table-cell office:value-type="float" office:value="5.71" calcext:value-type="float">
            <text:p>5.71</text:p>
          </table:table-cell>
          <table:table-cell office:value-type="float" office:value="1.105389" calcext:value-type="float">
            <text:p>1.105389</text:p>
          </table:table-cell>
          <table:table-cell office:value-type="float" office:value="0.8056735" calcext:value-type="float">
            <text:p>0.8056735</text:p>
          </table:table-cell>
          <table:table-cell office:value-type="float" office:value="232.38" calcext:value-type="float">
            <text:p>232.38</text:p>
          </table:table-cell>
          <table:table-cell office:value-type="float" office:value="0" calcext:value-type="float">
            <text:p>0</text:p>
          </table:table-cell>
          <table:table-cell office:value-type="float" office:value="25.93732" calcext:value-type="float">
            <text:p>25.93732</text:p>
          </table:table-cell>
          <table:table-cell office:value-type="float" office:value="9.255219" calcext:value-type="float">
            <text:p>9.255219</text:p>
          </table:table-cell>
          <table:table-cell office:value-type="float" office:value="21.10056" calcext:value-type="float">
            <text:p>21.10056</text:p>
          </table:table-cell>
          <table:table-cell office:value-type="float" office:value="11.22018" calcext:value-type="float">
            <text:p>11.22018</text:p>
          </table:table-cell>
          <table:table-cell office:value-type="float" office:value="18.78082" calcext:value-type="float">
            <text:p>18.78082</text:p>
          </table:table-cell>
          <table:table-cell office:value-type="float" office:value="12.66315" calcext:value-type="float">
            <text:p>12.66315</text:p>
          </table:table-cell>
          <table:table-cell office:value-type="float" office:value="17.18796" calcext:value-type="float">
            <text:p>17.18796</text:p>
          </table:table-cell>
          <table:table-cell office:value-type="float" office:value="13.53217" calcext:value-type="float">
            <text:p>13.53217</text:p>
          </table:table-cell>
          <table:table-cell office:value-type="float" office:value="16.17319" calcext:value-type="float">
            <text:p>16.17319</text:p>
          </table:table-cell>
          <table:table-cell office:value-type="float" office:value="13.86664" calcext:value-type="float">
            <text:p>13.86664</text:p>
          </table:table-cell>
          <table:table-cell office:value-type="float" office:value="15.27557" calcext:value-type="float">
            <text:p>15.27557</text:p>
          </table:table-cell>
          <table:table-cell office:value-type="float" office:value="14.00357" calcext:value-type="float">
            <text:p>14.00357</text:p>
          </table:table-cell>
          <table:table-cell office:value-type="float" office:value="14.40588" calcext:value-type="float">
            <text:p>14.40588</text:p>
          </table:table-cell>
          <table:table-cell office:value-type="float" office:value="13.67712" calcext:value-type="float">
            <text:p>13.67712</text:p>
          </table:table-cell>
          <table:table-cell office:value-type="float" office:value="13.03015" calcext:value-type="float">
            <text:p>13.03015</text:p>
          </table:table-cell>
          <table:table-cell office:value-type="float" office:value="12.91235" calcext:value-type="float">
            <text:p>12.91235</text:p>
          </table:table-cell>
          <table:table-cell office:value-type="float" office:value="11.08276" calcext:value-type="float">
            <text:p>11.08276</text:p>
          </table:table-cell>
          <table:table-cell office:value-type="float" office:value="10.93878" calcext:value-type="float">
            <text:p>10.93878</text:p>
          </table:table-cell>
          <table:table-cell office:value-type="float" office:value="9.003601" calcext:value-type="float">
            <text:p>9.003601</text:p>
          </table:table-cell>
          <table:table-cell office:value-type="float" office:value="8.775696" calcext:value-type="float">
            <text:p>8.775696</text:p>
          </table:table-cell>
          <table:table-cell office:value-type="float" office:value="7.723022" calcext:value-type="float">
            <text:p>7.723022</text:p>
          </table:table-cell>
          <table:table-cell office:value-type="float" office:value="7.535645" calcext:value-type="float">
            <text:p>7.535645</text:p>
          </table:table-cell>
          <table:table-cell office:value-type="float" office:value="6.87204" calcext:value-type="float">
            <text:p>6.87204</text:p>
          </table:table-cell>
          <table:table-cell office:value-type="float" office:value="6.737305" calcext:value-type="float">
            <text:p>6.737305</text:p>
          </table:table-cell>
          <table:table-cell office:value-type="float" office:value="6.43335" calcext:value-type="float">
            <text:p>6.43335</text:p>
          </table:table-cell>
          <table:table-cell office:value-type="float" office:value="6.331207" calcext:value-type="float">
            <text:p>6.331207</text:p>
          </table:table-cell>
          <table:table-cell office:value-type="float" office:value="6.401825" calcext:value-type="float">
            <text:p>6.401825</text:p>
          </table:table-cell>
          <table:table-cell office:value-type="float" office:value="6.314362" calcext:value-type="float">
            <text:p>6.314362</text:p>
          </table:table-cell>
          <table:table-cell office:value-type="float" office:value="31.67969" calcext:value-type="float">
            <text:p>31.67969</text:p>
          </table:table-cell>
          <table:table-cell office:value-type="float" office:value="3.476837" calcext:value-type="float">
            <text:p>3.47683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2042004" calcext:value-type="float">
            <text:p>22042004</text:p>
          </table:table-cell>
          <table:table-cell office:value-type="float" office:value="11.02727" calcext:value-type="float">
            <text:p>11.02727</text:p>
          </table:table-cell>
          <table:table-cell office:value-type="float" office:value="15.55" calcext:value-type="float">
            <text:p>15.55</text:p>
          </table:table-cell>
          <table:table-cell office:value-type="float" office:value="10.06" calcext:value-type="float">
            <text:p>10.06</text:p>
          </table:table-cell>
          <table:table-cell office:value-type="float" office:value="1.056952" calcext:value-type="float">
            <text:p>1.056952</text:p>
          </table:table-cell>
          <table:table-cell office:value-type="float" office:value="0.907876" calcext:value-type="float">
            <text:p>0.907876</text:p>
          </table:table-cell>
          <table:table-cell office:value-type="float" office:value="346.32" calcext:value-type="float">
            <text:p>346.32</text:p>
          </table:table-cell>
          <table:table-cell office:value-type="float" office:value="0" calcext:value-type="float">
            <text:p>0</text:p>
          </table:table-cell>
          <table:table-cell office:value-type="float" office:value="20.90741" calcext:value-type="float">
            <text:p>20.90741</text:p>
          </table:table-cell>
          <table:table-cell office:value-type="float" office:value="11.24146" calcext:value-type="float">
            <text:p>11.24146</text:p>
          </table:table-cell>
          <table:table-cell office:value-type="float" office:value="18.10815" calcext:value-type="float">
            <text:p>18.10815</text:p>
          </table:table-cell>
          <table:table-cell office:value-type="float" office:value="12.76959" calcext:value-type="float">
            <text:p>12.76959</text:p>
          </table:table-cell>
          <table:table-cell office:value-type="float" office:value="16.71765" calcext:value-type="float">
            <text:p>16.71765</text:p>
          </table:table-cell>
          <table:table-cell office:value-type="float" office:value="13.617" calcext:value-type="float">
            <text:p>13.617</text:p>
          </table:table-cell>
          <table:table-cell office:value-type="float" office:value="15.75787" calcext:value-type="float">
            <text:p>15.75787</text:p>
          </table:table-cell>
          <table:table-cell office:value-type="float" office:value="14.04678" calcext:value-type="float">
            <text:p>14.04678</text:p>
          </table:table-cell>
          <table:table-cell office:value-type="float" office:value="15.53833" calcext:value-type="float">
            <text:p>15.53833</text:p>
          </table:table-cell>
          <table:table-cell office:value-type="float" office:value="14.14667" calcext:value-type="float">
            <text:p>14.14667</text:p>
          </table:table-cell>
          <table:table-cell office:value-type="float" office:value="15.0679" calcext:value-type="float">
            <text:p>15.0679</text:p>
          </table:table-cell>
          <table:table-cell office:value-type="float" office:value="14.0661" calcext:value-type="float">
            <text:p>14.0661</text:p>
          </table:table-cell>
          <table:table-cell office:value-type="float" office:value="14.27228" calcext:value-type="float">
            <text:p>14.27228</text:p>
          </table:table-cell>
          <table:table-cell office:value-type="float" office:value="13.68384" calcext:value-type="float">
            <text:p>13.68384</text:p>
          </table:table-cell>
          <table:table-cell office:value-type="float" office:value="13.01776" calcext:value-type="float">
            <text:p>13.01776</text:p>
          </table:table-cell>
          <table:table-cell office:value-type="float" office:value="12.90854" calcext:value-type="float">
            <text:p>12.90854</text:p>
          </table:table-cell>
          <table:table-cell office:value-type="float" office:value="11.19604" calcext:value-type="float">
            <text:p>11.19604</text:p>
          </table:table-cell>
          <table:table-cell office:value-type="float" office:value="11.08411" calcext:value-type="float">
            <text:p>11.08411</text:p>
          </table:table-cell>
          <table:table-cell office:value-type="float" office:value="9.200958" calcext:value-type="float">
            <text:p>9.200958</text:p>
          </table:table-cell>
          <table:table-cell office:value-type="float" office:value="9.005798" calcext:value-type="float">
            <text:p>9.005798</text:p>
          </table:table-cell>
          <table:table-cell office:value-type="float" office:value="7.903839" calcext:value-type="float">
            <text:p>7.903839</text:p>
          </table:table-cell>
          <table:table-cell office:value-type="float" office:value="7.724945" calcext:value-type="float">
            <text:p>7.724945</text:p>
          </table:table-cell>
          <table:table-cell office:value-type="float" office:value="7.013367" calcext:value-type="float">
            <text:p>7.013367</text:p>
          </table:table-cell>
          <table:table-cell office:value-type="float" office:value="6.873505" calcext:value-type="float">
            <text:p>6.873505</text:p>
          </table:table-cell>
          <table:table-cell office:value-type="float" office:value="6.540863" calcext:value-type="float">
            <text:p>6.540863</text:p>
          </table:table-cell>
          <table:table-cell office:value-type="float" office:value="6.434448" calcext:value-type="float">
            <text:p>6.434448</text:p>
          </table:table-cell>
          <table:table-cell office:value-type="float" office:value="6.492981" calcext:value-type="float">
            <text:p>6.492981</text:p>
          </table:table-cell>
          <table:table-cell office:value-type="float" office:value="6.402771" calcext:value-type="float">
            <text:p>6.402771</text:p>
          </table:table-cell>
          <table:table-cell office:value-type="float" office:value="29.76254" calcext:value-type="float">
            <text:p>29.76254</text:p>
          </table:table-cell>
          <table:table-cell office:value-type="float" office:value="6.424835" calcext:value-type="float">
            <text:p>6.42483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3042004" calcext:value-type="float">
            <text:p>23042004</text:p>
          </table:table-cell>
          <table:table-cell office:value-type="float" office:value="21.99924" calcext:value-type="float">
            <text:p>21.99924</text:p>
          </table:table-cell>
          <table:table-cell office:value-type="float" office:value="18.47" calcext:value-type="float">
            <text:p>18.47</text:p>
          </table:table-cell>
          <table:table-cell office:value-type="float" office:value="7.36" calcext:value-type="float">
            <text:p>7.36</text:p>
          </table:table-cell>
          <table:table-cell office:value-type="float" office:value="1.023916" calcext:value-type="float">
            <text:p>1.023916</text:p>
          </table:table-cell>
          <table:table-cell office:value-type="float" office:value="0.7961927" calcext:value-type="float">
            <text:p>0.7961927</text:p>
          </table:table-cell>
          <table:table-cell office:value-type="float" office:value="281.664" calcext:value-type="float">
            <text:p>281.664</text:p>
          </table:table-cell>
          <table:table-cell office:value-type="float" office:value="0" calcext:value-type="float">
            <text:p>0</text:p>
          </table:table-cell>
          <table:table-cell office:value-type="float" office:value="27.60083" calcext:value-type="float">
            <text:p>27.60083</text:p>
          </table:table-cell>
          <table:table-cell office:value-type="float" office:value="10.23276" calcext:value-type="float">
            <text:p>10.23276</text:p>
          </table:table-cell>
          <table:table-cell office:value-type="float" office:value="21.71976" calcext:value-type="float">
            <text:p>21.71976</text:p>
          </table:table-cell>
          <table:table-cell office:value-type="float" office:value="11.67926" calcext:value-type="float">
            <text:p>11.67926</text:p>
          </table:table-cell>
          <table:table-cell office:value-type="float" office:value="19.22171" calcext:value-type="float">
            <text:p>19.22171</text:p>
          </table:table-cell>
          <table:table-cell office:value-type="float" office:value="12.53491" calcext:value-type="float">
            <text:p>12.53491</text:p>
          </table:table-cell>
          <table:table-cell office:value-type="float" office:value="17.31067" calcext:value-type="float">
            <text:p>17.31067</text:p>
          </table:table-cell>
          <table:table-cell office:value-type="float" office:value="13.08374" calcext:value-type="float">
            <text:p>13.08374</text:p>
          </table:table-cell>
          <table:table-cell office:value-type="float" office:value="16.13229" calcext:value-type="float">
            <text:p>16.13229</text:p>
          </table:table-cell>
          <table:table-cell office:value-type="float" office:value="13.31076" calcext:value-type="float">
            <text:p>13.31076</text:p>
          </table:table-cell>
          <table:table-cell office:value-type="float" office:value="14.9838" calcext:value-type="float">
            <text:p>14.9838</text:p>
          </table:table-cell>
          <table:table-cell office:value-type="float" office:value="13.42627" calcext:value-type="float">
            <text:p>13.42627</text:p>
          </table:table-cell>
          <table:table-cell office:value-type="float" office:value="14.10178" calcext:value-type="float">
            <text:p>14.10178</text:p>
          </table:table-cell>
          <table:table-cell office:value-type="float" office:value="13.23843" calcext:value-type="float">
            <text:p>13.23843</text:p>
          </table:table-cell>
          <table:table-cell office:value-type="float" office:value="12.90833" calcext:value-type="float">
            <text:p>12.90833</text:p>
          </table:table-cell>
          <table:table-cell office:value-type="float" office:value="12.72391" calcext:value-type="float">
            <text:p>12.72391</text:p>
          </table:table-cell>
          <table:table-cell office:value-type="float" office:value="11.23944" calcext:value-type="float">
            <text:p>11.23944</text:p>
          </table:table-cell>
          <table:table-cell office:value-type="float" office:value="11.1969" calcext:value-type="float">
            <text:p>11.1969</text:p>
          </table:table-cell>
          <table:table-cell office:value-type="float" office:value="9.365692" calcext:value-type="float">
            <text:p>9.365692</text:p>
          </table:table-cell>
          <table:table-cell office:value-type="float" office:value="9.20285" calcext:value-type="float">
            <text:p>9.20285</text:p>
          </table:table-cell>
          <table:table-cell office:value-type="float" office:value="8.072998" calcext:value-type="float">
            <text:p>8.072998</text:p>
          </table:table-cell>
          <table:table-cell office:value-type="float" office:value="7.90567" calcext:value-type="float">
            <text:p>7.90567</text:p>
          </table:table-cell>
          <table:table-cell office:value-type="float" office:value="7.156067" calcext:value-type="float">
            <text:p>7.156067</text:p>
          </table:table-cell>
          <table:table-cell office:value-type="float" office:value="7.014923" calcext:value-type="float">
            <text:p>7.014923</text:p>
          </table:table-cell>
          <table:table-cell office:value-type="float" office:value="6.652466" calcext:value-type="float">
            <text:p>6.652466</text:p>
          </table:table-cell>
          <table:table-cell office:value-type="float" office:value="6.541992" calcext:value-type="float">
            <text:p>6.541992</text:p>
          </table:table-cell>
          <table:table-cell office:value-type="float" office:value="6.586517" calcext:value-type="float">
            <text:p>6.586517</text:p>
          </table:table-cell>
          <table:table-cell office:value-type="float" office:value="6.493927" calcext:value-type="float">
            <text:p>6.493927</text:p>
          </table:table-cell>
          <table:table-cell office:value-type="float" office:value="45.76788" calcext:value-type="float">
            <text:p>45.76788</text:p>
          </table:table-cell>
          <table:table-cell office:value-type="float" office:value="4.23584" calcext:value-type="float">
            <text:p>4.2358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4042004" calcext:value-type="float">
            <text:p>24042004</text:p>
          </table:table-cell>
          <table:table-cell office:value-type="float" office:value="2.58588" calcext:value-type="float">
            <text:p>2.58588</text:p>
          </table:table-cell>
          <table:table-cell office:value-type="float" office:value="11.37" calcext:value-type="float">
            <text:p>11.37</text:p>
          </table:table-cell>
          <table:table-cell office:value-type="float" office:value="7.2" calcext:value-type="float">
            <text:p>7.2</text:p>
          </table:table-cell>
          <table:table-cell office:value-type="float" office:value="1.180918" calcext:value-type="float">
            <text:p>1.180918</text:p>
          </table:table-cell>
          <table:table-cell office:value-type="float" office:value="0.8220145" calcext:value-type="float">
            <text:p>0.8220145</text:p>
          </table:table-cell>
          <table:table-cell office:value-type="float" office:value="382.716" calcext:value-type="float">
            <text:p>382.716</text:p>
          </table:table-cell>
          <table:table-cell office:value-type="float" office:value="27.7" calcext:value-type="float">
            <text:p>27.7</text:p>
          </table:table-cell>
          <table:table-cell office:value-type="float" office:value="12.46848" calcext:value-type="float">
            <text:p>12.46848</text:p>
          </table:table-cell>
          <table:table-cell office:value-type="float" office:value="9.113647" calcext:value-type="float">
            <text:p>9.113647</text:p>
          </table:table-cell>
          <table:table-cell office:value-type="float" office:value="14.32092" calcext:value-type="float">
            <text:p>14.32092</text:p>
          </table:table-cell>
          <table:table-cell office:value-type="float" office:value="10.41254" calcext:value-type="float">
            <text:p>10.41254</text:p>
          </table:table-cell>
          <table:table-cell office:value-type="float" office:value="15.36572" calcext:value-type="float">
            <text:p>15.36572</text:p>
          </table:table-cell>
          <table:table-cell office:value-type="float" office:value="11.3945" calcext:value-type="float">
            <text:p>11.3945</text:p>
          </table:table-cell>
          <table:table-cell office:value-type="float" office:value="15.67764" calcext:value-type="float">
            <text:p>15.67764</text:p>
          </table:table-cell>
          <table:table-cell office:value-type="float" office:value="12.0863" calcext:value-type="float">
            <text:p>12.0863</text:p>
          </table:table-cell>
          <table:table-cell office:value-type="float" office:value="15.45023" calcext:value-type="float">
            <text:p>15.45023</text:p>
          </table:table-cell>
          <table:table-cell office:value-type="float" office:value="12.42548" calcext:value-type="float">
            <text:p>12.42548</text:p>
          </table:table-cell>
          <table:table-cell office:value-type="float" office:value="14.93753" calcext:value-type="float">
            <text:p>14.93753</text:p>
          </table:table-cell>
          <table:table-cell office:value-type="float" office:value="12.74799" calcext:value-type="float">
            <text:p>12.74799</text:p>
          </table:table-cell>
          <table:table-cell office:value-type="float" office:value="14.1124" calcext:value-type="float">
            <text:p>14.1124</text:p>
          </table:table-cell>
          <table:table-cell office:value-type="float" office:value="12.80392" calcext:value-type="float">
            <text:p>12.80392</text:p>
          </table:table-cell>
          <table:table-cell office:value-type="float" office:value="12.90921" calcext:value-type="float">
            <text:p>12.90921</text:p>
          </table:table-cell>
          <table:table-cell office:value-type="float" office:value="12.62704" calcext:value-type="float">
            <text:p>12.62704</text:p>
          </table:table-cell>
          <table:table-cell office:value-type="float" office:value="11.30081" calcext:value-type="float">
            <text:p>11.30081</text:p>
          </table:table-cell>
          <table:table-cell office:value-type="float" office:value="11.24008" calcext:value-type="float">
            <text:p>11.24008</text:p>
          </table:table-cell>
          <table:table-cell office:value-type="float" office:value="9.506042" calcext:value-type="float">
            <text:p>9.506042</text:p>
          </table:table-cell>
          <table:table-cell office:value-type="float" office:value="9.367218" calcext:value-type="float">
            <text:p>9.367218</text:p>
          </table:table-cell>
          <table:table-cell office:value-type="float" office:value="8.228088" calcext:value-type="float">
            <text:p>8.228088</text:p>
          </table:table-cell>
          <table:table-cell office:value-type="float" office:value="8.074677" calcext:value-type="float">
            <text:p>8.074677</text:p>
          </table:table-cell>
          <table:table-cell office:value-type="float" office:value="7.29715" calcext:value-type="float">
            <text:p>7.29715</text:p>
          </table:table-cell>
          <table:table-cell office:value-type="float" office:value="7.157562" calcext:value-type="float">
            <text:p>7.157562</text:p>
          </table:table-cell>
          <table:table-cell office:value-type="float" office:value="6.76651" calcext:value-type="float">
            <text:p>6.76651</text:p>
          </table:table-cell>
          <table:table-cell office:value-type="float" office:value="6.653625" calcext:value-type="float">
            <text:p>6.653625</text:p>
          </table:table-cell>
          <table:table-cell office:value-type="float" office:value="6.680725" calcext:value-type="float">
            <text:p>6.680725</text:p>
          </table:table-cell>
          <table:table-cell office:value-type="float" office:value="6.587494" calcext:value-type="float">
            <text:p>6.587494</text:p>
          </table:table-cell>
          <table:table-cell office:value-type="float" office:value="12.56317" calcext:value-type="float">
            <text:p>12.56317</text:p>
          </table:table-cell>
          <table:table-cell office:value-type="float" office:value="4.06543" calcext:value-type="float">
            <text:p>4.0654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5042004" calcext:value-type="float">
            <text:p>25042004</text:p>
          </table:table-cell>
          <table:table-cell office:value-type="float" office:value="24.59038" calcext:value-type="float">
            <text:p>24.59038</text:p>
          </table:table-cell>
          <table:table-cell office:value-type="float" office:value="17.33" calcext:value-type="float">
            <text:p>17.33</text:p>
          </table:table-cell>
          <table:table-cell office:value-type="float" office:value="7.36" calcext:value-type="float">
            <text:p>7.36</text:p>
          </table:table-cell>
          <table:table-cell office:value-type="float" office:value="1.040248" calcext:value-type="float">
            <text:p>1.040248</text:p>
          </table:table-cell>
          <table:table-cell office:value-type="float" office:value="0.7705533" calcext:value-type="float">
            <text:p>0.7705533</text:p>
          </table:table-cell>
          <table:table-cell office:value-type="float" office:value="429.516" calcext:value-type="float">
            <text:p>429.516</text:p>
          </table:table-cell>
          <table:table-cell office:value-type="float" office:value="0" calcext:value-type="float">
            <text:p>0</text:p>
          </table:table-cell>
          <table:table-cell office:value-type="float" office:value="26.07709" calcext:value-type="float">
            <text:p>26.07709</text:p>
          </table:table-cell>
          <table:table-cell office:value-type="float" office:value="8.009033" calcext:value-type="float">
            <text:p>8.009033</text:p>
          </table:table-cell>
          <table:table-cell office:value-type="float" office:value="21.56183" calcext:value-type="float">
            <text:p>21.56183</text:p>
          </table:table-cell>
          <table:table-cell office:value-type="float" office:value="9.130859" calcext:value-type="float">
            <text:p>9.130859</text:p>
          </table:table-cell>
          <table:table-cell office:value-type="float" office:value="18.46896" calcext:value-type="float">
            <text:p>18.46896</text:p>
          </table:table-cell>
          <table:table-cell office:value-type="float" office:value="10.15558" calcext:value-type="float">
            <text:p>10.15558</text:p>
          </table:table-cell>
          <table:table-cell office:value-type="float" office:value="16.29013" calcext:value-type="float">
            <text:p>16.29013</text:p>
          </table:table-cell>
          <table:table-cell office:value-type="float" office:value="10.97449" calcext:value-type="float">
            <text:p>10.97449</text:p>
          </table:table-cell>
          <table:table-cell office:value-type="float" office:value="15.07587" calcext:value-type="float">
            <text:p>15.07587</text:p>
          </table:table-cell>
          <table:table-cell office:value-type="float" office:value="11.43951" calcext:value-type="float">
            <text:p>11.43951</text:p>
          </table:table-cell>
          <table:table-cell office:value-type="float" office:value="13.97565" calcext:value-type="float">
            <text:p>13.97565</text:p>
          </table:table-cell>
          <table:table-cell office:value-type="float" office:value="11.90012" calcext:value-type="float">
            <text:p>11.90012</text:p>
          </table:table-cell>
          <table:table-cell office:value-type="float" office:value="13.23547" calcext:value-type="float">
            <text:p>13.23547</text:p>
          </table:table-cell>
          <table:table-cell office:value-type="float" office:value="12.10568" calcext:value-type="float">
            <text:p>12.10568</text:p>
          </table:table-cell>
          <table:table-cell office:value-type="float" office:value="12.62057" calcext:value-type="float">
            <text:p>12.62057</text:p>
          </table:table-cell>
          <table:table-cell office:value-type="float" office:value="12.13907" calcext:value-type="float">
            <text:p>12.13907</text:p>
          </table:table-cell>
          <table:table-cell office:value-type="float" office:value="11.29926" calcext:value-type="float">
            <text:p>11.29926</text:p>
          </table:table-cell>
          <table:table-cell office:value-type="float" office:value="11.18915" calcext:value-type="float">
            <text:p>11.18915</text:p>
          </table:table-cell>
          <table:table-cell office:value-type="float" office:value="9.60965" calcext:value-type="float">
            <text:p>9.60965</text:p>
          </table:table-cell>
          <table:table-cell office:value-type="float" office:value="9.507385" calcext:value-type="float">
            <text:p>9.507385</text:p>
          </table:table-cell>
          <table:table-cell office:value-type="float" office:value="8.368866" calcext:value-type="float">
            <text:p>8.368866</text:p>
          </table:table-cell>
          <table:table-cell office:value-type="float" office:value="8.229645" calcext:value-type="float">
            <text:p>8.229645</text:p>
          </table:table-cell>
          <table:table-cell office:value-type="float" office:value="7.434174" calcext:value-type="float">
            <text:p>7.434174</text:p>
          </table:table-cell>
          <table:table-cell office:value-type="float" office:value="7.298584" calcext:value-type="float">
            <text:p>7.298584</text:p>
          </table:table-cell>
          <table:table-cell office:value-type="float" office:value="6.881958" calcext:value-type="float">
            <text:p>6.881958</text:p>
          </table:table-cell>
          <table:table-cell office:value-type="float" office:value="6.7677" calcext:value-type="float">
            <text:p>6.7677</text:p>
          </table:table-cell>
          <table:table-cell office:value-type="float" office:value="6.778992" calcext:value-type="float">
            <text:p>6.778992</text:p>
          </table:table-cell>
          <table:table-cell office:value-type="float" office:value="6.681732" calcext:value-type="float">
            <text:p>6.681732</text:p>
          </table:table-cell>
          <table:table-cell office:value-type="float" office:value="33.25879" calcext:value-type="float">
            <text:p>33.25879</text:p>
          </table:table-cell>
          <table:table-cell office:value-type="float" office:value="4.924255" calcext:value-type="float">
            <text:p>4.92425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6042004" calcext:value-type="float">
            <text:p>26042004</text:p>
          </table:table-cell>
          <table:table-cell office:value-type="float" office:value="27.16043" calcext:value-type="float">
            <text:p>27.16043</text:p>
          </table:table-cell>
          <table:table-cell office:value-type="float" office:value="18.17" calcext:value-type="float">
            <text:p>18.17</text:p>
          </table:table-cell>
          <table:table-cell office:value-type="float" office:value="4.44" calcext:value-type="float">
            <text:p>4.44</text:p>
          </table:table-cell>
          <table:table-cell office:value-type="float" office:value="0.893177" calcext:value-type="float">
            <text:p>0.893177</text:p>
          </table:table-cell>
          <table:table-cell office:value-type="float" office:value="0.6982101" calcext:value-type="float">
            <text:p>0.6982101</text:p>
          </table:table-cell>
          <table:table-cell office:value-type="float" office:value="367.776" calcext:value-type="float">
            <text:p>367.776</text:p>
          </table:table-cell>
          <table:table-cell office:value-type="float" office:value="0" calcext:value-type="float">
            <text:p>0</text:p>
          </table:table-cell>
          <table:table-cell office:value-type="float" office:value="28.1377" calcext:value-type="float">
            <text:p>28.1377</text:p>
          </table:table-cell>
          <table:table-cell office:value-type="float" office:value="7.988922" calcext:value-type="float">
            <text:p>7.988922</text:p>
          </table:table-cell>
          <table:table-cell office:value-type="float" office:value="23.32355" calcext:value-type="float">
            <text:p>23.32355</text:p>
          </table:table-cell>
          <table:table-cell office:value-type="float" office:value="9.782745" calcext:value-type="float">
            <text:p>9.782745</text:p>
          </table:table-cell>
          <table:table-cell office:value-type="float" office:value="20.02069" calcext:value-type="float">
            <text:p>20.02069</text:p>
          </table:table-cell>
          <table:table-cell office:value-type="float" office:value="11.28833" calcext:value-type="float">
            <text:p>11.28833</text:p>
          </table:table-cell>
          <table:table-cell office:value-type="float" office:value="17.57385" calcext:value-type="float">
            <text:p>17.57385</text:p>
          </table:table-cell>
          <table:table-cell office:value-type="float" office:value="12.23248" calcext:value-type="float">
            <text:p>12.23248</text:p>
          </table:table-cell>
          <table:table-cell office:value-type="float" office:value="16.15054" calcext:value-type="float">
            <text:p>16.15054</text:p>
          </table:table-cell>
          <table:table-cell office:value-type="float" office:value="12.63159" calcext:value-type="float">
            <text:p>12.63159</text:p>
          </table:table-cell>
          <table:table-cell office:value-type="float" office:value="14.79846" calcext:value-type="float">
            <text:p>14.79846</text:p>
          </table:table-cell>
          <table:table-cell office:value-type="float" office:value="12.88773" calcext:value-type="float">
            <text:p>12.88773</text:p>
          </table:table-cell>
          <table:table-cell office:value-type="float" office:value="13.84076" calcext:value-type="float">
            <text:p>13.84076</text:p>
          </table:table-cell>
          <table:table-cell office:value-type="float" office:value="12.73535" calcext:value-type="float">
            <text:p>12.73535</text:p>
          </table:table-cell>
          <table:table-cell office:value-type="float" office:value="12.47168" calcext:value-type="float">
            <text:p>12.47168</text:p>
          </table:table-cell>
          <table:table-cell office:value-type="float" office:value="12.22684" calcext:value-type="float">
            <text:p>12.22684</text:p>
          </table:table-cell>
          <table:table-cell office:value-type="float" office:value="11.18829" calcext:value-type="float">
            <text:p>11.18829</text:p>
          </table:table-cell>
          <table:table-cell office:value-type="float" office:value="11.16885" calcext:value-type="float">
            <text:p>11.16885</text:p>
          </table:table-cell>
          <table:table-cell office:value-type="float" office:value="9.681091" calcext:value-type="float">
            <text:p>9.681091</text:p>
          </table:table-cell>
          <table:table-cell office:value-type="float" office:value="9.610474" calcext:value-type="float">
            <text:p>9.610474</text:p>
          </table:table-cell>
          <table:table-cell office:value-type="float" office:value="8.490326" calcext:value-type="float">
            <text:p>8.490326</text:p>
          </table:table-cell>
          <table:table-cell office:value-type="float" office:value="8.370239" calcext:value-type="float">
            <text:p>8.370239</text:p>
          </table:table-cell>
          <table:table-cell office:value-type="float" office:value="7.565613" calcext:value-type="float">
            <text:p>7.565613</text:p>
          </table:table-cell>
          <table:table-cell office:value-type="float" office:value="7.435577" calcext:value-type="float">
            <text:p>7.435577</text:p>
          </table:table-cell>
          <table:table-cell office:value-type="float" office:value="6.997864" calcext:value-type="float">
            <text:p>6.997864</text:p>
          </table:table-cell>
          <table:table-cell office:value-type="float" office:value="6.883179" calcext:value-type="float">
            <text:p>6.883179</text:p>
          </table:table-cell>
          <table:table-cell office:value-type="float" office:value="6.879425" calcext:value-type="float">
            <text:p>6.879425</text:p>
          </table:table-cell>
          <table:table-cell office:value-type="float" office:value="6.78006" calcext:value-type="float">
            <text:p>6.78006</text:p>
          </table:table-cell>
          <table:table-cell office:value-type="float" office:value="34.18445" calcext:value-type="float">
            <text:p>34.18445</text:p>
          </table:table-cell>
          <table:table-cell office:value-type="float" office:value="2.533081" calcext:value-type="float">
            <text:p>2.53308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7042004" calcext:value-type="float">
            <text:p>27042004</text:p>
          </table:table-cell>
          <table:table-cell office:value-type="float" office:value="26.80348" calcext:value-type="float">
            <text:p>26.80348</text:p>
          </table:table-cell>
          <table:table-cell office:value-type="float" office:value="26.46" calcext:value-type="float">
            <text:p>26.46</text:p>
          </table:table-cell>
          <table:table-cell office:value-type="float" office:value="0.54" calcext:value-type="float">
            <text:p>0.54</text:p>
          </table:table-cell>
          <table:table-cell office:value-type="float" office:value="1.246628" calcext:value-type="float">
            <text:p>1.246628</text:p>
          </table:table-cell>
          <table:table-cell office:value-type="float" office:value="0.5603672" calcext:value-type="float">
            <text:p>0.5603672</text:p>
          </table:table-cell>
          <table:table-cell office:value-type="float" office:value="352.044" calcext:value-type="float">
            <text:p>352.044</text:p>
          </table:table-cell>
          <table:table-cell office:value-type="float" office:value="0" calcext:value-type="float">
            <text:p>0</text:p>
          </table:table-cell>
          <table:table-cell office:value-type="float" office:value="29.12164" calcext:value-type="float">
            <text:p>29.12164</text:p>
          </table:table-cell>
          <table:table-cell office:value-type="float" office:value="6.513245" calcext:value-type="float">
            <text:p>6.513245</text:p>
          </table:table-cell>
          <table:table-cell office:value-type="float" office:value="23.81485" calcext:value-type="float">
            <text:p>23.81485</text:p>
          </table:table-cell>
          <table:table-cell office:value-type="float" office:value="9.035492" calcext:value-type="float">
            <text:p>9.035492</text:p>
          </table:table-cell>
          <table:table-cell office:value-type="float" office:value="20.50986" calcext:value-type="float">
            <text:p>20.50986</text:p>
          </table:table-cell>
          <table:table-cell office:value-type="float" office:value="11.00897" calcext:value-type="float">
            <text:p>11.00897</text:p>
          </table:table-cell>
          <table:table-cell office:value-type="float" office:value="18.06259" calcext:value-type="float">
            <text:p>18.06259</text:p>
          </table:table-cell>
          <table:table-cell office:value-type="float" office:value="12.27655" calcext:value-type="float">
            <text:p>12.27655</text:p>
          </table:table-cell>
          <table:table-cell office:value-type="float" office:value="16.62601" calcext:value-type="float">
            <text:p>16.62601</text:p>
          </table:table-cell>
          <table:table-cell office:value-type="float" office:value="12.83618" calcext:value-type="float">
            <text:p>12.83618</text:p>
          </table:table-cell>
          <table:table-cell office:value-type="float" office:value="15.29337" calcext:value-type="float">
            <text:p>15.29337</text:p>
          </table:table-cell>
          <table:table-cell office:value-type="float" office:value="13.20511" calcext:value-type="float">
            <text:p>13.20511</text:p>
          </table:table-cell>
          <table:table-cell office:value-type="float" office:value="14.20718" calcext:value-type="float">
            <text:p>14.20718</text:p>
          </table:table-cell>
          <table:table-cell office:value-type="float" office:value="13.05264" calcext:value-type="float">
            <text:p>13.05264</text:p>
          </table:table-cell>
          <table:table-cell office:value-type="float" office:value="12.71893" calcext:value-type="float">
            <text:p>12.71893</text:p>
          </table:table-cell>
          <table:table-cell office:value-type="float" office:value="12.47958" calcext:value-type="float">
            <text:p>12.47958</text:p>
          </table:table-cell>
          <table:table-cell office:value-type="float" office:value="11.27316" calcext:value-type="float">
            <text:p>11.27316</text:p>
          </table:table-cell>
          <table:table-cell office:value-type="float" office:value="11.17679" calcext:value-type="float">
            <text:p>11.17679</text:p>
          </table:table-cell>
          <table:table-cell office:value-type="float" office:value="9.75882" calcext:value-type="float">
            <text:p>9.75882</text:p>
          </table:table-cell>
          <table:table-cell office:value-type="float" office:value="9.681824" calcext:value-type="float">
            <text:p>9.681824</text:p>
          </table:table-cell>
          <table:table-cell office:value-type="float" office:value="8.599426" calcext:value-type="float">
            <text:p>8.599426</text:p>
          </table:table-cell>
          <table:table-cell office:value-type="float" office:value="8.491486" calcext:value-type="float">
            <text:p>8.491486</text:p>
          </table:table-cell>
          <table:table-cell office:value-type="float" office:value="7.689545" calcext:value-type="float">
            <text:p>7.689545</text:p>
          </table:table-cell>
          <table:table-cell office:value-type="float" office:value="7.566956" calcext:value-type="float">
            <text:p>7.566956</text:p>
          </table:table-cell>
          <table:table-cell office:value-type="float" office:value="7.112732" calcext:value-type="float">
            <text:p>7.112732</text:p>
          </table:table-cell>
          <table:table-cell office:value-type="float" office:value="6.999054" calcext:value-type="float">
            <text:p>6.999054</text:p>
          </table:table-cell>
          <table:table-cell office:value-type="float" office:value="6.981659" calcext:value-type="float">
            <text:p>6.981659</text:p>
          </table:table-cell>
          <table:table-cell office:value-type="float" office:value="6.880493" calcext:value-type="float">
            <text:p>6.880493</text:p>
          </table:table-cell>
          <table:table-cell office:value-type="float" office:value="35.31619" calcext:value-type="float">
            <text:p>35.31619</text:p>
          </table:table-cell>
          <table:table-cell office:value-type="float" office:value="-0.3830872" calcext:value-type="float">
            <text:p>-0.383087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8042004" calcext:value-type="float">
            <text:p>28042004</text:p>
          </table:table-cell>
          <table:table-cell office:value-type="float" office:value="26.70717" calcext:value-type="float">
            <text:p>26.70717</text:p>
          </table:table-cell>
          <table:table-cell office:value-type="float" office:value="30.57" calcext:value-type="float">
            <text:p>30.57</text:p>
          </table:table-cell>
          <table:table-cell office:value-type="float" office:value="11.56" calcext:value-type="float">
            <text:p>11.56</text:p>
          </table:table-cell>
          <table:table-cell office:value-type="float" office:value="1.250359" calcext:value-type="float">
            <text:p>1.250359</text:p>
          </table:table-cell>
          <table:table-cell office:value-type="float" office:value="0.8893537" calcext:value-type="float">
            <text:p>0.8893537</text:p>
          </table:table-cell>
          <table:table-cell office:value-type="float" office:value="628.812" calcext:value-type="float">
            <text:p>628.812</text:p>
          </table:table-cell>
          <table:table-cell office:value-type="float" office:value="0" calcext:value-type="float">
            <text:p>0</text:p>
          </table:table-cell>
          <table:table-cell office:value-type="float" office:value="33.58307" calcext:value-type="float">
            <text:p>33.58307</text:p>
          </table:table-cell>
          <table:table-cell office:value-type="float" office:value="13.12463" calcext:value-type="float">
            <text:p>13.12463</text:p>
          </table:table-cell>
          <table:table-cell office:value-type="float" office:value="26.85104" calcext:value-type="float">
            <text:p>26.85104</text:p>
          </table:table-cell>
          <table:table-cell office:value-type="float" office:value="14.48029" calcext:value-type="float">
            <text:p>14.48029</text:p>
          </table:table-cell>
          <table:table-cell office:value-type="float" office:value="23.29202" calcext:value-type="float">
            <text:p>23.29202</text:p>
          </table:table-cell>
          <table:table-cell office:value-type="float" office:value="15.03418" calcext:value-type="float">
            <text:p>15.03418</text:p>
          </table:table-cell>
          <table:table-cell office:value-type="float" office:value="20.45703" calcext:value-type="float">
            <text:p>20.45703</text:p>
          </table:table-cell>
          <table:table-cell office:value-type="float" office:value="15.17523" calcext:value-type="float">
            <text:p>15.17523</text:p>
          </table:table-cell>
          <table:table-cell office:value-type="float" office:value="18.69971" calcext:value-type="float">
            <text:p>18.69971</text:p>
          </table:table-cell>
          <table:table-cell office:value-type="float" office:value="15.04596" calcext:value-type="float">
            <text:p>15.04596</text:p>
          </table:table-cell>
          <table:table-cell office:value-type="float" office:value="16.98077" calcext:value-type="float">
            <text:p>16.98077</text:p>
          </table:table-cell>
          <table:table-cell office:value-type="float" office:value="14.73053" calcext:value-type="float">
            <text:p>14.73053</text:p>
          </table:table-cell>
          <table:table-cell office:value-type="float" office:value="15.48859" calcext:value-type="float">
            <text:p>15.48859</text:p>
          </table:table-cell>
          <table:table-cell office:value-type="float" office:value="14.10385" calcext:value-type="float">
            <text:p>14.10385</text:p>
          </table:table-cell>
          <table:table-cell office:value-type="float" office:value="13.37994" calcext:value-type="float">
            <text:p>13.37994</text:p>
          </table:table-cell>
          <table:table-cell office:value-type="float" office:value="12.72726" calcext:value-type="float">
            <text:p>12.72726</text:p>
          </table:table-cell>
          <table:table-cell office:value-type="float" office:value="11.4805" calcext:value-type="float">
            <text:p>11.4805</text:p>
          </table:table-cell>
          <table:table-cell office:value-type="float" office:value="11.27454" calcext:value-type="float">
            <text:p>11.27454</text:p>
          </table:table-cell>
          <table:table-cell office:value-type="float" office:value="9.858704" calcext:value-type="float">
            <text:p>9.858704</text:p>
          </table:table-cell>
          <table:table-cell office:value-type="float" office:value="9.759735" calcext:value-type="float">
            <text:p>9.759735</text:p>
          </table:table-cell>
          <table:table-cell office:value-type="float" office:value="8.706482" calcext:value-type="float">
            <text:p>8.706482</text:p>
          </table:table-cell>
          <table:table-cell office:value-type="float" office:value="8.600555" calcext:value-type="float">
            <text:p>8.600555</text:p>
          </table:table-cell>
          <table:table-cell office:value-type="float" office:value="7.807709" calcext:value-type="float">
            <text:p>7.807709</text:p>
          </table:table-cell>
          <table:table-cell office:value-type="float" office:value="7.690796" calcext:value-type="float">
            <text:p>7.690796</text:p>
          </table:table-cell>
          <table:table-cell office:value-type="float" office:value="7.226013" calcext:value-type="float">
            <text:p>7.226013</text:p>
          </table:table-cell>
          <table:table-cell office:value-type="float" office:value="7.113922" calcext:value-type="float">
            <text:p>7.113922</text:p>
          </table:table-cell>
          <table:table-cell office:value-type="float" office:value="7.084442" calcext:value-type="float">
            <text:p>7.084442</text:p>
          </table:table-cell>
          <table:table-cell office:value-type="float" office:value="6.982727" calcext:value-type="float">
            <text:p>6.982727</text:p>
          </table:table-cell>
          <table:table-cell office:value-type="float" office:value="60.72757" calcext:value-type="float">
            <text:p>60.72757</text:p>
          </table:table-cell>
          <table:table-cell office:value-type="float" office:value="8.639313" calcext:value-type="float">
            <text:p>8.63931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9042004" calcext:value-type="float">
            <text:p>29042004</text:p>
          </table:table-cell>
          <table:table-cell office:value-type="float" office:value="6.428223" calcext:value-type="float">
            <text:p>6.428223</text:p>
          </table:table-cell>
          <table:table-cell office:value-type="float" office:value="18.11" calcext:value-type="float">
            <text:p>18.11</text:p>
          </table:table-cell>
          <table:table-cell office:value-type="float" office:value="8.27" calcext:value-type="float">
            <text:p>8.27</text:p>
          </table:table-cell>
          <table:table-cell office:value-type="float" office:value="1.200045" calcext:value-type="float">
            <text:p>1.200045</text:p>
          </table:table-cell>
          <table:table-cell office:value-type="float" office:value="0.8521569" calcext:value-type="float">
            <text:p>0.8521569</text:p>
          </table:table-cell>
          <table:table-cell office:value-type="float" office:value="392.58" calcext:value-type="float">
            <text:p>392.58</text:p>
          </table:table-cell>
          <table:table-cell office:value-type="float" office:value="0.1" calcext:value-type="float">
            <text:p>0.1</text:p>
          </table:table-cell>
          <table:table-cell office:value-type="float" office:value="18.383" calcext:value-type="float">
            <text:p>18.383</text:p>
          </table:table-cell>
          <table:table-cell office:value-type="float" office:value="11.31131" calcext:value-type="float">
            <text:p>11.31131</text:p>
          </table:table-cell>
          <table:table-cell office:value-type="float" office:value="19.29541" calcext:value-type="float">
            <text:p>19.29541</text:p>
          </table:table-cell>
          <table:table-cell office:value-type="float" office:value="13.39789" calcext:value-type="float">
            <text:p>13.39789</text:p>
          </table:table-cell>
          <table:table-cell office:value-type="float" office:value="19.57233" calcext:value-type="float">
            <text:p>19.57233</text:p>
          </table:table-cell>
          <table:table-cell office:value-type="float" office:value="14.49301" calcext:value-type="float">
            <text:p>14.49301</text:p>
          </table:table-cell>
          <table:table-cell office:value-type="float" office:value="19.06924" calcext:value-type="float">
            <text:p>19.06924</text:p>
          </table:table-cell>
          <table:table-cell office:value-type="float" office:value="15.16077" calcext:value-type="float">
            <text:p>15.16077</text:p>
          </table:table-cell>
          <table:table-cell office:value-type="float" office:value="18.23376" calcext:value-type="float">
            <text:p>18.23376</text:p>
          </table:table-cell>
          <table:table-cell office:value-type="float" office:value="15.34973" calcext:value-type="float">
            <text:p>15.34973</text:p>
          </table:table-cell>
          <table:table-cell office:value-type="float" office:value="16.98102" calcext:value-type="float">
            <text:p>16.98102</text:p>
          </table:table-cell>
          <table:table-cell office:value-type="float" office:value="15.39026" calcext:value-type="float">
            <text:p>15.39026</text:p>
          </table:table-cell>
          <table:table-cell office:value-type="float" office:value="15.6037" calcext:value-type="float">
            <text:p>15.6037</text:p>
          </table:table-cell>
          <table:table-cell office:value-type="float" office:value="14.94135" calcext:value-type="float">
            <text:p>14.94135</text:p>
          </table:table-cell>
          <table:table-cell office:value-type="float" office:value="13.89471" calcext:value-type="float">
            <text:p>13.89471</text:p>
          </table:table-cell>
          <table:table-cell office:value-type="float" office:value="13.39267" calcext:value-type="float">
            <text:p>13.39267</text:p>
          </table:table-cell>
          <table:table-cell office:value-type="float" office:value="11.83453" calcext:value-type="float">
            <text:p>11.83453</text:p>
          </table:table-cell>
          <table:table-cell office:value-type="float" office:value="11.4837" calcext:value-type="float">
            <text:p>11.4837</text:p>
          </table:table-cell>
          <table:table-cell office:value-type="float" office:value="10.00504" calcext:value-type="float">
            <text:p>10.00504</text:p>
          </table:table-cell>
          <table:table-cell office:value-type="float" office:value="9.859924" calcext:value-type="float">
            <text:p>9.859924</text:p>
          </table:table-cell>
          <table:table-cell office:value-type="float" office:value="8.820862" calcext:value-type="float">
            <text:p>8.820862</text:p>
          </table:table-cell>
          <table:table-cell office:value-type="float" office:value="8.707581" calcext:value-type="float">
            <text:p>8.707581</text:p>
          </table:table-cell>
          <table:table-cell office:value-type="float" office:value="7.923126" calcext:value-type="float">
            <text:p>7.923126</text:p>
          </table:table-cell>
          <table:table-cell office:value-type="float" office:value="7.808899" calcext:value-type="float">
            <text:p>7.808899</text:p>
          </table:table-cell>
          <table:table-cell office:value-type="float" office:value="7.337799" calcext:value-type="float">
            <text:p>7.337799</text:p>
          </table:table-cell>
          <table:table-cell office:value-type="float" office:value="7.227234" calcext:value-type="float">
            <text:p>7.227234</text:p>
          </table:table-cell>
          <table:table-cell office:value-type="float" office:value="7.187103" calcext:value-type="float">
            <text:p>7.187103</text:p>
          </table:table-cell>
          <table:table-cell office:value-type="float" office:value="7.08551" calcext:value-type="float">
            <text:p>7.08551</text:p>
          </table:table-cell>
          <table:table-cell office:value-type="float" office:value="18.7522" calcext:value-type="float">
            <text:p>18.7522</text:p>
          </table:table-cell>
          <table:table-cell office:value-type="float" office:value="5.046448" calcext:value-type="float">
            <text:p>5.04644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0042004" calcext:value-type="float">
            <text:p>30042004</text:p>
          </table:table-cell>
          <table:table-cell office:value-type="float" office:value="5.44716" calcext:value-type="float">
            <text:p>5.44716</text:p>
          </table:table-cell>
          <table:table-cell office:value-type="float" office:value="12.03" calcext:value-type="float">
            <text:p>12.03</text:p>
          </table:table-cell>
          <table:table-cell office:value-type="float" office:value="5.87" calcext:value-type="float">
            <text:p>5.87</text:p>
          </table:table-cell>
          <table:table-cell office:value-type="float" office:value="0.9044704" calcext:value-type="float">
            <text:p>0.9044704</text:p>
          </table:table-cell>
          <table:table-cell office:value-type="float" office:value="0.7914206" calcext:value-type="float">
            <text:p>0.7914206</text:p>
          </table:table-cell>
          <table:table-cell office:value-type="float" office:value="309.636" calcext:value-type="float">
            <text:p>309.636</text:p>
          </table:table-cell>
          <table:table-cell office:value-type="float" office:value="0.4" calcext:value-type="float">
            <text:p>0.4</text:p>
          </table:table-cell>
          <table:table-cell office:value-type="float" office:value="16.07645" calcext:value-type="float">
            <text:p>16.07645</text:p>
          </table:table-cell>
          <table:table-cell office:value-type="float" office:value="9.653503" calcext:value-type="float">
            <text:p>9.653503</text:p>
          </table:table-cell>
          <table:table-cell office:value-type="float" office:value="14.38422" calcext:value-type="float">
            <text:p>14.38422</text:p>
          </table:table-cell>
          <table:table-cell office:value-type="float" office:value="11.43878" calcext:value-type="float">
            <text:p>11.43878</text:p>
          </table:table-cell>
          <table:table-cell office:value-type="float" office:value="14.41663" calcext:value-type="float">
            <text:p>14.41663</text:p>
          </table:table-cell>
          <table:table-cell office:value-type="float" office:value="12.44266" calcext:value-type="float">
            <text:p>12.44266</text:p>
          </table:table-cell>
          <table:table-cell office:value-type="float" office:value="15.10062" calcext:value-type="float">
            <text:p>15.10062</text:p>
          </table:table-cell>
          <table:table-cell office:value-type="float" office:value="13.12137" calcext:value-type="float">
            <text:p>13.12137</text:p>
          </table:table-cell>
          <table:table-cell office:value-type="float" office:value="15.30408" calcext:value-type="float">
            <text:p>15.30408</text:p>
          </table:table-cell>
          <table:table-cell office:value-type="float" office:value="13.40729" calcext:value-type="float">
            <text:p>13.40729</text:p>
          </table:table-cell>
          <table:table-cell office:value-type="float" office:value="15.36276" calcext:value-type="float">
            <text:p>15.36276</text:p>
          </table:table-cell>
          <table:table-cell office:value-type="float" office:value="13.63391" calcext:value-type="float">
            <text:p>13.63391</text:p>
          </table:table-cell>
          <table:table-cell office:value-type="float" office:value="14.92697" calcext:value-type="float">
            <text:p>14.92697</text:p>
          </table:table-cell>
          <table:table-cell office:value-type="float" office:value="13.60449" calcext:value-type="float">
            <text:p>13.60449</text:p>
          </table:table-cell>
          <table:table-cell office:value-type="float" office:value="13.89102" calcext:value-type="float">
            <text:p>13.89102</text:p>
          </table:table-cell>
          <table:table-cell office:value-type="float" office:value="13.35693" calcext:value-type="float">
            <text:p>13.35693</text:p>
          </table:table-cell>
          <table:table-cell office:value-type="float" office:value="11.98019" calcext:value-type="float">
            <text:p>11.98019</text:p>
          </table:table-cell>
          <table:table-cell office:value-type="float" office:value="11.83768" calcext:value-type="float">
            <text:p>11.83768</text:p>
          </table:table-cell>
          <table:table-cell office:value-type="float" office:value="10.17172" calcext:value-type="float">
            <text:p>10.17172</text:p>
          </table:table-cell>
          <table:table-cell office:value-type="float" office:value="10.00677" calcext:value-type="float">
            <text:p>10.00677</text:p>
          </table:table-cell>
          <table:table-cell office:value-type="float" office:value="8.950348" calcext:value-type="float">
            <text:p>8.950348</text:p>
          </table:table-cell>
          <table:table-cell office:value-type="float" office:value="8.822144" calcext:value-type="float">
            <text:p>8.822144</text:p>
          </table:table-cell>
          <table:table-cell office:value-type="float" office:value="8.039154" calcext:value-type="float">
            <text:p>8.039154</text:p>
          </table:table-cell>
          <table:table-cell office:value-type="float" office:value="7.924316" calcext:value-type="float">
            <text:p>7.924316</text:p>
          </table:table-cell>
          <table:table-cell office:value-type="float" office:value="7.448181" calcext:value-type="float">
            <text:p>7.448181</text:p>
          </table:table-cell>
          <table:table-cell office:value-type="float" office:value="7.338928" calcext:value-type="float">
            <text:p>7.338928</text:p>
          </table:table-cell>
          <table:table-cell office:value-type="float" office:value="7.289703" calcext:value-type="float">
            <text:p>7.289703</text:p>
          </table:table-cell>
          <table:table-cell office:value-type="float" office:value="7.188171" calcext:value-type="float">
            <text:p>7.188171</text:p>
          </table:table-cell>
          <table:table-cell office:value-type="float" office:value="17.60635" calcext:value-type="float">
            <text:p>17.60635</text:p>
          </table:table-cell>
          <table:table-cell office:value-type="float" office:value="3.176422" calcext:value-type="float">
            <text:p>3.17642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52004" calcext:value-type="float">
            <text:p>1052004</text:p>
          </table:table-cell>
          <table:table-cell office:value-type="float" office:value="22.46085" calcext:value-type="float">
            <text:p>22.46085</text:p>
          </table:table-cell>
          <table:table-cell office:value-type="float" office:value="15.14" calcext:value-type="float">
            <text:p>15.14</text:p>
          </table:table-cell>
          <table:table-cell office:value-type="float" office:value="3.45" calcext:value-type="float">
            <text:p>3.45</text:p>
          </table:table-cell>
          <table:table-cell office:value-type="float" office:value="0.7979663" calcext:value-type="float">
            <text:p>0.7979663</text:p>
          </table:table-cell>
          <table:table-cell office:value-type="float" office:value="0.6818933" calcext:value-type="float">
            <text:p>0.6818933</text:p>
          </table:table-cell>
          <table:table-cell office:value-type="float" office:value="298.584" calcext:value-type="float">
            <text:p>298.584</text:p>
          </table:table-cell>
          <table:table-cell office:value-type="float" office:value="0" calcext:value-type="float">
            <text:p>0</text:p>
          </table:table-cell>
          <table:table-cell office:value-type="float" office:value="26.03659" calcext:value-type="float">
            <text:p>26.03659</text:p>
          </table:table-cell>
          <table:table-cell office:value-type="float" office:value="7.570709" calcext:value-type="float">
            <text:p>7.570709</text:p>
          </table:table-cell>
          <table:table-cell office:value-type="float" office:value="20.32175" calcext:value-type="float">
            <text:p>20.32175</text:p>
          </table:table-cell>
          <table:table-cell office:value-type="float" office:value="9.751801" calcext:value-type="float">
            <text:p>9.751801</text:p>
          </table:table-cell>
          <table:table-cell office:value-type="float" office:value="17.6821" calcext:value-type="float">
            <text:p>17.6821</text:p>
          </table:table-cell>
          <table:table-cell office:value-type="float" office:value="10.95538" calcext:value-type="float">
            <text:p>10.95538</text:p>
          </table:table-cell>
          <table:table-cell office:value-type="float" office:value="16.15585" calcext:value-type="float">
            <text:p>16.15585</text:p>
          </table:table-cell>
          <table:table-cell office:value-type="float" office:value="11.86459" calcext:value-type="float">
            <text:p>11.86459</text:p>
          </table:table-cell>
          <table:table-cell office:value-type="float" office:value="15.22922" calcext:value-type="float">
            <text:p>15.22922</text:p>
          </table:table-cell>
          <table:table-cell office:value-type="float" office:value="12.358" calcext:value-type="float">
            <text:p>12.358</text:p>
          </table:table-cell>
          <table:table-cell office:value-type="float" office:value="14.36401" calcext:value-type="float">
            <text:p>14.36401</text:p>
          </table:table-cell>
          <table:table-cell office:value-type="float" office:value="12.80347" calcext:value-type="float">
            <text:p>12.80347</text:p>
          </table:table-cell>
          <table:table-cell office:value-type="float" office:value="13.76974" calcext:value-type="float">
            <text:p>13.76974</text:p>
          </table:table-cell>
          <table:table-cell office:value-type="float" office:value="12.95523" calcext:value-type="float">
            <text:p>12.95523</text:p>
          </table:table-cell>
          <table:table-cell office:value-type="float" office:value="13.35095" calcext:value-type="float">
            <text:p>13.35095</text:p>
          </table:table-cell>
          <table:table-cell office:value-type="float" office:value="12.90018" calcext:value-type="float">
            <text:p>12.90018</text:p>
          </table:table-cell>
          <table:table-cell office:value-type="float" office:value="11.98004" calcext:value-type="float">
            <text:p>11.98004</text:p>
          </table:table-cell>
          <table:table-cell office:value-type="float" office:value="11.89175" calcext:value-type="float">
            <text:p>11.89175</text:p>
          </table:table-cell>
          <table:table-cell office:value-type="float" office:value="10.29367" calcext:value-type="float">
            <text:p>10.29367</text:p>
          </table:table-cell>
          <table:table-cell office:value-type="float" office:value="10.17331" calcext:value-type="float">
            <text:p>10.17331</text:p>
          </table:table-cell>
          <table:table-cell office:value-type="float" office:value="9.080597" calcext:value-type="float">
            <text:p>9.080597</text:p>
          </table:table-cell>
          <table:table-cell office:value-type="float" office:value="8.951752" calcext:value-type="float">
            <text:p>8.951752</text:p>
          </table:table-cell>
          <table:table-cell office:value-type="float" office:value="8.157349" calcext:value-type="float">
            <text:p>8.157349</text:p>
          </table:table-cell>
          <table:table-cell office:value-type="float" office:value="8.040375" calcext:value-type="float">
            <text:p>8.040375</text:p>
          </table:table-cell>
          <table:table-cell office:value-type="float" office:value="7.558228" calcext:value-type="float">
            <text:p>7.558228</text:p>
          </table:table-cell>
          <table:table-cell office:value-type="float" office:value="7.449371" calcext:value-type="float">
            <text:p>7.449371</text:p>
          </table:table-cell>
          <table:table-cell office:value-type="float" office:value="7.392365" calcext:value-type="float">
            <text:p>7.392365</text:p>
          </table:table-cell>
          <table:table-cell office:value-type="float" office:value="7.290771" calcext:value-type="float">
            <text:p>7.290771</text:p>
          </table:table-cell>
          <table:table-cell office:value-type="float" office:value="43.78574" calcext:value-type="float">
            <text:p>43.78574</text:p>
          </table:table-cell>
          <table:table-cell office:value-type="float" office:value="0.1949158" calcext:value-type="float">
            <text:p>0.194915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052004" calcext:value-type="float">
            <text:p>2052004</text:p>
          </table:table-cell>
          <table:table-cell office:value-type="float" office:value="19.16528" calcext:value-type="float">
            <text:p>19.16528</text:p>
          </table:table-cell>
          <table:table-cell office:value-type="float" office:value="10.12" calcext:value-type="float">
            <text:p>10.12</text:p>
          </table:table-cell>
          <table:table-cell office:value-type="float" office:value="-0.31" calcext:value-type="float">
            <text:p>-0.31</text:p>
          </table:table-cell>
          <table:table-cell office:value-type="float" office:value="0.8588223" calcext:value-type="float">
            <text:p>0.8588223</text:p>
          </table:table-cell>
          <table:table-cell office:value-type="float" office:value="0.5272001" calcext:value-type="float">
            <text:p>0.5272001</text:p>
          </table:table-cell>
          <table:table-cell office:value-type="float" office:value="312.552" calcext:value-type="float">
            <text:p>312.552</text:p>
          </table:table-cell>
          <table:table-cell office:value-type="float" office:value="1.4" calcext:value-type="float">
            <text:p>1.4</text:p>
          </table:table-cell>
          <table:table-cell office:value-type="float" office:value="22.5506" calcext:value-type="float">
            <text:p>22.5506</text:p>
          </table:table-cell>
          <table:table-cell office:value-type="float" office:value="7.210999" calcext:value-type="float">
            <text:p>7.210999</text:p>
          </table:table-cell>
          <table:table-cell office:value-type="float" office:value="18.20624" calcext:value-type="float">
            <text:p>18.20624</text:p>
          </table:table-cell>
          <table:table-cell office:value-type="float" office:value="10.14673" calcext:value-type="float">
            <text:p>10.14673</text:p>
          </table:table-cell>
          <table:table-cell office:value-type="float" office:value="16.62289" calcext:value-type="float">
            <text:p>16.62289</text:p>
          </table:table-cell>
          <table:table-cell office:value-type="float" office:value="11.6095" calcext:value-type="float">
            <text:p>11.6095</text:p>
          </table:table-cell>
          <table:table-cell office:value-type="float" office:value="15.50177" calcext:value-type="float">
            <text:p>15.50177</text:p>
          </table:table-cell>
          <table:table-cell office:value-type="float" office:value="12.5687" calcext:value-type="float">
            <text:p>12.5687</text:p>
          </table:table-cell>
          <table:table-cell office:value-type="float" office:value="14.81598" calcext:value-type="float">
            <text:p>14.81598</text:p>
          </table:table-cell>
          <table:table-cell office:value-type="float" office:value="12.99854" calcext:value-type="float">
            <text:p>12.99854</text:p>
          </table:table-cell>
          <table:table-cell office:value-type="float" office:value="14.32932" calcext:value-type="float">
            <text:p>14.32932</text:p>
          </table:table-cell>
          <table:table-cell office:value-type="float" office:value="13.2916" calcext:value-type="float">
            <text:p>13.2916</text:p>
          </table:table-cell>
          <table:table-cell office:value-type="float" office:value="13.7811" calcext:value-type="float">
            <text:p>13.7811</text:p>
          </table:table-cell>
          <table:table-cell office:value-type="float" office:value="13.2092" calcext:value-type="float">
            <text:p>13.2092</text:p>
          </table:table-cell>
          <table:table-cell office:value-type="float" office:value="12.98807" calcext:value-type="float">
            <text:p>12.98807</text:p>
          </table:table-cell>
          <table:table-cell office:value-type="float" office:value="12.87872" calcext:value-type="float">
            <text:p>12.87872</text:p>
          </table:table-cell>
          <table:table-cell office:value-type="float" office:value="11.89093" calcext:value-type="float">
            <text:p>11.89093</text:p>
          </table:table-cell>
          <table:table-cell office:value-type="float" office:value="11.84152" calcext:value-type="float">
            <text:p>11.84152</text:p>
          </table:table-cell>
          <table:table-cell office:value-type="float" office:value="10.37222" calcext:value-type="float">
            <text:p>10.37222</text:p>
          </table:table-cell>
          <table:table-cell office:value-type="float" office:value="10.29465" calcext:value-type="float">
            <text:p>10.29465</text:p>
          </table:table-cell>
          <table:table-cell office:value-type="float" office:value="9.196777" calcext:value-type="float">
            <text:p>9.196777</text:p>
          </table:table-cell>
          <table:table-cell office:value-type="float" office:value="9.081909" calcext:value-type="float">
            <text:p>9.081909</text:p>
          </table:table-cell>
          <table:table-cell office:value-type="float" office:value="8.275208" calcext:value-type="float">
            <text:p>8.275208</text:p>
          </table:table-cell>
          <table:table-cell office:value-type="float" office:value="8.158539" calcext:value-type="float">
            <text:p>8.158539</text:p>
          </table:table-cell>
          <table:table-cell office:value-type="float" office:value="7.668457" calcext:value-type="float">
            <text:p>7.668457</text:p>
          </table:table-cell>
          <table:table-cell office:value-type="float" office:value="7.559357" calcext:value-type="float">
            <text:p>7.559357</text:p>
          </table:table-cell>
          <table:table-cell office:value-type="float" office:value="7.495056" calcext:value-type="float">
            <text:p>7.495056</text:p>
          </table:table-cell>
          <table:table-cell office:value-type="float" office:value="7.393433" calcext:value-type="float">
            <text:p>7.393433</text:p>
          </table:table-cell>
          <table:table-cell office:value-type="float" office:value="33.81964" calcext:value-type="float">
            <text:p>33.81964</text:p>
          </table:table-cell>
          <table:table-cell office:value-type="float" office:value="-2.541077" calcext:value-type="float">
            <text:p>-2.54107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052004" calcext:value-type="float">
            <text:p>3052004</text:p>
          </table:table-cell>
          <table:table-cell office:value-type="float" office:value="26.94162" calcext:value-type="float">
            <text:p>26.94162</text:p>
          </table:table-cell>
          <table:table-cell office:value-type="float" office:value="19.39" calcext:value-type="float">
            <text:p>19.39</text:p>
          </table:table-cell>
          <table:table-cell office:value-type="float" office:value="-2.47" calcext:value-type="float">
            <text:p>-2.47</text:p>
          </table:table-cell>
          <table:table-cell office:value-type="float" office:value="1.012177" calcext:value-type="float">
            <text:p>1.012177</text:p>
          </table:table-cell>
          <table:table-cell office:value-type="float" office:value="0.4507048" calcext:value-type="float">
            <text:p>0.4507048</text:p>
          </table:table-cell>
          <table:table-cell office:value-type="float" office:value="375.336" calcext:value-type="float">
            <text:p>375.336</text:p>
          </table:table-cell>
          <table:table-cell office:value-type="float" office:value="0" calcext:value-type="float">
            <text:p>0</text:p>
          </table:table-cell>
          <table:table-cell office:value-type="float" office:value="28.43143" calcext:value-type="float">
            <text:p>28.43143</text:p>
          </table:table-cell>
          <table:table-cell office:value-type="float" office:value="5.246826" calcext:value-type="float">
            <text:p>5.246826</text:p>
          </table:table-cell>
          <table:table-cell office:value-type="float" office:value="22.01981" calcext:value-type="float">
            <text:p>22.01981</text:p>
          </table:table-cell>
          <table:table-cell office:value-type="float" office:value="8.465393" calcext:value-type="float">
            <text:p>8.465393</text:p>
          </table:table-cell>
          <table:table-cell office:value-type="float" office:value="19.24268" calcext:value-type="float">
            <text:p>19.24268</text:p>
          </table:table-cell>
          <table:table-cell office:value-type="float" office:value="10.19675" calcext:value-type="float">
            <text:p>10.19675</text:p>
          </table:table-cell>
          <table:table-cell office:value-type="float" office:value="17.10443" calcext:value-type="float">
            <text:p>17.10443</text:p>
          </table:table-cell>
          <table:table-cell office:value-type="float" office:value="11.47659" calcext:value-type="float">
            <text:p>11.47659</text:p>
          </table:table-cell>
          <table:table-cell office:value-type="float" office:value="15.86957" calcext:value-type="float">
            <text:p>15.86957</text:p>
          </table:table-cell>
          <table:table-cell office:value-type="float" office:value="12.13419" calcext:value-type="float">
            <text:p>12.13419</text:p>
          </table:table-cell>
          <table:table-cell office:value-type="float" office:value="14.75763" calcext:value-type="float">
            <text:p>14.75763</text:p>
          </table:table-cell>
          <table:table-cell office:value-type="float" office:value="12.67926" calcext:value-type="float">
            <text:p>12.67926</text:p>
          </table:table-cell>
          <table:table-cell office:value-type="float" office:value="13.91043" calcext:value-type="float">
            <text:p>13.91043</text:p>
          </table:table-cell>
          <table:table-cell office:value-type="float" office:value="12.79996" calcext:value-type="float">
            <text:p>12.79996</text:p>
          </table:table-cell>
          <table:table-cell office:value-type="float" office:value="12.91788" calcext:value-type="float">
            <text:p>12.91788</text:p>
          </table:table-cell>
          <table:table-cell office:value-type="float" office:value="12.70959" calcext:value-type="float">
            <text:p>12.70959</text:p>
          </table:table-cell>
          <table:table-cell office:value-type="float" office:value="11.84122" calcext:value-type="float">
            <text:p>11.84122</text:p>
          </table:table-cell>
          <table:table-cell office:value-type="float" office:value="11.79593" calcext:value-type="float">
            <text:p>11.79593</text:p>
          </table:table-cell>
          <table:table-cell office:value-type="float" office:value="10.43088" calcext:value-type="float">
            <text:p>10.43088</text:p>
          </table:table-cell>
          <table:table-cell office:value-type="float" office:value="10.37296" calcext:value-type="float">
            <text:p>10.37296</text:p>
          </table:table-cell>
          <table:table-cell office:value-type="float" office:value="9.298462" calcext:value-type="float">
            <text:p>9.298462</text:p>
          </table:table-cell>
          <table:table-cell office:value-type="float" office:value="9.197906" calcext:value-type="float">
            <text:p>9.197906</text:p>
          </table:table-cell>
          <table:table-cell office:value-type="float" office:value="8.389404" calcext:value-type="float">
            <text:p>8.389404</text:p>
          </table:table-cell>
          <table:table-cell office:value-type="float" office:value="8.276398" calcext:value-type="float">
            <text:p>8.276398</text:p>
          </table:table-cell>
          <table:table-cell office:value-type="float" office:value="7.778137" calcext:value-type="float">
            <text:p>7.778137</text:p>
          </table:table-cell>
          <table:table-cell office:value-type="float" office:value="7.669586" calcext:value-type="float">
            <text:p>7.669586</text:p>
          </table:table-cell>
          <table:table-cell office:value-type="float" office:value="7.597626" calcext:value-type="float">
            <text:p>7.597626</text:p>
          </table:table-cell>
          <table:table-cell office:value-type="float" office:value="7.496124" calcext:value-type="float">
            <text:p>7.496124</text:p>
          </table:table-cell>
          <table:table-cell office:value-type="float" office:value="50.87256" calcext:value-type="float">
            <text:p>50.87256</text:p>
          </table:table-cell>
          <table:table-cell office:value-type="float" office:value="-5.09668" calcext:value-type="float">
            <text:p>-5.0966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052004" calcext:value-type="float">
            <text:p>4052004</text:p>
          </table:table-cell>
          <table:table-cell office:value-type="float" office:value="24.35724" calcext:value-type="float">
            <text:p>24.35724</text:p>
          </table:table-cell>
          <table:table-cell office:value-type="float" office:value="24.69" calcext:value-type="float">
            <text:p>24.69</text:p>
          </table:table-cell>
          <table:table-cell office:value-type="float" office:value="11.14" calcext:value-type="float">
            <text:p>11.14</text:p>
          </table:table-cell>
          <table:table-cell office:value-type="float" office:value="1.173229" calcext:value-type="float">
            <text:p>1.173229</text:p>
          </table:table-cell>
          <table:table-cell office:value-type="float" office:value="0.859004" calcext:value-type="float">
            <text:p>0.859004</text:p>
          </table:table-cell>
          <table:table-cell office:value-type="float" office:value="265.86" calcext:value-type="float">
            <text:p>265.86</text:p>
          </table:table-cell>
          <table:table-cell office:value-type="float" office:value="0.4" calcext:value-type="float">
            <text:p>0.4</text:p>
          </table:table-cell>
          <table:table-cell office:value-type="float" office:value="31.82025" calcext:value-type="float">
            <text:p>31.82025</text:p>
          </table:table-cell>
          <table:table-cell office:value-type="float" office:value="12.47769" calcext:value-type="float">
            <text:p>12.47769</text:p>
          </table:table-cell>
          <table:table-cell office:value-type="float" office:value="25.05893" calcext:value-type="float">
            <text:p>25.05893</text:p>
          </table:table-cell>
          <table:table-cell office:value-type="float" office:value="13.73624" calcext:value-type="float">
            <text:p>13.73624</text:p>
          </table:table-cell>
          <table:table-cell office:value-type="float" office:value="21.78806" calcext:value-type="float">
            <text:p>21.78806</text:p>
          </table:table-cell>
          <table:table-cell office:value-type="float" office:value="14.22293" calcext:value-type="float">
            <text:p>14.22293</text:p>
          </table:table-cell>
          <table:table-cell office:value-type="float" office:value="19.26025" calcext:value-type="float">
            <text:p>19.26025</text:p>
          </table:table-cell>
          <table:table-cell office:value-type="float" office:value="14.36612" calcext:value-type="float">
            <text:p>14.36612</text:p>
          </table:table-cell>
          <table:table-cell office:value-type="float" office:value="17.71863" calcext:value-type="float">
            <text:p>17.71863</text:p>
          </table:table-cell>
          <table:table-cell office:value-type="float" office:value="14.33292" calcext:value-type="float">
            <text:p>14.33292</text:p>
          </table:table-cell>
          <table:table-cell office:value-type="float" office:value="16.23087" calcext:value-type="float">
            <text:p>16.23087</text:p>
          </table:table-cell>
          <table:table-cell office:value-type="float" office:value="14.17526" calcext:value-type="float">
            <text:p>14.17526</text:p>
          </table:table-cell>
          <table:table-cell office:value-type="float" office:value="15.00714" calcext:value-type="float">
            <text:p>15.00714</text:p>
          </table:table-cell>
          <table:table-cell office:value-type="float" office:value="13.76718" calcext:value-type="float">
            <text:p>13.76718</text:p>
          </table:table-cell>
          <table:table-cell office:value-type="float" office:value="13.30591" calcext:value-type="float">
            <text:p>13.30591</text:p>
          </table:table-cell>
          <table:table-cell office:value-type="float" office:value="12.81766" calcext:value-type="float">
            <text:p>12.81766</text:p>
          </table:table-cell>
          <table:table-cell office:value-type="float" office:value="11.86749" calcext:value-type="float">
            <text:p>11.86749</text:p>
          </table:table-cell>
          <table:table-cell office:value-type="float" office:value="11.79547" calcext:value-type="float">
            <text:p>11.79547</text:p>
          </table:table-cell>
          <table:table-cell office:value-type="float" office:value="10.48596" calcext:value-type="float">
            <text:p>10.48596</text:p>
          </table:table-cell>
          <table:table-cell office:value-type="float" office:value="10.4314" calcext:value-type="float">
            <text:p>10.4314</text:p>
          </table:table-cell>
          <table:table-cell office:value-type="float" office:value="9.389008" calcext:value-type="float">
            <text:p>9.389008</text:p>
          </table:table-cell>
          <table:table-cell office:value-type="float" office:value="9.299438" calcext:value-type="float">
            <text:p>9.299438</text:p>
          </table:table-cell>
          <table:table-cell office:value-type="float" office:value="8.497681" calcext:value-type="float">
            <text:p>8.497681</text:p>
          </table:table-cell>
          <table:table-cell office:value-type="float" office:value="8.390564" calcext:value-type="float">
            <text:p>8.390564</text:p>
          </table:table-cell>
          <table:table-cell office:value-type="float" office:value="7.886841" calcext:value-type="float">
            <text:p>7.886841</text:p>
          </table:table-cell>
          <table:table-cell office:value-type="float" office:value="7.779266" calcext:value-type="float">
            <text:p>7.779266</text:p>
          </table:table-cell>
          <table:table-cell office:value-type="float" office:value="7.700256" calcext:value-type="float">
            <text:p>7.700256</text:p>
          </table:table-cell>
          <table:table-cell office:value-type="float" office:value="7.598694" calcext:value-type="float">
            <text:p>7.598694</text:p>
          </table:table-cell>
          <table:table-cell office:value-type="float" office:value="54.87225" calcext:value-type="float">
            <text:p>54.87225</text:p>
          </table:table-cell>
          <table:table-cell office:value-type="float" office:value="8.230713" calcext:value-type="float">
            <text:p>8.23071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052004" calcext:value-type="float">
            <text:p>5052004</text:p>
          </table:table-cell>
          <table:table-cell office:value-type="float" office:value="27.49221" calcext:value-type="float">
            <text:p>27.49221</text:p>
          </table:table-cell>
          <table:table-cell office:value-type="float" office:value="32.42" calcext:value-type="float">
            <text:p>32.42</text:p>
          </table:table-cell>
          <table:table-cell office:value-type="float" office:value="8.9" calcext:value-type="float">
            <text:p>8.9</text:p>
          </table:table-cell>
          <table:table-cell office:value-type="float" office:value="1.296502" calcext:value-type="float">
            <text:p>1.296502</text:p>
          </table:table-cell>
          <table:table-cell office:value-type="float" office:value="0.8311214" calcext:value-type="float">
            <text:p>0.8311214</text:p>
          </table:table-cell>
          <table:table-cell office:value-type="float" office:value="476.136" calcext:value-type="float">
            <text:p>476.136</text:p>
          </table:table-cell>
          <table:table-cell office:value-type="float" office:value="0" calcext:value-type="float">
            <text:p>0</text:p>
          </table:table-cell>
          <table:table-cell office:value-type="float" office:value="36.49884" calcext:value-type="float">
            <text:p>36.49884</text:p>
          </table:table-cell>
          <table:table-cell office:value-type="float" office:value="12.82153" calcext:value-type="float">
            <text:p>12.82153</text:p>
          </table:table-cell>
          <table:table-cell office:value-type="float" office:value="28.5441" calcext:value-type="float">
            <text:p>28.5441</text:p>
          </table:table-cell>
          <table:table-cell office:value-type="float" office:value="14.82071" calcext:value-type="float">
            <text:p>14.82071</text:p>
          </table:table-cell>
          <table:table-cell office:value-type="float" office:value="24.80005" calcext:value-type="float">
            <text:p>24.80005</text:p>
          </table:table-cell>
          <table:table-cell office:value-type="float" office:value="15.52762" calcext:value-type="float">
            <text:p>15.52762</text:p>
          </table:table-cell>
          <table:table-cell office:value-type="float" office:value="21.74957" calcext:value-type="float">
            <text:p>21.74957</text:p>
          </table:table-cell>
          <table:table-cell office:value-type="float" office:value="15.7977" calcext:value-type="float">
            <text:p>15.7977</text:p>
          </table:table-cell>
          <table:table-cell office:value-type="float" office:value="19.85788" calcext:value-type="float">
            <text:p>19.85788</text:p>
          </table:table-cell>
          <table:table-cell office:value-type="float" office:value="15.72842" calcext:value-type="float">
            <text:p>15.72842</text:p>
          </table:table-cell>
          <table:table-cell office:value-type="float" office:value="18.01758" calcext:value-type="float">
            <text:p>18.01758</text:p>
          </table:table-cell>
          <table:table-cell office:value-type="float" office:value="15.44937" calcext:value-type="float">
            <text:p>15.44937</text:p>
          </table:table-cell>
          <table:table-cell office:value-type="float" office:value="16.34589" calcext:value-type="float">
            <text:p>16.34589</text:p>
          </table:table-cell>
          <table:table-cell office:value-type="float" office:value="14.80328" calcext:value-type="float">
            <text:p>14.80328</text:p>
          </table:table-cell>
          <table:table-cell office:value-type="float" office:value="14.06656" calcext:value-type="float">
            <text:p>14.06656</text:p>
          </table:table-cell>
          <table:table-cell office:value-type="float" office:value="13.31668" calcext:value-type="float">
            <text:p>13.31668</text:p>
          </table:table-cell>
          <table:table-cell office:value-type="float" office:value="12.12115" calcext:value-type="float">
            <text:p>12.12115</text:p>
          </table:table-cell>
          <table:table-cell office:value-type="float" office:value="11.86929" calcext:value-type="float">
            <text:p>11.86929</text:p>
          </table:table-cell>
          <table:table-cell office:value-type="float" office:value="10.57462" calcext:value-type="float">
            <text:p>10.57462</text:p>
          </table:table-cell>
          <table:table-cell office:value-type="float" office:value="10.48657" calcext:value-type="float">
            <text:p>10.48657</text:p>
          </table:table-cell>
          <table:table-cell office:value-type="float" office:value="9.478363" calcext:value-type="float">
            <text:p>9.478363</text:p>
          </table:table-cell>
          <table:table-cell office:value-type="float" office:value="9.389923" calcext:value-type="float">
            <text:p>9.389923</text:p>
          </table:table-cell>
          <table:table-cell office:value-type="float" office:value="8.60199" calcext:value-type="float">
            <text:p>8.60199</text:p>
          </table:table-cell>
          <table:table-cell office:value-type="float" office:value="8.49881" calcext:value-type="float">
            <text:p>8.49881</text:p>
          </table:table-cell>
          <table:table-cell office:value-type="float" office:value="7.993256" calcext:value-type="float">
            <text:p>7.993256</text:p>
          </table:table-cell>
          <table:table-cell office:value-type="float" office:value="7.887939" calcext:value-type="float">
            <text:p>7.887939</text:p>
          </table:table-cell>
          <table:table-cell office:value-type="float" office:value="7.801727" calcext:value-type="float">
            <text:p>7.801727</text:p>
          </table:table-cell>
          <table:table-cell office:value-type="float" office:value="7.701263" calcext:value-type="float">
            <text:p>7.701263</text:p>
          </table:table-cell>
          <table:table-cell office:value-type="float" office:value="62.09879" calcext:value-type="float">
            <text:p>62.09879</text:p>
          </table:table-cell>
          <table:table-cell office:value-type="float" office:value="6.302551" calcext:value-type="float">
            <text:p>6.30255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052004" calcext:value-type="float">
            <text:p>6052004</text:p>
          </table:table-cell>
          <table:table-cell office:value-type="float" office:value="25.04222" calcext:value-type="float">
            <text:p>25.04222</text:p>
          </table:table-cell>
          <table:table-cell office:value-type="float" office:value="30.38" calcext:value-type="float">
            <text:p>30.38</text:p>
          </table:table-cell>
          <table:table-cell office:value-type="float" office:value="17.98" calcext:value-type="float">
            <text:p>17.98</text:p>
          </table:table-cell>
          <table:table-cell office:value-type="float" office:value="1.440254" calcext:value-type="float">
            <text:p>1.440254</text:p>
          </table:table-cell>
          <table:table-cell office:value-type="float" office:value="0.8616061" calcext:value-type="float">
            <text:p>0.8616061</text:p>
          </table:table-cell>
          <table:table-cell office:value-type="float" office:value="358.884" calcext:value-type="float">
            <text:p>358.884</text:p>
          </table:table-cell>
          <table:table-cell office:value-type="float" office:value="0" calcext:value-type="float">
            <text:p>0</text:p>
          </table:table-cell>
          <table:table-cell office:value-type="float" office:value="38.67709" calcext:value-type="float">
            <text:p>38.67709</text:p>
          </table:table-cell>
          <table:table-cell office:value-type="float" office:value="19.37741" calcext:value-type="float">
            <text:p>19.37741</text:p>
          </table:table-cell>
          <table:table-cell office:value-type="float" office:value="30.75198" calcext:value-type="float">
            <text:p>30.75198</text:p>
          </table:table-cell>
          <table:table-cell office:value-type="float" office:value="19.95694" calcext:value-type="float">
            <text:p>19.95694</text:p>
          </table:table-cell>
          <table:table-cell office:value-type="float" office:value="26.91296" calcext:value-type="float">
            <text:p>26.91296</text:p>
          </table:table-cell>
          <table:table-cell office:value-type="float" office:value="19.79593" calcext:value-type="float">
            <text:p>19.79593</text:p>
          </table:table-cell>
          <table:table-cell office:value-type="float" office:value="23.77856" calcext:value-type="float">
            <text:p>23.77856</text:p>
          </table:table-cell>
          <table:table-cell office:value-type="float" office:value="19.24286" calcext:value-type="float">
            <text:p>19.24286</text:p>
          </table:table-cell>
          <table:table-cell office:value-type="float" office:value="21.78345" calcext:value-type="float">
            <text:p>21.78345</text:p>
          </table:table-cell>
          <table:table-cell office:value-type="float" office:value="18.62161" calcext:value-type="float">
            <text:p>18.62161</text:p>
          </table:table-cell>
          <table:table-cell office:value-type="float" office:value="19.71973" calcext:value-type="float">
            <text:p>19.71973</text:p>
          </table:table-cell>
          <table:table-cell office:value-type="float" office:value="17.7305" calcext:value-type="float">
            <text:p>17.7305</text:p>
          </table:table-cell>
          <table:table-cell office:value-type="float" office:value="17.90771" calcext:value-type="float">
            <text:p>17.90771</text:p>
          </table:table-cell>
          <table:table-cell office:value-type="float" office:value="16.36765" calcext:value-type="float">
            <text:p>16.36765</text:p>
          </table:table-cell>
          <table:table-cell office:value-type="float" office:value="15.20355" calcext:value-type="float">
            <text:p>15.20355</text:p>
          </table:table-cell>
          <table:table-cell office:value-type="float" office:value="14.08099" calcext:value-type="float">
            <text:p>14.08099</text:p>
          </table:table-cell>
          <table:table-cell office:value-type="float" office:value="12.57678" calcext:value-type="float">
            <text:p>12.57678</text:p>
          </table:table-cell>
          <table:table-cell office:value-type="float" office:value="12.12482" calcext:value-type="float">
            <text:p>12.12482</text:p>
          </table:table-cell>
          <table:table-cell office:value-type="float" office:value="10.72452" calcext:value-type="float">
            <text:p>10.72452</text:p>
          </table:table-cell>
          <table:table-cell office:value-type="float" office:value="10.57578" calcext:value-type="float">
            <text:p>10.57578</text:p>
          </table:table-cell>
          <table:table-cell office:value-type="float" office:value="9.581543" calcext:value-type="float">
            <text:p>9.581543</text:p>
          </table:table-cell>
          <table:table-cell office:value-type="float" office:value="9.47934" calcext:value-type="float">
            <text:p>9.47934</text:p>
          </table:table-cell>
          <table:table-cell office:value-type="float" office:value="8.705017" calcext:value-type="float">
            <text:p>8.705017</text:p>
          </table:table-cell>
          <table:table-cell office:value-type="float" office:value="8.603058" calcext:value-type="float">
            <text:p>8.603058</text:p>
          </table:table-cell>
          <table:table-cell office:value-type="float" office:value="8.098114" calcext:value-type="float">
            <text:p>8.098114</text:p>
          </table:table-cell>
          <table:table-cell office:value-type="float" office:value="7.994385" calcext:value-type="float">
            <text:p>7.994385</text:p>
          </table:table-cell>
          <table:table-cell office:value-type="float" office:value="7.902161" calcext:value-type="float">
            <text:p>7.902161</text:p>
          </table:table-cell>
          <table:table-cell office:value-type="float" office:value="7.802765" calcext:value-type="float">
            <text:p>7.802765</text:p>
          </table:table-cell>
          <table:table-cell office:value-type="float" office:value="58.17892" calcext:value-type="float">
            <text:p>58.17892</text:p>
          </table:table-cell>
          <table:table-cell office:value-type="float" office:value="13.71817" calcext:value-type="float">
            <text:p>13.7181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052004" calcext:value-type="float">
            <text:p>7052004</text:p>
          </table:table-cell>
          <table:table-cell office:value-type="float" office:value="18.62791" calcext:value-type="float">
            <text:p>18.62791</text:p>
          </table:table-cell>
          <table:table-cell office:value-type="float" office:value="27.57" calcext:value-type="float">
            <text:p>27.57</text:p>
          </table:table-cell>
          <table:table-cell office:value-type="float" office:value="13.87" calcext:value-type="float">
            <text:p>13.87</text:p>
          </table:table-cell>
          <table:table-cell office:value-type="float" office:value="1.619863" calcext:value-type="float">
            <text:p>1.619863</text:p>
          </table:table-cell>
          <table:table-cell office:value-type="float" office:value="0.9336218" calcext:value-type="float">
            <text:p>0.9336218</text:p>
          </table:table-cell>
          <table:table-cell office:value-type="float" office:value="379.404" calcext:value-type="float">
            <text:p>379.404</text:p>
          </table:table-cell>
          <table:table-cell office:value-type="float" office:value="0" calcext:value-type="float">
            <text:p>0</text:p>
          </table:table-cell>
          <table:table-cell office:value-type="float" office:value="35.30817" calcext:value-type="float">
            <text:p>35.30817</text:p>
          </table:table-cell>
          <table:table-cell office:value-type="float" office:value="17.46332" calcext:value-type="float">
            <text:p>17.46332</text:p>
          </table:table-cell>
          <table:table-cell office:value-type="float" office:value="28.26019" calcext:value-type="float">
            <text:p>28.26019</text:p>
          </table:table-cell>
          <table:table-cell office:value-type="float" office:value="19.26544" calcext:value-type="float">
            <text:p>19.26544</text:p>
          </table:table-cell>
          <table:table-cell office:value-type="float" office:value="25.23642" calcext:value-type="float">
            <text:p>25.23642</text:p>
          </table:table-cell>
          <table:table-cell office:value-type="float" office:value="19.72995" calcext:value-type="float">
            <text:p>19.72995</text:p>
          </table:table-cell>
          <table:table-cell office:value-type="float" office:value="22.88101" calcext:value-type="float">
            <text:p>22.88101</text:p>
          </table:table-cell>
          <table:table-cell office:value-type="float" office:value="19.64777" calcext:value-type="float">
            <text:p>19.64777</text:p>
          </table:table-cell>
          <table:table-cell office:value-type="float" office:value="21.35159" calcext:value-type="float">
            <text:p>21.35159</text:p>
          </table:table-cell>
          <table:table-cell office:value-type="float" office:value="19.28757" calcext:value-type="float">
            <text:p>19.28757</text:p>
          </table:table-cell>
          <table:table-cell office:value-type="float" office:value="19.71106" calcext:value-type="float">
            <text:p>19.71106</text:p>
          </table:table-cell>
          <table:table-cell office:value-type="float" office:value="18.59546" calcext:value-type="float">
            <text:p>18.59546</text:p>
          </table:table-cell>
          <table:table-cell office:value-type="float" office:value="18.21823" calcext:value-type="float">
            <text:p>18.21823</text:p>
          </table:table-cell>
          <table:table-cell office:value-type="float" office:value="17.53015" calcext:value-type="float">
            <text:p>17.53015</text:p>
          </table:table-cell>
          <table:table-cell office:value-type="float" office:value="15.9534" calcext:value-type="float">
            <text:p>15.9534</text:p>
          </table:table-cell>
          <table:table-cell office:value-type="float" office:value="15.21854" calcext:value-type="float">
            <text:p>15.21854</text:p>
          </table:table-cell>
          <table:table-cell office:value-type="float" office:value="13.13501" calcext:value-type="float">
            <text:p>13.13501</text:p>
          </table:table-cell>
          <table:table-cell office:value-type="float" office:value="12.58261" calcext:value-type="float">
            <text:p>12.58261</text:p>
          </table:table-cell>
          <table:table-cell office:value-type="float" office:value="10.95059" calcext:value-type="float">
            <text:p>10.95059</text:p>
          </table:table-cell>
          <table:table-cell office:value-type="float" office:value="10.72647" calcext:value-type="float">
            <text:p>10.72647</text:p>
          </table:table-cell>
          <table:table-cell office:value-type="float" office:value="9.711304" calcext:value-type="float">
            <text:p>9.711304</text:p>
          </table:table-cell>
          <table:table-cell office:value-type="float" office:value="9.582733" calcext:value-type="float">
            <text:p>9.582733</text:p>
          </table:table-cell>
          <table:table-cell office:value-type="float" office:value="8.810516" calcext:value-type="float">
            <text:p>8.810516</text:p>
          </table:table-cell>
          <table:table-cell office:value-type="float" office:value="8.706085" calcext:value-type="float">
            <text:p>8.706085</text:p>
          </table:table-cell>
          <table:table-cell office:value-type="float" office:value="8.201447" calcext:value-type="float">
            <text:p>8.201447</text:p>
          </table:table-cell>
          <table:table-cell office:value-type="float" office:value="8.099182" calcext:value-type="float">
            <text:p>8.099182</text:p>
          </table:table-cell>
          <table:table-cell office:value-type="float" office:value="8.002228" calcext:value-type="float">
            <text:p>8.002228</text:p>
          </table:table-cell>
          <table:table-cell office:value-type="float" office:value="7.903229" calcext:value-type="float">
            <text:p>7.903229</text:p>
          </table:table-cell>
          <table:table-cell office:value-type="float" office:value="52.71445" calcext:value-type="float">
            <text:p>52.71445</text:p>
          </table:table-cell>
          <table:table-cell office:value-type="float" office:value="10.49161" calcext:value-type="float">
            <text:p>10.4916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052004" calcext:value-type="float">
            <text:p>8052004</text:p>
          </table:table-cell>
          <table:table-cell office:value-type="float" office:value="25.8678" calcext:value-type="float">
            <text:p>25.8678</text:p>
          </table:table-cell>
          <table:table-cell office:value-type="float" office:value="33.01" calcext:value-type="float">
            <text:p>33.01</text:p>
          </table:table-cell>
          <table:table-cell office:value-type="float" office:value="18.21" calcext:value-type="float">
            <text:p>18.21</text:p>
          </table:table-cell>
          <table:table-cell office:value-type="float" office:value="1.723941" calcext:value-type="float">
            <text:p>1.723941</text:p>
          </table:table-cell>
          <table:table-cell office:value-type="float" office:value="1.200558" calcext:value-type="float">
            <text:p>1.200558</text:p>
          </table:table-cell>
          <table:table-cell office:value-type="float" office:value="375.552" calcext:value-type="float">
            <text:p>375.552</text:p>
          </table:table-cell>
          <table:table-cell office:value-type="float" office:value="0.3" calcext:value-type="float">
            <text:p>0.3</text:p>
          </table:table-cell>
          <table:table-cell office:value-type="float" office:value="39.64444" calcext:value-type="float">
            <text:p>39.64444</text:p>
          </table:table-cell>
          <table:table-cell office:value-type="float" office:value="19.48947" calcext:value-type="float">
            <text:p>19.48947</text:p>
          </table:table-cell>
          <table:table-cell office:value-type="float" office:value="32.04495" calcext:value-type="float">
            <text:p>32.04495</text:p>
          </table:table-cell>
          <table:table-cell office:value-type="float" office:value="20.35477" calcext:value-type="float">
            <text:p>20.35477</text:p>
          </table:table-cell>
          <table:table-cell office:value-type="float" office:value="28.30902" calcext:value-type="float">
            <text:p>28.30902</text:p>
          </table:table-cell>
          <table:table-cell office:value-type="float" office:value="20.43552" calcext:value-type="float">
            <text:p>20.43552</text:p>
          </table:table-cell>
          <table:table-cell office:value-type="float" office:value="25.19556" calcext:value-type="float">
            <text:p>25.19556</text:p>
          </table:table-cell>
          <table:table-cell office:value-type="float" office:value="20.15997" calcext:value-type="float">
            <text:p>20.15997</text:p>
          </table:table-cell>
          <table:table-cell office:value-type="float" office:value="23.20364" calcext:value-type="float">
            <text:p>23.20364</text:p>
          </table:table-cell>
          <table:table-cell office:value-type="float" office:value="19.73602" calcext:value-type="float">
            <text:p>19.73602</text:p>
          </table:table-cell>
          <table:table-cell office:value-type="float" office:value="21.16095" calcext:value-type="float">
            <text:p>21.16095</text:p>
          </table:table-cell>
          <table:table-cell office:value-type="float" office:value="19.05344" calcext:value-type="float">
            <text:p>19.05344</text:p>
          </table:table-cell>
          <table:table-cell office:value-type="float" office:value="19.33267" calcext:value-type="float">
            <text:p>19.33267</text:p>
          </table:table-cell>
          <table:table-cell office:value-type="float" office:value="18.01089" calcext:value-type="float">
            <text:p>18.01089</text:p>
          </table:table-cell>
          <table:table-cell office:value-type="float" office:value="16.62137" calcext:value-type="float">
            <text:p>16.62137</text:p>
          </table:table-cell>
          <table:table-cell office:value-type="float" office:value="15.96194" calcext:value-type="float">
            <text:p>15.96194</text:p>
          </table:table-cell>
          <table:table-cell office:value-type="float" office:value="13.63406" calcext:value-type="float">
            <text:p>13.63406</text:p>
          </table:table-cell>
          <table:table-cell office:value-type="float" office:value="13.14044" calcext:value-type="float">
            <text:p>13.14044</text:p>
          </table:table-cell>
          <table:table-cell office:value-type="float" office:value="11.22336" calcext:value-type="float">
            <text:p>11.22336</text:p>
          </table:table-cell>
          <table:table-cell office:value-type="float" office:value="10.95325" calcext:value-type="float">
            <text:p>10.95325</text:p>
          </table:table-cell>
          <table:table-cell office:value-type="float" office:value="9.87204" calcext:value-type="float">
            <text:p>9.87204</text:p>
          </table:table-cell>
          <table:table-cell office:value-type="float" office:value="9.712799" calcext:value-type="float">
            <text:p>9.712799</text:p>
          </table:table-cell>
          <table:table-cell office:value-type="float" office:value="8.92569" calcext:value-type="float">
            <text:p>8.92569</text:p>
          </table:table-cell>
          <table:table-cell office:value-type="float" office:value="8.811646" calcext:value-type="float">
            <text:p>8.811646</text:p>
          </table:table-cell>
          <table:table-cell office:value-type="float" office:value="8.30542" calcext:value-type="float">
            <text:p>8.30542</text:p>
          </table:table-cell>
          <table:table-cell office:value-type="float" office:value="8.202515" calcext:value-type="float">
            <text:p>8.202515</text:p>
          </table:table-cell>
          <table:table-cell office:value-type="float" office:value="8.100372" calcext:value-type="float">
            <text:p>8.100372</text:p>
          </table:table-cell>
          <table:table-cell office:value-type="float" office:value="8.003235" calcext:value-type="float">
            <text:p>8.003235</text:p>
          </table:table-cell>
          <table:table-cell office:value-type="float" office:value="59.91473" calcext:value-type="float">
            <text:p>59.91473</text:p>
          </table:table-cell>
          <table:table-cell office:value-type="float" office:value="15.77298" calcext:value-type="float">
            <text:p>15.7729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052004" calcext:value-type="float">
            <text:p>9052004</text:p>
          </table:table-cell>
          <table:table-cell office:value-type="float" office:value="24.42852" calcext:value-type="float">
            <text:p>24.42852</text:p>
          </table:table-cell>
          <table:table-cell office:value-type="float" office:value="30.25" calcext:value-type="float">
            <text:p>30.25</text:p>
          </table:table-cell>
          <table:table-cell office:value-type="float" office:value="16.9" calcext:value-type="float">
            <text:p>16.9</text:p>
          </table:table-cell>
          <table:table-cell office:value-type="float" office:value="1.630403" calcext:value-type="float">
            <text:p>1.630403</text:p>
          </table:table-cell>
          <table:table-cell office:value-type="float" office:value="1.060632" calcext:value-type="float">
            <text:p>1.060632</text:p>
          </table:table-cell>
          <table:table-cell office:value-type="float" office:value="439.344" calcext:value-type="float">
            <text:p>439.344</text:p>
          </table:table-cell>
          <table:table-cell office:value-type="float" office:value="2.151" calcext:value-type="float">
            <text:p>2.151</text:p>
          </table:table-cell>
          <table:table-cell office:value-type="float" office:value="38.44238" calcext:value-type="float">
            <text:p>38.44238</text:p>
          </table:table-cell>
          <table:table-cell office:value-type="float" office:value="18.95764" calcext:value-type="float">
            <text:p>18.95764</text:p>
          </table:table-cell>
          <table:table-cell office:value-type="float" office:value="31.45795" calcext:value-type="float">
            <text:p>31.45795</text:p>
          </table:table-cell>
          <table:table-cell office:value-type="float" office:value="20.82397" calcext:value-type="float">
            <text:p>20.82397</text:p>
          </table:table-cell>
          <table:table-cell office:value-type="float" office:value="28.12338" calcext:value-type="float">
            <text:p>28.12338</text:p>
          </table:table-cell>
          <table:table-cell office:value-type="float" office:value="21.28149" calcext:value-type="float">
            <text:p>21.28149</text:p>
          </table:table-cell>
          <table:table-cell office:value-type="float" office:value="25.35367" calcext:value-type="float">
            <text:p>25.35367</text:p>
          </table:table-cell>
          <table:table-cell office:value-type="float" office:value="21.18283" calcext:value-type="float">
            <text:p>21.18283</text:p>
          </table:table-cell>
          <table:table-cell office:value-type="float" office:value="23.56161" calcext:value-type="float">
            <text:p>23.56161</text:p>
          </table:table-cell>
          <table:table-cell office:value-type="float" office:value="20.81415" calcext:value-type="float">
            <text:p>20.81415</text:p>
          </table:table-cell>
          <table:table-cell office:value-type="float" office:value="21.6684" calcext:value-type="float">
            <text:p>21.6684</text:p>
          </table:table-cell>
          <table:table-cell office:value-type="float" office:value="20.12625" calcext:value-type="float">
            <text:p>20.12625</text:p>
          </table:table-cell>
          <table:table-cell office:value-type="float" office:value="19.94098" calcext:value-type="float">
            <text:p>19.94098</text:p>
          </table:table-cell>
          <table:table-cell office:value-type="float" office:value="18.99728" calcext:value-type="float">
            <text:p>18.99728</text:p>
          </table:table-cell>
          <table:table-cell office:value-type="float" office:value="17.33923" calcext:value-type="float">
            <text:p>17.33923</text:p>
          </table:table-cell>
          <table:table-cell office:value-type="float" office:value="16.63416" calcext:value-type="float">
            <text:p>16.63416</text:p>
          </table:table-cell>
          <table:table-cell office:value-type="float" office:value="14.16537" calcext:value-type="float">
            <text:p>14.16537</text:p>
          </table:table-cell>
          <table:table-cell office:value-type="float" office:value="13.63953" calcext:value-type="float">
            <text:p>13.63953</text:p>
          </table:table-cell>
          <table:table-cell office:value-type="float" office:value="11.52704" calcext:value-type="float">
            <text:p>11.52704</text:p>
          </table:table-cell>
          <table:table-cell office:value-type="float" office:value="11.22632" calcext:value-type="float">
            <text:p>11.22632</text:p>
          </table:table-cell>
          <table:table-cell office:value-type="float" office:value="10.05893" calcext:value-type="float">
            <text:p>10.05893</text:p>
          </table:table-cell>
          <table:table-cell office:value-type="float" office:value="9.873871" calcext:value-type="float">
            <text:p>9.873871</text:p>
          </table:table-cell>
          <table:table-cell office:value-type="float" office:value="9.05246" calcext:value-type="float">
            <text:p>9.05246</text:p>
          </table:table-cell>
          <table:table-cell office:value-type="float" office:value="8.926941" calcext:value-type="float">
            <text:p>8.926941</text:p>
          </table:table-cell>
          <table:table-cell office:value-type="float" office:value="8.411438" calcext:value-type="float">
            <text:p>8.411438</text:p>
          </table:table-cell>
          <table:table-cell office:value-type="float" office:value="8.306519" calcext:value-type="float">
            <text:p>8.306519</text:p>
          </table:table-cell>
          <table:table-cell office:value-type="float" office:value="8.198547" calcext:value-type="float">
            <text:p>8.198547</text:p>
          </table:table-cell>
          <table:table-cell office:value-type="float" office:value="8.101379" calcext:value-type="float">
            <text:p>8.101379</text:p>
          </table:table-cell>
          <table:table-cell office:value-type="float" office:value="61.47974" calcext:value-type="float">
            <text:p>61.47974</text:p>
          </table:table-cell>
          <table:table-cell office:value-type="float" office:value="14.25305" calcext:value-type="float">
            <text:p>14.2530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052004" calcext:value-type="float">
            <text:p>10052004</text:p>
          </table:table-cell>
          <table:table-cell office:value-type="float" office:value="20.24522" calcext:value-type="float">
            <text:p>20.24522</text:p>
          </table:table-cell>
          <table:table-cell office:value-type="float" office:value="25.34" calcext:value-type="float">
            <text:p>25.34</text:p>
          </table:table-cell>
          <table:table-cell office:value-type="float" office:value="15.73" calcext:value-type="float">
            <text:p>15.73</text:p>
          </table:table-cell>
          <table:table-cell office:value-type="float" office:value="1.734452" calcext:value-type="float">
            <text:p>1.734452</text:p>
          </table:table-cell>
          <table:table-cell office:value-type="float" office:value="1.331831" calcext:value-type="float">
            <text:p>1.331831</text:p>
          </table:table-cell>
          <table:table-cell office:value-type="float" office:value="256.608" calcext:value-type="float">
            <text:p>256.608</text:p>
          </table:table-cell>
          <table:table-cell office:value-type="float" office:value="12.827" calcext:value-type="float">
            <text:p>12.827</text:p>
          </table:table-cell>
          <table:table-cell office:value-type="float" office:value="30.53403" calcext:value-type="float">
            <text:p>30.53403</text:p>
          </table:table-cell>
          <table:table-cell office:value-type="float" office:value="16.96588" calcext:value-type="float">
            <text:p>16.96588</text:p>
          </table:table-cell>
          <table:table-cell office:value-type="float" office:value="27.06015" calcext:value-type="float">
            <text:p>27.06015</text:p>
          </table:table-cell>
          <table:table-cell office:value-type="float" office:value="18.72122" calcext:value-type="float">
            <text:p>18.72122</text:p>
          </table:table-cell>
          <table:table-cell office:value-type="float" office:value="25.13254" calcext:value-type="float">
            <text:p>25.13254</text:p>
          </table:table-cell>
          <table:table-cell office:value-type="float" office:value="19.83673" calcext:value-type="float">
            <text:p>19.83673</text:p>
          </table:table-cell>
          <table:table-cell office:value-type="float" office:value="23.87964" calcext:value-type="float">
            <text:p>23.87964</text:p>
          </table:table-cell>
          <table:table-cell office:value-type="float" office:value="20.41046" calcext:value-type="float">
            <text:p>20.41046</text:p>
          </table:table-cell>
          <table:table-cell office:value-type="float" office:value="23.0025" calcext:value-type="float">
            <text:p>23.0025</text:p>
          </table:table-cell>
          <table:table-cell office:value-type="float" office:value="20.44623" calcext:value-type="float">
            <text:p>20.44623</text:p>
          </table:table-cell>
          <table:table-cell office:value-type="float" office:value="21.65527" calcext:value-type="float">
            <text:p>21.65527</text:p>
          </table:table-cell>
          <table:table-cell office:value-type="float" office:value="20.1264" calcext:value-type="float">
            <text:p>20.1264</text:p>
          </table:table-cell>
          <table:table-cell office:value-type="float" office:value="20.00214" calcext:value-type="float">
            <text:p>20.00214</text:p>
          </table:table-cell>
          <table:table-cell office:value-type="float" office:value="19.23254" calcext:value-type="float">
            <text:p>19.23254</text:p>
          </table:table-cell>
          <table:table-cell office:value-type="float" office:value="17.67487" calcext:value-type="float">
            <text:p>17.67487</text:p>
          </table:table-cell>
          <table:table-cell office:value-type="float" office:value="17.34946" calcext:value-type="float">
            <text:p>17.34946</text:p>
          </table:table-cell>
          <table:table-cell office:value-type="float" office:value="14.64651" calcext:value-type="float">
            <text:p>14.64651</text:p>
          </table:table-cell>
          <table:table-cell office:value-type="float" office:value="14.17087" calcext:value-type="float">
            <text:p>14.17087</text:p>
          </table:table-cell>
          <table:table-cell office:value-type="float" office:value="11.8526" calcext:value-type="float">
            <text:p>11.8526</text:p>
          </table:table-cell>
          <table:table-cell office:value-type="float" office:value="11.5303" calcext:value-type="float">
            <text:p>11.5303</text:p>
          </table:table-cell>
          <table:table-cell office:value-type="float" office:value="10.26834" calcext:value-type="float">
            <text:p>10.26834</text:p>
          </table:table-cell>
          <table:table-cell office:value-type="float" office:value="10.061" calcext:value-type="float">
            <text:p>10.061</text:p>
          </table:table-cell>
          <table:table-cell office:value-type="float" office:value="9.192383" calcext:value-type="float">
            <text:p>9.192383</text:p>
          </table:table-cell>
          <table:table-cell office:value-type="float" office:value="9.053894" calcext:value-type="float">
            <text:p>9.053894</text:p>
          </table:table-cell>
          <table:table-cell office:value-type="float" office:value="8.521545" calcext:value-type="float">
            <text:p>8.521545</text:p>
          </table:table-cell>
          <table:table-cell office:value-type="float" office:value="8.412567" calcext:value-type="float">
            <text:p>8.412567</text:p>
          </table:table-cell>
          <table:table-cell office:value-type="float" office:value="8.297394" calcext:value-type="float">
            <text:p>8.297394</text:p>
          </table:table-cell>
          <table:table-cell office:value-type="float" office:value="8.199554" calcext:value-type="float">
            <text:p>8.199554</text:p>
          </table:table-cell>
          <table:table-cell office:value-type="float" office:value="34.19324" calcext:value-type="float">
            <text:p>34.19324</text:p>
          </table:table-cell>
          <table:table-cell office:value-type="float" office:value="14.75833" calcext:value-type="float">
            <text:p>14.7583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1052004" calcext:value-type="float">
            <text:p>11052004</text:p>
          </table:table-cell>
          <table:table-cell office:value-type="float" office:value="19.47384" calcext:value-type="float">
            <text:p>19.47384</text:p>
          </table:table-cell>
          <table:table-cell office:value-type="float" office:value="27.32" calcext:value-type="float">
            <text:p>27.32</text:p>
          </table:table-cell>
          <table:table-cell office:value-type="float" office:value="18.54" calcext:value-type="float">
            <text:p>18.54</text:p>
          </table:table-cell>
          <table:table-cell office:value-type="float" office:value="1.763226" calcext:value-type="float">
            <text:p>1.763226</text:p>
          </table:table-cell>
          <table:table-cell office:value-type="float" office:value="1.590239" calcext:value-type="float">
            <text:p>1.590239</text:p>
          </table:table-cell>
          <table:table-cell office:value-type="float" office:value="646.848" calcext:value-type="float">
            <text:p>646.848</text:p>
          </table:table-cell>
          <table:table-cell office:value-type="float" office:value="0" calcext:value-type="float">
            <text:p>0</text:p>
          </table:table-cell>
          <table:table-cell office:value-type="float" office:value="31.89517" calcext:value-type="float">
            <text:p>31.89517</text:p>
          </table:table-cell>
          <table:table-cell office:value-type="float" office:value="18.24561" calcext:value-type="float">
            <text:p>18.24561</text:p>
          </table:table-cell>
          <table:table-cell office:value-type="float" office:value="28.17398" calcext:value-type="float">
            <text:p>28.17398</text:p>
          </table:table-cell>
          <table:table-cell office:value-type="float" office:value="19.26358" calcext:value-type="float">
            <text:p>19.26358</text:p>
          </table:table-cell>
          <table:table-cell office:value-type="float" office:value="25.7179" calcext:value-type="float">
            <text:p>25.7179</text:p>
          </table:table-cell>
          <table:table-cell office:value-type="float" office:value="19.87585" calcext:value-type="float">
            <text:p>19.87585</text:p>
          </table:table-cell>
          <table:table-cell office:value-type="float" office:value="23.66064" calcext:value-type="float">
            <text:p>23.66064</text:p>
          </table:table-cell>
          <table:table-cell office:value-type="float" office:value="20.09268" calcext:value-type="float">
            <text:p>20.09268</text:p>
          </table:table-cell>
          <table:table-cell office:value-type="float" office:value="22.33377" calcext:value-type="float">
            <text:p>22.33377</text:p>
          </table:table-cell>
          <table:table-cell office:value-type="float" office:value="20.01682" calcext:value-type="float">
            <text:p>20.01682</text:p>
          </table:table-cell>
          <table:table-cell office:value-type="float" office:value="20.92093" calcext:value-type="float">
            <text:p>20.92093</text:p>
          </table:table-cell>
          <table:table-cell office:value-type="float" office:value="19.71436" calcext:value-type="float">
            <text:p>19.71436</text:p>
          </table:table-cell>
          <table:table-cell office:value-type="float" office:value="19.67474" calcext:value-type="float">
            <text:p>19.67474</text:p>
          </table:table-cell>
          <table:table-cell office:value-type="float" office:value="19.00577" calcext:value-type="float">
            <text:p>19.00577</text:p>
          </table:table-cell>
          <table:table-cell office:value-type="float" office:value="17.75336" calcext:value-type="float">
            <text:p>17.75336</text:p>
          </table:table-cell>
          <table:table-cell office:value-type="float" office:value="17.65759" calcext:value-type="float">
            <text:p>17.65759</text:p>
          </table:table-cell>
          <table:table-cell office:value-type="float" office:value="14.97412" calcext:value-type="float">
            <text:p>14.97412</text:p>
          </table:table-cell>
          <table:table-cell office:value-type="float" office:value="14.65073" calcext:value-type="float">
            <text:p>14.65073</text:p>
          </table:table-cell>
          <table:table-cell office:value-type="float" office:value="12.16876" calcext:value-type="float">
            <text:p>12.16876</text:p>
          </table:table-cell>
          <table:table-cell office:value-type="float" office:value="11.85596" calcext:value-type="float">
            <text:p>11.85596</text:p>
          </table:table-cell>
          <table:table-cell office:value-type="float" office:value="10.49234" calcext:value-type="float">
            <text:p>10.49234</text:p>
          </table:table-cell>
          <table:table-cell office:value-type="float" office:value="10.27063" calcext:value-type="float">
            <text:p>10.27063</text:p>
          </table:table-cell>
          <table:table-cell office:value-type="float" office:value="9.345184" calcext:value-type="float">
            <text:p>9.345184</text:p>
          </table:table-cell>
          <table:table-cell office:value-type="float" office:value="9.193878" calcext:value-type="float">
            <text:p>9.193878</text:p>
          </table:table-cell>
          <table:table-cell office:value-type="float" office:value="8.636902" calcext:value-type="float">
            <text:p>8.636902</text:p>
          </table:table-cell>
          <table:table-cell office:value-type="float" office:value="8.522736" calcext:value-type="float">
            <text:p>8.522736</text:p>
          </table:table-cell>
          <table:table-cell office:value-type="float" office:value="8.397705" calcext:value-type="float">
            <text:p>8.397705</text:p>
          </table:table-cell>
          <table:table-cell office:value-type="float" office:value="8.298431" calcext:value-type="float">
            <text:p>8.298431</text:p>
          </table:table-cell>
          <table:table-cell office:value-type="float" office:value="36.46762" calcext:value-type="float">
            <text:p>36.46762</text:p>
          </table:table-cell>
          <table:table-cell office:value-type="float" office:value="15.98816" calcext:value-type="float">
            <text:p>15.9881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052004" calcext:value-type="float">
            <text:p>12052004</text:p>
          </table:table-cell>
          <table:table-cell office:value-type="float" office:value="9.27576" calcext:value-type="float">
            <text:p>9.27576</text:p>
          </table:table-cell>
          <table:table-cell office:value-type="float" office:value="21" calcext:value-type="float">
            <text:p>21</text:p>
          </table:table-cell>
          <table:table-cell office:value-type="float" office:value="9.05" calcext:value-type="float">
            <text:p>9.05</text:p>
          </table:table-cell>
          <table:table-cell office:value-type="float" office:value="1.793083" calcext:value-type="float">
            <text:p>1.793083</text:p>
          </table:table-cell>
          <table:table-cell office:value-type="float" office:value="0.9496228" calcext:value-type="float">
            <text:p>0.9496228</text:p>
          </table:table-cell>
          <table:table-cell office:value-type="float" office:value="480.852" calcext:value-type="float">
            <text:p>480.852</text:p>
          </table:table-cell>
          <table:table-cell office:value-type="float" office:value="0.8" calcext:value-type="float">
            <text:p>0.8</text:p>
          </table:table-cell>
          <table:table-cell office:value-type="float" office:value="25.28641" calcext:value-type="float">
            <text:p>25.28641</text:p>
          </table:table-cell>
          <table:table-cell office:value-type="float" office:value="13.04395" calcext:value-type="float">
            <text:p>13.04395</text:p>
          </table:table-cell>
          <table:table-cell office:value-type="float" office:value="22.42688" calcext:value-type="float">
            <text:p>22.42688</text:p>
          </table:table-cell>
          <table:table-cell office:value-type="float" office:value="15.55548" calcext:value-type="float">
            <text:p>15.55548</text:p>
          </table:table-cell>
          <table:table-cell office:value-type="float" office:value="22.15732" calcext:value-type="float">
            <text:p>22.15732</text:p>
          </table:table-cell>
          <table:table-cell office:value-type="float" office:value="17.32065" calcext:value-type="float">
            <text:p>17.32065</text:p>
          </table:table-cell>
          <table:table-cell office:value-type="float" office:value="22.12491" calcext:value-type="float">
            <text:p>22.12491</text:p>
          </table:table-cell>
          <table:table-cell office:value-type="float" office:value="18.42242" calcext:value-type="float">
            <text:p>18.42242</text:p>
          </table:table-cell>
          <table:table-cell office:value-type="float" office:value="21.66586" calcext:value-type="float">
            <text:p>21.66586</text:p>
          </table:table-cell>
          <table:table-cell office:value-type="float" office:value="18.81058" calcext:value-type="float">
            <text:p>18.81058</text:p>
          </table:table-cell>
          <table:table-cell office:value-type="float" office:value="20.86398" calcext:value-type="float">
            <text:p>20.86398</text:p>
          </table:table-cell>
          <table:table-cell office:value-type="float" office:value="19.03244" calcext:value-type="float">
            <text:p>19.03244</text:p>
          </table:table-cell>
          <table:table-cell office:value-type="float" office:value="19.68002" calcext:value-type="float">
            <text:p>19.68002</text:p>
          </table:table-cell>
          <table:table-cell office:value-type="float" office:value="18.66574" calcext:value-type="float">
            <text:p>18.66574</text:p>
          </table:table-cell>
          <table:table-cell office:value-type="float" office:value="17.84821" calcext:value-type="float">
            <text:p>17.84821</text:p>
          </table:table-cell>
          <table:table-cell office:value-type="float" office:value="17.67917" calcext:value-type="float">
            <text:p>17.67917</text:p>
          </table:table-cell>
          <table:table-cell office:value-type="float" office:value="15.2196" calcext:value-type="float">
            <text:p>15.2196</text:p>
          </table:table-cell>
          <table:table-cell office:value-type="float" office:value="14.97708" calcext:value-type="float">
            <text:p>14.97708</text:p>
          </table:table-cell>
          <table:table-cell office:value-type="float" office:value="12.45654" calcext:value-type="float">
            <text:p>12.45654</text:p>
          </table:table-cell>
          <table:table-cell office:value-type="float" office:value="12.17191" calcext:value-type="float">
            <text:p>12.17191</text:p>
          </table:table-cell>
          <table:table-cell office:value-type="float" office:value="10.71902" calcext:value-type="float">
            <text:p>10.71902</text:p>
          </table:table-cell>
          <table:table-cell office:value-type="float" office:value="10.49469" calcext:value-type="float">
            <text:p>10.49469</text:p>
          </table:table-cell>
          <table:table-cell office:value-type="float" office:value="9.508179" calcext:value-type="float">
            <text:p>9.508179</text:p>
          </table:table-cell>
          <table:table-cell office:value-type="float" office:value="9.346863" calcext:value-type="float">
            <text:p>9.346863</text:p>
          </table:table-cell>
          <table:table-cell office:value-type="float" office:value="8.757935" calcext:value-type="float">
            <text:p>8.757935</text:p>
          </table:table-cell>
          <table:table-cell office:value-type="float" office:value="8.638153" calcext:value-type="float">
            <text:p>8.638153</text:p>
          </table:table-cell>
          <table:table-cell office:value-type="float" office:value="8.500671" calcext:value-type="float">
            <text:p>8.500671</text:p>
          </table:table-cell>
          <table:table-cell office:value-type="float" office:value="8.398743" calcext:value-type="float">
            <text:p>8.398743</text:p>
          </table:table-cell>
          <table:table-cell office:value-type="float" office:value="27.2565" calcext:value-type="float">
            <text:p>27.2565</text:p>
          </table:table-cell>
          <table:table-cell office:value-type="float" office:value="7.403046" calcext:value-type="float">
            <text:p>7.40304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052004" calcext:value-type="float">
            <text:p>13052004</text:p>
          </table:table-cell>
          <table:table-cell office:value-type="float" office:value="4.68936" calcext:value-type="float">
            <text:p>4.68936</text:p>
          </table:table-cell>
          <table:table-cell office:value-type="float" office:value="7.81" calcext:value-type="float">
            <text:p>7.81</text:p>
          </table:table-cell>
          <table:table-cell office:value-type="float" office:value="4.8" calcext:value-type="float">
            <text:p>4.8</text:p>
          </table:table-cell>
          <table:table-cell office:value-type="float" office:value="0.8963108" calcext:value-type="float">
            <text:p>0.8963108</text:p>
          </table:table-cell>
          <table:table-cell office:value-type="float" office:value="0.7565347" calcext:value-type="float">
            <text:p>0.7565347</text:p>
          </table:table-cell>
          <table:table-cell office:value-type="float" office:value="482.616" calcext:value-type="float">
            <text:p>482.616</text:p>
          </table:table-cell>
          <table:table-cell office:value-type="float" office:value="2.8" calcext:value-type="float">
            <text:p>2.8</text:p>
          </table:table-cell>
          <table:table-cell office:value-type="float" office:value="14.39084" calcext:value-type="float">
            <text:p>14.39084</text:p>
          </table:table-cell>
          <table:table-cell office:value-type="float" office:value="7.699982" calcext:value-type="float">
            <text:p>7.699982</text:p>
          </table:table-cell>
          <table:table-cell office:value-type="float" office:value="15.39423" calcext:value-type="float">
            <text:p>15.39423</text:p>
          </table:table-cell>
          <table:table-cell office:value-type="float" office:value="9.84198" calcext:value-type="float">
            <text:p>9.84198</text:p>
          </table:table-cell>
          <table:table-cell office:value-type="float" office:value="17.19968" calcext:value-type="float">
            <text:p>17.19968</text:p>
          </table:table-cell>
          <table:table-cell office:value-type="float" office:value="11.89459" calcext:value-type="float">
            <text:p>11.89459</text:p>
          </table:table-cell>
          <table:table-cell office:value-type="float" office:value="18.33578" calcext:value-type="float">
            <text:p>18.33578</text:p>
          </table:table-cell>
          <table:table-cell office:value-type="float" office:value="13.617" calcext:value-type="float">
            <text:p>13.617</text:p>
          </table:table-cell>
          <table:table-cell office:value-type="float" office:value="18.74789" calcext:value-type="float">
            <text:p>18.74789</text:p>
          </table:table-cell>
          <table:table-cell office:value-type="float" office:value="14.61679" calcext:value-type="float">
            <text:p>14.61679</text:p>
          </table:table-cell>
          <table:table-cell office:value-type="float" office:value="18.99762" calcext:value-type="float">
            <text:p>18.99762</text:p>
          </table:table-cell>
          <table:table-cell office:value-type="float" office:value="15.66122" calcext:value-type="float">
            <text:p>15.66122</text:p>
          </table:table-cell>
          <table:table-cell office:value-type="float" office:value="18.64786" calcext:value-type="float">
            <text:p>18.64786</text:p>
          </table:table-cell>
          <table:table-cell office:value-type="float" office:value="16.22366" calcext:value-type="float">
            <text:p>16.22366</text:p>
          </table:table-cell>
          <table:table-cell office:value-type="float" office:value="17.67493" calcext:value-type="float">
            <text:p>17.67493</text:p>
          </table:table-cell>
          <table:table-cell office:value-type="float" office:value="16.61938" calcext:value-type="float">
            <text:p>16.61938</text:p>
          </table:table-cell>
          <table:table-cell office:value-type="float" office:value="15.25946" calcext:value-type="float">
            <text:p>15.25946</text:p>
          </table:table-cell>
          <table:table-cell office:value-type="float" office:value="15.1937" calcext:value-type="float">
            <text:p>15.1937</text:p>
          </table:table-cell>
          <table:table-cell office:value-type="float" office:value="12.69223" calcext:value-type="float">
            <text:p>12.69223</text:p>
          </table:table-cell>
          <table:table-cell office:value-type="float" office:value="12.45932" calcext:value-type="float">
            <text:p>12.45932</text:p>
          </table:table-cell>
          <table:table-cell office:value-type="float" office:value="10.93857" calcext:value-type="float">
            <text:p>10.93857</text:p>
          </table:table-cell>
          <table:table-cell office:value-type="float" office:value="10.72134" calcext:value-type="float">
            <text:p>10.72134</text:p>
          </table:table-cell>
          <table:table-cell office:value-type="float" office:value="9.677917" calcext:value-type="float">
            <text:p>9.677917</text:p>
          </table:table-cell>
          <table:table-cell office:value-type="float" office:value="9.509918" calcext:value-type="float">
            <text:p>9.509918</text:p>
          </table:table-cell>
          <table:table-cell office:value-type="float" office:value="8.885101" calcext:value-type="float">
            <text:p>8.885101</text:p>
          </table:table-cell>
          <table:table-cell office:value-type="float" office:value="8.759216" calcext:value-type="float">
            <text:p>8.759216</text:p>
          </table:table-cell>
          <table:table-cell office:value-type="float" office:value="8.606842" calcext:value-type="float">
            <text:p>8.606842</text:p>
          </table:table-cell>
          <table:table-cell office:value-type="float" office:value="8.50177" calcext:value-type="float">
            <text:p>8.50177</text:p>
          </table:table-cell>
          <table:table-cell office:value-type="float" office:value="13.92432" calcext:value-type="float">
            <text:p>13.92432</text:p>
          </table:table-cell>
          <table:table-cell office:value-type="float" office:value="3.262726" calcext:value-type="float">
            <text:p>3.26272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052004" calcext:value-type="float">
            <text:p>14052004</text:p>
          </table:table-cell>
          <table:table-cell office:value-type="float" office:value="29.68462" calcext:value-type="float">
            <text:p>29.68462</text:p>
          </table:table-cell>
          <table:table-cell office:value-type="float" office:value="14.93" calcext:value-type="float">
            <text:p>14.93</text:p>
          </table:table-cell>
          <table:table-cell office:value-type="float" office:value="1.6" calcext:value-type="float">
            <text:p>1.6</text:p>
          </table:table-cell>
          <table:table-cell office:value-type="float" office:value="0.8573096" calcext:value-type="float">
            <text:p>0.8573096</text:p>
          </table:table-cell>
          <table:table-cell office:value-type="float" office:value="0.6043476" calcext:value-type="float">
            <text:p>0.6043476</text:p>
          </table:table-cell>
          <table:table-cell office:value-type="float" office:value="294.264" calcext:value-type="float">
            <text:p>294.264</text:p>
          </table:table-cell>
          <table:table-cell office:value-type="float" office:value="0.1" calcext:value-type="float">
            <text:p>0.1</text:p>
          </table:table-cell>
          <table:table-cell office:value-type="float" office:value="28.36063" calcext:value-type="float">
            <text:p>28.36063</text:p>
          </table:table-cell>
          <table:table-cell office:value-type="float" office:value="5.684052" calcext:value-type="float">
            <text:p>5.684052</text:p>
          </table:table-cell>
          <table:table-cell office:value-type="float" office:value="23.6413" calcext:value-type="float">
            <text:p>23.6413</text:p>
          </table:table-cell>
          <table:table-cell office:value-type="float" office:value="8.192352" calcext:value-type="float">
            <text:p>8.192352</text:p>
          </table:table-cell>
          <table:table-cell office:value-type="float" office:value="20.63864" calcext:value-type="float">
            <text:p>20.63864</text:p>
          </table:table-cell>
          <table:table-cell office:value-type="float" office:value="10.2309" calcext:value-type="float">
            <text:p>10.2309</text:p>
          </table:table-cell>
          <table:table-cell office:value-type="float" office:value="18.58017" calcext:value-type="float">
            <text:p>18.58017</text:p>
          </table:table-cell>
          <table:table-cell office:value-type="float" office:value="12.00323" calcext:value-type="float">
            <text:p>12.00323</text:p>
          </table:table-cell>
          <table:table-cell office:value-type="float" office:value="17.48395" calcext:value-type="float">
            <text:p>17.48395</text:p>
          </table:table-cell>
          <table:table-cell office:value-type="float" office:value="13.11502" calcext:value-type="float">
            <text:p>13.11502</text:p>
          </table:table-cell>
          <table:table-cell office:value-type="float" office:value="16.58817" calcext:value-type="float">
            <text:p>16.58817</text:p>
          </table:table-cell>
          <table:table-cell office:value-type="float" office:value="14.24298" calcext:value-type="float">
            <text:p>14.24298</text:p>
          </table:table-cell>
          <table:table-cell office:value-type="float" office:value="16.19882" calcext:value-type="float">
            <text:p>16.19882</text:p>
          </table:table-cell>
          <table:table-cell office:value-type="float" office:value="14.9711" calcext:value-type="float">
            <text:p>14.9711</text:p>
          </table:table-cell>
          <table:table-cell office:value-type="float" office:value="16.60547" calcext:value-type="float">
            <text:p>16.60547</text:p>
          </table:table-cell>
          <table:table-cell office:value-type="float" office:value="15.56165" calcext:value-type="float">
            <text:p>15.56165</text:p>
          </table:table-cell>
          <table:table-cell office:value-type="float" office:value="15.19128" calcext:value-type="float">
            <text:p>15.19128</text:p>
          </table:table-cell>
          <table:table-cell office:value-type="float" office:value="14.82013" calcext:value-type="float">
            <text:p>14.82013</text:p>
          </table:table-cell>
          <table:table-cell office:value-type="float" office:value="12.8179" calcext:value-type="float">
            <text:p>12.8179</text:p>
          </table:table-cell>
          <table:table-cell office:value-type="float" office:value="12.69415" calcext:value-type="float">
            <text:p>12.69415</text:p>
          </table:table-cell>
          <table:table-cell office:value-type="float" office:value="11.13101" calcext:value-type="float">
            <text:p>11.13101</text:p>
          </table:table-cell>
          <table:table-cell office:value-type="float" office:value="10.94077" calcext:value-type="float">
            <text:p>10.94077</text:p>
          </table:table-cell>
          <table:table-cell office:value-type="float" office:value="9.847687" calcext:value-type="float">
            <text:p>9.847687</text:p>
          </table:table-cell>
          <table:table-cell office:value-type="float" office:value="9.679718" calcext:value-type="float">
            <text:p>9.679718</text:p>
          </table:table-cell>
          <table:table-cell office:value-type="float" office:value="9.016693" calcext:value-type="float">
            <text:p>9.016693</text:p>
          </table:table-cell>
          <table:table-cell office:value-type="float" office:value="8.886444" calcext:value-type="float">
            <text:p>8.886444</text:p>
          </table:table-cell>
          <table:table-cell office:value-type="float" office:value="8.716583" calcext:value-type="float">
            <text:p>8.716583</text:p>
          </table:table-cell>
          <table:table-cell office:value-type="float" office:value="8.607941" calcext:value-type="float">
            <text:p>8.607941</text:p>
          </table:table-cell>
          <table:table-cell office:value-type="float" office:value="32.21201" calcext:value-type="float">
            <text:p>32.21201</text:p>
          </table:table-cell>
          <table:table-cell office:value-type="float" office:value="-0.01953125" calcext:value-type="float">
            <text:p>-0.0195312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5052004" calcext:value-type="float">
            <text:p>15052004</text:p>
          </table:table-cell>
          <table:table-cell office:value-type="float" office:value="15.48851" calcext:value-type="float">
            <text:p>15.48851</text:p>
          </table:table-cell>
          <table:table-cell office:value-type="float" office:value="18.75" calcext:value-type="float">
            <text:p>18.75</text:p>
          </table:table-cell>
          <table:table-cell office:value-type="float" office:value="2.26" calcext:value-type="float">
            <text:p>2.26</text:p>
          </table:table-cell>
          <table:table-cell office:value-type="float" office:value="1.118792" calcext:value-type="float">
            <text:p>1.118792</text:p>
          </table:table-cell>
          <table:table-cell office:value-type="float" office:value="0.6332726" calcext:value-type="float">
            <text:p>0.6332726</text:p>
          </table:table-cell>
          <table:table-cell office:value-type="float" office:value="267.588" calcext:value-type="float">
            <text:p>267.588</text:p>
          </table:table-cell>
          <table:table-cell office:value-type="float" office:value="1" calcext:value-type="float">
            <text:p>1</text:p>
          </table:table-cell>
          <table:table-cell office:value-type="float" office:value="23.13724" calcext:value-type="float">
            <text:p>23.13724</text:p>
          </table:table-cell>
          <table:table-cell office:value-type="float" office:value="7.854401" calcext:value-type="float">
            <text:p>7.854401</text:p>
          </table:table-cell>
          <table:table-cell office:value-type="float" office:value="19.85187" calcext:value-type="float">
            <text:p>19.85187</text:p>
          </table:table-cell>
          <table:table-cell office:value-type="float" office:value="10.86853" calcext:value-type="float">
            <text:p>10.86853</text:p>
          </table:table-cell>
          <table:table-cell office:value-type="float" office:value="18.34164" calcext:value-type="float">
            <text:p>18.34164</text:p>
          </table:table-cell>
          <table:table-cell office:value-type="float" office:value="12.70529" calcext:value-type="float">
            <text:p>12.70529</text:p>
          </table:table-cell>
          <table:table-cell office:value-type="float" office:value="17.21738" calcext:value-type="float">
            <text:p>17.21738</text:p>
          </table:table-cell>
          <table:table-cell office:value-type="float" office:value="14.00476" calcext:value-type="float">
            <text:p>14.00476</text:p>
          </table:table-cell>
          <table:table-cell office:value-type="float" office:value="16.69418" calcext:value-type="float">
            <text:p>16.69418</text:p>
          </table:table-cell>
          <table:table-cell office:value-type="float" office:value="14.6792" calcext:value-type="float">
            <text:p>14.6792</text:p>
          </table:table-cell>
          <table:table-cell office:value-type="float" office:value="16.55084" calcext:value-type="float">
            <text:p>16.55084</text:p>
          </table:table-cell>
          <table:table-cell office:value-type="float" office:value="15.22949" calcext:value-type="float">
            <text:p>15.22949</text:p>
          </table:table-cell>
          <table:table-cell office:value-type="float" office:value="16.146" calcext:value-type="float">
            <text:p>16.146</text:p>
          </table:table-cell>
          <table:table-cell office:value-type="float" office:value="15.36298" calcext:value-type="float">
            <text:p>15.36298</text:p>
          </table:table-cell>
          <table:table-cell office:value-type="float" office:value="15.59286" calcext:value-type="float">
            <text:p>15.59286</text:p>
          </table:table-cell>
          <table:table-cell office:value-type="float" office:value="15.32526" calcext:value-type="float">
            <text:p>15.32526</text:p>
          </table:table-cell>
          <table:table-cell office:value-type="float" office:value="14.81638" calcext:value-type="float">
            <text:p>14.81638</text:p>
          </table:table-cell>
          <table:table-cell office:value-type="float" office:value="14.53726" calcext:value-type="float">
            <text:p>14.53726</text:p>
          </table:table-cell>
          <table:table-cell office:value-type="float" office:value="12.85065" calcext:value-type="float">
            <text:p>12.85065</text:p>
          </table:table-cell>
          <table:table-cell office:value-type="float" office:value="12.81857" calcext:value-type="float">
            <text:p>12.81857</text:p>
          </table:table-cell>
          <table:table-cell office:value-type="float" office:value="11.27866" calcext:value-type="float">
            <text:p>11.27866</text:p>
          </table:table-cell>
          <table:table-cell office:value-type="float" office:value="11.13278" calcext:value-type="float">
            <text:p>11.13278</text:p>
          </table:table-cell>
          <table:table-cell office:value-type="float" office:value="10.00851" calcext:value-type="float">
            <text:p>10.00851</text:p>
          </table:table-cell>
          <table:table-cell office:value-type="float" office:value="9.849426" calcext:value-type="float">
            <text:p>9.849426</text:p>
          </table:table-cell>
          <table:table-cell office:value-type="float" office:value="9.151001" calcext:value-type="float">
            <text:p>9.151001</text:p>
          </table:table-cell>
          <table:table-cell office:value-type="float" office:value="9.018066" calcext:value-type="float">
            <text:p>9.018066</text:p>
          </table:table-cell>
          <table:table-cell office:value-type="float" office:value="8.829803" calcext:value-type="float">
            <text:p>8.829803</text:p>
          </table:table-cell>
          <table:table-cell office:value-type="float" office:value="8.717743" calcext:value-type="float">
            <text:p>8.717743</text:p>
          </table:table-cell>
          <table:table-cell office:value-type="float" office:value="28.4133" calcext:value-type="float">
            <text:p>28.4133</text:p>
          </table:table-cell>
          <table:table-cell office:value-type="float" office:value="0.2113037" calcext:value-type="float">
            <text:p>0.211303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6052004" calcext:value-type="float">
            <text:p>16052004</text:p>
          </table:table-cell>
          <table:table-cell office:value-type="float" office:value="20.57976" calcext:value-type="float">
            <text:p>20.57976</text:p>
          </table:table-cell>
          <table:table-cell office:value-type="float" office:value="25.47" calcext:value-type="float">
            <text:p>25.47</text:p>
          </table:table-cell>
          <table:table-cell office:value-type="float" office:value="8.93" calcext:value-type="float">
            <text:p>8.93</text:p>
          </table:table-cell>
          <table:table-cell office:value-type="float" office:value="1.523493" calcext:value-type="float">
            <text:p>1.523493</text:p>
          </table:table-cell>
          <table:table-cell office:value-type="float" office:value="1.003341" calcext:value-type="float">
            <text:p>1.003341</text:p>
          </table:table-cell>
          <table:table-cell office:value-type="float" office:value="458.496" calcext:value-type="float">
            <text:p>458.496</text:p>
          </table:table-cell>
          <table:table-cell office:value-type="float" office:value="2.3" calcext:value-type="float">
            <text:p>2.3</text:p>
          </table:table-cell>
          <table:table-cell office:value-type="float" office:value="30.32623" calcext:value-type="float">
            <text:p>30.32623</text:p>
          </table:table-cell>
          <table:table-cell office:value-type="float" office:value="11.4389" calcext:value-type="float">
            <text:p>11.4389</text:p>
          </table:table-cell>
          <table:table-cell office:value-type="float" office:value="24.60019" calcext:value-type="float">
            <text:p>24.60019</text:p>
          </table:table-cell>
          <table:table-cell office:value-type="float" office:value="13.13593" calcext:value-type="float">
            <text:p>13.13593</text:p>
          </table:table-cell>
          <table:table-cell office:value-type="float" office:value="21.89905" calcext:value-type="float">
            <text:p>21.89905</text:p>
          </table:table-cell>
          <table:table-cell office:value-type="float" office:value="14.14557" calcext:value-type="float">
            <text:p>14.14557</text:p>
          </table:table-cell>
          <table:table-cell office:value-type="float" office:value="19.78149" calcext:value-type="float">
            <text:p>19.78149</text:p>
          </table:table-cell>
          <table:table-cell office:value-type="float" office:value="14.81891" calcext:value-type="float">
            <text:p>14.81891</text:p>
          </table:table-cell>
          <table:table-cell office:value-type="float" office:value="18.54929" calcext:value-type="float">
            <text:p>18.54929</text:p>
          </table:table-cell>
          <table:table-cell office:value-type="float" office:value="15.14529" calcext:value-type="float">
            <text:p>15.14529</text:p>
          </table:table-cell>
          <table:table-cell office:value-type="float" office:value="17.41718" calcext:value-type="float">
            <text:p>17.41718</text:p>
          </table:table-cell>
          <table:table-cell office:value-type="float" office:value="15.39633" calcext:value-type="float">
            <text:p>15.39633</text:p>
          </table:table-cell>
          <table:table-cell office:value-type="float" office:value="16.53711" calcext:value-type="float">
            <text:p>16.53711</text:p>
          </table:table-cell>
          <table:table-cell office:value-type="float" office:value="15.39124" calcext:value-type="float">
            <text:p>15.39124</text:p>
          </table:table-cell>
          <table:table-cell office:value-type="float" office:value="15.36023" calcext:value-type="float">
            <text:p>15.36023</text:p>
          </table:table-cell>
          <table:table-cell office:value-type="float" office:value="15.21146" calcext:value-type="float">
            <text:p>15.21146</text:p>
          </table:table-cell>
          <table:table-cell office:value-type="float" office:value="14.53479" calcext:value-type="float">
            <text:p>14.53479</text:p>
          </table:table-cell>
          <table:table-cell office:value-type="float" office:value="14.36002" calcext:value-type="float">
            <text:p>14.36002</text:p>
          </table:table-cell>
          <table:table-cell office:value-type="float" office:value="12.85178" calcext:value-type="float">
            <text:p>12.85178</text:p>
          </table:table-cell>
          <table:table-cell office:value-type="float" office:value="12.84769" calcext:value-type="float">
            <text:p>12.84769</text:p>
          </table:table-cell>
          <table:table-cell office:value-type="float" office:value="11.38779" calcext:value-type="float">
            <text:p>11.38779</text:p>
          </table:table-cell>
          <table:table-cell office:value-type="float" office:value="11.27997" calcext:value-type="float">
            <text:p>11.27997</text:p>
          </table:table-cell>
          <table:table-cell office:value-type="float" office:value="10.15579" calcext:value-type="float">
            <text:p>10.15579</text:p>
          </table:table-cell>
          <table:table-cell office:value-type="float" office:value="10.01013" calcext:value-type="float">
            <text:p>10.01013</text:p>
          </table:table-cell>
          <table:table-cell office:value-type="float" office:value="9.284454" calcext:value-type="float">
            <text:p>9.284454</text:p>
          </table:table-cell>
          <table:table-cell office:value-type="float" office:value="9.152405" calcext:value-type="float">
            <text:p>9.152405</text:p>
          </table:table-cell>
          <table:table-cell office:value-type="float" office:value="8.946106" calcext:value-type="float">
            <text:p>8.946106</text:p>
          </table:table-cell>
          <table:table-cell office:value-type="float" office:value="8.830994" calcext:value-type="float">
            <text:p>8.830994</text:p>
          </table:table-cell>
          <table:table-cell office:value-type="float" office:value="52.89062" calcext:value-type="float">
            <text:p>52.89062</text:p>
          </table:table-cell>
          <table:table-cell office:value-type="float" office:value="5.972229" calcext:value-type="float">
            <text:p>5.97222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7052004" calcext:value-type="float">
            <text:p>17052004</text:p>
          </table:table-cell>
          <table:table-cell office:value-type="float" office:value="11.304" calcext:value-type="float">
            <text:p>11.304</text:p>
          </table:table-cell>
          <table:table-cell office:value-type="float" office:value="22.92" calcext:value-type="float">
            <text:p>22.92</text:p>
          </table:table-cell>
          <table:table-cell office:value-type="float" office:value="14.26" calcext:value-type="float">
            <text:p>14.26</text:p>
          </table:table-cell>
          <table:table-cell office:value-type="float" office:value="1.662739" calcext:value-type="float">
            <text:p>1.662739</text:p>
          </table:table-cell>
          <table:table-cell office:value-type="float" office:value="1.410648" calcext:value-type="float">
            <text:p>1.410648</text:p>
          </table:table-cell>
          <table:table-cell office:value-type="float" office:value="302.076" calcext:value-type="float">
            <text:p>302.076</text:p>
          </table:table-cell>
          <table:table-cell office:value-type="float" office:value="2" calcext:value-type="float">
            <text:p>2</text:p>
          </table:table-cell>
          <table:table-cell office:value-type="float" office:value="27.32928" calcext:value-type="float">
            <text:p>27.32928</text:p>
          </table:table-cell>
          <table:table-cell office:value-type="float" office:value="14.53909" calcext:value-type="float">
            <text:p>14.53909</text:p>
          </table:table-cell>
          <table:table-cell office:value-type="float" office:value="22.85556" calcext:value-type="float">
            <text:p>22.85556</text:p>
          </table:table-cell>
          <table:table-cell office:value-type="float" office:value="15.8754" calcext:value-type="float">
            <text:p>15.8754</text:p>
          </table:table-cell>
          <table:table-cell office:value-type="float" office:value="20.64273" calcext:value-type="float">
            <text:p>20.64273</text:p>
          </table:table-cell>
          <table:table-cell office:value-type="float" office:value="16.77377" calcext:value-type="float">
            <text:p>16.77377</text:p>
          </table:table-cell>
          <table:table-cell office:value-type="float" office:value="19.18573" calcext:value-type="float">
            <text:p>19.18573</text:p>
          </table:table-cell>
          <table:table-cell office:value-type="float" office:value="17.01331" calcext:value-type="float">
            <text:p>17.01331</text:p>
          </table:table-cell>
          <table:table-cell office:value-type="float" office:value="18.35953" calcext:value-type="float">
            <text:p>18.35953</text:p>
          </table:table-cell>
          <table:table-cell office:value-type="float" office:value="16.99561" calcext:value-type="float">
            <text:p>16.99561</text:p>
          </table:table-cell>
          <table:table-cell office:value-type="float" office:value="17.50937" calcext:value-type="float">
            <text:p>17.50937</text:p>
          </table:table-cell>
          <table:table-cell office:value-type="float" office:value="16.82828" calcext:value-type="float">
            <text:p>16.82828</text:p>
          </table:table-cell>
          <table:table-cell office:value-type="float" office:value="16.79163" calcext:value-type="float">
            <text:p>16.79163</text:p>
          </table:table-cell>
          <table:table-cell office:value-type="float" office:value="16.38486" calcext:value-type="float">
            <text:p>16.38486</text:p>
          </table:table-cell>
          <table:table-cell office:value-type="float" office:value="15.74762" calcext:value-type="float">
            <text:p>15.74762</text:p>
          </table:table-cell>
          <table:table-cell office:value-type="float" office:value="15.36768" calcext:value-type="float">
            <text:p>15.36768</text:p>
          </table:table-cell>
          <table:table-cell office:value-type="float" office:value="14.38345" calcext:value-type="float">
            <text:p>14.38345</text:p>
          </table:table-cell>
          <table:table-cell office:value-type="float" office:value="14.35162" calcext:value-type="float">
            <text:p>14.35162</text:p>
          </table:table-cell>
          <table:table-cell office:value-type="float" office:value="12.85278" calcext:value-type="float">
            <text:p>12.85278</text:p>
          </table:table-cell>
          <table:table-cell office:value-type="float" office:value="12.84601" calcext:value-type="float">
            <text:p>12.84601</text:p>
          </table:table-cell>
          <table:table-cell office:value-type="float" office:value="11.47308" calcext:value-type="float">
            <text:p>11.47308</text:p>
          </table:table-cell>
          <table:table-cell office:value-type="float" office:value="11.38876" calcext:value-type="float">
            <text:p>11.38876</text:p>
          </table:table-cell>
          <table:table-cell office:value-type="float" office:value="10.28763" calcext:value-type="float">
            <text:p>10.28763</text:p>
          </table:table-cell>
          <table:table-cell office:value-type="float" office:value="10.15723" calcext:value-type="float">
            <text:p>10.15723</text:p>
          </table:table-cell>
          <table:table-cell office:value-type="float" office:value="9.415771" calcext:value-type="float">
            <text:p>9.415771</text:p>
          </table:table-cell>
          <table:table-cell office:value-type="float" office:value="9.285828" calcext:value-type="float">
            <text:p>9.285828</text:p>
          </table:table-cell>
          <table:table-cell office:value-type="float" office:value="9.063904" calcext:value-type="float">
            <text:p>9.063904</text:p>
          </table:table-cell>
          <table:table-cell office:value-type="float" office:value="8.947327" calcext:value-type="float">
            <text:p>8.947327</text:p>
          </table:table-cell>
          <table:table-cell office:value-type="float" office:value="31.40668" calcext:value-type="float">
            <text:p>31.40668</text:p>
          </table:table-cell>
          <table:table-cell office:value-type="float" office:value="11.93066" calcext:value-type="float">
            <text:p>11.9306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8052004" calcext:value-type="float">
            <text:p>18052004</text:p>
          </table:table-cell>
          <table:table-cell office:value-type="float" office:value="22.54537" calcext:value-type="float">
            <text:p>22.54537</text:p>
          </table:table-cell>
          <table:table-cell office:value-type="float" office:value="22.2" calcext:value-type="float">
            <text:p>22.2</text:p>
          </table:table-cell>
          <table:table-cell office:value-type="float" office:value="12.74" calcext:value-type="float">
            <text:p>12.74</text:p>
          </table:table-cell>
          <table:table-cell office:value-type="float" office:value="1.532825" calcext:value-type="float">
            <text:p>1.532825</text:p>
          </table:table-cell>
          <table:table-cell office:value-type="float" office:value="1.292487" calcext:value-type="float">
            <text:p>1.292487</text:p>
          </table:table-cell>
          <table:table-cell office:value-type="float" office:value="279.144" calcext:value-type="float">
            <text:p>279.144</text:p>
          </table:table-cell>
          <table:table-cell office:value-type="float" office:value="2.8" calcext:value-type="float">
            <text:p>2.8</text:p>
          </table:table-cell>
          <table:table-cell office:value-type="float" office:value="31.39233" calcext:value-type="float">
            <text:p>31.39233</text:p>
          </table:table-cell>
          <table:table-cell office:value-type="float" office:value="12.59689" calcext:value-type="float">
            <text:p>12.59689</text:p>
          </table:table-cell>
          <table:table-cell office:value-type="float" office:value="26.24005" calcext:value-type="float">
            <text:p>26.24005</text:p>
          </table:table-cell>
          <table:table-cell office:value-type="float" office:value="13.98019" calcext:value-type="float">
            <text:p>13.98019</text:p>
          </table:table-cell>
          <table:table-cell office:value-type="float" office:value="23.1814" calcext:value-type="float">
            <text:p>23.1814</text:p>
          </table:table-cell>
          <table:table-cell office:value-type="float" office:value="15.104" calcext:value-type="float">
            <text:p>15.104</text:p>
          </table:table-cell>
          <table:table-cell office:value-type="float" office:value="20.85052" calcext:value-type="float">
            <text:p>20.85052</text:p>
          </table:table-cell>
          <table:table-cell office:value-type="float" office:value="15.79031" calcext:value-type="float">
            <text:p>15.79031</text:p>
          </table:table-cell>
          <table:table-cell office:value-type="float" office:value="19.48117" calcext:value-type="float">
            <text:p>19.48117</text:p>
          </table:table-cell>
          <table:table-cell office:value-type="float" office:value="16.09076" calcext:value-type="float">
            <text:p>16.09076</text:p>
          </table:table-cell>
          <table:table-cell office:value-type="float" office:value="18.18756" calcext:value-type="float">
            <text:p>18.18756</text:p>
          </table:table-cell>
          <table:table-cell office:value-type="float" office:value="16.26657" calcext:value-type="float">
            <text:p>16.26657</text:p>
          </table:table-cell>
          <table:table-cell office:value-type="float" office:value="17.2037" calcext:value-type="float">
            <text:p>17.2037</text:p>
          </table:table-cell>
          <table:table-cell office:value-type="float" office:value="16.11481" calcext:value-type="float">
            <text:p>16.11481</text:p>
          </table:table-cell>
          <table:table-cell office:value-type="float" office:value="15.8212" calcext:value-type="float">
            <text:p>15.8212</text:p>
          </table:table-cell>
          <table:table-cell office:value-type="float" office:value="15.67505" calcext:value-type="float">
            <text:p>15.67505</text:p>
          </table:table-cell>
          <table:table-cell office:value-type="float" office:value="14.44174" calcext:value-type="float">
            <text:p>14.44174</text:p>
          </table:table-cell>
          <table:table-cell office:value-type="float" office:value="14.38434" calcext:value-type="float">
            <text:p>14.38434</text:p>
          </table:table-cell>
          <table:table-cell office:value-type="float" office:value="12.88693" calcext:value-type="float">
            <text:p>12.88693</text:p>
          </table:table-cell>
          <table:table-cell office:value-type="float" office:value="12.85303" calcext:value-type="float">
            <text:p>12.85303</text:p>
          </table:table-cell>
          <table:table-cell office:value-type="float" office:value="11.55157" calcext:value-type="float">
            <text:p>11.55157</text:p>
          </table:table-cell>
          <table:table-cell office:value-type="float" office:value="11.47391" calcext:value-type="float">
            <text:p>11.47391</text:p>
          </table:table-cell>
          <table:table-cell office:value-type="float" office:value="10.40674" calcext:value-type="float">
            <text:p>10.40674</text:p>
          </table:table-cell>
          <table:table-cell office:value-type="float" office:value="10.28891" calcext:value-type="float">
            <text:p>10.28891</text:p>
          </table:table-cell>
          <table:table-cell office:value-type="float" office:value="9.542694" calcext:value-type="float">
            <text:p>9.542694</text:p>
          </table:table-cell>
          <table:table-cell office:value-type="float" office:value="9.417084" calcext:value-type="float">
            <text:p>9.417084</text:p>
          </table:table-cell>
          <table:table-cell office:value-type="float" office:value="9.182251" calcext:value-type="float">
            <text:p>9.182251</text:p>
          </table:table-cell>
          <table:table-cell office:value-type="float" office:value="9.065155" calcext:value-type="float">
            <text:p>9.065155</text:p>
          </table:table-cell>
          <table:table-cell office:value-type="float" office:value="34.44147" calcext:value-type="float">
            <text:p>34.44147</text:p>
          </table:table-cell>
          <table:table-cell office:value-type="float" office:value="10.64417" calcext:value-type="float">
            <text:p>10.6441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9052004" calcext:value-type="float">
            <text:p>19052004</text:p>
          </table:table-cell>
          <table:table-cell office:value-type="float" office:value="7.173" calcext:value-type="float">
            <text:p>7.173</text:p>
          </table:table-cell>
          <table:table-cell office:value-type="float" office:value="26.26" calcext:value-type="float">
            <text:p>26.26</text:p>
          </table:table-cell>
          <table:table-cell office:value-type="float" office:value="16.11" calcext:value-type="float">
            <text:p>16.11</text:p>
          </table:table-cell>
          <table:table-cell office:value-type="float" office:value="2.197881" calcext:value-type="float">
            <text:p>2.197881</text:p>
          </table:table-cell>
          <table:table-cell office:value-type="float" office:value="1.511407" calcext:value-type="float">
            <text:p>1.511407</text:p>
          </table:table-cell>
          <table:table-cell office:value-type="float" office:value="267.228" calcext:value-type="float">
            <text:p>267.228</text:p>
          </table:table-cell>
          <table:table-cell office:value-type="float" office:value="0" calcext:value-type="float">
            <text:p>0</text:p>
          </table:table-cell>
          <table:table-cell office:value-type="float" office:value="25.26788" calcext:value-type="float">
            <text:p>25.26788</text:p>
          </table:table-cell>
          <table:table-cell office:value-type="float" office:value="15.83459" calcext:value-type="float">
            <text:p>15.83459</text:p>
          </table:table-cell>
          <table:table-cell office:value-type="float" office:value="22.62454" calcext:value-type="float">
            <text:p>22.62454</text:p>
          </table:table-cell>
          <table:table-cell office:value-type="float" office:value="16.89761" calcext:value-type="float">
            <text:p>16.89761</text:p>
          </table:table-cell>
          <table:table-cell office:value-type="float" office:value="21.04932" calcext:value-type="float">
            <text:p>21.04932</text:p>
          </table:table-cell>
          <table:table-cell office:value-type="float" office:value="17.49423" calcext:value-type="float">
            <text:p>17.49423</text:p>
          </table:table-cell>
          <table:table-cell office:value-type="float" office:value="19.80649" calcext:value-type="float">
            <text:p>19.80649</text:p>
          </table:table-cell>
          <table:table-cell office:value-type="float" office:value="17.66507" calcext:value-type="float">
            <text:p>17.66507</text:p>
          </table:table-cell>
          <table:table-cell office:value-type="float" office:value="18.98975" calcext:value-type="float">
            <text:p>18.98975</text:p>
          </table:table-cell>
          <table:table-cell office:value-type="float" office:value="17.60431" calcext:value-type="float">
            <text:p>17.60431</text:p>
          </table:table-cell>
          <table:table-cell office:value-type="float" office:value="18.17377" calcext:value-type="float">
            <text:p>18.17377</text:p>
          </table:table-cell>
          <table:table-cell office:value-type="float" office:value="17.37564" calcext:value-type="float">
            <text:p>17.37564</text:p>
          </table:table-cell>
          <table:table-cell office:value-type="float" office:value="17.3136" calcext:value-type="float">
            <text:p>17.3136</text:p>
          </table:table-cell>
          <table:table-cell office:value-type="float" office:value="16.89313" calcext:value-type="float">
            <text:p>16.89313</text:p>
          </table:table-cell>
          <table:table-cell office:value-type="float" office:value="16.12216" calcext:value-type="float">
            <text:p>16.12216</text:p>
          </table:table-cell>
          <table:table-cell office:value-type="float" office:value="15.82864" calcext:value-type="float">
            <text:p>15.82864</text:p>
          </table:table-cell>
          <table:table-cell office:value-type="float" office:value="14.56842" calcext:value-type="float">
            <text:p>14.56842</text:p>
          </table:table-cell>
          <table:table-cell office:value-type="float" office:value="14.44263" calcext:value-type="float">
            <text:p>14.44263</text:p>
          </table:table-cell>
          <table:table-cell office:value-type="float" office:value="12.9436" calcext:value-type="float">
            <text:p>12.9436</text:p>
          </table:table-cell>
          <table:table-cell office:value-type="float" office:value="12.88733" calcext:value-type="float">
            <text:p>12.88733</text:p>
          </table:table-cell>
          <table:table-cell office:value-type="float" office:value="11.63126" calcext:value-type="float">
            <text:p>11.63126</text:p>
          </table:table-cell>
          <table:table-cell office:value-type="float" office:value="11.5524" calcext:value-type="float">
            <text:p>11.5524</text:p>
          </table:table-cell>
          <table:table-cell office:value-type="float" office:value="10.51782" calcext:value-type="float">
            <text:p>10.51782</text:p>
          </table:table-cell>
          <table:table-cell office:value-type="float" office:value="10.4079" calcext:value-type="float">
            <text:p>10.4079</text:p>
          </table:table-cell>
          <table:table-cell office:value-type="float" office:value="9.66507" calcext:value-type="float">
            <text:p>9.66507</text:p>
          </table:table-cell>
          <table:table-cell office:value-type="float" office:value="9.544006" calcext:value-type="float">
            <text:p>9.544006</text:p>
          </table:table-cell>
          <table:table-cell office:value-type="float" office:value="9.299896" calcext:value-type="float">
            <text:p>9.299896</text:p>
          </table:table-cell>
          <table:table-cell office:value-type="float" office:value="9.183472" calcext:value-type="float">
            <text:p>9.183472</text:p>
          </table:table-cell>
          <table:table-cell office:value-type="float" office:value="28.53949" calcext:value-type="float">
            <text:p>28.53949</text:p>
          </table:table-cell>
          <table:table-cell office:value-type="float" office:value="13.57755" calcext:value-type="float">
            <text:p>13.5775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0052004" calcext:value-type="float">
            <text:p>20052004</text:p>
          </table:table-cell>
          <table:table-cell office:value-type="float" office:value="12.59208" calcext:value-type="float">
            <text:p>12.59208</text:p>
          </table:table-cell>
          <table:table-cell office:value-type="float" office:value="25.03" calcext:value-type="float">
            <text:p>25.03</text:p>
          </table:table-cell>
          <table:table-cell office:value-type="float" office:value="17.49" calcext:value-type="float">
            <text:p>17.49</text:p>
          </table:table-cell>
          <table:table-cell office:value-type="float" office:value="1.890653" calcext:value-type="float">
            <text:p>1.890653</text:p>
          </table:table-cell>
          <table:table-cell office:value-type="float" office:value="1.373173" calcext:value-type="float">
            <text:p>1.373173</text:p>
          </table:table-cell>
          <table:table-cell office:value-type="float" office:value="272.628" calcext:value-type="float">
            <text:p>272.628</text:p>
          </table:table-cell>
          <table:table-cell office:value-type="float" office:value="0.9" calcext:value-type="float">
            <text:p>0.9</text:p>
          </table:table-cell>
          <table:table-cell office:value-type="float" office:value="29.58459" calcext:value-type="float">
            <text:p>29.58459</text:p>
          </table:table-cell>
          <table:table-cell office:value-type="float" office:value="16.78159" calcext:value-type="float">
            <text:p>16.78159</text:p>
          </table:table-cell>
          <table:table-cell office:value-type="float" office:value="25.22531" calcext:value-type="float">
            <text:p>25.22531</text:p>
          </table:table-cell>
          <table:table-cell office:value-type="float" office:value="17.60791" calcext:value-type="float">
            <text:p>17.60791</text:p>
          </table:table-cell>
          <table:table-cell office:value-type="float" office:value="22.5434" calcext:value-type="float">
            <text:p>22.5434</text:p>
          </table:table-cell>
          <table:table-cell office:value-type="float" office:value="18.03613" calcext:value-type="float">
            <text:p>18.03613</text:p>
          </table:table-cell>
          <table:table-cell office:value-type="float" office:value="20.74622" calcext:value-type="float">
            <text:p>20.74622</text:p>
          </table:table-cell>
          <table:table-cell office:value-type="float" office:value="18.08334" calcext:value-type="float">
            <text:p>18.08334</text:p>
          </table:table-cell>
          <table:table-cell office:value-type="float" office:value="19.74408" calcext:value-type="float">
            <text:p>19.74408</text:p>
          </table:table-cell>
          <table:table-cell office:value-type="float" office:value="17.94354" calcext:value-type="float">
            <text:p>17.94354</text:p>
          </table:table-cell>
          <table:table-cell office:value-type="float" office:value="18.68826" calcext:value-type="float">
            <text:p>18.68826</text:p>
          </table:table-cell>
          <table:table-cell office:value-type="float" office:value="17.6524" calcext:value-type="float">
            <text:p>17.6524</text:p>
          </table:table-cell>
          <table:table-cell office:value-type="float" office:value="17.77658" calcext:value-type="float">
            <text:p>17.77658</text:p>
          </table:table-cell>
          <table:table-cell office:value-type="float" office:value="17.14096" calcext:value-type="float">
            <text:p>17.14096</text:p>
          </table:table-cell>
          <table:table-cell office:value-type="float" office:value="16.39948" calcext:value-type="float">
            <text:p>16.39948</text:p>
          </table:table-cell>
          <table:table-cell office:value-type="float" office:value="16.12616" calcext:value-type="float">
            <text:p>16.12616</text:p>
          </table:table-cell>
          <table:table-cell office:value-type="float" office:value="14.71677" calcext:value-type="float">
            <text:p>14.71677</text:p>
          </table:table-cell>
          <table:table-cell office:value-type="float" office:value="14.56985" calcext:value-type="float">
            <text:p>14.56985</text:p>
          </table:table-cell>
          <table:table-cell office:value-type="float" office:value="13.02429" calcext:value-type="float">
            <text:p>13.02429</text:p>
          </table:table-cell>
          <table:table-cell office:value-type="float" office:value="12.94434" calcext:value-type="float">
            <text:p>12.94434</text:p>
          </table:table-cell>
          <table:table-cell office:value-type="float" office:value="11.71722" calcext:value-type="float">
            <text:p>11.71722</text:p>
          </table:table-cell>
          <table:table-cell office:value-type="float" office:value="11.63214" calcext:value-type="float">
            <text:p>11.63214</text:p>
          </table:table-cell>
          <table:table-cell office:value-type="float" office:value="10.62473" calcext:value-type="float">
            <text:p>10.62473</text:p>
          </table:table-cell>
          <table:table-cell office:value-type="float" office:value="10.51898" calcext:value-type="float">
            <text:p>10.51898</text:p>
          </table:table-cell>
          <table:table-cell office:value-type="float" office:value="9.783691" calcext:value-type="float">
            <text:p>9.783691</text:p>
          </table:table-cell>
          <table:table-cell office:value-type="float" office:value="9.666321" calcext:value-type="float">
            <text:p>9.666321</text:p>
          </table:table-cell>
          <table:table-cell office:value-type="float" office:value="9.416229" calcext:value-type="float">
            <text:p>9.416229</text:p>
          </table:table-cell>
          <table:table-cell office:value-type="float" office:value="9.301117" calcext:value-type="float">
            <text:p>9.301117</text:p>
          </table:table-cell>
          <table:table-cell office:value-type="float" office:value="33.15887" calcext:value-type="float">
            <text:p>33.15887</text:p>
          </table:table-cell>
          <table:table-cell office:value-type="float" office:value="14.88174" calcext:value-type="float">
            <text:p>14.8817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1052004" calcext:value-type="float">
            <text:p>21052004</text:p>
          </table:table-cell>
          <table:table-cell office:value-type="float" office:value="22.48812" calcext:value-type="float">
            <text:p>22.48812</text:p>
          </table:table-cell>
          <table:table-cell office:value-type="float" office:value="31.18" calcext:value-type="float">
            <text:p>31.18</text:p>
          </table:table-cell>
          <table:table-cell office:value-type="float" office:value="19" calcext:value-type="float">
            <text:p>19</text:p>
          </table:table-cell>
          <table:table-cell office:value-type="float" office:value="1.868618" calcext:value-type="float">
            <text:p>1.868618</text:p>
          </table:table-cell>
          <table:table-cell office:value-type="float" office:value="1.464061" calcext:value-type="float">
            <text:p>1.464061</text:p>
          </table:table-cell>
          <table:table-cell office:value-type="float" office:value="441.396" calcext:value-type="float">
            <text:p>441.396</text:p>
          </table:table-cell>
          <table:table-cell office:value-type="float" office:value="0" calcext:value-type="float">
            <text:p>0</text:p>
          </table:table-cell>
          <table:table-cell office:value-type="float" office:value="35.66238" calcext:value-type="float">
            <text:p>35.66238</text:p>
          </table:table-cell>
          <table:table-cell office:value-type="float" office:value="17.48901" calcext:value-type="float">
            <text:p>17.48901</text:p>
          </table:table-cell>
          <table:table-cell office:value-type="float" office:value="29.39908" calcext:value-type="float">
            <text:p>29.39908</text:p>
          </table:table-cell>
          <table:table-cell office:value-type="float" office:value="18.13364" calcext:value-type="float">
            <text:p>18.13364</text:p>
          </table:table-cell>
          <table:table-cell office:value-type="float" office:value="25.95975" calcext:value-type="float">
            <text:p>25.95975</text:p>
          </table:table-cell>
          <table:table-cell office:value-type="float" office:value="18.40723" calcext:value-type="float">
            <text:p>18.40723</text:p>
          </table:table-cell>
          <table:table-cell office:value-type="float" office:value="23.48648" calcext:value-type="float">
            <text:p>23.48648</text:p>
          </table:table-cell>
          <table:table-cell office:value-type="float" office:value="18.44946" calcext:value-type="float">
            <text:p>18.44946</text:p>
          </table:table-cell>
          <table:table-cell office:value-type="float" office:value="21.88782" calcext:value-type="float">
            <text:p>21.88782</text:p>
          </table:table-cell>
          <table:table-cell office:value-type="float" office:value="18.32932" calcext:value-type="float">
            <text:p>18.32932</text:p>
          </table:table-cell>
          <table:table-cell office:value-type="float" office:value="20.29129" calcext:value-type="float">
            <text:p>20.29129</text:p>
          </table:table-cell>
          <table:table-cell office:value-type="float" office:value="18.05496" calcext:value-type="float">
            <text:p>18.05496</text:p>
          </table:table-cell>
          <table:table-cell office:value-type="float" office:value="18.8833" calcext:value-type="float">
            <text:p>18.8833</text:p>
          </table:table-cell>
          <table:table-cell office:value-type="float" office:value="17.50775" calcext:value-type="float">
            <text:p>17.50775</text:p>
          </table:table-cell>
          <table:table-cell office:value-type="float" office:value="16.85944" calcext:value-type="float">
            <text:p>16.85944</text:p>
          </table:table-cell>
          <table:table-cell office:value-type="float" office:value="16.40482" calcext:value-type="float">
            <text:p>16.40482</text:p>
          </table:table-cell>
          <table:table-cell office:value-type="float" office:value="14.90854" calcext:value-type="float">
            <text:p>14.90854</text:p>
          </table:table-cell>
          <table:table-cell office:value-type="float" office:value="14.7186" calcext:value-type="float">
            <text:p>14.7186</text:p>
          </table:table-cell>
          <table:table-cell office:value-type="float" office:value="13.12643" calcext:value-type="float">
            <text:p>13.12643</text:p>
          </table:table-cell>
          <table:table-cell office:value-type="float" office:value="13.02524" calcext:value-type="float">
            <text:p>13.02524</text:p>
          </table:table-cell>
          <table:table-cell office:value-type="float" office:value="11.81097" calcext:value-type="float">
            <text:p>11.81097</text:p>
          </table:table-cell>
          <table:table-cell office:value-type="float" office:value="11.71814" calcext:value-type="float">
            <text:p>11.71814</text:p>
          </table:table-cell>
          <table:table-cell office:value-type="float" office:value="10.7298" calcext:value-type="float">
            <text:p>10.7298</text:p>
          </table:table-cell>
          <table:table-cell office:value-type="float" office:value="10.62582" calcext:value-type="float">
            <text:p>10.62582</text:p>
          </table:table-cell>
          <table:table-cell office:value-type="float" office:value="9.899261" calcext:value-type="float">
            <text:p>9.899261</text:p>
          </table:table-cell>
          <table:table-cell office:value-type="float" office:value="9.784912" calcext:value-type="float">
            <text:p>9.784912</text:p>
          </table:table-cell>
          <table:table-cell office:value-type="float" office:value="9.530579" calcext:value-type="float">
            <text:p>9.530579</text:p>
          </table:table-cell>
          <table:table-cell office:value-type="float" office:value="9.417419" calcext:value-type="float">
            <text:p>9.417419</text:p>
          </table:table-cell>
          <table:table-cell office:value-type="float" office:value="57.99768" calcext:value-type="float">
            <text:p>57.99768</text:p>
          </table:table-cell>
          <table:table-cell office:value-type="float" office:value="14.9021" calcext:value-type="float">
            <text:p>14.902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2052004" calcext:value-type="float">
            <text:p>22052004</text:p>
          </table:table-cell>
          <table:table-cell office:value-type="float" office:value="24.06003" calcext:value-type="float">
            <text:p>24.06003</text:p>
          </table:table-cell>
          <table:table-cell office:value-type="float" office:value="29.33" calcext:value-type="float">
            <text:p>29.33</text:p>
          </table:table-cell>
          <table:table-cell office:value-type="float" office:value="15.39" calcext:value-type="float">
            <text:p>15.39</text:p>
          </table:table-cell>
          <table:table-cell office:value-type="float" office:value="1.790113" calcext:value-type="float">
            <text:p>1.790113</text:p>
          </table:table-cell>
          <table:table-cell office:value-type="float" office:value="1.508622" calcext:value-type="float">
            <text:p>1.508622</text:p>
          </table:table-cell>
          <table:table-cell office:value-type="float" office:value="354.528" calcext:value-type="float">
            <text:p>354.528</text:p>
          </table:table-cell>
          <table:table-cell office:value-type="float" office:value="46.59999" calcext:value-type="float">
            <text:p>46.59999</text:p>
          </table:table-cell>
          <table:table-cell office:value-type="float" office:value="36.92523" calcext:value-type="float">
            <text:p>36.92523</text:p>
          </table:table-cell>
          <table:table-cell office:value-type="float" office:value="17.12216" calcext:value-type="float">
            <text:p>17.12216</text:p>
          </table:table-cell>
          <table:table-cell office:value-type="float" office:value="31.07928" calcext:value-type="float">
            <text:p>31.07928</text:p>
          </table:table-cell>
          <table:table-cell office:value-type="float" office:value="18.8002" calcext:value-type="float">
            <text:p>18.8002</text:p>
          </table:table-cell>
          <table:table-cell office:value-type="float" office:value="27.40775" calcext:value-type="float">
            <text:p>27.40775</text:p>
          </table:table-cell>
          <table:table-cell office:value-type="float" office:value="19.74796" calcext:value-type="float">
            <text:p>19.74796</text:p>
          </table:table-cell>
          <table:table-cell office:value-type="float" office:value="24.62817" calcext:value-type="float">
            <text:p>24.62817</text:p>
          </table:table-cell>
          <table:table-cell office:value-type="float" office:value="20.03323" calcext:value-type="float">
            <text:p>20.03323</text:p>
          </table:table-cell>
          <table:table-cell office:value-type="float" office:value="22.92386" calcext:value-type="float">
            <text:p>22.92386</text:p>
          </table:table-cell>
          <table:table-cell office:value-type="float" office:value="19.90002" calcext:value-type="float">
            <text:p>19.90002</text:p>
          </table:table-cell>
          <table:table-cell office:value-type="float" office:value="21.2298" calcext:value-type="float">
            <text:p>21.2298</text:p>
          </table:table-cell>
          <table:table-cell office:value-type="float" office:value="19.50595" calcext:value-type="float">
            <text:p>19.50595</text:p>
          </table:table-cell>
          <table:table-cell office:value-type="float" office:value="19.75632" calcext:value-type="float">
            <text:p>19.75632</text:p>
          </table:table-cell>
          <table:table-cell office:value-type="float" office:value="18.67938" calcext:value-type="float">
            <text:p>18.67938</text:p>
          </table:table-cell>
          <table:table-cell office:value-type="float" office:value="17.60565" calcext:value-type="float">
            <text:p>17.60565</text:p>
          </table:table-cell>
          <table:table-cell office:value-type="float" office:value="16.87076" calcext:value-type="float">
            <text:p>16.87076</text:p>
          </table:table-cell>
          <table:table-cell office:value-type="float" office:value="15.23563" calcext:value-type="float">
            <text:p>15.23563</text:p>
          </table:table-cell>
          <table:table-cell office:value-type="float" office:value="14.91132" calcext:value-type="float">
            <text:p>14.91132</text:p>
          </table:table-cell>
          <table:table-cell office:value-type="float" office:value="13.26282" calcext:value-type="float">
            <text:p>13.26282</text:p>
          </table:table-cell>
          <table:table-cell office:value-type="float" office:value="13.12766" calcext:value-type="float">
            <text:p>13.12766</text:p>
          </table:table-cell>
          <table:table-cell office:value-type="float" office:value="11.91528" calcext:value-type="float">
            <text:p>11.91528</text:p>
          </table:table-cell>
          <table:table-cell office:value-type="float" office:value="11.81198" calcext:value-type="float">
            <text:p>11.81198</text:p>
          </table:table-cell>
          <table:table-cell office:value-type="float" office:value="10.83557" calcext:value-type="float">
            <text:p>10.83557</text:p>
          </table:table-cell>
          <table:table-cell office:value-type="float" office:value="10.7309" calcext:value-type="float">
            <text:p>10.7309</text:p>
          </table:table-cell>
          <table:table-cell office:value-type="float" office:value="10.01132" calcext:value-type="float">
            <text:p>10.01132</text:p>
          </table:table-cell>
          <table:table-cell office:value-type="float" office:value="9.900421" calcext:value-type="float">
            <text:p>9.900421</text:p>
          </table:table-cell>
          <table:table-cell office:value-type="float" office:value="9.642487" calcext:value-type="float">
            <text:p>9.642487</text:p>
          </table:table-cell>
          <table:table-cell office:value-type="float" office:value="9.531738" calcext:value-type="float">
            <text:p>9.531738</text:p>
          </table:table-cell>
          <table:table-cell office:value-type="float" office:value="43.67685" calcext:value-type="float">
            <text:p>43.67685</text:p>
          </table:table-cell>
          <table:table-cell office:value-type="float" office:value="14.00333" calcext:value-type="float">
            <text:p>14.0033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3052004" calcext:value-type="float">
            <text:p>23052004</text:p>
          </table:table-cell>
          <table:table-cell office:value-type="float" office:value="21.75156" calcext:value-type="float">
            <text:p>21.75156</text:p>
          </table:table-cell>
          <table:table-cell office:value-type="float" office:value="20.78" calcext:value-type="float">
            <text:p>20.78</text:p>
          </table:table-cell>
          <table:table-cell office:value-type="float" office:value="11.74" calcext:value-type="float">
            <text:p>11.74</text:p>
          </table:table-cell>
          <table:table-cell office:value-type="float" office:value="1.558234" calcext:value-type="float">
            <text:p>1.558234</text:p>
          </table:table-cell>
          <table:table-cell office:value-type="float" office:value="1.207423" calcext:value-type="float">
            <text:p>1.207423</text:p>
          </table:table-cell>
          <table:table-cell office:value-type="float" office:value="318.996" calcext:value-type="float">
            <text:p>318.996</text:p>
          </table:table-cell>
          <table:table-cell office:value-type="float" office:value="0" calcext:value-type="float">
            <text:p>0</text:p>
          </table:table-cell>
          <table:table-cell office:value-type="float" office:value="32.68573" calcext:value-type="float">
            <text:p>32.68573</text:p>
          </table:table-cell>
          <table:table-cell office:value-type="float" office:value="15.60236" calcext:value-type="float">
            <text:p>15.60236</text:p>
          </table:table-cell>
          <table:table-cell office:value-type="float" office:value="28.30338" calcext:value-type="float">
            <text:p>28.30338</text:p>
          </table:table-cell>
          <table:table-cell office:value-type="float" office:value="17.37375" calcext:value-type="float">
            <text:p>17.37375</text:p>
          </table:table-cell>
          <table:table-cell office:value-type="float" office:value="25.25397" calcext:value-type="float">
            <text:p>25.25397</text:p>
          </table:table-cell>
          <table:table-cell office:value-type="float" office:value="18.39639" calcext:value-type="float">
            <text:p>18.39639</text:p>
          </table:table-cell>
          <table:table-cell office:value-type="float" office:value="23.03558" calcext:value-type="float">
            <text:p>23.03558</text:p>
          </table:table-cell>
          <table:table-cell office:value-type="float" office:value="18.95627" calcext:value-type="float">
            <text:p>18.95627</text:p>
          </table:table-cell>
          <table:table-cell office:value-type="float" office:value="21.72266" calcext:value-type="float">
            <text:p>21.72266</text:p>
          </table:table-cell>
          <table:table-cell office:value-type="float" office:value="19.14337" calcext:value-type="float">
            <text:p>19.14337</text:p>
          </table:table-cell>
          <table:table-cell office:value-type="float" office:value="20.89703" calcext:value-type="float">
            <text:p>20.89703</text:p>
          </table:table-cell>
          <table:table-cell office:value-type="float" office:value="19.1026" calcext:value-type="float">
            <text:p>19.1026</text:p>
          </table:table-cell>
          <table:table-cell office:value-type="float" office:value="19.73413" calcext:value-type="float">
            <text:p>19.73413</text:p>
          </table:table-cell>
          <table:table-cell office:value-type="float" office:value="18.64139" calcext:value-type="float">
            <text:p>18.64139</text:p>
          </table:table-cell>
          <table:table-cell office:value-type="float" office:value="17.7652" calcext:value-type="float">
            <text:p>17.7652</text:p>
          </table:table-cell>
          <table:table-cell office:value-type="float" office:value="17.61578" calcext:value-type="float">
            <text:p>17.61578</text:p>
          </table:table-cell>
          <table:table-cell office:value-type="float" office:value="15.561" calcext:value-type="float">
            <text:p>15.561</text:p>
          </table:table-cell>
          <table:table-cell office:value-type="float" office:value="15.23975" calcext:value-type="float">
            <text:p>15.23975</text:p>
          </table:table-cell>
          <table:table-cell office:value-type="float" office:value="13.44049" calcext:value-type="float">
            <text:p>13.44049</text:p>
          </table:table-cell>
          <table:table-cell office:value-type="float" office:value="13.2645" calcext:value-type="float">
            <text:p>13.2645</text:p>
          </table:table-cell>
          <table:table-cell office:value-type="float" office:value="12.03741" calcext:value-type="float">
            <text:p>12.03741</text:p>
          </table:table-cell>
          <table:table-cell office:value-type="float" office:value="11.91644" calcext:value-type="float">
            <text:p>11.91644</text:p>
          </table:table-cell>
          <table:table-cell office:value-type="float" office:value="10.94415" calcext:value-type="float">
            <text:p>10.94415</text:p>
          </table:table-cell>
          <table:table-cell office:value-type="float" office:value="10.83667" calcext:value-type="float">
            <text:p>10.83667</text:p>
          </table:table-cell>
          <table:table-cell office:value-type="float" office:value="10.12259" calcext:value-type="float">
            <text:p>10.12259</text:p>
          </table:table-cell>
          <table:table-cell office:value-type="float" office:value="10.01248" calcext:value-type="float">
            <text:p>10.01248</text:p>
          </table:table-cell>
          <table:table-cell office:value-type="float" office:value="9.752655" calcext:value-type="float">
            <text:p>9.752655</text:p>
          </table:table-cell>
          <table:table-cell office:value-type="float" office:value="9.643646" calcext:value-type="float">
            <text:p>9.643646</text:p>
          </table:table-cell>
          <table:table-cell office:value-type="float" office:value="35.4339" calcext:value-type="float">
            <text:p>35.4339</text:p>
          </table:table-cell>
          <table:table-cell office:value-type="float" office:value="10.85553" calcext:value-type="float">
            <text:p>10.8555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4052004" calcext:value-type="float">
            <text:p>24052004</text:p>
          </table:table-cell>
          <table:table-cell office:value-type="float" office:value="10.43172" calcext:value-type="float">
            <text:p>10.43172</text:p>
          </table:table-cell>
          <table:table-cell office:value-type="float" office:value="23.74" calcext:value-type="float">
            <text:p>23.74</text:p>
          </table:table-cell>
          <table:table-cell office:value-type="float" office:value="10.86" calcext:value-type="float">
            <text:p>10.86</text:p>
          </table:table-cell>
          <table:table-cell office:value-type="float" office:value="1.941739" calcext:value-type="float">
            <text:p>1.941739</text:p>
          </table:table-cell>
          <table:table-cell office:value-type="float" office:value="1.121521" calcext:value-type="float">
            <text:p>1.121521</text:p>
          </table:table-cell>
          <table:table-cell office:value-type="float" office:value="433.764" calcext:value-type="float">
            <text:p>433.764</text:p>
          </table:table-cell>
          <table:table-cell office:value-type="float" office:value="6.1" calcext:value-type="float">
            <text:p>6.1</text:p>
          </table:table-cell>
          <table:table-cell office:value-type="float" office:value="27.54984" calcext:value-type="float">
            <text:p>27.54984</text:p>
          </table:table-cell>
          <table:table-cell office:value-type="float" office:value="13.52625" calcext:value-type="float">
            <text:p>13.52625</text:p>
          </table:table-cell>
          <table:table-cell office:value-type="float" office:value="23.26123" calcext:value-type="float">
            <text:p>23.26123</text:p>
          </table:table-cell>
          <table:table-cell office:value-type="float" office:value="15.60217" calcext:value-type="float">
            <text:p>15.60217</text:p>
          </table:table-cell>
          <table:table-cell office:value-type="float" office:value="21.47858" calcext:value-type="float">
            <text:p>21.47858</text:p>
          </table:table-cell>
          <table:table-cell office:value-type="float" office:value="17.13263" calcext:value-type="float">
            <text:p>17.13263</text:p>
          </table:table-cell>
          <table:table-cell office:value-type="float" office:value="20.68045" calcext:value-type="float">
            <text:p>20.68045</text:p>
          </table:table-cell>
          <table:table-cell office:value-type="float" office:value="18.13055" calcext:value-type="float">
            <text:p>18.13055</text:p>
          </table:table-cell>
          <table:table-cell office:value-type="float" office:value="20.64828" calcext:value-type="float">
            <text:p>20.64828</text:p>
          </table:table-cell>
          <table:table-cell office:value-type="float" office:value="18.53384" calcext:value-type="float">
            <text:p>18.53384</text:p>
          </table:table-cell>
          <table:table-cell office:value-type="float" office:value="20.24982" calcext:value-type="float">
            <text:p>20.24982</text:p>
          </table:table-cell>
          <table:table-cell office:value-type="float" office:value="18.67679" calcext:value-type="float">
            <text:p>18.67679</text:p>
          </table:table-cell>
          <table:table-cell office:value-type="float" office:value="19.31793" calcext:value-type="float">
            <text:p>19.31793</text:p>
          </table:table-cell>
          <table:table-cell office:value-type="float" office:value="18.36523" calcext:value-type="float">
            <text:p>18.36523</text:p>
          </table:table-cell>
          <table:table-cell office:value-type="float" office:value="17.80881" calcext:value-type="float">
            <text:p>17.80881</text:p>
          </table:table-cell>
          <table:table-cell office:value-type="float" office:value="17.58936" calcext:value-type="float">
            <text:p>17.58936</text:p>
          </table:table-cell>
          <table:table-cell office:value-type="float" office:value="15.74506" calcext:value-type="float">
            <text:p>15.74506</text:p>
          </table:table-cell>
          <table:table-cell office:value-type="float" office:value="15.56366" calcext:value-type="float">
            <text:p>15.56366</text:p>
          </table:table-cell>
          <table:table-cell office:value-type="float" office:value="13.62292" calcext:value-type="float">
            <text:p>13.62292</text:p>
          </table:table-cell>
          <table:table-cell office:value-type="float" office:value="13.44238" calcext:value-type="float">
            <text:p>13.44238</text:p>
          </table:table-cell>
          <table:table-cell office:value-type="float" office:value="12.17441" calcext:value-type="float">
            <text:p>12.17441</text:p>
          </table:table-cell>
          <table:table-cell office:value-type="float" office:value="12.03879" calcext:value-type="float">
            <text:p>12.03879</text:p>
          </table:table-cell>
          <table:table-cell office:value-type="float" office:value="11.05835" calcext:value-type="float">
            <text:p>11.05835</text:p>
          </table:table-cell>
          <table:table-cell office:value-type="float" office:value="10.94528" calcext:value-type="float">
            <text:p>10.94528</text:p>
          </table:table-cell>
          <table:table-cell office:value-type="float" office:value="10.23383" calcext:value-type="float">
            <text:p>10.23383</text:p>
          </table:table-cell>
          <table:table-cell office:value-type="float" office:value="10.12378" calcext:value-type="float">
            <text:p>10.12378</text:p>
          </table:table-cell>
          <table:table-cell office:value-type="float" office:value="9.860077" calcext:value-type="float">
            <text:p>9.860077</text:p>
          </table:table-cell>
          <table:table-cell office:value-type="float" office:value="9.753815" calcext:value-type="float">
            <text:p>9.753815</text:p>
          </table:table-cell>
          <table:table-cell office:value-type="float" office:value="31.55124" calcext:value-type="float">
            <text:p>31.55124</text:p>
          </table:table-cell>
          <table:table-cell office:value-type="float" office:value="9.46228" calcext:value-type="float">
            <text:p>9.4622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5052004" calcext:value-type="float">
            <text:p>25052004</text:p>
          </table:table-cell>
          <table:table-cell office:value-type="float" office:value="24.76692" calcext:value-type="float">
            <text:p>24.76692</text:p>
          </table:table-cell>
          <table:table-cell office:value-type="float" office:value="19.13" calcext:value-type="float">
            <text:p>19.13</text:p>
          </table:table-cell>
          <table:table-cell office:value-type="float" office:value="9" calcext:value-type="float">
            <text:p>9</text:p>
          </table:table-cell>
          <table:table-cell office:value-type="float" office:value="1.150442" calcext:value-type="float">
            <text:p>1.150442</text:p>
          </table:table-cell>
          <table:table-cell office:value-type="float" office:value="1.008083" calcext:value-type="float">
            <text:p>1.008083</text:p>
          </table:table-cell>
          <table:table-cell office:value-type="float" office:value="281.52" calcext:value-type="float">
            <text:p>281.52</text:p>
          </table:table-cell>
          <table:table-cell office:value-type="float" office:value="0" calcext:value-type="float">
            <text:p>0</text:p>
          </table:table-cell>
          <table:table-cell office:value-type="float" office:value="30.90994" calcext:value-type="float">
            <text:p>30.90994</text:p>
          </table:table-cell>
          <table:table-cell office:value-type="float" office:value="11.37006" calcext:value-type="float">
            <text:p>11.37006</text:p>
          </table:table-cell>
          <table:table-cell office:value-type="float" office:value="26.46719" calcext:value-type="float">
            <text:p>26.46719</text:p>
          </table:table-cell>
          <table:table-cell office:value-type="float" office:value="13.38599" calcext:value-type="float">
            <text:p>13.38599</text:p>
          </table:table-cell>
          <table:table-cell office:value-type="float" office:value="23.51584" calcext:value-type="float">
            <text:p>23.51584</text:p>
          </table:table-cell>
          <table:table-cell office:value-type="float" office:value="15.09558" calcext:value-type="float">
            <text:p>15.09558</text:p>
          </table:table-cell>
          <table:table-cell office:value-type="float" office:value="21.39584" calcext:value-type="float">
            <text:p>21.39584</text:p>
          </table:table-cell>
          <table:table-cell office:value-type="float" office:value="16.29263" calcext:value-type="float">
            <text:p>16.29263</text:p>
          </table:table-cell>
          <table:table-cell office:value-type="float" office:value="20.18716" calcext:value-type="float">
            <text:p>20.18716</text:p>
          </table:table-cell>
          <table:table-cell office:value-type="float" office:value="16.90262" calcext:value-type="float">
            <text:p>16.90262</text:p>
          </table:table-cell>
          <table:table-cell office:value-type="float" office:value="19.05307" calcext:value-type="float">
            <text:p>19.05307</text:p>
          </table:table-cell>
          <table:table-cell office:value-type="float" office:value="17.38928" calcext:value-type="float">
            <text:p>17.38928</text:p>
          </table:table-cell>
          <table:table-cell office:value-type="float" office:value="18.43524" calcext:value-type="float">
            <text:p>18.43524</text:p>
          </table:table-cell>
          <table:table-cell office:value-type="float" office:value="17.43982" calcext:value-type="float">
            <text:p>17.43982</text:p>
          </table:table-cell>
          <table:table-cell office:value-type="float" office:value="17.58759" calcext:value-type="float">
            <text:p>17.58759</text:p>
          </table:table-cell>
          <table:table-cell office:value-type="float" office:value="17.17899" calcext:value-type="float">
            <text:p>17.17899</text:p>
          </table:table-cell>
          <table:table-cell office:value-type="float" office:value="15.77148" calcext:value-type="float">
            <text:p>15.77148</text:p>
          </table:table-cell>
          <table:table-cell office:value-type="float" office:value="15.74606" calcext:value-type="float">
            <text:p>15.74606</text:p>
          </table:table-cell>
          <table:table-cell office:value-type="float" office:value="13.77362" calcext:value-type="float">
            <text:p>13.77362</text:p>
          </table:table-cell>
          <table:table-cell office:value-type="float" office:value="13.62469" calcext:value-type="float">
            <text:p>13.62469</text:p>
          </table:table-cell>
          <table:table-cell office:value-type="float" office:value="12.31439" calcext:value-type="float">
            <text:p>12.31439</text:p>
          </table:table-cell>
          <table:table-cell office:value-type="float" office:value="12.17587" calcext:value-type="float">
            <text:p>12.17587</text:p>
          </table:table-cell>
          <table:table-cell office:value-type="float" office:value="11.1778" calcext:value-type="float">
            <text:p>11.1778</text:p>
          </table:table-cell>
          <table:table-cell office:value-type="float" office:value="11.05954" calcext:value-type="float">
            <text:p>11.05954</text:p>
          </table:table-cell>
          <table:table-cell office:value-type="float" office:value="10.34506" calcext:value-type="float">
            <text:p>10.34506</text:p>
          </table:table-cell>
          <table:table-cell office:value-type="float" office:value="10.23495" calcext:value-type="float">
            <text:p>10.23495</text:p>
          </table:table-cell>
          <table:table-cell office:value-type="float" office:value="9.967224" calcext:value-type="float">
            <text:p>9.967224</text:p>
          </table:table-cell>
          <table:table-cell office:value-type="float" office:value="9.861206" calcext:value-type="float">
            <text:p>9.861206</text:p>
          </table:table-cell>
          <table:table-cell office:value-type="float" office:value="33.68076" calcext:value-type="float">
            <text:p>33.68076</text:p>
          </table:table-cell>
          <table:table-cell office:value-type="float" office:value="7.499695" calcext:value-type="float">
            <text:p>7.49969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6052004" calcext:value-type="float">
            <text:p>26052004</text:p>
          </table:table-cell>
          <table:table-cell office:value-type="float" office:value="28.4598" calcext:value-type="float">
            <text:p>28.4598</text:p>
          </table:table-cell>
          <table:table-cell office:value-type="float" office:value="24.56" calcext:value-type="float">
            <text:p>24.56</text:p>
          </table:table-cell>
          <table:table-cell office:value-type="float" office:value="10.6" calcext:value-type="float">
            <text:p>10.6</text:p>
          </table:table-cell>
          <table:table-cell office:value-type="float" office:value="1.570481" calcext:value-type="float">
            <text:p>1.570481</text:p>
          </table:table-cell>
          <table:table-cell office:value-type="float" office:value="1.11889" calcext:value-type="float">
            <text:p>1.11889</text:p>
          </table:table-cell>
          <table:table-cell office:value-type="float" office:value="282.168" calcext:value-type="float">
            <text:p>282.168</text:p>
          </table:table-cell>
          <table:table-cell office:value-type="float" office:value="3.3" calcext:value-type="float">
            <text:p>3.3</text:p>
          </table:table-cell>
          <table:table-cell office:value-type="float" office:value="34.48535" calcext:value-type="float">
            <text:p>34.48535</text:p>
          </table:table-cell>
          <table:table-cell office:value-type="float" office:value="12.28763" calcext:value-type="float">
            <text:p>12.28763</text:p>
          </table:table-cell>
          <table:table-cell office:value-type="float" office:value="29.1954" calcext:value-type="float">
            <text:p>29.1954</text:p>
          </table:table-cell>
          <table:table-cell office:value-type="float" office:value="14.19992" calcext:value-type="float">
            <text:p>14.19992</text:p>
          </table:table-cell>
          <table:table-cell office:value-type="float" office:value="25.58591" calcext:value-type="float">
            <text:p>25.58591</text:p>
          </table:table-cell>
          <table:table-cell office:value-type="float" office:value="15.7782" calcext:value-type="float">
            <text:p>15.7782</text:p>
          </table:table-cell>
          <table:table-cell office:value-type="float" office:value="22.97534" calcext:value-type="float">
            <text:p>22.97534</text:p>
          </table:table-cell>
          <table:table-cell office:value-type="float" office:value="16.84094" calcext:value-type="float">
            <text:p>16.84094</text:p>
          </table:table-cell>
          <table:table-cell office:value-type="float" office:value="21.43323" calcext:value-type="float">
            <text:p>21.43323</text:p>
          </table:table-cell>
          <table:table-cell office:value-type="float" office:value="17.33524" calcext:value-type="float">
            <text:p>17.33524</text:p>
          </table:table-cell>
          <table:table-cell office:value-type="float" office:value="19.97241" calcext:value-type="float">
            <text:p>19.97241</text:p>
          </table:table-cell>
          <table:table-cell office:value-type="float" office:value="17.68069" calcext:value-type="float">
            <text:p>17.68069</text:p>
          </table:table-cell>
          <table:table-cell office:value-type="float" office:value="18.8685" calcext:value-type="float">
            <text:p>18.8685</text:p>
          </table:table-cell>
          <table:table-cell office:value-type="float" office:value="17.57236" calcext:value-type="float">
            <text:p>17.57236</text:p>
          </table:table-cell>
          <table:table-cell office:value-type="float" office:value="17.30493" calcext:value-type="float">
            <text:p>17.30493</text:p>
          </table:table-cell>
          <table:table-cell office:value-type="float" office:value="17.13345" calcext:value-type="float">
            <text:p>17.13345</text:p>
          </table:table-cell>
          <table:table-cell office:value-type="float" office:value="15.74927" calcext:value-type="float">
            <text:p>15.74927</text:p>
          </table:table-cell>
          <table:table-cell office:value-type="float" office:value="15.74069" calcext:value-type="float">
            <text:p>15.74069</text:p>
          </table:table-cell>
          <table:table-cell office:value-type="float" office:value="13.88461" calcext:value-type="float">
            <text:p>13.88461</text:p>
          </table:table-cell>
          <table:table-cell office:value-type="float" office:value="13.77496" calcext:value-type="float">
            <text:p>13.77496</text:p>
          </table:table-cell>
          <table:table-cell office:value-type="float" office:value="12.44467" calcext:value-type="float">
            <text:p>12.44467</text:p>
          </table:table-cell>
          <table:table-cell office:value-type="float" office:value="12.3158" calcext:value-type="float">
            <text:p>12.3158</text:p>
          </table:table-cell>
          <table:table-cell office:value-type="float" office:value="11.30026" calcext:value-type="float">
            <text:p>11.30026</text:p>
          </table:table-cell>
          <table:table-cell office:value-type="float" office:value="11.17908" calcext:value-type="float">
            <text:p>11.17908</text:p>
          </table:table-cell>
          <table:table-cell office:value-type="float" office:value="10.45728" calcext:value-type="float">
            <text:p>10.45728</text:p>
          </table:table-cell>
          <table:table-cell office:value-type="float" office:value="10.34622" calcext:value-type="float">
            <text:p>10.34622</text:p>
          </table:table-cell>
          <table:table-cell office:value-type="float" office:value="10.07291" calcext:value-type="float">
            <text:p>10.07291</text:p>
          </table:table-cell>
          <table:table-cell office:value-type="float" office:value="9.968323" calcext:value-type="float">
            <text:p>9.968323</text:p>
          </table:table-cell>
          <table:table-cell office:value-type="float" office:value="36.75726" calcext:value-type="float">
            <text:p>36.75726</text:p>
          </table:table-cell>
          <table:table-cell office:value-type="float" office:value="9.016357" calcext:value-type="float">
            <text:p>9.01635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7052004" calcext:value-type="float">
            <text:p>27052004</text:p>
          </table:table-cell>
          <table:table-cell office:value-type="float" office:value="26.35416" calcext:value-type="float">
            <text:p>26.35416</text:p>
          </table:table-cell>
          <table:table-cell office:value-type="float" office:value="28.28" calcext:value-type="float">
            <text:p>28.28</text:p>
          </table:table-cell>
          <table:table-cell office:value-type="float" office:value="13.19" calcext:value-type="float">
            <text:p>13.19</text:p>
          </table:table-cell>
          <table:table-cell office:value-type="float" office:value="1.722782" calcext:value-type="float">
            <text:p>1.722782</text:p>
          </table:table-cell>
          <table:table-cell office:value-type="float" office:value="0.9060606" calcext:value-type="float">
            <text:p>0.9060606</text:p>
          </table:table-cell>
          <table:table-cell office:value-type="float" office:value="219.132" calcext:value-type="float">
            <text:p>219.132</text:p>
          </table:table-cell>
          <table:table-cell office:value-type="float" office:value="0" calcext:value-type="float">
            <text:p>0</text:p>
          </table:table-cell>
          <table:table-cell office:value-type="float" office:value="36.17807" calcext:value-type="float">
            <text:p>36.17807</text:p>
          </table:table-cell>
          <table:table-cell office:value-type="float" office:value="15.74634" calcext:value-type="float">
            <text:p>15.74634</text:p>
          </table:table-cell>
          <table:table-cell office:value-type="float" office:value="29.6554" calcext:value-type="float">
            <text:p>29.6554</text:p>
          </table:table-cell>
          <table:table-cell office:value-type="float" office:value="17.59808" calcext:value-type="float">
            <text:p>17.59808</text:p>
          </table:table-cell>
          <table:table-cell office:value-type="float" office:value="26.46396" calcext:value-type="float">
            <text:p>26.46396</text:p>
          </table:table-cell>
          <table:table-cell office:value-type="float" office:value="18.6192" calcext:value-type="float">
            <text:p>18.6192</text:p>
          </table:table-cell>
          <table:table-cell office:value-type="float" office:value="23.95569" calcext:value-type="float">
            <text:p>23.95569</text:p>
          </table:table-cell>
          <table:table-cell office:value-type="float" office:value="19.09641" calcext:value-type="float">
            <text:p>19.09641</text:p>
          </table:table-cell>
          <table:table-cell office:value-type="float" office:value="22.40723" calcext:value-type="float">
            <text:p>22.40723</text:p>
          </table:table-cell>
          <table:table-cell office:value-type="float" office:value="19.16611" calcext:value-type="float">
            <text:p>19.16611</text:p>
          </table:table-cell>
          <table:table-cell office:value-type="float" office:value="20.86456" calcext:value-type="float">
            <text:p>20.86456</text:p>
          </table:table-cell>
          <table:table-cell office:value-type="float" office:value="19.01184" calcext:value-type="float">
            <text:p>19.01184</text:p>
          </table:table-cell>
          <table:table-cell office:value-type="float" office:value="19.59225" calcext:value-type="float">
            <text:p>19.59225</text:p>
          </table:table-cell>
          <table:table-cell office:value-type="float" office:value="18.49304" calcext:value-type="float">
            <text:p>18.49304</text:p>
          </table:table-cell>
          <table:table-cell office:value-type="float" office:value="17.76199" calcext:value-type="float">
            <text:p>17.76199</text:p>
          </table:table-cell>
          <table:table-cell office:value-type="float" office:value="17.31339" calcext:value-type="float">
            <text:p>17.31339</text:p>
          </table:table-cell>
          <table:table-cell office:value-type="float" office:value="15.87677" calcext:value-type="float">
            <text:p>15.87677</text:p>
          </table:table-cell>
          <table:table-cell office:value-type="float" office:value="15.74622" calcext:value-type="float">
            <text:p>15.74622</text:p>
          </table:table-cell>
          <table:table-cell office:value-type="float" office:value="13.98877" calcext:value-type="float">
            <text:p>13.98877</text:p>
          </table:table-cell>
          <table:table-cell office:value-type="float" office:value="13.88565" calcext:value-type="float">
            <text:p>13.88565</text:p>
          </table:table-cell>
          <table:table-cell office:value-type="float" office:value="12.5643" calcext:value-type="float">
            <text:p>12.5643</text:p>
          </table:table-cell>
          <table:table-cell office:value-type="float" office:value="12.44595" calcext:value-type="float">
            <text:p>12.44595</text:p>
          </table:table-cell>
          <table:table-cell office:value-type="float" office:value="11.41934" calcext:value-type="float">
            <text:p>11.41934</text:p>
          </table:table-cell>
          <table:table-cell office:value-type="float" office:value="11.30151" calcext:value-type="float">
            <text:p>11.30151</text:p>
          </table:table-cell>
          <table:table-cell office:value-type="float" office:value="10.56924" calcext:value-type="float">
            <text:p>10.56924</text:p>
          </table:table-cell>
          <table:table-cell office:value-type="float" office:value="10.4584" calcext:value-type="float">
            <text:p>10.4584</text:p>
          </table:table-cell>
          <table:table-cell office:value-type="float" office:value="10.17844" calcext:value-type="float">
            <text:p>10.17844</text:p>
          </table:table-cell>
          <table:table-cell office:value-type="float" office:value="10.07401" calcext:value-type="float">
            <text:p>10.07401</text:p>
          </table:table-cell>
          <table:table-cell office:value-type="float" office:value="56.83615" calcext:value-type="float">
            <text:p>56.83615</text:p>
          </table:table-cell>
          <table:table-cell office:value-type="float" office:value="11.09769" calcext:value-type="float">
            <text:p>11.0976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8052004" calcext:value-type="float">
            <text:p>28052004</text:p>
          </table:table-cell>
          <table:table-cell office:value-type="float" office:value="25.73915" calcext:value-type="float">
            <text:p>25.73915</text:p>
          </table:table-cell>
          <table:table-cell office:value-type="float" office:value="29.85" calcext:value-type="float">
            <text:p>29.85</text:p>
          </table:table-cell>
          <table:table-cell office:value-type="float" office:value="12.7" calcext:value-type="float">
            <text:p>12.7</text:p>
          </table:table-cell>
          <table:table-cell office:value-type="float" office:value="1.657959" calcext:value-type="float">
            <text:p>1.657959</text:p>
          </table:table-cell>
          <table:table-cell office:value-type="float" office:value="1.047794" calcext:value-type="float">
            <text:p>1.047794</text:p>
          </table:table-cell>
          <table:table-cell office:value-type="float" office:value="382.032" calcext:value-type="float">
            <text:p>382.032</text:p>
          </table:table-cell>
          <table:table-cell office:value-type="float" office:value="0" calcext:value-type="float">
            <text:p>0</text:p>
          </table:table-cell>
          <table:table-cell office:value-type="float" office:value="40.94717" calcext:value-type="float">
            <text:p>40.94717</text:p>
          </table:table-cell>
          <table:table-cell office:value-type="float" office:value="16.76813" calcext:value-type="float">
            <text:p>16.76813</text:p>
          </table:table-cell>
          <table:table-cell office:value-type="float" office:value="33.09903" calcext:value-type="float">
            <text:p>33.09903</text:p>
          </table:table-cell>
          <table:table-cell office:value-type="float" office:value="19.12296" calcext:value-type="float">
            <text:p>19.12296</text:p>
          </table:table-cell>
          <table:table-cell office:value-type="float" office:value="29.38599" calcext:value-type="float">
            <text:p>29.38599</text:p>
          </table:table-cell>
          <table:table-cell office:value-type="float" office:value="20.0228" calcext:value-type="float">
            <text:p>20.0228</text:p>
          </table:table-cell>
          <table:table-cell office:value-type="float" office:value="26.33475" calcext:value-type="float">
            <text:p>26.33475</text:p>
          </table:table-cell>
          <table:table-cell office:value-type="float" office:value="20.34573" calcext:value-type="float">
            <text:p>20.34573</text:p>
          </table:table-cell>
          <table:table-cell office:value-type="float" office:value="24.41708" calcext:value-type="float">
            <text:p>24.41708</text:p>
          </table:table-cell>
          <table:table-cell office:value-type="float" office:value="20.28909" calcext:value-type="float">
            <text:p>20.28909</text:p>
          </table:table-cell>
          <table:table-cell office:value-type="float" office:value="22.50708" calcext:value-type="float">
            <text:p>22.50708</text:p>
          </table:table-cell>
          <table:table-cell office:value-type="float" office:value="20.00253" calcext:value-type="float">
            <text:p>20.00253</text:p>
          </table:table-cell>
          <table:table-cell office:value-type="float" office:value="20.81885" calcext:value-type="float">
            <text:p>20.81885</text:p>
          </table:table-cell>
          <table:table-cell office:value-type="float" office:value="19.30548" calcext:value-type="float">
            <text:p>19.30548</text:p>
          </table:table-cell>
          <table:table-cell office:value-type="float" office:value="18.42706" calcext:value-type="float">
            <text:p>18.42706</text:p>
          </table:table-cell>
          <table:table-cell office:value-type="float" office:value="17.77148" calcext:value-type="float">
            <text:p>17.77148</text:p>
          </table:table-cell>
          <table:table-cell office:value-type="float" office:value="16.1348" calcext:value-type="float">
            <text:p>16.1348</text:p>
          </table:table-cell>
          <table:table-cell office:value-type="float" office:value="15.87888" calcext:value-type="float">
            <text:p>15.87888</text:p>
          </table:table-cell>
          <table:table-cell office:value-type="float" office:value="14.11725" calcext:value-type="float">
            <text:p>14.11725</text:p>
          </table:table-cell>
          <table:table-cell office:value-type="float" office:value="13.9899" calcext:value-type="float">
            <text:p>13.9899</text:p>
          </table:table-cell>
          <table:table-cell office:value-type="float" office:value="12.68277" calcext:value-type="float">
            <text:p>12.68277</text:p>
          </table:table-cell>
          <table:table-cell office:value-type="float" office:value="12.56552" calcext:value-type="float">
            <text:p>12.56552</text:p>
          </table:table-cell>
          <table:table-cell office:value-type="float" office:value="11.53745" calcext:value-type="float">
            <text:p>11.53745</text:p>
          </table:table-cell>
          <table:table-cell office:value-type="float" office:value="11.42056" calcext:value-type="float">
            <text:p>11.42056</text:p>
          </table:table-cell>
          <table:table-cell office:value-type="float" office:value="10.68106" calcext:value-type="float">
            <text:p>10.68106</text:p>
          </table:table-cell>
          <table:table-cell office:value-type="float" office:value="10.57043" calcext:value-type="float">
            <text:p>10.57043</text:p>
          </table:table-cell>
          <table:table-cell office:value-type="float" office:value="10.28391" calcext:value-type="float">
            <text:p>10.28391</text:p>
          </table:table-cell>
          <table:table-cell office:value-type="float" office:value="10.17953" calcext:value-type="float">
            <text:p>10.17953</text:p>
          </table:table-cell>
          <table:table-cell office:value-type="float" office:value="60.12329" calcext:value-type="float">
            <text:p>60.12329</text:p>
          </table:table-cell>
          <table:table-cell office:value-type="float" office:value="10.75177" calcext:value-type="float">
            <text:p>10.7517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9052004" calcext:value-type="float">
            <text:p>29052004</text:p>
          </table:table-cell>
          <table:table-cell office:value-type="float" office:value="20.76624" calcext:value-type="float">
            <text:p>20.76624</text:p>
          </table:table-cell>
          <table:table-cell office:value-type="float" office:value="29.59" calcext:value-type="float">
            <text:p>29.59</text:p>
          </table:table-cell>
          <table:table-cell office:value-type="float" office:value="15.24" calcext:value-type="float">
            <text:p>15.24</text:p>
          </table:table-cell>
          <table:table-cell office:value-type="float" office:value="1.828251" calcext:value-type="float">
            <text:p>1.828251</text:p>
          </table:table-cell>
          <table:table-cell office:value-type="float" office:value="1.484987" calcext:value-type="float">
            <text:p>1.484987</text:p>
          </table:table-cell>
          <table:table-cell office:value-type="float" office:value="549.972" calcext:value-type="float">
            <text:p>549.972</text:p>
          </table:table-cell>
          <table:table-cell office:value-type="float" office:value="36.5" calcext:value-type="float">
            <text:p>36.5</text:p>
          </table:table-cell>
          <table:table-cell office:value-type="float" office:value="45.29718" calcext:value-type="float">
            <text:p>45.29718</text:p>
          </table:table-cell>
          <table:table-cell office:value-type="float" office:value="17.80872" calcext:value-type="float">
            <text:p>17.80872</text:p>
          </table:table-cell>
          <table:table-cell office:value-type="float" office:value="34.73355" calcext:value-type="float">
            <text:p>34.73355</text:p>
          </table:table-cell>
          <table:table-cell office:value-type="float" office:value="20.5321" calcext:value-type="float">
            <text:p>20.5321</text:p>
          </table:table-cell>
          <table:table-cell office:value-type="float" office:value="30.87885" calcext:value-type="float">
            <text:p>30.87885</text:p>
          </table:table-cell>
          <table:table-cell office:value-type="float" office:value="22.56891" calcext:value-type="float">
            <text:p>22.56891</text:p>
          </table:table-cell>
          <table:table-cell office:value-type="float" office:value="27.78207" calcext:value-type="float">
            <text:p>27.78207</text:p>
          </table:table-cell>
          <table:table-cell office:value-type="float" office:value="23.25418" calcext:value-type="float">
            <text:p>23.25418</text:p>
          </table:table-cell>
          <table:table-cell office:value-type="float" office:value="25.81125" calcext:value-type="float">
            <text:p>25.81125</text:p>
          </table:table-cell>
          <table:table-cell office:value-type="float" office:value="22.75339" calcext:value-type="float">
            <text:p>22.75339</text:p>
          </table:table-cell>
          <table:table-cell office:value-type="float" office:value="23.72995" calcext:value-type="float">
            <text:p>23.72995</text:p>
          </table:table-cell>
          <table:table-cell office:value-type="float" office:value="21.96796" calcext:value-type="float">
            <text:p>21.96796</text:p>
          </table:table-cell>
          <table:table-cell office:value-type="float" office:value="22.05222" calcext:value-type="float">
            <text:p>22.05222</text:p>
          </table:table-cell>
          <table:table-cell office:value-type="float" office:value="20.82068" calcext:value-type="float">
            <text:p>20.82068</text:p>
          </table:table-cell>
          <table:table-cell office:value-type="float" office:value="19.41013" calcext:value-type="float">
            <text:p>19.41013</text:p>
          </table:table-cell>
          <table:table-cell office:value-type="float" office:value="18.44055" calcext:value-type="float">
            <text:p>18.44055</text:p>
          </table:table-cell>
          <table:table-cell office:value-type="float" office:value="16.56247" calcext:value-type="float">
            <text:p>16.56247</text:p>
          </table:table-cell>
          <table:table-cell office:value-type="float" office:value="16.13837" calcext:value-type="float">
            <text:p>16.13837</text:p>
          </table:table-cell>
          <table:table-cell office:value-type="float" office:value="14.29282" calcext:value-type="float">
            <text:p>14.29282</text:p>
          </table:table-cell>
          <table:table-cell office:value-type="float" office:value="14.11874" calcext:value-type="float">
            <text:p>14.11874</text:p>
          </table:table-cell>
          <table:table-cell office:value-type="float" office:value="12.81088" calcext:value-type="float">
            <text:p>12.81088</text:p>
          </table:table-cell>
          <table:table-cell office:value-type="float" office:value="12.68405" calcext:value-type="float">
            <text:p>12.68405</text:p>
          </table:table-cell>
          <table:table-cell office:value-type="float" office:value="11.65512" calcext:value-type="float">
            <text:p>11.65512</text:p>
          </table:table-cell>
          <table:table-cell office:value-type="float" office:value="11.53867" calcext:value-type="float">
            <text:p>11.53867</text:p>
          </table:table-cell>
          <table:table-cell office:value-type="float" office:value="10.7933" calcext:value-type="float">
            <text:p>10.7933</text:p>
          </table:table-cell>
          <table:table-cell office:value-type="float" office:value="10.68225" calcext:value-type="float">
            <text:p>10.68225</text:p>
          </table:table-cell>
          <table:table-cell office:value-type="float" office:value="10.38934" calcext:value-type="float">
            <text:p>10.38934</text:p>
          </table:table-cell>
          <table:table-cell office:value-type="float" office:value="10.285" calcext:value-type="float">
            <text:p>10.285</text:p>
          </table:table-cell>
          <table:table-cell office:value-type="float" office:value="64.55051" calcext:value-type="float">
            <text:p>64.55051</text:p>
          </table:table-cell>
          <table:table-cell office:value-type="float" office:value="14.76746" calcext:value-type="float">
            <text:p>14.7674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0052004" calcext:value-type="float">
            <text:p>30052004</text:p>
          </table:table-cell>
          <table:table-cell office:value-type="float" office:value="17.42112" calcext:value-type="float">
            <text:p>17.42112</text:p>
          </table:table-cell>
          <table:table-cell office:value-type="float" office:value="19.77" calcext:value-type="float">
            <text:p>19.77</text:p>
          </table:table-cell>
          <table:table-cell office:value-type="float" office:value="12.59" calcext:value-type="float">
            <text:p>12.59</text:p>
          </table:table-cell>
          <table:table-cell office:value-type="float" office:value="1.862283" calcext:value-type="float">
            <text:p>1.862283</text:p>
          </table:table-cell>
          <table:table-cell office:value-type="float" office:value="1.178582" calcext:value-type="float">
            <text:p>1.178582</text:p>
          </table:table-cell>
          <table:table-cell office:value-type="float" office:value="392.976" calcext:value-type="float">
            <text:p>392.976</text:p>
          </table:table-cell>
          <table:table-cell office:value-type="float" office:value="0.9" calcext:value-type="float">
            <text:p>0.9</text:p>
          </table:table-cell>
          <table:table-cell office:value-type="float" office:value="29.21411" calcext:value-type="float">
            <text:p>29.21411</text:p>
          </table:table-cell>
          <table:table-cell office:value-type="float" office:value="15.72189" calcext:value-type="float">
            <text:p>15.72189</text:p>
          </table:table-cell>
          <table:table-cell office:value-type="float" office:value="26.75986" calcext:value-type="float">
            <text:p>26.75986</text:p>
          </table:table-cell>
          <table:table-cell office:value-type="float" office:value="18.14557" calcext:value-type="float">
            <text:p>18.14557</text:p>
          </table:table-cell>
          <table:table-cell office:value-type="float" office:value="24.99017" calcext:value-type="float">
            <text:p>24.99017</text:p>
          </table:table-cell>
          <table:table-cell office:value-type="float" office:value="20.12793" calcext:value-type="float">
            <text:p>20.12793</text:p>
          </table:table-cell>
          <table:table-cell office:value-type="float" office:value="23.88428" calcext:value-type="float">
            <text:p>23.88428</text:p>
          </table:table-cell>
          <table:table-cell office:value-type="float" office:value="21.00928" calcext:value-type="float">
            <text:p>21.00928</text:p>
          </table:table-cell>
          <table:table-cell office:value-type="float" office:value="24.01321" calcext:value-type="float">
            <text:p>24.01321</text:p>
          </table:table-cell>
          <table:table-cell office:value-type="float" office:value="21.30371" calcext:value-type="float">
            <text:p>21.30371</text:p>
          </table:table-cell>
          <table:table-cell office:value-type="float" office:value="23.49908" calcext:value-type="float">
            <text:p>23.49908</text:p>
          </table:table-cell>
          <table:table-cell office:value-type="float" office:value="21.30167" calcext:value-type="float">
            <text:p>21.30167</text:p>
          </table:table-cell>
          <table:table-cell office:value-type="float" office:value="22.03915" calcext:value-type="float">
            <text:p>22.03915</text:p>
          </table:table-cell>
          <table:table-cell office:value-type="float" office:value="20.70996" calcext:value-type="float">
            <text:p>20.70996</text:p>
          </table:table-cell>
          <table:table-cell office:value-type="float" office:value="19.61887" calcext:value-type="float">
            <text:p>19.61887</text:p>
          </table:table-cell>
          <table:table-cell office:value-type="float" office:value="19.42322" calcext:value-type="float">
            <text:p>19.42322</text:p>
          </table:table-cell>
          <table:table-cell office:value-type="float" office:value="16.98407" calcext:value-type="float">
            <text:p>16.98407</text:p>
          </table:table-cell>
          <table:table-cell office:value-type="float" office:value="16.56778" calcext:value-type="float">
            <text:p>16.56778</text:p>
          </table:table-cell>
          <table:table-cell office:value-type="float" office:value="14.52182" calcext:value-type="float">
            <text:p>14.52182</text:p>
          </table:table-cell>
          <table:table-cell office:value-type="float" office:value="14.29498" calcext:value-type="float">
            <text:p>14.29498</text:p>
          </table:table-cell>
          <table:table-cell office:value-type="float" office:value="12.96002" calcext:value-type="float">
            <text:p>12.96002</text:p>
          </table:table-cell>
          <table:table-cell office:value-type="float" office:value="12.81229" calcext:value-type="float">
            <text:p>12.81229</text:p>
          </table:table-cell>
          <table:table-cell office:value-type="float" office:value="11.77701" calcext:value-type="float">
            <text:p>11.77701</text:p>
          </table:table-cell>
          <table:table-cell office:value-type="float" office:value="11.65634" calcext:value-type="float">
            <text:p>11.65634</text:p>
          </table:table-cell>
          <table:table-cell office:value-type="float" office:value="10.90512" calcext:value-type="float">
            <text:p>10.90512</text:p>
          </table:table-cell>
          <table:table-cell office:value-type="float" office:value="10.79446" calcext:value-type="float">
            <text:p>10.79446</text:p>
          </table:table-cell>
          <table:table-cell office:value-type="float" office:value="10.49475" calcext:value-type="float">
            <text:p>10.49475</text:p>
          </table:table-cell>
          <table:table-cell office:value-type="float" office:value="10.39044" calcext:value-type="float">
            <text:p>10.39044</text:p>
          </table:table-cell>
          <table:table-cell office:value-type="float" office:value="30.32483" calcext:value-type="float">
            <text:p>30.32483</text:p>
          </table:table-cell>
          <table:table-cell office:value-type="float" office:value="11.5033" calcext:value-type="float">
            <text:p>11.503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1052004" calcext:value-type="float">
            <text:p>31052004</text:p>
          </table:table-cell>
          <table:table-cell office:value-type="float" office:value="26.79056" calcext:value-type="float">
            <text:p>26.79056</text:p>
          </table:table-cell>
          <table:table-cell office:value-type="float" office:value="24.09" calcext:value-type="float">
            <text:p>24.09</text:p>
          </table:table-cell>
          <table:table-cell office:value-type="float" office:value="12.67" calcext:value-type="float">
            <text:p>12.67</text:p>
          </table:table-cell>
          <table:table-cell office:value-type="float" office:value="1.190963" calcext:value-type="float">
            <text:p>1.190963</text:p>
          </table:table-cell>
          <table:table-cell office:value-type="float" office:value="0.8788559" calcext:value-type="float">
            <text:p>0.8788559</text:p>
          </table:table-cell>
          <table:table-cell office:value-type="float" office:value="430.164" calcext:value-type="float">
            <text:p>430.164</text:p>
          </table:table-cell>
          <table:table-cell office:value-type="float" office:value="0.3" calcext:value-type="float">
            <text:p>0.3</text:p>
          </table:table-cell>
          <table:table-cell office:value-type="float" office:value="35.19571" calcext:value-type="float">
            <text:p>35.19571</text:p>
          </table:table-cell>
          <table:table-cell office:value-type="float" office:value="14.00916" calcext:value-type="float">
            <text:p>14.00916</text:p>
          </table:table-cell>
          <table:table-cell office:value-type="float" office:value="29.27481" calcext:value-type="float">
            <text:p>29.27481</text:p>
          </table:table-cell>
          <table:table-cell office:value-type="float" office:value="16.08395" calcext:value-type="float">
            <text:p>16.08395</text:p>
          </table:table-cell>
          <table:table-cell office:value-type="float" office:value="25.94043" calcext:value-type="float">
            <text:p>25.94043</text:p>
          </table:table-cell>
          <table:table-cell office:value-type="float" office:value="17.7692" calcext:value-type="float">
            <text:p>17.7692</text:p>
          </table:table-cell>
          <table:table-cell office:value-type="float" office:value="23.97562" calcext:value-type="float">
            <text:p>23.97562</text:p>
          </table:table-cell>
          <table:table-cell office:value-type="float" office:value="18.95004" calcext:value-type="float">
            <text:p>18.95004</text:p>
          </table:table-cell>
          <table:table-cell office:value-type="float" office:value="22.75485" calcext:value-type="float">
            <text:p>22.75485</text:p>
          </table:table-cell>
          <table:table-cell office:value-type="float" office:value="19.52496" calcext:value-type="float">
            <text:p>19.52496</text:p>
          </table:table-cell>
          <table:table-cell office:value-type="float" office:value="21.5365" calcext:value-type="float">
            <text:p>21.5365</text:p>
          </table:table-cell>
          <table:table-cell office:value-type="float" office:value="19.92755" calcext:value-type="float">
            <text:p>19.92755</text:p>
          </table:table-cell>
          <table:table-cell office:value-type="float" office:value="20.88156" calcext:value-type="float">
            <text:p>20.88156</text:p>
          </table:table-cell>
          <table:table-cell office:value-type="float" office:value="19.78693" calcext:value-type="float">
            <text:p>19.78693</text:p>
          </table:table-cell>
          <table:table-cell office:value-type="float" office:value="19.51038" calcext:value-type="float">
            <text:p>19.51038</text:p>
          </table:table-cell>
          <table:table-cell office:value-type="float" office:value="19.17212" calcext:value-type="float">
            <text:p>19.17212</text:p>
          </table:table-cell>
          <table:table-cell office:value-type="float" office:value="17.15039" calcext:value-type="float">
            <text:p>17.15039</text:p>
          </table:table-cell>
          <table:table-cell office:value-type="float" office:value="16.98715" calcext:value-type="float">
            <text:p>16.98715</text:p>
          </table:table-cell>
          <table:table-cell office:value-type="float" office:value="14.74564" calcext:value-type="float">
            <text:p>14.74564</text:p>
          </table:table-cell>
          <table:table-cell office:value-type="float" office:value="14.52429" calcext:value-type="float">
            <text:p>14.52429</text:p>
          </table:table-cell>
          <table:table-cell office:value-type="float" office:value="13.12637" calcext:value-type="float">
            <text:p>13.12637</text:p>
          </table:table-cell>
          <table:table-cell office:value-type="float" office:value="12.9617" calcext:value-type="float">
            <text:p>12.9617</text:p>
          </table:table-cell>
          <table:table-cell office:value-type="float" office:value="11.90604" calcext:value-type="float">
            <text:p>11.90604</text:p>
          </table:table-cell>
          <table:table-cell office:value-type="float" office:value="11.77832" calcext:value-type="float">
            <text:p>11.77832</text:p>
          </table:table-cell>
          <table:table-cell office:value-type="float" office:value="11.01871" calcext:value-type="float">
            <text:p>11.01871</text:p>
          </table:table-cell>
          <table:table-cell office:value-type="float" office:value="10.90628" calcext:value-type="float">
            <text:p>10.90628</text:p>
          </table:table-cell>
          <table:table-cell office:value-type="float" office:value="10.60019" calcext:value-type="float">
            <text:p>10.60019</text:p>
          </table:table-cell>
          <table:table-cell office:value-type="float" office:value="10.49585" calcext:value-type="float">
            <text:p>10.49585</text:p>
          </table:table-cell>
          <table:table-cell office:value-type="float" office:value="37.56485" calcext:value-type="float">
            <text:p>37.56485</text:p>
          </table:table-cell>
          <table:table-cell office:value-type="float" office:value="10.45068" calcext:value-type="float">
            <text:p>10.4506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62004" calcext:value-type="float">
            <text:p>1062004</text:p>
          </table:table-cell>
          <table:table-cell office:value-type="float" office:value="27.33166" calcext:value-type="float">
            <text:p>27.33166</text:p>
          </table:table-cell>
          <table:table-cell office:value-type="float" office:value="24.89" calcext:value-type="float">
            <text:p>24.89</text:p>
          </table:table-cell>
          <table:table-cell office:value-type="float" office:value="11.45" calcext:value-type="float">
            <text:p>11.45</text:p>
          </table:table-cell>
          <table:table-cell office:value-type="float" office:value="1.125684" calcext:value-type="float">
            <text:p>1.125684</text:p>
          </table:table-cell>
          <table:table-cell office:value-type="float" office:value="0.8325748" calcext:value-type="float">
            <text:p>0.8325748</text:p>
          </table:table-cell>
          <table:table-cell office:value-type="float" office:value="505.8" calcext:value-type="float">
            <text:p>505.8</text:p>
          </table:table-cell>
          <table:table-cell office:value-type="float" office:value="0.2" calcext:value-type="float">
            <text:p>0.2</text:p>
          </table:table-cell>
          <table:table-cell office:value-type="float" office:value="34.08679" calcext:value-type="float">
            <text:p>34.08679</text:p>
          </table:table-cell>
          <table:table-cell office:value-type="float" office:value="13.64639" calcext:value-type="float">
            <text:p>13.64639</text:p>
          </table:table-cell>
          <table:table-cell office:value-type="float" office:value="29.37512" calcext:value-type="float">
            <text:p>29.37512</text:p>
          </table:table-cell>
          <table:table-cell office:value-type="float" office:value="15.85095" calcext:value-type="float">
            <text:p>15.85095</text:p>
          </table:table-cell>
          <table:table-cell office:value-type="float" office:value="26.31998" calcext:value-type="float">
            <text:p>26.31998</text:p>
          </table:table-cell>
          <table:table-cell office:value-type="float" office:value="17.66565" calcext:value-type="float">
            <text:p>17.66565</text:p>
          </table:table-cell>
          <table:table-cell office:value-type="float" office:value="24.08643" calcext:value-type="float">
            <text:p>24.08643</text:p>
          </table:table-cell>
          <table:table-cell office:value-type="float" office:value="18.88721" calcext:value-type="float">
            <text:p>18.88721</text:p>
          </table:table-cell>
          <table:table-cell office:value-type="float" office:value="22.78799" calcext:value-type="float">
            <text:p>22.78799</text:p>
          </table:table-cell>
          <table:table-cell office:value-type="float" office:value="19.44943" calcext:value-type="float">
            <text:p>19.44943</text:p>
          </table:table-cell>
          <table:table-cell office:value-type="float" office:value="21.50681" calcext:value-type="float">
            <text:p>21.50681</text:p>
          </table:table-cell>
          <table:table-cell office:value-type="float" office:value="19.8197" calcext:value-type="float">
            <text:p>19.8197</text:p>
          </table:table-cell>
          <table:table-cell office:value-type="float" office:value="20.59323" calcext:value-type="float">
            <text:p>20.59323</text:p>
          </table:table-cell>
          <table:table-cell office:value-type="float" office:value="19.64932" calcext:value-type="float">
            <text:p>19.64932</text:p>
          </table:table-cell>
          <table:table-cell office:value-type="float" office:value="19.25156" calcext:value-type="float">
            <text:p>19.25156</text:p>
          </table:table-cell>
          <table:table-cell office:value-type="float" office:value="19.04559" calcext:value-type="float">
            <text:p>19.04559</text:p>
          </table:table-cell>
          <table:table-cell office:value-type="float" office:value="17.22299" calcext:value-type="float">
            <text:p>17.22299</text:p>
          </table:table-cell>
          <table:table-cell office:value-type="float" office:value="17.15152" calcext:value-type="float">
            <text:p>17.15152</text:p>
          </table:table-cell>
          <table:table-cell office:value-type="float" office:value="14.93069" calcext:value-type="float">
            <text:p>14.93069</text:p>
          </table:table-cell>
          <table:table-cell office:value-type="float" office:value="14.74774" calcext:value-type="float">
            <text:p>14.74774</text:p>
          </table:table-cell>
          <table:table-cell office:value-type="float" office:value="13.29324" calcext:value-type="float">
            <text:p>13.29324</text:p>
          </table:table-cell>
          <table:table-cell office:value-type="float" office:value="13.12814" calcext:value-type="float">
            <text:p>13.12814</text:p>
          </table:table-cell>
          <table:table-cell office:value-type="float" office:value="12.04123" calcext:value-type="float">
            <text:p>12.04123</text:p>
          </table:table-cell>
          <table:table-cell office:value-type="float" office:value="11.90744" calcext:value-type="float">
            <text:p>11.90744</text:p>
          </table:table-cell>
          <table:table-cell office:value-type="float" office:value="11.13446" calcext:value-type="float">
            <text:p>11.13446</text:p>
          </table:table-cell>
          <table:table-cell office:value-type="float" office:value="11.0199" calcext:value-type="float">
            <text:p>11.0199</text:p>
          </table:table-cell>
          <table:table-cell office:value-type="float" office:value="10.70551" calcext:value-type="float">
            <text:p>10.70551</text:p>
          </table:table-cell>
          <table:table-cell office:value-type="float" office:value="10.60129" calcext:value-type="float">
            <text:p>10.60129</text:p>
          </table:table-cell>
          <table:table-cell office:value-type="float" office:value="35.5802" calcext:value-type="float">
            <text:p>35.5802</text:p>
          </table:table-cell>
          <table:table-cell office:value-type="float" office:value="9.325958" calcext:value-type="float">
            <text:p>9.32595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062004" calcext:value-type="float">
            <text:p>2062004</text:p>
          </table:table-cell>
          <table:table-cell office:value-type="float" office:value="22.68153" calcext:value-type="float">
            <text:p>22.68153</text:p>
          </table:table-cell>
          <table:table-cell office:value-type="float" office:value="20.77" calcext:value-type="float">
            <text:p>20.77</text:p>
          </table:table-cell>
          <table:table-cell office:value-type="float" office:value="9.11" calcext:value-type="float">
            <text:p>9.11</text:p>
          </table:table-cell>
          <table:table-cell office:value-type="float" office:value="1.222458" calcext:value-type="float">
            <text:p>1.222458</text:p>
          </table:table-cell>
          <table:table-cell office:value-type="float" office:value="1.015574" calcext:value-type="float">
            <text:p>1.015574</text:p>
          </table:table-cell>
          <table:table-cell office:value-type="float" office:value="265.464" calcext:value-type="float">
            <text:p>265.464</text:p>
          </table:table-cell>
          <table:table-cell office:value-type="float" office:value="0" calcext:value-type="float">
            <text:p>0</text:p>
          </table:table-cell>
          <table:table-cell office:value-type="float" office:value="31.7359" calcext:value-type="float">
            <text:p>31.7359</text:p>
          </table:table-cell>
          <table:table-cell office:value-type="float" office:value="13.6554" calcext:value-type="float">
            <text:p>13.6554</text:p>
          </table:table-cell>
          <table:table-cell office:value-type="float" office:value="27.09808" calcext:value-type="float">
            <text:p>27.09808</text:p>
          </table:table-cell>
          <table:table-cell office:value-type="float" office:value="16.63934" calcext:value-type="float">
            <text:p>16.63934</text:p>
          </table:table-cell>
          <table:table-cell office:value-type="float" office:value="25.05829" calcext:value-type="float">
            <text:p>25.05829</text:p>
          </table:table-cell>
          <table:table-cell office:value-type="float" office:value="18.30048" calcext:value-type="float">
            <text:p>18.30048</text:p>
          </table:table-cell>
          <table:table-cell office:value-type="float" office:value="23.39136" calcext:value-type="float">
            <text:p>23.39136</text:p>
          </table:table-cell>
          <table:table-cell office:value-type="float" office:value="19.34018" calcext:value-type="float">
            <text:p>19.34018</text:p>
          </table:table-cell>
          <table:table-cell office:value-type="float" office:value="22.34058" calcext:value-type="float">
            <text:p>22.34058</text:p>
          </table:table-cell>
          <table:table-cell office:value-type="float" office:value="19.77411" calcext:value-type="float">
            <text:p>19.77411</text:p>
          </table:table-cell>
          <table:table-cell office:value-type="float" office:value="21.40198" calcext:value-type="float">
            <text:p>21.40198</text:p>
          </table:table-cell>
          <table:table-cell office:value-type="float" office:value="20.0007" calcext:value-type="float">
            <text:p>20.0007</text:p>
          </table:table-cell>
          <table:table-cell office:value-type="float" office:value="20.54416" calcext:value-type="float">
            <text:p>20.54416</text:p>
          </table:table-cell>
          <table:table-cell office:value-type="float" office:value="19.73871" calcext:value-type="float">
            <text:p>19.73871</text:p>
          </table:table-cell>
          <table:table-cell office:value-type="float" office:value="19.19034" calcext:value-type="float">
            <text:p>19.19034</text:p>
          </table:table-cell>
          <table:table-cell office:value-type="float" office:value="19.05521" calcext:value-type="float">
            <text:p>19.05521</text:p>
          </table:table-cell>
          <table:table-cell office:value-type="float" office:value="17.28903" calcext:value-type="float">
            <text:p>17.28903</text:p>
          </table:table-cell>
          <table:table-cell office:value-type="float" office:value="17.22379" calcext:value-type="float">
            <text:p>17.22379</text:p>
          </table:table-cell>
          <table:table-cell office:value-type="float" office:value="15.08542" calcext:value-type="float">
            <text:p>15.08542</text:p>
          </table:table-cell>
          <table:table-cell office:value-type="float" office:value="14.93246" calcext:value-type="float">
            <text:p>14.93246</text:p>
          </table:table-cell>
          <table:table-cell office:value-type="float" office:value="13.45099" calcext:value-type="float">
            <text:p>13.45099</text:p>
          </table:table-cell>
          <table:table-cell office:value-type="float" office:value="13.29495" calcext:value-type="float">
            <text:p>13.29495</text:p>
          </table:table-cell>
          <table:table-cell office:value-type="float" office:value="12.17807" calcext:value-type="float">
            <text:p>12.17807</text:p>
          </table:table-cell>
          <table:table-cell office:value-type="float" office:value="12.04269" calcext:value-type="float">
            <text:p>12.04269</text:p>
          </table:table-cell>
          <table:table-cell office:value-type="float" office:value="11.2522" calcext:value-type="float">
            <text:p>11.2522</text:p>
          </table:table-cell>
          <table:table-cell office:value-type="float" office:value="11.13568" calcext:value-type="float">
            <text:p>11.13568</text:p>
          </table:table-cell>
          <table:table-cell office:value-type="float" office:value="10.81097" calcext:value-type="float">
            <text:p>10.81097</text:p>
          </table:table-cell>
          <table:table-cell office:value-type="float" office:value="10.7066" calcext:value-type="float">
            <text:p>10.7066</text:p>
          </table:table-cell>
          <table:table-cell office:value-type="float" office:value="45.10971" calcext:value-type="float">
            <text:p>45.10971</text:p>
          </table:table-cell>
          <table:table-cell office:value-type="float" office:value="7.126953" calcext:value-type="float">
            <text:p>7.12695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062004" calcext:value-type="float">
            <text:p>3062004</text:p>
          </table:table-cell>
          <table:table-cell office:value-type="float" office:value="25.78699" calcext:value-type="float">
            <text:p>25.78699</text:p>
          </table:table-cell>
          <table:table-cell office:value-type="float" office:value="25.19" calcext:value-type="float">
            <text:p>25.19</text:p>
          </table:table-cell>
          <table:table-cell office:value-type="float" office:value="9.68" calcext:value-type="float">
            <text:p>9.68</text:p>
          </table:table-cell>
          <table:table-cell office:value-type="float" office:value="1.322495" calcext:value-type="float">
            <text:p>1.322495</text:p>
          </table:table-cell>
          <table:table-cell office:value-type="float" office:value="0.9547625" calcext:value-type="float">
            <text:p>0.9547625</text:p>
          </table:table-cell>
          <table:table-cell office:value-type="float" office:value="146.34" calcext:value-type="float">
            <text:p>146.34</text:p>
          </table:table-cell>
          <table:table-cell office:value-type="float" office:value="0" calcext:value-type="float">
            <text:p>0</text:p>
          </table:table-cell>
          <table:table-cell office:value-type="float" office:value="38.03333" calcext:value-type="float">
            <text:p>38.03333</text:p>
          </table:table-cell>
          <table:table-cell office:value-type="float" office:value="15.07587" calcext:value-type="float">
            <text:p>15.07587</text:p>
          </table:table-cell>
          <table:table-cell office:value-type="float" office:value="31.81451" calcext:value-type="float">
            <text:p>31.81451</text:p>
          </table:table-cell>
          <table:table-cell office:value-type="float" office:value="17.86859" calcext:value-type="float">
            <text:p>17.86859</text:p>
          </table:table-cell>
          <table:table-cell office:value-type="float" office:value="28.35092" calcext:value-type="float">
            <text:p>28.35092</text:p>
          </table:table-cell>
          <table:table-cell office:value-type="float" office:value="19.17392" calcext:value-type="float">
            <text:p>19.17392</text:p>
          </table:table-cell>
          <table:table-cell office:value-type="float" office:value="25.67935" calcext:value-type="float">
            <text:p>25.67935</text:p>
          </table:table-cell>
          <table:table-cell office:value-type="float" office:value="19.90564" calcext:value-type="float">
            <text:p>19.90564</text:p>
          </table:table-cell>
          <table:table-cell office:value-type="float" office:value="24.05719" calcext:value-type="float">
            <text:p>24.05719</text:p>
          </table:table-cell>
          <table:table-cell office:value-type="float" office:value="20.15311" calcext:value-type="float">
            <text:p>20.15311</text:p>
          </table:table-cell>
          <table:table-cell office:value-type="float" office:value="22.46085" calcext:value-type="float">
            <text:p>22.46085</text:p>
          </table:table-cell>
          <table:table-cell office:value-type="float" office:value="20.22391" calcext:value-type="float">
            <text:p>20.22391</text:p>
          </table:table-cell>
          <table:table-cell office:value-type="float" office:value="21.14963" calcext:value-type="float">
            <text:p>21.14963</text:p>
          </table:table-cell>
          <table:table-cell office:value-type="float" office:value="19.87659" calcext:value-type="float">
            <text:p>19.87659</text:p>
          </table:table-cell>
          <table:table-cell office:value-type="float" office:value="19.30246" calcext:value-type="float">
            <text:p>19.30246</text:p>
          </table:table-cell>
          <table:table-cell office:value-type="float" office:value="19.10519" calcext:value-type="float">
            <text:p>19.10519</text:p>
          </table:table-cell>
          <table:table-cell office:value-type="float" office:value="17.36566" calcext:value-type="float">
            <text:p>17.36566</text:p>
          </table:table-cell>
          <table:table-cell office:value-type="float" office:value="17.28973" calcext:value-type="float">
            <text:p>17.28973</text:p>
          </table:table-cell>
          <table:table-cell office:value-type="float" office:value="15.21936" calcext:value-type="float">
            <text:p>15.21936</text:p>
          </table:table-cell>
          <table:table-cell office:value-type="float" office:value="15.08688" calcext:value-type="float">
            <text:p>15.08688</text:p>
          </table:table-cell>
          <table:table-cell office:value-type="float" office:value="13.59747" calcext:value-type="float">
            <text:p>13.59747</text:p>
          </table:table-cell>
          <table:table-cell office:value-type="float" office:value="13.45258" calcext:value-type="float">
            <text:p>13.45258</text:p>
          </table:table-cell>
          <table:table-cell office:value-type="float" office:value="12.31473" calcext:value-type="float">
            <text:p>12.31473</text:p>
          </table:table-cell>
          <table:table-cell office:value-type="float" office:value="12.17944" calcext:value-type="float">
            <text:p>12.17944</text:p>
          </table:table-cell>
          <table:table-cell office:value-type="float" office:value="11.37109" calcext:value-type="float">
            <text:p>11.37109</text:p>
          </table:table-cell>
          <table:table-cell office:value-type="float" office:value="11.25342" calcext:value-type="float">
            <text:p>11.25342</text:p>
          </table:table-cell>
          <table:table-cell office:value-type="float" office:value="10.91806" calcext:value-type="float">
            <text:p>10.91806</text:p>
          </table:table-cell>
          <table:table-cell office:value-type="float" office:value="10.81207" calcext:value-type="float">
            <text:p>10.81207</text:p>
          </table:table-cell>
          <table:table-cell office:value-type="float" office:value="47.25702" calcext:value-type="float">
            <text:p>47.25702</text:p>
          </table:table-cell>
          <table:table-cell office:value-type="float" office:value="7.912445" calcext:value-type="float">
            <text:p>7.91244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062004" calcext:value-type="float">
            <text:p>4062004</text:p>
          </table:table-cell>
          <table:table-cell office:value-type="float" office:value="29.00896" calcext:value-type="float">
            <text:p>29.00896</text:p>
          </table:table-cell>
          <table:table-cell office:value-type="float" office:value="28.21" calcext:value-type="float">
            <text:p>28.21</text:p>
          </table:table-cell>
          <table:table-cell office:value-type="float" office:value="12.77" calcext:value-type="float">
            <text:p>12.77</text:p>
          </table:table-cell>
          <table:table-cell office:value-type="float" office:value="1.362969" calcext:value-type="float">
            <text:p>1.362969</text:p>
          </table:table-cell>
          <table:table-cell office:value-type="float" office:value="1.046615" calcext:value-type="float">
            <text:p>1.046615</text:p>
          </table:table-cell>
          <table:table-cell office:value-type="float" office:value="313.128" calcext:value-type="float">
            <text:p>313.128</text:p>
          </table:table-cell>
          <table:table-cell office:value-type="float" office:value="0" calcext:value-type="float">
            <text:p>0</text:p>
          </table:table-cell>
          <table:table-cell office:value-type="float" office:value="46.06528" calcext:value-type="float">
            <text:p>46.06528</text:p>
          </table:table-cell>
          <table:table-cell office:value-type="float" office:value="17.9314" calcext:value-type="float">
            <text:p>17.9314</text:p>
          </table:table-cell>
          <table:table-cell office:value-type="float" office:value="36.19882" calcext:value-type="float">
            <text:p>36.19882</text:p>
          </table:table-cell>
          <table:table-cell office:value-type="float" office:value="20.4621" calcext:value-type="float">
            <text:p>20.4621</text:p>
          </table:table-cell>
          <table:table-cell office:value-type="float" office:value="31.78101" calcext:value-type="float">
            <text:p>31.78101</text:p>
          </table:table-cell>
          <table:table-cell office:value-type="float" office:value="21.46292" calcext:value-type="float">
            <text:p>21.46292</text:p>
          </table:table-cell>
          <table:table-cell office:value-type="float" office:value="28.40567" calcext:value-type="float">
            <text:p>28.40567</text:p>
          </table:table-cell>
          <table:table-cell office:value-type="float" office:value="21.85123" calcext:value-type="float">
            <text:p>21.85123</text:p>
          </table:table-cell>
          <table:table-cell office:value-type="float" office:value="26.3096" calcext:value-type="float">
            <text:p>26.3096</text:p>
          </table:table-cell>
          <table:table-cell office:value-type="float" office:value="21.82306" calcext:value-type="float">
            <text:p>21.82306</text:p>
          </table:table-cell>
          <table:table-cell office:value-type="float" office:value="24.22952" calcext:value-type="float">
            <text:p>24.22952</text:p>
          </table:table-cell>
          <table:table-cell office:value-type="float" office:value="21.55341" calcext:value-type="float">
            <text:p>21.55341</text:p>
          </table:table-cell>
          <table:table-cell office:value-type="float" office:value="22.46762" calcext:value-type="float">
            <text:p>22.46762</text:p>
          </table:table-cell>
          <table:table-cell office:value-type="float" office:value="20.85568" calcext:value-type="float">
            <text:p>20.85568</text:p>
          </table:table-cell>
          <table:table-cell office:value-type="float" office:value="19.96521" calcext:value-type="float">
            <text:p>19.96521</text:p>
          </table:table-cell>
          <table:table-cell office:value-type="float" office:value="19.31186" calcext:value-type="float">
            <text:p>19.31186</text:p>
          </table:table-cell>
          <table:table-cell office:value-type="float" office:value="17.57867" calcext:value-type="float">
            <text:p>17.57867</text:p>
          </table:table-cell>
          <table:table-cell office:value-type="float" office:value="17.36707" calcext:value-type="float">
            <text:p>17.36707</text:p>
          </table:table-cell>
          <table:table-cell office:value-type="float" office:value="15.35733" calcext:value-type="float">
            <text:p>15.35733</text:p>
          </table:table-cell>
          <table:table-cell office:value-type="float" office:value="15.22073" calcext:value-type="float">
            <text:p>15.22073</text:p>
          </table:table-cell>
          <table:table-cell office:value-type="float" office:value="13.73706" calcext:value-type="float">
            <text:p>13.73706</text:p>
          </table:table-cell>
          <table:table-cell office:value-type="float" office:value="13.59891" calcext:value-type="float">
            <text:p>13.59891</text:p>
          </table:table-cell>
          <table:table-cell office:value-type="float" office:value="12.44904" calcext:value-type="float">
            <text:p>12.44904</text:p>
          </table:table-cell>
          <table:table-cell office:value-type="float" office:value="12.31616" calcext:value-type="float">
            <text:p>12.31616</text:p>
          </table:table-cell>
          <table:table-cell office:value-type="float" office:value="11.49127" calcext:value-type="float">
            <text:p>11.49127</text:p>
          </table:table-cell>
          <table:table-cell office:value-type="float" office:value="11.37231" calcext:value-type="float">
            <text:p>11.37231</text:p>
          </table:table-cell>
          <table:table-cell office:value-type="float" office:value="11.02545" calcext:value-type="float">
            <text:p>11.02545</text:p>
          </table:table-cell>
          <table:table-cell office:value-type="float" office:value="10.91916" calcext:value-type="float">
            <text:p>10.91916</text:p>
          </table:table-cell>
          <table:table-cell office:value-type="float" office:value="60.07263" calcext:value-type="float">
            <text:p>60.07263</text:p>
          </table:table-cell>
          <table:table-cell office:value-type="float" office:value="11.22815" calcext:value-type="float">
            <text:p>11.2281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062004" calcext:value-type="float">
            <text:p>5062004</text:p>
          </table:table-cell>
          <table:table-cell office:value-type="float" office:value="10.89576" calcext:value-type="float">
            <text:p>10.89576</text:p>
          </table:table-cell>
          <table:table-cell office:value-type="float" office:value="23.02" calcext:value-type="float">
            <text:p>23.02</text:p>
          </table:table-cell>
          <table:table-cell office:value-type="float" office:value="15.26" calcext:value-type="float">
            <text:p>15.26</text:p>
          </table:table-cell>
          <table:table-cell office:value-type="float" office:value="2.038854" calcext:value-type="float">
            <text:p>2.038854</text:p>
          </table:table-cell>
          <table:table-cell office:value-type="float" office:value="1.361531" calcext:value-type="float">
            <text:p>1.361531</text:p>
          </table:table-cell>
          <table:table-cell office:value-type="float" office:value="280.332" calcext:value-type="float">
            <text:p>280.332</text:p>
          </table:table-cell>
          <table:table-cell office:value-type="float" office:value="5.9" calcext:value-type="float">
            <text:p>5.9</text:p>
          </table:table-cell>
          <table:table-cell office:value-type="float" office:value="28.69318" calcext:value-type="float">
            <text:p>28.69318</text:p>
          </table:table-cell>
          <table:table-cell office:value-type="float" office:value="19.06497" calcext:value-type="float">
            <text:p>19.06497</text:p>
          </table:table-cell>
          <table:table-cell office:value-type="float" office:value="26.39709" calcext:value-type="float">
            <text:p>26.39709</text:p>
          </table:table-cell>
          <table:table-cell office:value-type="float" office:value="20.79559" calcext:value-type="float">
            <text:p>20.79559</text:p>
          </table:table-cell>
          <table:table-cell office:value-type="float" office:value="26.8923" calcext:value-type="float">
            <text:p>26.8923</text:p>
          </table:table-cell>
          <table:table-cell office:value-type="float" office:value="22.11664" calcext:value-type="float">
            <text:p>22.11664</text:p>
          </table:table-cell>
          <table:table-cell office:value-type="float" office:value="26.5415" calcext:value-type="float">
            <text:p>26.5415</text:p>
          </table:table-cell>
          <table:table-cell office:value-type="float" office:value="22.77847" calcext:value-type="float">
            <text:p>22.77847</text:p>
          </table:table-cell>
          <table:table-cell office:value-type="float" office:value="25.64633" calcext:value-type="float">
            <text:p>25.64633</text:p>
          </table:table-cell>
          <table:table-cell office:value-type="float" office:value="22.81516" calcext:value-type="float">
            <text:p>22.81516</text:p>
          </table:table-cell>
          <table:table-cell office:value-type="float" office:value="24.22617" calcext:value-type="float">
            <text:p>24.22617</text:p>
          </table:table-cell>
          <table:table-cell office:value-type="float" office:value="22.6008" calcext:value-type="float">
            <text:p>22.6008</text:p>
          </table:table-cell>
          <table:table-cell office:value-type="float" office:value="22.57944" calcext:value-type="float">
            <text:p>22.57944</text:p>
          </table:table-cell>
          <table:table-cell office:value-type="float" office:value="21.87952" calcext:value-type="float">
            <text:p>21.87952</text:p>
          </table:table-cell>
          <table:table-cell office:value-type="float" office:value="20.47675" calcext:value-type="float">
            <text:p>20.47675</text:p>
          </table:table-cell>
          <table:table-cell office:value-type="float" office:value="19.97943" calcext:value-type="float">
            <text:p>19.97943</text:p>
          </table:table-cell>
          <table:table-cell office:value-type="float" office:value="17.94662" calcext:value-type="float">
            <text:p>17.94662</text:p>
          </table:table-cell>
          <table:table-cell office:value-type="float" office:value="17.58197" calcext:value-type="float">
            <text:p>17.58197</text:p>
          </table:table-cell>
          <table:table-cell office:value-type="float" office:value="15.53378" calcext:value-type="float">
            <text:p>15.53378</text:p>
          </table:table-cell>
          <table:table-cell office:value-type="float" office:value="15.35889" calcext:value-type="float">
            <text:p>15.35889</text:p>
          </table:table-cell>
          <table:table-cell office:value-type="float" office:value="13.88019" calcext:value-type="float">
            <text:p>13.88019</text:p>
          </table:table-cell>
          <table:table-cell office:value-type="float" office:value="13.73856" calcext:value-type="float">
            <text:p>13.73856</text:p>
          </table:table-cell>
          <table:table-cell office:value-type="float" office:value="12.58246" calcext:value-type="float">
            <text:p>12.58246</text:p>
          </table:table-cell>
          <table:table-cell office:value-type="float" office:value="12.45041" calcext:value-type="float">
            <text:p>12.45041</text:p>
          </table:table-cell>
          <table:table-cell office:value-type="float" office:value="11.61133" calcext:value-type="float">
            <text:p>11.61133</text:p>
          </table:table-cell>
          <table:table-cell office:value-type="float" office:value="11.49249" calcext:value-type="float">
            <text:p>11.49249</text:p>
          </table:table-cell>
          <table:table-cell office:value-type="float" office:value="11.13547" calcext:value-type="float">
            <text:p>11.13547</text:p>
          </table:table-cell>
          <table:table-cell office:value-type="float" office:value="11.02661" calcext:value-type="float">
            <text:p>11.02661</text:p>
          </table:table-cell>
          <table:table-cell office:value-type="float" office:value="29.40341" calcext:value-type="float">
            <text:p>29.40341</text:p>
          </table:table-cell>
          <table:table-cell office:value-type="float" office:value="14.21594" calcext:value-type="float">
            <text:p>14.2159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062004" calcext:value-type="float">
            <text:p>6062004</text:p>
          </table:table-cell>
          <table:table-cell office:value-type="float" office:value="13.9734" calcext:value-type="float">
            <text:p>13.9734</text:p>
          </table:table-cell>
          <table:table-cell office:value-type="float" office:value="26.04" calcext:value-type="float">
            <text:p>26.04</text:p>
          </table:table-cell>
          <table:table-cell office:value-type="float" office:value="15.17" calcext:value-type="float">
            <text:p>15.17</text:p>
          </table:table-cell>
          <table:table-cell office:value-type="float" office:value="2.018095" calcext:value-type="float">
            <text:p>2.018095</text:p>
          </table:table-cell>
          <table:table-cell office:value-type="float" office:value="1.51374" calcext:value-type="float">
            <text:p>1.51374</text:p>
          </table:table-cell>
          <table:table-cell office:value-type="float" office:value="275.544" calcext:value-type="float">
            <text:p>275.544</text:p>
          </table:table-cell>
          <table:table-cell office:value-type="float" office:value="0.2" calcext:value-type="float">
            <text:p>0.2</text:p>
          </table:table-cell>
          <table:table-cell office:value-type="float" office:value="31.29932" calcext:value-type="float">
            <text:p>31.29932</text:p>
          </table:table-cell>
          <table:table-cell office:value-type="float" office:value="16.6918" calcext:value-type="float">
            <text:p>16.6918</text:p>
          </table:table-cell>
          <table:table-cell office:value-type="float" office:value="27.94113" calcext:value-type="float">
            <text:p>27.94113</text:p>
          </table:table-cell>
          <table:table-cell office:value-type="float" office:value="18.53186" calcext:value-type="float">
            <text:p>18.53186</text:p>
          </table:table-cell>
          <table:table-cell office:value-type="float" office:value="25.6442" calcext:value-type="float">
            <text:p>25.6442</text:p>
          </table:table-cell>
          <table:table-cell office:value-type="float" office:value="19.93463" calcext:value-type="float">
            <text:p>19.93463</text:p>
          </table:table-cell>
          <table:table-cell office:value-type="float" office:value="24.02051" calcext:value-type="float">
            <text:p>24.02051</text:p>
          </table:table-cell>
          <table:table-cell office:value-type="float" office:value="20.76642" calcext:value-type="float">
            <text:p>20.76642</text:p>
          </table:table-cell>
          <table:table-cell office:value-type="float" office:value="23.06653" calcext:value-type="float">
            <text:p>23.06653</text:p>
          </table:table-cell>
          <table:table-cell office:value-type="float" office:value="21.0889" calcext:value-type="float">
            <text:p>21.0889</text:p>
          </table:table-cell>
          <table:table-cell office:value-type="float" office:value="22.57468" calcext:value-type="float">
            <text:p>22.57468</text:p>
          </table:table-cell>
          <table:table-cell office:value-type="float" office:value="21.17499" calcext:value-type="float">
            <text:p>21.17499</text:p>
          </table:table-cell>
          <table:table-cell office:value-type="float" office:value="21.86969" calcext:value-type="float">
            <text:p>21.86969</text:p>
          </table:table-cell>
          <table:table-cell office:value-type="float" office:value="20.88818" calcext:value-type="float">
            <text:p>20.88818</text:p>
          </table:table-cell>
          <table:table-cell office:value-type="float" office:value="20.47717" calcext:value-type="float">
            <text:p>20.47717</text:p>
          </table:table-cell>
          <table:table-cell office:value-type="float" office:value="20.14874" calcext:value-type="float">
            <text:p>20.14874</text:p>
          </table:table-cell>
          <table:table-cell office:value-type="float" office:value="18.12604" calcext:value-type="float">
            <text:p>18.12604</text:p>
          </table:table-cell>
          <table:table-cell office:value-type="float" office:value="17.94989" calcext:value-type="float">
            <text:p>17.94989</text:p>
          </table:table-cell>
          <table:table-cell office:value-type="float" office:value="15.72745" calcext:value-type="float">
            <text:p>15.72745</text:p>
          </table:table-cell>
          <table:table-cell office:value-type="float" office:value="15.53583" calcext:value-type="float">
            <text:p>15.53583</text:p>
          </table:table-cell>
          <table:table-cell office:value-type="float" office:value="14.03448" calcext:value-type="float">
            <text:p>14.03448</text:p>
          </table:table-cell>
          <table:table-cell office:value-type="float" office:value="13.88174" calcext:value-type="float">
            <text:p>13.88174</text:p>
          </table:table-cell>
          <table:table-cell office:value-type="float" office:value="12.71646" calcext:value-type="float">
            <text:p>12.71646</text:p>
          </table:table-cell>
          <table:table-cell office:value-type="float" office:value="12.58386" calcext:value-type="float">
            <text:p>12.58386</text:p>
          </table:table-cell>
          <table:table-cell office:value-type="float" office:value="11.73196" calcext:value-type="float">
            <text:p>11.73196</text:p>
          </table:table-cell>
          <table:table-cell office:value-type="float" office:value="11.61258" calcext:value-type="float">
            <text:p>11.61258</text:p>
          </table:table-cell>
          <table:table-cell office:value-type="float" office:value="11.24548" calcext:value-type="float">
            <text:p>11.24548</text:p>
          </table:table-cell>
          <table:table-cell office:value-type="float" office:value="11.13663" calcext:value-type="float">
            <text:p>11.13663</text:p>
          </table:table-cell>
          <table:table-cell office:value-type="float" office:value="32.83319" calcext:value-type="float">
            <text:p>32.83319</text:p>
          </table:table-cell>
          <table:table-cell office:value-type="float" office:value="13.73837" calcext:value-type="float">
            <text:p>13.7383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7062004" calcext:value-type="float">
            <text:p>7062004</text:p>
          </table:table-cell>
          <table:table-cell office:value-type="float" office:value="29.881" calcext:value-type="float">
            <text:p>29.881</text:p>
          </table:table-cell>
          <table:table-cell office:value-type="float" office:value="31.53" calcext:value-type="float">
            <text:p>31.53</text:p>
          </table:table-cell>
          <table:table-cell office:value-type="float" office:value="21.6" calcext:value-type="float">
            <text:p>21.6</text:p>
          </table:table-cell>
          <table:table-cell office:value-type="float" office:value="2.080777" calcext:value-type="float">
            <text:p>2.080777</text:p>
          </table:table-cell>
          <table:table-cell office:value-type="float" office:value="1.489186" calcext:value-type="float">
            <text:p>1.489186</text:p>
          </table:table-cell>
          <table:table-cell office:value-type="float" office:value="604.728" calcext:value-type="float">
            <text:p>604.728</text:p>
          </table:table-cell>
          <table:table-cell office:value-type="float" office:value="0" calcext:value-type="float">
            <text:p>0</text:p>
          </table:table-cell>
          <table:table-cell office:value-type="float" office:value="39.61691" calcext:value-type="float">
            <text:p>39.61691</text:p>
          </table:table-cell>
          <table:table-cell office:value-type="float" office:value="19.93692" calcext:value-type="float">
            <text:p>19.93692</text:p>
          </table:table-cell>
          <table:table-cell office:value-type="float" office:value="33.50391" calcext:value-type="float">
            <text:p>33.50391</text:p>
          </table:table-cell>
          <table:table-cell office:value-type="float" office:value="20.70166" calcext:value-type="float">
            <text:p>20.70166</text:p>
          </table:table-cell>
          <table:table-cell office:value-type="float" office:value="30.01764" calcext:value-type="float">
            <text:p>30.01764</text:p>
          </table:table-cell>
          <table:table-cell office:value-type="float" office:value="21.27478" calcext:value-type="float">
            <text:p>21.27478</text:p>
          </table:table-cell>
          <table:table-cell office:value-type="float" office:value="27.21985" calcext:value-type="float">
            <text:p>27.21985</text:p>
          </table:table-cell>
          <table:table-cell office:value-type="float" office:value="21.53879" calcext:value-type="float">
            <text:p>21.53879</text:p>
          </table:table-cell>
          <table:table-cell office:value-type="float" office:value="25.48944" calcext:value-type="float">
            <text:p>25.48944</text:p>
          </table:table-cell>
          <table:table-cell office:value-type="float" office:value="21.55536" calcext:value-type="float">
            <text:p>21.55536</text:p>
          </table:table-cell>
          <table:table-cell office:value-type="float" office:value="23.77261" calcext:value-type="float">
            <text:p>23.77261</text:p>
          </table:table-cell>
          <table:table-cell office:value-type="float" office:value="21.42542" calcext:value-type="float">
            <text:p>21.42542</text:p>
          </table:table-cell>
          <table:table-cell office:value-type="float" office:value="22.39059" calcext:value-type="float">
            <text:p>22.39059</text:p>
          </table:table-cell>
          <table:table-cell office:value-type="float" office:value="20.98236" calcext:value-type="float">
            <text:p>20.98236</text:p>
          </table:table-cell>
          <table:table-cell office:value-type="float" office:value="20.36118" calcext:value-type="float">
            <text:p>20.36118</text:p>
          </table:table-cell>
          <table:table-cell office:value-type="float" office:value="20.09943" calcext:value-type="float">
            <text:p>20.09943</text:p>
          </table:table-cell>
          <table:table-cell office:value-type="float" office:value="18.21317" calcext:value-type="float">
            <text:p>18.21317</text:p>
          </table:table-cell>
          <table:table-cell office:value-type="float" office:value="18.12692" calcext:value-type="float">
            <text:p>18.12692</text:p>
          </table:table-cell>
          <table:table-cell office:value-type="float" office:value="15.89233" calcext:value-type="float">
            <text:p>15.89233</text:p>
          </table:table-cell>
          <table:table-cell office:value-type="float" office:value="15.72931" calcext:value-type="float">
            <text:p>15.72931</text:p>
          </table:table-cell>
          <table:table-cell office:value-type="float" office:value="14.19016" calcext:value-type="float">
            <text:p>14.19016</text:p>
          </table:table-cell>
          <table:table-cell office:value-type="float" office:value="14.03613" calcext:value-type="float">
            <text:p>14.03613</text:p>
          </table:table-cell>
          <table:table-cell office:value-type="float" office:value="12.85291" calcext:value-type="float">
            <text:p>12.85291</text:p>
          </table:table-cell>
          <table:table-cell office:value-type="float" office:value="12.71786" calcext:value-type="float">
            <text:p>12.71786</text:p>
          </table:table-cell>
          <table:table-cell office:value-type="float" office:value="11.85349" calcext:value-type="float">
            <text:p>11.85349</text:p>
          </table:table-cell>
          <table:table-cell office:value-type="float" office:value="11.73322" calcext:value-type="float">
            <text:p>11.73322</text:p>
          </table:table-cell>
          <table:table-cell office:value-type="float" office:value="11.35547" calcext:value-type="float">
            <text:p>11.35547</text:p>
          </table:table-cell>
          <table:table-cell office:value-type="float" office:value="11.24661" calcext:value-type="float">
            <text:p>11.24661</text:p>
          </table:table-cell>
          <table:table-cell office:value-type="float" office:value="62.40607" calcext:value-type="float">
            <text:p>62.40607</text:p>
          </table:table-cell>
          <table:table-cell office:value-type="float" office:value="18.88519" calcext:value-type="float">
            <text:p>18.8851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062004" calcext:value-type="float">
            <text:p>8062004</text:p>
          </table:table-cell>
          <table:table-cell office:value-type="float" office:value="17.71488" calcext:value-type="float">
            <text:p>17.71488</text:p>
          </table:table-cell>
          <table:table-cell office:value-type="float" office:value="31.57" calcext:value-type="float">
            <text:p>31.57</text:p>
          </table:table-cell>
          <table:table-cell office:value-type="float" office:value="22.1" calcext:value-type="float">
            <text:p>22.1</text:p>
          </table:table-cell>
          <table:table-cell office:value-type="float" office:value="2.167629" calcext:value-type="float">
            <text:p>2.167629</text:p>
          </table:table-cell>
          <table:table-cell office:value-type="float" office:value="1.668751" calcext:value-type="float">
            <text:p>1.668751</text:p>
          </table:table-cell>
          <table:table-cell office:value-type="float" office:value="452.196" calcext:value-type="float">
            <text:p>452.196</text:p>
          </table:table-cell>
          <table:table-cell office:value-type="float" office:value="0" calcext:value-type="float">
            <text:p>0</text:p>
          </table:table-cell>
          <table:table-cell office:value-type="float" office:value="39.53387" calcext:value-type="float">
            <text:p>39.53387</text:p>
          </table:table-cell>
          <table:table-cell office:value-type="float" office:value="22.39786" calcext:value-type="float">
            <text:p>22.39786</text:p>
          </table:table-cell>
          <table:table-cell office:value-type="float" office:value="32.93408" calcext:value-type="float">
            <text:p>32.93408</text:p>
          </table:table-cell>
          <table:table-cell office:value-type="float" office:value="23.32471" calcext:value-type="float">
            <text:p>23.32471</text:p>
          </table:table-cell>
          <table:table-cell office:value-type="float" office:value="30.08987" calcext:value-type="float">
            <text:p>30.08987</text:p>
          </table:table-cell>
          <table:table-cell office:value-type="float" office:value="23.71252" calcext:value-type="float">
            <text:p>23.71252</text:p>
          </table:table-cell>
          <table:table-cell office:value-type="float" office:value="27.71222" calcext:value-type="float">
            <text:p>27.71222</text:p>
          </table:table-cell>
          <table:table-cell office:value-type="float" office:value="23.67856" calcext:value-type="float">
            <text:p>23.67856</text:p>
          </table:table-cell>
          <table:table-cell office:value-type="float" office:value="26.16629" calcext:value-type="float">
            <text:p>26.16629</text:p>
          </table:table-cell>
          <table:table-cell office:value-type="float" office:value="23.42825" calcext:value-type="float">
            <text:p>23.42825</text:p>
          </table:table-cell>
          <table:table-cell office:value-type="float" office:value="24.55127" calcext:value-type="float">
            <text:p>24.55127</text:p>
          </table:table-cell>
          <table:table-cell office:value-type="float" office:value="22.93051" calcext:value-type="float">
            <text:p>22.93051</text:p>
          </table:table-cell>
          <table:table-cell office:value-type="float" office:value="23.08145" calcext:value-type="float">
            <text:p>23.08145</text:p>
          </table:table-cell>
          <table:table-cell office:value-type="float" office:value="22.099" calcext:value-type="float">
            <text:p>22.099</text:p>
          </table:table-cell>
          <table:table-cell office:value-type="float" office:value="20.92731" calcext:value-type="float">
            <text:p>20.92731</text:p>
          </table:table-cell>
          <table:table-cell office:value-type="float" office:value="20.37128" calcext:value-type="float">
            <text:p>20.37128</text:p>
          </table:table-cell>
          <table:table-cell office:value-type="float" office:value="18.44919" calcext:value-type="float">
            <text:p>18.44919</text:p>
          </table:table-cell>
          <table:table-cell office:value-type="float" office:value="18.21494" calcext:value-type="float">
            <text:p>18.21494</text:p>
          </table:table-cell>
          <table:table-cell office:value-type="float" office:value="16.05505" calcext:value-type="float">
            <text:p>16.05505</text:p>
          </table:table-cell>
          <table:table-cell office:value-type="float" office:value="15.89401" calcext:value-type="float">
            <text:p>15.89401</text:p>
          </table:table-cell>
          <table:table-cell office:value-type="float" office:value="14.34171" calcext:value-type="float">
            <text:p>14.34171</text:p>
          </table:table-cell>
          <table:table-cell office:value-type="float" office:value="14.19177" calcext:value-type="float">
            <text:p>14.19177</text:p>
          </table:table-cell>
          <table:table-cell office:value-type="float" office:value="12.99026" calcext:value-type="float">
            <text:p>12.99026</text:p>
          </table:table-cell>
          <table:table-cell office:value-type="float" office:value="12.85437" calcext:value-type="float">
            <text:p>12.85437</text:p>
          </table:table-cell>
          <table:table-cell office:value-type="float" office:value="11.97568" calcext:value-type="float">
            <text:p>11.97568</text:p>
          </table:table-cell>
          <table:table-cell office:value-type="float" office:value="11.85474" calcext:value-type="float">
            <text:p>11.85474</text:p>
          </table:table-cell>
          <table:table-cell office:value-type="float" office:value="11.46756" calcext:value-type="float">
            <text:p>11.46756</text:p>
          </table:table-cell>
          <table:table-cell office:value-type="float" office:value="11.35663" calcext:value-type="float">
            <text:p>11.35663</text:p>
          </table:table-cell>
          <table:table-cell office:value-type="float" office:value="55.96152" calcext:value-type="float">
            <text:p>55.96152</text:p>
          </table:table-cell>
          <table:table-cell office:value-type="float" office:value="20.39099" calcext:value-type="float">
            <text:p>20.3909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9062004" calcext:value-type="float">
            <text:p>9062004</text:p>
          </table:table-cell>
          <table:table-cell office:value-type="float" office:value="19.4994" calcext:value-type="float">
            <text:p>19.4994</text:p>
          </table:table-cell>
          <table:table-cell office:value-type="float" office:value="28.39" calcext:value-type="float">
            <text:p>28.39</text:p>
          </table:table-cell>
          <table:table-cell office:value-type="float" office:value="20.44" calcext:value-type="float">
            <text:p>20.44</text:p>
          </table:table-cell>
          <table:table-cell office:value-type="float" office:value="2.037528" calcext:value-type="float">
            <text:p>2.037528</text:p>
          </table:table-cell>
          <table:table-cell office:value-type="float" office:value="1.713276" calcext:value-type="float">
            <text:p>1.713276</text:p>
          </table:table-cell>
          <table:table-cell office:value-type="float" office:value="311.472" calcext:value-type="float">
            <text:p>311.472</text:p>
          </table:table-cell>
          <table:table-cell office:value-type="float" office:value="0" calcext:value-type="float">
            <text:p>0</text:p>
          </table:table-cell>
          <table:table-cell office:value-type="float" office:value="41.95554" calcext:value-type="float">
            <text:p>41.95554</text:p>
          </table:table-cell>
          <table:table-cell office:value-type="float" office:value="22.99414" calcext:value-type="float">
            <text:p>22.99414</text:p>
          </table:table-cell>
          <table:table-cell office:value-type="float" office:value="34.55527" calcext:value-type="float">
            <text:p>34.55527</text:p>
          </table:table-cell>
          <table:table-cell office:value-type="float" office:value="24.52811" calcext:value-type="float">
            <text:p>24.52811</text:p>
          </table:table-cell>
          <table:table-cell office:value-type="float" office:value="31.45081" calcext:value-type="float">
            <text:p>31.45081</text:p>
          </table:table-cell>
          <table:table-cell office:value-type="float" office:value="24.89914" calcext:value-type="float">
            <text:p>24.89914</text:p>
          </table:table-cell>
          <table:table-cell office:value-type="float" office:value="28.81528" calcext:value-type="float">
            <text:p>28.81528</text:p>
          </table:table-cell>
          <table:table-cell office:value-type="float" office:value="24.76334" calcext:value-type="float">
            <text:p>24.76334</text:p>
          </table:table-cell>
          <table:table-cell office:value-type="float" office:value="27.16742" calcext:value-type="float">
            <text:p>27.16742</text:p>
          </table:table-cell>
          <table:table-cell office:value-type="float" office:value="24.43372" calcext:value-type="float">
            <text:p>24.43372</text:p>
          </table:table-cell>
          <table:table-cell office:value-type="float" office:value="25.43491" calcext:value-type="float">
            <text:p>25.43491</text:p>
          </table:table-cell>
          <table:table-cell office:value-type="float" office:value="23.84995" calcext:value-type="float">
            <text:p>23.84995</text:p>
          </table:table-cell>
          <table:table-cell office:value-type="float" office:value="23.8858" calcext:value-type="float">
            <text:p>23.8858</text:p>
          </table:table-cell>
          <table:table-cell office:value-type="float" office:value="22.89325" calcext:value-type="float">
            <text:p>22.89325</text:p>
          </table:table-cell>
          <table:table-cell office:value-type="float" office:value="21.54633" calcext:value-type="float">
            <text:p>21.54633</text:p>
          </table:table-cell>
          <table:table-cell office:value-type="float" office:value="20.93674" calcext:value-type="float">
            <text:p>20.93674</text:p>
          </table:table-cell>
          <table:table-cell office:value-type="float" office:value="18.78107" calcext:value-type="float">
            <text:p>18.78107</text:p>
          </table:table-cell>
          <table:table-cell office:value-type="float" office:value="18.45224" calcext:value-type="float">
            <text:p>18.45224</text:p>
          </table:table-cell>
          <table:table-cell office:value-type="float" office:value="16.24316" calcext:value-type="float">
            <text:p>16.24316</text:p>
          </table:table-cell>
          <table:table-cell office:value-type="float" office:value="16.05685" calcext:value-type="float">
            <text:p>16.05685</text:p>
          </table:table-cell>
          <table:table-cell office:value-type="float" office:value="14.49606" calcext:value-type="float">
            <text:p>14.49606</text:p>
          </table:table-cell>
          <table:table-cell office:value-type="float" office:value="14.34329" calcext:value-type="float">
            <text:p>14.34329</text:p>
          </table:table-cell>
          <table:table-cell office:value-type="float" office:value="13.12802" calcext:value-type="float">
            <text:p>13.12802</text:p>
          </table:table-cell>
          <table:table-cell office:value-type="float" office:value="12.99167" calcext:value-type="float">
            <text:p>12.99167</text:p>
          </table:table-cell>
          <table:table-cell office:value-type="float" office:value="12.099" calcext:value-type="float">
            <text:p>12.099</text:p>
          </table:table-cell>
          <table:table-cell office:value-type="float" office:value="11.97693" calcext:value-type="float">
            <text:p>11.97693</text:p>
          </table:table-cell>
          <table:table-cell office:value-type="float" office:value="11.57993" calcext:value-type="float">
            <text:p>11.57993</text:p>
          </table:table-cell>
          <table:table-cell office:value-type="float" office:value="11.46872" calcext:value-type="float">
            <text:p>11.46872</text:p>
          </table:table-cell>
          <table:table-cell office:value-type="float" office:value="53.36731" calcext:value-type="float">
            <text:p>53.36731</text:p>
          </table:table-cell>
          <table:table-cell office:value-type="float" office:value="18.98047" calcext:value-type="float">
            <text:p>18.9804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062004" calcext:value-type="float">
            <text:p>10062004</text:p>
          </table:table-cell>
          <table:table-cell office:value-type="float" office:value="19.72908" calcext:value-type="float">
            <text:p>19.72908</text:p>
          </table:table-cell>
          <table:table-cell office:value-type="float" office:value="30.32" calcext:value-type="float">
            <text:p>30.32</text:p>
          </table:table-cell>
          <table:table-cell office:value-type="float" office:value="20.52" calcext:value-type="float">
            <text:p>20.52</text:p>
          </table:table-cell>
          <table:table-cell office:value-type="float" office:value="2.178225" calcext:value-type="float">
            <text:p>2.178225</text:p>
          </table:table-cell>
          <table:table-cell office:value-type="float" office:value="1.582253" calcext:value-type="float">
            <text:p>1.582253</text:p>
          </table:table-cell>
          <table:table-cell office:value-type="float" office:value="343.584" calcext:value-type="float">
            <text:p>343.584</text:p>
          </table:table-cell>
          <table:table-cell office:value-type="float" office:value="0" calcext:value-type="float">
            <text:p>0</text:p>
          </table:table-cell>
          <table:table-cell office:value-type="float" office:value="42.41971" calcext:value-type="float">
            <text:p>42.41971</text:p>
          </table:table-cell>
          <table:table-cell office:value-type="float" office:value="23.45966" calcext:value-type="float">
            <text:p>23.45966</text:p>
          </table:table-cell>
          <table:table-cell office:value-type="float" office:value="35.3703" calcext:value-type="float">
            <text:p>35.3703</text:p>
          </table:table-cell>
          <table:table-cell office:value-type="float" office:value="24.97247" calcext:value-type="float">
            <text:p>24.97247</text:p>
          </table:table-cell>
          <table:table-cell office:value-type="float" office:value="32.02313" calcext:value-type="float">
            <text:p>32.02313</text:p>
          </table:table-cell>
          <table:table-cell office:value-type="float" office:value="25.41873" calcext:value-type="float">
            <text:p>25.41873</text:p>
          </table:table-cell>
          <table:table-cell office:value-type="float" office:value="29.37689" calcext:value-type="float">
            <text:p>29.37689</text:p>
          </table:table-cell>
          <table:table-cell office:value-type="float" office:value="25.34015" calcext:value-type="float">
            <text:p>25.34015</text:p>
          </table:table-cell>
          <table:table-cell office:value-type="float" office:value="27.69864" calcext:value-type="float">
            <text:p>27.69864</text:p>
          </table:table-cell>
          <table:table-cell office:value-type="float" office:value="25.03159" calcext:value-type="float">
            <text:p>25.03159</text:p>
          </table:table-cell>
          <table:table-cell office:value-type="float" office:value="25.95013" calcext:value-type="float">
            <text:p>25.95013</text:p>
          </table:table-cell>
          <table:table-cell office:value-type="float" office:value="24.44666" calcext:value-type="float">
            <text:p>24.44666</text:p>
          </table:table-cell>
          <table:table-cell office:value-type="float" office:value="24.37656" calcext:value-type="float">
            <text:p>24.37656</text:p>
          </table:table-cell>
          <table:table-cell office:value-type="float" office:value="23.49274" calcext:value-type="float">
            <text:p>23.49274</text:p>
          </table:table-cell>
          <table:table-cell office:value-type="float" office:value="22.04819" calcext:value-type="float">
            <text:p>22.04819</text:p>
          </table:table-cell>
          <table:table-cell office:value-type="float" office:value="21.55606" calcext:value-type="float">
            <text:p>21.55606</text:p>
          </table:table-cell>
          <table:table-cell office:value-type="float" office:value="19.15665" calcext:value-type="float">
            <text:p>19.15665</text:p>
          </table:table-cell>
          <table:table-cell office:value-type="float" office:value="18.78497" calcext:value-type="float">
            <text:p>18.78497</text:p>
          </table:table-cell>
          <table:table-cell office:value-type="float" office:value="16.46259" calcext:value-type="float">
            <text:p>16.46259</text:p>
          </table:table-cell>
          <table:table-cell office:value-type="float" office:value="16.24527" calcext:value-type="float">
            <text:p>16.24527</text:p>
          </table:table-cell>
          <table:table-cell office:value-type="float" office:value="14.66086" calcext:value-type="float">
            <text:p>14.66086</text:p>
          </table:table-cell>
          <table:table-cell office:value-type="float" office:value="14.49774" calcext:value-type="float">
            <text:p>14.49774</text:p>
          </table:table-cell>
          <table:table-cell office:value-type="float" office:value="13.26773" calcext:value-type="float">
            <text:p>13.26773</text:p>
          </table:table-cell>
          <table:table-cell office:value-type="float" office:value="13.12949" calcext:value-type="float">
            <text:p>13.12949</text:p>
          </table:table-cell>
          <table:table-cell office:value-type="float" office:value="12.22318" calcext:value-type="float">
            <text:p>12.22318</text:p>
          </table:table-cell>
          <table:table-cell office:value-type="float" office:value="12.10028" calcext:value-type="float">
            <text:p>12.10028</text:p>
          </table:table-cell>
          <table:table-cell office:value-type="float" office:value="11.6925" calcext:value-type="float">
            <text:p>11.6925</text:p>
          </table:table-cell>
          <table:table-cell office:value-type="float" office:value="11.58109" calcext:value-type="float">
            <text:p>11.58109</text:p>
          </table:table-cell>
          <table:table-cell office:value-type="float" office:value="51.68903" calcext:value-type="float">
            <text:p>51.68903</text:p>
          </table:table-cell>
          <table:table-cell office:value-type="float" office:value="19.38339" calcext:value-type="float">
            <text:p>19.3833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1062004" calcext:value-type="float">
            <text:p>11062004</text:p>
          </table:table-cell>
          <table:table-cell office:value-type="float" office:value="27.16092" calcext:value-type="float">
            <text:p>27.16092</text:p>
          </table:table-cell>
          <table:table-cell office:value-type="float" office:value="31.58" calcext:value-type="float">
            <text:p>31.58</text:p>
          </table:table-cell>
          <table:table-cell office:value-type="float" office:value="17.59" calcext:value-type="float">
            <text:p>17.59</text:p>
          </table:table-cell>
          <table:table-cell office:value-type="float" office:value="2.217799" calcext:value-type="float">
            <text:p>2.217799</text:p>
          </table:table-cell>
          <table:table-cell office:value-type="float" office:value="0.9057584" calcext:value-type="float">
            <text:p>0.9057584</text:p>
          </table:table-cell>
          <table:table-cell office:value-type="float" office:value="326.34" calcext:value-type="float">
            <text:p>326.34</text:p>
          </table:table-cell>
          <table:table-cell office:value-type="float" office:value="0" calcext:value-type="float">
            <text:p>0</text:p>
          </table:table-cell>
          <table:table-cell office:value-type="float" office:value="47.58627" calcext:value-type="float">
            <text:p>47.58627</text:p>
          </table:table-cell>
          <table:table-cell office:value-type="float" office:value="24.31061" calcext:value-type="float">
            <text:p>24.31061</text:p>
          </table:table-cell>
          <table:table-cell office:value-type="float" office:value="38.80487" calcext:value-type="float">
            <text:p>38.80487</text:p>
          </table:table-cell>
          <table:table-cell office:value-type="float" office:value="25.92136" calcext:value-type="float">
            <text:p>25.92136</text:p>
          </table:table-cell>
          <table:table-cell office:value-type="float" office:value="34.75482" calcext:value-type="float">
            <text:p>34.75482</text:p>
          </table:table-cell>
          <table:table-cell office:value-type="float" office:value="26.39407" calcext:value-type="float">
            <text:p>26.39407</text:p>
          </table:table-cell>
          <table:table-cell office:value-type="float" office:value="31.51096" calcext:value-type="float">
            <text:p>31.51096</text:p>
          </table:table-cell>
          <table:table-cell office:value-type="float" office:value="26.26019" calcext:value-type="float">
            <text:p>26.26019</text:p>
          </table:table-cell>
          <table:table-cell office:value-type="float" office:value="29.44498" calcext:value-type="float">
            <text:p>29.44498</text:p>
          </table:table-cell>
          <table:table-cell office:value-type="float" office:value="25.88525" calcext:value-type="float">
            <text:p>25.88525</text:p>
          </table:table-cell>
          <table:table-cell office:value-type="float" office:value="27.29062" calcext:value-type="float">
            <text:p>27.29062</text:p>
          </table:table-cell>
          <table:table-cell office:value-type="float" office:value="25.22693" calcext:value-type="float">
            <text:p>25.22693</text:p>
          </table:table-cell>
          <table:table-cell office:value-type="float" office:value="25.44434" calcext:value-type="float">
            <text:p>25.44434</text:p>
          </table:table-cell>
          <table:table-cell office:value-type="float" office:value="24.16467" calcext:value-type="float">
            <text:p>24.16467</text:p>
          </table:table-cell>
          <table:table-cell office:value-type="float" office:value="22.69232" calcext:value-type="float">
            <text:p>22.69232</text:p>
          </table:table-cell>
          <table:table-cell office:value-type="float" office:value="22.05704" calcext:value-type="float">
            <text:p>22.05704</text:p>
          </table:table-cell>
          <table:table-cell office:value-type="float" office:value="19.54901" calcext:value-type="float">
            <text:p>19.54901</text:p>
          </table:table-cell>
          <table:table-cell office:value-type="float" office:value="19.16055" calcext:value-type="float">
            <text:p>19.16055</text:p>
          </table:table-cell>
          <table:table-cell office:value-type="float" office:value="16.7059" calcext:value-type="float">
            <text:p>16.7059</text:p>
          </table:table-cell>
          <table:table-cell office:value-type="float" office:value="16.46503" calcext:value-type="float">
            <text:p>16.46503</text:p>
          </table:table-cell>
          <table:table-cell office:value-type="float" office:value="14.83908" calcext:value-type="float">
            <text:p>14.83908</text:p>
          </table:table-cell>
          <table:table-cell office:value-type="float" office:value="14.66266" calcext:value-type="float">
            <text:p>14.66266</text:p>
          </table:table-cell>
          <table:table-cell office:value-type="float" office:value="13.41238" calcext:value-type="float">
            <text:p>13.41238</text:p>
          </table:table-cell>
          <table:table-cell office:value-type="float" office:value="13.2692" calcext:value-type="float">
            <text:p>13.2692</text:p>
          </table:table-cell>
          <table:table-cell office:value-type="float" office:value="12.34836" calcext:value-type="float">
            <text:p>12.34836</text:p>
          </table:table-cell>
          <table:table-cell office:value-type="float" office:value="12.22446" calcext:value-type="float">
            <text:p>12.22446</text:p>
          </table:table-cell>
          <table:table-cell office:value-type="float" office:value="11.80634" calcext:value-type="float">
            <text:p>11.80634</text:p>
          </table:table-cell>
          <table:table-cell office:value-type="float" office:value="11.69366" calcext:value-type="float">
            <text:p>11.69366</text:p>
          </table:table-cell>
          <table:table-cell office:value-type="float" office:value="59.02863" calcext:value-type="float">
            <text:p>59.02863</text:p>
          </table:table-cell>
          <table:table-cell office:value-type="float" office:value="16.83078" calcext:value-type="float">
            <text:p>16.8307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2062004" calcext:value-type="float">
            <text:p>12062004</text:p>
          </table:table-cell>
          <table:table-cell office:value-type="float" office:value="8.78328" calcext:value-type="float">
            <text:p>8.78328</text:p>
          </table:table-cell>
          <table:table-cell office:value-type="float" office:value="27.63" calcext:value-type="float">
            <text:p>27.63</text:p>
          </table:table-cell>
          <table:table-cell office:value-type="float" office:value="14.54" calcext:value-type="float">
            <text:p>14.54</text:p>
          </table:table-cell>
          <table:table-cell office:value-type="float" office:value="1.687993" calcext:value-type="float">
            <text:p>1.687993</text:p>
          </table:table-cell>
          <table:table-cell office:value-type="float" office:value="1.262464" calcext:value-type="float">
            <text:p>1.262464</text:p>
          </table:table-cell>
          <table:table-cell office:value-type="float" office:value="307.764" calcext:value-type="float">
            <text:p>307.764</text:p>
          </table:table-cell>
          <table:table-cell office:value-type="float" office:value="63.1" calcext:value-type="float">
            <text:p>63.1</text:p>
          </table:table-cell>
          <table:table-cell office:value-type="float" office:value="37.52847" calcext:value-type="float">
            <text:p>37.52847</text:p>
          </table:table-cell>
          <table:table-cell office:value-type="float" office:value="16.97864" calcext:value-type="float">
            <text:p>16.97864</text:p>
          </table:table-cell>
          <table:table-cell office:value-type="float" office:value="31.39005" calcext:value-type="float">
            <text:p>31.39005</text:p>
          </table:table-cell>
          <table:table-cell office:value-type="float" office:value="18.79596" calcext:value-type="float">
            <text:p>18.79596</text:p>
          </table:table-cell>
          <table:table-cell office:value-type="float" office:value="29.17307" calcext:value-type="float">
            <text:p>29.17307</text:p>
          </table:table-cell>
          <table:table-cell office:value-type="float" office:value="20.21909" calcext:value-type="float">
            <text:p>20.21909</text:p>
          </table:table-cell>
          <table:table-cell office:value-type="float" office:value="29.2164" calcext:value-type="float">
            <text:p>29.2164</text:p>
          </table:table-cell>
          <table:table-cell office:value-type="float" office:value="21.40829" calcext:value-type="float">
            <text:p>21.40829</text:p>
          </table:table-cell>
          <table:table-cell office:value-type="float" office:value="28.50137" calcext:value-type="float">
            <text:p>28.50137</text:p>
          </table:table-cell>
          <table:table-cell office:value-type="float" office:value="22.12332" calcext:value-type="float">
            <text:p>22.12332</text:p>
          </table:table-cell>
          <table:table-cell office:value-type="float" office:value="27.23923" calcext:value-type="float">
            <text:p>27.23923</text:p>
          </table:table-cell>
          <table:table-cell office:value-type="float" office:value="22.95157" calcext:value-type="float">
            <text:p>22.95157</text:p>
          </table:table-cell>
          <table:table-cell office:value-type="float" office:value="25.47772" calcext:value-type="float">
            <text:p>25.47772</text:p>
          </table:table-cell>
          <table:table-cell office:value-type="float" office:value="23.20651" calcext:value-type="float">
            <text:p>23.20651</text:p>
          </table:table-cell>
          <table:table-cell office:value-type="float" office:value="23.0061" calcext:value-type="float">
            <text:p>23.0061</text:p>
          </table:table-cell>
          <table:table-cell office:value-type="float" office:value="22.7045" calcext:value-type="float">
            <text:p>22.7045</text:p>
          </table:table-cell>
          <table:table-cell office:value-type="float" office:value="19.98318" calcext:value-type="float">
            <text:p>19.98318</text:p>
          </table:table-cell>
          <table:table-cell office:value-type="float" office:value="19.55359" calcext:value-type="float">
            <text:p>19.55359</text:p>
          </table:table-cell>
          <table:table-cell office:value-type="float" office:value="16.97495" calcext:value-type="float">
            <text:p>16.97495</text:p>
          </table:table-cell>
          <table:table-cell office:value-type="float" office:value="16.70859" calcext:value-type="float">
            <text:p>16.70859</text:p>
          </table:table-cell>
          <table:table-cell office:value-type="float" office:value="15.03159" calcext:value-type="float">
            <text:p>15.03159</text:p>
          </table:table-cell>
          <table:table-cell office:value-type="float" office:value="14.84103" calcext:value-type="float">
            <text:p>14.84103</text:p>
          </table:table-cell>
          <table:table-cell office:value-type="float" office:value="13.56256" calcext:value-type="float">
            <text:p>13.56256</text:p>
          </table:table-cell>
          <table:table-cell office:value-type="float" office:value="13.41391" calcext:value-type="float">
            <text:p>13.41391</text:p>
          </table:table-cell>
          <table:table-cell office:value-type="float" office:value="12.47623" calcext:value-type="float">
            <text:p>12.47623</text:p>
          </table:table-cell>
          <table:table-cell office:value-type="float" office:value="12.34967" calcext:value-type="float">
            <text:p>12.34967</text:p>
          </table:table-cell>
          <table:table-cell office:value-type="float" office:value="11.92062" calcext:value-type="float">
            <text:p>11.92062</text:p>
          </table:table-cell>
          <table:table-cell office:value-type="float" office:value="11.80753" calcext:value-type="float">
            <text:p>11.80753</text:p>
          </table:table-cell>
          <table:table-cell office:value-type="float" office:value="46.30524" calcext:value-type="float">
            <text:p>46.30524</text:p>
          </table:table-cell>
          <table:table-cell office:value-type="float" office:value="13.90793" calcext:value-type="float">
            <text:p>13.9079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3062004" calcext:value-type="float">
            <text:p>13062004</text:p>
          </table:table-cell>
          <table:table-cell office:value-type="float" office:value="25.47468" calcext:value-type="float">
            <text:p>25.47468</text:p>
          </table:table-cell>
          <table:table-cell office:value-type="float" office:value="25.4" calcext:value-type="float">
            <text:p>25.4</text:p>
          </table:table-cell>
          <table:table-cell office:value-type="float" office:value="13.29" calcext:value-type="float">
            <text:p>13.29</text:p>
          </table:table-cell>
          <table:table-cell office:value-type="float" office:value="1.943445" calcext:value-type="float">
            <text:p>1.943445</text:p>
          </table:table-cell>
          <table:table-cell office:value-type="float" office:value="1.339864" calcext:value-type="float">
            <text:p>1.339864</text:p>
          </table:table-cell>
          <table:table-cell office:value-type="float" office:value="195.12" calcext:value-type="float">
            <text:p>195.12</text:p>
          </table:table-cell>
          <table:table-cell office:value-type="float" office:value="0.8" calcext:value-type="float">
            <text:p>0.8</text:p>
          </table:table-cell>
          <table:table-cell office:value-type="float" office:value="33.73593" calcext:value-type="float">
            <text:p>33.73593</text:p>
          </table:table-cell>
          <table:table-cell office:value-type="float" office:value="15.49808" calcext:value-type="float">
            <text:p>15.49808</text:p>
          </table:table-cell>
          <table:table-cell office:value-type="float" office:value="29.14279" calcext:value-type="float">
            <text:p>29.14279</text:p>
          </table:table-cell>
          <table:table-cell office:value-type="float" office:value="17.34723" calcext:value-type="float">
            <text:p>17.34723</text:p>
          </table:table-cell>
          <table:table-cell office:value-type="float" office:value="26.33383" calcext:value-type="float">
            <text:p>26.33383</text:p>
          </table:table-cell>
          <table:table-cell office:value-type="float" office:value="18.84436" calcext:value-type="float">
            <text:p>18.84436</text:p>
          </table:table-cell>
          <table:table-cell office:value-type="float" office:value="24.76288" calcext:value-type="float">
            <text:p>24.76288</text:p>
          </table:table-cell>
          <table:table-cell office:value-type="float" office:value="20.0361" calcext:value-type="float">
            <text:p>20.0361</text:p>
          </table:table-cell>
          <table:table-cell office:value-type="float" office:value="23.97186" calcext:value-type="float">
            <text:p>23.97186</text:p>
          </table:table-cell>
          <table:table-cell office:value-type="float" office:value="20.75037" calcext:value-type="float">
            <text:p>20.75037</text:p>
          </table:table-cell>
          <table:table-cell office:value-type="float" office:value="23.15402" calcext:value-type="float">
            <text:p>23.15402</text:p>
          </table:table-cell>
          <table:table-cell office:value-type="float" office:value="21.49652" calcext:value-type="float">
            <text:p>21.49652</text:p>
          </table:table-cell>
          <table:table-cell office:value-type="float" office:value="23.16959" calcext:value-type="float">
            <text:p>23.16959</text:p>
          </table:table-cell>
          <table:table-cell office:value-type="float" office:value="21.81815" calcext:value-type="float">
            <text:p>21.81815</text:p>
          </table:table-cell>
          <table:table-cell office:value-type="float" office:value="22.79633" calcext:value-type="float">
            <text:p>22.79633</text:p>
          </table:table-cell>
          <table:table-cell office:value-type="float" office:value="21.71613" calcext:value-type="float">
            <text:p>21.71613</text:p>
          </table:table-cell>
          <table:table-cell office:value-type="float" office:value="20.11267" calcext:value-type="float">
            <text:p>20.11267</text:p>
          </table:table-cell>
          <table:table-cell office:value-type="float" office:value="19.98965" calcext:value-type="float">
            <text:p>19.98965</text:p>
          </table:table-cell>
          <table:table-cell office:value-type="float" office:value="17.25769" calcext:value-type="float">
            <text:p>17.25769</text:p>
          </table:table-cell>
          <table:table-cell office:value-type="float" office:value="16.97787" calcext:value-type="float">
            <text:p>16.97787</text:p>
          </table:table-cell>
          <table:table-cell office:value-type="float" office:value="15.24069" calcext:value-type="float">
            <text:p>15.24069</text:p>
          </table:table-cell>
          <table:table-cell office:value-type="float" office:value="15.03369" calcext:value-type="float">
            <text:p>15.03369</text:p>
          </table:table-cell>
          <table:table-cell office:value-type="float" office:value="13.72037" calcext:value-type="float">
            <text:p>13.72037</text:p>
          </table:table-cell>
          <table:table-cell office:value-type="float" office:value="13.56415" calcext:value-type="float">
            <text:p>13.56415</text:p>
          </table:table-cell>
          <table:table-cell office:value-type="float" office:value="12.60641" calcext:value-type="float">
            <text:p>12.60641</text:p>
          </table:table-cell>
          <table:table-cell office:value-type="float" office:value="12.47757" calcext:value-type="float">
            <text:p>12.47757</text:p>
          </table:table-cell>
          <table:table-cell office:value-type="float" office:value="12.03735" calcext:value-type="float">
            <text:p>12.03735</text:p>
          </table:table-cell>
          <table:table-cell office:value-type="float" office:value="11.92181" calcext:value-type="float">
            <text:p>11.92181</text:p>
          </table:table-cell>
          <table:table-cell office:value-type="float" office:value="34.91644" calcext:value-type="float">
            <text:p>34.91644</text:p>
          </table:table-cell>
          <table:table-cell office:value-type="float" office:value="12.3493" calcext:value-type="float">
            <text:p>12.349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062004" calcext:value-type="float">
            <text:p>14062004</text:p>
          </table:table-cell>
          <table:table-cell office:value-type="float" office:value="30.29184" calcext:value-type="float">
            <text:p>30.29184</text:p>
          </table:table-cell>
          <table:table-cell office:value-type="float" office:value="26.94" calcext:value-type="float">
            <text:p>26.94</text:p>
          </table:table-cell>
          <table:table-cell office:value-type="float" office:value="18.1" calcext:value-type="float">
            <text:p>18.1</text:p>
          </table:table-cell>
          <table:table-cell office:value-type="float" office:value="1.888104" calcext:value-type="float">
            <text:p>1.888104</text:p>
          </table:table-cell>
          <table:table-cell office:value-type="float" office:value="1.117574" calcext:value-type="float">
            <text:p>1.117574</text:p>
          </table:table-cell>
          <table:table-cell office:value-type="float" office:value="285.228" calcext:value-type="float">
            <text:p>285.228</text:p>
          </table:table-cell>
          <table:table-cell office:value-type="float" office:value="0" calcext:value-type="float">
            <text:p>0</text:p>
          </table:table-cell>
          <table:table-cell office:value-type="float" office:value="35.17709" calcext:value-type="float">
            <text:p>35.17709</text:p>
          </table:table-cell>
          <table:table-cell office:value-type="float" office:value="18.59824" calcext:value-type="float">
            <text:p>18.59824</text:p>
          </table:table-cell>
          <table:table-cell office:value-type="float" office:value="31.11087" calcext:value-type="float">
            <text:p>31.11087</text:p>
          </table:table-cell>
          <table:table-cell office:value-type="float" office:value="20.14478" calcext:value-type="float">
            <text:p>20.14478</text:p>
          </table:table-cell>
          <table:table-cell office:value-type="float" office:value="28.25046" calcext:value-type="float">
            <text:p>28.25046</text:p>
          </table:table-cell>
          <table:table-cell office:value-type="float" office:value="21.17728" calcext:value-type="float">
            <text:p>21.17728</text:p>
          </table:table-cell>
          <table:table-cell office:value-type="float" office:value="26.23907" calcext:value-type="float">
            <text:p>26.23907</text:p>
          </table:table-cell>
          <table:table-cell office:value-type="float" office:value="21.82126" calcext:value-type="float">
            <text:p>21.82126</text:p>
          </table:table-cell>
          <table:table-cell office:value-type="float" office:value="25.06189" calcext:value-type="float">
            <text:p>25.06189</text:p>
          </table:table-cell>
          <table:table-cell office:value-type="float" office:value="22.09195" calcext:value-type="float">
            <text:p>22.09195</text:p>
          </table:table-cell>
          <table:table-cell office:value-type="float" office:value="23.86264" calcext:value-type="float">
            <text:p>23.86264</text:p>
          </table:table-cell>
          <table:table-cell office:value-type="float" office:value="22.25241" calcext:value-type="float">
            <text:p>22.25241</text:p>
          </table:table-cell>
          <table:table-cell office:value-type="float" office:value="22.94159" calcext:value-type="float">
            <text:p>22.94159</text:p>
          </table:table-cell>
          <table:table-cell office:value-type="float" office:value="22.06418" calcext:value-type="float">
            <text:p>22.06418</text:p>
          </table:table-cell>
          <table:table-cell office:value-type="float" office:value="21.71521" calcext:value-type="float">
            <text:p>21.71521</text:p>
          </table:table-cell>
          <table:table-cell office:value-type="float" office:value="21.51523" calcext:value-type="float">
            <text:p>21.51523</text:p>
          </table:table-cell>
          <table:table-cell office:value-type="float" office:value="20.0455" calcext:value-type="float">
            <text:p>20.0455</text:p>
          </table:table-cell>
          <table:table-cell office:value-type="float" office:value="19.9274" calcext:value-type="float">
            <text:p>19.9274</text:p>
          </table:table-cell>
          <table:table-cell office:value-type="float" office:value="17.45743" calcext:value-type="float">
            <text:p>17.45743</text:p>
          </table:table-cell>
          <table:table-cell office:value-type="float" office:value="17.26019" calcext:value-type="float">
            <text:p>17.26019</text:p>
          </table:table-cell>
          <table:table-cell office:value-type="float" office:value="15.44586" calcext:value-type="float">
            <text:p>15.44586</text:p>
          </table:table-cell>
          <table:table-cell office:value-type="float" office:value="15.24292" calcext:value-type="float">
            <text:p>15.24292</text:p>
          </table:table-cell>
          <table:table-cell office:value-type="float" office:value="13.88556" calcext:value-type="float">
            <text:p>13.88556</text:p>
          </table:table-cell>
          <table:table-cell office:value-type="float" office:value="13.72205" calcext:value-type="float">
            <text:p>13.72205</text:p>
          </table:table-cell>
          <table:table-cell office:value-type="float" office:value="12.74069" calcext:value-type="float">
            <text:p>12.74069</text:p>
          </table:table-cell>
          <table:table-cell office:value-type="float" office:value="12.60776" calcext:value-type="float">
            <text:p>12.60776</text:p>
          </table:table-cell>
          <table:table-cell office:value-type="float" office:value="12.15506" calcext:value-type="float">
            <text:p>12.15506</text:p>
          </table:table-cell>
          <table:table-cell office:value-type="float" office:value="12.03857" calcext:value-type="float">
            <text:p>12.03857</text:p>
          </table:table-cell>
          <table:table-cell office:value-type="float" office:value="36.14191" calcext:value-type="float">
            <text:p>36.14191</text:p>
          </table:table-cell>
          <table:table-cell office:value-type="float" office:value="15.99197" calcext:value-type="float">
            <text:p>15.9919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5062004" calcext:value-type="float">
            <text:p>15062004</text:p>
          </table:table-cell>
          <table:table-cell office:value-type="float" office:value="25.38036" calcext:value-type="float">
            <text:p>25.38036</text:p>
          </table:table-cell>
          <table:table-cell office:value-type="float" office:value="28.32" calcext:value-type="float">
            <text:p>28.32</text:p>
          </table:table-cell>
          <table:table-cell office:value-type="float" office:value="17.9" calcext:value-type="float">
            <text:p>17.9</text:p>
          </table:table-cell>
          <table:table-cell office:value-type="float" office:value="2.093939" calcext:value-type="float">
            <text:p>2.093939</text:p>
          </table:table-cell>
          <table:table-cell office:value-type="float" office:value="1.510001" calcext:value-type="float">
            <text:p>1.510001</text:p>
          </table:table-cell>
          <table:table-cell office:value-type="float" office:value="294.444" calcext:value-type="float">
            <text:p>294.444</text:p>
          </table:table-cell>
          <table:table-cell office:value-type="float" office:value="1.9" calcext:value-type="float">
            <text:p>1.9</text:p>
          </table:table-cell>
          <table:table-cell office:value-type="float" office:value="34.43512" calcext:value-type="float">
            <text:p>34.43512</text:p>
          </table:table-cell>
          <table:table-cell office:value-type="float" office:value="18.60785" calcext:value-type="float">
            <text:p>18.60785</text:p>
          </table:table-cell>
          <table:table-cell office:value-type="float" office:value="30.74454" calcext:value-type="float">
            <text:p>30.74454</text:p>
          </table:table-cell>
          <table:table-cell office:value-type="float" office:value="20.14133" calcext:value-type="float">
            <text:p>20.14133</text:p>
          </table:table-cell>
          <table:table-cell office:value-type="float" office:value="28.10208" calcext:value-type="float">
            <text:p>28.10208</text:p>
          </table:table-cell>
          <table:table-cell office:value-type="float" office:value="21.36987" calcext:value-type="float">
            <text:p>21.36987</text:p>
          </table:table-cell>
          <table:table-cell office:value-type="float" office:value="26.14374" calcext:value-type="float">
            <text:p>26.14374</text:p>
          </table:table-cell>
          <table:table-cell office:value-type="float" office:value="22.07559" calcext:value-type="float">
            <text:p>22.07559</text:p>
          </table:table-cell>
          <table:table-cell office:value-type="float" office:value="24.98904" calcext:value-type="float">
            <text:p>24.98904</text:p>
          </table:table-cell>
          <table:table-cell office:value-type="float" office:value="22.36633" calcext:value-type="float">
            <text:p>22.36633</text:p>
          </table:table-cell>
          <table:table-cell office:value-type="float" office:value="23.84216" calcext:value-type="float">
            <text:p>23.84216</text:p>
          </table:table-cell>
          <table:table-cell office:value-type="float" office:value="22.49719" calcext:value-type="float">
            <text:p>22.49719</text:p>
          </table:table-cell>
          <table:table-cell office:value-type="float" office:value="22.94257" calcext:value-type="float">
            <text:p>22.94257</text:p>
          </table:table-cell>
          <table:table-cell office:value-type="float" office:value="22.22696" calcext:value-type="float">
            <text:p>22.22696</text:p>
          </table:table-cell>
          <table:table-cell office:value-type="float" office:value="21.66989" calcext:value-type="float">
            <text:p>21.66989</text:p>
          </table:table-cell>
          <table:table-cell office:value-type="float" office:value="21.54834" calcext:value-type="float">
            <text:p>21.54834</text:p>
          </table:table-cell>
          <table:table-cell office:value-type="float" office:value="19.92676" calcext:value-type="float">
            <text:p>19.92676</text:p>
          </table:table-cell>
          <table:table-cell office:value-type="float" office:value="19.89633" calcext:value-type="float">
            <text:p>19.89633</text:p>
          </table:table-cell>
          <table:table-cell office:value-type="float" office:value="17.59637" calcext:value-type="float">
            <text:p>17.59637</text:p>
          </table:table-cell>
          <table:table-cell office:value-type="float" office:value="17.45911" calcext:value-type="float">
            <text:p>17.45911</text:p>
          </table:table-cell>
          <table:table-cell office:value-type="float" office:value="15.62946" calcext:value-type="float">
            <text:p>15.62946</text:p>
          </table:table-cell>
          <table:table-cell office:value-type="float" office:value="15.44791" calcext:value-type="float">
            <text:p>15.44791</text:p>
          </table:table-cell>
          <table:table-cell office:value-type="float" office:value="14.05203" calcext:value-type="float">
            <text:p>14.05203</text:p>
          </table:table-cell>
          <table:table-cell office:value-type="float" office:value="13.8873" calcext:value-type="float">
            <text:p>13.8873</text:p>
          </table:table-cell>
          <table:table-cell office:value-type="float" office:value="12.87814" calcext:value-type="float">
            <text:p>12.87814</text:p>
          </table:table-cell>
          <table:table-cell office:value-type="float" office:value="12.7421" calcext:value-type="float">
            <text:p>12.7421</text:p>
          </table:table-cell>
          <table:table-cell office:value-type="float" office:value="12.27472" calcext:value-type="float">
            <text:p>12.27472</text:p>
          </table:table-cell>
          <table:table-cell office:value-type="float" office:value="12.15628" calcext:value-type="float">
            <text:p>12.15628</text:p>
          </table:table-cell>
          <table:table-cell office:value-type="float" office:value="35.88037" calcext:value-type="float">
            <text:p>35.88037</text:p>
          </table:table-cell>
          <table:table-cell office:value-type="float" office:value="16.04492" calcext:value-type="float">
            <text:p>16.0449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062004" calcext:value-type="float">
            <text:p>16062004</text:p>
          </table:table-cell>
          <table:table-cell office:value-type="float" office:value="21.8844" calcext:value-type="float">
            <text:p>21.8844</text:p>
          </table:table-cell>
          <table:table-cell office:value-type="float" office:value="26.48" calcext:value-type="float">
            <text:p>26.48</text:p>
          </table:table-cell>
          <table:table-cell office:value-type="float" office:value="15.9" calcext:value-type="float">
            <text:p>15.9</text:p>
          </table:table-cell>
          <table:table-cell office:value-type="float" office:value="2.156861" calcext:value-type="float">
            <text:p>2.156861</text:p>
          </table:table-cell>
          <table:table-cell office:value-type="float" office:value="1.285619" calcext:value-type="float">
            <text:p>1.285619</text:p>
          </table:table-cell>
          <table:table-cell office:value-type="float" office:value="361.728" calcext:value-type="float">
            <text:p>361.728</text:p>
          </table:table-cell>
          <table:table-cell office:value-type="float" office:value="0" calcext:value-type="float">
            <text:p>0</text:p>
          </table:table-cell>
          <table:table-cell office:value-type="float" office:value="34.08148" calcext:value-type="float">
            <text:p>34.08148</text:p>
          </table:table-cell>
          <table:table-cell office:value-type="float" office:value="19.45541" calcext:value-type="float">
            <text:p>19.45541</text:p>
          </table:table-cell>
          <table:table-cell office:value-type="float" office:value="29.5318" calcext:value-type="float">
            <text:p>29.5318</text:p>
          </table:table-cell>
          <table:table-cell office:value-type="float" office:value="21.97183" calcext:value-type="float">
            <text:p>21.97183</text:p>
          </table:table-cell>
          <table:table-cell office:value-type="float" office:value="27.22226" calcext:value-type="float">
            <text:p>27.22226</text:p>
          </table:table-cell>
          <table:table-cell office:value-type="float" office:value="22.72189" calcext:value-type="float">
            <text:p>22.72189</text:p>
          </table:table-cell>
          <table:table-cell office:value-type="float" office:value="25.63419" calcext:value-type="float">
            <text:p>25.63419</text:p>
          </table:table-cell>
          <table:table-cell office:value-type="float" office:value="23.05154" calcext:value-type="float">
            <text:p>23.05154</text:p>
          </table:table-cell>
          <table:table-cell office:value-type="float" office:value="24.68839" calcext:value-type="float">
            <text:p>24.68839</text:p>
          </table:table-cell>
          <table:table-cell office:value-type="float" office:value="23.077" calcext:value-type="float">
            <text:p>23.077</text:p>
          </table:table-cell>
          <table:table-cell office:value-type="float" office:value="23.80164" calcext:value-type="float">
            <text:p>23.80164</text:p>
          </table:table-cell>
          <table:table-cell office:value-type="float" office:value="22.92773" calcext:value-type="float">
            <text:p>22.92773</text:p>
          </table:table-cell>
          <table:table-cell office:value-type="float" office:value="22.95032" calcext:value-type="float">
            <text:p>22.95032</text:p>
          </table:table-cell>
          <table:table-cell office:value-type="float" office:value="22.4924" calcext:value-type="float">
            <text:p>22.4924</text:p>
          </table:table-cell>
          <table:table-cell office:value-type="float" office:value="21.68695" calcext:value-type="float">
            <text:p>21.68695</text:p>
          </table:table-cell>
          <table:table-cell office:value-type="float" office:value="21.61835" calcext:value-type="float">
            <text:p>21.61835</text:p>
          </table:table-cell>
          <table:table-cell office:value-type="float" office:value="19.91852" calcext:value-type="float">
            <text:p>19.91852</text:p>
          </table:table-cell>
          <table:table-cell office:value-type="float" office:value="19.89636" calcext:value-type="float">
            <text:p>19.89636</text:p>
          </table:table-cell>
          <table:table-cell office:value-type="float" office:value="17.70755" calcext:value-type="float">
            <text:p>17.70755</text:p>
          </table:table-cell>
          <table:table-cell office:value-type="float" office:value="17.59766" calcext:value-type="float">
            <text:p>17.59766</text:p>
          </table:table-cell>
          <table:table-cell office:value-type="float" office:value="15.79541" calcext:value-type="float">
            <text:p>15.79541</text:p>
          </table:table-cell>
          <table:table-cell office:value-type="float" office:value="15.63126" calcext:value-type="float">
            <text:p>15.63126</text:p>
          </table:table-cell>
          <table:table-cell office:value-type="float" office:value="14.21603" calcext:value-type="float">
            <text:p>14.21603</text:p>
          </table:table-cell>
          <table:table-cell office:value-type="float" office:value="14.05374" calcext:value-type="float">
            <text:p>14.05374</text:p>
          </table:table-cell>
          <table:table-cell office:value-type="float" office:value="13.01782" calcext:value-type="float">
            <text:p>13.01782</text:p>
          </table:table-cell>
          <table:table-cell office:value-type="float" office:value="12.87958" calcext:value-type="float">
            <text:p>12.87958</text:p>
          </table:table-cell>
          <table:table-cell office:value-type="float" office:value="12.39697" calcext:value-type="float">
            <text:p>12.39697</text:p>
          </table:table-cell>
          <table:table-cell office:value-type="float" office:value="12.27597" calcext:value-type="float">
            <text:p>12.27597</text:p>
          </table:table-cell>
          <table:table-cell office:value-type="float" office:value="48.87024" calcext:value-type="float">
            <text:p>48.87024</text:p>
          </table:table-cell>
          <table:table-cell office:value-type="float" office:value="14.63342" calcext:value-type="float">
            <text:p>14.6334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7062004" calcext:value-type="float">
            <text:p>17062004</text:p>
          </table:table-cell>
          <table:table-cell office:value-type="float" office:value="24.2352" calcext:value-type="float">
            <text:p>24.2352</text:p>
          </table:table-cell>
          <table:table-cell office:value-type="float" office:value="24.89" calcext:value-type="float">
            <text:p>24.89</text:p>
          </table:table-cell>
          <table:table-cell office:value-type="float" office:value="15.07" calcext:value-type="float">
            <text:p>15.07</text:p>
          </table:table-cell>
          <table:table-cell office:value-type="float" office:value="1.486534" calcext:value-type="float">
            <text:p>1.486534</text:p>
          </table:table-cell>
          <table:table-cell office:value-type="float" office:value="1.231037" calcext:value-type="float">
            <text:p>1.231037</text:p>
          </table:table-cell>
          <table:table-cell office:value-type="float" office:value="269.532" calcext:value-type="float">
            <text:p>269.532</text:p>
          </table:table-cell>
          <table:table-cell office:value-type="float" office:value="0.1" calcext:value-type="float">
            <text:p>0.1</text:p>
          </table:table-cell>
          <table:table-cell office:value-type="float" office:value="38.73886" calcext:value-type="float">
            <text:p>38.73886</text:p>
          </table:table-cell>
          <table:table-cell office:value-type="float" office:value="18.09085" calcext:value-type="float">
            <text:p>18.09085</text:p>
          </table:table-cell>
          <table:table-cell office:value-type="float" office:value="31.59561" calcext:value-type="float">
            <text:p>31.59561</text:p>
          </table:table-cell>
          <table:table-cell office:value-type="float" office:value="20.30264" calcext:value-type="float">
            <text:p>20.30264</text:p>
          </table:table-cell>
          <table:table-cell office:value-type="float" office:value="28.49573" calcext:value-type="float">
            <text:p>28.49573</text:p>
          </table:table-cell>
          <table:table-cell office:value-type="float" office:value="21.39337" calcext:value-type="float">
            <text:p>21.39337</text:p>
          </table:table-cell>
          <table:table-cell office:value-type="float" office:value="26.37933" calcext:value-type="float">
            <text:p>26.37933</text:p>
          </table:table-cell>
          <table:table-cell office:value-type="float" office:value="22.06116" calcext:value-type="float">
            <text:p>22.06116</text:p>
          </table:table-cell>
          <table:table-cell office:value-type="float" office:value="25.15295" calcext:value-type="float">
            <text:p>25.15295</text:p>
          </table:table-cell>
          <table:table-cell office:value-type="float" office:value="22.32159" calcext:value-type="float">
            <text:p>22.32159</text:p>
          </table:table-cell>
          <table:table-cell office:value-type="float" office:value="23.97098" calcext:value-type="float">
            <text:p>23.97098</text:p>
          </table:table-cell>
          <table:table-cell office:value-type="float" office:value="22.42758" calcext:value-type="float">
            <text:p>22.42758</text:p>
          </table:table-cell>
          <table:table-cell office:value-type="float" office:value="23.01779" calcext:value-type="float">
            <text:p>23.01779</text:p>
          </table:table-cell>
          <table:table-cell office:value-type="float" office:value="22.18149" calcext:value-type="float">
            <text:p>22.18149</text:p>
          </table:table-cell>
          <table:table-cell office:value-type="float" office:value="21.70715" calcext:value-type="float">
            <text:p>21.70715</text:p>
          </table:table-cell>
          <table:table-cell office:value-type="float" office:value="21.55688" calcext:value-type="float">
            <text:p>21.55688</text:p>
          </table:table-cell>
          <table:table-cell office:value-type="float" office:value="19.93497" calcext:value-type="float">
            <text:p>19.93497</text:p>
          </table:table-cell>
          <table:table-cell office:value-type="float" office:value="19.91891" calcext:value-type="float">
            <text:p>19.91891</text:p>
          </table:table-cell>
          <table:table-cell office:value-type="float" office:value="17.80106" calcext:value-type="float">
            <text:p>17.80106</text:p>
          </table:table-cell>
          <table:table-cell office:value-type="float" office:value="17.70859" calcext:value-type="float">
            <text:p>17.70859</text:p>
          </table:table-cell>
          <table:table-cell office:value-type="float" office:value="15.94873" calcext:value-type="float">
            <text:p>15.94873</text:p>
          </table:table-cell>
          <table:table-cell office:value-type="float" office:value="15.79706" calcext:value-type="float">
            <text:p>15.79706</text:p>
          </table:table-cell>
          <table:table-cell office:value-type="float" office:value="14.3761" calcext:value-type="float">
            <text:p>14.3761</text:p>
          </table:table-cell>
          <table:table-cell office:value-type="float" office:value="14.21768" calcext:value-type="float">
            <text:p>14.21768</text:p>
          </table:table-cell>
          <table:table-cell office:value-type="float" office:value="13.15918" calcext:value-type="float">
            <text:p>13.15918</text:p>
          </table:table-cell>
          <table:table-cell office:value-type="float" office:value="13.01929" calcext:value-type="float">
            <text:p>13.01929</text:p>
          </table:table-cell>
          <table:table-cell office:value-type="float" office:value="12.52209" calcext:value-type="float">
            <text:p>12.52209</text:p>
          </table:table-cell>
          <table:table-cell office:value-type="float" office:value="12.39828" calcext:value-type="float">
            <text:p>12.39828</text:p>
          </table:table-cell>
          <table:table-cell office:value-type="float" office:value="47.09586" calcext:value-type="float">
            <text:p>47.09586</text:p>
          </table:table-cell>
          <table:table-cell office:value-type="float" office:value="13.36826" calcext:value-type="float">
            <text:p>13.3682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8062004" calcext:value-type="float">
            <text:p>18062004</text:p>
          </table:table-cell>
          <table:table-cell office:value-type="float" office:value="9.258478" calcext:value-type="float">
            <text:p>9.258478</text:p>
          </table:table-cell>
          <table:table-cell office:value-type="float" office:value="18.03" calcext:value-type="float">
            <text:p>18.03</text:p>
          </table:table-cell>
          <table:table-cell office:value-type="float" office:value="12.83" calcext:value-type="float">
            <text:p>12.83</text:p>
          </table:table-cell>
          <table:table-cell office:value-type="float" office:value="1.55613" calcext:value-type="float">
            <text:p>1.55613</text:p>
          </table:table-cell>
          <table:table-cell office:value-type="float" office:value="1.149679" calcext:value-type="float">
            <text:p>1.149679</text:p>
          </table:table-cell>
          <table:table-cell office:value-type="float" office:value="351.936" calcext:value-type="float">
            <text:p>351.936</text:p>
          </table:table-cell>
          <table:table-cell office:value-type="float" office:value="6.2" calcext:value-type="float">
            <text:p>6.2</text:p>
          </table:table-cell>
          <table:table-cell office:value-type="float" office:value="25.28519" calcext:value-type="float">
            <text:p>25.28519</text:p>
          </table:table-cell>
          <table:table-cell office:value-type="float" office:value="14.76886" calcext:value-type="float">
            <text:p>14.76886</text:p>
          </table:table-cell>
          <table:table-cell office:value-type="float" office:value="24.25119" calcext:value-type="float">
            <text:p>24.25119</text:p>
          </table:table-cell>
          <table:table-cell office:value-type="float" office:value="16.94778" calcext:value-type="float">
            <text:p>16.94778</text:p>
          </table:table-cell>
          <table:table-cell office:value-type="float" office:value="25.01138" calcext:value-type="float">
            <text:p>25.01138</text:p>
          </table:table-cell>
          <table:table-cell office:value-type="float" office:value="18.9245" calcext:value-type="float">
            <text:p>18.9245</text:p>
          </table:table-cell>
          <table:table-cell office:value-type="float" office:value="25.05551" calcext:value-type="float">
            <text:p>25.05551</text:p>
          </table:table-cell>
          <table:table-cell office:value-type="float" office:value="20.42285" calcext:value-type="float">
            <text:p>20.42285</text:p>
          </table:table-cell>
          <table:table-cell office:value-type="float" office:value="24.66025" calcext:value-type="float">
            <text:p>24.66025</text:p>
          </table:table-cell>
          <table:table-cell office:value-type="float" office:value="21.13776" calcext:value-type="float">
            <text:p>21.13776</text:p>
          </table:table-cell>
          <table:table-cell office:value-type="float" office:value="23.95978" calcext:value-type="float">
            <text:p>23.95978</text:p>
          </table:table-cell>
          <table:table-cell office:value-type="float" office:value="21.76849" calcext:value-type="float">
            <text:p>21.76849</text:p>
          </table:table-cell>
          <table:table-cell office:value-type="float" office:value="23.05191" calcext:value-type="float">
            <text:p>23.05191</text:p>
          </table:table-cell>
          <table:table-cell office:value-type="float" office:value="21.82812" calcext:value-type="float">
            <text:p>21.82812</text:p>
          </table:table-cell>
          <table:table-cell office:value-type="float" office:value="21.75055" calcext:value-type="float">
            <text:p>21.75055</text:p>
          </table:table-cell>
          <table:table-cell office:value-type="float" office:value="21.49985" calcext:value-type="float">
            <text:p>21.49985</text:p>
          </table:table-cell>
          <table:table-cell office:value-type="float" office:value="19.96652" calcext:value-type="float">
            <text:p>19.96652</text:p>
          </table:table-cell>
          <table:table-cell office:value-type="float" office:value="19.93124" calcext:value-type="float">
            <text:p>19.93124</text:p>
          </table:table-cell>
          <table:table-cell office:value-type="float" office:value="17.87851" calcext:value-type="float">
            <text:p>17.87851</text:p>
          </table:table-cell>
          <table:table-cell office:value-type="float" office:value="17.80188" calcext:value-type="float">
            <text:p>17.80188</text:p>
          </table:table-cell>
          <table:table-cell office:value-type="float" office:value="16.086" calcext:value-type="float">
            <text:p>16.086</text:p>
          </table:table-cell>
          <table:table-cell office:value-type="float" office:value="15.95029" calcext:value-type="float">
            <text:p>15.95029</text:p>
          </table:table-cell>
          <table:table-cell office:value-type="float" office:value="14.5314" calcext:value-type="float">
            <text:p>14.5314</text:p>
          </table:table-cell>
          <table:table-cell office:value-type="float" office:value="14.37775" calcext:value-type="float">
            <text:p>14.37775</text:p>
          </table:table-cell>
          <table:table-cell office:value-type="float" office:value="13.30103" calcext:value-type="float">
            <text:p>13.30103</text:p>
          </table:table-cell>
          <table:table-cell office:value-type="float" office:value="13.16064" calcext:value-type="float">
            <text:p>13.16064</text:p>
          </table:table-cell>
          <table:table-cell office:value-type="float" office:value="12.64893" calcext:value-type="float">
            <text:p>12.64893</text:p>
          </table:table-cell>
          <table:table-cell office:value-type="float" office:value="12.52341" calcext:value-type="float">
            <text:p>12.52341</text:p>
          </table:table-cell>
          <table:table-cell office:value-type="float" office:value="25.36411" calcext:value-type="float">
            <text:p>25.36411</text:p>
          </table:table-cell>
          <table:table-cell office:value-type="float" office:value="11.28357" calcext:value-type="float">
            <text:p>11.2835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9062004" calcext:value-type="float">
            <text:p>19062004</text:p>
          </table:table-cell>
          <table:table-cell office:value-type="float" office:value="23.74236" calcext:value-type="float">
            <text:p>23.74236</text:p>
          </table:table-cell>
          <table:table-cell office:value-type="float" office:value="19.62" calcext:value-type="float">
            <text:p>19.62</text:p>
          </table:table-cell>
          <table:table-cell office:value-type="float" office:value="11.26" calcext:value-type="float">
            <text:p>11.26</text:p>
          </table:table-cell>
          <table:table-cell office:value-type="float" office:value="1.28724" calcext:value-type="float">
            <text:p>1.28724</text:p>
          </table:table-cell>
          <table:table-cell office:value-type="float" office:value="0.9627394" calcext:value-type="float">
            <text:p>0.9627394</text:p>
          </table:table-cell>
          <table:table-cell office:value-type="float" office:value="196.812" calcext:value-type="float">
            <text:p>196.812</text:p>
          </table:table-cell>
          <table:table-cell office:value-type="float" office:value="0" calcext:value-type="float">
            <text:p>0</text:p>
          </table:table-cell>
          <table:table-cell office:value-type="float" office:value="28.63098" calcext:value-type="float">
            <text:p>28.63098</text:p>
          </table:table-cell>
          <table:table-cell office:value-type="float" office:value="13.2977" calcext:value-type="float">
            <text:p>13.2977</text:p>
          </table:table-cell>
          <table:table-cell office:value-type="float" office:value="25.36047" calcext:value-type="float">
            <text:p>25.36047</text:p>
          </table:table-cell>
          <table:table-cell office:value-type="float" office:value="15.27438" calcext:value-type="float">
            <text:p>15.27438</text:p>
          </table:table-cell>
          <table:table-cell office:value-type="float" office:value="23.18793" calcext:value-type="float">
            <text:p>23.18793</text:p>
          </table:table-cell>
          <table:table-cell office:value-type="float" office:value="17.1188" calcext:value-type="float">
            <text:p>17.1188</text:p>
          </table:table-cell>
          <table:table-cell office:value-type="float" office:value="21.96948" calcext:value-type="float">
            <text:p>21.96948</text:p>
          </table:table-cell>
          <table:table-cell office:value-type="float" office:value="18.56927" calcext:value-type="float">
            <text:p>18.56927</text:p>
          </table:table-cell>
          <table:table-cell office:value-type="float" office:value="21.44153" calcext:value-type="float">
            <text:p>21.44153</text:p>
          </table:table-cell>
          <table:table-cell office:value-type="float" office:value="19.42212" calcext:value-type="float">
            <text:p>19.42212</text:p>
          </table:table-cell>
          <table:table-cell office:value-type="float" office:value="21.73169" calcext:value-type="float">
            <text:p>21.73169</text:p>
          </table:table-cell>
          <table:table-cell office:value-type="float" office:value="20.19696" calcext:value-type="float">
            <text:p>20.19696</text:p>
          </table:table-cell>
          <table:table-cell office:value-type="float" office:value="21.80862" calcext:value-type="float">
            <text:p>21.80862</text:p>
          </table:table-cell>
          <table:table-cell office:value-type="float" office:value="20.57376" calcext:value-type="float">
            <text:p>20.57376</text:p>
          </table:table-cell>
          <table:table-cell office:value-type="float" office:value="21.49362" calcext:value-type="float">
            <text:p>21.49362</text:p>
          </table:table-cell>
          <table:table-cell office:value-type="float" office:value="20.68417" calcext:value-type="float">
            <text:p>20.68417</text:p>
          </table:table-cell>
          <table:table-cell office:value-type="float" office:value="19.96094" calcext:value-type="float">
            <text:p>19.96094</text:p>
          </table:table-cell>
          <table:table-cell office:value-type="float" office:value="19.77975" calcext:value-type="float">
            <text:p>19.77975</text:p>
          </table:table-cell>
          <table:table-cell office:value-type="float" office:value="17.92383" calcext:value-type="float">
            <text:p>17.92383</text:p>
          </table:table-cell>
          <table:table-cell office:value-type="float" office:value="17.87927" calcext:value-type="float">
            <text:p>17.87927</text:p>
          </table:table-cell>
          <table:table-cell office:value-type="float" office:value="16.20517" calcext:value-type="float">
            <text:p>16.20517</text:p>
          </table:table-cell>
          <table:table-cell office:value-type="float" office:value="16.08731" calcext:value-type="float">
            <text:p>16.08731</text:p>
          </table:table-cell>
          <table:table-cell office:value-type="float" office:value="14.6799" calcext:value-type="float">
            <text:p>14.6799</text:p>
          </table:table-cell>
          <table:table-cell office:value-type="float" office:value="14.53302" calcext:value-type="float">
            <text:p>14.53302</text:p>
          </table:table-cell>
          <table:table-cell office:value-type="float" office:value="13.44241" calcext:value-type="float">
            <text:p>13.44241</text:p>
          </table:table-cell>
          <table:table-cell office:value-type="float" office:value="13.30246" calcext:value-type="float">
            <text:p>13.30246</text:p>
          </table:table-cell>
          <table:table-cell office:value-type="float" office:value="12.77646" calcext:value-type="float">
            <text:p>12.77646</text:p>
          </table:table-cell>
          <table:table-cell office:value-type="float" office:value="12.65027" calcext:value-type="float">
            <text:p>12.65027</text:p>
          </table:table-cell>
          <table:table-cell office:value-type="float" office:value="28.474" calcext:value-type="float">
            <text:p>28.474</text:p>
          </table:table-cell>
          <table:table-cell office:value-type="float" office:value="10.00607" calcext:value-type="float">
            <text:p>10.0060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0062004" calcext:value-type="float">
            <text:p>20062004</text:p>
          </table:table-cell>
          <table:table-cell office:value-type="float" office:value="12.04956" calcext:value-type="float">
            <text:p>12.04956</text:p>
          </table:table-cell>
          <table:table-cell office:value-type="float" office:value="22.39" calcext:value-type="float">
            <text:p>22.39</text:p>
          </table:table-cell>
          <table:table-cell office:value-type="float" office:value="13.63" calcext:value-type="float">
            <text:p>13.63</text:p>
          </table:table-cell>
          <table:table-cell office:value-type="float" office:value="1.759174" calcext:value-type="float">
            <text:p>1.759174</text:p>
          </table:table-cell>
          <table:table-cell office:value-type="float" office:value="1.24159" calcext:value-type="float">
            <text:p>1.24159</text:p>
          </table:table-cell>
          <table:table-cell office:value-type="float" office:value="242.892" calcext:value-type="float">
            <text:p>242.892</text:p>
          </table:table-cell>
          <table:table-cell office:value-type="float" office:value="1" calcext:value-type="float">
            <text:p>1</text:p>
          </table:table-cell>
          <table:table-cell office:value-type="float" office:value="25.72839" calcext:value-type="float">
            <text:p>25.72839</text:p>
          </table:table-cell>
          <table:table-cell office:value-type="float" office:value="14.70697" calcext:value-type="float">
            <text:p>14.70697</text:p>
          </table:table-cell>
          <table:table-cell office:value-type="float" office:value="22.71713" calcext:value-type="float">
            <text:p>22.71713</text:p>
          </table:table-cell>
          <table:table-cell office:value-type="float" office:value="16.32526" calcext:value-type="float">
            <text:p>16.32526</text:p>
          </table:table-cell>
          <table:table-cell office:value-type="float" office:value="21.57004" calcext:value-type="float">
            <text:p>21.57004</text:p>
          </table:table-cell>
          <table:table-cell office:value-type="float" office:value="17.63602" calcext:value-type="float">
            <text:p>17.63602</text:p>
          </table:table-cell>
          <table:table-cell office:value-type="float" office:value="20.88605" calcext:value-type="float">
            <text:p>20.88605</text:p>
          </table:table-cell>
          <table:table-cell office:value-type="float" office:value="18.64145" calcext:value-type="float">
            <text:p>18.64145</text:p>
          </table:table-cell>
          <table:table-cell office:value-type="float" office:value="20.56796" calcext:value-type="float">
            <text:p>20.56796</text:p>
          </table:table-cell>
          <table:table-cell office:value-type="float" office:value="19.21484" calcext:value-type="float">
            <text:p>19.21484</text:p>
          </table:table-cell>
          <table:table-cell office:value-type="float" office:value="20.88303" calcext:value-type="float">
            <text:p>20.88303</text:p>
          </table:table-cell>
          <table:table-cell office:value-type="float" office:value="19.73865" calcext:value-type="float">
            <text:p>19.73865</text:p>
          </table:table-cell>
          <table:table-cell office:value-type="float" office:value="20.86542" calcext:value-type="float">
            <text:p>20.86542</text:p>
          </table:table-cell>
          <table:table-cell office:value-type="float" office:value="20.01193" calcext:value-type="float">
            <text:p>20.01193</text:p>
          </table:table-cell>
          <table:table-cell office:value-type="float" office:value="20.68054" calcext:value-type="float">
            <text:p>20.68054</text:p>
          </table:table-cell>
          <table:table-cell office:value-type="float" office:value="20.11993" calcext:value-type="float">
            <text:p>20.11993</text:p>
          </table:table-cell>
          <table:table-cell office:value-type="float" office:value="19.77713" calcext:value-type="float">
            <text:p>19.77713</text:p>
          </table:table-cell>
          <table:table-cell office:value-type="float" office:value="19.50397" calcext:value-type="float">
            <text:p>19.50397</text:p>
          </table:table-cell>
          <table:table-cell office:value-type="float" office:value="17.92581" calcext:value-type="float">
            <text:p>17.92581</text:p>
          </table:table-cell>
          <table:table-cell office:value-type="float" office:value="17.91132" calcext:value-type="float">
            <text:p>17.91132</text:p>
          </table:table-cell>
          <table:table-cell office:value-type="float" office:value="16.29547" calcext:value-type="float">
            <text:p>16.29547</text:p>
          </table:table-cell>
          <table:table-cell office:value-type="float" office:value="16.20627" calcext:value-type="float">
            <text:p>16.20627</text:p>
          </table:table-cell>
          <table:table-cell office:value-type="float" office:value="14.81808" calcext:value-type="float">
            <text:p>14.81808</text:p>
          </table:table-cell>
          <table:table-cell office:value-type="float" office:value="14.68137" calcext:value-type="float">
            <text:p>14.68137</text:p>
          </table:table-cell>
          <table:table-cell office:value-type="float" office:value="13.58273" calcext:value-type="float">
            <text:p>13.58273</text:p>
          </table:table-cell>
          <table:table-cell office:value-type="float" office:value="13.44391" calcext:value-type="float">
            <text:p>13.44391</text:p>
          </table:table-cell>
          <table:table-cell office:value-type="float" office:value="12.9068" calcext:value-type="float">
            <text:p>12.9068</text:p>
          </table:table-cell>
          <table:table-cell office:value-type="float" office:value="12.7778" calcext:value-type="float">
            <text:p>12.7778</text:p>
          </table:table-cell>
          <table:table-cell office:value-type="float" office:value="27.14053" calcext:value-type="float">
            <text:p>27.14053</text:p>
          </table:table-cell>
          <table:table-cell office:value-type="float" office:value="11.80371" calcext:value-type="float">
            <text:p>11.8037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1062004" calcext:value-type="float">
            <text:p>21062004</text:p>
          </table:table-cell>
          <table:table-cell office:value-type="float" office:value="22.8384" calcext:value-type="float">
            <text:p>22.8384</text:p>
          </table:table-cell>
          <table:table-cell office:value-type="float" office:value="26.2" calcext:value-type="float">
            <text:p>26.2</text:p>
          </table:table-cell>
          <table:table-cell office:value-type="float" office:value="11.79" calcext:value-type="float">
            <text:p>11.79</text:p>
          </table:table-cell>
          <table:table-cell office:value-type="float" office:value="2.948561" calcext:value-type="float">
            <text:p>2.948561</text:p>
          </table:table-cell>
          <table:table-cell office:value-type="float" office:value="1.159467" calcext:value-type="float">
            <text:p>1.159467</text:p>
          </table:table-cell>
          <table:table-cell office:value-type="float" office:value="307.332" calcext:value-type="float">
            <text:p>307.332</text:p>
          </table:table-cell>
          <table:table-cell office:value-type="float" office:value="6.1" calcext:value-type="float">
            <text:p>6.1</text:p>
          </table:table-cell>
          <table:table-cell office:value-type="float" office:value="33.07117" calcext:value-type="float">
            <text:p>33.07117</text:p>
          </table:table-cell>
          <table:table-cell office:value-type="float" office:value="15.30426" calcext:value-type="float">
            <text:p>15.30426</text:p>
          </table:table-cell>
          <table:table-cell office:value-type="float" office:value="28.1127" calcext:value-type="float">
            <text:p>28.1127</text:p>
          </table:table-cell>
          <table:table-cell office:value-type="float" office:value="17.48895" calcext:value-type="float">
            <text:p>17.48895</text:p>
          </table:table-cell>
          <table:table-cell office:value-type="float" office:value="25.30533" calcext:value-type="float">
            <text:p>25.30533</text:p>
          </table:table-cell>
          <table:table-cell office:value-type="float" office:value="18.4093" calcext:value-type="float">
            <text:p>18.4093</text:p>
          </table:table-cell>
          <table:table-cell office:value-type="float" office:value="23.25845" calcext:value-type="float">
            <text:p>23.25845</text:p>
          </table:table-cell>
          <table:table-cell office:value-type="float" office:value="19.09204" calcext:value-type="float">
            <text:p>19.09204</text:p>
          </table:table-cell>
          <table:table-cell office:value-type="float" office:value="22.19937" calcext:value-type="float">
            <text:p>22.19937</text:p>
          </table:table-cell>
          <table:table-cell office:value-type="float" office:value="19.45807" calcext:value-type="float">
            <text:p>19.45807</text:p>
          </table:table-cell>
          <table:table-cell office:value-type="float" office:value="21.31818" calcext:value-type="float">
            <text:p>21.31818</text:p>
          </table:table-cell>
          <table:table-cell office:value-type="float" office:value="19.79239" calcext:value-type="float">
            <text:p>19.79239</text:p>
          </table:table-cell>
          <table:table-cell office:value-type="float" office:value="20.76669" calcext:value-type="float">
            <text:p>20.76669</text:p>
          </table:table-cell>
          <table:table-cell office:value-type="float" office:value="19.91122" calcext:value-type="float">
            <text:p>19.91122</text:p>
          </table:table-cell>
          <table:table-cell office:value-type="float" office:value="20.11731" calcext:value-type="float">
            <text:p>20.11731</text:p>
          </table:table-cell>
          <table:table-cell office:value-type="float" office:value="19.91592" calcext:value-type="float">
            <text:p>19.91592</text:p>
          </table:table-cell>
          <table:table-cell office:value-type="float" office:value="19.50101" calcext:value-type="float">
            <text:p>19.50101</text:p>
          </table:table-cell>
          <table:table-cell office:value-type="float" office:value="19.25967" calcext:value-type="float">
            <text:p>19.25967</text:p>
          </table:table-cell>
          <table:table-cell office:value-type="float" office:value="17.91092" calcext:value-type="float">
            <text:p>17.91092</text:p>
          </table:table-cell>
          <table:table-cell office:value-type="float" office:value="17.85864" calcext:value-type="float">
            <text:p>17.85864</text:p>
          </table:table-cell>
          <table:table-cell office:value-type="float" office:value="16.35605" calcext:value-type="float">
            <text:p>16.35605</text:p>
          </table:table-cell>
          <table:table-cell office:value-type="float" office:value="16.2963" calcext:value-type="float">
            <text:p>16.2963</text:p>
          </table:table-cell>
          <table:table-cell office:value-type="float" office:value="14.94165" calcext:value-type="float">
            <text:p>14.94165</text:p>
          </table:table-cell>
          <table:table-cell office:value-type="float" office:value="14.81946" calcext:value-type="float">
            <text:p>14.81946</text:p>
          </table:table-cell>
          <table:table-cell office:value-type="float" office:value="13.71982" calcext:value-type="float">
            <text:p>13.71982</text:p>
          </table:table-cell>
          <table:table-cell office:value-type="float" office:value="13.5842" calcext:value-type="float">
            <text:p>13.5842</text:p>
          </table:table-cell>
          <table:table-cell office:value-type="float" office:value="13.03714" calcext:value-type="float">
            <text:p>13.03714</text:p>
          </table:table-cell>
          <table:table-cell office:value-type="float" office:value="12.90817" calcext:value-type="float">
            <text:p>12.90817</text:p>
          </table:table-cell>
          <table:table-cell office:value-type="float" office:value="36.19708" calcext:value-type="float">
            <text:p>36.19708</text:p>
          </table:table-cell>
          <table:table-cell office:value-type="float" office:value="11.43619" calcext:value-type="float">
            <text:p>11.4361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2062004" calcext:value-type="float">
            <text:p>22062004</text:p>
          </table:table-cell>
          <table:table-cell office:value-type="float" office:value="29.90425" calcext:value-type="float">
            <text:p>29.90425</text:p>
          </table:table-cell>
          <table:table-cell office:value-type="float" office:value="26.79" calcext:value-type="float">
            <text:p>26.79</text:p>
          </table:table-cell>
          <table:table-cell office:value-type="float" office:value="9.95" calcext:value-type="float">
            <text:p>9.95</text:p>
          </table:table-cell>
          <table:table-cell office:value-type="float" office:value="1.345155" calcext:value-type="float">
            <text:p>1.345155</text:p>
          </table:table-cell>
          <table:table-cell office:value-type="float" office:value="0.8887455" calcext:value-type="float">
            <text:p>0.8887455</text:p>
          </table:table-cell>
          <table:table-cell office:value-type="float" office:value="242.172" calcext:value-type="float">
            <text:p>242.172</text:p>
          </table:table-cell>
          <table:table-cell office:value-type="float" office:value="0" calcext:value-type="float">
            <text:p>0</text:p>
          </table:table-cell>
          <table:table-cell office:value-type="float" office:value="30.6806" calcext:value-type="float">
            <text:p>30.6806</text:p>
          </table:table-cell>
          <table:table-cell office:value-type="float" office:value="13.09637" calcext:value-type="float">
            <text:p>13.09637</text:p>
          </table:table-cell>
          <table:table-cell office:value-type="float" office:value="26.62369" calcext:value-type="float">
            <text:p>26.62369</text:p>
          </table:table-cell>
          <table:table-cell office:value-type="float" office:value="15.32925" calcext:value-type="float">
            <text:p>15.32925</text:p>
          </table:table-cell>
          <table:table-cell office:value-type="float" office:value="24.51059" calcext:value-type="float">
            <text:p>24.51059</text:p>
          </table:table-cell>
          <table:table-cell office:value-type="float" office:value="17.17029" calcext:value-type="float">
            <text:p>17.17029</text:p>
          </table:table-cell>
          <table:table-cell office:value-type="float" office:value="22.92389" calcext:value-type="float">
            <text:p>22.92389</text:p>
          </table:table-cell>
          <table:table-cell office:value-type="float" office:value="18.49615" calcext:value-type="float">
            <text:p>18.49615</text:p>
          </table:table-cell>
          <table:table-cell office:value-type="float" office:value="22.02545" calcext:value-type="float">
            <text:p>22.02545</text:p>
          </table:table-cell>
          <table:table-cell office:value-type="float" office:value="19.18445" calcext:value-type="float">
            <text:p>19.18445</text:p>
          </table:table-cell>
          <table:table-cell office:value-type="float" office:value="21.20877" calcext:value-type="float">
            <text:p>21.20877</text:p>
          </table:table-cell>
          <table:table-cell office:value-type="float" office:value="19.75919" calcext:value-type="float">
            <text:p>19.75919</text:p>
          </table:table-cell>
          <table:table-cell office:value-type="float" office:value="20.75891" calcext:value-type="float">
            <text:p>20.75891</text:p>
          </table:table-cell>
          <table:table-cell office:value-type="float" office:value="19.91086" calcext:value-type="float">
            <text:p>19.91086</text:p>
          </table:table-cell>
          <table:table-cell office:value-type="float" office:value="20.06104" calcext:value-type="float">
            <text:p>20.06104</text:p>
          </table:table-cell>
          <table:table-cell office:value-type="float" office:value="19.88168" calcext:value-type="float">
            <text:p>19.88168</text:p>
          </table:table-cell>
          <table:table-cell office:value-type="float" office:value="19.25812" calcext:value-type="float">
            <text:p>19.25812</text:p>
          </table:table-cell>
          <table:table-cell office:value-type="float" office:value="19.12827" calcext:value-type="float">
            <text:p>19.12827</text:p>
          </table:table-cell>
          <table:table-cell office:value-type="float" office:value="17.85803" calcext:value-type="float">
            <text:p>17.85803</text:p>
          </table:table-cell>
          <table:table-cell office:value-type="float" office:value="17.80154" calcext:value-type="float">
            <text:p>17.80154</text:p>
          </table:table-cell>
          <table:table-cell office:value-type="float" office:value="16.39276" calcext:value-type="float">
            <text:p>16.39276</text:p>
          </table:table-cell>
          <table:table-cell office:value-type="float" office:value="16.35651" calcext:value-type="float">
            <text:p>16.35651</text:p>
          </table:table-cell>
          <table:table-cell office:value-type="float" office:value="15.04871" calcext:value-type="float">
            <text:p>15.04871</text:p>
          </table:table-cell>
          <table:table-cell office:value-type="float" office:value="14.94284" calcext:value-type="float">
            <text:p>14.94284</text:p>
          </table:table-cell>
          <table:table-cell office:value-type="float" office:value="13.85123" calcext:value-type="float">
            <text:p>13.85123</text:p>
          </table:table-cell>
          <table:table-cell office:value-type="float" office:value="13.72125" calcext:value-type="float">
            <text:p>13.72125</text:p>
          </table:table-cell>
          <table:table-cell office:value-type="float" office:value="13.16513" calcext:value-type="float">
            <text:p>13.16513</text:p>
          </table:table-cell>
          <table:table-cell office:value-type="float" office:value="13.03848" calcext:value-type="float">
            <text:p>13.03848</text:p>
          </table:table-cell>
          <table:table-cell office:value-type="float" office:value="38.25189" calcext:value-type="float">
            <text:p>38.25189</text:p>
          </table:table-cell>
          <table:table-cell office:value-type="float" office:value="9.485474" calcext:value-type="float">
            <text:p>9.48547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3062004" calcext:value-type="float">
            <text:p>23062004</text:p>
          </table:table-cell>
          <table:table-cell office:value-type="float" office:value="28.58004" calcext:value-type="float">
            <text:p>28.58004</text:p>
          </table:table-cell>
          <table:table-cell office:value-type="float" office:value="28.99" calcext:value-type="float">
            <text:p>28.99</text:p>
          </table:table-cell>
          <table:table-cell office:value-type="float" office:value="15.29" calcext:value-type="float">
            <text:p>15.29</text:p>
          </table:table-cell>
          <table:table-cell office:value-type="float" office:value="1.528373" calcext:value-type="float">
            <text:p>1.528373</text:p>
          </table:table-cell>
          <table:table-cell office:value-type="float" office:value="0.9848467" calcext:value-type="float">
            <text:p>0.9848467</text:p>
          </table:table-cell>
          <table:table-cell office:value-type="float" office:value="234.252" calcext:value-type="float">
            <text:p>234.252</text:p>
          </table:table-cell>
          <table:table-cell office:value-type="float" office:value="0" calcext:value-type="float">
            <text:p>0</text:p>
          </table:table-cell>
          <table:table-cell office:value-type="float" office:value="37.76831" calcext:value-type="float">
            <text:p>37.76831</text:p>
          </table:table-cell>
          <table:table-cell office:value-type="float" office:value="16.43982" calcext:value-type="float">
            <text:p>16.43982</text:p>
          </table:table-cell>
          <table:table-cell office:value-type="float" office:value="30.55228" calcext:value-type="float">
            <text:p>30.55228</text:p>
          </table:table-cell>
          <table:table-cell office:value-type="float" office:value="18.18591" calcext:value-type="float">
            <text:p>18.18591</text:p>
          </table:table-cell>
          <table:table-cell office:value-type="float" office:value="27.44775" calcext:value-type="float">
            <text:p>27.44775</text:p>
          </table:table-cell>
          <table:table-cell office:value-type="float" office:value="19.17438" calcext:value-type="float">
            <text:p>19.17438</text:p>
          </table:table-cell>
          <table:table-cell office:value-type="float" office:value="25.10922" calcext:value-type="float">
            <text:p>25.10922</text:p>
          </table:table-cell>
          <table:table-cell office:value-type="float" office:value="19.81906" calcext:value-type="float">
            <text:p>19.81906</text:p>
          </table:table-cell>
          <table:table-cell office:value-type="float" office:value="23.73465" calcext:value-type="float">
            <text:p>23.73465</text:p>
          </table:table-cell>
          <table:table-cell office:value-type="float" office:value="20.11221" calcext:value-type="float">
            <text:p>20.11221</text:p>
          </table:table-cell>
          <table:table-cell office:value-type="float" office:value="22.45789" calcext:value-type="float">
            <text:p>22.45789</text:p>
          </table:table-cell>
          <table:table-cell office:value-type="float" office:value="20.30798" calcext:value-type="float">
            <text:p>20.30798</text:p>
          </table:table-cell>
          <table:table-cell office:value-type="float" office:value="21.41879" calcext:value-type="float">
            <text:p>21.41879</text:p>
          </table:table-cell>
          <table:table-cell office:value-type="float" office:value="20.22516" calcext:value-type="float">
            <text:p>20.22516</text:p>
          </table:table-cell>
          <table:table-cell office:value-type="float" office:value="20.10294" calcext:value-type="float">
            <text:p>20.10294</text:p>
          </table:table-cell>
          <table:table-cell office:value-type="float" office:value="19.93436" calcext:value-type="float">
            <text:p>19.93436</text:p>
          </table:table-cell>
          <table:table-cell office:value-type="float" office:value="19.12723" calcext:value-type="float">
            <text:p>19.12723</text:p>
          </table:table-cell>
          <table:table-cell office:value-type="float" office:value="19.06519" calcext:value-type="float">
            <text:p>19.06519</text:p>
          </table:table-cell>
          <table:table-cell office:value-type="float" office:value="17.80093" calcext:value-type="float">
            <text:p>17.80093</text:p>
          </table:table-cell>
          <table:table-cell office:value-type="float" office:value="17.7554" calcext:value-type="float">
            <text:p>17.7554</text:p>
          </table:table-cell>
          <table:table-cell office:value-type="float" office:value="16.41763" calcext:value-type="float">
            <text:p>16.41763</text:p>
          </table:table-cell>
          <table:table-cell office:value-type="float" office:value="16.39307" calcext:value-type="float">
            <text:p>16.39307</text:p>
          </table:table-cell>
          <table:table-cell office:value-type="float" office:value="15.14078" calcext:value-type="float">
            <text:p>15.14078</text:p>
          </table:table-cell>
          <table:table-cell office:value-type="float" office:value="15.04971" calcext:value-type="float">
            <text:p>15.04971</text:p>
          </table:table-cell>
          <table:table-cell office:value-type="float" office:value="13.97632" calcext:value-type="float">
            <text:p>13.97632</text:p>
          </table:table-cell>
          <table:table-cell office:value-type="float" office:value="13.85254" calcext:value-type="float">
            <text:p>13.85254</text:p>
          </table:table-cell>
          <table:table-cell office:value-type="float" office:value="13.29193" calcext:value-type="float">
            <text:p>13.29193</text:p>
          </table:table-cell>
          <table:table-cell office:value-type="float" office:value="13.16647" calcext:value-type="float">
            <text:p>13.16647</text:p>
          </table:table-cell>
          <table:table-cell office:value-type="float" office:value="45.40259" calcext:value-type="float">
            <text:p>45.40259</text:p>
          </table:table-cell>
          <table:table-cell office:value-type="float" office:value="13.63214" calcext:value-type="float">
            <text:p>13.6321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4062004" calcext:value-type="float">
            <text:p>24062004</text:p>
          </table:table-cell>
          <table:table-cell office:value-type="float" office:value="12.88404" calcext:value-type="float">
            <text:p>12.88404</text:p>
          </table:table-cell>
          <table:table-cell office:value-type="float" office:value="19.59" calcext:value-type="float">
            <text:p>19.59</text:p>
          </table:table-cell>
          <table:table-cell office:value-type="float" office:value="8.6" calcext:value-type="float">
            <text:p>8.6</text:p>
          </table:table-cell>
          <table:table-cell office:value-type="float" office:value="1.441461" calcext:value-type="float">
            <text:p>1.441461</text:p>
          </table:table-cell>
          <table:table-cell office:value-type="float" office:value="0.9812585" calcext:value-type="float">
            <text:p>0.9812585</text:p>
          </table:table-cell>
          <table:table-cell office:value-type="float" office:value="330.12" calcext:value-type="float">
            <text:p>330.12</text:p>
          </table:table-cell>
          <table:table-cell office:value-type="float" office:value="1.7" calcext:value-type="float">
            <text:p>1.7</text:p>
          </table:table-cell>
          <table:table-cell office:value-type="float" office:value="23.5976" calcext:value-type="float">
            <text:p>23.5976</text:p>
          </table:table-cell>
          <table:table-cell office:value-type="float" office:value="13.47375" calcext:value-type="float">
            <text:p>13.47375</text:p>
          </table:table-cell>
          <table:table-cell office:value-type="float" office:value="23.49921" calcext:value-type="float">
            <text:p>23.49921</text:p>
          </table:table-cell>
          <table:table-cell office:value-type="float" office:value="16.92252" calcext:value-type="float">
            <text:p>16.92252</text:p>
          </table:table-cell>
          <table:table-cell office:value-type="float" office:value="24.15442" calcext:value-type="float">
            <text:p>24.15442</text:p>
          </table:table-cell>
          <table:table-cell office:value-type="float" office:value="18.84085" calcext:value-type="float">
            <text:p>18.84085</text:p>
          </table:table-cell>
          <table:table-cell office:value-type="float" office:value="23.98856" calcext:value-type="float">
            <text:p>23.98856</text:p>
          </table:table-cell>
          <table:table-cell office:value-type="float" office:value="20.11758" calcext:value-type="float">
            <text:p>20.11758</text:p>
          </table:table-cell>
          <table:table-cell office:value-type="float" office:value="23.39743" calcext:value-type="float">
            <text:p>23.39743</text:p>
          </table:table-cell>
          <table:table-cell office:value-type="float" office:value="20.63382" calcext:value-type="float">
            <text:p>20.63382</text:p>
          </table:table-cell>
          <table:table-cell office:value-type="float" office:value="22.46552" calcext:value-type="float">
            <text:p>22.46552</text:p>
          </table:table-cell>
          <table:table-cell office:value-type="float" office:value="21.01938" calcext:value-type="float">
            <text:p>21.01938</text:p>
          </table:table-cell>
          <table:table-cell office:value-type="float" office:value="21.54883" calcext:value-type="float">
            <text:p>21.54883</text:p>
          </table:table-cell>
          <table:table-cell office:value-type="float" office:value="20.90118" calcext:value-type="float">
            <text:p>20.90118</text:p>
          </table:table-cell>
          <table:table-cell office:value-type="float" office:value="20.42017" calcext:value-type="float">
            <text:p>20.42017</text:p>
          </table:table-cell>
          <table:table-cell office:value-type="float" office:value="20.11172" calcext:value-type="float">
            <text:p>20.11172</text:p>
          </table:table-cell>
          <table:table-cell office:value-type="float" office:value="19.14975" calcext:value-type="float">
            <text:p>19.14975</text:p>
          </table:table-cell>
          <table:table-cell office:value-type="float" office:value="19.06543" calcext:value-type="float">
            <text:p>19.06543</text:p>
          </table:table-cell>
          <table:table-cell office:value-type="float" office:value="17.75504" calcext:value-type="float">
            <text:p>17.75504</text:p>
          </table:table-cell>
          <table:table-cell office:value-type="float" office:value="17.7402" calcext:value-type="float">
            <text:p>17.7402</text:p>
          </table:table-cell>
          <table:table-cell office:value-type="float" office:value="16.44229" calcext:value-type="float">
            <text:p>16.44229</text:p>
          </table:table-cell>
          <table:table-cell office:value-type="float" office:value="16.41788" calcext:value-type="float">
            <text:p>16.41788</text:p>
          </table:table-cell>
          <table:table-cell office:value-type="float" office:value="15.2207" calcext:value-type="float">
            <text:p>15.2207</text:p>
          </table:table-cell>
          <table:table-cell office:value-type="float" office:value="15.14169" calcext:value-type="float">
            <text:p>15.14169</text:p>
          </table:table-cell>
          <table:table-cell office:value-type="float" office:value="14.09305" calcext:value-type="float">
            <text:p>14.09305</text:p>
          </table:table-cell>
          <table:table-cell office:value-type="float" office:value="13.97757" calcext:value-type="float">
            <text:p>13.97757</text:p>
          </table:table-cell>
          <table:table-cell office:value-type="float" office:value="13.41574" calcext:value-type="float">
            <text:p>13.41574</text:p>
          </table:table-cell>
          <table:table-cell office:value-type="float" office:value="13.29324" calcext:value-type="float">
            <text:p>13.29324</text:p>
          </table:table-cell>
          <table:table-cell office:value-type="float" office:value="23.6062" calcext:value-type="float">
            <text:p>23.6062</text:p>
          </table:table-cell>
          <table:table-cell office:value-type="float" office:value="8.273163" calcext:value-type="float">
            <text:p>8.27316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5062004" calcext:value-type="float">
            <text:p>25062004</text:p>
          </table:table-cell>
          <table:table-cell office:value-type="float" office:value="29.75862" calcext:value-type="float">
            <text:p>29.75862</text:p>
          </table:table-cell>
          <table:table-cell office:value-type="float" office:value="23.09" calcext:value-type="float">
            <text:p>23.09</text:p>
          </table:table-cell>
          <table:table-cell office:value-type="float" office:value="6.21" calcext:value-type="float">
            <text:p>6.21</text:p>
          </table:table-cell>
          <table:table-cell office:value-type="float" office:value="1.168409" calcext:value-type="float">
            <text:p>1.168409</text:p>
          </table:table-cell>
          <table:table-cell office:value-type="float" office:value="0.8338723" calcext:value-type="float">
            <text:p>0.8338723</text:p>
          </table:table-cell>
          <table:table-cell office:value-type="float" office:value="165.852" calcext:value-type="float">
            <text:p>165.852</text:p>
          </table:table-cell>
          <table:table-cell office:value-type="float" office:value="0" calcext:value-type="float">
            <text:p>0</text:p>
          </table:table-cell>
          <table:table-cell office:value-type="float" office:value="33.44888" calcext:value-type="float">
            <text:p>33.44888</text:p>
          </table:table-cell>
          <table:table-cell office:value-type="float" office:value="11.37354" calcext:value-type="float">
            <text:p>11.37354</text:p>
          </table:table-cell>
          <table:table-cell office:value-type="float" office:value="27.34912" calcext:value-type="float">
            <text:p>27.34912</text:p>
          </table:table-cell>
          <table:table-cell office:value-type="float" office:value="14.67932" calcext:value-type="float">
            <text:p>14.67932</text:p>
          </table:table-cell>
          <table:table-cell office:value-type="float" office:value="24.81134" calcext:value-type="float">
            <text:p>24.81134</text:p>
          </table:table-cell>
          <table:table-cell office:value-type="float" office:value="16.54288" calcext:value-type="float">
            <text:p>16.54288</text:p>
          </table:table-cell>
          <table:table-cell office:value-type="float" office:value="23.06503" calcext:value-type="float">
            <text:p>23.06503</text:p>
          </table:table-cell>
          <table:table-cell office:value-type="float" office:value="17.97955" calcext:value-type="float">
            <text:p>17.97955</text:p>
          </table:table-cell>
          <table:table-cell office:value-type="float" office:value="22.09415" calcext:value-type="float">
            <text:p>22.09415</text:p>
          </table:table-cell>
          <table:table-cell office:value-type="float" office:value="18.7865" calcext:value-type="float">
            <text:p>18.7865</text:p>
          </table:table-cell>
          <table:table-cell office:value-type="float" office:value="21.24265" calcext:value-type="float">
            <text:p>21.24265</text:p>
          </table:table-cell>
          <table:table-cell office:value-type="float" office:value="19.4978" calcext:value-type="float">
            <text:p>19.4978</text:p>
          </table:table-cell>
          <table:table-cell office:value-type="float" office:value="20.88651" calcext:value-type="float">
            <text:p>20.88651</text:p>
          </table:table-cell>
          <table:table-cell office:value-type="float" office:value="19.79846" calcext:value-type="float">
            <text:p>19.79846</text:p>
          </table:table-cell>
          <table:table-cell office:value-type="float" office:value="20.39185" calcext:value-type="float">
            <text:p>20.39185</text:p>
          </table:table-cell>
          <table:table-cell office:value-type="float" office:value="19.91946" calcext:value-type="float">
            <text:p>19.91946</text:p>
          </table:table-cell>
          <table:table-cell office:value-type="float" office:value="19.16119" calcext:value-type="float">
            <text:p>19.16119</text:p>
          </table:table-cell>
          <table:table-cell office:value-type="float" office:value="19.10049" calcext:value-type="float">
            <text:p>19.10049</text:p>
          </table:table-cell>
          <table:table-cell office:value-type="float" office:value="17.74634" calcext:value-type="float">
            <text:p>17.74634</text:p>
          </table:table-cell>
          <table:table-cell office:value-type="float" office:value="17.74066" calcext:value-type="float">
            <text:p>17.74066</text:p>
          </table:table-cell>
          <table:table-cell office:value-type="float" office:value="16.47339" calcext:value-type="float">
            <text:p>16.47339</text:p>
          </table:table-cell>
          <table:table-cell office:value-type="float" office:value="16.44257" calcext:value-type="float">
            <text:p>16.44257</text:p>
          </table:table-cell>
          <table:table-cell office:value-type="float" office:value="15.29333" calcext:value-type="float">
            <text:p>15.29333</text:p>
          </table:table-cell>
          <table:table-cell office:value-type="float" office:value="15.22153" calcext:value-type="float">
            <text:p>15.22153</text:p>
          </table:table-cell>
          <table:table-cell office:value-type="float" office:value="14.20245" calcext:value-type="float">
            <text:p>14.20245</text:p>
          </table:table-cell>
          <table:table-cell office:value-type="float" office:value="14.09421" calcext:value-type="float">
            <text:p>14.09421</text:p>
          </table:table-cell>
          <table:table-cell office:value-type="float" office:value="13.53513" calcext:value-type="float">
            <text:p>13.53513</text:p>
          </table:table-cell>
          <table:table-cell office:value-type="float" office:value="13.41699" calcext:value-type="float">
            <text:p>13.41699</text:p>
          </table:table-cell>
          <table:table-cell office:value-type="float" office:value="38.44543" calcext:value-type="float">
            <text:p>38.44543</text:p>
          </table:table-cell>
          <table:table-cell office:value-type="float" office:value="5.668213" calcext:value-type="float">
            <text:p>5.66821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6062004" calcext:value-type="float">
            <text:p>26062004</text:p>
          </table:table-cell>
          <table:table-cell office:value-type="float" office:value="7.90128" calcext:value-type="float">
            <text:p>7.90128</text:p>
          </table:table-cell>
          <table:table-cell office:value-type="float" office:value="20.52" calcext:value-type="float">
            <text:p>20.52</text:p>
          </table:table-cell>
          <table:table-cell office:value-type="float" office:value="10.47" calcext:value-type="float">
            <text:p>10.47</text:p>
          </table:table-cell>
          <table:table-cell office:value-type="float" office:value="1.485552" calcext:value-type="float">
            <text:p>1.485552</text:p>
          </table:table-cell>
          <table:table-cell office:value-type="float" office:value="1.078222" calcext:value-type="float">
            <text:p>1.078222</text:p>
          </table:table-cell>
          <table:table-cell office:value-type="float" office:value="121.536" calcext:value-type="float">
            <text:p>121.536</text:p>
          </table:table-cell>
          <table:table-cell office:value-type="float" office:value="0.1" calcext:value-type="float">
            <text:p>0.1</text:p>
          </table:table-cell>
          <table:table-cell office:value-type="float" office:value="24.00995" calcext:value-type="float">
            <text:p>24.00995</text:p>
          </table:table-cell>
          <table:table-cell office:value-type="float" office:value="15.94421" calcext:value-type="float">
            <text:p>15.94421</text:p>
          </table:table-cell>
          <table:table-cell office:value-type="float" office:value="21.53717" calcext:value-type="float">
            <text:p>21.53717</text:p>
          </table:table-cell>
          <table:table-cell office:value-type="float" office:value="18.09393" calcext:value-type="float">
            <text:p>18.09393</text:p>
          </table:table-cell>
          <table:table-cell office:value-type="float" office:value="21.41681" calcext:value-type="float">
            <text:p>21.41681</text:p>
          </table:table-cell>
          <table:table-cell office:value-type="float" office:value="19.08743" calcext:value-type="float">
            <text:p>19.08743</text:p>
          </table:table-cell>
          <table:table-cell office:value-type="float" office:value="21.81442" calcext:value-type="float">
            <text:p>21.81442</text:p>
          </table:table-cell>
          <table:table-cell office:value-type="float" office:value="19.7056" calcext:value-type="float">
            <text:p>19.7056</text:p>
          </table:table-cell>
          <table:table-cell office:value-type="float" office:value="21.65027" calcext:value-type="float">
            <text:p>21.65027</text:p>
          </table:table-cell>
          <table:table-cell office:value-type="float" office:value="19.98196" calcext:value-type="float">
            <text:p>19.98196</text:p>
          </table:table-cell>
          <table:table-cell office:value-type="float" office:value="21.23804" calcext:value-type="float">
            <text:p>21.23804</text:p>
          </table:table-cell>
          <table:table-cell office:value-type="float" office:value="20.14377" calcext:value-type="float">
            <text:p>20.14377</text:p>
          </table:table-cell>
          <table:table-cell office:value-type="float" office:value="20.71048" calcext:value-type="float">
            <text:p>20.71048</text:p>
          </table:table-cell>
          <table:table-cell office:value-type="float" office:value="20.08948" calcext:value-type="float">
            <text:p>20.08948</text:p>
          </table:table-cell>
          <table:table-cell office:value-type="float" office:value="20.00897" calcext:value-type="float">
            <text:p>20.00897</text:p>
          </table:table-cell>
          <table:table-cell office:value-type="float" office:value="19.83688" calcext:value-type="float">
            <text:p>19.83688</text:p>
          </table:table-cell>
          <table:table-cell office:value-type="float" office:value="19.09958" calcext:value-type="float">
            <text:p>19.09958</text:p>
          </table:table-cell>
          <table:table-cell office:value-type="float" office:value="19.03226" calcext:value-type="float">
            <text:p>19.03226</text:p>
          </table:table-cell>
          <table:table-cell office:value-type="float" office:value="17.74597" calcext:value-type="float">
            <text:p>17.74597</text:p>
          </table:table-cell>
          <table:table-cell office:value-type="float" office:value="17.74002" calcext:value-type="float">
            <text:p>17.74002</text:p>
          </table:table-cell>
          <table:table-cell office:value-type="float" office:value="16.50458" calcext:value-type="float">
            <text:p>16.50458</text:p>
          </table:table-cell>
          <table:table-cell office:value-type="float" office:value="16.47372" calcext:value-type="float">
            <text:p>16.47372</text:p>
          </table:table-cell>
          <table:table-cell office:value-type="float" office:value="15.36154" calcext:value-type="float">
            <text:p>15.36154</text:p>
          </table:table-cell>
          <table:table-cell office:value-type="float" office:value="15.2941" calcext:value-type="float">
            <text:p>15.2941</text:p>
          </table:table-cell>
          <table:table-cell office:value-type="float" office:value="14.30527" calcext:value-type="float">
            <text:p>14.30527</text:p>
          </table:table-cell>
          <table:table-cell office:value-type="float" office:value="14.20355" calcext:value-type="float">
            <text:p>14.20355</text:p>
          </table:table-cell>
          <table:table-cell office:value-type="float" office:value="13.6499" calcext:value-type="float">
            <text:p>13.6499</text:p>
          </table:table-cell>
          <table:table-cell office:value-type="float" office:value="13.53635" calcext:value-type="float">
            <text:p>13.53635</text:p>
          </table:table-cell>
          <table:table-cell office:value-type="float" office:value="27.272" calcext:value-type="float">
            <text:p>27.272</text:p>
          </table:table-cell>
          <table:table-cell office:value-type="float" office:value="10.4133" calcext:value-type="float">
            <text:p>10.413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7062004" calcext:value-type="float">
            <text:p>27062004</text:p>
          </table:table-cell>
          <table:table-cell office:value-type="float" office:value="21.5622" calcext:value-type="float">
            <text:p>21.5622</text:p>
          </table:table-cell>
          <table:table-cell office:value-type="float" office:value="24.84" calcext:value-type="float">
            <text:p>24.84</text:p>
          </table:table-cell>
          <table:table-cell office:value-type="float" office:value="15.58" calcext:value-type="float">
            <text:p>15.58</text:p>
          </table:table-cell>
          <table:table-cell office:value-type="float" office:value="1.576155" calcext:value-type="float">
            <text:p>1.576155</text:p>
          </table:table-cell>
          <table:table-cell office:value-type="float" office:value="1.222045" calcext:value-type="float">
            <text:p>1.222045</text:p>
          </table:table-cell>
          <table:table-cell office:value-type="float" office:value="163.188" calcext:value-type="float">
            <text:p>163.188</text:p>
          </table:table-cell>
          <table:table-cell office:value-type="float" office:value="1.2" calcext:value-type="float">
            <text:p>1.2</text:p>
          </table:table-cell>
          <table:table-cell office:value-type="float" office:value="32.28232" calcext:value-type="float">
            <text:p>32.28232</text:p>
          </table:table-cell>
          <table:table-cell office:value-type="float" office:value="17.06232" calcext:value-type="float">
            <text:p>17.06232</text:p>
          </table:table-cell>
          <table:table-cell office:value-type="float" office:value="26.96344" calcext:value-type="float">
            <text:p>26.96344</text:p>
          </table:table-cell>
          <table:table-cell office:value-type="float" office:value="18.29764" calcext:value-type="float">
            <text:p>18.29764</text:p>
          </table:table-cell>
          <table:table-cell office:value-type="float" office:value="24.56082" calcext:value-type="float">
            <text:p>24.56082</text:p>
          </table:table-cell>
          <table:table-cell office:value-type="float" office:value="18.95267" calcext:value-type="float">
            <text:p>18.95267</text:p>
          </table:table-cell>
          <table:table-cell office:value-type="float" office:value="23.01093" calcext:value-type="float">
            <text:p>23.01093</text:p>
          </table:table-cell>
          <table:table-cell office:value-type="float" office:value="19.38849" calcext:value-type="float">
            <text:p>19.38849</text:p>
          </table:table-cell>
          <table:table-cell office:value-type="float" office:value="22.10681" calcext:value-type="float">
            <text:p>22.10681</text:p>
          </table:table-cell>
          <table:table-cell office:value-type="float" office:value="19.60712" calcext:value-type="float">
            <text:p>19.60712</text:p>
          </table:table-cell>
          <table:table-cell office:value-type="float" office:value="21.23483" calcext:value-type="float">
            <text:p>21.23483</text:p>
          </table:table-cell>
          <table:table-cell office:value-type="float" office:value="19.78406" calcext:value-type="float">
            <text:p>19.78406</text:p>
          </table:table-cell>
          <table:table-cell office:value-type="float" office:value="20.61255" calcext:value-type="float">
            <text:p>20.61255</text:p>
          </table:table-cell>
          <table:table-cell office:value-type="float" office:value="19.79297" calcext:value-type="float">
            <text:p>19.79297</text:p>
          </table:table-cell>
          <table:table-cell office:value-type="float" office:value="19.83496" calcext:value-type="float">
            <text:p>19.83496</text:p>
          </table:table-cell>
          <table:table-cell office:value-type="float" office:value="19.66064" calcext:value-type="float">
            <text:p>19.66064</text:p>
          </table:table-cell>
          <table:table-cell office:value-type="float" office:value="19.03134" calcext:value-type="float">
            <text:p>19.03134</text:p>
          </table:table-cell>
          <table:table-cell office:value-type="float" office:value="18.93347" calcext:value-type="float">
            <text:p>18.93347</text:p>
          </table:table-cell>
          <table:table-cell office:value-type="float" office:value="17.73993" calcext:value-type="float">
            <text:p>17.73993</text:p>
          </table:table-cell>
          <table:table-cell office:value-type="float" office:value="17.72424" calcext:value-type="float">
            <text:p>17.72424</text:p>
          </table:table-cell>
          <table:table-cell office:value-type="float" office:value="16.53271" calcext:value-type="float">
            <text:p>16.53271</text:p>
          </table:table-cell>
          <table:table-cell office:value-type="float" office:value="16.50488" calcext:value-type="float">
            <text:p>16.50488</text:p>
          </table:table-cell>
          <table:table-cell office:value-type="float" office:value="15.42557" calcext:value-type="float">
            <text:p>15.42557</text:p>
          </table:table-cell>
          <table:table-cell office:value-type="float" office:value="15.36221" calcext:value-type="float">
            <text:p>15.36221</text:p>
          </table:table-cell>
          <table:table-cell office:value-type="float" office:value="14.40222" calcext:value-type="float">
            <text:p>14.40222</text:p>
          </table:table-cell>
          <table:table-cell office:value-type="float" office:value="14.3063" calcext:value-type="float">
            <text:p>14.3063</text:p>
          </table:table-cell>
          <table:table-cell office:value-type="float" office:value="13.75937" calcext:value-type="float">
            <text:p>13.75937</text:p>
          </table:table-cell>
          <table:table-cell office:value-type="float" office:value="13.65106" calcext:value-type="float">
            <text:p>13.65106</text:p>
          </table:table-cell>
          <table:table-cell office:value-type="float" office:value="36.06235" calcext:value-type="float">
            <text:p>36.06235</text:p>
          </table:table-cell>
          <table:table-cell office:value-type="float" office:value="14.37708" calcext:value-type="float">
            <text:p>14.3770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8062004" calcext:value-type="float">
            <text:p>28062004</text:p>
          </table:table-cell>
          <table:table-cell office:value-type="float" office:value="27.51406" calcext:value-type="float">
            <text:p>27.51406</text:p>
          </table:table-cell>
          <table:table-cell office:value-type="float" office:value="25.15" calcext:value-type="float">
            <text:p>25.15</text:p>
          </table:table-cell>
          <table:table-cell office:value-type="float" office:value="11.72" calcext:value-type="float">
            <text:p>11.72</text:p>
          </table:table-cell>
          <table:table-cell office:value-type="float" office:value="1.465361" calcext:value-type="float">
            <text:p>1.465361</text:p>
          </table:table-cell>
          <table:table-cell office:value-type="float" office:value="0.9853037" calcext:value-type="float">
            <text:p>0.9853037</text:p>
          </table:table-cell>
          <table:table-cell office:value-type="float" office:value="152.496" calcext:value-type="float">
            <text:p>152.496</text:p>
          </table:table-cell>
          <table:table-cell office:value-type="float" office:value="0" calcext:value-type="float">
            <text:p>0</text:p>
          </table:table-cell>
          <table:table-cell office:value-type="float" office:value="30.65485" calcext:value-type="float">
            <text:p>30.65485</text:p>
          </table:table-cell>
          <table:table-cell office:value-type="float" office:value="14.91019" calcext:value-type="float">
            <text:p>14.91019</text:p>
          </table:table-cell>
          <table:table-cell office:value-type="float" office:value="26.60333" calcext:value-type="float">
            <text:p>26.60333</text:p>
          </table:table-cell>
          <table:table-cell office:value-type="float" office:value="17.55499" calcext:value-type="float">
            <text:p>17.55499</text:p>
          </table:table-cell>
          <table:table-cell office:value-type="float" office:value="24.58749" calcext:value-type="float">
            <text:p>24.58749</text:p>
          </table:table-cell>
          <table:table-cell office:value-type="float" office:value="18.80328" calcext:value-type="float">
            <text:p>18.80328</text:p>
          </table:table-cell>
          <table:table-cell office:value-type="float" office:value="23.12131" calcext:value-type="float">
            <text:p>23.12131</text:p>
          </table:table-cell>
          <table:table-cell office:value-type="float" office:value="19.61014" calcext:value-type="float">
            <text:p>19.61014</text:p>
          </table:table-cell>
          <table:table-cell office:value-type="float" office:value="22.24237" calcext:value-type="float">
            <text:p>22.24237</text:p>
          </table:table-cell>
          <table:table-cell office:value-type="float" office:value="19.96866" calcext:value-type="float">
            <text:p>19.96866</text:p>
          </table:table-cell>
          <table:table-cell office:value-type="float" office:value="21.39023" calcext:value-type="float">
            <text:p>21.39023</text:p>
          </table:table-cell>
          <table:table-cell office:value-type="float" office:value="20.19821" calcext:value-type="float">
            <text:p>20.19821</text:p>
          </table:table-cell>
          <table:table-cell office:value-type="float" office:value="20.74429" calcext:value-type="float">
            <text:p>20.74429</text:p>
          </table:table-cell>
          <table:table-cell office:value-type="float" office:value="20.10175" calcext:value-type="float">
            <text:p>20.10175</text:p>
          </table:table-cell>
          <table:table-cell office:value-type="float" office:value="19.85947" calcext:value-type="float">
            <text:p>19.85947</text:p>
          </table:table-cell>
          <table:table-cell office:value-type="float" office:value="19.75848" calcext:value-type="float">
            <text:p>19.75848</text:p>
          </table:table-cell>
          <table:table-cell office:value-type="float" office:value="18.93292" calcext:value-type="float">
            <text:p>18.93292</text:p>
          </table:table-cell>
          <table:table-cell office:value-type="float" office:value="18.91373" calcext:value-type="float">
            <text:p>18.91373</text:p>
          </table:table-cell>
          <table:table-cell office:value-type="float" office:value="17.72403" calcext:value-type="float">
            <text:p>17.72403</text:p>
          </table:table-cell>
          <table:table-cell office:value-type="float" office:value="17.70975" calcext:value-type="float">
            <text:p>17.70975</text:p>
          </table:table-cell>
          <table:table-cell office:value-type="float" office:value="16.55768" calcext:value-type="float">
            <text:p>16.55768</text:p>
          </table:table-cell>
          <table:table-cell office:value-type="float" office:value="16.53299" calcext:value-type="float">
            <text:p>16.53299</text:p>
          </table:table-cell>
          <table:table-cell office:value-type="float" office:value="15.48587" calcext:value-type="float">
            <text:p>15.48587</text:p>
          </table:table-cell>
          <table:table-cell office:value-type="float" office:value="15.42621" calcext:value-type="float">
            <text:p>15.42621</text:p>
          </table:table-cell>
          <table:table-cell office:value-type="float" office:value="14.49356" calcext:value-type="float">
            <text:p>14.49356</text:p>
          </table:table-cell>
          <table:table-cell office:value-type="float" office:value="14.40323" calcext:value-type="float">
            <text:p>14.40323</text:p>
          </table:table-cell>
          <table:table-cell office:value-type="float" office:value="13.86325" calcext:value-type="float">
            <text:p>13.86325</text:p>
          </table:table-cell>
          <table:table-cell office:value-type="float" office:value="13.7605" calcext:value-type="float">
            <text:p>13.7605</text:p>
          </table:table-cell>
          <table:table-cell office:value-type="float" office:value="36.79916" calcext:value-type="float">
            <text:p>36.79916</text:p>
          </table:table-cell>
          <table:table-cell office:value-type="float" office:value="10.86392" calcext:value-type="float">
            <text:p>10.8639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9062004" calcext:value-type="float">
            <text:p>29062004</text:p>
          </table:table-cell>
          <table:table-cell office:value-type="float" office:value="24.5628" calcext:value-type="float">
            <text:p>24.5628</text:p>
          </table:table-cell>
          <table:table-cell office:value-type="float" office:value="26.52" calcext:value-type="float">
            <text:p>26.52</text:p>
          </table:table-cell>
          <table:table-cell office:value-type="float" office:value="11.1" calcext:value-type="float">
            <text:p>11.1</text:p>
          </table:table-cell>
          <table:table-cell office:value-type="float" office:value="1.36327" calcext:value-type="float">
            <text:p>1.36327</text:p>
          </table:table-cell>
          <table:table-cell office:value-type="float" office:value="1.006235" calcext:value-type="float">
            <text:p>1.006235</text:p>
          </table:table-cell>
          <table:table-cell office:value-type="float" office:value="182.592" calcext:value-type="float">
            <text:p>182.592</text:p>
          </table:table-cell>
          <table:table-cell office:value-type="float" office:value="0" calcext:value-type="float">
            <text:p>0</text:p>
          </table:table-cell>
          <table:table-cell office:value-type="float" office:value="34.50998" calcext:value-type="float">
            <text:p>34.50998</text:p>
          </table:table-cell>
          <table:table-cell office:value-type="float" office:value="15.33102" calcext:value-type="float">
            <text:p>15.33102</text:p>
          </table:table-cell>
          <table:table-cell office:value-type="float" office:value="27.54782" calcext:value-type="float">
            <text:p>27.54782</text:p>
          </table:table-cell>
          <table:table-cell office:value-type="float" office:value="17.96951" calcext:value-type="float">
            <text:p>17.96951</text:p>
          </table:table-cell>
          <table:table-cell office:value-type="float" office:value="25.58286" calcext:value-type="float">
            <text:p>25.58286</text:p>
          </table:table-cell>
          <table:table-cell office:value-type="float" office:value="19.2146" calcext:value-type="float">
            <text:p>19.2146</text:p>
          </table:table-cell>
          <table:table-cell office:value-type="float" office:value="23.94559" calcext:value-type="float">
            <text:p>23.94559</text:p>
          </table:table-cell>
          <table:table-cell office:value-type="float" office:value="19.97641" calcext:value-type="float">
            <text:p>19.97641</text:p>
          </table:table-cell>
          <table:table-cell office:value-type="float" office:value="22.92914" calcext:value-type="float">
            <text:p>22.92914</text:p>
          </table:table-cell>
          <table:table-cell office:value-type="float" office:value="20.29199" calcext:value-type="float">
            <text:p>20.29199</text:p>
          </table:table-cell>
          <table:table-cell office:value-type="float" office:value="21.93524" calcext:value-type="float">
            <text:p>21.93524</text:p>
          </table:table-cell>
          <table:table-cell office:value-type="float" office:value="20.47272" calcext:value-type="float">
            <text:p>20.47272</text:p>
          </table:table-cell>
          <table:table-cell office:value-type="float" office:value="21.15057" calcext:value-type="float">
            <text:p>21.15057</text:p>
          </table:table-cell>
          <table:table-cell office:value-type="float" office:value="20.31827" calcext:value-type="float">
            <text:p>20.31827</text:p>
          </table:table-cell>
          <table:table-cell office:value-type="float" office:value="20.04181" calcext:value-type="float">
            <text:p>20.04181</text:p>
          </table:table-cell>
          <table:table-cell office:value-type="float" office:value="19.86377" calcext:value-type="float">
            <text:p>19.86377</text:p>
          </table:table-cell>
          <table:table-cell office:value-type="float" office:value="18.94272" calcext:value-type="float">
            <text:p>18.94272</text:p>
          </table:table-cell>
          <table:table-cell office:value-type="float" office:value="18.91382" calcext:value-type="float">
            <text:p>18.91382</text:p>
          </table:table-cell>
          <table:table-cell office:value-type="float" office:value="17.70969" calcext:value-type="float">
            <text:p>17.70969</text:p>
          </table:table-cell>
          <table:table-cell office:value-type="float" office:value="17.70758" calcext:value-type="float">
            <text:p>17.70758</text:p>
          </table:table-cell>
          <table:table-cell office:value-type="float" office:value="16.58246" calcext:value-type="float">
            <text:p>16.58246</text:p>
          </table:table-cell>
          <table:table-cell office:value-type="float" office:value="16.55792" calcext:value-type="float">
            <text:p>16.55792</text:p>
          </table:table-cell>
          <table:table-cell office:value-type="float" office:value="15.54187" calcext:value-type="float">
            <text:p>15.54187</text:p>
          </table:table-cell>
          <table:table-cell office:value-type="float" office:value="15.48648" calcext:value-type="float">
            <text:p>15.48648</text:p>
          </table:table-cell>
          <table:table-cell office:value-type="float" office:value="14.57944" calcext:value-type="float">
            <text:p>14.57944</text:p>
          </table:table-cell>
          <table:table-cell office:value-type="float" office:value="14.49451" calcext:value-type="float">
            <text:p>14.49451</text:p>
          </table:table-cell>
          <table:table-cell office:value-type="float" office:value="13.96124" calcext:value-type="float">
            <text:p>13.96124</text:p>
          </table:table-cell>
          <table:table-cell office:value-type="float" office:value="13.86429" calcext:value-type="float">
            <text:p>13.86429</text:p>
          </table:table-cell>
          <table:table-cell office:value-type="float" office:value="42.18073" calcext:value-type="float">
            <text:p>42.18073</text:p>
          </table:table-cell>
          <table:table-cell office:value-type="float" office:value="10.68918" calcext:value-type="float">
            <text:p>10.6891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0062004" calcext:value-type="float">
            <text:p>30062004</text:p>
          </table:table-cell>
          <table:table-cell office:value-type="float" office:value="29.20716" calcext:value-type="float">
            <text:p>29.20716</text:p>
          </table:table-cell>
          <table:table-cell office:value-type="float" office:value="28.65" calcext:value-type="float">
            <text:p>28.65</text:p>
          </table:table-cell>
          <table:table-cell office:value-type="float" office:value="13.99" calcext:value-type="float">
            <text:p>13.99</text:p>
          </table:table-cell>
          <table:table-cell office:value-type="float" office:value="1.616807" calcext:value-type="float">
            <text:p>1.616807</text:p>
          </table:table-cell>
          <table:table-cell office:value-type="float" office:value="1.206985" calcext:value-type="float">
            <text:p>1.206985</text:p>
          </table:table-cell>
          <table:table-cell office:value-type="float" office:value="208.404" calcext:value-type="float">
            <text:p>208.404</text:p>
          </table:table-cell>
          <table:table-cell office:value-type="float" office:value="0" calcext:value-type="float">
            <text:p>0</text:p>
          </table:table-cell>
          <table:table-cell office:value-type="float" office:value="37.18063" calcext:value-type="float">
            <text:p>37.18063</text:p>
          </table:table-cell>
          <table:table-cell office:value-type="float" office:value="17.45859" calcext:value-type="float">
            <text:p>17.45859</text:p>
          </table:table-cell>
          <table:table-cell office:value-type="float" office:value="30.94263" calcext:value-type="float">
            <text:p>30.94263</text:p>
          </table:table-cell>
          <table:table-cell office:value-type="float" office:value="19.51239" calcext:value-type="float">
            <text:p>19.51239</text:p>
          </table:table-cell>
          <table:table-cell office:value-type="float" office:value="28.02417" calcext:value-type="float">
            <text:p>28.02417</text:p>
          </table:table-cell>
          <table:table-cell office:value-type="float" office:value="20.46686" calcext:value-type="float">
            <text:p>20.46686</text:p>
          </table:table-cell>
          <table:table-cell office:value-type="float" office:value="25.74921" calcext:value-type="float">
            <text:p>25.74921</text:p>
          </table:table-cell>
          <table:table-cell office:value-type="float" office:value="20.9711" calcext:value-type="float">
            <text:p>20.9711</text:p>
          </table:table-cell>
          <table:table-cell office:value-type="float" office:value="24.35544" calcext:value-type="float">
            <text:p>24.35544</text:p>
          </table:table-cell>
          <table:table-cell office:value-type="float" office:value="21.11957" calcext:value-type="float">
            <text:p>21.11957</text:p>
          </table:table-cell>
          <table:table-cell office:value-type="float" office:value="23.0119" calcext:value-type="float">
            <text:p>23.0119</text:p>
          </table:table-cell>
          <table:table-cell office:value-type="float" office:value="21.12009" calcext:value-type="float">
            <text:p>21.12009</text:p>
          </table:table-cell>
          <table:table-cell office:value-type="float" office:value="21.92557" calcext:value-type="float">
            <text:p>21.92557</text:p>
          </table:table-cell>
          <table:table-cell office:value-type="float" office:value="20.80746" calcext:value-type="float">
            <text:p>20.80746</text:p>
          </table:table-cell>
          <table:table-cell office:value-type="float" office:value="20.40405" calcext:value-type="float">
            <text:p>20.40405</text:p>
          </table:table-cell>
          <table:table-cell office:value-type="float" office:value="20.04779" calcext:value-type="float">
            <text:p>20.04779</text:p>
          </table:table-cell>
          <table:table-cell office:value-type="float" office:value="19.04272" calcext:value-type="float">
            <text:p>19.04272</text:p>
          </table:table-cell>
          <table:table-cell office:value-type="float" office:value="18.94339" calcext:value-type="float">
            <text:p>18.94339</text:p>
          </table:table-cell>
          <table:table-cell office:value-type="float" office:value="17.72937" calcext:value-type="float">
            <text:p>17.72937</text:p>
          </table:table-cell>
          <table:table-cell office:value-type="float" office:value="17.70932" calcext:value-type="float">
            <text:p>17.70932</text:p>
          </table:table-cell>
          <table:table-cell office:value-type="float" office:value="16.61087" calcext:value-type="float">
            <text:p>16.61087</text:p>
          </table:table-cell>
          <table:table-cell office:value-type="float" office:value="16.5827" calcext:value-type="float">
            <text:p>16.5827</text:p>
          </table:table-cell>
          <table:table-cell office:value-type="float" office:value="15.59409" calcext:value-type="float">
            <text:p>15.59409</text:p>
          </table:table-cell>
          <table:table-cell office:value-type="float" office:value="15.54242" calcext:value-type="float">
            <text:p>15.54242</text:p>
          </table:table-cell>
          <table:table-cell office:value-type="float" office:value="14.65988" calcext:value-type="float">
            <text:p>14.65988</text:p>
          </table:table-cell>
          <table:table-cell office:value-type="float" office:value="14.58029" calcext:value-type="float">
            <text:p>14.58029</text:p>
          </table:table-cell>
          <table:table-cell office:value-type="float" office:value="14.05466" calcext:value-type="float">
            <text:p>14.05466</text:p>
          </table:table-cell>
          <table:table-cell office:value-type="float" office:value="13.96225" calcext:value-type="float">
            <text:p>13.96225</text:p>
          </table:table-cell>
          <table:table-cell office:value-type="float" office:value="44.43219" calcext:value-type="float">
            <text:p>44.43219</text:p>
          </table:table-cell>
          <table:table-cell office:value-type="float" office:value="13.40762" calcext:value-type="float">
            <text:p>13.4076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72004" calcext:value-type="float">
            <text:p>1072004</text:p>
          </table:table-cell>
          <table:table-cell office:value-type="float" office:value="21.71952" calcext:value-type="float">
            <text:p>21.71952</text:p>
          </table:table-cell>
          <table:table-cell office:value-type="float" office:value="27.89" calcext:value-type="float">
            <text:p>27.89</text:p>
          </table:table-cell>
          <table:table-cell office:value-type="float" office:value="16.65" calcext:value-type="float">
            <text:p>16.65</text:p>
          </table:table-cell>
          <table:table-cell office:value-type="float" office:value="2.18479" calcext:value-type="float">
            <text:p>2.18479</text:p>
          </table:table-cell>
          <table:table-cell office:value-type="float" office:value="1.618723" calcext:value-type="float">
            <text:p>1.618723</text:p>
          </table:table-cell>
          <table:table-cell office:value-type="float" office:value="227.664" calcext:value-type="float">
            <text:p>227.664</text:p>
          </table:table-cell>
          <table:table-cell office:value-type="float" office:value="0" calcext:value-type="float">
            <text:p>0</text:p>
          </table:table-cell>
          <table:table-cell office:value-type="float" office:value="35.31812" calcext:value-type="float">
            <text:p>35.31812</text:p>
          </table:table-cell>
          <table:table-cell office:value-type="float" office:value="19.92511" calcext:value-type="float">
            <text:p>19.92511</text:p>
          </table:table-cell>
          <table:table-cell office:value-type="float" office:value="29.9024" calcext:value-type="float">
            <text:p>29.9024</text:p>
          </table:table-cell>
          <table:table-cell office:value-type="float" office:value="21.60138" calcext:value-type="float">
            <text:p>21.60138</text:p>
          </table:table-cell>
          <table:table-cell office:value-type="float" office:value="27.54315" calcext:value-type="float">
            <text:p>27.54315</text:p>
          </table:table-cell>
          <table:table-cell office:value-type="float" office:value="22.28641" calcext:value-type="float">
            <text:p>22.28641</text:p>
          </table:table-cell>
          <table:table-cell office:value-type="float" office:value="25.68607" calcext:value-type="float">
            <text:p>25.68607</text:p>
          </table:table-cell>
          <table:table-cell office:value-type="float" office:value="22.52103" calcext:value-type="float">
            <text:p>22.52103</text:p>
          </table:table-cell>
          <table:table-cell office:value-type="float" office:value="24.54202" calcext:value-type="float">
            <text:p>24.54202</text:p>
          </table:table-cell>
          <table:table-cell office:value-type="float" office:value="22.46942" calcext:value-type="float">
            <text:p>22.46942</text:p>
          </table:table-cell>
          <table:table-cell office:value-type="float" office:value="23.38354" calcext:value-type="float">
            <text:p>23.38354</text:p>
          </table:table-cell>
          <table:table-cell office:value-type="float" office:value="22.22604" calcext:value-type="float">
            <text:p>22.22604</text:p>
          </table:table-cell>
          <table:table-cell office:value-type="float" office:value="22.38721" calcext:value-type="float">
            <text:p>22.38721</text:p>
          </table:table-cell>
          <table:table-cell office:value-type="float" office:value="21.66971" calcext:value-type="float">
            <text:p>21.66971</text:p>
          </table:table-cell>
          <table:table-cell office:value-type="float" office:value="20.8978" calcext:value-type="float">
            <text:p>20.8978</text:p>
          </table:table-cell>
          <table:table-cell office:value-type="float" office:value="20.41324" calcext:value-type="float">
            <text:p>20.41324</text:p>
          </table:table-cell>
          <table:table-cell office:value-type="float" office:value="19.24844" calcext:value-type="float">
            <text:p>19.24844</text:p>
          </table:table-cell>
          <table:table-cell office:value-type="float" office:value="19.04434" calcext:value-type="float">
            <text:p>19.04434</text:p>
          </table:table-cell>
          <table:table-cell office:value-type="float" office:value="17.78357" calcext:value-type="float">
            <text:p>17.78357</text:p>
          </table:table-cell>
          <table:table-cell office:value-type="float" office:value="17.72971" calcext:value-type="float">
            <text:p>17.72971</text:p>
          </table:table-cell>
          <table:table-cell office:value-type="float" office:value="16.64886" calcext:value-type="float">
            <text:p>16.64886</text:p>
          </table:table-cell>
          <table:table-cell office:value-type="float" office:value="16.61121" calcext:value-type="float">
            <text:p>16.61121</text:p>
          </table:table-cell>
          <table:table-cell office:value-type="float" office:value="15.64581" calcext:value-type="float">
            <text:p>15.64581</text:p>
          </table:table-cell>
          <table:table-cell office:value-type="float" office:value="15.5946" calcext:value-type="float">
            <text:p>15.5946</text:p>
          </table:table-cell>
          <table:table-cell office:value-type="float" office:value="14.73575" calcext:value-type="float">
            <text:p>14.73575</text:p>
          </table:table-cell>
          <table:table-cell office:value-type="float" office:value="14.66071" calcext:value-type="float">
            <text:p>14.66071</text:p>
          </table:table-cell>
          <table:table-cell office:value-type="float" office:value="14.14264" calcext:value-type="float">
            <text:p>14.14264</text:p>
          </table:table-cell>
          <table:table-cell office:value-type="float" office:value="14.05563" calcext:value-type="float">
            <text:p>14.05563</text:p>
          </table:table-cell>
          <table:table-cell office:value-type="float" office:value="42.698" calcext:value-type="float">
            <text:p>42.698</text:p>
          </table:table-cell>
          <table:table-cell office:value-type="float" office:value="16.34949" calcext:value-type="float">
            <text:p>16.3494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072004" calcext:value-type="float">
            <text:p>2072004</text:p>
          </table:table-cell>
          <table:table-cell office:value-type="float" office:value="10.8252" calcext:value-type="float">
            <text:p>10.8252</text:p>
          </table:table-cell>
          <table:table-cell office:value-type="float" office:value="25.73" calcext:value-type="float">
            <text:p>25.73</text:p>
          </table:table-cell>
          <table:table-cell office:value-type="float" office:value="19.8" calcext:value-type="float">
            <text:p>19.8</text:p>
          </table:table-cell>
          <table:table-cell office:value-type="float" office:value="2.19513" calcext:value-type="float">
            <text:p>2.19513</text:p>
          </table:table-cell>
          <table:table-cell office:value-type="float" office:value="1.875998" calcext:value-type="float">
            <text:p>1.875998</text:p>
          </table:table-cell>
          <table:table-cell office:value-type="float" office:value="225.684" calcext:value-type="float">
            <text:p>225.684</text:p>
          </table:table-cell>
          <table:table-cell office:value-type="float" office:value="10" calcext:value-type="float">
            <text:p>10</text:p>
          </table:table-cell>
          <table:table-cell office:value-type="float" office:value="28.10135" calcext:value-type="float">
            <text:p>28.10135</text:p>
          </table:table-cell>
          <table:table-cell office:value-type="float" office:value="19.51996" calcext:value-type="float">
            <text:p>19.51996</text:p>
          </table:table-cell>
          <table:table-cell office:value-type="float" office:value="25.83603" calcext:value-type="float">
            <text:p>25.83603</text:p>
          </table:table-cell>
          <table:table-cell office:value-type="float" office:value="20.42456" calcext:value-type="float">
            <text:p>20.42456</text:p>
          </table:table-cell>
          <table:table-cell office:value-type="float" office:value="24.7793" calcext:value-type="float">
            <text:p>24.7793</text:p>
          </table:table-cell>
          <table:table-cell office:value-type="float" office:value="21.43008" calcext:value-type="float">
            <text:p>21.43008</text:p>
          </table:table-cell>
          <table:table-cell office:value-type="float" office:value="24.51407" calcext:value-type="float">
            <text:p>24.51407</text:p>
          </table:table-cell>
          <table:table-cell office:value-type="float" office:value="22.12817" calcext:value-type="float">
            <text:p>22.12817</text:p>
          </table:table-cell>
          <table:table-cell office:value-type="float" office:value="24.06274" calcext:value-type="float">
            <text:p>24.06274</text:p>
          </table:table-cell>
          <table:table-cell office:value-type="float" office:value="22.35403" calcext:value-type="float">
            <text:p>22.35403</text:p>
          </table:table-cell>
          <table:table-cell office:value-type="float" office:value="23.35541" calcext:value-type="float">
            <text:p>23.35541</text:p>
          </table:table-cell>
          <table:table-cell office:value-type="float" office:value="22.43909" calcext:value-type="float">
            <text:p>22.43909</text:p>
          </table:table-cell>
          <table:table-cell office:value-type="float" office:value="22.40442" calcext:value-type="float">
            <text:p>22.40442</text:p>
          </table:table-cell>
          <table:table-cell office:value-type="float" office:value="22.04297" calcext:value-type="float">
            <text:p>22.04297</text:p>
          </table:table-cell>
          <table:table-cell office:value-type="float" office:value="21.13284" calcext:value-type="float">
            <text:p>21.13284</text:p>
          </table:table-cell>
          <table:table-cell office:value-type="float" office:value="20.90469" calcext:value-type="float">
            <text:p>20.90469</text:p>
          </table:table-cell>
          <table:table-cell office:value-type="float" office:value="19.47919" calcext:value-type="float">
            <text:p>19.47919</text:p>
          </table:table-cell>
          <table:table-cell office:value-type="float" office:value="19.25095" calcext:value-type="float">
            <text:p>19.25095</text:p>
          </table:table-cell>
          <table:table-cell office:value-type="float" office:value="17.87411" calcext:value-type="float">
            <text:p>17.87411</text:p>
          </table:table-cell>
          <table:table-cell office:value-type="float" office:value="17.7843" calcext:value-type="float">
            <text:p>17.7843</text:p>
          </table:table-cell>
          <table:table-cell office:value-type="float" office:value="16.70215" calcext:value-type="float">
            <text:p>16.70215</text:p>
          </table:table-cell>
          <table:table-cell office:value-type="float" office:value="16.64935" calcext:value-type="float">
            <text:p>16.64935</text:p>
          </table:table-cell>
          <table:table-cell office:value-type="float" office:value="15.70001" calcext:value-type="float">
            <text:p>15.70001</text:p>
          </table:table-cell>
          <table:table-cell office:value-type="float" office:value="15.64633" calcext:value-type="float">
            <text:p>15.64633</text:p>
          </table:table-cell>
          <table:table-cell office:value-type="float" office:value="14.80807" calcext:value-type="float">
            <text:p>14.80807</text:p>
          </table:table-cell>
          <table:table-cell office:value-type="float" office:value="14.73654" calcext:value-type="float">
            <text:p>14.73654</text:p>
          </table:table-cell>
          <table:table-cell office:value-type="float" office:value="14.22525" calcext:value-type="float">
            <text:p>14.22525</text:p>
          </table:table-cell>
          <table:table-cell office:value-type="float" office:value="14.14352" calcext:value-type="float">
            <text:p>14.14352</text:p>
          </table:table-cell>
          <table:table-cell office:value-type="float" office:value="31.83685" calcext:value-type="float">
            <text:p>31.83685</text:p>
          </table:table-cell>
          <table:table-cell office:value-type="float" office:value="18.90015" calcext:value-type="float">
            <text:p>18.9001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072004" calcext:value-type="float">
            <text:p>3072004</text:p>
          </table:table-cell>
          <table:table-cell office:value-type="float" office:value="23.82623" calcext:value-type="float">
            <text:p>23.82623</text:p>
          </table:table-cell>
          <table:table-cell office:value-type="float" office:value="28.99" calcext:value-type="float">
            <text:p>28.99</text:p>
          </table:table-cell>
          <table:table-cell office:value-type="float" office:value="18.09" calcext:value-type="float">
            <text:p>18.09</text:p>
          </table:table-cell>
          <table:table-cell office:value-type="float" office:value="3.399569" calcext:value-type="float">
            <text:p>3.399569</text:p>
          </table:table-cell>
          <table:table-cell office:value-type="float" office:value="1.611911" calcext:value-type="float">
            <text:p>1.611911</text:p>
          </table:table-cell>
          <table:table-cell office:value-type="float" office:value="235.476" calcext:value-type="float">
            <text:p>235.476</text:p>
          </table:table-cell>
          <table:table-cell office:value-type="float" office:value="8.3" calcext:value-type="float">
            <text:p>8.3</text:p>
          </table:table-cell>
          <table:table-cell office:value-type="float" office:value="32.83209" calcext:value-type="float">
            <text:p>32.83209</text:p>
          </table:table-cell>
          <table:table-cell office:value-type="float" office:value="19.16815" calcext:value-type="float">
            <text:p>19.16815</text:p>
          </table:table-cell>
          <table:table-cell office:value-type="float" office:value="28.72003" calcext:value-type="float">
            <text:p>28.72003</text:p>
          </table:table-cell>
          <table:table-cell office:value-type="float" office:value="19.81595" calcext:value-type="float">
            <text:p>19.81595</text:p>
          </table:table-cell>
          <table:table-cell office:value-type="float" office:value="26.33636" calcext:value-type="float">
            <text:p>26.33636</text:p>
          </table:table-cell>
          <table:table-cell office:value-type="float" office:value="20.53241" calcext:value-type="float">
            <text:p>20.53241</text:p>
          </table:table-cell>
          <table:table-cell office:value-type="float" office:value="24.70071" calcext:value-type="float">
            <text:p>24.70071</text:p>
          </table:table-cell>
          <table:table-cell office:value-type="float" office:value="21.07144" calcext:value-type="float">
            <text:p>21.07144</text:p>
          </table:table-cell>
          <table:table-cell office:value-type="float" office:value="23.72293" calcext:value-type="float">
            <text:p>23.72293</text:p>
          </table:table-cell>
          <table:table-cell office:value-type="float" office:value="21.31931" calcext:value-type="float">
            <text:p>21.31931</text:p>
          </table:table-cell>
          <table:table-cell office:value-type="float" office:value="22.77808" calcext:value-type="float">
            <text:p>22.77808</text:p>
          </table:table-cell>
          <table:table-cell office:value-type="float" office:value="21.45255" calcext:value-type="float">
            <text:p>21.45255</text:p>
          </table:table-cell>
          <table:table-cell office:value-type="float" office:value="22.05347" calcext:value-type="float">
            <text:p>22.05347</text:p>
          </table:table-cell>
          <table:table-cell office:value-type="float" office:value="21.32031" calcext:value-type="float">
            <text:p>21.32031</text:p>
          </table:table-cell>
          <table:table-cell office:value-type="float" office:value="21.13284" calcext:value-type="float">
            <text:p>21.13284</text:p>
          </table:table-cell>
          <table:table-cell office:value-type="float" office:value="20.90576" calcext:value-type="float">
            <text:p>20.90576</text:p>
          </table:table-cell>
          <table:table-cell office:value-type="float" office:value="19.57706" calcext:value-type="float">
            <text:p>19.57706</text:p>
          </table:table-cell>
          <table:table-cell office:value-type="float" office:value="19.48114" calcext:value-type="float">
            <text:p>19.48114</text:p>
          </table:table-cell>
          <table:table-cell office:value-type="float" office:value="17.97501" calcext:value-type="float">
            <text:p>17.97501</text:p>
          </table:table-cell>
          <table:table-cell office:value-type="float" office:value="17.87518" calcext:value-type="float">
            <text:p>17.87518</text:p>
          </table:table-cell>
          <table:table-cell office:value-type="float" office:value="16.77023" calcext:value-type="float">
            <text:p>16.77023</text:p>
          </table:table-cell>
          <table:table-cell office:value-type="float" office:value="16.70279" calcext:value-type="float">
            <text:p>16.70279</text:p>
          </table:table-cell>
          <table:table-cell office:value-type="float" office:value="15.75916" calcext:value-type="float">
            <text:p>15.75916</text:p>
          </table:table-cell>
          <table:table-cell office:value-type="float" office:value="15.70059" calcext:value-type="float">
            <text:p>15.70059</text:p>
          </table:table-cell>
          <table:table-cell office:value-type="float" office:value="14.87875" calcext:value-type="float">
            <text:p>14.87875</text:p>
          </table:table-cell>
          <table:table-cell office:value-type="float" office:value="14.80881" calcext:value-type="float">
            <text:p>14.80881</text:p>
          </table:table-cell>
          <table:table-cell office:value-type="float" office:value="14.30353" calcext:value-type="float">
            <text:p>14.30353</text:p>
          </table:table-cell>
          <table:table-cell office:value-type="float" office:value="14.2261" calcext:value-type="float">
            <text:p>14.2261</text:p>
          </table:table-cell>
          <table:table-cell office:value-type="float" office:value="35.85226" calcext:value-type="float">
            <text:p>35.85226</text:p>
          </table:table-cell>
          <table:table-cell office:value-type="float" office:value="17.80444" calcext:value-type="float">
            <text:p>17.8044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072004" calcext:value-type="float">
            <text:p>4072004</text:p>
          </table:table-cell>
          <table:table-cell office:value-type="float" office:value="29.10384" calcext:value-type="float">
            <text:p>29.10384</text:p>
          </table:table-cell>
          <table:table-cell office:value-type="float" office:value="30.67" calcext:value-type="float">
            <text:p>30.67</text:p>
          </table:table-cell>
          <table:table-cell office:value-type="float" office:value="16.04" calcext:value-type="float">
            <text:p>16.04</text:p>
          </table:table-cell>
          <table:table-cell office:value-type="float" office:value="3.510687" calcext:value-type="float">
            <text:p>3.510687</text:p>
          </table:table-cell>
          <table:table-cell office:value-type="float" office:value="1.393408" calcext:value-type="float">
            <text:p>1.393408</text:p>
          </table:table-cell>
          <table:table-cell office:value-type="float" office:value="148.572" calcext:value-type="float">
            <text:p>148.572</text:p>
          </table:table-cell>
          <table:table-cell office:value-type="float" office:value="0" calcext:value-type="float">
            <text:p>0</text:p>
          </table:table-cell>
          <table:table-cell office:value-type="float" office:value="32.7785" calcext:value-type="float">
            <text:p>32.7785</text:p>
          </table:table-cell>
          <table:table-cell office:value-type="float" office:value="17.62537" calcext:value-type="float">
            <text:p>17.62537</text:p>
          </table:table-cell>
          <table:table-cell office:value-type="float" office:value="28.87851" calcext:value-type="float">
            <text:p>28.87851</text:p>
          </table:table-cell>
          <table:table-cell office:value-type="float" office:value="19.00504" calcext:value-type="float">
            <text:p>19.00504</text:p>
          </table:table-cell>
          <table:table-cell office:value-type="float" office:value="26.74515" calcext:value-type="float">
            <text:p>26.74515</text:p>
          </table:table-cell>
          <table:table-cell office:value-type="float" office:value="20.18362" calcext:value-type="float">
            <text:p>20.18362</text:p>
          </table:table-cell>
          <table:table-cell office:value-type="float" office:value="25.07764" calcext:value-type="float">
            <text:p>25.07764</text:p>
          </table:table-cell>
          <table:table-cell office:value-type="float" office:value="20.99466" calcext:value-type="float">
            <text:p>20.99466</text:p>
          </table:table-cell>
          <table:table-cell office:value-type="float" office:value="24.04056" calcext:value-type="float">
            <text:p>24.04056</text:p>
          </table:table-cell>
          <table:table-cell office:value-type="float" office:value="21.36142" calcext:value-type="float">
            <text:p>21.36142</text:p>
          </table:table-cell>
          <table:table-cell office:value-type="float" office:value="23.02582" calcext:value-type="float">
            <text:p>23.02582</text:p>
          </table:table-cell>
          <table:table-cell office:value-type="float" office:value="21.57919" calcext:value-type="float">
            <text:p>21.57919</text:p>
          </table:table-cell>
          <table:table-cell office:value-type="float" office:value="22.22089" calcext:value-type="float">
            <text:p>22.22089</text:p>
          </table:table-cell>
          <table:table-cell office:value-type="float" office:value="21.41354" calcext:value-type="float">
            <text:p>21.41354</text:p>
          </table:table-cell>
          <table:table-cell office:value-type="float" office:value="21.03995" calcext:value-type="float">
            <text:p>21.03995</text:p>
          </table:table-cell>
          <table:table-cell office:value-type="float" office:value="20.93323" calcext:value-type="float">
            <text:p>20.93323</text:p>
          </table:table-cell>
          <table:table-cell office:value-type="float" office:value="19.64145" calcext:value-type="float">
            <text:p>19.64145</text:p>
          </table:table-cell>
          <table:table-cell office:value-type="float" office:value="19.57779" calcext:value-type="float">
            <text:p>19.57779</text:p>
          </table:table-cell>
          <table:table-cell office:value-type="float" office:value="18.06326" calcext:value-type="float">
            <text:p>18.06326</text:p>
          </table:table-cell>
          <table:table-cell office:value-type="float" office:value="17.97595" calcext:value-type="float">
            <text:p>17.97595</text:p>
          </table:table-cell>
          <table:table-cell office:value-type="float" office:value="16.84406" calcext:value-type="float">
            <text:p>16.84406</text:p>
          </table:table-cell>
          <table:table-cell office:value-type="float" office:value="16.771" calcext:value-type="float">
            <text:p>16.771</text:p>
          </table:table-cell>
          <table:table-cell office:value-type="float" office:value="15.82321" calcext:value-type="float">
            <text:p>15.82321</text:p>
          </table:table-cell>
          <table:table-cell office:value-type="float" office:value="15.7598" calcext:value-type="float">
            <text:p>15.7598</text:p>
          </table:table-cell>
          <table:table-cell office:value-type="float" office:value="14.94812" calcext:value-type="float">
            <text:p>14.94812</text:p>
          </table:table-cell>
          <table:table-cell office:value-type="float" office:value="14.87949" calcext:value-type="float">
            <text:p>14.87949</text:p>
          </table:table-cell>
          <table:table-cell office:value-type="float" office:value="14.37772" calcext:value-type="float">
            <text:p>14.37772</text:p>
          </table:table-cell>
          <table:table-cell office:value-type="float" office:value="14.30432" calcext:value-type="float">
            <text:p>14.30432</text:p>
          </table:table-cell>
          <table:table-cell office:value-type="float" office:value="35.74835" calcext:value-type="float">
            <text:p>35.74835</text:p>
          </table:table-cell>
          <table:table-cell office:value-type="float" office:value="15.27563" calcext:value-type="float">
            <text:p>15.2756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072004" calcext:value-type="float">
            <text:p>5072004</text:p>
          </table:table-cell>
          <table:table-cell office:value-type="float" office:value="11.53008" calcext:value-type="float">
            <text:p>11.53008</text:p>
          </table:table-cell>
          <table:table-cell office:value-type="float" office:value="24.18" calcext:value-type="float">
            <text:p>24.18</text:p>
          </table:table-cell>
          <table:table-cell office:value-type="float" office:value="18.34" calcext:value-type="float">
            <text:p>18.34</text:p>
          </table:table-cell>
          <table:table-cell office:value-type="float" office:value="1.985186" calcext:value-type="float">
            <text:p>1.985186</text:p>
          </table:table-cell>
          <table:table-cell office:value-type="float" office:value="1.755791" calcext:value-type="float">
            <text:p>1.755791</text:p>
          </table:table-cell>
          <table:table-cell office:value-type="float" office:value="191.052" calcext:value-type="float">
            <text:p>191.052</text:p>
          </table:table-cell>
          <table:table-cell office:value-type="float" office:value="4" calcext:value-type="float">
            <text:p>4</text:p>
          </table:table-cell>
          <table:table-cell office:value-type="float" office:value="24.95389" calcext:value-type="float">
            <text:p>24.95389</text:p>
          </table:table-cell>
          <table:table-cell office:value-type="float" office:value="19.00629" calcext:value-type="float">
            <text:p>19.00629</text:p>
          </table:table-cell>
          <table:table-cell office:value-type="float" office:value="23.72733" calcext:value-type="float">
            <text:p>23.72733</text:p>
          </table:table-cell>
          <table:table-cell office:value-type="float" office:value="20.17044" calcext:value-type="float">
            <text:p>20.17044</text:p>
          </table:table-cell>
          <table:table-cell office:value-type="float" office:value="23.4483" calcext:value-type="float">
            <text:p>23.4483</text:p>
          </table:table-cell>
          <table:table-cell office:value-type="float" office:value="21.06265" calcext:value-type="float">
            <text:p>21.06265</text:p>
          </table:table-cell>
          <table:table-cell office:value-type="float" office:value="23.65262" calcext:value-type="float">
            <text:p>23.65262</text:p>
          </table:table-cell>
          <table:table-cell office:value-type="float" office:value="21.57925" calcext:value-type="float">
            <text:p>21.57925</text:p>
          </table:table-cell>
          <table:table-cell office:value-type="float" office:value="23.43369" calcext:value-type="float">
            <text:p>23.43369</text:p>
          </table:table-cell>
          <table:table-cell office:value-type="float" office:value="21.71149" calcext:value-type="float">
            <text:p>21.71149</text:p>
          </table:table-cell>
          <table:table-cell office:value-type="float" office:value="22.97464" calcext:value-type="float">
            <text:p>22.97464</text:p>
          </table:table-cell>
          <table:table-cell office:value-type="float" office:value="21.73233" calcext:value-type="float">
            <text:p>21.73233</text:p>
          </table:table-cell>
          <table:table-cell office:value-type="float" office:value="22.22665" calcext:value-type="float">
            <text:p>22.22665</text:p>
          </table:table-cell>
          <table:table-cell office:value-type="float" office:value="21.49213" calcext:value-type="float">
            <text:p>21.49213</text:p>
          </table:table-cell>
          <table:table-cell office:value-type="float" office:value="21.1319" calcext:value-type="float">
            <text:p>21.1319</text:p>
          </table:table-cell>
          <table:table-cell office:value-type="float" office:value="20.98047" calcext:value-type="float">
            <text:p>20.98047</text:p>
          </table:table-cell>
          <table:table-cell office:value-type="float" office:value="19.71686" calcext:value-type="float">
            <text:p>19.71686</text:p>
          </table:table-cell>
          <table:table-cell office:value-type="float" office:value="19.6423" calcext:value-type="float">
            <text:p>19.6423</text:p>
          </table:table-cell>
          <table:table-cell office:value-type="float" office:value="18.14536" calcext:value-type="float">
            <text:p>18.14536</text:p>
          </table:table-cell>
          <table:table-cell office:value-type="float" office:value="18.06415" calcext:value-type="float">
            <text:p>18.06415</text:p>
          </table:table-cell>
          <table:table-cell office:value-type="float" office:value="16.91864" calcext:value-type="float">
            <text:p>16.91864</text:p>
          </table:table-cell>
          <table:table-cell office:value-type="float" office:value="16.84488" calcext:value-type="float">
            <text:p>16.84488</text:p>
          </table:table-cell>
          <table:table-cell office:value-type="float" office:value="15.8909" calcext:value-type="float">
            <text:p>15.8909</text:p>
          </table:table-cell>
          <table:table-cell office:value-type="float" office:value="15.82391" calcext:value-type="float">
            <text:p>15.82391</text:p>
          </table:table-cell>
          <table:table-cell office:value-type="float" office:value="15.01733" calcext:value-type="float">
            <text:p>15.01733</text:p>
          </table:table-cell>
          <table:table-cell office:value-type="float" office:value="14.94888" calcext:value-type="float">
            <text:p>14.94888</text:p>
          </table:table-cell>
          <table:table-cell office:value-type="float" office:value="14.44931" calcext:value-type="float">
            <text:p>14.44931</text:p>
          </table:table-cell>
          <table:table-cell office:value-type="float" office:value="14.37848" calcext:value-type="float">
            <text:p>14.37848</text:p>
          </table:table-cell>
          <table:table-cell office:value-type="float" office:value="25.51752" calcext:value-type="float">
            <text:p>25.51752</text:p>
          </table:table-cell>
          <table:table-cell office:value-type="float" office:value="17.38779" calcext:value-type="float">
            <text:p>17.3877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072004" calcext:value-type="float">
            <text:p>6072004</text:p>
          </table:table-cell>
          <table:table-cell office:value-type="float" office:value="16.79976" calcext:value-type="float">
            <text:p>16.79976</text:p>
          </table:table-cell>
          <table:table-cell office:value-type="float" office:value="21.6" calcext:value-type="float">
            <text:p>21.6</text:p>
          </table:table-cell>
          <table:table-cell office:value-type="float" office:value="12.36" calcext:value-type="float">
            <text:p>12.36</text:p>
          </table:table-cell>
          <table:table-cell office:value-type="float" office:value="1.791874" calcext:value-type="float">
            <text:p>1.791874</text:p>
          </table:table-cell>
          <table:table-cell office:value-type="float" office:value="1.260634" calcext:value-type="float">
            <text:p>1.260634</text:p>
          </table:table-cell>
          <table:table-cell office:value-type="float" office:value="276.696" calcext:value-type="float">
            <text:p>276.696</text:p>
          </table:table-cell>
          <table:table-cell office:value-type="float" office:value="0.7" calcext:value-type="float">
            <text:p>0.7</text:p>
          </table:table-cell>
          <table:table-cell office:value-type="float" office:value="23.9574" calcext:value-type="float">
            <text:p>23.9574</text:p>
          </table:table-cell>
          <table:table-cell office:value-type="float" office:value="15.02023" calcext:value-type="float">
            <text:p>15.02023</text:p>
          </table:table-cell>
          <table:table-cell office:value-type="float" office:value="21.93787" calcext:value-type="float">
            <text:p>21.93787</text:p>
          </table:table-cell>
          <table:table-cell office:value-type="float" office:value="17.3895" calcext:value-type="float">
            <text:p>17.3895</text:p>
          </table:table-cell>
          <table:table-cell office:value-type="float" office:value="21.46329" calcext:value-type="float">
            <text:p>21.46329</text:p>
          </table:table-cell>
          <table:table-cell office:value-type="float" office:value="18.98502" calcext:value-type="float">
            <text:p>18.98502</text:p>
          </table:table-cell>
          <table:table-cell office:value-type="float" office:value="21.52658" calcext:value-type="float">
            <text:p>21.52658</text:p>
          </table:table-cell>
          <table:table-cell office:value-type="float" office:value="20.0123" calcext:value-type="float">
            <text:p>20.0123</text:p>
          </table:table-cell>
          <table:table-cell office:value-type="float" office:value="21.67554" calcext:value-type="float">
            <text:p>21.67554</text:p>
          </table:table-cell>
          <table:table-cell office:value-type="float" office:value="20.43243" calcext:value-type="float">
            <text:p>20.43243</text:p>
          </table:table-cell>
          <table:table-cell office:value-type="float" office:value="21.71683" calcext:value-type="float">
            <text:p>21.71683</text:p>
          </table:table-cell>
          <table:table-cell office:value-type="float" office:value="20.759" calcext:value-type="float">
            <text:p>20.759</text:p>
          </table:table-cell>
          <table:table-cell office:value-type="float" office:value="21.48627" calcext:value-type="float">
            <text:p>21.48627</text:p>
          </table:table-cell>
          <table:table-cell office:value-type="float" office:value="20.75763" calcext:value-type="float">
            <text:p>20.75763</text:p>
          </table:table-cell>
          <table:table-cell office:value-type="float" office:value="20.9783" calcext:value-type="float">
            <text:p>20.9783</text:p>
          </table:table-cell>
          <table:table-cell office:value-type="float" office:value="20.56604" calcext:value-type="float">
            <text:p>20.56604</text:p>
          </table:table-cell>
          <table:table-cell office:value-type="float" office:value="19.71915" calcext:value-type="float">
            <text:p>19.71915</text:p>
          </table:table-cell>
          <table:table-cell office:value-type="float" office:value="19.66885" calcext:value-type="float">
            <text:p>19.66885</text:p>
          </table:table-cell>
          <table:table-cell office:value-type="float" office:value="18.21042" calcext:value-type="float">
            <text:p>18.21042</text:p>
          </table:table-cell>
          <table:table-cell office:value-type="float" office:value="18.14615" calcext:value-type="float">
            <text:p>18.14615</text:p>
          </table:table-cell>
          <table:table-cell office:value-type="float" office:value="16.99139" calcext:value-type="float">
            <text:p>16.99139</text:p>
          </table:table-cell>
          <table:table-cell office:value-type="float" office:value="16.91943" calcext:value-type="float">
            <text:p>16.91943</text:p>
          </table:table-cell>
          <table:table-cell office:value-type="float" office:value="15.96027" calcext:value-type="float">
            <text:p>15.96027</text:p>
          </table:table-cell>
          <table:table-cell office:value-type="float" office:value="15.89157" calcext:value-type="float">
            <text:p>15.89157</text:p>
          </table:table-cell>
          <table:table-cell office:value-type="float" office:value="15.08701" calcext:value-type="float">
            <text:p>15.08701</text:p>
          </table:table-cell>
          <table:table-cell office:value-type="float" office:value="15.0181" calcext:value-type="float">
            <text:p>15.0181</text:p>
          </table:table-cell>
          <table:table-cell office:value-type="float" office:value="14.51926" calcext:value-type="float">
            <text:p>14.51926</text:p>
          </table:table-cell>
          <table:table-cell office:value-type="float" office:value="14.45004" calcext:value-type="float">
            <text:p>14.45004</text:p>
          </table:table-cell>
          <table:table-cell office:value-type="float" office:value="24.93158" calcext:value-type="float">
            <text:p>24.93158</text:p>
          </table:table-cell>
          <table:table-cell office:value-type="float" office:value="12.00262" calcext:value-type="float">
            <text:p>12.0026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7072004" calcext:value-type="float">
            <text:p>7072004</text:p>
          </table:table-cell>
          <table:table-cell office:value-type="float" office:value="10.6092" calcext:value-type="float">
            <text:p>10.6092</text:p>
          </table:table-cell>
          <table:table-cell office:value-type="float" office:value="19.93" calcext:value-type="float">
            <text:p>19.93</text:p>
          </table:table-cell>
          <table:table-cell office:value-type="float" office:value="10.12" calcext:value-type="float">
            <text:p>10.12</text:p>
          </table:table-cell>
          <table:table-cell office:value-type="float" office:value="1.816251" calcext:value-type="float">
            <text:p>1.816251</text:p>
          </table:table-cell>
          <table:table-cell office:value-type="float" office:value="1.086717" calcext:value-type="float">
            <text:p>1.086717</text:p>
          </table:table-cell>
          <table:table-cell office:value-type="float" office:value="192.6" calcext:value-type="float">
            <text:p>192.6</text:p>
          </table:table-cell>
          <table:table-cell office:value-type="float" office:value="11.1" calcext:value-type="float">
            <text:p>11.1</text:p>
          </table:table-cell>
          <table:table-cell office:value-type="float" office:value="20.77243" calcext:value-type="float">
            <text:p>20.77243</text:p>
          </table:table-cell>
          <table:table-cell office:value-type="float" office:value="12.67136" calcext:value-type="float">
            <text:p>12.67136</text:p>
          </table:table-cell>
          <table:table-cell office:value-type="float" office:value="19.32071" calcext:value-type="float">
            <text:p>19.32071</text:p>
          </table:table-cell>
          <table:table-cell office:value-type="float" office:value="15.00372" calcext:value-type="float">
            <text:p>15.00372</text:p>
          </table:table-cell>
          <table:table-cell office:value-type="float" office:value="18.97549" calcext:value-type="float">
            <text:p>18.97549</text:p>
          </table:table-cell>
          <table:table-cell office:value-type="float" office:value="16.71396" calcext:value-type="float">
            <text:p>16.71396</text:p>
          </table:table-cell>
          <table:table-cell office:value-type="float" office:value="19.93622" calcext:value-type="float">
            <text:p>19.93622</text:p>
          </table:table-cell>
          <table:table-cell office:value-type="float" office:value="18.02911" calcext:value-type="float">
            <text:p>18.02911</text:p>
          </table:table-cell>
          <table:table-cell office:value-type="float" office:value="20.38184" calcext:value-type="float">
            <text:p>20.38184</text:p>
          </table:table-cell>
          <table:table-cell office:value-type="float" office:value="18.78735" calcext:value-type="float">
            <text:p>18.78735</text:p>
          </table:table-cell>
          <table:table-cell office:value-type="float" office:value="20.73666" calcext:value-type="float">
            <text:p>20.73666</text:p>
          </table:table-cell>
          <table:table-cell office:value-type="float" office:value="19.28125" calcext:value-type="float">
            <text:p>19.28125</text:p>
          </table:table-cell>
          <table:table-cell office:value-type="float" office:value="20.74832" calcext:value-type="float">
            <text:p>20.74832</text:p>
          </table:table-cell>
          <table:table-cell office:value-type="float" office:value="19.57162" calcext:value-type="float">
            <text:p>19.57162</text:p>
          </table:table-cell>
          <table:table-cell office:value-type="float" office:value="20.56244" calcext:value-type="float">
            <text:p>20.56244</text:p>
          </table:table-cell>
          <table:table-cell office:value-type="float" office:value="19.8858" calcext:value-type="float">
            <text:p>19.8858</text:p>
          </table:table-cell>
          <table:table-cell office:value-type="float" office:value="19.66772" calcext:value-type="float">
            <text:p>19.66772</text:p>
          </table:table-cell>
          <table:table-cell office:value-type="float" office:value="19.48447" calcext:value-type="float">
            <text:p>19.48447</text:p>
          </table:table-cell>
          <table:table-cell office:value-type="float" office:value="18.23587" calcext:value-type="float">
            <text:p>18.23587</text:p>
          </table:table-cell>
          <table:table-cell office:value-type="float" office:value="18.21091" calcext:value-type="float">
            <text:p>18.21091</text:p>
          </table:table-cell>
          <table:table-cell office:value-type="float" office:value="17.05487" calcext:value-type="float">
            <text:p>17.05487</text:p>
          </table:table-cell>
          <table:table-cell office:value-type="float" office:value="16.99213" calcext:value-type="float">
            <text:p>16.99213</text:p>
          </table:table-cell>
          <table:table-cell office:value-type="float" office:value="16.02966" calcext:value-type="float">
            <text:p>16.02966</text:p>
          </table:table-cell>
          <table:table-cell office:value-type="float" office:value="15.961" calcext:value-type="float">
            <text:p>15.961</text:p>
          </table:table-cell>
          <table:table-cell office:value-type="float" office:value="15.15656" calcext:value-type="float">
            <text:p>15.15656</text:p>
          </table:table-cell>
          <table:table-cell office:value-type="float" office:value="15.08774" calcext:value-type="float">
            <text:p>15.08774</text:p>
          </table:table-cell>
          <table:table-cell office:value-type="float" office:value="14.5881" calcext:value-type="float">
            <text:p>14.5881</text:p>
          </table:table-cell>
          <table:table-cell office:value-type="float" office:value="14.51996" calcext:value-type="float">
            <text:p>14.51996</text:p>
          </table:table-cell>
          <table:table-cell office:value-type="float" office:value="21.73599" calcext:value-type="float">
            <text:p>21.73599</text:p>
          </table:table-cell>
          <table:table-cell office:value-type="float" office:value="9.696472" calcext:value-type="float">
            <text:p>9.69647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072004" calcext:value-type="float">
            <text:p>8072004</text:p>
          </table:table-cell>
          <table:table-cell office:value-type="float" office:value="10.67184" calcext:value-type="float">
            <text:p>10.67184</text:p>
          </table:table-cell>
          <table:table-cell office:value-type="float" office:value="23.16" calcext:value-type="float">
            <text:p>23.16</text:p>
          </table:table-cell>
          <table:table-cell office:value-type="float" office:value="15.69" calcext:value-type="float">
            <text:p>15.69</text:p>
          </table:table-cell>
          <table:table-cell office:value-type="float" office:value="2.274829" calcext:value-type="float">
            <text:p>2.274829</text:p>
          </table:table-cell>
          <table:table-cell office:value-type="float" office:value="1.56526" calcext:value-type="float">
            <text:p>1.56526</text:p>
          </table:table-cell>
          <table:table-cell office:value-type="float" office:value="340.524" calcext:value-type="float">
            <text:p>340.524</text:p>
          </table:table-cell>
          <table:table-cell office:value-type="float" office:value="0" calcext:value-type="float">
            <text:p>0</text:p>
          </table:table-cell>
          <table:table-cell office:value-type="float" office:value="22.41702" calcext:value-type="float">
            <text:p>22.41702</text:p>
          </table:table-cell>
          <table:table-cell office:value-type="float" office:value="15.68353" calcext:value-type="float">
            <text:p>15.68353</text:p>
          </table:table-cell>
          <table:table-cell office:value-type="float" office:value="21.15222" calcext:value-type="float">
            <text:p>21.15222</text:p>
          </table:table-cell>
          <table:table-cell office:value-type="float" office:value="16.4126" calcext:value-type="float">
            <text:p>16.4126</text:p>
          </table:table-cell>
          <table:table-cell office:value-type="float" office:value="20.50092" calcext:value-type="float">
            <text:p>20.50092</text:p>
          </table:table-cell>
          <table:table-cell office:value-type="float" office:value="17.16498" calcext:value-type="float">
            <text:p>17.16498</text:p>
          </table:table-cell>
          <table:table-cell office:value-type="float" office:value="20.05692" calcext:value-type="float">
            <text:p>20.05692</text:p>
          </table:table-cell>
          <table:table-cell office:value-type="float" office:value="17.85919" calcext:value-type="float">
            <text:p>17.85919</text:p>
          </table:table-cell>
          <table:table-cell office:value-type="float" office:value="19.81122" calcext:value-type="float">
            <text:p>19.81122</text:p>
          </table:table-cell>
          <table:table-cell office:value-type="float" office:value="18.31766" calcext:value-type="float">
            <text:p>18.31766</text:p>
          </table:table-cell>
          <table:table-cell office:value-type="float" office:value="19.62387" calcext:value-type="float">
            <text:p>19.62387</text:p>
          </table:table-cell>
          <table:table-cell office:value-type="float" office:value="18.79553" calcext:value-type="float">
            <text:p>18.79553</text:p>
          </table:table-cell>
          <table:table-cell office:value-type="float" office:value="19.56384" calcext:value-type="float">
            <text:p>19.56384</text:p>
          </table:table-cell>
          <table:table-cell office:value-type="float" office:value="19.13608" calcext:value-type="float">
            <text:p>19.13608</text:p>
          </table:table-cell>
          <table:table-cell office:value-type="float" office:value="19.87949" calcext:value-type="float">
            <text:p>19.87949</text:p>
          </table:table-cell>
          <table:table-cell office:value-type="float" office:value="19.41885" calcext:value-type="float">
            <text:p>19.41885</text:p>
          </table:table-cell>
          <table:table-cell office:value-type="float" office:value="19.48172" calcext:value-type="float">
            <text:p>19.48172</text:p>
          </table:table-cell>
          <table:table-cell office:value-type="float" office:value="19.20175" calcext:value-type="float">
            <text:p>19.20175</text:p>
          </table:table-cell>
          <table:table-cell office:value-type="float" office:value="18.23578" calcext:value-type="float">
            <text:p>18.23578</text:p>
          </table:table-cell>
          <table:table-cell office:value-type="float" office:value="18.20724" calcext:value-type="float">
            <text:p>18.20724</text:p>
          </table:table-cell>
          <table:table-cell office:value-type="float" office:value="17.09973" calcext:value-type="float">
            <text:p>17.09973</text:p>
          </table:table-cell>
          <table:table-cell office:value-type="float" office:value="17.05545" calcext:value-type="float">
            <text:p>17.05545</text:p>
          </table:table-cell>
          <table:table-cell office:value-type="float" office:value="16.09531" calcext:value-type="float">
            <text:p>16.09531</text:p>
          </table:table-cell>
          <table:table-cell office:value-type="float" office:value="16.0304" calcext:value-type="float">
            <text:p>16.0304</text:p>
          </table:table-cell>
          <table:table-cell office:value-type="float" office:value="15.22531" calcext:value-type="float">
            <text:p>15.22531</text:p>
          </table:table-cell>
          <table:table-cell office:value-type="float" office:value="15.15726" calcext:value-type="float">
            <text:p>15.15726</text:p>
          </table:table-cell>
          <table:table-cell office:value-type="float" office:value="14.65576" calcext:value-type="float">
            <text:p>14.65576</text:p>
          </table:table-cell>
          <table:table-cell office:value-type="float" office:value="14.58884" calcext:value-type="float">
            <text:p>14.58884</text:p>
          </table:table-cell>
          <table:table-cell office:value-type="float" office:value="23.71542" calcext:value-type="float">
            <text:p>23.71542</text:p>
          </table:table-cell>
          <table:table-cell office:value-type="float" office:value="14.5932" calcext:value-type="float">
            <text:p>14.593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072004" calcext:value-type="float">
            <text:p>9072004</text:p>
          </table:table-cell>
          <table:table-cell office:value-type="float" office:value="23.99112" calcext:value-type="float">
            <text:p>23.99112</text:p>
          </table:table-cell>
          <table:table-cell office:value-type="float" office:value="28.65" calcext:value-type="float">
            <text:p>28.65</text:p>
          </table:table-cell>
          <table:table-cell office:value-type="float" office:value="19.62" calcext:value-type="float">
            <text:p>19.62</text:p>
          </table:table-cell>
          <table:table-cell office:value-type="float" office:value="2.140022" calcext:value-type="float">
            <text:p>2.140022</text:p>
          </table:table-cell>
          <table:table-cell office:value-type="float" office:value="1.819867" calcext:value-type="float">
            <text:p>1.819867</text:p>
          </table:table-cell>
          <table:table-cell office:value-type="float" office:value="201.996" calcext:value-type="float">
            <text:p>201.996</text:p>
          </table:table-cell>
          <table:table-cell office:value-type="float" office:value="1.1" calcext:value-type="float">
            <text:p>1.1</text:p>
          </table:table-cell>
          <table:table-cell office:value-type="float" office:value="27.98129" calcext:value-type="float">
            <text:p>27.98129</text:p>
          </table:table-cell>
          <table:table-cell office:value-type="float" office:value="18.64615" calcext:value-type="float">
            <text:p>18.64615</text:p>
          </table:table-cell>
          <table:table-cell office:value-type="float" office:value="25.47696" calcext:value-type="float">
            <text:p>25.47696</text:p>
          </table:table-cell>
          <table:table-cell office:value-type="float" office:value="19.08633" calcext:value-type="float">
            <text:p>19.08633</text:p>
          </table:table-cell>
          <table:table-cell office:value-type="float" office:value="23.74146" calcext:value-type="float">
            <text:p>23.74146</text:p>
          </table:table-cell>
          <table:table-cell office:value-type="float" office:value="19.35126" calcext:value-type="float">
            <text:p>19.35126</text:p>
          </table:table-cell>
          <table:table-cell office:value-type="float" office:value="22.44324" calcext:value-type="float">
            <text:p>22.44324</text:p>
          </table:table-cell>
          <table:table-cell office:value-type="float" office:value="19.47812" calcext:value-type="float">
            <text:p>19.47812</text:p>
          </table:table-cell>
          <table:table-cell office:value-type="float" office:value="21.65826" calcext:value-type="float">
            <text:p>21.65826</text:p>
          </table:table-cell>
          <table:table-cell office:value-type="float" office:value="19.51938" calcext:value-type="float">
            <text:p>19.51938</text:p>
          </table:table-cell>
          <table:table-cell office:value-type="float" office:value="20.9115" calcext:value-type="float">
            <text:p>20.9115</text:p>
          </table:table-cell>
          <table:table-cell office:value-type="float" office:value="19.54034" calcext:value-type="float">
            <text:p>19.54034</text:p>
          </table:table-cell>
          <table:table-cell office:value-type="float" office:value="20.33362" calcext:value-type="float">
            <text:p>20.33362</text:p>
          </table:table-cell>
          <table:table-cell office:value-type="float" office:value="19.5004" calcext:value-type="float">
            <text:p>19.5004</text:p>
          </table:table-cell>
          <table:table-cell office:value-type="float" office:value="19.55038" calcext:value-type="float">
            <text:p>19.55038</text:p>
          </table:table-cell>
          <table:table-cell office:value-type="float" office:value="19.39713" calcext:value-type="float">
            <text:p>19.39713</text:p>
          </table:table-cell>
          <table:table-cell office:value-type="float" office:value="19.19916" calcext:value-type="float">
            <text:p>19.19916</text:p>
          </table:table-cell>
          <table:table-cell office:value-type="float" office:value="19.02423" calcext:value-type="float">
            <text:p>19.02423</text:p>
          </table:table-cell>
          <table:table-cell office:value-type="float" office:value="18.20673" calcext:value-type="float">
            <text:p>18.20673</text:p>
          </table:table-cell>
          <table:table-cell office:value-type="float" office:value="18.14648" calcext:value-type="float">
            <text:p>18.14648</text:p>
          </table:table-cell>
          <table:table-cell office:value-type="float" office:value="17.12213" calcext:value-type="float">
            <text:p>17.12213</text:p>
          </table:table-cell>
          <table:table-cell office:value-type="float" office:value="17.10007" calcext:value-type="float">
            <text:p>17.10007</text:p>
          </table:table-cell>
          <table:table-cell office:value-type="float" office:value="16.15363" calcext:value-type="float">
            <text:p>16.15363</text:p>
          </table:table-cell>
          <table:table-cell office:value-type="float" office:value="16.09592" calcext:value-type="float">
            <text:p>16.09592</text:p>
          </table:table-cell>
          <table:table-cell office:value-type="float" office:value="15.29208" calcext:value-type="float">
            <text:p>15.29208</text:p>
          </table:table-cell>
          <table:table-cell office:value-type="float" office:value="15.22598" calcext:value-type="float">
            <text:p>15.22598</text:p>
          </table:table-cell>
          <table:table-cell office:value-type="float" office:value="14.72263" calcext:value-type="float">
            <text:p>14.72263</text:p>
          </table:table-cell>
          <table:table-cell office:value-type="float" office:value="14.65646" calcext:value-type="float">
            <text:p>14.65646</text:p>
          </table:table-cell>
          <table:table-cell office:value-type="float" office:value="29.45535" calcext:value-type="float">
            <text:p>29.45535</text:p>
          </table:table-cell>
          <table:table-cell office:value-type="float" office:value="18.0816" calcext:value-type="float">
            <text:p>18.081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072004" calcext:value-type="float">
            <text:p>10072004</text:p>
          </table:table-cell>
          <table:table-cell office:value-type="float" office:value="16.10568" calcext:value-type="float">
            <text:p>16.10568</text:p>
          </table:table-cell>
          <table:table-cell office:value-type="float" office:value="28.21" calcext:value-type="float">
            <text:p>28.21</text:p>
          </table:table-cell>
          <table:table-cell office:value-type="float" office:value="19.47" calcext:value-type="float">
            <text:p>19.47</text:p>
          </table:table-cell>
          <table:table-cell office:value-type="float" office:value="2.491" calcext:value-type="float">
            <text:p>2.491</text:p>
          </table:table-cell>
          <table:table-cell office:value-type="float" office:value="1.989267" calcext:value-type="float">
            <text:p>1.989267</text:p>
          </table:table-cell>
          <table:table-cell office:value-type="float" office:value="258.156" calcext:value-type="float">
            <text:p>258.156</text:p>
          </table:table-cell>
          <table:table-cell office:value-type="float" office:value="0" calcext:value-type="float">
            <text:p>0</text:p>
          </table:table-cell>
          <table:table-cell office:value-type="float" office:value="27.51062" calcext:value-type="float">
            <text:p>27.51062</text:p>
          </table:table-cell>
          <table:table-cell office:value-type="float" office:value="19.16464" calcext:value-type="float">
            <text:p>19.16464</text:p>
          </table:table-cell>
          <table:table-cell office:value-type="float" office:value="24.43832" calcext:value-type="float">
            <text:p>24.43832</text:p>
          </table:table-cell>
          <table:table-cell office:value-type="float" office:value="19.85822" calcext:value-type="float">
            <text:p>19.85822</text:p>
          </table:table-cell>
          <table:table-cell office:value-type="float" office:value="23.05917" calcext:value-type="float">
            <text:p>23.05917</text:p>
          </table:table-cell>
          <table:table-cell office:value-type="float" office:value="20.315" calcext:value-type="float">
            <text:p>20.315</text:p>
          </table:table-cell>
          <table:table-cell office:value-type="float" office:value="22.26511" calcext:value-type="float">
            <text:p>22.26511</text:p>
          </table:table-cell>
          <table:table-cell office:value-type="float" office:value="20.51776" calcext:value-type="float">
            <text:p>20.51776</text:p>
          </table:table-cell>
          <table:table-cell office:value-type="float" office:value="21.72379" calcext:value-type="float">
            <text:p>21.72379</text:p>
          </table:table-cell>
          <table:table-cell office:value-type="float" office:value="20.53421" calcext:value-type="float">
            <text:p>20.53421</text:p>
          </table:table-cell>
          <table:table-cell office:value-type="float" office:value="21.15097" calcext:value-type="float">
            <text:p>21.15097</text:p>
          </table:table-cell>
          <table:table-cell office:value-type="float" office:value="20.4516" calcext:value-type="float">
            <text:p>20.4516</text:p>
          </table:table-cell>
          <table:table-cell office:value-type="float" office:value="20.61771" calcext:value-type="float">
            <text:p>20.61771</text:p>
          </table:table-cell>
          <table:table-cell office:value-type="float" office:value="20.1911" calcext:value-type="float">
            <text:p>20.1911</text:p>
          </table:table-cell>
          <table:table-cell office:value-type="float" office:value="19.84442" calcext:value-type="float">
            <text:p>19.84442</text:p>
          </table:table-cell>
          <table:table-cell office:value-type="float" office:value="19.55627" calcext:value-type="float">
            <text:p>19.55627</text:p>
          </table:table-cell>
          <table:table-cell office:value-type="float" office:value="19.02435" calcext:value-type="float">
            <text:p>19.02435</text:p>
          </table:table-cell>
          <table:table-cell office:value-type="float" office:value="19.0137" calcext:value-type="float">
            <text:p>19.0137</text:p>
          </table:table-cell>
          <table:table-cell office:value-type="float" office:value="18.14584" calcext:value-type="float">
            <text:p>18.14584</text:p>
          </table:table-cell>
          <table:table-cell office:value-type="float" office:value="18.10028" calcext:value-type="float">
            <text:p>18.10028</text:p>
          </table:table-cell>
          <table:table-cell office:value-type="float" office:value="17.13126" calcext:value-type="float">
            <text:p>17.13126</text:p>
          </table:table-cell>
          <table:table-cell office:value-type="float" office:value="17.12228" calcext:value-type="float">
            <text:p>17.12228</text:p>
          </table:table-cell>
          <table:table-cell office:value-type="float" office:value="16.20392" calcext:value-type="float">
            <text:p>16.20392</text:p>
          </table:table-cell>
          <table:table-cell office:value-type="float" office:value="16.15417" calcext:value-type="float">
            <text:p>16.15417</text:p>
          </table:table-cell>
          <table:table-cell office:value-type="float" office:value="15.35596" calcext:value-type="float">
            <text:p>15.35596</text:p>
          </table:table-cell>
          <table:table-cell office:value-type="float" office:value="15.29279" calcext:value-type="float">
            <text:p>15.29279</text:p>
          </table:table-cell>
          <table:table-cell office:value-type="float" office:value="14.78708" calcext:value-type="float">
            <text:p>14.78708</text:p>
          </table:table-cell>
          <table:table-cell office:value-type="float" office:value="14.72333" calcext:value-type="float">
            <text:p>14.72333</text:p>
          </table:table-cell>
          <table:table-cell office:value-type="float" office:value="29.2623" calcext:value-type="float">
            <text:p>29.2623</text:p>
          </table:table-cell>
          <table:table-cell office:value-type="float" office:value="18.13657" calcext:value-type="float">
            <text:p>18.1365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1072004" calcext:value-type="float">
            <text:p>11072004</text:p>
          </table:table-cell>
          <table:table-cell office:value-type="float" office:value="21.40704" calcext:value-type="float">
            <text:p>21.40704</text:p>
          </table:table-cell>
          <table:table-cell office:value-type="float" office:value="31.52" calcext:value-type="float">
            <text:p>31.52</text:p>
          </table:table-cell>
          <table:table-cell office:value-type="float" office:value="21.69" calcext:value-type="float">
            <text:p>21.69</text:p>
          </table:table-cell>
          <table:table-cell office:value-type="float" office:value="2.518926" calcext:value-type="float">
            <text:p>2.518926</text:p>
          </table:table-cell>
          <table:table-cell office:value-type="float" office:value="2.123083" calcext:value-type="float">
            <text:p>2.123083</text:p>
          </table:table-cell>
          <table:table-cell office:value-type="float" office:value="207.288" calcext:value-type="float">
            <text:p>207.288</text:p>
          </table:table-cell>
          <table:table-cell office:value-type="float" office:value="1.8" calcext:value-type="float">
            <text:p>1.8</text:p>
          </table:table-cell>
          <table:table-cell office:value-type="float" office:value="28.68134" calcext:value-type="float">
            <text:p>28.68134</text:p>
          </table:table-cell>
          <table:table-cell office:value-type="float" office:value="20.88773" calcext:value-type="float">
            <text:p>20.88773</text:p>
          </table:table-cell>
          <table:table-cell office:value-type="float" office:value="26.27725" calcext:value-type="float">
            <text:p>26.27725</text:p>
          </table:table-cell>
          <table:table-cell office:value-type="float" office:value="21.27966" calcext:value-type="float">
            <text:p>21.27966</text:p>
          </table:table-cell>
          <table:table-cell office:value-type="float" office:value="24.84448" calcext:value-type="float">
            <text:p>24.84448</text:p>
          </table:table-cell>
          <table:table-cell office:value-type="float" office:value="21.40903" calcext:value-type="float">
            <text:p>21.40903</text:p>
          </table:table-cell>
          <table:table-cell office:value-type="float" office:value="23.61615" calcext:value-type="float">
            <text:p>23.61615</text:p>
          </table:table-cell>
          <table:table-cell office:value-type="float" office:value="21.34412" calcext:value-type="float">
            <text:p>21.34412</text:p>
          </table:table-cell>
          <table:table-cell office:value-type="float" office:value="22.7991" calcext:value-type="float">
            <text:p>22.7991</text:p>
          </table:table-cell>
          <table:table-cell office:value-type="float" office:value="21.20056" calcext:value-type="float">
            <text:p>21.20056</text:p>
          </table:table-cell>
          <table:table-cell office:value-type="float" office:value="21.95493" calcext:value-type="float">
            <text:p>21.95493</text:p>
          </table:table-cell>
          <table:table-cell office:value-type="float" office:value="20.96301" calcext:value-type="float">
            <text:p>20.96301</text:p>
          </table:table-cell>
          <table:table-cell office:value-type="float" office:value="21.21255" calcext:value-type="float">
            <text:p>21.21255</text:p>
          </table:table-cell>
          <table:table-cell office:value-type="float" office:value="20.59338" calcext:value-type="float">
            <text:p>20.59338</text:p>
          </table:table-cell>
          <table:table-cell office:value-type="float" office:value="20.15182" calcext:value-type="float">
            <text:p>20.15182</text:p>
          </table:table-cell>
          <table:table-cell office:value-type="float" office:value="19.84824" calcext:value-type="float">
            <text:p>19.84824</text:p>
          </table:table-cell>
          <table:table-cell office:value-type="float" office:value="19.10272" calcext:value-type="float">
            <text:p>19.10272</text:p>
          </table:table-cell>
          <table:table-cell office:value-type="float" office:value="19.02484" calcext:value-type="float">
            <text:p>19.02484</text:p>
          </table:table-cell>
          <table:table-cell office:value-type="float" office:value="18.09998" calcext:value-type="float">
            <text:p>18.09998</text:p>
          </table:table-cell>
          <table:table-cell office:value-type="float" office:value="18.08661" calcext:value-type="float">
            <text:p>18.08661</text:p>
          </table:table-cell>
          <table:table-cell office:value-type="float" office:value="17.14069" calcext:value-type="float">
            <text:p>17.14069</text:p>
          </table:table-cell>
          <table:table-cell office:value-type="float" office:value="17.13132" calcext:value-type="float">
            <text:p>17.13132</text:p>
          </table:table-cell>
          <table:table-cell office:value-type="float" office:value="16.24658" calcext:value-type="float">
            <text:p>16.24658</text:p>
          </table:table-cell>
          <table:table-cell office:value-type="float" office:value="16.20444" calcext:value-type="float">
            <text:p>16.20444</text:p>
          </table:table-cell>
          <table:table-cell office:value-type="float" office:value="15.41626" calcext:value-type="float">
            <text:p>15.41626</text:p>
          </table:table-cell>
          <table:table-cell office:value-type="float" office:value="15.3566" calcext:value-type="float">
            <text:p>15.3566</text:p>
          </table:table-cell>
          <table:table-cell office:value-type="float" office:value="14.84964" calcext:value-type="float">
            <text:p>14.84964</text:p>
          </table:table-cell>
          <table:table-cell office:value-type="float" office:value="14.78775" calcext:value-type="float">
            <text:p>14.78775</text:p>
          </table:table-cell>
          <table:table-cell office:value-type="float" office:value="31.38196" calcext:value-type="float">
            <text:p>31.38196</text:p>
          </table:table-cell>
          <table:table-cell office:value-type="float" office:value="20.51401" calcext:value-type="float">
            <text:p>20.5140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2072004" calcext:value-type="float">
            <text:p>12072004</text:p>
          </table:table-cell>
          <table:table-cell office:value-type="float" office:value="28.02492" calcext:value-type="float">
            <text:p>28.02492</text:p>
          </table:table-cell>
          <table:table-cell office:value-type="float" office:value="32.46" calcext:value-type="float">
            <text:p>32.46</text:p>
          </table:table-cell>
          <table:table-cell office:value-type="float" office:value="20.54" calcext:value-type="float">
            <text:p>20.54</text:p>
          </table:table-cell>
          <table:table-cell office:value-type="float" office:value="2.607824" calcext:value-type="float">
            <text:p>2.607824</text:p>
          </table:table-cell>
          <table:table-cell office:value-type="float" office:value="1.902561" calcext:value-type="float">
            <text:p>1.902561</text:p>
          </table:table-cell>
          <table:table-cell office:value-type="float" office:value="275.976" calcext:value-type="float">
            <text:p>275.976</text:p>
          </table:table-cell>
          <table:table-cell office:value-type="float" office:value="0" calcext:value-type="float">
            <text:p>0</text:p>
          </table:table-cell>
          <table:table-cell office:value-type="float" office:value="32.52481" calcext:value-type="float">
            <text:p>32.52481</text:p>
          </table:table-cell>
          <table:table-cell office:value-type="float" office:value="20.41873" calcext:value-type="float">
            <text:p>20.41873</text:p>
          </table:table-cell>
          <table:table-cell office:value-type="float" office:value="28.75967" calcext:value-type="float">
            <text:p>28.75967</text:p>
          </table:table-cell>
          <table:table-cell office:value-type="float" office:value="21.27744" calcext:value-type="float">
            <text:p>21.27744</text:p>
          </table:table-cell>
          <table:table-cell office:value-type="float" office:value="26.76514" calcext:value-type="float">
            <text:p>26.76514</text:p>
          </table:table-cell>
          <table:table-cell office:value-type="float" office:value="21.65829" calcext:value-type="float">
            <text:p>21.65829</text:p>
          </table:table-cell>
          <table:table-cell office:value-type="float" office:value="25.09296" calcext:value-type="float">
            <text:p>25.09296</text:p>
          </table:table-cell>
          <table:table-cell office:value-type="float" office:value="21.74921" calcext:value-type="float">
            <text:p>21.74921</text:p>
          </table:table-cell>
          <table:table-cell office:value-type="float" office:value="24.00674" calcext:value-type="float">
            <text:p>24.00674</text:p>
          </table:table-cell>
          <table:table-cell office:value-type="float" office:value="21.67316" calcext:value-type="float">
            <text:p>21.67316</text:p>
          </table:table-cell>
          <table:table-cell office:value-type="float" office:value="22.90298" calcext:value-type="float">
            <text:p>22.90298</text:p>
          </table:table-cell>
          <table:table-cell office:value-type="float" office:value="21.47003" calcext:value-type="float">
            <text:p>21.47003</text:p>
          </table:table-cell>
          <table:table-cell office:value-type="float" office:value="21.90692" calcext:value-type="float">
            <text:p>21.90692</text:p>
          </table:table-cell>
          <table:table-cell office:value-type="float" office:value="21.05472" calcext:value-type="float">
            <text:p>21.05472</text:p>
          </table:table-cell>
          <table:table-cell office:value-type="float" office:value="20.53799" calcext:value-type="float">
            <text:p>20.53799</text:p>
          </table:table-cell>
          <table:table-cell office:value-type="float" office:value="20.15756" calcext:value-type="float">
            <text:p>20.15756</text:p>
          </table:table-cell>
          <table:table-cell office:value-type="float" office:value="19.24918" calcext:value-type="float">
            <text:p>19.24918</text:p>
          </table:table-cell>
          <table:table-cell office:value-type="float" office:value="19.10397" calcext:value-type="float">
            <text:p>19.10397</text:p>
          </table:table-cell>
          <table:table-cell office:value-type="float" office:value="18.10846" calcext:value-type="float">
            <text:p>18.10846</text:p>
          </table:table-cell>
          <table:table-cell office:value-type="float" office:value="18.08685" calcext:value-type="float">
            <text:p>18.08685</text:p>
          </table:table-cell>
          <table:table-cell office:value-type="float" office:value="17.15854" calcext:value-type="float">
            <text:p>17.15854</text:p>
          </table:table-cell>
          <table:table-cell office:value-type="float" office:value="17.14081" calcext:value-type="float">
            <text:p>17.14081</text:p>
          </table:table-cell>
          <table:table-cell office:value-type="float" office:value="16.28564" calcext:value-type="float">
            <text:p>16.28564</text:p>
          </table:table-cell>
          <table:table-cell office:value-type="float" office:value="16.24698" calcext:value-type="float">
            <text:p>16.24698</text:p>
          </table:table-cell>
          <table:table-cell office:value-type="float" office:value="15.47211" calcext:value-type="float">
            <text:p>15.47211</text:p>
          </table:table-cell>
          <table:table-cell office:value-type="float" office:value="15.41687" calcext:value-type="float">
            <text:p>15.41687</text:p>
          </table:table-cell>
          <table:table-cell office:value-type="float" office:value="14.91022" calcext:value-type="float">
            <text:p>14.91022</text:p>
          </table:table-cell>
          <table:table-cell office:value-type="float" office:value="14.85028" calcext:value-type="float">
            <text:p>14.85028</text:p>
          </table:table-cell>
          <table:table-cell office:value-type="float" office:value="41.76611" calcext:value-type="float">
            <text:p>41.76611</text:p>
          </table:table-cell>
          <table:table-cell office:value-type="float" office:value="19.48734" calcext:value-type="float">
            <text:p>19.4873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3072004" calcext:value-type="float">
            <text:p>13072004</text:p>
          </table:table-cell>
          <table:table-cell office:value-type="float" office:value="21.29724" calcext:value-type="float">
            <text:p>21.29724</text:p>
          </table:table-cell>
          <table:table-cell office:value-type="float" office:value="31.32" calcext:value-type="float">
            <text:p>31.32</text:p>
          </table:table-cell>
          <table:table-cell office:value-type="float" office:value="20.17" calcext:value-type="float">
            <text:p>20.17</text:p>
          </table:table-cell>
          <table:table-cell office:value-type="float" office:value="2.286811" calcext:value-type="float">
            <text:p>2.286811</text:p>
          </table:table-cell>
          <table:table-cell office:value-type="float" office:value="1.75515" calcext:value-type="float">
            <text:p>1.75515</text:p>
          </table:table-cell>
          <table:table-cell office:value-type="float" office:value="188.712" calcext:value-type="float">
            <text:p>188.712</text:p>
          </table:table-cell>
          <table:table-cell office:value-type="float" office:value="1" calcext:value-type="float">
            <text:p>1</text:p>
          </table:table-cell>
          <table:table-cell office:value-type="float" office:value="34.47769" calcext:value-type="float">
            <text:p>34.47769</text:p>
          </table:table-cell>
          <table:table-cell office:value-type="float" office:value="21.9541" calcext:value-type="float">
            <text:p>21.9541</text:p>
          </table:table-cell>
          <table:table-cell office:value-type="float" office:value="29.73788" calcext:value-type="float">
            <text:p>29.73788</text:p>
          </table:table-cell>
          <table:table-cell office:value-type="float" office:value="23.29825" calcext:value-type="float">
            <text:p>23.29825</text:p>
          </table:table-cell>
          <table:table-cell office:value-type="float" office:value="27.37946" calcext:value-type="float">
            <text:p>27.37946</text:p>
          </table:table-cell>
          <table:table-cell office:value-type="float" office:value="23.54462" calcext:value-type="float">
            <text:p>23.54462</text:p>
          </table:table-cell>
          <table:table-cell office:value-type="float" office:value="25.56094" calcext:value-type="float">
            <text:p>25.56094</text:p>
          </table:table-cell>
          <table:table-cell office:value-type="float" office:value="23.33655" calcext:value-type="float">
            <text:p>23.33655</text:p>
          </table:table-cell>
          <table:table-cell office:value-type="float" office:value="24.45709" calcext:value-type="float">
            <text:p>24.45709</text:p>
          </table:table-cell>
          <table:table-cell office:value-type="float" office:value="23.03772" calcext:value-type="float">
            <text:p>23.03772</text:p>
          </table:table-cell>
          <table:table-cell office:value-type="float" office:value="23.38809" calcext:value-type="float">
            <text:p>23.38809</text:p>
          </table:table-cell>
          <table:table-cell office:value-type="float" office:value="22.57947" calcext:value-type="float">
            <text:p>22.57947</text:p>
          </table:table-cell>
          <table:table-cell office:value-type="float" office:value="22.46277" calcext:value-type="float">
            <text:p>22.46277</text:p>
          </table:table-cell>
          <table:table-cell office:value-type="float" office:value="21.91592" calcext:value-type="float">
            <text:p>21.91592</text:p>
          </table:table-cell>
          <table:table-cell office:value-type="float" office:value="21.08405" calcext:value-type="float">
            <text:p>21.08405</text:p>
          </table:table-cell>
          <table:table-cell office:value-type="float" office:value="20.54587" calcext:value-type="float">
            <text:p>20.54587</text:p>
          </table:table-cell>
          <table:table-cell office:value-type="float" office:value="19.48251" calcext:value-type="float">
            <text:p>19.48251</text:p>
          </table:table-cell>
          <table:table-cell office:value-type="float" office:value="19.2511" calcext:value-type="float">
            <text:p>19.2511</text:p>
          </table:table-cell>
          <table:table-cell office:value-type="float" office:value="18.16751" calcext:value-type="float">
            <text:p>18.16751</text:p>
          </table:table-cell>
          <table:table-cell office:value-type="float" office:value="18.10886" calcext:value-type="float">
            <text:p>18.10886</text:p>
          </table:table-cell>
          <table:table-cell office:value-type="float" office:value="17.18994" calcext:value-type="float">
            <text:p>17.18994</text:p>
          </table:table-cell>
          <table:table-cell office:value-type="float" office:value="17.15878" calcext:value-type="float">
            <text:p>17.15878</text:p>
          </table:table-cell>
          <table:table-cell office:value-type="float" office:value="16.32513" calcext:value-type="float">
            <text:p>16.32513</text:p>
          </table:table-cell>
          <table:table-cell office:value-type="float" office:value="16.28604" calcext:value-type="float">
            <text:p>16.28604</text:p>
          </table:table-cell>
          <table:table-cell office:value-type="float" office:value="15.5257" calcext:value-type="float">
            <text:p>15.5257</text:p>
          </table:table-cell>
          <table:table-cell office:value-type="float" office:value="15.47272" calcext:value-type="float">
            <text:p>15.47272</text:p>
          </table:table-cell>
          <table:table-cell office:value-type="float" office:value="14.96805" calcext:value-type="float">
            <text:p>14.96805</text:p>
          </table:table-cell>
          <table:table-cell office:value-type="float" office:value="14.91083" calcext:value-type="float">
            <text:p>14.91083</text:p>
          </table:table-cell>
          <table:table-cell office:value-type="float" office:value="40.61368" calcext:value-type="float">
            <text:p>40.61368</text:p>
          </table:table-cell>
          <table:table-cell office:value-type="float" office:value="19.80634" calcext:value-type="float">
            <text:p>19.8063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072004" calcext:value-type="float">
            <text:p>14072004</text:p>
          </table:table-cell>
          <table:table-cell office:value-type="float" office:value="17.1918" calcext:value-type="float">
            <text:p>17.1918</text:p>
          </table:table-cell>
          <table:table-cell office:value-type="float" office:value="27.3" calcext:value-type="float">
            <text:p>27.3</text:p>
          </table:table-cell>
          <table:table-cell office:value-type="float" office:value="17.68" calcext:value-type="float">
            <text:p>17.68</text:p>
          </table:table-cell>
          <table:table-cell office:value-type="float" office:value="3.043545" calcext:value-type="float">
            <text:p>3.043545</text:p>
          </table:table-cell>
          <table:table-cell office:value-type="float" office:value="1.677471" calcext:value-type="float">
            <text:p>1.677471</text:p>
          </table:table-cell>
          <table:table-cell office:value-type="float" office:value="165.204" calcext:value-type="float">
            <text:p>165.204</text:p>
          </table:table-cell>
          <table:table-cell office:value-type="float" office:value="6.6" calcext:value-type="float">
            <text:p>6.6</text:p>
          </table:table-cell>
          <table:table-cell office:value-type="float" office:value="27.98026" calcext:value-type="float">
            <text:p>27.98026</text:p>
          </table:table-cell>
          <table:table-cell office:value-type="float" office:value="18.92242" calcext:value-type="float">
            <text:p>18.92242</text:p>
          </table:table-cell>
          <table:table-cell office:value-type="float" office:value="26.216" calcext:value-type="float">
            <text:p>26.216</text:p>
          </table:table-cell>
          <table:table-cell office:value-type="float" office:value="20.19226" calcext:value-type="float">
            <text:p>20.19226</text:p>
          </table:table-cell>
          <table:table-cell office:value-type="float" office:value="24.75482" calcext:value-type="float">
            <text:p>24.75482</text:p>
          </table:table-cell>
          <table:table-cell office:value-type="float" office:value="21.20621" calcext:value-type="float">
            <text:p>21.20621</text:p>
          </table:table-cell>
          <table:table-cell office:value-type="float" office:value="23.94269" calcext:value-type="float">
            <text:p>23.94269</text:p>
          </table:table-cell>
          <table:table-cell office:value-type="float" office:value="21.81601" calcext:value-type="float">
            <text:p>21.81601</text:p>
          </table:table-cell>
          <table:table-cell office:value-type="float" office:value="23.71774" calcext:value-type="float">
            <text:p>23.71774</text:p>
          </table:table-cell>
          <table:table-cell office:value-type="float" office:value="22.03119" calcext:value-type="float">
            <text:p>22.03119</text:p>
          </table:table-cell>
          <table:table-cell office:value-type="float" office:value="23.26816" calcext:value-type="float">
            <text:p>23.26816</text:p>
          </table:table-cell>
          <table:table-cell office:value-type="float" office:value="22.08017" calcext:value-type="float">
            <text:p>22.08017</text:p>
          </table:table-cell>
          <table:table-cell office:value-type="float" office:value="22.45923" calcext:value-type="float">
            <text:p>22.45923</text:p>
          </table:table-cell>
          <table:table-cell office:value-type="float" office:value="21.77396" calcext:value-type="float">
            <text:p>21.77396</text:p>
          </table:table-cell>
          <table:table-cell office:value-type="float" office:value="21.19147" calcext:value-type="float">
            <text:p>21.19147</text:p>
          </table:table-cell>
          <table:table-cell office:value-type="float" office:value="21.08987" calcext:value-type="float">
            <text:p>21.08987</text:p>
          </table:table-cell>
          <table:table-cell office:value-type="float" office:value="19.69714" calcext:value-type="float">
            <text:p>19.69714</text:p>
          </table:table-cell>
          <table:table-cell office:value-type="float" office:value="19.48529" calcext:value-type="float">
            <text:p>19.48529</text:p>
          </table:table-cell>
          <table:table-cell office:value-type="float" office:value="18.26196" calcext:value-type="float">
            <text:p>18.26196</text:p>
          </table:table-cell>
          <table:table-cell office:value-type="float" office:value="18.16833" calcext:value-type="float">
            <text:p>18.16833</text:p>
          </table:table-cell>
          <table:table-cell office:value-type="float" office:value="17.23874" calcext:value-type="float">
            <text:p>17.23874</text:p>
          </table:table-cell>
          <table:table-cell office:value-type="float" office:value="17.19031" calcext:value-type="float">
            <text:p>17.19031</text:p>
          </table:table-cell>
          <table:table-cell office:value-type="float" office:value="16.36816" calcext:value-type="float">
            <text:p>16.36816</text:p>
          </table:table-cell>
          <table:table-cell office:value-type="float" office:value="16.32556" calcext:value-type="float">
            <text:p>16.32556</text:p>
          </table:table-cell>
          <table:table-cell office:value-type="float" office:value="15.57715" calcext:value-type="float">
            <text:p>15.57715</text:p>
          </table:table-cell>
          <table:table-cell office:value-type="float" office:value="15.52625" calcext:value-type="float">
            <text:p>15.52625</text:p>
          </table:table-cell>
          <table:table-cell office:value-type="float" office:value="15.02335" calcext:value-type="float">
            <text:p>15.02335</text:p>
          </table:table-cell>
          <table:table-cell office:value-type="float" office:value="14.96863" calcext:value-type="float">
            <text:p>14.96863</text:p>
          </table:table-cell>
          <table:table-cell office:value-type="float" office:value="29.08557" calcext:value-type="float">
            <text:p>29.08557</text:p>
          </table:table-cell>
          <table:table-cell office:value-type="float" office:value="17.26129" calcext:value-type="float">
            <text:p>17.2612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5072004" calcext:value-type="float">
            <text:p>15072004</text:p>
          </table:table-cell>
          <table:table-cell office:value-type="float" office:value="19.79028" calcext:value-type="float">
            <text:p>19.79028</text:p>
          </table:table-cell>
          <table:table-cell office:value-type="float" office:value="28.12" calcext:value-type="float">
            <text:p>28.12</text:p>
          </table:table-cell>
          <table:table-cell office:value-type="float" office:value="16.84" calcext:value-type="float">
            <text:p>16.84</text:p>
          </table:table-cell>
          <table:table-cell office:value-type="float" office:value="2.358189" calcext:value-type="float">
            <text:p>2.358189</text:p>
          </table:table-cell>
          <table:table-cell office:value-type="float" office:value="1.684792" calcext:value-type="float">
            <text:p>1.684792</text:p>
          </table:table-cell>
          <table:table-cell office:value-type="float" office:value="191.88" calcext:value-type="float">
            <text:p>191.88</text:p>
          </table:table-cell>
          <table:table-cell office:value-type="float" office:value="0.3" calcext:value-type="float">
            <text:p>0.3</text:p>
          </table:table-cell>
          <table:table-cell office:value-type="float" office:value="26.59445" calcext:value-type="float">
            <text:p>26.59445</text:p>
          </table:table-cell>
          <table:table-cell office:value-type="float" office:value="17.47894" calcext:value-type="float">
            <text:p>17.47894</text:p>
          </table:table-cell>
          <table:table-cell office:value-type="float" office:value="24.72534" calcext:value-type="float">
            <text:p>24.72534</text:p>
          </table:table-cell>
          <table:table-cell office:value-type="float" office:value="18.67685" calcext:value-type="float">
            <text:p>18.67685</text:p>
          </table:table-cell>
          <table:table-cell office:value-type="float" office:value="23.54309" calcext:value-type="float">
            <text:p>23.54309</text:p>
          </table:table-cell>
          <table:table-cell office:value-type="float" office:value="19.74841" calcext:value-type="float">
            <text:p>19.74841</text:p>
          </table:table-cell>
          <table:table-cell office:value-type="float" office:value="22.7562" calcext:value-type="float">
            <text:p>22.7562</text:p>
          </table:table-cell>
          <table:table-cell office:value-type="float" office:value="20.53357" calcext:value-type="float">
            <text:p>20.53357</text:p>
          </table:table-cell>
          <table:table-cell office:value-type="float" office:value="22.2851" calcext:value-type="float">
            <text:p>22.2851</text:p>
          </table:table-cell>
          <table:table-cell office:value-type="float" office:value="20.93146" calcext:value-type="float">
            <text:p>20.93146</text:p>
          </table:table-cell>
          <table:table-cell office:value-type="float" office:value="22.29727" calcext:value-type="float">
            <text:p>22.29727</text:p>
          </table:table-cell>
          <table:table-cell office:value-type="float" office:value="21.20337" calcext:value-type="float">
            <text:p>21.20337</text:p>
          </table:table-cell>
          <table:table-cell office:value-type="float" office:value="21.91443" calcext:value-type="float">
            <text:p>21.91443</text:p>
          </table:table-cell>
          <table:table-cell office:value-type="float" office:value="21.1517" calcext:value-type="float">
            <text:p>21.1517</text:p>
          </table:table-cell>
          <table:table-cell office:value-type="float" office:value="21.12527" calcext:value-type="float">
            <text:p>21.12527</text:p>
          </table:table-cell>
          <table:table-cell office:value-type="float" office:value="20.83499" calcext:value-type="float">
            <text:p>20.83499</text:p>
          </table:table-cell>
          <table:table-cell office:value-type="float" office:value="19.75552" calcext:value-type="float">
            <text:p>19.75552</text:p>
          </table:table-cell>
          <table:table-cell office:value-type="float" office:value="19.69864" calcext:value-type="float">
            <text:p>19.69864</text:p>
          </table:table-cell>
          <table:table-cell office:value-type="float" office:value="18.35513" calcext:value-type="float">
            <text:p>18.35513</text:p>
          </table:table-cell>
          <table:table-cell office:value-type="float" office:value="18.263" calcext:value-type="float">
            <text:p>18.263</text:p>
          </table:table-cell>
          <table:table-cell office:value-type="float" office:value="17.30023" calcext:value-type="float">
            <text:p>17.30023</text:p>
          </table:table-cell>
          <table:table-cell office:value-type="float" office:value="17.23935" calcext:value-type="float">
            <text:p>17.23935</text:p>
          </table:table-cell>
          <table:table-cell office:value-type="float" office:value="16.41528" calcext:value-type="float">
            <text:p>16.41528</text:p>
          </table:table-cell>
          <table:table-cell office:value-type="float" office:value="16.36862" calcext:value-type="float">
            <text:p>16.36862</text:p>
          </table:table-cell>
          <table:table-cell office:value-type="float" office:value="15.62769" calcext:value-type="float">
            <text:p>15.62769</text:p>
          </table:table-cell>
          <table:table-cell office:value-type="float" office:value="15.57773" calcext:value-type="float">
            <text:p>15.57773</text:p>
          </table:table-cell>
          <table:table-cell office:value-type="float" office:value="15.07651" calcext:value-type="float">
            <text:p>15.07651</text:p>
          </table:table-cell>
          <table:table-cell office:value-type="float" office:value="15.02393" calcext:value-type="float">
            <text:p>15.02393</text:p>
          </table:table-cell>
          <table:table-cell office:value-type="float" office:value="27.89011" calcext:value-type="float">
            <text:p>27.89011</text:p>
          </table:table-cell>
          <table:table-cell office:value-type="float" office:value="16.14465" calcext:value-type="float">
            <text:p>16.1446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6072004" calcext:value-type="float">
            <text:p>16072004</text:p>
          </table:table-cell>
          <table:table-cell office:value-type="float" office:value="26.19648" calcext:value-type="float">
            <text:p>26.19648</text:p>
          </table:table-cell>
          <table:table-cell office:value-type="float" office:value="28.89" calcext:value-type="float">
            <text:p>28.89</text:p>
          </table:table-cell>
          <table:table-cell office:value-type="float" office:value="19.09" calcext:value-type="float">
            <text:p>19.09</text:p>
          </table:table-cell>
          <table:table-cell office:value-type="float" office:value="2.301963" calcext:value-type="float">
            <text:p>2.301963</text:p>
          </table:table-cell>
          <table:table-cell office:value-type="float" office:value="1.530995" calcext:value-type="float">
            <text:p>1.530995</text:p>
          </table:table-cell>
          <table:table-cell office:value-type="float" office:value="250.992" calcext:value-type="float">
            <text:p>250.992</text:p>
          </table:table-cell>
          <table:table-cell office:value-type="float" office:value="0" calcext:value-type="float">
            <text:p>0</text:p>
          </table:table-cell>
          <table:table-cell office:value-type="float" office:value="28.11743" calcext:value-type="float">
            <text:p>28.11743</text:p>
          </table:table-cell>
          <table:table-cell office:value-type="float" office:value="20.13565" calcext:value-type="float">
            <text:p>20.13565</text:p>
          </table:table-cell>
          <table:table-cell office:value-type="float" office:value="25.80832" calcext:value-type="float">
            <text:p>25.80832</text:p>
          </table:table-cell>
          <table:table-cell office:value-type="float" office:value="20.9462" calcext:value-type="float">
            <text:p>20.9462</text:p>
          </table:table-cell>
          <table:table-cell office:value-type="float" office:value="24.50574" calcext:value-type="float">
            <text:p>24.50574</text:p>
          </table:table-cell>
          <table:table-cell office:value-type="float" office:value="21.28696" calcext:value-type="float">
            <text:p>21.28696</text:p>
          </table:table-cell>
          <table:table-cell office:value-type="float" office:value="23.4541" calcext:value-type="float">
            <text:p>23.4541</text:p>
          </table:table-cell>
          <table:table-cell office:value-type="float" office:value="21.453" calcext:value-type="float">
            <text:p>21.453</text:p>
          </table:table-cell>
          <table:table-cell office:value-type="float" office:value="22.79697" calcext:value-type="float">
            <text:p>22.79697</text:p>
          </table:table-cell>
          <table:table-cell office:value-type="float" office:value="21.47739" calcext:value-type="float">
            <text:p>21.47739</text:p>
          </table:table-cell>
          <table:table-cell office:value-type="float" office:value="22.15454" calcext:value-type="float">
            <text:p>22.15454</text:p>
          </table:table-cell>
          <table:table-cell office:value-type="float" office:value="21.42108" calcext:value-type="float">
            <text:p>21.42108</text:p>
          </table:table-cell>
          <table:table-cell office:value-type="float" office:value="21.61862" calcext:value-type="float">
            <text:p>21.61862</text:p>
          </table:table-cell>
          <table:table-cell office:value-type="float" office:value="21.20657" calcext:value-type="float">
            <text:p>21.20657</text:p>
          </table:table-cell>
          <table:table-cell office:value-type="float" office:value="20.83478" calcext:value-type="float">
            <text:p>20.83478</text:p>
          </table:table-cell>
          <table:table-cell office:value-type="float" office:value="20.77106" calcext:value-type="float">
            <text:p>20.77106</text:p>
          </table:table-cell>
          <table:table-cell office:value-type="float" office:value="19.75467" calcext:value-type="float">
            <text:p>19.75467</text:p>
          </table:table-cell>
          <table:table-cell office:value-type="float" office:value="19.74948" calcext:value-type="float">
            <text:p>19.74948</text:p>
          </table:table-cell>
          <table:table-cell office:value-type="float" office:value="18.42297" calcext:value-type="float">
            <text:p>18.42297</text:p>
          </table:table-cell>
          <table:table-cell office:value-type="float" office:value="18.35599" calcext:value-type="float">
            <text:p>18.35599</text:p>
          </table:table-cell>
          <table:table-cell office:value-type="float" office:value="17.36343" calcext:value-type="float">
            <text:p>17.36343</text:p>
          </table:table-cell>
          <table:table-cell office:value-type="float" office:value="17.3009" calcext:value-type="float">
            <text:p>17.3009</text:p>
          </table:table-cell>
          <table:table-cell office:value-type="float" office:value="16.4671" calcext:value-type="float">
            <text:p>16.4671</text:p>
          </table:table-cell>
          <table:table-cell office:value-type="float" office:value="16.41583" calcext:value-type="float">
            <text:p>16.41583</text:p>
          </table:table-cell>
          <table:table-cell office:value-type="float" office:value="15.67868" calcext:value-type="float">
            <text:p>15.67868</text:p>
          </table:table-cell>
          <table:table-cell office:value-type="float" office:value="15.6282" calcext:value-type="float">
            <text:p>15.6282</text:p>
          </table:table-cell>
          <table:table-cell office:value-type="float" office:value="15.12781" calcext:value-type="float">
            <text:p>15.12781</text:p>
          </table:table-cell>
          <table:table-cell office:value-type="float" office:value="15.07706" calcext:value-type="float">
            <text:p>15.07706</text:p>
          </table:table-cell>
          <table:table-cell office:value-type="float" office:value="33.67599" calcext:value-type="float">
            <text:p>33.67599</text:p>
          </table:table-cell>
          <table:table-cell office:value-type="float" office:value="18.5994" calcext:value-type="float">
            <text:p>18.599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7072004" calcext:value-type="float">
            <text:p>17072004</text:p>
          </table:table-cell>
          <table:table-cell office:value-type="float" office:value="23.17752" calcext:value-type="float">
            <text:p>23.17752</text:p>
          </table:table-cell>
          <table:table-cell office:value-type="float" office:value="26.74" calcext:value-type="float">
            <text:p>26.74</text:p>
          </table:table-cell>
          <table:table-cell office:value-type="float" office:value="16.14" calcext:value-type="float">
            <text:p>16.14</text:p>
          </table:table-cell>
          <table:table-cell office:value-type="float" office:value="1.837546" calcext:value-type="float">
            <text:p>1.837546</text:p>
          </table:table-cell>
          <table:table-cell office:value-type="float" office:value="1.373631" calcext:value-type="float">
            <text:p>1.373631</text:p>
          </table:table-cell>
          <table:table-cell office:value-type="float" office:value="152.928" calcext:value-type="float">
            <text:p>152.928</text:p>
          </table:table-cell>
          <table:table-cell office:value-type="float" office:value="0" calcext:value-type="float">
            <text:p>0</text:p>
          </table:table-cell>
          <table:table-cell office:value-type="float" office:value="28.87192" calcext:value-type="float">
            <text:p>28.87192</text:p>
          </table:table-cell>
          <table:table-cell office:value-type="float" office:value="17.99567" calcext:value-type="float">
            <text:p>17.99567</text:p>
          </table:table-cell>
          <table:table-cell office:value-type="float" office:value="26.08926" calcext:value-type="float">
            <text:p>26.08926</text:p>
          </table:table-cell>
          <table:table-cell office:value-type="float" office:value="19.55197" calcext:value-type="float">
            <text:p>19.55197</text:p>
          </table:table-cell>
          <table:table-cell office:value-type="float" office:value="24.70621" calcext:value-type="float">
            <text:p>24.70621</text:p>
          </table:table-cell>
          <table:table-cell office:value-type="float" office:value="20.36057" calcext:value-type="float">
            <text:p>20.36057</text:p>
          </table:table-cell>
          <table:table-cell office:value-type="float" office:value="23.59241" calcext:value-type="float">
            <text:p>23.59241</text:p>
          </table:table-cell>
          <table:table-cell office:value-type="float" office:value="20.88217" calcext:value-type="float">
            <text:p>20.88217</text:p>
          </table:table-cell>
          <table:table-cell office:value-type="float" office:value="22.88055" calcext:value-type="float">
            <text:p>22.88055</text:p>
          </table:table-cell>
          <table:table-cell office:value-type="float" office:value="21.11697" calcext:value-type="float">
            <text:p>21.11697</text:p>
          </table:table-cell>
          <table:table-cell office:value-type="float" office:value="22.17383" calcext:value-type="float">
            <text:p>22.17383</text:p>
          </table:table-cell>
          <table:table-cell office:value-type="float" office:value="21.23859" calcext:value-type="float">
            <text:p>21.23859</text:p>
          </table:table-cell>
          <table:table-cell office:value-type="float" office:value="21.61514" calcext:value-type="float">
            <text:p>21.61514</text:p>
          </table:table-cell>
          <table:table-cell office:value-type="float" office:value="21.11084" calcext:value-type="float">
            <text:p>21.11084</text:p>
          </table:table-cell>
          <table:table-cell office:value-type="float" office:value="20.85583" calcext:value-type="float">
            <text:p>20.85583</text:p>
          </table:table-cell>
          <table:table-cell office:value-type="float" office:value="20.75812" calcext:value-type="float">
            <text:p>20.75812</text:p>
          </table:table-cell>
          <table:table-cell office:value-type="float" office:value="19.76425" calcext:value-type="float">
            <text:p>19.76425</text:p>
          </table:table-cell>
          <table:table-cell office:value-type="float" office:value="19.75159" calcext:value-type="float">
            <text:p>19.75159</text:p>
          </table:table-cell>
          <table:table-cell office:value-type="float" office:value="18.4765" calcext:value-type="float">
            <text:p>18.4765</text:p>
          </table:table-cell>
          <table:table-cell office:value-type="float" office:value="18.42355" calcext:value-type="float">
            <text:p>18.42355</text:p>
          </table:table-cell>
          <table:table-cell office:value-type="float" office:value="17.42245" calcext:value-type="float">
            <text:p>17.42245</text:p>
          </table:table-cell>
          <table:table-cell office:value-type="float" office:value="17.36407" calcext:value-type="float">
            <text:p>17.36407</text:p>
          </table:table-cell>
          <table:table-cell office:value-type="float" office:value="16.5213" calcext:value-type="float">
            <text:p>16.5213</text:p>
          </table:table-cell>
          <table:table-cell office:value-type="float" office:value="16.46768" calcext:value-type="float">
            <text:p>16.46768</text:p>
          </table:table-cell>
          <table:table-cell office:value-type="float" office:value="15.72995" calcext:value-type="float">
            <text:p>15.72995</text:p>
          </table:table-cell>
          <table:table-cell office:value-type="float" office:value="15.6792" calcext:value-type="float">
            <text:p>15.6792</text:p>
          </table:table-cell>
          <table:table-cell office:value-type="float" office:value="15.17804" calcext:value-type="float">
            <text:p>15.17804</text:p>
          </table:table-cell>
          <table:table-cell office:value-type="float" office:value="15.12833" calcext:value-type="float">
            <text:p>15.12833</text:p>
          </table:table-cell>
          <table:table-cell office:value-type="float" office:value="33.68329" calcext:value-type="float">
            <text:p>33.68329</text:p>
          </table:table-cell>
          <table:table-cell office:value-type="float" office:value="15.9104" calcext:value-type="float">
            <text:p>15.910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8072004" calcext:value-type="float">
            <text:p>18072004</text:p>
          </table:table-cell>
          <table:table-cell office:value-type="float" office:value="27.702" calcext:value-type="float">
            <text:p>27.702</text:p>
          </table:table-cell>
          <table:table-cell office:value-type="float" office:value="28.79" calcext:value-type="float">
            <text:p>28.79</text:p>
          </table:table-cell>
          <table:table-cell office:value-type="float" office:value="14.96" calcext:value-type="float">
            <text:p>14.96</text:p>
          </table:table-cell>
          <table:table-cell office:value-type="float" office:value="1.88621" calcext:value-type="float">
            <text:p>1.88621</text:p>
          </table:table-cell>
          <table:table-cell office:value-type="float" office:value="1.493365" calcext:value-type="float">
            <text:p>1.493365</text:p>
          </table:table-cell>
          <table:table-cell office:value-type="float" office:value="226.728" calcext:value-type="float">
            <text:p>226.728</text:p>
          </table:table-cell>
          <table:table-cell office:value-type="float" office:value="0" calcext:value-type="float">
            <text:p>0</text:p>
          </table:table-cell>
          <table:table-cell office:value-type="float" office:value="31.56693" calcext:value-type="float">
            <text:p>31.56693</text:p>
          </table:table-cell>
          <table:table-cell office:value-type="float" office:value="17.35638" calcext:value-type="float">
            <text:p>17.35638</text:p>
          </table:table-cell>
          <table:table-cell office:value-type="float" office:value="27.73077" calcext:value-type="float">
            <text:p>27.73077</text:p>
          </table:table-cell>
          <table:table-cell office:value-type="float" office:value="19.23608" calcext:value-type="float">
            <text:p>19.23608</text:p>
          </table:table-cell>
          <table:table-cell office:value-type="float" office:value="25.93329" calcext:value-type="float">
            <text:p>25.93329</text:p>
          </table:table-cell>
          <table:table-cell office:value-type="float" office:value="20.17535" calcext:value-type="float">
            <text:p>20.17535</text:p>
          </table:table-cell>
          <table:table-cell office:value-type="float" office:value="24.44855" calcext:value-type="float">
            <text:p>24.44855</text:p>
          </table:table-cell>
          <table:table-cell office:value-type="float" office:value="20.78992" calcext:value-type="float">
            <text:p>20.78992</text:p>
          </table:table-cell>
          <table:table-cell office:value-type="float" office:value="23.50256" calcext:value-type="float">
            <text:p>23.50256</text:p>
          </table:table-cell>
          <table:table-cell office:value-type="float" office:value="21.07452" calcext:value-type="float">
            <text:p>21.07452</text:p>
          </table:table-cell>
          <table:table-cell office:value-type="float" office:value="22.60049" calcext:value-type="float">
            <text:p>22.60049</text:p>
          </table:table-cell>
          <table:table-cell office:value-type="float" office:value="21.2363" calcext:value-type="float">
            <text:p>21.2363</text:p>
          </table:table-cell>
          <table:table-cell office:value-type="float" office:value="21.87631" calcext:value-type="float">
            <text:p>21.87631</text:p>
          </table:table-cell>
          <table:table-cell office:value-type="float" office:value="21.11414" calcext:value-type="float">
            <text:p>21.11414</text:p>
          </table:table-cell>
          <table:table-cell office:value-type="float" office:value="20.85895" calcext:value-type="float">
            <text:p>20.85895</text:p>
          </table:table-cell>
          <table:table-cell office:value-type="float" office:value="20.76511" calcext:value-type="float">
            <text:p>20.76511</text:p>
          </table:table-cell>
          <table:table-cell office:value-type="float" office:value="19.78302" calcext:value-type="float">
            <text:p>19.78302</text:p>
          </table:table-cell>
          <table:table-cell office:value-type="float" office:value="19.76404" calcext:value-type="float">
            <text:p>19.76404</text:p>
          </table:table-cell>
          <table:table-cell office:value-type="float" office:value="18.52219" calcext:value-type="float">
            <text:p>18.52219</text:p>
          </table:table-cell>
          <table:table-cell office:value-type="float" office:value="18.47696" calcext:value-type="float">
            <text:p>18.47696</text:p>
          </table:table-cell>
          <table:table-cell office:value-type="float" office:value="17.4769" calcext:value-type="float">
            <text:p>17.4769</text:p>
          </table:table-cell>
          <table:table-cell office:value-type="float" office:value="17.42303" calcext:value-type="float">
            <text:p>17.42303</text:p>
          </table:table-cell>
          <table:table-cell office:value-type="float" office:value="16.57535" calcext:value-type="float">
            <text:p>16.57535</text:p>
          </table:table-cell>
          <table:table-cell office:value-type="float" office:value="16.52188" calcext:value-type="float">
            <text:p>16.52188</text:p>
          </table:table-cell>
          <table:table-cell office:value-type="float" office:value="15.78183" calcext:value-type="float">
            <text:p>15.78183</text:p>
          </table:table-cell>
          <table:table-cell office:value-type="float" office:value="15.7305" calcext:value-type="float">
            <text:p>15.7305</text:p>
          </table:table-cell>
          <table:table-cell office:value-type="float" office:value="15.22821" calcext:value-type="float">
            <text:p>15.22821</text:p>
          </table:table-cell>
          <table:table-cell office:value-type="float" office:value="15.17859" calcext:value-type="float">
            <text:p>15.17859</text:p>
          </table:table-cell>
          <table:table-cell office:value-type="float" office:value="37.49222" calcext:value-type="float">
            <text:p>37.49222</text:p>
          </table:table-cell>
          <table:table-cell office:value-type="float" office:value="14.91776" calcext:value-type="float">
            <text:p>14.9177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9072004" calcext:value-type="float">
            <text:p>19072004</text:p>
          </table:table-cell>
          <table:table-cell office:value-type="float" office:value="27.4986" calcext:value-type="float">
            <text:p>27.4986</text:p>
          </table:table-cell>
          <table:table-cell office:value-type="float" office:value="34.72" calcext:value-type="float">
            <text:p>34.72</text:p>
          </table:table-cell>
          <table:table-cell office:value-type="float" office:value="19.93" calcext:value-type="float">
            <text:p>19.93</text:p>
          </table:table-cell>
          <table:table-cell office:value-type="float" office:value="2.621017" calcext:value-type="float">
            <text:p>2.621017</text:p>
          </table:table-cell>
          <table:table-cell office:value-type="float" office:value="1.697974" calcext:value-type="float">
            <text:p>1.697974</text:p>
          </table:table-cell>
          <table:table-cell office:value-type="float" office:value="172.548" calcext:value-type="float">
            <text:p>172.548</text:p>
          </table:table-cell>
          <table:table-cell office:value-type="float" office:value="0" calcext:value-type="float">
            <text:p>0</text:p>
          </table:table-cell>
          <table:table-cell office:value-type="float" office:value="35.05521" calcext:value-type="float">
            <text:p>35.05521</text:p>
          </table:table-cell>
          <table:table-cell office:value-type="float" office:value="21.09753" calcext:value-type="float">
            <text:p>21.09753</text:p>
          </table:table-cell>
          <table:table-cell office:value-type="float" office:value="30.58371" calcext:value-type="float">
            <text:p>30.58371</text:p>
          </table:table-cell>
          <table:table-cell office:value-type="float" office:value="21.89182" calcext:value-type="float">
            <text:p>21.89182</text:p>
          </table:table-cell>
          <table:table-cell office:value-type="float" office:value="28.32959" calcext:value-type="float">
            <text:p>28.32959</text:p>
          </table:table-cell>
          <table:table-cell office:value-type="float" office:value="22.21332" calcext:value-type="float">
            <text:p>22.21332</text:p>
          </table:table-cell>
          <table:table-cell office:value-type="float" office:value="26.41037" calcext:value-type="float">
            <text:p>26.41037</text:p>
          </table:table-cell>
          <table:table-cell office:value-type="float" office:value="22.2999" calcext:value-type="float">
            <text:p>22.2999</text:p>
          </table:table-cell>
          <table:table-cell office:value-type="float" office:value="25.13397" calcext:value-type="float">
            <text:p>25.13397</text:p>
          </table:table-cell>
          <table:table-cell office:value-type="float" office:value="22.24341" calcext:value-type="float">
            <text:p>22.24341</text:p>
          </table:table-cell>
          <table:table-cell office:value-type="float" office:value="23.88489" calcext:value-type="float">
            <text:p>23.88489</text:p>
          </table:table-cell>
          <table:table-cell office:value-type="float" office:value="22.0676" calcext:value-type="float">
            <text:p>22.0676</text:p>
          </table:table-cell>
          <table:table-cell office:value-type="float" office:value="22.76114" calcext:value-type="float">
            <text:p>22.76114</text:p>
          </table:table-cell>
          <table:table-cell office:value-type="float" office:value="21.68222" calcext:value-type="float">
            <text:p>21.68222</text:p>
          </table:table-cell>
          <table:table-cell office:value-type="float" office:value="21.23242" calcext:value-type="float">
            <text:p>21.23242</text:p>
          </table:table-cell>
          <table:table-cell office:value-type="float" office:value="20.86401" calcext:value-type="float">
            <text:p>20.86401</text:p>
          </table:table-cell>
          <table:table-cell office:value-type="float" office:value="19.87158" calcext:value-type="float">
            <text:p>19.87158</text:p>
          </table:table-cell>
          <table:table-cell office:value-type="float" office:value="19.78348" calcext:value-type="float">
            <text:p>19.78348</text:p>
          </table:table-cell>
          <table:table-cell office:value-type="float" office:value="18.57016" calcext:value-type="float">
            <text:p>18.57016</text:p>
          </table:table-cell>
          <table:table-cell office:value-type="float" office:value="18.52271" calcext:value-type="float">
            <text:p>18.52271</text:p>
          </table:table-cell>
          <table:table-cell office:value-type="float" office:value="17.52817" calcext:value-type="float">
            <text:p>17.52817</text:p>
          </table:table-cell>
          <table:table-cell office:value-type="float" office:value="17.47745" calcext:value-type="float">
            <text:p>17.47745</text:p>
          </table:table-cell>
          <table:table-cell office:value-type="float" office:value="16.6275" calcext:value-type="float">
            <text:p>16.6275</text:p>
          </table:table-cell>
          <table:table-cell office:value-type="float" office:value="16.57593" calcext:value-type="float">
            <text:p>16.57593</text:p>
          </table:table-cell>
          <table:table-cell office:value-type="float" office:value="15.8331" calcext:value-type="float">
            <text:p>15.8331</text:p>
          </table:table-cell>
          <table:table-cell office:value-type="float" office:value="15.78238" calcext:value-type="float">
            <text:p>15.78238</text:p>
          </table:table-cell>
          <table:table-cell office:value-type="float" office:value="15.27756" calcext:value-type="float">
            <text:p>15.27756</text:p>
          </table:table-cell>
          <table:table-cell office:value-type="float" office:value="15.22873" calcext:value-type="float">
            <text:p>15.22873</text:p>
          </table:table-cell>
          <table:table-cell office:value-type="float" office:value="41.37378" calcext:value-type="float">
            <text:p>41.37378</text:p>
          </table:table-cell>
          <table:table-cell office:value-type="float" office:value="19.61487" calcext:value-type="float">
            <text:p>19.6148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072004" calcext:value-type="float">
            <text:p>20072004</text:p>
          </table:table-cell>
          <table:table-cell office:value-type="float" office:value="25.66872" calcext:value-type="float">
            <text:p>25.66872</text:p>
          </table:table-cell>
          <table:table-cell office:value-type="float" office:value="34.98" calcext:value-type="float">
            <text:p>34.98</text:p>
          </table:table-cell>
          <table:table-cell office:value-type="float" office:value="22.58" calcext:value-type="float">
            <text:p>22.58</text:p>
          </table:table-cell>
          <table:table-cell office:value-type="float" office:value="2.620204" calcext:value-type="float">
            <text:p>2.620204</text:p>
          </table:table-cell>
          <table:table-cell office:value-type="float" office:value="1.77518" calcext:value-type="float">
            <text:p>1.77518</text:p>
          </table:table-cell>
          <table:table-cell office:value-type="float" office:value="229.536" calcext:value-type="float">
            <text:p>229.536</text:p>
          </table:table-cell>
          <table:table-cell office:value-type="float" office:value="0" calcext:value-type="float">
            <text:p>0</text:p>
          </table:table-cell>
          <table:table-cell office:value-type="float" office:value="35.8725" calcext:value-type="float">
            <text:p>35.8725</text:p>
          </table:table-cell>
          <table:table-cell office:value-type="float" office:value="23.7374" calcext:value-type="float">
            <text:p>23.7374</text:p>
          </table:table-cell>
          <table:table-cell office:value-type="float" office:value="31.61508" calcext:value-type="float">
            <text:p>31.61508</text:p>
          </table:table-cell>
          <table:table-cell office:value-type="float" office:value="24.35431" calcext:value-type="float">
            <text:p>24.35431</text:p>
          </table:table-cell>
          <table:table-cell office:value-type="float" office:value="29.4267" calcext:value-type="float">
            <text:p>29.4267</text:p>
          </table:table-cell>
          <table:table-cell office:value-type="float" office:value="24.46216" calcext:value-type="float">
            <text:p>24.46216</text:p>
          </table:table-cell>
          <table:table-cell office:value-type="float" office:value="27.48068" calcext:value-type="float">
            <text:p>27.48068</text:p>
          </table:table-cell>
          <table:table-cell office:value-type="float" office:value="24.23593" calcext:value-type="float">
            <text:p>24.23593</text:p>
          </table:table-cell>
          <table:table-cell office:value-type="float" office:value="26.17316" calcext:value-type="float">
            <text:p>26.17316</text:p>
          </table:table-cell>
          <table:table-cell office:value-type="float" office:value="23.92508" calcext:value-type="float">
            <text:p>23.92508</text:p>
          </table:table-cell>
          <table:table-cell office:value-type="float" office:value="24.83249" calcext:value-type="float">
            <text:p>24.83249</text:p>
          </table:table-cell>
          <table:table-cell office:value-type="float" office:value="23.4429" calcext:value-type="float">
            <text:p>23.4429</text:p>
          </table:table-cell>
          <table:table-cell office:value-type="float" office:value="23.63354" calcext:value-type="float">
            <text:p>23.63354</text:p>
          </table:table-cell>
          <table:table-cell office:value-type="float" office:value="22.73492" calcext:value-type="float">
            <text:p>22.73492</text:p>
          </table:table-cell>
          <table:table-cell office:value-type="float" office:value="21.87433" calcext:value-type="float">
            <text:p>21.87433</text:p>
          </table:table-cell>
          <table:table-cell office:value-type="float" office:value="21.2417" calcext:value-type="float">
            <text:p>21.2417</text:p>
          </table:table-cell>
          <table:table-cell office:value-type="float" office:value="20.10233" calcext:value-type="float">
            <text:p>20.10233</text:p>
          </table:table-cell>
          <table:table-cell office:value-type="float" office:value="19.87326" calcext:value-type="float">
            <text:p>19.87326</text:p>
          </table:table-cell>
          <table:table-cell office:value-type="float" office:value="18.64426" calcext:value-type="float">
            <text:p>18.64426</text:p>
          </table:table-cell>
          <table:table-cell office:value-type="float" office:value="18.57074" calcext:value-type="float">
            <text:p>18.57074</text:p>
          </table:table-cell>
          <table:table-cell office:value-type="float" office:value="17.58261" calcext:value-type="float">
            <text:p>17.58261</text:p>
          </table:table-cell>
          <table:table-cell office:value-type="float" office:value="17.52872" calcext:value-type="float">
            <text:p>17.52872</text:p>
          </table:table-cell>
          <table:table-cell office:value-type="float" office:value="16.68042" calcext:value-type="float">
            <text:p>16.68042</text:p>
          </table:table-cell>
          <table:table-cell office:value-type="float" office:value="16.62805" calcext:value-type="float">
            <text:p>16.62805</text:p>
          </table:table-cell>
          <table:table-cell office:value-type="float" office:value="15.88376" calcext:value-type="float">
            <text:p>15.88376</text:p>
          </table:table-cell>
          <table:table-cell office:value-type="float" office:value="15.83362" calcext:value-type="float">
            <text:p>15.83362</text:p>
          </table:table-cell>
          <table:table-cell office:value-type="float" office:value="15.32471" calcext:value-type="float">
            <text:p>15.32471</text:p>
          </table:table-cell>
          <table:table-cell office:value-type="float" office:value="15.27805" calcext:value-type="float">
            <text:p>15.27805</text:p>
          </table:table-cell>
          <table:table-cell office:value-type="float" office:value="43.25122" calcext:value-type="float">
            <text:p>43.25122</text:p>
          </table:table-cell>
          <table:table-cell office:value-type="float" office:value="22.56552" calcext:value-type="float">
            <text:p>22.5655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1072004" calcext:value-type="float">
            <text:p>21072004</text:p>
          </table:table-cell>
          <table:table-cell office:value-type="float" office:value="22.12704" calcext:value-type="float">
            <text:p>22.12704</text:p>
          </table:table-cell>
          <table:table-cell office:value-type="float" office:value="33.09" calcext:value-type="float">
            <text:p>33.09</text:p>
          </table:table-cell>
          <table:table-cell office:value-type="float" office:value="24.07" calcext:value-type="float">
            <text:p>24.07</text:p>
          </table:table-cell>
          <table:table-cell office:value-type="float" office:value="2.627517" calcext:value-type="float">
            <text:p>2.627517</text:p>
          </table:table-cell>
          <table:table-cell office:value-type="float" office:value="1.572724" calcext:value-type="float">
            <text:p>1.572724</text:p>
          </table:table-cell>
          <table:table-cell office:value-type="float" office:value="170.496" calcext:value-type="float">
            <text:p>170.496</text:p>
          </table:table-cell>
          <table:table-cell office:value-type="float" office:value="0" calcext:value-type="float">
            <text:p>0</text:p>
          </table:table-cell>
          <table:table-cell office:value-type="float" office:value="34.91327" calcext:value-type="float">
            <text:p>34.91327</text:p>
          </table:table-cell>
          <table:table-cell office:value-type="float" office:value="24.84143" calcext:value-type="float">
            <text:p>24.84143</text:p>
          </table:table-cell>
          <table:table-cell office:value-type="float" office:value="31.32709" calcext:value-type="float">
            <text:p>31.32709</text:p>
          </table:table-cell>
          <table:table-cell office:value-type="float" office:value="25.30988" calcext:value-type="float">
            <text:p>25.30988</text:p>
          </table:table-cell>
          <table:table-cell office:value-type="float" office:value="29.35074" calcext:value-type="float">
            <text:p>29.35074</text:p>
          </table:table-cell>
          <table:table-cell office:value-type="float" office:value="25.302" calcext:value-type="float">
            <text:p>25.302</text:p>
          </table:table-cell>
          <table:table-cell office:value-type="float" office:value="27.63824" calcext:value-type="float">
            <text:p>27.63824</text:p>
          </table:table-cell>
          <table:table-cell office:value-type="float" office:value="25.01096" calcext:value-type="float">
            <text:p>25.01096</text:p>
          </table:table-cell>
          <table:table-cell office:value-type="float" office:value="26.46069" calcext:value-type="float">
            <text:p>26.46069</text:p>
          </table:table-cell>
          <table:table-cell office:value-type="float" office:value="24.67902" calcext:value-type="float">
            <text:p>24.67902</text:p>
          </table:table-cell>
          <table:table-cell office:value-type="float" office:value="25.22366" calcext:value-type="float">
            <text:p>25.22366</text:p>
          </table:table-cell>
          <table:table-cell office:value-type="float" office:value="24.16986" calcext:value-type="float">
            <text:p>24.16986</text:p>
          </table:table-cell>
          <table:table-cell office:value-type="float" office:value="24.09775" calcext:value-type="float">
            <text:p>24.09775</text:p>
          </table:table-cell>
          <table:table-cell office:value-type="float" office:value="23.42633" calcext:value-type="float">
            <text:p>23.42633</text:p>
          </table:table-cell>
          <table:table-cell office:value-type="float" office:value="22.39963" calcext:value-type="float">
            <text:p>22.39963</text:p>
          </table:table-cell>
          <table:table-cell office:value-type="float" office:value="21.8837" calcext:value-type="float">
            <text:p>21.8837</text:p>
          </table:table-cell>
          <table:table-cell office:value-type="float" office:value="20.41348" calcext:value-type="float">
            <text:p>20.41348</text:p>
          </table:table-cell>
          <table:table-cell office:value-type="float" office:value="20.10535" calcext:value-type="float">
            <text:p>20.10535</text:p>
          </table:table-cell>
          <table:table-cell office:value-type="float" office:value="18.7608" calcext:value-type="float">
            <text:p>18.7608</text:p>
          </table:table-cell>
          <table:table-cell office:value-type="float" office:value="18.64523" calcext:value-type="float">
            <text:p>18.64523</text:p>
          </table:table-cell>
          <table:table-cell office:value-type="float" office:value="17.64917" calcext:value-type="float">
            <text:p>17.64917</text:p>
          </table:table-cell>
          <table:table-cell office:value-type="float" office:value="17.58325" calcext:value-type="float">
            <text:p>17.58325</text:p>
          </table:table-cell>
          <table:table-cell office:value-type="float" office:value="16.73386" calcext:value-type="float">
            <text:p>16.73386</text:p>
          </table:table-cell>
          <table:table-cell office:value-type="float" office:value="16.68094" calcext:value-type="float">
            <text:p>16.68094</text:p>
          </table:table-cell>
          <table:table-cell office:value-type="float" office:value="15.93442" calcext:value-type="float">
            <text:p>15.93442</text:p>
          </table:table-cell>
          <table:table-cell office:value-type="float" office:value="15.88431" calcext:value-type="float">
            <text:p>15.88431</text:p>
          </table:table-cell>
          <table:table-cell office:value-type="float" office:value="15.37213" calcext:value-type="float">
            <text:p>15.37213</text:p>
          </table:table-cell>
          <table:table-cell office:value-type="float" office:value="15.32523" calcext:value-type="float">
            <text:p>15.32523</text:p>
          </table:table-cell>
          <table:table-cell office:value-type="float" office:value="40.8197" calcext:value-type="float">
            <text:p>40.8197</text:p>
          </table:table-cell>
          <table:table-cell office:value-type="float" office:value="23.89319" calcext:value-type="float">
            <text:p>23.8931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2072004" calcext:value-type="float">
            <text:p>22072004</text:p>
          </table:table-cell>
          <table:table-cell office:value-type="float" office:value="10.9062" calcext:value-type="float">
            <text:p>10.9062</text:p>
          </table:table-cell>
          <table:table-cell office:value-type="float" office:value="29.98" calcext:value-type="float">
            <text:p>29.98</text:p>
          </table:table-cell>
          <table:table-cell office:value-type="float" office:value="19.76" calcext:value-type="float">
            <text:p>19.76</text:p>
          </table:table-cell>
          <table:table-cell office:value-type="float" office:value="3.415549" calcext:value-type="float">
            <text:p>3.415549</text:p>
          </table:table-cell>
          <table:table-cell office:value-type="float" office:value="1.768776" calcext:value-type="float">
            <text:p>1.768776</text:p>
          </table:table-cell>
          <table:table-cell office:value-type="float" office:value="198.396" calcext:value-type="float">
            <text:p>198.396</text:p>
          </table:table-cell>
          <table:table-cell office:value-type="float" office:value="7.1" calcext:value-type="float">
            <text:p>7.1</text:p>
          </table:table-cell>
          <table:table-cell office:value-type="float" office:value="28.62399" calcext:value-type="float">
            <text:p>28.62399</text:p>
          </table:table-cell>
          <table:table-cell office:value-type="float" office:value="19.82874" calcext:value-type="float">
            <text:p>19.82874</text:p>
          </table:table-cell>
          <table:table-cell office:value-type="float" office:value="27.23294" calcext:value-type="float">
            <text:p>27.23294</text:p>
          </table:table-cell>
          <table:table-cell office:value-type="float" office:value="21.07135" calcext:value-type="float">
            <text:p>21.07135</text:p>
          </table:table-cell>
          <table:table-cell office:value-type="float" office:value="27.03577" calcext:value-type="float">
            <text:p>27.03577</text:p>
          </table:table-cell>
          <table:table-cell office:value-type="float" office:value="22.28198" calcext:value-type="float">
            <text:p>22.28198</text:p>
          </table:table-cell>
          <table:table-cell office:value-type="float" office:value="26.63397" calcext:value-type="float">
            <text:p>26.63397</text:p>
          </table:table-cell>
          <table:table-cell office:value-type="float" office:value="23.10315" calcext:value-type="float">
            <text:p>23.10315</text:p>
          </table:table-cell>
          <table:table-cell office:value-type="float" office:value="26.04697" calcext:value-type="float">
            <text:p>26.04697</text:p>
          </table:table-cell>
          <table:table-cell office:value-type="float" office:value="23.39197" calcext:value-type="float">
            <text:p>23.39197</text:p>
          </table:table-cell>
          <table:table-cell office:value-type="float" office:value="25.20139" calcext:value-type="float">
            <text:p>25.20139</text:p>
          </table:table-cell>
          <table:table-cell office:value-type="float" office:value="23.54294" calcext:value-type="float">
            <text:p>23.54294</text:p>
          </table:table-cell>
          <table:table-cell office:value-type="float" office:value="24.1156" calcext:value-type="float">
            <text:p>24.1156</text:p>
          </table:table-cell>
          <table:table-cell office:value-type="float" office:value="23.21481" calcext:value-type="float">
            <text:p>23.21481</text:p>
          </table:table-cell>
          <table:table-cell office:value-type="float" office:value="22.57443" calcext:value-type="float">
            <text:p>22.57443</text:p>
          </table:table-cell>
          <table:table-cell office:value-type="float" office:value="22.40677" calcext:value-type="float">
            <text:p>22.40677</text:p>
          </table:table-cell>
          <table:table-cell office:value-type="float" office:value="20.68536" calcext:value-type="float">
            <text:p>20.68536</text:p>
          </table:table-cell>
          <table:table-cell office:value-type="float" office:value="20.41681" calcext:value-type="float">
            <text:p>20.41681</text:p>
          </table:table-cell>
          <table:table-cell office:value-type="float" office:value="18.90897" calcext:value-type="float">
            <text:p>18.90897</text:p>
          </table:table-cell>
          <table:table-cell office:value-type="float" office:value="18.76227" calcext:value-type="float">
            <text:p>18.76227</text:p>
          </table:table-cell>
          <table:table-cell office:value-type="float" office:value="17.73285" calcext:value-type="float">
            <text:p>17.73285</text:p>
          </table:table-cell>
          <table:table-cell office:value-type="float" office:value="17.64993" calcext:value-type="float">
            <text:p>17.64993</text:p>
          </table:table-cell>
          <table:table-cell office:value-type="float" office:value="16.79276" calcext:value-type="float">
            <text:p>16.79276</text:p>
          </table:table-cell>
          <table:table-cell office:value-type="float" office:value="16.73447" calcext:value-type="float">
            <text:p>16.73447</text:p>
          </table:table-cell>
          <table:table-cell office:value-type="float" office:value="15.98596" calcext:value-type="float">
            <text:p>15.98596</text:p>
          </table:table-cell>
          <table:table-cell office:value-type="float" office:value="15.935" calcext:value-type="float">
            <text:p>15.935</text:p>
          </table:table-cell>
          <table:table-cell office:value-type="float" office:value="15.41959" calcext:value-type="float">
            <text:p>15.41959</text:p>
          </table:table-cell>
          <table:table-cell office:value-type="float" office:value="15.37262" calcext:value-type="float">
            <text:p>15.37262</text:p>
          </table:table-cell>
          <table:table-cell office:value-type="float" office:value="29.6196" calcext:value-type="float">
            <text:p>29.6196</text:p>
          </table:table-cell>
          <table:table-cell office:value-type="float" office:value="18.38034" calcext:value-type="float">
            <text:p>18.3803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3072004" calcext:value-type="float">
            <text:p>23072004</text:p>
          </table:table-cell>
          <table:table-cell office:value-type="float" office:value="15.27696" calcext:value-type="float">
            <text:p>15.27696</text:p>
          </table:table-cell>
          <table:table-cell office:value-type="float" office:value="21.68" calcext:value-type="float">
            <text:p>21.68</text:p>
          </table:table-cell>
          <table:table-cell office:value-type="float" office:value="17.47" calcext:value-type="float">
            <text:p>17.47</text:p>
          </table:table-cell>
          <table:table-cell office:value-type="float" office:value="1.748616" calcext:value-type="float">
            <text:p>1.748616</text:p>
          </table:table-cell>
          <table:table-cell office:value-type="float" office:value="1.446598" calcext:value-type="float">
            <text:p>1.446598</text:p>
          </table:table-cell>
          <table:table-cell office:value-type="float" office:value="317.124" calcext:value-type="float">
            <text:p>317.124</text:p>
          </table:table-cell>
          <table:table-cell office:value-type="float" office:value="0" calcext:value-type="float">
            <text:p>0</text:p>
          </table:table-cell>
          <table:table-cell office:value-type="float" office:value="22.80603" calcext:value-type="float">
            <text:p>22.80603</text:p>
          </table:table-cell>
          <table:table-cell office:value-type="float" office:value="17.06223" calcext:value-type="float">
            <text:p>17.06223</text:p>
          </table:table-cell>
          <table:table-cell office:value-type="float" office:value="21.88361" calcext:value-type="float">
            <text:p>21.88361</text:p>
          </table:table-cell>
          <table:table-cell office:value-type="float" office:value="18.4447" calcext:value-type="float">
            <text:p>18.4447</text:p>
          </table:table-cell>
          <table:table-cell office:value-type="float" office:value="22.18866" calcext:value-type="float">
            <text:p>22.18866</text:p>
          </table:table-cell>
          <table:table-cell office:value-type="float" office:value="19.5491" calcext:value-type="float">
            <text:p>19.5491</text:p>
          </table:table-cell>
          <table:table-cell office:value-type="float" office:value="23.02127" calcext:value-type="float">
            <text:p>23.02127</text:p>
          </table:table-cell>
          <table:table-cell office:value-type="float" office:value="20.45236" calcext:value-type="float">
            <text:p>20.45236</text:p>
          </table:table-cell>
          <table:table-cell office:value-type="float" office:value="23.33112" calcext:value-type="float">
            <text:p>23.33112</text:p>
          </table:table-cell>
          <table:table-cell office:value-type="float" office:value="20.9649" calcext:value-type="float">
            <text:p>20.9649</text:p>
          </table:table-cell>
          <table:table-cell office:value-type="float" office:value="23.51129" calcext:value-type="float">
            <text:p>23.51129</text:p>
          </table:table-cell>
          <table:table-cell office:value-type="float" office:value="21.47754" calcext:value-type="float">
            <text:p>21.47754</text:p>
          </table:table-cell>
          <table:table-cell office:value-type="float" office:value="23.20169" calcext:value-type="float">
            <text:p>23.20169</text:p>
          </table:table-cell>
          <table:table-cell office:value-type="float" office:value="21.69177" calcext:value-type="float">
            <text:p>21.69177</text:p>
          </table:table-cell>
          <table:table-cell office:value-type="float" office:value="22.43326" calcext:value-type="float">
            <text:p>22.43326</text:p>
          </table:table-cell>
          <table:table-cell office:value-type="float" office:value="21.75278" calcext:value-type="float">
            <text:p>21.75278</text:p>
          </table:table-cell>
          <table:table-cell office:value-type="float" office:value="20.73639" calcext:value-type="float">
            <text:p>20.73639</text:p>
          </table:table-cell>
          <table:table-cell office:value-type="float" office:value="20.68704" calcext:value-type="float">
            <text:p>20.68704</text:p>
          </table:table-cell>
          <table:table-cell office:value-type="float" office:value="19.04257" calcext:value-type="float">
            <text:p>19.04257</text:p>
          </table:table-cell>
          <table:table-cell office:value-type="float" office:value="18.91052" calcext:value-type="float">
            <text:p>18.91052</text:p>
          </table:table-cell>
          <table:table-cell office:value-type="float" office:value="17.82751" calcext:value-type="float">
            <text:p>17.82751</text:p>
          </table:table-cell>
          <table:table-cell office:value-type="float" office:value="17.7338" calcext:value-type="float">
            <text:p>17.7338</text:p>
          </table:table-cell>
          <table:table-cell office:value-type="float" office:value="16.85709" calcext:value-type="float">
            <text:p>16.85709</text:p>
          </table:table-cell>
          <table:table-cell office:value-type="float" office:value="16.79337" calcext:value-type="float">
            <text:p>16.79337</text:p>
          </table:table-cell>
          <table:table-cell office:value-type="float" office:value="16.03787" calcext:value-type="float">
            <text:p>16.03787</text:p>
          </table:table-cell>
          <table:table-cell office:value-type="float" office:value="15.98651" calcext:value-type="float">
            <text:p>15.98651</text:p>
          </table:table-cell>
          <table:table-cell office:value-type="float" office:value="15.4678" calcext:value-type="float">
            <text:p>15.4678</text:p>
          </table:table-cell>
          <table:table-cell office:value-type="float" office:value="15.42007" calcext:value-type="float">
            <text:p>15.42007</text:p>
          </table:table-cell>
          <table:table-cell office:value-type="float" office:value="23.36133" calcext:value-type="float">
            <text:p>23.36133</text:p>
          </table:table-cell>
          <table:table-cell office:value-type="float" office:value="15.45486" calcext:value-type="float">
            <text:p>15.4548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4072004" calcext:value-type="float">
            <text:p>24072004</text:p>
          </table:table-cell>
          <table:table-cell office:value-type="float" office:value="8.145" calcext:value-type="float">
            <text:p>8.145</text:p>
          </table:table-cell>
          <table:table-cell office:value-type="float" office:value="18.77" calcext:value-type="float">
            <text:p>18.77</text:p>
          </table:table-cell>
          <table:table-cell office:value-type="float" office:value="13.63" calcext:value-type="float">
            <text:p>13.63</text:p>
          </table:table-cell>
          <table:table-cell office:value-type="float" office:value="1.648486" calcext:value-type="float">
            <text:p>1.648486</text:p>
          </table:table-cell>
          <table:table-cell office:value-type="float" office:value="1.369921" calcext:value-type="float">
            <text:p>1.369921</text:p>
          </table:table-cell>
          <table:table-cell office:value-type="float" office:value="274.032" calcext:value-type="float">
            <text:p>274.032</text:p>
          </table:table-cell>
          <table:table-cell office:value-type="float" office:value="5.2" calcext:value-type="float">
            <text:p>5.2</text:p>
          </table:table-cell>
          <table:table-cell office:value-type="float" office:value="19.00293" calcext:value-type="float">
            <text:p>19.00293</text:p>
          </table:table-cell>
          <table:table-cell office:value-type="float" office:value="15.17596" calcext:value-type="float">
            <text:p>15.17596</text:p>
          </table:table-cell>
          <table:table-cell office:value-type="float" office:value="18.8349" calcext:value-type="float">
            <text:p>18.8349</text:p>
          </table:table-cell>
          <table:table-cell office:value-type="float" office:value="16.49786" calcext:value-type="float">
            <text:p>16.49786</text:p>
          </table:table-cell>
          <table:table-cell office:value-type="float" office:value="19.49078" calcext:value-type="float">
            <text:p>19.49078</text:p>
          </table:table-cell>
          <table:table-cell office:value-type="float" office:value="17.66422" calcext:value-type="float">
            <text:p>17.66422</text:p>
          </table:table-cell>
          <table:table-cell office:value-type="float" office:value="20.40509" calcext:value-type="float">
            <text:p>20.40509</text:p>
          </table:table-cell>
          <table:table-cell office:value-type="float" office:value="18.64929" calcext:value-type="float">
            <text:p>18.64929</text:p>
          </table:table-cell>
          <table:table-cell office:value-type="float" office:value="20.92807" calcext:value-type="float">
            <text:p>20.92807</text:p>
          </table:table-cell>
          <table:table-cell office:value-type="float" office:value="19.21695" calcext:value-type="float">
            <text:p>19.21695</text:p>
          </table:table-cell>
          <table:table-cell office:value-type="float" office:value="21.4538" calcext:value-type="float">
            <text:p>21.4538</text:p>
          </table:table-cell>
          <table:table-cell office:value-type="float" office:value="19.80472" calcext:value-type="float">
            <text:p>19.80472</text:p>
          </table:table-cell>
          <table:table-cell office:value-type="float" office:value="21.67679" calcext:value-type="float">
            <text:p>21.67679</text:p>
          </table:table-cell>
          <table:table-cell office:value-type="float" office:value="20.25235" calcext:value-type="float">
            <text:p>20.25235</text:p>
          </table:table-cell>
          <table:table-cell office:value-type="float" office:value="21.745" calcext:value-type="float">
            <text:p>21.745</text:p>
          </table:table-cell>
          <table:table-cell office:value-type="float" office:value="20.7952" calcext:value-type="float">
            <text:p>20.7952</text:p>
          </table:table-cell>
          <table:table-cell office:value-type="float" office:value="20.70551" calcext:value-type="float">
            <text:p>20.70551</text:p>
          </table:table-cell>
          <table:table-cell office:value-type="float" office:value="20.46814" calcext:value-type="float">
            <text:p>20.46814</text:p>
          </table:table-cell>
          <table:table-cell office:value-type="float" office:value="19.10974" calcext:value-type="float">
            <text:p>19.10974</text:p>
          </table:table-cell>
          <table:table-cell office:value-type="float" office:value="19.0437" calcext:value-type="float">
            <text:p>19.0437</text:p>
          </table:table-cell>
          <table:table-cell office:value-type="float" office:value="17.91492" calcext:value-type="float">
            <text:p>17.91492</text:p>
          </table:table-cell>
          <table:table-cell office:value-type="float" office:value="17.82849" calcext:value-type="float">
            <text:p>17.82849</text:p>
          </table:table-cell>
          <table:table-cell office:value-type="float" office:value="16.92517" calcext:value-type="float">
            <text:p>16.92517</text:p>
          </table:table-cell>
          <table:table-cell office:value-type="float" office:value="16.85779" calcext:value-type="float">
            <text:p>16.85779</text:p>
          </table:table-cell>
          <table:table-cell office:value-type="float" office:value="16.09256" calcext:value-type="float">
            <text:p>16.09256</text:p>
          </table:table-cell>
          <table:table-cell office:value-type="float" office:value="16.03842" calcext:value-type="float">
            <text:p>16.03842</text:p>
          </table:table-cell>
          <table:table-cell office:value-type="float" office:value="15.51801" calcext:value-type="float">
            <text:p>15.51801</text:p>
          </table:table-cell>
          <table:table-cell office:value-type="float" office:value="15.46832" calcext:value-type="float">
            <text:p>15.46832</text:p>
          </table:table-cell>
          <table:table-cell office:value-type="float" office:value="19.07587" calcext:value-type="float">
            <text:p>19.07587</text:p>
          </table:table-cell>
          <table:table-cell office:value-type="float" office:value="13.48859" calcext:value-type="float">
            <text:p>13.4885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5072004" calcext:value-type="float">
            <text:p>25072004</text:p>
          </table:table-cell>
          <table:table-cell office:value-type="float" office:value="27.21168" calcext:value-type="float">
            <text:p>27.21168</text:p>
          </table:table-cell>
          <table:table-cell office:value-type="float" office:value="22.86" calcext:value-type="float">
            <text:p>22.86</text:p>
          </table:table-cell>
          <table:table-cell office:value-type="float" office:value="11.13" calcext:value-type="float">
            <text:p>11.13</text:p>
          </table:table-cell>
          <table:table-cell office:value-type="float" office:value="1.495406" calcext:value-type="float">
            <text:p>1.495406</text:p>
          </table:table-cell>
          <table:table-cell office:value-type="float" office:value="1.162285" calcext:value-type="float">
            <text:p>1.162285</text:p>
          </table:table-cell>
          <table:table-cell office:value-type="float" office:value="127.62" calcext:value-type="float">
            <text:p>127.62</text:p>
          </table:table-cell>
          <table:table-cell office:value-type="float" office:value="0" calcext:value-type="float">
            <text:p>0</text:p>
          </table:table-cell>
          <table:table-cell office:value-type="float" office:value="22.88693" calcext:value-type="float">
            <text:p>22.88693</text:p>
          </table:table-cell>
          <table:table-cell office:value-type="float" office:value="12.71008" calcext:value-type="float">
            <text:p>12.71008</text:p>
          </table:table-cell>
          <table:table-cell office:value-type="float" office:value="21.51923" calcext:value-type="float">
            <text:p>21.51923</text:p>
          </table:table-cell>
          <table:table-cell office:value-type="float" office:value="14.2695" calcext:value-type="float">
            <text:p>14.2695</text:p>
          </table:table-cell>
          <table:table-cell office:value-type="float" office:value="20.63382" calcext:value-type="float">
            <text:p>20.63382</text:p>
          </table:table-cell>
          <table:table-cell office:value-type="float" office:value="15.83218" calcext:value-type="float">
            <text:p>15.83218</text:p>
          </table:table-cell>
          <table:table-cell office:value-type="float" office:value="20.15332" calcext:value-type="float">
            <text:p>20.15332</text:p>
          </table:table-cell>
          <table:table-cell office:value-type="float" office:value="17.15033" calcext:value-type="float">
            <text:p>17.15033</text:p>
          </table:table-cell>
          <table:table-cell office:value-type="float" office:value="19.93695" calcext:value-type="float">
            <text:p>19.93695</text:p>
          </table:table-cell>
          <table:table-cell office:value-type="float" office:value="18.00235" calcext:value-type="float">
            <text:p>18.00235</text:p>
          </table:table-cell>
          <table:table-cell office:value-type="float" office:value="19.82339" calcext:value-type="float">
            <text:p>19.82339</text:p>
          </table:table-cell>
          <table:table-cell office:value-type="float" office:value="18.862" calcext:value-type="float">
            <text:p>18.862</text:p>
          </table:table-cell>
          <table:table-cell office:value-type="float" office:value="20.24268" calcext:value-type="float">
            <text:p>20.24268</text:p>
          </table:table-cell>
          <table:table-cell office:value-type="float" office:value="19.48459" calcext:value-type="float">
            <text:p>19.48459</text:p>
          </table:table-cell>
          <table:table-cell office:value-type="float" office:value="20.78644" calcext:value-type="float">
            <text:p>20.78644</text:p>
          </table:table-cell>
          <table:table-cell office:value-type="float" office:value="20.07031" calcext:value-type="float">
            <text:p>20.07031</text:p>
          </table:table-cell>
          <table:table-cell office:value-type="float" office:value="20.4646" calcext:value-type="float">
            <text:p>20.4646</text:p>
          </table:table-cell>
          <table:table-cell office:value-type="float" office:value="20.08316" calcext:value-type="float">
            <text:p>20.08316</text:p>
          </table:table-cell>
          <table:table-cell office:value-type="float" office:value="19.1131" calcext:value-type="float">
            <text:p>19.1131</text:p>
          </table:table-cell>
          <table:table-cell office:value-type="float" office:value="19.09094" calcext:value-type="float">
            <text:p>19.09094</text:p>
          </table:table-cell>
          <table:table-cell office:value-type="float" office:value="17.97647" calcext:value-type="float">
            <text:p>17.97647</text:p>
          </table:table-cell>
          <table:table-cell office:value-type="float" office:value="17.91571" calcext:value-type="float">
            <text:p>17.91571</text:p>
          </table:table-cell>
          <table:table-cell office:value-type="float" office:value="16.99289" calcext:value-type="float">
            <text:p>16.99289</text:p>
          </table:table-cell>
          <table:table-cell office:value-type="float" office:value="16.9259" calcext:value-type="float">
            <text:p>16.9259</text:p>
          </table:table-cell>
          <table:table-cell office:value-type="float" office:value="16.14908" calcext:value-type="float">
            <text:p>16.14908</text:p>
          </table:table-cell>
          <table:table-cell office:value-type="float" office:value="16.09311" calcext:value-type="float">
            <text:p>16.09311</text:p>
          </table:table-cell>
          <table:table-cell office:value-type="float" office:value="15.56815" calcext:value-type="float">
            <text:p>15.56815</text:p>
          </table:table-cell>
          <table:table-cell office:value-type="float" office:value="15.51852" calcext:value-type="float">
            <text:p>15.51852</text:p>
          </table:table-cell>
          <table:table-cell office:value-type="float" office:value="23.97473" calcext:value-type="float">
            <text:p>23.97473</text:p>
          </table:table-cell>
          <table:table-cell office:value-type="float" office:value="10.99643" calcext:value-type="float">
            <text:p>10.9964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6072004" calcext:value-type="float">
            <text:p>26072004</text:p>
          </table:table-cell>
          <table:table-cell office:value-type="float" office:value="26.2242" calcext:value-type="float">
            <text:p>26.2242</text:p>
          </table:table-cell>
          <table:table-cell office:value-type="float" office:value="24.06" calcext:value-type="float">
            <text:p>24.06</text:p>
          </table:table-cell>
          <table:table-cell office:value-type="float" office:value="9.14" calcext:value-type="float">
            <text:p>9.14</text:p>
          </table:table-cell>
          <table:table-cell office:value-type="float" office:value="1.454721" calcext:value-type="float">
            <text:p>1.454721</text:p>
          </table:table-cell>
          <table:table-cell office:value-type="float" office:value="1.017626" calcext:value-type="float">
            <text:p>1.017626</text:p>
          </table:table-cell>
          <table:table-cell office:value-type="float" office:value="168.084" calcext:value-type="float">
            <text:p>168.084</text:p>
          </table:table-cell>
          <table:table-cell office:value-type="float" office:value="0" calcext:value-type="float">
            <text:p>0</text:p>
          </table:table-cell>
          <table:table-cell office:value-type="float" office:value="23.34213" calcext:value-type="float">
            <text:p>23.34213</text:p>
          </table:table-cell>
          <table:table-cell office:value-type="float" office:value="11.33777" calcext:value-type="float">
            <text:p>11.33777</text:p>
          </table:table-cell>
          <table:table-cell office:value-type="float" office:value="21.30115" calcext:value-type="float">
            <text:p>21.30115</text:p>
          </table:table-cell>
          <table:table-cell office:value-type="float" office:value="13.64722" calcext:value-type="float">
            <text:p>13.64722</text:p>
          </table:table-cell>
          <table:table-cell office:value-type="float" office:value="20.40161" calcext:value-type="float">
            <text:p>20.40161</text:p>
          </table:table-cell>
          <table:table-cell office:value-type="float" office:value="15.35205" calcext:value-type="float">
            <text:p>15.35205</text:p>
          </table:table-cell>
          <table:table-cell office:value-type="float" office:value="19.85489" calcext:value-type="float">
            <text:p>19.85489</text:p>
          </table:table-cell>
          <table:table-cell office:value-type="float" office:value="16.76007" calcext:value-type="float">
            <text:p>16.76007</text:p>
          </table:table-cell>
          <table:table-cell office:value-type="float" office:value="19.60226" calcext:value-type="float">
            <text:p>19.60226</text:p>
          </table:table-cell>
          <table:table-cell office:value-type="float" office:value="17.63901" calcext:value-type="float">
            <text:p>17.63901</text:p>
          </table:table-cell>
          <table:table-cell office:value-type="float" office:value="19.70169" calcext:value-type="float">
            <text:p>19.70169</text:p>
          </table:table-cell>
          <table:table-cell office:value-type="float" office:value="18.48752" calcext:value-type="float">
            <text:p>18.48752</text:p>
          </table:table-cell>
          <table:table-cell office:value-type="float" office:value="19.88385" calcext:value-type="float">
            <text:p>19.88385</text:p>
          </table:table-cell>
          <table:table-cell office:value-type="float" office:value="19.04672" calcext:value-type="float">
            <text:p>19.04672</text:p>
          </table:table-cell>
          <table:table-cell office:value-type="float" office:value="20.06818" calcext:value-type="float">
            <text:p>20.06818</text:p>
          </table:table-cell>
          <table:table-cell office:value-type="float" office:value="19.61423" calcext:value-type="float">
            <text:p>19.61423</text:p>
          </table:table-cell>
          <table:table-cell office:value-type="float" office:value="20.07938" calcext:value-type="float">
            <text:p>20.07938</text:p>
          </table:table-cell>
          <table:table-cell office:value-type="float" office:value="19.73312" calcext:value-type="float">
            <text:p>19.73312</text:p>
          </table:table-cell>
          <table:table-cell office:value-type="float" office:value="19.09033" calcext:value-type="float">
            <text:p>19.09033</text:p>
          </table:table-cell>
          <table:table-cell office:value-type="float" office:value="19.00983" calcext:value-type="float">
            <text:p>19.00983</text:p>
          </table:table-cell>
          <table:table-cell office:value-type="float" office:value="18.00409" calcext:value-type="float">
            <text:p>18.00409</text:p>
          </table:table-cell>
          <table:table-cell office:value-type="float" office:value="17.97696" calcext:value-type="float">
            <text:p>17.97696</text:p>
          </table:table-cell>
          <table:table-cell office:value-type="float" office:value="17.05188" calcext:value-type="float">
            <text:p>17.05188</text:p>
          </table:table-cell>
          <table:table-cell office:value-type="float" office:value="16.99356" calcext:value-type="float">
            <text:p>16.99356</text:p>
          </table:table-cell>
          <table:table-cell office:value-type="float" office:value="16.20532" calcext:value-type="float">
            <text:p>16.20532</text:p>
          </table:table-cell>
          <table:table-cell office:value-type="float" office:value="16.14966" calcext:value-type="float">
            <text:p>16.14966</text:p>
          </table:table-cell>
          <table:table-cell office:value-type="float" office:value="15.61838" calcext:value-type="float">
            <text:p>15.61838</text:p>
          </table:table-cell>
          <table:table-cell office:value-type="float" office:value="15.56866" calcext:value-type="float">
            <text:p>15.56866</text:p>
          </table:table-cell>
          <table:table-cell office:value-type="float" office:value="25.47336" calcext:value-type="float">
            <text:p>25.47336</text:p>
          </table:table-cell>
          <table:table-cell office:value-type="float" office:value="9.117523" calcext:value-type="float">
            <text:p>9.11752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7072004" calcext:value-type="float">
            <text:p>27072004</text:p>
          </table:table-cell>
          <table:table-cell office:value-type="float" office:value="27.79076" calcext:value-type="float">
            <text:p>27.79076</text:p>
          </table:table-cell>
          <table:table-cell office:value-type="float" office:value="26.43" calcext:value-type="float">
            <text:p>26.43</text:p>
          </table:table-cell>
          <table:table-cell office:value-type="float" office:value="12.28" calcext:value-type="float">
            <text:p>12.28</text:p>
          </table:table-cell>
          <table:table-cell office:value-type="float" office:value="1.546556" calcext:value-type="float">
            <text:p>1.546556</text:p>
          </table:table-cell>
          <table:table-cell office:value-type="float" office:value="1.254019" calcext:value-type="float">
            <text:p>1.254019</text:p>
          </table:table-cell>
          <table:table-cell office:value-type="float" office:value="329.292" calcext:value-type="float">
            <text:p>329.292</text:p>
          </table:table-cell>
          <table:table-cell office:value-type="float" office:value="0" calcext:value-type="float">
            <text:p>0</text:p>
          </table:table-cell>
          <table:table-cell office:value-type="float" office:value="26.97498" calcext:value-type="float">
            <text:p>26.97498</text:p>
          </table:table-cell>
          <table:table-cell office:value-type="float" office:value="13.70187" calcext:value-type="float">
            <text:p>13.70187</text:p>
          </table:table-cell>
          <table:table-cell office:value-type="float" office:value="23.9173" calcext:value-type="float">
            <text:p>23.9173</text:p>
          </table:table-cell>
          <table:table-cell office:value-type="float" office:value="15.47589" calcext:value-type="float">
            <text:p>15.47589</text:p>
          </table:table-cell>
          <table:table-cell office:value-type="float" office:value="22.49484" calcext:value-type="float">
            <text:p>22.49484</text:p>
          </table:table-cell>
          <table:table-cell office:value-type="float" office:value="16.60458" calcext:value-type="float">
            <text:p>16.60458</text:p>
          </table:table-cell>
          <table:table-cell office:value-type="float" office:value="21.40173" calcext:value-type="float">
            <text:p>21.40173</text:p>
          </table:table-cell>
          <table:table-cell office:value-type="float" office:value="17.51648" calcext:value-type="float">
            <text:p>17.51648</text:p>
          </table:table-cell>
          <table:table-cell office:value-type="float" office:value="20.75558" calcext:value-type="float">
            <text:p>20.75558</text:p>
          </table:table-cell>
          <table:table-cell office:value-type="float" office:value="18.08078" calcext:value-type="float">
            <text:p>18.08078</text:p>
          </table:table-cell>
          <table:table-cell office:value-type="float" office:value="20.22464" calcext:value-type="float">
            <text:p>20.22464</text:p>
          </table:table-cell>
          <table:table-cell office:value-type="float" office:value="18.63052" calcext:value-type="float">
            <text:p>18.63052</text:p>
          </table:table-cell>
          <table:table-cell office:value-type="float" office:value="19.87442" calcext:value-type="float">
            <text:p>19.87442</text:p>
          </table:table-cell>
          <table:table-cell office:value-type="float" office:value="18.99728" calcext:value-type="float">
            <text:p>18.99728</text:p>
          </table:table-cell>
          <table:table-cell office:value-type="float" office:value="19.61353" calcext:value-type="float">
            <text:p>19.61353</text:p>
          </table:table-cell>
          <table:table-cell office:value-type="float" office:value="19.40381" calcext:value-type="float">
            <text:p>19.40381</text:p>
          </table:table-cell>
          <table:table-cell office:value-type="float" office:value="19.72983" calcext:value-type="float">
            <text:p>19.72983</text:p>
          </table:table-cell>
          <table:table-cell office:value-type="float" office:value="19.45926" calcext:value-type="float">
            <text:p>19.45926</text:p>
          </table:table-cell>
          <table:table-cell office:value-type="float" office:value="19.00879" calcext:value-type="float">
            <text:p>19.00879</text:p>
          </table:table-cell>
          <table:table-cell office:value-type="float" office:value="18.89911" calcext:value-type="float">
            <text:p>18.89911</text:p>
          </table:table-cell>
          <table:table-cell office:value-type="float" office:value="18.00647" calcext:value-type="float">
            <text:p>18.00647</text:p>
          </table:table-cell>
          <table:table-cell office:value-type="float" office:value="18.00211" calcext:value-type="float">
            <text:p>18.00211</text:p>
          </table:table-cell>
          <table:table-cell office:value-type="float" office:value="17.09918" calcext:value-type="float">
            <text:p>17.09918</text:p>
          </table:table-cell>
          <table:table-cell office:value-type="float" office:value="17.05243" calcext:value-type="float">
            <text:p>17.05243</text:p>
          </table:table-cell>
          <table:table-cell office:value-type="float" office:value="16.25934" calcext:value-type="float">
            <text:p>16.25934</text:p>
          </table:table-cell>
          <table:table-cell office:value-type="float" office:value="16.2059" calcext:value-type="float">
            <text:p>16.2059</text:p>
          </table:table-cell>
          <table:table-cell office:value-type="float" office:value="15.66855" calcext:value-type="float">
            <text:p>15.66855</text:p>
          </table:table-cell>
          <table:table-cell office:value-type="float" office:value="15.6189" calcext:value-type="float">
            <text:p>15.6189</text:p>
          </table:table-cell>
          <table:table-cell office:value-type="float" office:value="33.64923" calcext:value-type="float">
            <text:p>33.64923</text:p>
          </table:table-cell>
          <table:table-cell office:value-type="float" office:value="11.88898" calcext:value-type="float">
            <text:p>11.8889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8072004" calcext:value-type="float">
            <text:p>28072004</text:p>
          </table:table-cell>
          <table:table-cell office:value-type="float" office:value="16.01784" calcext:value-type="float">
            <text:p>16.01784</text:p>
          </table:table-cell>
          <table:table-cell office:value-type="float" office:value="25.57" calcext:value-type="float">
            <text:p>25.57</text:p>
          </table:table-cell>
          <table:table-cell office:value-type="float" office:value="15.34" calcext:value-type="float">
            <text:p>15.34</text:p>
          </table:table-cell>
          <table:table-cell office:value-type="float" office:value="2.063969" calcext:value-type="float">
            <text:p>2.063969</text:p>
          </table:table-cell>
          <table:table-cell office:value-type="float" office:value="1.460508" calcext:value-type="float">
            <text:p>1.460508</text:p>
          </table:table-cell>
          <table:table-cell office:value-type="float" office:value="250.092" calcext:value-type="float">
            <text:p>250.092</text:p>
          </table:table-cell>
          <table:table-cell office:value-type="float" office:value="3.6" calcext:value-type="float">
            <text:p>3.6</text:p>
          </table:table-cell>
          <table:table-cell office:value-type="float" office:value="25.68954" calcext:value-type="float">
            <text:p>25.68954</text:p>
          </table:table-cell>
          <table:table-cell office:value-type="float" office:value="17.18933" calcext:value-type="float">
            <text:p>17.18933</text:p>
          </table:table-cell>
          <table:table-cell office:value-type="float" office:value="23.6767" calcext:value-type="float">
            <text:p>23.6767</text:p>
          </table:table-cell>
          <table:table-cell office:value-type="float" office:value="18.43158" calcext:value-type="float">
            <text:p>18.43158</text:p>
          </table:table-cell>
          <table:table-cell office:value-type="float" office:value="22.60373" calcext:value-type="float">
            <text:p>22.60373</text:p>
          </table:table-cell>
          <table:table-cell office:value-type="float" office:value="19.05487" calcext:value-type="float">
            <text:p>19.05487</text:p>
          </table:table-cell>
          <table:table-cell office:value-type="float" office:value="21.76123" calcext:value-type="float">
            <text:p>21.76123</text:p>
          </table:table-cell>
          <table:table-cell office:value-type="float" office:value="19.44043" calcext:value-type="float">
            <text:p>19.44043</text:p>
          </table:table-cell>
          <table:table-cell office:value-type="float" office:value="21.22049" calcext:value-type="float">
            <text:p>21.22049</text:p>
          </table:table-cell>
          <table:table-cell office:value-type="float" office:value="19.62146" calcext:value-type="float">
            <text:p>19.62146</text:p>
          </table:table-cell>
          <table:table-cell office:value-type="float" office:value="20.69562" calcext:value-type="float">
            <text:p>20.69562</text:p>
          </table:table-cell>
          <table:table-cell office:value-type="float" office:value="19.74429" calcext:value-type="float">
            <text:p>19.74429</text:p>
          </table:table-cell>
          <table:table-cell office:value-type="float" office:value="20.28458" calcext:value-type="float">
            <text:p>20.28458</text:p>
          </table:table-cell>
          <table:table-cell office:value-type="float" office:value="19.71243" calcext:value-type="float">
            <text:p>19.71243</text:p>
          </table:table-cell>
          <table:table-cell office:value-type="float" office:value="19.71725" calcext:value-type="float">
            <text:p>19.71725</text:p>
          </table:table-cell>
          <table:table-cell office:value-type="float" office:value="19.48538" calcext:value-type="float">
            <text:p>19.48538</text:p>
          </table:table-cell>
          <table:table-cell office:value-type="float" office:value="19.45721" calcext:value-type="float">
            <text:p>19.45721</text:p>
          </table:table-cell>
          <table:table-cell office:value-type="float" office:value="19.35291" calcext:value-type="float">
            <text:p>19.35291</text:p>
          </table:table-cell>
          <table:table-cell office:value-type="float" office:value="18.89786" calcext:value-type="float">
            <text:p>18.89786</text:p>
          </table:table-cell>
          <table:table-cell office:value-type="float" office:value="18.79446" calcext:value-type="float">
            <text:p>18.79446</text:p>
          </table:table-cell>
          <table:table-cell office:value-type="float" office:value="18.00195" calcext:value-type="float">
            <text:p>18.00195</text:p>
          </table:table-cell>
          <table:table-cell office:value-type="float" office:value="17.98145" calcext:value-type="float">
            <text:p>17.98145</text:p>
          </table:table-cell>
          <table:table-cell office:value-type="float" office:value="17.1333" calcext:value-type="float">
            <text:p>17.1333</text:p>
          </table:table-cell>
          <table:table-cell office:value-type="float" office:value="17.09961" calcext:value-type="float">
            <text:p>17.09961</text:p>
          </table:table-cell>
          <table:table-cell office:value-type="float" office:value="16.30957" calcext:value-type="float">
            <text:p>16.30957</text:p>
          </table:table-cell>
          <table:table-cell office:value-type="float" office:value="16.25989" calcext:value-type="float">
            <text:p>16.25989</text:p>
          </table:table-cell>
          <table:table-cell office:value-type="float" office:value="15.71878" calcext:value-type="float">
            <text:p>15.71878</text:p>
          </table:table-cell>
          <table:table-cell office:value-type="float" office:value="15.66907" calcext:value-type="float">
            <text:p>15.66907</text:p>
          </table:table-cell>
          <table:table-cell office:value-type="float" office:value="30.55179" calcext:value-type="float">
            <text:p>30.55179</text:p>
          </table:table-cell>
          <table:table-cell office:value-type="float" office:value="15.21219" calcext:value-type="float">
            <text:p>15.2121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9072004" calcext:value-type="float">
            <text:p>29072004</text:p>
          </table:table-cell>
          <table:table-cell office:value-type="float" office:value="23.09004" calcext:value-type="float">
            <text:p>23.09004</text:p>
          </table:table-cell>
          <table:table-cell office:value-type="float" office:value="30.25" calcext:value-type="float">
            <text:p>30.25</text:p>
          </table:table-cell>
          <table:table-cell office:value-type="float" office:value="16.32" calcext:value-type="float">
            <text:p>16.32</text:p>
          </table:table-cell>
          <table:table-cell office:value-type="float" office:value="3.655138" calcext:value-type="float">
            <text:p>3.655138</text:p>
          </table:table-cell>
          <table:table-cell office:value-type="float" office:value="1.356376" calcext:value-type="float">
            <text:p>1.356376</text:p>
          </table:table-cell>
          <table:table-cell office:value-type="float" office:value="124.884" calcext:value-type="float">
            <text:p>124.884</text:p>
          </table:table-cell>
          <table:table-cell office:value-type="float" office:value="0.1" calcext:value-type="float">
            <text:p>0.1</text:p>
          </table:table-cell>
          <table:table-cell office:value-type="float" office:value="29.99115" calcext:value-type="float">
            <text:p>29.99115</text:p>
          </table:table-cell>
          <table:table-cell office:value-type="float" office:value="17.41055" calcext:value-type="float">
            <text:p>17.41055</text:p>
          </table:table-cell>
          <table:table-cell office:value-type="float" office:value="26.60211" calcext:value-type="float">
            <text:p>26.60211</text:p>
          </table:table-cell>
          <table:table-cell office:value-type="float" office:value="18.59512" calcext:value-type="float">
            <text:p>18.59512</text:p>
          </table:table-cell>
          <table:table-cell office:value-type="float" office:value="24.53867" calcext:value-type="float">
            <text:p>24.53867</text:p>
          </table:table-cell>
          <table:table-cell office:value-type="float" office:value="19.24213" calcext:value-type="float">
            <text:p>19.24213</text:p>
          </table:table-cell>
          <table:table-cell office:value-type="float" office:value="22.98322" calcext:value-type="float">
            <text:p>22.98322</text:p>
          </table:table-cell>
          <table:table-cell office:value-type="float" office:value="19.67297" calcext:value-type="float">
            <text:p>19.67297</text:p>
          </table:table-cell>
          <table:table-cell office:value-type="float" office:value="22.08081" calcext:value-type="float">
            <text:p>22.08081</text:p>
          </table:table-cell>
          <table:table-cell office:value-type="float" office:value="19.88489" calcext:value-type="float">
            <text:p>19.88489</text:p>
          </table:table-cell>
          <table:table-cell office:value-type="float" office:value="21.29898" calcext:value-type="float">
            <text:p>21.29898</text:p>
          </table:table-cell>
          <table:table-cell office:value-type="float" office:value="20.03113" calcext:value-type="float">
            <text:p>20.03113</text:p>
          </table:table-cell>
          <table:table-cell office:value-type="float" office:value="20.73898" calcext:value-type="float">
            <text:p>20.73898</text:p>
          </table:table-cell>
          <table:table-cell office:value-type="float" office:value="19.97739" calcext:value-type="float">
            <text:p>19.97739</text:p>
          </table:table-cell>
          <table:table-cell office:value-type="float" office:value="19.97473" calcext:value-type="float">
            <text:p>19.97473</text:p>
          </table:table-cell>
          <table:table-cell office:value-type="float" office:value="19.72168" calcext:value-type="float">
            <text:p>19.72168</text:p>
          </table:table-cell>
          <table:table-cell office:value-type="float" office:value="19.35452" calcext:value-type="float">
            <text:p>19.35452</text:p>
          </table:table-cell>
          <table:table-cell office:value-type="float" office:value="19.34625" calcext:value-type="float">
            <text:p>19.34625</text:p>
          </table:table-cell>
          <table:table-cell office:value-type="float" office:value="18.79355" calcext:value-type="float">
            <text:p>18.79355</text:p>
          </table:table-cell>
          <table:table-cell office:value-type="float" office:value="18.72229" calcext:value-type="float">
            <text:p>18.72229</text:p>
          </table:table-cell>
          <table:table-cell office:value-type="float" office:value="17.98117" calcext:value-type="float">
            <text:p>17.98117</text:p>
          </table:table-cell>
          <table:table-cell office:value-type="float" office:value="17.95612" calcext:value-type="float">
            <text:p>17.95612</text:p>
          </table:table-cell>
          <table:table-cell office:value-type="float" office:value="17.15695" calcext:value-type="float">
            <text:p>17.15695</text:p>
          </table:table-cell>
          <table:table-cell office:value-type="float" office:value="17.13354" calcext:value-type="float">
            <text:p>17.13354</text:p>
          </table:table-cell>
          <table:table-cell office:value-type="float" office:value="16.35504" calcext:value-type="float">
            <text:p>16.35504</text:p>
          </table:table-cell>
          <table:table-cell office:value-type="float" office:value="16.31006" calcext:value-type="float">
            <text:p>16.31006</text:p>
          </table:table-cell>
          <table:table-cell office:value-type="float" office:value="15.76697" calcext:value-type="float">
            <text:p>15.76697</text:p>
          </table:table-cell>
          <table:table-cell office:value-type="float" office:value="15.7193" calcext:value-type="float">
            <text:p>15.7193</text:p>
          </table:table-cell>
          <table:table-cell office:value-type="float" office:value="32.55667" calcext:value-type="float">
            <text:p>32.55667</text:p>
          </table:table-cell>
          <table:table-cell office:value-type="float" office:value="15.81699" calcext:value-type="float">
            <text:p>15.8169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0072004" calcext:value-type="float">
            <text:p>30072004</text:p>
          </table:table-cell>
          <table:table-cell office:value-type="float" office:value="20.24856" calcext:value-type="float">
            <text:p>20.24856</text:p>
          </table:table-cell>
          <table:table-cell office:value-type="float" office:value="29.42" calcext:value-type="float">
            <text:p>29.42</text:p>
          </table:table-cell>
          <table:table-cell office:value-type="float" office:value="13.82" calcext:value-type="float">
            <text:p>13.82</text:p>
          </table:table-cell>
          <table:table-cell office:value-type="float" office:value="3.633258" calcext:value-type="float">
            <text:p>3.633258</text:p>
          </table:table-cell>
          <table:table-cell office:value-type="float" office:value="1.386979" calcext:value-type="float">
            <text:p>1.386979</text:p>
          </table:table-cell>
          <table:table-cell office:value-type="float" office:value="122.004" calcext:value-type="float">
            <text:p>122.004</text:p>
          </table:table-cell>
          <table:table-cell office:value-type="float" office:value="7.5" calcext:value-type="float">
            <text:p>7.5</text:p>
          </table:table-cell>
          <table:table-cell office:value-type="float" office:value="29.34549" calcext:value-type="float">
            <text:p>29.34549</text:p>
          </table:table-cell>
          <table:table-cell office:value-type="float" office:value="15.04218" calcext:value-type="float">
            <text:p>15.04218</text:p>
          </table:table-cell>
          <table:table-cell office:value-type="float" office:value="26.83362" calcext:value-type="float">
            <text:p>26.83362</text:p>
          </table:table-cell>
          <table:table-cell office:value-type="float" office:value="16.82751" calcext:value-type="float">
            <text:p>16.82751</text:p>
          </table:table-cell>
          <table:table-cell office:value-type="float" office:value="24.61374" calcext:value-type="float">
            <text:p>24.61374</text:p>
          </table:table-cell>
          <table:table-cell office:value-type="float" office:value="18.05219" calcext:value-type="float">
            <text:p>18.05219</text:p>
          </table:table-cell>
          <table:table-cell office:value-type="float" office:value="22.94693" calcext:value-type="float">
            <text:p>22.94693</text:p>
          </table:table-cell>
          <table:table-cell office:value-type="float" office:value="18.95221" calcext:value-type="float">
            <text:p>18.95221</text:p>
          </table:table-cell>
          <table:table-cell office:value-type="float" office:value="22.01291" calcext:value-type="float">
            <text:p>22.01291</text:p>
          </table:table-cell>
          <table:table-cell office:value-type="float" office:value="19.41278" calcext:value-type="float">
            <text:p>19.41278</text:p>
          </table:table-cell>
          <table:table-cell office:value-type="float" office:value="21.20935" calcext:value-type="float">
            <text:p>21.20935</text:p>
          </table:table-cell>
          <table:table-cell office:value-type="float" office:value="19.76263" calcext:value-type="float">
            <text:p>19.76263</text:p>
          </table:table-cell>
          <table:table-cell office:value-type="float" office:value="20.71997" calcext:value-type="float">
            <text:p>20.71997</text:p>
          </table:table-cell>
          <table:table-cell office:value-type="float" office:value="19.88345" calcext:value-type="float">
            <text:p>19.88345</text:p>
          </table:table-cell>
          <table:table-cell office:value-type="float" office:value="20.03314" calcext:value-type="float">
            <text:p>20.03314</text:p>
          </table:table-cell>
          <table:table-cell office:value-type="float" office:value="19.89291" calcext:value-type="float">
            <text:p>19.89291</text:p>
          </table:table-cell>
          <table:table-cell office:value-type="float" office:value="19.38321" calcext:value-type="float">
            <text:p>19.38321</text:p>
          </table:table-cell>
          <table:table-cell office:value-type="float" office:value="19.35516" calcext:value-type="float">
            <text:p>19.35516</text:p>
          </table:table-cell>
          <table:table-cell office:value-type="float" office:value="18.72177" calcext:value-type="float">
            <text:p>18.72177</text:p>
          </table:table-cell>
          <table:table-cell office:value-type="float" office:value="18.68359" calcext:value-type="float">
            <text:p>18.68359</text:p>
          </table:table-cell>
          <table:table-cell office:value-type="float" office:value="17.95587" calcext:value-type="float">
            <text:p>17.95587</text:p>
          </table:table-cell>
          <table:table-cell office:value-type="float" office:value="17.93637" calcext:value-type="float">
            <text:p>17.93637</text:p>
          </table:table-cell>
          <table:table-cell office:value-type="float" office:value="17.17377" calcext:value-type="float">
            <text:p>17.17377</text:p>
          </table:table-cell>
          <table:table-cell office:value-type="float" office:value="17.15717" calcext:value-type="float">
            <text:p>17.15717</text:p>
          </table:table-cell>
          <table:table-cell office:value-type="float" office:value="16.39523" calcext:value-type="float">
            <text:p>16.39523</text:p>
          </table:table-cell>
          <table:table-cell office:value-type="float" office:value="16.3555" calcext:value-type="float">
            <text:p>16.3555</text:p>
          </table:table-cell>
          <table:table-cell office:value-type="float" office:value="15.81381" calcext:value-type="float">
            <text:p>15.81381</text:p>
          </table:table-cell>
          <table:table-cell office:value-type="float" office:value="15.76746" calcext:value-type="float">
            <text:p>15.76746</text:p>
          </table:table-cell>
          <table:table-cell office:value-type="float" office:value="31.16116" calcext:value-type="float">
            <text:p>31.16116</text:p>
          </table:table-cell>
          <table:table-cell office:value-type="float" office:value="13.41217" calcext:value-type="float">
            <text:p>13.4121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1072004" calcext:value-type="float">
            <text:p>31072004</text:p>
          </table:table-cell>
          <table:table-cell office:value-type="float" office:value="26.82468" calcext:value-type="float">
            <text:p>26.82468</text:p>
          </table:table-cell>
          <table:table-cell office:value-type="float" office:value="30.55" calcext:value-type="float">
            <text:p>30.55</text:p>
          </table:table-cell>
          <table:table-cell office:value-type="float" office:value="14.96" calcext:value-type="float">
            <text:p>14.96</text:p>
          </table:table-cell>
          <table:table-cell office:value-type="float" office:value="2.163197" calcext:value-type="float">
            <text:p>2.163197</text:p>
          </table:table-cell>
          <table:table-cell office:value-type="float" office:value="1.493365" calcext:value-type="float">
            <text:p>1.493365</text:p>
          </table:table-cell>
          <table:table-cell office:value-type="float" office:value="272.556" calcext:value-type="float">
            <text:p>272.556</text:p>
          </table:table-cell>
          <table:table-cell office:value-type="float" office:value="0" calcext:value-type="float">
            <text:p>0</text:p>
          </table:table-cell>
          <table:table-cell office:value-type="float" office:value="26.46729" calcext:value-type="float">
            <text:p>26.46729</text:p>
          </table:table-cell>
          <table:table-cell office:value-type="float" office:value="15.95334" calcext:value-type="float">
            <text:p>15.95334</text:p>
          </table:table-cell>
          <table:table-cell office:value-type="float" office:value="24.466" calcext:value-type="float">
            <text:p>24.466</text:p>
          </table:table-cell>
          <table:table-cell office:value-type="float" office:value="17.29526" calcext:value-type="float">
            <text:p>17.29526</text:p>
          </table:table-cell>
          <table:table-cell office:value-type="float" office:value="23.11554" calcext:value-type="float">
            <text:p>23.11554</text:p>
          </table:table-cell>
          <table:table-cell office:value-type="float" office:value="18.44012" calcext:value-type="float">
            <text:p>18.44012</text:p>
          </table:table-cell>
          <table:table-cell office:value-type="float" office:value="22.12427" calcext:value-type="float">
            <text:p>22.12427</text:p>
          </table:table-cell>
          <table:table-cell office:value-type="float" office:value="19.25595" calcext:value-type="float">
            <text:p>19.25595</text:p>
          </table:table-cell>
          <table:table-cell office:value-type="float" office:value="21.55405" calcext:value-type="float">
            <text:p>21.55405</text:p>
          </table:table-cell>
          <table:table-cell office:value-type="float" office:value="19.68253" calcext:value-type="float">
            <text:p>19.68253</text:p>
          </table:table-cell>
          <table:table-cell office:value-type="float" office:value="21.12775" calcext:value-type="float">
            <text:p>21.12775</text:p>
          </table:table-cell>
          <table:table-cell office:value-type="float" office:value="20.0043" calcext:value-type="float">
            <text:p>20.0043</text:p>
          </table:table-cell>
          <table:table-cell office:value-type="float" office:value="20.69308" calcext:value-type="float">
            <text:p>20.69308</text:p>
          </table:table-cell>
          <table:table-cell office:value-type="float" office:value="20.04825" calcext:value-type="float">
            <text:p>20.04825</text:p>
          </table:table-cell>
          <table:table-cell office:value-type="float" office:value="20.04739" calcext:value-type="float">
            <text:p>20.04739</text:p>
          </table:table-cell>
          <table:table-cell office:value-type="float" office:value="19.95587" calcext:value-type="float">
            <text:p>19.95587</text:p>
          </table:table-cell>
          <table:table-cell office:value-type="float" office:value="19.39938" calcext:value-type="float">
            <text:p>19.39938</text:p>
          </table:table-cell>
          <table:table-cell office:value-type="float" office:value="19.38226" calcext:value-type="float">
            <text:p>19.38226</text:p>
          </table:table-cell>
          <table:table-cell office:value-type="float" office:value="18.68329" calcext:value-type="float">
            <text:p>18.68329</text:p>
          </table:table-cell>
          <table:table-cell office:value-type="float" office:value="18.6629" calcext:value-type="float">
            <text:p>18.6629</text:p>
          </table:table-cell>
          <table:table-cell office:value-type="float" office:value="17.93619" calcext:value-type="float">
            <text:p>17.93619</text:p>
          </table:table-cell>
          <table:table-cell office:value-type="float" office:value="17.9248" calcext:value-type="float">
            <text:p>17.9248</text:p>
          </table:table-cell>
          <table:table-cell office:value-type="float" office:value="17.18747" calcext:value-type="float">
            <text:p>17.18747</text:p>
          </table:table-cell>
          <table:table-cell office:value-type="float" office:value="17.17395" calcext:value-type="float">
            <text:p>17.17395</text:p>
          </table:table-cell>
          <table:table-cell office:value-type="float" office:value="16.43127" calcext:value-type="float">
            <text:p>16.43127</text:p>
          </table:table-cell>
          <table:table-cell office:value-type="float" office:value="16.39563" calcext:value-type="float">
            <text:p>16.39563</text:p>
          </table:table-cell>
          <table:table-cell office:value-type="float" office:value="15.85712" calcext:value-type="float">
            <text:p>15.85712</text:p>
          </table:table-cell>
          <table:table-cell office:value-type="float" office:value="15.8143" calcext:value-type="float">
            <text:p>15.8143</text:p>
          </table:table-cell>
          <table:table-cell office:value-type="float" office:value="27.6225" calcext:value-type="float">
            <text:p>27.6225</text:p>
          </table:table-cell>
          <table:table-cell office:value-type="float" office:value="14.65955" calcext:value-type="float">
            <text:p>14.6595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82004" calcext:value-type="float">
            <text:p>1082004</text:p>
          </table:table-cell>
          <table:table-cell office:value-type="float" office:value="23.23152" calcext:value-type="float">
            <text:p>23.23152</text:p>
          </table:table-cell>
          <table:table-cell office:value-type="float" office:value="30.81" calcext:value-type="float">
            <text:p>30.81</text:p>
          </table:table-cell>
          <table:table-cell office:value-type="float" office:value="20.79" calcext:value-type="float">
            <text:p>20.79</text:p>
          </table:table-cell>
          <table:table-cell office:value-type="float" office:value="2.55581" calcext:value-type="float">
            <text:p>2.55581</text:p>
          </table:table-cell>
          <table:table-cell office:value-type="float" office:value="2.084961" calcext:value-type="float">
            <text:p>2.084961</text:p>
          </table:table-cell>
          <table:table-cell office:value-type="float" office:value="353.772" calcext:value-type="float">
            <text:p>353.772</text:p>
          </table:table-cell>
          <table:table-cell office:value-type="float" office:value="0" calcext:value-type="float">
            <text:p>0</text:p>
          </table:table-cell>
          <table:table-cell office:value-type="float" office:value="28.49026" calcext:value-type="float">
            <text:p>28.49026</text:p>
          </table:table-cell>
          <table:table-cell office:value-type="float" office:value="19.77567" calcext:value-type="float">
            <text:p>19.77567</text:p>
          </table:table-cell>
          <table:table-cell office:value-type="float" office:value="26.00806" calcext:value-type="float">
            <text:p>26.00806</text:p>
          </table:table-cell>
          <table:table-cell office:value-type="float" office:value="20.27017" calcext:value-type="float">
            <text:p>20.27017</text:p>
          </table:table-cell>
          <table:table-cell office:value-type="float" office:value="24.6337" calcext:value-type="float">
            <text:p>24.6337</text:p>
          </table:table-cell>
          <table:table-cell office:value-type="float" office:value="20.54919" calcext:value-type="float">
            <text:p>20.54919</text:p>
          </table:table-cell>
          <table:table-cell office:value-type="float" office:value="23.46408" calcext:value-type="float">
            <text:p>23.46408</text:p>
          </table:table-cell>
          <table:table-cell office:value-type="float" office:value="20.67886" calcext:value-type="float">
            <text:p>20.67886</text:p>
          </table:table-cell>
          <table:table-cell office:value-type="float" office:value="22.70679" calcext:value-type="float">
            <text:p>22.70679</text:p>
          </table:table-cell>
          <table:table-cell office:value-type="float" office:value="20.69263" calcext:value-type="float">
            <text:p>20.69263</text:p>
          </table:table-cell>
          <table:table-cell office:value-type="float" office:value="21.95337" calcext:value-type="float">
            <text:p>21.95337</text:p>
          </table:table-cell>
          <table:table-cell office:value-type="float" office:value="20.6351" calcext:value-type="float">
            <text:p>20.6351</text:p>
          </table:table-cell>
          <table:table-cell office:value-type="float" office:value="21.23093" calcext:value-type="float">
            <text:p>21.23093</text:p>
          </table:table-cell>
          <table:table-cell office:value-type="float" office:value="20.44308" calcext:value-type="float">
            <text:p>20.44308</text:p>
          </table:table-cell>
          <table:table-cell office:value-type="float" office:value="20.25116" calcext:value-type="float">
            <text:p>20.25116</text:p>
          </table:table-cell>
          <table:table-cell office:value-type="float" office:value="20.0217" calcext:value-type="float">
            <text:p>20.0217</text:p>
          </table:table-cell>
          <table:table-cell office:value-type="float" office:value="19.43991" calcext:value-type="float">
            <text:p>19.43991</text:p>
          </table:table-cell>
          <table:table-cell office:value-type="float" office:value="19.39948" calcext:value-type="float">
            <text:p>19.39948</text:p>
          </table:table-cell>
          <table:table-cell office:value-type="float" office:value="18.66275" calcext:value-type="float">
            <text:p>18.66275</text:p>
          </table:table-cell>
          <table:table-cell office:value-type="float" office:value="18.65457" calcext:value-type="float">
            <text:p>18.65457</text:p>
          </table:table-cell>
          <table:table-cell office:value-type="float" office:value="17.92474" calcext:value-type="float">
            <text:p>17.92474</text:p>
          </table:table-cell>
          <table:table-cell office:value-type="float" office:value="17.91995" calcext:value-type="float">
            <text:p>17.91995</text:p>
          </table:table-cell>
          <table:table-cell office:value-type="float" office:value="17.20059" calcext:value-type="float">
            <text:p>17.20059</text:p>
          </table:table-cell>
          <table:table-cell office:value-type="float" office:value="17.18762" calcext:value-type="float">
            <text:p>17.18762</text:p>
          </table:table-cell>
          <table:table-cell office:value-type="float" office:value="16.46378" calcext:value-type="float">
            <text:p>16.46378</text:p>
          </table:table-cell>
          <table:table-cell office:value-type="float" office:value="16.43161" calcext:value-type="float">
            <text:p>16.43161</text:p>
          </table:table-cell>
          <table:table-cell office:value-type="float" office:value="15.89709" calcext:value-type="float">
            <text:p>15.89709</text:p>
          </table:table-cell>
          <table:table-cell office:value-type="float" office:value="15.85754" calcext:value-type="float">
            <text:p>15.85754</text:p>
          </table:table-cell>
          <table:table-cell office:value-type="float" office:value="34.62909" calcext:value-type="float">
            <text:p>34.62909</text:p>
          </table:table-cell>
          <table:table-cell office:value-type="float" office:value="19.29559" calcext:value-type="float">
            <text:p>19.2955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082004" calcext:value-type="float">
            <text:p>2082004</text:p>
          </table:table-cell>
          <table:table-cell office:value-type="float" office:value="18.22032" calcext:value-type="float">
            <text:p>18.22032</text:p>
          </table:table-cell>
          <table:table-cell office:value-type="float" office:value="30.95" calcext:value-type="float">
            <text:p>30.95</text:p>
          </table:table-cell>
          <table:table-cell office:value-type="float" office:value="22.08" calcext:value-type="float">
            <text:p>22.08</text:p>
          </table:table-cell>
          <table:table-cell office:value-type="float" office:value="2.636477" calcext:value-type="float">
            <text:p>2.636477</text:p>
          </table:table-cell>
          <table:table-cell office:value-type="float" office:value="2.113128" calcext:value-type="float">
            <text:p>2.113128</text:p>
          </table:table-cell>
          <table:table-cell office:value-type="float" office:value="241.812" calcext:value-type="float">
            <text:p>241.812</text:p>
          </table:table-cell>
          <table:table-cell office:value-type="float" office:value="0" calcext:value-type="float">
            <text:p>0</text:p>
          </table:table-cell>
          <table:table-cell office:value-type="float" office:value="30.03906" calcext:value-type="float">
            <text:p>30.03906</text:p>
          </table:table-cell>
          <table:table-cell office:value-type="float" office:value="22.25" calcext:value-type="float">
            <text:p>22.25</text:p>
          </table:table-cell>
          <table:table-cell office:value-type="float" office:value="27.30826" calcext:value-type="float">
            <text:p>27.30826</text:p>
          </table:table-cell>
          <table:table-cell office:value-type="float" office:value="22.65097" calcext:value-type="float">
            <text:p>22.65097</text:p>
          </table:table-cell>
          <table:table-cell office:value-type="float" office:value="25.91022" calcext:value-type="float">
            <text:p>25.91022</text:p>
          </table:table-cell>
          <table:table-cell office:value-type="float" office:value="22.64297" calcext:value-type="float">
            <text:p>22.64297</text:p>
          </table:table-cell>
          <table:table-cell office:value-type="float" office:value="24.62509" calcext:value-type="float">
            <text:p>24.62509</text:p>
          </table:table-cell>
          <table:table-cell office:value-type="float" office:value="22.4313" calcext:value-type="float">
            <text:p>22.4313</text:p>
          </table:table-cell>
          <table:table-cell office:value-type="float" office:value="23.75803" calcext:value-type="float">
            <text:p>23.75803</text:p>
          </table:table-cell>
          <table:table-cell office:value-type="float" office:value="22.17633" calcext:value-type="float">
            <text:p>22.17633</text:p>
          </table:table-cell>
          <table:table-cell office:value-type="float" office:value="22.86984" calcext:value-type="float">
            <text:p>22.86984</text:p>
          </table:table-cell>
          <table:table-cell office:value-type="float" office:value="21.80807" calcext:value-type="float">
            <text:p>21.80807</text:p>
          </table:table-cell>
          <table:table-cell office:value-type="float" office:value="22.00378" calcext:value-type="float">
            <text:p>22.00378</text:p>
          </table:table-cell>
          <table:table-cell office:value-type="float" office:value="21.24164" calcext:value-type="float">
            <text:p>21.24164</text:p>
          </table:table-cell>
          <table:table-cell office:value-type="float" office:value="20.7547" calcext:value-type="float">
            <text:p>20.7547</text:p>
          </table:table-cell>
          <table:table-cell office:value-type="float" office:value="20.25769" calcext:value-type="float">
            <text:p>20.25769</text:p>
          </table:table-cell>
          <table:table-cell office:value-type="float" office:value="19.58942" calcext:value-type="float">
            <text:p>19.58942</text:p>
          </table:table-cell>
          <table:table-cell office:value-type="float" office:value="19.44089" calcext:value-type="float">
            <text:p>19.44089</text:p>
          </table:table-cell>
          <table:table-cell office:value-type="float" office:value="18.67068" calcext:value-type="float">
            <text:p>18.67068</text:p>
          </table:table-cell>
          <table:table-cell office:value-type="float" office:value="18.65457" calcext:value-type="float">
            <text:p>18.65457</text:p>
          </table:table-cell>
          <table:table-cell office:value-type="float" office:value="17.923" calcext:value-type="float">
            <text:p>17.923</text:p>
          </table:table-cell>
          <table:table-cell office:value-type="float" office:value="17.91977" calcext:value-type="float">
            <text:p>17.91977</text:p>
          </table:table-cell>
          <table:table-cell office:value-type="float" office:value="17.21439" calcext:value-type="float">
            <text:p>17.21439</text:p>
          </table:table-cell>
          <table:table-cell office:value-type="float" office:value="17.20071" calcext:value-type="float">
            <text:p>17.20071</text:p>
          </table:table-cell>
          <table:table-cell office:value-type="float" office:value="16.49362" calcext:value-type="float">
            <text:p>16.49362</text:p>
          </table:table-cell>
          <table:table-cell office:value-type="float" office:value="16.46411" calcext:value-type="float">
            <text:p>16.46411</text:p>
          </table:table-cell>
          <table:table-cell office:value-type="float" office:value="15.93442" calcext:value-type="float">
            <text:p>15.93442</text:p>
          </table:table-cell>
          <table:table-cell office:value-type="float" office:value="15.89749" calcext:value-type="float">
            <text:p>15.89749</text:p>
          </table:table-cell>
          <table:table-cell office:value-type="float" office:value="37.08029" calcext:value-type="float">
            <text:p>37.08029</text:p>
          </table:table-cell>
          <table:table-cell office:value-type="float" office:value="21.82565" calcext:value-type="float">
            <text:p>21.8256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082004" calcext:value-type="float">
            <text:p>3082004</text:p>
          </table:table-cell>
          <table:table-cell office:value-type="float" office:value="23.0652" calcext:value-type="float">
            <text:p>23.0652</text:p>
          </table:table-cell>
          <table:table-cell office:value-type="float" office:value="33.71" calcext:value-type="float">
            <text:p>33.71</text:p>
          </table:table-cell>
          <table:table-cell office:value-type="float" office:value="20.81" calcext:value-type="float">
            <text:p>20.81</text:p>
          </table:table-cell>
          <table:table-cell office:value-type="float" office:value="2.555583" calcext:value-type="float">
            <text:p>2.555583</text:p>
          </table:table-cell>
          <table:table-cell office:value-type="float" office:value="1.93906" calcext:value-type="float">
            <text:p>1.93906</text:p>
          </table:table-cell>
          <table:table-cell office:value-type="float" office:value="316.656" calcext:value-type="float">
            <text:p>316.656</text:p>
          </table:table-cell>
          <table:table-cell office:value-type="float" office:value="0.1" calcext:value-type="float">
            <text:p>0.1</text:p>
          </table:table-cell>
          <table:table-cell office:value-type="float" office:value="33.18375" calcext:value-type="float">
            <text:p>33.18375</text:p>
          </table:table-cell>
          <table:table-cell office:value-type="float" office:value="22.46362" calcext:value-type="float">
            <text:p>22.46362</text:p>
          </table:table-cell>
          <table:table-cell office:value-type="float" office:value="29.61713" calcext:value-type="float">
            <text:p>29.61713</text:p>
          </table:table-cell>
          <table:table-cell office:value-type="float" office:value="23.19177" calcext:value-type="float">
            <text:p>23.19177</text:p>
          </table:table-cell>
          <table:table-cell office:value-type="float" office:value="27.56183" calcext:value-type="float">
            <text:p>27.56183</text:p>
          </table:table-cell>
          <table:table-cell office:value-type="float" office:value="23.32828" calcext:value-type="float">
            <text:p>23.32828</text:p>
          </table:table-cell>
          <table:table-cell office:value-type="float" office:value="25.86365" calcext:value-type="float">
            <text:p>25.86365</text:p>
          </table:table-cell>
          <table:table-cell office:value-type="float" office:value="23.1763" calcext:value-type="float">
            <text:p>23.1763</text:p>
          </table:table-cell>
          <table:table-cell office:value-type="float" office:value="24.7673" calcext:value-type="float">
            <text:p>24.7673</text:p>
          </table:table-cell>
          <table:table-cell office:value-type="float" office:value="22.93246" calcext:value-type="float">
            <text:p>22.93246</text:p>
          </table:table-cell>
          <table:table-cell office:value-type="float" office:value="23.66333" calcext:value-type="float">
            <text:p>23.66333</text:p>
          </table:table-cell>
          <table:table-cell office:value-type="float" office:value="22.54517" calcext:value-type="float">
            <text:p>22.54517</text:p>
          </table:table-cell>
          <table:table-cell office:value-type="float" office:value="22.71402" calcext:value-type="float">
            <text:p>22.71402</text:p>
          </table:table-cell>
          <table:table-cell office:value-type="float" office:value="21.96985" calcext:value-type="float">
            <text:p>21.96985</text:p>
          </table:table-cell>
          <table:table-cell office:value-type="float" office:value="21.29315" calcext:value-type="float">
            <text:p>21.29315</text:p>
          </table:table-cell>
          <table:table-cell office:value-type="float" office:value="20.76208" calcext:value-type="float">
            <text:p>20.76208</text:p>
          </table:table-cell>
          <table:table-cell office:value-type="float" office:value="19.82797" calcext:value-type="float">
            <text:p>19.82797</text:p>
          </table:table-cell>
          <table:table-cell office:value-type="float" office:value="19.59155" calcext:value-type="float">
            <text:p>19.59155</text:p>
          </table:table-cell>
          <table:table-cell office:value-type="float" office:value="18.72617" calcext:value-type="float">
            <text:p>18.72617</text:p>
          </table:table-cell>
          <table:table-cell office:value-type="float" office:value="18.67102" calcext:value-type="float">
            <text:p>18.67102</text:p>
          </table:table-cell>
          <table:table-cell office:value-type="float" office:value="17.94009" calcext:value-type="float">
            <text:p>17.94009</text:p>
          </table:table-cell>
          <table:table-cell office:value-type="float" office:value="17.9231" calcext:value-type="float">
            <text:p>17.9231</text:p>
          </table:table-cell>
          <table:table-cell office:value-type="float" office:value="17.23044" calcext:value-type="float">
            <text:p>17.23044</text:p>
          </table:table-cell>
          <table:table-cell office:value-type="float" office:value="17.21454" calcext:value-type="float">
            <text:p>17.21454</text:p>
          </table:table-cell>
          <table:table-cell office:value-type="float" office:value="16.52158" calcext:value-type="float">
            <text:p>16.52158</text:p>
          </table:table-cell>
          <table:table-cell office:value-type="float" office:value="16.4939" calcext:value-type="float">
            <text:p>16.4939</text:p>
          </table:table-cell>
          <table:table-cell office:value-type="float" office:value="15.96863" calcext:value-type="float">
            <text:p>15.96863</text:p>
          </table:table-cell>
          <table:table-cell office:value-type="float" office:value="15.93478" calcext:value-type="float">
            <text:p>15.93478</text:p>
          </table:table-cell>
          <table:table-cell office:value-type="float" office:value="39.40829" calcext:value-type="float">
            <text:p>39.40829</text:p>
          </table:table-cell>
          <table:table-cell office:value-type="float" office:value="20.68723" calcext:value-type="float">
            <text:p>20.6872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082004" calcext:value-type="float">
            <text:p>4082004</text:p>
          </table:table-cell>
          <table:table-cell office:value-type="float" office:value="16.0614" calcext:value-type="float">
            <text:p>16.0614</text:p>
          </table:table-cell>
          <table:table-cell office:value-type="float" office:value="25.64" calcext:value-type="float">
            <text:p>25.64</text:p>
          </table:table-cell>
          <table:table-cell office:value-type="float" office:value="18.12" calcext:value-type="float">
            <text:p>18.12</text:p>
          </table:table-cell>
          <table:table-cell office:value-type="float" office:value="2.02903" calcext:value-type="float">
            <text:p>2.02903</text:p>
          </table:table-cell>
          <table:table-cell office:value-type="float" office:value="1.756358" calcext:value-type="float">
            <text:p>1.756358</text:p>
          </table:table-cell>
          <table:table-cell office:value-type="float" office:value="334.08" calcext:value-type="float">
            <text:p>334.08</text:p>
          </table:table-cell>
          <table:table-cell office:value-type="float" office:value="0.3" calcext:value-type="float">
            <text:p>0.3</text:p>
          </table:table-cell>
          <table:table-cell office:value-type="float" office:value="26.53409" calcext:value-type="float">
            <text:p>26.53409</text:p>
          </table:table-cell>
          <table:table-cell office:value-type="float" office:value="20.22818" calcext:value-type="float">
            <text:p>20.22818</text:p>
          </table:table-cell>
          <table:table-cell office:value-type="float" office:value="24.80154" calcext:value-type="float">
            <text:p>24.80154</text:p>
          </table:table-cell>
          <table:table-cell office:value-type="float" office:value="21.61908" calcext:value-type="float">
            <text:p>21.61908</text:p>
          </table:table-cell>
          <table:table-cell office:value-type="float" office:value="24.34293" calcext:value-type="float">
            <text:p>24.34293</text:p>
          </table:table-cell>
          <table:table-cell office:value-type="float" office:value="22.27454" calcext:value-type="float">
            <text:p>22.27454</text:p>
          </table:table-cell>
          <table:table-cell office:value-type="float" office:value="24.37628" calcext:value-type="float">
            <text:p>24.37628</text:p>
          </table:table-cell>
          <table:table-cell office:value-type="float" office:value="22.53677" calcext:value-type="float">
            <text:p>22.53677</text:p>
          </table:table-cell>
          <table:table-cell office:value-type="float" office:value="24.08658" calcext:value-type="float">
            <text:p>24.08658</text:p>
          </table:table-cell>
          <table:table-cell office:value-type="float" office:value="22.49884" calcext:value-type="float">
            <text:p>22.49884</text:p>
          </table:table-cell>
          <table:table-cell office:value-type="float" office:value="23.56863" calcext:value-type="float">
            <text:p>23.56863</text:p>
          </table:table-cell>
          <table:table-cell office:value-type="float" office:value="22.35141" calcext:value-type="float">
            <text:p>22.35141</text:p>
          </table:table-cell>
          <table:table-cell office:value-type="float" office:value="22.71387" calcext:value-type="float">
            <text:p>22.71387</text:p>
          </table:table-cell>
          <table:table-cell office:value-type="float" office:value="22.01398" calcext:value-type="float">
            <text:p>22.01398</text:p>
          </table:table-cell>
          <table:table-cell office:value-type="float" office:value="21.43976" calcext:value-type="float">
            <text:p>21.43976</text:p>
          </table:table-cell>
          <table:table-cell office:value-type="float" office:value="21.3006" calcext:value-type="float">
            <text:p>21.3006</text:p>
          </table:table-cell>
          <table:table-cell office:value-type="float" office:value="20.06116" calcext:value-type="float">
            <text:p>20.06116</text:p>
          </table:table-cell>
          <table:table-cell office:value-type="float" office:value="19.83087" calcext:value-type="float">
            <text:p>19.83087</text:p>
          </table:table-cell>
          <table:table-cell office:value-type="float" office:value="18.81796" calcext:value-type="float">
            <text:p>18.81796</text:p>
          </table:table-cell>
          <table:table-cell office:value-type="float" office:value="18.72699" calcext:value-type="float">
            <text:p>18.72699</text:p>
          </table:table-cell>
          <table:table-cell office:value-type="float" office:value="17.97516" calcext:value-type="float">
            <text:p>17.97516</text:p>
          </table:table-cell>
          <table:table-cell office:value-type="float" office:value="17.94037" calcext:value-type="float">
            <text:p>17.94037</text:p>
          </table:table-cell>
          <table:table-cell office:value-type="float" office:value="17.25134" calcext:value-type="float">
            <text:p>17.25134</text:p>
          </table:table-cell>
          <table:table-cell office:value-type="float" office:value="17.23062" calcext:value-type="float">
            <text:p>17.23062</text:p>
          </table:table-cell>
          <table:table-cell office:value-type="float" office:value="16.54868" calcext:value-type="float">
            <text:p>16.54868</text:p>
          </table:table-cell>
          <table:table-cell office:value-type="float" office:value="16.52188" calcext:value-type="float">
            <text:p>16.52188</text:p>
          </table:table-cell>
          <table:table-cell office:value-type="float" office:value="16.00082" calcext:value-type="float">
            <text:p>16.00082</text:p>
          </table:table-cell>
          <table:table-cell office:value-type="float" office:value="15.96896" calcext:value-type="float">
            <text:p>15.96896</text:p>
          </table:table-cell>
          <table:table-cell office:value-type="float" office:value="30.78125" calcext:value-type="float">
            <text:p>30.78125</text:p>
          </table:table-cell>
          <table:table-cell office:value-type="float" office:value="18.35815" calcext:value-type="float">
            <text:p>18.3581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082004" calcext:value-type="float">
            <text:p>5082004</text:p>
          </table:table-cell>
          <table:table-cell office:value-type="float" office:value="24.003" calcext:value-type="float">
            <text:p>24.003</text:p>
          </table:table-cell>
          <table:table-cell office:value-type="float" office:value="25.4" calcext:value-type="float">
            <text:p>25.4</text:p>
          </table:table-cell>
          <table:table-cell office:value-type="float" office:value="15.99" calcext:value-type="float">
            <text:p>15.99</text:p>
          </table:table-cell>
          <table:table-cell office:value-type="float" office:value="1.829179" calcext:value-type="float">
            <text:p>1.829179</text:p>
          </table:table-cell>
          <table:table-cell office:value-type="float" office:value="1.40748" calcext:value-type="float">
            <text:p>1.40748</text:p>
          </table:table-cell>
          <table:table-cell office:value-type="float" office:value="162.828" calcext:value-type="float">
            <text:p>162.828</text:p>
          </table:table-cell>
          <table:table-cell office:value-type="float" office:value="0" calcext:value-type="float">
            <text:p>0</text:p>
          </table:table-cell>
          <table:table-cell office:value-type="float" office:value="27.63721" calcext:value-type="float">
            <text:p>27.63721</text:p>
          </table:table-cell>
          <table:table-cell office:value-type="float" office:value="18.03897" calcext:value-type="float">
            <text:p>18.03897</text:p>
          </table:table-cell>
          <table:table-cell office:value-type="float" office:value="25.27252" calcext:value-type="float">
            <text:p>25.27252</text:p>
          </table:table-cell>
          <table:table-cell office:value-type="float" office:value="19.5766" calcext:value-type="float">
            <text:p>19.5766</text:p>
          </table:table-cell>
          <table:table-cell office:value-type="float" office:value="24.21219" calcext:value-type="float">
            <text:p>24.21219</text:p>
          </table:table-cell>
          <table:table-cell office:value-type="float" office:value="20.40765" calcext:value-type="float">
            <text:p>20.40765</text:p>
          </table:table-cell>
          <table:table-cell office:value-type="float" office:value="23.33658" calcext:value-type="float">
            <text:p>23.33658</text:p>
          </table:table-cell>
          <table:table-cell office:value-type="float" office:value="20.97672" calcext:value-type="float">
            <text:p>20.97672</text:p>
          </table:table-cell>
          <table:table-cell office:value-type="float" office:value="22.77875" calcext:value-type="float">
            <text:p>22.77875</text:p>
          </table:table-cell>
          <table:table-cell office:value-type="float" office:value="21.26578" calcext:value-type="float">
            <text:p>21.26578</text:p>
          </table:table-cell>
          <table:table-cell office:value-type="float" office:value="22.41476" calcext:value-type="float">
            <text:p>22.41476</text:p>
          </table:table-cell>
          <table:table-cell office:value-type="float" office:value="21.4541" calcext:value-type="float">
            <text:p>21.4541</text:p>
          </table:table-cell>
          <table:table-cell office:value-type="float" office:value="22.05634" calcext:value-type="float">
            <text:p>22.05634</text:p>
          </table:table-cell>
          <table:table-cell office:value-type="float" office:value="21.40009" calcext:value-type="float">
            <text:p>21.40009</text:p>
          </table:table-cell>
          <table:table-cell office:value-type="float" office:value="21.36816" calcext:value-type="float">
            <text:p>21.36816</text:p>
          </table:table-cell>
          <table:table-cell office:value-type="float" office:value="21.12668" calcext:value-type="float">
            <text:p>21.12668</text:p>
          </table:table-cell>
          <table:table-cell office:value-type="float" office:value="20.12851" calcext:value-type="float">
            <text:p>20.12851</text:p>
          </table:table-cell>
          <table:table-cell office:value-type="float" office:value="20.06274" calcext:value-type="float">
            <text:p>20.06274</text:p>
          </table:table-cell>
          <table:table-cell office:value-type="float" office:value="18.90927" calcext:value-type="float">
            <text:p>18.90927</text:p>
          </table:table-cell>
          <table:table-cell office:value-type="float" office:value="18.81897" calcext:value-type="float">
            <text:p>18.81897</text:p>
          </table:table-cell>
          <table:table-cell office:value-type="float" office:value="18.02438" calcext:value-type="float">
            <text:p>18.02438</text:p>
          </table:table-cell>
          <table:table-cell office:value-type="float" office:value="17.97562" calcext:value-type="float">
            <text:p>17.97562</text:p>
          </table:table-cell>
          <table:table-cell office:value-type="float" office:value="17.27899" calcext:value-type="float">
            <text:p>17.27899</text:p>
          </table:table-cell>
          <table:table-cell office:value-type="float" office:value="17.25162" calcext:value-type="float">
            <text:p>17.25162</text:p>
          </table:table-cell>
          <table:table-cell office:value-type="float" office:value="16.57614" calcext:value-type="float">
            <text:p>16.57614</text:p>
          </table:table-cell>
          <table:table-cell office:value-type="float" office:value="16.54898" calcext:value-type="float">
            <text:p>16.54898</text:p>
          </table:table-cell>
          <table:table-cell office:value-type="float" office:value="16.03033" calcext:value-type="float">
            <text:p>16.03033</text:p>
          </table:table-cell>
          <table:table-cell office:value-type="float" office:value="16.00113" calcext:value-type="float">
            <text:p>16.00113</text:p>
          </table:table-cell>
          <table:table-cell office:value-type="float" office:value="32.51392" calcext:value-type="float">
            <text:p>32.51392</text:p>
          </table:table-cell>
          <table:table-cell office:value-type="float" office:value="16.25391" calcext:value-type="float">
            <text:p>16.2539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082004" calcext:value-type="float">
            <text:p>6082004</text:p>
          </table:table-cell>
          <table:table-cell office:value-type="float" office:value="20.71944" calcext:value-type="float">
            <text:p>20.71944</text:p>
          </table:table-cell>
          <table:table-cell office:value-type="float" office:value="25.33" calcext:value-type="float">
            <text:p>25.33</text:p>
          </table:table-cell>
          <table:table-cell office:value-type="float" office:value="14.72" calcext:value-type="float">
            <text:p>14.72</text:p>
          </table:table-cell>
          <table:table-cell office:value-type="float" office:value="1.549418" calcext:value-type="float">
            <text:p>1.549418</text:p>
          </table:table-cell>
          <table:table-cell office:value-type="float" office:value="1.414895" calcext:value-type="float">
            <text:p>1.414895</text:p>
          </table:table-cell>
          <table:table-cell office:value-type="float" office:value="233.208" calcext:value-type="float">
            <text:p>233.208</text:p>
          </table:table-cell>
          <table:table-cell office:value-type="float" office:value="0" calcext:value-type="float">
            <text:p>0</text:p>
          </table:table-cell>
          <table:table-cell office:value-type="float" office:value="27.41833" calcext:value-type="float">
            <text:p>27.41833</text:p>
          </table:table-cell>
          <table:table-cell office:value-type="float" office:value="16.99884" calcext:value-type="float">
            <text:p>16.99884</text:p>
          </table:table-cell>
          <table:table-cell office:value-type="float" office:value="24.65228" calcext:value-type="float">
            <text:p>24.65228</text:p>
          </table:table-cell>
          <table:table-cell office:value-type="float" office:value="18.7951" calcext:value-type="float">
            <text:p>18.7951</text:p>
          </table:table-cell>
          <table:table-cell office:value-type="float" office:value="23.4772" calcext:value-type="float">
            <text:p>23.4772</text:p>
          </table:table-cell>
          <table:table-cell office:value-type="float" office:value="19.72504" calcext:value-type="float">
            <text:p>19.72504</text:p>
          </table:table-cell>
          <table:table-cell office:value-type="float" office:value="22.65988" calcext:value-type="float">
            <text:p>22.65988</text:p>
          </table:table-cell>
          <table:table-cell office:value-type="float" office:value="20.36966" calcext:value-type="float">
            <text:p>20.36966</text:p>
          </table:table-cell>
          <table:table-cell office:value-type="float" office:value="22.2099" calcext:value-type="float">
            <text:p>22.2099</text:p>
          </table:table-cell>
          <table:table-cell office:value-type="float" office:value="20.72113" calcext:value-type="float">
            <text:p>20.72113</text:p>
          </table:table-cell>
          <table:table-cell office:value-type="float" office:value="22.12778" calcext:value-type="float">
            <text:p>22.12778</text:p>
          </table:table-cell>
          <table:table-cell office:value-type="float" office:value="20.98544" calcext:value-type="float">
            <text:p>20.98544</text:p>
          </table:table-cell>
          <table:table-cell office:value-type="float" office:value="21.77878" calcext:value-type="float">
            <text:p>21.77878</text:p>
          </table:table-cell>
          <table:table-cell office:value-type="float" office:value="21.02777" calcext:value-type="float">
            <text:p>21.02777</text:p>
          </table:table-cell>
          <table:table-cell office:value-type="float" office:value="21.14505" calcext:value-type="float">
            <text:p>21.14505</text:p>
          </table:table-cell>
          <table:table-cell office:value-type="float" office:value="20.90271" calcext:value-type="float">
            <text:p>20.90271</text:p>
          </table:table-cell>
          <table:table-cell office:value-type="float" office:value="20.13596" calcext:value-type="float">
            <text:p>20.13596</text:p>
          </table:table-cell>
          <table:table-cell office:value-type="float" office:value="20.10986" calcext:value-type="float">
            <text:p>20.10986</text:p>
          </table:table-cell>
          <table:table-cell office:value-type="float" office:value="18.97498" calcext:value-type="float">
            <text:p>18.97498</text:p>
          </table:table-cell>
          <table:table-cell office:value-type="float" office:value="18.9101" calcext:value-type="float">
            <text:p>18.9101</text:p>
          </table:table-cell>
          <table:table-cell office:value-type="float" office:value="18.07639" calcext:value-type="float">
            <text:p>18.07639</text:p>
          </table:table-cell>
          <table:table-cell office:value-type="float" office:value="18.02496" calcext:value-type="float">
            <text:p>18.02496</text:p>
          </table:table-cell>
          <table:table-cell office:value-type="float" office:value="17.31192" calcext:value-type="float">
            <text:p>17.31192</text:p>
          </table:table-cell>
          <table:table-cell office:value-type="float" office:value="17.2793" calcext:value-type="float">
            <text:p>17.2793</text:p>
          </table:table-cell>
          <table:table-cell office:value-type="float" office:value="16.60434" calcext:value-type="float">
            <text:p>16.60434</text:p>
          </table:table-cell>
          <table:table-cell office:value-type="float" office:value="16.57645" calcext:value-type="float">
            <text:p>16.57645</text:p>
          </table:table-cell>
          <table:table-cell office:value-type="float" office:value="16.0596" calcext:value-type="float">
            <text:p>16.0596</text:p>
          </table:table-cell>
          <table:table-cell office:value-type="float" office:value="16.03064" calcext:value-type="float">
            <text:p>16.03064</text:p>
          </table:table-cell>
          <table:table-cell office:value-type="float" office:value="33.2822" calcext:value-type="float">
            <text:p>33.2822</text:p>
          </table:table-cell>
          <table:table-cell office:value-type="float" office:value="14.76013" calcext:value-type="float">
            <text:p>14.7601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7082004" calcext:value-type="float">
            <text:p>7082004</text:p>
          </table:table-cell>
          <table:table-cell office:value-type="float" office:value="26.70804" calcext:value-type="float">
            <text:p>26.70804</text:p>
          </table:table-cell>
          <table:table-cell office:value-type="float" office:value="27.49" calcext:value-type="float">
            <text:p>27.49</text:p>
          </table:table-cell>
          <table:table-cell office:value-type="float" office:value="14.69" calcext:value-type="float">
            <text:p>14.69</text:p>
          </table:table-cell>
          <table:table-cell office:value-type="float" office:value="1.525862" calcext:value-type="float">
            <text:p>1.525862</text:p>
          </table:table-cell>
          <table:table-cell office:value-type="float" office:value="1.227589" calcext:value-type="float">
            <text:p>1.227589</text:p>
          </table:table-cell>
          <table:table-cell office:value-type="float" office:value="274.788" calcext:value-type="float">
            <text:p>274.788</text:p>
          </table:table-cell>
          <table:table-cell office:value-type="float" office:value="0" calcext:value-type="float">
            <text:p>0</text:p>
          </table:table-cell>
          <table:table-cell office:value-type="float" office:value="28.97729" calcext:value-type="float">
            <text:p>28.97729</text:p>
          </table:table-cell>
          <table:table-cell office:value-type="float" office:value="16.90573" calcext:value-type="float">
            <text:p>16.90573</text:p>
          </table:table-cell>
          <table:table-cell office:value-type="float" office:value="25.80042" calcext:value-type="float">
            <text:p>25.80042</text:p>
          </table:table-cell>
          <table:table-cell office:value-type="float" office:value="18.5578" calcext:value-type="float">
            <text:p>18.5578</text:p>
          </table:table-cell>
          <table:table-cell office:value-type="float" office:value="24.37524" calcext:value-type="float">
            <text:p>24.37524</text:p>
          </table:table-cell>
          <table:table-cell office:value-type="float" office:value="19.41977" calcext:value-type="float">
            <text:p>19.41977</text:p>
          </table:table-cell>
          <table:table-cell office:value-type="float" office:value="23.25198" calcext:value-type="float">
            <text:p>23.25198</text:p>
          </table:table-cell>
          <table:table-cell office:value-type="float" office:value="20.07162" calcext:value-type="float">
            <text:p>20.07162</text:p>
          </table:table-cell>
          <table:table-cell office:value-type="float" office:value="22.56766" calcext:value-type="float">
            <text:p>22.56766</text:p>
          </table:table-cell>
          <table:table-cell office:value-type="float" office:value="20.42969" calcext:value-type="float">
            <text:p>20.42969</text:p>
          </table:table-cell>
          <table:table-cell office:value-type="float" office:value="21.93784" calcext:value-type="float">
            <text:p>21.93784</text:p>
          </table:table-cell>
          <table:table-cell office:value-type="float" office:value="20.71609" calcext:value-type="float">
            <text:p>20.71609</text:p>
          </table:table-cell>
          <table:table-cell office:value-type="float" office:value="21.46255" calcext:value-type="float">
            <text:p>21.46255</text:p>
          </table:table-cell>
          <table:table-cell office:value-type="float" office:value="20.7829" calcext:value-type="float">
            <text:p>20.7829</text:p>
          </table:table-cell>
          <table:table-cell office:value-type="float" office:value="20.90726" calcext:value-type="float">
            <text:p>20.90726</text:p>
          </table:table-cell>
          <table:table-cell office:value-type="float" office:value="20.71729" calcext:value-type="float">
            <text:p>20.71729</text:p>
          </table:table-cell>
          <table:table-cell office:value-type="float" office:value="20.10938" calcext:value-type="float">
            <text:p>20.10938</text:p>
          </table:table-cell>
          <table:table-cell office:value-type="float" office:value="20.04739" calcext:value-type="float">
            <text:p>20.04739</text:p>
          </table:table-cell>
          <table:table-cell office:value-type="float" office:value="19.01169" calcext:value-type="float">
            <text:p>19.01169</text:p>
          </table:table-cell>
          <table:table-cell office:value-type="float" office:value="18.97546" calcext:value-type="float">
            <text:p>18.97546</text:p>
          </table:table-cell>
          <table:table-cell office:value-type="float" office:value="18.12274" calcext:value-type="float">
            <text:p>18.12274</text:p>
          </table:table-cell>
          <table:table-cell office:value-type="float" office:value="18.07693" calcext:value-type="float">
            <text:p>18.07693</text:p>
          </table:table-cell>
          <table:table-cell office:value-type="float" office:value="17.34781" calcext:value-type="float">
            <text:p>17.34781</text:p>
          </table:table-cell>
          <table:table-cell office:value-type="float" office:value="17.31226" calcext:value-type="float">
            <text:p>17.31226</text:p>
          </table:table-cell>
          <table:table-cell office:value-type="float" office:value="16.63361" calcext:value-type="float">
            <text:p>16.63361</text:p>
          </table:table-cell>
          <table:table-cell office:value-type="float" office:value="16.60468" calcext:value-type="float">
            <text:p>16.60468</text:p>
          </table:table-cell>
          <table:table-cell office:value-type="float" office:value="16.08652" calcext:value-type="float">
            <text:p>16.08652</text:p>
          </table:table-cell>
          <table:table-cell office:value-type="float" office:value="16.05988" calcext:value-type="float">
            <text:p>16.05988</text:p>
          </table:table-cell>
          <table:table-cell office:value-type="float" office:value="34.02686" calcext:value-type="float">
            <text:p>34.02686</text:p>
          </table:table-cell>
          <table:table-cell office:value-type="float" office:value="14.75055" calcext:value-type="float">
            <text:p>14.7505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8082004" calcext:value-type="float">
            <text:p>8082004</text:p>
          </table:table-cell>
          <table:table-cell office:value-type="float" office:value="19.8324" calcext:value-type="float">
            <text:p>19.8324</text:p>
          </table:table-cell>
          <table:table-cell office:value-type="float" office:value="29.19" calcext:value-type="float">
            <text:p>29.19</text:p>
          </table:table-cell>
          <table:table-cell office:value-type="float" office:value="18.01" calcext:value-type="float">
            <text:p>18.01</text:p>
          </table:table-cell>
          <table:table-cell office:value-type="float" office:value="2.522977" calcext:value-type="float">
            <text:p>2.522977</text:p>
          </table:table-cell>
          <table:table-cell office:value-type="float" office:value="1.546008" calcext:value-type="float">
            <text:p>1.546008</text:p>
          </table:table-cell>
          <table:table-cell office:value-type="float" office:value="187.992" calcext:value-type="float">
            <text:p>187.992</text:p>
          </table:table-cell>
          <table:table-cell office:value-type="float" office:value="2.2" calcext:value-type="float">
            <text:p>2.2</text:p>
          </table:table-cell>
          <table:table-cell office:value-type="float" office:value="26.733" calcext:value-type="float">
            <text:p>26.733</text:p>
          </table:table-cell>
          <table:table-cell office:value-type="float" office:value="18.86795" calcext:value-type="float">
            <text:p>18.86795</text:p>
          </table:table-cell>
          <table:table-cell office:value-type="float" office:value="24.5939" calcext:value-type="float">
            <text:p>24.5939</text:p>
          </table:table-cell>
          <table:table-cell office:value-type="float" office:value="19.94763" calcext:value-type="float">
            <text:p>19.94763</text:p>
          </table:table-cell>
          <table:table-cell office:value-type="float" office:value="23.5885" calcext:value-type="float">
            <text:p>23.5885</text:p>
          </table:table-cell>
          <table:table-cell office:value-type="float" office:value="20.54785" calcext:value-type="float">
            <text:p>20.54785</text:p>
          </table:table-cell>
          <table:table-cell office:value-type="float" office:value="22.77676" calcext:value-type="float">
            <text:p>22.77676</text:p>
          </table:table-cell>
          <table:table-cell office:value-type="float" office:value="20.91916" calcext:value-type="float">
            <text:p>20.91916</text:p>
          </table:table-cell>
          <table:table-cell office:value-type="float" office:value="22.28" calcext:value-type="float">
            <text:p>22.28</text:p>
          </table:table-cell>
          <table:table-cell office:value-type="float" office:value="21.08224" calcext:value-type="float">
            <text:p>21.08224</text:p>
          </table:table-cell>
          <table:table-cell office:value-type="float" office:value="21.91959" calcext:value-type="float">
            <text:p>21.91959</text:p>
          </table:table-cell>
          <table:table-cell office:value-type="float" office:value="21.16574" calcext:value-type="float">
            <text:p>21.16574</text:p>
          </table:table-cell>
          <table:table-cell office:value-type="float" office:value="21.47232" calcext:value-type="float">
            <text:p>21.47232</text:p>
          </table:table-cell>
          <table:table-cell office:value-type="float" office:value="21.05823" calcext:value-type="float">
            <text:p>21.05823</text:p>
          </table:table-cell>
          <table:table-cell office:value-type="float" office:value="20.83609" calcext:value-type="float">
            <text:p>20.83609</text:p>
          </table:table-cell>
          <table:table-cell office:value-type="float" office:value="20.77881" calcext:value-type="float">
            <text:p>20.77881</text:p>
          </table:table-cell>
          <table:table-cell office:value-type="float" office:value="20.047" calcext:value-type="float">
            <text:p>20.047</text:p>
          </table:table-cell>
          <table:table-cell office:value-type="float" office:value="20.03079" calcext:value-type="float">
            <text:p>20.03079</text:p>
          </table:table-cell>
          <table:table-cell office:value-type="float" office:value="19.03265" calcext:value-type="float">
            <text:p>19.03265</text:p>
          </table:table-cell>
          <table:table-cell office:value-type="float" office:value="19.01187" calcext:value-type="float">
            <text:p>19.01187</text:p>
          </table:table-cell>
          <table:table-cell office:value-type="float" office:value="18.15991" calcext:value-type="float">
            <text:p>18.15991</text:p>
          </table:table-cell>
          <table:table-cell office:value-type="float" office:value="18.12317" calcext:value-type="float">
            <text:p>18.12317</text:p>
          </table:table-cell>
          <table:table-cell office:value-type="float" office:value="17.38376" calcext:value-type="float">
            <text:p>17.38376</text:p>
          </table:table-cell>
          <table:table-cell office:value-type="float" office:value="17.34824" calcext:value-type="float">
            <text:p>17.34824</text:p>
          </table:table-cell>
          <table:table-cell office:value-type="float" office:value="16.66403" calcext:value-type="float">
            <text:p>16.66403</text:p>
          </table:table-cell>
          <table:table-cell office:value-type="float" office:value="16.63394" calcext:value-type="float">
            <text:p>16.63394</text:p>
          </table:table-cell>
          <table:table-cell office:value-type="float" office:value="16.11401" calcext:value-type="float">
            <text:p>16.11401</text:p>
          </table:table-cell>
          <table:table-cell office:value-type="float" office:value="16.08679" calcext:value-type="float">
            <text:p>16.08679</text:p>
          </table:table-cell>
          <table:table-cell office:value-type="float" office:value="27.82635" calcext:value-type="float">
            <text:p>27.82635</text:p>
          </table:table-cell>
          <table:table-cell office:value-type="float" office:value="17.59161" calcext:value-type="float">
            <text:p>17.5916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9082004" calcext:value-type="float">
            <text:p>9082004</text:p>
          </table:table-cell>
          <table:table-cell office:value-type="float" office:value="26.92049" calcext:value-type="float">
            <text:p>26.92049</text:p>
          </table:table-cell>
          <table:table-cell office:value-type="float" office:value="26.07" calcext:value-type="float">
            <text:p>26.07</text:p>
          </table:table-cell>
          <table:table-cell office:value-type="float" office:value="14.24" calcext:value-type="float">
            <text:p>14.24</text:p>
          </table:table-cell>
          <table:table-cell office:value-type="float" office:value="1.862805" calcext:value-type="float">
            <text:p>1.862805</text:p>
          </table:table-cell>
          <table:table-cell office:value-type="float" office:value="1.27352" calcext:value-type="float">
            <text:p>1.27352</text:p>
          </table:table-cell>
          <table:table-cell office:value-type="float" office:value="264.708" calcext:value-type="float">
            <text:p>264.708</text:p>
          </table:table-cell>
          <table:table-cell office:value-type="float" office:value="0" calcext:value-type="float">
            <text:p>0</text:p>
          </table:table-cell>
          <table:table-cell office:value-type="float" office:value="27.37558" calcext:value-type="float">
            <text:p>27.37558</text:p>
          </table:table-cell>
          <table:table-cell office:value-type="float" office:value="17.37814" calcext:value-type="float">
            <text:p>17.37814</text:p>
          </table:table-cell>
          <table:table-cell office:value-type="float" office:value="24.83142" calcext:value-type="float">
            <text:p>24.83142</text:p>
          </table:table-cell>
          <table:table-cell office:value-type="float" office:value="18.81097" calcext:value-type="float">
            <text:p>18.81097</text:p>
          </table:table-cell>
          <table:table-cell office:value-type="float" office:value="23.68246" calcext:value-type="float">
            <text:p>23.68246</text:p>
          </table:table-cell>
          <table:table-cell office:value-type="float" office:value="19.61328" calcext:value-type="float">
            <text:p>19.61328</text:p>
          </table:table-cell>
          <table:table-cell office:value-type="float" office:value="22.77557" calcext:value-type="float">
            <text:p>22.77557</text:p>
          </table:table-cell>
          <table:table-cell office:value-type="float" office:value="20.1958" calcext:value-type="float">
            <text:p>20.1958</text:p>
          </table:table-cell>
          <table:table-cell office:value-type="float" office:value="22.20831" calcext:value-type="float">
            <text:p>22.20831</text:p>
          </table:table-cell>
          <table:table-cell office:value-type="float" office:value="20.50418" calcext:value-type="float">
            <text:p>20.50418</text:p>
          </table:table-cell>
          <table:table-cell office:value-type="float" office:value="21.66675" calcext:value-type="float">
            <text:p>21.66675</text:p>
          </table:table-cell>
          <table:table-cell office:value-type="float" office:value="20.73477" calcext:value-type="float">
            <text:p>20.73477</text:p>
          </table:table-cell>
          <table:table-cell office:value-type="float" office:value="21.37888" calcext:value-type="float">
            <text:p>21.37888</text:p>
          </table:table-cell>
          <table:table-cell office:value-type="float" office:value="20.76544" calcext:value-type="float">
            <text:p>20.76544</text:p>
          </table:table-cell>
          <table:table-cell office:value-type="float" office:value="20.82779" calcext:value-type="float">
            <text:p>20.82779</text:p>
          </table:table-cell>
          <table:table-cell office:value-type="float" office:value="20.66031" calcext:value-type="float">
            <text:p>20.66031</text:p>
          </table:table-cell>
          <table:table-cell office:value-type="float" office:value="20.03131" calcext:value-type="float">
            <text:p>20.03131</text:p>
          </table:table-cell>
          <table:table-cell office:value-type="float" office:value="20.00314" calcext:value-type="float">
            <text:p>20.00314</text:p>
          </table:table-cell>
          <table:table-cell office:value-type="float" office:value="19.04819" calcext:value-type="float">
            <text:p>19.04819</text:p>
          </table:table-cell>
          <table:table-cell office:value-type="float" office:value="19.03284" calcext:value-type="float">
            <text:p>19.03284</text:p>
          </table:table-cell>
          <table:table-cell office:value-type="float" office:value="18.19125" calcext:value-type="float">
            <text:p>18.19125</text:p>
          </table:table-cell>
          <table:table-cell office:value-type="float" office:value="18.16028" calcext:value-type="float">
            <text:p>18.16028</text:p>
          </table:table-cell>
          <table:table-cell office:value-type="float" office:value="17.41821" calcext:value-type="float">
            <text:p>17.41821</text:p>
          </table:table-cell>
          <table:table-cell office:value-type="float" office:value="17.38412" calcext:value-type="float">
            <text:p>17.38412</text:p>
          </table:table-cell>
          <table:table-cell office:value-type="float" office:value="16.69452" calcext:value-type="float">
            <text:p>16.69452</text:p>
          </table:table-cell>
          <table:table-cell office:value-type="float" office:value="16.66434" calcext:value-type="float">
            <text:p>16.66434</text:p>
          </table:table-cell>
          <table:table-cell office:value-type="float" office:value="16.14191" calcext:value-type="float">
            <text:p>16.14191</text:p>
          </table:table-cell>
          <table:table-cell office:value-type="float" office:value="16.11432" calcext:value-type="float">
            <text:p>16.11432</text:p>
          </table:table-cell>
          <table:table-cell office:value-type="float" office:value="33.24368" calcext:value-type="float">
            <text:p>33.24368</text:p>
          </table:table-cell>
          <table:table-cell office:value-type="float" office:value="14.71045" calcext:value-type="float">
            <text:p>14.7104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0082004" calcext:value-type="float">
            <text:p>10082004</text:p>
          </table:table-cell>
          <table:table-cell office:value-type="float" office:value="17.6536" calcext:value-type="float">
            <text:p>17.6536</text:p>
          </table:table-cell>
          <table:table-cell office:value-type="float" office:value="20.36" calcext:value-type="float">
            <text:p>20.36</text:p>
          </table:table-cell>
          <table:table-cell office:value-type="float" office:value="10.39" calcext:value-type="float">
            <text:p>10.39</text:p>
          </table:table-cell>
          <table:table-cell office:value-type="float" office:value="1.524741" calcext:value-type="float">
            <text:p>1.524741</text:p>
          </table:table-cell>
          <table:table-cell office:value-type="float" office:value="1.106476" calcext:value-type="float">
            <text:p>1.106476</text:p>
          </table:table-cell>
          <table:table-cell office:value-type="float" office:value="230.148" calcext:value-type="float">
            <text:p>230.148</text:p>
          </table:table-cell>
          <table:table-cell office:value-type="float" office:value="2.5" calcext:value-type="float">
            <text:p>2.5</text:p>
          </table:table-cell>
          <table:table-cell office:value-type="float" office:value="23.35614" calcext:value-type="float">
            <text:p>23.35614</text:p>
          </table:table-cell>
          <table:table-cell office:value-type="float" office:value="12.90884" calcext:value-type="float">
            <text:p>12.90884</text:p>
          </table:table-cell>
          <table:table-cell office:value-type="float" office:value="21.35931" calcext:value-type="float">
            <text:p>21.35931</text:p>
          </table:table-cell>
          <table:table-cell office:value-type="float" office:value="14.99478" calcext:value-type="float">
            <text:p>14.99478</text:p>
          </table:table-cell>
          <table:table-cell office:value-type="float" office:value="21.08569" calcext:value-type="float">
            <text:p>21.08569</text:p>
          </table:table-cell>
          <table:table-cell office:value-type="float" office:value="16.64014" calcext:value-type="float">
            <text:p>16.64014</text:p>
          </table:table-cell>
          <table:table-cell office:value-type="float" office:value="21.63544" calcext:value-type="float">
            <text:p>21.63544</text:p>
          </table:table-cell>
          <table:table-cell office:value-type="float" office:value="18.04974" calcext:value-type="float">
            <text:p>18.04974</text:p>
          </table:table-cell>
          <table:table-cell office:value-type="float" office:value="21.69821" calcext:value-type="float">
            <text:p>21.69821</text:p>
          </table:table-cell>
          <table:table-cell office:value-type="float" office:value="18.85724" calcext:value-type="float">
            <text:p>18.85724</text:p>
          </table:table-cell>
          <table:table-cell office:value-type="float" office:value="21.60391" calcext:value-type="float">
            <text:p>21.60391</text:p>
          </table:table-cell>
          <table:table-cell office:value-type="float" office:value="19.67715" calcext:value-type="float">
            <text:p>19.67715</text:p>
          </table:table-cell>
          <table:table-cell office:value-type="float" office:value="21.26678" calcext:value-type="float">
            <text:p>21.26678</text:p>
          </table:table-cell>
          <table:table-cell office:value-type="float" office:value="20.06906" calcext:value-type="float">
            <text:p>20.06906</text:p>
          </table:table-cell>
          <table:table-cell office:value-type="float" office:value="20.71893" calcext:value-type="float">
            <text:p>20.71893</text:p>
          </table:table-cell>
          <table:table-cell office:value-type="float" office:value="20.33606" calcext:value-type="float">
            <text:p>20.33606</text:p>
          </table:table-cell>
          <table:table-cell office:value-type="float" office:value="20.00284" calcext:value-type="float">
            <text:p>20.00284</text:p>
          </table:table-cell>
          <table:table-cell office:value-type="float" office:value="19.93619" calcext:value-type="float">
            <text:p>19.93619</text:p>
          </table:table-cell>
          <table:table-cell office:value-type="float" office:value="19.0542" calcext:value-type="float">
            <text:p>19.0542</text:p>
          </table:table-cell>
          <table:table-cell office:value-type="float" office:value="19.04831" calcext:value-type="float">
            <text:p>19.04831</text:p>
          </table:table-cell>
          <table:table-cell office:value-type="float" office:value="18.21741" calcext:value-type="float">
            <text:p>18.21741</text:p>
          </table:table-cell>
          <table:table-cell office:value-type="float" office:value="18.19153" calcext:value-type="float">
            <text:p>18.19153</text:p>
          </table:table-cell>
          <table:table-cell office:value-type="float" office:value="17.45044" calcext:value-type="float">
            <text:p>17.45044</text:p>
          </table:table-cell>
          <table:table-cell office:value-type="float" office:value="17.41855" calcext:value-type="float">
            <text:p>17.41855</text:p>
          </table:table-cell>
          <table:table-cell office:value-type="float" office:value="16.72473" calcext:value-type="float">
            <text:p>16.72473</text:p>
          </table:table-cell>
          <table:table-cell office:value-type="float" office:value="16.69482" calcext:value-type="float">
            <text:p>16.69482</text:p>
          </table:table-cell>
          <table:table-cell office:value-type="float" office:value="16.16953" calcext:value-type="float">
            <text:p>16.16953</text:p>
          </table:table-cell>
          <table:table-cell office:value-type="float" office:value="16.14221" calcext:value-type="float">
            <text:p>16.14221</text:p>
          </table:table-cell>
          <table:table-cell office:value-type="float" office:value="27.37433" calcext:value-type="float">
            <text:p>27.37433</text:p>
          </table:table-cell>
          <table:table-cell office:value-type="float" office:value="10.87967" calcext:value-type="float">
            <text:p>10.8796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1082004" calcext:value-type="float">
            <text:p>11082004</text:p>
          </table:table-cell>
          <table:table-cell office:value-type="float" office:value="17.65413" calcext:value-type="float">
            <text:p>17.65413</text:p>
          </table:table-cell>
          <table:table-cell office:value-type="float" office:value="18.57" calcext:value-type="float">
            <text:p>18.57</text:p>
          </table:table-cell>
          <table:table-cell office:value-type="float" office:value="8.07" calcext:value-type="float">
            <text:p>8.07</text:p>
          </table:table-cell>
          <table:table-cell office:value-type="float" office:value="1.567803" calcext:value-type="float">
            <text:p>1.567803</text:p>
          </table:table-cell>
          <table:table-cell office:value-type="float" office:value="0.9467005" calcext:value-type="float">
            <text:p>0.9467005</text:p>
          </table:table-cell>
          <table:table-cell office:value-type="float" office:value="223.488" calcext:value-type="float">
            <text:p>223.488</text:p>
          </table:table-cell>
          <table:table-cell office:value-type="float" office:value="0.1" calcext:value-type="float">
            <text:p>0.1</text:p>
          </table:table-cell>
          <table:table-cell office:value-type="float" office:value="17.79526" calcext:value-type="float">
            <text:p>17.79526</text:p>
          </table:table-cell>
          <table:table-cell office:value-type="float" office:value="10.67245" calcext:value-type="float">
            <text:p>10.67245</text:p>
          </table:table-cell>
          <table:table-cell office:value-type="float" office:value="17.58411" calcext:value-type="float">
            <text:p>17.58411</text:p>
          </table:table-cell>
          <table:table-cell office:value-type="float" office:value="13.32294" calcext:value-type="float">
            <text:p>13.32294</text:p>
          </table:table-cell>
          <table:table-cell office:value-type="float" office:value="17.72183" calcext:value-type="float">
            <text:p>17.72183</text:p>
          </table:table-cell>
          <table:table-cell office:value-type="float" office:value="15.15723" calcext:value-type="float">
            <text:p>15.15723</text:p>
          </table:table-cell>
          <table:table-cell office:value-type="float" office:value="17.97787" calcext:value-type="float">
            <text:p>17.97787</text:p>
          </table:table-cell>
          <table:table-cell office:value-type="float" office:value="16.64917" calcext:value-type="float">
            <text:p>16.64917</text:p>
          </table:table-cell>
          <table:table-cell office:value-type="float" office:value="18.79892" calcext:value-type="float">
            <text:p>18.79892</text:p>
          </table:table-cell>
          <table:table-cell office:value-type="float" office:value="17.46738" calcext:value-type="float">
            <text:p>17.46738</text:p>
          </table:table-cell>
          <table:table-cell office:value-type="float" office:value="19.6394" calcext:value-type="float">
            <text:p>19.6394</text:p>
          </table:table-cell>
          <table:table-cell office:value-type="float" office:value="18.2937" calcext:value-type="float">
            <text:p>18.2937</text:p>
          </table:table-cell>
          <table:table-cell office:value-type="float" office:value="20.04745" calcext:value-type="float">
            <text:p>20.04745</text:p>
          </table:table-cell>
          <table:table-cell office:value-type="float" office:value="18.82333" calcext:value-type="float">
            <text:p>18.82333</text:p>
          </table:table-cell>
          <table:table-cell office:value-type="float" office:value="20.32971" calcext:value-type="float">
            <text:p>20.32971</text:p>
          </table:table-cell>
          <table:table-cell office:value-type="float" office:value="19.46057" calcext:value-type="float">
            <text:p>19.46057</text:p>
          </table:table-cell>
          <table:table-cell office:value-type="float" office:value="19.93469" calcext:value-type="float">
            <text:p>19.93469</text:p>
          </table:table-cell>
          <table:table-cell office:value-type="float" office:value="19.67404" calcext:value-type="float">
            <text:p>19.67404</text:p>
          </table:table-cell>
          <table:table-cell office:value-type="float" office:value="19.0538" calcext:value-type="float">
            <text:p>19.0538</text:p>
          </table:table-cell>
          <table:table-cell office:value-type="float" office:value="19.02563" calcext:value-type="float">
            <text:p>19.02563</text:p>
          </table:table-cell>
          <table:table-cell office:value-type="float" office:value="18.23447" calcext:value-type="float">
            <text:p>18.23447</text:p>
          </table:table-cell>
          <table:table-cell office:value-type="float" office:value="18.21765" calcext:value-type="float">
            <text:p>18.21765</text:p>
          </table:table-cell>
          <table:table-cell office:value-type="float" office:value="17.47983" calcext:value-type="float">
            <text:p>17.47983</text:p>
          </table:table-cell>
          <table:table-cell office:value-type="float" office:value="17.45078" calcext:value-type="float">
            <text:p>17.45078</text:p>
          </table:table-cell>
          <table:table-cell office:value-type="float" office:value="16.7543" calcext:value-type="float">
            <text:p>16.7543</text:p>
          </table:table-cell>
          <table:table-cell office:value-type="float" office:value="16.72507" calcext:value-type="float">
            <text:p>16.72507</text:p>
          </table:table-cell>
          <table:table-cell office:value-type="float" office:value="16.1965" calcext:value-type="float">
            <text:p>16.1965</text:p>
          </table:table-cell>
          <table:table-cell office:value-type="float" office:value="16.1698" calcext:value-type="float">
            <text:p>16.1698</text:p>
          </table:table-cell>
          <table:table-cell office:value-type="float" office:value="18.19473" calcext:value-type="float">
            <text:p>18.19473</text:p>
          </table:table-cell>
          <table:table-cell office:value-type="float" office:value="8.377106" calcext:value-type="float">
            <text:p>8.37710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2082004" calcext:value-type="float">
            <text:p>12082004</text:p>
          </table:table-cell>
          <table:table-cell office:value-type="float" office:value="19.0512" calcext:value-type="float">
            <text:p>19.0512</text:p>
          </table:table-cell>
          <table:table-cell office:value-type="float" office:value="21.49" calcext:value-type="float">
            <text:p>21.49</text:p>
          </table:table-cell>
          <table:table-cell office:value-type="float" office:value="10.52" calcext:value-type="float">
            <text:p>10.52</text:p>
          </table:table-cell>
          <table:table-cell office:value-type="float" office:value="2.211272" calcext:value-type="float">
            <text:p>2.211272</text:p>
          </table:table-cell>
          <table:table-cell office:value-type="float" office:value="1.116102" calcext:value-type="float">
            <text:p>1.116102</text:p>
          </table:table-cell>
          <table:table-cell office:value-type="float" office:value="147.384" calcext:value-type="float">
            <text:p>147.384</text:p>
          </table:table-cell>
          <table:table-cell office:value-type="float" office:value="3.4" calcext:value-type="float">
            <text:p>3.4</text:p>
          </table:table-cell>
          <table:table-cell office:value-type="float" office:value="21.8822" calcext:value-type="float">
            <text:p>21.8822</text:p>
          </table:table-cell>
          <table:table-cell office:value-type="float" office:value="10.92419" calcext:value-type="float">
            <text:p>10.92419</text:p>
          </table:table-cell>
          <table:table-cell office:value-type="float" office:value="19.78171" calcext:value-type="float">
            <text:p>19.78171</text:p>
          </table:table-cell>
          <table:table-cell office:value-type="float" office:value="12.90927" calcext:value-type="float">
            <text:p>12.90927</text:p>
          </table:table-cell>
          <table:table-cell office:value-type="float" office:value="18.60071" calcext:value-type="float">
            <text:p>18.60071</text:p>
          </table:table-cell>
          <table:table-cell office:value-type="float" office:value="14.22165" calcext:value-type="float">
            <text:p>14.22165</text:p>
          </table:table-cell>
          <table:table-cell office:value-type="float" office:value="18.27914" calcext:value-type="float">
            <text:p>18.27914</text:p>
          </table:table-cell>
          <table:table-cell office:value-type="float" office:value="15.45932" calcext:value-type="float">
            <text:p>15.45932</text:p>
          </table:table-cell>
          <table:table-cell office:value-type="float" office:value="18.20114" calcext:value-type="float">
            <text:p>18.20114</text:p>
          </table:table-cell>
          <table:table-cell office:value-type="float" office:value="16.31436" calcext:value-type="float">
            <text:p>16.31436</text:p>
          </table:table-cell>
          <table:table-cell office:value-type="float" office:value="18.26431" calcext:value-type="float">
            <text:p>18.26431</text:p>
          </table:table-cell>
          <table:table-cell office:value-type="float" office:value="17.22095" calcext:value-type="float">
            <text:p>17.22095</text:p>
          </table:table-cell>
          <table:table-cell office:value-type="float" office:value="18.80948" calcext:value-type="float">
            <text:p>18.80948</text:p>
          </table:table-cell>
          <table:table-cell office:value-type="float" office:value="17.9653" calcext:value-type="float">
            <text:p>17.9653</text:p>
          </table:table-cell>
          <table:table-cell office:value-type="float" office:value="19.45392" calcext:value-type="float">
            <text:p>19.45392</text:p>
          </table:table-cell>
          <table:table-cell office:value-type="float" office:value="18.80695" calcext:value-type="float">
            <text:p>18.80695</text:p>
          </table:table-cell>
          <table:table-cell office:value-type="float" office:value="19.6705" calcext:value-type="float">
            <text:p>19.6705</text:p>
          </table:table-cell>
          <table:table-cell office:value-type="float" office:value="19.29102" calcext:value-type="float">
            <text:p>19.29102</text:p>
          </table:table-cell>
          <table:table-cell office:value-type="float" office:value="19.02502" calcext:value-type="float">
            <text:p>19.02502</text:p>
          </table:table-cell>
          <table:table-cell office:value-type="float" office:value="18.93652" calcext:value-type="float">
            <text:p>18.93652</text:p>
          </table:table-cell>
          <table:table-cell office:value-type="float" office:value="18.23608" calcext:value-type="float">
            <text:p>18.23608</text:p>
          </table:table-cell>
          <table:table-cell office:value-type="float" office:value="18.23126" calcext:value-type="float">
            <text:p>18.23126</text:p>
          </table:table-cell>
          <table:table-cell office:value-type="float" office:value="17.50418" calcext:value-type="float">
            <text:p>17.50418</text:p>
          </table:table-cell>
          <table:table-cell office:value-type="float" office:value="17.4801" calcext:value-type="float">
            <text:p>17.4801</text:p>
          </table:table-cell>
          <table:table-cell office:value-type="float" office:value="16.78241" calcext:value-type="float">
            <text:p>16.78241</text:p>
          </table:table-cell>
          <table:table-cell office:value-type="float" office:value="16.75461" calcext:value-type="float">
            <text:p>16.75461</text:p>
          </table:table-cell>
          <table:table-cell office:value-type="float" office:value="16.22327" calcext:value-type="float">
            <text:p>16.22327</text:p>
          </table:table-cell>
          <table:table-cell office:value-type="float" office:value="16.19678" calcext:value-type="float">
            <text:p>16.19678</text:p>
          </table:table-cell>
          <table:table-cell office:value-type="float" office:value="23.86673" calcext:value-type="float">
            <text:p>23.86673</text:p>
          </table:table-cell>
          <table:table-cell office:value-type="float" office:value="9.129456" calcext:value-type="float">
            <text:p>9.12945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3082004" calcext:value-type="float">
            <text:p>13082004</text:p>
          </table:table-cell>
          <table:table-cell office:value-type="float" office:value="22.77175" calcext:value-type="float">
            <text:p>22.77175</text:p>
          </table:table-cell>
          <table:table-cell office:value-type="float" office:value="20.48" calcext:value-type="float">
            <text:p>20.48</text:p>
          </table:table-cell>
          <table:table-cell office:value-type="float" office:value="9.47" calcext:value-type="float">
            <text:p>9.47</text:p>
          </table:table-cell>
          <table:table-cell office:value-type="float" office:value="1.271803" calcext:value-type="float">
            <text:p>1.271803</text:p>
          </table:table-cell>
          <table:table-cell office:value-type="float" office:value="1.040439" calcext:value-type="float">
            <text:p>1.040439</text:p>
          </table:table-cell>
          <table:table-cell office:value-type="float" office:value="166.464" calcext:value-type="float">
            <text:p>166.464</text:p>
          </table:table-cell>
          <table:table-cell office:value-type="float" office:value="0" calcext:value-type="float">
            <text:p>0</text:p>
          </table:table-cell>
          <table:table-cell office:value-type="float" office:value="20.29147" calcext:value-type="float">
            <text:p>20.29147</text:p>
          </table:table-cell>
          <table:table-cell office:value-type="float" office:value="11.10788" calcext:value-type="float">
            <text:p>11.10788</text:p>
          </table:table-cell>
          <table:table-cell office:value-type="float" office:value="18.67526" calcext:value-type="float">
            <text:p>18.67526</text:p>
          </table:table-cell>
          <table:table-cell office:value-type="float" office:value="13.06604" calcext:value-type="float">
            <text:p>13.06604</text:p>
          </table:table-cell>
          <table:table-cell office:value-type="float" office:value="18.09167" calcext:value-type="float">
            <text:p>18.09167</text:p>
          </table:table-cell>
          <table:table-cell office:value-type="float" office:value="14.45135" calcext:value-type="float">
            <text:p>14.45135</text:p>
          </table:table-cell>
          <table:table-cell office:value-type="float" office:value="17.90247" calcext:value-type="float">
            <text:p>17.90247</text:p>
          </table:table-cell>
          <table:table-cell office:value-type="float" office:value="15.64142" calcext:value-type="float">
            <text:p>15.64142</text:p>
          </table:table-cell>
          <table:table-cell office:value-type="float" office:value="17.85037" calcext:value-type="float">
            <text:p>17.85037</text:p>
          </table:table-cell>
          <table:table-cell office:value-type="float" office:value="16.40268" calcext:value-type="float">
            <text:p>16.40268</text:p>
          </table:table-cell>
          <table:table-cell office:value-type="float" office:value="18.13559" calcext:value-type="float">
            <text:p>18.13559</text:p>
          </table:table-cell>
          <table:table-cell office:value-type="float" office:value="17.17142" calcext:value-type="float">
            <text:p>17.17142</text:p>
          </table:table-cell>
          <table:table-cell office:value-type="float" office:value="18.42111" calcext:value-type="float">
            <text:p>18.42111</text:p>
          </table:table-cell>
          <table:table-cell office:value-type="float" office:value="17.75208" calcext:value-type="float">
            <text:p>17.75208</text:p>
          </table:table-cell>
          <table:table-cell office:value-type="float" office:value="18.80551" calcext:value-type="float">
            <text:p>18.80551</text:p>
          </table:table-cell>
          <table:table-cell office:value-type="float" office:value="18.43753" calcext:value-type="float">
            <text:p>18.43753</text:p>
          </table:table-cell>
          <table:table-cell office:value-type="float" office:value="19.28729" calcext:value-type="float">
            <text:p>19.28729</text:p>
          </table:table-cell>
          <table:table-cell office:value-type="float" office:value="18.95728" calcext:value-type="float">
            <text:p>18.95728</text:p>
          </table:table-cell>
          <table:table-cell office:value-type="float" office:value="18.93527" calcext:value-type="float">
            <text:p>18.93527</text:p>
          </table:table-cell>
          <table:table-cell office:value-type="float" office:value="18.80484" calcext:value-type="float">
            <text:p>18.80484</text:p>
          </table:table-cell>
          <table:table-cell office:value-type="float" office:value="18.23108" calcext:value-type="float">
            <text:p>18.23108</text:p>
          </table:table-cell>
          <table:table-cell office:value-type="float" office:value="18.20236" calcext:value-type="float">
            <text:p>18.20236</text:p>
          </table:table-cell>
          <table:table-cell office:value-type="float" office:value="17.51978" calcext:value-type="float">
            <text:p>17.51978</text:p>
          </table:table-cell>
          <table:table-cell office:value-type="float" office:value="17.50443" calcext:value-type="float">
            <text:p>17.50443</text:p>
          </table:table-cell>
          <table:table-cell office:value-type="float" office:value="16.80862" calcext:value-type="float">
            <text:p>16.80862</text:p>
          </table:table-cell>
          <table:table-cell office:value-type="float" office:value="16.78271" calcext:value-type="float">
            <text:p>16.78271</text:p>
          </table:table-cell>
          <table:table-cell office:value-type="float" office:value="16.25006" calcext:value-type="float">
            <text:p>16.25006</text:p>
          </table:table-cell>
          <table:table-cell office:value-type="float" office:value="16.22354" calcext:value-type="float">
            <text:p>16.22354</text:p>
          </table:table-cell>
          <table:table-cell office:value-type="float" office:value="22.23428" calcext:value-type="float">
            <text:p>22.23428</text:p>
          </table:table-cell>
          <table:table-cell office:value-type="float" office:value="9.253815" calcext:value-type="float">
            <text:p>9.25381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082004" calcext:value-type="float">
            <text:p>14082004</text:p>
          </table:table-cell>
          <table:table-cell office:value-type="float" office:value="24.54741" calcext:value-type="float">
            <text:p>24.54741</text:p>
          </table:table-cell>
          <table:table-cell office:value-type="float" office:value="22.84" calcext:value-type="float">
            <text:p>22.84</text:p>
          </table:table-cell>
          <table:table-cell office:value-type="float" office:value="7.12" calcext:value-type="float">
            <text:p>7.12</text:p>
          </table:table-cell>
          <table:table-cell office:value-type="float" office:value="1.340331" calcext:value-type="float">
            <text:p>1.340331</text:p>
          </table:table-cell>
          <table:table-cell office:value-type="float" office:value="0.8874728" calcext:value-type="float">
            <text:p>0.8874728</text:p>
          </table:table-cell>
          <table:table-cell office:value-type="float" office:value="111.456" calcext:value-type="float">
            <text:p>111.456</text:p>
          </table:table-cell>
          <table:table-cell office:value-type="float" office:value="0" calcext:value-type="float">
            <text:p>0</text:p>
          </table:table-cell>
          <table:table-cell office:value-type="float" office:value="22.47409" calcext:value-type="float">
            <text:p>22.47409</text:p>
          </table:table-cell>
          <table:table-cell office:value-type="float" office:value="9.285614" calcext:value-type="float">
            <text:p>9.285614</text:p>
          </table:table-cell>
          <table:table-cell office:value-type="float" office:value="20.02902" calcext:value-type="float">
            <text:p>20.02902</text:p>
          </table:table-cell>
          <table:table-cell office:value-type="float" office:value="11.88568" calcext:value-type="float">
            <text:p>11.88568</text:p>
          </table:table-cell>
          <table:table-cell office:value-type="float" office:value="19.11847" calcext:value-type="float">
            <text:p>19.11847</text:p>
          </table:table-cell>
          <table:table-cell office:value-type="float" office:value="13.5061" calcext:value-type="float">
            <text:p>13.5061</text:p>
          </table:table-cell>
          <table:table-cell office:value-type="float" office:value="18.49887" calcext:value-type="float">
            <text:p>18.49887</text:p>
          </table:table-cell>
          <table:table-cell office:value-type="float" office:value="14.88992" calcext:value-type="float">
            <text:p>14.88992</text:p>
          </table:table-cell>
          <table:table-cell office:value-type="float" office:value="18.18106" calcext:value-type="float">
            <text:p>18.18106</text:p>
          </table:table-cell>
          <table:table-cell office:value-type="float" office:value="15.76559" calcext:value-type="float">
            <text:p>15.76559</text:p>
          </table:table-cell>
          <table:table-cell office:value-type="float" office:value="17.98322" calcext:value-type="float">
            <text:p>17.98322</text:p>
          </table:table-cell>
          <table:table-cell office:value-type="float" office:value="16.6442" calcext:value-type="float">
            <text:p>16.6442</text:p>
          </table:table-cell>
          <table:table-cell office:value-type="float" office:value="18.05884" calcext:value-type="float">
            <text:p>18.05884</text:p>
          </table:table-cell>
          <table:table-cell office:value-type="float" office:value="17.29071" calcext:value-type="float">
            <text:p>17.29071</text:p>
          </table:table-cell>
          <table:table-cell office:value-type="float" office:value="18.4364" calcext:value-type="float">
            <text:p>18.4364</text:p>
          </table:table-cell>
          <table:table-cell office:value-type="float" office:value="18.09064" calcext:value-type="float">
            <text:p>18.09064</text:p>
          </table:table-cell>
          <table:table-cell office:value-type="float" office:value="18.95416" calcext:value-type="float">
            <text:p>18.95416</text:p>
          </table:table-cell>
          <table:table-cell office:value-type="float" office:value="18.66061" calcext:value-type="float">
            <text:p>18.66061</text:p>
          </table:table-cell>
          <table:table-cell office:value-type="float" office:value="18.80331" calcext:value-type="float">
            <text:p>18.80331</text:p>
          </table:table-cell>
          <table:table-cell office:value-type="float" office:value="18.65466" calcext:value-type="float">
            <text:p>18.65466</text:p>
          </table:table-cell>
          <table:table-cell office:value-type="float" office:value="18.20193" calcext:value-type="float">
            <text:p>18.20193</text:p>
          </table:table-cell>
          <table:table-cell office:value-type="float" office:value="18.15149" calcext:value-type="float">
            <text:p>18.15149</text:p>
          </table:table-cell>
          <table:table-cell office:value-type="float" office:value="17.52411" calcext:value-type="float">
            <text:p>17.52411</text:p>
          </table:table-cell>
          <table:table-cell office:value-type="float" office:value="17.5199" calcext:value-type="float">
            <text:p>17.5199</text:p>
          </table:table-cell>
          <table:table-cell office:value-type="float" office:value="16.83142" calcext:value-type="float">
            <text:p>16.83142</text:p>
          </table:table-cell>
          <table:table-cell office:value-type="float" office:value="16.80887" calcext:value-type="float">
            <text:p>16.80887</text:p>
          </table:table-cell>
          <table:table-cell office:value-type="float" office:value="16.27585" calcext:value-type="float">
            <text:p>16.27585</text:p>
          </table:table-cell>
          <table:table-cell office:value-type="float" office:value="16.25034" calcext:value-type="float">
            <text:p>16.25034</text:p>
          </table:table-cell>
          <table:table-cell office:value-type="float" office:value="29.45071" calcext:value-type="float">
            <text:p>29.45071</text:p>
          </table:table-cell>
          <table:table-cell office:value-type="float" office:value="7.18335" calcext:value-type="float">
            <text:p>7.1833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5082004" calcext:value-type="float">
            <text:p>15082004</text:p>
          </table:table-cell>
          <table:table-cell office:value-type="float" office:value="17.27712" calcext:value-type="float">
            <text:p>17.27712</text:p>
          </table:table-cell>
          <table:table-cell office:value-type="float" office:value="23.55" calcext:value-type="float">
            <text:p>23.55</text:p>
          </table:table-cell>
          <table:table-cell office:value-type="float" office:value="12.23" calcext:value-type="float">
            <text:p>12.23</text:p>
          </table:table-cell>
          <table:table-cell office:value-type="float" office:value="1.403429" calcext:value-type="float">
            <text:p>1.403429</text:p>
          </table:table-cell>
          <table:table-cell office:value-type="float" office:value="1.142425" calcext:value-type="float">
            <text:p>1.142425</text:p>
          </table:table-cell>
          <table:table-cell office:value-type="float" office:value="262.656" calcext:value-type="float">
            <text:p>262.656</text:p>
          </table:table-cell>
          <table:table-cell office:value-type="float" office:value="0" calcext:value-type="float">
            <text:p>0</text:p>
          </table:table-cell>
          <table:table-cell office:value-type="float" office:value="22.82135" calcext:value-type="float">
            <text:p>22.82135</text:p>
          </table:table-cell>
          <table:table-cell office:value-type="float" office:value="13.66165" calcext:value-type="float">
            <text:p>13.66165</text:p>
          </table:table-cell>
          <table:table-cell office:value-type="float" office:value="20.6351" calcext:value-type="float">
            <text:p>20.6351</text:p>
          </table:table-cell>
          <table:table-cell office:value-type="float" office:value="15.01682" calcext:value-type="float">
            <text:p>15.01682</text:p>
          </table:table-cell>
          <table:table-cell office:value-type="float" office:value="19.66885" calcext:value-type="float">
            <text:p>19.66885</text:p>
          </table:table-cell>
          <table:table-cell office:value-type="float" office:value="15.86136" calcext:value-type="float">
            <text:p>15.86136</text:p>
          </table:table-cell>
          <table:table-cell office:value-type="float" office:value="18.98206" calcext:value-type="float">
            <text:p>18.98206</text:p>
          </table:table-cell>
          <table:table-cell office:value-type="float" office:value="16.52457" calcext:value-type="float">
            <text:p>16.52457</text:p>
          </table:table-cell>
          <table:table-cell office:value-type="float" office:value="18.60547" calcext:value-type="float">
            <text:p>18.60547</text:p>
          </table:table-cell>
          <table:table-cell office:value-type="float" office:value="16.93396" calcext:value-type="float">
            <text:p>16.93396</text:p>
          </table:table-cell>
          <table:table-cell office:value-type="float" office:value="18.32822" calcext:value-type="float">
            <text:p>18.32822</text:p>
          </table:table-cell>
          <table:table-cell office:value-type="float" office:value="17.34573" calcext:value-type="float">
            <text:p>17.34573</text:p>
          </table:table-cell>
          <table:table-cell office:value-type="float" office:value="18.21805" calcext:value-type="float">
            <text:p>18.21805</text:p>
          </table:table-cell>
          <table:table-cell office:value-type="float" office:value="17.65543" calcext:value-type="float">
            <text:p>17.65543</text:p>
          </table:table-cell>
          <table:table-cell office:value-type="float" office:value="18.15195" calcext:value-type="float">
            <text:p>18.15195</text:p>
          </table:table-cell>
          <table:table-cell office:value-type="float" office:value="18.07312" calcext:value-type="float">
            <text:p>18.07312</text:p>
          </table:table-cell>
          <table:table-cell office:value-type="float" office:value="18.65796" calcext:value-type="float">
            <text:p>18.65796</text:p>
          </table:table-cell>
          <table:table-cell office:value-type="float" office:value="18.46283" calcext:value-type="float">
            <text:p>18.46283</text:p>
          </table:table-cell>
          <table:table-cell office:value-type="float" office:value="18.65305" calcext:value-type="float">
            <text:p>18.65305</text:p>
          </table:table-cell>
          <table:table-cell office:value-type="float" office:value="18.50424" calcext:value-type="float">
            <text:p>18.50424</text:p>
          </table:table-cell>
          <table:table-cell office:value-type="float" office:value="18.15088" calcext:value-type="float">
            <text:p>18.15088</text:p>
          </table:table-cell>
          <table:table-cell office:value-type="float" office:value="18.08545" calcext:value-type="float">
            <text:p>18.08545</text:p>
          </table:table-cell>
          <table:table-cell office:value-type="float" office:value="17.5239" calcext:value-type="float">
            <text:p>17.5239</text:p>
          </table:table-cell>
          <table:table-cell office:value-type="float" office:value="17.5173" calcext:value-type="float">
            <text:p>17.5173</text:p>
          </table:table-cell>
          <table:table-cell office:value-type="float" office:value="16.84949" calcext:value-type="float">
            <text:p>16.84949</text:p>
          </table:table-cell>
          <table:table-cell office:value-type="float" office:value="16.83163" calcext:value-type="float">
            <text:p>16.83163</text:p>
          </table:table-cell>
          <table:table-cell office:value-type="float" office:value="16.30008" calcext:value-type="float">
            <text:p>16.30008</text:p>
          </table:table-cell>
          <table:table-cell office:value-type="float" office:value="16.27609" calcext:value-type="float">
            <text:p>16.27609</text:p>
          </table:table-cell>
          <table:table-cell office:value-type="float" office:value="28.33365" calcext:value-type="float">
            <text:p>28.33365</text:p>
          </table:table-cell>
          <table:table-cell office:value-type="float" office:value="12.04865" calcext:value-type="float">
            <text:p>12.0486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6082004" calcext:value-type="float">
            <text:p>16082004</text:p>
          </table:table-cell>
          <table:table-cell office:value-type="float" office:value="21.86434" calcext:value-type="float">
            <text:p>21.86434</text:p>
          </table:table-cell>
          <table:table-cell office:value-type="float" office:value="28.2" calcext:value-type="float">
            <text:p>28.2</text:p>
          </table:table-cell>
          <table:table-cell office:value-type="float" office:value="15.23" calcext:value-type="float">
            <text:p>15.23</text:p>
          </table:table-cell>
          <table:table-cell office:value-type="float" office:value="1.866423" calcext:value-type="float">
            <text:p>1.866423</text:p>
          </table:table-cell>
          <table:table-cell office:value-type="float" office:value="1.298105" calcext:value-type="float">
            <text:p>1.298105</text:p>
          </table:table-cell>
          <table:table-cell office:value-type="float" office:value="255.672" calcext:value-type="float">
            <text:p>255.672</text:p>
          </table:table-cell>
          <table:table-cell office:value-type="float" office:value="0" calcext:value-type="float">
            <text:p>0</text:p>
          </table:table-cell>
          <table:table-cell office:value-type="float" office:value="26.65103" calcext:value-type="float">
            <text:p>26.65103</text:p>
          </table:table-cell>
          <table:table-cell office:value-type="float" office:value="16.05481" calcext:value-type="float">
            <text:p>16.05481</text:p>
          </table:table-cell>
          <table:table-cell office:value-type="float" office:value="23.84924" calcext:value-type="float">
            <text:p>23.84924</text:p>
          </table:table-cell>
          <table:table-cell office:value-type="float" office:value="16.89847" calcext:value-type="float">
            <text:p>16.89847</text:p>
          </table:table-cell>
          <table:table-cell office:value-type="float" office:value="22.36667" calcext:value-type="float">
            <text:p>22.36667</text:p>
          </table:table-cell>
          <table:table-cell office:value-type="float" office:value="17.3663" calcext:value-type="float">
            <text:p>17.3663</text:p>
          </table:table-cell>
          <table:table-cell office:value-type="float" office:value="21.14935" calcext:value-type="float">
            <text:p>21.14935</text:p>
          </table:table-cell>
          <table:table-cell office:value-type="float" office:value="17.69669" calcext:value-type="float">
            <text:p>17.69669</text:p>
          </table:table-cell>
          <table:table-cell office:value-type="float" office:value="20.38873" calcext:value-type="float">
            <text:p>20.38873</text:p>
          </table:table-cell>
          <table:table-cell office:value-type="float" office:value="17.87781" calcext:value-type="float">
            <text:p>17.87781</text:p>
          </table:table-cell>
          <table:table-cell office:value-type="float" office:value="19.70316" calcext:value-type="float">
            <text:p>19.70316</text:p>
          </table:table-cell>
          <table:table-cell office:value-type="float" office:value="18.04181" calcext:value-type="float">
            <text:p>18.04181</text:p>
          </table:table-cell>
          <table:table-cell office:value-type="float" office:value="19.15598" calcext:value-type="float">
            <text:p>19.15598</text:p>
          </table:table-cell>
          <table:table-cell office:value-type="float" office:value="18.12195" calcext:value-type="float">
            <text:p>18.12195</text:p>
          </table:table-cell>
          <table:table-cell office:value-type="float" office:value="18.45523" calcext:value-type="float">
            <text:p>18.45523</text:p>
          </table:table-cell>
          <table:table-cell office:value-type="float" office:value="18.13718" calcext:value-type="float">
            <text:p>18.13718</text:p>
          </table:table-cell>
          <table:table-cell office:value-type="float" office:value="18.4614" calcext:value-type="float">
            <text:p>18.4614</text:p>
          </table:table-cell>
          <table:table-cell office:value-type="float" office:value="18.38937" calcext:value-type="float">
            <text:p>18.38937</text:p>
          </table:table-cell>
          <table:table-cell office:value-type="float" office:value="18.50275" calcext:value-type="float">
            <text:p>18.50275</text:p>
          </table:table-cell>
          <table:table-cell office:value-type="float" office:value="18.37631" calcext:value-type="float">
            <text:p>18.37631</text:p>
          </table:table-cell>
          <table:table-cell office:value-type="float" office:value="18.08472" calcext:value-type="float">
            <text:p>18.08472</text:p>
          </table:table-cell>
          <table:table-cell office:value-type="float" office:value="18.01364" calcext:value-type="float">
            <text:p>18.01364</text:p>
          </table:table-cell>
          <table:table-cell office:value-type="float" office:value="17.51715" calcext:value-type="float">
            <text:p>17.51715</text:p>
          </table:table-cell>
          <table:table-cell office:value-type="float" office:value="17.50076" calcext:value-type="float">
            <text:p>17.50076</text:p>
          </table:table-cell>
          <table:table-cell office:value-type="float" office:value="16.86273" calcext:value-type="float">
            <text:p>16.86273</text:p>
          </table:table-cell>
          <table:table-cell office:value-type="float" office:value="16.84967" calcext:value-type="float">
            <text:p>16.84967</text:p>
          </table:table-cell>
          <table:table-cell office:value-type="float" office:value="16.32181" calcext:value-type="float">
            <text:p>16.32181</text:p>
          </table:table-cell>
          <table:table-cell office:value-type="float" office:value="16.30032" calcext:value-type="float">
            <text:p>16.30032</text:p>
          </table:table-cell>
          <table:table-cell office:value-type="float" office:value="32.08923" calcext:value-type="float">
            <text:p>32.08923</text:p>
          </table:table-cell>
          <table:table-cell office:value-type="float" office:value="14.9028" calcext:value-type="float">
            <text:p>14.902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7082004" calcext:value-type="float">
            <text:p>17082004</text:p>
          </table:table-cell>
          <table:table-cell office:value-type="float" office:value="19.70784" calcext:value-type="float">
            <text:p>19.70784</text:p>
          </table:table-cell>
          <table:table-cell office:value-type="float" office:value="27.2" calcext:value-type="float">
            <text:p>27.2</text:p>
          </table:table-cell>
          <table:table-cell office:value-type="float" office:value="14.89" calcext:value-type="float">
            <text:p>14.89</text:p>
          </table:table-cell>
          <table:table-cell office:value-type="float" office:value="1.883516" calcext:value-type="float">
            <text:p>1.883516</text:p>
          </table:table-cell>
          <table:table-cell office:value-type="float" office:value="1.358515" calcext:value-type="float">
            <text:p>1.358515</text:p>
          </table:table-cell>
          <table:table-cell office:value-type="float" office:value="161.82" calcext:value-type="float">
            <text:p>161.82</text:p>
          </table:table-cell>
          <table:table-cell office:value-type="float" office:value="0" calcext:value-type="float">
            <text:p>0</text:p>
          </table:table-cell>
          <table:table-cell office:value-type="float" office:value="25.71567" calcext:value-type="float">
            <text:p>25.71567</text:p>
          </table:table-cell>
          <table:table-cell office:value-type="float" office:value="16.69504" calcext:value-type="float">
            <text:p>16.69504</text:p>
          </table:table-cell>
          <table:table-cell office:value-type="float" office:value="23.45844" calcext:value-type="float">
            <text:p>23.45844</text:p>
          </table:table-cell>
          <table:table-cell office:value-type="float" office:value="18.05069" calcext:value-type="float">
            <text:p>18.05069</text:p>
          </table:table-cell>
          <table:table-cell office:value-type="float" office:value="22.29486" calcext:value-type="float">
            <text:p>22.29486</text:p>
          </table:table-cell>
          <table:table-cell office:value-type="float" office:value="18.68723" calcext:value-type="float">
            <text:p>18.68723</text:p>
          </table:table-cell>
          <table:table-cell office:value-type="float" office:value="21.30817" calcext:value-type="float">
            <text:p>21.30817</text:p>
          </table:table-cell>
          <table:table-cell office:value-type="float" office:value="19.01303" calcext:value-type="float">
            <text:p>19.01303</text:p>
          </table:table-cell>
          <table:table-cell office:value-type="float" office:value="20.6756" calcext:value-type="float">
            <text:p>20.6756</text:p>
          </table:table-cell>
          <table:table-cell office:value-type="float" office:value="19.11981" calcext:value-type="float">
            <text:p>19.11981</text:p>
          </table:table-cell>
          <table:table-cell office:value-type="float" office:value="20.05414" calcext:value-type="float">
            <text:p>20.05414</text:p>
          </table:table-cell>
          <table:table-cell office:value-type="float" office:value="19.1387" calcext:value-type="float">
            <text:p>19.1387</text:p>
          </table:table-cell>
          <table:table-cell office:value-type="float" office:value="19.58508" calcext:value-type="float">
            <text:p>19.58508</text:p>
          </table:table-cell>
          <table:table-cell office:value-type="float" office:value="18.99713" calcext:value-type="float">
            <text:p>18.99713</text:p>
          </table:table-cell>
          <table:table-cell office:value-type="float" office:value="18.90112" calcext:value-type="float">
            <text:p>18.90112</text:p>
          </table:table-cell>
          <table:table-cell office:value-type="float" office:value="18.46387" calcext:value-type="float">
            <text:p>18.46387</text:p>
          </table:table-cell>
          <table:table-cell office:value-type="float" office:value="18.48022" calcext:value-type="float">
            <text:p>18.48022</text:p>
          </table:table-cell>
          <table:table-cell office:value-type="float" office:value="18.39066" calcext:value-type="float">
            <text:p>18.39066</text:p>
          </table:table-cell>
          <table:table-cell office:value-type="float" office:value="18.37518" calcext:value-type="float">
            <text:p>18.37518</text:p>
          </table:table-cell>
          <table:table-cell office:value-type="float" office:value="18.29507" calcext:value-type="float">
            <text:p>18.29507</text:p>
          </table:table-cell>
          <table:table-cell office:value-type="float" office:value="18.01288" calcext:value-type="float">
            <text:p>18.01288</text:p>
          </table:table-cell>
          <table:table-cell office:value-type="float" office:value="17.94815" calcext:value-type="float">
            <text:p>17.94815</text:p>
          </table:table-cell>
          <table:table-cell office:value-type="float" office:value="17.50055" calcext:value-type="float">
            <text:p>17.50055</text:p>
          </table:table-cell>
          <table:table-cell office:value-type="float" office:value="17.478" calcext:value-type="float">
            <text:p>17.478</text:p>
          </table:table-cell>
          <table:table-cell office:value-type="float" office:value="16.87067" calcext:value-type="float">
            <text:p>16.87067</text:p>
          </table:table-cell>
          <table:table-cell office:value-type="float" office:value="16.86285" calcext:value-type="float">
            <text:p>16.86285</text:p>
          </table:table-cell>
          <table:table-cell office:value-type="float" office:value="16.34021" calcext:value-type="float">
            <text:p>16.34021</text:p>
          </table:table-cell>
          <table:table-cell office:value-type="float" office:value="16.32202" calcext:value-type="float">
            <text:p>16.32202</text:p>
          </table:table-cell>
          <table:table-cell office:value-type="float" office:value="31.40286" calcext:value-type="float">
            <text:p>31.40286</text:p>
          </table:table-cell>
          <table:table-cell office:value-type="float" office:value="14.9296" calcext:value-type="float">
            <text:p>14.929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8082004" calcext:value-type="float">
            <text:p>18082004</text:p>
          </table:table-cell>
          <table:table-cell office:value-type="float" office:value="19.28772" calcext:value-type="float">
            <text:p>19.28772</text:p>
          </table:table-cell>
          <table:table-cell office:value-type="float" office:value="27.35" calcext:value-type="float">
            <text:p>27.35</text:p>
          </table:table-cell>
          <table:table-cell office:value-type="float" office:value="13.12" calcext:value-type="float">
            <text:p>13.12</text:p>
          </table:table-cell>
          <table:table-cell office:value-type="float" office:value="1.874098" calcext:value-type="float">
            <text:p>1.874098</text:p>
          </table:table-cell>
          <table:table-cell office:value-type="float" office:value="1.118004" calcext:value-type="float">
            <text:p>1.118004</text:p>
          </table:table-cell>
          <table:table-cell office:value-type="float" office:value="287.64" calcext:value-type="float">
            <text:p>287.64</text:p>
          </table:table-cell>
          <table:table-cell office:value-type="float" office:value="0" calcext:value-type="float">
            <text:p>0</text:p>
          </table:table-cell>
          <table:table-cell office:value-type="float" office:value="26.51089" calcext:value-type="float">
            <text:p>26.51089</text:p>
          </table:table-cell>
          <table:table-cell office:value-type="float" office:value="16.52853" calcext:value-type="float">
            <text:p>16.52853</text:p>
          </table:table-cell>
          <table:table-cell office:value-type="float" office:value="24.19254" calcext:value-type="float">
            <text:p>24.19254</text:p>
          </table:table-cell>
          <table:table-cell office:value-type="float" office:value="18.79691" calcext:value-type="float">
            <text:p>18.79691</text:p>
          </table:table-cell>
          <table:table-cell office:value-type="float" office:value="22.88217" calcext:value-type="float">
            <text:p>22.88217</text:p>
          </table:table-cell>
          <table:table-cell office:value-type="float" office:value="19.27469" calcext:value-type="float">
            <text:p>19.27469</text:p>
          </table:table-cell>
          <table:table-cell office:value-type="float" office:value="21.81226" calcext:value-type="float">
            <text:p>21.81226</text:p>
          </table:table-cell>
          <table:table-cell office:value-type="float" office:value="19.46487" calcext:value-type="float">
            <text:p>19.46487</text:p>
          </table:table-cell>
          <table:table-cell office:value-type="float" office:value="21.13733" calcext:value-type="float">
            <text:p>21.13733</text:p>
          </table:table-cell>
          <table:table-cell office:value-type="float" office:value="19.51968" calcext:value-type="float">
            <text:p>19.51968</text:p>
          </table:table-cell>
          <table:table-cell office:value-type="float" office:value="20.46887" calcext:value-type="float">
            <text:p>20.46887</text:p>
          </table:table-cell>
          <table:table-cell office:value-type="float" office:value="19.50406" calcext:value-type="float">
            <text:p>19.50406</text:p>
          </table:table-cell>
          <table:table-cell office:value-type="float" office:value="19.95413" calcext:value-type="float">
            <text:p>19.95413</text:p>
          </table:table-cell>
          <table:table-cell office:value-type="float" office:value="19.34763" calcext:value-type="float">
            <text:p>19.34763</text:p>
          </table:table-cell>
          <table:table-cell office:value-type="float" office:value="19.21329" calcext:value-type="float">
            <text:p>19.21329</text:p>
          </table:table-cell>
          <table:table-cell office:value-type="float" office:value="18.90692" calcext:value-type="float">
            <text:p>18.90692</text:p>
          </table:table-cell>
          <table:table-cell office:value-type="float" office:value="18.61349" calcext:value-type="float">
            <text:p>18.61349</text:p>
          </table:table-cell>
          <table:table-cell office:value-type="float" office:value="18.4816" calcext:value-type="float">
            <text:p>18.4816</text:p>
          </table:table-cell>
          <table:table-cell office:value-type="float" office:value="18.29453" calcext:value-type="float">
            <text:p>18.29453</text:p>
          </table:table-cell>
          <table:table-cell office:value-type="float" office:value="18.26358" calcext:value-type="float">
            <text:p>18.26358</text:p>
          </table:table-cell>
          <table:table-cell office:value-type="float" office:value="17.94754" calcext:value-type="float">
            <text:p>17.94754</text:p>
          </table:table-cell>
          <table:table-cell office:value-type="float" office:value="17.89896" calcext:value-type="float">
            <text:p>17.89896</text:p>
          </table:table-cell>
          <table:table-cell office:value-type="float" office:value="17.47775" calcext:value-type="float">
            <text:p>17.47775</text:p>
          </table:table-cell>
          <table:table-cell office:value-type="float" office:value="17.45319" calcext:value-type="float">
            <text:p>17.45319</text:p>
          </table:table-cell>
          <table:table-cell office:value-type="float" office:value="16.87384" calcext:value-type="float">
            <text:p>16.87384</text:p>
          </table:table-cell>
          <table:table-cell office:value-type="float" office:value="16.87073" calcext:value-type="float">
            <text:p>16.87073</text:p>
          </table:table-cell>
          <table:table-cell office:value-type="float" office:value="16.35474" calcext:value-type="float">
            <text:p>16.35474</text:p>
          </table:table-cell>
          <table:table-cell office:value-type="float" office:value="16.34039" calcext:value-type="float">
            <text:p>16.34039</text:p>
          </table:table-cell>
          <table:table-cell office:value-type="float" office:value="31.95755" calcext:value-type="float">
            <text:p>31.95755</text:p>
          </table:table-cell>
          <table:table-cell office:value-type="float" office:value="13.68851" calcext:value-type="float">
            <text:p>13.6885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9082004" calcext:value-type="float">
            <text:p>19082004</text:p>
          </table:table-cell>
          <table:table-cell office:value-type="float" office:value="19.79558" calcext:value-type="float">
            <text:p>19.79558</text:p>
          </table:table-cell>
          <table:table-cell office:value-type="float" office:value="19.4" calcext:value-type="float">
            <text:p>19.4</text:p>
          </table:table-cell>
          <table:table-cell office:value-type="float" office:value="7.91" calcext:value-type="float">
            <text:p>7.91</text:p>
          </table:table-cell>
          <table:table-cell office:value-type="float" office:value="1.226906" calcext:value-type="float">
            <text:p>1.226906</text:p>
          </table:table-cell>
          <table:table-cell office:value-type="float" office:value="0.9364845" calcext:value-type="float">
            <text:p>0.9364845</text:p>
          </table:table-cell>
          <table:table-cell office:value-type="float" office:value="122.544" calcext:value-type="float">
            <text:p>122.544</text:p>
          </table:table-cell>
          <table:table-cell office:value-type="float" office:value="0" calcext:value-type="float">
            <text:p>0</text:p>
          </table:table-cell>
          <table:table-cell office:value-type="float" office:value="21.47806" calcext:value-type="float">
            <text:p>21.47806</text:p>
          </table:table-cell>
          <table:table-cell office:value-type="float" office:value="11.93851" calcext:value-type="float">
            <text:p>11.93851</text:p>
          </table:table-cell>
          <table:table-cell office:value-type="float" office:value="20.14371" calcext:value-type="float">
            <text:p>20.14371</text:p>
          </table:table-cell>
          <table:table-cell office:value-type="float" office:value="14.93387" calcext:value-type="float">
            <text:p>14.93387</text:p>
          </table:table-cell>
          <table:table-cell office:value-type="float" office:value="19.78751" calcext:value-type="float">
            <text:p>19.78751</text:p>
          </table:table-cell>
          <table:table-cell office:value-type="float" office:value="16.49786" calcext:value-type="float">
            <text:p>16.49786</text:p>
          </table:table-cell>
          <table:table-cell office:value-type="float" office:value="20.36624" calcext:value-type="float">
            <text:p>20.36624</text:p>
          </table:table-cell>
          <table:table-cell office:value-type="float" office:value="17.63538" calcext:value-type="float">
            <text:p>17.63538</text:p>
          </table:table-cell>
          <table:table-cell office:value-type="float" office:value="20.44501" calcext:value-type="float">
            <text:p>20.44501</text:p>
          </table:table-cell>
          <table:table-cell office:value-type="float" office:value="18.26392" calcext:value-type="float">
            <text:p>18.26392</text:p>
          </table:table-cell>
          <table:table-cell office:value-type="float" office:value="20.35626" calcext:value-type="float">
            <text:p>20.35626</text:p>
          </table:table-cell>
          <table:table-cell office:value-type="float" office:value="18.76279" calcext:value-type="float">
            <text:p>18.76279</text:p>
          </table:table-cell>
          <table:table-cell office:value-type="float" office:value="19.95078" calcext:value-type="float">
            <text:p>19.95078</text:p>
          </table:table-cell>
          <table:table-cell office:value-type="float" office:value="18.95145" calcext:value-type="float">
            <text:p>18.95145</text:p>
          </table:table-cell>
          <table:table-cell office:value-type="float" office:value="19.28311" calcext:value-type="float">
            <text:p>19.28311</text:p>
          </table:table-cell>
          <table:table-cell office:value-type="float" office:value="19.01279" calcext:value-type="float">
            <text:p>19.01279</text:p>
          </table:table-cell>
          <table:table-cell office:value-type="float" office:value="18.69516" calcext:value-type="float">
            <text:p>18.69516</text:p>
          </table:table-cell>
          <table:table-cell office:value-type="float" office:value="18.61505" calcext:value-type="float">
            <text:p>18.61505</text:p>
          </table:table-cell>
          <table:table-cell office:value-type="float" office:value="18.2637" calcext:value-type="float">
            <text:p>18.2637</text:p>
          </table:table-cell>
          <table:table-cell office:value-type="float" office:value="18.26163" calcext:value-type="float">
            <text:p>18.26163</text:p>
          </table:table-cell>
          <table:table-cell office:value-type="float" office:value="17.89856" calcext:value-type="float">
            <text:p>17.89856</text:p>
          </table:table-cell>
          <table:table-cell office:value-type="float" office:value="17.86832" calcext:value-type="float">
            <text:p>17.86832</text:p>
          </table:table-cell>
          <table:table-cell office:value-type="float" office:value="17.45291" calcext:value-type="float">
            <text:p>17.45291</text:p>
          </table:table-cell>
          <table:table-cell office:value-type="float" office:value="17.43115" calcext:value-type="float">
            <text:p>17.43115</text:p>
          </table:table-cell>
          <table:table-cell office:value-type="float" office:value="16.87418" calcext:value-type="float">
            <text:p>16.87418</text:p>
          </table:table-cell>
          <table:table-cell office:value-type="float" office:value="16.87375" calcext:value-type="float">
            <text:p>16.87375</text:p>
          </table:table-cell>
          <table:table-cell office:value-type="float" office:value="16.36551" calcext:value-type="float">
            <text:p>16.36551</text:p>
          </table:table-cell>
          <table:table-cell office:value-type="float" office:value="16.35489" calcext:value-type="float">
            <text:p>16.35489</text:p>
          </table:table-cell>
          <table:table-cell office:value-type="float" office:value="25.15308" calcext:value-type="float">
            <text:p>25.15308</text:p>
          </table:table-cell>
          <table:table-cell office:value-type="float" office:value="8.75824" calcext:value-type="float">
            <text:p>8.7582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0082004" calcext:value-type="float">
            <text:p>20082004</text:p>
          </table:table-cell>
          <table:table-cell office:value-type="float" office:value="24.47856" calcext:value-type="float">
            <text:p>24.47856</text:p>
          </table:table-cell>
          <table:table-cell office:value-type="float" office:value="26.96" calcext:value-type="float">
            <text:p>26.96</text:p>
          </table:table-cell>
          <table:table-cell office:value-type="float" office:value="9.28" calcext:value-type="float">
            <text:p>9.28</text:p>
          </table:table-cell>
          <table:table-cell office:value-type="float" office:value="1.466826" calcext:value-type="float">
            <text:p>1.466826</text:p>
          </table:table-cell>
          <table:table-cell office:value-type="float" office:value="0.9982555" calcext:value-type="float">
            <text:p>0.9982555</text:p>
          </table:table-cell>
          <table:table-cell office:value-type="float" office:value="123.228" calcext:value-type="float">
            <text:p>123.228</text:p>
          </table:table-cell>
          <table:table-cell office:value-type="float" office:value="0" calcext:value-type="float">
            <text:p>0</text:p>
          </table:table-cell>
          <table:table-cell office:value-type="float" office:value="25.3082" calcext:value-type="float">
            <text:p>25.3082</text:p>
          </table:table-cell>
          <table:table-cell office:value-type="float" office:value="12.20648" calcext:value-type="float">
            <text:p>12.20648</text:p>
          </table:table-cell>
          <table:table-cell office:value-type="float" office:value="22.62155" calcext:value-type="float">
            <text:p>22.62155</text:p>
          </table:table-cell>
          <table:table-cell office:value-type="float" office:value="14.12927" calcext:value-type="float">
            <text:p>14.12927</text:p>
          </table:table-cell>
          <table:table-cell office:value-type="float" office:value="21.27304" calcext:value-type="float">
            <text:p>21.27304</text:p>
          </table:table-cell>
          <table:table-cell office:value-type="float" office:value="15.31772" calcext:value-type="float">
            <text:p>15.31772</text:p>
          </table:table-cell>
          <table:table-cell office:value-type="float" office:value="20.25674" calcext:value-type="float">
            <text:p>20.25674</text:p>
          </table:table-cell>
          <table:table-cell office:value-type="float" office:value="16.3746" calcext:value-type="float">
            <text:p>16.3746</text:p>
          </table:table-cell>
          <table:table-cell office:value-type="float" office:value="19.67313" calcext:value-type="float">
            <text:p>19.67313</text:p>
          </table:table-cell>
          <table:table-cell office:value-type="float" office:value="17.05157" calcext:value-type="float">
            <text:p>17.05157</text:p>
          </table:table-cell>
          <table:table-cell office:value-type="float" office:value="19.20117" calcext:value-type="float">
            <text:p>19.20117</text:p>
          </table:table-cell>
          <table:table-cell office:value-type="float" office:value="17.70792" calcext:value-type="float">
            <text:p>17.70792</text:p>
          </table:table-cell>
          <table:table-cell office:value-type="float" office:value="19.0249" calcext:value-type="float">
            <text:p>19.0249</text:p>
          </table:table-cell>
          <table:table-cell office:value-type="float" office:value="18.14496" calcext:value-type="float">
            <text:p>18.14496</text:p>
          </table:table-cell>
          <table:table-cell office:value-type="float" office:value="19.01068" calcext:value-type="float">
            <text:p>19.01068</text:p>
          </table:table-cell>
          <table:table-cell office:value-type="float" office:value="18.60403" calcext:value-type="float">
            <text:p>18.60403</text:p>
          </table:table-cell>
          <table:table-cell office:value-type="float" office:value="18.69424" calcext:value-type="float">
            <text:p>18.69424</text:p>
          </table:table-cell>
          <table:table-cell office:value-type="float" office:value="18.59787" calcext:value-type="float">
            <text:p>18.59787</text:p>
          </table:table-cell>
          <table:table-cell office:value-type="float" office:value="18.26385" calcext:value-type="float">
            <text:p>18.26385</text:p>
          </table:table-cell>
          <table:table-cell office:value-type="float" office:value="18.2532" calcext:value-type="float">
            <text:p>18.2532</text:p>
          </table:table-cell>
          <table:table-cell office:value-type="float" office:value="17.8681" calcext:value-type="float">
            <text:p>17.8681</text:p>
          </table:table-cell>
          <table:table-cell office:value-type="float" office:value="17.84903" calcext:value-type="float">
            <text:p>17.84903</text:p>
          </table:table-cell>
          <table:table-cell office:value-type="float" office:value="17.431" calcext:value-type="float">
            <text:p>17.431</text:p>
          </table:table-cell>
          <table:table-cell office:value-type="float" office:value="17.41302" calcext:value-type="float">
            <text:p>17.41302</text:p>
          </table:table-cell>
          <table:table-cell office:value-type="float" office:value="16.87375" calcext:value-type="float">
            <text:p>16.87375</text:p>
          </table:table-cell>
          <table:table-cell office:value-type="float" office:value="16.87161" calcext:value-type="float">
            <text:p>16.87161</text:p>
          </table:table-cell>
          <table:table-cell office:value-type="float" office:value="16.37296" calcext:value-type="float">
            <text:p>16.37296</text:p>
          </table:table-cell>
          <table:table-cell office:value-type="float" office:value="16.3656" calcext:value-type="float">
            <text:p>16.3656</text:p>
          </table:table-cell>
          <table:table-cell office:value-type="float" office:value="32.30548" calcext:value-type="float">
            <text:p>32.30548</text:p>
          </table:table-cell>
          <table:table-cell office:value-type="float" office:value="9.725677" calcext:value-type="float">
            <text:p>9.72567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1082004" calcext:value-type="float">
            <text:p>21082004</text:p>
          </table:table-cell>
          <table:table-cell office:value-type="float" office:value="24.74395" calcext:value-type="float">
            <text:p>24.74395</text:p>
          </table:table-cell>
          <table:table-cell office:value-type="float" office:value="27.15" calcext:value-type="float">
            <text:p>27.15</text:p>
          </table:table-cell>
          <table:table-cell office:value-type="float" office:value="10.31" calcext:value-type="float">
            <text:p>10.31</text:p>
          </table:table-cell>
          <table:table-cell office:value-type="float" office:value="1.696701" calcext:value-type="float">
            <text:p>1.696701</text:p>
          </table:table-cell>
          <table:table-cell office:value-type="float" office:value="1.100587" calcext:value-type="float">
            <text:p>1.100587</text:p>
          </table:table-cell>
          <table:table-cell office:value-type="float" office:value="255.78" calcext:value-type="float">
            <text:p>255.78</text:p>
          </table:table-cell>
          <table:table-cell office:value-type="float" office:value="0" calcext:value-type="float">
            <text:p>0</text:p>
          </table:table-cell>
          <table:table-cell office:value-type="float" office:value="26.38031" calcext:value-type="float">
            <text:p>26.38031</text:p>
          </table:table-cell>
          <table:table-cell office:value-type="float" office:value="13.19824" calcext:value-type="float">
            <text:p>13.19824</text:p>
          </table:table-cell>
          <table:table-cell office:value-type="float" office:value="23.36655" calcext:value-type="float">
            <text:p>23.36655</text:p>
          </table:table-cell>
          <table:table-cell office:value-type="float" office:value="15.4082" calcext:value-type="float">
            <text:p>15.4082</text:p>
          </table:table-cell>
          <table:table-cell office:value-type="float" office:value="21.95749" calcext:value-type="float">
            <text:p>21.95749</text:p>
          </table:table-cell>
          <table:table-cell office:value-type="float" office:value="16.55203" calcext:value-type="float">
            <text:p>16.55203</text:p>
          </table:table-cell>
          <table:table-cell office:value-type="float" office:value="20.85779" calcext:value-type="float">
            <text:p>20.85779</text:p>
          </table:table-cell>
          <table:table-cell office:value-type="float" office:value="17.39255" calcext:value-type="float">
            <text:p>17.39255</text:p>
          </table:table-cell>
          <table:table-cell office:value-type="float" office:value="20.19385" calcext:value-type="float">
            <text:p>20.19385</text:p>
          </table:table-cell>
          <table:table-cell office:value-type="float" office:value="17.85999" calcext:value-type="float">
            <text:p>17.85999</text:p>
          </table:table-cell>
          <table:table-cell office:value-type="float" office:value="19.61383" calcext:value-type="float">
            <text:p>19.61383</text:p>
          </table:table-cell>
          <table:table-cell office:value-type="float" office:value="18.26898" calcext:value-type="float">
            <text:p>18.26898</text:p>
          </table:table-cell>
          <table:table-cell office:value-type="float" office:value="19.2348" calcext:value-type="float">
            <text:p>19.2348</text:p>
          </table:table-cell>
          <table:table-cell office:value-type="float" office:value="18.45694" calcext:value-type="float">
            <text:p>18.45694</text:p>
          </table:table-cell>
          <table:table-cell office:value-type="float" office:value="18.7244" calcext:value-type="float">
            <text:p>18.7244</text:p>
          </table:table-cell>
          <table:table-cell office:value-type="float" office:value="18.62305" calcext:value-type="float">
            <text:p>18.62305</text:p>
          </table:table-cell>
          <table:table-cell office:value-type="float" office:value="18.5968" calcext:value-type="float">
            <text:p>18.5968</text:p>
          </table:table-cell>
          <table:table-cell office:value-type="float" office:value="18.52869" calcext:value-type="float">
            <text:p>18.52869</text:p>
          </table:table-cell>
          <table:table-cell office:value-type="float" office:value="18.25296" calcext:value-type="float">
            <text:p>18.25296</text:p>
          </table:table-cell>
          <table:table-cell office:value-type="float" office:value="18.22223" calcext:value-type="float">
            <text:p>18.22223</text:p>
          </table:table-cell>
          <table:table-cell office:value-type="float" office:value="17.84888" calcext:value-type="float">
            <text:p>17.84888</text:p>
          </table:table-cell>
          <table:table-cell office:value-type="float" office:value="17.82947" calcext:value-type="float">
            <text:p>17.82947</text:p>
          </table:table-cell>
          <table:table-cell office:value-type="float" office:value="17.41287" calcext:value-type="float">
            <text:p>17.41287</text:p>
          </table:table-cell>
          <table:table-cell office:value-type="float" office:value="17.39798" calcext:value-type="float">
            <text:p>17.39798</text:p>
          </table:table-cell>
          <table:table-cell office:value-type="float" office:value="16.87161" calcext:value-type="float">
            <text:p>16.87161</text:p>
          </table:table-cell>
          <table:table-cell office:value-type="float" office:value="16.8685" calcext:value-type="float">
            <text:p>16.8685</text:p>
          </table:table-cell>
          <table:table-cell office:value-type="float" office:value="16.37741" calcext:value-type="float">
            <text:p>16.37741</text:p>
          </table:table-cell>
          <table:table-cell office:value-type="float" office:value="16.37302" calcext:value-type="float">
            <text:p>16.37302</text:p>
          </table:table-cell>
          <table:table-cell office:value-type="float" office:value="32.52017" calcext:value-type="float">
            <text:p>32.52017</text:p>
          </table:table-cell>
          <table:table-cell office:value-type="float" office:value="10.72922" calcext:value-type="float">
            <text:p>10.7292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2082004" calcext:value-type="float">
            <text:p>22082004</text:p>
          </table:table-cell>
          <table:table-cell office:value-type="float" office:value="23.91128" calcext:value-type="float">
            <text:p>23.91128</text:p>
          </table:table-cell>
          <table:table-cell office:value-type="float" office:value="31.45" calcext:value-type="float">
            <text:p>31.45</text:p>
          </table:table-cell>
          <table:table-cell office:value-type="float" office:value="15.39" calcext:value-type="float">
            <text:p>15.39</text:p>
          </table:table-cell>
          <table:table-cell office:value-type="float" office:value="2.029022" calcext:value-type="float">
            <text:p>2.029022</text:p>
          </table:table-cell>
          <table:table-cell office:value-type="float" office:value="1.53535" calcext:value-type="float">
            <text:p>1.53535</text:p>
          </table:table-cell>
          <table:table-cell office:value-type="float" office:value="275.796" calcext:value-type="float">
            <text:p>275.796</text:p>
          </table:table-cell>
          <table:table-cell office:value-type="float" office:value="0" calcext:value-type="float">
            <text:p>0</text:p>
          </table:table-cell>
          <table:table-cell office:value-type="float" office:value="29.42035" calcext:value-type="float">
            <text:p>29.42035</text:p>
          </table:table-cell>
          <table:table-cell office:value-type="float" office:value="16.79907" calcext:value-type="float">
            <text:p>16.79907</text:p>
          </table:table-cell>
          <table:table-cell office:value-type="float" office:value="25.94095" calcext:value-type="float">
            <text:p>25.94095</text:p>
          </table:table-cell>
          <table:table-cell office:value-type="float" office:value="17.93634" calcext:value-type="float">
            <text:p>17.93634</text:p>
          </table:table-cell>
          <table:table-cell office:value-type="float" office:value="24.13007" calcext:value-type="float">
            <text:p>24.13007</text:p>
          </table:table-cell>
          <table:table-cell office:value-type="float" office:value="18.4805" calcext:value-type="float">
            <text:p>18.4805</text:p>
          </table:table-cell>
          <table:table-cell office:value-type="float" office:value="22.64343" calcext:value-type="float">
            <text:p>22.64343</text:p>
          </table:table-cell>
          <table:table-cell office:value-type="float" office:value="18.84116" calcext:value-type="float">
            <text:p>18.84116</text:p>
          </table:table-cell>
          <table:table-cell office:value-type="float" office:value="21.70554" calcext:value-type="float">
            <text:p>21.70554</text:p>
          </table:table-cell>
          <table:table-cell office:value-type="float" office:value="18.99774" calcext:value-type="float">
            <text:p>18.99774</text:p>
          </table:table-cell>
          <table:table-cell office:value-type="float" office:value="20.84744" calcext:value-type="float">
            <text:p>20.84744</text:p>
          </table:table-cell>
          <table:table-cell office:value-type="float" office:value="19.0892" calcext:value-type="float">
            <text:p>19.0892</text:p>
          </table:table-cell>
          <table:table-cell office:value-type="float" office:value="20.10599" calcext:value-type="float">
            <text:p>20.10599</text:p>
          </table:table-cell>
          <table:table-cell office:value-type="float" office:value="19.02271" calcext:value-type="float">
            <text:p>19.02271</text:p>
          </table:table-cell>
          <table:table-cell office:value-type="float" office:value="19.09464" calcext:value-type="float">
            <text:p>19.09464</text:p>
          </table:table-cell>
          <table:table-cell office:value-type="float" office:value="18.72968" calcext:value-type="float">
            <text:p>18.72968</text:p>
          </table:table-cell>
          <table:table-cell office:value-type="float" office:value="18.56128" calcext:value-type="float">
            <text:p>18.56128</text:p>
          </table:table-cell>
          <table:table-cell office:value-type="float" office:value="18.52753" calcext:value-type="float">
            <text:p>18.52753</text:p>
          </table:table-cell>
          <table:table-cell office:value-type="float" office:value="18.22189" calcext:value-type="float">
            <text:p>18.22189</text:p>
          </table:table-cell>
          <table:table-cell office:value-type="float" office:value="18.19632" calcext:value-type="float">
            <text:p>18.19632</text:p>
          </table:table-cell>
          <table:table-cell office:value-type="float" office:value="17.82922" calcext:value-type="float">
            <text:p>17.82922</text:p>
          </table:table-cell>
          <table:table-cell office:value-type="float" office:value="17.80847" calcext:value-type="float">
            <text:p>17.80847</text:p>
          </table:table-cell>
          <table:table-cell office:value-type="float" office:value="17.39786" calcext:value-type="float">
            <text:p>17.39786</text:p>
          </table:table-cell>
          <table:table-cell office:value-type="float" office:value="17.38428" calcext:value-type="float">
            <text:p>17.38428</text:p>
          </table:table-cell>
          <table:table-cell office:value-type="float" office:value="16.86847" calcext:value-type="float">
            <text:p>16.86847</text:p>
          </table:table-cell>
          <table:table-cell office:value-type="float" office:value="16.86441" calcext:value-type="float">
            <text:p>16.86441</text:p>
          </table:table-cell>
          <table:table-cell office:value-type="float" office:value="16.37817" calcext:value-type="float">
            <text:p>16.37817</text:p>
          </table:table-cell>
          <table:table-cell office:value-type="float" office:value="16.37744" calcext:value-type="float">
            <text:p>16.37744</text:p>
          </table:table-cell>
          <table:table-cell office:value-type="float" office:value="36.04236" calcext:value-type="float">
            <text:p>36.04236</text:p>
          </table:table-cell>
          <table:table-cell office:value-type="float" office:value="15.28601" calcext:value-type="float">
            <text:p>15.2860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3082004" calcext:value-type="float">
            <text:p>23082004</text:p>
          </table:table-cell>
          <table:table-cell office:value-type="float" office:value="16.04081" calcext:value-type="float">
            <text:p>16.04081</text:p>
          </table:table-cell>
          <table:table-cell office:value-type="float" office:value="27.53" calcext:value-type="float">
            <text:p>27.53</text:p>
          </table:table-cell>
          <table:table-cell office:value-type="float" office:value="18.97" calcext:value-type="float">
            <text:p>18.97</text:p>
          </table:table-cell>
          <table:table-cell office:value-type="float" office:value="2.208898" calcext:value-type="float">
            <text:p>2.208898</text:p>
          </table:table-cell>
          <table:table-cell office:value-type="float" office:value="1.890876" calcext:value-type="float">
            <text:p>1.890876</text:p>
          </table:table-cell>
          <table:table-cell office:value-type="float" office:value="246.24" calcext:value-type="float">
            <text:p>246.24</text:p>
          </table:table-cell>
          <table:table-cell office:value-type="float" office:value="0" calcext:value-type="float">
            <text:p>0</text:p>
          </table:table-cell>
          <table:table-cell office:value-type="float" office:value="27.39148" calcext:value-type="float">
            <text:p>27.39148</text:p>
          </table:table-cell>
          <table:table-cell office:value-type="float" office:value="19.70648" calcext:value-type="float">
            <text:p>19.70648</text:p>
          </table:table-cell>
          <table:table-cell office:value-type="float" office:value="24.77585" calcext:value-type="float">
            <text:p>24.77585</text:p>
          </table:table-cell>
          <table:table-cell office:value-type="float" office:value="20.41" calcext:value-type="float">
            <text:p>20.41</text:p>
          </table:table-cell>
          <table:table-cell office:value-type="float" office:value="23.54059" calcext:value-type="float">
            <text:p>23.54059</text:p>
          </table:table-cell>
          <table:table-cell office:value-type="float" office:value="20.6506" calcext:value-type="float">
            <text:p>20.6506</text:p>
          </table:table-cell>
          <table:table-cell office:value-type="float" office:value="22.51459" calcext:value-type="float">
            <text:p>22.51459</text:p>
          </table:table-cell>
          <table:table-cell office:value-type="float" office:value="20.68802" calcext:value-type="float">
            <text:p>20.68802</text:p>
          </table:table-cell>
          <table:table-cell office:value-type="float" office:value="21.85358" calcext:value-type="float">
            <text:p>21.85358</text:p>
          </table:table-cell>
          <table:table-cell office:value-type="float" office:value="20.60229" calcext:value-type="float">
            <text:p>20.60229</text:p>
          </table:table-cell>
          <table:table-cell office:value-type="float" office:value="21.17871" calcext:value-type="float">
            <text:p>21.17871</text:p>
          </table:table-cell>
          <table:table-cell office:value-type="float" office:value="20.40677" calcext:value-type="float">
            <text:p>20.40677</text:p>
          </table:table-cell>
          <table:table-cell office:value-type="float" office:value="20.57269" calcext:value-type="float">
            <text:p>20.57269</text:p>
          </table:table-cell>
          <table:table-cell office:value-type="float" office:value="20.04111" calcext:value-type="float">
            <text:p>20.04111</text:p>
          </table:table-cell>
          <table:table-cell office:value-type="float" office:value="19.63229" calcext:value-type="float">
            <text:p>19.63229</text:p>
          </table:table-cell>
          <table:table-cell office:value-type="float" office:value="19.10413" calcext:value-type="float">
            <text:p>19.10413</text:p>
          </table:table-cell>
          <table:table-cell office:value-type="float" office:value="18.74344" calcext:value-type="float">
            <text:p>18.74344</text:p>
          </table:table-cell>
          <table:table-cell office:value-type="float" office:value="18.56247" calcext:value-type="float">
            <text:p>18.56247</text:p>
          </table:table-cell>
          <table:table-cell office:value-type="float" office:value="18.20322" calcext:value-type="float">
            <text:p>18.20322</text:p>
          </table:table-cell>
          <table:table-cell office:value-type="float" office:value="18.19354" calcext:value-type="float">
            <text:p>18.19354</text:p>
          </table:table-cell>
          <table:table-cell office:value-type="float" office:value="17.80823" calcext:value-type="float">
            <text:p>17.80823</text:p>
          </table:table-cell>
          <table:table-cell office:value-type="float" office:value="17.79294" calcext:value-type="float">
            <text:p>17.79294</text:p>
          </table:table-cell>
          <table:table-cell office:value-type="float" office:value="17.38412" calcext:value-type="float">
            <text:p>17.38412</text:p>
          </table:table-cell>
          <table:table-cell office:value-type="float" office:value="17.37173" calcext:value-type="float">
            <text:p>17.37173</text:p>
          </table:table-cell>
          <table:table-cell office:value-type="float" office:value="16.86432" calcext:value-type="float">
            <text:p>16.86432</text:p>
          </table:table-cell>
          <table:table-cell office:value-type="float" office:value="16.85934" calcext:value-type="float">
            <text:p>16.85934</text:p>
          </table:table-cell>
          <table:table-cell office:value-type="float" office:value="16.37827" calcext:value-type="float">
            <text:p>16.37827</text:p>
          </table:table-cell>
          <table:table-cell office:value-type="float" office:value="16.37817" calcext:value-type="float">
            <text:p>16.37817</text:p>
          </table:table-cell>
          <table:table-cell office:value-type="float" office:value="32.76764" calcext:value-type="float">
            <text:p>32.76764</text:p>
          </table:table-cell>
          <table:table-cell office:value-type="float" office:value="18.7356" calcext:value-type="float">
            <text:p>18.735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4082004" calcext:value-type="float">
            <text:p>24082004</text:p>
          </table:table-cell>
          <table:table-cell office:value-type="float" office:value="19.77986" calcext:value-type="float">
            <text:p>19.77986</text:p>
          </table:table-cell>
          <table:table-cell office:value-type="float" office:value="29.11" calcext:value-type="float">
            <text:p>29.11</text:p>
          </table:table-cell>
          <table:table-cell office:value-type="float" office:value="19.26" calcext:value-type="float">
            <text:p>19.26</text:p>
          </table:table-cell>
          <table:table-cell office:value-type="float" office:value="2.66403" calcext:value-type="float">
            <text:p>2.66403</text:p>
          </table:table-cell>
          <table:table-cell office:value-type="float" office:value="1.535868" calcext:value-type="float">
            <text:p>1.535868</text:p>
          </table:table-cell>
          <table:table-cell office:value-type="float" office:value="190.908" calcext:value-type="float">
            <text:p>190.908</text:p>
          </table:table-cell>
          <table:table-cell office:value-type="float" office:value="1.8" calcext:value-type="float">
            <text:p>1.8</text:p>
          </table:table-cell>
          <table:table-cell office:value-type="float" office:value="25.87531" calcext:value-type="float">
            <text:p>25.87531</text:p>
          </table:table-cell>
          <table:table-cell office:value-type="float" office:value="19.27783" calcext:value-type="float">
            <text:p>19.27783</text:p>
          </table:table-cell>
          <table:table-cell office:value-type="float" office:value="24.02032" calcext:value-type="float">
            <text:p>24.02032</text:p>
          </table:table-cell>
          <table:table-cell office:value-type="float" office:value="20.0943" calcext:value-type="float">
            <text:p>20.0943</text:p>
          </table:table-cell>
          <table:table-cell office:value-type="float" office:value="23.03262" calcext:value-type="float">
            <text:p>23.03262</text:p>
          </table:table-cell>
          <table:table-cell office:value-type="float" office:value="20.46182" calcext:value-type="float">
            <text:p>20.46182</text:p>
          </table:table-cell>
          <table:table-cell office:value-type="float" office:value="22.21002" calcext:value-type="float">
            <text:p>22.21002</text:p>
          </table:table-cell>
          <table:table-cell office:value-type="float" office:value="20.61987" calcext:value-type="float">
            <text:p>20.61987</text:p>
          </table:table-cell>
          <table:table-cell office:value-type="float" office:value="21.66437" calcext:value-type="float">
            <text:p>21.66437</text:p>
          </table:table-cell>
          <table:table-cell office:value-type="float" office:value="20.63315" calcext:value-type="float">
            <text:p>20.63315</text:p>
          </table:table-cell>
          <table:table-cell office:value-type="float" office:value="21.15866" calcext:value-type="float">
            <text:p>21.15866</text:p>
          </table:table-cell>
          <table:table-cell office:value-type="float" office:value="20.54892" calcext:value-type="float">
            <text:p>20.54892</text:p>
          </table:table-cell>
          <table:table-cell office:value-type="float" office:value="20.60675" calcext:value-type="float">
            <text:p>20.60675</text:p>
          </table:table-cell>
          <table:table-cell office:value-type="float" office:value="20.28162" calcext:value-type="float">
            <text:p>20.28162</text:p>
          </table:table-cell>
          <table:table-cell office:value-type="float" office:value="19.86441" calcext:value-type="float">
            <text:p>19.86441</text:p>
          </table:table-cell>
          <table:table-cell office:value-type="float" office:value="19.63818" calcext:value-type="float">
            <text:p>19.63818</text:p>
          </table:table-cell>
          <table:table-cell office:value-type="float" office:value="18.94281" calcext:value-type="float">
            <text:p>18.94281</text:p>
          </table:table-cell>
          <table:table-cell office:value-type="float" office:value="18.74573" calcext:value-type="float">
            <text:p>18.74573</text:p>
          </table:table-cell>
          <table:table-cell office:value-type="float" office:value="18.24988" calcext:value-type="float">
            <text:p>18.24988</text:p>
          </table:table-cell>
          <table:table-cell office:value-type="float" office:value="18.20355" calcext:value-type="float">
            <text:p>18.20355</text:p>
          </table:table-cell>
          <table:table-cell office:value-type="float" office:value="17.79285" calcext:value-type="float">
            <text:p>17.79285</text:p>
          </table:table-cell>
          <table:table-cell office:value-type="float" office:value="17.79028" calcext:value-type="float">
            <text:p>17.79028</text:p>
          </table:table-cell>
          <table:table-cell office:value-type="float" office:value="17.37158" calcext:value-type="float">
            <text:p>17.37158</text:p>
          </table:table-cell>
          <table:table-cell office:value-type="float" office:value="17.36179" calcext:value-type="float">
            <text:p>17.36179</text:p>
          </table:table-cell>
          <table:table-cell office:value-type="float" office:value="16.85928" calcext:value-type="float">
            <text:p>16.85928</text:p>
          </table:table-cell>
          <table:table-cell office:value-type="float" office:value="16.85428" calcext:value-type="float">
            <text:p>16.85428</text:p>
          </table:table-cell>
          <table:table-cell office:value-type="float" office:value="16.3783" calcext:value-type="float">
            <text:p>16.3783</text:p>
          </table:table-cell>
          <table:table-cell office:value-type="float" office:value="16.3782" calcext:value-type="float">
            <text:p>16.3782</text:p>
          </table:table-cell>
          <table:table-cell office:value-type="float" office:value="28.74075" calcext:value-type="float">
            <text:p>28.74075</text:p>
          </table:table-cell>
          <table:table-cell office:value-type="float" office:value="18.35309" calcext:value-type="float">
            <text:p>18.3530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5082004" calcext:value-type="float">
            <text:p>25082004</text:p>
          </table:table-cell>
          <table:table-cell office:value-type="float" office:value="14.88297" calcext:value-type="float">
            <text:p>14.88297</text:p>
          </table:table-cell>
          <table:table-cell office:value-type="float" office:value="28.68" calcext:value-type="float">
            <text:p>28.68</text:p>
          </table:table-cell>
          <table:table-cell office:value-type="float" office:value="17.56" calcext:value-type="float">
            <text:p>17.56</text:p>
          </table:table-cell>
          <table:table-cell office:value-type="float" office:value="2.269033" calcext:value-type="float">
            <text:p>2.269033</text:p>
          </table:table-cell>
          <table:table-cell office:value-type="float" office:value="1.73535" calcext:value-type="float">
            <text:p>1.73535</text:p>
          </table:table-cell>
          <table:table-cell office:value-type="float" office:value="238.86" calcext:value-type="float">
            <text:p>238.86</text:p>
          </table:table-cell>
          <table:table-cell office:value-type="float" office:value="35.3" calcext:value-type="float">
            <text:p>35.3</text:p>
          </table:table-cell>
          <table:table-cell office:value-type="float" office:value="23.85547" calcext:value-type="float">
            <text:p>23.85547</text:p>
          </table:table-cell>
          <table:table-cell office:value-type="float" office:value="18.37802" calcext:value-type="float">
            <text:p>18.37802</text:p>
          </table:table-cell>
          <table:table-cell office:value-type="float" office:value="22.76517" calcext:value-type="float">
            <text:p>22.76517</text:p>
          </table:table-cell>
          <table:table-cell office:value-type="float" office:value="19.5567" calcext:value-type="float">
            <text:p>19.5567</text:p>
          </table:table-cell>
          <table:table-cell office:value-type="float" office:value="22.07892" calcext:value-type="float">
            <text:p>22.07892</text:p>
          </table:table-cell>
          <table:table-cell office:value-type="float" office:value="19.952" calcext:value-type="float">
            <text:p>19.952</text:p>
          </table:table-cell>
          <table:table-cell office:value-type="float" office:value="21.46164" calcext:value-type="float">
            <text:p>21.46164</text:p>
          </table:table-cell>
          <table:table-cell office:value-type="float" office:value="20.15186" calcext:value-type="float">
            <text:p>20.15186</text:p>
          </table:table-cell>
          <table:table-cell office:value-type="float" office:value="21.19827" calcext:value-type="float">
            <text:p>21.19827</text:p>
          </table:table-cell>
          <table:table-cell office:value-type="float" office:value="20.2124" calcext:value-type="float">
            <text:p>20.2124</text:p>
          </table:table-cell>
          <table:table-cell office:value-type="float" office:value="21.00748" calcext:value-type="float">
            <text:p>21.00748</text:p>
          </table:table-cell>
          <table:table-cell office:value-type="float" office:value="20.23126" calcext:value-type="float">
            <text:p>20.23126</text:p>
          </table:table-cell>
          <table:table-cell office:value-type="float" office:value="20.6011" calcext:value-type="float">
            <text:p>20.6011</text:p>
          </table:table-cell>
          <table:table-cell office:value-type="float" office:value="20.11841" calcext:value-type="float">
            <text:p>20.11841</text:p>
          </table:table-cell>
          <table:table-cell office:value-type="float" office:value="19.90787" calcext:value-type="float">
            <text:p>19.90787</text:p>
          </table:table-cell>
          <table:table-cell office:value-type="float" office:value="19.82111" calcext:value-type="float">
            <text:p>19.82111</text:p>
          </table:table-cell>
          <table:table-cell office:value-type="float" office:value="19.06894" calcext:value-type="float">
            <text:p>19.06894</text:p>
          </table:table-cell>
          <table:table-cell office:value-type="float" office:value="18.94467" calcext:value-type="float">
            <text:p>18.94467</text:p>
          </table:table-cell>
          <table:table-cell office:value-type="float" office:value="18.31262" calcext:value-type="float">
            <text:p>18.31262</text:p>
          </table:table-cell>
          <table:table-cell office:value-type="float" office:value="18.25052" calcext:value-type="float">
            <text:p>18.25052</text:p>
          </table:table-cell>
          <table:table-cell office:value-type="float" office:value="17.80685" calcext:value-type="float">
            <text:p>17.80685</text:p>
          </table:table-cell>
          <table:table-cell office:value-type="float" office:value="17.79221" calcext:value-type="float">
            <text:p>17.79221</text:p>
          </table:table-cell>
          <table:table-cell office:value-type="float" office:value="17.36172" calcext:value-type="float">
            <text:p>17.36172</text:p>
          </table:table-cell>
          <table:table-cell office:value-type="float" office:value="17.35693" calcext:value-type="float">
            <text:p>17.35693</text:p>
          </table:table-cell>
          <table:table-cell office:value-type="float" office:value="16.85422" calcext:value-type="float">
            <text:p>16.85422</text:p>
          </table:table-cell>
          <table:table-cell office:value-type="float" office:value="16.84995" calcext:value-type="float">
            <text:p>16.84995</text:p>
          </table:table-cell>
          <table:table-cell office:value-type="float" office:value="16.3782" calcext:value-type="float">
            <text:p>16.3782</text:p>
          </table:table-cell>
          <table:table-cell office:value-type="float" office:value="16.37796" calcext:value-type="float">
            <text:p>16.37796</text:p>
          </table:table-cell>
          <table:table-cell office:value-type="float" office:value="24.54633" calcext:value-type="float">
            <text:p>24.54633</text:p>
          </table:table-cell>
          <table:table-cell office:value-type="float" office:value="17.15872" calcext:value-type="float">
            <text:p>17.1587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6082004" calcext:value-type="float">
            <text:p>26082004</text:p>
          </table:table-cell>
          <table:table-cell office:value-type="float" office:value="22.11509" calcext:value-type="float">
            <text:p>22.11509</text:p>
          </table:table-cell>
          <table:table-cell office:value-type="float" office:value="34.06" calcext:value-type="float">
            <text:p>34.06</text:p>
          </table:table-cell>
          <table:table-cell office:value-type="float" office:value="15.73" calcext:value-type="float">
            <text:p>15.73</text:p>
          </table:table-cell>
          <table:table-cell office:value-type="float" office:value="2.275967" calcext:value-type="float">
            <text:p>2.275967</text:p>
          </table:table-cell>
          <table:table-cell office:value-type="float" office:value="1.569287" calcext:value-type="float">
            <text:p>1.569287</text:p>
          </table:table-cell>
          <table:table-cell office:value-type="float" office:value="172.764" calcext:value-type="float">
            <text:p>172.764</text:p>
          </table:table-cell>
          <table:table-cell office:value-type="float" office:value="0" calcext:value-type="float">
            <text:p>0</text:p>
          </table:table-cell>
          <table:table-cell office:value-type="float" office:value="27.22495" calcext:value-type="float">
            <text:p>27.22495</text:p>
          </table:table-cell>
          <table:table-cell office:value-type="float" office:value="16.82874" calcext:value-type="float">
            <text:p>16.82874</text:p>
          </table:table-cell>
          <table:table-cell office:value-type="float" office:value="24.78171" calcext:value-type="float">
            <text:p>24.78171</text:p>
          </table:table-cell>
          <table:table-cell office:value-type="float" office:value="17.94577" calcext:value-type="float">
            <text:p>17.94577</text:p>
          </table:table-cell>
          <table:table-cell office:value-type="float" office:value="23.47952" calcext:value-type="float">
            <text:p>23.47952</text:p>
          </table:table-cell>
          <table:table-cell office:value-type="float" office:value="18.75488" calcext:value-type="float">
            <text:p>18.75488</text:p>
          </table:table-cell>
          <table:table-cell office:value-type="float" office:value="22.41568" calcext:value-type="float">
            <text:p>22.41568</text:p>
          </table:table-cell>
          <table:table-cell office:value-type="float" office:value="19.30283" calcext:value-type="float">
            <text:p>19.30283</text:p>
          </table:table-cell>
          <table:table-cell office:value-type="float" office:value="21.71738" calcext:value-type="float">
            <text:p>21.71738</text:p>
          </table:table-cell>
          <table:table-cell office:value-type="float" office:value="19.59949" calcext:value-type="float">
            <text:p>19.59949</text:p>
          </table:table-cell>
          <table:table-cell office:value-type="float" office:value="21.04788" calcext:value-type="float">
            <text:p>21.04788</text:p>
          </table:table-cell>
          <table:table-cell office:value-type="float" office:value="19.82919" calcext:value-type="float">
            <text:p>19.82919</text:p>
          </table:table-cell>
          <table:table-cell office:value-type="float" office:value="20.53989" calcext:value-type="float">
            <text:p>20.53989</text:p>
          </table:table-cell>
          <table:table-cell office:value-type="float" office:value="19.84637" calcext:value-type="float">
            <text:p>19.84637</text:p>
          </table:table-cell>
          <table:table-cell office:value-type="float" office:value="19.83661" calcext:value-type="float">
            <text:p>19.83661</text:p>
          </table:table-cell>
          <table:table-cell office:value-type="float" office:value="19.7142" calcext:value-type="float">
            <text:p>19.7142</text:p>
          </table:table-cell>
          <table:table-cell office:value-type="float" office:value="19.10907" calcext:value-type="float">
            <text:p>19.10907</text:p>
          </table:table-cell>
          <table:table-cell office:value-type="float" office:value="19.06973" calcext:value-type="float">
            <text:p>19.06973</text:p>
          </table:table-cell>
          <table:table-cell office:value-type="float" office:value="18.36783" calcext:value-type="float">
            <text:p>18.36783</text:p>
          </table:table-cell>
          <table:table-cell office:value-type="float" office:value="18.31329" calcext:value-type="float">
            <text:p>18.31329</text:p>
          </table:table-cell>
          <table:table-cell office:value-type="float" office:value="17.82983" calcext:value-type="float">
            <text:p>17.82983</text:p>
          </table:table-cell>
          <table:table-cell office:value-type="float" office:value="17.80707" calcext:value-type="float">
            <text:p>17.80707</text:p>
          </table:table-cell>
          <table:table-cell office:value-type="float" office:value="17.35797" calcext:value-type="float">
            <text:p>17.35797</text:p>
          </table:table-cell>
          <table:table-cell office:value-type="float" office:value="17.3566" calcext:value-type="float">
            <text:p>17.3566</text:p>
          </table:table-cell>
          <table:table-cell office:value-type="float" office:value="16.84991" calcext:value-type="float">
            <text:p>16.84991</text:p>
          </table:table-cell>
          <table:table-cell office:value-type="float" office:value="16.84686" calcext:value-type="float">
            <text:p>16.84686</text:p>
          </table:table-cell>
          <table:table-cell office:value-type="float" office:value="16.37796" calcext:value-type="float">
            <text:p>16.37796</text:p>
          </table:table-cell>
          <table:table-cell office:value-type="float" office:value="16.3775" calcext:value-type="float">
            <text:p>16.3775</text:p>
          </table:table-cell>
          <table:table-cell office:value-type="float" office:value="29.44092" calcext:value-type="float">
            <text:p>29.44092</text:p>
          </table:table-cell>
          <table:table-cell office:value-type="float" office:value="15.64917" calcext:value-type="float">
            <text:p>15.6491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7082004" calcext:value-type="float">
            <text:p>27082004</text:p>
          </table:table-cell>
          <table:table-cell office:value-type="float" office:value="22.43974" calcext:value-type="float">
            <text:p>22.43974</text:p>
          </table:table-cell>
          <table:table-cell office:value-type="float" office:value="28.96" calcext:value-type="float">
            <text:p>28.96</text:p>
          </table:table-cell>
          <table:table-cell office:value-type="float" office:value="17.5" calcext:value-type="float">
            <text:p>17.5</text:p>
          </table:table-cell>
          <table:table-cell office:value-type="float" office:value="1.764976" calcext:value-type="float">
            <text:p>1.764976</text:p>
          </table:table-cell>
          <table:table-cell office:value-type="float" office:value="1.365901" calcext:value-type="float">
            <text:p>1.365901</text:p>
          </table:table-cell>
          <table:table-cell office:value-type="float" office:value="253.116" calcext:value-type="float">
            <text:p>253.116</text:p>
          </table:table-cell>
          <table:table-cell office:value-type="float" office:value="0" calcext:value-type="float">
            <text:p>0</text:p>
          </table:table-cell>
          <table:table-cell office:value-type="float" office:value="24.4895" calcext:value-type="float">
            <text:p>24.4895</text:p>
          </table:table-cell>
          <table:table-cell office:value-type="float" office:value="17.70529" calcext:value-type="float">
            <text:p>17.70529</text:p>
          </table:table-cell>
          <table:table-cell office:value-type="float" office:value="23.00745" calcext:value-type="float">
            <text:p>23.00745</text:p>
          </table:table-cell>
          <table:table-cell office:value-type="float" office:value="18.61511" calcext:value-type="float">
            <text:p>18.61511</text:p>
          </table:table-cell>
          <table:table-cell office:value-type="float" office:value="22.07281" calcext:value-type="float">
            <text:p>22.07281</text:p>
          </table:table-cell>
          <table:table-cell office:value-type="float" office:value="19.33472" calcext:value-type="float">
            <text:p>19.33472</text:p>
          </table:table-cell>
          <table:table-cell office:value-type="float" office:value="21.48666" calcext:value-type="float">
            <text:p>21.48666</text:p>
          </table:table-cell>
          <table:table-cell office:value-type="float" office:value="19.79068" calcext:value-type="float">
            <text:p>19.79068</text:p>
          </table:table-cell>
          <table:table-cell office:value-type="float" office:value="21.34039" calcext:value-type="float">
            <text:p>21.34039</text:p>
          </table:table-cell>
          <table:table-cell office:value-type="float" office:value="20.0087" calcext:value-type="float">
            <text:p>20.0087</text:p>
          </table:table-cell>
          <table:table-cell office:value-type="float" office:value="21.026" calcext:value-type="float">
            <text:p>21.026</text:p>
          </table:table-cell>
          <table:table-cell office:value-type="float" office:value="20.138" calcext:value-type="float">
            <text:p>20.138</text:p>
          </table:table-cell>
          <table:table-cell office:value-type="float" office:value="20.55283" calcext:value-type="float">
            <text:p>20.55283</text:p>
          </table:table-cell>
          <table:table-cell office:value-type="float" office:value="20.06848" calcext:value-type="float">
            <text:p>20.06848</text:p>
          </table:table-cell>
          <table:table-cell office:value-type="float" office:value="19.89078" calcext:value-type="float">
            <text:p>19.89078</text:p>
          </table:table-cell>
          <table:table-cell office:value-type="float" office:value="19.81003" calcext:value-type="float">
            <text:p>19.81003</text:p>
          </table:table-cell>
          <table:table-cell office:value-type="float" office:value="19.16467" calcext:value-type="float">
            <text:p>19.16467</text:p>
          </table:table-cell>
          <table:table-cell office:value-type="float" office:value="19.10962" calcext:value-type="float">
            <text:p>19.10962</text:p>
          </table:table-cell>
          <table:table-cell office:value-type="float" office:value="18.41434" calcext:value-type="float">
            <text:p>18.41434</text:p>
          </table:table-cell>
          <table:table-cell office:value-type="float" office:value="18.36835" calcext:value-type="float">
            <text:p>18.36835</text:p>
          </table:table-cell>
          <table:table-cell office:value-type="float" office:value="17.85483" calcext:value-type="float">
            <text:p>17.85483</text:p>
          </table:table-cell>
          <table:table-cell office:value-type="float" office:value="17.83011" calcext:value-type="float">
            <text:p>17.83011</text:p>
          </table:table-cell>
          <table:table-cell office:value-type="float" office:value="17.36441" calcext:value-type="float">
            <text:p>17.36441</text:p>
          </table:table-cell>
          <table:table-cell office:value-type="float" office:value="17.358" calcext:value-type="float">
            <text:p>17.358</text:p>
          </table:table-cell>
          <table:table-cell office:value-type="float" office:value="16.84683" calcext:value-type="float">
            <text:p>16.84683</text:p>
          </table:table-cell>
          <table:table-cell office:value-type="float" office:value="16.84555" calcext:value-type="float">
            <text:p>16.84555</text:p>
          </table:table-cell>
          <table:table-cell office:value-type="float" office:value="16.37744" calcext:value-type="float">
            <text:p>16.37744</text:p>
          </table:table-cell>
          <table:table-cell office:value-type="float" office:value="16.37579" calcext:value-type="float">
            <text:p>16.37579</text:p>
          </table:table-cell>
          <table:table-cell office:value-type="float" office:value="25.63434" calcext:value-type="float">
            <text:p>25.63434</text:p>
          </table:table-cell>
          <table:table-cell office:value-type="float" office:value="16.70999" calcext:value-type="float">
            <text:p>16.7099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8082004" calcext:value-type="float">
            <text:p>28082004</text:p>
          </table:table-cell>
          <table:table-cell office:value-type="float" office:value="14.49326" calcext:value-type="float">
            <text:p>14.49326</text:p>
          </table:table-cell>
          <table:table-cell office:value-type="float" office:value="23.18" calcext:value-type="float">
            <text:p>23.18</text:p>
          </table:table-cell>
          <table:table-cell office:value-type="float" office:value="10.84" calcext:value-type="float">
            <text:p>10.84</text:p>
          </table:table-cell>
          <table:table-cell office:value-type="float" office:value="1.692549" calcext:value-type="float">
            <text:p>1.692549</text:p>
          </table:table-cell>
          <table:table-cell office:value-type="float" office:value="1.123058" calcext:value-type="float">
            <text:p>1.123058</text:p>
          </table:table-cell>
          <table:table-cell office:value-type="float" office:value="242.172" calcext:value-type="float">
            <text:p>242.172</text:p>
          </table:table-cell>
          <table:table-cell office:value-type="float" office:value="0" calcext:value-type="float">
            <text:p>0</text:p>
          </table:table-cell>
          <table:table-cell office:value-type="float" office:value="20.69876" calcext:value-type="float">
            <text:p>20.69876</text:p>
          </table:table-cell>
          <table:table-cell office:value-type="float" office:value="12.85162" calcext:value-type="float">
            <text:p>12.85162</text:p>
          </table:table-cell>
          <table:table-cell office:value-type="float" office:value="19.92319" calcext:value-type="float">
            <text:p>19.92319</text:p>
          </table:table-cell>
          <table:table-cell office:value-type="float" office:value="15.50183" calcext:value-type="float">
            <text:p>15.50183</text:p>
          </table:table-cell>
          <table:table-cell office:value-type="float" office:value="19.79398" calcext:value-type="float">
            <text:p>19.79398</text:p>
          </table:table-cell>
          <table:table-cell office:value-type="float" office:value="17.19394" calcext:value-type="float">
            <text:p>17.19394</text:p>
          </table:table-cell>
          <table:table-cell office:value-type="float" office:value="20.25671" calcext:value-type="float">
            <text:p>20.25671</text:p>
          </table:table-cell>
          <table:table-cell office:value-type="float" office:value="18.3175" calcext:value-type="float">
            <text:p>18.3175</text:p>
          </table:table-cell>
          <table:table-cell office:value-type="float" office:value="20.40524" calcext:value-type="float">
            <text:p>20.40524</text:p>
          </table:table-cell>
          <table:table-cell office:value-type="float" office:value="18.84732" calcext:value-type="float">
            <text:p>18.84732</text:p>
          </table:table-cell>
          <table:table-cell office:value-type="float" office:value="20.46964" calcext:value-type="float">
            <text:p>20.46964</text:p>
          </table:table-cell>
          <table:table-cell office:value-type="float" office:value="19.32535" calcext:value-type="float">
            <text:p>19.32535</text:p>
          </table:table-cell>
          <table:table-cell office:value-type="float" office:value="20.28253" calcext:value-type="float">
            <text:p>20.28253</text:p>
          </table:table-cell>
          <table:table-cell office:value-type="float" office:value="19.48746" calcext:value-type="float">
            <text:p>19.48746</text:p>
          </table:table-cell>
          <table:table-cell office:value-type="float" office:value="19.85028" calcext:value-type="float">
            <text:p>19.85028</text:p>
          </table:table-cell>
          <table:table-cell office:value-type="float" office:value="19.53543" calcext:value-type="float">
            <text:p>19.53543</text:p>
          </table:table-cell>
          <table:table-cell office:value-type="float" office:value="19.17712" calcext:value-type="float">
            <text:p>19.17712</text:p>
          </table:table-cell>
          <table:table-cell office:value-type="float" office:value="19.14948" calcext:value-type="float">
            <text:p>19.14948</text:p>
          </table:table-cell>
          <table:table-cell office:value-type="float" office:value="18.45102" calcext:value-type="float">
            <text:p>18.45102</text:p>
          </table:table-cell>
          <table:table-cell office:value-type="float" office:value="18.41479" calcext:value-type="float">
            <text:p>18.41479</text:p>
          </table:table-cell>
          <table:table-cell office:value-type="float" office:value="17.88" calcext:value-type="float">
            <text:p>17.88</text:p>
          </table:table-cell>
          <table:table-cell office:value-type="float" office:value="17.8551" calcext:value-type="float">
            <text:p>17.8551</text:p>
          </table:table-cell>
          <table:table-cell office:value-type="float" office:value="17.37396" calcext:value-type="float">
            <text:p>17.37396</text:p>
          </table:table-cell>
          <table:table-cell office:value-type="float" office:value="17.36447" calcext:value-type="float">
            <text:p>17.36447</text:p>
          </table:table-cell>
          <table:table-cell office:value-type="float" office:value="16.84641" calcext:value-type="float">
            <text:p>16.84641</text:p>
          </table:table-cell>
          <table:table-cell office:value-type="float" office:value="16.84549" calcext:value-type="float">
            <text:p>16.84549</text:p>
          </table:table-cell>
          <table:table-cell office:value-type="float" office:value="16.37576" calcext:value-type="float">
            <text:p>16.37576</text:p>
          </table:table-cell>
          <table:table-cell office:value-type="float" office:value="16.37531" calcext:value-type="float">
            <text:p>16.37531</text:p>
          </table:table-cell>
          <table:table-cell office:value-type="float" office:value="21.18442" calcext:value-type="float">
            <text:p>21.18442</text:p>
          </table:table-cell>
          <table:table-cell office:value-type="float" office:value="10.86783" calcext:value-type="float">
            <text:p>10.8678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9082004" calcext:value-type="float">
            <text:p>29082004</text:p>
          </table:table-cell>
          <table:table-cell office:value-type="float" office:value="23.45715" calcext:value-type="float">
            <text:p>23.45715</text:p>
          </table:table-cell>
          <table:table-cell office:value-type="float" office:value="27.71" calcext:value-type="float">
            <text:p>27.71</text:p>
          </table:table-cell>
          <table:table-cell office:value-type="float" office:value="8.8" calcext:value-type="float">
            <text:p>8.8</text:p>
          </table:table-cell>
          <table:table-cell office:value-type="float" office:value="1.82054" calcext:value-type="float">
            <text:p>1.82054</text:p>
          </table:table-cell>
          <table:table-cell office:value-type="float" office:value="0.9945895" calcext:value-type="float">
            <text:p>0.9945895</text:p>
          </table:table-cell>
          <table:table-cell office:value-type="float" office:value="211.14" calcext:value-type="float">
            <text:p>211.14</text:p>
          </table:table-cell>
          <table:table-cell office:value-type="float" office:value="0.2" calcext:value-type="float">
            <text:p>0.2</text:p>
          </table:table-cell>
          <table:table-cell office:value-type="float" office:value="22.68689" calcext:value-type="float">
            <text:p>22.68689</text:p>
          </table:table-cell>
          <table:table-cell office:value-type="float" office:value="10.70068" calcext:value-type="float">
            <text:p>10.70068</text:p>
          </table:table-cell>
          <table:table-cell office:value-type="float" office:value="20.66364" calcext:value-type="float">
            <text:p>20.66364</text:p>
          </table:table-cell>
          <table:table-cell office:value-type="float" office:value="13.11804" calcext:value-type="float">
            <text:p>13.11804</text:p>
          </table:table-cell>
          <table:table-cell office:value-type="float" office:value="19.9017" calcext:value-type="float">
            <text:p>19.9017</text:p>
          </table:table-cell>
          <table:table-cell office:value-type="float" office:value="14.77216" calcext:value-type="float">
            <text:p>14.77216</text:p>
          </table:table-cell>
          <table:table-cell office:value-type="float" office:value="19.38773" calcext:value-type="float">
            <text:p>19.38773</text:p>
          </table:table-cell>
          <table:table-cell office:value-type="float" office:value="16.17078" calcext:value-type="float">
            <text:p>16.17078</text:p>
          </table:table-cell>
          <table:table-cell office:value-type="float" office:value="19.11475" calcext:value-type="float">
            <text:p>19.11475</text:p>
          </table:table-cell>
          <table:table-cell office:value-type="float" office:value="17.0444" calcext:value-type="float">
            <text:p>17.0444</text:p>
          </table:table-cell>
          <table:table-cell office:value-type="float" office:value="19.29855" calcext:value-type="float">
            <text:p>19.29855</text:p>
          </table:table-cell>
          <table:table-cell office:value-type="float" office:value="17.89584" calcext:value-type="float">
            <text:p>17.89584</text:p>
          </table:table-cell>
          <table:table-cell office:value-type="float" office:value="19.47583" calcext:value-type="float">
            <text:p>19.47583</text:p>
          </table:table-cell>
          <table:table-cell office:value-type="float" office:value="18.43951" calcext:value-type="float">
            <text:p>18.43951</text:p>
          </table:table-cell>
          <table:table-cell office:value-type="float" office:value="19.53192" calcext:value-type="float">
            <text:p>19.53192</text:p>
          </table:table-cell>
          <table:table-cell office:value-type="float" office:value="18.95248" calcext:value-type="float">
            <text:p>18.95248</text:p>
          </table:table-cell>
          <table:table-cell office:value-type="float" office:value="19.14862" calcext:value-type="float">
            <text:p>19.14862</text:p>
          </table:table-cell>
          <table:table-cell office:value-type="float" office:value="18.97458" calcext:value-type="float">
            <text:p>18.97458</text:p>
          </table:table-cell>
          <table:table-cell office:value-type="float" office:value="18.45908" calcext:value-type="float">
            <text:p>18.45908</text:p>
          </table:table-cell>
          <table:table-cell office:value-type="float" office:value="18.45129" calcext:value-type="float">
            <text:p>18.45129</text:p>
          </table:table-cell>
          <table:table-cell office:value-type="float" office:value="17.89917" calcext:value-type="float">
            <text:p>17.89917</text:p>
          </table:table-cell>
          <table:table-cell office:value-type="float" office:value="17.88025" calcext:value-type="float">
            <text:p>17.88025</text:p>
          </table:table-cell>
          <table:table-cell office:value-type="float" office:value="17.38464" calcext:value-type="float">
            <text:p>17.38464</text:p>
          </table:table-cell>
          <table:table-cell office:value-type="float" office:value="17.37405" calcext:value-type="float">
            <text:p>17.37405</text:p>
          </table:table-cell>
          <table:table-cell office:value-type="float" office:value="16.84906" calcext:value-type="float">
            <text:p>16.84906</text:p>
          </table:table-cell>
          <table:table-cell office:value-type="float" office:value="16.84641" calcext:value-type="float">
            <text:p>16.84641</text:p>
          </table:table-cell>
          <table:table-cell office:value-type="float" office:value="16.37531" calcext:value-type="float">
            <text:p>16.37531</text:p>
          </table:table-cell>
          <table:table-cell office:value-type="float" office:value="16.37482" calcext:value-type="float">
            <text:p>16.37482</text:p>
          </table:table-cell>
          <table:table-cell office:value-type="float" office:value="26.23248" calcext:value-type="float">
            <text:p>26.23248</text:p>
          </table:table-cell>
          <table:table-cell office:value-type="float" office:value="8.764984" calcext:value-type="float">
            <text:p>8.76498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0082004" calcext:value-type="float">
            <text:p>30082004</text:p>
          </table:table-cell>
          <table:table-cell office:value-type="float" office:value="23.60148" calcext:value-type="float">
            <text:p>23.60148</text:p>
          </table:table-cell>
          <table:table-cell office:value-type="float" office:value="30.82" calcext:value-type="float">
            <text:p>30.82</text:p>
          </table:table-cell>
          <table:table-cell office:value-type="float" office:value="12.7" calcext:value-type="float">
            <text:p>12.7</text:p>
          </table:table-cell>
          <table:table-cell office:value-type="float" office:value="1.887097" calcext:value-type="float">
            <text:p>1.887097</text:p>
          </table:table-cell>
          <table:table-cell office:value-type="float" office:value="1.147363" calcext:value-type="float">
            <text:p>1.147363</text:p>
          </table:table-cell>
          <table:table-cell office:value-type="float" office:value="141.372" calcext:value-type="float">
            <text:p>141.372</text:p>
          </table:table-cell>
          <table:table-cell office:value-type="float" office:value="0" calcext:value-type="float">
            <text:p>0</text:p>
          </table:table-cell>
          <table:table-cell office:value-type="float" office:value="25.89487" calcext:value-type="float">
            <text:p>25.89487</text:p>
          </table:table-cell>
          <table:table-cell office:value-type="float" office:value="14.0191" calcext:value-type="float">
            <text:p>14.0191</text:p>
          </table:table-cell>
          <table:table-cell office:value-type="float" office:value="23.3187" calcext:value-type="float">
            <text:p>23.3187</text:p>
          </table:table-cell>
          <table:table-cell office:value-type="float" office:value="15.74112" calcext:value-type="float">
            <text:p>15.74112</text:p>
          </table:table-cell>
          <table:table-cell office:value-type="float" office:value="21.97833" calcext:value-type="float">
            <text:p>21.97833</text:p>
          </table:table-cell>
          <table:table-cell office:value-type="float" office:value="16.75885" calcext:value-type="float">
            <text:p>16.75885</text:p>
          </table:table-cell>
          <table:table-cell office:value-type="float" office:value="20.95337" calcext:value-type="float">
            <text:p>20.95337</text:p>
          </table:table-cell>
          <table:table-cell office:value-type="float" office:value="17.51801" calcext:value-type="float">
            <text:p>17.51801</text:p>
          </table:table-cell>
          <table:table-cell office:value-type="float" office:value="20.32513" calcext:value-type="float">
            <text:p>20.32513</text:p>
          </table:table-cell>
          <table:table-cell office:value-type="float" office:value="17.94821" calcext:value-type="float">
            <text:p>17.94821</text:p>
          </table:table-cell>
          <table:table-cell office:value-type="float" office:value="19.76956" calcext:value-type="float">
            <text:p>19.76956</text:p>
          </table:table-cell>
          <table:table-cell office:value-type="float" office:value="18.36005" calcext:value-type="float">
            <text:p>18.36005</text:p>
          </table:table-cell>
          <table:table-cell office:value-type="float" office:value="19.41788" calcext:value-type="float">
            <text:p>19.41788</text:p>
          </table:table-cell>
          <table:table-cell office:value-type="float" office:value="18.59305" calcext:value-type="float">
            <text:p>18.59305</text:p>
          </table:table-cell>
          <table:table-cell office:value-type="float" office:value="18.95221" calcext:value-type="float">
            <text:p>18.95221</text:p>
          </table:table-cell>
          <table:table-cell office:value-type="float" office:value="18.83005" calcext:value-type="float">
            <text:p>18.83005</text:p>
          </table:table-cell>
          <table:table-cell office:value-type="float" office:value="18.97241" calcext:value-type="float">
            <text:p>18.97241</text:p>
          </table:table-cell>
          <table:table-cell office:value-type="float" office:value="18.80853" calcext:value-type="float">
            <text:p>18.80853</text:p>
          </table:table-cell>
          <table:table-cell office:value-type="float" office:value="18.45389" calcext:value-type="float">
            <text:p>18.45389</text:p>
          </table:table-cell>
          <table:table-cell office:value-type="float" office:value="18.41638" calcext:value-type="float">
            <text:p>18.41638</text:p>
          </table:table-cell>
          <table:table-cell office:value-type="float" office:value="17.90399" calcext:value-type="float">
            <text:p>17.90399</text:p>
          </table:table-cell>
          <table:table-cell office:value-type="float" office:value="17.89929" calcext:value-type="float">
            <text:p>17.89929</text:p>
          </table:table-cell>
          <table:table-cell office:value-type="float" office:value="17.39355" calcext:value-type="float">
            <text:p>17.39355</text:p>
          </table:table-cell>
          <table:table-cell office:value-type="float" office:value="17.38474" calcext:value-type="float">
            <text:p>17.38474</text:p>
          </table:table-cell>
          <table:table-cell office:value-type="float" office:value="16.85077" calcext:value-type="float">
            <text:p>16.85077</text:p>
          </table:table-cell>
          <table:table-cell office:value-type="float" office:value="16.84793" calcext:value-type="float">
            <text:p>16.84793</text:p>
          </table:table-cell>
          <table:table-cell office:value-type="float" office:value="16.37482" calcext:value-type="float">
            <text:p>16.37482</text:p>
          </table:table-cell>
          <table:table-cell office:value-type="float" office:value="16.37357" calcext:value-type="float">
            <text:p>16.37357</text:p>
          </table:table-cell>
          <table:table-cell office:value-type="float" office:value="32.82712" calcext:value-type="float">
            <text:p>32.82712</text:p>
          </table:table-cell>
          <table:table-cell office:value-type="float" office:value="12.56903" calcext:value-type="float">
            <text:p>12.5690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1082004" calcext:value-type="float">
            <text:p>31082004</text:p>
          </table:table-cell>
          <table:table-cell office:value-type="float" office:value="21.58163" calcext:value-type="float">
            <text:p>21.58163</text:p>
          </table:table-cell>
          <table:table-cell office:value-type="float" office:value="31.45" calcext:value-type="float">
            <text:p>31.45</text:p>
          </table:table-cell>
          <table:table-cell office:value-type="float" office:value="16.171" calcext:value-type="float">
            <text:p>16.171</text:p>
          </table:table-cell>
          <table:table-cell office:value-type="float" office:value="2.021845" calcext:value-type="float">
            <text:p>2.021845</text:p>
          </table:table-cell>
          <table:table-cell office:value-type="float" office:value="1.333623" calcext:value-type="float">
            <text:p>1.333623</text:p>
          </table:table-cell>
          <table:table-cell office:value-type="float" office:value="206.712" calcext:value-type="float">
            <text:p>206.712</text:p>
          </table:table-cell>
          <table:table-cell office:value-type="float" office:value="0" calcext:value-type="float">
            <text:p>0</text:p>
          </table:table-cell>
          <table:table-cell office:value-type="float" office:value="27.74875" calcext:value-type="float">
            <text:p>27.74875</text:p>
          </table:table-cell>
          <table:table-cell office:value-type="float" office:value="16.88992" calcext:value-type="float">
            <text:p>16.88992</text:p>
          </table:table-cell>
          <table:table-cell office:value-type="float" office:value="24.87109" calcext:value-type="float">
            <text:p>24.87109</text:p>
          </table:table-cell>
          <table:table-cell office:value-type="float" office:value="17.866" calcext:value-type="float">
            <text:p>17.866</text:p>
          </table:table-cell>
          <table:table-cell office:value-type="float" office:value="23.43704" calcext:value-type="float">
            <text:p>23.43704</text:p>
          </table:table-cell>
          <table:table-cell office:value-type="float" office:value="18.43924" calcext:value-type="float">
            <text:p>18.43924</text:p>
          </table:table-cell>
          <table:table-cell office:value-type="float" office:value="22.18704" calcext:value-type="float">
            <text:p>22.18704</text:p>
          </table:table-cell>
          <table:table-cell office:value-type="float" office:value="18.85788" calcext:value-type="float">
            <text:p>18.85788</text:p>
          </table:table-cell>
          <table:table-cell office:value-type="float" office:value="21.39081" calcext:value-type="float">
            <text:p>21.39081</text:p>
          </table:table-cell>
          <table:table-cell office:value-type="float" office:value="19.05649" calcext:value-type="float">
            <text:p>19.05649</text:p>
          </table:table-cell>
          <table:table-cell office:value-type="float" office:value="20.64511" calcext:value-type="float">
            <text:p>20.64511</text:p>
          </table:table-cell>
          <table:table-cell office:value-type="float" office:value="19.19806" calcext:value-type="float">
            <text:p>19.19806</text:p>
          </table:table-cell>
          <table:table-cell office:value-type="float" office:value="20.06662" calcext:value-type="float">
            <text:p>20.06662</text:p>
          </table:table-cell>
          <table:table-cell office:value-type="float" office:value="19.17145" calcext:value-type="float">
            <text:p>19.17145</text:p>
          </table:table-cell>
          <table:table-cell office:value-type="float" office:value="19.24979" calcext:value-type="float">
            <text:p>19.24979</text:p>
          </table:table-cell>
          <table:table-cell office:value-type="float" office:value="18.95105" calcext:value-type="float">
            <text:p>18.95105</text:p>
          </table:table-cell>
          <table:table-cell office:value-type="float" office:value="18.80765" calcext:value-type="float">
            <text:p>18.80765</text:p>
          </table:table-cell>
          <table:table-cell office:value-type="float" office:value="18.784" calcext:value-type="float">
            <text:p>18.784</text:p>
          </table:table-cell>
          <table:table-cell office:value-type="float" office:value="18.41586" calcext:value-type="float">
            <text:p>18.41586</text:p>
          </table:table-cell>
          <table:table-cell office:value-type="float" office:value="18.37604" calcext:value-type="float">
            <text:p>18.37604</text:p>
          </table:table-cell>
          <table:table-cell office:value-type="float" office:value="17.90344" calcext:value-type="float">
            <text:p>17.90344</text:p>
          </table:table-cell>
          <table:table-cell office:value-type="float" office:value="17.89493" calcext:value-type="float">
            <text:p>17.89493</text:p>
          </table:table-cell>
          <table:table-cell office:value-type="float" office:value="17.39856" calcext:value-type="float">
            <text:p>17.39856</text:p>
          </table:table-cell>
          <table:table-cell office:value-type="float" office:value="17.39362" calcext:value-type="float">
            <text:p>17.39362</text:p>
          </table:table-cell>
          <table:table-cell office:value-type="float" office:value="16.85434" calcext:value-type="float">
            <text:p>16.85434</text:p>
          </table:table-cell>
          <table:table-cell office:value-type="float" office:value="16.8508" calcext:value-type="float">
            <text:p>16.8508</text:p>
          </table:table-cell>
          <table:table-cell office:value-type="float" office:value="16.3736" calcext:value-type="float">
            <text:p>16.3736</text:p>
          </table:table-cell>
          <table:table-cell office:value-type="float" office:value="16.37299" calcext:value-type="float">
            <text:p>16.37299</text:p>
          </table:table-cell>
          <table:table-cell office:value-type="float" office:value="34.6608" calcext:value-type="float">
            <text:p>34.6608</text:p>
          </table:table-cell>
          <table:table-cell office:value-type="float" office:value="15.78098" calcext:value-type="float">
            <text:p>15.7809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092004" calcext:value-type="float">
            <text:p>1092004</text:p>
          </table:table-cell>
          <table:table-cell office:value-type="float" office:value="22.19327" calcext:value-type="float">
            <text:p>22.19327</text:p>
          </table:table-cell>
          <table:table-cell office:value-type="float" office:value="33.07" calcext:value-type="float">
            <text:p>33.07</text:p>
          </table:table-cell>
          <table:table-cell office:value-type="float" office:value="14.85" calcext:value-type="float">
            <text:p>14.85</text:p>
          </table:table-cell>
          <table:table-cell office:value-type="float" office:value="1.892473" calcext:value-type="float">
            <text:p>1.892473</text:p>
          </table:table-cell>
          <table:table-cell office:value-type="float" office:value="1.155408" calcext:value-type="float">
            <text:p>1.155408</text:p>
          </table:table-cell>
          <table:table-cell office:value-type="float" office:value="177.552" calcext:value-type="float">
            <text:p>177.552</text:p>
          </table:table-cell>
          <table:table-cell office:value-type="float" office:value="0" calcext:value-type="float">
            <text:p>0</text:p>
          </table:table-cell>
          <table:table-cell office:value-type="float" office:value="29.80469" calcext:value-type="float">
            <text:p>29.80469</text:p>
          </table:table-cell>
          <table:table-cell office:value-type="float" office:value="16.61749" calcext:value-type="float">
            <text:p>16.61749</text:p>
          </table:table-cell>
          <table:table-cell office:value-type="float" office:value="26.36249" calcext:value-type="float">
            <text:p>26.36249</text:p>
          </table:table-cell>
          <table:table-cell office:value-type="float" office:value="18.14777" calcext:value-type="float">
            <text:p>18.14777</text:p>
          </table:table-cell>
          <table:table-cell office:value-type="float" office:value="24.61694" calcext:value-type="float">
            <text:p>24.61694</text:p>
          </table:table-cell>
          <table:table-cell office:value-type="float" office:value="18.95731" calcext:value-type="float">
            <text:p>18.95731</text:p>
          </table:table-cell>
          <table:table-cell office:value-type="float" office:value="23.15601" calcext:value-type="float">
            <text:p>23.15601</text:p>
          </table:table-cell>
          <table:table-cell office:value-type="float" office:value="19.49203" calcext:value-type="float">
            <text:p>19.49203</text:p>
          </table:table-cell>
          <table:table-cell office:value-type="float" office:value="22.2225" calcext:value-type="float">
            <text:p>22.2225</text:p>
          </table:table-cell>
          <table:table-cell office:value-type="float" office:value="19.7171" calcext:value-type="float">
            <text:p>19.7171</text:p>
          </table:table-cell>
          <table:table-cell office:value-type="float" office:value="21.32907" calcext:value-type="float">
            <text:p>21.32907</text:p>
          </table:table-cell>
          <table:table-cell office:value-type="float" office:value="19.832" calcext:value-type="float">
            <text:p>19.832</text:p>
          </table:table-cell>
          <table:table-cell office:value-type="float" office:value="20.63965" calcext:value-type="float">
            <text:p>20.63965</text:p>
          </table:table-cell>
          <table:table-cell office:value-type="float" office:value="19.71249" calcext:value-type="float">
            <text:p>19.71249</text:p>
          </table:table-cell>
          <table:table-cell office:value-type="float" office:value="19.62878" calcext:value-type="float">
            <text:p>19.62878</text:p>
          </table:table-cell>
          <table:table-cell office:value-type="float" office:value="19.25726" calcext:value-type="float">
            <text:p>19.25726</text:p>
          </table:table-cell>
          <table:table-cell office:value-type="float" office:value="18.89273" calcext:value-type="float">
            <text:p>18.89273</text:p>
          </table:table-cell>
          <table:table-cell office:value-type="float" office:value="18.79132" calcext:value-type="float">
            <text:p>18.79132</text:p>
          </table:table-cell>
          <table:table-cell office:value-type="float" office:value="18.37573" calcext:value-type="float">
            <text:p>18.37573</text:p>
          </table:table-cell>
          <table:table-cell office:value-type="float" office:value="18.36279" calcext:value-type="float">
            <text:p>18.36279</text:p>
          </table:table-cell>
          <table:table-cell office:value-type="float" office:value="17.89481" calcext:value-type="float">
            <text:p>17.89481</text:p>
          </table:table-cell>
          <table:table-cell office:value-type="float" office:value="17.88416" calcext:value-type="float">
            <text:p>17.88416</text:p>
          </table:table-cell>
          <table:table-cell office:value-type="float" office:value="17.39954" calcext:value-type="float">
            <text:p>17.39954</text:p>
          </table:table-cell>
          <table:table-cell office:value-type="float" office:value="17.39859" calcext:value-type="float">
            <text:p>17.39859</text:p>
          </table:table-cell>
          <table:table-cell office:value-type="float" office:value="16.85675" calcext:value-type="float">
            <text:p>16.85675</text:p>
          </table:table-cell>
          <table:table-cell office:value-type="float" office:value="16.85437" calcext:value-type="float">
            <text:p>16.85437</text:p>
          </table:table-cell>
          <table:table-cell office:value-type="float" office:value="16.37302" calcext:value-type="float">
            <text:p>16.37302</text:p>
          </table:table-cell>
          <table:table-cell office:value-type="float" office:value="16.3728" calcext:value-type="float">
            <text:p>16.3728</text:p>
          </table:table-cell>
          <table:table-cell office:value-type="float" office:value="37.40442" calcext:value-type="float">
            <text:p>37.40442</text:p>
          </table:table-cell>
          <table:table-cell office:value-type="float" office:value="15.00256" calcext:value-type="float">
            <text:p>15.0025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092004" calcext:value-type="float">
            <text:p>2092004</text:p>
          </table:table-cell>
          <table:table-cell office:value-type="float" office:value="22.70723" calcext:value-type="float">
            <text:p>22.70723</text:p>
          </table:table-cell>
          <table:table-cell office:value-type="float" office:value="30.73" calcext:value-type="float">
            <text:p>30.73</text:p>
          </table:table-cell>
          <table:table-cell office:value-type="float" office:value="15.35" calcext:value-type="float">
            <text:p>15.35</text:p>
          </table:table-cell>
          <table:table-cell office:value-type="float" office:value="1.686507" calcext:value-type="float">
            <text:p>1.686507</text:p>
          </table:table-cell>
          <table:table-cell office:value-type="float" office:value="1.16185" calcext:value-type="float">
            <text:p>1.16185</text:p>
          </table:table-cell>
          <table:table-cell office:value-type="float" office:value="292.824" calcext:value-type="float">
            <text:p>292.824</text:p>
          </table:table-cell>
          <table:table-cell office:value-type="float" office:value="0" calcext:value-type="float">
            <text:p>0</text:p>
          </table:table-cell>
          <table:table-cell office:value-type="float" office:value="29.32385" calcext:value-type="float">
            <text:p>29.32385</text:p>
          </table:table-cell>
          <table:table-cell office:value-type="float" office:value="17.4523" calcext:value-type="float">
            <text:p>17.4523</text:p>
          </table:table-cell>
          <table:table-cell office:value-type="float" office:value="26.18887" calcext:value-type="float">
            <text:p>26.18887</text:p>
          </table:table-cell>
          <table:table-cell office:value-type="float" office:value="18.98468" calcext:value-type="float">
            <text:p>18.98468</text:p>
          </table:table-cell>
          <table:table-cell office:value-type="float" office:value="24.63004" calcext:value-type="float">
            <text:p>24.63004</text:p>
          </table:table-cell>
          <table:table-cell office:value-type="float" office:value="19.74841" calcext:value-type="float">
            <text:p>19.74841</text:p>
          </table:table-cell>
          <table:table-cell office:value-type="float" office:value="23.32068" calcext:value-type="float">
            <text:p>23.32068</text:p>
          </table:table-cell>
          <table:table-cell office:value-type="float" office:value="20.20648" calcext:value-type="float">
            <text:p>20.20648</text:p>
          </table:table-cell>
          <table:table-cell office:value-type="float" office:value="22.4715" calcext:value-type="float">
            <text:p>22.4715</text:p>
          </table:table-cell>
          <table:table-cell office:value-type="float" office:value="20.37424" calcext:value-type="float">
            <text:p>20.37424</text:p>
          </table:table-cell>
          <table:table-cell office:value-type="float" office:value="21.64078" calcext:value-type="float">
            <text:p>21.64078</text:p>
          </table:table-cell>
          <table:table-cell office:value-type="float" office:value="20.42148" calcext:value-type="float">
            <text:p>20.42148</text:p>
          </table:table-cell>
          <table:table-cell office:value-type="float" office:value="20.97586" calcext:value-type="float">
            <text:p>20.97586</text:p>
          </table:table-cell>
          <table:table-cell office:value-type="float" office:value="20.22525" calcext:value-type="float">
            <text:p>20.22525</text:p>
          </table:table-cell>
          <table:table-cell office:value-type="float" office:value="19.97357" calcext:value-type="float">
            <text:p>19.97357</text:p>
          </table:table-cell>
          <table:table-cell office:value-type="float" office:value="19.63678" calcext:value-type="float">
            <text:p>19.63678</text:p>
          </table:table-cell>
          <table:table-cell office:value-type="float" office:value="19.05917" calcext:value-type="float">
            <text:p>19.05917</text:p>
          </table:table-cell>
          <table:table-cell office:value-type="float" office:value="18.89432" calcext:value-type="float">
            <text:p>18.89432</text:p>
          </table:table-cell>
          <table:table-cell office:value-type="float" office:value="18.38586" calcext:value-type="float">
            <text:p>18.38586</text:p>
          </table:table-cell>
          <table:table-cell office:value-type="float" office:value="18.36298" calcext:value-type="float">
            <text:p>18.36298</text:p>
          </table:table-cell>
          <table:table-cell office:value-type="float" office:value="17.88409" calcext:value-type="float">
            <text:p>17.88409</text:p>
          </table:table-cell>
          <table:table-cell office:value-type="float" office:value="17.88098" calcext:value-type="float">
            <text:p>17.88098</text:p>
          </table:table-cell>
          <table:table-cell office:value-type="float" office:value="17.39929" calcext:value-type="float">
            <text:p>17.39929</text:p>
          </table:table-cell>
          <table:table-cell office:value-type="float" office:value="17.39676" calcext:value-type="float">
            <text:p>17.39676</text:p>
          </table:table-cell>
          <table:table-cell office:value-type="float" office:value="16.8569" calcext:value-type="float">
            <text:p>16.8569</text:p>
          </table:table-cell>
          <table:table-cell office:value-type="float" office:value="16.85159" calcext:value-type="float">
            <text:p>16.85159</text:p>
          </table:table-cell>
          <table:table-cell office:value-type="float" office:value="16.37296" calcext:value-type="float">
            <text:p>16.37296</text:p>
          </table:table-cell>
          <table:table-cell office:value-type="float" office:value="16.37268" calcext:value-type="float">
            <text:p>16.37268</text:p>
          </table:table-cell>
          <table:table-cell office:value-type="float" office:value="35.53409" calcext:value-type="float">
            <text:p>35.53409</text:p>
          </table:table-cell>
          <table:table-cell office:value-type="float" office:value="15.59897" calcext:value-type="float">
            <text:p>15.5989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092004" calcext:value-type="float">
            <text:p>3092004</text:p>
          </table:table-cell>
          <table:table-cell office:value-type="float" office:value="22.28375" calcext:value-type="float">
            <text:p>22.28375</text:p>
          </table:table-cell>
          <table:table-cell office:value-type="float" office:value="31.46" calcext:value-type="float">
            <text:p>31.46</text:p>
          </table:table-cell>
          <table:table-cell office:value-type="float" office:value="16.05" calcext:value-type="float">
            <text:p>16.05</text:p>
          </table:table-cell>
          <table:table-cell office:value-type="float" office:value="1.722605" calcext:value-type="float">
            <text:p>1.722605</text:p>
          </table:table-cell>
          <table:table-cell office:value-type="float" office:value="1.196401" calcext:value-type="float">
            <text:p>1.196401</text:p>
          </table:table-cell>
          <table:table-cell office:value-type="float" office:value="304.524" calcext:value-type="float">
            <text:p>304.524</text:p>
          </table:table-cell>
          <table:table-cell office:value-type="float" office:value="0" calcext:value-type="float">
            <text:p>0</text:p>
          </table:table-cell>
          <table:table-cell office:value-type="float" office:value="30.09369" calcext:value-type="float">
            <text:p>30.09369</text:p>
          </table:table-cell>
          <table:table-cell office:value-type="float" office:value="18.06012" calcext:value-type="float">
            <text:p>18.06012</text:p>
          </table:table-cell>
          <table:table-cell office:value-type="float" office:value="26.75064" calcext:value-type="float">
            <text:p>26.75064</text:p>
          </table:table-cell>
          <table:table-cell office:value-type="float" office:value="19.43552" calcext:value-type="float">
            <text:p>19.43552</text:p>
          </table:table-cell>
          <table:table-cell office:value-type="float" office:value="25.09433" calcext:value-type="float">
            <text:p>25.09433</text:p>
          </table:table-cell>
          <table:table-cell office:value-type="float" office:value="20.15353" calcext:value-type="float">
            <text:p>20.15353</text:p>
          </table:table-cell>
          <table:table-cell office:value-type="float" office:value="23.72614" calcext:value-type="float">
            <text:p>23.72614</text:p>
          </table:table-cell>
          <table:table-cell office:value-type="float" office:value="20.57281" calcext:value-type="float">
            <text:p>20.57281</text:p>
          </table:table-cell>
          <table:table-cell office:value-type="float" office:value="22.84625" calcext:value-type="float">
            <text:p>22.84625</text:p>
          </table:table-cell>
          <table:table-cell office:value-type="float" office:value="20.72449" calcext:value-type="float">
            <text:p>20.72449</text:p>
          </table:table-cell>
          <table:table-cell office:value-type="float" office:value="21.99182" calcext:value-type="float">
            <text:p>21.99182</text:p>
          </table:table-cell>
          <table:table-cell office:value-type="float" office:value="20.75418" calcext:value-type="float">
            <text:p>20.75418</text:p>
          </table:table-cell>
          <table:table-cell office:value-type="float" office:value="21.29993" calcext:value-type="float">
            <text:p>21.29993</text:p>
          </table:table-cell>
          <table:table-cell office:value-type="float" office:value="20.5448" calcext:value-type="float">
            <text:p>20.5448</text:p>
          </table:table-cell>
          <table:table-cell office:value-type="float" office:value="20.25156" calcext:value-type="float">
            <text:p>20.25156</text:p>
          </table:table-cell>
          <table:table-cell office:value-type="float" office:value="19.98016" calcext:value-type="float">
            <text:p>19.98016</text:p>
          </table:table-cell>
          <table:table-cell office:value-type="float" office:value="19.23615" calcext:value-type="float">
            <text:p>19.23615</text:p>
          </table:table-cell>
          <table:table-cell office:value-type="float" office:value="19.06113" calcext:value-type="float">
            <text:p>19.06113</text:p>
          </table:table-cell>
          <table:table-cell office:value-type="float" office:value="18.43805" calcext:value-type="float">
            <text:p>18.43805</text:p>
          </table:table-cell>
          <table:table-cell office:value-type="float" office:value="18.38626" calcext:value-type="float">
            <text:p>18.38626</text:p>
          </table:table-cell>
          <table:table-cell office:value-type="float" office:value="17.89188" calcext:value-type="float">
            <text:p>17.89188</text:p>
          </table:table-cell>
          <table:table-cell office:value-type="float" office:value="17.88153" calcext:value-type="float">
            <text:p>17.88153</text:p>
          </table:table-cell>
          <table:table-cell office:value-type="float" office:value="17.39734" calcext:value-type="float">
            <text:p>17.39734</text:p>
          </table:table-cell>
          <table:table-cell office:value-type="float" office:value="17.39633" calcext:value-type="float">
            <text:p>17.39633</text:p>
          </table:table-cell>
          <table:table-cell office:value-type="float" office:value="16.85751" calcext:value-type="float">
            <text:p>16.85751</text:p>
          </table:table-cell>
          <table:table-cell office:value-type="float" office:value="16.85559" calcext:value-type="float">
            <text:p>16.85559</text:p>
          </table:table-cell>
          <table:table-cell office:value-type="float" office:value="16.37381" calcext:value-type="float">
            <text:p>16.37381</text:p>
          </table:table-cell>
          <table:table-cell office:value-type="float" office:value="16.37292" calcext:value-type="float">
            <text:p>16.37292</text:p>
          </table:table-cell>
          <table:table-cell office:value-type="float" office:value="35.99469" calcext:value-type="float">
            <text:p>35.99469</text:p>
          </table:table-cell>
          <table:table-cell office:value-type="float" office:value="16.20325" calcext:value-type="float">
            <text:p>16.2032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092004" calcext:value-type="float">
            <text:p>4092004</text:p>
          </table:table-cell>
          <table:table-cell office:value-type="float" office:value="20.18696" calcext:value-type="float">
            <text:p>20.18696</text:p>
          </table:table-cell>
          <table:table-cell office:value-type="float" office:value="31.03" calcext:value-type="float">
            <text:p>31.03</text:p>
          </table:table-cell>
          <table:table-cell office:value-type="float" office:value="17.2" calcext:value-type="float">
            <text:p>17.2</text:p>
          </table:table-cell>
          <table:table-cell office:value-type="float" office:value="1.903082" calcext:value-type="float">
            <text:p>1.903082</text:p>
          </table:table-cell>
          <table:table-cell office:value-type="float" office:value="1.410504" calcext:value-type="float">
            <text:p>1.410504</text:p>
          </table:table-cell>
          <table:table-cell office:value-type="float" office:value="337.104" calcext:value-type="float">
            <text:p>337.104</text:p>
          </table:table-cell>
          <table:table-cell office:value-type="float" office:value="0" calcext:value-type="float">
            <text:p>0</text:p>
          </table:table-cell>
          <table:table-cell office:value-type="float" office:value="29.79037" calcext:value-type="float">
            <text:p>29.79037</text:p>
          </table:table-cell>
          <table:table-cell office:value-type="float" office:value="19.09372" calcext:value-type="float">
            <text:p>19.09372</text:p>
          </table:table-cell>
          <table:table-cell office:value-type="float" office:value="26.75665" calcext:value-type="float">
            <text:p>26.75665</text:p>
          </table:table-cell>
          <table:table-cell office:value-type="float" office:value="20.24121" calcext:value-type="float">
            <text:p>20.24121</text:p>
          </table:table-cell>
          <table:table-cell office:value-type="float" office:value="25.2489" calcext:value-type="float">
            <text:p>25.2489</text:p>
          </table:table-cell>
          <table:table-cell office:value-type="float" office:value="20.84705" calcext:value-type="float">
            <text:p>20.84705</text:p>
          </table:table-cell>
          <table:table-cell office:value-type="float" office:value="23.97095" calcext:value-type="float">
            <text:p>23.97095</text:p>
          </table:table-cell>
          <table:table-cell office:value-type="float" office:value="21.16336" calcext:value-type="float">
            <text:p>21.16336</text:p>
          </table:table-cell>
          <table:table-cell office:value-type="float" office:value="23.13898" calcext:value-type="float">
            <text:p>23.13898</text:p>
          </table:table-cell>
          <table:table-cell office:value-type="float" office:value="21.2471" calcext:value-type="float">
            <text:p>21.2471</text:p>
          </table:table-cell>
          <table:table-cell office:value-type="float" office:value="22.32156" calcext:value-type="float">
            <text:p>22.32156</text:p>
          </table:table-cell>
          <table:table-cell office:value-type="float" office:value="21.20435" calcext:value-type="float">
            <text:p>21.20435</text:p>
          </table:table-cell>
          <table:table-cell office:value-type="float" office:value="21.6153" calcext:value-type="float">
            <text:p>21.6153</text:p>
          </table:table-cell>
          <table:table-cell office:value-type="float" office:value="20.93176" calcext:value-type="float">
            <text:p>20.93176</text:p>
          </table:table-cell>
          <table:table-cell office:value-type="float" office:value="20.53909" calcext:value-type="float">
            <text:p>20.53909</text:p>
          </table:table-cell>
          <table:table-cell office:value-type="float" office:value="20.258" calcext:value-type="float">
            <text:p>20.258</text:p>
          </table:table-cell>
          <table:table-cell office:value-type="float" office:value="19.42072" calcext:value-type="float">
            <text:p>19.42072</text:p>
          </table:table-cell>
          <table:table-cell office:value-type="float" office:value="19.23807" calcext:value-type="float">
            <text:p>19.23807</text:p>
          </table:table-cell>
          <table:table-cell office:value-type="float" office:value="18.51056" calcext:value-type="float">
            <text:p>18.51056</text:p>
          </table:table-cell>
          <table:table-cell office:value-type="float" office:value="18.43872" calcext:value-type="float">
            <text:p>18.43872</text:p>
          </table:table-cell>
          <table:table-cell office:value-type="float" office:value="17.91592" calcext:value-type="float">
            <text:p>17.91592</text:p>
          </table:table-cell>
          <table:table-cell office:value-type="float" office:value="17.89209" calcext:value-type="float">
            <text:p>17.89209</text:p>
          </table:table-cell>
          <table:table-cell office:value-type="float" office:value="17.40216" calcext:value-type="float">
            <text:p>17.40216</text:p>
          </table:table-cell>
          <table:table-cell office:value-type="float" office:value="17.39731" calcext:value-type="float">
            <text:p>17.39731</text:p>
          </table:table-cell>
          <table:table-cell office:value-type="float" office:value="16.8591" calcext:value-type="float">
            <text:p>16.8591</text:p>
          </table:table-cell>
          <table:table-cell office:value-type="float" office:value="16.85751" calcext:value-type="float">
            <text:p>16.85751</text:p>
          </table:table-cell>
          <table:table-cell office:value-type="float" office:value="16.37479" calcext:value-type="float">
            <text:p>16.37479</text:p>
          </table:table-cell>
          <table:table-cell office:value-type="float" office:value="16.37381" calcext:value-type="float">
            <text:p>16.37381</text:p>
          </table:table-cell>
          <table:table-cell office:value-type="float" office:value="34.8942" calcext:value-type="float">
            <text:p>34.8942</text:p>
          </table:table-cell>
          <table:table-cell office:value-type="float" office:value="17.35657" calcext:value-type="float">
            <text:p>17.3565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5092004" calcext:value-type="float">
            <text:p>5092004</text:p>
          </table:table-cell>
          <table:table-cell office:value-type="float" office:value="10.03137" calcext:value-type="float">
            <text:p>10.03137</text:p>
          </table:table-cell>
          <table:table-cell office:value-type="float" office:value="26.48" calcext:value-type="float">
            <text:p>26.48</text:p>
          </table:table-cell>
          <table:table-cell office:value-type="float" office:value="15.36" calcext:value-type="float">
            <text:p>15.36</text:p>
          </table:table-cell>
          <table:table-cell office:value-type="float" office:value="2.420296" calcext:value-type="float">
            <text:p>2.420296</text:p>
          </table:table-cell>
          <table:table-cell office:value-type="float" office:value="1.305622" calcext:value-type="float">
            <text:p>1.305622</text:p>
          </table:table-cell>
          <table:table-cell office:value-type="float" office:value="383.544" calcext:value-type="float">
            <text:p>383.544</text:p>
          </table:table-cell>
          <table:table-cell office:value-type="float" office:value="18.3" calcext:value-type="float">
            <text:p>18.3</text:p>
          </table:table-cell>
          <table:table-cell office:value-type="float" office:value="24.6908" calcext:value-type="float">
            <text:p>24.6908</text:p>
          </table:table-cell>
          <table:table-cell office:value-type="float" office:value="16.40219" calcext:value-type="float">
            <text:p>16.40219</text:p>
          </table:table-cell>
          <table:table-cell office:value-type="float" office:value="23.51599" calcext:value-type="float">
            <text:p>23.51599</text:p>
          </table:table-cell>
          <table:table-cell office:value-type="float" office:value="18.08359" calcext:value-type="float">
            <text:p>18.08359</text:p>
          </table:table-cell>
          <table:table-cell office:value-type="float" office:value="23.51758" calcext:value-type="float">
            <text:p>23.51758</text:p>
          </table:table-cell>
          <table:table-cell office:value-type="float" office:value="19.43286" calcext:value-type="float">
            <text:p>19.43286</text:p>
          </table:table-cell>
          <table:table-cell office:value-type="float" office:value="23.2562" calcext:value-type="float">
            <text:p>23.2562</text:p>
          </table:table-cell>
          <table:table-cell office:value-type="float" office:value="20.43942" calcext:value-type="float">
            <text:p>20.43942</text:p>
          </table:table-cell>
          <table:table-cell office:value-type="float" office:value="22.87308" calcext:value-type="float">
            <text:p>22.87308</text:p>
          </table:table-cell>
          <table:table-cell office:value-type="float" office:value="20.89178" calcext:value-type="float">
            <text:p>20.89178</text:p>
          </table:table-cell>
          <table:table-cell office:value-type="float" office:value="22.31601" calcext:value-type="float">
            <text:p>22.31601</text:p>
          </table:table-cell>
          <table:table-cell office:value-type="float" office:value="21.26431" calcext:value-type="float">
            <text:p>21.26431</text:p>
          </table:table-cell>
          <table:table-cell office:value-type="float" office:value="21.64185" calcext:value-type="float">
            <text:p>21.64185</text:p>
          </table:table-cell>
          <table:table-cell office:value-type="float" office:value="21.18195" calcext:value-type="float">
            <text:p>21.18195</text:p>
          </table:table-cell>
          <table:table-cell office:value-type="float" office:value="20.72244" calcext:value-type="float">
            <text:p>20.72244</text:p>
          </table:table-cell>
          <table:table-cell office:value-type="float" office:value="20.54523" calcext:value-type="float">
            <text:p>20.54523</text:p>
          </table:table-cell>
          <table:table-cell office:value-type="float" office:value="19.61142" calcext:value-type="float">
            <text:p>19.61142</text:p>
          </table:table-cell>
          <table:table-cell office:value-type="float" office:value="19.42273" calcext:value-type="float">
            <text:p>19.42273</text:p>
          </table:table-cell>
          <table:table-cell office:value-type="float" office:value="18.59888" calcext:value-type="float">
            <text:p>18.59888</text:p>
          </table:table-cell>
          <table:table-cell office:value-type="float" office:value="18.51138" calcext:value-type="float">
            <text:p>18.51138</text:p>
          </table:table-cell>
          <table:table-cell office:value-type="float" office:value="17.95224" calcext:value-type="float">
            <text:p>17.95224</text:p>
          </table:table-cell>
          <table:table-cell office:value-type="float" office:value="17.91623" calcext:value-type="float">
            <text:p>17.91623</text:p>
          </table:table-cell>
          <table:table-cell office:value-type="float" office:value="17.41299" calcext:value-type="float">
            <text:p>17.41299</text:p>
          </table:table-cell>
          <table:table-cell office:value-type="float" office:value="17.40225" calcext:value-type="float">
            <text:p>17.40225</text:p>
          </table:table-cell>
          <table:table-cell office:value-type="float" office:value="16.86169" calcext:value-type="float">
            <text:p>16.86169</text:p>
          </table:table-cell>
          <table:table-cell office:value-type="float" office:value="16.85913" calcext:value-type="float">
            <text:p>16.85913</text:p>
          </table:table-cell>
          <table:table-cell office:value-type="float" office:value="16.37546" calcext:value-type="float">
            <text:p>16.37546</text:p>
          </table:table-cell>
          <table:table-cell office:value-type="float" office:value="16.37479" calcext:value-type="float">
            <text:p>16.37479</text:p>
          </table:table-cell>
          <table:table-cell office:value-type="float" office:value="27.56927" calcext:value-type="float">
            <text:p>27.56927</text:p>
          </table:table-cell>
          <table:table-cell office:value-type="float" office:value="14.45523" calcext:value-type="float">
            <text:p>14.4552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092004" calcext:value-type="float">
            <text:p>6092004</text:p>
          </table:table-cell>
          <table:table-cell office:value-type="float" office:value="22.98349" calcext:value-type="float">
            <text:p>22.98349</text:p>
          </table:table-cell>
          <table:table-cell office:value-type="float" office:value="26.82" calcext:value-type="float">
            <text:p>26.82</text:p>
          </table:table-cell>
          <table:table-cell office:value-type="float" office:value="10.66" calcext:value-type="float">
            <text:p>10.66</text:p>
          </table:table-cell>
          <table:table-cell office:value-type="float" office:value="1.443037" calcext:value-type="float">
            <text:p>1.443037</text:p>
          </table:table-cell>
          <table:table-cell office:value-type="float" office:value="0.965463" calcext:value-type="float">
            <text:p>0.965463</text:p>
          </table:table-cell>
          <table:table-cell office:value-type="float" office:value="231.948" calcext:value-type="float">
            <text:p>231.948</text:p>
          </table:table-cell>
          <table:table-cell office:value-type="float" office:value="0" calcext:value-type="float">
            <text:p>0</text:p>
          </table:table-cell>
          <table:table-cell office:value-type="float" office:value="22.05911" calcext:value-type="float">
            <text:p>22.05911</text:p>
          </table:table-cell>
          <table:table-cell office:value-type="float" office:value="12.86682" calcext:value-type="float">
            <text:p>12.86682</text:p>
          </table:table-cell>
          <table:table-cell office:value-type="float" office:value="21.01447" calcext:value-type="float">
            <text:p>21.01447</text:p>
          </table:table-cell>
          <table:table-cell office:value-type="float" office:value="15.07455" calcext:value-type="float">
            <text:p>15.07455</text:p>
          </table:table-cell>
          <table:table-cell office:value-type="float" office:value="20.42819" calcext:value-type="float">
            <text:p>20.42819</text:p>
          </table:table-cell>
          <table:table-cell office:value-type="float" office:value="16.65881" calcext:value-type="float">
            <text:p>16.65881</text:p>
          </table:table-cell>
          <table:table-cell office:value-type="float" office:value="20.36069" calcext:value-type="float">
            <text:p>20.36069</text:p>
          </table:table-cell>
          <table:table-cell office:value-type="float" office:value="18.00354" calcext:value-type="float">
            <text:p>18.00354</text:p>
          </table:table-cell>
          <table:table-cell office:value-type="float" office:value="20.83273" calcext:value-type="float">
            <text:p>20.83273</text:p>
          </table:table-cell>
          <table:table-cell office:value-type="float" office:value="18.79666" calcext:value-type="float">
            <text:p>18.79666</text:p>
          </table:table-cell>
          <table:table-cell office:value-type="float" office:value="21.22943" calcext:value-type="float">
            <text:p>21.22943</text:p>
          </table:table-cell>
          <table:table-cell office:value-type="float" office:value="19.49719" calcext:value-type="float">
            <text:p>19.49719</text:p>
          </table:table-cell>
          <table:table-cell office:value-type="float" office:value="21.16434" calcext:value-type="float">
            <text:p>21.16434</text:p>
          </table:table-cell>
          <table:table-cell office:value-type="float" office:value="19.85648" calcext:value-type="float">
            <text:p>19.85648</text:p>
          </table:table-cell>
          <table:table-cell office:value-type="float" office:value="20.70877" calcext:value-type="float">
            <text:p>20.70877</text:p>
          </table:table-cell>
          <table:table-cell office:value-type="float" office:value="20.01932" calcext:value-type="float">
            <text:p>20.01932</text:p>
          </table:table-cell>
          <table:table-cell office:value-type="float" office:value="19.64682" calcext:value-type="float">
            <text:p>19.64682</text:p>
          </table:table-cell>
          <table:table-cell office:value-type="float" office:value="19.59073" calcext:value-type="float">
            <text:p>19.59073</text:p>
          </table:table-cell>
          <table:table-cell office:value-type="float" office:value="18.6777" calcext:value-type="float">
            <text:p>18.6777</text:p>
          </table:table-cell>
          <table:table-cell office:value-type="float" office:value="18.59982" calcext:value-type="float">
            <text:p>18.59982</text:p>
          </table:table-cell>
          <table:table-cell office:value-type="float" office:value="17.9964" calcext:value-type="float">
            <text:p>17.9964</text:p>
          </table:table-cell>
          <table:table-cell office:value-type="float" office:value="17.95267" calcext:value-type="float">
            <text:p>17.95267</text:p>
          </table:table-cell>
          <table:table-cell office:value-type="float" office:value="17.42853" calcext:value-type="float">
            <text:p>17.42853</text:p>
          </table:table-cell>
          <table:table-cell office:value-type="float" office:value="17.41315" calcext:value-type="float">
            <text:p>17.41315</text:p>
          </table:table-cell>
          <table:table-cell office:value-type="float" office:value="16.86484" calcext:value-type="float">
            <text:p>16.86484</text:p>
          </table:table-cell>
          <table:table-cell office:value-type="float" office:value="16.86035" calcext:value-type="float">
            <text:p>16.86035</text:p>
          </table:table-cell>
          <table:table-cell office:value-type="float" office:value="16.37595" calcext:value-type="float">
            <text:p>16.37595</text:p>
          </table:table-cell>
          <table:table-cell office:value-type="float" office:value="16.37546" calcext:value-type="float">
            <text:p>16.37546</text:p>
          </table:table-cell>
          <table:table-cell office:value-type="float" office:value="22.93234" calcext:value-type="float">
            <text:p>22.93234</text:p>
          </table:table-cell>
          <table:table-cell office:value-type="float" office:value="10.77545" calcext:value-type="float">
            <text:p>10.7754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7092004" calcext:value-type="float">
            <text:p>7092004</text:p>
          </table:table-cell>
          <table:table-cell office:value-type="float" office:value="22.28611" calcext:value-type="float">
            <text:p>22.28611</text:p>
          </table:table-cell>
          <table:table-cell office:value-type="float" office:value="28.26" calcext:value-type="float">
            <text:p>28.26</text:p>
          </table:table-cell>
          <table:table-cell office:value-type="float" office:value="8.72" calcext:value-type="float">
            <text:p>8.72</text:p>
          </table:table-cell>
          <table:table-cell office:value-type="float" office:value="1.301168" calcext:value-type="float">
            <text:p>1.301168</text:p>
          </table:table-cell>
          <table:table-cell office:value-type="float" office:value="0.9866819" calcext:value-type="float">
            <text:p>0.9866819</text:p>
          </table:table-cell>
          <table:table-cell office:value-type="float" office:value="140.076" calcext:value-type="float">
            <text:p>140.076</text:p>
          </table:table-cell>
          <table:table-cell office:value-type="float" office:value="0" calcext:value-type="float">
            <text:p>0</text:p>
          </table:table-cell>
          <table:table-cell office:value-type="float" office:value="22.61804" calcext:value-type="float">
            <text:p>22.61804</text:p>
          </table:table-cell>
          <table:table-cell office:value-type="float" office:value="10.71194" calcext:value-type="float">
            <text:p>10.71194</text:p>
          </table:table-cell>
          <table:table-cell office:value-type="float" office:value="20.92276" calcext:value-type="float">
            <text:p>20.92276</text:p>
          </table:table-cell>
          <table:table-cell office:value-type="float" office:value="12.81" calcext:value-type="float">
            <text:p>12.81</text:p>
          </table:table-cell>
          <table:table-cell office:value-type="float" office:value="19.98947" calcext:value-type="float">
            <text:p>19.98947</text:p>
          </table:table-cell>
          <table:table-cell office:value-type="float" office:value="14.55484" calcext:value-type="float">
            <text:p>14.55484</text:p>
          </table:table-cell>
          <table:table-cell office:value-type="float" office:value="19.3996" calcext:value-type="float">
            <text:p>19.3996</text:p>
          </table:table-cell>
          <table:table-cell office:value-type="float" office:value="16.1069" calcext:value-type="float">
            <text:p>16.1069</text:p>
          </table:table-cell>
          <table:table-cell office:value-type="float" office:value="19.13391" calcext:value-type="float">
            <text:p>19.13391</text:p>
          </table:table-cell>
          <table:table-cell office:value-type="float" office:value="17.08102" calcext:value-type="float">
            <text:p>17.08102</text:p>
          </table:table-cell>
          <table:table-cell office:value-type="float" office:value="19.66864" calcext:value-type="float">
            <text:p>19.66864</text:p>
          </table:table-cell>
          <table:table-cell office:value-type="float" office:value="18.02179" calcext:value-type="float">
            <text:p>18.02179</text:p>
          </table:table-cell>
          <table:table-cell office:value-type="float" office:value="19.89728" calcext:value-type="float">
            <text:p>19.89728</text:p>
          </table:table-cell>
          <table:table-cell office:value-type="float" office:value="18.65594" calcext:value-type="float">
            <text:p>18.65594</text:p>
          </table:table-cell>
          <table:table-cell office:value-type="float" office:value="20.01468" calcext:value-type="float">
            <text:p>20.01468</text:p>
          </table:table-cell>
          <table:table-cell office:value-type="float" office:value="19.26346" calcext:value-type="float">
            <text:p>19.26346</text:p>
          </table:table-cell>
          <table:table-cell office:value-type="float" office:value="19.58923" calcext:value-type="float">
            <text:p>19.58923</text:p>
          </table:table-cell>
          <table:table-cell office:value-type="float" office:value="19.34369" calcext:value-type="float">
            <text:p>19.34369</text:p>
          </table:table-cell>
          <table:table-cell office:value-type="float" office:value="18.69861" calcext:value-type="float">
            <text:p>18.69861</text:p>
          </table:table-cell>
          <table:table-cell office:value-type="float" office:value="18.67828" calcext:value-type="float">
            <text:p>18.67828</text:p>
          </table:table-cell>
          <table:table-cell office:value-type="float" office:value="18.03336" calcext:value-type="float">
            <text:p>18.03336</text:p>
          </table:table-cell>
          <table:table-cell office:value-type="float" office:value="17.99686" calcext:value-type="float">
            <text:p>17.99686</text:p>
          </table:table-cell>
          <table:table-cell office:value-type="float" office:value="17.4472" calcext:value-type="float">
            <text:p>17.4472</text:p>
          </table:table-cell>
          <table:table-cell office:value-type="float" office:value="17.42868" calcext:value-type="float">
            <text:p>17.42868</text:p>
          </table:table-cell>
          <table:table-cell office:value-type="float" office:value="16.87054" calcext:value-type="float">
            <text:p>16.87054</text:p>
          </table:table-cell>
          <table:table-cell office:value-type="float" office:value="16.86218" calcext:value-type="float">
            <text:p>16.86218</text:p>
          </table:table-cell>
          <table:table-cell office:value-type="float" office:value="16.37851" calcext:value-type="float">
            <text:p>16.37851</text:p>
          </table:table-cell>
          <table:table-cell office:value-type="float" office:value="16.37595" calcext:value-type="float">
            <text:p>16.37595</text:p>
          </table:table-cell>
          <table:table-cell office:value-type="float" office:value="24.29199" calcext:value-type="float">
            <text:p>24.29199</text:p>
          </table:table-cell>
          <table:table-cell office:value-type="float" office:value="8.760803" calcext:value-type="float">
            <text:p>8.76080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8092004" calcext:value-type="float">
            <text:p>8092004</text:p>
          </table:table-cell>
          <table:table-cell office:value-type="float" office:value="20.93733" calcext:value-type="float">
            <text:p>20.93733</text:p>
          </table:table-cell>
          <table:table-cell office:value-type="float" office:value="25.97" calcext:value-type="float">
            <text:p>25.97</text:p>
          </table:table-cell>
          <table:table-cell office:value-type="float" office:value="9.58" calcext:value-type="float">
            <text:p>9.58</text:p>
          </table:table-cell>
          <table:table-cell office:value-type="float" office:value="1.33672" calcext:value-type="float">
            <text:p>1.33672</text:p>
          </table:table-cell>
          <table:table-cell office:value-type="float" office:value="1.048144" calcext:value-type="float">
            <text:p>1.048144</text:p>
          </table:table-cell>
          <table:table-cell office:value-type="float" office:value="167.292" calcext:value-type="float">
            <text:p>167.292</text:p>
          </table:table-cell>
          <table:table-cell office:value-type="float" office:value="0" calcext:value-type="float">
            <text:p>0</text:p>
          </table:table-cell>
          <table:table-cell office:value-type="float" office:value="22.46198" calcext:value-type="float">
            <text:p>22.46198</text:p>
          </table:table-cell>
          <table:table-cell office:value-type="float" office:value="11.15256" calcext:value-type="float">
            <text:p>11.15256</text:p>
          </table:table-cell>
          <table:table-cell office:value-type="float" office:value="20.48773" calcext:value-type="float">
            <text:p>20.48773</text:p>
          </table:table-cell>
          <table:table-cell office:value-type="float" office:value="13.39169" calcext:value-type="float">
            <text:p>13.39169</text:p>
          </table:table-cell>
          <table:table-cell office:value-type="float" office:value="19.66852" calcext:value-type="float">
            <text:p>19.66852</text:p>
          </table:table-cell>
          <table:table-cell office:value-type="float" office:value="14.85794" calcext:value-type="float">
            <text:p>14.85794</text:p>
          </table:table-cell>
          <table:table-cell office:value-type="float" office:value="19.11371" calcext:value-type="float">
            <text:p>19.11371</text:p>
          </table:table-cell>
          <table:table-cell office:value-type="float" office:value="16.11783" calcext:value-type="float">
            <text:p>16.11783</text:p>
          </table:table-cell>
          <table:table-cell office:value-type="float" office:value="18.83609" calcext:value-type="float">
            <text:p>18.83609</text:p>
          </table:table-cell>
          <table:table-cell office:value-type="float" office:value="16.90836" calcext:value-type="float">
            <text:p>16.90836</text:p>
          </table:table-cell>
          <table:table-cell office:value-type="float" office:value="18.8573" calcext:value-type="float">
            <text:p>18.8573</text:p>
          </table:table-cell>
          <table:table-cell office:value-type="float" office:value="17.68402" calcext:value-type="float">
            <text:p>17.68402</text:p>
          </table:table-cell>
          <table:table-cell office:value-type="float" office:value="19.05099" calcext:value-type="float">
            <text:p>19.05099</text:p>
          </table:table-cell>
          <table:table-cell office:value-type="float" office:value="18.22015" calcext:value-type="float">
            <text:p>18.22015</text:p>
          </table:table-cell>
          <table:table-cell office:value-type="float" office:value="19.26129" calcext:value-type="float">
            <text:p>19.26129</text:p>
          </table:table-cell>
          <table:table-cell office:value-type="float" office:value="18.81641" calcext:value-type="float">
            <text:p>18.81641</text:p>
          </table:table-cell>
          <table:table-cell office:value-type="float" office:value="19.34067" calcext:value-type="float">
            <text:p>19.34067</text:p>
          </table:table-cell>
          <table:table-cell office:value-type="float" office:value="19.0495" calcext:value-type="float">
            <text:p>19.0495</text:p>
          </table:table-cell>
          <table:table-cell office:value-type="float" office:value="18.69577" calcext:value-type="float">
            <text:p>18.69577</text:p>
          </table:table-cell>
          <table:table-cell office:value-type="float" office:value="18.64807" calcext:value-type="float">
            <text:p>18.64807</text:p>
          </table:table-cell>
          <table:table-cell office:value-type="float" office:value="18.04797" calcext:value-type="float">
            <text:p>18.04797</text:p>
          </table:table-cell>
          <table:table-cell office:value-type="float" office:value="18.03363" calcext:value-type="float">
            <text:p>18.03363</text:p>
          </table:table-cell>
          <table:table-cell office:value-type="float" office:value="17.4657" calcext:value-type="float">
            <text:p>17.4657</text:p>
          </table:table-cell>
          <table:table-cell office:value-type="float" office:value="17.44742" calcext:value-type="float">
            <text:p>17.44742</text:p>
          </table:table-cell>
          <table:table-cell office:value-type="float" office:value="16.87958" calcext:value-type="float">
            <text:p>16.87958</text:p>
          </table:table-cell>
          <table:table-cell office:value-type="float" office:value="16.87067" calcext:value-type="float">
            <text:p>16.87067</text:p>
          </table:table-cell>
          <table:table-cell office:value-type="float" office:value="16.38239" calcext:value-type="float">
            <text:p>16.38239</text:p>
          </table:table-cell>
          <table:table-cell office:value-type="float" office:value="16.37857" calcext:value-type="float">
            <text:p>16.37857</text:p>
          </table:table-cell>
          <table:table-cell office:value-type="float" office:value="27.72217" calcext:value-type="float">
            <text:p>27.72217</text:p>
          </table:table-cell>
          <table:table-cell office:value-type="float" office:value="9.351196" calcext:value-type="float">
            <text:p>9.35119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9092004" calcext:value-type="float">
            <text:p>9092004</text:p>
          </table:table-cell>
          <table:table-cell office:value-type="float" office:value="21.5798" calcext:value-type="float">
            <text:p>21.5798</text:p>
          </table:table-cell>
          <table:table-cell office:value-type="float" office:value="29.03" calcext:value-type="float">
            <text:p>29.03</text:p>
          </table:table-cell>
          <table:table-cell office:value-type="float" office:value="11.24" calcext:value-type="float">
            <text:p>11.24</text:p>
          </table:table-cell>
          <table:table-cell office:value-type="float" office:value="1.434489" calcext:value-type="float">
            <text:p>1.434489</text:p>
          </table:table-cell>
          <table:table-cell office:value-type="float" office:value="1.142095" calcext:value-type="float">
            <text:p>1.142095</text:p>
          </table:table-cell>
          <table:table-cell office:value-type="float" office:value="294.048" calcext:value-type="float">
            <text:p>294.048</text:p>
          </table:table-cell>
          <table:table-cell office:value-type="float" office:value="0" calcext:value-type="float">
            <text:p>0</text:p>
          </table:table-cell>
          <table:table-cell office:value-type="float" office:value="25.42847" calcext:value-type="float">
            <text:p>25.42847</text:p>
          </table:table-cell>
          <table:table-cell office:value-type="float" office:value="12.76843" calcext:value-type="float">
            <text:p>12.76843</text:p>
          </table:table-cell>
          <table:table-cell office:value-type="float" office:value="22.6091" calcext:value-type="float">
            <text:p>22.6091</text:p>
          </table:table-cell>
          <table:table-cell office:value-type="float" office:value="14.53979" calcext:value-type="float">
            <text:p>14.53979</text:p>
          </table:table-cell>
          <table:table-cell office:value-type="float" office:value="21.27213" calcext:value-type="float">
            <text:p>21.27213</text:p>
          </table:table-cell>
          <table:table-cell office:value-type="float" office:value="15.66431" calcext:value-type="float">
            <text:p>15.66431</text:p>
          </table:table-cell>
          <table:table-cell office:value-type="float" office:value="20.26889" calcext:value-type="float">
            <text:p>20.26889</text:p>
          </table:table-cell>
          <table:table-cell office:value-type="float" office:value="16.61011" calcext:value-type="float">
            <text:p>16.61011</text:p>
          </table:table-cell>
          <table:table-cell office:value-type="float" office:value="19.69467" calcext:value-type="float">
            <text:p>19.69467</text:p>
          </table:table-cell>
          <table:table-cell office:value-type="float" office:value="17.19223" calcext:value-type="float">
            <text:p>17.19223</text:p>
          </table:table-cell>
          <table:table-cell office:value-type="float" office:value="19.24936" calcext:value-type="float">
            <text:p>19.24936</text:p>
          </table:table-cell>
          <table:table-cell office:value-type="float" office:value="17.76343" calcext:value-type="float">
            <text:p>17.76343</text:p>
          </table:table-cell>
          <table:table-cell office:value-type="float" office:value="18.98398" calcext:value-type="float">
            <text:p>18.98398</text:p>
          </table:table-cell>
          <table:table-cell office:value-type="float" office:value="18.15085" calcext:value-type="float">
            <text:p>18.15085</text:p>
          </table:table-cell>
          <table:table-cell office:value-type="float" office:value="18.81696" calcext:value-type="float">
            <text:p>18.81696</text:p>
          </table:table-cell>
          <table:table-cell office:value-type="float" office:value="18.61078" calcext:value-type="float">
            <text:p>18.61078</text:p>
          </table:table-cell>
          <table:table-cell office:value-type="float" office:value="19.04672" calcext:value-type="float">
            <text:p>19.04672</text:p>
          </table:table-cell>
          <table:table-cell office:value-type="float" office:value="18.81674" calcext:value-type="float">
            <text:p>18.81674</text:p>
          </table:table-cell>
          <table:table-cell office:value-type="float" office:value="18.64725" calcext:value-type="float">
            <text:p>18.64725</text:p>
          </table:table-cell>
          <table:table-cell office:value-type="float" office:value="18.56314" calcext:value-type="float">
            <text:p>18.56314</text:p>
          </table:table-cell>
          <table:table-cell office:value-type="float" office:value="18.04807" calcext:value-type="float">
            <text:p>18.04807</text:p>
          </table:table-cell>
          <table:table-cell office:value-type="float" office:value="18.03748" calcext:value-type="float">
            <text:p>18.03748</text:p>
          </table:table-cell>
          <table:table-cell office:value-type="float" office:value="17.47824" calcext:value-type="float">
            <text:p>17.47824</text:p>
          </table:table-cell>
          <table:table-cell office:value-type="float" office:value="17.46585" calcext:value-type="float">
            <text:p>17.46585</text:p>
          </table:table-cell>
          <table:table-cell office:value-type="float" office:value="16.88849" calcext:value-type="float">
            <text:p>16.88849</text:p>
          </table:table-cell>
          <table:table-cell office:value-type="float" office:value="16.87967" calcext:value-type="float">
            <text:p>16.87967</text:p>
          </table:table-cell>
          <table:table-cell office:value-type="float" office:value="16.38702" calcext:value-type="float">
            <text:p>16.38702</text:p>
          </table:table-cell>
          <table:table-cell office:value-type="float" office:value="16.38242" calcext:value-type="float">
            <text:p>16.38242</text:p>
          </table:table-cell>
          <table:table-cell office:value-type="float" office:value="31.84116" calcext:value-type="float">
            <text:p>31.84116</text:p>
          </table:table-cell>
          <table:table-cell office:value-type="float" office:value="11.08359" calcext:value-type="float">
            <text:p>11.0835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0092004" calcext:value-type="float">
            <text:p>10092004</text:p>
          </table:table-cell>
          <table:table-cell office:value-type="float" office:value="20.8985" calcext:value-type="float">
            <text:p>20.8985</text:p>
          </table:table-cell>
          <table:table-cell office:value-type="float" office:value="31.74" calcext:value-type="float">
            <text:p>31.74</text:p>
          </table:table-cell>
          <table:table-cell office:value-type="float" office:value="12.45" calcext:value-type="float">
            <text:p>12.45</text:p>
          </table:table-cell>
          <table:table-cell office:value-type="float" office:value="1.436676" calcext:value-type="float">
            <text:p>1.436676</text:p>
          </table:table-cell>
          <table:table-cell office:value-type="float" office:value="0.9733332" calcext:value-type="float">
            <text:p>0.9733332</text:p>
          </table:table-cell>
          <table:table-cell office:value-type="float" office:value="308.448" calcext:value-type="float">
            <text:p>308.448</text:p>
          </table:table-cell>
          <table:table-cell office:value-type="float" office:value="0" calcext:value-type="float">
            <text:p>0</text:p>
          </table:table-cell>
          <table:table-cell office:value-type="float" office:value="28.72656" calcext:value-type="float">
            <text:p>28.72656</text:p>
          </table:table-cell>
          <table:table-cell office:value-type="float" office:value="14.80481" calcext:value-type="float">
            <text:p>14.80481</text:p>
          </table:table-cell>
          <table:table-cell office:value-type="float" office:value="24.94308" calcext:value-type="float">
            <text:p>24.94308</text:p>
          </table:table-cell>
          <table:table-cell office:value-type="float" office:value="16.43115" calcext:value-type="float">
            <text:p>16.43115</text:p>
          </table:table-cell>
          <table:table-cell office:value-type="float" office:value="23.08228" calcext:value-type="float">
            <text:p>23.08228</text:p>
          </table:table-cell>
          <table:table-cell office:value-type="float" office:value="17.34" calcext:value-type="float">
            <text:p>17.34</text:p>
          </table:table-cell>
          <table:table-cell office:value-type="float" office:value="21.70032" calcext:value-type="float">
            <text:p>21.70032</text:p>
          </table:table-cell>
          <table:table-cell office:value-type="float" office:value="17.97858" calcext:value-type="float">
            <text:p>17.97858</text:p>
          </table:table-cell>
          <table:table-cell office:value-type="float" office:value="20.88062" calcext:value-type="float">
            <text:p>20.88062</text:p>
          </table:table-cell>
          <table:table-cell office:value-type="float" office:value="18.31885" calcext:value-type="float">
            <text:p>18.31885</text:p>
          </table:table-cell>
          <table:table-cell office:value-type="float" office:value="20.16397" calcext:value-type="float">
            <text:p>20.16397</text:p>
          </table:table-cell>
          <table:table-cell office:value-type="float" office:value="18.60751" calcext:value-type="float">
            <text:p>18.60751</text:p>
          </table:table-cell>
          <table:table-cell office:value-type="float" office:value="19.66342" calcext:value-type="float">
            <text:p>19.66342</text:p>
          </table:table-cell>
          <table:table-cell office:value-type="float" office:value="18.70844" calcext:value-type="float">
            <text:p>18.70844</text:p>
          </table:table-cell>
          <table:table-cell office:value-type="float" office:value="18.96716" calcext:value-type="float">
            <text:p>18.96716</text:p>
          </table:table-cell>
          <table:table-cell office:value-type="float" office:value="18.69687" calcext:value-type="float">
            <text:p>18.69687</text:p>
          </table:table-cell>
          <table:table-cell office:value-type="float" office:value="18.81509" calcext:value-type="float">
            <text:p>18.81509</text:p>
          </table:table-cell>
          <table:table-cell office:value-type="float" office:value="18.73669" calcext:value-type="float">
            <text:p>18.73669</text:p>
          </table:table-cell>
          <table:table-cell office:value-type="float" office:value="18.56219" calcext:value-type="float">
            <text:p>18.56219</text:p>
          </table:table-cell>
          <table:table-cell office:value-type="float" office:value="18.47815" calcext:value-type="float">
            <text:p>18.47815</text:p>
          </table:table-cell>
          <table:table-cell office:value-type="float" office:value="18.03726" calcext:value-type="float">
            <text:p>18.03726</text:p>
          </table:table-cell>
          <table:table-cell office:value-type="float" office:value="18.00946" calcext:value-type="float">
            <text:p>18.00946</text:p>
          </table:table-cell>
          <table:table-cell office:value-type="float" office:value="17.48233" calcext:value-type="float">
            <text:p>17.48233</text:p>
          </table:table-cell>
          <table:table-cell office:value-type="float" office:value="17.47833" calcext:value-type="float">
            <text:p>17.47833</text:p>
          </table:table-cell>
          <table:table-cell office:value-type="float" office:value="16.89465" calcext:value-type="float">
            <text:p>16.89465</text:p>
          </table:table-cell>
          <table:table-cell office:value-type="float" office:value="16.88858" calcext:value-type="float">
            <text:p>16.88858</text:p>
          </table:table-cell>
          <table:table-cell office:value-type="float" office:value="16.39157" calcext:value-type="float">
            <text:p>16.39157</text:p>
          </table:table-cell>
          <table:table-cell office:value-type="float" office:value="16.38708" calcext:value-type="float">
            <text:p>16.38708</text:p>
          </table:table-cell>
          <table:table-cell office:value-type="float" office:value="35.01248" calcext:value-type="float">
            <text:p>35.01248</text:p>
          </table:table-cell>
          <table:table-cell office:value-type="float" office:value="12.60367" calcext:value-type="float">
            <text:p>12.6036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1092004" calcext:value-type="float">
            <text:p>11092004</text:p>
          </table:table-cell>
          <table:table-cell office:value-type="float" office:value="21.19781" calcext:value-type="float">
            <text:p>21.19781</text:p>
          </table:table-cell>
          <table:table-cell office:value-type="float" office:value="29.58" calcext:value-type="float">
            <text:p>29.58</text:p>
          </table:table-cell>
          <table:table-cell office:value-type="float" office:value="14.17" calcext:value-type="float">
            <text:p>14.17</text:p>
          </table:table-cell>
          <table:table-cell office:value-type="float" office:value="1.511047" calcext:value-type="float">
            <text:p>1.511047</text:p>
          </table:table-cell>
          <table:table-cell office:value-type="float" office:value="1.094137" calcext:value-type="float">
            <text:p>1.094137</text:p>
          </table:table-cell>
          <table:table-cell office:value-type="float" office:value="172.476" calcext:value-type="float">
            <text:p>172.476</text:p>
          </table:table-cell>
          <table:table-cell office:value-type="float" office:value="0" calcext:value-type="float">
            <text:p>0</text:p>
          </table:table-cell>
          <table:table-cell office:value-type="float" office:value="28.08209" calcext:value-type="float">
            <text:p>28.08209</text:p>
          </table:table-cell>
          <table:table-cell office:value-type="float" office:value="15.94968" calcext:value-type="float">
            <text:p>15.94968</text:p>
          </table:table-cell>
          <table:table-cell office:value-type="float" office:value="24.89233" calcext:value-type="float">
            <text:p>24.89233</text:p>
          </table:table-cell>
          <table:table-cell office:value-type="float" office:value="17.42722" calcext:value-type="float">
            <text:p>17.42722</text:p>
          </table:table-cell>
          <table:table-cell office:value-type="float" office:value="23.34296" calcext:value-type="float">
            <text:p>23.34296</text:p>
          </table:table-cell>
          <table:table-cell office:value-type="float" office:value="18.28278" calcext:value-type="float">
            <text:p>18.28278</text:p>
          </table:table-cell>
          <table:table-cell office:value-type="float" office:value="22.07886" calcext:value-type="float">
            <text:p>22.07886</text:p>
          </table:table-cell>
          <table:table-cell office:value-type="float" office:value="18.85114" calcext:value-type="float">
            <text:p>18.85114</text:p>
          </table:table-cell>
          <table:table-cell office:value-type="float" office:value="21.29446" calcext:value-type="float">
            <text:p>21.29446</text:p>
          </table:table-cell>
          <table:table-cell office:value-type="float" office:value="19.12476" calcext:value-type="float">
            <text:p>19.12476</text:p>
          </table:table-cell>
          <table:table-cell office:value-type="float" office:value="20.56552" calcext:value-type="float">
            <text:p>20.56552</text:p>
          </table:table-cell>
          <table:table-cell office:value-type="float" office:value="19.31003" calcext:value-type="float">
            <text:p>19.31003</text:p>
          </table:table-cell>
          <table:table-cell office:value-type="float" office:value="20.04721" calcext:value-type="float">
            <text:p>20.04721</text:p>
          </table:table-cell>
          <table:table-cell office:value-type="float" office:value="19.27734" calcext:value-type="float">
            <text:p>19.27734</text:p>
          </table:table-cell>
          <table:table-cell office:value-type="float" office:value="19.29221" calcext:value-type="float">
            <text:p>19.29221</text:p>
          </table:table-cell>
          <table:table-cell office:value-type="float" office:value="18.97479" calcext:value-type="float">
            <text:p>18.97479</text:p>
          </table:table-cell>
          <table:table-cell office:value-type="float" office:value="18.79526" calcext:value-type="float">
            <text:p>18.79526</text:p>
          </table:table-cell>
          <table:table-cell office:value-type="float" office:value="18.73706" calcext:value-type="float">
            <text:p>18.73706</text:p>
          </table:table-cell>
          <table:table-cell office:value-type="float" office:value="18.47739" calcext:value-type="float">
            <text:p>18.47739</text:p>
          </table:table-cell>
          <table:table-cell office:value-type="float" office:value="18.42563" calcext:value-type="float">
            <text:p>18.42563</text:p>
          </table:table-cell>
          <table:table-cell office:value-type="float" office:value="18.00912" calcext:value-type="float">
            <text:p>18.00912</text:p>
          </table:table-cell>
          <table:table-cell office:value-type="float" office:value="17.97736" calcext:value-type="float">
            <text:p>17.97736</text:p>
          </table:table-cell>
          <table:table-cell office:value-type="float" office:value="17.48181" calcext:value-type="float">
            <text:p>17.48181</text:p>
          </table:table-cell>
          <table:table-cell office:value-type="float" office:value="17.47675" calcext:value-type="float">
            <text:p>17.47675</text:p>
          </table:table-cell>
          <table:table-cell office:value-type="float" office:value="16.8996" calcext:value-type="float">
            <text:p>16.8996</text:p>
          </table:table-cell>
          <table:table-cell office:value-type="float" office:value="16.89188" calcext:value-type="float">
            <text:p>16.89188</text:p>
          </table:table-cell>
          <table:table-cell office:value-type="float" office:value="16.39719" calcext:value-type="float">
            <text:p>16.39719</text:p>
          </table:table-cell>
          <table:table-cell office:value-type="float" office:value="16.3916" calcext:value-type="float">
            <text:p>16.3916</text:p>
          </table:table-cell>
          <table:table-cell office:value-type="float" office:value="34.29303" calcext:value-type="float">
            <text:p>34.29303</text:p>
          </table:table-cell>
          <table:table-cell office:value-type="float" office:value="14.21738" calcext:value-type="float">
            <text:p>14.2173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2092004" calcext:value-type="float">
            <text:p>12092004</text:p>
          </table:table-cell>
          <table:table-cell office:value-type="float" office:value="20.35563" calcext:value-type="float">
            <text:p>20.35563</text:p>
          </table:table-cell>
          <table:table-cell office:value-type="float" office:value="31.78" calcext:value-type="float">
            <text:p>31.78</text:p>
          </table:table-cell>
          <table:table-cell office:value-type="float" office:value="14.96" calcext:value-type="float">
            <text:p>14.96</text:p>
          </table:table-cell>
          <table:table-cell office:value-type="float" office:value="1.585694" calcext:value-type="float">
            <text:p>1.585694</text:p>
          </table:table-cell>
          <table:table-cell office:value-type="float" office:value="1.229746" calcext:value-type="float">
            <text:p>1.229746</text:p>
          </table:table-cell>
          <table:table-cell office:value-type="float" office:value="358.956" calcext:value-type="float">
            <text:p>358.956</text:p>
          </table:table-cell>
          <table:table-cell office:value-type="float" office:value="0" calcext:value-type="float">
            <text:p>0</text:p>
          </table:table-cell>
          <table:table-cell office:value-type="float" office:value="29.2077" calcext:value-type="float">
            <text:p>29.2077</text:p>
          </table:table-cell>
          <table:table-cell office:value-type="float" office:value="16.60489" calcext:value-type="float">
            <text:p>16.60489</text:p>
          </table:table-cell>
          <table:table-cell office:value-type="float" office:value="25.81595" calcext:value-type="float">
            <text:p>25.81595</text:p>
          </table:table-cell>
          <table:table-cell office:value-type="float" office:value="17.8981" calcext:value-type="float">
            <text:p>17.8981</text:p>
          </table:table-cell>
          <table:table-cell office:value-type="float" office:value="24.10968" calcext:value-type="float">
            <text:p>24.10968</text:p>
          </table:table-cell>
          <table:table-cell office:value-type="float" office:value="18.66537" calcext:value-type="float">
            <text:p>18.66537</text:p>
          </table:table-cell>
          <table:table-cell office:value-type="float" office:value="22.74493" calcext:value-type="float">
            <text:p>22.74493</text:p>
          </table:table-cell>
          <table:table-cell office:value-type="float" office:value="19.19711" calcext:value-type="float">
            <text:p>19.19711</text:p>
          </table:table-cell>
          <table:table-cell office:value-type="float" office:value="21.91003" calcext:value-type="float">
            <text:p>21.91003</text:p>
          </table:table-cell>
          <table:table-cell office:value-type="float" office:value="19.45486" calcext:value-type="float">
            <text:p>19.45486</text:p>
          </table:table-cell>
          <table:table-cell office:value-type="float" office:value="21.14825" calcext:value-type="float">
            <text:p>21.14825</text:p>
          </table:table-cell>
          <table:table-cell office:value-type="float" office:value="19.62466" calcext:value-type="float">
            <text:p>19.62466</text:p>
          </table:table-cell>
          <table:table-cell office:value-type="float" office:value="20.48083" calcext:value-type="float">
            <text:p>20.48083</text:p>
          </table:table-cell>
          <table:table-cell office:value-type="float" office:value="19.57513" calcext:value-type="float">
            <text:p>19.57513</text:p>
          </table:table-cell>
          <table:table-cell office:value-type="float" office:value="19.55399" calcext:value-type="float">
            <text:p>19.55399</text:p>
          </table:table-cell>
          <table:table-cell office:value-type="float" office:value="19.29861" calcext:value-type="float">
            <text:p>19.29861</text:p>
          </table:table-cell>
          <table:table-cell office:value-type="float" office:value="18.89957" calcext:value-type="float">
            <text:p>18.89957</text:p>
          </table:table-cell>
          <table:table-cell office:value-type="float" office:value="18.7963" calcext:value-type="float">
            <text:p>18.7963</text:p>
          </table:table-cell>
          <table:table-cell office:value-type="float" office:value="18.42529" calcext:value-type="float">
            <text:p>18.42529</text:p>
          </table:table-cell>
          <table:table-cell office:value-type="float" office:value="18.41022" calcext:value-type="float">
            <text:p>18.41022</text:p>
          </table:table-cell>
          <table:table-cell office:value-type="float" office:value="17.97708" calcext:value-type="float">
            <text:p>17.97708</text:p>
          </table:table-cell>
          <table:table-cell office:value-type="float" office:value="17.95343" calcext:value-type="float">
            <text:p>17.95343</text:p>
          </table:table-cell>
          <table:table-cell office:value-type="float" office:value="17.47668" calcext:value-type="float">
            <text:p>17.47668</text:p>
          </table:table-cell>
          <table:table-cell office:value-type="float" office:value="17.46878" calcext:value-type="float">
            <text:p>17.46878</text:p>
          </table:table-cell>
          <table:table-cell office:value-type="float" office:value="16.90366" calcext:value-type="float">
            <text:p>16.90366</text:p>
          </table:table-cell>
          <table:table-cell office:value-type="float" office:value="16.89969" calcext:value-type="float">
            <text:p>16.89969</text:p>
          </table:table-cell>
          <table:table-cell office:value-type="float" office:value="16.40298" calcext:value-type="float">
            <text:p>16.40298</text:p>
          </table:table-cell>
          <table:table-cell office:value-type="float" office:value="16.39725" calcext:value-type="float">
            <text:p>16.39725</text:p>
          </table:table-cell>
          <table:table-cell office:value-type="float" office:value="35.94562" calcext:value-type="float">
            <text:p>35.94562</text:p>
          </table:table-cell>
          <table:table-cell office:value-type="float" office:value="14.94241" calcext:value-type="float">
            <text:p>14.9424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3092004" calcext:value-type="float">
            <text:p>13092004</text:p>
          </table:table-cell>
          <table:table-cell office:value-type="float" office:value="18.69365" calcext:value-type="float">
            <text:p>18.69365</text:p>
          </table:table-cell>
          <table:table-cell office:value-type="float" office:value="33.92" calcext:value-type="float">
            <text:p>33.92</text:p>
          </table:table-cell>
          <table:table-cell office:value-type="float" office:value="19.81" calcext:value-type="float">
            <text:p>19.81</text:p>
          </table:table-cell>
          <table:table-cell office:value-type="float" office:value="1.619694" calcext:value-type="float">
            <text:p>1.619694</text:p>
          </table:table-cell>
          <table:table-cell office:value-type="float" office:value="1.152103" calcext:value-type="float">
            <text:p>1.152103</text:p>
          </table:table-cell>
          <table:table-cell office:value-type="float" office:value="495.288" calcext:value-type="float">
            <text:p>495.288</text:p>
          </table:table-cell>
          <table:table-cell office:value-type="float" office:value="0" calcext:value-type="float">
            <text:p>0</text:p>
          </table:table-cell>
          <table:table-cell office:value-type="float" office:value="31.34949" calcext:value-type="float">
            <text:p>31.34949</text:p>
          </table:table-cell>
          <table:table-cell office:value-type="float" office:value="20.15021" calcext:value-type="float">
            <text:p>20.15021</text:p>
          </table:table-cell>
          <table:table-cell office:value-type="float" office:value="27.54916" calcext:value-type="float">
            <text:p>27.54916</text:p>
          </table:table-cell>
          <table:table-cell office:value-type="float" office:value="20.77805" calcext:value-type="float">
            <text:p>20.77805</text:p>
          </table:table-cell>
          <table:table-cell office:value-type="float" office:value="25.7171" calcext:value-type="float">
            <text:p>25.7171</text:p>
          </table:table-cell>
          <table:table-cell office:value-type="float" office:value="20.99448" calcext:value-type="float">
            <text:p>20.99448</text:p>
          </table:table-cell>
          <table:table-cell office:value-type="float" office:value="24.1925" calcext:value-type="float">
            <text:p>24.1925</text:p>
          </table:table-cell>
          <table:table-cell office:value-type="float" office:value="21.01831" calcext:value-type="float">
            <text:p>21.01831</text:p>
          </table:table-cell>
          <table:table-cell office:value-type="float" office:value="23.20401" calcext:value-type="float">
            <text:p>23.20401</text:p>
          </table:table-cell>
          <table:table-cell office:value-type="float" office:value="20.93466" calcext:value-type="float">
            <text:p>20.93466</text:p>
          </table:table-cell>
          <table:table-cell office:value-type="float" office:value="22.24979" calcext:value-type="float">
            <text:p>22.24979</text:p>
          </table:table-cell>
          <table:table-cell office:value-type="float" office:value="20.75174" calcext:value-type="float">
            <text:p>20.75174</text:p>
          </table:table-cell>
          <table:table-cell office:value-type="float" office:value="21.37729" calcext:value-type="float">
            <text:p>21.37729</text:p>
          </table:table-cell>
          <table:table-cell office:value-type="float" office:value="20.40997" calcext:value-type="float">
            <text:p>20.40997</text:p>
          </table:table-cell>
          <table:table-cell office:value-type="float" office:value="20.10007" calcext:value-type="float">
            <text:p>20.10007</text:p>
          </table:table-cell>
          <table:table-cell office:value-type="float" office:value="19.56165" calcext:value-type="float">
            <text:p>19.56165</text:p>
          </table:table-cell>
          <table:table-cell office:value-type="float" office:value="19.08246" calcext:value-type="float">
            <text:p>19.08246</text:p>
          </table:table-cell>
          <table:table-cell office:value-type="float" office:value="18.90094" calcext:value-type="float">
            <text:p>18.90094</text:p>
          </table:table-cell>
          <table:table-cell office:value-type="float" office:value="18.42853" calcext:value-type="float">
            <text:p>18.42853</text:p>
          </table:table-cell>
          <table:table-cell office:value-type="float" office:value="18.41019" calcext:value-type="float">
            <text:p>18.41019</text:p>
          </table:table-cell>
          <table:table-cell office:value-type="float" office:value="17.95322" calcext:value-type="float">
            <text:p>17.95322</text:p>
          </table:table-cell>
          <table:table-cell office:value-type="float" office:value="17.94223" calcext:value-type="float">
            <text:p>17.94223</text:p>
          </table:table-cell>
          <table:table-cell office:value-type="float" office:value="17.46866" calcext:value-type="float">
            <text:p>17.46866</text:p>
          </table:table-cell>
          <table:table-cell office:value-type="float" office:value="17.46146" calcext:value-type="float">
            <text:p>17.46146</text:p>
          </table:table-cell>
          <table:table-cell office:value-type="float" office:value="16.90546" calcext:value-type="float">
            <text:p>16.90546</text:p>
          </table:table-cell>
          <table:table-cell office:value-type="float" office:value="16.90369" calcext:value-type="float">
            <text:p>16.90369</text:p>
          </table:table-cell>
          <table:table-cell office:value-type="float" office:value="16.40747" calcext:value-type="float">
            <text:p>16.40747</text:p>
          </table:table-cell>
          <table:table-cell office:value-type="float" office:value="16.40305" calcext:value-type="float">
            <text:p>16.40305</text:p>
          </table:table-cell>
          <table:table-cell office:value-type="float" office:value="38.26434" calcext:value-type="float">
            <text:p>38.26434</text:p>
          </table:table-cell>
          <table:table-cell office:value-type="float" office:value="19.2796" calcext:value-type="float">
            <text:p>19.279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092004" calcext:value-type="float">
            <text:p>14092004</text:p>
          </table:table-cell>
          <table:table-cell office:value-type="float" office:value="13.49208" calcext:value-type="float">
            <text:p>13.49208</text:p>
          </table:table-cell>
          <table:table-cell office:value-type="float" office:value="30.94" calcext:value-type="float">
            <text:p>30.94</text:p>
          </table:table-cell>
          <table:table-cell office:value-type="float" office:value="19.74" calcext:value-type="float">
            <text:p>19.74</text:p>
          </table:table-cell>
          <table:table-cell office:value-type="float" office:value="1.817289" calcext:value-type="float">
            <text:p>1.817289</text:p>
          </table:table-cell>
          <table:table-cell office:value-type="float" office:value="1.357792" calcext:value-type="float">
            <text:p>1.357792</text:p>
          </table:table-cell>
          <table:table-cell office:value-type="float" office:value="351.504" calcext:value-type="float">
            <text:p>351.504</text:p>
          </table:table-cell>
          <table:table-cell office:value-type="float" office:value="0.1" calcext:value-type="float">
            <text:p>0.1</text:p>
          </table:table-cell>
          <table:table-cell office:value-type="float" office:value="28.75711" calcext:value-type="float">
            <text:p>28.75711</text:p>
          </table:table-cell>
          <table:table-cell office:value-type="float" office:value="20.33051" calcext:value-type="float">
            <text:p>20.33051</text:p>
          </table:table-cell>
          <table:table-cell office:value-type="float" office:value="25.87537" calcext:value-type="float">
            <text:p>25.87537</text:p>
          </table:table-cell>
          <table:table-cell office:value-type="float" office:value="21.37598" calcext:value-type="float">
            <text:p>21.37598</text:p>
          </table:table-cell>
          <table:table-cell office:value-type="float" office:value="24.75812" calcext:value-type="float">
            <text:p>24.75812</text:p>
          </table:table-cell>
          <table:table-cell office:value-type="float" office:value="21.7561" calcext:value-type="float">
            <text:p>21.7561</text:p>
          </table:table-cell>
          <table:table-cell office:value-type="float" office:value="23.75452" calcext:value-type="float">
            <text:p>23.75452</text:p>
          </table:table-cell>
          <table:table-cell office:value-type="float" office:value="21.85446" calcext:value-type="float">
            <text:p>21.85446</text:p>
          </table:table-cell>
          <table:table-cell office:value-type="float" office:value="23.06168" calcext:value-type="float">
            <text:p>23.06168</text:p>
          </table:table-cell>
          <table:table-cell office:value-type="float" office:value="21.78677" calcext:value-type="float">
            <text:p>21.78677</text:p>
          </table:table-cell>
          <table:table-cell office:value-type="float" office:value="22.34683" calcext:value-type="float">
            <text:p>22.34683</text:p>
          </table:table-cell>
          <table:table-cell office:value-type="float" office:value="21.58194" calcext:value-type="float">
            <text:p>21.58194</text:p>
          </table:table-cell>
          <table:table-cell office:value-type="float" office:value="21.64426" calcext:value-type="float">
            <text:p>21.64426</text:p>
          </table:table-cell>
          <table:table-cell office:value-type="float" office:value="21.15933" calcext:value-type="float">
            <text:p>21.15933</text:p>
          </table:table-cell>
          <table:table-cell office:value-type="float" office:value="20.56503" calcext:value-type="float">
            <text:p>20.56503</text:p>
          </table:table-cell>
          <table:table-cell office:value-type="float" office:value="20.10971" calcext:value-type="float">
            <text:p>20.10971</text:p>
          </table:table-cell>
          <table:table-cell office:value-type="float" office:value="19.35239" calcext:value-type="float">
            <text:p>19.35239</text:p>
          </table:table-cell>
          <table:table-cell office:value-type="float" office:value="19.08505" calcext:value-type="float">
            <text:p>19.08505</text:p>
          </table:table-cell>
          <table:table-cell office:value-type="float" office:value="18.49133" calcext:value-type="float">
            <text:p>18.49133</text:p>
          </table:table-cell>
          <table:table-cell office:value-type="float" office:value="18.42896" calcext:value-type="float">
            <text:p>18.42896</text:p>
          </table:table-cell>
          <table:table-cell office:value-type="float" office:value="17.94852" calcext:value-type="float">
            <text:p>17.94852</text:p>
          </table:table-cell>
          <table:table-cell office:value-type="float" office:value="17.94189" calcext:value-type="float">
            <text:p>17.94189</text:p>
          </table:table-cell>
          <table:table-cell office:value-type="float" office:value="17.4614" calcext:value-type="float">
            <text:p>17.4614</text:p>
          </table:table-cell>
          <table:table-cell office:value-type="float" office:value="17.4567" calcext:value-type="float">
            <text:p>17.4567</text:p>
          </table:table-cell>
          <table:table-cell office:value-type="float" office:value="16.90594" calcext:value-type="float">
            <text:p>16.90594</text:p>
          </table:table-cell>
          <table:table-cell office:value-type="float" office:value="16.90045" calcext:value-type="float">
            <text:p>16.90045</text:p>
          </table:table-cell>
          <table:table-cell office:value-type="float" office:value="16.41052" calcext:value-type="float">
            <text:p>16.41052</text:p>
          </table:table-cell>
          <table:table-cell office:value-type="float" office:value="16.4075" calcext:value-type="float">
            <text:p>16.4075</text:p>
          </table:table-cell>
          <table:table-cell office:value-type="float" office:value="34.21371" calcext:value-type="float">
            <text:p>34.21371</text:p>
          </table:table-cell>
          <table:table-cell office:value-type="float" office:value="18.71683" calcext:value-type="float">
            <text:p>18.7168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5092004" calcext:value-type="float">
            <text:p>15092004</text:p>
          </table:table-cell>
          <table:table-cell office:value-type="float" office:value="20.48226" calcext:value-type="float">
            <text:p>20.48226</text:p>
          </table:table-cell>
          <table:table-cell office:value-type="float" office:value="25.23" calcext:value-type="float">
            <text:p>25.23</text:p>
          </table:table-cell>
          <table:table-cell office:value-type="float" office:value="10.62" calcext:value-type="float">
            <text:p>10.62</text:p>
          </table:table-cell>
          <table:table-cell office:value-type="float" office:value="1.83166" calcext:value-type="float">
            <text:p>1.83166</text:p>
          </table:table-cell>
          <table:table-cell office:value-type="float" office:value="1.112724" calcext:value-type="float">
            <text:p>1.112724</text:p>
          </table:table-cell>
          <table:table-cell office:value-type="float" office:value="315.72" calcext:value-type="float">
            <text:p>315.72</text:p>
          </table:table-cell>
          <table:table-cell office:value-type="float" office:value="9.4" calcext:value-type="float">
            <text:p>9.4</text:p>
          </table:table-cell>
          <table:table-cell office:value-type="float" office:value="24.42532" calcext:value-type="float">
            <text:p>24.42532</text:p>
          </table:table-cell>
          <table:table-cell office:value-type="float" office:value="12.77615" calcext:value-type="float">
            <text:p>12.77615</text:p>
          </table:table-cell>
          <table:table-cell office:value-type="float" office:value="24.22586" calcext:value-type="float">
            <text:p>24.22586</text:p>
          </table:table-cell>
          <table:table-cell office:value-type="float" office:value="15.22717" calcext:value-type="float">
            <text:p>15.22717</text:p>
          </table:table-cell>
          <table:table-cell office:value-type="float" office:value="23.92139" calcext:value-type="float">
            <text:p>23.92139</text:p>
          </table:table-cell>
          <table:table-cell office:value-type="float" office:value="17.26157" calcext:value-type="float">
            <text:p>17.26157</text:p>
          </table:table-cell>
          <table:table-cell office:value-type="float" office:value="23.43341" calcext:value-type="float">
            <text:p>23.43341</text:p>
          </table:table-cell>
          <table:table-cell office:value-type="float" office:value="18.82663" calcext:value-type="float">
            <text:p>18.82663</text:p>
          </table:table-cell>
          <table:table-cell office:value-type="float" office:value="22.96552" calcext:value-type="float">
            <text:p>22.96552</text:p>
          </table:table-cell>
          <table:table-cell office:value-type="float" office:value="19.6264" calcext:value-type="float">
            <text:p>19.6264</text:p>
          </table:table-cell>
          <table:table-cell office:value-type="float" office:value="22.34961" calcext:value-type="float">
            <text:p>22.34961</text:p>
          </table:table-cell>
          <table:table-cell office:value-type="float" office:value="20.37347" calcext:value-type="float">
            <text:p>20.37347</text:p>
          </table:table-cell>
          <table:table-cell office:value-type="float" office:value="21.68985" calcext:value-type="float">
            <text:p>21.68985</text:p>
          </table:table-cell>
          <table:table-cell office:value-type="float" office:value="20.5697" calcext:value-type="float">
            <text:p>20.5697</text:p>
          </table:table-cell>
          <table:table-cell office:value-type="float" office:value="20.7001" calcext:value-type="float">
            <text:p>20.7001</text:p>
          </table:table-cell>
          <table:table-cell office:value-type="float" office:value="20.46835" calcext:value-type="float">
            <text:p>20.46835</text:p>
          </table:table-cell>
          <table:table-cell office:value-type="float" office:value="19.55304" calcext:value-type="float">
            <text:p>19.55304</text:p>
          </table:table-cell>
          <table:table-cell office:value-type="float" office:value="19.35513" calcext:value-type="float">
            <text:p>19.35513</text:p>
          </table:table-cell>
          <table:table-cell office:value-type="float" office:value="18.58441" calcext:value-type="float">
            <text:p>18.58441</text:p>
          </table:table-cell>
          <table:table-cell office:value-type="float" office:value="18.49222" calcext:value-type="float">
            <text:p>18.49222</text:p>
          </table:table-cell>
          <table:table-cell office:value-type="float" office:value="17.97461" calcext:value-type="float">
            <text:p>17.97461</text:p>
          </table:table-cell>
          <table:table-cell office:value-type="float" office:value="17.9487" calcext:value-type="float">
            <text:p>17.9487</text:p>
          </table:table-cell>
          <table:table-cell office:value-type="float" office:value="17.45712" calcext:value-type="float">
            <text:p>17.45712</text:p>
          </table:table-cell>
          <table:table-cell office:value-type="float" office:value="17.45578" calcext:value-type="float">
            <text:p>17.45578</text:p>
          </table:table-cell>
          <table:table-cell office:value-type="float" office:value="16.90448" calcext:value-type="float">
            <text:p>16.90448</text:p>
          </table:table-cell>
          <table:table-cell office:value-type="float" office:value="16.90152" calcext:value-type="float">
            <text:p>16.90152</text:p>
          </table:table-cell>
          <table:table-cell office:value-type="float" office:value="16.41275" calcext:value-type="float">
            <text:p>16.41275</text:p>
          </table:table-cell>
          <table:table-cell office:value-type="float" office:value="16.41052" calcext:value-type="float">
            <text:p>16.41052</text:p>
          </table:table-cell>
          <table:table-cell office:value-type="float" office:value="24.487" calcext:value-type="float">
            <text:p>24.487</text:p>
          </table:table-cell>
          <table:table-cell office:value-type="float" office:value="10.73465" calcext:value-type="float">
            <text:p>10.7346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6092004" calcext:value-type="float">
            <text:p>16092004</text:p>
          </table:table-cell>
          <table:table-cell office:value-type="float" office:value="20.77274" calcext:value-type="float">
            <text:p>20.77274</text:p>
          </table:table-cell>
          <table:table-cell office:value-type="float" office:value="25.85" calcext:value-type="float">
            <text:p>25.85</text:p>
          </table:table-cell>
          <table:table-cell office:value-type="float" office:value="7.75" calcext:value-type="float">
            <text:p>7.75</text:p>
          </table:table-cell>
          <table:table-cell office:value-type="float" office:value="1.453733" calcext:value-type="float">
            <text:p>1.453733</text:p>
          </table:table-cell>
          <table:table-cell office:value-type="float" office:value="0.9263659" calcext:value-type="float">
            <text:p>0.9263659</text:p>
          </table:table-cell>
          <table:table-cell office:value-type="float" office:value="185.04" calcext:value-type="float">
            <text:p>185.04</text:p>
          </table:table-cell>
          <table:table-cell office:value-type="float" office:value="0" calcext:value-type="float">
            <text:p>0</text:p>
          </table:table-cell>
          <table:table-cell office:value-type="float" office:value="22.0517" calcext:value-type="float">
            <text:p>22.0517</text:p>
          </table:table-cell>
          <table:table-cell office:value-type="float" office:value="9.908966" calcext:value-type="float">
            <text:p>9.908966</text:p>
          </table:table-cell>
          <table:table-cell office:value-type="float" office:value="20.25253" calcext:value-type="float">
            <text:p>20.25253</text:p>
          </table:table-cell>
          <table:table-cell office:value-type="float" office:value="12.38696" calcext:value-type="float">
            <text:p>12.38696</text:p>
          </table:table-cell>
          <table:table-cell office:value-type="float" office:value="19.53879" calcext:value-type="float">
            <text:p>19.53879</text:p>
          </table:table-cell>
          <table:table-cell office:value-type="float" office:value="14.41888" calcext:value-type="float">
            <text:p>14.41888</text:p>
          </table:table-cell>
          <table:table-cell office:value-type="float" office:value="19.17065" calcext:value-type="float">
            <text:p>19.17065</text:p>
          </table:table-cell>
          <table:table-cell office:value-type="float" office:value="16.15305" calcext:value-type="float">
            <text:p>16.15305</text:p>
          </table:table-cell>
          <table:table-cell office:value-type="float" office:value="19.54877" calcext:value-type="float">
            <text:p>19.54877</text:p>
          </table:table-cell>
          <table:table-cell office:value-type="float" office:value="17.24265" calcext:value-type="float">
            <text:p>17.24265</text:p>
          </table:table-cell>
          <table:table-cell office:value-type="float" office:value="20.3277" calcext:value-type="float">
            <text:p>20.3277</text:p>
          </table:table-cell>
          <table:table-cell office:value-type="float" office:value="18.27795" calcext:value-type="float">
            <text:p>18.27795</text:p>
          </table:table-cell>
          <table:table-cell office:value-type="float" office:value="20.54547" calcext:value-type="float">
            <text:p>20.54547</text:p>
          </table:table-cell>
          <table:table-cell office:value-type="float" office:value="18.93951" calcext:value-type="float">
            <text:p>18.93951</text:p>
          </table:table-cell>
          <table:table-cell office:value-type="float" office:value="20.46277" calcext:value-type="float">
            <text:p>20.46277</text:p>
          </table:table-cell>
          <table:table-cell office:value-type="float" office:value="19.4856" calcext:value-type="float">
            <text:p>19.4856</text:p>
          </table:table-cell>
          <table:table-cell office:value-type="float" office:value="19.56094" calcext:value-type="float">
            <text:p>19.56094</text:p>
          </table:table-cell>
          <table:table-cell office:value-type="float" office:value="19.41528" calcext:value-type="float">
            <text:p>19.41528</text:p>
          </table:table-cell>
          <table:table-cell office:value-type="float" office:value="18.64886" calcext:value-type="float">
            <text:p>18.64886</text:p>
          </table:table-cell>
          <table:table-cell office:value-type="float" office:value="18.58536" calcext:value-type="float">
            <text:p>18.58536</text:p>
          </table:table-cell>
          <table:table-cell office:value-type="float" office:value="18.01099" calcext:value-type="float">
            <text:p>18.01099</text:p>
          </table:table-cell>
          <table:table-cell office:value-type="float" office:value="17.97498" calcext:value-type="float">
            <text:p>17.97498</text:p>
          </table:table-cell>
          <table:table-cell office:value-type="float" office:value="17.46609" calcext:value-type="float">
            <text:p>17.46609</text:p>
          </table:table-cell>
          <table:table-cell office:value-type="float" office:value="17.45715" calcext:value-type="float">
            <text:p>17.45715</text:p>
          </table:table-cell>
          <table:table-cell office:value-type="float" office:value="16.90756" calcext:value-type="float">
            <text:p>16.90756</text:p>
          </table:table-cell>
          <table:table-cell office:value-type="float" office:value="16.90448" calcext:value-type="float">
            <text:p>16.90448</text:p>
          </table:table-cell>
          <table:table-cell office:value-type="float" office:value="16.41547" calcext:value-type="float">
            <text:p>16.41547</text:p>
          </table:table-cell>
          <table:table-cell office:value-type="float" office:value="16.41278" calcext:value-type="float">
            <text:p>16.41278</text:p>
          </table:table-cell>
          <table:table-cell office:value-type="float" office:value="23.43878" calcext:value-type="float">
            <text:p>23.43878</text:p>
          </table:table-cell>
          <table:table-cell office:value-type="float" office:value="7.797363" calcext:value-type="float">
            <text:p>7.79736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7092004" calcext:value-type="float">
            <text:p>17092004</text:p>
          </table:table-cell>
          <table:table-cell office:value-type="float" office:value="18.11336" calcext:value-type="float">
            <text:p>18.11336</text:p>
          </table:table-cell>
          <table:table-cell office:value-type="float" office:value="28.01" calcext:value-type="float">
            <text:p>28.01</text:p>
          </table:table-cell>
          <table:table-cell office:value-type="float" office:value="11.74" calcext:value-type="float">
            <text:p>11.74</text:p>
          </table:table-cell>
          <table:table-cell office:value-type="float" office:value="1.477333" calcext:value-type="float">
            <text:p>1.477333</text:p>
          </table:table-cell>
          <table:table-cell office:value-type="float" office:value="1.14926" calcext:value-type="float">
            <text:p>1.14926</text:p>
          </table:table-cell>
          <table:table-cell office:value-type="float" office:value="300.204" calcext:value-type="float">
            <text:p>300.204</text:p>
          </table:table-cell>
          <table:table-cell office:value-type="float" office:value="0" calcext:value-type="float">
            <text:p>0</text:p>
          </table:table-cell>
          <table:table-cell office:value-type="float" office:value="23.84528" calcext:value-type="float">
            <text:p>23.84528</text:p>
          </table:table-cell>
          <table:table-cell office:value-type="float" office:value="13.04391" calcext:value-type="float">
            <text:p>13.04391</text:p>
          </table:table-cell>
          <table:table-cell office:value-type="float" office:value="21.37524" calcext:value-type="float">
            <text:p>21.37524</text:p>
          </table:table-cell>
          <table:table-cell office:value-type="float" office:value="14.54559" calcext:value-type="float">
            <text:p>14.54559</text:p>
          </table:table-cell>
          <table:table-cell office:value-type="float" office:value="20.35022" calcext:value-type="float">
            <text:p>20.35022</text:p>
          </table:table-cell>
          <table:table-cell office:value-type="float" office:value="15.63458" calcext:value-type="float">
            <text:p>15.63458</text:p>
          </table:table-cell>
          <table:table-cell office:value-type="float" office:value="19.65427" calcext:value-type="float">
            <text:p>19.65427</text:p>
          </table:table-cell>
          <table:table-cell office:value-type="float" office:value="16.63141" calcext:value-type="float">
            <text:p>16.63141</text:p>
          </table:table-cell>
          <table:table-cell office:value-type="float" office:value="19.29913" calcext:value-type="float">
            <text:p>19.29913</text:p>
          </table:table-cell>
          <table:table-cell office:value-type="float" office:value="17.2879" calcext:value-type="float">
            <text:p>17.2879</text:p>
          </table:table-cell>
          <table:table-cell office:value-type="float" office:value="19.0769" calcext:value-type="float">
            <text:p>19.0769</text:p>
          </table:table-cell>
          <table:table-cell office:value-type="float" office:value="17.94928" calcext:value-type="float">
            <text:p>17.94928</text:p>
          </table:table-cell>
          <table:table-cell office:value-type="float" office:value="19.17001" calcext:value-type="float">
            <text:p>19.17001</text:p>
          </table:table-cell>
          <table:table-cell office:value-type="float" office:value="18.43594" calcext:value-type="float">
            <text:p>18.43594</text:p>
          </table:table-cell>
          <table:table-cell office:value-type="float" office:value="19.48087" calcext:value-type="float">
            <text:p>19.48087</text:p>
          </table:table-cell>
          <table:table-cell office:value-type="float" office:value="18.9838" calcext:value-type="float">
            <text:p>18.9838</text:p>
          </table:table-cell>
          <table:table-cell office:value-type="float" office:value="19.41248" calcext:value-type="float">
            <text:p>19.41248</text:p>
          </table:table-cell>
          <table:table-cell office:value-type="float" office:value="19.12408" calcext:value-type="float">
            <text:p>19.12408</text:p>
          </table:table-cell>
          <table:table-cell office:value-type="float" office:value="18.6524" calcext:value-type="float">
            <text:p>18.6524</text:p>
          </table:table-cell>
          <table:table-cell office:value-type="float" office:value="18.63474" calcext:value-type="float">
            <text:p>18.63474</text:p>
          </table:table-cell>
          <table:table-cell office:value-type="float" office:value="18.03519" calcext:value-type="float">
            <text:p>18.03519</text:p>
          </table:table-cell>
          <table:table-cell office:value-type="float" office:value="18.01135" calcext:value-type="float">
            <text:p>18.01135</text:p>
          </table:table-cell>
          <table:table-cell office:value-type="float" office:value="17.47922" calcext:value-type="float">
            <text:p>17.47922</text:p>
          </table:table-cell>
          <table:table-cell office:value-type="float" office:value="17.46619" calcext:value-type="float">
            <text:p>17.46619</text:p>
          </table:table-cell>
          <table:table-cell office:value-type="float" office:value="16.91214" calcext:value-type="float">
            <text:p>16.91214</text:p>
          </table:table-cell>
          <table:table-cell office:value-type="float" office:value="16.90759" calcext:value-type="float">
            <text:p>16.90759</text:p>
          </table:table-cell>
          <table:table-cell office:value-type="float" office:value="16.41803" calcext:value-type="float">
            <text:p>16.41803</text:p>
          </table:table-cell>
          <table:table-cell office:value-type="float" office:value="16.4155" calcext:value-type="float">
            <text:p>16.4155</text:p>
          </table:table-cell>
          <table:table-cell office:value-type="float" office:value="31.38641" calcext:value-type="float">
            <text:p>31.38641</text:p>
          </table:table-cell>
          <table:table-cell office:value-type="float" office:value="11.39047" calcext:value-type="float">
            <text:p>11.3904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8092004" calcext:value-type="float">
            <text:p>18092004</text:p>
          </table:table-cell>
          <table:table-cell office:value-type="float" office:value="19.48597" calcext:value-type="float">
            <text:p>19.48597</text:p>
          </table:table-cell>
          <table:table-cell office:value-type="float" office:value="30.93" calcext:value-type="float">
            <text:p>30.93</text:p>
          </table:table-cell>
          <table:table-cell office:value-type="float" office:value="17.24" calcext:value-type="float">
            <text:p>17.24</text:p>
          </table:table-cell>
          <table:table-cell office:value-type="float" office:value="1.967831" calcext:value-type="float">
            <text:p>1.967831</text:p>
          </table:table-cell>
          <table:table-cell office:value-type="float" office:value="1.379494" calcext:value-type="float">
            <text:p>1.379494</text:p>
          </table:table-cell>
          <table:table-cell office:value-type="float" office:value="391.572" calcext:value-type="float">
            <text:p>391.572</text:p>
          </table:table-cell>
          <table:table-cell office:value-type="float" office:value="0" calcext:value-type="float">
            <text:p>0</text:p>
          </table:table-cell>
          <table:table-cell office:value-type="float" office:value="29.30627" calcext:value-type="float">
            <text:p>29.30627</text:p>
          </table:table-cell>
          <table:table-cell office:value-type="float" office:value="17.36691" calcext:value-type="float">
            <text:p>17.36691</text:p>
          </table:table-cell>
          <table:table-cell office:value-type="float" office:value="25.7196" calcext:value-type="float">
            <text:p>25.7196</text:p>
          </table:table-cell>
          <table:table-cell office:value-type="float" office:value="18.05905" calcext:value-type="float">
            <text:p>18.05905</text:p>
          </table:table-cell>
          <table:table-cell office:value-type="float" office:value="23.93149" calcext:value-type="float">
            <text:p>23.93149</text:p>
          </table:table-cell>
          <table:table-cell office:value-type="float" office:value="18.34357" calcext:value-type="float">
            <text:p>18.34357</text:p>
          </table:table-cell>
          <table:table-cell office:value-type="float" office:value="22.48172" calcext:value-type="float">
            <text:p>22.48172</text:p>
          </table:table-cell>
          <table:table-cell office:value-type="float" office:value="18.57004" calcext:value-type="float">
            <text:p>18.57004</text:p>
          </table:table-cell>
          <table:table-cell office:value-type="float" office:value="21.59647" calcext:value-type="float">
            <text:p>21.59647</text:p>
          </table:table-cell>
          <table:table-cell office:value-type="float" office:value="18.70905" calcext:value-type="float">
            <text:p>18.70905</text:p>
          </table:table-cell>
          <table:table-cell office:value-type="float" office:value="20.82739" calcext:value-type="float">
            <text:p>20.82739</text:p>
          </table:table-cell>
          <table:table-cell office:value-type="float" office:value="18.84232" calcext:value-type="float">
            <text:p>18.84232</text:p>
          </table:table-cell>
          <table:table-cell office:value-type="float" office:value="20.13943" calcext:value-type="float">
            <text:p>20.13943</text:p>
          </table:table-cell>
          <table:table-cell office:value-type="float" office:value="18.91626" calcext:value-type="float">
            <text:p>18.91626</text:p>
          </table:table-cell>
          <table:table-cell office:value-type="float" office:value="19.25143" calcext:value-type="float">
            <text:p>19.25143</text:p>
          </table:table-cell>
          <table:table-cell office:value-type="float" office:value="18.99417" calcext:value-type="float">
            <text:p>18.99417</text:p>
          </table:table-cell>
          <table:table-cell office:value-type="float" office:value="19.12143" calcext:value-type="float">
            <text:p>19.12143</text:p>
          </table:table-cell>
          <table:table-cell office:value-type="float" office:value="18.96445" calcext:value-type="float">
            <text:p>18.96445</text:p>
          </table:table-cell>
          <table:table-cell office:value-type="float" office:value="18.63425" calcext:value-type="float">
            <text:p>18.63425</text:p>
          </table:table-cell>
          <table:table-cell office:value-type="float" office:value="18.5766" calcext:value-type="float">
            <text:p>18.5766</text:p>
          </table:table-cell>
          <table:table-cell office:value-type="float" office:value="18.03833" calcext:value-type="float">
            <text:p>18.03833</text:p>
          </table:table-cell>
          <table:table-cell office:value-type="float" office:value="18.03531" calcext:value-type="float">
            <text:p>18.03531</text:p>
          </table:table-cell>
          <table:table-cell office:value-type="float" office:value="17.49005" calcext:value-type="float">
            <text:p>17.49005</text:p>
          </table:table-cell>
          <table:table-cell office:value-type="float" office:value="17.47937" calcext:value-type="float">
            <text:p>17.47937</text:p>
          </table:table-cell>
          <table:table-cell office:value-type="float" office:value="16.91592" calcext:value-type="float">
            <text:p>16.91592</text:p>
          </table:table-cell>
          <table:table-cell office:value-type="float" office:value="16.9122" calcext:value-type="float">
            <text:p>16.9122</text:p>
          </table:table-cell>
          <table:table-cell office:value-type="float" office:value="16.42047" calcext:value-type="float">
            <text:p>16.42047</text:p>
          </table:table-cell>
          <table:table-cell office:value-type="float" office:value="16.41803" calcext:value-type="float">
            <text:p>16.41803</text:p>
          </table:table-cell>
          <table:table-cell office:value-type="float" office:value="35.80762" calcext:value-type="float">
            <text:p>35.80762</text:p>
          </table:table-cell>
          <table:table-cell office:value-type="float" office:value="16.21625" calcext:value-type="float">
            <text:p>16.2162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9092004" calcext:value-type="float">
            <text:p>19092004</text:p>
          </table:table-cell>
          <table:table-cell office:value-type="float" office:value="19.03194" calcext:value-type="float">
            <text:p>19.03194</text:p>
          </table:table-cell>
          <table:table-cell office:value-type="float" office:value="32.47" calcext:value-type="float">
            <text:p>32.47</text:p>
          </table:table-cell>
          <table:table-cell office:value-type="float" office:value="19.89" calcext:value-type="float">
            <text:p>19.89</text:p>
          </table:table-cell>
          <table:table-cell office:value-type="float" office:value="1.916825" calcext:value-type="float">
            <text:p>1.916825</text:p>
          </table:table-cell>
          <table:table-cell office:value-type="float" office:value="1.025501" calcext:value-type="float">
            <text:p>1.025501</text:p>
          </table:table-cell>
          <table:table-cell office:value-type="float" office:value="450.18" calcext:value-type="float">
            <text:p>450.18</text:p>
          </table:table-cell>
          <table:table-cell office:value-type="float" office:value="0" calcext:value-type="float">
            <text:p>0</text:p>
          </table:table-cell>
          <table:table-cell office:value-type="float" office:value="30.52844" calcext:value-type="float">
            <text:p>30.52844</text:p>
          </table:table-cell>
          <table:table-cell office:value-type="float" office:value="20.2659" calcext:value-type="float">
            <text:p>20.2659</text:p>
          </table:table-cell>
          <table:table-cell office:value-type="float" office:value="26.98676" calcext:value-type="float">
            <text:p>26.98676</text:p>
          </table:table-cell>
          <table:table-cell office:value-type="float" office:value="20.89319" calcext:value-type="float">
            <text:p>20.89319</text:p>
          </table:table-cell>
          <table:table-cell office:value-type="float" office:value="25.19025" calcext:value-type="float">
            <text:p>25.19025</text:p>
          </table:table-cell>
          <table:table-cell office:value-type="float" office:value="21.0589" calcext:value-type="float">
            <text:p>21.0589</text:p>
          </table:table-cell>
          <table:table-cell office:value-type="float" office:value="23.72635" calcext:value-type="float">
            <text:p>23.72635</text:p>
          </table:table-cell>
          <table:table-cell office:value-type="float" office:value="21.00571" calcext:value-type="float">
            <text:p>21.00571</text:p>
          </table:table-cell>
          <table:table-cell office:value-type="float" office:value="22.79221" calcext:value-type="float">
            <text:p>22.79221</text:p>
          </table:table-cell>
          <table:table-cell office:value-type="float" office:value="20.86249" calcext:value-type="float">
            <text:p>20.86249</text:p>
          </table:table-cell>
          <table:table-cell office:value-type="float" office:value="21.89325" calcext:value-type="float">
            <text:p>21.89325</text:p>
          </table:table-cell>
          <table:table-cell office:value-type="float" office:value="20.6214" calcext:value-type="float">
            <text:p>20.6214</text:p>
          </table:table-cell>
          <table:table-cell office:value-type="float" office:value="21.11786" calcext:value-type="float">
            <text:p>21.11786</text:p>
          </table:table-cell>
          <table:table-cell office:value-type="float" office:value="20.15442" calcext:value-type="float">
            <text:p>20.15442</text:p>
          </table:table-cell>
          <table:table-cell office:value-type="float" office:value="19.94962" calcext:value-type="float">
            <text:p>19.94962</text:p>
          </table:table-cell>
          <table:table-cell office:value-type="float" office:value="19.26132" calcext:value-type="float">
            <text:p>19.26132</text:p>
          </table:table-cell>
          <table:table-cell office:value-type="float" office:value="19.08267" calcext:value-type="float">
            <text:p>19.08267</text:p>
          </table:table-cell>
          <table:table-cell office:value-type="float" office:value="18.96436" calcext:value-type="float">
            <text:p>18.96436</text:p>
          </table:table-cell>
          <table:table-cell office:value-type="float" office:value="18.57596" calcext:value-type="float">
            <text:p>18.57596</text:p>
          </table:table-cell>
          <table:table-cell office:value-type="float" office:value="18.54227" calcext:value-type="float">
            <text:p>18.54227</text:p>
          </table:table-cell>
          <table:table-cell office:value-type="float" office:value="18.03571" calcext:value-type="float">
            <text:p>18.03571</text:p>
          </table:table-cell>
          <table:table-cell office:value-type="float" office:value="18.02298" calcext:value-type="float">
            <text:p>18.02298</text:p>
          </table:table-cell>
          <table:table-cell office:value-type="float" office:value="17.49463" calcext:value-type="float">
            <text:p>17.49463</text:p>
          </table:table-cell>
          <table:table-cell office:value-type="float" office:value="17.49011" calcext:value-type="float">
            <text:p>17.49011</text:p>
          </table:table-cell>
          <table:table-cell office:value-type="float" office:value="16.92169" calcext:value-type="float">
            <text:p>16.92169</text:p>
          </table:table-cell>
          <table:table-cell office:value-type="float" office:value="16.9147" calcext:value-type="float">
            <text:p>16.9147</text:p>
          </table:table-cell>
          <table:table-cell office:value-type="float" office:value="16.42355" calcext:value-type="float">
            <text:p>16.42355</text:p>
          </table:table-cell>
          <table:table-cell office:value-type="float" office:value="16.42047" calcext:value-type="float">
            <text:p>16.42047</text:p>
          </table:table-cell>
          <table:table-cell office:value-type="float" office:value="37.40781" calcext:value-type="float">
            <text:p>37.40781</text:p>
          </table:table-cell>
          <table:table-cell office:value-type="float" office:value="19.40283" calcext:value-type="float">
            <text:p>19.4028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0092004" calcext:value-type="float">
            <text:p>20092004</text:p>
          </table:table-cell>
          <table:table-cell office:value-type="float" office:value="18.92951" calcext:value-type="float">
            <text:p>18.92951</text:p>
          </table:table-cell>
          <table:table-cell office:value-type="float" office:value="30.78" calcext:value-type="float">
            <text:p>30.78</text:p>
          </table:table-cell>
          <table:table-cell office:value-type="float" office:value="18.24" calcext:value-type="float">
            <text:p>18.24</text:p>
          </table:table-cell>
          <table:table-cell office:value-type="float" office:value="1.40459" calcext:value-type="float">
            <text:p>1.40459</text:p>
          </table:table-cell>
          <table:table-cell office:value-type="float" office:value="0.9509754" calcext:value-type="float">
            <text:p>0.9509754</text:p>
          </table:table-cell>
          <table:table-cell office:value-type="float" office:value="490.032" calcext:value-type="float">
            <text:p>490.032</text:p>
          </table:table-cell>
          <table:table-cell office:value-type="float" office:value="0" calcext:value-type="float">
            <text:p>0</text:p>
          </table:table-cell>
          <table:table-cell office:value-type="float" office:value="30.45349" calcext:value-type="float">
            <text:p>30.45349</text:p>
          </table:table-cell>
          <table:table-cell office:value-type="float" office:value="19.28781" calcext:value-type="float">
            <text:p>19.28781</text:p>
          </table:table-cell>
          <table:table-cell office:value-type="float" office:value="26.89523" calcext:value-type="float">
            <text:p>26.89523</text:p>
          </table:table-cell>
          <table:table-cell office:value-type="float" office:value="20.50851" calcext:value-type="float">
            <text:p>20.50851</text:p>
          </table:table-cell>
          <table:table-cell office:value-type="float" office:value="25.2438" calcext:value-type="float">
            <text:p>25.2438</text:p>
          </table:table-cell>
          <table:table-cell office:value-type="float" office:value="20.97922" calcext:value-type="float">
            <text:p>20.97922</text:p>
          </table:table-cell>
          <table:table-cell office:value-type="float" office:value="23.88052" calcext:value-type="float">
            <text:p>23.88052</text:p>
          </table:table-cell>
          <table:table-cell office:value-type="float" office:value="21.19714" calcext:value-type="float">
            <text:p>21.19714</text:p>
          </table:table-cell>
          <table:table-cell office:value-type="float" office:value="23.01553" calcext:value-type="float">
            <text:p>23.01553</text:p>
          </table:table-cell>
          <table:table-cell office:value-type="float" office:value="21.21964" calcext:value-type="float">
            <text:p>21.21964</text:p>
          </table:table-cell>
          <table:table-cell office:value-type="float" office:value="22.1676" calcext:value-type="float">
            <text:p>22.1676</text:p>
          </table:table-cell>
          <table:table-cell office:value-type="float" office:value="21.12509" calcext:value-type="float">
            <text:p>21.12509</text:p>
          </table:table-cell>
          <table:table-cell office:value-type="float" office:value="21.47137" calcext:value-type="float">
            <text:p>21.47137</text:p>
          </table:table-cell>
          <table:table-cell office:value-type="float" office:value="20.81012" calcext:value-type="float">
            <text:p>20.81012</text:p>
          </table:table-cell>
          <table:table-cell office:value-type="float" office:value="20.39801" calcext:value-type="float">
            <text:p>20.39801</text:p>
          </table:table-cell>
          <table:table-cell office:value-type="float" office:value="19.95892" calcext:value-type="float">
            <text:p>19.95892</text:p>
          </table:table-cell>
          <table:table-cell office:value-type="float" office:value="19.31921" calcext:value-type="float">
            <text:p>19.31921</text:p>
          </table:table-cell>
          <table:table-cell office:value-type="float" office:value="19.08499" calcext:value-type="float">
            <text:p>19.08499</text:p>
          </table:table-cell>
          <table:table-cell office:value-type="float" office:value="18.56653" calcext:value-type="float">
            <text:p>18.56653</text:p>
          </table:table-cell>
          <table:table-cell office:value-type="float" office:value="18.5419" calcext:value-type="float">
            <text:p>18.5419</text:p>
          </table:table-cell>
          <table:table-cell office:value-type="float" office:value="18.02286" calcext:value-type="float">
            <text:p>18.02286</text:p>
          </table:table-cell>
          <table:table-cell office:value-type="float" office:value="18.01794" calcext:value-type="float">
            <text:p>18.01794</text:p>
          </table:table-cell>
          <table:table-cell office:value-type="float" office:value="17.49655" calcext:value-type="float">
            <text:p>17.49655</text:p>
          </table:table-cell>
          <table:table-cell office:value-type="float" office:value="17.49466" calcext:value-type="float">
            <text:p>17.49466</text:p>
          </table:table-cell>
          <table:table-cell office:value-type="float" office:value="16.92645" calcext:value-type="float">
            <text:p>16.92645</text:p>
          </table:table-cell>
          <table:table-cell office:value-type="float" office:value="16.92175" calcext:value-type="float">
            <text:p>16.92175</text:p>
          </table:table-cell>
          <table:table-cell office:value-type="float" office:value="16.42731" calcext:value-type="float">
            <text:p>16.42731</text:p>
          </table:table-cell>
          <table:table-cell office:value-type="float" office:value="16.42361" calcext:value-type="float">
            <text:p>16.42361</text:p>
          </table:table-cell>
          <table:table-cell office:value-type="float" office:value="35.9953" calcext:value-type="float">
            <text:p>35.9953</text:p>
          </table:table-cell>
          <table:table-cell office:value-type="float" office:value="17.56442" calcext:value-type="float">
            <text:p>17.5644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1092004" calcext:value-type="float">
            <text:p>21092004</text:p>
          </table:table-cell>
          <table:table-cell office:value-type="float" office:value="1.30464" calcext:value-type="float">
            <text:p>1.30464</text:p>
          </table:table-cell>
          <table:table-cell office:value-type="float" office:value="20.87" calcext:value-type="float">
            <text:p>20.87</text:p>
          </table:table-cell>
          <table:table-cell office:value-type="float" office:value="16.71" calcext:value-type="float">
            <text:p>16.71</text:p>
          </table:table-cell>
          <table:table-cell office:value-type="float" office:value="2.034547" calcext:value-type="float">
            <text:p>2.034547</text:p>
          </table:table-cell>
          <table:table-cell office:value-type="float" office:value="1.215497" calcext:value-type="float">
            <text:p>1.215497</text:p>
          </table:table-cell>
          <table:table-cell office:value-type="float" office:value="199.836" calcext:value-type="float">
            <text:p>199.836</text:p>
          </table:table-cell>
          <table:table-cell office:value-type="float" office:value="69.09999" calcext:value-type="float">
            <text:p>69.09999</text:p>
          </table:table-cell>
          <table:table-cell office:value-type="float" office:value="21.58115" calcext:value-type="float">
            <text:p>21.58115</text:p>
          </table:table-cell>
          <table:table-cell office:value-type="float" office:value="17.96091" calcext:value-type="float">
            <text:p>17.96091</text:p>
          </table:table-cell>
          <table:table-cell office:value-type="float" office:value="22.48898" calcext:value-type="float">
            <text:p>22.48898</text:p>
          </table:table-cell>
          <table:table-cell office:value-type="float" office:value="18.47012" calcext:value-type="float">
            <text:p>18.47012</text:p>
          </table:table-cell>
          <table:table-cell office:value-type="float" office:value="22.83765" calcext:value-type="float">
            <text:p>22.83765</text:p>
          </table:table-cell>
          <table:table-cell office:value-type="float" office:value="18.95236" calcext:value-type="float">
            <text:p>18.95236</text:p>
          </table:table-cell>
          <table:table-cell office:value-type="float" office:value="22.81409" calcext:value-type="float">
            <text:p>22.81409</text:p>
          </table:table-cell>
          <table:table-cell office:value-type="float" office:value="19.32382" calcext:value-type="float">
            <text:p>19.32382</text:p>
          </table:table-cell>
          <table:table-cell office:value-type="float" office:value="22.55859" calcext:value-type="float">
            <text:p>22.55859</text:p>
          </table:table-cell>
          <table:table-cell office:value-type="float" office:value="19.55396" calcext:value-type="float">
            <text:p>19.55396</text:p>
          </table:table-cell>
          <table:table-cell office:value-type="float" office:value="22.12567" calcext:value-type="float">
            <text:p>22.12567</text:p>
          </table:table-cell>
          <table:table-cell office:value-type="float" office:value="19.87531" calcext:value-type="float">
            <text:p>19.87531</text:p>
          </table:table-cell>
          <table:table-cell office:value-type="float" office:value="21.47586" calcext:value-type="float">
            <text:p>21.47586</text:p>
          </table:table-cell>
          <table:table-cell office:value-type="float" office:value="20.08646" calcext:value-type="float">
            <text:p>20.08646</text:p>
          </table:table-cell>
          <table:table-cell office:value-type="float" office:value="20.53702" calcext:value-type="float">
            <text:p>20.53702</text:p>
          </table:table-cell>
          <table:table-cell office:value-type="float" office:value="20.2251" calcext:value-type="float">
            <text:p>20.2251</text:p>
          </table:table-cell>
          <table:table-cell office:value-type="float" office:value="19.49863" calcext:value-type="float">
            <text:p>19.49863</text:p>
          </table:table-cell>
          <table:table-cell office:value-type="float" office:value="19.32175" calcext:value-type="float">
            <text:p>19.32175</text:p>
          </table:table-cell>
          <table:table-cell office:value-type="float" office:value="18.63055" calcext:value-type="float">
            <text:p>18.63055</text:p>
          </table:table-cell>
          <table:table-cell office:value-type="float" office:value="18.56702" calcext:value-type="float">
            <text:p>18.56702</text:p>
          </table:table-cell>
          <table:table-cell office:value-type="float" office:value="18.0321" calcext:value-type="float">
            <text:p>18.0321</text:p>
          </table:table-cell>
          <table:table-cell office:value-type="float" office:value="18.01855" calcext:value-type="float">
            <text:p>18.01855</text:p>
          </table:table-cell>
          <table:table-cell office:value-type="float" office:value="17.49979" calcext:value-type="float">
            <text:p>17.49979</text:p>
          </table:table-cell>
          <table:table-cell office:value-type="float" office:value="17.49655" calcext:value-type="float">
            <text:p>17.49655</text:p>
          </table:table-cell>
          <table:table-cell office:value-type="float" office:value="16.92932" calcext:value-type="float">
            <text:p>16.92932</text:p>
          </table:table-cell>
          <table:table-cell office:value-type="float" office:value="16.92651" calcext:value-type="float">
            <text:p>16.92651</text:p>
          </table:table-cell>
          <table:table-cell office:value-type="float" office:value="16.43048" calcext:value-type="float">
            <text:p>16.43048</text:p>
          </table:table-cell>
          <table:table-cell office:value-type="float" office:value="16.42734" calcext:value-type="float">
            <text:p>16.42734</text:p>
          </table:table-cell>
          <table:table-cell office:value-type="float" office:value="20.14804" calcext:value-type="float">
            <text:p>20.14804</text:p>
          </table:table-cell>
          <table:table-cell office:value-type="float" office:value="16.81647" calcext:value-type="float">
            <text:p>16.8164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2092004" calcext:value-type="float">
            <text:p>22092004</text:p>
          </table:table-cell>
          <table:table-cell office:value-type="float" office:value="16.87042" calcext:value-type="float">
            <text:p>16.87042</text:p>
          </table:table-cell>
          <table:table-cell office:value-type="float" office:value="28.55" calcext:value-type="float">
            <text:p>28.55</text:p>
          </table:table-cell>
          <table:table-cell office:value-type="float" office:value="17.07" calcext:value-type="float">
            <text:p>17.07</text:p>
          </table:table-cell>
          <table:table-cell office:value-type="float" office:value="1.943889" calcext:value-type="float">
            <text:p>1.943889</text:p>
          </table:table-cell>
          <table:table-cell office:value-type="float" office:value="1.196605" calcext:value-type="float">
            <text:p>1.196605</text:p>
          </table:table-cell>
          <table:table-cell office:value-type="float" office:value="305.928" calcext:value-type="float">
            <text:p>305.928</text:p>
          </table:table-cell>
          <table:table-cell office:value-type="float" office:value="0" calcext:value-type="float">
            <text:p>0</text:p>
          </table:table-cell>
          <table:table-cell office:value-type="float" office:value="22.51028" calcext:value-type="float">
            <text:p>22.51028</text:p>
          </table:table-cell>
          <table:table-cell office:value-type="float" office:value="16.88821" calcext:value-type="float">
            <text:p>16.88821</text:p>
          </table:table-cell>
          <table:table-cell office:value-type="float" office:value="21.276" calcext:value-type="float">
            <text:p>21.276</text:p>
          </table:table-cell>
          <table:table-cell office:value-type="float" office:value="17.74524" calcext:value-type="float">
            <text:p>17.74524</text:p>
          </table:table-cell>
          <table:table-cell office:value-type="float" office:value="20.61765" calcext:value-type="float">
            <text:p>20.61765</text:p>
          </table:table-cell>
          <table:table-cell office:value-type="float" office:value="18.3215" calcext:value-type="float">
            <text:p>18.3215</text:p>
          </table:table-cell>
          <table:table-cell office:value-type="float" office:value="20.25623" calcext:value-type="float">
            <text:p>20.25623</text:p>
          </table:table-cell>
          <table:table-cell office:value-type="float" office:value="18.72528" calcext:value-type="float">
            <text:p>18.72528</text:p>
          </table:table-cell>
          <table:table-cell office:value-type="float" office:value="20.07208" calcext:value-type="float">
            <text:p>20.07208</text:p>
          </table:table-cell>
          <table:table-cell office:value-type="float" office:value="18.99881" calcext:value-type="float">
            <text:p>18.99881</text:p>
          </table:table-cell>
          <table:table-cell office:value-type="float" office:value="19.89148" calcext:value-type="float">
            <text:p>19.89148</text:p>
          </table:table-cell>
          <table:table-cell office:value-type="float" office:value="19.3627" calcext:value-type="float">
            <text:p>19.3627</text:p>
          </table:table-cell>
          <table:table-cell office:value-type="float" office:value="20.07605" calcext:value-type="float">
            <text:p>20.07605</text:p>
          </table:table-cell>
          <table:table-cell office:value-type="float" office:value="19.59241" calcext:value-type="float">
            <text:p>19.59241</text:p>
          </table:table-cell>
          <table:table-cell office:value-type="float" office:value="20.2178" calcext:value-type="float">
            <text:p>20.2178</text:p>
          </table:table-cell>
          <table:table-cell office:value-type="float" office:value="19.7204" calcext:value-type="float">
            <text:p>19.7204</text:p>
          </table:table-cell>
          <table:table-cell office:value-type="float" office:value="19.49918" calcext:value-type="float">
            <text:p>19.49918</text:p>
          </table:table-cell>
          <table:table-cell office:value-type="float" office:value="19.40384" calcext:value-type="float">
            <text:p>19.40384</text:p>
          </table:table-cell>
          <table:table-cell office:value-type="float" office:value="18.67429" calcext:value-type="float">
            <text:p>18.67429</text:p>
          </table:table-cell>
          <table:table-cell office:value-type="float" office:value="18.63126" calcext:value-type="float">
            <text:p>18.63126</text:p>
          </table:table-cell>
          <table:table-cell office:value-type="float" office:value="18.05615" calcext:value-type="float">
            <text:p>18.05615</text:p>
          </table:table-cell>
          <table:table-cell office:value-type="float" office:value="18.03232" calcext:value-type="float">
            <text:p>18.03232</text:p>
          </table:table-cell>
          <table:table-cell office:value-type="float" office:value="17.50681" calcext:value-type="float">
            <text:p>17.50681</text:p>
          </table:table-cell>
          <table:table-cell office:value-type="float" office:value="17.49985" calcext:value-type="float">
            <text:p>17.49985</text:p>
          </table:table-cell>
          <table:table-cell office:value-type="float" office:value="16.93329" calcext:value-type="float">
            <text:p>16.93329</text:p>
          </table:table-cell>
          <table:table-cell office:value-type="float" office:value="16.92877" calcext:value-type="float">
            <text:p>16.92877</text:p>
          </table:table-cell>
          <table:table-cell office:value-type="float" office:value="16.43381" calcext:value-type="float">
            <text:p>16.43381</text:p>
          </table:table-cell>
          <table:table-cell office:value-type="float" office:value="16.43048" calcext:value-type="float">
            <text:p>16.43048</text:p>
          </table:table-cell>
          <table:table-cell office:value-type="float" office:value="23.85278" calcext:value-type="float">
            <text:p>23.85278</text:p>
          </table:table-cell>
          <table:table-cell office:value-type="float" office:value="15.94812" calcext:value-type="float">
            <text:p>15.9481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3092004" calcext:value-type="float">
            <text:p>23092004</text:p>
          </table:table-cell>
          <table:table-cell office:value-type="float" office:value="18.57672" calcext:value-type="float">
            <text:p>18.57672</text:p>
          </table:table-cell>
          <table:table-cell office:value-type="float" office:value="24.7" calcext:value-type="float">
            <text:p>24.7</text:p>
          </table:table-cell>
          <table:table-cell office:value-type="float" office:value="9.64" calcext:value-type="float">
            <text:p>9.64</text:p>
          </table:table-cell>
          <table:table-cell office:value-type="float" office:value="1.684341" calcext:value-type="float">
            <text:p>1.684341</text:p>
          </table:table-cell>
          <table:table-cell office:value-type="float" office:value="0.8665596" calcext:value-type="float">
            <text:p>0.8665596</text:p>
          </table:table-cell>
          <table:table-cell office:value-type="float" office:value="282.78" calcext:value-type="float">
            <text:p>282.78</text:p>
          </table:table-cell>
          <table:table-cell office:value-type="float" office:value="4.1" calcext:value-type="float">
            <text:p>4.1</text:p>
          </table:table-cell>
          <table:table-cell office:value-type="float" office:value="20.98572" calcext:value-type="float">
            <text:p>20.98572</text:p>
          </table:table-cell>
          <table:table-cell office:value-type="float" office:value="12.84448" calcext:value-type="float">
            <text:p>12.84448</text:p>
          </table:table-cell>
          <table:table-cell office:value-type="float" office:value="19.85858" calcext:value-type="float">
            <text:p>19.85858</text:p>
          </table:table-cell>
          <table:table-cell office:value-type="float" office:value="15.12552" calcext:value-type="float">
            <text:p>15.12552</text:p>
          </table:table-cell>
          <table:table-cell office:value-type="float" office:value="19.38327" calcext:value-type="float">
            <text:p>19.38327</text:p>
          </table:table-cell>
          <table:table-cell office:value-type="float" office:value="16.71973" calcext:value-type="float">
            <text:p>16.71973</text:p>
          </table:table-cell>
          <table:table-cell office:value-type="float" office:value="19.50284" calcext:value-type="float">
            <text:p>19.50284</text:p>
          </table:table-cell>
          <table:table-cell office:value-type="float" office:value="17.76697" calcext:value-type="float">
            <text:p>17.76697</text:p>
          </table:table-cell>
          <table:table-cell office:value-type="float" office:value="19.6582" calcext:value-type="float">
            <text:p>19.6582</text:p>
          </table:table-cell>
          <table:table-cell office:value-type="float" office:value="18.28339" calcext:value-type="float">
            <text:p>18.28339</text:p>
          </table:table-cell>
          <table:table-cell office:value-type="float" office:value="19.8046" calcext:value-type="float">
            <text:p>19.8046</text:p>
          </table:table-cell>
          <table:table-cell office:value-type="float" office:value="18.88596" calcext:value-type="float">
            <text:p>18.88596</text:p>
          </table:table-cell>
          <table:table-cell office:value-type="float" office:value="19.80316" calcext:value-type="float">
            <text:p>19.80316</text:p>
          </table:table-cell>
          <table:table-cell office:value-type="float" office:value="19.16275" calcext:value-type="float">
            <text:p>19.16275</text:p>
          </table:table-cell>
          <table:table-cell office:value-type="float" office:value="19.71921" calcext:value-type="float">
            <text:p>19.71921</text:p>
          </table:table-cell>
          <table:table-cell office:value-type="float" office:value="19.36536" calcext:value-type="float">
            <text:p>19.36536</text:p>
          </table:table-cell>
          <table:table-cell office:value-type="float" office:value="19.4025" calcext:value-type="float">
            <text:p>19.4025</text:p>
          </table:table-cell>
          <table:table-cell office:value-type="float" office:value="19.25436" calcext:value-type="float">
            <text:p>19.25436</text:p>
          </table:table-cell>
          <table:table-cell office:value-type="float" office:value="18.67838" calcext:value-type="float">
            <text:p>18.67838</text:p>
          </table:table-cell>
          <table:table-cell office:value-type="float" office:value="18.67303" calcext:value-type="float">
            <text:p>18.67303</text:p>
          </table:table-cell>
          <table:table-cell office:value-type="float" office:value="18.07291" calcext:value-type="float">
            <text:p>18.07291</text:p>
          </table:table-cell>
          <table:table-cell office:value-type="float" office:value="18.05637" calcext:value-type="float">
            <text:p>18.05637</text:p>
          </table:table-cell>
          <table:table-cell office:value-type="float" office:value="17.51541" calcext:value-type="float">
            <text:p>17.51541</text:p>
          </table:table-cell>
          <table:table-cell office:value-type="float" office:value="17.50684" calcext:value-type="float">
            <text:p>17.50684</text:p>
          </table:table-cell>
          <table:table-cell office:value-type="float" office:value="16.93732" calcext:value-type="float">
            <text:p>16.93732</text:p>
          </table:table-cell>
          <table:table-cell office:value-type="float" office:value="16.93005" calcext:value-type="float">
            <text:p>16.93005</text:p>
          </table:table-cell>
          <table:table-cell office:value-type="float" office:value="16.4375" calcext:value-type="float">
            <text:p>16.4375</text:p>
          </table:table-cell>
          <table:table-cell office:value-type="float" office:value="16.43381" calcext:value-type="float">
            <text:p>16.43381</text:p>
          </table:table-cell>
          <table:table-cell office:value-type="float" office:value="21.84207" calcext:value-type="float">
            <text:p>21.84207</text:p>
          </table:table-cell>
          <table:table-cell office:value-type="float" office:value="10.13821" calcext:value-type="float">
            <text:p>10.1382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4092004" calcext:value-type="float">
            <text:p>24092004</text:p>
          </table:table-cell>
          <table:table-cell office:value-type="float" office:value="18.89747" calcext:value-type="float">
            <text:p>18.89747</text:p>
          </table:table-cell>
          <table:table-cell office:value-type="float" office:value="26.93" calcext:value-type="float">
            <text:p>26.93</text:p>
          </table:table-cell>
          <table:table-cell office:value-type="float" office:value="8.54" calcext:value-type="float">
            <text:p>8.54</text:p>
          </table:table-cell>
          <table:table-cell office:value-type="float" office:value="1.264341" calcext:value-type="float">
            <text:p>1.264341</text:p>
          </table:table-cell>
          <table:table-cell office:value-type="float" office:value="0.9356976" calcext:value-type="float">
            <text:p>0.9356976</text:p>
          </table:table-cell>
          <table:table-cell office:value-type="float" office:value="130.824" calcext:value-type="float">
            <text:p>130.824</text:p>
          </table:table-cell>
          <table:table-cell office:value-type="float" office:value="0" calcext:value-type="float">
            <text:p>0</text:p>
          </table:table-cell>
          <table:table-cell office:value-type="float" office:value="21.59525" calcext:value-type="float">
            <text:p>21.59525</text:p>
          </table:table-cell>
          <table:table-cell office:value-type="float" office:value="10.92136" calcext:value-type="float">
            <text:p>10.92136</text:p>
          </table:table-cell>
          <table:table-cell office:value-type="float" office:value="19.81802" calcext:value-type="float">
            <text:p>19.81802</text:p>
          </table:table-cell>
          <table:table-cell office:value-type="float" office:value="12.90274" calcext:value-type="float">
            <text:p>12.90274</text:p>
          </table:table-cell>
          <table:table-cell office:value-type="float" office:value="18.8205" calcext:value-type="float">
            <text:p>18.8205</text:p>
          </table:table-cell>
          <table:table-cell office:value-type="float" office:value="14.40155" calcext:value-type="float">
            <text:p>14.40155</text:p>
          </table:table-cell>
          <table:table-cell office:value-type="float" office:value="18.35724" calcext:value-type="float">
            <text:p>18.35724</text:p>
          </table:table-cell>
          <table:table-cell office:value-type="float" office:value="15.52829" calcext:value-type="float">
            <text:p>15.52829</text:p>
          </table:table-cell>
          <table:table-cell office:value-type="float" office:value="18.22699" calcext:value-type="float">
            <text:p>18.22699</text:p>
          </table:table-cell>
          <table:table-cell office:value-type="float" office:value="16.30109" calcext:value-type="float">
            <text:p>16.30109</text:p>
          </table:table-cell>
          <table:table-cell office:value-type="float" office:value="18.85715" calcext:value-type="float">
            <text:p>18.85715</text:p>
          </table:table-cell>
          <table:table-cell office:value-type="float" office:value="17.2576" calcext:value-type="float">
            <text:p>17.2576</text:p>
          </table:table-cell>
          <table:table-cell office:value-type="float" office:value="19.14944" calcext:value-type="float">
            <text:p>19.14944</text:p>
          </table:table-cell>
          <table:table-cell office:value-type="float" office:value="17.94257" calcext:value-type="float">
            <text:p>17.94257</text:p>
          </table:table-cell>
          <table:table-cell office:value-type="float" office:value="19.36172" calcext:value-type="float">
            <text:p>19.36172</text:p>
          </table:table-cell>
          <table:table-cell office:value-type="float" office:value="18.65399" calcext:value-type="float">
            <text:p>18.65399</text:p>
          </table:table-cell>
          <table:table-cell office:value-type="float" office:value="19.25253" calcext:value-type="float">
            <text:p>19.25253</text:p>
          </table:table-cell>
          <table:table-cell office:value-type="float" office:value="18.98871" calcext:value-type="float">
            <text:p>18.98871</text:p>
          </table:table-cell>
          <table:table-cell office:value-type="float" office:value="18.67282" calcext:value-type="float">
            <text:p>18.67282</text:p>
          </table:table-cell>
          <table:table-cell office:value-type="float" office:value="18.62906" calcext:value-type="float">
            <text:p>18.62906</text:p>
          </table:table-cell>
          <table:table-cell office:value-type="float" office:value="18.0766" calcext:value-type="float">
            <text:p>18.0766</text:p>
          </table:table-cell>
          <table:table-cell office:value-type="float" office:value="18.07303" calcext:value-type="float">
            <text:p>18.07303</text:p>
          </table:table-cell>
          <table:table-cell office:value-type="float" office:value="17.52457" calcext:value-type="float">
            <text:p>17.52457</text:p>
          </table:table-cell>
          <table:table-cell office:value-type="float" office:value="17.51553" calcext:value-type="float">
            <text:p>17.51553</text:p>
          </table:table-cell>
          <table:table-cell office:value-type="float" office:value="16.94391" calcext:value-type="float">
            <text:p>16.94391</text:p>
          </table:table-cell>
          <table:table-cell office:value-type="float" office:value="16.93738" calcext:value-type="float">
            <text:p>16.93738</text:p>
          </table:table-cell>
          <table:table-cell office:value-type="float" office:value="16.44186" calcext:value-type="float">
            <text:p>16.44186</text:p>
          </table:table-cell>
          <table:table-cell office:value-type="float" office:value="16.43753" calcext:value-type="float">
            <text:p>16.43753</text:p>
          </table:table-cell>
          <table:table-cell office:value-type="float" office:value="23.94125" calcext:value-type="float">
            <text:p>23.94125</text:p>
          </table:table-cell>
          <table:table-cell office:value-type="float" office:value="8.742188" calcext:value-type="float">
            <text:p>8.74218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5092004" calcext:value-type="float">
            <text:p>25092004</text:p>
          </table:table-cell>
          <table:table-cell office:value-type="float" office:value="18.88196" calcext:value-type="float">
            <text:p>18.88196</text:p>
          </table:table-cell>
          <table:table-cell office:value-type="float" office:value="25.38" calcext:value-type="float">
            <text:p>25.38</text:p>
          </table:table-cell>
          <table:table-cell office:value-type="float" office:value="9.05" calcext:value-type="float">
            <text:p>9.05</text:p>
          </table:table-cell>
          <table:table-cell office:value-type="float" office:value="1.209492" calcext:value-type="float">
            <text:p>1.209492</text:p>
          </table:table-cell>
          <table:table-cell office:value-type="float" office:value="0.8965275" calcext:value-type="float">
            <text:p>0.8965275</text:p>
          </table:table-cell>
          <table:table-cell office:value-type="float" office:value="128.196" calcext:value-type="float">
            <text:p>128.196</text:p>
          </table:table-cell>
          <table:table-cell office:value-type="float" office:value="0" calcext:value-type="float">
            <text:p>0</text:p>
          </table:table-cell>
          <table:table-cell office:value-type="float" office:value="21.50583" calcext:value-type="float">
            <text:p>21.50583</text:p>
          </table:table-cell>
          <table:table-cell office:value-type="float" office:value="11.2627" calcext:value-type="float">
            <text:p>11.2627</text:p>
          </table:table-cell>
          <table:table-cell office:value-type="float" office:value="19.69162" calcext:value-type="float">
            <text:p>19.69162</text:p>
          </table:table-cell>
          <table:table-cell office:value-type="float" office:value="13.08981" calcext:value-type="float">
            <text:p>13.08981</text:p>
          </table:table-cell>
          <table:table-cell office:value-type="float" office:value="18.65131" calcext:value-type="float">
            <text:p>18.65131</text:p>
          </table:table-cell>
          <table:table-cell office:value-type="float" office:value="14.54767" calcext:value-type="float">
            <text:p>14.54767</text:p>
          </table:table-cell>
          <table:table-cell office:value-type="float" office:value="18.12506" calcext:value-type="float">
            <text:p>18.12506</text:p>
          </table:table-cell>
          <table:table-cell office:value-type="float" office:value="15.60919" calcext:value-type="float">
            <text:p>15.60919</text:p>
          </table:table-cell>
          <table:table-cell office:value-type="float" office:value="17.93573" calcext:value-type="float">
            <text:p>17.93573</text:p>
          </table:table-cell>
          <table:table-cell office:value-type="float" office:value="16.27628" calcext:value-type="float">
            <text:p>16.27628</text:p>
          </table:table-cell>
          <table:table-cell office:value-type="float" office:value="18.12341" calcext:value-type="float">
            <text:p>18.12341</text:p>
          </table:table-cell>
          <table:table-cell office:value-type="float" office:value="17.04575" calcext:value-type="float">
            <text:p>17.04575</text:p>
          </table:table-cell>
          <table:table-cell office:value-type="float" office:value="18.32541" calcext:value-type="float">
            <text:p>18.32541</text:p>
          </table:table-cell>
          <table:table-cell office:value-type="float" office:value="17.60654" calcext:value-type="float">
            <text:p>17.60654</text:p>
          </table:table-cell>
          <table:table-cell office:value-type="float" office:value="18.65198" calcext:value-type="float">
            <text:p>18.65198</text:p>
          </table:table-cell>
          <table:table-cell office:value-type="float" office:value="18.25287" calcext:value-type="float">
            <text:p>18.25287</text:p>
          </table:table-cell>
          <table:table-cell office:value-type="float" office:value="18.98547" calcext:value-type="float">
            <text:p>18.98547</text:p>
          </table:table-cell>
          <table:table-cell office:value-type="float" office:value="18.68777" calcext:value-type="float">
            <text:p>18.68777</text:p>
          </table:table-cell>
          <table:table-cell office:value-type="float" office:value="18.62827" calcext:value-type="float">
            <text:p>18.62827</text:p>
          </table:table-cell>
          <table:table-cell office:value-type="float" office:value="18.53622" calcext:value-type="float">
            <text:p>18.53622</text:p>
          </table:table-cell>
          <table:table-cell office:value-type="float" office:value="18.07541" calcext:value-type="float">
            <text:p>18.07541</text:p>
          </table:table-cell>
          <table:table-cell office:value-type="float" office:value="18.05701" calcext:value-type="float">
            <text:p>18.05701</text:p>
          </table:table-cell>
          <table:table-cell office:value-type="float" office:value="17.52917" calcext:value-type="float">
            <text:p>17.52917</text:p>
          </table:table-cell>
          <table:table-cell office:value-type="float" office:value="17.52463" calcext:value-type="float">
            <text:p>17.52463</text:p>
          </table:table-cell>
          <table:table-cell office:value-type="float" office:value="16.95007" calcext:value-type="float">
            <text:p>16.95007</text:p>
          </table:table-cell>
          <table:table-cell office:value-type="float" office:value="16.944" calcext:value-type="float">
            <text:p>16.944</text:p>
          </table:table-cell>
          <table:table-cell office:value-type="float" office:value="16.44672" calcext:value-type="float">
            <text:p>16.44672</text:p>
          </table:table-cell>
          <table:table-cell office:value-type="float" office:value="16.44193" calcext:value-type="float">
            <text:p>16.44193</text:p>
          </table:table-cell>
          <table:table-cell office:value-type="float" office:value="23.60437" calcext:value-type="float">
            <text:p>23.60437</text:p>
          </table:table-cell>
          <table:table-cell office:value-type="float" office:value="9.172211" calcext:value-type="float">
            <text:p>9.17221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6092004" calcext:value-type="float">
            <text:p>26092004</text:p>
          </table:table-cell>
          <table:table-cell office:value-type="float" office:value="17.37495" calcext:value-type="float">
            <text:p>17.37495</text:p>
          </table:table-cell>
          <table:table-cell office:value-type="float" office:value="27.63" calcext:value-type="float">
            <text:p>27.63</text:p>
          </table:table-cell>
          <table:table-cell office:value-type="float" office:value="10.12" calcext:value-type="float">
            <text:p>10.12</text:p>
          </table:table-cell>
          <table:table-cell office:value-type="float" office:value="1.334209" calcext:value-type="float">
            <text:p>1.334209</text:p>
          </table:table-cell>
          <table:table-cell office:value-type="float" office:value="0.9937069" calcext:value-type="float">
            <text:p>0.9937069</text:p>
          </table:table-cell>
          <table:table-cell office:value-type="float" office:value="164.916" calcext:value-type="float">
            <text:p>164.916</text:p>
          </table:table-cell>
          <table:table-cell office:value-type="float" office:value="0" calcext:value-type="float">
            <text:p>0</text:p>
          </table:table-cell>
          <table:table-cell office:value-type="float" office:value="21.82004" calcext:value-type="float">
            <text:p>21.82004</text:p>
          </table:table-cell>
          <table:table-cell office:value-type="float" office:value="11.34381" calcext:value-type="float">
            <text:p>11.34381</text:p>
          </table:table-cell>
          <table:table-cell office:value-type="float" office:value="19.88391" calcext:value-type="float">
            <text:p>19.88391</text:p>
          </table:table-cell>
          <table:table-cell office:value-type="float" office:value="12.76413" calcext:value-type="float">
            <text:p>12.76413</text:p>
          </table:table-cell>
          <table:table-cell office:value-type="float" office:value="18.69739" calcext:value-type="float">
            <text:p>18.69739</text:p>
          </table:table-cell>
          <table:table-cell office:value-type="float" office:value="14.1239" calcext:value-type="float">
            <text:p>14.1239</text:p>
          </table:table-cell>
          <table:table-cell office:value-type="float" office:value="18.04742" calcext:value-type="float">
            <text:p>18.04742</text:p>
          </table:table-cell>
          <table:table-cell office:value-type="float" office:value="15.21915" calcext:value-type="float">
            <text:p>15.21915</text:p>
          </table:table-cell>
          <table:table-cell office:value-type="float" office:value="17.78537" calcext:value-type="float">
            <text:p>17.78537</text:p>
          </table:table-cell>
          <table:table-cell office:value-type="float" office:value="15.90302" calcext:value-type="float">
            <text:p>15.90302</text:p>
          </table:table-cell>
          <table:table-cell office:value-type="float" office:value="17.75211" calcext:value-type="float">
            <text:p>17.75211</text:p>
          </table:table-cell>
          <table:table-cell office:value-type="float" office:value="16.65591" calcext:value-type="float">
            <text:p>16.65591</text:p>
          </table:table-cell>
          <table:table-cell office:value-type="float" office:value="17.96655" calcext:value-type="float">
            <text:p>17.96655</text:p>
          </table:table-cell>
          <table:table-cell office:value-type="float" office:value="17.2211" calcext:value-type="float">
            <text:p>17.2211</text:p>
          </table:table-cell>
          <table:table-cell office:value-type="float" office:value="18.25223" calcext:value-type="float">
            <text:p>18.25223</text:p>
          </table:table-cell>
          <table:table-cell office:value-type="float" office:value="17.90994" calcext:value-type="float">
            <text:p>17.90994</text:p>
          </table:table-cell>
          <table:table-cell office:value-type="float" office:value="18.68488" calcext:value-type="float">
            <text:p>18.68488</text:p>
          </table:table-cell>
          <table:table-cell office:value-type="float" office:value="18.4136" calcext:value-type="float">
            <text:p>18.4136</text:p>
          </table:table-cell>
          <table:table-cell office:value-type="float" office:value="18.53503" calcext:value-type="float">
            <text:p>18.53503</text:p>
          </table:table-cell>
          <table:table-cell office:value-type="float" office:value="18.41565" calcext:value-type="float">
            <text:p>18.41565</text:p>
          </table:table-cell>
          <table:table-cell office:value-type="float" office:value="18.0567" calcext:value-type="float">
            <text:p>18.0567</text:p>
          </table:table-cell>
          <table:table-cell office:value-type="float" office:value="18.01761" calcext:value-type="float">
            <text:p>18.01761</text:p>
          </table:table-cell>
          <table:table-cell office:value-type="float" office:value="17.52942" calcext:value-type="float">
            <text:p>17.52942</text:p>
          </table:table-cell>
          <table:table-cell office:value-type="float" office:value="17.52661" calcext:value-type="float">
            <text:p>17.52661</text:p>
          </table:table-cell>
          <table:table-cell office:value-type="float" office:value="16.95444" calcext:value-type="float">
            <text:p>16.95444</text:p>
          </table:table-cell>
          <table:table-cell office:value-type="float" office:value="16.95013" calcext:value-type="float">
            <text:p>16.95013</text:p>
          </table:table-cell>
          <table:table-cell office:value-type="float" office:value="16.45108" calcext:value-type="float">
            <text:p>16.45108</text:p>
          </table:table-cell>
          <table:table-cell office:value-type="float" office:value="16.44678" calcext:value-type="float">
            <text:p>16.44678</text:p>
          </table:table-cell>
          <table:table-cell office:value-type="float" office:value="24.10312" calcext:value-type="float">
            <text:p>24.10312</text:p>
          </table:table-cell>
          <table:table-cell office:value-type="float" office:value="9.843475" calcext:value-type="float">
            <text:p>9.84347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7092004" calcext:value-type="float">
            <text:p>27092004</text:p>
          </table:table-cell>
          <table:table-cell office:value-type="float" office:value="11.17044" calcext:value-type="float">
            <text:p>11.17044</text:p>
          </table:table-cell>
          <table:table-cell office:value-type="float" office:value="27.31" calcext:value-type="float">
            <text:p>27.31</text:p>
          </table:table-cell>
          <table:table-cell office:value-type="float" office:value="11.89" calcext:value-type="float">
            <text:p>11.89</text:p>
          </table:table-cell>
          <table:table-cell office:value-type="float" office:value="1.50723" calcext:value-type="float">
            <text:p>1.50723</text:p>
          </table:table-cell>
          <table:table-cell office:value-type="float" office:value="1.054023" calcext:value-type="float">
            <text:p>1.054023</text:p>
          </table:table-cell>
          <table:table-cell office:value-type="float" office:value="222.804" calcext:value-type="float">
            <text:p>222.804</text:p>
          </table:table-cell>
          <table:table-cell office:value-type="float" office:value="0" calcext:value-type="float">
            <text:p>0</text:p>
          </table:table-cell>
          <table:table-cell office:value-type="float" office:value="20.64087" calcext:value-type="float">
            <text:p>20.64087</text:p>
          </table:table-cell>
          <table:table-cell office:value-type="float" office:value="12.35269" calcext:value-type="float">
            <text:p>12.35269</text:p>
          </table:table-cell>
          <table:table-cell office:value-type="float" office:value="18.86914" calcext:value-type="float">
            <text:p>18.86914</text:p>
          </table:table-cell>
          <table:table-cell office:value-type="float" office:value="13.59219" calcext:value-type="float">
            <text:p>13.59219</text:p>
          </table:table-cell>
          <table:table-cell office:value-type="float" office:value="18.11325" calcext:value-type="float">
            <text:p>18.11325</text:p>
          </table:table-cell>
          <table:table-cell office:value-type="float" office:value="14.72595" calcext:value-type="float">
            <text:p>14.72595</text:p>
          </table:table-cell>
          <table:table-cell office:value-type="float" office:value="17.69626" calcext:value-type="float">
            <text:p>17.69626</text:p>
          </table:table-cell>
          <table:table-cell office:value-type="float" office:value="15.62155" calcext:value-type="float">
            <text:p>15.62155</text:p>
          </table:table-cell>
          <table:table-cell office:value-type="float" office:value="17.53699" calcext:value-type="float">
            <text:p>17.53699</text:p>
          </table:table-cell>
          <table:table-cell office:value-type="float" office:value="16.16788" calcext:value-type="float">
            <text:p>16.16788</text:p>
          </table:table-cell>
          <table:table-cell office:value-type="float" office:value="17.61166" calcext:value-type="float">
            <text:p>17.61166</text:p>
          </table:table-cell>
          <table:table-cell office:value-type="float" office:value="16.75156" calcext:value-type="float">
            <text:p>16.75156</text:p>
          </table:table-cell>
          <table:table-cell office:value-type="float" office:value="17.71921" calcext:value-type="float">
            <text:p>17.71921</text:p>
          </table:table-cell>
          <table:table-cell office:value-type="float" office:value="17.18793" calcext:value-type="float">
            <text:p>17.18793</text:p>
          </table:table-cell>
          <table:table-cell office:value-type="float" office:value="17.92514" calcext:value-type="float">
            <text:p>17.92514</text:p>
          </table:table-cell>
          <table:table-cell office:value-type="float" office:value="17.7323" calcext:value-type="float">
            <text:p>17.7323</text:p>
          </table:table-cell>
          <table:table-cell office:value-type="float" office:value="18.41107" calcext:value-type="float">
            <text:p>18.41107</text:p>
          </table:table-cell>
          <table:table-cell office:value-type="float" office:value="18.194" calcext:value-type="float">
            <text:p>18.194</text:p>
          </table:table-cell>
          <table:table-cell office:value-type="float" office:value="18.41431" calcext:value-type="float">
            <text:p>18.41431</text:p>
          </table:table-cell>
          <table:table-cell office:value-type="float" office:value="18.28452" calcext:value-type="float">
            <text:p>18.28452</text:p>
          </table:table-cell>
          <table:table-cell office:value-type="float" office:value="18.01709" calcext:value-type="float">
            <text:p>18.01709</text:p>
          </table:table-cell>
          <table:table-cell office:value-type="float" office:value="17.96109" calcext:value-type="float">
            <text:p>17.96109</text:p>
          </table:table-cell>
          <table:table-cell office:value-type="float" office:value="17.52655" calcext:value-type="float">
            <text:p>17.52655</text:p>
          </table:table-cell>
          <table:table-cell office:value-type="float" office:value="17.51166" calcext:value-type="float">
            <text:p>17.51166</text:p>
          </table:table-cell>
          <table:table-cell office:value-type="float" office:value="16.95517" calcext:value-type="float">
            <text:p>16.95517</text:p>
          </table:table-cell>
          <table:table-cell office:value-type="float" office:value="16.94736" calcext:value-type="float">
            <text:p>16.94736</text:p>
          </table:table-cell>
          <table:table-cell office:value-type="float" office:value="16.45483" calcext:value-type="float">
            <text:p>16.45483</text:p>
          </table:table-cell>
          <table:table-cell office:value-type="float" office:value="16.45111" calcext:value-type="float">
            <text:p>16.45111</text:p>
          </table:table-cell>
          <table:table-cell office:value-type="float" office:value="22.63205" calcext:value-type="float">
            <text:p>22.63205</text:p>
          </table:table-cell>
          <table:table-cell office:value-type="float" office:value="11.01367" calcext:value-type="float">
            <text:p>11.0136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8092004" calcext:value-type="float">
            <text:p>28092004</text:p>
          </table:table-cell>
          <table:table-cell office:value-type="float" office:value="18.94164" calcext:value-type="float">
            <text:p>18.94164</text:p>
          </table:table-cell>
          <table:table-cell office:value-type="float" office:value="21.27" calcext:value-type="float">
            <text:p>21.27</text:p>
          </table:table-cell>
          <table:table-cell office:value-type="float" office:value="7.27" calcext:value-type="float">
            <text:p>7.27</text:p>
          </table:table-cell>
          <table:table-cell office:value-type="float" office:value="1.228902" calcext:value-type="float">
            <text:p>1.228902</text:p>
          </table:table-cell>
          <table:table-cell office:value-type="float" office:value="0.7630958" calcext:value-type="float">
            <text:p>0.7630958</text:p>
          </table:table-cell>
          <table:table-cell office:value-type="float" office:value="204.372" calcext:value-type="float">
            <text:p>204.372</text:p>
          </table:table-cell>
          <table:table-cell office:value-type="float" office:value="0" calcext:value-type="float">
            <text:p>0</text:p>
          </table:table-cell>
          <table:table-cell office:value-type="float" office:value="19.11493" calcext:value-type="float">
            <text:p>19.11493</text:p>
          </table:table-cell>
          <table:table-cell office:value-type="float" office:value="9.458374" calcext:value-type="float">
            <text:p>9.458374</text:p>
          </table:table-cell>
          <table:table-cell office:value-type="float" office:value="17.77441" calcext:value-type="float">
            <text:p>17.77441</text:p>
          </table:table-cell>
          <table:table-cell office:value-type="float" office:value="12.11438" calcext:value-type="float">
            <text:p>12.11438</text:p>
          </table:table-cell>
          <table:table-cell office:value-type="float" office:value="17.2005" calcext:value-type="float">
            <text:p>17.2005</text:p>
          </table:table-cell>
          <table:table-cell office:value-type="float" office:value="14.04773" calcext:value-type="float">
            <text:p>14.04773</text:p>
          </table:table-cell>
          <table:table-cell office:value-type="float" office:value="17.25159" calcext:value-type="float">
            <text:p>17.25159</text:p>
          </table:table-cell>
          <table:table-cell office:value-type="float" office:value="15.41519" calcext:value-type="float">
            <text:p>15.41519</text:p>
          </table:table-cell>
          <table:table-cell office:value-type="float" office:value="17.37259" calcext:value-type="float">
            <text:p>17.37259</text:p>
          </table:table-cell>
          <table:table-cell office:value-type="float" office:value="16.02393" calcext:value-type="float">
            <text:p>16.02393</text:p>
          </table:table-cell>
          <table:table-cell office:value-type="float" office:value="17.47366" calcext:value-type="float">
            <text:p>17.47366</text:p>
          </table:table-cell>
          <table:table-cell office:value-type="float" office:value="16.61887" calcext:value-type="float">
            <text:p>16.61887</text:p>
          </table:table-cell>
          <table:table-cell office:value-type="float" office:value="17.56204" calcext:value-type="float">
            <text:p>17.56204</text:p>
          </table:table-cell>
          <table:table-cell office:value-type="float" office:value="17.04022" calcext:value-type="float">
            <text:p>17.04022</text:p>
          </table:table-cell>
          <table:table-cell office:value-type="float" office:value="17.74948" calcext:value-type="float">
            <text:p>17.74948</text:p>
          </table:table-cell>
          <table:table-cell office:value-type="float" office:value="17.53293" calcext:value-type="float">
            <text:p>17.53293</text:p>
          </table:table-cell>
          <table:table-cell office:value-type="float" office:value="18.19199" calcext:value-type="float">
            <text:p>18.19199</text:p>
          </table:table-cell>
          <table:table-cell office:value-type="float" office:value="18.01544" calcext:value-type="float">
            <text:p>18.01544</text:p>
          </table:table-cell>
          <table:table-cell office:value-type="float" office:value="18.28311" calcext:value-type="float">
            <text:p>18.28311</text:p>
          </table:table-cell>
          <table:table-cell office:value-type="float" office:value="18.15558" calcext:value-type="float">
            <text:p>18.15558</text:p>
          </table:table-cell>
          <table:table-cell office:value-type="float" office:value="17.96045" calcext:value-type="float">
            <text:p>17.96045</text:p>
          </table:table-cell>
          <table:table-cell office:value-type="float" office:value="17.89401" calcext:value-type="float">
            <text:p>17.89401</text:p>
          </table:table-cell>
          <table:table-cell office:value-type="float" office:value="17.51144" calcext:value-type="float">
            <text:p>17.51144</text:p>
          </table:table-cell>
          <table:table-cell office:value-type="float" office:value="17.49014" calcext:value-type="float">
            <text:p>17.49014</text:p>
          </table:table-cell>
          <table:table-cell office:value-type="float" office:value="16.95367" calcext:value-type="float">
            <text:p>16.95367</text:p>
          </table:table-cell>
          <table:table-cell office:value-type="float" office:value="16.95255" calcext:value-type="float">
            <text:p>16.95255</text:p>
          </table:table-cell>
          <table:table-cell office:value-type="float" office:value="16.45865" calcext:value-type="float">
            <text:p>16.45865</text:p>
          </table:table-cell>
          <table:table-cell office:value-type="float" office:value="16.4549" calcext:value-type="float">
            <text:p>16.4549</text:p>
          </table:table-cell>
          <table:table-cell office:value-type="float" office:value="20.18857" calcext:value-type="float">
            <text:p>20.18857</text:p>
          </table:table-cell>
          <table:table-cell office:value-type="float" office:value="7.005951" calcext:value-type="float">
            <text:p>7.00595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9092004" calcext:value-type="float">
            <text:p>29092004</text:p>
          </table:table-cell>
          <table:table-cell office:value-type="float" office:value="17.7487" calcext:value-type="float">
            <text:p>17.7487</text:p>
          </table:table-cell>
          <table:table-cell office:value-type="float" office:value="23.24" calcext:value-type="float">
            <text:p>23.24</text:p>
          </table:table-cell>
          <table:table-cell office:value-type="float" office:value="1.57" calcext:value-type="float">
            <text:p>1.57</text:p>
          </table:table-cell>
          <table:table-cell office:value-type="float" office:value="0.9946615" calcext:value-type="float">
            <text:p>0.9946615</text:p>
          </table:table-cell>
          <table:table-cell office:value-type="float" office:value="0.6030616" calcext:value-type="float">
            <text:p>0.6030616</text:p>
          </table:table-cell>
          <table:table-cell office:value-type="float" office:value="216.504" calcext:value-type="float">
            <text:p>216.504</text:p>
          </table:table-cell>
          <table:table-cell office:value-type="float" office:value="0" calcext:value-type="float">
            <text:p>0</text:p>
          </table:table-cell>
          <table:table-cell office:value-type="float" office:value="18.63165" calcext:value-type="float">
            <text:p>18.63165</text:p>
          </table:table-cell>
          <table:table-cell office:value-type="float" office:value="4.839294" calcext:value-type="float">
            <text:p>4.839294</text:p>
          </table:table-cell>
          <table:table-cell office:value-type="float" office:value="16.61072" calcext:value-type="float">
            <text:p>16.61072</text:p>
          </table:table-cell>
          <table:table-cell office:value-type="float" office:value="8.148529" calcext:value-type="float">
            <text:p>8.148529</text:p>
          </table:table-cell>
          <table:table-cell office:value-type="float" office:value="15.83279" calcext:value-type="float">
            <text:p>15.83279</text:p>
          </table:table-cell>
          <table:table-cell office:value-type="float" office:value="10.58301" calcext:value-type="float">
            <text:p>10.58301</text:p>
          </table:table-cell>
          <table:table-cell office:value-type="float" office:value="15.57242" calcext:value-type="float">
            <text:p>15.57242</text:p>
          </table:table-cell>
          <table:table-cell office:value-type="float" office:value="12.51822" calcext:value-type="float">
            <text:p>12.51822</text:p>
          </table:table-cell>
          <table:table-cell office:value-type="float" office:value="16.02927" calcext:value-type="float">
            <text:p>16.02927</text:p>
          </table:table-cell>
          <table:table-cell office:value-type="float" office:value="13.69101" calcext:value-type="float">
            <text:p>13.69101</text:p>
          </table:table-cell>
          <table:table-cell office:value-type="float" office:value="16.71304" calcext:value-type="float">
            <text:p>16.71304</text:p>
          </table:table-cell>
          <table:table-cell office:value-type="float" office:value="14.89404" calcext:value-type="float">
            <text:p>14.89404</text:p>
          </table:table-cell>
          <table:table-cell office:value-type="float" office:value="17.10138" calcext:value-type="float">
            <text:p>17.10138</text:p>
          </table:table-cell>
          <table:table-cell office:value-type="float" office:value="15.79422" calcext:value-type="float">
            <text:p>15.79422</text:p>
          </table:table-cell>
          <table:table-cell office:value-type="float" office:value="17.53073" calcext:value-type="float">
            <text:p>17.53073</text:p>
          </table:table-cell>
          <table:table-cell office:value-type="float" office:value="16.83289" calcext:value-type="float">
            <text:p>16.83289</text:p>
          </table:table-cell>
          <table:table-cell office:value-type="float" office:value="18.01349" calcext:value-type="float">
            <text:p>18.01349</text:p>
          </table:table-cell>
          <table:table-cell office:value-type="float" office:value="17.73654" calcext:value-type="float">
            <text:p>17.73654</text:p>
          </table:table-cell>
          <table:table-cell office:value-type="float" office:value="18.15424" calcext:value-type="float">
            <text:p>18.15424</text:p>
          </table:table-cell>
          <table:table-cell office:value-type="float" office:value="18.02115" calcext:value-type="float">
            <text:p>18.02115</text:p>
          </table:table-cell>
          <table:table-cell office:value-type="float" office:value="17.89328" calcext:value-type="float">
            <text:p>17.89328</text:p>
          </table:table-cell>
          <table:table-cell office:value-type="float" office:value="17.82156" calcext:value-type="float">
            <text:p>17.82156</text:p>
          </table:table-cell>
          <table:table-cell office:value-type="float" office:value="17.48984" calcext:value-type="float">
            <text:p>17.48984</text:p>
          </table:table-cell>
          <table:table-cell office:value-type="float" office:value="17.46213" calcext:value-type="float">
            <text:p>17.46213</text:p>
          </table:table-cell>
          <table:table-cell office:value-type="float" office:value="16.95319" calcext:value-type="float">
            <text:p>16.95319</text:p>
          </table:table-cell>
          <table:table-cell office:value-type="float" office:value="16.94858" calcext:value-type="float">
            <text:p>16.94858</text:p>
          </table:table-cell>
          <table:table-cell office:value-type="float" office:value="16.46045" calcext:value-type="float">
            <text:p>16.46045</text:p>
          </table:table-cell>
          <table:table-cell office:value-type="float" office:value="16.45868" calcext:value-type="float">
            <text:p>16.45868</text:p>
          </table:table-cell>
          <table:table-cell office:value-type="float" office:value="20.62769" calcext:value-type="float">
            <text:p>20.62769</text:p>
          </table:table-cell>
          <table:table-cell office:value-type="float" office:value="1.79364" calcext:value-type="float">
            <text:p>1.7936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0092004" calcext:value-type="float">
            <text:p>30092004</text:p>
          </table:table-cell>
          <table:table-cell office:value-type="float" office:value="15.00863" calcext:value-type="float">
            <text:p>15.00863</text:p>
          </table:table-cell>
          <table:table-cell office:value-type="float" office:value="27.92" calcext:value-type="float">
            <text:p>27.92</text:p>
          </table:table-cell>
          <table:table-cell office:value-type="float" office:value="11.08" calcext:value-type="float">
            <text:p>11.08</text:p>
          </table:table-cell>
          <table:table-cell office:value-type="float" office:value="1.339959" calcext:value-type="float">
            <text:p>1.339959</text:p>
          </table:table-cell>
          <table:table-cell office:value-type="float" office:value="0.9827001" calcext:value-type="float">
            <text:p>0.9827001</text:p>
          </table:table-cell>
          <table:table-cell office:value-type="float" office:value="329.256" calcext:value-type="float">
            <text:p>329.256</text:p>
          </table:table-cell>
          <table:table-cell office:value-type="float" office:value="0" calcext:value-type="float">
            <text:p>0</text:p>
          </table:table-cell>
          <table:table-cell office:value-type="float" office:value="21.02417" calcext:value-type="float">
            <text:p>21.02417</text:p>
          </table:table-cell>
          <table:table-cell office:value-type="float" office:value="10.84543" calcext:value-type="float">
            <text:p>10.84543</text:p>
          </table:table-cell>
          <table:table-cell office:value-type="float" office:value="18.50525" calcext:value-type="float">
            <text:p>18.50525</text:p>
          </table:table-cell>
          <table:table-cell office:value-type="float" office:value="12.33405" calcext:value-type="float">
            <text:p>12.33405</text:p>
          </table:table-cell>
          <table:table-cell office:value-type="float" office:value="17.50528" calcext:value-type="float">
            <text:p>17.50528</text:p>
          </table:table-cell>
          <table:table-cell office:value-type="float" office:value="13.2984" calcext:value-type="float">
            <text:p>13.2984</text:p>
          </table:table-cell>
          <table:table-cell office:value-type="float" office:value="16.98688" calcext:value-type="float">
            <text:p>16.98688</text:p>
          </table:table-cell>
          <table:table-cell office:value-type="float" office:value="14.12686" calcext:value-type="float">
            <text:p>14.12686</text:p>
          </table:table-cell>
          <table:table-cell office:value-type="float" office:value="16.80148" calcext:value-type="float">
            <text:p>16.80148</text:p>
          </table:table-cell>
          <table:table-cell office:value-type="float" office:value="14.67026" calcext:value-type="float">
            <text:p>14.67026</text:p>
          </table:table-cell>
          <table:table-cell office:value-type="float" office:value="16.58728" calcext:value-type="float">
            <text:p>16.58728</text:p>
          </table:table-cell>
          <table:table-cell office:value-type="float" office:value="15.28638" calcext:value-type="float">
            <text:p>15.28638</text:p>
          </table:table-cell>
          <table:table-cell office:value-type="float" office:value="16.52829" calcext:value-type="float">
            <text:p>16.52829</text:p>
          </table:table-cell>
          <table:table-cell office:value-type="float" office:value="15.83484" calcext:value-type="float">
            <text:p>15.83484</text:p>
          </table:table-cell>
          <table:table-cell office:value-type="float" office:value="16.83023" calcext:value-type="float">
            <text:p>16.83023</text:p>
          </table:table-cell>
          <table:table-cell office:value-type="float" office:value="16.60419" calcext:value-type="float">
            <text:p>16.60419</text:p>
          </table:table-cell>
          <table:table-cell office:value-type="float" office:value="17.733" calcext:value-type="float">
            <text:p>17.733</text:p>
          </table:table-cell>
          <table:table-cell office:value-type="float" office:value="17.43506" calcext:value-type="float">
            <text:p>17.43506</text:p>
          </table:table-cell>
          <table:table-cell office:value-type="float" office:value="18.01965" calcext:value-type="float">
            <text:p>18.01965</text:p>
          </table:table-cell>
          <table:table-cell office:value-type="float" office:value="17.85944" calcext:value-type="float">
            <text:p>17.85944</text:p>
          </table:table-cell>
          <table:table-cell office:value-type="float" office:value="17.8208" calcext:value-type="float">
            <text:p>17.8208</text:p>
          </table:table-cell>
          <table:table-cell office:value-type="float" office:value="17.73831" calcext:value-type="float">
            <text:p>17.73831</text:p>
          </table:table-cell>
          <table:table-cell office:value-type="float" office:value="17.46182" calcext:value-type="float">
            <text:p>17.46182</text:p>
          </table:table-cell>
          <table:table-cell office:value-type="float" office:value="17.42722" calcext:value-type="float">
            <text:p>17.42722</text:p>
          </table:table-cell>
          <table:table-cell office:value-type="float" office:value="16.94849" calcext:value-type="float">
            <text:p>16.94849</text:p>
          </table:table-cell>
          <table:table-cell office:value-type="float" office:value="16.93936" calcext:value-type="float">
            <text:p>16.93936</text:p>
          </table:table-cell>
          <table:table-cell office:value-type="float" office:value="16.46048" calcext:value-type="float">
            <text:p>16.46048</text:p>
          </table:table-cell>
          <table:table-cell office:value-type="float" office:value="16.45975" calcext:value-type="float">
            <text:p>16.45975</text:p>
          </table:table-cell>
          <table:table-cell office:value-type="float" office:value="27.95111" calcext:value-type="float">
            <text:p>27.95111</text:p>
          </table:table-cell>
          <table:table-cell office:value-type="float" office:value="9.309418" calcext:value-type="float">
            <text:p>9.30941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102004" calcext:value-type="float">
            <text:p>1102004</text:p>
          </table:table-cell>
          <table:table-cell office:value-type="float" office:value="8.182012" calcext:value-type="float">
            <text:p>8.182012</text:p>
          </table:table-cell>
          <table:table-cell office:value-type="float" office:value="19.88" calcext:value-type="float">
            <text:p>19.88</text:p>
          </table:table-cell>
          <table:table-cell office:value-type="float" office:value="-1.13" calcext:value-type="float">
            <text:p>-1.13</text:p>
          </table:table-cell>
          <table:table-cell office:value-type="float" office:value="1.524211" calcext:value-type="float">
            <text:p>1.524211</text:p>
          </table:table-cell>
          <table:table-cell office:value-type="float" office:value="0.4968852" calcext:value-type="float">
            <text:p>0.4968852</text:p>
          </table:table-cell>
          <table:table-cell office:value-type="float" office:value="379.62" calcext:value-type="float">
            <text:p>379.62</text:p>
          </table:table-cell>
          <table:table-cell office:value-type="float" office:value="1.1" calcext:value-type="float">
            <text:p>1.1</text:p>
          </table:table-cell>
          <table:table-cell office:value-type="float" office:value="17.94022" calcext:value-type="float">
            <text:p>17.94022</text:p>
          </table:table-cell>
          <table:table-cell office:value-type="float" office:value="3.83017" calcext:value-type="float">
            <text:p>3.83017</text:p>
          </table:table-cell>
          <table:table-cell office:value-type="float" office:value="17.19141" calcext:value-type="float">
            <text:p>17.19141</text:p>
          </table:table-cell>
          <table:table-cell office:value-type="float" office:value="8.224579" calcext:value-type="float">
            <text:p>8.224579</text:p>
          </table:table-cell>
          <table:table-cell office:value-type="float" office:value="17.17477" calcext:value-type="float">
            <text:p>17.17477</text:p>
          </table:table-cell>
          <table:table-cell office:value-type="float" office:value="11.03543" calcext:value-type="float">
            <text:p>11.03543</text:p>
          </table:table-cell>
          <table:table-cell office:value-type="float" office:value="16.9823" calcext:value-type="float">
            <text:p>16.9823</text:p>
          </table:table-cell>
          <table:table-cell office:value-type="float" office:value="13.22678" calcext:value-type="float">
            <text:p>13.22678</text:p>
          </table:table-cell>
          <table:table-cell office:value-type="float" office:value="16.81598" calcext:value-type="float">
            <text:p>16.81598</text:p>
          </table:table-cell>
          <table:table-cell office:value-type="float" office:value="14.41281" calcext:value-type="float">
            <text:p>14.41281</text:p>
          </table:table-cell>
          <table:table-cell office:value-type="float" office:value="16.69089" calcext:value-type="float">
            <text:p>16.69089</text:p>
          </table:table-cell>
          <table:table-cell office:value-type="float" office:value="15.61499" calcext:value-type="float">
            <text:p>15.61499</text:p>
          </table:table-cell>
          <table:table-cell office:value-type="float" office:value="16.70053" calcext:value-type="float">
            <text:p>16.70053</text:p>
          </table:table-cell>
          <table:table-cell office:value-type="float" office:value="16.26022" calcext:value-type="float">
            <text:p>16.26022</text:p>
          </table:table-cell>
          <table:table-cell office:value-type="float" office:value="16.86386" calcext:value-type="float">
            <text:p>16.86386</text:p>
          </table:table-cell>
          <table:table-cell office:value-type="float" office:value="16.66611" calcext:value-type="float">
            <text:p>16.66611</text:p>
          </table:table-cell>
          <table:table-cell office:value-type="float" office:value="17.43274" calcext:value-type="float">
            <text:p>17.43274</text:p>
          </table:table-cell>
          <table:table-cell office:value-type="float" office:value="17.31674" calcext:value-type="float">
            <text:p>17.31674</text:p>
          </table:table-cell>
          <table:table-cell office:value-type="float" office:value="17.85773" calcext:value-type="float">
            <text:p>17.85773</text:p>
          </table:table-cell>
          <table:table-cell office:value-type="float" office:value="17.70578" calcext:value-type="float">
            <text:p>17.70578</text:p>
          </table:table-cell>
          <table:table-cell office:value-type="float" office:value="17.73737" calcext:value-type="float">
            <text:p>17.73737</text:p>
          </table:table-cell>
          <table:table-cell office:value-type="float" office:value="17.6456" calcext:value-type="float">
            <text:p>17.6456</text:p>
          </table:table-cell>
          <table:table-cell office:value-type="float" office:value="17.42679" calcext:value-type="float">
            <text:p>17.42679</text:p>
          </table:table-cell>
          <table:table-cell office:value-type="float" office:value="17.38498" calcext:value-type="float">
            <text:p>17.38498</text:p>
          </table:table-cell>
          <table:table-cell office:value-type="float" office:value="16.93927" calcext:value-type="float">
            <text:p>16.93927</text:p>
          </table:table-cell>
          <table:table-cell office:value-type="float" office:value="16.92572" calcext:value-type="float">
            <text:p>16.92572</text:p>
          </table:table-cell>
          <table:table-cell office:value-type="float" office:value="16.45975" calcext:value-type="float">
            <text:p>16.45975</text:p>
          </table:table-cell>
          <table:table-cell office:value-type="float" office:value="16.45636" calcext:value-type="float">
            <text:p>16.45636</text:p>
          </table:table-cell>
          <table:table-cell office:value-type="float" office:value="18.60452" calcext:value-type="float">
            <text:p>18.60452</text:p>
          </table:table-cell>
          <table:table-cell office:value-type="float" office:value="-0.6407776" calcext:value-type="float">
            <text:p>-0.640777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102004" calcext:value-type="float">
            <text:p>2102004</text:p>
          </table:table-cell>
          <table:table-cell office:value-type="float" office:value="16.38089" calcext:value-type="float">
            <text:p>16.38089</text:p>
          </table:table-cell>
          <table:table-cell office:value-type="float" office:value="17.44" calcext:value-type="float">
            <text:p>17.44</text:p>
          </table:table-cell>
          <table:table-cell office:value-type="float" office:value="-2.43" calcext:value-type="float">
            <text:p>-2.43</text:p>
          </table:table-cell>
          <table:table-cell office:value-type="float" office:value="0.7818235" calcext:value-type="float">
            <text:p>0.7818235</text:p>
          </table:table-cell>
          <table:table-cell office:value-type="float" office:value="0.4520257" calcext:value-type="float">
            <text:p>0.4520257</text:p>
          </table:table-cell>
          <table:table-cell office:value-type="float" office:value="187.488" calcext:value-type="float">
            <text:p>187.488</text:p>
          </table:table-cell>
          <table:table-cell office:value-type="float" office:value="0" calcext:value-type="float">
            <text:p>0</text:p>
          </table:table-cell>
          <table:table-cell office:value-type="float" office:value="15.48904" calcext:value-type="float">
            <text:p>15.48904</text:p>
          </table:table-cell>
          <table:table-cell office:value-type="float" office:value="1.250214" calcext:value-type="float">
            <text:p>1.250214</text:p>
          </table:table-cell>
          <table:table-cell office:value-type="float" office:value="13.63821" calcext:value-type="float">
            <text:p>13.63821</text:p>
          </table:table-cell>
          <table:table-cell office:value-type="float" office:value="5.149536" calcext:value-type="float">
            <text:p>5.149536</text:p>
          </table:table-cell>
          <table:table-cell office:value-type="float" office:value="13.26688" calcext:value-type="float">
            <text:p>13.26688</text:p>
          </table:table-cell>
          <table:table-cell office:value-type="float" office:value="7.811737" calcext:value-type="float">
            <text:p>7.811737</text:p>
          </table:table-cell>
          <table:table-cell office:value-type="float" office:value="13.27228" calcext:value-type="float">
            <text:p>13.27228</text:p>
          </table:table-cell>
          <table:table-cell office:value-type="float" office:value="10.13437" calcext:value-type="float">
            <text:p>10.13437</text:p>
          </table:table-cell>
          <table:table-cell office:value-type="float" office:value="14.3284" calcext:value-type="float">
            <text:p>14.3284</text:p>
          </table:table-cell>
          <table:table-cell office:value-type="float" office:value="11.62952" calcext:value-type="float">
            <text:p>11.62952</text:p>
          </table:table-cell>
          <table:table-cell office:value-type="float" office:value="15.56436" calcext:value-type="float">
            <text:p>15.56436</text:p>
          </table:table-cell>
          <table:table-cell office:value-type="float" office:value="13.16241" calcext:value-type="float">
            <text:p>13.16241</text:p>
          </table:table-cell>
          <table:table-cell office:value-type="float" office:value="16.23315" calcext:value-type="float">
            <text:p>16.23315</text:p>
          </table:table-cell>
          <table:table-cell office:value-type="float" office:value="14.35535" calcext:value-type="float">
            <text:p>14.35535</text:p>
          </table:table-cell>
          <table:table-cell office:value-type="float" office:value="16.82462" calcext:value-type="float">
            <text:p>16.82462</text:p>
          </table:table-cell>
          <table:table-cell office:value-type="float" office:value="15.73358" calcext:value-type="float">
            <text:p>15.73358</text:p>
          </table:table-cell>
          <table:table-cell office:value-type="float" office:value="17.31577" calcext:value-type="float">
            <text:p>17.31577</text:p>
          </table:table-cell>
          <table:table-cell office:value-type="float" office:value="17.02332" calcext:value-type="float">
            <text:p>17.02332</text:p>
          </table:table-cell>
          <table:table-cell office:value-type="float" office:value="17.70438" calcext:value-type="float">
            <text:p>17.70438</text:p>
          </table:table-cell>
          <table:table-cell office:value-type="float" office:value="17.56351" calcext:value-type="float">
            <text:p>17.56351</text:p>
          </table:table-cell>
          <table:table-cell office:value-type="float" office:value="17.64462" calcext:value-type="float">
            <text:p>17.64462</text:p>
          </table:table-cell>
          <table:table-cell office:value-type="float" office:value="17.55249" calcext:value-type="float">
            <text:p>17.55249</text:p>
          </table:table-cell>
          <table:table-cell office:value-type="float" office:value="17.38452" calcext:value-type="float">
            <text:p>17.38452</text:p>
          </table:table-cell>
          <table:table-cell office:value-type="float" office:value="17.33545" calcext:value-type="float">
            <text:p>17.33545</text:p>
          </table:table-cell>
          <table:table-cell office:value-type="float" office:value="16.92557" calcext:value-type="float">
            <text:p>16.92557</text:p>
          </table:table-cell>
          <table:table-cell office:value-type="float" office:value="16.90359" calcext:value-type="float">
            <text:p>16.90359</text:p>
          </table:table-cell>
          <table:table-cell office:value-type="float" office:value="16.4563" calcext:value-type="float">
            <text:p>16.4563</text:p>
          </table:table-cell>
          <table:table-cell office:value-type="float" office:value="16.44867" calcext:value-type="float">
            <text:p>16.44867</text:p>
          </table:table-cell>
          <table:table-cell office:value-type="float" office:value="20.56335" calcext:value-type="float">
            <text:p>20.56335</text:p>
          </table:table-cell>
          <table:table-cell office:value-type="float" office:value="-2.292419" calcext:value-type="float">
            <text:p>-2.29241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102004" calcext:value-type="float">
            <text:p>3102004</text:p>
          </table:table-cell>
          <table:table-cell office:value-type="float" office:value="17.14188" calcext:value-type="float">
            <text:p>17.14188</text:p>
          </table:table-cell>
          <table:table-cell office:value-type="float" office:value="27" calcext:value-type="float">
            <text:p>27</text:p>
          </table:table-cell>
          <table:table-cell office:value-type="float" office:value="4.06" calcext:value-type="float">
            <text:p>4.06</text:p>
          </table:table-cell>
          <table:table-cell office:value-type="float" office:value="0.9792315" calcext:value-type="float">
            <text:p>0.9792315</text:p>
          </table:table-cell>
          <table:table-cell office:value-type="float" office:value="0.7185755" calcext:value-type="float">
            <text:p>0.7185755</text:p>
          </table:table-cell>
          <table:table-cell office:value-type="float" office:value="185.688" calcext:value-type="float">
            <text:p>185.688</text:p>
          </table:table-cell>
          <table:table-cell office:value-type="float" office:value="0" calcext:value-type="float">
            <text:p>0</text:p>
          </table:table-cell>
          <table:table-cell office:value-type="float" office:value="21.47543" calcext:value-type="float">
            <text:p>21.47543</text:p>
          </table:table-cell>
          <table:table-cell office:value-type="float" office:value="6.082367" calcext:value-type="float">
            <text:p>6.082367</text:p>
          </table:table-cell>
          <table:table-cell office:value-type="float" office:value="17.98911" calcext:value-type="float">
            <text:p>17.98911</text:p>
          </table:table-cell>
          <table:table-cell office:value-type="float" office:value="8.327911" calcext:value-type="float">
            <text:p>8.327911</text:p>
          </table:table-cell>
          <table:table-cell office:value-type="float" office:value="16.5051" calcext:value-type="float">
            <text:p>16.5051</text:p>
          </table:table-cell>
          <table:table-cell office:value-type="float" office:value="9.829071" calcext:value-type="float">
            <text:p>9.829071</text:p>
          </table:table-cell>
          <table:table-cell office:value-type="float" office:value="15.53659" calcext:value-type="float">
            <text:p>15.53659</text:p>
          </table:table-cell>
          <table:table-cell office:value-type="float" office:value="11.17929" calcext:value-type="float">
            <text:p>11.17929</text:p>
          </table:table-cell>
          <table:table-cell office:value-type="float" office:value="15.12289" calcext:value-type="float">
            <text:p>15.12289</text:p>
          </table:table-cell>
          <table:table-cell office:value-type="float" office:value="12.09122" calcext:value-type="float">
            <text:p>12.09122</text:p>
          </table:table-cell>
          <table:table-cell office:value-type="float" office:value="14.95621" calcext:value-type="float">
            <text:p>14.95621</text:p>
          </table:table-cell>
          <table:table-cell office:value-type="float" office:value="13.11111" calcext:value-type="float">
            <text:p>13.11111</text:p>
          </table:table-cell>
          <table:table-cell office:value-type="float" office:value="15.01544" calcext:value-type="float">
            <text:p>15.01544</text:p>
          </table:table-cell>
          <table:table-cell office:value-type="float" office:value="14.01688" calcext:value-type="float">
            <text:p>14.01688</text:p>
          </table:table-cell>
          <table:table-cell office:value-type="float" office:value="15.72772" calcext:value-type="float">
            <text:p>15.72772</text:p>
          </table:table-cell>
          <table:table-cell office:value-type="float" office:value="15.27383" calcext:value-type="float">
            <text:p>15.27383</text:p>
          </table:table-cell>
          <table:table-cell office:value-type="float" office:value="17.0188" calcext:value-type="float">
            <text:p>17.0188</text:p>
          </table:table-cell>
          <table:table-cell office:value-type="float" office:value="16.60037" calcext:value-type="float">
            <text:p>16.60037</text:p>
          </table:table-cell>
          <table:table-cell office:value-type="float" office:value="17.56174" calcext:value-type="float">
            <text:p>17.56174</text:p>
          </table:table-cell>
          <table:table-cell office:value-type="float" office:value="17.37271" calcext:value-type="float">
            <text:p>17.37271</text:p>
          </table:table-cell>
          <table:table-cell office:value-type="float" office:value="17.55148" calcext:value-type="float">
            <text:p>17.55148</text:p>
          </table:table-cell>
          <table:table-cell office:value-type="float" office:value="17.44952" calcext:value-type="float">
            <text:p>17.44952</text:p>
          </table:table-cell>
          <table:table-cell office:value-type="float" office:value="17.33487" calcext:value-type="float">
            <text:p>17.33487</text:p>
          </table:table-cell>
          <table:table-cell office:value-type="float" office:value="17.28073" calcext:value-type="float">
            <text:p>17.28073</text:p>
          </table:table-cell>
          <table:table-cell office:value-type="float" office:value="16.90341" calcext:value-type="float">
            <text:p>16.90341</text:p>
          </table:table-cell>
          <table:table-cell office:value-type="float" office:value="16.88297" calcext:value-type="float">
            <text:p>16.88297</text:p>
          </table:table-cell>
          <table:table-cell office:value-type="float" office:value="16.44858" calcext:value-type="float">
            <text:p>16.44858</text:p>
          </table:table-cell>
          <table:table-cell office:value-type="float" office:value="16.43906" calcext:value-type="float">
            <text:p>16.43906</text:p>
          </table:table-cell>
          <table:table-cell office:value-type="float" office:value="29.97128" calcext:value-type="float">
            <text:p>29.97128</text:p>
          </table:table-cell>
          <table:table-cell office:value-type="float" office:value="3.796631" calcext:value-type="float">
            <text:p>3.79663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102004" calcext:value-type="float">
            <text:p>4102004</text:p>
          </table:table-cell>
          <table:table-cell office:value-type="float" office:value="16.7612" calcext:value-type="float">
            <text:p>16.7612</text:p>
          </table:table-cell>
          <table:table-cell office:value-type="float" office:value="15.43" calcext:value-type="float">
            <text:p>15.43</text:p>
          </table:table-cell>
          <table:table-cell office:value-type="float" office:value="3.93" calcext:value-type="float">
            <text:p>3.93</text:p>
          </table:table-cell>
          <table:table-cell office:value-type="float" office:value="0.9575653" calcext:value-type="float">
            <text:p>0.9575653</text:p>
          </table:table-cell>
          <table:table-cell office:value-type="float" office:value="0.7120864" calcext:value-type="float">
            <text:p>0.7120864</text:p>
          </table:table-cell>
          <table:table-cell office:value-type="float" office:value="171.432" calcext:value-type="float">
            <text:p>171.432</text:p>
          </table:table-cell>
          <table:table-cell office:value-type="float" office:value="0" calcext:value-type="float">
            <text:p>0</text:p>
          </table:table-cell>
          <table:table-cell office:value-type="float" office:value="17.60794" calcext:value-type="float">
            <text:p>17.60794</text:p>
          </table:table-cell>
          <table:table-cell office:value-type="float" office:value="7.618652" calcext:value-type="float">
            <text:p>7.618652</text:p>
          </table:table-cell>
          <table:table-cell office:value-type="float" office:value="15.71375" calcext:value-type="float">
            <text:p>15.71375</text:p>
          </table:table-cell>
          <table:table-cell office:value-type="float" office:value="10.36642" calcext:value-type="float">
            <text:p>10.36642</text:p>
          </table:table-cell>
          <table:table-cell office:value-type="float" office:value="15.07245" calcext:value-type="float">
            <text:p>15.07245</text:p>
          </table:table-cell>
          <table:table-cell office:value-type="float" office:value="11.76874" calcext:value-type="float">
            <text:p>11.76874</text:p>
          </table:table-cell>
          <table:table-cell office:value-type="float" office:value="14.80246" calcext:value-type="float">
            <text:p>14.80246</text:p>
          </table:table-cell>
          <table:table-cell office:value-type="float" office:value="12.8494" calcext:value-type="float">
            <text:p>12.8494</text:p>
          </table:table-cell>
          <table:table-cell office:value-type="float" office:value="14.91714" calcext:value-type="float">
            <text:p>14.91714</text:p>
          </table:table-cell>
          <table:table-cell office:value-type="float" office:value="13.50058" calcext:value-type="float">
            <text:p>13.50058</text:p>
          </table:table-cell>
          <table:table-cell office:value-type="float" office:value="14.95901" calcext:value-type="float">
            <text:p>14.95901</text:p>
          </table:table-cell>
          <table:table-cell office:value-type="float" office:value="14.16241" calcext:value-type="float">
            <text:p>14.16241</text:p>
          </table:table-cell>
          <table:table-cell office:value-type="float" office:value="15.08224" calcext:value-type="float">
            <text:p>15.08224</text:p>
          </table:table-cell>
          <table:table-cell office:value-type="float" office:value="14.66867" calcext:value-type="float">
            <text:p>14.66867</text:p>
          </table:table-cell>
          <table:table-cell office:value-type="float" office:value="15.45511" calcext:value-type="float">
            <text:p>15.45511</text:p>
          </table:table-cell>
          <table:table-cell office:value-type="float" office:value="15.34717" calcext:value-type="float">
            <text:p>15.34717</text:p>
          </table:table-cell>
          <table:table-cell office:value-type="float" office:value="16.59698" calcext:value-type="float">
            <text:p>16.59698</text:p>
          </table:table-cell>
          <table:table-cell office:value-type="float" office:value="16.37762" calcext:value-type="float">
            <text:p>16.37762</text:p>
          </table:table-cell>
          <table:table-cell office:value-type="float" office:value="17.37057" calcext:value-type="float">
            <text:p>17.37057</text:p>
          </table:table-cell>
          <table:table-cell office:value-type="float" office:value="17.17297" calcext:value-type="float">
            <text:p>17.17297</text:p>
          </table:table-cell>
          <table:table-cell office:value-type="float" office:value="17.44833" calcext:value-type="float">
            <text:p>17.44833</text:p>
          </table:table-cell>
          <table:table-cell office:value-type="float" office:value="17.33148" calcext:value-type="float">
            <text:p>17.33148</text:p>
          </table:table-cell>
          <table:table-cell office:value-type="float" office:value="17.28015" calcext:value-type="float">
            <text:p>17.28015</text:p>
          </table:table-cell>
          <table:table-cell office:value-type="float" office:value="17.21994" calcext:value-type="float">
            <text:p>17.21994</text:p>
          </table:table-cell>
          <table:table-cell office:value-type="float" office:value="16.88272" calcext:value-type="float">
            <text:p>16.88272</text:p>
          </table:table-cell>
          <table:table-cell office:value-type="float" office:value="16.85657" calcext:value-type="float">
            <text:p>16.85657</text:p>
          </table:table-cell>
          <table:table-cell office:value-type="float" office:value="16.43893" calcext:value-type="float">
            <text:p>16.43893</text:p>
          </table:table-cell>
          <table:table-cell office:value-type="float" office:value="16.42624" calcext:value-type="float">
            <text:p>16.42624</text:p>
          </table:table-cell>
          <table:table-cell office:value-type="float" office:value="21.19257" calcext:value-type="float">
            <text:p>21.19257</text:p>
          </table:table-cell>
          <table:table-cell office:value-type="float" office:value="4.030365" calcext:value-type="float">
            <text:p>4.03036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5102004" calcext:value-type="float">
            <text:p>5102004</text:p>
          </table:table-cell>
          <table:table-cell office:value-type="float" office:value="16.8362" calcext:value-type="float">
            <text:p>16.8362</text:p>
          </table:table-cell>
          <table:table-cell office:value-type="float" office:value="23.99" calcext:value-type="float">
            <text:p>23.99</text:p>
          </table:table-cell>
          <table:table-cell office:value-type="float" office:value="3.97" calcext:value-type="float">
            <text:p>3.97</text:p>
          </table:table-cell>
          <table:table-cell office:value-type="float" office:value="0.939429" calcext:value-type="float">
            <text:p>0.939429</text:p>
          </table:table-cell>
          <table:table-cell office:value-type="float" office:value="0.7111092" calcext:value-type="float">
            <text:p>0.7111092</text:p>
          </table:table-cell>
          <table:table-cell office:value-type="float" office:value="232.596" calcext:value-type="float">
            <text:p>232.596</text:p>
          </table:table-cell>
          <table:table-cell office:value-type="float" office:value="0" calcext:value-type="float">
            <text:p>0</text:p>
          </table:table-cell>
          <table:table-cell office:value-type="float" office:value="20.80844" calcext:value-type="float">
            <text:p>20.80844</text:p>
          </table:table-cell>
          <table:table-cell office:value-type="float" office:value="6.460052" calcext:value-type="float">
            <text:p>6.460052</text:p>
          </table:table-cell>
          <table:table-cell office:value-type="float" office:value="17.75381" calcext:value-type="float">
            <text:p>17.75381</text:p>
          </table:table-cell>
          <table:table-cell office:value-type="float" office:value="8.905884" calcext:value-type="float">
            <text:p>8.905884</text:p>
          </table:table-cell>
          <table:table-cell office:value-type="float" office:value="16.39285" calcext:value-type="float">
            <text:p>16.39285</text:p>
          </table:table-cell>
          <table:table-cell office:value-type="float" office:value="10.38696" calcext:value-type="float">
            <text:p>10.38696</text:p>
          </table:table-cell>
          <table:table-cell office:value-type="float" office:value="15.50143" calcext:value-type="float">
            <text:p>15.50143</text:p>
          </table:table-cell>
          <table:table-cell office:value-type="float" office:value="11.68768" calcext:value-type="float">
            <text:p>11.68768</text:p>
          </table:table-cell>
          <table:table-cell office:value-type="float" office:value="15.09552" calcext:value-type="float">
            <text:p>15.09552</text:p>
          </table:table-cell>
          <table:table-cell office:value-type="float" office:value="12.53656" calcext:value-type="float">
            <text:p>12.53656</text:p>
          </table:table-cell>
          <table:table-cell office:value-type="float" office:value="14.90622" calcext:value-type="float">
            <text:p>14.90622</text:p>
          </table:table-cell>
          <table:table-cell office:value-type="float" office:value="13.43201" calcext:value-type="float">
            <text:p>13.43201</text:p>
          </table:table-cell>
          <table:table-cell office:value-type="float" office:value="14.95258" calcext:value-type="float">
            <text:p>14.95258</text:p>
          </table:table-cell>
          <table:table-cell office:value-type="float" office:value="14.15302" calcext:value-type="float">
            <text:p>14.15302</text:p>
          </table:table-cell>
          <table:table-cell office:value-type="float" office:value="15.40775" calcext:value-type="float">
            <text:p>15.40775</text:p>
          </table:table-cell>
          <table:table-cell office:value-type="float" office:value="15.1326" calcext:value-type="float">
            <text:p>15.1326</text:p>
          </table:table-cell>
          <table:table-cell office:value-type="float" office:value="16.37585" calcext:value-type="float">
            <text:p>16.37585</text:p>
          </table:table-cell>
          <table:table-cell office:value-type="float" office:value="16.17908" calcext:value-type="float">
            <text:p>16.17908</text:p>
          </table:table-cell>
          <table:table-cell office:value-type="float" office:value="17.17099" calcext:value-type="float">
            <text:p>17.17099</text:p>
          </table:table-cell>
          <table:table-cell office:value-type="float" office:value="16.99329" calcext:value-type="float">
            <text:p>16.99329</text:p>
          </table:table-cell>
          <table:table-cell office:value-type="float" office:value="17.33023" calcext:value-type="float">
            <text:p>17.33023</text:p>
          </table:table-cell>
          <table:table-cell office:value-type="float" office:value="17.20944" calcext:value-type="float">
            <text:p>17.20944</text:p>
          </table:table-cell>
          <table:table-cell office:value-type="float" office:value="17.21924" calcext:value-type="float">
            <text:p>17.21924</text:p>
          </table:table-cell>
          <table:table-cell office:value-type="float" office:value="17.15237" calcext:value-type="float">
            <text:p>17.15237</text:p>
          </table:table-cell>
          <table:table-cell office:value-type="float" office:value="16.85626" calcext:value-type="float">
            <text:p>16.85626</text:p>
          </table:table-cell>
          <table:table-cell office:value-type="float" office:value="16.82507" calcext:value-type="float">
            <text:p>16.82507</text:p>
          </table:table-cell>
          <table:table-cell office:value-type="float" office:value="16.42606" calcext:value-type="float">
            <text:p>16.42606</text:p>
          </table:table-cell>
          <table:table-cell office:value-type="float" office:value="16.40955" calcext:value-type="float">
            <text:p>16.40955</text:p>
          </table:table-cell>
          <table:table-cell office:value-type="float" office:value="27.62772" calcext:value-type="float">
            <text:p>27.62772</text:p>
          </table:table-cell>
          <table:table-cell office:value-type="float" office:value="3.6633" calcext:value-type="float">
            <text:p>3.663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102004" calcext:value-type="float">
            <text:p>6102004</text:p>
          </table:table-cell>
          <table:table-cell office:value-type="float" office:value="7.390759" calcext:value-type="float">
            <text:p>7.390759</text:p>
          </table:table-cell>
          <table:table-cell office:value-type="float" office:value="20.45" calcext:value-type="float">
            <text:p>20.45</text:p>
          </table:table-cell>
          <table:table-cell office:value-type="float" office:value="8.86" calcext:value-type="float">
            <text:p>8.86</text:p>
          </table:table-cell>
          <table:table-cell office:value-type="float" office:value="1.323324" calcext:value-type="float">
            <text:p>1.323324</text:p>
          </table:table-cell>
          <table:table-cell office:value-type="float" office:value="0.8947363" calcext:value-type="float">
            <text:p>0.8947363</text:p>
          </table:table-cell>
          <table:table-cell office:value-type="float" office:value="173.484" calcext:value-type="float">
            <text:p>173.484</text:p>
          </table:table-cell>
          <table:table-cell office:value-type="float" office:value="2.6" calcext:value-type="float">
            <text:p>2.6</text:p>
          </table:table-cell>
          <table:table-cell office:value-type="float" office:value="18.74805" calcext:value-type="float">
            <text:p>18.74805</text:p>
          </table:table-cell>
          <table:table-cell office:value-type="float" office:value="10.01776" calcext:value-type="float">
            <text:p>10.01776</text:p>
          </table:table-cell>
          <table:table-cell office:value-type="float" office:value="16.86679" calcext:value-type="float">
            <text:p>16.86679</text:p>
          </table:table-cell>
          <table:table-cell office:value-type="float" office:value="11.69684" calcext:value-type="float">
            <text:p>11.69684</text:p>
          </table:table-cell>
          <table:table-cell office:value-type="float" office:value="16.06851" calcext:value-type="float">
            <text:p>16.06851</text:p>
          </table:table-cell>
          <table:table-cell office:value-type="float" office:value="12.64075" calcext:value-type="float">
            <text:p>12.64075</text:p>
          </table:table-cell>
          <table:table-cell office:value-type="float" office:value="15.55502" calcext:value-type="float">
            <text:p>15.55502</text:p>
          </table:table-cell>
          <table:table-cell office:value-type="float" office:value="13.41202" calcext:value-type="float">
            <text:p>13.41202</text:p>
          </table:table-cell>
          <table:table-cell office:value-type="float" office:value="15.31586" calcext:value-type="float">
            <text:p>15.31586</text:p>
          </table:table-cell>
          <table:table-cell office:value-type="float" office:value="13.88397" calcext:value-type="float">
            <text:p>13.88397</text:p>
          </table:table-cell>
          <table:table-cell office:value-type="float" office:value="15.16479" calcext:value-type="float">
            <text:p>15.16479</text:p>
          </table:table-cell>
          <table:table-cell office:value-type="float" office:value="14.36682" calcext:value-type="float">
            <text:p>14.36682</text:p>
          </table:table-cell>
          <table:table-cell office:value-type="float" office:value="15.19897" calcext:value-type="float">
            <text:p>15.19897</text:p>
          </table:table-cell>
          <table:table-cell office:value-type="float" office:value="14.73178" calcext:value-type="float">
            <text:p>14.73178</text:p>
          </table:table-cell>
          <table:table-cell office:value-type="float" office:value="15.33975" calcext:value-type="float">
            <text:p>15.33975</text:p>
          </table:table-cell>
          <table:table-cell office:value-type="float" office:value="15.19452" calcext:value-type="float">
            <text:p>15.19452</text:p>
          </table:table-cell>
          <table:table-cell office:value-type="float" office:value="16.17728" calcext:value-type="float">
            <text:p>16.17728</text:p>
          </table:table-cell>
          <table:table-cell office:value-type="float" office:value="16.06726" calcext:value-type="float">
            <text:p>16.06726</text:p>
          </table:table-cell>
          <table:table-cell office:value-type="float" office:value="16.99149" calcext:value-type="float">
            <text:p>16.99149</text:p>
          </table:table-cell>
          <table:table-cell office:value-type="float" office:value="16.83157" calcext:value-type="float">
            <text:p>16.83157</text:p>
          </table:table-cell>
          <table:table-cell office:value-type="float" office:value="17.20819" calcext:value-type="float">
            <text:p>17.20819</text:p>
          </table:table-cell>
          <table:table-cell office:value-type="float" office:value="17.08853" calcext:value-type="float">
            <text:p>17.08853</text:p>
          </table:table-cell>
          <table:table-cell office:value-type="float" office:value="17.15164" calcext:value-type="float">
            <text:p>17.15164</text:p>
          </table:table-cell>
          <table:table-cell office:value-type="float" office:value="17.07935" calcext:value-type="float">
            <text:p>17.07935</text:p>
          </table:table-cell>
          <table:table-cell office:value-type="float" office:value="16.82474" calcext:value-type="float">
            <text:p>16.82474</text:p>
          </table:table-cell>
          <table:table-cell office:value-type="float" office:value="16.78854" calcext:value-type="float">
            <text:p>16.78854</text:p>
          </table:table-cell>
          <table:table-cell office:value-type="float" office:value="16.40933" calcext:value-type="float">
            <text:p>16.40933</text:p>
          </table:table-cell>
          <table:table-cell office:value-type="float" office:value="16.38815" calcext:value-type="float">
            <text:p>16.38815</text:p>
          </table:table-cell>
          <table:table-cell office:value-type="float" office:value="22.8262" calcext:value-type="float">
            <text:p>22.8262</text:p>
          </table:table-cell>
          <table:table-cell office:value-type="float" office:value="7.969208" calcext:value-type="float">
            <text:p>7.96920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7102004" calcext:value-type="float">
            <text:p>7102004</text:p>
          </table:table-cell>
          <table:table-cell office:value-type="float" office:value="3.44232" calcext:value-type="float">
            <text:p>3.44232</text:p>
          </table:table-cell>
          <table:table-cell office:value-type="float" office:value="21" calcext:value-type="float">
            <text:p>21</text:p>
          </table:table-cell>
          <table:table-cell office:value-type="float" office:value="11.37" calcext:value-type="float">
            <text:p>11.37</text:p>
          </table:table-cell>
          <table:table-cell office:value-type="float" office:value="1.813659" calcext:value-type="float">
            <text:p>1.813659</text:p>
          </table:table-cell>
          <table:table-cell office:value-type="float" office:value="1.180918" calcext:value-type="float">
            <text:p>1.180918</text:p>
          </table:table-cell>
          <table:table-cell office:value-type="float" office:value="174.348" calcext:value-type="float">
            <text:p>174.348</text:p>
          </table:table-cell>
          <table:table-cell office:value-type="float" office:value="3.9" calcext:value-type="float">
            <text:p>3.9</text:p>
          </table:table-cell>
          <table:table-cell office:value-type="float" office:value="18.18585" calcext:value-type="float">
            <text:p>18.18585</text:p>
          </table:table-cell>
          <table:table-cell office:value-type="float" office:value="11.31461" calcext:value-type="float">
            <text:p>11.31461</text:p>
          </table:table-cell>
          <table:table-cell office:value-type="float" office:value="17.1022" calcext:value-type="float">
            <text:p>17.1022</text:p>
          </table:table-cell>
          <table:table-cell office:value-type="float" office:value="12.36496" calcext:value-type="float">
            <text:p>12.36496</text:p>
          </table:table-cell>
          <table:table-cell office:value-type="float" office:value="16.3082" calcext:value-type="float">
            <text:p>16.3082</text:p>
          </table:table-cell>
          <table:table-cell office:value-type="float" office:value="13.10593" calcext:value-type="float">
            <text:p>13.10593</text:p>
          </table:table-cell>
          <table:table-cell office:value-type="float" office:value="15.78802" calcext:value-type="float">
            <text:p>15.78802</text:p>
          </table:table-cell>
          <table:table-cell office:value-type="float" office:value="13.7388" calcext:value-type="float">
            <text:p>13.7388</text:p>
          </table:table-cell>
          <table:table-cell office:value-type="float" office:value="15.5509" calcext:value-type="float">
            <text:p>15.5509</text:p>
          </table:table-cell>
          <table:table-cell office:value-type="float" office:value="14.14471" calcext:value-type="float">
            <text:p>14.14471</text:p>
          </table:table-cell>
          <table:table-cell office:value-type="float" office:value="15.41306" calcext:value-type="float">
            <text:p>15.41306</text:p>
          </table:table-cell>
          <table:table-cell office:value-type="float" office:value="14.5618" calcext:value-type="float">
            <text:p>14.5618</text:p>
          </table:table-cell>
          <table:table-cell office:value-type="float" office:value="15.36536" calcext:value-type="float">
            <text:p>15.36536</text:p>
          </table:table-cell>
          <table:table-cell office:value-type="float" office:value="14.88745" calcext:value-type="float">
            <text:p>14.88745</text:p>
          </table:table-cell>
          <table:table-cell office:value-type="float" office:value="15.42294" calcext:value-type="float">
            <text:p>15.42294</text:p>
          </table:table-cell>
          <table:table-cell office:value-type="float" office:value="15.3432" calcext:value-type="float">
            <text:p>15.3432</text:p>
          </table:table-cell>
          <table:table-cell office:value-type="float" office:value="16.06659" calcext:value-type="float">
            <text:p>16.06659</text:p>
          </table:table-cell>
          <table:table-cell office:value-type="float" office:value="16.01837" calcext:value-type="float">
            <text:p>16.01837</text:p>
          </table:table-cell>
          <table:table-cell office:value-type="float" office:value="16.83002" calcext:value-type="float">
            <text:p>16.83002</text:p>
          </table:table-cell>
          <table:table-cell office:value-type="float" office:value="16.70096" calcext:value-type="float">
            <text:p>16.70096</text:p>
          </table:table-cell>
          <table:table-cell office:value-type="float" office:value="17.08725" calcext:value-type="float">
            <text:p>17.08725</text:p>
          </table:table-cell>
          <table:table-cell office:value-type="float" office:value="16.97455" calcext:value-type="float">
            <text:p>16.97455</text:p>
          </table:table-cell>
          <table:table-cell office:value-type="float" office:value="17.07858" calcext:value-type="float">
            <text:p>17.07858</text:p>
          </table:table-cell>
          <table:table-cell office:value-type="float" office:value="17.00211" calcext:value-type="float">
            <text:p>17.00211</text:p>
          </table:table-cell>
          <table:table-cell office:value-type="float" office:value="16.78815" calcext:value-type="float">
            <text:p>16.78815</text:p>
          </table:table-cell>
          <table:table-cell office:value-type="float" office:value="16.74118" calcext:value-type="float">
            <text:p>16.74118</text:p>
          </table:table-cell>
          <table:table-cell office:value-type="float" office:value="16.38794" calcext:value-type="float">
            <text:p>16.38794</text:p>
          </table:table-cell>
          <table:table-cell office:value-type="float" office:value="16.36261" calcext:value-type="float">
            <text:p>16.36261</text:p>
          </table:table-cell>
          <table:table-cell office:value-type="float" office:value="18.75739" calcext:value-type="float">
            <text:p>18.75739</text:p>
          </table:table-cell>
          <table:table-cell office:value-type="float" office:value="10.28384" calcext:value-type="float">
            <text:p>10.2838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8102004" calcext:value-type="float">
            <text:p>8102004</text:p>
          </table:table-cell>
          <table:table-cell office:value-type="float" office:value="15.98493" calcext:value-type="float">
            <text:p>15.98493</text:p>
          </table:table-cell>
          <table:table-cell office:value-type="float" office:value="23.66" calcext:value-type="float">
            <text:p>23.66</text:p>
          </table:table-cell>
          <table:table-cell office:value-type="float" office:value="8.22" calcext:value-type="float">
            <text:p>8.22</text:p>
          </table:table-cell>
          <table:table-cell office:value-type="float" office:value="1.415429" calcext:value-type="float">
            <text:p>1.415429</text:p>
          </table:table-cell>
          <table:table-cell office:value-type="float" office:value="0.8910294" calcext:value-type="float">
            <text:p>0.8910294</text:p>
          </table:table-cell>
          <table:table-cell office:value-type="float" office:value="232.524" calcext:value-type="float">
            <text:p>232.524</text:p>
          </table:table-cell>
          <table:table-cell office:value-type="float" office:value="0" calcext:value-type="float">
            <text:p>0</text:p>
          </table:table-cell>
          <table:table-cell office:value-type="float" office:value="20.43082" calcext:value-type="float">
            <text:p>20.43082</text:p>
          </table:table-cell>
          <table:table-cell office:value-type="float" office:value="9.792633" calcext:value-type="float">
            <text:p>9.792633</text:p>
          </table:table-cell>
          <table:table-cell office:value-type="float" office:value="18.58905" calcext:value-type="float">
            <text:p>18.58905</text:p>
          </table:table-cell>
          <table:table-cell office:value-type="float" office:value="11.8894" calcext:value-type="float">
            <text:p>11.8894</text:p>
          </table:table-cell>
          <table:table-cell office:value-type="float" office:value="17.36871" calcext:value-type="float">
            <text:p>17.36871</text:p>
          </table:table-cell>
          <table:table-cell office:value-type="float" office:value="13.22025" calcext:value-type="float">
            <text:p>13.22025</text:p>
          </table:table-cell>
          <table:table-cell office:value-type="float" office:value="16.55283" calcext:value-type="float">
            <text:p>16.55283</text:p>
          </table:table-cell>
          <table:table-cell office:value-type="float" office:value="14.00427" calcext:value-type="float">
            <text:p>14.00427</text:p>
          </table:table-cell>
          <table:table-cell office:value-type="float" office:value="16.11777" calcext:value-type="float">
            <text:p>16.11777</text:p>
          </table:table-cell>
          <table:table-cell office:value-type="float" office:value="14.44879" calcext:value-type="float">
            <text:p>14.44879</text:p>
          </table:table-cell>
          <table:table-cell office:value-type="float" office:value="15.76596" calcext:value-type="float">
            <text:p>15.76596</text:p>
          </table:table-cell>
          <table:table-cell office:value-type="float" office:value="14.87903" calcext:value-type="float">
            <text:p>14.87903</text:p>
          </table:table-cell>
          <table:table-cell office:value-type="float" office:value="15.65543" calcext:value-type="float">
            <text:p>15.65543</text:p>
          </table:table-cell>
          <table:table-cell office:value-type="float" office:value="15.14606" calcext:value-type="float">
            <text:p>15.14606</text:p>
          </table:table-cell>
          <table:table-cell office:value-type="float" office:value="15.60947" calcext:value-type="float">
            <text:p>15.60947</text:p>
          </table:table-cell>
          <table:table-cell office:value-type="float" office:value="15.42651" calcext:value-type="float">
            <text:p>15.42651</text:p>
          </table:table-cell>
          <table:table-cell office:value-type="float" office:value="16.0181" calcext:value-type="float">
            <text:p>16.0181</text:p>
          </table:table-cell>
          <table:table-cell office:value-type="float" office:value="16.01236" calcext:value-type="float">
            <text:p>16.01236</text:p>
          </table:table-cell>
          <table:table-cell office:value-type="float" office:value="16.69977" calcext:value-type="float">
            <text:p>16.69977</text:p>
          </table:table-cell>
          <table:table-cell office:value-type="float" office:value="16.59949" calcext:value-type="float">
            <text:p>16.59949</text:p>
          </table:table-cell>
          <table:table-cell office:value-type="float" office:value="16.97345" calcext:value-type="float">
            <text:p>16.97345</text:p>
          </table:table-cell>
          <table:table-cell office:value-type="float" office:value="16.87195" calcext:value-type="float">
            <text:p>16.87195</text:p>
          </table:table-cell>
          <table:table-cell office:value-type="float" office:value="17.00128" calcext:value-type="float">
            <text:p>17.00128</text:p>
          </table:table-cell>
          <table:table-cell office:value-type="float" office:value="16.92441" calcext:value-type="float">
            <text:p>16.92441</text:p>
          </table:table-cell>
          <table:table-cell office:value-type="float" office:value="16.74078" calcext:value-type="float">
            <text:p>16.74078</text:p>
          </table:table-cell>
          <table:table-cell office:value-type="float" office:value="16.69907" calcext:value-type="float">
            <text:p>16.69907</text:p>
          </table:table-cell>
          <table:table-cell office:value-type="float" office:value="16.36234" calcext:value-type="float">
            <text:p>16.36234</text:p>
          </table:table-cell>
          <table:table-cell office:value-type="float" office:value="16.33401" calcext:value-type="float">
            <text:p>16.33401</text:p>
          </table:table-cell>
          <table:table-cell office:value-type="float" office:value="21.91367" calcext:value-type="float">
            <text:p>21.91367</text:p>
          </table:table-cell>
          <table:table-cell office:value-type="float" office:value="7.74527" calcext:value-type="float">
            <text:p>7.7452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9102004" calcext:value-type="float">
            <text:p>9102004</text:p>
          </table:table-cell>
          <table:table-cell office:value-type="float" office:value="16.32555" calcext:value-type="float">
            <text:p>16.32555</text:p>
          </table:table-cell>
          <table:table-cell office:value-type="float" office:value="21.79" calcext:value-type="float">
            <text:p>21.79</text:p>
          </table:table-cell>
          <table:table-cell office:value-type="float" office:value="2.49" calcext:value-type="float">
            <text:p>2.49</text:p>
          </table:table-cell>
          <table:table-cell office:value-type="float" office:value="1.007545" calcext:value-type="float">
            <text:p>1.007545</text:p>
          </table:table-cell>
          <table:table-cell office:value-type="float" office:value="0.6436393" calcext:value-type="float">
            <text:p>0.6436393</text:p>
          </table:table-cell>
          <table:table-cell office:value-type="float" office:value="136.8" calcext:value-type="float">
            <text:p>136.8</text:p>
          </table:table-cell>
          <table:table-cell office:value-type="float" office:value="0" calcext:value-type="float">
            <text:p>0</text:p>
          </table:table-cell>
          <table:table-cell office:value-type="float" office:value="18.71884" calcext:value-type="float">
            <text:p>18.71884</text:p>
          </table:table-cell>
          <table:table-cell office:value-type="float" office:value="5.03479" calcext:value-type="float">
            <text:p>5.03479</text:p>
          </table:table-cell>
          <table:table-cell office:value-type="float" office:value="16.57196" calcext:value-type="float">
            <text:p>16.57196</text:p>
          </table:table-cell>
          <table:table-cell office:value-type="float" office:value="7.700134" calcext:value-type="float">
            <text:p>7.700134</text:p>
          </table:table-cell>
          <table:table-cell office:value-type="float" office:value="15.60074" calcext:value-type="float">
            <text:p>15.60074</text:p>
          </table:table-cell>
          <table:table-cell office:value-type="float" office:value="9.831787" calcext:value-type="float">
            <text:p>9.831787</text:p>
          </table:table-cell>
          <table:table-cell office:value-type="float" office:value="15.00488" calcext:value-type="float">
            <text:p>15.00488</text:p>
          </table:table-cell>
          <table:table-cell office:value-type="float" office:value="11.59662" calcext:value-type="float">
            <text:p>11.59662</text:p>
          </table:table-cell>
          <table:table-cell office:value-type="float" office:value="15.07632" calcext:value-type="float">
            <text:p>15.07632</text:p>
          </table:table-cell>
          <table:table-cell office:value-type="float" office:value="12.67972" calcext:value-type="float">
            <text:p>12.67972</text:p>
          </table:table-cell>
          <table:table-cell office:value-type="float" office:value="15.52643" calcext:value-type="float">
            <text:p>15.52643</text:p>
          </table:table-cell>
          <table:table-cell office:value-type="float" office:value="13.72748" calcext:value-type="float">
            <text:p>13.72748</text:p>
          </table:table-cell>
          <table:table-cell office:value-type="float" office:value="15.62173" calcext:value-type="float">
            <text:p>15.62173</text:p>
          </table:table-cell>
          <table:table-cell office:value-type="float" office:value="14.4314" calcext:value-type="float">
            <text:p>14.4314</text:p>
          </table:table-cell>
          <table:table-cell office:value-type="float" office:value="15.63391" calcext:value-type="float">
            <text:p>15.63391</text:p>
          </table:table-cell>
          <table:table-cell office:value-type="float" office:value="15.26678" calcext:value-type="float">
            <text:p>15.26678</text:p>
          </table:table-cell>
          <table:table-cell office:value-type="float" office:value="16.02319" calcext:value-type="float">
            <text:p>16.02319</text:p>
          </table:table-cell>
          <table:table-cell office:value-type="float" office:value="15.95782" calcext:value-type="float">
            <text:p>15.95782</text:p>
          </table:table-cell>
          <table:table-cell office:value-type="float" office:value="16.59854" calcext:value-type="float">
            <text:p>16.59854</text:p>
          </table:table-cell>
          <table:table-cell office:value-type="float" office:value="16.51917" calcext:value-type="float">
            <text:p>16.51917</text:p>
          </table:table-cell>
          <table:table-cell office:value-type="float" office:value="16.87091" calcext:value-type="float">
            <text:p>16.87091</text:p>
          </table:table-cell>
          <table:table-cell office:value-type="float" office:value="16.78198" calcext:value-type="float">
            <text:p>16.78198</text:p>
          </table:table-cell>
          <table:table-cell office:value-type="float" office:value="16.92358" calcext:value-type="float">
            <text:p>16.92358</text:p>
          </table:table-cell>
          <table:table-cell office:value-type="float" office:value="16.84943" calcext:value-type="float">
            <text:p>16.84943</text:p>
          </table:table-cell>
          <table:table-cell office:value-type="float" office:value="16.69861" calcext:value-type="float">
            <text:p>16.69861</text:p>
          </table:table-cell>
          <table:table-cell office:value-type="float" office:value="16.65231" calcext:value-type="float">
            <text:p>16.65231</text:p>
          </table:table-cell>
          <table:table-cell office:value-type="float" office:value="16.33371" calcext:value-type="float">
            <text:p>16.33371</text:p>
          </table:table-cell>
          <table:table-cell office:value-type="float" office:value="16.30203" calcext:value-type="float">
            <text:p>16.30203</text:p>
          </table:table-cell>
          <table:table-cell office:value-type="float" office:value="20.72095" calcext:value-type="float">
            <text:p>20.72095</text:p>
          </table:table-cell>
          <table:table-cell office:value-type="float" office:value="2.562134" calcext:value-type="float">
            <text:p>2.56213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0102004" calcext:value-type="float">
            <text:p>10102004</text:p>
          </table:table-cell>
          <table:table-cell office:value-type="float" office:value="11.09137" calcext:value-type="float">
            <text:p>11.09137</text:p>
          </table:table-cell>
          <table:table-cell office:value-type="float" office:value="21.58" calcext:value-type="float">
            <text:p>21.58</text:p>
          </table:table-cell>
          <table:table-cell office:value-type="float" office:value="6.78" calcext:value-type="float">
            <text:p>6.78</text:p>
          </table:table-cell>
          <table:table-cell office:value-type="float" office:value="1.106574" calcext:value-type="float">
            <text:p>1.106574</text:p>
          </table:table-cell>
          <table:table-cell office:value-type="float" office:value="0.842782" calcext:value-type="float">
            <text:p>0.842782</text:p>
          </table:table-cell>
          <table:table-cell office:value-type="float" office:value="161.064" calcext:value-type="float">
            <text:p>161.064</text:p>
          </table:table-cell>
          <table:table-cell office:value-type="float" office:value="0" calcext:value-type="float">
            <text:p>0</text:p>
          </table:table-cell>
          <table:table-cell office:value-type="float" office:value="18.49677" calcext:value-type="float">
            <text:p>18.49677</text:p>
          </table:table-cell>
          <table:table-cell office:value-type="float" office:value="7.668732" calcext:value-type="float">
            <text:p>7.668732</text:p>
          </table:table-cell>
          <table:table-cell office:value-type="float" office:value="16.14847" calcext:value-type="float">
            <text:p>16.14847</text:p>
          </table:table-cell>
          <table:table-cell office:value-type="float" office:value="9.482086" calcext:value-type="float">
            <text:p>9.482086</text:p>
          </table:table-cell>
          <table:table-cell office:value-type="float" office:value="15.20413" calcext:value-type="float">
            <text:p>15.20413</text:p>
          </table:table-cell>
          <table:table-cell office:value-type="float" office:value="10.77884" calcext:value-type="float">
            <text:p>10.77884</text:p>
          </table:table-cell>
          <table:table-cell office:value-type="float" office:value="14.69492" calcext:value-type="float">
            <text:p>14.69492</text:p>
          </table:table-cell>
          <table:table-cell office:value-type="float" office:value="11.95255" calcext:value-type="float">
            <text:p>11.95255</text:p>
          </table:table-cell>
          <table:table-cell office:value-type="float" office:value="14.49661" calcext:value-type="float">
            <text:p>14.49661</text:p>
          </table:table-cell>
          <table:table-cell office:value-type="float" office:value="12.72369" calcext:value-type="float">
            <text:p>12.72369</text:p>
          </table:table-cell>
          <table:table-cell office:value-type="float" office:value="14.56219" calcext:value-type="float">
            <text:p>14.56219</text:p>
          </table:table-cell>
          <table:table-cell office:value-type="float" office:value="13.52353" calcext:value-type="float">
            <text:p>13.52353</text:p>
          </table:table-cell>
          <table:table-cell office:value-type="float" office:value="14.86023" calcext:value-type="float">
            <text:p>14.86023</text:p>
          </table:table-cell>
          <table:table-cell office:value-type="float" office:value="14.14868" calcext:value-type="float">
            <text:p>14.14868</text:p>
          </table:table-cell>
          <table:table-cell office:value-type="float" office:value="15.26645" calcext:value-type="float">
            <text:p>15.26645</text:p>
          </table:table-cell>
          <table:table-cell office:value-type="float" office:value="14.97122" calcext:value-type="float">
            <text:p>14.97122</text:p>
          </table:table-cell>
          <table:table-cell office:value-type="float" office:value="15.95654" calcext:value-type="float">
            <text:p>15.95654</text:p>
          </table:table-cell>
          <table:table-cell office:value-type="float" office:value="15.79834" calcext:value-type="float">
            <text:p>15.79834</text:p>
          </table:table-cell>
          <table:table-cell office:value-type="float" office:value="16.51822" calcext:value-type="float">
            <text:p>16.51822</text:p>
          </table:table-cell>
          <table:table-cell office:value-type="float" office:value="16.42746" calcext:value-type="float">
            <text:p>16.42746</text:p>
          </table:table-cell>
          <table:table-cell office:value-type="float" office:value="16.78113" calcext:value-type="float">
            <text:p>16.78113</text:p>
          </table:table-cell>
          <table:table-cell office:value-type="float" office:value="16.69839" calcext:value-type="float">
            <text:p>16.69839</text:p>
          </table:table-cell>
          <table:table-cell office:value-type="float" office:value="16.84866" calcext:value-type="float">
            <text:p>16.84866</text:p>
          </table:table-cell>
          <table:table-cell office:value-type="float" office:value="16.77777" calcext:value-type="float">
            <text:p>16.77777</text:p>
          </table:table-cell>
          <table:table-cell office:value-type="float" office:value="16.65176" calcext:value-type="float">
            <text:p>16.65176</text:p>
          </table:table-cell>
          <table:table-cell office:value-type="float" office:value="16.60266" calcext:value-type="float">
            <text:p>16.60266</text:p>
          </table:table-cell>
          <table:table-cell office:value-type="float" office:value="16.30167" calcext:value-type="float">
            <text:p>16.30167</text:p>
          </table:table-cell>
          <table:table-cell office:value-type="float" office:value="16.26636" calcext:value-type="float">
            <text:p>16.26636</text:p>
          </table:table-cell>
          <table:table-cell office:value-type="float" office:value="23.74902" calcext:value-type="float">
            <text:p>23.74902</text:p>
          </table:table-cell>
          <table:table-cell office:value-type="float" office:value="5.742371" calcext:value-type="float">
            <text:p>5.74237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1102004" calcext:value-type="float">
            <text:p>11102004</text:p>
          </table:table-cell>
          <table:table-cell office:value-type="float" office:value="9.427345" calcext:value-type="float">
            <text:p>9.427345</text:p>
          </table:table-cell>
          <table:table-cell office:value-type="float" office:value="17.91" calcext:value-type="float">
            <text:p>17.91</text:p>
          </table:table-cell>
          <table:table-cell office:value-type="float" office:value="8.02" calcext:value-type="float">
            <text:p>8.02</text:p>
          </table:table-cell>
          <table:table-cell office:value-type="float" office:value="0.9639346" calcext:value-type="float">
            <text:p>0.9639346</text:p>
          </table:table-cell>
          <table:table-cell office:value-type="float" office:value="0.8086631" calcext:value-type="float">
            <text:p>0.8086631</text:p>
          </table:table-cell>
          <table:table-cell office:value-type="float" office:value="179.136" calcext:value-type="float">
            <text:p>179.136</text:p>
          </table:table-cell>
          <table:table-cell office:value-type="float" office:value="0" calcext:value-type="float">
            <text:p>0</text:p>
          </table:table-cell>
          <table:table-cell office:value-type="float" office:value="18.07861" calcext:value-type="float">
            <text:p>18.07861</text:p>
          </table:table-cell>
          <table:table-cell office:value-type="float" office:value="9.016724" calcext:value-type="float">
            <text:p>9.016724</text:p>
          </table:table-cell>
          <table:table-cell office:value-type="float" office:value="15.90735" calcext:value-type="float">
            <text:p>15.90735</text:p>
          </table:table-cell>
          <table:table-cell office:value-type="float" office:value="10.56488" calcext:value-type="float">
            <text:p>10.56488</text:p>
          </table:table-cell>
          <table:table-cell office:value-type="float" office:value="15.09045" calcext:value-type="float">
            <text:p>15.09045</text:p>
          </table:table-cell>
          <table:table-cell office:value-type="float" office:value="11.56232" calcext:value-type="float">
            <text:p>11.56232</text:p>
          </table:table-cell>
          <table:table-cell office:value-type="float" office:value="14.64359" calcext:value-type="float">
            <text:p>14.64359</text:p>
          </table:table-cell>
          <table:table-cell office:value-type="float" office:value="12.4762" calcext:value-type="float">
            <text:p>12.4762</text:p>
          </table:table-cell>
          <table:table-cell office:value-type="float" office:value="14.4657" calcext:value-type="float">
            <text:p>14.4657</text:p>
          </table:table-cell>
          <table:table-cell office:value-type="float" office:value="13.07135" calcext:value-type="float">
            <text:p>13.07135</text:p>
          </table:table-cell>
          <table:table-cell office:value-type="float" office:value="14.43243" calcext:value-type="float">
            <text:p>14.43243</text:p>
          </table:table-cell>
          <table:table-cell office:value-type="float" office:value="13.69244" calcext:value-type="float">
            <text:p>13.69244</text:p>
          </table:table-cell>
          <table:table-cell office:value-type="float" office:value="14.63275" calcext:value-type="float">
            <text:p>14.63275</text:p>
          </table:table-cell>
          <table:table-cell office:value-type="float" office:value="14.17603" calcext:value-type="float">
            <text:p>14.17603</text:p>
          </table:table-cell>
          <table:table-cell office:value-type="float" office:value="14.99591" calcext:value-type="float">
            <text:p>14.99591</text:p>
          </table:table-cell>
          <table:table-cell office:value-type="float" office:value="14.85651" calcext:value-type="float">
            <text:p>14.85651</text:p>
          </table:table-cell>
          <table:table-cell office:value-type="float" office:value="15.79669" calcext:value-type="float">
            <text:p>15.79669</text:p>
          </table:table-cell>
          <table:table-cell office:value-type="float" office:value="15.65186" calcext:value-type="float">
            <text:p>15.65186</text:p>
          </table:table-cell>
          <table:table-cell office:value-type="float" office:value="16.42636" calcext:value-type="float">
            <text:p>16.42636</text:p>
          </table:table-cell>
          <table:table-cell office:value-type="float" office:value="16.32202" calcext:value-type="float">
            <text:p>16.32202</text:p>
          </table:table-cell>
          <table:table-cell office:value-type="float" office:value="16.69751" calcext:value-type="float">
            <text:p>16.69751</text:p>
          </table:table-cell>
          <table:table-cell office:value-type="float" office:value="16.61346" calcext:value-type="float">
            <text:p>16.61346</text:p>
          </table:table-cell>
          <table:table-cell office:value-type="float" office:value="16.77707" calcext:value-type="float">
            <text:p>16.77707</text:p>
          </table:table-cell>
          <table:table-cell office:value-type="float" office:value="16.70749" calcext:value-type="float">
            <text:p>16.70749</text:p>
          </table:table-cell>
          <table:table-cell office:value-type="float" office:value="16.60211" calcext:value-type="float">
            <text:p>16.60211</text:p>
          </table:table-cell>
          <table:table-cell office:value-type="float" office:value="16.55157" calcext:value-type="float">
            <text:p>16.55157</text:p>
          </table:table-cell>
          <table:table-cell office:value-type="float" office:value="16.26602" calcext:value-type="float">
            <text:p>16.26602</text:p>
          </table:table-cell>
          <table:table-cell office:value-type="float" office:value="16.22742" calcext:value-type="float">
            <text:p>16.22742</text:p>
          </table:table-cell>
          <table:table-cell office:value-type="float" office:value="30.15085" calcext:value-type="float">
            <text:p>30.15085</text:p>
          </table:table-cell>
          <table:table-cell office:value-type="float" office:value="4.529755" calcext:value-type="float">
            <text:p>4.52975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2102004" calcext:value-type="float">
            <text:p>12102004</text:p>
          </table:table-cell>
          <table:table-cell office:value-type="float" office:value="8.110631" calcext:value-type="float">
            <text:p>8.110631</text:p>
          </table:table-cell>
          <table:table-cell office:value-type="float" office:value="16.61" calcext:value-type="float">
            <text:p>16.61</text:p>
          </table:table-cell>
          <table:table-cell office:value-type="float" office:value="8.41" calcext:value-type="float">
            <text:p>8.41</text:p>
          </table:table-cell>
          <table:table-cell office:value-type="float" office:value="1.040741" calcext:value-type="float">
            <text:p>1.040741</text:p>
          </table:table-cell>
          <table:table-cell office:value-type="float" office:value="0.868892" calcext:value-type="float">
            <text:p>0.868892</text:p>
          </table:table-cell>
          <table:table-cell office:value-type="float" office:value="189.684" calcext:value-type="float">
            <text:p>189.684</text:p>
          </table:table-cell>
          <table:table-cell office:value-type="float" office:value="0" calcext:value-type="float">
            <text:p>0</text:p>
          </table:table-cell>
          <table:table-cell office:value-type="float" office:value="19.10236" calcext:value-type="float">
            <text:p>19.10236</text:p>
          </table:table-cell>
          <table:table-cell office:value-type="float" office:value="9.602081" calcext:value-type="float">
            <text:p>9.602081</text:p>
          </table:table-cell>
          <table:table-cell office:value-type="float" office:value="16.46884" calcext:value-type="float">
            <text:p>16.46884</text:p>
          </table:table-cell>
          <table:table-cell office:value-type="float" office:value="10.92676" calcext:value-type="float">
            <text:p>10.92676</text:p>
          </table:table-cell>
          <table:table-cell office:value-type="float" office:value="15.59424" calcext:value-type="float">
            <text:p>15.59424</text:p>
          </table:table-cell>
          <table:table-cell office:value-type="float" office:value="11.8237" calcext:value-type="float">
            <text:p>11.8237</text:p>
          </table:table-cell>
          <table:table-cell office:value-type="float" office:value="15.02982" calcext:value-type="float">
            <text:p>15.02982</text:p>
          </table:table-cell>
          <table:table-cell office:value-type="float" office:value="12.62888" calcext:value-type="float">
            <text:p>12.62888</text:p>
          </table:table-cell>
          <table:table-cell office:value-type="float" office:value="14.76352" calcext:value-type="float">
            <text:p>14.76352</text:p>
          </table:table-cell>
          <table:table-cell office:value-type="float" office:value="13.15308" calcext:value-type="float">
            <text:p>13.15308</text:p>
          </table:table-cell>
          <table:table-cell office:value-type="float" office:value="14.61725" calcext:value-type="float">
            <text:p>14.61725</text:p>
          </table:table-cell>
          <table:table-cell office:value-type="float" office:value="13.71414" calcext:value-type="float">
            <text:p>13.71414</text:p>
          </table:table-cell>
          <table:table-cell office:value-type="float" office:value="14.67609" calcext:value-type="float">
            <text:p>14.67609</text:p>
          </table:table-cell>
          <table:table-cell office:value-type="float" office:value="14.16272" calcext:value-type="float">
            <text:p>14.16272</text:p>
          </table:table-cell>
          <table:table-cell office:value-type="float" office:value="14.89108" calcext:value-type="float">
            <text:p>14.89108</text:p>
          </table:table-cell>
          <table:table-cell office:value-type="float" office:value="14.78848" calcext:value-type="float">
            <text:p>14.78848</text:p>
          </table:table-cell>
          <table:table-cell office:value-type="float" office:value="15.65057" calcext:value-type="float">
            <text:p>15.65057</text:p>
          </table:table-cell>
          <table:table-cell office:value-type="float" office:value="15.53912" calcext:value-type="float">
            <text:p>15.53912</text:p>
          </table:table-cell>
          <table:table-cell office:value-type="float" office:value="16.32089" calcext:value-type="float">
            <text:p>16.32089</text:p>
          </table:table-cell>
          <table:table-cell office:value-type="float" office:value="16.21667" calcext:value-type="float">
            <text:p>16.21667</text:p>
          </table:table-cell>
          <table:table-cell office:value-type="float" office:value="16.61255" calcext:value-type="float">
            <text:p>16.61255</text:p>
          </table:table-cell>
          <table:table-cell office:value-type="float" office:value="16.5271" calcext:value-type="float">
            <text:p>16.5271</text:p>
          </table:table-cell>
          <table:table-cell office:value-type="float" office:value="16.70673" calcext:value-type="float">
            <text:p>16.70673</text:p>
          </table:table-cell>
          <table:table-cell office:value-type="float" office:value="16.63779" calcext:value-type="float">
            <text:p>16.63779</text:p>
          </table:table-cell>
          <table:table-cell office:value-type="float" office:value="16.55106" calcext:value-type="float">
            <text:p>16.55106</text:p>
          </table:table-cell>
          <table:table-cell office:value-type="float" office:value="16.49924" calcext:value-type="float">
            <text:p>16.49924</text:p>
          </table:table-cell>
          <table:table-cell office:value-type="float" office:value="16.22699" calcext:value-type="float">
            <text:p>16.22699</text:p>
          </table:table-cell>
          <table:table-cell office:value-type="float" office:value="16.18594" calcext:value-type="float">
            <text:p>16.18594</text:p>
          </table:table-cell>
          <table:table-cell office:value-type="float" office:value="31.41434" calcext:value-type="float">
            <text:p>31.41434</text:p>
          </table:table-cell>
          <table:table-cell office:value-type="float" office:value="5.024658" calcext:value-type="float">
            <text:p>5.02465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3102004" calcext:value-type="float">
            <text:p>13102004</text:p>
          </table:table-cell>
          <table:table-cell office:value-type="float" office:value="6.5754" calcext:value-type="float">
            <text:p>6.5754</text:p>
          </table:table-cell>
          <table:table-cell office:value-type="float" office:value="14.12" calcext:value-type="float">
            <text:p>14.12</text:p>
          </table:table-cell>
          <table:table-cell office:value-type="float" office:value="2.31" calcext:value-type="float">
            <text:p>2.31</text:p>
          </table:table-cell>
          <table:table-cell office:value-type="float" office:value="1.0511" calcext:value-type="float">
            <text:p>1.0511</text:p>
          </table:table-cell>
          <table:table-cell office:value-type="float" office:value="0.6355132" calcext:value-type="float">
            <text:p>0.6355132</text:p>
          </table:table-cell>
          <table:table-cell office:value-type="float" office:value="499.968" calcext:value-type="float">
            <text:p>499.968</text:p>
          </table:table-cell>
          <table:table-cell office:value-type="float" office:value="0" calcext:value-type="float">
            <text:p>0</text:p>
          </table:table-cell>
          <table:table-cell office:value-type="float" office:value="17.52011" calcext:value-type="float">
            <text:p>17.52011</text:p>
          </table:table-cell>
          <table:table-cell office:value-type="float" office:value="8.652893" calcext:value-type="float">
            <text:p>8.652893</text:p>
          </table:table-cell>
          <table:table-cell office:value-type="float" office:value="15.62085" calcext:value-type="float">
            <text:p>15.62085</text:p>
          </table:table-cell>
          <table:table-cell office:value-type="float" office:value="11.12494" calcext:value-type="float">
            <text:p>11.12494</text:p>
          </table:table-cell>
          <table:table-cell office:value-type="float" office:value="15.0235" calcext:value-type="float">
            <text:p>15.0235</text:p>
          </table:table-cell>
          <table:table-cell office:value-type="float" office:value="12.41757" calcext:value-type="float">
            <text:p>12.41757</text:p>
          </table:table-cell>
          <table:table-cell office:value-type="float" office:value="14.69388" calcext:value-type="float">
            <text:p>14.69388</text:p>
          </table:table-cell>
          <table:table-cell office:value-type="float" office:value="13.07471" calcext:value-type="float">
            <text:p>13.07471</text:p>
          </table:table-cell>
          <table:table-cell office:value-type="float" office:value="14.55777" calcext:value-type="float">
            <text:p>14.55777</text:p>
          </table:table-cell>
          <table:table-cell office:value-type="float" office:value="13.50931" calcext:value-type="float">
            <text:p>13.50931</text:p>
          </table:table-cell>
          <table:table-cell office:value-type="float" office:value="14.55807" calcext:value-type="float">
            <text:p>14.55807</text:p>
          </table:table-cell>
          <table:table-cell office:value-type="float" office:value="13.96817" calcext:value-type="float">
            <text:p>13.96817</text:p>
          </table:table-cell>
          <table:table-cell office:value-type="float" office:value="14.67551" calcext:value-type="float">
            <text:p>14.67551</text:p>
          </table:table-cell>
          <table:table-cell office:value-type="float" office:value="14.32541" calcext:value-type="float">
            <text:p>14.32541</text:p>
          </table:table-cell>
          <table:table-cell office:value-type="float" office:value="14.88428" calcext:value-type="float">
            <text:p>14.88428</text:p>
          </table:table-cell>
          <table:table-cell office:value-type="float" office:value="14.8233" calcext:value-type="float">
            <text:p>14.8233</text:p>
          </table:table-cell>
          <table:table-cell office:value-type="float" office:value="15.5383" calcext:value-type="float">
            <text:p>15.5383</text:p>
          </table:table-cell>
          <table:table-cell office:value-type="float" office:value="15.47202" calcext:value-type="float">
            <text:p>15.47202</text:p>
          </table:table-cell>
          <table:table-cell office:value-type="float" office:value="16.21561" calcext:value-type="float">
            <text:p>16.21561</text:p>
          </table:table-cell>
          <table:table-cell office:value-type="float" office:value="16.12039" calcext:value-type="float">
            <text:p>16.12039</text:p>
          </table:table-cell>
          <table:table-cell office:value-type="float" office:value="16.52621" calcext:value-type="float">
            <text:p>16.52621</text:p>
          </table:table-cell>
          <table:table-cell office:value-type="float" office:value="16.44144" calcext:value-type="float">
            <text:p>16.44144</text:p>
          </table:table-cell>
          <table:table-cell office:value-type="float" office:value="16.63712" calcext:value-type="float">
            <text:p>16.63712</text:p>
          </table:table-cell>
          <table:table-cell office:value-type="float" office:value="16.56754" calcext:value-type="float">
            <text:p>16.56754</text:p>
          </table:table-cell>
          <table:table-cell office:value-type="float" office:value="16.49872" calcext:value-type="float">
            <text:p>16.49872</text:p>
          </table:table-cell>
          <table:table-cell office:value-type="float" office:value="16.44022" calcext:value-type="float">
            <text:p>16.44022</text:p>
          </table:table-cell>
          <table:table-cell office:value-type="float" office:value="16.18549" calcext:value-type="float">
            <text:p>16.18549</text:p>
          </table:table-cell>
          <table:table-cell office:value-type="float" office:value="16.14249" calcext:value-type="float">
            <text:p>16.14249</text:p>
          </table:table-cell>
          <table:table-cell office:value-type="float" office:value="26.63269" calcext:value-type="float">
            <text:p>26.63269</text:p>
          </table:table-cell>
          <table:table-cell office:value-type="float" office:value="-0.2284546" calcext:value-type="float">
            <text:p>-0.228454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102004" calcext:value-type="float">
            <text:p>14102004</text:p>
          </table:table-cell>
          <table:table-cell office:value-type="float" office:value="12.98189" calcext:value-type="float">
            <text:p>12.98189</text:p>
          </table:table-cell>
          <table:table-cell office:value-type="float" office:value="11.27" calcext:value-type="float">
            <text:p>11.27</text:p>
          </table:table-cell>
          <table:table-cell office:value-type="float" office:value="0.6" calcext:value-type="float">
            <text:p>0.6</text:p>
          </table:table-cell>
          <table:table-cell office:value-type="float" office:value="0.8478094" calcext:value-type="float">
            <text:p>0.8478094</text:p>
          </table:table-cell>
          <table:table-cell office:value-type="float" office:value="0.5627781" calcext:value-type="float">
            <text:p>0.5627781</text:p>
          </table:table-cell>
          <table:table-cell office:value-type="float" office:value="302.04" calcext:value-type="float">
            <text:p>302.04</text:p>
          </table:table-cell>
          <table:table-cell office:value-type="float" office:value="0.1" calcext:value-type="float">
            <text:p>0.1</text:p>
          </table:table-cell>
          <table:table-cell office:value-type="float" office:value="20.4079" calcext:value-type="float">
            <text:p>20.4079</text:p>
          </table:table-cell>
          <table:table-cell office:value-type="float" office:value="6.721497" calcext:value-type="float">
            <text:p>6.721497</text:p>
          </table:table-cell>
          <table:table-cell office:value-type="float" office:value="16.87595" calcext:value-type="float">
            <text:p>16.87595</text:p>
          </table:table-cell>
          <table:table-cell office:value-type="float" office:value="8.847046" calcext:value-type="float">
            <text:p>8.847046</text:p>
          </table:table-cell>
          <table:table-cell office:value-type="float" office:value="15.51862" calcext:value-type="float">
            <text:p>15.51862</text:p>
          </table:table-cell>
          <table:table-cell office:value-type="float" office:value="10.26453" calcext:value-type="float">
            <text:p>10.26453</text:p>
          </table:table-cell>
          <table:table-cell office:value-type="float" office:value="14.73187" calcext:value-type="float">
            <text:p>14.73187</text:p>
          </table:table-cell>
          <table:table-cell office:value-type="float" office:value="11.51532" calcext:value-type="float">
            <text:p>11.51532</text:p>
          </table:table-cell>
          <table:table-cell office:value-type="float" office:value="14.39554" calcext:value-type="float">
            <text:p>14.39554</text:p>
          </table:table-cell>
          <table:table-cell office:value-type="float" office:value="12.32809" calcext:value-type="float">
            <text:p>12.32809</text:p>
          </table:table-cell>
          <table:table-cell office:value-type="float" office:value="14.31964" calcext:value-type="float">
            <text:p>14.31964</text:p>
          </table:table-cell>
          <table:table-cell office:value-type="float" office:value="13.16794" calcext:value-type="float">
            <text:p>13.16794</text:p>
          </table:table-cell>
          <table:table-cell office:value-type="float" office:value="14.56882" calcext:value-type="float">
            <text:p>14.56882</text:p>
          </table:table-cell>
          <table:table-cell office:value-type="float" office:value="13.79224" calcext:value-type="float">
            <text:p>13.79224</text:p>
          </table:table-cell>
          <table:table-cell office:value-type="float" office:value="14.85583" calcext:value-type="float">
            <text:p>14.85583</text:p>
          </table:table-cell>
          <table:table-cell office:value-type="float" office:value="14.59946" calcext:value-type="float">
            <text:p>14.59946</text:p>
          </table:table-cell>
          <table:table-cell office:value-type="float" office:value="15.47147" calcext:value-type="float">
            <text:p>15.47147</text:p>
          </table:table-cell>
          <table:table-cell office:value-type="float" office:value="15.3696" calcext:value-type="float">
            <text:p>15.3696</text:p>
          </table:table-cell>
          <table:table-cell office:value-type="float" office:value="16.11945" calcext:value-type="float">
            <text:p>16.11945</text:p>
          </table:table-cell>
          <table:table-cell office:value-type="float" office:value="16.03091" calcext:value-type="float">
            <text:p>16.03091</text:p>
          </table:table-cell>
          <table:table-cell office:value-type="float" office:value="16.44055" calcext:value-type="float">
            <text:p>16.44055</text:p>
          </table:table-cell>
          <table:table-cell office:value-type="float" office:value="16.35901" calcext:value-type="float">
            <text:p>16.35901</text:p>
          </table:table-cell>
          <table:table-cell office:value-type="float" office:value="16.56683" calcext:value-type="float">
            <text:p>16.56683</text:p>
          </table:table-cell>
          <table:table-cell office:value-type="float" office:value="16.49643" calcext:value-type="float">
            <text:p>16.49643</text:p>
          </table:table-cell>
          <table:table-cell office:value-type="float" office:value="16.43967" calcext:value-type="float">
            <text:p>16.43967</text:p>
          </table:table-cell>
          <table:table-cell office:value-type="float" office:value="16.38803" calcext:value-type="float">
            <text:p>16.38803</text:p>
          </table:table-cell>
          <table:table-cell office:value-type="float" office:value="16.14203" calcext:value-type="float">
            <text:p>16.14203</text:p>
          </table:table-cell>
          <table:table-cell office:value-type="float" office:value="16.09665" calcext:value-type="float">
            <text:p>16.09665</text:p>
          </table:table-cell>
          <table:table-cell office:value-type="float" office:value="31.45157" calcext:value-type="float">
            <text:p>31.45157</text:p>
          </table:table-cell>
          <table:table-cell office:value-type="float" office:value="-2.207275" calcext:value-type="float">
            <text:p>-2.20727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5102004" calcext:value-type="float">
            <text:p>15102004</text:p>
          </table:table-cell>
          <table:table-cell office:value-type="float" office:value="9.128181" calcext:value-type="float">
            <text:p>9.128181</text:p>
          </table:table-cell>
          <table:table-cell office:value-type="float" office:value="11.15" calcext:value-type="float">
            <text:p>11.15</text:p>
          </table:table-cell>
          <table:table-cell office:value-type="float" office:value="1.72" calcext:value-type="float">
            <text:p>1.72</text:p>
          </table:table-cell>
          <table:table-cell office:value-type="float" office:value="0.88822" calcext:value-type="float">
            <text:p>0.88822</text:p>
          </table:table-cell>
          <table:table-cell office:value-type="float" office:value="0.6095163" calcext:value-type="float">
            <text:p>0.6095163</text:p>
          </table:table-cell>
          <table:table-cell office:value-type="float" office:value="434.772" calcext:value-type="float">
            <text:p>434.772</text:p>
          </table:table-cell>
          <table:table-cell office:value-type="float" office:value="0" calcext:value-type="float">
            <text:p>0</text:p>
          </table:table-cell>
          <table:table-cell office:value-type="float" office:value="17.12344" calcext:value-type="float">
            <text:p>17.12344</text:p>
          </table:table-cell>
          <table:table-cell office:value-type="float" office:value="7.336426" calcext:value-type="float">
            <text:p>7.336426</text:p>
          </table:table-cell>
          <table:table-cell office:value-type="float" office:value="15.0444" calcext:value-type="float">
            <text:p>15.0444</text:p>
          </table:table-cell>
          <table:table-cell office:value-type="float" office:value="9.444183" calcext:value-type="float">
            <text:p>9.444183</text:p>
          </table:table-cell>
          <table:table-cell office:value-type="float" office:value="14.36929" calcext:value-type="float">
            <text:p>14.36929</text:p>
          </table:table-cell>
          <table:table-cell office:value-type="float" office:value="10.54037" calcext:value-type="float">
            <text:p>10.54037</text:p>
          </table:table-cell>
          <table:table-cell office:value-type="float" office:value="13.97733" calcext:value-type="float">
            <text:p>13.97733</text:p>
          </table:table-cell>
          <table:table-cell office:value-type="float" office:value="11.61133" calcext:value-type="float">
            <text:p>11.61133</text:p>
          </table:table-cell>
          <table:table-cell office:value-type="float" office:value="13.84116" calcext:value-type="float">
            <text:p>13.84116</text:p>
          </table:table-cell>
          <table:table-cell office:value-type="float" office:value="12.32639" calcext:value-type="float">
            <text:p>12.32639</text:p>
          </table:table-cell>
          <table:table-cell office:value-type="float" office:value="14.08557" calcext:value-type="float">
            <text:p>14.08557</text:p>
          </table:table-cell>
          <table:table-cell office:value-type="float" office:value="13.07635" calcext:value-type="float">
            <text:p>13.07635</text:p>
          </table:table-cell>
          <table:table-cell office:value-type="float" office:value="14.3259" calcext:value-type="float">
            <text:p>14.3259</text:p>
          </table:table-cell>
          <table:table-cell office:value-type="float" office:value="13.65753" calcext:value-type="float">
            <text:p>13.65753</text:p>
          </table:table-cell>
          <table:table-cell office:value-type="float" office:value="14.6362" calcext:value-type="float">
            <text:p>14.6362</text:p>
          </table:table-cell>
          <table:table-cell office:value-type="float" office:value="14.42395" calcext:value-type="float">
            <text:p>14.42395</text:p>
          </table:table-cell>
          <table:table-cell office:value-type="float" office:value="15.36847" calcext:value-type="float">
            <text:p>15.36847</text:p>
          </table:table-cell>
          <table:table-cell office:value-type="float" office:value="15.23956" calcext:value-type="float">
            <text:p>15.23956</text:p>
          </table:table-cell>
          <table:table-cell office:value-type="float" office:value="16.02991" calcext:value-type="float">
            <text:p>16.02991</text:p>
          </table:table-cell>
          <table:table-cell office:value-type="float" office:value="15.93646" calcext:value-type="float">
            <text:p>15.93646</text:p>
          </table:table-cell>
          <table:table-cell office:value-type="float" office:value="16.35815" calcext:value-type="float">
            <text:p>16.35815</text:p>
          </table:table-cell>
          <table:table-cell office:value-type="float" office:value="16.27744" calcext:value-type="float">
            <text:p>16.27744</text:p>
          </table:table-cell>
          <table:table-cell office:value-type="float" office:value="16.4957" calcext:value-type="float">
            <text:p>16.4957</text:p>
          </table:table-cell>
          <table:table-cell office:value-type="float" office:value="16.42667" calcext:value-type="float">
            <text:p>16.42667</text:p>
          </table:table-cell>
          <table:table-cell office:value-type="float" office:value="16.38745" calcext:value-type="float">
            <text:p>16.38745</text:p>
          </table:table-cell>
          <table:table-cell office:value-type="float" office:value="16.33331" calcext:value-type="float">
            <text:p>16.33331</text:p>
          </table:table-cell>
          <table:table-cell office:value-type="float" office:value="16.09616" calcext:value-type="float">
            <text:p>16.09616</text:p>
          </table:table-cell>
          <table:table-cell office:value-type="float" office:value="16.05017" calcext:value-type="float">
            <text:p>16.05017</text:p>
          </table:table-cell>
          <table:table-cell office:value-type="float" office:value="28.64316" calcext:value-type="float">
            <text:p>28.64316</text:p>
          </table:table-cell>
          <table:table-cell office:value-type="float" office:value="-1.257355" calcext:value-type="float">
            <text:p>-1.25735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6102004" calcext:value-type="float">
            <text:p>16102004</text:p>
          </table:table-cell>
          <table:table-cell office:value-type="float" office:value="12.84428" calcext:value-type="float">
            <text:p>12.84428</text:p>
          </table:table-cell>
          <table:table-cell office:value-type="float" office:value="11.69" calcext:value-type="float">
            <text:p>11.69</text:p>
          </table:table-cell>
          <table:table-cell office:value-type="float" office:value="-2.29" calcext:value-type="float">
            <text:p>-2.29</text:p>
          </table:table-cell>
          <table:table-cell office:value-type="float" office:value="0.780884" calcext:value-type="float">
            <text:p>0.780884</text:p>
          </table:table-cell>
          <table:table-cell office:value-type="float" office:value="0.4566752" calcext:value-type="float">
            <text:p>0.4566752</text:p>
          </table:table-cell>
          <table:table-cell office:value-type="float" office:value="236.7" calcext:value-type="float">
            <text:p>236.7</text:p>
          </table:table-cell>
          <table:table-cell office:value-type="float" office:value="0" calcext:value-type="float">
            <text:p>0</text:p>
          </table:table-cell>
          <table:table-cell office:value-type="float" office:value="19.79565" calcext:value-type="float">
            <text:p>19.79565</text:p>
          </table:table-cell>
          <table:table-cell office:value-type="float" office:value="4.646942" calcext:value-type="float">
            <text:p>4.646942</text:p>
          </table:table-cell>
          <table:table-cell office:value-type="float" office:value="16.19272" calcext:value-type="float">
            <text:p>16.19272</text:p>
          </table:table-cell>
          <table:table-cell office:value-type="float" office:value="7.316559" calcext:value-type="float">
            <text:p>7.316559</text:p>
          </table:table-cell>
          <table:table-cell office:value-type="float" office:value="14.6694" calcext:value-type="float">
            <text:p>14.6694</text:p>
          </table:table-cell>
          <table:table-cell office:value-type="float" office:value="9.049408" calcext:value-type="float">
            <text:p>9.049408</text:p>
          </table:table-cell>
          <table:table-cell office:value-type="float" office:value="13.8956" calcext:value-type="float">
            <text:p>13.8956</text:p>
          </table:table-cell>
          <table:table-cell office:value-type="float" office:value="10.51733" calcext:value-type="float">
            <text:p>10.51733</text:p>
          </table:table-cell>
          <table:table-cell office:value-type="float" office:value="13.60815" calcext:value-type="float">
            <text:p>13.60815</text:p>
          </table:table-cell>
          <table:table-cell office:value-type="float" office:value="11.45078" calcext:value-type="float">
            <text:p>11.45078</text:p>
          </table:table-cell>
          <table:table-cell office:value-type="float" office:value="13.63696" calcext:value-type="float">
            <text:p>13.63696</text:p>
          </table:table-cell>
          <table:table-cell office:value-type="float" office:value="12.41724" calcext:value-type="float">
            <text:p>12.41724</text:p>
          </table:table-cell>
          <table:table-cell office:value-type="float" office:value="13.98993" calcext:value-type="float">
            <text:p>13.98993</text:p>
          </table:table-cell>
          <table:table-cell office:value-type="float" office:value="13.15234" calcext:value-type="float">
            <text:p>13.15234</text:p>
          </table:table-cell>
          <table:table-cell office:value-type="float" office:value="14.43185" calcext:value-type="float">
            <text:p>14.43185</text:p>
          </table:table-cell>
          <table:table-cell office:value-type="float" office:value="14.11728" calcext:value-type="float">
            <text:p>14.11728</text:p>
          </table:table-cell>
          <table:table-cell office:value-type="float" office:value="15.23822" calcext:value-type="float">
            <text:p>15.23822</text:p>
          </table:table-cell>
          <table:table-cell office:value-type="float" office:value="15.0704" calcext:value-type="float">
            <text:p>15.0704</text:p>
          </table:table-cell>
          <table:table-cell office:value-type="float" office:value="15.93546" calcext:value-type="float">
            <text:p>15.93546</text:p>
          </table:table-cell>
          <table:table-cell office:value-type="float" office:value="15.83252" calcext:value-type="float">
            <text:p>15.83252</text:p>
          </table:table-cell>
          <table:table-cell office:value-type="float" office:value="16.27658" calcext:value-type="float">
            <text:p>16.27658</text:p>
          </table:table-cell>
          <table:table-cell office:value-type="float" office:value="16.19424" calcext:value-type="float">
            <text:p>16.19424</text:p>
          </table:table-cell>
          <table:table-cell office:value-type="float" office:value="16.42596" calcext:value-type="float">
            <text:p>16.42596</text:p>
          </table:table-cell>
          <table:table-cell office:value-type="float" office:value="16.35699" calcext:value-type="float">
            <text:p>16.35699</text:p>
          </table:table-cell>
          <table:table-cell office:value-type="float" office:value="16.33273" calcext:value-type="float">
            <text:p>16.33273</text:p>
          </table:table-cell>
          <table:table-cell office:value-type="float" office:value="16.27704" calcext:value-type="float">
            <text:p>16.27704</text:p>
          </table:table-cell>
          <table:table-cell office:value-type="float" office:value="16.04968" calcext:value-type="float">
            <text:p>16.04968</text:p>
          </table:table-cell>
          <table:table-cell office:value-type="float" office:value="16.00253" calcext:value-type="float">
            <text:p>16.00253</text:p>
          </table:table-cell>
          <table:table-cell office:value-type="float" office:value="35.14209" calcext:value-type="float">
            <text:p>35.14209</text:p>
          </table:table-cell>
          <table:table-cell office:value-type="float" office:value="-5.471405" calcext:value-type="float">
            <text:p>-5.47140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7102004" calcext:value-type="float">
            <text:p>17102004</text:p>
          </table:table-cell>
          <table:table-cell office:value-type="float" office:value="13.39862" calcext:value-type="float">
            <text:p>13.39862</text:p>
          </table:table-cell>
          <table:table-cell office:value-type="float" office:value="20.31" calcext:value-type="float">
            <text:p>20.31</text:p>
          </table:table-cell>
          <table:table-cell office:value-type="float" office:value="3.82" calcext:value-type="float">
            <text:p>3.82</text:p>
          </table:table-cell>
          <table:table-cell office:value-type="float" office:value="1.041606" calcext:value-type="float">
            <text:p>1.041606</text:p>
          </table:table-cell>
          <table:table-cell office:value-type="float" office:value="0.6887598" calcext:value-type="float">
            <text:p>0.6887598</text:p>
          </table:table-cell>
          <table:table-cell office:value-type="float" office:value="380.268" calcext:value-type="float">
            <text:p>380.268</text:p>
          </table:table-cell>
          <table:table-cell office:value-type="float" office:value="0" calcext:value-type="float">
            <text:p>0</text:p>
          </table:table-cell>
          <table:table-cell office:value-type="float" office:value="22.55911" calcext:value-type="float">
            <text:p>22.55911</text:p>
          </table:table-cell>
          <table:table-cell office:value-type="float" office:value="7.080505" calcext:value-type="float">
            <text:p>7.080505</text:p>
          </table:table-cell>
          <table:table-cell office:value-type="float" office:value="18.55167" calcext:value-type="float">
            <text:p>18.55167</text:p>
          </table:table-cell>
          <table:table-cell office:value-type="float" office:value="8.926605" calcext:value-type="float">
            <text:p>8.926605</text:p>
          </table:table-cell>
          <table:table-cell office:value-type="float" office:value="16.59985" calcext:value-type="float">
            <text:p>16.59985</text:p>
          </table:table-cell>
          <table:table-cell office:value-type="float" office:value="10.14029" calcext:value-type="float">
            <text:p>10.14029</text:p>
          </table:table-cell>
          <table:table-cell office:value-type="float" office:value="15.32843" calcext:value-type="float">
            <text:p>15.32843</text:p>
          </table:table-cell>
          <table:table-cell office:value-type="float" office:value="11.19989" calcext:value-type="float">
            <text:p>11.19989</text:p>
          </table:table-cell>
          <table:table-cell office:value-type="float" office:value="14.69052" calcext:value-type="float">
            <text:p>14.69052</text:p>
          </table:table-cell>
          <table:table-cell office:value-type="float" office:value="11.8873" calcext:value-type="float">
            <text:p>11.8873</text:p>
          </table:table-cell>
          <table:table-cell office:value-type="float" office:value="14.2901" calcext:value-type="float">
            <text:p>14.2901</text:p>
          </table:table-cell>
          <table:table-cell office:value-type="float" office:value="12.61487" calcext:value-type="float">
            <text:p>12.61487</text:p>
          </table:table-cell>
          <table:table-cell office:value-type="float" office:value="14.17938" calcext:value-type="float">
            <text:p>14.17938</text:p>
          </table:table-cell>
          <table:table-cell office:value-type="float" office:value="13.19202" calcext:value-type="float">
            <text:p>13.19202</text:p>
          </table:table-cell>
          <table:table-cell office:value-type="float" office:value="14.14401" calcext:value-type="float">
            <text:p>14.14401</text:p>
          </table:table-cell>
          <table:table-cell office:value-type="float" office:value="13.99683" calcext:value-type="float">
            <text:p>13.99683</text:p>
          </table:table-cell>
          <table:table-cell office:value-type="float" office:value="15.06866" calcext:value-type="float">
            <text:p>15.06866</text:p>
          </table:table-cell>
          <table:table-cell office:value-type="float" office:value="14.91977" calcext:value-type="float">
            <text:p>14.91977</text:p>
          </table:table-cell>
          <table:table-cell office:value-type="float" office:value="15.83136" calcext:value-type="float">
            <text:p>15.83136</text:p>
          </table:table-cell>
          <table:table-cell office:value-type="float" office:value="15.71857" calcext:value-type="float">
            <text:p>15.71857</text:p>
          </table:table-cell>
          <table:table-cell office:value-type="float" office:value="16.19333" calcext:value-type="float">
            <text:p>16.19333</text:p>
          </table:table-cell>
          <table:table-cell office:value-type="float" office:value="16.10721" calcext:value-type="float">
            <text:p>16.10721</text:p>
          </table:table-cell>
          <table:table-cell office:value-type="float" office:value="16.35629" calcext:value-type="float">
            <text:p>16.35629</text:p>
          </table:table-cell>
          <table:table-cell office:value-type="float" office:value="16.2865" calcext:value-type="float">
            <text:p>16.2865</text:p>
          </table:table-cell>
          <table:table-cell office:value-type="float" office:value="16.2764" calcext:value-type="float">
            <text:p>16.2764</text:p>
          </table:table-cell>
          <table:table-cell office:value-type="float" office:value="16.21964" calcext:value-type="float">
            <text:p>16.21964</text:p>
          </table:table-cell>
          <table:table-cell office:value-type="float" office:value="16.00208" calcext:value-type="float">
            <text:p>16.00208</text:p>
          </table:table-cell>
          <table:table-cell office:value-type="float" office:value="15.95306" calcext:value-type="float">
            <text:p>15.95306</text:p>
          </table:table-cell>
          <table:table-cell office:value-type="float" office:value="41.83453" calcext:value-type="float">
            <text:p>41.83453</text:p>
          </table:table-cell>
          <table:table-cell office:value-type="float" office:value="0.6454163" calcext:value-type="float">
            <text:p>0.645416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8102004" calcext:value-type="float">
            <text:p>18102004</text:p>
          </table:table-cell>
          <table:table-cell office:value-type="float" office:value="5.37084" calcext:value-type="float">
            <text:p>5.37084</text:p>
          </table:table-cell>
          <table:table-cell office:value-type="float" office:value="14.01" calcext:value-type="float">
            <text:p>14.01</text:p>
          </table:table-cell>
          <table:table-cell office:value-type="float" office:value="7.62" calcext:value-type="float">
            <text:p>7.62</text:p>
          </table:table-cell>
          <table:table-cell office:value-type="float" office:value="0.9884908" calcext:value-type="float">
            <text:p>0.9884908</text:p>
          </table:table-cell>
          <table:table-cell office:value-type="float" office:value="0.892795" calcext:value-type="float">
            <text:p>0.892795</text:p>
          </table:table-cell>
          <table:table-cell office:value-type="float" office:value="322.164" calcext:value-type="float">
            <text:p>322.164</text:p>
          </table:table-cell>
          <table:table-cell office:value-type="float" office:value="0" calcext:value-type="float">
            <text:p>0</text:p>
          </table:table-cell>
          <table:table-cell office:value-type="float" office:value="16.58615" calcext:value-type="float">
            <text:p>16.58615</text:p>
          </table:table-cell>
          <table:table-cell office:value-type="float" office:value="9.949951" calcext:value-type="float">
            <text:p>9.949951</text:p>
          </table:table-cell>
          <table:table-cell office:value-type="float" office:value="15.1496" calcext:value-type="float">
            <text:p>15.1496</text:p>
          </table:table-cell>
          <table:table-cell office:value-type="float" office:value="11.43475" calcext:value-type="float">
            <text:p>11.43475</text:p>
          </table:table-cell>
          <table:table-cell office:value-type="float" office:value="14.55795" calcext:value-type="float">
            <text:p>14.55795</text:p>
          </table:table-cell>
          <table:table-cell office:value-type="float" office:value="12.29117" calcext:value-type="float">
            <text:p>12.29117</text:p>
          </table:table-cell>
          <table:table-cell office:value-type="float" office:value="14.2532" calcext:value-type="float">
            <text:p>14.2532</text:p>
          </table:table-cell>
          <table:table-cell office:value-type="float" office:value="12.93634" calcext:value-type="float">
            <text:p>12.93634</text:p>
          </table:table-cell>
          <table:table-cell office:value-type="float" office:value="14.30765" calcext:value-type="float">
            <text:p>14.30765</text:p>
          </table:table-cell>
          <table:table-cell office:value-type="float" office:value="13.30658" calcext:value-type="float">
            <text:p>13.30658</text:p>
          </table:table-cell>
          <table:table-cell office:value-type="float" office:value="14.28186" calcext:value-type="float">
            <text:p>14.28186</text:p>
          </table:table-cell>
          <table:table-cell office:value-type="float" office:value="13.66614" calcext:value-type="float">
            <text:p>13.66614</text:p>
          </table:table-cell>
          <table:table-cell office:value-type="float" office:value="14.20874" calcext:value-type="float">
            <text:p>14.20874</text:p>
          </table:table-cell>
          <table:table-cell office:value-type="float" office:value="13.91855" calcext:value-type="float">
            <text:p>13.91855</text:p>
          </table:table-cell>
          <table:table-cell office:value-type="float" office:value="14.32846" calcext:value-type="float">
            <text:p>14.32846</text:p>
          </table:table-cell>
          <table:table-cell office:value-type="float" office:value="14.13855" calcext:value-type="float">
            <text:p>14.13855</text:p>
          </table:table-cell>
          <table:table-cell office:value-type="float" office:value="14.91895" calcext:value-type="float">
            <text:p>14.91895</text:p>
          </table:table-cell>
          <table:table-cell office:value-type="float" office:value="14.89987" calcext:value-type="float">
            <text:p>14.89987</text:p>
          </table:table-cell>
          <table:table-cell office:value-type="float" office:value="15.71735" calcext:value-type="float">
            <text:p>15.71735</text:p>
          </table:table-cell>
          <table:table-cell office:value-type="float" office:value="15.61859" calcext:value-type="float">
            <text:p>15.61859</text:p>
          </table:table-cell>
          <table:table-cell office:value-type="float" office:value="16.10629" calcext:value-type="float">
            <text:p>16.10629</text:p>
          </table:table-cell>
          <table:table-cell office:value-type="float" office:value="16.01855" calcext:value-type="float">
            <text:p>16.01855</text:p>
          </table:table-cell>
          <table:table-cell office:value-type="float" office:value="16.28574" calcext:value-type="float">
            <text:p>16.28574</text:p>
          </table:table-cell>
          <table:table-cell office:value-type="float" office:value="16.2142" calcext:value-type="float">
            <text:p>16.2142</text:p>
          </table:table-cell>
          <table:table-cell office:value-type="float" office:value="16.21906" calcext:value-type="float">
            <text:p>16.21906</text:p>
          </table:table-cell>
          <table:table-cell office:value-type="float" office:value="16.16119" calcext:value-type="float">
            <text:p>16.16119</text:p>
          </table:table-cell>
          <table:table-cell office:value-type="float" office:value="15.95255" calcext:value-type="float">
            <text:p>15.95255</text:p>
          </table:table-cell>
          <table:table-cell office:value-type="float" office:value="15.90274" calcext:value-type="float">
            <text:p>15.90274</text:p>
          </table:table-cell>
          <table:table-cell office:value-type="float" office:value="23.14319" calcext:value-type="float">
            <text:p>23.14319</text:p>
          </table:table-cell>
          <table:table-cell office:value-type="float" office:value="4.805725" calcext:value-type="float">
            <text:p>4.80572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9102004" calcext:value-type="float">
            <text:p>19102004</text:p>
          </table:table-cell>
          <table:table-cell office:value-type="float" office:value="9.29628" calcext:value-type="float">
            <text:p>9.29628</text:p>
          </table:table-cell>
          <table:table-cell office:value-type="float" office:value="14.96" calcext:value-type="float">
            <text:p>14.96</text:p>
          </table:table-cell>
          <table:table-cell office:value-type="float" office:value="7.08" calcext:value-type="float">
            <text:p>7.08</text:p>
          </table:table-cell>
          <table:table-cell office:value-type="float" office:value="1.094777" calcext:value-type="float">
            <text:p>1.094777</text:p>
          </table:table-cell>
          <table:table-cell office:value-type="float" office:value="0.8850527" calcext:value-type="float">
            <text:p>0.8850527</text:p>
          </table:table-cell>
          <table:table-cell office:value-type="float" office:value="169.524" calcext:value-type="float">
            <text:p>169.524</text:p>
          </table:table-cell>
          <table:table-cell office:value-type="float" office:value="0" calcext:value-type="float">
            <text:p>0</text:p>
          </table:table-cell>
          <table:table-cell office:value-type="float" office:value="19.71112" calcext:value-type="float">
            <text:p>19.71112</text:p>
          </table:table-cell>
          <table:table-cell office:value-type="float" office:value="8.576233" calcext:value-type="float">
            <text:p>8.576233</text:p>
          </table:table-cell>
          <table:table-cell office:value-type="float" office:value="16.34708" calcext:value-type="float">
            <text:p>16.34708</text:p>
          </table:table-cell>
          <table:table-cell office:value-type="float" office:value="10.15573" calcext:value-type="float">
            <text:p>10.15573</text:p>
          </table:table-cell>
          <table:table-cell office:value-type="float" office:value="15.21692" calcext:value-type="float">
            <text:p>15.21692</text:p>
          </table:table-cell>
          <table:table-cell office:value-type="float" office:value="11.16623" calcext:value-type="float">
            <text:p>11.16623</text:p>
          </table:table-cell>
          <table:table-cell office:value-type="float" office:value="14.54807" calcext:value-type="float">
            <text:p>14.54807</text:p>
          </table:table-cell>
          <table:table-cell office:value-type="float" office:value="12.0311" calcext:value-type="float">
            <text:p>12.0311</text:p>
          </table:table-cell>
          <table:table-cell office:value-type="float" office:value="14.22418" calcext:value-type="float">
            <text:p>14.22418</text:p>
          </table:table-cell>
          <table:table-cell office:value-type="float" office:value="12.5787" calcext:value-type="float">
            <text:p>12.5787</text:p>
          </table:table-cell>
          <table:table-cell office:value-type="float" office:value="14.03253" calcext:value-type="float">
            <text:p>14.03253</text:p>
          </table:table-cell>
          <table:table-cell office:value-type="float" office:value="13.1427" calcext:value-type="float">
            <text:p>13.1427</text:p>
          </table:table-cell>
          <table:table-cell office:value-type="float" office:value="14.11578" calcext:value-type="float">
            <text:p>14.11578</text:p>
          </table:table-cell>
          <table:table-cell office:value-type="float" office:value="13.5892" calcext:value-type="float">
            <text:p>13.5892</text:p>
          </table:table-cell>
          <table:table-cell office:value-type="float" office:value="14.33749" calcext:value-type="float">
            <text:p>14.33749</text:p>
          </table:table-cell>
          <table:table-cell office:value-type="float" office:value="14.19556" calcext:value-type="float">
            <text:p>14.19556</text:p>
          </table:table-cell>
          <table:table-cell office:value-type="float" office:value="14.89984" calcext:value-type="float">
            <text:p>14.89984</text:p>
          </table:table-cell>
          <table:table-cell office:value-type="float" office:value="14.8609" calcext:value-type="float">
            <text:p>14.8609</text:p>
          </table:table-cell>
          <table:table-cell office:value-type="float" office:value="15.61768" calcext:value-type="float">
            <text:p>15.61768</text:p>
          </table:table-cell>
          <table:table-cell office:value-type="float" office:value="15.53986" calcext:value-type="float">
            <text:p>15.53986</text:p>
          </table:table-cell>
          <table:table-cell office:value-type="float" office:value="16.01764" calcext:value-type="float">
            <text:p>16.01764</text:p>
          </table:table-cell>
          <table:table-cell office:value-type="float" office:value="15.93564" calcext:value-type="float">
            <text:p>15.93564</text:p>
          </table:table-cell>
          <table:table-cell office:value-type="float" office:value="16.21341" calcext:value-type="float">
            <text:p>16.21341</text:p>
          </table:table-cell>
          <table:table-cell office:value-type="float" office:value="16.14133" calcext:value-type="float">
            <text:p>16.14133</text:p>
          </table:table-cell>
          <table:table-cell office:value-type="float" office:value="16.16058" calcext:value-type="float">
            <text:p>16.16058</text:p>
          </table:table-cell>
          <table:table-cell office:value-type="float" office:value="16.10153" calcext:value-type="float">
            <text:p>16.10153</text:p>
          </table:table-cell>
          <table:table-cell office:value-type="float" office:value="15.90219" calcext:value-type="float">
            <text:p>15.90219</text:p>
          </table:table-cell>
          <table:table-cell office:value-type="float" office:value="15.85022" calcext:value-type="float">
            <text:p>15.85022</text:p>
          </table:table-cell>
          <table:table-cell office:value-type="float" office:value="33.04242" calcext:value-type="float">
            <text:p>33.04242</text:p>
          </table:table-cell>
          <table:table-cell office:value-type="float" office:value="3.678894" calcext:value-type="float">
            <text:p>3.67889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0102004" calcext:value-type="float">
            <text:p>20102004</text:p>
          </table:table-cell>
          <table:table-cell office:value-type="float" office:value="2.3652" calcext:value-type="float">
            <text:p>2.3652</text:p>
          </table:table-cell>
          <table:table-cell office:value-type="float" office:value="11.96" calcext:value-type="float">
            <text:p>11.96</text:p>
          </table:table-cell>
          <table:table-cell office:value-type="float" office:value="9.18" calcext:value-type="float">
            <text:p>9.18</text:p>
          </table:table-cell>
          <table:table-cell office:value-type="float" office:value="1.142796" calcext:value-type="float">
            <text:p>1.142796</text:p>
          </table:table-cell>
          <table:table-cell office:value-type="float" office:value="1.020367" calcext:value-type="float">
            <text:p>1.020367</text:p>
          </table:table-cell>
          <table:table-cell office:value-type="float" office:value="263.196" calcext:value-type="float">
            <text:p>263.196</text:p>
          </table:table-cell>
          <table:table-cell office:value-type="float" office:value="0.4" calcext:value-type="float">
            <text:p>0.4</text:p>
          </table:table-cell>
          <table:table-cell office:value-type="float" office:value="13.62347" calcext:value-type="float">
            <text:p>13.62347</text:p>
          </table:table-cell>
          <table:table-cell office:value-type="float" office:value="9.658112" calcext:value-type="float">
            <text:p>9.658112</text:p>
          </table:table-cell>
          <table:table-cell office:value-type="float" office:value="13.10794" calcext:value-type="float">
            <text:p>13.10794</text:p>
          </table:table-cell>
          <table:table-cell office:value-type="float" office:value="10.92935" calcext:value-type="float">
            <text:p>10.92935</text:p>
          </table:table-cell>
          <table:table-cell office:value-type="float" office:value="13.05499" calcext:value-type="float">
            <text:p>13.05499</text:p>
          </table:table-cell>
          <table:table-cell office:value-type="float" office:value="11.72006" calcext:value-type="float">
            <text:p>11.72006</text:p>
          </table:table-cell>
          <table:table-cell office:value-type="float" office:value="13.41003" calcext:value-type="float">
            <text:p>13.41003</text:p>
          </table:table-cell>
          <table:table-cell office:value-type="float" office:value="12.41168" calcext:value-type="float">
            <text:p>12.41168</text:p>
          </table:table-cell>
          <table:table-cell office:value-type="float" office:value="13.70059" calcext:value-type="float">
            <text:p>13.70059</text:p>
          </table:table-cell>
          <table:table-cell office:value-type="float" office:value="12.85211" calcext:value-type="float">
            <text:p>12.85211</text:p>
          </table:table-cell>
          <table:table-cell office:value-type="float" office:value="13.96036" calcext:value-type="float">
            <text:p>13.96036</text:p>
          </table:table-cell>
          <table:table-cell office:value-type="float" office:value="13.29617" calcext:value-type="float">
            <text:p>13.29617</text:p>
          </table:table-cell>
          <table:table-cell office:value-type="float" office:value="14.07755" calcext:value-type="float">
            <text:p>14.07755</text:p>
          </table:table-cell>
          <table:table-cell office:value-type="float" office:value="13.65491" calcext:value-type="float">
            <text:p>13.65491</text:p>
          </table:table-cell>
          <table:table-cell office:value-type="float" office:value="14.26825" calcext:value-type="float">
            <text:p>14.26825</text:p>
          </table:table-cell>
          <table:table-cell office:value-type="float" office:value="14.13577" calcext:value-type="float">
            <text:p>14.13577</text:p>
          </table:table-cell>
          <table:table-cell office:value-type="float" office:value="14.86047" calcext:value-type="float">
            <text:p>14.86047</text:p>
          </table:table-cell>
          <table:table-cell office:value-type="float" office:value="14.80847" calcext:value-type="float">
            <text:p>14.80847</text:p>
          </table:table-cell>
          <table:table-cell office:value-type="float" office:value="15.53903" calcext:value-type="float">
            <text:p>15.53903</text:p>
          </table:table-cell>
          <table:table-cell office:value-type="float" office:value="15.46774" calcext:value-type="float">
            <text:p>15.46774</text:p>
          </table:table-cell>
          <table:table-cell office:value-type="float" office:value="15.93478" calcext:value-type="float">
            <text:p>15.93478</text:p>
          </table:table-cell>
          <table:table-cell office:value-type="float" office:value="15.85822" calcext:value-type="float">
            <text:p>15.85822</text:p>
          </table:table-cell>
          <table:table-cell office:value-type="float" office:value="16.14053" calcext:value-type="float">
            <text:p>16.14053</text:p>
          </table:table-cell>
          <table:table-cell office:value-type="float" office:value="16.06964" calcext:value-type="float">
            <text:p>16.06964</text:p>
          </table:table-cell>
          <table:table-cell office:value-type="float" office:value="16.10086" calcext:value-type="float">
            <text:p>16.10086</text:p>
          </table:table-cell>
          <table:table-cell office:value-type="float" office:value="16.04086" calcext:value-type="float">
            <text:p>16.04086</text:p>
          </table:table-cell>
          <table:table-cell office:value-type="float" office:value="15.84967" calcext:value-type="float">
            <text:p>15.84967</text:p>
          </table:table-cell>
          <table:table-cell office:value-type="float" office:value="15.79752" calcext:value-type="float">
            <text:p>15.79752</text:p>
          </table:table-cell>
          <table:table-cell office:value-type="float" office:value="15.09592" calcext:value-type="float">
            <text:p>15.09592</text:p>
          </table:table-cell>
          <table:table-cell office:value-type="float" office:value="5.917206" calcext:value-type="float">
            <text:p>5.91720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1102004" calcext:value-type="float">
            <text:p>21102004</text:p>
          </table:table-cell>
          <table:table-cell office:value-type="float" office:value="2.22516" calcext:value-type="float">
            <text:p>2.22516</text:p>
          </table:table-cell>
          <table:table-cell office:value-type="float" office:value="14.59" calcext:value-type="float">
            <text:p>14.59</text:p>
          </table:table-cell>
          <table:table-cell office:value-type="float" office:value="9.28" calcext:value-type="float">
            <text:p>9.28</text:p>
          </table:table-cell>
          <table:table-cell office:value-type="float" office:value="1.458064" calcext:value-type="float">
            <text:p>1.458064</text:p>
          </table:table-cell>
          <table:table-cell office:value-type="float" office:value="1.027248" calcext:value-type="float">
            <text:p>1.027248</text:p>
          </table:table-cell>
          <table:table-cell office:value-type="float" office:value="362.268" calcext:value-type="float">
            <text:p>362.268</text:p>
          </table:table-cell>
          <table:table-cell office:value-type="float" office:value="0.3" calcext:value-type="float">
            <text:p>0.3</text:p>
          </table:table-cell>
          <table:table-cell office:value-type="float" office:value="13.28757" calcext:value-type="float">
            <text:p>13.28757</text:p>
          </table:table-cell>
          <table:table-cell office:value-type="float" office:value="9.161194" calcext:value-type="float">
            <text:p>9.161194</text:p>
          </table:table-cell>
          <table:table-cell office:value-type="float" office:value="12.84006" calcext:value-type="float">
            <text:p>12.84006</text:p>
          </table:table-cell>
          <table:table-cell office:value-type="float" office:value="10.22153" calcext:value-type="float">
            <text:p>10.22153</text:p>
          </table:table-cell>
          <table:table-cell office:value-type="float" office:value="12.71695" calcext:value-type="float">
            <text:p>12.71695</text:p>
          </table:table-cell>
          <table:table-cell office:value-type="float" office:value="10.99561" calcext:value-type="float">
            <text:p>10.99561</text:p>
          </table:table-cell>
          <table:table-cell office:value-type="float" office:value="12.76416" calcext:value-type="float">
            <text:p>12.76416</text:p>
          </table:table-cell>
          <table:table-cell office:value-type="float" office:value="11.73175" calcext:value-type="float">
            <text:p>11.73175</text:p>
          </table:table-cell>
          <table:table-cell office:value-type="float" office:value="12.8688" calcext:value-type="float">
            <text:p>12.8688</text:p>
          </table:table-cell>
          <table:table-cell office:value-type="float" office:value="12.23291" calcext:value-type="float">
            <text:p>12.23291</text:p>
          </table:table-cell>
          <table:table-cell office:value-type="float" office:value="13.31192" calcext:value-type="float">
            <text:p>13.31192</text:p>
          </table:table-cell>
          <table:table-cell office:value-type="float" office:value="12.77274" calcext:value-type="float">
            <text:p>12.77274</text:p>
          </table:table-cell>
          <table:table-cell office:value-type="float" office:value="13.65689" calcext:value-type="float">
            <text:p>13.65689</text:p>
          </table:table-cell>
          <table:table-cell office:value-type="float" office:value="13.242" calcext:value-type="float">
            <text:p>13.242</text:p>
          </table:table-cell>
          <table:table-cell office:value-type="float" office:value="14.13431" calcext:value-type="float">
            <text:p>14.13431</text:p>
          </table:table-cell>
          <table:table-cell office:value-type="float" office:value="13.87781" calcext:value-type="float">
            <text:p>13.87781</text:p>
          </table:table-cell>
          <table:table-cell office:value-type="float" office:value="14.80768" calcext:value-type="float">
            <text:p>14.80768</text:p>
          </table:table-cell>
          <table:table-cell office:value-type="float" office:value="14.69302" calcext:value-type="float">
            <text:p>14.69302</text:p>
          </table:table-cell>
          <table:table-cell office:value-type="float" office:value="15.46698" calcext:value-type="float">
            <text:p>15.46698</text:p>
          </table:table-cell>
          <table:table-cell office:value-type="float" office:value="15.39212" calcext:value-type="float">
            <text:p>15.39212</text:p>
          </table:table-cell>
          <table:table-cell office:value-type="float" office:value="15.85742" calcext:value-type="float">
            <text:p>15.85742</text:p>
          </table:table-cell>
          <table:table-cell office:value-type="float" office:value="15.78424" calcext:value-type="float">
            <text:p>15.78424</text:p>
          </table:table-cell>
          <table:table-cell office:value-type="float" office:value="16.06894" calcext:value-type="float">
            <text:p>16.06894</text:p>
          </table:table-cell>
          <table:table-cell office:value-type="float" office:value="15.99905" calcext:value-type="float">
            <text:p>15.99905</text:p>
          </table:table-cell>
          <table:table-cell office:value-type="float" office:value="16.04025" calcext:value-type="float">
            <text:p>16.04025</text:p>
          </table:table-cell>
          <table:table-cell office:value-type="float" office:value="15.97925" calcext:value-type="float">
            <text:p>15.97925</text:p>
          </table:table-cell>
          <table:table-cell office:value-type="float" office:value="15.79697" calcext:value-type="float">
            <text:p>15.79697</text:p>
          </table:table-cell>
          <table:table-cell office:value-type="float" office:value="15.74371" calcext:value-type="float">
            <text:p>15.74371</text:p>
          </table:table-cell>
          <table:table-cell office:value-type="float" office:value="14.38544" calcext:value-type="float">
            <text:p>14.38544</text:p>
          </table:table-cell>
          <table:table-cell office:value-type="float" office:value="6.344971" calcext:value-type="float">
            <text:p>6.34497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2102004" calcext:value-type="float">
            <text:p>22102004</text:p>
          </table:table-cell>
          <table:table-cell office:value-type="float" office:value="5.70528" calcext:value-type="float">
            <text:p>5.70528</text:p>
          </table:table-cell>
          <table:table-cell office:value-type="float" office:value="26.09" calcext:value-type="float">
            <text:p>26.09</text:p>
          </table:table-cell>
          <table:table-cell office:value-type="float" office:value="13.61" calcext:value-type="float">
            <text:p>13.61</text:p>
          </table:table-cell>
          <table:table-cell office:value-type="float" office:value="2.149362" calcext:value-type="float">
            <text:p>2.149362</text:p>
          </table:table-cell>
          <table:table-cell office:value-type="float" office:value="1.184007" calcext:value-type="float">
            <text:p>1.184007</text:p>
          </table:table-cell>
          <table:table-cell office:value-type="float" office:value="618.3" calcext:value-type="float">
            <text:p>618.3</text:p>
          </table:table-cell>
          <table:table-cell office:value-type="float" office:value="0.1" calcext:value-type="float">
            <text:p>0.1</text:p>
          </table:table-cell>
          <table:table-cell office:value-type="float" office:value="20.87473" calcext:value-type="float">
            <text:p>20.87473</text:p>
          </table:table-cell>
          <table:table-cell office:value-type="float" office:value="11.77011" calcext:value-type="float">
            <text:p>11.77011</text:p>
          </table:table-cell>
          <table:table-cell office:value-type="float" office:value="18.38364" calcext:value-type="float">
            <text:p>18.38364</text:p>
          </table:table-cell>
          <table:table-cell office:value-type="float" office:value="12.07352" calcext:value-type="float">
            <text:p>12.07352</text:p>
          </table:table-cell>
          <table:table-cell office:value-type="float" office:value="17.02808" calcext:value-type="float">
            <text:p>17.02808</text:p>
          </table:table-cell>
          <table:table-cell office:value-type="float" office:value="12.33386" calcext:value-type="float">
            <text:p>12.33386</text:p>
          </table:table-cell>
          <table:table-cell office:value-type="float" office:value="15.97812" calcext:value-type="float">
            <text:p>15.97812</text:p>
          </table:table-cell>
          <table:table-cell office:value-type="float" office:value="12.60403" calcext:value-type="float">
            <text:p>12.60403</text:p>
          </table:table-cell>
          <table:table-cell office:value-type="float" office:value="15.37485" calcext:value-type="float">
            <text:p>15.37485</text:p>
          </table:table-cell>
          <table:table-cell office:value-type="float" office:value="12.81226" calcext:value-type="float">
            <text:p>12.81226</text:p>
          </table:table-cell>
          <table:table-cell office:value-type="float" office:value="14.92026" calcext:value-type="float">
            <text:p>14.92026</text:p>
          </table:table-cell>
          <table:table-cell office:value-type="float" office:value="13.07275" calcext:value-type="float">
            <text:p>13.07275</text:p>
          </table:table-cell>
          <table:table-cell office:value-type="float" office:value="14.56104" calcext:value-type="float">
            <text:p>14.56104</text:p>
          </table:table-cell>
          <table:table-cell office:value-type="float" office:value="13.36987" calcext:value-type="float">
            <text:p>13.36987</text:p>
          </table:table-cell>
          <table:table-cell office:value-type="float" office:value="14.1507" calcext:value-type="float">
            <text:p>14.1507</text:p>
          </table:table-cell>
          <table:table-cell office:value-type="float" office:value="13.85352" calcext:value-type="float">
            <text:p>13.85352</text:p>
          </table:table-cell>
          <table:table-cell office:value-type="float" office:value="14.69165" calcext:value-type="float">
            <text:p>14.69165</text:p>
          </table:table-cell>
          <table:table-cell office:value-type="float" office:value="14.60831" calcext:value-type="float">
            <text:p>14.60831</text:p>
          </table:table-cell>
          <table:table-cell office:value-type="float" office:value="15.39127" calcext:value-type="float">
            <text:p>15.39127</text:p>
          </table:table-cell>
          <table:table-cell office:value-type="float" office:value="15.30783" calcext:value-type="float">
            <text:p>15.30783</text:p>
          </table:table-cell>
          <table:table-cell office:value-type="float" office:value="15.78348" calcext:value-type="float">
            <text:p>15.78348</text:p>
          </table:table-cell>
          <table:table-cell office:value-type="float" office:value="15.70926" calcext:value-type="float">
            <text:p>15.70926</text:p>
          </table:table-cell>
          <table:table-cell office:value-type="float" office:value="15.99832" calcext:value-type="float">
            <text:p>15.99832</text:p>
          </table:table-cell>
          <table:table-cell office:value-type="float" office:value="15.92999" calcext:value-type="float">
            <text:p>15.92999</text:p>
          </table:table-cell>
          <table:table-cell office:value-type="float" office:value="15.97861" calcext:value-type="float">
            <text:p>15.97861</text:p>
          </table:table-cell>
          <table:table-cell office:value-type="float" office:value="15.91837" calcext:value-type="float">
            <text:p>15.91837</text:p>
          </table:table-cell>
          <table:table-cell office:value-type="float" office:value="15.7431" calcext:value-type="float">
            <text:p>15.7431</text:p>
          </table:table-cell>
          <table:table-cell office:value-type="float" office:value="15.6893" calcext:value-type="float">
            <text:p>15.6893</text:p>
          </table:table-cell>
          <table:table-cell office:value-type="float" office:value="28.28482" calcext:value-type="float">
            <text:p>28.28482</text:p>
          </table:table-cell>
          <table:table-cell office:value-type="float" office:value="10.71375" calcext:value-type="float">
            <text:p>10.7137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3102004" calcext:value-type="float">
            <text:p>23102004</text:p>
          </table:table-cell>
          <table:table-cell office:value-type="float" office:value="13.11411" calcext:value-type="float">
            <text:p>13.11411</text:p>
          </table:table-cell>
          <table:table-cell office:value-type="float" office:value="19.34" calcext:value-type="float">
            <text:p>19.34</text:p>
          </table:table-cell>
          <table:table-cell office:value-type="float" office:value="3.86" calcext:value-type="float">
            <text:p>3.86</text:p>
          </table:table-cell>
          <table:table-cell office:value-type="float" office:value="1.104911" calcext:value-type="float">
            <text:p>1.104911</text:p>
          </table:table-cell>
          <table:table-cell office:value-type="float" office:value="0.7086132" calcext:value-type="float">
            <text:p>0.7086132</text:p>
          </table:table-cell>
          <table:table-cell office:value-type="float" office:value="420.228" calcext:value-type="float">
            <text:p>420.228</text:p>
          </table:table-cell>
          <table:table-cell office:value-type="float" office:value="0" calcext:value-type="float">
            <text:p>0</text:p>
          </table:table-cell>
          <table:table-cell office:value-type="float" office:value="24.76245" calcext:value-type="float">
            <text:p>24.76245</text:p>
          </table:table-cell>
          <table:table-cell office:value-type="float" office:value="10.25558" calcext:value-type="float">
            <text:p>10.25558</text:p>
          </table:table-cell>
          <table:table-cell office:value-type="float" office:value="20.74631" calcext:value-type="float">
            <text:p>20.74631</text:p>
          </table:table-cell>
          <table:table-cell office:value-type="float" office:value="12.78143" calcext:value-type="float">
            <text:p>12.78143</text:p>
          </table:table-cell>
          <table:table-cell office:value-type="float" office:value="18.57901" calcext:value-type="float">
            <text:p>18.57901</text:p>
          </table:table-cell>
          <table:table-cell office:value-type="float" office:value="13.53516" calcext:value-type="float">
            <text:p>13.53516</text:p>
          </table:table-cell>
          <table:table-cell office:value-type="float" office:value="17.15442" calcext:value-type="float">
            <text:p>17.15442</text:p>
          </table:table-cell>
          <table:table-cell office:value-type="float" office:value="14.01746" calcext:value-type="float">
            <text:p>14.01746</text:p>
          </table:table-cell>
          <table:table-cell office:value-type="float" office:value="16.35605" calcext:value-type="float">
            <text:p>16.35605</text:p>
          </table:table-cell>
          <table:table-cell office:value-type="float" office:value="14.24976" calcext:value-type="float">
            <text:p>14.24976</text:p>
          </table:table-cell>
          <table:table-cell office:value-type="float" office:value="15.64737" calcext:value-type="float">
            <text:p>15.64737</text:p>
          </table:table-cell>
          <table:table-cell office:value-type="float" office:value="14.43286" calcext:value-type="float">
            <text:p>14.43286</text:p>
          </table:table-cell>
          <table:table-cell office:value-type="float" office:value="15.22632" calcext:value-type="float">
            <text:p>15.22632</text:p>
          </table:table-cell>
          <table:table-cell office:value-type="float" office:value="14.45306" calcext:value-type="float">
            <text:p>14.45306</text:p>
          </table:table-cell>
          <table:table-cell office:value-type="float" office:value="14.70334" calcext:value-type="float">
            <text:p>14.70334</text:p>
          </table:table-cell>
          <table:table-cell office:value-type="float" office:value="14.15948" calcext:value-type="float">
            <text:p>14.15948</text:p>
          </table:table-cell>
          <table:table-cell office:value-type="float" office:value="14.73395" calcext:value-type="float">
            <text:p>14.73395</text:p>
          </table:table-cell>
          <table:table-cell office:value-type="float" office:value="14.61145" calcext:value-type="float">
            <text:p>14.61145</text:p>
          </table:table-cell>
          <table:table-cell office:value-type="float" office:value="15.30698" calcext:value-type="float">
            <text:p>15.30698</text:p>
          </table:table-cell>
          <table:table-cell office:value-type="float" office:value="15.25272" calcext:value-type="float">
            <text:p>15.25272</text:p>
          </table:table-cell>
          <table:table-cell office:value-type="float" office:value="15.70847" calcext:value-type="float">
            <text:p>15.70847</text:p>
          </table:table-cell>
          <table:table-cell office:value-type="float" office:value="15.63724" calcext:value-type="float">
            <text:p>15.63724</text:p>
          </table:table-cell>
          <table:table-cell office:value-type="float" office:value="15.92926" calcext:value-type="float">
            <text:p>15.92926</text:p>
          </table:table-cell>
          <table:table-cell office:value-type="float" office:value="15.86066" calcext:value-type="float">
            <text:p>15.86066</text:p>
          </table:table-cell>
          <table:table-cell office:value-type="float" office:value="15.91772" calcext:value-type="float">
            <text:p>15.91772</text:p>
          </table:table-cell>
          <table:table-cell office:value-type="float" office:value="15.85556" calcext:value-type="float">
            <text:p>15.85556</text:p>
          </table:table-cell>
          <table:table-cell office:value-type="float" office:value="15.68872" calcext:value-type="float">
            <text:p>15.68872</text:p>
          </table:table-cell>
          <table:table-cell office:value-type="float" office:value="15.63345" calcext:value-type="float">
            <text:p>15.63345</text:p>
          </table:table-cell>
          <table:table-cell office:value-type="float" office:value="41.51355" calcext:value-type="float">
            <text:p>41.51355</text:p>
          </table:table-cell>
          <table:table-cell office:value-type="float" office:value="1.155609" calcext:value-type="float">
            <text:p>1.15560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4102004" calcext:value-type="float">
            <text:p>24102004</text:p>
          </table:table-cell>
          <table:table-cell office:value-type="float" office:value="13.28962" calcext:value-type="float">
            <text:p>13.28962</text:p>
          </table:table-cell>
          <table:table-cell office:value-type="float" office:value="24.71" calcext:value-type="float">
            <text:p>24.71</text:p>
          </table:table-cell>
          <table:table-cell office:value-type="float" office:value="2.96" calcext:value-type="float">
            <text:p>2.96</text:p>
          </table:table-cell>
          <table:table-cell office:value-type="float" office:value="1.069676" calcext:value-type="float">
            <text:p>1.069676</text:p>
          </table:table-cell>
          <table:table-cell office:value-type="float" office:value="0.6653011" calcext:value-type="float">
            <text:p>0.6653011</text:p>
          </table:table-cell>
          <table:table-cell office:value-type="float" office:value="380.124" calcext:value-type="float">
            <text:p>380.124</text:p>
          </table:table-cell>
          <table:table-cell office:value-type="float" office:value="0" calcext:value-type="float">
            <text:p>0</text:p>
          </table:table-cell>
          <table:table-cell office:value-type="float" office:value="24.89825" calcext:value-type="float">
            <text:p>24.89825</text:p>
          </table:table-cell>
          <table:table-cell office:value-type="float" office:value="8.00061" calcext:value-type="float">
            <text:p>8.00061</text:p>
          </table:table-cell>
          <table:table-cell office:value-type="float" office:value="20.44974" calcext:value-type="float">
            <text:p>20.44974</text:p>
          </table:table-cell>
          <table:table-cell office:value-type="float" office:value="10.21802" calcext:value-type="float">
            <text:p>10.21802</text:p>
          </table:table-cell>
          <table:table-cell office:value-type="float" office:value="18.37369" calcext:value-type="float">
            <text:p>18.37369</text:p>
          </table:table-cell>
          <table:table-cell office:value-type="float" office:value="11.60199" calcext:value-type="float">
            <text:p>11.60199</text:p>
          </table:table-cell>
          <table:table-cell office:value-type="float" office:value="16.94351" calcext:value-type="float">
            <text:p>16.94351</text:p>
          </table:table-cell>
          <table:table-cell office:value-type="float" office:value="12.73279" calcext:value-type="float">
            <text:p>12.73279</text:p>
          </table:table-cell>
          <table:table-cell office:value-type="float" office:value="16.16342" calcext:value-type="float">
            <text:p>16.16342</text:p>
          </table:table-cell>
          <table:table-cell office:value-type="float" office:value="13.39835" calcext:value-type="float">
            <text:p>13.39835</text:p>
          </table:table-cell>
          <table:table-cell office:value-type="float" office:value="15.54956" calcext:value-type="float">
            <text:p>15.54956</text:p>
          </table:table-cell>
          <table:table-cell office:value-type="float" office:value="14.01654" calcext:value-type="float">
            <text:p>14.01654</text:p>
          </table:table-cell>
          <table:table-cell office:value-type="float" office:value="15.23038" calcext:value-type="float">
            <text:p>15.23038</text:p>
          </table:table-cell>
          <table:table-cell office:value-type="float" office:value="14.34286" calcext:value-type="float">
            <text:p>14.34286</text:p>
          </table:table-cell>
          <table:table-cell office:value-type="float" office:value="14.81561" calcext:value-type="float">
            <text:p>14.81561</text:p>
          </table:table-cell>
          <table:table-cell office:value-type="float" office:value="14.6861" calcext:value-type="float">
            <text:p>14.6861</text:p>
          </table:table-cell>
          <table:table-cell office:value-type="float" office:value="14.87115" calcext:value-type="float">
            <text:p>14.87115</text:p>
          </table:table-cell>
          <table:table-cell office:value-type="float" office:value="14.73596" calcext:value-type="float">
            <text:p>14.73596</text:p>
          </table:table-cell>
          <table:table-cell office:value-type="float" office:value="15.25241" calcext:value-type="float">
            <text:p>15.25241</text:p>
          </table:table-cell>
          <table:table-cell office:value-type="float" office:value="15.24146" calcext:value-type="float">
            <text:p>15.24146</text:p>
          </table:table-cell>
          <table:table-cell office:value-type="float" office:value="15.63654" calcext:value-type="float">
            <text:p>15.63654</text:p>
          </table:table-cell>
          <table:table-cell office:value-type="float" office:value="15.57898" calcext:value-type="float">
            <text:p>15.57898</text:p>
          </table:table-cell>
          <table:table-cell office:value-type="float" office:value="15.85992" calcext:value-type="float">
            <text:p>15.85992</text:p>
          </table:table-cell>
          <table:table-cell office:value-type="float" office:value="15.79379" calcext:value-type="float">
            <text:p>15.79379</text:p>
          </table:table-cell>
          <table:table-cell office:value-type="float" office:value="15.85498" calcext:value-type="float">
            <text:p>15.85498</text:p>
          </table:table-cell>
          <table:table-cell office:value-type="float" office:value="15.79504" calcext:value-type="float">
            <text:p>15.79504</text:p>
          </table:table-cell>
          <table:table-cell office:value-type="float" office:value="15.6329" calcext:value-type="float">
            <text:p>15.6329</text:p>
          </table:table-cell>
          <table:table-cell office:value-type="float" office:value="15.57822" calcext:value-type="float">
            <text:p>15.57822</text:p>
          </table:table-cell>
          <table:table-cell office:value-type="float" office:value="45.66495" calcext:value-type="float">
            <text:p>45.66495</text:p>
          </table:table-cell>
          <table:table-cell office:value-type="float" office:value="-0.1430054" calcext:value-type="float">
            <text:p>-0.143005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5102004" calcext:value-type="float">
            <text:p>25102004</text:p>
          </table:table-cell>
          <table:table-cell office:value-type="float" office:value="13.02161" calcext:value-type="float">
            <text:p>13.02161</text:p>
          </table:table-cell>
          <table:table-cell office:value-type="float" office:value="17.57" calcext:value-type="float">
            <text:p>17.57</text:p>
          </table:table-cell>
          <table:table-cell office:value-type="float" office:value="4.56" calcext:value-type="float">
            <text:p>4.56</text:p>
          </table:table-cell>
          <table:table-cell office:value-type="float" office:value="0.9594552" calcext:value-type="float">
            <text:p>0.9594552</text:p>
          </table:table-cell>
          <table:table-cell office:value-type="float" office:value="0.7440321" calcext:value-type="float">
            <text:p>0.7440321</text:p>
          </table:table-cell>
          <table:table-cell office:value-type="float" office:value="310.464" calcext:value-type="float">
            <text:p>310.464</text:p>
          </table:table-cell>
          <table:table-cell office:value-type="float" office:value="0" calcext:value-type="float">
            <text:p>0</text:p>
          </table:table-cell>
          <table:table-cell office:value-type="float" office:value="23.14618" calcext:value-type="float">
            <text:p>23.14618</text:p>
          </table:table-cell>
          <table:table-cell office:value-type="float" office:value="9.240143" calcext:value-type="float">
            <text:p>9.240143</text:p>
          </table:table-cell>
          <table:table-cell office:value-type="float" office:value="19.4433" calcext:value-type="float">
            <text:p>19.4433</text:p>
          </table:table-cell>
          <table:table-cell office:value-type="float" office:value="11.32156" calcext:value-type="float">
            <text:p>11.32156</text:p>
          </table:table-cell>
          <table:table-cell office:value-type="float" office:value="17.76199" calcext:value-type="float">
            <text:p>17.76199</text:p>
          </table:table-cell>
          <table:table-cell office:value-type="float" office:value="12.55258" calcext:value-type="float">
            <text:p>12.55258</text:p>
          </table:table-cell>
          <table:table-cell office:value-type="float" office:value="16.61456" calcext:value-type="float">
            <text:p>16.61456</text:p>
          </table:table-cell>
          <table:table-cell office:value-type="float" office:value="13.45825" calcext:value-type="float">
            <text:p>13.45825</text:p>
          </table:table-cell>
          <table:table-cell office:value-type="float" office:value="15.99176" calcext:value-type="float">
            <text:p>15.99176</text:p>
          </table:table-cell>
          <table:table-cell office:value-type="float" office:value="13.97104" calcext:value-type="float">
            <text:p>13.97104</text:p>
          </table:table-cell>
          <table:table-cell office:value-type="float" office:value="15.49557" calcext:value-type="float">
            <text:p>15.49557</text:p>
          </table:table-cell>
          <table:table-cell office:value-type="float" office:value="14.43436" calcext:value-type="float">
            <text:p>14.43436</text:p>
          </table:table-cell>
          <table:table-cell office:value-type="float" office:value="15.23761" calcext:value-type="float">
            <text:p>15.23761</text:p>
          </table:table-cell>
          <table:table-cell office:value-type="float" office:value="14.65097" calcext:value-type="float">
            <text:p>14.65097</text:p>
          </table:table-cell>
          <table:table-cell office:value-type="float" office:value="14.95975" calcext:value-type="float">
            <text:p>14.95975</text:p>
          </table:table-cell>
          <table:table-cell office:value-type="float" office:value="14.8215" calcext:value-type="float">
            <text:p>14.8215</text:p>
          </table:table-cell>
          <table:table-cell office:value-type="float" office:value="14.97644" calcext:value-type="float">
            <text:p>14.97644</text:p>
          </table:table-cell>
          <table:table-cell office:value-type="float" office:value="14.87241" calcext:value-type="float">
            <text:p>14.87241</text:p>
          </table:table-cell>
          <table:table-cell office:value-type="float" office:value="15.2489" calcext:value-type="float">
            <text:p>15.2489</text:p>
          </table:table-cell>
          <table:table-cell office:value-type="float" office:value="15.24139" calcext:value-type="float">
            <text:p>15.24139</text:p>
          </table:table-cell>
          <table:table-cell office:value-type="float" office:value="15.57846" calcext:value-type="float">
            <text:p>15.57846</text:p>
          </table:table-cell>
          <table:table-cell office:value-type="float" office:value="15.53619" calcext:value-type="float">
            <text:p>15.53619</text:p>
          </table:table-cell>
          <table:table-cell office:value-type="float" office:value="15.79312" calcext:value-type="float">
            <text:p>15.79312</text:p>
          </table:table-cell>
          <table:table-cell office:value-type="float" office:value="15.73236" calcext:value-type="float">
            <text:p>15.73236</text:p>
          </table:table-cell>
          <table:table-cell office:value-type="float" office:value="15.7944" calcext:value-type="float">
            <text:p>15.7944</text:p>
          </table:table-cell>
          <table:table-cell office:value-type="float" office:value="15.73465" calcext:value-type="float">
            <text:p>15.73465</text:p>
          </table:table-cell>
          <table:table-cell office:value-type="float" office:value="15.57764" calcext:value-type="float">
            <text:p>15.57764</text:p>
          </table:table-cell>
          <table:table-cell office:value-type="float" office:value="15.52274" calcext:value-type="float">
            <text:p>15.52274</text:p>
          </table:table-cell>
          <table:table-cell office:value-type="float" office:value="37.25781" calcext:value-type="float">
            <text:p>37.25781</text:p>
          </table:table-cell>
          <table:table-cell office:value-type="float" office:value="1.774902" calcext:value-type="float">
            <text:p>1.77490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6102004" calcext:value-type="float">
            <text:p>26102004</text:p>
          </table:table-cell>
          <table:table-cell office:value-type="float" office:value="4.4442" calcext:value-type="float">
            <text:p>4.4442</text:p>
          </table:table-cell>
          <table:table-cell office:value-type="float" office:value="15.32" calcext:value-type="float">
            <text:p>15.32</text:p>
          </table:table-cell>
          <table:table-cell office:value-type="float" office:value="9.77" calcext:value-type="float">
            <text:p>9.77</text:p>
          </table:table-cell>
          <table:table-cell office:value-type="float" office:value="1.41062" calcext:value-type="float">
            <text:p>1.41062</text:p>
          </table:table-cell>
          <table:table-cell office:value-type="float" office:value="0.9786035" calcext:value-type="float">
            <text:p>0.9786035</text:p>
          </table:table-cell>
          <table:table-cell office:value-type="float" office:value="186.984" calcext:value-type="float">
            <text:p>186.984</text:p>
          </table:table-cell>
          <table:table-cell office:value-type="float" office:value="4.6" calcext:value-type="float">
            <text:p>4.6</text:p>
          </table:table-cell>
          <table:table-cell office:value-type="float" office:value="16.89731" calcext:value-type="float">
            <text:p>16.89731</text:p>
          </table:table-cell>
          <table:table-cell office:value-type="float" office:value="10.4097" calcext:value-type="float">
            <text:p>10.4097</text:p>
          </table:table-cell>
          <table:table-cell office:value-type="float" office:value="15.87253" calcext:value-type="float">
            <text:p>15.87253</text:p>
          </table:table-cell>
          <table:table-cell office:value-type="float" office:value="11.58234" calcext:value-type="float">
            <text:p>11.58234</text:p>
          </table:table-cell>
          <table:table-cell office:value-type="float" office:value="15.33017" calcext:value-type="float">
            <text:p>15.33017</text:p>
          </table:table-cell>
          <table:table-cell office:value-type="float" office:value="12.62656" calcext:value-type="float">
            <text:p>12.62656</text:p>
          </table:table-cell>
          <table:table-cell office:value-type="float" office:value="14.99991" calcext:value-type="float">
            <text:p>14.99991</text:p>
          </table:table-cell>
          <table:table-cell office:value-type="float" office:value="13.45541" calcext:value-type="float">
            <text:p>13.45541</text:p>
          </table:table-cell>
          <table:table-cell office:value-type="float" office:value="15.19153" calcext:value-type="float">
            <text:p>15.19153</text:p>
          </table:table-cell>
          <table:table-cell office:value-type="float" office:value="13.93356" calcext:value-type="float">
            <text:p>13.93356</text:p>
          </table:table-cell>
          <table:table-cell office:value-type="float" office:value="15.33603" calcext:value-type="float">
            <text:p>15.33603</text:p>
          </table:table-cell>
          <table:table-cell office:value-type="float" office:value="14.36832" calcext:value-type="float">
            <text:p>14.36832</text:p>
          </table:table-cell>
          <table:table-cell office:value-type="float" office:value="15.22769" calcext:value-type="float">
            <text:p>15.22769</text:p>
          </table:table-cell>
          <table:table-cell office:value-type="float" office:value="14.61487" calcext:value-type="float">
            <text:p>14.61487</text:p>
          </table:table-cell>
          <table:table-cell office:value-type="float" office:value="15.0054" calcext:value-type="float">
            <text:p>15.0054</text:p>
          </table:table-cell>
          <table:table-cell office:value-type="float" office:value="14.87711" calcext:value-type="float">
            <text:p>14.87711</text:p>
          </table:table-cell>
          <table:table-cell office:value-type="float" office:value="15.03467" calcext:value-type="float">
            <text:p>15.03467</text:p>
          </table:table-cell>
          <table:table-cell office:value-type="float" office:value="14.97745" calcext:value-type="float">
            <text:p>14.97745</text:p>
          </table:table-cell>
          <table:table-cell office:value-type="float" office:value="15.26294" calcext:value-type="float">
            <text:p>15.26294</text:p>
          </table:table-cell>
          <table:table-cell office:value-type="float" office:value="15.24902" calcext:value-type="float">
            <text:p>15.24902</text:p>
          </table:table-cell>
          <table:table-cell office:value-type="float" office:value="15.53583" calcext:value-type="float">
            <text:p>15.53583</text:p>
          </table:table-cell>
          <table:table-cell office:value-type="float" office:value="15.50473" calcext:value-type="float">
            <text:p>15.50473</text:p>
          </table:table-cell>
          <table:table-cell office:value-type="float" office:value="15.73178" calcext:value-type="float">
            <text:p>15.73178</text:p>
          </table:table-cell>
          <table:table-cell office:value-type="float" office:value="15.67722" calcext:value-type="float">
            <text:p>15.67722</text:p>
          </table:table-cell>
          <table:table-cell office:value-type="float" office:value="15.73404" calcext:value-type="float">
            <text:p>15.73404</text:p>
          </table:table-cell>
          <table:table-cell office:value-type="float" office:value="15.67569" calcext:value-type="float">
            <text:p>15.67569</text:p>
          </table:table-cell>
          <table:table-cell office:value-type="float" office:value="15.52216" calcext:value-type="float">
            <text:p>15.52216</text:p>
          </table:table-cell>
          <table:table-cell office:value-type="float" office:value="15.46756" calcext:value-type="float">
            <text:p>15.46756</text:p>
          </table:table-cell>
          <table:table-cell office:value-type="float" office:value="19.77139" calcext:value-type="float">
            <text:p>19.77139</text:p>
          </table:table-cell>
          <table:table-cell office:value-type="float" office:value="7.070251" calcext:value-type="float">
            <text:p>7.07025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7102004" calcext:value-type="float">
            <text:p>27102004</text:p>
          </table:table-cell>
          <table:table-cell office:value-type="float" office:value="3.16584" calcext:value-type="float">
            <text:p>3.16584</text:p>
          </table:table-cell>
          <table:table-cell office:value-type="float" office:value="16.04" calcext:value-type="float">
            <text:p>16.04</text:p>
          </table:table-cell>
          <table:table-cell office:value-type="float" office:value="11.3" calcext:value-type="float">
            <text:p>11.3</text:p>
          </table:table-cell>
          <table:table-cell office:value-type="float" office:value="1.489514" calcext:value-type="float">
            <text:p>1.489514</text:p>
          </table:table-cell>
          <table:table-cell office:value-type="float" office:value="1.175456" calcext:value-type="float">
            <text:p>1.175456</text:p>
          </table:table-cell>
          <table:table-cell office:value-type="float" office:value="317.736" calcext:value-type="float">
            <text:p>317.736</text:p>
          </table:table-cell>
          <table:table-cell office:value-type="float" office:value="0.2" calcext:value-type="float">
            <text:p>0.2</text:p>
          </table:table-cell>
          <table:table-cell office:value-type="float" office:value="15.58557" calcext:value-type="float">
            <text:p>15.58557</text:p>
          </table:table-cell>
          <table:table-cell office:value-type="float" office:value="10.90662" calcext:value-type="float">
            <text:p>10.90662</text:p>
          </table:table-cell>
          <table:table-cell office:value-type="float" office:value="14.90469" calcext:value-type="float">
            <text:p>14.90469</text:p>
          </table:table-cell>
          <table:table-cell office:value-type="float" office:value="11.81512" calcext:value-type="float">
            <text:p>11.81512</text:p>
          </table:table-cell>
          <table:table-cell office:value-type="float" office:value="14.58585" calcext:value-type="float">
            <text:p>14.58585</text:p>
          </table:table-cell>
          <table:table-cell office:value-type="float" office:value="12.57999" calcext:value-type="float">
            <text:p>12.57999</text:p>
          </table:table-cell>
          <table:table-cell office:value-type="float" office:value="14.41653" calcext:value-type="float">
            <text:p>14.41653</text:p>
          </table:table-cell>
          <table:table-cell office:value-type="float" office:value="13.22638" calcext:value-type="float">
            <text:p>13.22638</text:p>
          </table:table-cell>
          <table:table-cell office:value-type="float" office:value="14.41806" calcext:value-type="float">
            <text:p>14.41806</text:p>
          </table:table-cell>
          <table:table-cell office:value-type="float" office:value="13.6279" calcext:value-type="float">
            <text:p>13.6279</text:p>
          </table:table-cell>
          <table:table-cell office:value-type="float" office:value="14.66159" calcext:value-type="float">
            <text:p>14.66159</text:p>
          </table:table-cell>
          <table:table-cell office:value-type="float" office:value="14.02737" calcext:value-type="float">
            <text:p>14.02737</text:p>
          </table:table-cell>
          <table:table-cell office:value-type="float" office:value="14.77115" calcext:value-type="float">
            <text:p>14.77115</text:p>
          </table:table-cell>
          <table:table-cell office:value-type="float" office:value="14.32513" calcext:value-type="float">
            <text:p>14.32513</text:p>
          </table:table-cell>
          <table:table-cell office:value-type="float" office:value="14.87686" calcext:value-type="float">
            <text:p>14.87686</text:p>
          </table:table-cell>
          <table:table-cell office:value-type="float" office:value="14.68198" calcext:value-type="float">
            <text:p>14.68198</text:p>
          </table:table-cell>
          <table:table-cell office:value-type="float" office:value="15.0361" calcext:value-type="float">
            <text:p>15.0361</text:p>
          </table:table-cell>
          <table:table-cell office:value-type="float" office:value="15.0033" calcext:value-type="float">
            <text:p>15.0033</text:p>
          </table:table-cell>
          <table:table-cell office:value-type="float" office:value="15.26657" calcext:value-type="float">
            <text:p>15.26657</text:p>
          </table:table-cell>
          <table:table-cell office:value-type="float" office:value="15.26306" calcext:value-type="float">
            <text:p>15.26306</text:p>
          </table:table-cell>
          <table:table-cell office:value-type="float" office:value="15.50443" calcext:value-type="float">
            <text:p>15.50443</text:p>
          </table:table-cell>
          <table:table-cell office:value-type="float" office:value="15.47882" calcext:value-type="float">
            <text:p>15.47882</text:p>
          </table:table-cell>
          <table:table-cell office:value-type="float" office:value="15.67667" calcext:value-type="float">
            <text:p>15.67667</text:p>
          </table:table-cell>
          <table:table-cell office:value-type="float" office:value="15.62799" calcext:value-type="float">
            <text:p>15.62799</text:p>
          </table:table-cell>
          <table:table-cell office:value-type="float" office:value="15.67508" calcext:value-type="float">
            <text:p>15.67508</text:p>
          </table:table-cell>
          <table:table-cell office:value-type="float" office:value="15.6192" calcext:value-type="float">
            <text:p>15.6192</text:p>
          </table:table-cell>
          <table:table-cell office:value-type="float" office:value="15.46701" calcext:value-type="float">
            <text:p>15.46701</text:p>
          </table:table-cell>
          <table:table-cell office:value-type="float" office:value="15.41284" calcext:value-type="float">
            <text:p>15.41284</text:p>
          </table:table-cell>
          <table:table-cell office:value-type="float" office:value="18.42154" calcext:value-type="float">
            <text:p>18.42154</text:p>
          </table:table-cell>
          <table:table-cell office:value-type="float" office:value="8.651947" calcext:value-type="float">
            <text:p>8.65194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8102004" calcext:value-type="float">
            <text:p>28102004</text:p>
          </table:table-cell>
          <table:table-cell office:value-type="float" office:value="7.965359" calcext:value-type="float">
            <text:p>7.965359</text:p>
          </table:table-cell>
          <table:table-cell office:value-type="float" office:value="26.28" calcext:value-type="float">
            <text:p>26.28</text:p>
          </table:table-cell>
          <table:table-cell office:value-type="float" office:value="14.36" calcext:value-type="float">
            <text:p>14.36</text:p>
          </table:table-cell>
          <table:table-cell office:value-type="float" office:value="2.004393" calcext:value-type="float">
            <text:p>2.004393</text:p>
          </table:table-cell>
          <table:table-cell office:value-type="float" office:value="1.436497" calcext:value-type="float">
            <text:p>1.436497</text:p>
          </table:table-cell>
          <table:table-cell office:value-type="float" office:value="537.228" calcext:value-type="float">
            <text:p>537.228</text:p>
          </table:table-cell>
          <table:table-cell office:value-type="float" office:value="6.5" calcext:value-type="float">
            <text:p>6.5</text:p>
          </table:table-cell>
          <table:table-cell office:value-type="float" office:value="24.57074" calcext:value-type="float">
            <text:p>24.57074</text:p>
          </table:table-cell>
          <table:table-cell office:value-type="float" office:value="12.17084" calcext:value-type="float">
            <text:p>12.17084</text:p>
          </table:table-cell>
          <table:table-cell office:value-type="float" office:value="21.71255" calcext:value-type="float">
            <text:p>21.71255</text:p>
          </table:table-cell>
          <table:table-cell office:value-type="float" office:value="12.55783" calcext:value-type="float">
            <text:p>12.55783</text:p>
          </table:table-cell>
          <table:table-cell office:value-type="float" office:value="19.4931" calcext:value-type="float">
            <text:p>19.4931</text:p>
          </table:table-cell>
          <table:table-cell office:value-type="float" office:value="13.00833" calcext:value-type="float">
            <text:p>13.00833</text:p>
          </table:table-cell>
          <table:table-cell office:value-type="float" office:value="17.80865" calcext:value-type="float">
            <text:p>17.80865</text:p>
          </table:table-cell>
          <table:table-cell office:value-type="float" office:value="13.44101" calcext:value-type="float">
            <text:p>13.44101</text:p>
          </table:table-cell>
          <table:table-cell office:value-type="float" office:value="16.86517" calcext:value-type="float">
            <text:p>16.86517</text:p>
          </table:table-cell>
          <table:table-cell office:value-type="float" office:value="13.7305" calcext:value-type="float">
            <text:p>13.7305</text:p>
          </table:table-cell>
          <table:table-cell office:value-type="float" office:value="16.15735" calcext:value-type="float">
            <text:p>16.15735</text:p>
          </table:table-cell>
          <table:table-cell office:value-type="float" office:value="14.04248" calcext:value-type="float">
            <text:p>14.04248</text:p>
          </table:table-cell>
          <table:table-cell office:value-type="float" office:value="15.60352" calcext:value-type="float">
            <text:p>15.60352</text:p>
          </table:table-cell>
          <table:table-cell office:value-type="float" office:value="14.28592" calcext:value-type="float">
            <text:p>14.28592</text:p>
          </table:table-cell>
          <table:table-cell office:value-type="float" office:value="14.89111" calcext:value-type="float">
            <text:p>14.89111</text:p>
          </table:table-cell>
          <table:table-cell office:value-type="float" office:value="14.61429" calcext:value-type="float">
            <text:p>14.61429</text:p>
          </table:table-cell>
          <table:table-cell office:value-type="float" office:value="15.00269" calcext:value-type="float">
            <text:p>15.00269</text:p>
          </table:table-cell>
          <table:table-cell office:value-type="float" office:value="14.95911" calcext:value-type="float">
            <text:p>14.95911</text:p>
          </table:table-cell>
          <table:table-cell office:value-type="float" office:value="15.26471" calcext:value-type="float">
            <text:p>15.26471</text:p>
          </table:table-cell>
          <table:table-cell office:value-type="float" office:value="15.2482" calcext:value-type="float">
            <text:p>15.2482</text:p>
          </table:table-cell>
          <table:table-cell office:value-type="float" office:value="15.47852" calcext:value-type="float">
            <text:p>15.47852</text:p>
          </table:table-cell>
          <table:table-cell office:value-type="float" office:value="15.45132" calcext:value-type="float">
            <text:p>15.45132</text:p>
          </table:table-cell>
          <table:table-cell office:value-type="float" office:value="15.6275" calcext:value-type="float">
            <text:p>15.6275</text:p>
          </table:table-cell>
          <table:table-cell office:value-type="float" office:value="15.58258" calcext:value-type="float">
            <text:p>15.58258</text:p>
          </table:table-cell>
          <table:table-cell office:value-type="float" office:value="15.61862" calcext:value-type="float">
            <text:p>15.61862</text:p>
          </table:table-cell>
          <table:table-cell office:value-type="float" office:value="15.565" calcext:value-type="float">
            <text:p>15.565</text:p>
          </table:table-cell>
          <table:table-cell office:value-type="float" office:value="15.41229" calcext:value-type="float">
            <text:p>15.41229</text:p>
          </table:table-cell>
          <table:table-cell office:value-type="float" office:value="15.35806" calcext:value-type="float">
            <text:p>15.35806</text:p>
          </table:table-cell>
          <table:table-cell office:value-type="float" office:value="30.77753" calcext:value-type="float">
            <text:p>30.77753</text:p>
          </table:table-cell>
          <table:table-cell office:value-type="float" office:value="11.87521" calcext:value-type="float">
            <text:p>11.8752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9102004" calcext:value-type="float">
            <text:p>29102004</text:p>
          </table:table-cell>
          <table:table-cell office:value-type="float" office:value="12.03572" calcext:value-type="float">
            <text:p>12.03572</text:p>
          </table:table-cell>
          <table:table-cell office:value-type="float" office:value="25.8" calcext:value-type="float">
            <text:p>25.8</text:p>
          </table:table-cell>
          <table:table-cell office:value-type="float" office:value="9.7" calcext:value-type="float">
            <text:p>9.7</text:p>
          </table:table-cell>
          <table:table-cell office:value-type="float" office:value="1.988709" calcext:value-type="float">
            <text:p>1.988709</text:p>
          </table:table-cell>
          <table:table-cell office:value-type="float" office:value="0.8306969" calcext:value-type="float">
            <text:p>0.8306969</text:p>
          </table:table-cell>
          <table:table-cell office:value-type="float" office:value="699.3361" calcext:value-type="float">
            <text:p>699.3361</text:p>
          </table:table-cell>
          <table:table-cell office:value-type="float" office:value="0" calcext:value-type="float">
            <text:p>0</text:p>
          </table:table-cell>
          <table:table-cell office:value-type="float" office:value="25.82205" calcext:value-type="float">
            <text:p>25.82205</text:p>
          </table:table-cell>
          <table:table-cell office:value-type="float" office:value="12.59494" calcext:value-type="float">
            <text:p>12.59494</text:p>
          </table:table-cell>
          <table:table-cell office:value-type="float" office:value="22.87772" calcext:value-type="float">
            <text:p>22.87772</text:p>
          </table:table-cell>
          <table:table-cell office:value-type="float" office:value="14.67493" calcext:value-type="float">
            <text:p>14.67493</text:p>
          </table:table-cell>
          <table:table-cell office:value-type="float" office:value="20.90997" calcext:value-type="float">
            <text:p>20.90997</text:p>
          </table:table-cell>
          <table:table-cell office:value-type="float" office:value="15.9819" calcext:value-type="float">
            <text:p>15.9819</text:p>
          </table:table-cell>
          <table:table-cell office:value-type="float" office:value="19.2955" calcext:value-type="float">
            <text:p>19.2955</text:p>
          </table:table-cell>
          <table:table-cell office:value-type="float" office:value="16.58295" calcext:value-type="float">
            <text:p>16.58295</text:p>
          </table:table-cell>
          <table:table-cell office:value-type="float" office:value="18.29141" calcext:value-type="float">
            <text:p>18.29141</text:p>
          </table:table-cell>
          <table:table-cell office:value-type="float" office:value="16.38452" calcext:value-type="float">
            <text:p>16.38452</text:p>
          </table:table-cell>
          <table:table-cell office:value-type="float" office:value="17.31409" calcext:value-type="float">
            <text:p>17.31409</text:p>
          </table:table-cell>
          <table:table-cell office:value-type="float" office:value="16.11383" calcext:value-type="float">
            <text:p>16.11383</text:p>
          </table:table-cell>
          <table:table-cell office:value-type="float" office:value="16.61441" calcext:value-type="float">
            <text:p>16.61441</text:p>
          </table:table-cell>
          <table:table-cell office:value-type="float" office:value="15.61514" calcext:value-type="float">
            <text:p>15.61514</text:p>
          </table:table-cell>
          <table:table-cell office:value-type="float" office:value="15.68082" calcext:value-type="float">
            <text:p>15.68082</text:p>
          </table:table-cell>
          <table:table-cell office:value-type="float" office:value="14.90106" calcext:value-type="float">
            <text:p>14.90106</text:p>
          </table:table-cell>
          <table:table-cell office:value-type="float" office:value="15.1597" calcext:value-type="float">
            <text:p>15.1597</text:p>
          </table:table-cell>
          <table:table-cell office:value-type="float" office:value="14.9664" calcext:value-type="float">
            <text:p>14.9664</text:p>
          </table:table-cell>
          <table:table-cell office:value-type="float" office:value="15.25092" calcext:value-type="float">
            <text:p>15.25092</text:p>
          </table:table-cell>
          <table:table-cell office:value-type="float" office:value="15.24356" calcext:value-type="float">
            <text:p>15.24356</text:p>
          </table:table-cell>
          <table:table-cell office:value-type="float" office:value="15.45102" calcext:value-type="float">
            <text:p>15.45102</text:p>
          </table:table-cell>
          <table:table-cell office:value-type="float" office:value="15.42395" calcext:value-type="float">
            <text:p>15.42395</text:p>
          </table:table-cell>
          <table:table-cell office:value-type="float" office:value="15.58212" calcext:value-type="float">
            <text:p>15.58212</text:p>
          </table:table-cell>
          <table:table-cell office:value-type="float" office:value="15.53943" calcext:value-type="float">
            <text:p>15.53943</text:p>
          </table:table-cell>
          <table:table-cell office:value-type="float" office:value="15.56445" calcext:value-type="float">
            <text:p>15.56445</text:p>
          </table:table-cell>
          <table:table-cell office:value-type="float" office:value="15.51233" calcext:value-type="float">
            <text:p>15.51233</text:p>
          </table:table-cell>
          <table:table-cell office:value-type="float" office:value="15.35748" calcext:value-type="float">
            <text:p>15.35748</text:p>
          </table:table-cell>
          <table:table-cell office:value-type="float" office:value="15.30521" calcext:value-type="float">
            <text:p>15.30521</text:p>
          </table:table-cell>
          <table:table-cell office:value-type="float" office:value="31.79706" calcext:value-type="float">
            <text:p>31.79706</text:p>
          </table:table-cell>
          <table:table-cell office:value-type="float" office:value="6.509094" calcext:value-type="float">
            <text:p>6.50909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0102004" calcext:value-type="float">
            <text:p>30102004</text:p>
          </table:table-cell>
          <table:table-cell office:value-type="float" office:value="12.58564" calcext:value-type="float">
            <text:p>12.58564</text:p>
          </table:table-cell>
          <table:table-cell office:value-type="float" office:value="16.34" calcext:value-type="float">
            <text:p>16.34</text:p>
          </table:table-cell>
          <table:table-cell office:value-type="float" office:value="2.27" calcext:value-type="float">
            <text:p>2.27</text:p>
          </table:table-cell>
          <table:table-cell office:value-type="float" office:value="0.8787781" calcext:value-type="float">
            <text:p>0.8787781</text:p>
          </table:table-cell>
          <table:table-cell office:value-type="float" office:value="0.6337194" calcext:value-type="float">
            <text:p>0.6337194</text:p>
          </table:table-cell>
          <table:table-cell office:value-type="float" office:value="496.521" calcext:value-type="float">
            <text:p>496.521</text:p>
          </table:table-cell>
          <table:table-cell office:value-type="float" office:value="0" calcext:value-type="float">
            <text:p>0</text:p>
          </table:table-cell>
          <table:table-cell office:value-type="float" office:value="22.0314" calcext:value-type="float">
            <text:p>22.0314</text:p>
          </table:table-cell>
          <table:table-cell office:value-type="float" office:value="9.514923" calcext:value-type="float">
            <text:p>9.514923</text:p>
          </table:table-cell>
          <table:table-cell office:value-type="float" office:value="19.32214" calcext:value-type="float">
            <text:p>19.32214</text:p>
          </table:table-cell>
          <table:table-cell office:value-type="float" office:value="12.03537" calcext:value-type="float">
            <text:p>12.03537</text:p>
          </table:table-cell>
          <table:table-cell office:value-type="float" office:value="17.97397" calcext:value-type="float">
            <text:p>17.97397</text:p>
          </table:table-cell>
          <table:table-cell office:value-type="float" office:value="13.31448" calcext:value-type="float">
            <text:p>13.31448</text:p>
          </table:table-cell>
          <table:table-cell office:value-type="float" office:value="17.03732" calcext:value-type="float">
            <text:p>17.03732</text:p>
          </table:table-cell>
          <table:table-cell office:value-type="float" office:value="14.32083" calcext:value-type="float">
            <text:p>14.32083</text:p>
          </table:table-cell>
          <table:table-cell office:value-type="float" office:value="16.92719" calcext:value-type="float">
            <text:p>16.92719</text:p>
          </table:table-cell>
          <table:table-cell office:value-type="float" office:value="14.8952" calcext:value-type="float">
            <text:p>14.8952</text:p>
          </table:table-cell>
          <table:table-cell office:value-type="float" office:value="16.99423" calcext:value-type="float">
            <text:p>16.99423</text:p>
          </table:table-cell>
          <table:table-cell office:value-type="float" office:value="15.38589" calcext:value-type="float">
            <text:p>15.38589</text:p>
          </table:table-cell>
          <table:table-cell office:value-type="float" office:value="16.57663" calcext:value-type="float">
            <text:p>16.57663</text:p>
          </table:table-cell>
          <table:table-cell office:value-type="float" office:value="15.56033" calcext:value-type="float">
            <text:p>15.56033</text:p>
          </table:table-cell>
          <table:table-cell office:value-type="float" office:value="15.79233" calcext:value-type="float">
            <text:p>15.79233</text:p>
          </table:table-cell>
          <table:table-cell office:value-type="float" office:value="15.64661" calcext:value-type="float">
            <text:p>15.64661</text:p>
          </table:table-cell>
          <table:table-cell office:value-type="float" office:value="15.37112" calcext:value-type="float">
            <text:p>15.37112</text:p>
          </table:table-cell>
          <table:table-cell office:value-type="float" office:value="15.16284" calcext:value-type="float">
            <text:p>15.16284</text:p>
          </table:table-cell>
          <table:table-cell office:value-type="float" office:value="15.30099" calcext:value-type="float">
            <text:p>15.30099</text:p>
          </table:table-cell>
          <table:table-cell office:value-type="float" office:value="15.25122" calcext:value-type="float">
            <text:p>15.25122</text:p>
          </table:table-cell>
          <table:table-cell office:value-type="float" office:value="15.42371" calcext:value-type="float">
            <text:p>15.42371</text:p>
          </table:table-cell>
          <table:table-cell office:value-type="float" office:value="15.4093" calcext:value-type="float">
            <text:p>15.4093</text:p>
          </table:table-cell>
          <table:table-cell office:value-type="float" office:value="15.539" calcext:value-type="float">
            <text:p>15.539</text:p>
          </table:table-cell>
          <table:table-cell office:value-type="float" office:value="15.49973" calcext:value-type="float">
            <text:p>15.49973</text:p>
          </table:table-cell>
          <table:table-cell office:value-type="float" office:value="15.51181" calcext:value-type="float">
            <text:p>15.51181</text:p>
          </table:table-cell>
          <table:table-cell office:value-type="float" office:value="15.46271" calcext:value-type="float">
            <text:p>15.46271</text:p>
          </table:table-cell>
          <table:table-cell office:value-type="float" office:value="15.30469" calcext:value-type="float">
            <text:p>15.30469</text:p>
          </table:table-cell>
          <table:table-cell office:value-type="float" office:value="15.25357" calcext:value-type="float">
            <text:p>15.25357</text:p>
          </table:table-cell>
          <table:table-cell office:value-type="float" office:value="33.64853" calcext:value-type="float">
            <text:p>33.64853</text:p>
          </table:table-cell>
          <table:table-cell office:value-type="float" office:value="-0.3550415" calcext:value-type="float">
            <text:p>-0.355041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1102004" calcext:value-type="float">
            <text:p>31102004</text:p>
          </table:table-cell>
          <table:table-cell office:value-type="float" office:value="9.902177" calcext:value-type="float">
            <text:p>9.902177</text:p>
          </table:table-cell>
          <table:table-cell office:value-type="float" office:value="18.09" calcext:value-type="float">
            <text:p>18.09</text:p>
          </table:table-cell>
          <table:table-cell office:value-type="float" office:value="-0.64" calcext:value-type="float">
            <text:p>-0.64</text:p>
          </table:table-cell>
          <table:table-cell office:value-type="float" office:value="1.081315" calcext:value-type="float">
            <text:p>1.081315</text:p>
          </table:table-cell>
          <table:table-cell office:value-type="float" office:value="0.5148054" calcext:value-type="float">
            <text:p>0.5148054</text:p>
          </table:table-cell>
          <table:table-cell office:value-type="float" office:value="250.236" calcext:value-type="float">
            <text:p>250.236</text:p>
          </table:table-cell>
          <table:table-cell office:value-type="float" office:value="0" calcext:value-type="float">
            <text:p>0</text:p>
          </table:table-cell>
          <table:table-cell office:value-type="float" office:value="19.88947" calcext:value-type="float">
            <text:p>19.88947</text:p>
          </table:table-cell>
          <table:table-cell office:value-type="float" office:value="6.36026" calcext:value-type="float">
            <text:p>6.36026</text:p>
          </table:table-cell>
          <table:table-cell office:value-type="float" office:value="16.99921" calcext:value-type="float">
            <text:p>16.99921</text:p>
          </table:table-cell>
          <table:table-cell office:value-type="float" office:value="9.037354" calcext:value-type="float">
            <text:p>9.037354</text:p>
          </table:table-cell>
          <table:table-cell office:value-type="float" office:value="15.78497" calcext:value-type="float">
            <text:p>15.78497</text:p>
          </table:table-cell>
          <table:table-cell office:value-type="float" office:value="10.83414" calcext:value-type="float">
            <text:p>10.83414</text:p>
          </table:table-cell>
          <table:table-cell office:value-type="float" office:value="15.19653" calcext:value-type="float">
            <text:p>15.19653</text:p>
          </table:table-cell>
          <table:table-cell office:value-type="float" office:value="12.3248" calcext:value-type="float">
            <text:p>12.3248</text:p>
          </table:table-cell>
          <table:table-cell office:value-type="float" office:value="15.43353" calcext:value-type="float">
            <text:p>15.43353</text:p>
          </table:table-cell>
          <table:table-cell office:value-type="float" office:value="13.23959" calcext:value-type="float">
            <text:p>13.23959</text:p>
          </table:table-cell>
          <table:table-cell office:value-type="float" office:value="15.84293" calcext:value-type="float">
            <text:p>15.84293</text:p>
          </table:table-cell>
          <table:table-cell office:value-type="float" office:value="14.10229" calcext:value-type="float">
            <text:p>14.10229</text:p>
          </table:table-cell>
          <table:table-cell office:value-type="float" office:value="15.85617" calcext:value-type="float">
            <text:p>15.85617</text:p>
          </table:table-cell>
          <table:table-cell office:value-type="float" office:value="14.63995" calcext:value-type="float">
            <text:p>14.63995</text:p>
          </table:table-cell>
          <table:table-cell office:value-type="float" office:value="15.66534" calcext:value-type="float">
            <text:p>15.66534</text:p>
          </table:table-cell>
          <table:table-cell office:value-type="float" office:value="15.18188" calcext:value-type="float">
            <text:p>15.18188</text:p>
          </table:table-cell>
          <table:table-cell office:value-type="float" office:value="15.40646" calcext:value-type="float">
            <text:p>15.40646</text:p>
          </table:table-cell>
          <table:table-cell office:value-type="float" office:value="15.36563" calcext:value-type="float">
            <text:p>15.36563</text:p>
          </table:table-cell>
          <table:table-cell office:value-type="float" office:value="15.34729" calcext:value-type="float">
            <text:p>15.34729</text:p>
          </table:table-cell>
          <table:table-cell office:value-type="float" office:value="15.30154" calcext:value-type="float">
            <text:p>15.30154</text:p>
          </table:table-cell>
          <table:table-cell office:value-type="float" office:value="15.40927" calcext:value-type="float">
            <text:p>15.40927</text:p>
          </table:table-cell>
          <table:table-cell office:value-type="float" office:value="15.40759" calcext:value-type="float">
            <text:p>15.40759</text:p>
          </table:table-cell>
          <table:table-cell office:value-type="float" office:value="15.49933" calcext:value-type="float">
            <text:p>15.49933</text:p>
          </table:table-cell>
          <table:table-cell office:value-type="float" office:value="15.46597" calcext:value-type="float">
            <text:p>15.46597</text:p>
          </table:table-cell>
          <table:table-cell office:value-type="float" office:value="15.46219" calcext:value-type="float">
            <text:p>15.46219</text:p>
          </table:table-cell>
          <table:table-cell office:value-type="float" office:value="15.41537" calcext:value-type="float">
            <text:p>15.41537</text:p>
          </table:table-cell>
          <table:table-cell office:value-type="float" office:value="15.25302" calcext:value-type="float">
            <text:p>15.25302</text:p>
          </table:table-cell>
          <table:table-cell office:value-type="float" office:value="15.2034" calcext:value-type="float">
            <text:p>15.2034</text:p>
          </table:table-cell>
          <table:table-cell office:value-type="float" office:value="34.01822" calcext:value-type="float">
            <text:p>34.01822</text:p>
          </table:table-cell>
          <table:table-cell office:value-type="float" office:value="-3.401459" calcext:value-type="float">
            <text:p>-3.40145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112004" calcext:value-type="float">
            <text:p>1112004</text:p>
          </table:table-cell>
          <table:table-cell office:value-type="float" office:value="1.97712" calcext:value-type="float">
            <text:p>1.97712</text:p>
          </table:table-cell>
          <table:table-cell office:value-type="float" office:value="13.34" calcext:value-type="float">
            <text:p>13.34</text:p>
          </table:table-cell>
          <table:table-cell office:value-type="float" office:value="5.74" calcext:value-type="float">
            <text:p>5.74</text:p>
          </table:table-cell>
          <table:table-cell office:value-type="float" office:value="1.292121" calcext:value-type="float">
            <text:p>1.292121</text:p>
          </table:table-cell>
          <table:table-cell office:value-type="float" office:value="0.8073404" calcext:value-type="float">
            <text:p>0.8073404</text:p>
          </table:table-cell>
          <table:table-cell office:value-type="float" office:value="494.82" calcext:value-type="float">
            <text:p>494.82</text:p>
          </table:table-cell>
          <table:table-cell office:value-type="float" office:value="27" calcext:value-type="float">
            <text:p>27</text:p>
          </table:table-cell>
          <table:table-cell office:value-type="float" office:value="16.21317" calcext:value-type="float">
            <text:p>16.21317</text:p>
          </table:table-cell>
          <table:table-cell office:value-type="float" office:value="5.835358" calcext:value-type="float">
            <text:p>5.835358</text:p>
          </table:table-cell>
          <table:table-cell office:value-type="float" office:value="13.33762" calcext:value-type="float">
            <text:p>13.33762</text:p>
          </table:table-cell>
          <table:table-cell office:value-type="float" office:value="7.769592" calcext:value-type="float">
            <text:p>7.769592</text:p>
          </table:table-cell>
          <table:table-cell office:value-type="float" office:value="13.97055" calcext:value-type="float">
            <text:p>13.97055</text:p>
          </table:table-cell>
          <table:table-cell office:value-type="float" office:value="9.355011" calcext:value-type="float">
            <text:p>9.355011</text:p>
          </table:table-cell>
          <table:table-cell office:value-type="float" office:value="14.42947" calcext:value-type="float">
            <text:p>14.42947</text:p>
          </table:table-cell>
          <table:table-cell office:value-type="float" office:value="10.81772" calcext:value-type="float">
            <text:p>10.81772</text:p>
          </table:table-cell>
          <table:table-cell office:value-type="float" office:value="14.64944" calcext:value-type="float">
            <text:p>14.64944</text:p>
          </table:table-cell>
          <table:table-cell office:value-type="float" office:value="11.86154" calcext:value-type="float">
            <text:p>11.86154</text:p>
          </table:table-cell>
          <table:table-cell office:value-type="float" office:value="14.85406" calcext:value-type="float">
            <text:p>14.85406</text:p>
          </table:table-cell>
          <table:table-cell office:value-type="float" office:value="13.00665" calcext:value-type="float">
            <text:p>13.00665</text:p>
          </table:table-cell>
          <table:table-cell office:value-type="float" office:value="14.98282" calcext:value-type="float">
            <text:p>14.98282</text:p>
          </table:table-cell>
          <table:table-cell office:value-type="float" office:value="13.80206" calcext:value-type="float">
            <text:p>13.80206</text:p>
          </table:table-cell>
          <table:table-cell office:value-type="float" office:value="15.18054" calcext:value-type="float">
            <text:p>15.18054</text:p>
          </table:table-cell>
          <table:table-cell office:value-type="float" office:value="14.71567" calcext:value-type="float">
            <text:p>14.71567</text:p>
          </table:table-cell>
          <table:table-cell office:value-type="float" office:value="15.36462" calcext:value-type="float">
            <text:p>15.36462</text:p>
          </table:table-cell>
          <table:table-cell office:value-type="float" office:value="15.23343" calcext:value-type="float">
            <text:p>15.23343</text:p>
          </table:table-cell>
          <table:table-cell office:value-type="float" office:value="15.35526" calcext:value-type="float">
            <text:p>15.35526</text:p>
          </table:table-cell>
          <table:table-cell office:value-type="float" office:value="15.3475" calcext:value-type="float">
            <text:p>15.3475</text:p>
          </table:table-cell>
          <table:table-cell office:value-type="float" office:value="15.40771" calcext:value-type="float">
            <text:p>15.40771</text:p>
          </table:table-cell>
          <table:table-cell office:value-type="float" office:value="15.40448" calcext:value-type="float">
            <text:p>15.40448</text:p>
          </table:table-cell>
          <table:table-cell office:value-type="float" office:value="15.46567" calcext:value-type="float">
            <text:p>15.46567</text:p>
          </table:table-cell>
          <table:table-cell office:value-type="float" office:value="15.43692" calcext:value-type="float">
            <text:p>15.43692</text:p>
          </table:table-cell>
          <table:table-cell office:value-type="float" office:value="15.41489" calcext:value-type="float">
            <text:p>15.41489</text:p>
          </table:table-cell>
          <table:table-cell office:value-type="float" office:value="15.37033" calcext:value-type="float">
            <text:p>15.37033</text:p>
          </table:table-cell>
          <table:table-cell office:value-type="float" office:value="15.20288" calcext:value-type="float">
            <text:p>15.20288</text:p>
          </table:table-cell>
          <table:table-cell office:value-type="float" office:value="15.15521" calcext:value-type="float">
            <text:p>15.15521</text:p>
          </table:table-cell>
          <table:table-cell office:value-type="float" office:value="12.478" calcext:value-type="float">
            <text:p>12.478</text:p>
          </table:table-cell>
          <table:table-cell office:value-type="float" office:value="3.407715" calcext:value-type="float">
            <text:p>3.40771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112004" calcext:value-type="float">
            <text:p>2112004</text:p>
          </table:table-cell>
          <table:table-cell office:value-type="float" office:value="7.35912" calcext:value-type="float">
            <text:p>7.35912</text:p>
          </table:table-cell>
          <table:table-cell office:value-type="float" office:value="9.91" calcext:value-type="float">
            <text:p>9.91</text:p>
          </table:table-cell>
          <table:table-cell office:value-type="float" office:value="-0.27" calcext:value-type="float">
            <text:p>-0.27</text:p>
          </table:table-cell>
          <table:table-cell office:value-type="float" office:value="0.851626" calcext:value-type="float">
            <text:p>0.851626</text:p>
          </table:table-cell>
          <table:table-cell office:value-type="float" office:value="0.5287209" calcext:value-type="float">
            <text:p>0.5287209</text:p>
          </table:table-cell>
          <table:table-cell office:value-type="float" office:value="329.04" calcext:value-type="float">
            <text:p>329.04</text:p>
          </table:table-cell>
          <table:table-cell office:value-type="float" office:value="0" calcext:value-type="float">
            <text:p>0</text:p>
          </table:table-cell>
          <table:table-cell office:value-type="float" office:value="17.60324" calcext:value-type="float">
            <text:p>17.60324</text:p>
          </table:table-cell>
          <table:table-cell office:value-type="float" office:value="2.093903" calcext:value-type="float">
            <text:p>2.093903</text:p>
          </table:table-cell>
          <table:table-cell office:value-type="float" office:value="14.26917" calcext:value-type="float">
            <text:p>14.26917</text:p>
          </table:table-cell>
          <table:table-cell office:value-type="float" office:value="5.017822" calcext:value-type="float">
            <text:p>5.017822</text:p>
          </table:table-cell>
          <table:table-cell office:value-type="float" office:value="12.88885" calcext:value-type="float">
            <text:p>12.88885</text:p>
          </table:table-cell>
          <table:table-cell office:value-type="float" office:value="7.390472" calcext:value-type="float">
            <text:p>7.390472</text:p>
          </table:table-cell>
          <table:table-cell office:value-type="float" office:value="12.34875" calcext:value-type="float">
            <text:p>12.34875</text:p>
          </table:table-cell>
          <table:table-cell office:value-type="float" office:value="9.201599" calcext:value-type="float">
            <text:p>9.201599</text:p>
          </table:table-cell>
          <table:table-cell office:value-type="float" office:value="12.23856" calcext:value-type="float">
            <text:p>12.23856</text:p>
          </table:table-cell>
          <table:table-cell office:value-type="float" office:value="10.32513" calcext:value-type="float">
            <text:p>10.32513</text:p>
          </table:table-cell>
          <table:table-cell office:value-type="float" office:value="12.97205" calcext:value-type="float">
            <text:p>12.97205</text:p>
          </table:table-cell>
          <table:table-cell office:value-type="float" office:value="11.51263" calcext:value-type="float">
            <text:p>11.51263</text:p>
          </table:table-cell>
          <table:table-cell office:value-type="float" office:value="13.78064" calcext:value-type="float">
            <text:p>13.78064</text:p>
          </table:table-cell>
          <table:table-cell office:value-type="float" office:value="12.53125" calcext:value-type="float">
            <text:p>12.53125</text:p>
          </table:table-cell>
          <table:table-cell office:value-type="float" office:value="14.70718" calcext:value-type="float">
            <text:p>14.70718</text:p>
          </table:table-cell>
          <table:table-cell office:value-type="float" office:value="13.75604" calcext:value-type="float">
            <text:p>13.75604</text:p>
          </table:table-cell>
          <table:table-cell office:value-type="float" office:value="15.2312" calcext:value-type="float">
            <text:p>15.2312</text:p>
          </table:table-cell>
          <table:table-cell office:value-type="float" office:value="14.88443" calcext:value-type="float">
            <text:p>14.88443</text:p>
          </table:table-cell>
          <table:table-cell office:value-type="float" office:value="15.35181" calcext:value-type="float">
            <text:p>15.35181</text:p>
          </table:table-cell>
          <table:table-cell office:value-type="float" office:value="15.2977" calcext:value-type="float">
            <text:p>15.2977</text:p>
          </table:table-cell>
          <table:table-cell office:value-type="float" office:value="15.40442" calcext:value-type="float">
            <text:p>15.40442</text:p>
          </table:table-cell>
          <table:table-cell office:value-type="float" office:value="15.38742" calcext:value-type="float">
            <text:p>15.38742</text:p>
          </table:table-cell>
          <table:table-cell office:value-type="float" office:value="15.43661" calcext:value-type="float">
            <text:p>15.43661</text:p>
          </table:table-cell>
          <table:table-cell office:value-type="float" office:value="15.40948" calcext:value-type="float">
            <text:p>15.40948</text:p>
          </table:table-cell>
          <table:table-cell office:value-type="float" office:value="15.36984" calcext:value-type="float">
            <text:p>15.36984</text:p>
          </table:table-cell>
          <table:table-cell office:value-type="float" office:value="15.32852" calcext:value-type="float">
            <text:p>15.32852</text:p>
          </table:table-cell>
          <table:table-cell office:value-type="float" office:value="15.15472" calcext:value-type="float">
            <text:p>15.15472</text:p>
          </table:table-cell>
          <table:table-cell office:value-type="float" office:value="15.10886" calcext:value-type="float">
            <text:p>15.10886</text:p>
          </table:table-cell>
          <table:table-cell office:value-type="float" office:value="20.69537" calcext:value-type="float">
            <text:p>20.69537</text:p>
          </table:table-cell>
          <table:table-cell office:value-type="float" office:value="-1.166626" calcext:value-type="float">
            <text:p>-1.16662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112004" calcext:value-type="float">
            <text:p>3112004</text:p>
          </table:table-cell>
          <table:table-cell office:value-type="float" office:value="10.47463" calcext:value-type="float">
            <text:p>10.47463</text:p>
          </table:table-cell>
          <table:table-cell office:value-type="float" office:value="9.18" calcext:value-type="float">
            <text:p>9.18</text:p>
          </table:table-cell>
          <table:table-cell office:value-type="float" office:value="-4.35" calcext:value-type="float">
            <text:p>-4.35</text:p>
          </table:table-cell>
          <table:table-cell office:value-type="float" office:value="0.8243408" calcext:value-type="float">
            <text:p>0.8243408</text:p>
          </table:table-cell>
          <table:table-cell office:value-type="float" office:value="0.3924135" calcext:value-type="float">
            <text:p>0.3924135</text:p>
          </table:table-cell>
          <table:table-cell office:value-type="float" office:value="120.06" calcext:value-type="float">
            <text:p>120.06</text:p>
          </table:table-cell>
          <table:table-cell office:value-type="float" office:value="0.1" calcext:value-type="float">
            <text:p>0.1</text:p>
          </table:table-cell>
          <table:table-cell office:value-type="float" office:value="17.74747" calcext:value-type="float">
            <text:p>17.74747</text:p>
          </table:table-cell>
          <table:table-cell office:value-type="float" office:value="-0.8717346" calcext:value-type="float">
            <text:p>-0.8717346</text:p>
          </table:table-cell>
          <table:table-cell office:value-type="float" office:value="13.3028" calcext:value-type="float">
            <text:p>13.3028</text:p>
          </table:table-cell>
          <table:table-cell office:value-type="float" office:value="1.677032" calcext:value-type="float">
            <text:p>1.677032</text:p>
          </table:table-cell>
          <table:table-cell office:value-type="float" office:value="11.3924" calcext:value-type="float">
            <text:p>11.3924</text:p>
          </table:table-cell>
          <table:table-cell office:value-type="float" office:value="3.993256" calcext:value-type="float">
            <text:p>3.993256</text:p>
          </table:table-cell>
          <table:table-cell office:value-type="float" office:value="10.73764" calcext:value-type="float">
            <text:p>10.73764</text:p>
          </table:table-cell>
          <table:table-cell office:value-type="float" office:value="6.11203" calcext:value-type="float">
            <text:p>6.11203</text:p>
          </table:table-cell>
          <table:table-cell office:value-type="float" office:value="10.63278" calcext:value-type="float">
            <text:p>10.63278</text:p>
          </table:table-cell>
          <table:table-cell office:value-type="float" office:value="7.71106" calcext:value-type="float">
            <text:p>7.71106</text:p>
          </table:table-cell>
          <table:table-cell office:value-type="float" office:value="11.89099" calcext:value-type="float">
            <text:p>11.89099</text:p>
          </table:table-cell>
          <table:table-cell office:value-type="float" office:value="9.511322" calcext:value-type="float">
            <text:p>9.511322</text:p>
          </table:table-cell>
          <table:table-cell office:value-type="float" office:value="12.73438" calcext:value-type="float">
            <text:p>12.73438</text:p>
          </table:table-cell>
          <table:table-cell office:value-type="float" office:value="10.95657" calcext:value-type="float">
            <text:p>10.95657</text:p>
          </table:table-cell>
          <table:table-cell office:value-type="float" office:value="13.75082" calcext:value-type="float">
            <text:p>13.75082</text:p>
          </table:table-cell>
          <table:table-cell office:value-type="float" office:value="12.69147" calcext:value-type="float">
            <text:p>12.69147</text:p>
          </table:table-cell>
          <table:table-cell office:value-type="float" office:value="14.88022" calcext:value-type="float">
            <text:p>14.88022</text:p>
          </table:table-cell>
          <table:table-cell office:value-type="float" office:value="14.38147" calcext:value-type="float">
            <text:p>14.38147</text:p>
          </table:table-cell>
          <table:table-cell office:value-type="float" office:value="15.29669" calcext:value-type="float">
            <text:p>15.29669</text:p>
          </table:table-cell>
          <table:table-cell office:value-type="float" office:value="15.16391" calcext:value-type="float">
            <text:p>15.16391</text:p>
          </table:table-cell>
          <table:table-cell office:value-type="float" office:value="15.38712" calcext:value-type="float">
            <text:p>15.38712</text:p>
          </table:table-cell>
          <table:table-cell office:value-type="float" office:value="15.34305" calcext:value-type="float">
            <text:p>15.34305</text:p>
          </table:table-cell>
          <table:table-cell office:value-type="float" office:value="15.40921" calcext:value-type="float">
            <text:p>15.40921</text:p>
          </table:table-cell>
          <table:table-cell office:value-type="float" office:value="15.37836" calcext:value-type="float">
            <text:p>15.37836</text:p>
          </table:table-cell>
          <table:table-cell office:value-type="float" office:value="15.32812" calcext:value-type="float">
            <text:p>15.32812</text:p>
          </table:table-cell>
          <table:table-cell office:value-type="float" office:value="15.28751" calcext:value-type="float">
            <text:p>15.28751</text:p>
          </table:table-cell>
          <table:table-cell office:value-type="float" office:value="15.1084" calcext:value-type="float">
            <text:p>15.1084</text:p>
          </table:table-cell>
          <table:table-cell office:value-type="float" office:value="15.06451" calcext:value-type="float">
            <text:p>15.06451</text:p>
          </table:table-cell>
          <table:table-cell office:value-type="float" office:value="20.63995" calcext:value-type="float">
            <text:p>20.63995</text:p>
          </table:table-cell>
          <table:table-cell office:value-type="float" office:value="-3.69812" calcext:value-type="float">
            <text:p>-3.6981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112004" calcext:value-type="float">
            <text:p>4112004</text:p>
          </table:table-cell>
          <table:table-cell office:value-type="float" office:value="12.20616" calcext:value-type="float">
            <text:p>12.20616</text:p>
          </table:table-cell>
          <table:table-cell office:value-type="float" office:value="11.42" calcext:value-type="float">
            <text:p>11.42</text:p>
          </table:table-cell>
          <table:table-cell office:value-type="float" office:value="-2.44" calcext:value-type="float">
            <text:p>-2.44</text:p>
          </table:table-cell>
          <table:table-cell office:value-type="float" office:value="0.8268052" calcext:value-type="float">
            <text:p>0.8268052</text:p>
          </table:table-cell>
          <table:table-cell office:value-type="float" office:value="0.4516952" calcext:value-type="float">
            <text:p>0.4516952</text:p>
          </table:table-cell>
          <table:table-cell office:value-type="float" office:value="354.348" calcext:value-type="float">
            <text:p>354.348</text:p>
          </table:table-cell>
          <table:table-cell office:value-type="float" office:value="0" calcext:value-type="float">
            <text:p>0</text:p>
          </table:table-cell>
          <table:table-cell office:value-type="float" office:value="21.15414" calcext:value-type="float">
            <text:p>21.15414</text:p>
          </table:table-cell>
          <table:table-cell office:value-type="float" office:value="-0.1280823" calcext:value-type="float">
            <text:p>-0.1280823</text:p>
          </table:table-cell>
          <table:table-cell office:value-type="float" office:value="16.26205" calcext:value-type="float">
            <text:p>16.26205</text:p>
          </table:table-cell>
          <table:table-cell office:value-type="float" office:value="2.229797" calcext:value-type="float">
            <text:p>2.229797</text:p>
          </table:table-cell>
          <table:table-cell office:value-type="float" office:value="13.60541" calcext:value-type="float">
            <text:p>13.60541</text:p>
          </table:table-cell>
          <table:table-cell office:value-type="float" office:value="4.262329" calcext:value-type="float">
            <text:p>4.262329</text:p>
          </table:table-cell>
          <table:table-cell office:value-type="float" office:value="12.13928" calcext:value-type="float">
            <text:p>12.13928</text:p>
          </table:table-cell>
          <table:table-cell office:value-type="float" office:value="6.175659" calcext:value-type="float">
            <text:p>6.175659</text:p>
          </table:table-cell>
          <table:table-cell office:value-type="float" office:value="11.49423" calcext:value-type="float">
            <text:p>11.49423</text:p>
          </table:table-cell>
          <table:table-cell office:value-type="float" office:value="7.566833" calcext:value-type="float">
            <text:p>7.566833</text:p>
          </table:table-cell>
          <table:table-cell office:value-type="float" office:value="11.16833" calcext:value-type="float">
            <text:p>11.16833</text:p>
          </table:table-cell>
          <table:table-cell office:value-type="float" office:value="9.113983" calcext:value-type="float">
            <text:p>9.113983</text:p>
          </table:table-cell>
          <table:table-cell office:value-type="float" office:value="11.46405" calcext:value-type="float">
            <text:p>11.46405</text:p>
          </table:table-cell>
          <table:table-cell office:value-type="float" office:value="10.40012" calcext:value-type="float">
            <text:p>10.40012</text:p>
          </table:table-cell>
          <table:table-cell office:value-type="float" office:value="12.68735" calcext:value-type="float">
            <text:p>12.68735</text:p>
          </table:table-cell>
          <table:table-cell office:value-type="float" office:value="12.10828" calcext:value-type="float">
            <text:p>12.10828</text:p>
          </table:table-cell>
          <table:table-cell office:value-type="float" office:value="14.37585" calcext:value-type="float">
            <text:p>14.37585</text:p>
          </table:table-cell>
          <table:table-cell office:value-type="float" office:value="13.86078" calcext:value-type="float">
            <text:p>13.86078</text:p>
          </table:table-cell>
          <table:table-cell office:value-type="float" office:value="15.16208" calcext:value-type="float">
            <text:p>15.16208</text:p>
          </table:table-cell>
          <table:table-cell office:value-type="float" office:value="14.95728" calcext:value-type="float">
            <text:p>14.95728</text:p>
          </table:table-cell>
          <table:table-cell office:value-type="float" office:value="15.34241" calcext:value-type="float">
            <text:p>15.34241</text:p>
          </table:table-cell>
          <table:table-cell office:value-type="float" office:value="15.26273" calcext:value-type="float">
            <text:p>15.26273</text:p>
          </table:table-cell>
          <table:table-cell office:value-type="float" office:value="15.37799" calcext:value-type="float">
            <text:p>15.37799</text:p>
          </table:table-cell>
          <table:table-cell office:value-type="float" office:value="15.3378" calcext:value-type="float">
            <text:p>15.3378</text:p>
          </table:table-cell>
          <table:table-cell office:value-type="float" office:value="15.28711" calcext:value-type="float">
            <text:p>15.28711</text:p>
          </table:table-cell>
          <table:table-cell office:value-type="float" office:value="15.24802" calcext:value-type="float">
            <text:p>15.24802</text:p>
          </table:table-cell>
          <table:table-cell office:value-type="float" office:value="15.06406" calcext:value-type="float">
            <text:p>15.06406</text:p>
          </table:table-cell>
          <table:table-cell office:value-type="float" office:value="15.02206" calcext:value-type="float">
            <text:p>15.02206</text:p>
          </table:table-cell>
          <table:table-cell office:value-type="float" office:value="24.86087" calcext:value-type="float">
            <text:p>24.86087</text:p>
          </table:table-cell>
          <table:table-cell office:value-type="float" office:value="-2.801941" calcext:value-type="float">
            <text:p>-2.80194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112004" calcext:value-type="float">
            <text:p>5112004</text:p>
          </table:table-cell>
          <table:table-cell office:value-type="float" office:value="11.7096" calcext:value-type="float">
            <text:p>11.7096</text:p>
          </table:table-cell>
          <table:table-cell office:value-type="float" office:value="19.69" calcext:value-type="float">
            <text:p>19.69</text:p>
          </table:table-cell>
          <table:table-cell office:value-type="float" office:value="-3.46" calcext:value-type="float">
            <text:p>-3.46</text:p>
          </table:table-cell>
          <table:table-cell office:value-type="float" office:value="0.9195842" calcext:value-type="float">
            <text:p>0.9195842</text:p>
          </table:table-cell>
          <table:table-cell office:value-type="float" office:value="0.4191057" calcext:value-type="float">
            <text:p>0.4191057</text:p>
          </table:table-cell>
          <table:table-cell office:value-type="float" office:value="296.28" calcext:value-type="float">
            <text:p>296.28</text:p>
          </table:table-cell>
          <table:table-cell office:value-type="float" office:value="0" calcext:value-type="float">
            <text:p>0</text:p>
          </table:table-cell>
          <table:table-cell office:value-type="float" office:value="22.76254" calcext:value-type="float">
            <text:p>22.76254</text:p>
          </table:table-cell>
          <table:table-cell office:value-type="float" office:value="-0.5355835" calcext:value-type="float">
            <text:p>-0.5355835</text:p>
          </table:table-cell>
          <table:table-cell office:value-type="float" office:value="17.07275" calcext:value-type="float">
            <text:p>17.07275</text:p>
          </table:table-cell>
          <table:table-cell office:value-type="float" office:value="1.791473" calcext:value-type="float">
            <text:p>1.791473</text:p>
          </table:table-cell>
          <table:table-cell office:value-type="float" office:value="14.21841" calcext:value-type="float">
            <text:p>14.21841</text:p>
          </table:table-cell>
          <table:table-cell office:value-type="float" office:value="3.849731" calcext:value-type="float">
            <text:p>3.849731</text:p>
          </table:table-cell>
          <table:table-cell office:value-type="float" office:value="12.54865" calcext:value-type="float">
            <text:p>12.54865</text:p>
          </table:table-cell>
          <table:table-cell office:value-type="float" office:value="5.831848" calcext:value-type="float">
            <text:p>5.831848</text:p>
          </table:table-cell>
          <table:table-cell office:value-type="float" office:value="11.75397" calcext:value-type="float">
            <text:p>11.75397</text:p>
          </table:table-cell>
          <table:table-cell office:value-type="float" office:value="7.25119" calcext:value-type="float">
            <text:p>7.25119</text:p>
          </table:table-cell>
          <table:table-cell office:value-type="float" office:value="11.32834" calcext:value-type="float">
            <text:p>11.32834</text:p>
          </table:table-cell>
          <table:table-cell office:value-type="float" office:value="8.822876" calcext:value-type="float">
            <text:p>8.822876</text:p>
          </table:table-cell>
          <table:table-cell office:value-type="float" office:value="11.42542" calcext:value-type="float">
            <text:p>11.42542</text:p>
          </table:table-cell>
          <table:table-cell office:value-type="float" office:value="10.07922" calcext:value-type="float">
            <text:p>10.07922</text:p>
          </table:table-cell>
          <table:table-cell office:value-type="float" office:value="12.17093" calcext:value-type="float">
            <text:p>12.17093</text:p>
          </table:table-cell>
          <table:table-cell office:value-type="float" office:value="11.72824" calcext:value-type="float">
            <text:p>11.72824</text:p>
          </table:table-cell>
          <table:table-cell office:value-type="float" office:value="13.85638" calcext:value-type="float">
            <text:p>13.85638</text:p>
          </table:table-cell>
          <table:table-cell office:value-type="float" office:value="13.45898" calcext:value-type="float">
            <text:p>13.45898</text:p>
          </table:table-cell>
          <table:table-cell office:value-type="float" office:value="14.95483" calcext:value-type="float">
            <text:p>14.95483</text:p>
          </table:table-cell>
          <table:table-cell office:value-type="float" office:value="14.7222" calcext:value-type="float">
            <text:p>14.7222</text:p>
          </table:table-cell>
          <table:table-cell office:value-type="float" office:value="15.26169" calcext:value-type="float">
            <text:p>15.26169</text:p>
          </table:table-cell>
          <table:table-cell office:value-type="float" office:value="15.14999" calcext:value-type="float">
            <text:p>15.14999</text:p>
          </table:table-cell>
          <table:table-cell office:value-type="float" office:value="15.33728" calcext:value-type="float">
            <text:p>15.33728</text:p>
          </table:table-cell>
          <table:table-cell office:value-type="float" office:value="15.284" calcext:value-type="float">
            <text:p>15.284</text:p>
          </table:table-cell>
          <table:table-cell office:value-type="float" office:value="15.24759" calcext:value-type="float">
            <text:p>15.24759</text:p>
          </table:table-cell>
          <table:table-cell office:value-type="float" office:value="15.20657" calcext:value-type="float">
            <text:p>15.20657</text:p>
          </table:table-cell>
          <table:table-cell office:value-type="float" office:value="15.02164" calcext:value-type="float">
            <text:p>15.02164</text:p>
          </table:table-cell>
          <table:table-cell office:value-type="float" office:value="14.98102" calcext:value-type="float">
            <text:p>14.98102</text:p>
          </table:table-cell>
          <table:table-cell office:value-type="float" office:value="27.5065" calcext:value-type="float">
            <text:p>27.5065</text:p>
          </table:table-cell>
          <table:table-cell office:value-type="float" office:value="-3.469513" calcext:value-type="float">
            <text:p>-3.46951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112004" calcext:value-type="float">
            <text:p>6112004</text:p>
          </table:table-cell>
          <table:table-cell office:value-type="float" office:value="11.55644" calcext:value-type="float">
            <text:p>11.55644</text:p>
          </table:table-cell>
          <table:table-cell office:value-type="float" office:value="24.95" calcext:value-type="float">
            <text:p>24.95</text:p>
          </table:table-cell>
          <table:table-cell office:value-type="float" office:value="1.09" calcext:value-type="float">
            <text:p>1.09</text:p>
          </table:table-cell>
          <table:table-cell office:value-type="float" office:value="0.9219067" calcext:value-type="float">
            <text:p>0.9219067</text:p>
          </table:table-cell>
          <table:table-cell office:value-type="float" office:value="0.5828143" calcext:value-type="float">
            <text:p>0.5828143</text:p>
          </table:table-cell>
          <table:table-cell office:value-type="float" office:value="223.884" calcext:value-type="float">
            <text:p>223.884</text:p>
          </table:table-cell>
          <table:table-cell office:value-type="float" office:value="0" calcext:value-type="float">
            <text:p>0</text:p>
          </table:table-cell>
          <table:table-cell office:value-type="float" office:value="25.40881" calcext:value-type="float">
            <text:p>25.40881</text:p>
          </table:table-cell>
          <table:table-cell office:value-type="float" office:value="1.887054" calcext:value-type="float">
            <text:p>1.887054</text:p>
          </table:table-cell>
          <table:table-cell office:value-type="float" office:value="19.41104" calcext:value-type="float">
            <text:p>19.41104</text:p>
          </table:table-cell>
          <table:table-cell office:value-type="float" office:value="4.262421" calcext:value-type="float">
            <text:p>4.262421</text:p>
          </table:table-cell>
          <table:table-cell office:value-type="float" office:value="16.26138" calcext:value-type="float">
            <text:p>16.26138</text:p>
          </table:table-cell>
          <table:table-cell office:value-type="float" office:value="6.282135" calcext:value-type="float">
            <text:p>6.282135</text:p>
          </table:table-cell>
          <table:table-cell office:value-type="float" office:value="14.2623" calcext:value-type="float">
            <text:p>14.2623</text:p>
          </table:table-cell>
          <table:table-cell office:value-type="float" office:value="7.902344" calcext:value-type="float">
            <text:p>7.902344</text:p>
          </table:table-cell>
          <table:table-cell office:value-type="float" office:value="13.21152" calcext:value-type="float">
            <text:p>13.21152</text:p>
          </table:table-cell>
          <table:table-cell office:value-type="float" office:value="8.944366" calcext:value-type="float">
            <text:p>8.944366</text:p>
          </table:table-cell>
          <table:table-cell office:value-type="float" office:value="12.43539" calcext:value-type="float">
            <text:p>12.43539</text:p>
          </table:table-cell>
          <table:table-cell office:value-type="float" office:value="10.03793" calcext:value-type="float">
            <text:p>10.03793</text:p>
          </table:table-cell>
          <table:table-cell office:value-type="float" office:value="12.21353" calcext:value-type="float">
            <text:p>12.21353</text:p>
          </table:table-cell>
          <table:table-cell office:value-type="float" office:value="10.8237" calcext:value-type="float">
            <text:p>10.8237</text:p>
          </table:table-cell>
          <table:table-cell office:value-type="float" office:value="12.10666" calcext:value-type="float">
            <text:p>12.10666</text:p>
          </table:table-cell>
          <table:table-cell office:value-type="float" office:value="11.83975" calcext:value-type="float">
            <text:p>11.83975</text:p>
          </table:table-cell>
          <table:table-cell office:value-type="float" office:value="13.45569" calcext:value-type="float">
            <text:p>13.45569</text:p>
          </table:table-cell>
          <table:table-cell office:value-type="float" office:value="13.24774" calcext:value-type="float">
            <text:p>13.24774</text:p>
          </table:table-cell>
          <table:table-cell office:value-type="float" office:value="14.7197" calcext:value-type="float">
            <text:p>14.7197</text:p>
          </table:table-cell>
          <table:table-cell office:value-type="float" office:value="14.49713" calcext:value-type="float">
            <text:p>14.49713</text:p>
          </table:table-cell>
          <table:table-cell office:value-type="float" office:value="15.14868" calcext:value-type="float">
            <text:p>15.14868</text:p>
          </table:table-cell>
          <table:table-cell office:value-type="float" office:value="15.01782" calcext:value-type="float">
            <text:p>15.01782</text:p>
          </table:table-cell>
          <table:table-cell office:value-type="float" office:value="15.28336" calcext:value-type="float">
            <text:p>15.28336</text:p>
          </table:table-cell>
          <table:table-cell office:value-type="float" office:value="15.21619" calcext:value-type="float">
            <text:p>15.21619</text:p>
          </table:table-cell>
          <table:table-cell office:value-type="float" office:value="15.20615" calcext:value-type="float">
            <text:p>15.20615</text:p>
          </table:table-cell>
          <table:table-cell office:value-type="float" office:value="15.16129" calcext:value-type="float">
            <text:p>15.16129</text:p>
          </table:table-cell>
          <table:table-cell office:value-type="float" office:value="14.98059" calcext:value-type="float">
            <text:p>14.98059</text:p>
          </table:table-cell>
          <table:table-cell office:value-type="float" office:value="14.94009" calcext:value-type="float">
            <text:p>14.94009</text:p>
          </table:table-cell>
          <table:table-cell office:value-type="float" office:value="29.22919" calcext:value-type="float">
            <text:p>29.22919</text:p>
          </table:table-cell>
          <table:table-cell office:value-type="float" office:value="-1.146362" calcext:value-type="float">
            <text:p>-1.14636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7112004" calcext:value-type="float">
            <text:p>7112004</text:p>
          </table:table-cell>
          <table:table-cell office:value-type="float" office:value="11.32875" calcext:value-type="float">
            <text:p>11.32875</text:p>
          </table:table-cell>
          <table:table-cell office:value-type="float" office:value="14.37" calcext:value-type="float">
            <text:p>14.37</text:p>
          </table:table-cell>
          <table:table-cell office:value-type="float" office:value="1.5" calcext:value-type="float">
            <text:p>1.5</text:p>
          </table:table-cell>
          <table:table-cell office:value-type="float" office:value="0.8648685" calcext:value-type="float">
            <text:p>0.8648685</text:p>
          </table:table-cell>
          <table:table-cell office:value-type="float" office:value="0.6000699" calcext:value-type="float">
            <text:p>0.6000699</text:p>
          </table:table-cell>
          <table:table-cell office:value-type="float" office:value="283.176" calcext:value-type="float">
            <text:p>283.176</text:p>
          </table:table-cell>
          <table:table-cell office:value-type="float" office:value="0" calcext:value-type="float">
            <text:p>0</text:p>
          </table:table-cell>
          <table:table-cell office:value-type="float" office:value="22.40973" calcext:value-type="float">
            <text:p>22.40973</text:p>
          </table:table-cell>
          <table:table-cell office:value-type="float" office:value="3.390625" calcext:value-type="float">
            <text:p>3.390625</text:p>
          </table:table-cell>
          <table:table-cell office:value-type="float" office:value="17.30923" calcext:value-type="float">
            <text:p>17.30923</text:p>
          </table:table-cell>
          <table:table-cell office:value-type="float" office:value="6.327911" calcext:value-type="float">
            <text:p>6.327911</text:p>
          </table:table-cell>
          <table:table-cell office:value-type="float" office:value="15.07309" calcext:value-type="float">
            <text:p>15.07309</text:p>
          </table:table-cell>
          <table:table-cell office:value-type="float" office:value="8.129089" calcext:value-type="float">
            <text:p>8.129089</text:p>
          </table:table-cell>
          <table:table-cell office:value-type="float" office:value="13.6723" calcext:value-type="float">
            <text:p>13.6723</text:p>
          </table:table-cell>
          <table:table-cell office:value-type="float" office:value="9.451874" calcext:value-type="float">
            <text:p>9.451874</text:p>
          </table:table-cell>
          <table:table-cell office:value-type="float" office:value="12.97086" calcext:value-type="float">
            <text:p>12.97086</text:p>
          </table:table-cell>
          <table:table-cell office:value-type="float" office:value="10.25174" calcext:value-type="float">
            <text:p>10.25174</text:p>
          </table:table-cell>
          <table:table-cell office:value-type="float" office:value="12.43268" calcext:value-type="float">
            <text:p>12.43268</text:p>
          </table:table-cell>
          <table:table-cell office:value-type="float" office:value="11.0639" calcext:value-type="float">
            <text:p>11.0639</text:p>
          </table:table-cell>
          <table:table-cell office:value-type="float" office:value="12.32892" calcext:value-type="float">
            <text:p>12.32892</text:p>
          </table:table-cell>
          <table:table-cell office:value-type="float" office:value="11.58984" calcext:value-type="float">
            <text:p>11.58984</text:p>
          </table:table-cell>
          <table:table-cell office:value-type="float" office:value="12.40527" calcext:value-type="float">
            <text:p>12.40527</text:p>
          </table:table-cell>
          <table:table-cell office:value-type="float" office:value="12.11624" calcext:value-type="float">
            <text:p>12.11624</text:p>
          </table:table-cell>
          <table:table-cell office:value-type="float" office:value="13.24689" calcext:value-type="float">
            <text:p>13.24689</text:p>
          </table:table-cell>
          <table:table-cell office:value-type="float" office:value="13.22623" calcext:value-type="float">
            <text:p>13.22623</text:p>
          </table:table-cell>
          <table:table-cell office:value-type="float" office:value="14.49496" calcext:value-type="float">
            <text:p>14.49496</text:p>
          </table:table-cell>
          <table:table-cell office:value-type="float" office:value="14.323" calcext:value-type="float">
            <text:p>14.323</text:p>
          </table:table-cell>
          <table:table-cell office:value-type="float" office:value="15.01636" calcext:value-type="float">
            <text:p>15.01636</text:p>
          </table:table-cell>
          <table:table-cell office:value-type="float" office:value="14.88385" calcext:value-type="float">
            <text:p>14.88385</text:p>
          </table:table-cell>
          <table:table-cell office:value-type="float" office:value="15.21542" calcext:value-type="float">
            <text:p>15.21542</text:p>
          </table:table-cell>
          <table:table-cell office:value-type="float" office:value="15.13699" calcext:value-type="float">
            <text:p>15.13699</text:p>
          </table:table-cell>
          <table:table-cell office:value-type="float" office:value="15.16077" calcext:value-type="float">
            <text:p>15.16077</text:p>
          </table:table-cell>
          <table:table-cell office:value-type="float" office:value="15.1113" calcext:value-type="float">
            <text:p>15.1113</text:p>
          </table:table-cell>
          <table:table-cell office:value-type="float" office:value="14.93967" calcext:value-type="float">
            <text:p>14.93967</text:p>
          </table:table-cell>
          <table:table-cell office:value-type="float" office:value="14.89856" calcext:value-type="float">
            <text:p>14.89856</text:p>
          </table:table-cell>
          <table:table-cell office:value-type="float" office:value="26.04913" calcext:value-type="float">
            <text:p>26.04913</text:p>
          </table:table-cell>
          <table:table-cell office:value-type="float" office:value="-1.28653" calcext:value-type="float">
            <text:p>-1.2865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8112004" calcext:value-type="float">
            <text:p>8112004</text:p>
          </table:table-cell>
          <table:table-cell office:value-type="float" office:value="10.79779" calcext:value-type="float">
            <text:p>10.79779</text:p>
          </table:table-cell>
          <table:table-cell office:value-type="float" office:value="14.51" calcext:value-type="float">
            <text:p>14.51</text:p>
          </table:table-cell>
          <table:table-cell office:value-type="float" office:value="0.06" calcext:value-type="float">
            <text:p>0.06</text:p>
          </table:table-cell>
          <table:table-cell office:value-type="float" office:value="0.810747" calcext:value-type="float">
            <text:p>0.810747</text:p>
          </table:table-cell>
          <table:table-cell office:value-type="float" office:value="0.5414142" calcext:value-type="float">
            <text:p>0.5414142</text:p>
          </table:table-cell>
          <table:table-cell office:value-type="float" office:value="320.508" calcext:value-type="float">
            <text:p>320.508</text:p>
          </table:table-cell>
          <table:table-cell office:value-type="float" office:value="0" calcext:value-type="float">
            <text:p>0</text:p>
          </table:table-cell>
          <table:table-cell office:value-type="float" office:value="22.30795" calcext:value-type="float">
            <text:p>22.30795</text:p>
          </table:table-cell>
          <table:table-cell office:value-type="float" office:value="0.7918091" calcext:value-type="float">
            <text:p>0.7918091</text:p>
          </table:table-cell>
          <table:table-cell office:value-type="float" office:value="16.21475" calcext:value-type="float">
            <text:p>16.21475</text:p>
          </table:table-cell>
          <table:table-cell office:value-type="float" office:value="4.095184" calcext:value-type="float">
            <text:p>4.095184</text:p>
          </table:table-cell>
          <table:table-cell office:value-type="float" office:value="14.12256" calcext:value-type="float">
            <text:p>14.12256</text:p>
          </table:table-cell>
          <table:table-cell office:value-type="float" office:value="6.237671" calcext:value-type="float">
            <text:p>6.237671</text:p>
          </table:table-cell>
          <table:table-cell office:value-type="float" office:value="12.82773" calcext:value-type="float">
            <text:p>12.82773</text:p>
          </table:table-cell>
          <table:table-cell office:value-type="float" office:value="8.004272" calcext:value-type="float">
            <text:p>8.004272</text:p>
          </table:table-cell>
          <table:table-cell office:value-type="float" office:value="12.23932" calcext:value-type="float">
            <text:p>12.23932</text:p>
          </table:table-cell>
          <table:table-cell office:value-type="float" office:value="9.144135" calcext:value-type="float">
            <text:p>9.144135</text:p>
          </table:table-cell>
          <table:table-cell office:value-type="float" office:value="12.09793" calcext:value-type="float">
            <text:p>12.09793</text:p>
          </table:table-cell>
          <table:table-cell office:value-type="float" office:value="10.32672" calcext:value-type="float">
            <text:p>10.32672</text:p>
          </table:table-cell>
          <table:table-cell office:value-type="float" office:value="12.29529" calcext:value-type="float">
            <text:p>12.29529</text:p>
          </table:table-cell>
          <table:table-cell office:value-type="float" office:value="11.15405" calcext:value-type="float">
            <text:p>11.15405</text:p>
          </table:table-cell>
          <table:table-cell office:value-type="float" office:value="12.44574" calcext:value-type="float">
            <text:p>12.44574</text:p>
          </table:table-cell>
          <table:table-cell office:value-type="float" office:value="12.1669" calcext:value-type="float">
            <text:p>12.1669</text:p>
          </table:table-cell>
          <table:table-cell office:value-type="float" office:value="13.23444" calcext:value-type="float">
            <text:p>13.23444</text:p>
          </table:table-cell>
          <table:table-cell office:value-type="float" office:value="13.17911" calcext:value-type="float">
            <text:p>13.17911</text:p>
          </table:table-cell>
          <table:table-cell office:value-type="float" office:value="14.32144" calcext:value-type="float">
            <text:p>14.32144</text:p>
          </table:table-cell>
          <table:table-cell office:value-type="float" office:value="14.1954" calcext:value-type="float">
            <text:p>14.1954</text:p>
          </table:table-cell>
          <table:table-cell office:value-type="float" office:value="14.88251" calcext:value-type="float">
            <text:p>14.88251</text:p>
          </table:table-cell>
          <table:table-cell office:value-type="float" office:value="14.76236" calcext:value-type="float">
            <text:p>14.76236</text:p>
          </table:table-cell>
          <table:table-cell office:value-type="float" office:value="15.13611" calcext:value-type="float">
            <text:p>15.13611</text:p>
          </table:table-cell>
          <table:table-cell office:value-type="float" office:value="15.05154" calcext:value-type="float">
            <text:p>15.05154</text:p>
          </table:table-cell>
          <table:table-cell office:value-type="float" office:value="15.11075" calcext:value-type="float">
            <text:p>15.11075</text:p>
          </table:table-cell>
          <table:table-cell office:value-type="float" office:value="15.05276" calcext:value-type="float">
            <text:p>15.05276</text:p>
          </table:table-cell>
          <table:table-cell office:value-type="float" office:value="14.8981" calcext:value-type="float">
            <text:p>14.8981</text:p>
          </table:table-cell>
          <table:table-cell office:value-type="float" office:value="14.85468" calcext:value-type="float">
            <text:p>14.85468</text:p>
          </table:table-cell>
          <table:table-cell office:value-type="float" office:value="32.55164" calcext:value-type="float">
            <text:p>32.55164</text:p>
          </table:table-cell>
          <table:table-cell office:value-type="float" office:value="-3.608398" calcext:value-type="float">
            <text:p>-3.60839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9112004" calcext:value-type="float">
            <text:p>9112004</text:p>
          </table:table-cell>
          <table:table-cell office:value-type="float" office:value="9.370306" calcext:value-type="float">
            <text:p>9.370306</text:p>
          </table:table-cell>
          <table:table-cell office:value-type="float" office:value="20.49" calcext:value-type="float">
            <text:p>20.49</text:p>
          </table:table-cell>
          <table:table-cell office:value-type="float" office:value="3.99" calcext:value-type="float">
            <text:p>3.99</text:p>
          </table:table-cell>
          <table:table-cell office:value-type="float" office:value="1.161687" calcext:value-type="float">
            <text:p>1.161687</text:p>
          </table:table-cell>
          <table:table-cell office:value-type="float" office:value="0.715075" calcext:value-type="float">
            <text:p>0.715075</text:p>
          </table:table-cell>
          <table:table-cell office:value-type="float" office:value="478.26" calcext:value-type="float">
            <text:p>478.26</text:p>
          </table:table-cell>
          <table:table-cell office:value-type="float" office:value="0" calcext:value-type="float">
            <text:p>0</text:p>
          </table:table-cell>
          <table:table-cell office:value-type="float" office:value="27.98291" calcext:value-type="float">
            <text:p>27.98291</text:p>
          </table:table-cell>
          <table:table-cell office:value-type="float" office:value="4.555939" calcext:value-type="float">
            <text:p>4.555939</text:p>
          </table:table-cell>
          <table:table-cell office:value-type="float" office:value="19.43326" calcext:value-type="float">
            <text:p>19.43326</text:p>
          </table:table-cell>
          <table:table-cell office:value-type="float" office:value="6.793884" calcext:value-type="float">
            <text:p>6.793884</text:p>
          </table:table-cell>
          <table:table-cell office:value-type="float" office:value="16.26746" calcext:value-type="float">
            <text:p>16.26746</text:p>
          </table:table-cell>
          <table:table-cell office:value-type="float" office:value="8.070343" calcext:value-type="float">
            <text:p>8.070343</text:p>
          </table:table-cell>
          <table:table-cell office:value-type="float" office:value="14.53302" calcext:value-type="float">
            <text:p>14.53302</text:p>
          </table:table-cell>
          <table:table-cell office:value-type="float" office:value="9.224121" calcext:value-type="float">
            <text:p>9.224121</text:p>
          </table:table-cell>
          <table:table-cell office:value-type="float" office:value="13.64081" calcext:value-type="float">
            <text:p>13.64081</text:p>
          </table:table-cell>
          <table:table-cell office:value-type="float" office:value="9.976929" calcext:value-type="float">
            <text:p>9.976929</text:p>
          </table:table-cell>
          <table:table-cell office:value-type="float" office:value="13.00757" calcext:value-type="float">
            <text:p>13.00757</text:p>
          </table:table-cell>
          <table:table-cell office:value-type="float" office:value="10.78134" calcext:value-type="float">
            <text:p>10.78134</text:p>
          </table:table-cell>
          <table:table-cell office:value-type="float" office:value="12.67236" calcext:value-type="float">
            <text:p>12.67236</text:p>
          </table:table-cell>
          <table:table-cell office:value-type="float" office:value="11.37503" calcext:value-type="float">
            <text:p>11.37503</text:p>
          </table:table-cell>
          <table:table-cell office:value-type="float" office:value="12.37228" calcext:value-type="float">
            <text:p>12.37228</text:p>
          </table:table-cell>
          <table:table-cell office:value-type="float" office:value="12.1561" calcext:value-type="float">
            <text:p>12.1561</text:p>
          </table:table-cell>
          <table:table-cell office:value-type="float" office:value="13.17828" calcext:value-type="float">
            <text:p>13.17828</text:p>
          </table:table-cell>
          <table:table-cell office:value-type="float" office:value="13.11227" calcext:value-type="float">
            <text:p>13.11227</text:p>
          </table:table-cell>
          <table:table-cell office:value-type="float" office:value="14.19415" calcext:value-type="float">
            <text:p>14.19415</text:p>
          </table:table-cell>
          <table:table-cell office:value-type="float" office:value="14.0824" calcext:value-type="float">
            <text:p>14.0824</text:p>
          </table:table-cell>
          <table:table-cell office:value-type="float" office:value="14.76114" calcext:value-type="float">
            <text:p>14.76114</text:p>
          </table:table-cell>
          <table:table-cell office:value-type="float" office:value="14.65192" calcext:value-type="float">
            <text:p>14.65192</text:p>
          </table:table-cell>
          <table:table-cell office:value-type="float" office:value="15.05066" calcext:value-type="float">
            <text:p>15.05066</text:p>
          </table:table-cell>
          <table:table-cell office:value-type="float" office:value="14.96487" calcext:value-type="float">
            <text:p>14.96487</text:p>
          </table:table-cell>
          <table:table-cell office:value-type="float" office:value="15.05222" calcext:value-type="float">
            <text:p>15.05222</text:p>
          </table:table-cell>
          <table:table-cell office:value-type="float" office:value="14.99561" calcext:value-type="float">
            <text:p>14.99561</text:p>
          </table:table-cell>
          <table:table-cell office:value-type="float" office:value="14.85419" calcext:value-type="float">
            <text:p>14.85419</text:p>
          </table:table-cell>
          <table:table-cell office:value-type="float" office:value="14.80838" calcext:value-type="float">
            <text:p>14.80838</text:p>
          </table:table-cell>
          <table:table-cell office:value-type="float" office:value="39.25394" calcext:value-type="float">
            <text:p>39.25394</text:p>
          </table:table-cell>
          <table:table-cell office:value-type="float" office:value="0.5314941" calcext:value-type="float">
            <text:p>0.531494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0112004" calcext:value-type="float">
            <text:p>10112004</text:p>
          </table:table-cell>
          <table:table-cell office:value-type="float" office:value="2.41236" calcext:value-type="float">
            <text:p>2.41236</text:p>
          </table:table-cell>
          <table:table-cell office:value-type="float" office:value="13.11" calcext:value-type="float">
            <text:p>13.11</text:p>
          </table:table-cell>
          <table:table-cell office:value-type="float" office:value="2.16" calcext:value-type="float">
            <text:p>2.16</text:p>
          </table:table-cell>
          <table:table-cell office:value-type="float" office:value="0.9934862" calcext:value-type="float">
            <text:p>0.9934862</text:p>
          </table:table-cell>
          <table:table-cell office:value-type="float" office:value="0.6288114" calcext:value-type="float">
            <text:p>0.6288114</text:p>
          </table:table-cell>
          <table:table-cell office:value-type="float" office:value="411.408" calcext:value-type="float">
            <text:p>411.408</text:p>
          </table:table-cell>
          <table:table-cell office:value-type="float" office:value="23.2" calcext:value-type="float">
            <text:p>23.2</text:p>
          </table:table-cell>
          <table:table-cell office:value-type="float" office:value="16.16559" calcext:value-type="float">
            <text:p>16.16559</text:p>
          </table:table-cell>
          <table:table-cell office:value-type="float" office:value="2.680756" calcext:value-type="float">
            <text:p>2.680756</text:p>
          </table:table-cell>
          <table:table-cell office:value-type="float" office:value="12.7822" calcext:value-type="float">
            <text:p>12.7822</text:p>
          </table:table-cell>
          <table:table-cell office:value-type="float" office:value="4.85675" calcext:value-type="float">
            <text:p>4.85675</text:p>
          </table:table-cell>
          <table:table-cell office:value-type="float" office:value="13.06152" calcext:value-type="float">
            <text:p>13.06152</text:p>
          </table:table-cell>
          <table:table-cell office:value-type="float" office:value="6.731079" calcext:value-type="float">
            <text:p>6.731079</text:p>
          </table:table-cell>
          <table:table-cell office:value-type="float" office:value="13.32977" calcext:value-type="float">
            <text:p>13.32977</text:p>
          </table:table-cell>
          <table:table-cell office:value-type="float" office:value="8.649506" calcext:value-type="float">
            <text:p>8.649506</text:p>
          </table:table-cell>
          <table:table-cell office:value-type="float" office:value="13.24213" calcext:value-type="float">
            <text:p>13.24213</text:p>
          </table:table-cell>
          <table:table-cell office:value-type="float" office:value="9.908691" calcext:value-type="float">
            <text:p>9.908691</text:p>
          </table:table-cell>
          <table:table-cell office:value-type="float" office:value="13.004" calcext:value-type="float">
            <text:p>13.004</text:p>
          </table:table-cell>
          <table:table-cell office:value-type="float" office:value="11.2334" calcext:value-type="float">
            <text:p>11.2334</text:p>
          </table:table-cell>
          <table:table-cell office:value-type="float" office:value="12.74106" calcext:value-type="float">
            <text:p>12.74106</text:p>
          </table:table-cell>
          <table:table-cell office:value-type="float" office:value="11.9693" calcext:value-type="float">
            <text:p>11.9693</text:p>
          </table:table-cell>
          <table:table-cell office:value-type="float" office:value="12.62988" calcext:value-type="float">
            <text:p>12.62988</text:p>
          </table:table-cell>
          <table:table-cell office:value-type="float" office:value="12.38162" calcext:value-type="float">
            <text:p>12.38162</text:p>
          </table:table-cell>
          <table:table-cell office:value-type="float" office:value="13.18002" calcext:value-type="float">
            <text:p>13.18002</text:p>
          </table:table-cell>
          <table:table-cell office:value-type="float" office:value="13.11258" calcext:value-type="float">
            <text:p>13.11258</text:p>
          </table:table-cell>
          <table:table-cell office:value-type="float" office:value="14.0813" calcext:value-type="float">
            <text:p>14.0813</text:p>
          </table:table-cell>
          <table:table-cell office:value-type="float" office:value="13.99911" calcext:value-type="float">
            <text:p>13.99911</text:p>
          </table:table-cell>
          <table:table-cell office:value-type="float" office:value="14.65085" calcext:value-type="float">
            <text:p>14.65085</text:p>
          </table:table-cell>
          <table:table-cell office:value-type="float" office:value="14.55231" calcext:value-type="float">
            <text:p>14.55231</text:p>
          </table:table-cell>
          <table:table-cell office:value-type="float" office:value="14.96399" calcext:value-type="float">
            <text:p>14.96399</text:p>
          </table:table-cell>
          <table:table-cell office:value-type="float" office:value="14.87958" calcext:value-type="float">
            <text:p>14.87958</text:p>
          </table:table-cell>
          <table:table-cell office:value-type="float" office:value="14.99496" calcext:value-type="float">
            <text:p>14.99496</text:p>
          </table:table-cell>
          <table:table-cell office:value-type="float" office:value="14.93454" calcext:value-type="float">
            <text:p>14.93454</text:p>
          </table:table-cell>
          <table:table-cell office:value-type="float" office:value="14.80789" calcext:value-type="float">
            <text:p>14.80789</text:p>
          </table:table-cell>
          <table:table-cell office:value-type="float" office:value="14.76001" calcext:value-type="float">
            <text:p>14.76001</text:p>
          </table:table-cell>
          <table:table-cell office:value-type="float" office:value="20.47073" calcext:value-type="float">
            <text:p>20.47073</text:p>
          </table:table-cell>
          <table:table-cell office:value-type="float" office:value="-0.101532" calcext:value-type="float">
            <text:p>-0.10153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1112004" calcext:value-type="float">
            <text:p>11112004</text:p>
          </table:table-cell>
          <table:table-cell office:value-type="float" office:value="11.00071" calcext:value-type="float">
            <text:p>11.00071</text:p>
          </table:table-cell>
          <table:table-cell office:value-type="float" office:value="4.07" calcext:value-type="float">
            <text:p>4.07</text:p>
          </table:table-cell>
          <table:table-cell office:value-type="float" office:value="-3.58" calcext:value-type="float">
            <text:p>-3.58</text:p>
          </table:table-cell>
          <table:table-cell office:value-type="float" office:value="0.6748393" calcext:value-type="float">
            <text:p>0.6748393</text:p>
          </table:table-cell>
          <table:table-cell office:value-type="float" office:value="0.4154142" calcext:value-type="float">
            <text:p>0.4154142</text:p>
          </table:table-cell>
          <table:table-cell office:value-type="float" office:value="409.176" calcext:value-type="float">
            <text:p>409.176</text:p>
          </table:table-cell>
          <table:table-cell office:value-type="float" office:value="0" calcext:value-type="float">
            <text:p>0</text:p>
          </table:table-cell>
          <table:table-cell office:value-type="float" office:value="15.68073" calcext:value-type="float">
            <text:p>15.68073</text:p>
          </table:table-cell>
          <table:table-cell office:value-type="float" office:value="-0.4816284" calcext:value-type="float">
            <text:p>-0.4816284</text:p>
          </table:table-cell>
          <table:table-cell office:value-type="float" office:value="12.38376" calcext:value-type="float">
            <text:p>12.38376</text:p>
          </table:table-cell>
          <table:table-cell office:value-type="float" office:value="1.967255" calcext:value-type="float">
            <text:p>1.967255</text:p>
          </table:table-cell>
          <table:table-cell office:value-type="float" office:value="10.66992" calcext:value-type="float">
            <text:p>10.66992</text:p>
          </table:table-cell>
          <table:table-cell office:value-type="float" office:value="3.930756" calcext:value-type="float">
            <text:p>3.930756</text:p>
          </table:table-cell>
          <table:table-cell office:value-type="float" office:value="9.987549" calcext:value-type="float">
            <text:p>9.987549</text:p>
          </table:table-cell>
          <table:table-cell office:value-type="float" office:value="5.857605" calcext:value-type="float">
            <text:p>5.857605</text:p>
          </table:table-cell>
          <table:table-cell office:value-type="float" office:value="9.876434" calcext:value-type="float">
            <text:p>9.876434</text:p>
          </table:table-cell>
          <table:table-cell office:value-type="float" office:value="7.325012" calcext:value-type="float">
            <text:p>7.325012</text:p>
          </table:table-cell>
          <table:table-cell office:value-type="float" office:value="11.18253" calcext:value-type="float">
            <text:p>11.18253</text:p>
          </table:table-cell>
          <table:table-cell office:value-type="float" office:value="8.968719" calcext:value-type="float">
            <text:p>8.968719</text:p>
          </table:table-cell>
          <table:table-cell office:value-type="float" office:value="11.94244" calcext:value-type="float">
            <text:p>11.94244</text:p>
          </table:table-cell>
          <table:table-cell office:value-type="float" office:value="10.21848" calcext:value-type="float">
            <text:p>10.21848</text:p>
          </table:table-cell>
          <table:table-cell office:value-type="float" office:value="12.58273" calcext:value-type="float">
            <text:p>12.58273</text:p>
          </table:table-cell>
          <table:table-cell office:value-type="float" office:value="11.61115" calcext:value-type="float">
            <text:p>11.61115</text:p>
          </table:table-cell>
          <table:table-cell office:value-type="float" office:value="13.18124" calcext:value-type="float">
            <text:p>13.18124</text:p>
          </table:table-cell>
          <table:table-cell office:value-type="float" office:value="12.99072" calcext:value-type="float">
            <text:p>12.99072</text:p>
          </table:table-cell>
          <table:table-cell office:value-type="float" office:value="13.99841" calcext:value-type="float">
            <text:p>13.99841</text:p>
          </table:table-cell>
          <table:table-cell office:value-type="float" office:value="13.92313" calcext:value-type="float">
            <text:p>13.92313</text:p>
          </table:table-cell>
          <table:table-cell office:value-type="float" office:value="14.55139" calcext:value-type="float">
            <text:p>14.55139</text:p>
          </table:table-cell>
          <table:table-cell office:value-type="float" office:value="14.46536" calcext:value-type="float">
            <text:p>14.46536</text:p>
          </table:table-cell>
          <table:table-cell office:value-type="float" office:value="14.87875" calcext:value-type="float">
            <text:p>14.87875</text:p>
          </table:table-cell>
          <table:table-cell office:value-type="float" office:value="14.79752" calcext:value-type="float">
            <text:p>14.79752</text:p>
          </table:table-cell>
          <table:table-cell office:value-type="float" office:value="14.93387" calcext:value-type="float">
            <text:p>14.93387</text:p>
          </table:table-cell>
          <table:table-cell office:value-type="float" office:value="14.87137" calcext:value-type="float">
            <text:p>14.87137</text:p>
          </table:table-cell>
          <table:table-cell office:value-type="float" office:value="14.75949" calcext:value-type="float">
            <text:p>14.75949</text:p>
          </table:table-cell>
          <table:table-cell office:value-type="float" office:value="14.7095" calcext:value-type="float">
            <text:p>14.7095</text:p>
          </table:table-cell>
          <table:table-cell office:value-type="float" office:value="18.5318" calcext:value-type="float">
            <text:p>18.5318</text:p>
          </table:table-cell>
          <table:table-cell office:value-type="float" office:value="-3.347015" calcext:value-type="float">
            <text:p>-3.34701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2112004" calcext:value-type="float">
            <text:p>12112004</text:p>
          </table:table-cell>
          <table:table-cell office:value-type="float" office:value="9.721344" calcext:value-type="float">
            <text:p>9.721344</text:p>
          </table:table-cell>
          <table:table-cell office:value-type="float" office:value="6.09" calcext:value-type="float">
            <text:p>6.09</text:p>
          </table:table-cell>
          <table:table-cell office:value-type="float" office:value="-5.25" calcext:value-type="float">
            <text:p>-5.25</text:p>
          </table:table-cell>
          <table:table-cell office:value-type="float" office:value="0.6820955" calcext:value-type="float">
            <text:p>0.6820955</text:p>
          </table:table-cell>
          <table:table-cell office:value-type="float" office:value="0.3669874" calcext:value-type="float">
            <text:p>0.3669874</text:p>
          </table:table-cell>
          <table:table-cell office:value-type="float" office:value="146.808" calcext:value-type="float">
            <text:p>146.808</text:p>
          </table:table-cell>
          <table:table-cell office:value-type="float" office:value="0" calcext:value-type="float">
            <text:p>0</text:p>
          </table:table-cell>
          <table:table-cell office:value-type="float" office:value="14.27982" calcext:value-type="float">
            <text:p>14.27982</text:p>
          </table:table-cell>
          <table:table-cell office:value-type="float" office:value="-1.476105" calcext:value-type="float">
            <text:p>-1.476105</text:p>
          </table:table-cell>
          <table:table-cell office:value-type="float" office:value="10.44482" calcext:value-type="float">
            <text:p>10.44482</text:p>
          </table:table-cell>
          <table:table-cell office:value-type="float" office:value="0.7023926" calcext:value-type="float">
            <text:p>0.7023926</text:p>
          </table:table-cell>
          <table:table-cell office:value-type="float" office:value="8.798218" calcext:value-type="float">
            <text:p>8.798218</text:p>
          </table:table-cell>
          <table:table-cell office:value-type="float" office:value="2.761719" calcext:value-type="float">
            <text:p>2.761719</text:p>
          </table:table-cell>
          <table:table-cell office:value-type="float" office:value="8.264526" calcext:value-type="float">
            <text:p>8.264526</text:p>
          </table:table-cell>
          <table:table-cell office:value-type="float" office:value="4.718597" calcext:value-type="float">
            <text:p>4.718597</text:p>
          </table:table-cell>
          <table:table-cell office:value-type="float" office:value="8.310791" calcext:value-type="float">
            <text:p>8.310791</text:p>
          </table:table-cell>
          <table:table-cell office:value-type="float" office:value="6.122375" calcext:value-type="float">
            <text:p>6.122375</text:p>
          </table:table-cell>
          <table:table-cell office:value-type="float" office:value="9.510895" calcext:value-type="float">
            <text:p>9.510895</text:p>
          </table:table-cell>
          <table:table-cell office:value-type="float" office:value="7.696747" calcext:value-type="float">
            <text:p>7.696747</text:p>
          </table:table-cell>
          <table:table-cell office:value-type="float" office:value="10.44812" calcext:value-type="float">
            <text:p>10.44812</text:p>
          </table:table-cell>
          <table:table-cell office:value-type="float" office:value="9.022308" calcext:value-type="float">
            <text:p>9.022308</text:p>
          </table:table-cell>
          <table:table-cell office:value-type="float" office:value="11.60547" calcext:value-type="float">
            <text:p>11.60547</text:p>
          </table:table-cell>
          <table:table-cell office:value-type="float" office:value="10.66415" calcext:value-type="float">
            <text:p>10.66415</text:p>
          </table:table-cell>
          <table:table-cell office:value-type="float" office:value="12.98737" calcext:value-type="float">
            <text:p>12.98737</text:p>
          </table:table-cell>
          <table:table-cell office:value-type="float" office:value="12.56412" calcext:value-type="float">
            <text:p>12.56412</text:p>
          </table:table-cell>
          <table:table-cell office:value-type="float" office:value="13.92206" calcext:value-type="float">
            <text:p>13.92206</text:p>
          </table:table-cell>
          <table:table-cell office:value-type="float" office:value="13.78586" calcext:value-type="float">
            <text:p>13.78586</text:p>
          </table:table-cell>
          <table:table-cell office:value-type="float" office:value="14.46448" calcext:value-type="float">
            <text:p>14.46448</text:p>
          </table:table-cell>
          <table:table-cell office:value-type="float" office:value="14.37415" calcext:value-type="float">
            <text:p>14.37415</text:p>
          </table:table-cell>
          <table:table-cell office:value-type="float" office:value="14.79666" calcext:value-type="float">
            <text:p>14.79666</text:p>
          </table:table-cell>
          <table:table-cell office:value-type="float" office:value="14.71762" calcext:value-type="float">
            <text:p>14.71762</text:p>
          </table:table-cell>
          <table:table-cell office:value-type="float" office:value="14.8707" calcext:value-type="float">
            <text:p>14.8707</text:p>
          </table:table-cell>
          <table:table-cell office:value-type="float" office:value="14.80716" calcext:value-type="float">
            <text:p>14.80716</text:p>
          </table:table-cell>
          <table:table-cell office:value-type="float" office:value="14.70898" calcext:value-type="float">
            <text:p>14.70898</text:p>
          </table:table-cell>
          <table:table-cell office:value-type="float" office:value="14.6568" calcext:value-type="float">
            <text:p>14.6568</text:p>
          </table:table-cell>
          <table:table-cell office:value-type="float" office:value="14.79529" calcext:value-type="float">
            <text:p>14.79529</text:p>
          </table:table-cell>
          <table:table-cell office:value-type="float" office:value="-4.840912" calcext:value-type="float">
            <text:p>-4.84091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3112004" calcext:value-type="float">
            <text:p>13112004</text:p>
          </table:table-cell>
          <table:table-cell office:value-type="float" office:value="8.702539" calcext:value-type="float">
            <text:p>8.702539</text:p>
          </table:table-cell>
          <table:table-cell office:value-type="float" office:value="7.76" calcext:value-type="float">
            <text:p>7.76</text:p>
          </table:table-cell>
          <table:table-cell office:value-type="float" office:value="-5.02" calcext:value-type="float">
            <text:p>-5.02</text:p>
          </table:table-cell>
          <table:table-cell office:value-type="float" office:value="0.7320596" calcext:value-type="float">
            <text:p>0.7320596</text:p>
          </table:table-cell>
          <table:table-cell office:value-type="float" office:value="0.3733405" calcext:value-type="float">
            <text:p>0.3733405</text:p>
          </table:table-cell>
          <table:table-cell office:value-type="float" office:value="174.996" calcext:value-type="float">
            <text:p>174.996</text:p>
          </table:table-cell>
          <table:table-cell office:value-type="float" office:value="0" calcext:value-type="float">
            <text:p>0</text:p>
          </table:table-cell>
          <table:table-cell office:value-type="float" office:value="13.64038" calcext:value-type="float">
            <text:p>13.64038</text:p>
          </table:table-cell>
          <table:table-cell office:value-type="float" office:value="-1.639038" calcext:value-type="float">
            <text:p>-1.639038</text:p>
          </table:table-cell>
          <table:table-cell office:value-type="float" office:value="10.50513" calcext:value-type="float">
            <text:p>10.50513</text:p>
          </table:table-cell>
          <table:table-cell office:value-type="float" office:value="0.4347534" calcext:value-type="float">
            <text:p>0.4347534</text:p>
          </table:table-cell>
          <table:table-cell office:value-type="float" office:value="8.638824" calcext:value-type="float">
            <text:p>8.638824</text:p>
          </table:table-cell>
          <table:table-cell office:value-type="float" office:value="2.439667" calcext:value-type="float">
            <text:p>2.439667</text:p>
          </table:table-cell>
          <table:table-cell office:value-type="float" office:value="8.006683" calcext:value-type="float">
            <text:p>8.006683</text:p>
          </table:table-cell>
          <table:table-cell office:value-type="float" office:value="4.279999" calcext:value-type="float">
            <text:p>4.279999</text:p>
          </table:table-cell>
          <table:table-cell office:value-type="float" office:value="7.956604" calcext:value-type="float">
            <text:p>7.956604</text:p>
          </table:table-cell>
          <table:table-cell office:value-type="float" office:value="5.565613" calcext:value-type="float">
            <text:p>5.565613</text:p>
          </table:table-cell>
          <table:table-cell office:value-type="float" office:value="8.377197" calcext:value-type="float">
            <text:p>8.377197</text:p>
          </table:table-cell>
          <table:table-cell office:value-type="float" office:value="7.045441" calcext:value-type="float">
            <text:p>7.045441</text:p>
          </table:table-cell>
          <table:table-cell office:value-type="float" office:value="9.309692" calcext:value-type="float">
            <text:p>9.309692</text:p>
          </table:table-cell>
          <table:table-cell office:value-type="float" office:value="8.318665" calcext:value-type="float">
            <text:p>8.318665</text:p>
          </table:table-cell>
          <table:table-cell office:value-type="float" office:value="10.65952" calcext:value-type="float">
            <text:p>10.65952</text:p>
          </table:table-cell>
          <table:table-cell office:value-type="float" office:value="10.00552" calcext:value-type="float">
            <text:p>10.00552</text:p>
          </table:table-cell>
          <table:table-cell office:value-type="float" office:value="12.5592" calcext:value-type="float">
            <text:p>12.5592</text:p>
          </table:table-cell>
          <table:table-cell office:value-type="float" office:value="12.08075" calcext:value-type="float">
            <text:p>12.08075</text:p>
          </table:table-cell>
          <table:table-cell office:value-type="float" office:value="13.78403" calcext:value-type="float">
            <text:p>13.78403</text:p>
          </table:table-cell>
          <table:table-cell office:value-type="float" office:value="13.58279" calcext:value-type="float">
            <text:p>13.58279</text:p>
          </table:table-cell>
          <table:table-cell office:value-type="float" office:value="14.37311" calcext:value-type="float">
            <text:p>14.37311</text:p>
          </table:table-cell>
          <table:table-cell office:value-type="float" office:value="14.26178" calcext:value-type="float">
            <text:p>14.26178</text:p>
          </table:table-cell>
          <table:table-cell office:value-type="float" office:value="14.7168" calcext:value-type="float">
            <text:p>14.7168</text:p>
          </table:table-cell>
          <table:table-cell office:value-type="float" office:value="14.63605" calcext:value-type="float">
            <text:p>14.63605</text:p>
          </table:table-cell>
          <table:table-cell office:value-type="float" office:value="14.80649" calcext:value-type="float">
            <text:p>14.80649</text:p>
          </table:table-cell>
          <table:table-cell office:value-type="float" office:value="14.74203" calcext:value-type="float">
            <text:p>14.74203</text:p>
          </table:table-cell>
          <table:table-cell office:value-type="float" office:value="14.65622" calcext:value-type="float">
            <text:p>14.65622</text:p>
          </table:table-cell>
          <table:table-cell office:value-type="float" office:value="14.60217" calcext:value-type="float">
            <text:p>14.60217</text:p>
          </table:table-cell>
          <table:table-cell office:value-type="float" office:value="15.74512" calcext:value-type="float">
            <text:p>15.74512</text:p>
          </table:table-cell>
          <table:table-cell office:value-type="float" office:value="-4.815338" calcext:value-type="float">
            <text:p>-4.81533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112004" calcext:value-type="float">
            <text:p>14112004</text:p>
          </table:table-cell>
          <table:table-cell office:value-type="float" office:value="7.856565" calcext:value-type="float">
            <text:p>7.856565</text:p>
          </table:table-cell>
          <table:table-cell office:value-type="float" office:value="8.72" calcext:value-type="float">
            <text:p>8.72</text:p>
          </table:table-cell>
          <table:table-cell office:value-type="float" office:value="-1.11" calcext:value-type="float">
            <text:p>-1.11</text:p>
          </table:table-cell>
          <table:table-cell office:value-type="float" office:value="0.7736382" calcext:value-type="float">
            <text:p>0.7736382</text:p>
          </table:table-cell>
          <table:table-cell office:value-type="float" office:value="0.4976063" calcext:value-type="float">
            <text:p>0.4976063</text:p>
          </table:table-cell>
          <table:table-cell office:value-type="float" office:value="213.264" calcext:value-type="float">
            <text:p>213.264</text:p>
          </table:table-cell>
          <table:table-cell office:value-type="float" office:value="0" calcext:value-type="float">
            <text:p>0</text:p>
          </table:table-cell>
          <table:table-cell office:value-type="float" office:value="15.66928" calcext:value-type="float">
            <text:p>15.66928</text:p>
          </table:table-cell>
          <table:table-cell office:value-type="float" office:value="-0.6111145" calcext:value-type="float">
            <text:p>-0.6111145</text:p>
          </table:table-cell>
          <table:table-cell office:value-type="float" office:value="11.39688" calcext:value-type="float">
            <text:p>11.39688</text:p>
          </table:table-cell>
          <table:table-cell office:value-type="float" office:value="1.182495" calcext:value-type="float">
            <text:p>1.182495</text:p>
          </table:table-cell>
          <table:table-cell office:value-type="float" office:value="9.243347" calcext:value-type="float">
            <text:p>9.243347</text:p>
          </table:table-cell>
          <table:table-cell office:value-type="float" office:value="2.897797" calcext:value-type="float">
            <text:p>2.897797</text:p>
          </table:table-cell>
          <table:table-cell office:value-type="float" office:value="8.283997" calcext:value-type="float">
            <text:p>8.283997</text:p>
          </table:table-cell>
          <table:table-cell office:value-type="float" office:value="4.493195" calcext:value-type="float">
            <text:p>4.493195</text:p>
          </table:table-cell>
          <table:table-cell office:value-type="float" office:value="8.056061" calcext:value-type="float">
            <text:p>8.056061</text:p>
          </table:table-cell>
          <table:table-cell office:value-type="float" office:value="5.594452" calcext:value-type="float">
            <text:p>5.594452</text:p>
          </table:table-cell>
          <table:table-cell office:value-type="float" office:value="8.116638" calcext:value-type="float">
            <text:p>8.116638</text:p>
          </table:table-cell>
          <table:table-cell office:value-type="float" office:value="6.880463" calcext:value-type="float">
            <text:p>6.880463</text:p>
          </table:table-cell>
          <table:table-cell office:value-type="float" office:value="8.796967" calcext:value-type="float">
            <text:p>8.796967</text:p>
          </table:table-cell>
          <table:table-cell office:value-type="float" office:value="8.014771" calcext:value-type="float">
            <text:p>8.014771</text:p>
          </table:table-cell>
          <table:table-cell office:value-type="float" office:value="10.00409" calcext:value-type="float">
            <text:p>10.00409</text:p>
          </table:table-cell>
          <table:table-cell office:value-type="float" office:value="9.607971" calcext:value-type="float">
            <text:p>9.607971</text:p>
          </table:table-cell>
          <table:table-cell office:value-type="float" office:value="12.07605" calcext:value-type="float">
            <text:p>12.07605</text:p>
          </table:table-cell>
          <table:table-cell office:value-type="float" office:value="11.6619" calcext:value-type="float">
            <text:p>11.6619</text:p>
          </table:table-cell>
          <table:table-cell office:value-type="float" office:value="13.58041" calcext:value-type="float">
            <text:p>13.58041</text:p>
          </table:table-cell>
          <table:table-cell office:value-type="float" office:value="13.34222" calcext:value-type="float">
            <text:p>13.34222</text:p>
          </table:table-cell>
          <table:table-cell office:value-type="float" office:value="14.26047" calcext:value-type="float">
            <text:p>14.26047</text:p>
          </table:table-cell>
          <table:table-cell office:value-type="float" office:value="14.12451" calcext:value-type="float">
            <text:p>14.12451</text:p>
          </table:table-cell>
          <table:table-cell office:value-type="float" office:value="14.63516" calcext:value-type="float">
            <text:p>14.63516</text:p>
          </table:table-cell>
          <table:table-cell office:value-type="float" office:value="14.5473" calcext:value-type="float">
            <text:p>14.5473</text:p>
          </table:table-cell>
          <table:table-cell office:value-type="float" office:value="14.7413" calcext:value-type="float">
            <text:p>14.7413</text:p>
          </table:table-cell>
          <table:table-cell office:value-type="float" office:value="14.67508" calcext:value-type="float">
            <text:p>14.67508</text:p>
          </table:table-cell>
          <table:table-cell office:value-type="float" office:value="14.60162" calcext:value-type="float">
            <text:p>14.60162</text:p>
          </table:table-cell>
          <table:table-cell office:value-type="float" office:value="14.54565" calcext:value-type="float">
            <text:p>14.54565</text:p>
          </table:table-cell>
          <table:table-cell office:value-type="float" office:value="19.04846" calcext:value-type="float">
            <text:p>19.04846</text:p>
          </table:table-cell>
          <table:table-cell office:value-type="float" office:value="-2.948792" calcext:value-type="float">
            <text:p>-2.94879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5112004" calcext:value-type="float">
            <text:p>15112004</text:p>
          </table:table-cell>
          <table:table-cell office:value-type="float" office:value="4.924583" calcext:value-type="float">
            <text:p>4.924583</text:p>
          </table:table-cell>
          <table:table-cell office:value-type="float" office:value="12.79" calcext:value-type="float">
            <text:p>12.79</text:p>
          </table:table-cell>
          <table:table-cell office:value-type="float" office:value="1.39" calcext:value-type="float">
            <text:p>1.39</text:p>
          </table:table-cell>
          <table:table-cell office:value-type="float" office:value="1.064421" calcext:value-type="float">
            <text:p>1.064421</text:p>
          </table:table-cell>
          <table:table-cell office:value-type="float" office:value="0.5953966" calcext:value-type="float">
            <text:p>0.5953966</text:p>
          </table:table-cell>
          <table:table-cell office:value-type="float" office:value="317.844" calcext:value-type="float">
            <text:p>317.844</text:p>
          </table:table-cell>
          <table:table-cell office:value-type="float" office:value="0" calcext:value-type="float">
            <text:p>0</text:p>
          </table:table-cell>
          <table:table-cell office:value-type="float" office:value="13.58804" calcext:value-type="float">
            <text:p>13.58804</text:p>
          </table:table-cell>
          <table:table-cell office:value-type="float" office:value="0.2206116" calcext:value-type="float">
            <text:p>0.2206116</text:p>
          </table:table-cell>
          <table:table-cell office:value-type="float" office:value="10.52921" calcext:value-type="float">
            <text:p>10.52921</text:p>
          </table:table-cell>
          <table:table-cell office:value-type="float" office:value="2.199554" calcext:value-type="float">
            <text:p>2.199554</text:p>
          </table:table-cell>
          <table:table-cell office:value-type="float" office:value="9.393219" calcext:value-type="float">
            <text:p>9.393219</text:p>
          </table:table-cell>
          <table:table-cell office:value-type="float" office:value="3.830109" calcext:value-type="float">
            <text:p>3.830109</text:p>
          </table:table-cell>
          <table:table-cell office:value-type="float" office:value="8.733154" calcext:value-type="float">
            <text:p>8.733154</text:p>
          </table:table-cell>
          <table:table-cell office:value-type="float" office:value="5.222534" calcext:value-type="float">
            <text:p>5.222534</text:p>
          </table:table-cell>
          <table:table-cell office:value-type="float" office:value="8.511902" calcext:value-type="float">
            <text:p>8.511902</text:p>
          </table:table-cell>
          <table:table-cell office:value-type="float" office:value="6.148865" calcext:value-type="float">
            <text:p>6.148865</text:p>
          </table:table-cell>
          <table:table-cell office:value-type="float" office:value="8.51944" calcext:value-type="float">
            <text:p>8.51944</text:p>
          </table:table-cell>
          <table:table-cell office:value-type="float" office:value="7.21759" calcext:value-type="float">
            <text:p>7.21759</text:p>
          </table:table-cell>
          <table:table-cell office:value-type="float" office:value="8.826935" calcext:value-type="float">
            <text:p>8.826935</text:p>
          </table:table-cell>
          <table:table-cell office:value-type="float" office:value="8.137512" calcext:value-type="float">
            <text:p>8.137512</text:p>
          </table:table-cell>
          <table:table-cell office:value-type="float" office:value="9.625488" calcext:value-type="float">
            <text:p>9.625488</text:p>
          </table:table-cell>
          <table:table-cell office:value-type="float" office:value="9.465637" calcext:value-type="float">
            <text:p>9.465637</text:p>
          </table:table-cell>
          <table:table-cell office:value-type="float" office:value="11.65808" calcext:value-type="float">
            <text:p>11.65808</text:p>
          </table:table-cell>
          <table:table-cell office:value-type="float" office:value="11.35547" calcext:value-type="float">
            <text:p>11.35547</text:p>
          </table:table-cell>
          <table:table-cell office:value-type="float" office:value="13.33963" calcext:value-type="float">
            <text:p>13.33963</text:p>
          </table:table-cell>
          <table:table-cell office:value-type="float" office:value="13.09726" calcext:value-type="float">
            <text:p>13.09726</text:p>
          </table:table-cell>
          <table:table-cell office:value-type="float" office:value="14.12296" calcext:value-type="float">
            <text:p>14.12296</text:p>
          </table:table-cell>
          <table:table-cell office:value-type="float" office:value="13.96881" calcext:value-type="float">
            <text:p>13.96881</text:p>
          </table:table-cell>
          <table:table-cell office:value-type="float" office:value="14.54636" calcext:value-type="float">
            <text:p>14.54636</text:p>
          </table:table-cell>
          <table:table-cell office:value-type="float" office:value="14.44876" calcext:value-type="float">
            <text:p>14.44876</text:p>
          </table:table-cell>
          <table:table-cell office:value-type="float" office:value="14.67435" calcext:value-type="float">
            <text:p>14.67435</text:p>
          </table:table-cell>
          <table:table-cell office:value-type="float" office:value="14.60483" calcext:value-type="float">
            <text:p>14.60483</text:p>
          </table:table-cell>
          <table:table-cell office:value-type="float" office:value="14.54504" calcext:value-type="float">
            <text:p>14.54504</text:p>
          </table:table-cell>
          <table:table-cell office:value-type="float" office:value="14.4874" calcext:value-type="float">
            <text:p>14.4874</text:p>
          </table:table-cell>
          <table:table-cell office:value-type="float" office:value="17.39902" calcext:value-type="float">
            <text:p>17.39902</text:p>
          </table:table-cell>
          <table:table-cell office:value-type="float" office:value="-1.75528" calcext:value-type="float">
            <text:p>-1.7552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6112004" calcext:value-type="float">
            <text:p>16112004</text:p>
          </table:table-cell>
          <table:table-cell office:value-type="float" office:value="4.23432" calcext:value-type="float">
            <text:p>4.23432</text:p>
          </table:table-cell>
          <table:table-cell office:value-type="float" office:value="18.2" calcext:value-type="float">
            <text:p>18.2</text:p>
          </table:table-cell>
          <table:table-cell office:value-type="float" office:value="9.2" calcext:value-type="float">
            <text:p>9.2</text:p>
          </table:table-cell>
          <table:table-cell office:value-type="float" office:value="1.365721" calcext:value-type="float">
            <text:p>1.365721</text:p>
          </table:table-cell>
          <table:table-cell office:value-type="float" office:value="1.02174" calcext:value-type="float">
            <text:p>1.02174</text:p>
          </table:table-cell>
          <table:table-cell office:value-type="float" office:value="390.348" calcext:value-type="float">
            <text:p>390.348</text:p>
          </table:table-cell>
          <table:table-cell office:value-type="float" office:value="0" calcext:value-type="float">
            <text:p>0</text:p>
          </table:table-cell>
          <table:table-cell office:value-type="float" office:value="17.73486" calcext:value-type="float">
            <text:p>17.73486</text:p>
          </table:table-cell>
          <table:table-cell office:value-type="float" office:value="5.926849" calcext:value-type="float">
            <text:p>5.926849</text:p>
          </table:table-cell>
          <table:table-cell office:value-type="float" office:value="14.06412" calcext:value-type="float">
            <text:p>14.06412</text:p>
          </table:table-cell>
          <table:table-cell office:value-type="float" office:value="6.663147" calcext:value-type="float">
            <text:p>6.663147</text:p>
          </table:table-cell>
          <table:table-cell office:value-type="float" office:value="12.14215" calcext:value-type="float">
            <text:p>12.14215</text:p>
          </table:table-cell>
          <table:table-cell office:value-type="float" office:value="7.150909" calcext:value-type="float">
            <text:p>7.150909</text:p>
          </table:table-cell>
          <table:table-cell office:value-type="float" office:value="10.88855" calcext:value-type="float">
            <text:p>10.88855</text:p>
          </table:table-cell>
          <table:table-cell office:value-type="float" office:value="7.609985" calcext:value-type="float">
            <text:p>7.609985</text:p>
          </table:table-cell>
          <table:table-cell office:value-type="float" office:value="10.28894" calcext:value-type="float">
            <text:p>10.28894</text:p>
          </table:table-cell>
          <table:table-cell office:value-type="float" office:value="7.956757" calcext:value-type="float">
            <text:p>7.956757</text:p>
          </table:table-cell>
          <table:table-cell office:value-type="float" office:value="9.92807" calcext:value-type="float">
            <text:p>9.92807</text:p>
          </table:table-cell>
          <table:table-cell office:value-type="float" office:value="8.39212" calcext:value-type="float">
            <text:p>8.39212</text:p>
          </table:table-cell>
          <table:table-cell office:value-type="float" office:value="9.815674" calcext:value-type="float">
            <text:p>9.815674</text:p>
          </table:table-cell>
          <table:table-cell office:value-type="float" office:value="8.832794" calcext:value-type="float">
            <text:p>8.832794</text:p>
          </table:table-cell>
          <table:table-cell office:value-type="float" office:value="9.897034" calcext:value-type="float">
            <text:p>9.897034</text:p>
          </table:table-cell>
          <table:table-cell office:value-type="float" office:value="9.531067" calcext:value-type="float">
            <text:p>9.531067</text:p>
          </table:table-cell>
          <table:table-cell office:value-type="float" office:value="11.35306" calcext:value-type="float">
            <text:p>11.35306</text:p>
          </table:table-cell>
          <table:table-cell office:value-type="float" office:value="11.22217" calcext:value-type="float">
            <text:p>11.22217</text:p>
          </table:table-cell>
          <table:table-cell office:value-type="float" office:value="13.09479" calcext:value-type="float">
            <text:p>13.09479</text:p>
          </table:table-cell>
          <table:table-cell office:value-type="float" office:value="12.87866" calcext:value-type="float">
            <text:p>12.87866</text:p>
          </table:table-cell>
          <table:table-cell office:value-type="float" office:value="13.96713" calcext:value-type="float">
            <text:p>13.96713</text:p>
          </table:table-cell>
          <table:table-cell office:value-type="float" office:value="13.80646" calcext:value-type="float">
            <text:p>13.80646</text:p>
          </table:table-cell>
          <table:table-cell office:value-type="float" office:value="14.44766" calcext:value-type="float">
            <text:p>14.44766</text:p>
          </table:table-cell>
          <table:table-cell office:value-type="float" office:value="14.34125" calcext:value-type="float">
            <text:p>14.34125</text:p>
          </table:table-cell>
          <table:table-cell office:value-type="float" office:value="14.60406" calcext:value-type="float">
            <text:p>14.60406</text:p>
          </table:table-cell>
          <table:table-cell office:value-type="float" office:value="14.5303" calcext:value-type="float">
            <text:p>14.5303</text:p>
          </table:table-cell>
          <table:table-cell office:value-type="float" office:value="14.48679" calcext:value-type="float">
            <text:p>14.48679</text:p>
          </table:table-cell>
          <table:table-cell office:value-type="float" office:value="14.42676" calcext:value-type="float">
            <text:p>14.42676</text:p>
          </table:table-cell>
          <table:table-cell office:value-type="float" office:value="20.79211" calcext:value-type="float">
            <text:p>20.79211</text:p>
          </table:table-cell>
          <table:table-cell office:value-type="float" office:value="5.274017" calcext:value-type="float">
            <text:p>5.27401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7112004" calcext:value-type="float">
            <text:p>17112004</text:p>
          </table:table-cell>
          <table:table-cell office:value-type="float" office:value="2.7144" calcext:value-type="float">
            <text:p>2.7144</text:p>
          </table:table-cell>
          <table:table-cell office:value-type="float" office:value="17.16" calcext:value-type="float">
            <text:p>17.16</text:p>
          </table:table-cell>
          <table:table-cell office:value-type="float" office:value="12.79" calcext:value-type="float">
            <text:p>12.79</text:p>
          </table:table-cell>
          <table:table-cell office:value-type="float" office:value="1.587107" calcext:value-type="float">
            <text:p>1.587107</text:p>
          </table:table-cell>
          <table:table-cell office:value-type="float" office:value="1.296732" calcext:value-type="float">
            <text:p>1.296732</text:p>
          </table:table-cell>
          <table:table-cell office:value-type="float" office:value="182.376" calcext:value-type="float">
            <text:p>182.376</text:p>
          </table:table-cell>
          <table:table-cell office:value-type="float" office:value="0.1" calcext:value-type="float">
            <text:p>0.1</text:p>
          </table:table-cell>
          <table:table-cell office:value-type="float" office:value="17.02499" calcext:value-type="float">
            <text:p>17.02499</text:p>
          </table:table-cell>
          <table:table-cell office:value-type="float" office:value="9.04303" calcext:value-type="float">
            <text:p>9.04303</text:p>
          </table:table-cell>
          <table:table-cell office:value-type="float" office:value="14.52484" calcext:value-type="float">
            <text:p>14.52484</text:p>
          </table:table-cell>
          <table:table-cell office:value-type="float" office:value="9.383301" calcext:value-type="float">
            <text:p>9.383301</text:p>
          </table:table-cell>
          <table:table-cell office:value-type="float" office:value="13.116" calcext:value-type="float">
            <text:p>13.116</text:p>
          </table:table-cell>
          <table:table-cell office:value-type="float" office:value="9.638763" calcext:value-type="float">
            <text:p>9.638763</text:p>
          </table:table-cell>
          <table:table-cell office:value-type="float" office:value="12.12506" calcext:value-type="float">
            <text:p>12.12506</text:p>
          </table:table-cell>
          <table:table-cell office:value-type="float" office:value="9.794769" calcext:value-type="float">
            <text:p>9.794769</text:p>
          </table:table-cell>
          <table:table-cell office:value-type="float" office:value="11.55563" calcext:value-type="float">
            <text:p>11.55563</text:p>
          </table:table-cell>
          <table:table-cell office:value-type="float" office:value="9.864319" calcext:value-type="float">
            <text:p>9.864319</text:p>
          </table:table-cell>
          <table:table-cell office:value-type="float" office:value="11.10876" calcext:value-type="float">
            <text:p>11.10876</text:p>
          </table:table-cell>
          <table:table-cell office:value-type="float" office:value="9.931213" calcext:value-type="float">
            <text:p>9.931213</text:p>
          </table:table-cell>
          <table:table-cell office:value-type="float" office:value="10.8353" calcext:value-type="float">
            <text:p>10.8353</text:p>
          </table:table-cell>
          <table:table-cell office:value-type="float" office:value="9.826019" calcext:value-type="float">
            <text:p>9.826019</text:p>
          </table:table-cell>
          <table:table-cell office:value-type="float" office:value="10.57657" calcext:value-type="float">
            <text:p>10.57657</text:p>
          </table:table-cell>
          <table:table-cell office:value-type="float" office:value="9.905396" calcext:value-type="float">
            <text:p>9.905396</text:p>
          </table:table-cell>
          <table:table-cell office:value-type="float" office:value="11.314" calcext:value-type="float">
            <text:p>11.314</text:p>
          </table:table-cell>
          <table:table-cell office:value-type="float" office:value="11.22202" calcext:value-type="float">
            <text:p>11.22202</text:p>
          </table:table-cell>
          <table:table-cell office:value-type="float" office:value="12.87671" calcext:value-type="float">
            <text:p>12.87671</text:p>
          </table:table-cell>
          <table:table-cell office:value-type="float" office:value="12.72174" calcext:value-type="float">
            <text:p>12.72174</text:p>
          </table:table-cell>
          <table:table-cell office:value-type="float" office:value="13.80478" calcext:value-type="float">
            <text:p>13.80478</text:p>
          </table:table-cell>
          <table:table-cell office:value-type="float" office:value="13.65259" calcext:value-type="float">
            <text:p>13.65259</text:p>
          </table:table-cell>
          <table:table-cell office:value-type="float" office:value="14.34006" calcext:value-type="float">
            <text:p>14.34006</text:p>
          </table:table-cell>
          <table:table-cell office:value-type="float" office:value="14.2287" calcext:value-type="float">
            <text:p>14.2287</text:p>
          </table:table-cell>
          <table:table-cell office:value-type="float" office:value="14.52948" calcext:value-type="float">
            <text:p>14.52948</text:p>
          </table:table-cell>
          <table:table-cell office:value-type="float" office:value="14.4501" calcext:value-type="float">
            <text:p>14.4501</text:p>
          </table:table-cell>
          <table:table-cell office:value-type="float" office:value="14.42612" calcext:value-type="float">
            <text:p>14.42612</text:p>
          </table:table-cell>
          <table:table-cell office:value-type="float" office:value="14.36292" calcext:value-type="float">
            <text:p>14.36292</text:p>
          </table:table-cell>
          <table:table-cell office:value-type="float" office:value="20.14917" calcext:value-type="float">
            <text:p>20.14917</text:p>
          </table:table-cell>
          <table:table-cell office:value-type="float" office:value="8.967468" calcext:value-type="float">
            <text:p>8.96746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8112004" calcext:value-type="float">
            <text:p>18112004</text:p>
          </table:table-cell>
          <table:table-cell office:value-type="float" office:value="1.15668" calcext:value-type="float">
            <text:p>1.15668</text:p>
          </table:table-cell>
          <table:table-cell office:value-type="float" office:value="10.27" calcext:value-type="float">
            <text:p>10.27</text:p>
          </table:table-cell>
          <table:table-cell office:value-type="float" office:value="7.64" calcext:value-type="float">
            <text:p>7.64</text:p>
          </table:table-cell>
          <table:table-cell office:value-type="float" office:value="1.097653" calcext:value-type="float">
            <text:p>1.097653</text:p>
          </table:table-cell>
          <table:table-cell office:value-type="float" office:value="0.919468" calcext:value-type="float">
            <text:p>0.919468</text:p>
          </table:table-cell>
          <table:table-cell office:value-type="float" office:value="376.272" calcext:value-type="float">
            <text:p>376.272</text:p>
          </table:table-cell>
          <table:table-cell office:value-type="float" office:value="18.9" calcext:value-type="float">
            <text:p>18.9</text:p>
          </table:table-cell>
          <table:table-cell office:value-type="float" office:value="10.41315" calcext:value-type="float">
            <text:p>10.41315</text:p>
          </table:table-cell>
          <table:table-cell office:value-type="float" office:value="5.865173" calcext:value-type="float">
            <text:p>5.865173</text:p>
          </table:table-cell>
          <table:table-cell office:value-type="float" office:value="11.2619" calcext:value-type="float">
            <text:p>11.2619</text:p>
          </table:table-cell>
          <table:table-cell office:value-type="float" office:value="6.626404" calcext:value-type="float">
            <text:p>6.626404</text:p>
          </table:table-cell>
          <table:table-cell office:value-type="float" office:value="11.522" calcext:value-type="float">
            <text:p>11.522</text:p>
          </table:table-cell>
          <table:table-cell office:value-type="float" office:value="7.393127" calcext:value-type="float">
            <text:p>7.393127</text:p>
          </table:table-cell>
          <table:table-cell office:value-type="float" office:value="11.49814" calcext:value-type="float">
            <text:p>11.49814</text:p>
          </table:table-cell>
          <table:table-cell office:value-type="float" office:value="8.32547" calcext:value-type="float">
            <text:p>8.32547</text:p>
          </table:table-cell>
          <table:table-cell office:value-type="float" office:value="11.35172" calcext:value-type="float">
            <text:p>11.35172</text:p>
          </table:table-cell>
          <table:table-cell office:value-type="float" office:value="9.001648" calcext:value-type="float">
            <text:p>9.001648</text:p>
          </table:table-cell>
          <table:table-cell office:value-type="float" office:value="11.1095" calcext:value-type="float">
            <text:p>11.1095</text:p>
          </table:table-cell>
          <table:table-cell office:value-type="float" office:value="9.761871" calcext:value-type="float">
            <text:p>9.761871</text:p>
          </table:table-cell>
          <table:table-cell office:value-type="float" office:value="10.90924" calcext:value-type="float">
            <text:p>10.90924</text:p>
          </table:table-cell>
          <table:table-cell office:value-type="float" office:value="10.28021" calcext:value-type="float">
            <text:p>10.28021</text:p>
          </table:table-cell>
          <table:table-cell office:value-type="float" office:value="10.86249" calcext:value-type="float">
            <text:p>10.86249</text:p>
          </table:table-cell>
          <table:table-cell office:value-type="float" office:value="10.58527" calcext:value-type="float">
            <text:p>10.58527</text:p>
          </table:table-cell>
          <table:table-cell office:value-type="float" office:value="11.50278" calcext:value-type="float">
            <text:p>11.50278</text:p>
          </table:table-cell>
          <table:table-cell office:value-type="float" office:value="11.31598" calcext:value-type="float">
            <text:p>11.31598</text:p>
          </table:table-cell>
          <table:table-cell office:value-type="float" office:value="12.72055" calcext:value-type="float">
            <text:p>12.72055</text:p>
          </table:table-cell>
          <table:table-cell office:value-type="float" office:value="12.64117" calcext:value-type="float">
            <text:p>12.64117</text:p>
          </table:table-cell>
          <table:table-cell office:value-type="float" office:value="13.65112" calcext:value-type="float">
            <text:p>13.65112</text:p>
          </table:table-cell>
          <table:table-cell office:value-type="float" office:value="13.52283" calcext:value-type="float">
            <text:p>13.52283</text:p>
          </table:table-cell>
          <table:table-cell office:value-type="float" office:value="14.22751" calcext:value-type="float">
            <text:p>14.22751</text:p>
          </table:table-cell>
          <table:table-cell office:value-type="float" office:value="14.11569" calcext:value-type="float">
            <text:p>14.11569</text:p>
          </table:table-cell>
          <table:table-cell office:value-type="float" office:value="14.44925" calcext:value-type="float">
            <text:p>14.44925</text:p>
          </table:table-cell>
          <table:table-cell office:value-type="float" office:value="14.36761" calcext:value-type="float">
            <text:p>14.36761</text:p>
          </table:table-cell>
          <table:table-cell office:value-type="float" office:value="14.36224" calcext:value-type="float">
            <text:p>14.36224</text:p>
          </table:table-cell>
          <table:table-cell office:value-type="float" office:value="14.29672" calcext:value-type="float">
            <text:p>14.29672</text:p>
          </table:table-cell>
          <table:table-cell office:value-type="float" office:value="10.01935" calcext:value-type="float">
            <text:p>10.01935</text:p>
          </table:table-cell>
          <table:table-cell office:value-type="float" office:value="4.936615" calcext:value-type="float">
            <text:p>4.93661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9112004" calcext:value-type="float">
            <text:p>19112004</text:p>
          </table:table-cell>
          <table:table-cell office:value-type="float" office:value="2.49624" calcext:value-type="float">
            <text:p>2.49624</text:p>
          </table:table-cell>
          <table:table-cell office:value-type="float" office:value="8.98" calcext:value-type="float">
            <text:p>8.98</text:p>
          </table:table-cell>
          <table:table-cell office:value-type="float" office:value="6.41" calcext:value-type="float">
            <text:p>6.41</text:p>
          </table:table-cell>
          <table:table-cell office:value-type="float" office:value="1.006728" calcext:value-type="float">
            <text:p>1.006728</text:p>
          </table:table-cell>
          <table:table-cell office:value-type="float" office:value="0.8453984" calcext:value-type="float">
            <text:p>0.8453984</text:p>
          </table:table-cell>
          <table:table-cell office:value-type="float" office:value="286.272" calcext:value-type="float">
            <text:p>286.272</text:p>
          </table:table-cell>
          <table:table-cell office:value-type="float" office:value="3" calcext:value-type="float">
            <text:p>3</text:p>
          </table:table-cell>
          <table:table-cell office:value-type="float" office:value="10.22284" calcext:value-type="float">
            <text:p>10.22284</text:p>
          </table:table-cell>
          <table:table-cell office:value-type="float" office:value="4.376251" calcext:value-type="float">
            <text:p>4.376251</text:p>
          </table:table-cell>
          <table:table-cell office:value-type="float" office:value="9.510559" calcext:value-type="float">
            <text:p>9.510559</text:p>
          </table:table-cell>
          <table:table-cell office:value-type="float" office:value="5.674286" calcext:value-type="float">
            <text:p>5.674286</text:p>
          </table:table-cell>
          <table:table-cell office:value-type="float" office:value="9.089203" calcext:value-type="float">
            <text:p>9.089203</text:p>
          </table:table-cell>
          <table:table-cell office:value-type="float" office:value="6.898071" calcext:value-type="float">
            <text:p>6.898071</text:p>
          </table:table-cell>
          <table:table-cell office:value-type="float" office:value="9.027466" calcext:value-type="float">
            <text:p>9.027466</text:p>
          </table:table-cell>
          <table:table-cell office:value-type="float" office:value="7.740173" calcext:value-type="float">
            <text:p>7.740173</text:p>
          </table:table-cell>
          <table:table-cell office:value-type="float" office:value="9.133881" calcext:value-type="float">
            <text:p>9.133881</text:p>
          </table:table-cell>
          <table:table-cell office:value-type="float" office:value="8.352783" calcext:value-type="float">
            <text:p>8.352783</text:p>
          </table:table-cell>
          <table:table-cell office:value-type="float" office:value="9.740112" calcext:value-type="float">
            <text:p>9.740112</text:p>
          </table:table-cell>
          <table:table-cell office:value-type="float" office:value="9.066193" calcext:value-type="float">
            <text:p>9.066193</text:p>
          </table:table-cell>
          <table:table-cell office:value-type="float" office:value="10.26694" calcext:value-type="float">
            <text:p>10.26694</text:p>
          </table:table-cell>
          <table:table-cell office:value-type="float" office:value="9.66687" calcext:value-type="float">
            <text:p>9.66687</text:p>
          </table:table-cell>
          <table:table-cell office:value-type="float" office:value="10.82648" calcext:value-type="float">
            <text:p>10.82648</text:p>
          </table:table-cell>
          <table:table-cell office:value-type="float" office:value="10.43604" calcext:value-type="float">
            <text:p>10.43604</text:p>
          </table:table-cell>
          <table:table-cell office:value-type="float" office:value="11.52521" calcext:value-type="float">
            <text:p>11.52521</text:p>
          </table:table-cell>
          <table:table-cell office:value-type="float" office:value="11.48703" calcext:value-type="float">
            <text:p>11.48703</text:p>
          </table:table-cell>
          <table:table-cell office:value-type="float" office:value="12.64059" calcext:value-type="float">
            <text:p>12.64059</text:p>
          </table:table-cell>
          <table:table-cell office:value-type="float" office:value="12.58954" calcext:value-type="float">
            <text:p>12.58954</text:p>
          </table:table-cell>
          <table:table-cell office:value-type="float" office:value="13.52161" calcext:value-type="float">
            <text:p>13.52161</text:p>
          </table:table-cell>
          <table:table-cell office:value-type="float" office:value="13.41934" calcext:value-type="float">
            <text:p>13.41934</text:p>
          </table:table-cell>
          <table:table-cell office:value-type="float" office:value="14.11453" calcext:value-type="float">
            <text:p>14.11453</text:p>
          </table:table-cell>
          <table:table-cell office:value-type="float" office:value="14.008" calcext:value-type="float">
            <text:p>14.008</text:p>
          </table:table-cell>
          <table:table-cell office:value-type="float" office:value="14.36673" calcext:value-type="float">
            <text:p>14.36673</text:p>
          </table:table-cell>
          <table:table-cell office:value-type="float" office:value="14.28262" calcext:value-type="float">
            <text:p>14.28262</text:p>
          </table:table-cell>
          <table:table-cell office:value-type="float" office:value="14.29602" calcext:value-type="float">
            <text:p>14.29602</text:p>
          </table:table-cell>
          <table:table-cell office:value-type="float" office:value="14.22803" calcext:value-type="float">
            <text:p>14.22803</text:p>
          </table:table-cell>
          <table:table-cell office:value-type="float" office:value="11.23395" calcext:value-type="float">
            <text:p>11.23395</text:p>
          </table:table-cell>
          <table:table-cell office:value-type="float" office:value="2.916382" calcext:value-type="float">
            <text:p>2.91638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0112004" calcext:value-type="float">
            <text:p>20112004</text:p>
          </table:table-cell>
          <table:table-cell office:value-type="float" office:value="8.798218" calcext:value-type="float">
            <text:p>8.798218</text:p>
          </table:table-cell>
          <table:table-cell office:value-type="float" office:value="4.92" calcext:value-type="float">
            <text:p>4.92</text:p>
          </table:table-cell>
          <table:table-cell office:value-type="float" office:value="1.22" calcext:value-type="float">
            <text:p>1.22</text:p>
          </table:table-cell>
          <table:table-cell office:value-type="float" office:value="0.7395177" calcext:value-type="float">
            <text:p>0.7395177</text:p>
          </table:table-cell>
          <table:table-cell office:value-type="float" office:value="0.5882369" calcext:value-type="float">
            <text:p>0.5882369</text:p>
          </table:table-cell>
          <table:table-cell office:value-type="float" office:value="309.96" calcext:value-type="float">
            <text:p>309.96</text:p>
          </table:table-cell>
          <table:table-cell office:value-type="float" office:value="0" calcext:value-type="float">
            <text:p>0</text:p>
          </table:table-cell>
          <table:table-cell office:value-type="float" office:value="16.24609" calcext:value-type="float">
            <text:p>16.24609</text:p>
          </table:table-cell>
          <table:table-cell office:value-type="float" office:value="0.9593506" calcext:value-type="float">
            <text:p>0.9593506</text:p>
          </table:table-cell>
          <table:table-cell office:value-type="float" office:value="12.6228" calcext:value-type="float">
            <text:p>12.6228</text:p>
          </table:table-cell>
          <table:table-cell office:value-type="float" office:value="2.977203" calcext:value-type="float">
            <text:p>2.977203</text:p>
          </table:table-cell>
          <table:table-cell office:value-type="float" office:value="10.33173" calcext:value-type="float">
            <text:p>10.33173</text:p>
          </table:table-cell>
          <table:table-cell office:value-type="float" office:value="4.713959" calcext:value-type="float">
            <text:p>4.713959</text:p>
          </table:table-cell>
          <table:table-cell office:value-type="float" office:value="9.334381" calcext:value-type="float">
            <text:p>9.334381</text:p>
          </table:table-cell>
          <table:table-cell office:value-type="float" office:value="6.163788" calcext:value-type="float">
            <text:p>6.163788</text:p>
          </table:table-cell>
          <table:table-cell office:value-type="float" office:value="9.084106" calcext:value-type="float">
            <text:p>9.084106</text:p>
          </table:table-cell>
          <table:table-cell office:value-type="float" office:value="7.061249" calcext:value-type="float">
            <text:p>7.061249</text:p>
          </table:table-cell>
          <table:table-cell office:value-type="float" office:value="9.163452" calcext:value-type="float">
            <text:p>9.163452</text:p>
          </table:table-cell>
          <table:table-cell office:value-type="float" office:value="8.115234" calcext:value-type="float">
            <text:p>8.115234</text:p>
          </table:table-cell>
          <table:table-cell office:value-type="float" office:value="9.700928" calcext:value-type="float">
            <text:p>9.700928</text:p>
          </table:table-cell>
          <table:table-cell office:value-type="float" office:value="8.966644" calcext:value-type="float">
            <text:p>8.966644</text:p>
          </table:table-cell>
          <table:table-cell office:value-type="float" office:value="10.43365" calcext:value-type="float">
            <text:p>10.43365</text:p>
          </table:table-cell>
          <table:table-cell office:value-type="float" office:value="10.05649" calcext:value-type="float">
            <text:p>10.05649</text:p>
          </table:table-cell>
          <table:table-cell office:value-type="float" office:value="11.48605" calcext:value-type="float">
            <text:p>11.48605</text:p>
          </table:table-cell>
          <table:table-cell office:value-type="float" office:value="11.33228" calcext:value-type="float">
            <text:p>11.33228</text:p>
          </table:table-cell>
          <table:table-cell office:value-type="float" office:value="12.58893" calcext:value-type="float">
            <text:p>12.58893</text:p>
          </table:table-cell>
          <table:table-cell office:value-type="float" office:value="12.51624" calcext:value-type="float">
            <text:p>12.51624</text:p>
          </table:table-cell>
          <table:table-cell office:value-type="float" office:value="13.41837" calcext:value-type="float">
            <text:p>13.41837</text:p>
          </table:table-cell>
          <table:table-cell office:value-type="float" office:value="13.328" calcext:value-type="float">
            <text:p>13.328</text:p>
          </table:table-cell>
          <table:table-cell office:value-type="float" office:value="14.00693" calcext:value-type="float">
            <text:p>14.00693</text:p>
          </table:table-cell>
          <table:table-cell office:value-type="float" office:value="13.90723" calcext:value-type="float">
            <text:p>13.90723</text:p>
          </table:table-cell>
          <table:table-cell office:value-type="float" office:value="14.28174" calcext:value-type="float">
            <text:p>14.28174</text:p>
          </table:table-cell>
          <table:table-cell office:value-type="float" office:value="14.19678" calcext:value-type="float">
            <text:p>14.19678</text:p>
          </table:table-cell>
          <table:table-cell office:value-type="float" office:value="14.22729" calcext:value-type="float">
            <text:p>14.22729</text:p>
          </table:table-cell>
          <table:table-cell office:value-type="float" office:value="14.15717" calcext:value-type="float">
            <text:p>14.15717</text:p>
          </table:table-cell>
          <table:table-cell office:value-type="float" office:value="19.5687" calcext:value-type="float">
            <text:p>19.5687</text:p>
          </table:table-cell>
          <table:table-cell office:value-type="float" office:value="-1.133301" calcext:value-type="float">
            <text:p>-1.13330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1112004" calcext:value-type="float">
            <text:p>21112004</text:p>
          </table:table-cell>
          <table:table-cell office:value-type="float" office:value="6.808121" calcext:value-type="float">
            <text:p>6.808121</text:p>
          </table:table-cell>
          <table:table-cell office:value-type="float" office:value="6.1" calcext:value-type="float">
            <text:p>6.1</text:p>
          </table:table-cell>
          <table:table-cell office:value-type="float" office:value="0.35" calcext:value-type="float">
            <text:p>0.35</text:p>
          </table:table-cell>
          <table:table-cell office:value-type="float" office:value="0.7335743" calcext:value-type="float">
            <text:p>0.7335743</text:p>
          </table:table-cell>
          <table:table-cell office:value-type="float" office:value="0.5527949" calcext:value-type="float">
            <text:p>0.5527949</text:p>
          </table:table-cell>
          <table:table-cell office:value-type="float" office:value="131.292" calcext:value-type="float">
            <text:p>131.292</text:p>
          </table:table-cell>
          <table:table-cell office:value-type="float" office:value="0" calcext:value-type="float">
            <text:p>0</text:p>
          </table:table-cell>
          <table:table-cell office:value-type="float" office:value="12.80786" calcext:value-type="float">
            <text:p>12.80786</text:p>
          </table:table-cell>
          <table:table-cell office:value-type="float" office:value="-0.1206665" calcext:value-type="float">
            <text:p>-0.1206665</text:p>
          </table:table-cell>
          <table:table-cell office:value-type="float" office:value="9.866943" calcext:value-type="float">
            <text:p>9.866943</text:p>
          </table:table-cell>
          <table:table-cell office:value-type="float" office:value="1.742096" calcext:value-type="float">
            <text:p>1.742096</text:p>
          </table:table-cell>
          <table:table-cell office:value-type="float" office:value="8.245697" calcext:value-type="float">
            <text:p>8.245697</text:p>
          </table:table-cell>
          <table:table-cell office:value-type="float" office:value="3.51944" calcext:value-type="float">
            <text:p>3.51944</text:p>
          </table:table-cell>
          <table:table-cell office:value-type="float" office:value="7.766724" calcext:value-type="float">
            <text:p>7.766724</text:p>
          </table:table-cell>
          <table:table-cell office:value-type="float" office:value="5.102936" calcext:value-type="float">
            <text:p>5.102936</text:p>
          </table:table-cell>
          <table:table-cell office:value-type="float" office:value="7.802673" calcext:value-type="float">
            <text:p>7.802673</text:p>
          </table:table-cell>
          <table:table-cell office:value-type="float" office:value="6.14035" calcext:value-type="float">
            <text:p>6.14035</text:p>
          </table:table-cell>
          <table:table-cell office:value-type="float" office:value="8.714203" calcext:value-type="float">
            <text:p>8.714203</text:p>
          </table:table-cell>
          <table:table-cell office:value-type="float" office:value="7.34137" calcext:value-type="float">
            <text:p>7.34137</text:p>
          </table:table-cell>
          <table:table-cell office:value-type="float" office:value="9.308319" calcext:value-type="float">
            <text:p>9.308319</text:p>
          </table:table-cell>
          <table:table-cell office:value-type="float" office:value="8.319427" calcext:value-type="float">
            <text:p>8.319427</text:p>
          </table:table-cell>
          <table:table-cell office:value-type="float" office:value="10.0556" calcext:value-type="float">
            <text:p>10.0556</text:p>
          </table:table-cell>
          <table:table-cell office:value-type="float" office:value="9.552429" calcext:value-type="float">
            <text:p>9.552429</text:p>
          </table:table-cell>
          <table:table-cell office:value-type="float" office:value="11.33044" calcext:value-type="float">
            <text:p>11.33044</text:p>
          </table:table-cell>
          <table:table-cell office:value-type="float" office:value="11.10303" calcext:value-type="float">
            <text:p>11.10303</text:p>
          </table:table-cell>
          <table:table-cell office:value-type="float" office:value="12.51529" calcext:value-type="float">
            <text:p>12.51529</text:p>
          </table:table-cell>
          <table:table-cell office:value-type="float" office:value="12.41159" calcext:value-type="float">
            <text:p>12.41159</text:p>
          </table:table-cell>
          <table:table-cell office:value-type="float" office:value="13.32706" calcext:value-type="float">
            <text:p>13.32706</text:p>
          </table:table-cell>
          <table:table-cell office:value-type="float" office:value="13.23483" calcext:value-type="float">
            <text:p>13.23483</text:p>
          </table:table-cell>
          <table:table-cell office:value-type="float" office:value="13.90619" calcext:value-type="float">
            <text:p>13.90619</text:p>
          </table:table-cell>
          <table:table-cell office:value-type="float" office:value="13.81189" calcext:value-type="float">
            <text:p>13.81189</text:p>
          </table:table-cell>
          <table:table-cell office:value-type="float" office:value="14.19583" calcext:value-type="float">
            <text:p>14.19583</text:p>
          </table:table-cell>
          <table:table-cell office:value-type="float" office:value="14.11166" calcext:value-type="float">
            <text:p>14.11166</text:p>
          </table:table-cell>
          <table:table-cell office:value-type="float" office:value="14.1564" calcext:value-type="float">
            <text:p>14.1564</text:p>
          </table:table-cell>
          <table:table-cell office:value-type="float" office:value="14.08392" calcext:value-type="float">
            <text:p>14.08392</text:p>
          </table:table-cell>
          <table:table-cell office:value-type="float" office:value="14.95197" calcext:value-type="float">
            <text:p>14.95197</text:p>
          </table:table-cell>
          <table:table-cell office:value-type="float" office:value="-1.922485" calcext:value-type="float">
            <text:p>-1.92248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2112004" calcext:value-type="float">
            <text:p>22112004</text:p>
          </table:table-cell>
          <table:table-cell office:value-type="float" office:value="4.72248" calcext:value-type="float">
            <text:p>4.72248</text:p>
          </table:table-cell>
          <table:table-cell office:value-type="float" office:value="9.41" calcext:value-type="float">
            <text:p>9.41</text:p>
          </table:table-cell>
          <table:table-cell office:value-type="float" office:value="3.82" calcext:value-type="float">
            <text:p>3.82</text:p>
          </table:table-cell>
          <table:table-cell office:value-type="float" office:value="0.9177715" calcext:value-type="float">
            <text:p>0.9177715</text:p>
          </table:table-cell>
          <table:table-cell office:value-type="float" office:value="0.7066377" calcext:value-type="float">
            <text:p>0.7066377</text:p>
          </table:table-cell>
          <table:table-cell office:value-type="float" office:value="316.512" calcext:value-type="float">
            <text:p>316.512</text:p>
          </table:table-cell>
          <table:table-cell office:value-type="float" office:value="0" calcext:value-type="float">
            <text:p>0</text:p>
          </table:table-cell>
          <table:table-cell office:value-type="float" office:value="12.47772" calcext:value-type="float">
            <text:p>12.47772</text:p>
          </table:table-cell>
          <table:table-cell office:value-type="float" office:value="1.494568" calcext:value-type="float">
            <text:p>1.494568</text:p>
          </table:table-cell>
          <table:table-cell office:value-type="float" office:value="9.989288" calcext:value-type="float">
            <text:p>9.989288</text:p>
          </table:table-cell>
          <table:table-cell office:value-type="float" office:value="2.736237" calcext:value-type="float">
            <text:p>2.736237</text:p>
          </table:table-cell>
          <table:table-cell office:value-type="float" office:value="8.498108" calcext:value-type="float">
            <text:p>8.498108</text:p>
          </table:table-cell>
          <table:table-cell office:value-type="float" office:value="4.021881" calcext:value-type="float">
            <text:p>4.021881</text:p>
          </table:table-cell>
          <table:table-cell office:value-type="float" office:value="7.869751" calcext:value-type="float">
            <text:p>7.869751</text:p>
          </table:table-cell>
          <table:table-cell office:value-type="float" office:value="5.23645" calcext:value-type="float">
            <text:p>5.23645</text:p>
          </table:table-cell>
          <table:table-cell office:value-type="float" office:value="7.769165" calcext:value-type="float">
            <text:p>7.769165</text:p>
          </table:table-cell>
          <table:table-cell office:value-type="float" office:value="6.073151" calcext:value-type="float">
            <text:p>6.073151</text:p>
          </table:table-cell>
          <table:table-cell office:value-type="float" office:value="7.888763" calcext:value-type="float">
            <text:p>7.888763</text:p>
          </table:table-cell>
          <table:table-cell office:value-type="float" office:value="7.069183" calcext:value-type="float">
            <text:p>7.069183</text:p>
          </table:table-cell>
          <table:table-cell office:value-type="float" office:value="8.540863" calcext:value-type="float">
            <text:p>8.540863</text:p>
          </table:table-cell>
          <table:table-cell office:value-type="float" office:value="7.946808" calcext:value-type="float">
            <text:p>7.946808</text:p>
          </table:table-cell>
          <table:table-cell office:value-type="float" office:value="9.549927" calcext:value-type="float">
            <text:p>9.549927</text:p>
          </table:table-cell>
          <table:table-cell office:value-type="float" office:value="9.185272" calcext:value-type="float">
            <text:p>9.185272</text:p>
          </table:table-cell>
          <table:table-cell office:value-type="float" office:value="11.10028" calcext:value-type="float">
            <text:p>11.10028</text:p>
          </table:table-cell>
          <table:table-cell office:value-type="float" office:value="10.82788" calcext:value-type="float">
            <text:p>10.82788</text:p>
          </table:table-cell>
          <table:table-cell office:value-type="float" office:value="12.41034" calcext:value-type="float">
            <text:p>12.41034</text:p>
          </table:table-cell>
          <table:table-cell office:value-type="float" office:value="12.2731" calcext:value-type="float">
            <text:p>12.2731</text:p>
          </table:table-cell>
          <table:table-cell office:value-type="float" office:value="13.23383" calcext:value-type="float">
            <text:p>13.23383</text:p>
          </table:table-cell>
          <table:table-cell office:value-type="float" office:value="13.13245" calcext:value-type="float">
            <text:p>13.13245</text:p>
          </table:table-cell>
          <table:table-cell office:value-type="float" office:value="13.81088" calcext:value-type="float">
            <text:p>13.81088</text:p>
          </table:table-cell>
          <table:table-cell office:value-type="float" office:value="13.71823" calcext:value-type="float">
            <text:p>13.71823</text:p>
          </table:table-cell>
          <table:table-cell office:value-type="float" office:value="14.11081" calcext:value-type="float">
            <text:p>14.11081</text:p>
          </table:table-cell>
          <table:table-cell office:value-type="float" office:value="14.02716" calcext:value-type="float">
            <text:p>14.02716</text:p>
          </table:table-cell>
          <table:table-cell office:value-type="float" office:value="14.08319" calcext:value-type="float">
            <text:p>14.08319</text:p>
          </table:table-cell>
          <table:table-cell office:value-type="float" office:value="14.00955" calcext:value-type="float">
            <text:p>14.00955</text:p>
          </table:table-cell>
          <table:table-cell office:value-type="float" office:value="15.01263" calcext:value-type="float">
            <text:p>15.01263</text:p>
          </table:table-cell>
          <table:table-cell office:value-type="float" office:value="-0.02206421" calcext:value-type="float">
            <text:p>-0.0220642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3112004" calcext:value-type="float">
            <text:p>23112004</text:p>
          </table:table-cell>
          <table:table-cell office:value-type="float" office:value="5.618124" calcext:value-type="float">
            <text:p>5.618124</text:p>
          </table:table-cell>
          <table:table-cell office:value-type="float" office:value="3.11" calcext:value-type="float">
            <text:p>3.11</text:p>
          </table:table-cell>
          <table:table-cell office:value-type="float" office:value="-0.61" calcext:value-type="float">
            <text:p>-0.61</text:p>
          </table:table-cell>
          <table:table-cell office:value-type="float" office:value="0.6723507" calcext:value-type="float">
            <text:p>0.6723507</text:p>
          </table:table-cell>
          <table:table-cell office:value-type="float" office:value="0.5159225" calcext:value-type="float">
            <text:p>0.5159225</text:p>
          </table:table-cell>
          <table:table-cell office:value-type="float" office:value="432.252" calcext:value-type="float">
            <text:p>432.252</text:p>
          </table:table-cell>
          <table:table-cell office:value-type="float" office:value="0" calcext:value-type="float">
            <text:p>0</text:p>
          </table:table-cell>
          <table:table-cell office:value-type="float" office:value="9.796539" calcext:value-type="float">
            <text:p>9.796539</text:p>
          </table:table-cell>
          <table:table-cell office:value-type="float" office:value="-0.4306335" calcext:value-type="float">
            <text:p>-0.4306335</text:p>
          </table:table-cell>
          <table:table-cell office:value-type="float" office:value="8.056732" calcext:value-type="float">
            <text:p>8.056732</text:p>
          </table:table-cell>
          <table:table-cell office:value-type="float" office:value="1.423279" calcext:value-type="float">
            <text:p>1.423279</text:p>
          </table:table-cell>
          <table:table-cell office:value-type="float" office:value="7.068787" calcext:value-type="float">
            <text:p>7.068787</text:p>
          </table:table-cell>
          <table:table-cell office:value-type="float" office:value="3.243317" calcext:value-type="float">
            <text:p>3.243317</text:p>
          </table:table-cell>
          <table:table-cell office:value-type="float" office:value="6.825806" calcext:value-type="float">
            <text:p>6.825806</text:p>
          </table:table-cell>
          <table:table-cell office:value-type="float" office:value="4.851807" calcext:value-type="float">
            <text:p>4.851807</text:p>
          </table:table-cell>
          <table:table-cell office:value-type="float" office:value="7.223816" calcext:value-type="float">
            <text:p>7.223816</text:p>
          </table:table-cell>
          <table:table-cell office:value-type="float" office:value="5.822845" calcext:value-type="float">
            <text:p>5.822845</text:p>
          </table:table-cell>
          <table:table-cell office:value-type="float" office:value="7.816162" calcext:value-type="float">
            <text:p>7.816162</text:p>
          </table:table-cell>
          <table:table-cell office:value-type="float" office:value="6.851471" calcext:value-type="float">
            <text:p>6.851471</text:p>
          </table:table-cell>
          <table:table-cell office:value-type="float" office:value="8.32428" calcext:value-type="float">
            <text:p>8.32428</text:p>
          </table:table-cell>
          <table:table-cell office:value-type="float" office:value="7.715332" calcext:value-type="float">
            <text:p>7.715332</text:p>
          </table:table-cell>
          <table:table-cell office:value-type="float" office:value="9.186127" calcext:value-type="float">
            <text:p>9.186127</text:p>
          </table:table-cell>
          <table:table-cell office:value-type="float" office:value="8.884644" calcext:value-type="float">
            <text:p>8.884644</text:p>
          </table:table-cell>
          <table:table-cell office:value-type="float" office:value="10.82523" calcext:value-type="float">
            <text:p>10.82523</text:p>
          </table:table-cell>
          <table:table-cell office:value-type="float" office:value="10.58383" calcext:value-type="float">
            <text:p>10.58383</text:p>
          </table:table-cell>
          <table:table-cell office:value-type="float" office:value="12.27151" calcext:value-type="float">
            <text:p>12.27151</text:p>
          </table:table-cell>
          <table:table-cell office:value-type="float" office:value="12.1152" calcext:value-type="float">
            <text:p>12.1152</text:p>
          </table:table-cell>
          <table:table-cell office:value-type="float" office:value="13.13135" calcext:value-type="float">
            <text:p>13.13135</text:p>
          </table:table-cell>
          <table:table-cell office:value-type="float" office:value="13.01837" calcext:value-type="float">
            <text:p>13.01837</text:p>
          </table:table-cell>
          <table:table-cell office:value-type="float" office:value="13.71725" calcext:value-type="float">
            <text:p>13.71725</text:p>
          </table:table-cell>
          <table:table-cell office:value-type="float" office:value="13.62299" calcext:value-type="float">
            <text:p>13.62299</text:p>
          </table:table-cell>
          <table:table-cell office:value-type="float" office:value="14.02628" calcext:value-type="float">
            <text:p>14.02628</text:p>
          </table:table-cell>
          <table:table-cell office:value-type="float" office:value="13.9426" calcext:value-type="float">
            <text:p>13.9426</text:p>
          </table:table-cell>
          <table:table-cell office:value-type="float" office:value="14.00879" calcext:value-type="float">
            <text:p>14.00879</text:p>
          </table:table-cell>
          <table:table-cell office:value-type="float" office:value="13.93417" calcext:value-type="float">
            <text:p>13.93417</text:p>
          </table:table-cell>
          <table:table-cell office:value-type="float" office:value="11.88739" calcext:value-type="float">
            <text:p>11.88739</text:p>
          </table:table-cell>
          <table:table-cell office:value-type="float" office:value="-2.368378" calcext:value-type="float">
            <text:p>-2.36837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4112004" calcext:value-type="float">
            <text:p>24112004</text:p>
          </table:table-cell>
          <table:table-cell office:value-type="float" office:value="9.565732" calcext:value-type="float">
            <text:p>9.565732</text:p>
          </table:table-cell>
          <table:table-cell office:value-type="float" office:value="4.08" calcext:value-type="float">
            <text:p>4.08</text:p>
          </table:table-cell>
          <table:table-cell office:value-type="float" office:value="-5.4" calcext:value-type="float">
            <text:p>-5.4</text:p>
          </table:table-cell>
          <table:table-cell office:value-type="float" office:value="0.6622631" calcext:value-type="float">
            <text:p>0.6622631</text:p>
          </table:table-cell>
          <table:table-cell office:value-type="float" office:value="0.3628972" calcext:value-type="float">
            <text:p>0.3628972</text:p>
          </table:table-cell>
          <table:table-cell office:value-type="float" office:value="295.596" calcext:value-type="float">
            <text:p>295.596</text:p>
          </table:table-cell>
          <table:table-cell office:value-type="float" office:value="0" calcext:value-type="float">
            <text:p>0</text:p>
          </table:table-cell>
          <table:table-cell office:value-type="float" office:value="13.85803" calcext:value-type="float">
            <text:p>13.85803</text:p>
          </table:table-cell>
          <table:table-cell office:value-type="float" office:value="-1.61499" calcext:value-type="float">
            <text:p>-1.61499</text:p>
          </table:table-cell>
          <table:table-cell office:value-type="float" office:value="9.830994" calcext:value-type="float">
            <text:p>9.830994</text:p>
          </table:table-cell>
          <table:table-cell office:value-type="float" office:value="0.2737122" calcext:value-type="float">
            <text:p>0.2737122</text:p>
          </table:table-cell>
          <table:table-cell office:value-type="float" office:value="7.749634" calcext:value-type="float">
            <text:p>7.749634</text:p>
          </table:table-cell>
          <table:table-cell office:value-type="float" office:value="1.925934" calcext:value-type="float">
            <text:p>1.925934</text:p>
          </table:table-cell>
          <table:table-cell office:value-type="float" office:value="6.843353" calcext:value-type="float">
            <text:p>6.843353</text:p>
          </table:table-cell>
          <table:table-cell office:value-type="float" office:value="3.472656" calcext:value-type="float">
            <text:p>3.472656</text:p>
          </table:table-cell>
          <table:table-cell office:value-type="float" office:value="6.660645" calcext:value-type="float">
            <text:p>6.660645</text:p>
          </table:table-cell>
          <table:table-cell office:value-type="float" office:value="4.52832" calcext:value-type="float">
            <text:p>4.52832</text:p>
          </table:table-cell>
          <table:table-cell office:value-type="float" office:value="6.892517" calcext:value-type="float">
            <text:p>6.892517</text:p>
          </table:table-cell>
          <table:table-cell office:value-type="float" office:value="5.762817" calcext:value-type="float">
            <text:p>5.762817</text:p>
          </table:table-cell>
          <table:table-cell office:value-type="float" office:value="7.736053" calcext:value-type="float">
            <text:p>7.736053</text:p>
          </table:table-cell>
          <table:table-cell office:value-type="float" office:value="6.8526" calcext:value-type="float">
            <text:p>6.8526</text:p>
          </table:table-cell>
          <table:table-cell office:value-type="float" office:value="8.881409" calcext:value-type="float">
            <text:p>8.881409</text:p>
          </table:table-cell>
          <table:table-cell office:value-type="float" office:value="8.35614" calcext:value-type="float">
            <text:p>8.35614</text:p>
          </table:table-cell>
          <table:table-cell office:value-type="float" office:value="10.58121" calcext:value-type="float">
            <text:p>10.58121</text:p>
          </table:table-cell>
          <table:table-cell office:value-type="float" office:value="10.27744" calcext:value-type="float">
            <text:p>10.27744</text:p>
          </table:table-cell>
          <table:table-cell office:value-type="float" office:value="12.11349" calcext:value-type="float">
            <text:p>12.11349</text:p>
          </table:table-cell>
          <table:table-cell office:value-type="float" office:value="11.94119" calcext:value-type="float">
            <text:p>11.94119</text:p>
          </table:table-cell>
          <table:table-cell office:value-type="float" office:value="13.01715" calcext:value-type="float">
            <text:p>13.01715</text:p>
          </table:table-cell>
          <table:table-cell office:value-type="float" office:value="12.89438" calcext:value-type="float">
            <text:p>12.89438</text:p>
          </table:table-cell>
          <table:table-cell office:value-type="float" office:value="13.62198" calcext:value-type="float">
            <text:p>13.62198</text:p>
          </table:table-cell>
          <table:table-cell office:value-type="float" office:value="13.52411" calcext:value-type="float">
            <text:p>13.52411</text:p>
          </table:table-cell>
          <table:table-cell office:value-type="float" office:value="13.94168" calcext:value-type="float">
            <text:p>13.94168</text:p>
          </table:table-cell>
          <table:table-cell office:value-type="float" office:value="13.85745" calcext:value-type="float">
            <text:p>13.85745</text:p>
          </table:table-cell>
          <table:table-cell office:value-type="float" office:value="13.93341" calcext:value-type="float">
            <text:p>13.93341</text:p>
          </table:table-cell>
          <table:table-cell office:value-type="float" office:value="13.85861" calcext:value-type="float">
            <text:p>13.85861</text:p>
          </table:table-cell>
          <table:table-cell office:value-type="float" office:value="16.52744" calcext:value-type="float">
            <text:p>16.52744</text:p>
          </table:table-cell>
          <table:table-cell office:value-type="float" office:value="-4.911133" calcext:value-type="float">
            <text:p>-4.91113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5112004" calcext:value-type="float">
            <text:p>25112004</text:p>
          </table:table-cell>
          <table:table-cell office:value-type="float" office:value="7.435043" calcext:value-type="float">
            <text:p>7.435043</text:p>
          </table:table-cell>
          <table:table-cell office:value-type="float" office:value="10.34" calcext:value-type="float">
            <text:p>10.34</text:p>
          </table:table-cell>
          <table:table-cell office:value-type="float" office:value="-4.68" calcext:value-type="float">
            <text:p>-4.68</text:p>
          </table:table-cell>
          <table:table-cell office:value-type="float" office:value="0.8392127" calcext:value-type="float">
            <text:p>0.8392127</text:p>
          </table:table-cell>
          <table:table-cell office:value-type="float" office:value="0.3829128" calcext:value-type="float">
            <text:p>0.3829128</text:p>
          </table:table-cell>
          <table:table-cell office:value-type="float" office:value="228.276" calcext:value-type="float">
            <text:p>228.276</text:p>
          </table:table-cell>
          <table:table-cell office:value-type="float" office:value="0" calcext:value-type="float">
            <text:p>0</text:p>
          </table:table-cell>
          <table:table-cell office:value-type="float" office:value="11.6203" calcext:value-type="float">
            <text:p>11.6203</text:p>
          </table:table-cell>
          <table:table-cell office:value-type="float" office:value="-1.823334" calcext:value-type="float">
            <text:p>-1.823334</text:p>
          </table:table-cell>
          <table:table-cell office:value-type="float" office:value="8.317444" calcext:value-type="float">
            <text:p>8.317444</text:p>
          </table:table-cell>
          <table:table-cell office:value-type="float" office:value="-0.05200195" calcext:value-type="float">
            <text:p>-0.05200195</text:p>
          </table:table-cell>
          <table:table-cell office:value-type="float" office:value="6.594482" calcext:value-type="float">
            <text:p>6.594482</text:p>
          </table:table-cell>
          <table:table-cell office:value-type="float" office:value="1.482635" calcext:value-type="float">
            <text:p>1.482635</text:p>
          </table:table-cell>
          <table:table-cell office:value-type="float" office:value="5.983154" calcext:value-type="float">
            <text:p>5.983154</text:p>
          </table:table-cell>
          <table:table-cell office:value-type="float" office:value="2.990936" calcext:value-type="float">
            <text:p>2.990936</text:p>
          </table:table-cell>
          <table:table-cell office:value-type="float" office:value="5.950684" calcext:value-type="float">
            <text:p>5.950684</text:p>
          </table:table-cell>
          <table:table-cell office:value-type="float" office:value="4.05777" calcext:value-type="float">
            <text:p>4.05777</text:p>
          </table:table-cell>
          <table:table-cell office:value-type="float" office:value="6.466949" calcext:value-type="float">
            <text:p>6.466949</text:p>
          </table:table-cell>
          <table:table-cell office:value-type="float" office:value="5.289246" calcext:value-type="float">
            <text:p>5.289246</text:p>
          </table:table-cell>
          <table:table-cell office:value-type="float" office:value="7.240753" calcext:value-type="float">
            <text:p>7.240753</text:p>
          </table:table-cell>
          <table:table-cell office:value-type="float" office:value="6.363953" calcext:value-type="float">
            <text:p>6.363953</text:p>
          </table:table-cell>
          <table:table-cell office:value-type="float" office:value="8.354858" calcext:value-type="float">
            <text:p>8.354858</text:p>
          </table:table-cell>
          <table:table-cell office:value-type="float" office:value="7.894501" calcext:value-type="float">
            <text:p>7.894501</text:p>
          </table:table-cell>
          <table:table-cell office:value-type="float" office:value="10.2742" calcext:value-type="float">
            <text:p>10.2742</text:p>
          </table:table-cell>
          <table:table-cell office:value-type="float" office:value="9.949036" calcext:value-type="float">
            <text:p>9.949036</text:p>
          </table:table-cell>
          <table:table-cell office:value-type="float" office:value="11.93921" calcext:value-type="float">
            <text:p>11.93921</text:p>
          </table:table-cell>
          <table:table-cell office:value-type="float" office:value="11.74496" calcext:value-type="float">
            <text:p>11.74496</text:p>
          </table:table-cell>
          <table:table-cell office:value-type="float" office:value="12.89304" calcext:value-type="float">
            <text:p>12.89304</text:p>
          </table:table-cell>
          <table:table-cell office:value-type="float" office:value="12.75909" calcext:value-type="float">
            <text:p>12.75909</text:p>
          </table:table-cell>
          <table:table-cell office:value-type="float" office:value="13.5231" calcext:value-type="float">
            <text:p>13.5231</text:p>
          </table:table-cell>
          <table:table-cell office:value-type="float" office:value="13.42035" calcext:value-type="float">
            <text:p>13.42035</text:p>
          </table:table-cell>
          <table:table-cell office:value-type="float" office:value="13.85657" calcext:value-type="float">
            <text:p>13.85657</text:p>
          </table:table-cell>
          <table:table-cell office:value-type="float" office:value="13.77072" calcext:value-type="float">
            <text:p>13.77072</text:p>
          </table:table-cell>
          <table:table-cell office:value-type="float" office:value="13.85785" calcext:value-type="float">
            <text:p>13.85785</text:p>
          </table:table-cell>
          <table:table-cell office:value-type="float" office:value="13.78177" calcext:value-type="float">
            <text:p>13.78177</text:p>
          </table:table-cell>
          <table:table-cell office:value-type="float" office:value="14.61609" calcext:value-type="float">
            <text:p>14.61609</text:p>
          </table:table-cell>
          <table:table-cell office:value-type="float" office:value="-5.376953" calcext:value-type="float">
            <text:p>-5.37695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6112004" calcext:value-type="float">
            <text:p>26112004</text:p>
          </table:table-cell>
          <table:table-cell office:value-type="float" office:value="3.915269" calcext:value-type="float">
            <text:p>3.915269</text:p>
          </table:table-cell>
          <table:table-cell office:value-type="float" office:value="10.34" calcext:value-type="float">
            <text:p>10.34</text:p>
          </table:table-cell>
          <table:table-cell office:value-type="float" office:value="1.68" calcext:value-type="float">
            <text:p>1.68</text:p>
          </table:table-cell>
          <table:table-cell office:value-type="float" office:value="0.9624148" calcext:value-type="float">
            <text:p>0.9624148</text:p>
          </table:table-cell>
          <table:table-cell office:value-type="float" office:value="0.607789" calcext:value-type="float">
            <text:p>0.607789</text:p>
          </table:table-cell>
          <table:table-cell office:value-type="float" office:value="242.964" calcext:value-type="float">
            <text:p>242.964</text:p>
          </table:table-cell>
          <table:table-cell office:value-type="float" office:value="8.1" calcext:value-type="float">
            <text:p>8.1</text:p>
          </table:table-cell>
          <table:table-cell office:value-type="float" office:value="12.01938" calcext:value-type="float">
            <text:p>12.01938</text:p>
          </table:table-cell>
          <table:table-cell office:value-type="float" office:value="0.1133728" calcext:value-type="float">
            <text:p>0.1133728</text:p>
          </table:table-cell>
          <table:table-cell office:value-type="float" office:value="8.829834" calcext:value-type="float">
            <text:p>8.829834</text:p>
          </table:table-cell>
          <table:table-cell office:value-type="float" office:value="1.787079" calcext:value-type="float">
            <text:p>1.787079</text:p>
          </table:table-cell>
          <table:table-cell office:value-type="float" office:value="7.464905" calcext:value-type="float">
            <text:p>7.464905</text:p>
          </table:table-cell>
          <table:table-cell office:value-type="float" office:value="3.064301" calcext:value-type="float">
            <text:p>3.064301</text:p>
          </table:table-cell>
          <table:table-cell office:value-type="float" office:value="6.877686" calcext:value-type="float">
            <text:p>6.877686</text:p>
          </table:table-cell>
          <table:table-cell office:value-type="float" office:value="4.174835" calcext:value-type="float">
            <text:p>4.174835</text:p>
          </table:table-cell>
          <table:table-cell office:value-type="float" office:value="6.706543" calcext:value-type="float">
            <text:p>6.706543</text:p>
          </table:table-cell>
          <table:table-cell office:value-type="float" office:value="4.910919" calcext:value-type="float">
            <text:p>4.910919</text:p>
          </table:table-cell>
          <table:table-cell office:value-type="float" office:value="6.76297" calcext:value-type="float">
            <text:p>6.76297</text:p>
          </table:table-cell>
          <table:table-cell office:value-type="float" office:value="5.771545" calcext:value-type="float">
            <text:p>5.771545</text:p>
          </table:table-cell>
          <table:table-cell office:value-type="float" office:value="7.114227" calcext:value-type="float">
            <text:p>7.114227</text:p>
          </table:table-cell>
          <table:table-cell office:value-type="float" office:value="6.560638" calcext:value-type="float">
            <text:p>6.560638</text:p>
          </table:table-cell>
          <table:table-cell office:value-type="float" office:value="7.894104" calcext:value-type="float">
            <text:p>7.894104</text:p>
          </table:table-cell>
          <table:table-cell office:value-type="float" office:value="7.790009" calcext:value-type="float">
            <text:p>7.790009</text:p>
          </table:table-cell>
          <table:table-cell office:value-type="float" office:value="9.945648" calcext:value-type="float">
            <text:p>9.945648</text:p>
          </table:table-cell>
          <table:table-cell office:value-type="float" office:value="9.6828" calcext:value-type="float">
            <text:p>9.6828</text:p>
          </table:table-cell>
          <table:table-cell office:value-type="float" office:value="11.74283" calcext:value-type="float">
            <text:p>11.74283</text:p>
          </table:table-cell>
          <table:table-cell office:value-type="float" office:value="11.53745" calcext:value-type="float">
            <text:p>11.53745</text:p>
          </table:table-cell>
          <table:table-cell office:value-type="float" office:value="12.7576" calcext:value-type="float">
            <text:p>12.7576</text:p>
          </table:table-cell>
          <table:table-cell office:value-type="float" office:value="12.6123" calcext:value-type="float">
            <text:p>12.6123</text:p>
          </table:table-cell>
          <table:table-cell office:value-type="float" office:value="13.41928" calcext:value-type="float">
            <text:p>13.41928</text:p>
          </table:table-cell>
          <table:table-cell office:value-type="float" office:value="13.31143" calcext:value-type="float">
            <text:p>13.31143</text:p>
          </table:table-cell>
          <table:table-cell office:value-type="float" office:value="13.76981" calcext:value-type="float">
            <text:p>13.76981</text:p>
          </table:table-cell>
          <table:table-cell office:value-type="float" office:value="13.68216" calcext:value-type="float">
            <text:p>13.68216</text:p>
          </table:table-cell>
          <table:table-cell office:value-type="float" office:value="13.78098" calcext:value-type="float">
            <text:p>13.78098</text:p>
          </table:table-cell>
          <table:table-cell office:value-type="float" office:value="13.70425" calcext:value-type="float">
            <text:p>13.70425</text:p>
          </table:table-cell>
          <table:table-cell office:value-type="float" office:value="15.87653" calcext:value-type="float">
            <text:p>15.87653</text:p>
          </table:table-cell>
          <table:table-cell office:value-type="float" office:value="-1.503601" calcext:value-type="float">
            <text:p>-1.50360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7112004" calcext:value-type="float">
            <text:p>27112004</text:p>
          </table:table-cell>
          <table:table-cell office:value-type="float" office:value="3.52656" calcext:value-type="float">
            <text:p>3.52656</text:p>
          </table:table-cell>
          <table:table-cell office:value-type="float" office:value="2.81" calcext:value-type="float">
            <text:p>2.81</text:p>
          </table:table-cell>
          <table:table-cell office:value-type="float" office:value="-3.02" calcext:value-type="float">
            <text:p>-3.02</text:p>
          </table:table-cell>
          <table:table-cell office:value-type="float" office:value="0.658318" calcext:value-type="float">
            <text:p>0.658318</text:p>
          </table:table-cell>
          <table:table-cell office:value-type="float" office:value="0.4328951" calcext:value-type="float">
            <text:p>0.4328951</text:p>
          </table:table-cell>
          <table:table-cell office:value-type="float" office:value="491.508" calcext:value-type="float">
            <text:p>491.508</text:p>
          </table:table-cell>
          <table:table-cell office:value-type="float" office:value="0" calcext:value-type="float">
            <text:p>0</text:p>
          </table:table-cell>
          <table:table-cell office:value-type="float" office:value="6.139465" calcext:value-type="float">
            <text:p>6.139465</text:p>
          </table:table-cell>
          <table:table-cell office:value-type="float" office:value="-1.069275" calcext:value-type="float">
            <text:p>-1.069275</text:p>
          </table:table-cell>
          <table:table-cell office:value-type="float" office:value="5.085999" calcext:value-type="float">
            <text:p>5.085999</text:p>
          </table:table-cell>
          <table:table-cell office:value-type="float" office:value="0.4814758" calcext:value-type="float">
            <text:p>0.4814758</text:p>
          </table:table-cell>
          <table:table-cell office:value-type="float" office:value="5.046692" calcext:value-type="float">
            <text:p>5.046692</text:p>
          </table:table-cell>
          <table:table-cell office:value-type="float" office:value="2.079926" calcext:value-type="float">
            <text:p>2.079926</text:p>
          </table:table-cell>
          <table:table-cell office:value-type="float" office:value="5.848999" calcext:value-type="float">
            <text:p>5.848999</text:p>
          </table:table-cell>
          <table:table-cell office:value-type="float" office:value="3.588898" calcext:value-type="float">
            <text:p>3.588898</text:p>
          </table:table-cell>
          <table:table-cell office:value-type="float" office:value="6.294434" calcext:value-type="float">
            <text:p>6.294434</text:p>
          </table:table-cell>
          <table:table-cell office:value-type="float" office:value="4.562561" calcext:value-type="float">
            <text:p>4.562561</text:p>
          </table:table-cell>
          <table:table-cell office:value-type="float" office:value="6.737244" calcext:value-type="float">
            <text:p>6.737244</text:p>
          </table:table-cell>
          <table:table-cell office:value-type="float" office:value="5.669739" calcext:value-type="float">
            <text:p>5.669739</text:p>
          </table:table-cell>
          <table:table-cell office:value-type="float" office:value="7.123322" calcext:value-type="float">
            <text:p>7.123322</text:p>
          </table:table-cell>
          <table:table-cell office:value-type="float" office:value="6.519226" calcext:value-type="float">
            <text:p>6.519226</text:p>
          </table:table-cell>
          <table:table-cell office:value-type="float" office:value="7.902985" calcext:value-type="float">
            <text:p>7.902985</text:p>
          </table:table-cell>
          <table:table-cell office:value-type="float" office:value="7.727325" calcext:value-type="float">
            <text:p>7.727325</text:p>
          </table:table-cell>
          <table:table-cell office:value-type="float" office:value="9.680847" calcext:value-type="float">
            <text:p>9.680847</text:p>
          </table:table-cell>
          <table:table-cell office:value-type="float" office:value="9.520081" calcext:value-type="float">
            <text:p>9.520081</text:p>
          </table:table-cell>
          <table:table-cell office:value-type="float" office:value="11.53531" calcext:value-type="float">
            <text:p>11.53531</text:p>
          </table:table-cell>
          <table:table-cell office:value-type="float" office:value="11.34552" calcext:value-type="float">
            <text:p>11.34552</text:p>
          </table:table-cell>
          <table:table-cell office:value-type="float" office:value="12.61072" calcext:value-type="float">
            <text:p>12.61072</text:p>
          </table:table-cell>
          <table:table-cell office:value-type="float" office:value="12.46033" calcext:value-type="float">
            <text:p>12.46033</text:p>
          </table:table-cell>
          <table:table-cell office:value-type="float" office:value="13.31027" calcext:value-type="float">
            <text:p>13.31027</text:p>
          </table:table-cell>
          <table:table-cell office:value-type="float" office:value="13.19684" calcext:value-type="float">
            <text:p>13.19684</text:p>
          </table:table-cell>
          <table:table-cell office:value-type="float" office:value="13.68121" calcext:value-type="float">
            <text:p>13.68121</text:p>
          </table:table-cell>
          <table:table-cell office:value-type="float" office:value="13.59152" calcext:value-type="float">
            <text:p>13.59152</text:p>
          </table:table-cell>
          <table:table-cell office:value-type="float" office:value="13.70346" calcext:value-type="float">
            <text:p>13.70346</text:p>
          </table:table-cell>
          <table:table-cell office:value-type="float" office:value="13.625" calcext:value-type="float">
            <text:p>13.625</text:p>
          </table:table-cell>
          <table:table-cell office:value-type="float" office:value="8.237732" calcext:value-type="float">
            <text:p>8.237732</text:p>
          </table:table-cell>
          <table:table-cell office:value-type="float" office:value="-3.563416" calcext:value-type="float">
            <text:p>-3.56341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8112004" calcext:value-type="float">
            <text:p>28112004</text:p>
          </table:table-cell>
          <table:table-cell office:value-type="float" office:value="1.86948" calcext:value-type="float">
            <text:p>1.86948</text:p>
          </table:table-cell>
          <table:table-cell office:value-type="float" office:value="-0.97" calcext:value-type="float">
            <text:p>-0.97</text:p>
          </table:table-cell>
          <table:table-cell office:value-type="float" office:value="-4.69" calcext:value-type="float">
            <text:p>-4.69</text:p>
          </table:table-cell>
          <table:table-cell office:value-type="float" office:value="0.5026745" calcext:value-type="float">
            <text:p>0.5026745</text:p>
          </table:table-cell>
          <table:table-cell office:value-type="float" office:value="0.3826276" calcext:value-type="float">
            <text:p>0.3826276</text:p>
          </table:table-cell>
          <table:table-cell office:value-type="float" office:value="308.736" calcext:value-type="float">
            <text:p>308.736</text:p>
          </table:table-cell>
          <table:table-cell office:value-type="float" office:value="0" calcext:value-type="float">
            <text:p>0</text:p>
          </table:table-cell>
          <table:table-cell office:value-type="float" office:value="0.04614258" calcext:value-type="float">
            <text:p>0.04614258</text:p>
          </table:table-cell>
          <table:table-cell office:value-type="float" office:value="-2.191498" calcext:value-type="float">
            <text:p>-2.191498</text:p>
          </table:table-cell>
          <table:table-cell office:value-type="float" office:value="0.7447205" calcext:value-type="float">
            <text:p>0.7447205</text:p>
          </table:table-cell>
          <table:table-cell office:value-type="float" office:value="-0.1663513" calcext:value-type="float">
            <text:p>-0.1663513</text:p>
          </table:table-cell>
          <table:table-cell office:value-type="float" office:value="2.042084" calcext:value-type="float">
            <text:p>2.042084</text:p>
          </table:table-cell>
          <table:table-cell office:value-type="float" office:value="0.9734192" calcext:value-type="float">
            <text:p>0.9734192</text:p>
          </table:table-cell>
          <table:table-cell office:value-type="float" office:value="3.546448" calcext:value-type="float">
            <text:p>3.546448</text:p>
          </table:table-cell>
          <table:table-cell office:value-type="float" office:value="2.188324" calcext:value-type="float">
            <text:p>2.188324</text:p>
          </table:table-cell>
          <table:table-cell office:value-type="float" office:value="4.526154" calcext:value-type="float">
            <text:p>4.526154</text:p>
          </table:table-cell>
          <table:table-cell office:value-type="float" office:value="3.100342" calcext:value-type="float">
            <text:p>3.100342</text:p>
          </table:table-cell>
          <table:table-cell office:value-type="float" office:value="5.645233" calcext:value-type="float">
            <text:p>5.645233</text:p>
          </table:table-cell>
          <table:table-cell office:value-type="float" office:value="4.217316" calcext:value-type="float">
            <text:p>4.217316</text:p>
          </table:table-cell>
          <table:table-cell office:value-type="float" office:value="6.50589" calcext:value-type="float">
            <text:p>6.50589</text:p>
          </table:table-cell>
          <table:table-cell office:value-type="float" office:value="5.321045" calcext:value-type="float">
            <text:p>5.321045</text:p>
          </table:table-cell>
          <table:table-cell office:value-type="float" office:value="7.723938" calcext:value-type="float">
            <text:p>7.723938</text:p>
          </table:table-cell>
          <table:table-cell office:value-type="float" office:value="7.062622" calcext:value-type="float">
            <text:p>7.062622</text:p>
          </table:table-cell>
          <table:table-cell office:value-type="float" office:value="9.518188" calcext:value-type="float">
            <text:p>9.518188</text:p>
          </table:table-cell>
          <table:table-cell office:value-type="float" office:value="9.254547" calcext:value-type="float">
            <text:p>9.254547</text:p>
          </table:table-cell>
          <table:table-cell office:value-type="float" office:value="11.34363" calcext:value-type="float">
            <text:p>11.34363</text:p>
          </table:table-cell>
          <table:table-cell office:value-type="float" office:value="11.16049" calcext:value-type="float">
            <text:p>11.16049</text:p>
          </table:table-cell>
          <table:table-cell office:value-type="float" office:value="12.45874" calcext:value-type="float">
            <text:p>12.45874</text:p>
          </table:table-cell>
          <table:table-cell office:value-type="float" office:value="12.30972" calcext:value-type="float">
            <text:p>12.30972</text:p>
          </table:table-cell>
          <table:table-cell office:value-type="float" office:value="13.19568" calcext:value-type="float">
            <text:p>13.19568</text:p>
          </table:table-cell>
          <table:table-cell office:value-type="float" office:value="13.08005" calcext:value-type="float">
            <text:p>13.08005</text:p>
          </table:table-cell>
          <table:table-cell office:value-type="float" office:value="13.59052" calcext:value-type="float">
            <text:p>13.59052</text:p>
          </table:table-cell>
          <table:table-cell office:value-type="float" office:value="13.49695" calcext:value-type="float">
            <text:p>13.49695</text:p>
          </table:table-cell>
          <table:table-cell office:value-type="float" office:value="13.62421" calcext:value-type="float">
            <text:p>13.62421</text:p>
          </table:table-cell>
          <table:table-cell office:value-type="float" office:value="13.5437" calcext:value-type="float">
            <text:p>13.5437</text:p>
          </table:table-cell>
          <table:table-cell office:value-type="float" office:value="-0.3079224" calcext:value-type="float">
            <text:p>-0.3079224</text:p>
          </table:table-cell>
          <table:table-cell office:value-type="float" office:value="-5.243195" calcext:value-type="float">
            <text:p>-5.24319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9112004" calcext:value-type="float">
            <text:p>29112004</text:p>
          </table:table-cell>
          <table:table-cell office:value-type="float" office:value="7.15781" calcext:value-type="float">
            <text:p>7.15781</text:p>
          </table:table-cell>
          <table:table-cell office:value-type="float" office:value="-0.7" calcext:value-type="float">
            <text:p>-0.7</text:p>
          </table:table-cell>
          <table:table-cell office:value-type="float" office:value="-10.42" calcext:value-type="float">
            <text:p>-10.42</text:p>
          </table:table-cell>
          <table:table-cell office:value-type="float" office:value="0.5125809" calcext:value-type="float">
            <text:p>0.5125809</text:p>
          </table:table-cell>
          <table:table-cell office:value-type="float" office:value="0.2475518" calcext:value-type="float">
            <text:p>0.2475518</text:p>
          </table:table-cell>
          <table:table-cell office:value-type="float" office:value="427.536" calcext:value-type="float">
            <text:p>427.536</text:p>
          </table:table-cell>
          <table:table-cell office:value-type="float" office:value="0" calcext:value-type="float">
            <text:p>0</text:p>
          </table:table-cell>
          <table:table-cell office:value-type="float" office:value="3.915863" calcext:value-type="float">
            <text:p>3.915863</text:p>
          </table:table-cell>
          <table:table-cell office:value-type="float" office:value="-4.701569" calcext:value-type="float">
            <text:p>-4.701569</text:p>
          </table:table-cell>
          <table:table-cell office:value-type="float" office:value="1.667938" calcext:value-type="float">
            <text:p>1.667938</text:p>
          </table:table-cell>
          <table:table-cell office:value-type="float" office:value="-0.5361328" calcext:value-type="float">
            <text:p>-0.5361328</text:p>
          </table:table-cell>
          <table:table-cell office:value-type="float" office:value="1.898926" calcext:value-type="float">
            <text:p>1.898926</text:p>
          </table:table-cell>
          <table:table-cell office:value-type="float" office:value="0.6513367" calcext:value-type="float">
            <text:p>0.6513367</text:p>
          </table:table-cell>
          <table:table-cell office:value-type="float" office:value="2.491364" calcext:value-type="float">
            <text:p>2.491364</text:p>
          </table:table-cell>
          <table:table-cell office:value-type="float" office:value="1.831207" calcext:value-type="float">
            <text:p>1.831207</text:p>
          </table:table-cell>
          <table:table-cell office:value-type="float" office:value="3.089813" calcext:value-type="float">
            <text:p>3.089813</text:p>
          </table:table-cell>
          <table:table-cell office:value-type="float" office:value="2.681976" calcext:value-type="float">
            <text:p>2.681976</text:p>
          </table:table-cell>
          <table:table-cell office:value-type="float" office:value="4.206604" calcext:value-type="float">
            <text:p>4.206604</text:p>
          </table:table-cell>
          <table:table-cell office:value-type="float" office:value="3.711395" calcext:value-type="float">
            <text:p>3.711395</text:p>
          </table:table-cell>
          <table:table-cell office:value-type="float" office:value="5.311554" calcext:value-type="float">
            <text:p>5.311554</text:p>
          </table:table-cell>
          <table:table-cell office:value-type="float" office:value="4.741516" calcext:value-type="float">
            <text:p>4.741516</text:p>
          </table:table-cell>
          <table:table-cell office:value-type="float" office:value="7.055054" calcext:value-type="float">
            <text:p>7.055054</text:p>
          </table:table-cell>
          <table:table-cell office:value-type="float" office:value="6.426086" calcext:value-type="float">
            <text:p>6.426086</text:p>
          </table:table-cell>
          <table:table-cell office:value-type="float" office:value="9.250885" calcext:value-type="float">
            <text:p>9.250885</text:p>
          </table:table-cell>
          <table:table-cell office:value-type="float" office:value="8.861145" calcext:value-type="float">
            <text:p>8.861145</text:p>
          </table:table-cell>
          <table:table-cell office:value-type="float" office:value="11.15845" calcext:value-type="float">
            <text:p>11.15845</text:p>
          </table:table-cell>
          <table:table-cell office:value-type="float" office:value="10.94714" calcext:value-type="float">
            <text:p>10.94714</text:p>
          </table:table-cell>
          <table:table-cell office:value-type="float" office:value="12.30814" calcext:value-type="float">
            <text:p>12.30814</text:p>
          </table:table-cell>
          <table:table-cell office:value-type="float" office:value="12.1546" calcext:value-type="float">
            <text:p>12.1546</text:p>
          </table:table-cell>
          <table:table-cell office:value-type="float" office:value="13.07883" calcext:value-type="float">
            <text:p>13.07883</text:p>
          </table:table-cell>
          <table:table-cell office:value-type="float" office:value="12.95898" calcext:value-type="float">
            <text:p>12.95898</text:p>
          </table:table-cell>
          <table:table-cell office:value-type="float" office:value="13.49597" calcext:value-type="float">
            <text:p>13.49597</text:p>
          </table:table-cell>
          <table:table-cell office:value-type="float" office:value="13.40012" calcext:value-type="float">
            <text:p>13.40012</text:p>
          </table:table-cell>
          <table:table-cell office:value-type="float" office:value="13.54285" calcext:value-type="float">
            <text:p>13.54285</text:p>
          </table:table-cell>
          <table:table-cell office:value-type="float" office:value="13.46063" calcext:value-type="float">
            <text:p>13.46063</text:p>
          </table:table-cell>
          <table:table-cell office:value-type="float" office:value="8.690735" calcext:value-type="float">
            <text:p>8.690735</text:p>
          </table:table-cell>
          <table:table-cell office:value-type="float" office:value="-11.4007" calcext:value-type="float">
            <text:p>-11.400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0112004" calcext:value-type="float">
            <text:p>30112004</text:p>
          </table:table-cell>
          <table:table-cell office:value-type="float" office:value="9.466598" calcext:value-type="float">
            <text:p>9.466598</text:p>
          </table:table-cell>
          <table:table-cell office:value-type="float" office:value="-0.48" calcext:value-type="float">
            <text:p>-0.48</text:p>
          </table:table-cell>
          <table:table-cell office:value-type="float" office:value="-13.43" calcext:value-type="float">
            <text:p>-13.43</text:p>
          </table:table-cell>
          <table:table-cell office:value-type="float" office:value="0.5207819" calcext:value-type="float">
            <text:p>0.5207819</text:p>
          </table:table-cell>
          <table:table-cell office:value-type="float" office:value="0.1954264" calcext:value-type="float">
            <text:p>0.1954264</text:p>
          </table:table-cell>
          <table:table-cell office:value-type="float" office:value="131.616" calcext:value-type="float">
            <text:p>131.616</text:p>
          </table:table-cell>
          <table:table-cell office:value-type="float" office:value="0" calcext:value-type="float">
            <text:p>0</text:p>
          </table:table-cell>
          <table:table-cell office:value-type="float" office:value="4.030823" calcext:value-type="float">
            <text:p>4.030823</text:p>
          </table:table-cell>
          <table:table-cell office:value-type="float" office:value="-7.459045" calcext:value-type="float">
            <text:p>-7.459045</text:p>
          </table:table-cell>
          <table:table-cell office:value-type="float" office:value="0.7097778" calcext:value-type="float">
            <text:p>0.7097778</text:p>
          </table:table-cell>
          <table:table-cell office:value-type="float" office:value="-0.9870605" calcext:value-type="float">
            <text:p>-0.9870605</text:p>
          </table:table-cell>
          <table:table-cell office:value-type="float" office:value="1.143524" calcext:value-type="float">
            <text:p>1.143524</text:p>
          </table:table-cell>
          <table:table-cell office:value-type="float" office:value="0.1192932" calcext:value-type="float">
            <text:p>0.1192932</text:p>
          </table:table-cell>
          <table:table-cell office:value-type="float" office:value="1.869415" calcext:value-type="float">
            <text:p>1.869415</text:p>
          </table:table-cell>
          <table:table-cell office:value-type="float" office:value="1.3237" calcext:value-type="float">
            <text:p>1.3237</text:p>
          </table:table-cell>
          <table:table-cell office:value-type="float" office:value="2.669342" calcext:value-type="float">
            <text:p>2.669342</text:p>
          </table:table-cell>
          <table:table-cell office:value-type="float" office:value="2.215393" calcext:value-type="float">
            <text:p>2.215393</text:p>
          </table:table-cell>
          <table:table-cell office:value-type="float" office:value="3.702301" calcext:value-type="float">
            <text:p>3.702301</text:p>
          </table:table-cell>
          <table:table-cell office:value-type="float" office:value="3.220795" calcext:value-type="float">
            <text:p>3.220795</text:p>
          </table:table-cell>
          <table:table-cell office:value-type="float" office:value="4.735077" calcext:value-type="float">
            <text:p>4.735077</text:p>
          </table:table-cell>
          <table:table-cell office:value-type="float" office:value="4.228851" calcext:value-type="float">
            <text:p>4.228851</text:p>
          </table:table-cell>
          <table:table-cell office:value-type="float" office:value="6.42099" calcext:value-type="float">
            <text:p>6.42099</text:p>
          </table:table-cell>
          <table:table-cell office:value-type="float" office:value="5.916321" calcext:value-type="float">
            <text:p>5.916321</text:p>
          </table:table-cell>
          <table:table-cell office:value-type="float" office:value="8.856964" calcext:value-type="float">
            <text:p>8.856964</text:p>
          </table:table-cell>
          <table:table-cell office:value-type="float" office:value="8.458252" calcext:value-type="float">
            <text:p>8.458252</text:p>
          </table:table-cell>
          <table:table-cell office:value-type="float" office:value="10.94476" calcext:value-type="float">
            <text:p>10.94476</text:p>
          </table:table-cell>
          <table:table-cell office:value-type="float" office:value="10.70413" calcext:value-type="float">
            <text:p>10.70413</text:p>
          </table:table-cell>
          <table:table-cell office:value-type="float" office:value="12.15292" calcext:value-type="float">
            <text:p>12.15292</text:p>
          </table:table-cell>
          <table:table-cell office:value-type="float" office:value="11.98697" calcext:value-type="float">
            <text:p>11.98697</text:p>
          </table:table-cell>
          <table:table-cell office:value-type="float" office:value="12.9577" calcext:value-type="float">
            <text:p>12.9577</text:p>
          </table:table-cell>
          <table:table-cell office:value-type="float" office:value="12.83289" calcext:value-type="float">
            <text:p>12.83289</text:p>
          </table:table-cell>
          <table:table-cell office:value-type="float" office:value="13.39908" calcext:value-type="float">
            <text:p>13.39908</text:p>
          </table:table-cell>
          <table:table-cell office:value-type="float" office:value="13.30054" calcext:value-type="float">
            <text:p>13.30054</text:p>
          </table:table-cell>
          <table:table-cell office:value-type="float" office:value="13.45978" calcext:value-type="float">
            <text:p>13.45978</text:p>
          </table:table-cell>
          <table:table-cell office:value-type="float" office:value="13.37613" calcext:value-type="float">
            <text:p>13.37613</text:p>
          </table:table-cell>
          <table:table-cell office:value-type="float" office:value="6.820038" calcext:value-type="float">
            <text:p>6.820038</text:p>
          </table:table-cell>
          <table:table-cell office:value-type="float" office:value="-13.59528" calcext:value-type="float">
            <text:p>-13.5952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122004" calcext:value-type="float">
            <text:p>1122004</text:p>
          </table:table-cell>
          <table:table-cell office:value-type="float" office:value="8.36851" calcext:value-type="float">
            <text:p>8.36851</text:p>
          </table:table-cell>
          <table:table-cell office:value-type="float" office:value="-0.11" calcext:value-type="float">
            <text:p>-0.11</text:p>
          </table:table-cell>
          <table:table-cell office:value-type="float" office:value="-12.12" calcext:value-type="float">
            <text:p>-12.12</text:p>
          </table:table-cell>
          <table:table-cell office:value-type="float" office:value="0.5348416" calcext:value-type="float">
            <text:p>0.5348416</text:p>
          </table:table-cell>
          <table:table-cell office:value-type="float" office:value="0.2167524" calcext:value-type="float">
            <text:p>0.2167524</text:p>
          </table:table-cell>
          <table:table-cell office:value-type="float" office:value="152.136" calcext:value-type="float">
            <text:p>152.136</text:p>
          </table:table-cell>
          <table:table-cell office:value-type="float" office:value="0" calcext:value-type="float">
            <text:p>0</text:p>
          </table:table-cell>
          <table:table-cell office:value-type="float" office:value="6.244446" calcext:value-type="float">
            <text:p>6.244446</text:p>
          </table:table-cell>
          <table:table-cell office:value-type="float" office:value="-7.01651" calcext:value-type="float">
            <text:p>-7.01651</text:p>
          </table:table-cell>
          <table:table-cell office:value-type="float" office:value="0.9203491" calcext:value-type="float">
            <text:p>0.9203491</text:p>
          </table:table-cell>
          <table:table-cell office:value-type="float" office:value="-0.9767761" calcext:value-type="float">
            <text:p>-0.9767761</text:p>
          </table:table-cell>
          <table:table-cell office:value-type="float" office:value="1.126648" calcext:value-type="float">
            <text:p>1.126648</text:p>
          </table:table-cell>
          <table:table-cell office:value-type="float" office:value="-0.005432129" calcext:value-type="float">
            <text:p>-0.005432129</text:p>
          </table:table-cell>
          <table:table-cell office:value-type="float" office:value="1.717163" calcext:value-type="float">
            <text:p>1.717163</text:p>
          </table:table-cell>
          <table:table-cell office:value-type="float" office:value="1.094055" calcext:value-type="float">
            <text:p>1.094055</text:p>
          </table:table-cell>
          <table:table-cell office:value-type="float" office:value="2.272675" calcext:value-type="float">
            <text:p>2.272675</text:p>
          </table:table-cell>
          <table:table-cell office:value-type="float" office:value="1.920624" calcext:value-type="float">
            <text:p>1.920624</text:p>
          </table:table-cell>
          <table:table-cell office:value-type="float" office:value="3.214996" calcext:value-type="float">
            <text:p>3.214996</text:p>
          </table:table-cell>
          <table:table-cell office:value-type="float" office:value="2.913147" calcext:value-type="float">
            <text:p>2.913147</text:p>
          </table:table-cell>
          <table:table-cell office:value-type="float" office:value="4.224457" calcext:value-type="float">
            <text:p>4.224457</text:p>
          </table:table-cell>
          <table:table-cell office:value-type="float" office:value="3.909454" calcext:value-type="float">
            <text:p>3.909454</text:p>
          </table:table-cell>
          <table:table-cell office:value-type="float" office:value="5.911987" calcext:value-type="float">
            <text:p>5.911987</text:p>
          </table:table-cell>
          <table:table-cell office:value-type="float" office:value="5.51651" calcext:value-type="float">
            <text:p>5.51651</text:p>
          </table:table-cell>
          <table:table-cell office:value-type="float" office:value="8.454132" calcext:value-type="float">
            <text:p>8.454132</text:p>
          </table:table-cell>
          <table:table-cell office:value-type="float" office:value="8.078613" calcext:value-type="float">
            <text:p>8.078613</text:p>
          </table:table-cell>
          <table:table-cell office:value-type="float" office:value="10.70151" calcext:value-type="float">
            <text:p>10.70151</text:p>
          </table:table-cell>
          <table:table-cell office:value-type="float" office:value="10.44437" calcext:value-type="float">
            <text:p>10.44437</text:p>
          </table:table-cell>
          <table:table-cell office:value-type="float" office:value="11.98514" calcext:value-type="float">
            <text:p>11.98514</text:p>
          </table:table-cell>
          <table:table-cell office:value-type="float" office:value="11.80582" calcext:value-type="float">
            <text:p>11.80582</text:p>
          </table:table-cell>
          <table:table-cell office:value-type="float" office:value="12.83148" calcext:value-type="float">
            <text:p>12.83148</text:p>
          </table:table-cell>
          <table:table-cell office:value-type="float" office:value="12.70023" calcext:value-type="float">
            <text:p>12.70023</text:p>
          </table:table-cell>
          <table:table-cell office:value-type="float" office:value="13.29947" calcext:value-type="float">
            <text:p>13.29947</text:p>
          </table:table-cell>
          <table:table-cell office:value-type="float" office:value="13.19818" calcext:value-type="float">
            <text:p>13.19818</text:p>
          </table:table-cell>
          <table:table-cell office:value-type="float" office:value="13.37524" calcext:value-type="float">
            <text:p>13.37524</text:p>
          </table:table-cell>
          <table:table-cell office:value-type="float" office:value="13.28989" calcext:value-type="float">
            <text:p>13.28989</text:p>
          </table:table-cell>
          <table:table-cell office:value-type="float" office:value="9.126556" calcext:value-type="float">
            <text:p>9.126556</text:p>
          </table:table-cell>
          <table:table-cell office:value-type="float" office:value="-12.59573" calcext:value-type="float">
            <text:p>-12.5957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122004" calcext:value-type="float">
            <text:p>2122004</text:p>
          </table:table-cell>
          <table:table-cell office:value-type="float" office:value="8.985383" calcext:value-type="float">
            <text:p>8.985383</text:p>
          </table:table-cell>
          <table:table-cell office:value-type="float" office:value="4.51" calcext:value-type="float">
            <text:p>4.51</text:p>
          </table:table-cell>
          <table:table-cell office:value-type="float" office:value="-9.07" calcext:value-type="float">
            <text:p>-9.07</text:p>
          </table:table-cell>
          <table:table-cell office:value-type="float" office:value="0.7094278" calcext:value-type="float">
            <text:p>0.7094278</text:p>
          </table:table-cell>
          <table:table-cell office:value-type="float" office:value="0.2747641" calcext:value-type="float">
            <text:p>0.2747641</text:p>
          </table:table-cell>
          <table:table-cell office:value-type="float" office:value="231.336" calcext:value-type="float">
            <text:p>231.336</text:p>
          </table:table-cell>
          <table:table-cell office:value-type="float" office:value="0" calcext:value-type="float">
            <text:p>0</text:p>
          </table:table-cell>
          <table:table-cell office:value-type="float" office:value="9.186279" calcext:value-type="float">
            <text:p>9.186279</text:p>
          </table:table-cell>
          <table:table-cell office:value-type="float" office:value="-5.48642" calcext:value-type="float">
            <text:p>-5.48642</text:p>
          </table:table-cell>
          <table:table-cell office:value-type="float" office:value="1.378845" calcext:value-type="float">
            <text:p>1.378845</text:p>
          </table:table-cell>
          <table:table-cell office:value-type="float" office:value="-0.7469788" calcext:value-type="float">
            <text:p>-0.7469788</text:p>
          </table:table-cell>
          <table:table-cell office:value-type="float" office:value="1.404999" calcext:value-type="float">
            <text:p>1.404999</text:p>
          </table:table-cell>
          <table:table-cell office:value-type="float" office:value="0.1212463" calcext:value-type="float">
            <text:p>0.1212463</text:p>
          </table:table-cell>
          <table:table-cell office:value-type="float" office:value="1.8255" calcext:value-type="float">
            <text:p>1.8255</text:p>
          </table:table-cell>
          <table:table-cell office:value-type="float" office:value="1.10965" calcext:value-type="float">
            <text:p>1.10965</text:p>
          </table:table-cell>
          <table:table-cell office:value-type="float" office:value="2.280426" calcext:value-type="float">
            <text:p>2.280426</text:p>
          </table:table-cell>
          <table:table-cell office:value-type="float" office:value="1.854095" calcext:value-type="float">
            <text:p>1.854095</text:p>
          </table:table-cell>
          <table:table-cell office:value-type="float" office:value="2.957672" calcext:value-type="float">
            <text:p>2.957672</text:p>
          </table:table-cell>
          <table:table-cell office:value-type="float" office:value="2.759125" calcext:value-type="float">
            <text:p>2.759125</text:p>
          </table:table-cell>
          <table:table-cell office:value-type="float" office:value="3.906433" calcext:value-type="float">
            <text:p>3.906433</text:p>
          </table:table-cell>
          <table:table-cell office:value-type="float" office:value="3.714783" calcext:value-type="float">
            <text:p>3.714783</text:p>
          </table:table-cell>
          <table:table-cell office:value-type="float" office:value="5.513428" calcext:value-type="float">
            <text:p>5.513428</text:p>
          </table:table-cell>
          <table:table-cell office:value-type="float" office:value="5.239166" calcext:value-type="float">
            <text:p>5.239166</text:p>
          </table:table-cell>
          <table:table-cell office:value-type="float" office:value="8.07489" calcext:value-type="float">
            <text:p>8.07489</text:p>
          </table:table-cell>
          <table:table-cell office:value-type="float" office:value="7.745575" calcext:value-type="float">
            <text:p>7.745575</text:p>
          </table:table-cell>
          <table:table-cell office:value-type="float" office:value="10.44159" calcext:value-type="float">
            <text:p>10.44159</text:p>
          </table:table-cell>
          <table:table-cell office:value-type="float" office:value="10.18079" calcext:value-type="float">
            <text:p>10.18079</text:p>
          </table:table-cell>
          <table:table-cell office:value-type="float" office:value="11.80386" calcext:value-type="float">
            <text:p>11.80386</text:p>
          </table:table-cell>
          <table:table-cell office:value-type="float" office:value="11.61423" calcext:value-type="float">
            <text:p>11.61423</text:p>
          </table:table-cell>
          <table:table-cell office:value-type="float" office:value="12.69882" calcext:value-type="float">
            <text:p>12.69882</text:p>
          </table:table-cell>
          <table:table-cell office:value-type="float" office:value="12.56094" calcext:value-type="float">
            <text:p>12.56094</text:p>
          </table:table-cell>
          <table:table-cell office:value-type="float" office:value="13.19705" calcext:value-type="float">
            <text:p>13.19705</text:p>
          </table:table-cell>
          <table:table-cell office:value-type="float" office:value="13.09201" calcext:value-type="float">
            <text:p>13.09201</text:p>
          </table:table-cell>
          <table:table-cell office:value-type="float" office:value="13.289" calcext:value-type="float">
            <text:p>13.289</text:p>
          </table:table-cell>
          <table:table-cell office:value-type="float" office:value="13.20135" calcext:value-type="float">
            <text:p>13.20135</text:p>
          </table:table-cell>
          <table:table-cell office:value-type="float" office:value="12.24463" calcext:value-type="float">
            <text:p>12.24463</text:p>
          </table:table-cell>
          <table:table-cell office:value-type="float" office:value="-10.62817" calcext:value-type="float">
            <text:p>-10.6281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122004" calcext:value-type="float">
            <text:p>3122004</text:p>
          </table:table-cell>
          <table:table-cell office:value-type="float" office:value="7.847517" calcext:value-type="float">
            <text:p>7.847517</text:p>
          </table:table-cell>
          <table:table-cell office:value-type="float" office:value="6.44" calcext:value-type="float">
            <text:p>6.44</text:p>
          </table:table-cell>
          <table:table-cell office:value-type="float" office:value="-5.99" calcext:value-type="float">
            <text:p>-5.99</text:p>
          </table:table-cell>
          <table:table-cell office:value-type="float" office:value="0.7879483" calcext:value-type="float">
            <text:p>0.7879483</text:p>
          </table:table-cell>
          <table:table-cell office:value-type="float" office:value="0.3472032" calcext:value-type="float">
            <text:p>0.3472032</text:p>
          </table:table-cell>
          <table:table-cell office:value-type="float" office:value="251.82" calcext:value-type="float">
            <text:p>251.82</text:p>
          </table:table-cell>
          <table:table-cell office:value-type="float" office:value="0" calcext:value-type="float">
            <text:p>0</text:p>
          </table:table-cell>
          <table:table-cell office:value-type="float" office:value="6.969513" calcext:value-type="float">
            <text:p>6.969513</text:p>
          </table:table-cell>
          <table:table-cell office:value-type="float" office:value="-3.050293" calcext:value-type="float">
            <text:p>-3.050293</text:p>
          </table:table-cell>
          <table:table-cell office:value-type="float" office:value="1.104401" calcext:value-type="float">
            <text:p>1.104401</text:p>
          </table:table-cell>
          <table:table-cell office:value-type="float" office:value="-0.3728027" calcext:value-type="float">
            <text:p>-0.3728027</text:p>
          </table:table-cell>
          <table:table-cell office:value-type="float" office:value="1.276276" calcext:value-type="float">
            <text:p>1.276276</text:p>
          </table:table-cell>
          <table:table-cell office:value-type="float" office:value="0.374054" calcext:value-type="float">
            <text:p>0.374054</text:p>
          </table:table-cell>
          <table:table-cell office:value-type="float" office:value="1.753204" calcext:value-type="float">
            <text:p>1.753204</text:p>
          </table:table-cell>
          <table:table-cell office:value-type="float" office:value="1.237854" calcext:value-type="float">
            <text:p>1.237854</text:p>
          </table:table-cell>
          <table:table-cell office:value-type="float" office:value="2.211487" calcext:value-type="float">
            <text:p>2.211487</text:p>
          </table:table-cell>
          <table:table-cell office:value-type="float" office:value="1.901428" calcext:value-type="float">
            <text:p>1.901428</text:p>
          </table:table-cell>
          <table:table-cell office:value-type="float" office:value="2.869873" calcext:value-type="float">
            <text:p>2.869873</text:p>
          </table:table-cell>
          <table:table-cell office:value-type="float" office:value="2.717529" calcext:value-type="float">
            <text:p>2.717529</text:p>
          </table:table-cell>
          <table:table-cell office:value-type="float" office:value="3.746277" calcext:value-type="float">
            <text:p>3.746277</text:p>
          </table:table-cell>
          <table:table-cell office:value-type="float" office:value="3.601929" calcext:value-type="float">
            <text:p>3.601929</text:p>
          </table:table-cell>
          <table:table-cell office:value-type="float" office:value="5.237244" calcext:value-type="float">
            <text:p>5.237244</text:p>
          </table:table-cell>
          <table:table-cell office:value-type="float" office:value="5.040222" calcext:value-type="float">
            <text:p>5.040222</text:p>
          </table:table-cell>
          <table:table-cell office:value-type="float" office:value="7.742432" calcext:value-type="float">
            <text:p>7.742432</text:p>
          </table:table-cell>
          <table:table-cell office:value-type="float" office:value="7.467712" calcext:value-type="float">
            <text:p>7.467712</text:p>
          </table:table-cell>
          <table:table-cell office:value-type="float" office:value="10.17807" calcext:value-type="float">
            <text:p>10.17807</text:p>
          </table:table-cell>
          <table:table-cell office:value-type="float" office:value="9.925659" calcext:value-type="float">
            <text:p>9.925659</text:p>
          </table:table-cell>
          <table:table-cell office:value-type="float" office:value="11.61218" calcext:value-type="float">
            <text:p>11.61218</text:p>
          </table:table-cell>
          <table:table-cell office:value-type="float" office:value="11.41782" calcext:value-type="float">
            <text:p>11.41782</text:p>
          </table:table-cell>
          <table:table-cell office:value-type="float" office:value="12.55942" calcext:value-type="float">
            <text:p>12.55942</text:p>
          </table:table-cell>
          <table:table-cell office:value-type="float" office:value="12.41534" calcext:value-type="float">
            <text:p>12.41534</text:p>
          </table:table-cell>
          <table:table-cell office:value-type="float" office:value="13.09088" calcext:value-type="float">
            <text:p>13.09088</text:p>
          </table:table-cell>
          <table:table-cell office:value-type="float" office:value="12.98193" calcext:value-type="float">
            <text:p>12.98193</text:p>
          </table:table-cell>
          <table:table-cell office:value-type="float" office:value="13.20041" calcext:value-type="float">
            <text:p>13.20041</text:p>
          </table:table-cell>
          <table:table-cell office:value-type="float" office:value="13.10962" calcext:value-type="float">
            <text:p>13.10962</text:p>
          </table:table-cell>
          <table:table-cell office:value-type="float" office:value="11.46506" calcext:value-type="float">
            <text:p>11.46506</text:p>
          </table:table-cell>
          <table:table-cell office:value-type="float" office:value="-6.946533" calcext:value-type="float">
            <text:p>-6.94653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4122004" calcext:value-type="float">
            <text:p>4122004</text:p>
          </table:table-cell>
          <table:table-cell office:value-type="float" office:value="8.6792" calcext:value-type="float">
            <text:p>8.6792</text:p>
          </table:table-cell>
          <table:table-cell office:value-type="float" office:value="10.97" calcext:value-type="float">
            <text:p>10.97</text:p>
          </table:table-cell>
          <table:table-cell office:value-type="float" office:value="-0.06" calcext:value-type="float">
            <text:p>-0.06</text:p>
          </table:table-cell>
          <table:table-cell office:value-type="float" office:value="0.8668042" calcext:value-type="float">
            <text:p>0.8668042</text:p>
          </table:table-cell>
          <table:table-cell office:value-type="float" office:value="0.5367674" calcext:value-type="float">
            <text:p>0.5367674</text:p>
          </table:table-cell>
          <table:table-cell office:value-type="float" office:value="233.028" calcext:value-type="float">
            <text:p>233.028</text:p>
          </table:table-cell>
          <table:table-cell office:value-type="float" office:value="0" calcext:value-type="float">
            <text:p>0</text:p>
          </table:table-cell>
          <table:table-cell office:value-type="float" office:value="11.69473" calcext:value-type="float">
            <text:p>11.69473</text:p>
          </table:table-cell>
          <table:table-cell office:value-type="float" office:value="-0.9472656" calcext:value-type="float">
            <text:p>-0.9472656</text:p>
          </table:table-cell>
          <table:table-cell office:value-type="float" office:value="5.205627" calcext:value-type="float">
            <text:p>5.205627</text:p>
          </table:table-cell>
          <table:table-cell office:value-type="float" office:value="-0.07507324" calcext:value-type="float">
            <text:p>-0.07507324</text:p>
          </table:table-cell>
          <table:table-cell office:value-type="float" office:value="3.745331" calcext:value-type="float">
            <text:p>3.745331</text:p>
          </table:table-cell>
          <table:table-cell office:value-type="float" office:value="0.5920105" calcext:value-type="float">
            <text:p>0.5920105</text:p>
          </table:table-cell>
          <table:table-cell office:value-type="float" office:value="3.234406" calcext:value-type="float">
            <text:p>3.234406</text:p>
          </table:table-cell>
          <table:table-cell office:value-type="float" office:value="1.346588" calcext:value-type="float">
            <text:p>1.346588</text:p>
          </table:table-cell>
          <table:table-cell office:value-type="float" office:value="3.204376" calcext:value-type="float">
            <text:p>3.204376</text:p>
          </table:table-cell>
          <table:table-cell office:value-type="float" office:value="1.940552" calcext:value-type="float">
            <text:p>1.940552</text:p>
          </table:table-cell>
          <table:table-cell office:value-type="float" office:value="3.409607" calcext:value-type="float">
            <text:p>3.409607</text:p>
          </table:table-cell>
          <table:table-cell office:value-type="float" office:value="2.68576" calcext:value-type="float">
            <text:p>2.68576</text:p>
          </table:table-cell>
          <table:table-cell office:value-type="float" office:value="3.930511" calcext:value-type="float">
            <text:p>3.930511</text:p>
          </table:table-cell>
          <table:table-cell office:value-type="float" office:value="3.516754" calcext:value-type="float">
            <text:p>3.516754</text:p>
          </table:table-cell>
          <table:table-cell office:value-type="float" office:value="5.038696" calcext:value-type="float">
            <text:p>5.038696</text:p>
          </table:table-cell>
          <table:table-cell office:value-type="float" office:value="4.919678" calcext:value-type="float">
            <text:p>4.919678</text:p>
          </table:table-cell>
          <table:table-cell office:value-type="float" office:value="7.465088" calcext:value-type="float">
            <text:p>7.465088</text:p>
          </table:table-cell>
          <table:table-cell office:value-type="float" office:value="7.236908" calcext:value-type="float">
            <text:p>7.236908</text:p>
          </table:table-cell>
          <table:table-cell office:value-type="float" office:value="9.923065" calcext:value-type="float">
            <text:p>9.923065</text:p>
          </table:table-cell>
          <table:table-cell office:value-type="float" office:value="9.685089" calcext:value-type="float">
            <text:p>9.685089</text:p>
          </table:table-cell>
          <table:table-cell office:value-type="float" office:value="11.41574" calcext:value-type="float">
            <text:p>11.41574</text:p>
          </table:table-cell>
          <table:table-cell office:value-type="float" office:value="11.22089" calcext:value-type="float">
            <text:p>11.22089</text:p>
          </table:table-cell>
          <table:table-cell office:value-type="float" office:value="12.41379" calcext:value-type="float">
            <text:p>12.41379</text:p>
          </table:table-cell>
          <table:table-cell office:value-type="float" office:value="12.26468" calcext:value-type="float">
            <text:p>12.26468</text:p>
          </table:table-cell>
          <table:table-cell office:value-type="float" office:value="12.98077" calcext:value-type="float">
            <text:p>12.98077</text:p>
          </table:table-cell>
          <table:table-cell office:value-type="float" office:value="12.86789" calcext:value-type="float">
            <text:p>12.86789</text:p>
          </table:table-cell>
          <table:table-cell office:value-type="float" office:value="13.10864" calcext:value-type="float">
            <text:p>13.10864</text:p>
          </table:table-cell>
          <table:table-cell office:value-type="float" office:value="13.01492" calcext:value-type="float">
            <text:p>13.01492</text:p>
          </table:table-cell>
          <table:table-cell office:value-type="float" office:value="19.99609" calcext:value-type="float">
            <text:p>19.99609</text:p>
          </table:table-cell>
          <table:table-cell office:value-type="float" office:value="-2.624329" calcext:value-type="float">
            <text:p>-2.62432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122004" calcext:value-type="float">
            <text:p>5122004</text:p>
          </table:table-cell>
          <table:table-cell office:value-type="float" office:value="1.940515" calcext:value-type="float">
            <text:p>1.940515</text:p>
          </table:table-cell>
          <table:table-cell office:value-type="float" office:value="3.62" calcext:value-type="float">
            <text:p>3.62</text:p>
          </table:table-cell>
          <table:table-cell office:value-type="float" office:value="0.01" calcext:value-type="float">
            <text:p>0.01</text:p>
          </table:table-cell>
          <table:table-cell office:value-type="float" office:value="0.6968234" calcext:value-type="float">
            <text:p>0.6968234</text:p>
          </table:table-cell>
          <table:table-cell office:value-type="float" office:value="0.5394738" calcext:value-type="float">
            <text:p>0.5394738</text:p>
          </table:table-cell>
          <table:table-cell office:value-type="float" office:value="299.448" calcext:value-type="float">
            <text:p>299.448</text:p>
          </table:table-cell>
          <table:table-cell office:value-type="float" office:value="7.2" calcext:value-type="float">
            <text:p>7.2</text:p>
          </table:table-cell>
          <table:table-cell office:value-type="float" office:value="1.780579" calcext:value-type="float">
            <text:p>1.780579</text:p>
          </table:table-cell>
          <table:table-cell office:value-type="float" office:value="-0.9039917" calcext:value-type="float">
            <text:p>-0.9039917</text:p>
          </table:table-cell>
          <table:table-cell office:value-type="float" office:value="1.587921" calcext:value-type="float">
            <text:p>1.587921</text:p>
          </table:table-cell>
          <table:table-cell office:value-type="float" office:value="-0.03619385" calcext:value-type="float">
            <text:p>-0.03619385</text:p>
          </table:table-cell>
          <table:table-cell office:value-type="float" office:value="1.687927" calcext:value-type="float">
            <text:p>1.687927</text:p>
          </table:table-cell>
          <table:table-cell office:value-type="float" office:value="0.8229675" calcext:value-type="float">
            <text:p>0.8229675</text:p>
          </table:table-cell>
          <table:table-cell office:value-type="float" office:value="2.405701" calcext:value-type="float">
            <text:p>2.405701</text:p>
          </table:table-cell>
          <table:table-cell office:value-type="float" office:value="1.681061" calcext:value-type="float">
            <text:p>1.681061</text:p>
          </table:table-cell>
          <table:table-cell office:value-type="float" office:value="2.879852" calcext:value-type="float">
            <text:p>2.879852</text:p>
          </table:table-cell>
          <table:table-cell office:value-type="float" office:value="2.297913" calcext:value-type="float">
            <text:p>2.297913</text:p>
          </table:table-cell>
          <table:table-cell office:value-type="float" office:value="3.399353" calcext:value-type="float">
            <text:p>3.399353</text:p>
          </table:table-cell>
          <table:table-cell office:value-type="float" office:value="3.018036" calcext:value-type="float">
            <text:p>3.018036</text:p>
          </table:table-cell>
          <table:table-cell office:value-type="float" office:value="3.945099" calcext:value-type="float">
            <text:p>3.945099</text:p>
          </table:table-cell>
          <table:table-cell office:value-type="float" office:value="3.724823" calcext:value-type="float">
            <text:p>3.724823</text:p>
          </table:table-cell>
          <table:table-cell office:value-type="float" office:value="5.008057" calcext:value-type="float">
            <text:p>5.008057</text:p>
          </table:table-cell>
          <table:table-cell office:value-type="float" office:value="4.947632" calcext:value-type="float">
            <text:p>4.947632</text:p>
          </table:table-cell>
          <table:table-cell office:value-type="float" office:value="7.235046" calcext:value-type="float">
            <text:p>7.235046</text:p>
          </table:table-cell>
          <table:table-cell office:value-type="float" office:value="7.092133" calcext:value-type="float">
            <text:p>7.092133</text:p>
          </table:table-cell>
          <table:table-cell office:value-type="float" office:value="9.682648" calcext:value-type="float">
            <text:p>9.682648</text:p>
          </table:table-cell>
          <table:table-cell office:value-type="float" office:value="9.469147" calcext:value-type="float">
            <text:p>9.469147</text:p>
          </table:table-cell>
          <table:table-cell office:value-type="float" office:value="11.21884" calcext:value-type="float">
            <text:p>11.21884</text:p>
          </table:table-cell>
          <table:table-cell office:value-type="float" office:value="11.02856" calcext:value-type="float">
            <text:p>11.02856</text:p>
          </table:table-cell>
          <table:table-cell office:value-type="float" office:value="12.26306" calcext:value-type="float">
            <text:p>12.26306</text:p>
          </table:table-cell>
          <table:table-cell office:value-type="float" office:value="12.11096" calcext:value-type="float">
            <text:p>12.11096</text:p>
          </table:table-cell>
          <table:table-cell office:value-type="float" office:value="12.86664" calcext:value-type="float">
            <text:p>12.86664</text:p>
          </table:table-cell>
          <table:table-cell office:value-type="float" office:value="12.74966" calcext:value-type="float">
            <text:p>12.74966</text:p>
          </table:table-cell>
          <table:table-cell office:value-type="float" office:value="13.01392" calcext:value-type="float">
            <text:p>13.01392</text:p>
          </table:table-cell>
          <table:table-cell office:value-type="float" office:value="12.91727" calcext:value-type="float">
            <text:p>12.91727</text:p>
          </table:table-cell>
          <table:table-cell office:value-type="float" office:value="3.43042" calcext:value-type="float">
            <text:p>3.43042</text:p>
          </table:table-cell>
          <table:table-cell office:value-type="float" office:value="-2.314301" calcext:value-type="float">
            <text:p>-2.31430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122004" calcext:value-type="float">
            <text:p>6122004</text:p>
          </table:table-cell>
          <table:table-cell office:value-type="float" office:value="1.672056" calcext:value-type="float">
            <text:p>1.672056</text:p>
          </table:table-cell>
          <table:table-cell office:value-type="float" office:value="3.75" calcext:value-type="float">
            <text:p>3.75</text:p>
          </table:table-cell>
          <table:table-cell office:value-type="float" office:value="1.36" calcext:value-type="float">
            <text:p>1.36</text:p>
          </table:table-cell>
          <table:table-cell office:value-type="float" office:value="0.7031884" calcext:value-type="float">
            <text:p>0.7031884</text:p>
          </table:table-cell>
          <table:table-cell office:value-type="float" office:value="0.5941266" calcext:value-type="float">
            <text:p>0.5941266</text:p>
          </table:table-cell>
          <table:table-cell office:value-type="float" office:value="205.776" calcext:value-type="float">
            <text:p>205.776</text:p>
          </table:table-cell>
          <table:table-cell office:value-type="float" office:value="0" calcext:value-type="float">
            <text:p>0</text:p>
          </table:table-cell>
          <table:table-cell office:value-type="float" office:value="3.026886" calcext:value-type="float">
            <text:p>3.026886</text:p>
          </table:table-cell>
          <table:table-cell office:value-type="float" office:value="-0.5798645" calcext:value-type="float">
            <text:p>-0.5798645</text:p>
          </table:table-cell>
          <table:table-cell office:value-type="float" office:value="2.367279" calcext:value-type="float">
            <text:p>2.367279</text:p>
          </table:table-cell>
          <table:table-cell office:value-type="float" office:value="0.2365417" calcext:value-type="float">
            <text:p>0.2365417</text:p>
          </table:table-cell>
          <table:table-cell office:value-type="float" office:value="2.249237" calcext:value-type="float">
            <text:p>2.249237</text:p>
          </table:table-cell>
          <table:table-cell office:value-type="float" office:value="0.9052124" calcext:value-type="float">
            <text:p>0.9052124</text:p>
          </table:table-cell>
          <table:table-cell office:value-type="float" office:value="2.440704" calcext:value-type="float">
            <text:p>2.440704</text:p>
          </table:table-cell>
          <table:table-cell office:value-type="float" office:value="1.61969" calcext:value-type="float">
            <text:p>1.61969</text:p>
          </table:table-cell>
          <table:table-cell office:value-type="float" office:value="2.707855" calcext:value-type="float">
            <text:p>2.707855</text:p>
          </table:table-cell>
          <table:table-cell office:value-type="float" office:value="2.173004" calcext:value-type="float">
            <text:p>2.173004</text:p>
          </table:table-cell>
          <table:table-cell office:value-type="float" office:value="3.123535" calcext:value-type="float">
            <text:p>3.123535</text:p>
          </table:table-cell>
          <table:table-cell office:value-type="float" office:value="2.856018" calcext:value-type="float">
            <text:p>2.856018</text:p>
          </table:table-cell>
          <table:table-cell office:value-type="float" office:value="3.724762" calcext:value-type="float">
            <text:p>3.724762</text:p>
          </table:table-cell>
          <table:table-cell office:value-type="float" office:value="3.588196" calcext:value-type="float">
            <text:p>3.588196</text:p>
          </table:table-cell>
          <table:table-cell office:value-type="float" office:value="4.946533" calcext:value-type="float">
            <text:p>4.946533</text:p>
          </table:table-cell>
          <table:table-cell office:value-type="float" office:value="4.8396" calcext:value-type="float">
            <text:p>4.8396</text:p>
          </table:table-cell>
          <table:table-cell office:value-type="float" office:value="7.090668" calcext:value-type="float">
            <text:p>7.090668</text:p>
          </table:table-cell>
          <table:table-cell office:value-type="float" office:value="6.94397" calcext:value-type="float">
            <text:p>6.94397</text:p>
          </table:table-cell>
          <table:table-cell office:value-type="float" office:value="9.467072" calcext:value-type="float">
            <text:p>9.467072</text:p>
          </table:table-cell>
          <table:table-cell office:value-type="float" office:value="9.276031" calcext:value-type="float">
            <text:p>9.276031</text:p>
          </table:table-cell>
          <table:table-cell office:value-type="float" office:value="11.02661" calcext:value-type="float">
            <text:p>11.02661</text:p>
          </table:table-cell>
          <table:table-cell office:value-type="float" office:value="10.84457" calcext:value-type="float">
            <text:p>10.84457</text:p>
          </table:table-cell>
          <table:table-cell office:value-type="float" office:value="12.10938" calcext:value-type="float">
            <text:p>12.10938</text:p>
          </table:table-cell>
          <table:table-cell office:value-type="float" office:value="11.95609" calcext:value-type="float">
            <text:p>11.95609</text:p>
          </table:table-cell>
          <table:table-cell office:value-type="float" office:value="12.74838" calcext:value-type="float">
            <text:p>12.74838</text:p>
          </table:table-cell>
          <table:table-cell office:value-type="float" office:value="12.62814" calcext:value-type="float">
            <text:p>12.62814</text:p>
          </table:table-cell>
          <table:table-cell office:value-type="float" office:value="12.91623" calcext:value-type="float">
            <text:p>12.91623</text:p>
          </table:table-cell>
          <table:table-cell office:value-type="float" office:value="12.81598" calcext:value-type="float">
            <text:p>12.81598</text:p>
          </table:table-cell>
          <table:table-cell office:value-type="float" office:value="3.43689" calcext:value-type="float">
            <text:p>3.43689</text:p>
          </table:table-cell>
          <table:table-cell office:value-type="float" office:value="-1.643646" calcext:value-type="float">
            <text:p>-1.64364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7122004" calcext:value-type="float">
            <text:p>7122004</text:p>
          </table:table-cell>
          <table:table-cell office:value-type="float" office:value="2.289188" calcext:value-type="float">
            <text:p>2.289188</text:p>
          </table:table-cell>
          <table:table-cell office:value-type="float" office:value="1.6" calcext:value-type="float">
            <text:p>1.6</text:p>
          </table:table-cell>
          <table:table-cell office:value-type="float" office:value="-1.81" calcext:value-type="float">
            <text:p>-1.81</text:p>
          </table:table-cell>
          <table:table-cell office:value-type="float" office:value="0.6043476" calcext:value-type="float">
            <text:p>0.6043476</text:p>
          </table:table-cell>
          <table:table-cell office:value-type="float" office:value="0.4729451" calcext:value-type="float">
            <text:p>0.4729451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float" office:value="1.394257" calcext:value-type="float">
            <text:p>1.394257</text:p>
          </table:table-cell>
          <table:table-cell office:value-type="float" office:value="-1.365051" calcext:value-type="float">
            <text:p>-1.365051</text:p>
          </table:table-cell>
          <table:table-cell office:value-type="float" office:value="1.363556" calcext:value-type="float">
            <text:p>1.363556</text:p>
          </table:table-cell>
          <table:table-cell office:value-type="float" office:value="-0.1322937" calcext:value-type="float">
            <text:p>-0.1322937</text:p>
          </table:table-cell>
          <table:table-cell office:value-type="float" office:value="1.531128" calcext:value-type="float">
            <text:p>1.531128</text:p>
          </table:table-cell>
          <table:table-cell office:value-type="float" office:value="0.6473083" calcext:value-type="float">
            <text:p>0.6473083</text:p>
          </table:table-cell>
          <table:table-cell office:value-type="float" office:value="1.92511" calcext:value-type="float">
            <text:p>1.92511</text:p>
          </table:table-cell>
          <table:table-cell office:value-type="float" office:value="1.45517" calcext:value-type="float">
            <text:p>1.45517</text:p>
          </table:table-cell>
          <table:table-cell office:value-type="float" office:value="2.415314" calcext:value-type="float">
            <text:p>2.415314</text:p>
          </table:table-cell>
          <table:table-cell office:value-type="float" office:value="2.04538" calcext:value-type="float">
            <text:p>2.04538</text:p>
          </table:table-cell>
          <table:table-cell office:value-type="float" office:value="3.068176" calcext:value-type="float">
            <text:p>3.068176</text:p>
          </table:table-cell>
          <table:table-cell office:value-type="float" office:value="2.760193" calcext:value-type="float">
            <text:p>2.760193</text:p>
          </table:table-cell>
          <table:table-cell office:value-type="float" office:value="3.718231" calcext:value-type="float">
            <text:p>3.718231</text:p>
          </table:table-cell>
          <table:table-cell office:value-type="float" office:value="3.485626" calcext:value-type="float">
            <text:p>3.485626</text:p>
          </table:table-cell>
          <table:table-cell office:value-type="float" office:value="4.841156" calcext:value-type="float">
            <text:p>4.841156</text:p>
          </table:table-cell>
          <table:table-cell office:value-type="float" office:value="4.710327" calcext:value-type="float">
            <text:p>4.710327</text:p>
          </table:table-cell>
          <table:table-cell office:value-type="float" office:value="6.942566" calcext:value-type="float">
            <text:p>6.942566</text:p>
          </table:table-cell>
          <table:table-cell office:value-type="float" office:value="6.803253" calcext:value-type="float">
            <text:p>6.803253</text:p>
          </table:table-cell>
          <table:table-cell office:value-type="float" office:value="9.274078" calcext:value-type="float">
            <text:p>9.274078</text:p>
          </table:table-cell>
          <table:table-cell office:value-type="float" office:value="9.097687" calcext:value-type="float">
            <text:p>9.097687</text:p>
          </table:table-cell>
          <table:table-cell office:value-type="float" office:value="10.84268" calcext:value-type="float">
            <text:p>10.84268</text:p>
          </table:table-cell>
          <table:table-cell office:value-type="float" office:value="10.6691" calcext:value-type="float">
            <text:p>10.6691</text:p>
          </table:table-cell>
          <table:table-cell office:value-type="float" office:value="11.95447" calcext:value-type="float">
            <text:p>11.95447</text:p>
          </table:table-cell>
          <table:table-cell office:value-type="float" office:value="11.80258" calcext:value-type="float">
            <text:p>11.80258</text:p>
          </table:table-cell>
          <table:table-cell office:value-type="float" office:value="12.62686" calcext:value-type="float">
            <text:p>12.62686</text:p>
          </table:table-cell>
          <table:table-cell office:value-type="float" office:value="12.50403" calcext:value-type="float">
            <text:p>12.50403</text:p>
          </table:table-cell>
          <table:table-cell office:value-type="float" office:value="12.81491" calcext:value-type="float">
            <text:p>12.81491</text:p>
          </table:table-cell>
          <table:table-cell office:value-type="float" office:value="12.71149" calcext:value-type="float">
            <text:p>12.71149</text:p>
          </table:table-cell>
          <table:table-cell office:value-type="float" office:value="2.505981" calcext:value-type="float">
            <text:p>2.505981</text:p>
          </table:table-cell>
          <table:table-cell office:value-type="float" office:value="-3.726654" calcext:value-type="float">
            <text:p>-3.72665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8122004" calcext:value-type="float">
            <text:p>8122004</text:p>
          </table:table-cell>
          <table:table-cell office:value-type="float" office:value="3.912873" calcext:value-type="float">
            <text:p>3.912873</text:p>
          </table:table-cell>
          <table:table-cell office:value-type="float" office:value="7" calcext:value-type="float">
            <text:p>7</text:p>
          </table:table-cell>
          <table:table-cell office:value-type="float" office:value="-3.11" calcext:value-type="float">
            <text:p>-3.11</text:p>
          </table:table-cell>
          <table:table-cell office:value-type="float" office:value="0.858238" calcext:value-type="float">
            <text:p>0.858238</text:p>
          </table:table-cell>
          <table:table-cell office:value-type="float" office:value="0.4300424" calcext:value-type="float">
            <text:p>0.4300424</text:p>
          </table:table-cell>
          <table:table-cell office:value-type="float" office:value="203.976" calcext:value-type="float">
            <text:p>203.976</text:p>
          </table:table-cell>
          <table:table-cell office:value-type="float" office:value="0" calcext:value-type="float">
            <text:p>0</text:p>
          </table:table-cell>
          <table:table-cell office:value-type="float" office:value="2.825806" calcext:value-type="float">
            <text:p>2.825806</text:p>
          </table:table-cell>
          <table:table-cell office:value-type="float" office:value="-1.933105" calcext:value-type="float">
            <text:p>-1.933105</text:p>
          </table:table-cell>
          <table:table-cell office:value-type="float" office:value="1.926453" calcext:value-type="float">
            <text:p>1.926453</text:p>
          </table:table-cell>
          <table:table-cell office:value-type="float" office:value="-0.2059326" calcext:value-type="float">
            <text:p>-0.2059326</text:p>
          </table:table-cell>
          <table:table-cell office:value-type="float" office:value="1.723633" calcext:value-type="float">
            <text:p>1.723633</text:p>
          </table:table-cell>
          <table:table-cell office:value-type="float" office:value="0.5099792" calcext:value-type="float">
            <text:p>0.5099792</text:p>
          </table:table-cell>
          <table:table-cell office:value-type="float" office:value="1.936493" calcext:value-type="float">
            <text:p>1.936493</text:p>
          </table:table-cell>
          <table:table-cell office:value-type="float" office:value="1.273865" calcext:value-type="float">
            <text:p>1.273865</text:p>
          </table:table-cell>
          <table:table-cell office:value-type="float" office:value="2.248535" calcext:value-type="float">
            <text:p>2.248535</text:p>
          </table:table-cell>
          <table:table-cell office:value-type="float" office:value="1.852814" calcext:value-type="float">
            <text:p>1.852814</text:p>
          </table:table-cell>
          <table:table-cell office:value-type="float" office:value="2.754456" calcext:value-type="float">
            <text:p>2.754456</text:p>
          </table:table-cell>
          <table:table-cell office:value-type="float" office:value="2.553558" calcext:value-type="float">
            <text:p>2.553558</text:p>
          </table:table-cell>
          <table:table-cell office:value-type="float" office:value="3.482452" calcext:value-type="float">
            <text:p>3.482452</text:p>
          </table:table-cell>
          <table:table-cell office:value-type="float" office:value="3.295593" calcext:value-type="float">
            <text:p>3.295593</text:p>
          </table:table-cell>
          <table:table-cell office:value-type="float" office:value="4.708893" calcext:value-type="float">
            <text:p>4.708893</text:p>
          </table:table-cell>
          <table:table-cell office:value-type="float" office:value="4.543121" calcext:value-type="float">
            <text:p>4.543121</text:p>
          </table:table-cell>
          <table:table-cell office:value-type="float" office:value="6.801727" calcext:value-type="float">
            <text:p>6.801727</text:p>
          </table:table-cell>
          <table:table-cell office:value-type="float" office:value="6.644989" calcext:value-type="float">
            <text:p>6.644989</text:p>
          </table:table-cell>
          <table:table-cell office:value-type="float" office:value="9.095917" calcext:value-type="float">
            <text:p>9.095917</text:p>
          </table:table-cell>
          <table:table-cell office:value-type="float" office:value="8.927185" calcext:value-type="float">
            <text:p>8.927185</text:p>
          </table:table-cell>
          <table:table-cell office:value-type="float" office:value="10.6673" calcext:value-type="float">
            <text:p>10.6673</text:p>
          </table:table-cell>
          <table:table-cell office:value-type="float" office:value="10.50131" calcext:value-type="float">
            <text:p>10.50131</text:p>
          </table:table-cell>
          <table:table-cell office:value-type="float" office:value="11.80099" calcext:value-type="float">
            <text:p>11.80099</text:p>
          </table:table-cell>
          <table:table-cell office:value-type="float" office:value="11.65042" calcext:value-type="float">
            <text:p>11.65042</text:p>
          </table:table-cell>
          <table:table-cell office:value-type="float" office:value="12.50275" calcext:value-type="float">
            <text:p>12.50275</text:p>
          </table:table-cell>
          <table:table-cell office:value-type="float" office:value="12.3782" calcext:value-type="float">
            <text:p>12.3782</text:p>
          </table:table-cell>
          <table:table-cell office:value-type="float" office:value="12.71039" calcext:value-type="float">
            <text:p>12.71039</text:p>
          </table:table-cell>
          <table:table-cell office:value-type="float" office:value="12.60425" calcext:value-type="float">
            <text:p>12.60425</text:p>
          </table:table-cell>
          <table:table-cell office:value-type="float" office:value="6.345642" calcext:value-type="float">
            <text:p>6.345642</text:p>
          </table:table-cell>
          <table:table-cell office:value-type="float" office:value="-4.586639" calcext:value-type="float">
            <text:p>-4.58663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9122004" calcext:value-type="float">
            <text:p>9122004</text:p>
          </table:table-cell>
          <table:table-cell office:value-type="float" office:value="5.160352" calcext:value-type="float">
            <text:p>5.160352</text:p>
          </table:table-cell>
          <table:table-cell office:value-type="float" office:value="11.06" calcext:value-type="float">
            <text:p>11.06</text:p>
          </table:table-cell>
          <table:table-cell office:value-type="float" office:value="-4.11" calcext:value-type="float">
            <text:p>-4.11</text:p>
          </table:table-cell>
          <table:table-cell office:value-type="float" office:value="0.9446559" calcext:value-type="float">
            <text:p>0.9446559</text:p>
          </table:table-cell>
          <table:table-cell office:value-type="float" office:value="0.399457" calcext:value-type="float">
            <text:p>0.399457</text:p>
          </table:table-cell>
          <table:table-cell office:value-type="float" office:value="303.48" calcext:value-type="float">
            <text:p>303.48</text:p>
          </table:table-cell>
          <table:table-cell office:value-type="float" office:value="0.1" calcext:value-type="float">
            <text:p>0.1</text:p>
          </table:table-cell>
          <table:table-cell office:value-type="float" office:value="9.220062" calcext:value-type="float">
            <text:p>9.220062</text:p>
          </table:table-cell>
          <table:table-cell office:value-type="float" office:value="-1.821075" calcext:value-type="float">
            <text:p>-1.821075</text:p>
          </table:table-cell>
          <table:table-cell office:value-type="float" office:value="5.600464" calcext:value-type="float">
            <text:p>5.600464</text:p>
          </table:table-cell>
          <table:table-cell office:value-type="float" office:value="-0.2144165" calcext:value-type="float">
            <text:p>-0.2144165</text:p>
          </table:table-cell>
          <table:table-cell office:value-type="float" office:value="3.888" calcext:value-type="float">
            <text:p>3.888</text:p>
          </table:table-cell>
          <table:table-cell office:value-type="float" office:value="0.5211487" calcext:value-type="float">
            <text:p>0.5211487</text:p>
          </table:table-cell>
          <table:table-cell office:value-type="float" office:value="3.235474" calcext:value-type="float">
            <text:p>3.235474</text:p>
          </table:table-cell>
          <table:table-cell office:value-type="float" office:value="1.249634" calcext:value-type="float">
            <text:p>1.249634</text:p>
          </table:table-cell>
          <table:table-cell office:value-type="float" office:value="3.118683" calcext:value-type="float">
            <text:p>3.118683</text:p>
          </table:table-cell>
          <table:table-cell office:value-type="float" office:value="1.808258" calcext:value-type="float">
            <text:p>1.808258</text:p>
          </table:table-cell>
          <table:table-cell office:value-type="float" office:value="3.224091" calcext:value-type="float">
            <text:p>3.224091</text:p>
          </table:table-cell>
          <table:table-cell office:value-type="float" office:value="2.486389" calcext:value-type="float">
            <text:p>2.486389</text:p>
          </table:table-cell>
          <table:table-cell office:value-type="float" office:value="3.625946" calcext:value-type="float">
            <text:p>3.625946</text:p>
          </table:table-cell>
          <table:table-cell office:value-type="float" office:value="3.207489" calcext:value-type="float">
            <text:p>3.207489</text:p>
          </table:table-cell>
          <table:table-cell office:value-type="float" office:value="4.542358" calcext:value-type="float">
            <text:p>4.542358</text:p>
          </table:table-cell>
          <table:table-cell office:value-type="float" office:value="4.443085" calcext:value-type="float">
            <text:p>4.443085</text:p>
          </table:table-cell>
          <table:table-cell office:value-type="float" office:value="6.643341" calcext:value-type="float">
            <text:p>6.643341</text:p>
          </table:table-cell>
          <table:table-cell office:value-type="float" office:value="6.494598" calcext:value-type="float">
            <text:p>6.494598</text:p>
          </table:table-cell>
          <table:table-cell office:value-type="float" office:value="8.925446" calcext:value-type="float">
            <text:p>8.925446</text:p>
          </table:table-cell>
          <table:table-cell office:value-type="float" office:value="8.761047" calcext:value-type="float">
            <text:p>8.761047</text:p>
          </table:table-cell>
          <table:table-cell office:value-type="float" office:value="10.49957" calcext:value-type="float">
            <text:p>10.49957</text:p>
          </table:table-cell>
          <table:table-cell office:value-type="float" office:value="10.33786" calcext:value-type="float">
            <text:p>10.33786</text:p>
          </table:table-cell>
          <table:table-cell office:value-type="float" office:value="11.6489" calcext:value-type="float">
            <text:p>11.6489</text:p>
          </table:table-cell>
          <table:table-cell office:value-type="float" office:value="11.50089" calcext:value-type="float">
            <text:p>11.50089</text:p>
          </table:table-cell>
          <table:table-cell office:value-type="float" office:value="12.37689" calcext:value-type="float">
            <text:p>12.37689</text:p>
          </table:table-cell>
          <table:table-cell office:value-type="float" office:value="12.25098" calcext:value-type="float">
            <text:p>12.25098</text:p>
          </table:table-cell>
          <table:table-cell office:value-type="float" office:value="12.60309" calcext:value-type="float">
            <text:p>12.60309</text:p>
          </table:table-cell>
          <table:table-cell office:value-type="float" office:value="12.49454" calcext:value-type="float">
            <text:p>12.49454</text:p>
          </table:table-cell>
          <table:table-cell office:value-type="float" office:value="11.96176" calcext:value-type="float">
            <text:p>11.96176</text:p>
          </table:table-cell>
          <table:table-cell office:value-type="float" office:value="-4.644806" calcext:value-type="float">
            <text:p>-4.64480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0122004" calcext:value-type="float">
            <text:p>10122004</text:p>
          </table:table-cell>
          <table:table-cell office:value-type="float" office:value="3.314346" calcext:value-type="float">
            <text:p>3.314346</text:p>
          </table:table-cell>
          <table:table-cell office:value-type="float" office:value="2.29" calcext:value-type="float">
            <text:p>2.29</text:p>
          </table:table-cell>
          <table:table-cell office:value-type="float" office:value="-2.27" calcext:value-type="float">
            <text:p>-2.27</text:p>
          </table:table-cell>
          <table:table-cell office:value-type="float" office:value="0.634616" calcext:value-type="float">
            <text:p>0.634616</text:p>
          </table:table-cell>
          <table:table-cell office:value-type="float" office:value="0.4573436" calcext:value-type="float">
            <text:p>0.4573436</text:p>
          </table:table-cell>
          <table:table-cell office:value-type="float" office:value="606.312" calcext:value-type="float">
            <text:p>606.312</text:p>
          </table:table-cell>
          <table:table-cell office:value-type="float" office:value="0" calcext:value-type="float">
            <text:p>0</text:p>
          </table:table-cell>
          <table:table-cell office:value-type="float" office:value="4.381561" calcext:value-type="float">
            <text:p>4.381561</text:p>
          </table:table-cell>
          <table:table-cell office:value-type="float" office:value="-1.31897" calcext:value-type="float">
            <text:p>-1.31897</text:p>
          </table:table-cell>
          <table:table-cell office:value-type="float" office:value="3.183929" calcext:value-type="float">
            <text:p>3.183929</text:p>
          </table:table-cell>
          <table:table-cell office:value-type="float" office:value="-0.1077271" calcext:value-type="float">
            <text:p>-0.1077271</text:p>
          </table:table-cell>
          <table:table-cell office:value-type="float" office:value="2.748352" calcext:value-type="float">
            <text:p>2.748352</text:p>
          </table:table-cell>
          <table:table-cell office:value-type="float" office:value="0.8303833" calcext:value-type="float">
            <text:p>0.8303833</text:p>
          </table:table-cell>
          <table:table-cell office:value-type="float" office:value="2.694977" calcext:value-type="float">
            <text:p>2.694977</text:p>
          </table:table-cell>
          <table:table-cell office:value-type="float" office:value="1.69342" calcext:value-type="float">
            <text:p>1.69342</text:p>
          </table:table-cell>
          <table:table-cell office:value-type="float" office:value="2.834961" calcext:value-type="float">
            <text:p>2.834961</text:p>
          </table:table-cell>
          <table:table-cell office:value-type="float" office:value="2.235474" calcext:value-type="float">
            <text:p>2.235474</text:p>
          </table:table-cell>
          <table:table-cell office:value-type="float" office:value="3.219818" calcext:value-type="float">
            <text:p>3.219818</text:p>
          </table:table-cell>
          <table:table-cell office:value-type="float" office:value="2.866974" calcext:value-type="float">
            <text:p>2.866974</text:p>
          </table:table-cell>
          <table:table-cell office:value-type="float" office:value="3.654175" calcext:value-type="float">
            <text:p>3.654175</text:p>
          </table:table-cell>
          <table:table-cell office:value-type="float" office:value="3.489777" calcext:value-type="float">
            <text:p>3.489777</text:p>
          </table:table-cell>
          <table:table-cell office:value-type="float" office:value="4.55835" calcext:value-type="float">
            <text:p>4.55835</text:p>
          </table:table-cell>
          <table:table-cell office:value-type="float" office:value="4.486542" calcext:value-type="float">
            <text:p>4.486542</text:p>
          </table:table-cell>
          <table:table-cell office:value-type="float" office:value="6.493378" calcext:value-type="float">
            <text:p>6.493378</text:p>
          </table:table-cell>
          <table:table-cell office:value-type="float" office:value="6.412994" calcext:value-type="float">
            <text:p>6.412994</text:p>
          </table:table-cell>
          <table:table-cell office:value-type="float" office:value="8.759369" calcext:value-type="float">
            <text:p>8.759369</text:p>
          </table:table-cell>
          <table:table-cell office:value-type="float" office:value="8.608063" calcext:value-type="float">
            <text:p>8.608063</text:p>
          </table:table-cell>
          <table:table-cell office:value-type="float" office:value="10.33618" calcext:value-type="float">
            <text:p>10.33618</text:p>
          </table:table-cell>
          <table:table-cell office:value-type="float" office:value="10.17996" calcext:value-type="float">
            <text:p>10.17996</text:p>
          </table:table-cell>
          <table:table-cell office:value-type="float" office:value="11.4993" calcext:value-type="float">
            <text:p>11.4993</text:p>
          </table:table-cell>
          <table:table-cell office:value-type="float" office:value="11.35214" calcext:value-type="float">
            <text:p>11.35214</text:p>
          </table:table-cell>
          <table:table-cell office:value-type="float" office:value="12.24969" calcext:value-type="float">
            <text:p>12.24969</text:p>
          </table:table-cell>
          <table:table-cell office:value-type="float" office:value="12.12299" calcext:value-type="float">
            <text:p>12.12299</text:p>
          </table:table-cell>
          <table:table-cell office:value-type="float" office:value="12.49338" calcext:value-type="float">
            <text:p>12.49338</text:p>
          </table:table-cell>
          <table:table-cell office:value-type="float" office:value="12.38242" calcext:value-type="float">
            <text:p>12.38242</text:p>
          </table:table-cell>
          <table:table-cell office:value-type="float" office:value="5.500397" calcext:value-type="float">
            <text:p>5.500397</text:p>
          </table:table-cell>
          <table:table-cell office:value-type="float" office:value="-3.536316" calcext:value-type="float">
            <text:p>-3.53631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1122004" calcext:value-type="float">
            <text:p>11122004</text:p>
          </table:table-cell>
          <table:table-cell office:value-type="float" office:value="6.320417" calcext:value-type="float">
            <text:p>6.320417</text:p>
          </table:table-cell>
          <table:table-cell office:value-type="float" office:value="7.02" calcext:value-type="float">
            <text:p>7.02</text:p>
          </table:table-cell>
          <table:table-cell office:value-type="float" office:value="-4.74" calcext:value-type="float">
            <text:p>-4.74</text:p>
          </table:table-cell>
          <table:table-cell office:value-type="float" office:value="0.778924" calcext:value-type="float">
            <text:p>0.778924</text:p>
          </table:table-cell>
          <table:table-cell office:value-type="float" office:value="0.3812078" calcext:value-type="float">
            <text:p>0.3812078</text:p>
          </table:table-cell>
          <table:table-cell office:value-type="float" office:value="268.272" calcext:value-type="float">
            <text:p>268.272</text:p>
          </table:table-cell>
          <table:table-cell office:value-type="float" office:value="0" calcext:value-type="float">
            <text:p>0</text:p>
          </table:table-cell>
          <table:table-cell office:value-type="float" office:value="4.575806" calcext:value-type="float">
            <text:p>4.575806</text:p>
          </table:table-cell>
          <table:table-cell office:value-type="float" office:value="-2.067535" calcext:value-type="float">
            <text:p>-2.067535</text:p>
          </table:table-cell>
          <table:table-cell office:value-type="float" office:value="3.028473" calcext:value-type="float">
            <text:p>3.028473</text:p>
          </table:table-cell>
          <table:table-cell office:value-type="float" office:value="-0.2480774" calcext:value-type="float">
            <text:p>-0.2480774</text:p>
          </table:table-cell>
          <table:table-cell office:value-type="float" office:value="2.553284" calcext:value-type="float">
            <text:p>2.553284</text:p>
          </table:table-cell>
          <table:table-cell office:value-type="float" office:value="0.5249023" calcext:value-type="float">
            <text:p>0.5249023</text:p>
          </table:table-cell>
          <table:table-cell office:value-type="float" office:value="2.466431" calcext:value-type="float">
            <text:p>2.466431</text:p>
          </table:table-cell>
          <table:table-cell office:value-type="float" office:value="1.323364" calcext:value-type="float">
            <text:p>1.323364</text:p>
          </table:table-cell>
          <table:table-cell office:value-type="float" office:value="2.61145" calcext:value-type="float">
            <text:p>2.61145</text:p>
          </table:table-cell>
          <table:table-cell office:value-type="float" office:value="1.903656" calcext:value-type="float">
            <text:p>1.903656</text:p>
          </table:table-cell>
          <table:table-cell office:value-type="float" office:value="2.992157" calcext:value-type="float">
            <text:p>2.992157</text:p>
          </table:table-cell>
          <table:table-cell office:value-type="float" office:value="2.585022" calcext:value-type="float">
            <text:p>2.585022</text:p>
          </table:table-cell>
          <table:table-cell office:value-type="float" office:value="3.591339" calcext:value-type="float">
            <text:p>3.591339</text:p>
          </table:table-cell>
          <table:table-cell office:value-type="float" office:value="3.282715" calcext:value-type="float">
            <text:p>3.282715</text:p>
          </table:table-cell>
          <table:table-cell office:value-type="float" office:value="4.559387" calcext:value-type="float">
            <text:p>4.559387</text:p>
          </table:table-cell>
          <table:table-cell office:value-type="float" office:value="4.440796" calcext:value-type="float">
            <text:p>4.440796</text:p>
          </table:table-cell>
          <table:table-cell office:value-type="float" office:value="6.412292" calcext:value-type="float">
            <text:p>6.412292</text:p>
          </table:table-cell>
          <table:table-cell office:value-type="float" office:value="6.324463" calcext:value-type="float">
            <text:p>6.324463</text:p>
          </table:table-cell>
          <table:table-cell office:value-type="float" office:value="8.606537" calcext:value-type="float">
            <text:p>8.606537</text:p>
          </table:table-cell>
          <table:table-cell office:value-type="float" office:value="8.471527" calcext:value-type="float">
            <text:p>8.471527</text:p>
          </table:table-cell>
          <table:table-cell office:value-type="float" office:value="10.17834" calcext:value-type="float">
            <text:p>10.17834</text:p>
          </table:table-cell>
          <table:table-cell office:value-type="float" office:value="10.02966" calcext:value-type="float">
            <text:p>10.02966</text:p>
          </table:table-cell>
          <table:table-cell office:value-type="float" office:value="11.35065" calcext:value-type="float">
            <text:p>11.35065</text:p>
          </table:table-cell>
          <table:table-cell office:value-type="float" office:value="11.20718" calcext:value-type="float">
            <text:p>11.20718</text:p>
          </table:table-cell>
          <table:table-cell office:value-type="float" office:value="12.12164" calcext:value-type="float">
            <text:p>12.12164</text:p>
          </table:table-cell>
          <table:table-cell office:value-type="float" office:value="11.99451" calcext:value-type="float">
            <text:p>11.99451</text:p>
          </table:table-cell>
          <table:table-cell office:value-type="float" office:value="12.38123" calcext:value-type="float">
            <text:p>12.38123</text:p>
          </table:table-cell>
          <table:table-cell office:value-type="float" office:value="12.26871" calcext:value-type="float">
            <text:p>12.26871</text:p>
          </table:table-cell>
          <table:table-cell office:value-type="float" office:value="10.02777" calcext:value-type="float">
            <text:p>10.02777</text:p>
          </table:table-cell>
          <table:table-cell office:value-type="float" office:value="-5.784698" calcext:value-type="float">
            <text:p>-5.78469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2122004" calcext:value-type="float">
            <text:p>12122004</text:p>
          </table:table-cell>
          <table:table-cell office:value-type="float" office:value="5.543605" calcext:value-type="float">
            <text:p>5.543605</text:p>
          </table:table-cell>
          <table:table-cell office:value-type="float" office:value="9.15" calcext:value-type="float">
            <text:p>9.15</text:p>
          </table:table-cell>
          <table:table-cell office:value-type="float" office:value="-2.08" calcext:value-type="float">
            <text:p>-2.08</text:p>
          </table:table-cell>
          <table:table-cell office:value-type="float" office:value="0.8369117" calcext:value-type="float">
            <text:p>0.8369117</text:p>
          </table:table-cell>
          <table:table-cell office:value-type="float" office:value="0.4637305" calcext:value-type="float">
            <text:p>0.4637305</text:p>
          </table:table-cell>
          <table:table-cell office:value-type="float" office:value="640.584" calcext:value-type="float">
            <text:p>640.584</text:p>
          </table:table-cell>
          <table:table-cell office:value-type="float" office:value="0" calcext:value-type="float">
            <text:p>0</text:p>
          </table:table-cell>
          <table:table-cell office:value-type="float" office:value="11.52676" calcext:value-type="float">
            <text:p>11.52676</text:p>
          </table:table-cell>
          <table:table-cell office:value-type="float" office:value="-1.02356" calcext:value-type="float">
            <text:p>-1.02356</text:p>
          </table:table-cell>
          <table:table-cell office:value-type="float" office:value="7.814392" calcext:value-type="float">
            <text:p>7.814392</text:p>
          </table:table-cell>
          <table:table-cell office:value-type="float" office:value="0.283783" calcext:value-type="float">
            <text:p>0.283783</text:p>
          </table:table-cell>
          <table:table-cell office:value-type="float" office:value="5.70636" calcext:value-type="float">
            <text:p>5.70636</text:p>
          </table:table-cell>
          <table:table-cell office:value-type="float" office:value="1.019318" calcext:value-type="float">
            <text:p>1.019318</text:p>
          </table:table-cell>
          <table:table-cell office:value-type="float" office:value="4.69928" calcext:value-type="float">
            <text:p>4.69928</text:p>
          </table:table-cell>
          <table:table-cell office:value-type="float" office:value="1.710388" calcext:value-type="float">
            <text:p>1.710388</text:p>
          </table:table-cell>
          <table:table-cell office:value-type="float" office:value="4.234985" calcext:value-type="float">
            <text:p>4.234985</text:p>
          </table:table-cell>
          <table:table-cell office:value-type="float" office:value="2.198883" calcext:value-type="float">
            <text:p>2.198883</text:p>
          </table:table-cell>
          <table:table-cell office:value-type="float" office:value="3.975464" calcext:value-type="float">
            <text:p>3.975464</text:p>
          </table:table-cell>
          <table:table-cell office:value-type="float" office:value="2.780029" calcext:value-type="float">
            <text:p>2.780029</text:p>
          </table:table-cell>
          <table:table-cell office:value-type="float" office:value="4.13855" calcext:value-type="float">
            <text:p>4.13855</text:p>
          </table:table-cell>
          <table:table-cell office:value-type="float" office:value="3.38736" calcext:value-type="float">
            <text:p>3.38736</text:p>
          </table:table-cell>
          <table:table-cell office:value-type="float" office:value="4.599365" calcext:value-type="float">
            <text:p>4.599365</text:p>
          </table:table-cell>
          <table:table-cell office:value-type="float" office:value="4.426636" calcext:value-type="float">
            <text:p>4.426636</text:p>
          </table:table-cell>
          <table:table-cell office:value-type="float" office:value="6.323425" calcext:value-type="float">
            <text:p>6.323425</text:p>
          </table:table-cell>
          <table:table-cell office:value-type="float" office:value="6.248108" calcext:value-type="float">
            <text:p>6.248108</text:p>
          </table:table-cell>
          <table:table-cell office:value-type="float" office:value="8.470093" calcext:value-type="float">
            <text:p>8.470093</text:p>
          </table:table-cell>
          <table:table-cell office:value-type="float" office:value="8.342255" calcext:value-type="float">
            <text:p>8.342255</text:p>
          </table:table-cell>
          <table:table-cell office:value-type="float" office:value="10.02817" calcext:value-type="float">
            <text:p>10.02817</text:p>
          </table:table-cell>
          <table:table-cell office:value-type="float" office:value="9.8862" calcext:value-type="float">
            <text:p>9.8862</text:p>
          </table:table-cell>
          <table:table-cell office:value-type="float" office:value="11.20566" calcext:value-type="float">
            <text:p>11.20566</text:p>
          </table:table-cell>
          <table:table-cell office:value-type="float" office:value="11.06497" calcext:value-type="float">
            <text:p>11.06497</text:p>
          </table:table-cell>
          <table:table-cell office:value-type="float" office:value="11.99316" calcext:value-type="float">
            <text:p>11.99316</text:p>
          </table:table-cell>
          <table:table-cell office:value-type="float" office:value="11.86618" calcext:value-type="float">
            <text:p>11.86618</text:p>
          </table:table-cell>
          <table:table-cell office:value-type="float" office:value="12.26749" calcext:value-type="float">
            <text:p>12.26749</text:p>
          </table:table-cell>
          <table:table-cell office:value-type="float" office:value="12.15421" calcext:value-type="float">
            <text:p>12.15421</text:p>
          </table:table-cell>
          <table:table-cell office:value-type="float" office:value="15.19214" calcext:value-type="float">
            <text:p>15.19214</text:p>
          </table:table-cell>
          <table:table-cell office:value-type="float" office:value="-3.267548" calcext:value-type="float">
            <text:p>-3.26754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3122004" calcext:value-type="float">
            <text:p>13122004</text:p>
          </table:table-cell>
          <table:table-cell office:value-type="float" office:value="8.893224" calcext:value-type="float">
            <text:p>8.893224</text:p>
          </table:table-cell>
          <table:table-cell office:value-type="float" office:value="-1.58" calcext:value-type="float">
            <text:p>-1.58</text:p>
          </table:table-cell>
          <table:table-cell office:value-type="float" office:value="-11.15" calcext:value-type="float">
            <text:p>-11.15</text:p>
          </table:table-cell>
          <table:table-cell office:value-type="float" office:value="0.4809242" calcext:value-type="float">
            <text:p>0.4809242</text:p>
          </table:table-cell>
          <table:table-cell office:value-type="float" office:value="0.233873" calcext:value-type="float">
            <text:p>0.233873</text:p>
          </table:table-cell>
          <table:table-cell office:value-type="float" office:value="538.704" calcext:value-type="float">
            <text:p>538.704</text:p>
          </table:table-cell>
          <table:table-cell office:value-type="float" office:value="0" calcext:value-type="float">
            <text:p>0</text:p>
          </table:table-cell>
          <table:table-cell office:value-type="float" office:value="7.826935" calcext:value-type="float">
            <text:p>7.826935</text:p>
          </table:table-cell>
          <table:table-cell office:value-type="float" office:value="-3.925903" calcext:value-type="float">
            <text:p>-3.925903</text:p>
          </table:table-cell>
          <table:table-cell office:value-type="float" office:value="5.161835" calcext:value-type="float">
            <text:p>5.161835</text:p>
          </table:table-cell>
          <table:table-cell office:value-type="float" office:value="-0.4749451" calcext:value-type="float">
            <text:p>-0.4749451</text:p>
          </table:table-cell>
          <table:table-cell office:value-type="float" office:value="3.851227" calcext:value-type="float">
            <text:p>3.851227</text:p>
          </table:table-cell>
          <table:table-cell office:value-type="float" office:value="0.6513062" calcext:value-type="float">
            <text:p>0.6513062</text:p>
          </table:table-cell>
          <table:table-cell office:value-type="float" office:value="3.342133" calcext:value-type="float">
            <text:p>3.342133</text:p>
          </table:table-cell>
          <table:table-cell office:value-type="float" office:value="1.704987" calcext:value-type="float">
            <text:p>1.704987</text:p>
          </table:table-cell>
          <table:table-cell office:value-type="float" office:value="3.361359" calcext:value-type="float">
            <text:p>3.361359</text:p>
          </table:table-cell>
          <table:table-cell office:value-type="float" office:value="2.331879" calcext:value-type="float">
            <text:p>2.331879</text:p>
          </table:table-cell>
          <table:table-cell office:value-type="float" office:value="3.857758" calcext:value-type="float">
            <text:p>3.857758</text:p>
          </table:table-cell>
          <table:table-cell office:value-type="float" office:value="3.030701" calcext:value-type="float">
            <text:p>3.030701</text:p>
          </table:table-cell>
          <table:table-cell office:value-type="float" office:value="4.137726" calcext:value-type="float">
            <text:p>4.137726</text:p>
          </table:table-cell>
          <table:table-cell office:value-type="float" office:value="3.652802" calcext:value-type="float">
            <text:p>3.652802</text:p>
          </table:table-cell>
          <table:table-cell office:value-type="float" office:value="4.691376" calcext:value-type="float">
            <text:p>4.691376</text:p>
          </table:table-cell>
          <table:table-cell office:value-type="float" office:value="4.604828" calcext:value-type="float">
            <text:p>4.604828</text:p>
          </table:table-cell>
          <table:table-cell office:value-type="float" office:value="6.256683" calcext:value-type="float">
            <text:p>6.256683</text:p>
          </table:table-cell>
          <table:table-cell office:value-type="float" office:value="6.248108" calcext:value-type="float">
            <text:p>6.248108</text:p>
          </table:table-cell>
          <table:table-cell office:value-type="float" office:value="8.341003" calcext:value-type="float">
            <text:p>8.341003</text:p>
          </table:table-cell>
          <table:table-cell office:value-type="float" office:value="8.234283" calcext:value-type="float">
            <text:p>8.234283</text:p>
          </table:table-cell>
          <table:table-cell office:value-type="float" office:value="9.884735" calcext:value-type="float">
            <text:p>9.884735</text:p>
          </table:table-cell>
          <table:table-cell office:value-type="float" office:value="9.751801" calcext:value-type="float">
            <text:p>9.751801</text:p>
          </table:table-cell>
          <table:table-cell office:value-type="float" office:value="11.06348" calcext:value-type="float">
            <text:p>11.06348</text:p>
          </table:table-cell>
          <table:table-cell office:value-type="float" office:value="10.9296" calcext:value-type="float">
            <text:p>10.9296</text:p>
          </table:table-cell>
          <table:table-cell office:value-type="float" office:value="11.86484" calcext:value-type="float">
            <text:p>11.86484</text:p>
          </table:table-cell>
          <table:table-cell office:value-type="float" office:value="11.74127" calcext:value-type="float">
            <text:p>11.74127</text:p>
          </table:table-cell>
          <table:table-cell office:value-type="float" office:value="12.15305" calcext:value-type="float">
            <text:p>12.15305</text:p>
          </table:table-cell>
          <table:table-cell office:value-type="float" office:value="12.03754" calcext:value-type="float">
            <text:p>12.03754</text:p>
          </table:table-cell>
          <table:table-cell office:value-type="float" office:value="8.758789" calcext:value-type="float">
            <text:p>8.758789</text:p>
          </table:table-cell>
          <table:table-cell office:value-type="float" office:value="-10.64185" calcext:value-type="float">
            <text:p>-10.6418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122004" calcext:value-type="float">
            <text:p>14122004</text:p>
          </table:table-cell>
          <table:table-cell office:value-type="float" office:value="8.589793" calcext:value-type="float">
            <text:p>8.589793</text:p>
          </table:table-cell>
          <table:table-cell office:value-type="float" office:value="2.82" calcext:value-type="float">
            <text:p>2.82</text:p>
          </table:table-cell>
          <table:table-cell office:value-type="float" office:value="-13.54" calcext:value-type="float">
            <text:p>-13.54</text:p>
          </table:table-cell>
          <table:table-cell office:value-type="float" office:value="0.6354148" calcext:value-type="float">
            <text:p>0.6354148</text:p>
          </table:table-cell>
          <table:table-cell office:value-type="float" office:value="0.1937247" calcext:value-type="float">
            <text:p>0.1937247</text:p>
          </table:table-cell>
          <table:table-cell office:value-type="float" office:value="272.772" calcext:value-type="float">
            <text:p>272.772</text:p>
          </table:table-cell>
          <table:table-cell office:value-type="float" office:value="0" calcext:value-type="float">
            <text:p>0</text:p>
          </table:table-cell>
          <table:table-cell office:value-type="float" office:value="4.293182" calcext:value-type="float">
            <text:p>4.293182</text:p>
          </table:table-cell>
          <table:table-cell office:value-type="float" office:value="-7.614502" calcext:value-type="float">
            <text:p>-7.614502</text:p>
          </table:table-cell>
          <table:table-cell office:value-type="float" office:value="0.7753296" calcext:value-type="float">
            <text:p>0.7753296</text:p>
          </table:table-cell>
          <table:table-cell office:value-type="float" office:value="-1.104614" calcext:value-type="float">
            <text:p>-1.104614</text:p>
          </table:table-cell>
          <table:table-cell office:value-type="float" office:value="1.040405" calcext:value-type="float">
            <text:p>1.040405</text:p>
          </table:table-cell>
          <table:table-cell office:value-type="float" office:value="-0.04006958" calcext:value-type="float">
            <text:p>-0.04006958</text:p>
          </table:table-cell>
          <table:table-cell office:value-type="float" office:value="1.688202" calcext:value-type="float">
            <text:p>1.688202</text:p>
          </table:table-cell>
          <table:table-cell office:value-type="float" office:value="0.9647522" calcext:value-type="float">
            <text:p>0.9647522</text:p>
          </table:table-cell>
          <table:table-cell office:value-type="float" office:value="2.380646" calcext:value-type="float">
            <text:p>2.380646</text:p>
          </table:table-cell>
          <table:table-cell office:value-type="float" office:value="1.679382" calcext:value-type="float">
            <text:p>1.679382</text:p>
          </table:table-cell>
          <table:table-cell office:value-type="float" office:value="3.158905" calcext:value-type="float">
            <text:p>3.158905</text:p>
          </table:table-cell>
          <table:table-cell office:value-type="float" office:value="2.431793" calcext:value-type="float">
            <text:p>2.431793</text:p>
          </table:table-cell>
          <table:table-cell office:value-type="float" office:value="3.762756" calcext:value-type="float">
            <text:p>3.762756</text:p>
          </table:table-cell>
          <table:table-cell office:value-type="float" office:value="3.160645" calcext:value-type="float">
            <text:p>3.160645</text:p>
          </table:table-cell>
          <table:table-cell office:value-type="float" office:value="4.644684" calcext:value-type="float">
            <text:p>4.644684</text:p>
          </table:table-cell>
          <table:table-cell office:value-type="float" office:value="4.35614" calcext:value-type="float">
            <text:p>4.35614</text:p>
          </table:table-cell>
          <table:table-cell office:value-type="float" office:value="6.248016" calcext:value-type="float">
            <text:p>6.248016</text:p>
          </table:table-cell>
          <table:table-cell office:value-type="float" office:value="6.167877" calcext:value-type="float">
            <text:p>6.167877</text:p>
          </table:table-cell>
          <table:table-cell office:value-type="float" office:value="8.233276" calcext:value-type="float">
            <text:p>8.233276</text:p>
          </table:table-cell>
          <table:table-cell office:value-type="float" office:value="8.136841" calcext:value-type="float">
            <text:p>8.136841</text:p>
          </table:table-cell>
          <table:table-cell office:value-type="float" office:value="9.750458" calcext:value-type="float">
            <text:p>9.750458</text:p>
          </table:table-cell>
          <table:table-cell office:value-type="float" office:value="9.627747" calcext:value-type="float">
            <text:p>9.627747</text:p>
          </table:table-cell>
          <table:table-cell office:value-type="float" office:value="10.92819" calcext:value-type="float">
            <text:p>10.92819</text:p>
          </table:table-cell>
          <table:table-cell office:value-type="float" office:value="10.79721" calcext:value-type="float">
            <text:p>10.79721</text:p>
          </table:table-cell>
          <table:table-cell office:value-type="float" office:value="11.73993" calcext:value-type="float">
            <text:p>11.73993</text:p>
          </table:table-cell>
          <table:table-cell office:value-type="float" office:value="11.61276" calcext:value-type="float">
            <text:p>11.61276</text:p>
          </table:table-cell>
          <table:table-cell office:value-type="float" office:value="12.03632" calcext:value-type="float">
            <text:p>12.03632</text:p>
          </table:table-cell>
          <table:table-cell office:value-type="float" office:value="11.91977" calcext:value-type="float">
            <text:p>11.91977</text:p>
          </table:table-cell>
          <table:table-cell office:value-type="float" office:value="9.383118" calcext:value-type="float">
            <text:p>9.383118</text:p>
          </table:table-cell>
          <table:table-cell office:value-type="float" office:value="-13.71738" calcext:value-type="float">
            <text:p>-13.7173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5122004" calcext:value-type="float">
            <text:p>15122004</text:p>
          </table:table-cell>
          <table:table-cell office:value-type="float" office:value="6.179506" calcext:value-type="float">
            <text:p>6.179506</text:p>
          </table:table-cell>
          <table:table-cell office:value-type="float" office:value="6.03" calcext:value-type="float">
            <text:p>6.03</text:p>
          </table:table-cell>
          <table:table-cell office:value-type="float" office:value="-4.01" calcext:value-type="float">
            <text:p>-4.01</text:p>
          </table:table-cell>
          <table:table-cell office:value-type="float" office:value="0.7023009" calcext:value-type="float">
            <text:p>0.7023009</text:p>
          </table:table-cell>
          <table:table-cell office:value-type="float" office:value="0.4024241" calcext:value-type="float">
            <text:p>0.4024241</text:p>
          </table:table-cell>
          <table:table-cell office:value-type="float" office:value="402.48" calcext:value-type="float">
            <text:p>402.48</text:p>
          </table:table-cell>
          <table:table-cell office:value-type="float" office:value="0" calcext:value-type="float">
            <text:p>0</text:p>
          </table:table-cell>
          <table:table-cell office:value-type="float" office:value="4.788818" calcext:value-type="float">
            <text:p>4.788818</text:p>
          </table:table-cell>
          <table:table-cell office:value-type="float" office:value="-2.73465" calcext:value-type="float">
            <text:p>-2.73465</text:p>
          </table:table-cell>
          <table:table-cell office:value-type="float" office:value="0.7828979" calcext:value-type="float">
            <text:p>0.7828979</text:p>
          </table:table-cell>
          <table:table-cell office:value-type="float" office:value="-0.3527222" calcext:value-type="float">
            <text:p>-0.3527222</text:p>
          </table:table-cell>
          <table:table-cell office:value-type="float" office:value="1.007538" calcext:value-type="float">
            <text:p>1.007538</text:p>
          </table:table-cell>
          <table:table-cell office:value-type="float" office:value="0.3067932" calcext:value-type="float">
            <text:p>0.3067932</text:p>
          </table:table-cell>
          <table:table-cell office:value-type="float" office:value="1.434601" calcext:value-type="float">
            <text:p>1.434601</text:p>
          </table:table-cell>
          <table:table-cell office:value-type="float" office:value="1.02536" calcext:value-type="float">
            <text:p>1.02536</text:p>
          </table:table-cell>
          <table:table-cell office:value-type="float" office:value="1.823181" calcext:value-type="float">
            <text:p>1.823181</text:p>
          </table:table-cell>
          <table:table-cell office:value-type="float" office:value="1.581329" calcext:value-type="float">
            <text:p>1.581329</text:p>
          </table:table-cell>
          <table:table-cell office:value-type="float" office:value="2.427124" calcext:value-type="float">
            <text:p>2.427124</text:p>
          </table:table-cell>
          <table:table-cell office:value-type="float" office:value="2.261566" calcext:value-type="float">
            <text:p>2.261566</text:p>
          </table:table-cell>
          <table:table-cell office:value-type="float" office:value="3.156891" calcext:value-type="float">
            <text:p>3.156891</text:p>
          </table:table-cell>
          <table:table-cell office:value-type="float" office:value="2.971985" calcext:value-type="float">
            <text:p>2.971985</text:p>
          </table:table-cell>
          <table:table-cell office:value-type="float" office:value="4.353241" calcext:value-type="float">
            <text:p>4.353241</text:p>
          </table:table-cell>
          <table:table-cell office:value-type="float" office:value="4.115265" calcext:value-type="float">
            <text:p>4.115265</text:p>
          </table:table-cell>
          <table:table-cell office:value-type="float" office:value="6.166443" calcext:value-type="float">
            <text:p>6.166443</text:p>
          </table:table-cell>
          <table:table-cell office:value-type="float" office:value="6.011261" calcext:value-type="float">
            <text:p>6.011261</text:p>
          </table:table-cell>
          <table:table-cell office:value-type="float" office:value="8.135773" calcext:value-type="float">
            <text:p>8.135773</text:p>
          </table:table-cell>
          <table:table-cell office:value-type="float" office:value="8.026154" calcext:value-type="float">
            <text:p>8.026154</text:p>
          </table:table-cell>
          <table:table-cell office:value-type="float" office:value="9.626495" calcext:value-type="float">
            <text:p>9.626495</text:p>
          </table:table-cell>
          <table:table-cell office:value-type="float" office:value="9.507935" calcext:value-type="float">
            <text:p>9.507935</text:p>
          </table:table-cell>
          <table:table-cell office:value-type="float" office:value="10.79584" calcext:value-type="float">
            <text:p>10.79584</text:p>
          </table:table-cell>
          <table:table-cell office:value-type="float" office:value="10.66757" calcext:value-type="float">
            <text:p>10.66757</text:p>
          </table:table-cell>
          <table:table-cell office:value-type="float" office:value="11.61145" calcext:value-type="float">
            <text:p>11.61145</text:p>
          </table:table-cell>
          <table:table-cell office:value-type="float" office:value="11.48648" calcext:value-type="float">
            <text:p>11.48648</text:p>
          </table:table-cell>
          <table:table-cell office:value-type="float" office:value="11.91852" calcext:value-type="float">
            <text:p>11.91852</text:p>
          </table:table-cell>
          <table:table-cell office:value-type="float" office:value="11.80222" calcext:value-type="float">
            <text:p>11.80222</text:p>
          </table:table-cell>
          <table:table-cell office:value-type="float" office:value="8.425446" calcext:value-type="float">
            <text:p>8.425446</text:p>
          </table:table-cell>
          <table:table-cell office:value-type="float" office:value="-5.96756" calcext:value-type="float">
            <text:p>-5.9675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6122004" calcext:value-type="float">
            <text:p>16122004</text:p>
          </table:table-cell>
          <table:table-cell office:value-type="float" office:value="8.272229" calcext:value-type="float">
            <text:p>8.272229</text:p>
          </table:table-cell>
          <table:table-cell office:value-type="float" office:value="8.47" calcext:value-type="float">
            <text:p>8.47</text:p>
          </table:table-cell>
          <table:table-cell office:value-type="float" office:value="-8.12" calcext:value-type="float">
            <text:p>-8.12</text:p>
          </table:table-cell>
          <table:table-cell office:value-type="float" office:value="0.7672321" calcext:value-type="float">
            <text:p>0.7672321</text:p>
          </table:table-cell>
          <table:table-cell office:value-type="float" office:value="0.2954999" calcext:value-type="float">
            <text:p>0.2954999</text:p>
          </table:table-cell>
          <table:table-cell office:value-type="float" office:value="266.508" calcext:value-type="float">
            <text:p>266.508</text:p>
          </table:table-cell>
          <table:table-cell office:value-type="float" office:value="0" calcext:value-type="float">
            <text:p>0</text:p>
          </table:table-cell>
          <table:table-cell office:value-type="float" office:value="9.773865" calcext:value-type="float">
            <text:p>9.773865</text:p>
          </table:table-cell>
          <table:table-cell office:value-type="float" office:value="-2.598145" calcext:value-type="float">
            <text:p>-2.598145</text:p>
          </table:table-cell>
          <table:table-cell office:value-type="float" office:value="4.946899" calcext:value-type="float">
            <text:p>4.946899</text:p>
          </table:table-cell>
          <table:table-cell office:value-type="float" office:value="-0.3160706" calcext:value-type="float">
            <text:p>-0.3160706</text:p>
          </table:table-cell>
          <table:table-cell office:value-type="float" office:value="3.335571" calcext:value-type="float">
            <text:p>3.335571</text:p>
          </table:table-cell>
          <table:table-cell office:value-type="float" office:value="0.4141846" calcext:value-type="float">
            <text:p>0.4141846</text:p>
          </table:table-cell>
          <table:table-cell office:value-type="float" office:value="2.740936" calcext:value-type="float">
            <text:p>2.740936</text:p>
          </table:table-cell>
          <table:table-cell office:value-type="float" office:value="1.055176" calcext:value-type="float">
            <text:p>1.055176</text:p>
          </table:table-cell>
          <table:table-cell office:value-type="float" office:value="2.650909" calcext:value-type="float">
            <text:p>2.650909</text:p>
          </table:table-cell>
          <table:table-cell office:value-type="float" office:value="1.557098" calcext:value-type="float">
            <text:p>1.557098</text:p>
          </table:table-cell>
          <table:table-cell office:value-type="float" office:value="2.758636" calcext:value-type="float">
            <text:p>2.758636</text:p>
          </table:table-cell>
          <table:table-cell office:value-type="float" office:value="2.180786" calcext:value-type="float">
            <text:p>2.180786</text:p>
          </table:table-cell>
          <table:table-cell office:value-type="float" office:value="3.183441" calcext:value-type="float">
            <text:p>3.183441</text:p>
          </table:table-cell>
          <table:table-cell office:value-type="float" office:value="2.860687" calcext:value-type="float">
            <text:p>2.860687</text:p>
          </table:table-cell>
          <table:table-cell office:value-type="float" office:value="4.113586" calcext:value-type="float">
            <text:p>4.113586</text:p>
          </table:table-cell>
          <table:table-cell office:value-type="float" office:value="3.996948" calcext:value-type="float">
            <text:p>3.996948</text:p>
          </table:table-cell>
          <table:table-cell office:value-type="float" office:value="6.009552" calcext:value-type="float">
            <text:p>6.009552</text:p>
          </table:table-cell>
          <table:table-cell office:value-type="float" office:value="5.859711" calcext:value-type="float">
            <text:p>5.859711</text:p>
          </table:table-cell>
          <table:table-cell office:value-type="float" office:value="8.024963" calcext:value-type="float">
            <text:p>8.024963</text:p>
          </table:table-cell>
          <table:table-cell office:value-type="float" office:value="7.902527" calcext:value-type="float">
            <text:p>7.902527</text:p>
          </table:table-cell>
          <table:table-cell office:value-type="float" office:value="9.506683" calcext:value-type="float">
            <text:p>9.506683</text:p>
          </table:table-cell>
          <table:table-cell office:value-type="float" office:value="9.385773" calcext:value-type="float">
            <text:p>9.385773</text:p>
          </table:table-cell>
          <table:table-cell office:value-type="float" office:value="10.66623" calcext:value-type="float">
            <text:p>10.66623</text:p>
          </table:table-cell>
          <table:table-cell office:value-type="float" office:value="10.54037" calcext:value-type="float">
            <text:p>10.54037</text:p>
          </table:table-cell>
          <table:table-cell office:value-type="float" office:value="11.48517" calcext:value-type="float">
            <text:p>11.48517</text:p>
          </table:table-cell>
          <table:table-cell office:value-type="float" office:value="11.36252" calcext:value-type="float">
            <text:p>11.36252</text:p>
          </table:table-cell>
          <table:table-cell office:value-type="float" office:value="11.80099" calcext:value-type="float">
            <text:p>11.80099</text:p>
          </table:table-cell>
          <table:table-cell office:value-type="float" office:value="11.68567" calcext:value-type="float">
            <text:p>11.68567</text:p>
          </table:table-cell>
          <table:table-cell office:value-type="float" office:value="16.9964" calcext:value-type="float">
            <text:p>16.9964</text:p>
          </table:table-cell>
          <table:table-cell office:value-type="float" office:value="-6.418793" calcext:value-type="float">
            <text:p>-6.41879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7122004" calcext:value-type="float">
            <text:p>17122004</text:p>
          </table:table-cell>
          <table:table-cell office:value-type="float" office:value="7.068338" calcext:value-type="float">
            <text:p>7.068338</text:p>
          </table:table-cell>
          <table:table-cell office:value-type="float" office:value="6.98" calcext:value-type="float">
            <text:p>6.98</text:p>
          </table:table-cell>
          <table:table-cell office:value-type="float" office:value="-8.16" calcext:value-type="float">
            <text:p>-8.16</text:p>
          </table:table-cell>
          <table:table-cell office:value-type="float" office:value="0.7540441" calcext:value-type="float">
            <text:p>0.7540441</text:p>
          </table:table-cell>
          <table:table-cell office:value-type="float" office:value="0.2945988" calcext:value-type="float">
            <text:p>0.2945988</text:p>
          </table:table-cell>
          <table:table-cell office:value-type="float" office:value="243.612" calcext:value-type="float">
            <text:p>243.612</text:p>
          </table:table-cell>
          <table:table-cell office:value-type="float" office:value="0" calcext:value-type="float">
            <text:p>0</text:p>
          </table:table-cell>
          <table:table-cell office:value-type="float" office:value="4.271454" calcext:value-type="float">
            <text:p>4.271454</text:p>
          </table:table-cell>
          <table:table-cell office:value-type="float" office:value="-3.50882" calcext:value-type="float">
            <text:p>-3.50882</text:p>
          </table:table-cell>
          <table:table-cell office:value-type="float" office:value="1.552246" calcext:value-type="float">
            <text:p>1.552246</text:p>
          </table:table-cell>
          <table:table-cell office:value-type="float" office:value="-0.4690247" calcext:value-type="float">
            <text:p>-0.4690247</text:p>
          </table:table-cell>
          <table:table-cell office:value-type="float" office:value="1.438538" calcext:value-type="float">
            <text:p>1.438538</text:p>
          </table:table-cell>
          <table:table-cell office:value-type="float" office:value="0.297699" calcext:value-type="float">
            <text:p>0.297699</text:p>
          </table:table-cell>
          <table:table-cell office:value-type="float" office:value="1.675507" calcext:value-type="float">
            <text:p>1.675507</text:p>
          </table:table-cell>
          <table:table-cell office:value-type="float" office:value="1.071442" calcext:value-type="float">
            <text:p>1.071442</text:p>
          </table:table-cell>
          <table:table-cell office:value-type="float" office:value="2.088196" calcext:value-type="float">
            <text:p>2.088196</text:p>
          </table:table-cell>
          <table:table-cell office:value-type="float" office:value="1.627899" calcext:value-type="float">
            <text:p>1.627899</text:p>
          </table:table-cell>
          <table:table-cell office:value-type="float" office:value="2.683411" calcext:value-type="float">
            <text:p>2.683411</text:p>
          </table:table-cell>
          <table:table-cell office:value-type="float" office:value="2.276337" calcext:value-type="float">
            <text:p>2.276337</text:p>
          </table:table-cell>
          <table:table-cell office:value-type="float" office:value="3.182373" calcext:value-type="float">
            <text:p>3.182373</text:p>
          </table:table-cell>
          <table:table-cell office:value-type="float" office:value="2.918213" calcext:value-type="float">
            <text:p>2.918213</text:p>
          </table:table-cell>
          <table:table-cell office:value-type="float" office:value="4.048767" calcext:value-type="float">
            <text:p>4.048767</text:p>
          </table:table-cell>
          <table:table-cell office:value-type="float" office:value="3.966888" calcext:value-type="float">
            <text:p>3.966888</text:p>
          </table:table-cell>
          <table:table-cell office:value-type="float" office:value="5.85849" calcext:value-type="float">
            <text:p>5.85849</text:p>
          </table:table-cell>
          <table:table-cell office:value-type="float" office:value="5.757507" calcext:value-type="float">
            <text:p>5.757507</text:p>
          </table:table-cell>
          <table:table-cell office:value-type="float" office:value="7.901245" calcext:value-type="float">
            <text:p>7.901245</text:p>
          </table:table-cell>
          <table:table-cell office:value-type="float" office:value="7.779755" calcext:value-type="float">
            <text:p>7.779755</text:p>
          </table:table-cell>
          <table:table-cell office:value-type="float" office:value="9.384491" calcext:value-type="float">
            <text:p>9.384491</text:p>
          </table:table-cell>
          <table:table-cell office:value-type="float" office:value="9.261627" calcext:value-type="float">
            <text:p>9.261627</text:p>
          </table:table-cell>
          <table:table-cell office:value-type="float" office:value="10.53903" calcext:value-type="float">
            <text:p>10.53903</text:p>
          </table:table-cell>
          <table:table-cell office:value-type="float" office:value="10.41464" calcext:value-type="float">
            <text:p>10.41464</text:p>
          </table:table-cell>
          <table:table-cell office:value-type="float" office:value="11.36124" calcext:value-type="float">
            <text:p>11.36124</text:p>
          </table:table-cell>
          <table:table-cell office:value-type="float" office:value="11.23975" calcext:value-type="float">
            <text:p>11.23975</text:p>
          </table:table-cell>
          <table:table-cell office:value-type="float" office:value="11.68442" calcext:value-type="float">
            <text:p>11.68442</text:p>
          </table:table-cell>
          <table:table-cell office:value-type="float" office:value="11.57022" calcext:value-type="float">
            <text:p>11.57022</text:p>
          </table:table-cell>
          <table:table-cell office:value-type="float" office:value="9.961182" calcext:value-type="float">
            <text:p>9.961182</text:p>
          </table:table-cell>
          <table:table-cell office:value-type="float" office:value="-7.539612" calcext:value-type="float">
            <text:p>-7.53961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8122004" calcext:value-type="float">
            <text:p>18122004</text:p>
          </table:table-cell>
          <table:table-cell office:value-type="float" office:value="4.511661" calcext:value-type="float">
            <text:p>4.511661</text:p>
          </table:table-cell>
          <table:table-cell office:value-type="float" office:value="7.41" calcext:value-type="float">
            <text:p>7.41</text:p>
          </table:table-cell>
          <table:table-cell office:value-type="float" office:value="-10.01" calcext:value-type="float">
            <text:p>-10.01</text:p>
          </table:table-cell>
          <table:table-cell office:value-type="float" office:value="0.7406325" calcext:value-type="float">
            <text:p>0.7406325</text:p>
          </table:table-cell>
          <table:table-cell office:value-type="float" office:value="0.2555472" calcext:value-type="float">
            <text:p>0.2555472</text:p>
          </table:table-cell>
          <table:table-cell office:value-type="float" office:value="490.716" calcext:value-type="float">
            <text:p>490.716</text:p>
          </table:table-cell>
          <table:table-cell office:value-type="float" office:value="0" calcext:value-type="float">
            <text:p>0</text:p>
          </table:table-cell>
          <table:table-cell office:value-type="float" office:value="8.111572" calcext:value-type="float">
            <text:p>8.111572</text:p>
          </table:table-cell>
          <table:table-cell office:value-type="float" office:value="-3.113525" calcext:value-type="float">
            <text:p>-3.113525</text:p>
          </table:table-cell>
          <table:table-cell office:value-type="float" office:value="4.626434" calcext:value-type="float">
            <text:p>4.626434</text:p>
          </table:table-cell>
          <table:table-cell office:value-type="float" office:value="-0.4128723" calcext:value-type="float">
            <text:p>-0.4128723</text:p>
          </table:table-cell>
          <table:table-cell office:value-type="float" office:value="3.383057" calcext:value-type="float">
            <text:p>3.383057</text:p>
          </table:table-cell>
          <table:table-cell office:value-type="float" office:value="0.4599304" calcext:value-type="float">
            <text:p>0.4599304</text:p>
          </table:table-cell>
          <table:table-cell office:value-type="float" office:value="2.8862" calcext:value-type="float">
            <text:p>2.8862</text:p>
          </table:table-cell>
          <table:table-cell office:value-type="float" office:value="1.108093" calcext:value-type="float">
            <text:p>1.108093</text:p>
          </table:table-cell>
          <table:table-cell office:value-type="float" office:value="2.764191" calcext:value-type="float">
            <text:p>2.764191</text:p>
          </table:table-cell>
          <table:table-cell office:value-type="float" office:value="1.597809" calcext:value-type="float">
            <text:p>1.597809</text:p>
          </table:table-cell>
          <table:table-cell office:value-type="float" office:value="2.813385" calcext:value-type="float">
            <text:p>2.813385</text:p>
          </table:table-cell>
          <table:table-cell office:value-type="float" office:value="2.195282" calcext:value-type="float">
            <text:p>2.195282</text:p>
          </table:table-cell>
          <table:table-cell office:value-type="float" office:value="3.181885" calcext:value-type="float">
            <text:p>3.181885</text:p>
          </table:table-cell>
          <table:table-cell office:value-type="float" office:value="2.832458" calcext:value-type="float">
            <text:p>2.832458</text:p>
          </table:table-cell>
          <table:table-cell office:value-type="float" office:value="3.966278" calcext:value-type="float">
            <text:p>3.966278</text:p>
          </table:table-cell>
          <table:table-cell office:value-type="float" office:value="3.895905" calcext:value-type="float">
            <text:p>3.895905</text:p>
          </table:table-cell>
          <table:table-cell office:value-type="float" office:value="5.756439" calcext:value-type="float">
            <text:p>5.756439</text:p>
          </table:table-cell>
          <table:table-cell office:value-type="float" office:value="5.657074" calcext:value-type="float">
            <text:p>5.657074</text:p>
          </table:table-cell>
          <table:table-cell office:value-type="float" office:value="7.778473" calcext:value-type="float">
            <text:p>7.778473</text:p>
          </table:table-cell>
          <table:table-cell office:value-type="float" office:value="7.660065" calcext:value-type="float">
            <text:p>7.660065</text:p>
          </table:table-cell>
          <table:table-cell office:value-type="float" office:value="9.260345" calcext:value-type="float">
            <text:p>9.260345</text:p>
          </table:table-cell>
          <table:table-cell office:value-type="float" office:value="9.137665" calcext:value-type="float">
            <text:p>9.137665</text:p>
          </table:table-cell>
          <table:table-cell office:value-type="float" office:value="10.41333" calcext:value-type="float">
            <text:p>10.41333</text:p>
          </table:table-cell>
          <table:table-cell office:value-type="float" office:value="10.28986" calcext:value-type="float">
            <text:p>10.28986</text:p>
          </table:table-cell>
          <table:table-cell office:value-type="float" office:value="11.23846" calcext:value-type="float">
            <text:p>11.23846</text:p>
          </table:table-cell>
          <table:table-cell office:value-type="float" office:value="11.11819" calcext:value-type="float">
            <text:p>11.11819</text:p>
          </table:table-cell>
          <table:table-cell office:value-type="float" office:value="11.56903" calcext:value-type="float">
            <text:p>11.56903</text:p>
          </table:table-cell>
          <table:table-cell office:value-type="float" office:value="11.45529" calcext:value-type="float">
            <text:p>11.45529</text:p>
          </table:table-cell>
          <table:table-cell office:value-type="float" office:value="10.74805" calcext:value-type="float">
            <text:p>10.74805</text:p>
          </table:table-cell>
          <table:table-cell office:value-type="float" office:value="-8.853302" calcext:value-type="float">
            <text:p>-8.85330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9122004" calcext:value-type="float">
            <text:p>19122004</text:p>
          </table:table-cell>
          <table:table-cell office:value-type="float" office:value="6.400069" calcext:value-type="float">
            <text:p>6.400069</text:p>
          </table:table-cell>
          <table:table-cell office:value-type="float" office:value="-8.02" calcext:value-type="float">
            <text:p>-8.02</text:p>
          </table:table-cell>
          <table:table-cell office:value-type="float" office:value="-17.74" calcext:value-type="float">
            <text:p>-17.74</text:p>
          </table:table-cell>
          <table:table-cell office:value-type="float" office:value="0.2977624" calcext:value-type="float">
            <text:p>0.2977624</text:p>
          </table:table-cell>
          <table:table-cell office:value-type="float" office:value="0.137955" calcext:value-type="float">
            <text:p>0.137955</text:p>
          </table:table-cell>
          <table:table-cell office:value-type="float" office:value="417.096" calcext:value-type="float">
            <text:p>417.096</text:p>
          </table:table-cell>
          <table:table-cell office:value-type="float" office:value="0" calcext:value-type="float">
            <text:p>0</text:p>
          </table:table-cell>
          <table:table-cell office:value-type="float" office:value="-0.2793884" calcext:value-type="float">
            <text:p>-0.2793884</text:p>
          </table:table-cell>
          <table:table-cell office:value-type="float" office:value="-8.550049" calcext:value-type="float">
            <text:p>-8.550049</text:p>
          </table:table-cell>
          <table:table-cell office:value-type="float" office:value="-0.1813354" calcext:value-type="float">
            <text:p>-0.1813354</text:p>
          </table:table-cell>
          <table:table-cell office:value-type="float" office:value="-1.643219" calcext:value-type="float">
            <text:p>-1.643219</text:p>
          </table:table-cell>
          <table:table-cell office:value-type="float" office:value="0.5101318" calcext:value-type="float">
            <text:p>0.5101318</text:p>
          </table:table-cell>
          <table:table-cell office:value-type="float" office:value="-0.1653137" calcext:value-type="float">
            <text:p>-0.1653137</text:p>
          </table:table-cell>
          <table:table-cell office:value-type="float" office:value="1.408691" calcext:value-type="float">
            <text:p>1.408691</text:p>
          </table:table-cell>
          <table:table-cell office:value-type="float" office:value="0.5745239" calcext:value-type="float">
            <text:p>0.5745239</text:p>
          </table:table-cell>
          <table:table-cell office:value-type="float" office:value="1.990143" calcext:value-type="float">
            <text:p>1.990143</text:p>
          </table:table-cell>
          <table:table-cell office:value-type="float" office:value="1.140747" calcext:value-type="float">
            <text:p>1.140747</text:p>
          </table:table-cell>
          <table:table-cell office:value-type="float" office:value="2.641571" calcext:value-type="float">
            <text:p>2.641571</text:p>
          </table:table-cell>
          <table:table-cell office:value-type="float" office:value="1.84198" calcext:value-type="float">
            <text:p>1.84198</text:p>
          </table:table-cell>
          <table:table-cell office:value-type="float" office:value="3.158966" calcext:value-type="float">
            <text:p>3.158966</text:p>
          </table:table-cell>
          <table:table-cell office:value-type="float" office:value="2.57901" calcext:value-type="float">
            <text:p>2.57901</text:p>
          </table:table-cell>
          <table:table-cell office:value-type="float" office:value="3.964172" calcext:value-type="float">
            <text:p>3.964172</text:p>
          </table:table-cell>
          <table:table-cell office:value-type="float" office:value="3.77536" calcext:value-type="float">
            <text:p>3.77536</text:p>
          </table:table-cell>
          <table:table-cell office:value-type="float" office:value="5.656372" calcext:value-type="float">
            <text:p>5.656372</text:p>
          </table:table-cell>
          <table:table-cell office:value-type="float" office:value="5.572632" calcext:value-type="float">
            <text:p>5.572632</text:p>
          </table:table-cell>
          <table:table-cell office:value-type="float" office:value="7.658844" calcext:value-type="float">
            <text:p>7.658844</text:p>
          </table:table-cell>
          <table:table-cell office:value-type="float" office:value="7.548492" calcext:value-type="float">
            <text:p>7.548492</text:p>
          </table:table-cell>
          <table:table-cell office:value-type="float" office:value="9.136353" calcext:value-type="float">
            <text:p>9.136353</text:p>
          </table:table-cell>
          <table:table-cell office:value-type="float" office:value="9.016876" calcext:value-type="float">
            <text:p>9.016876</text:p>
          </table:table-cell>
          <table:table-cell office:value-type="float" office:value="10.28851" calcext:value-type="float">
            <text:p>10.28851</text:p>
          </table:table-cell>
          <table:table-cell office:value-type="float" office:value="10.16592" calcext:value-type="float">
            <text:p>10.16592</text:p>
          </table:table-cell>
          <table:table-cell office:value-type="float" office:value="11.11697" calcext:value-type="float">
            <text:p>11.11697</text:p>
          </table:table-cell>
          <table:table-cell office:value-type="float" office:value="10.99747" calcext:value-type="float">
            <text:p>10.99747</text:p>
          </table:table-cell>
          <table:table-cell office:value-type="float" office:value="11.4541" calcext:value-type="float">
            <text:p>11.4541</text:p>
          </table:table-cell>
          <table:table-cell office:value-type="float" office:value="11.34103" calcext:value-type="float">
            <text:p>11.34103</text:p>
          </table:table-cell>
          <table:table-cell office:value-type="float" office:value="-1.508179" calcext:value-type="float">
            <text:p>-1.508179</text:p>
          </table:table-cell>
          <table:table-cell office:value-type="float" office:value="-17.33812" calcext:value-type="float">
            <text:p>-17.3381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0122004" calcext:value-type="float">
            <text:p>20122004</text:p>
          </table:table-cell>
          <table:table-cell office:value-type="float" office:value="6.817863" calcext:value-type="float">
            <text:p>6.817863</text:p>
          </table:table-cell>
          <table:table-cell office:value-type="float" office:value="6.96" calcext:value-type="float">
            <text:p>6.96</text:p>
          </table:table-cell>
          <table:table-cell office:value-type="float" office:value="-8.13" calcext:value-type="float">
            <text:p>-8.13</text:p>
          </table:table-cell>
          <table:table-cell office:value-type="float" office:value="0.7503694" calcext:value-type="float">
            <text:p>0.7503694</text:p>
          </table:table-cell>
          <table:table-cell office:value-type="float" office:value="0.2952743" calcext:value-type="float">
            <text:p>0.2952743</text:p>
          </table:table-cell>
          <table:table-cell office:value-type="float" office:value="390.348" calcext:value-type="float">
            <text:p>390.348</text:p>
          </table:table-cell>
          <table:table-cell office:value-type="float" office:value="0.6" calcext:value-type="float">
            <text:p>0.6</text:p>
          </table:table-cell>
          <table:table-cell office:value-type="float" office:value="5.684875" calcext:value-type="float">
            <text:p>5.684875</text:p>
          </table:table-cell>
          <table:table-cell office:value-type="float" office:value="-6.041595" calcext:value-type="float">
            <text:p>-6.041595</text:p>
          </table:table-cell>
          <table:table-cell office:value-type="float" office:value="0.4875793" calcext:value-type="float">
            <text:p>0.4875793</text:p>
          </table:table-cell>
          <table:table-cell office:value-type="float" office:value="-2.511719" calcext:value-type="float">
            <text:p>-2.511719</text:p>
          </table:table-cell>
          <table:table-cell office:value-type="float" office:value="0.1054993" calcext:value-type="float">
            <text:p>0.1054993</text:p>
          </table:table-cell>
          <table:table-cell office:value-type="float" office:value="-0.3143311" calcext:value-type="float">
            <text:p>-0.3143311</text:p>
          </table:table-cell>
          <table:table-cell office:value-type="float" office:value="0.6228638" calcext:value-type="float">
            <text:p>0.6228638</text:p>
          </table:table-cell>
          <table:table-cell office:value-type="float" office:value="0.4097595" calcext:value-type="float">
            <text:p>0.4097595</text:p>
          </table:table-cell>
          <table:table-cell office:value-type="float" office:value="1.135986" calcext:value-type="float">
            <text:p>1.135986</text:p>
          </table:table-cell>
          <table:table-cell office:value-type="float" office:value="0.9725952" calcext:value-type="float">
            <text:p>0.9725952</text:p>
          </table:table-cell>
          <table:table-cell office:value-type="float" office:value="1.837555" calcext:value-type="float">
            <text:p>1.837555</text:p>
          </table:table-cell>
          <table:table-cell office:value-type="float" office:value="1.654388" calcext:value-type="float">
            <text:p>1.654388</text:p>
          </table:table-cell>
          <table:table-cell office:value-type="float" office:value="2.574951" calcext:value-type="float">
            <text:p>2.574951</text:p>
          </table:table-cell>
          <table:table-cell office:value-type="float" office:value="2.342224" calcext:value-type="float">
            <text:p>2.342224</text:p>
          </table:table-cell>
          <table:table-cell office:value-type="float" office:value="3.772308" calcext:value-type="float">
            <text:p>3.772308</text:p>
          </table:table-cell>
          <table:table-cell office:value-type="float" office:value="3.514069" calcext:value-type="float">
            <text:p>3.514069</text:p>
          </table:table-cell>
          <table:table-cell office:value-type="float" office:value="5.57135" calcext:value-type="float">
            <text:p>5.57135</text:p>
          </table:table-cell>
          <table:table-cell office:value-type="float" office:value="5.419128" calcext:value-type="float">
            <text:p>5.419128</text:p>
          </table:table-cell>
          <table:table-cell office:value-type="float" office:value="7.547333" calcext:value-type="float">
            <text:p>7.547333</text:p>
          </table:table-cell>
          <table:table-cell office:value-type="float" office:value="7.43158" calcext:value-type="float">
            <text:p>7.43158</text:p>
          </table:table-cell>
          <table:table-cell office:value-type="float" office:value="9.015625" calcext:value-type="float">
            <text:p>9.015625</text:p>
          </table:table-cell>
          <table:table-cell office:value-type="float" office:value="8.897034" calcext:value-type="float">
            <text:p>8.897034</text:p>
          </table:table-cell>
          <table:table-cell office:value-type="float" office:value="10.16464" calcext:value-type="float">
            <text:p>10.16464</text:p>
          </table:table-cell>
          <table:table-cell office:value-type="float" office:value="10.04385" calcext:value-type="float">
            <text:p>10.04385</text:p>
          </table:table-cell>
          <table:table-cell office:value-type="float" office:value="10.99622" calcext:value-type="float">
            <text:p>10.99622</text:p>
          </table:table-cell>
          <table:table-cell office:value-type="float" office:value="10.87802" calcext:value-type="float">
            <text:p>10.87802</text:p>
          </table:table-cell>
          <table:table-cell office:value-type="float" office:value="11.33984" calcext:value-type="float">
            <text:p>11.33984</text:p>
          </table:table-cell>
          <table:table-cell office:value-type="float" office:value="11.22751" calcext:value-type="float">
            <text:p>11.22751</text:p>
          </table:table-cell>
          <table:table-cell office:value-type="float" office:value="11.32855" calcext:value-type="float">
            <text:p>11.32855</text:p>
          </table:table-cell>
          <table:table-cell office:value-type="float" office:value="-10.96536" calcext:value-type="float">
            <text:p>-10.9653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1122004" calcext:value-type="float">
            <text:p>21122004</text:p>
          </table:table-cell>
          <table:table-cell office:value-type="float" office:value="8.284173" calcext:value-type="float">
            <text:p>8.284173</text:p>
          </table:table-cell>
          <table:table-cell office:value-type="float" office:value="0.44" calcext:value-type="float">
            <text:p>0.44</text:p>
          </table:table-cell>
          <table:table-cell office:value-type="float" office:value="-13.44" calcext:value-type="float">
            <text:p>-13.44</text:p>
          </table:table-cell>
          <table:table-cell office:value-type="float" office:value="0.5563703" calcext:value-type="float">
            <text:p>0.5563703</text:p>
          </table:table-cell>
          <table:table-cell office:value-type="float" office:value="0.1952711" calcext:value-type="float">
            <text:p>0.1952711</text:p>
          </table:table-cell>
          <table:table-cell office:value-type="float" office:value="462.888" calcext:value-type="float">
            <text:p>462.888</text:p>
          </table:table-cell>
          <table:table-cell office:value-type="float" office:value="0" calcext:value-type="float">
            <text:p>0</text:p>
          </table:table-cell>
          <table:table-cell office:value-type="float" office:value="2.653839" calcext:value-type="float">
            <text:p>2.653839</text:p>
          </table:table-cell>
          <table:table-cell office:value-type="float" office:value="-7.883789" calcext:value-type="float">
            <text:p>-7.883789</text:p>
          </table:table-cell>
          <table:table-cell office:value-type="float" office:value="0.133606" calcext:value-type="float">
            <text:p>0.133606</text:p>
          </table:table-cell>
          <table:table-cell office:value-type="float" office:value="-2.033875" calcext:value-type="float">
            <text:p>-2.033875</text:p>
          </table:table-cell>
          <table:table-cell office:value-type="float" office:value="0.06411743" calcext:value-type="float">
            <text:p>0.06411743</text:p>
          </table:table-cell>
          <table:table-cell office:value-type="float" office:value="-0.2405701" calcext:value-type="float">
            <text:p>-0.2405701</text:p>
          </table:table-cell>
          <table:table-cell office:value-type="float" office:value="0.5899048" calcext:value-type="float">
            <text:p>0.5899048</text:p>
          </table:table-cell>
          <table:table-cell office:value-type="float" office:value="0.4181824" calcext:value-type="float">
            <text:p>0.4181824</text:p>
          </table:table-cell>
          <table:table-cell office:value-type="float" office:value="1.050476" calcext:value-type="float">
            <text:p>1.050476</text:p>
          </table:table-cell>
          <table:table-cell office:value-type="float" office:value="0.9241943" calcext:value-type="float">
            <text:p>0.9241943</text:p>
          </table:table-cell>
          <table:table-cell office:value-type="float" office:value="1.653564" calcext:value-type="float">
            <text:p>1.653564</text:p>
          </table:table-cell>
          <table:table-cell office:value-type="float" office:value="1.548187" calcext:value-type="float">
            <text:p>1.548187</text:p>
          </table:table-cell>
          <table:table-cell office:value-type="float" office:value="2.341034" calcext:value-type="float">
            <text:p>2.341034</text:p>
          </table:table-cell>
          <table:table-cell office:value-type="float" office:value="2.224213" calcext:value-type="float">
            <text:p>2.224213</text:p>
          </table:table-cell>
          <table:table-cell office:value-type="float" office:value="3.512115" calcext:value-type="float">
            <text:p>3.512115</text:p>
          </table:table-cell>
          <table:table-cell office:value-type="float" office:value="3.357605" calcext:value-type="float">
            <text:p>3.357605</text:p>
          </table:table-cell>
          <table:table-cell office:value-type="float" office:value="5.417419" calcext:value-type="float">
            <text:p>5.417419</text:p>
          </table:table-cell>
          <table:table-cell office:value-type="float" office:value="5.259796" calcext:value-type="float">
            <text:p>5.259796</text:p>
          </table:table-cell>
          <table:table-cell office:value-type="float" office:value="7.430298" calcext:value-type="float">
            <text:p>7.430298</text:p>
          </table:table-cell>
          <table:table-cell office:value-type="float" office:value="7.303864" calcext:value-type="float">
            <text:p>7.303864</text:p>
          </table:table-cell>
          <table:table-cell office:value-type="float" office:value="8.895813" calcext:value-type="float">
            <text:p>8.895813</text:p>
          </table:table-cell>
          <table:table-cell office:value-type="float" office:value="8.775787" calcext:value-type="float">
            <text:p>8.775787</text:p>
          </table:table-cell>
          <table:table-cell office:value-type="float" office:value="10.04257" calcext:value-type="float">
            <text:p>10.04257</text:p>
          </table:table-cell>
          <table:table-cell office:value-type="float" office:value="9.922729" calcext:value-type="float">
            <text:p>9.922729</text:p>
          </table:table-cell>
          <table:table-cell office:value-type="float" office:value="10.87683" calcext:value-type="float">
            <text:p>10.87683</text:p>
          </table:table-cell>
          <table:table-cell office:value-type="float" office:value="10.75958" calcext:value-type="float">
            <text:p>10.75958</text:p>
          </table:table-cell>
          <table:table-cell office:value-type="float" office:value="11.22632" calcext:value-type="float">
            <text:p>11.22632</text:p>
          </table:table-cell>
          <table:table-cell office:value-type="float" office:value="11.11502" calcext:value-type="float">
            <text:p>11.11502</text:p>
          </table:table-cell>
          <table:table-cell office:value-type="float" office:value="5.168457" calcext:value-type="float">
            <text:p>5.168457</text:p>
          </table:table-cell>
          <table:table-cell office:value-type="float" office:value="-14.74243" calcext:value-type="float">
            <text:p>-14.7424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2122004" calcext:value-type="float">
            <text:p>22122004</text:p>
          </table:table-cell>
          <table:table-cell office:value-type="float" office:value="8.651917" calcext:value-type="float">
            <text:p>8.651917</text:p>
          </table:table-cell>
          <table:table-cell office:value-type="float" office:value="-8.62" calcext:value-type="float">
            <text:p>-8.62</text:p>
          </table:table-cell>
          <table:table-cell office:value-type="float" office:value="-16.14" calcext:value-type="float">
            <text:p>-16.14</text:p>
          </table:table-cell>
          <table:table-cell office:value-type="float" office:value="0.2844171" calcext:value-type="float">
            <text:p>0.2844171</text:p>
          </table:table-cell>
          <table:table-cell office:value-type="float" office:value="0.1572088" calcext:value-type="float">
            <text:p>0.1572088</text:p>
          </table:table-cell>
          <table:table-cell office:value-type="float" office:value="278.496" calcext:value-type="float">
            <text:p>278.496</text:p>
          </table:table-cell>
          <table:table-cell office:value-type="float" office:value="0" calcext:value-type="float">
            <text:p>0</text:p>
          </table:table-cell>
          <table:table-cell office:value-type="float" office:value="1.721344" calcext:value-type="float">
            <text:p>1.721344</text:p>
          </table:table-cell>
          <table:table-cell office:value-type="float" office:value="-10.22232" calcext:value-type="float">
            <text:p>-10.22232</text:p>
          </table:table-cell>
          <table:table-cell office:value-type="float" office:value="-0.6781006" calcext:value-type="float">
            <text:p>-0.6781006</text:p>
          </table:table-cell>
          <table:table-cell office:value-type="float" office:value="-4.32309" calcext:value-type="float">
            <text:p>-4.32309</text:p>
          </table:table-cell>
          <table:table-cell office:value-type="float" office:value="-0.105957" calcext:value-type="float">
            <text:p>-0.105957</text:p>
          </table:table-cell>
          <table:table-cell office:value-type="float" office:value="-0.6376343" calcext:value-type="float">
            <text:p>-0.6376343</text:p>
          </table:table-cell>
          <table:table-cell office:value-type="float" office:value="0.4113464" calcext:value-type="float">
            <text:p>0.4113464</text:p>
          </table:table-cell>
          <table:table-cell office:value-type="float" office:value="0.0871582" calcext:value-type="float">
            <text:p>0.0871582</text:p>
          </table:table-cell>
          <table:table-cell office:value-type="float" office:value="0.919281" calcext:value-type="float">
            <text:p>0.919281</text:p>
          </table:table-cell>
          <table:table-cell office:value-type="float" office:value="0.6462097" calcext:value-type="float">
            <text:p>0.6462097</text:p>
          </table:table-cell>
          <table:table-cell office:value-type="float" office:value="1.545288" calcext:value-type="float">
            <text:p>1.545288</text:p>
          </table:table-cell>
          <table:table-cell office:value-type="float" office:value="1.319275" calcext:value-type="float">
            <text:p>1.319275</text:p>
          </table:table-cell>
          <table:table-cell office:value-type="float" office:value="2.222229" calcext:value-type="float">
            <text:p>2.222229</text:p>
          </table:table-cell>
          <table:table-cell office:value-type="float" office:value="2.020905" calcext:value-type="float">
            <text:p>2.020905</text:p>
          </table:table-cell>
          <table:table-cell office:value-type="float" office:value="3.35611" calcext:value-type="float">
            <text:p>3.35611</text:p>
          </table:table-cell>
          <table:table-cell office:value-type="float" office:value="3.181641" calcext:value-type="float">
            <text:p>3.181641</text:p>
          </table:table-cell>
          <table:table-cell office:value-type="float" office:value="5.258209" calcext:value-type="float">
            <text:p>5.258209</text:p>
          </table:table-cell>
          <table:table-cell office:value-type="float" office:value="5.106415" calcext:value-type="float">
            <text:p>5.106415</text:p>
          </table:table-cell>
          <table:table-cell office:value-type="float" office:value="7.302521" calcext:value-type="float">
            <text:p>7.302521</text:p>
          </table:table-cell>
          <table:table-cell office:value-type="float" office:value="7.171692" calcext:value-type="float">
            <text:p>7.171692</text:p>
          </table:table-cell>
          <table:table-cell office:value-type="float" office:value="8.774506" calcext:value-type="float">
            <text:p>8.774506</text:p>
          </table:table-cell>
          <table:table-cell office:value-type="float" office:value="8.651733" calcext:value-type="float">
            <text:p>8.651733</text:p>
          </table:table-cell>
          <table:table-cell office:value-type="float" office:value="9.921478" calcext:value-type="float">
            <text:p>9.921478</text:p>
          </table:table-cell>
          <table:table-cell office:value-type="float" office:value="9.801788" calcext:value-type="float">
            <text:p>9.801788</text:p>
          </table:table-cell>
          <table:table-cell office:value-type="float" office:value="10.75833" calcext:value-type="float">
            <text:p>10.75833</text:p>
          </table:table-cell>
          <table:table-cell office:value-type="float" office:value="10.64191" calcext:value-type="float">
            <text:p>10.64191</text:p>
          </table:table-cell>
          <table:table-cell office:value-type="float" office:value="11.1138" calcext:value-type="float">
            <text:p>11.1138</text:p>
          </table:table-cell>
          <table:table-cell office:value-type="float" office:value="11.00333" calcext:value-type="float">
            <text:p>11.00333</text:p>
          </table:table-cell>
          <table:table-cell office:value-type="float" office:value="3.185699" calcext:value-type="float">
            <text:p>3.185699</text:p>
          </table:table-cell>
          <table:table-cell office:value-type="float" office:value="-16.86533" calcext:value-type="float">
            <text:p>-16.8653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3122004" calcext:value-type="float">
            <text:p>23122004</text:p>
          </table:table-cell>
          <table:table-cell office:value-type="float" office:value="7.317266" calcext:value-type="float">
            <text:p>7.317266</text:p>
          </table:table-cell>
          <table:table-cell office:value-type="float" office:value="-11.65" calcext:value-type="float">
            <text:p>-11.65</text:p>
          </table:table-cell>
          <table:table-cell office:value-type="float" office:value="-20.39" calcext:value-type="float">
            <text:p>-20.39</text:p>
          </table:table-cell>
          <table:table-cell office:value-type="float" office:value="0.2249014" calcext:value-type="float">
            <text:p>0.2249014</text:p>
          </table:table-cell>
          <table:table-cell office:value-type="float" office:value="0.1107092" calcext:value-type="float">
            <text:p>0.1107092</text:p>
          </table:table-cell>
          <table:table-cell office:value-type="float" office:value="304.848" calcext:value-type="float">
            <text:p>304.848</text:p>
          </table:table-cell>
          <table:table-cell office:value-type="float" office:value="0" calcext:value-type="float">
            <text:p>0</text:p>
          </table:table-cell>
          <table:table-cell office:value-type="float" office:value="-0.5100708" calcext:value-type="float">
            <text:p>-0.5100708</text:p>
          </table:table-cell>
          <table:table-cell office:value-type="float" office:value="-13.37512" calcext:value-type="float">
            <text:p>-13.37512</text:p>
          </table:table-cell>
          <table:table-cell office:value-type="float" office:value="-1.441589" calcext:value-type="float">
            <text:p>-1.441589</text:p>
          </table:table-cell>
          <table:table-cell office:value-type="float" office:value="-6.087524" calcext:value-type="float">
            <text:p>-6.087524</text:p>
          </table:table-cell>
          <table:table-cell office:value-type="float" office:value="-0.6479492" calcext:value-type="float">
            <text:p>-0.6479492</text:p>
          </table:table-cell>
          <table:table-cell office:value-type="float" office:value="-2.489624" calcext:value-type="float">
            <text:p>-2.489624</text:p>
          </table:table-cell>
          <table:table-cell office:value-type="float" office:value="0.07473755" calcext:value-type="float">
            <text:p>0.07473755</text:p>
          </table:table-cell>
          <table:table-cell office:value-type="float" office:value="-0.2859192" calcext:value-type="float">
            <text:p>-0.2859192</text:p>
          </table:table-cell>
          <table:table-cell office:value-type="float" office:value="0.6374207" calcext:value-type="float">
            <text:p>0.6374207</text:p>
          </table:table-cell>
          <table:table-cell office:value-type="float" office:value="0.2887573" calcext:value-type="float">
            <text:p>0.2887573</text:p>
          </table:table-cell>
          <table:table-cell office:value-type="float" office:value="1.314606" calcext:value-type="float">
            <text:p>1.314606</text:p>
          </table:table-cell>
          <table:table-cell office:value-type="float" office:value="1.00061" calcext:value-type="float">
            <text:p>1.00061</text:p>
          </table:table-cell>
          <table:table-cell office:value-type="float" office:value="2.01825" calcext:value-type="float">
            <text:p>2.01825</text:p>
          </table:table-cell>
          <table:table-cell office:value-type="float" office:value="1.747742" calcext:value-type="float">
            <text:p>1.747742</text:p>
          </table:table-cell>
          <table:table-cell office:value-type="float" office:value="3.179932" calcext:value-type="float">
            <text:p>3.179932</text:p>
          </table:table-cell>
          <table:table-cell office:value-type="float" office:value="2.97464" calcext:value-type="float">
            <text:p>2.97464</text:p>
          </table:table-cell>
          <table:table-cell office:value-type="float" office:value="5.104828" calcext:value-type="float">
            <text:p>5.104828</text:p>
          </table:table-cell>
          <table:table-cell office:value-type="float" office:value="4.944733" calcext:value-type="float">
            <text:p>4.944733</text:p>
          </table:table-cell>
          <table:table-cell office:value-type="float" office:value="7.170319" calcext:value-type="float">
            <text:p>7.170319</text:p>
          </table:table-cell>
          <table:table-cell office:value-type="float" office:value="7.035248" calcext:value-type="float">
            <text:p>7.035248</text:p>
          </table:table-cell>
          <table:table-cell office:value-type="float" office:value="8.650421" calcext:value-type="float">
            <text:p>8.650421</text:p>
          </table:table-cell>
          <table:table-cell office:value-type="float" office:value="8.525085" calcext:value-type="float">
            <text:p>8.525085</text:p>
          </table:table-cell>
          <table:table-cell office:value-type="float" office:value="9.800476" calcext:value-type="float">
            <text:p>9.800476</text:p>
          </table:table-cell>
          <table:table-cell office:value-type="float" office:value="9.680206" calcext:value-type="float">
            <text:p>9.680206</text:p>
          </table:table-cell>
          <table:table-cell office:value-type="float" office:value="10.64069" calcext:value-type="float">
            <text:p>10.64069</text:p>
          </table:table-cell>
          <table:table-cell office:value-type="float" office:value="10.52487" calcext:value-type="float">
            <text:p>10.52487</text:p>
          </table:table-cell>
          <table:table-cell office:value-type="float" office:value="11.00217" calcext:value-type="float">
            <text:p>11.00217</text:p>
          </table:table-cell>
          <table:table-cell office:value-type="float" office:value="10.89258" calcext:value-type="float">
            <text:p>10.89258</text:p>
          </table:table-cell>
          <table:table-cell office:value-type="float" office:value="-0.5849609" calcext:value-type="float">
            <text:p>-0.5849609</text:p>
          </table:table-cell>
          <table:table-cell office:value-type="float" office:value="-19.81596" calcext:value-type="float">
            <text:p>-19.8159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4122004" calcext:value-type="float">
            <text:p>24122004</text:p>
          </table:table-cell>
          <table:table-cell office:value-type="float" office:value="6.479089" calcext:value-type="float">
            <text:p>6.479089</text:p>
          </table:table-cell>
          <table:table-cell office:value-type="float" office:value="-0.72" calcext:value-type="float">
            <text:p>-0.72</text:p>
          </table:table-cell>
          <table:table-cell office:value-type="float" office:value="-21.31" calcext:value-type="float">
            <text:p>-21.31</text:p>
          </table:table-cell>
          <table:table-cell office:value-type="float" office:value="0.5118413" calcext:value-type="float">
            <text:p>0.5118413</text:p>
          </table:table-cell>
          <table:table-cell office:value-type="float" office:value="0.1024565" calcext:value-type="float">
            <text:p>0.1024565</text:p>
          </table:table-cell>
          <table:table-cell office:value-type="float" office:value="480.276" calcext:value-type="float">
            <text:p>480.276</text:p>
          </table:table-cell>
          <table:table-cell office:value-type="float" office:value="0" calcext:value-type="float">
            <text:p>0</text:p>
          </table:table-cell>
          <table:table-cell office:value-type="float" office:value="1.769165" calcext:value-type="float">
            <text:p>1.769165</text:p>
          </table:table-cell>
          <table:table-cell office:value-type="float" office:value="-14.2778" calcext:value-type="float">
            <text:p>-14.2778</text:p>
          </table:table-cell>
          <table:table-cell office:value-type="float" office:value="-1.997864" calcext:value-type="float">
            <text:p>-1.997864</text:p>
          </table:table-cell>
          <table:table-cell office:value-type="float" office:value="-7.410339" calcext:value-type="float">
            <text:p>-7.410339</text:p>
          </table:table-cell>
          <table:table-cell office:value-type="float" office:value="-1.447021" calcext:value-type="float">
            <text:p>-1.447021</text:p>
          </table:table-cell>
          <table:table-cell office:value-type="float" office:value="-4.213287" calcext:value-type="float">
            <text:p>-4.213287</text:p>
          </table:table-cell>
          <table:table-cell office:value-type="float" office:value="-0.2636108" calcext:value-type="float">
            <text:p>-0.2636108</text:p>
          </table:table-cell>
          <table:table-cell office:value-type="float" office:value="-0.5933533" calcext:value-type="float">
            <text:p>-0.5933533</text:p>
          </table:table-cell>
          <table:table-cell office:value-type="float" office:value="0.2808838" calcext:value-type="float">
            <text:p>0.2808838</text:p>
          </table:table-cell>
          <table:table-cell office:value-type="float" office:value="-0.0004272461" calcext:value-type="float">
            <text:p>-0.0004272461</text:p>
          </table:table-cell>
          <table:table-cell office:value-type="float" office:value="0.9960327" calcext:value-type="float">
            <text:p>0.9960327</text:p>
          </table:table-cell>
          <table:table-cell office:value-type="float" office:value="0.7469177" calcext:value-type="float">
            <text:p>0.7469177</text:p>
          </table:table-cell>
          <table:table-cell office:value-type="float" office:value="1.744598" calcext:value-type="float">
            <text:p>1.744598</text:p>
          </table:table-cell>
          <table:table-cell office:value-type="float" office:value="1.509705" calcext:value-type="float">
            <text:p>1.509705</text:p>
          </table:table-cell>
          <table:table-cell office:value-type="float" office:value="2.972443" calcext:value-type="float">
            <text:p>2.972443</text:p>
          </table:table-cell>
          <table:table-cell office:value-type="float" office:value="2.736298" calcext:value-type="float">
            <text:p>2.736298</text:p>
          </table:table-cell>
          <table:table-cell office:value-type="float" office:value="4.942932" calcext:value-type="float">
            <text:p>4.942932</text:p>
          </table:table-cell>
          <table:table-cell office:value-type="float" office:value="4.765778" calcext:value-type="float">
            <text:p>4.765778</text:p>
          </table:table-cell>
          <table:table-cell office:value-type="float" office:value="7.033813" calcext:value-type="float">
            <text:p>7.033813</text:p>
          </table:table-cell>
          <table:table-cell office:value-type="float" office:value="6.893768" calcext:value-type="float">
            <text:p>6.893768</text:p>
          </table:table-cell>
          <table:table-cell office:value-type="float" office:value="8.523773" calcext:value-type="float">
            <text:p>8.523773</text:p>
          </table:table-cell>
          <table:table-cell office:value-type="float" office:value="8.396729" calcext:value-type="float">
            <text:p>8.396729</text:p>
          </table:table-cell>
          <table:table-cell office:value-type="float" office:value="9.678955" calcext:value-type="float">
            <text:p>9.678955</text:p>
          </table:table-cell>
          <table:table-cell office:value-type="float" office:value="9.558289" calcext:value-type="float">
            <text:p>9.558289</text:p>
          </table:table-cell>
          <table:table-cell office:value-type="float" office:value="10.52365" calcext:value-type="float">
            <text:p>10.52365</text:p>
          </table:table-cell>
          <table:table-cell office:value-type="float" office:value="10.40848" calcext:value-type="float">
            <text:p>10.40848</text:p>
          </table:table-cell>
          <table:table-cell office:value-type="float" office:value="10.89145" calcext:value-type="float">
            <text:p>10.89145</text:p>
          </table:table-cell>
          <table:table-cell office:value-type="float" office:value="10.78284" calcext:value-type="float">
            <text:p>10.78284</text:p>
          </table:table-cell>
          <table:table-cell office:value-type="float" office:value="5.042603" calcext:value-type="float">
            <text:p>5.042603</text:p>
          </table:table-cell>
          <table:table-cell office:value-type="float" office:value="-20.88101" calcext:value-type="float">
            <text:p>-20.8810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5122004" calcext:value-type="float">
            <text:p>25122004</text:p>
          </table:table-cell>
          <table:table-cell office:value-type="float" office:value="5.638961" calcext:value-type="float">
            <text:p>5.638961</text:p>
          </table:table-cell>
          <table:table-cell office:value-type="float" office:value="10.68" calcext:value-type="float">
            <text:p>10.68</text:p>
          </table:table-cell>
          <table:table-cell office:value-type="float" office:value="-5.32" calcext:value-type="float">
            <text:p>-5.32</text:p>
          </table:table-cell>
          <table:table-cell office:value-type="float" office:value="0.83631" calcext:value-type="float">
            <text:p>0.83631</text:p>
          </table:table-cell>
          <table:table-cell office:value-type="float" office:value="0.3650735" calcext:value-type="float">
            <text:p>0.3650735</text:p>
          </table:table-cell>
          <table:table-cell office:value-type="float" office:value="217.332" calcext:value-type="float">
            <text:p>217.332</text:p>
          </table:table-cell>
          <table:table-cell office:value-type="float" office:value="0" calcext:value-type="float">
            <text:p>0</text:p>
          </table:table-cell>
          <table:table-cell office:value-type="float" office:value="10.56766" calcext:value-type="float">
            <text:p>10.56766</text:p>
          </table:table-cell>
          <table:table-cell office:value-type="float" office:value="-5.562744" calcext:value-type="float">
            <text:p>-5.562744</text:p>
          </table:table-cell>
          <table:table-cell office:value-type="float" office:value="0.610199" calcext:value-type="float">
            <text:p>0.610199</text:p>
          </table:table-cell>
          <table:table-cell office:value-type="float" office:value="-2.994934" calcext:value-type="float">
            <text:p>-2.994934</text:p>
          </table:table-cell>
          <table:table-cell office:value-type="float" office:value="-0.605896" calcext:value-type="float">
            <text:p>-0.605896</text:p>
          </table:table-cell>
          <table:table-cell office:value-type="float" office:value="-1.649902" calcext:value-type="float">
            <text:p>-1.649902</text:p>
          </table:table-cell>
          <table:table-cell office:value-type="float" office:value="-0.1898804" calcext:value-type="float">
            <text:p>-0.1898804</text:p>
          </table:table-cell>
          <table:table-cell office:value-type="float" office:value="-0.3354187" calcext:value-type="float">
            <text:p>-0.3354187</text:p>
          </table:table-cell>
          <table:table-cell office:value-type="float" office:value="0.2143555" calcext:value-type="float">
            <text:p>0.2143555</text:p>
          </table:table-cell>
          <table:table-cell office:value-type="float" office:value="0.12146" calcext:value-type="float">
            <text:p>0.12146</text:p>
          </table:table-cell>
          <table:table-cell office:value-type="float" office:value="0.7944946" calcext:value-type="float">
            <text:p>0.7944946</text:p>
          </table:table-cell>
          <table:table-cell office:value-type="float" office:value="0.750946" calcext:value-type="float">
            <text:p>0.750946</text:p>
          </table:table-cell>
          <table:table-cell office:value-type="float" office:value="1.509216" calcext:value-type="float">
            <text:p>1.509216</text:p>
          </table:table-cell>
          <table:table-cell office:value-type="float" office:value="1.452728" calcext:value-type="float">
            <text:p>1.452728</text:p>
          </table:table-cell>
          <table:table-cell office:value-type="float" office:value="2.734558" calcext:value-type="float">
            <text:p>2.734558</text:p>
          </table:table-cell>
          <table:table-cell office:value-type="float" office:value="2.600586" calcext:value-type="float">
            <text:p>2.600586</text:p>
          </table:table-cell>
          <table:table-cell office:value-type="float" office:value="4.763855" calcext:value-type="float">
            <text:p>4.763855</text:p>
          </table:table-cell>
          <table:table-cell office:value-type="float" office:value="4.594757" calcext:value-type="float">
            <text:p>4.594757</text:p>
          </table:table-cell>
          <table:table-cell office:value-type="float" office:value="6.892273" calcext:value-type="float">
            <text:p>6.892273</text:p>
          </table:table-cell>
          <table:table-cell office:value-type="float" office:value="6.746918" calcext:value-type="float">
            <text:p>6.746918</text:p>
          </table:table-cell>
          <table:table-cell office:value-type="float" office:value="8.395386" calcext:value-type="float">
            <text:p>8.395386</text:p>
          </table:table-cell>
          <table:table-cell office:value-type="float" office:value="8.265717" calcext:value-type="float">
            <text:p>8.265717</text:p>
          </table:table-cell>
          <table:table-cell office:value-type="float" office:value="9.557037" calcext:value-type="float">
            <text:p>9.557037</text:p>
          </table:table-cell>
          <table:table-cell office:value-type="float" office:value="9.439178" calcext:value-type="float">
            <text:p>9.439178</text:p>
          </table:table-cell>
          <table:table-cell office:value-type="float" office:value="10.40726" calcext:value-type="float">
            <text:p>10.40726</text:p>
          </table:table-cell>
          <table:table-cell office:value-type="float" office:value="10.29684" calcext:value-type="float">
            <text:p>10.29684</text:p>
          </table:table-cell>
          <table:table-cell office:value-type="float" office:value="10.78165" calcext:value-type="float">
            <text:p>10.78165</text:p>
          </table:table-cell>
          <table:table-cell office:value-type="float" office:value="10.67273" calcext:value-type="float">
            <text:p>10.67273</text:p>
          </table:table-cell>
          <table:table-cell office:value-type="float" office:value="14.19977" calcext:value-type="float">
            <text:p>14.19977</text:p>
          </table:table-cell>
          <table:table-cell office:value-type="float" office:value="-8.729553" calcext:value-type="float">
            <text:p>-8.72955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6122004" calcext:value-type="float">
            <text:p>26122004</text:p>
          </table:table-cell>
          <table:table-cell office:value-type="float" office:value="6.759021" calcext:value-type="float">
            <text:p>6.759021</text:p>
          </table:table-cell>
          <table:table-cell office:value-type="float" office:value="0.57" calcext:value-type="float">
            <text:p>0.57</text:p>
          </table:table-cell>
          <table:table-cell office:value-type="float" office:value="-6.24" calcext:value-type="float">
            <text:p>-6.24</text:p>
          </table:table-cell>
          <table:table-cell office:value-type="float" office:value="0.5615714" calcext:value-type="float">
            <text:p>0.5615714</text:p>
          </table:table-cell>
          <table:table-cell office:value-type="float" office:value="0.3407395" calcext:value-type="float">
            <text:p>0.3407395</text:p>
          </table:table-cell>
          <table:table-cell office:value-type="float" office:value="299.628" calcext:value-type="float">
            <text:p>299.628</text:p>
          </table:table-cell>
          <table:table-cell office:value-type="float" office:value="0" calcext:value-type="float">
            <text:p>0</text:p>
          </table:table-cell>
          <table:table-cell office:value-type="float" office:value="7.140289" calcext:value-type="float">
            <text:p>7.140289</text:p>
          </table:table-cell>
          <table:table-cell office:value-type="float" office:value="-5.305664" calcext:value-type="float">
            <text:p>-5.305664</text:p>
          </table:table-cell>
          <table:table-cell office:value-type="float" office:value="0.3255615" calcext:value-type="float">
            <text:p>0.3255615</text:p>
          </table:table-cell>
          <table:table-cell office:value-type="float" office:value="-1.980499" calcext:value-type="float">
            <text:p>-1.980499</text:p>
          </table:table-cell>
          <table:table-cell office:value-type="float" office:value="-0.4466248" calcext:value-type="float">
            <text:p>-0.4466248</text:p>
          </table:table-cell>
          <table:table-cell office:value-type="float" office:value="-0.8656311" calcext:value-type="float">
            <text:p>-0.8656311</text:p>
          </table:table-cell>
          <table:table-cell office:value-type="float" office:value="-0.1590576" calcext:value-type="float">
            <text:p>-0.1590576</text:p>
          </table:table-cell>
          <table:table-cell office:value-type="float" office:value="-0.2242737" calcext:value-type="float">
            <text:p>-0.2242737</text:p>
          </table:table-cell>
          <table:table-cell office:value-type="float" office:value="0.2260437" calcext:value-type="float">
            <text:p>0.2260437</text:p>
          </table:table-cell>
          <table:table-cell office:value-type="float" office:value="0.1887817" calcext:value-type="float">
            <text:p>0.1887817</text:p>
          </table:table-cell>
          <table:table-cell office:value-type="float" office:value="0.7860718" calcext:value-type="float">
            <text:p>0.7860718</text:p>
          </table:table-cell>
          <table:table-cell office:value-type="float" office:value="0.7674561" calcext:value-type="float">
            <text:p>0.7674561</text:p>
          </table:table-cell>
          <table:table-cell office:value-type="float" office:value="1.452545" calcext:value-type="float">
            <text:p>1.452545</text:p>
          </table:table-cell>
          <table:table-cell office:value-type="float" office:value="1.41745" calcext:value-type="float">
            <text:p>1.41745</text:p>
          </table:table-cell>
          <table:table-cell office:value-type="float" office:value="2.599609" calcext:value-type="float">
            <text:p>2.599609</text:p>
          </table:table-cell>
          <table:table-cell office:value-type="float" office:value="2.516083" calcext:value-type="float">
            <text:p>2.516083</text:p>
          </table:table-cell>
          <table:table-cell office:value-type="float" office:value="4.593109" calcext:value-type="float">
            <text:p>4.593109</text:p>
          </table:table-cell>
          <table:table-cell office:value-type="float" office:value="4.453308" calcext:value-type="float">
            <text:p>4.453308</text:p>
          </table:table-cell>
          <table:table-cell office:value-type="float" office:value="6.745331" calcext:value-type="float">
            <text:p>6.745331</text:p>
          </table:table-cell>
          <table:table-cell office:value-type="float" office:value="6.602173" calcext:value-type="float">
            <text:p>6.602173</text:p>
          </table:table-cell>
          <table:table-cell office:value-type="float" office:value="8.264343" calcext:value-type="float">
            <text:p>8.264343</text:p>
          </table:table-cell>
          <table:table-cell office:value-type="float" office:value="8.134033" calcext:value-type="float">
            <text:p>8.134033</text:p>
          </table:table-cell>
          <table:table-cell office:value-type="float" office:value="9.437958" calcext:value-type="float">
            <text:p>9.437958</text:p>
          </table:table-cell>
          <table:table-cell office:value-type="float" office:value="9.318329" calcext:value-type="float">
            <text:p>9.318329</text:p>
          </table:table-cell>
          <table:table-cell office:value-type="float" office:value="10.29559" calcext:value-type="float">
            <text:p>10.29559</text:p>
          </table:table-cell>
          <table:table-cell office:value-type="float" office:value="10.17822" calcext:value-type="float">
            <text:p>10.17822</text:p>
          </table:table-cell>
          <table:table-cell office:value-type="float" office:value="10.67154" calcext:value-type="float">
            <text:p>10.67154</text:p>
          </table:table-cell>
          <table:table-cell office:value-type="float" office:value="10.56195" calcext:value-type="float">
            <text:p>10.56195</text:p>
          </table:table-cell>
          <table:table-cell office:value-type="float" office:value="9.442993" calcext:value-type="float">
            <text:p>9.442993</text:p>
          </table:table-cell>
          <table:table-cell office:value-type="float" office:value="-9.114136" calcext:value-type="float">
            <text:p>-9.11413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7122004" calcext:value-type="float">
            <text:p>27122004</text:p>
          </table:table-cell>
          <table:table-cell office:value-type="float" office:value="5.617204" calcext:value-type="float">
            <text:p>5.617204</text:p>
          </table:table-cell>
          <table:table-cell office:value-type="float" office:value="6.07" calcext:value-type="float">
            <text:p>6.07</text:p>
          </table:table-cell>
          <table:table-cell office:value-type="float" office:value="-6.32" calcext:value-type="float">
            <text:p>-6.32</text:p>
          </table:table-cell>
          <table:table-cell office:value-type="float" office:value="0.7366202" calcext:value-type="float">
            <text:p>0.7366202</text:p>
          </table:table-cell>
          <table:table-cell office:value-type="float" office:value="0.3386939" calcext:value-type="float">
            <text:p>0.3386939</text:p>
          </table:table-cell>
          <table:table-cell office:value-type="float" office:value="241.488" calcext:value-type="float">
            <text:p>241.488</text:p>
          </table:table-cell>
          <table:table-cell office:value-type="float" office:value="0" calcext:value-type="float">
            <text:p>0</text:p>
          </table:table-cell>
          <table:table-cell office:value-type="float" office:value="5.676147" calcext:value-type="float">
            <text:p>5.676147</text:p>
          </table:table-cell>
          <table:table-cell office:value-type="float" office:value="-5.542053" calcext:value-type="float">
            <text:p>-5.542053</text:p>
          </table:table-cell>
          <table:table-cell office:value-type="float" office:value="0.110321" calcext:value-type="float">
            <text:p>0.110321</text:p>
          </table:table-cell>
          <table:table-cell office:value-type="float" office:value="-2.42395" calcext:value-type="float">
            <text:p>-2.42395</text:p>
          </table:table-cell>
          <table:table-cell office:value-type="float" office:value="-0.4885864" calcext:value-type="float">
            <text:p>-0.4885864</text:p>
          </table:table-cell>
          <table:table-cell office:value-type="float" office:value="-1.001556" calcext:value-type="float">
            <text:p>-1.001556</text:p>
          </table:table-cell>
          <table:table-cell office:value-type="float" office:value="-0.1612244" calcext:value-type="float">
            <text:p>-0.1612244</text:p>
          </table:table-cell>
          <table:table-cell office:value-type="float" office:value="-0.2359924" calcext:value-type="float">
            <text:p>-0.2359924</text:p>
          </table:table-cell>
          <table:table-cell office:value-type="float" office:value="0.2173767" calcext:value-type="float">
            <text:p>0.2173767</text:p>
          </table:table-cell>
          <table:table-cell office:value-type="float" office:value="0.170105" calcext:value-type="float">
            <text:p>0.170105</text:p>
          </table:table-cell>
          <table:table-cell office:value-type="float" office:value="0.775238" calcext:value-type="float">
            <text:p>0.775238</text:p>
          </table:table-cell>
          <table:table-cell office:value-type="float" office:value="0.7381897" calcext:value-type="float">
            <text:p>0.7381897</text:p>
          </table:table-cell>
          <table:table-cell office:value-type="float" office:value="1.417053" calcext:value-type="float">
            <text:p>1.417053</text:p>
          </table:table-cell>
          <table:table-cell office:value-type="float" office:value="1.373383" calcext:value-type="float">
            <text:p>1.373383</text:p>
          </table:table-cell>
          <table:table-cell office:value-type="float" office:value="2.51532" calcext:value-type="float">
            <text:p>2.51532</text:p>
          </table:table-cell>
          <table:table-cell office:value-type="float" office:value="2.441223" calcext:value-type="float">
            <text:p>2.441223</text:p>
          </table:table-cell>
          <table:table-cell office:value-type="float" office:value="4.451965" calcext:value-type="float">
            <text:p>4.451965</text:p>
          </table:table-cell>
          <table:table-cell office:value-type="float" office:value="4.333008" calcext:value-type="float">
            <text:p>4.333008</text:p>
          </table:table-cell>
          <table:table-cell office:value-type="float" office:value="6.600708" calcext:value-type="float">
            <text:p>6.600708</text:p>
          </table:table-cell>
          <table:table-cell office:value-type="float" office:value="6.464081" calcext:value-type="float">
            <text:p>6.464081</text:p>
          </table:table-cell>
          <table:table-cell office:value-type="float" office:value="8.13266" calcext:value-type="float">
            <text:p>8.13266</text:p>
          </table:table-cell>
          <table:table-cell office:value-type="float" office:value="8.002594" calcext:value-type="float">
            <text:p>8.002594</text:p>
          </table:table-cell>
          <table:table-cell office:value-type="float" office:value="9.317047" calcext:value-type="float">
            <text:p>9.317047</text:p>
          </table:table-cell>
          <table:table-cell office:value-type="float" office:value="9.194458" calcext:value-type="float">
            <text:p>9.194458</text:p>
          </table:table-cell>
          <table:table-cell office:value-type="float" office:value="10.177" calcext:value-type="float">
            <text:p>10.177</text:p>
          </table:table-cell>
          <table:table-cell office:value-type="float" office:value="10.06146" calcext:value-type="float">
            <text:p>10.06146</text:p>
          </table:table-cell>
          <table:table-cell office:value-type="float" office:value="10.56082" calcext:value-type="float">
            <text:p>10.56082</text:p>
          </table:table-cell>
          <table:table-cell office:value-type="float" office:value="10.45197" calcext:value-type="float">
            <text:p>10.45197</text:p>
          </table:table-cell>
          <table:table-cell office:value-type="float" office:value="8.470825" calcext:value-type="float">
            <text:p>8.470825</text:p>
          </table:table-cell>
          <table:table-cell office:value-type="float" office:value="-9.391296" calcext:value-type="float">
            <text:p>-9.39129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8122004" calcext:value-type="float">
            <text:p>28122004</text:p>
          </table:table-cell>
          <table:table-cell office:value-type="float" office:value="7.70531" calcext:value-type="float">
            <text:p>7.70531</text:p>
          </table:table-cell>
          <table:table-cell office:value-type="float" office:value="7.36" calcext:value-type="float">
            <text:p>7.36</text:p>
          </table:table-cell>
          <table:table-cell office:value-type="float" office:value="-7.4" calcext:value-type="float">
            <text:p>-7.4</text:p>
          </table:table-cell>
          <table:table-cell office:value-type="float" office:value="0.7663132" calcext:value-type="float">
            <text:p>0.7663132</text:p>
          </table:table-cell>
          <table:table-cell office:value-type="float" office:value="0.3121431" calcext:value-type="float">
            <text:p>0.3121431</text:p>
          </table:table-cell>
          <table:table-cell office:value-type="float" office:value="141.012" calcext:value-type="float">
            <text:p>141.012</text:p>
          </table:table-cell>
          <table:table-cell office:value-type="float" office:value="0" calcext:value-type="float">
            <text:p>0</text:p>
          </table:table-cell>
          <table:table-cell office:value-type="float" office:value="10.18527" calcext:value-type="float">
            <text:p>10.18527</text:p>
          </table:table-cell>
          <table:table-cell office:value-type="float" office:value="-5.093567" calcext:value-type="float">
            <text:p>-5.093567</text:p>
          </table:table-cell>
          <table:table-cell office:value-type="float" office:value="0.9523926" calcext:value-type="float">
            <text:p>0.9523926</text:p>
          </table:table-cell>
          <table:table-cell office:value-type="float" office:value="-1.753265" calcext:value-type="float">
            <text:p>-1.753265</text:p>
          </table:table-cell>
          <table:table-cell office:value-type="float" office:value="-0.2476807" calcext:value-type="float">
            <text:p>-0.2476807</text:p>
          </table:table-cell>
          <table:table-cell office:value-type="float" office:value="-0.7607117" calcext:value-type="float">
            <text:p>-0.7607117</text:p>
          </table:table-cell>
          <table:table-cell office:value-type="float" office:value="-0.1073914" calcext:value-type="float">
            <text:p>-0.1073914</text:p>
          </table:table-cell>
          <table:table-cell office:value-type="float" office:value="-0.1907349" calcext:value-type="float">
            <text:p>-0.1907349</text:p>
          </table:table-cell>
          <table:table-cell office:value-type="float" office:value="0.2460632" calcext:value-type="float">
            <text:p>0.2460632</text:p>
          </table:table-cell>
          <table:table-cell office:value-type="float" office:value="0.1932983" calcext:value-type="float">
            <text:p>0.1932983</text:p>
          </table:table-cell>
          <table:table-cell office:value-type="float" office:value="0.7595215" calcext:value-type="float">
            <text:p>0.7595215</text:p>
          </table:table-cell>
          <table:table-cell office:value-type="float" office:value="0.735199" calcext:value-type="float">
            <text:p>0.735199</text:p>
          </table:table-cell>
          <table:table-cell office:value-type="float" office:value="1.373169" calcext:value-type="float">
            <text:p>1.373169</text:p>
          </table:table-cell>
          <table:table-cell office:value-type="float" office:value="1.353149" calcext:value-type="float">
            <text:p>1.353149</text:p>
          </table:table-cell>
          <table:table-cell office:value-type="float" office:value="2.440552" calcext:value-type="float">
            <text:p>2.440552</text:p>
          </table:table-cell>
          <table:table-cell office:value-type="float" office:value="2.383942" calcext:value-type="float">
            <text:p>2.383942</text:p>
          </table:table-cell>
          <table:table-cell office:value-type="float" office:value="4.331848" calcext:value-type="float">
            <text:p>4.331848</text:p>
          </table:table-cell>
          <table:table-cell office:value-type="float" office:value="4.227264" calcext:value-type="float">
            <text:p>4.227264</text:p>
          </table:table-cell>
          <table:table-cell office:value-type="float" office:value="6.462646" calcext:value-type="float">
            <text:p>6.462646</text:p>
          </table:table-cell>
          <table:table-cell office:value-type="float" office:value="6.333405" calcext:value-type="float">
            <text:p>6.333405</text:p>
          </table:table-cell>
          <table:table-cell office:value-type="float" office:value="8.001251" calcext:value-type="float">
            <text:p>8.001251</text:p>
          </table:table-cell>
          <table:table-cell office:value-type="float" office:value="7.872955" calcext:value-type="float">
            <text:p>7.872955</text:p>
          </table:table-cell>
          <table:table-cell office:value-type="float" office:value="9.193176" calcext:value-type="float">
            <text:p>9.193176</text:p>
          </table:table-cell>
          <table:table-cell office:value-type="float" office:value="9.069611" calcext:value-type="float">
            <text:p>9.069611</text:p>
          </table:table-cell>
          <table:table-cell office:value-type="float" office:value="10.06024" calcext:value-type="float">
            <text:p>10.06024</text:p>
          </table:table-cell>
          <table:table-cell office:value-type="float" office:value="9.945374" calcext:value-type="float">
            <text:p>9.945374</text:p>
          </table:table-cell>
          <table:table-cell office:value-type="float" office:value="10.45084" calcext:value-type="float">
            <text:p>10.45084</text:p>
          </table:table-cell>
          <table:table-cell office:value-type="float" office:value="10.3436" calcext:value-type="float">
            <text:p>10.3436</text:p>
          </table:table-cell>
          <table:table-cell office:value-type="float" office:value="15.35406" calcext:value-type="float">
            <text:p>15.35406</text:p>
          </table:table-cell>
          <table:table-cell office:value-type="float" office:value="-9.867859" calcext:value-type="float">
            <text:p>-9.86785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9122004" calcext:value-type="float">
            <text:p>29122004</text:p>
          </table:table-cell>
          <table:table-cell office:value-type="float" office:value="7.342351" calcext:value-type="float">
            <text:p>7.342351</text:p>
          </table:table-cell>
          <table:table-cell office:value-type="float" office:value="10.26" calcext:value-type="float">
            <text:p>10.26</text:p>
          </table:table-cell>
          <table:table-cell office:value-type="float" office:value="-9.42" calcext:value-type="float">
            <text:p>-9.42</text:p>
          </table:table-cell>
          <table:table-cell office:value-type="float" office:value="0.9726787" calcext:value-type="float">
            <text:p>0.9726787</text:p>
          </table:table-cell>
          <table:table-cell office:value-type="float" office:value="0.2674617" calcext:value-type="float">
            <text:p>0.2674617</text:p>
          </table:table-cell>
          <table:table-cell office:value-type="float" office:value="276.228" calcext:value-type="float">
            <text:p>276.228</text:p>
          </table:table-cell>
          <table:table-cell office:value-type="float" office:value="0" calcext:value-type="float">
            <text:p>0</text:p>
          </table:table-cell>
          <table:table-cell office:value-type="float" office:value="9.677338" calcext:value-type="float">
            <text:p>9.677338</text:p>
          </table:table-cell>
          <table:table-cell office:value-type="float" office:value="-7.025696" calcext:value-type="float">
            <text:p>-7.025696</text:p>
          </table:table-cell>
          <table:table-cell office:value-type="float" office:value="0.8260803" calcext:value-type="float">
            <text:p>0.8260803</text:p>
          </table:table-cell>
          <table:table-cell office:value-type="float" office:value="-2.346191" calcext:value-type="float">
            <text:p>-2.346191</text:p>
          </table:table-cell>
          <table:table-cell office:value-type="float" office:value="-0.2264404" calcext:value-type="float">
            <text:p>-0.2264404</text:p>
          </table:table-cell>
          <table:table-cell office:value-type="float" office:value="-0.7734985" calcext:value-type="float">
            <text:p>-0.7734985</text:p>
          </table:table-cell>
          <table:table-cell office:value-type="float" office:value="-0.06558228" calcext:value-type="float">
            <text:p>-0.06558228</text:p>
          </table:table-cell>
          <table:table-cell office:value-type="float" office:value="-0.1631165" calcext:value-type="float">
            <text:p>-0.1631165</text:p>
          </table:table-cell>
          <table:table-cell office:value-type="float" office:value="0.276886" calcext:value-type="float">
            <text:p>0.276886</text:p>
          </table:table-cell>
          <table:table-cell office:value-type="float" office:value="0.2123108" calcext:value-type="float">
            <text:p>0.2123108</text:p>
          </table:table-cell>
          <table:table-cell office:value-type="float" office:value="0.7678833" calcext:value-type="float">
            <text:p>0.7678833</text:p>
          </table:table-cell>
          <table:table-cell office:value-type="float" office:value="0.7397461" calcext:value-type="float">
            <text:p>0.7397461</text:p>
          </table:table-cell>
          <table:table-cell office:value-type="float" office:value="1.357422" calcext:value-type="float">
            <text:p>1.357422</text:p>
          </table:table-cell>
          <table:table-cell office:value-type="float" office:value="1.338135" calcext:value-type="float">
            <text:p>1.338135</text:p>
          </table:table-cell>
          <table:table-cell office:value-type="float" office:value="2.383453" calcext:value-type="float">
            <text:p>2.383453</text:p>
          </table:table-cell>
          <table:table-cell office:value-type="float" office:value="2.338654" calcext:value-type="float">
            <text:p>2.338654</text:p>
          </table:table-cell>
          <table:table-cell office:value-type="float" office:value="4.226227" calcext:value-type="float">
            <text:p>4.226227</text:p>
          </table:table-cell>
          <table:table-cell office:value-type="float" office:value="4.134918" calcext:value-type="float">
            <text:p>4.134918</text:p>
          </table:table-cell>
          <table:table-cell office:value-type="float" office:value="6.332062" calcext:value-type="float">
            <text:p>6.332062</text:p>
          </table:table-cell>
          <table:table-cell office:value-type="float" office:value="6.210541" calcext:value-type="float">
            <text:p>6.210541</text:p>
          </table:table-cell>
          <table:table-cell office:value-type="float" office:value="7.871643" calcext:value-type="float">
            <text:p>7.871643</text:p>
          </table:table-cell>
          <table:table-cell office:value-type="float" office:value="7.745453" calcext:value-type="float">
            <text:p>7.745453</text:p>
          </table:table-cell>
          <table:table-cell office:value-type="float" office:value="9.068298" calcext:value-type="float">
            <text:p>9.068298</text:p>
          </table:table-cell>
          <table:table-cell office:value-type="float" office:value="8.945618" calcext:value-type="float">
            <text:p>8.945618</text:p>
          </table:table-cell>
          <table:table-cell office:value-type="float" office:value="9.944153" calcext:value-type="float">
            <text:p>9.944153</text:p>
          </table:table-cell>
          <table:table-cell office:value-type="float" office:value="9.829498" calcext:value-type="float">
            <text:p>9.829498</text:p>
          </table:table-cell>
          <table:table-cell office:value-type="float" office:value="10.34247" calcext:value-type="float">
            <text:p>10.34247</text:p>
          </table:table-cell>
          <table:table-cell office:value-type="float" office:value="10.23587" calcext:value-type="float">
            <text:p>10.23587</text:p>
          </table:table-cell>
          <table:table-cell office:value-type="float" office:value="15.88342" calcext:value-type="float">
            <text:p>15.88342</text:p>
          </table:table-cell>
          <table:table-cell office:value-type="float" office:value="-11.80197" calcext:value-type="float">
            <text:p>-11.8019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0122004" calcext:value-type="float">
            <text:p>30122004</text:p>
          </table:table-cell>
          <table:table-cell office:value-type="float" office:value="6.398002" calcext:value-type="float">
            <text:p>6.398002</text:p>
          </table:table-cell>
          <table:table-cell office:value-type="float" office:value="18.27" calcext:value-type="float">
            <text:p>18.27</text:p>
          </table:table-cell>
          <table:table-cell office:value-type="float" office:value="6.41" calcext:value-type="float">
            <text:p>6.41</text:p>
          </table:table-cell>
          <table:table-cell office:value-type="float" office:value="1.155478" calcext:value-type="float">
            <text:p>1.155478</text:p>
          </table:table-cell>
          <table:table-cell office:value-type="float" office:value="0.7231289" calcext:value-type="float">
            <text:p>0.7231289</text:p>
          </table:table-cell>
          <table:table-cell office:value-type="float" office:value="493.092" calcext:value-type="float">
            <text:p>493.092</text:p>
          </table:table-cell>
          <table:table-cell office:value-type="float" office:value="0" calcext:value-type="float">
            <text:p>0</text:p>
          </table:table-cell>
          <table:table-cell office:value-type="float" office:value="11.86157" calcext:value-type="float">
            <text:p>11.86157</text:p>
          </table:table-cell>
          <table:table-cell office:value-type="float" office:value="-0.05004883" calcext:value-type="float">
            <text:p>-0.05004883</text:p>
          </table:table-cell>
          <table:table-cell office:value-type="float" office:value="4.570892" calcext:value-type="float">
            <text:p>4.570892</text:p>
          </table:table-cell>
          <table:table-cell office:value-type="float" office:value="0.00869751" calcext:value-type="float">
            <text:p>0.00869751</text:p>
          </table:table-cell>
          <table:table-cell office:value-type="float" office:value="0.526001" calcext:value-type="float">
            <text:p>0.526001</text:p>
          </table:table-cell>
          <table:table-cell office:value-type="float" office:value="-0.2427368" calcext:value-type="float">
            <text:p>-0.2427368</text:p>
          </table:table-cell>
          <table:table-cell office:value-type="float" office:value="0.06896973" calcext:value-type="float">
            <text:p>0.06896973</text:p>
          </table:table-cell>
          <table:table-cell office:value-type="float" office:value="-0.0647583" calcext:value-type="float">
            <text:p>-0.0647583</text:p>
          </table:table-cell>
          <table:table-cell office:value-type="float" office:value="0.3751526" calcext:value-type="float">
            <text:p>0.3751526</text:p>
          </table:table-cell>
          <table:table-cell office:value-type="float" office:value="0.2775879" calcext:value-type="float">
            <text:p>0.2775879</text:p>
          </table:table-cell>
          <table:table-cell office:value-type="float" office:value="0.8247375" calcext:value-type="float">
            <text:p>0.8247375</text:p>
          </table:table-cell>
          <table:table-cell office:value-type="float" office:value="0.7683105" calcext:value-type="float">
            <text:p>0.7683105</text:p>
          </table:table-cell>
          <table:table-cell office:value-type="float" office:value="1.373383" calcext:value-type="float">
            <text:p>1.373383</text:p>
          </table:table-cell>
          <table:table-cell office:value-type="float" office:value="1.345215" calcext:value-type="float">
            <text:p>1.345215</text:p>
          </table:table-cell>
          <table:table-cell office:value-type="float" office:value="2.338287" calcext:value-type="float">
            <text:p>2.338287</text:p>
          </table:table-cell>
          <table:table-cell office:value-type="float" office:value="2.316986" calcext:value-type="float">
            <text:p>2.316986</text:p>
          </table:table-cell>
          <table:table-cell office:value-type="float" office:value="4.134003" calcext:value-type="float">
            <text:p>4.134003</text:p>
          </table:table-cell>
          <table:table-cell office:value-type="float" office:value="4.055298" calcext:value-type="float">
            <text:p>4.055298</text:p>
          </table:table-cell>
          <table:table-cell office:value-type="float" office:value="6.209259" calcext:value-type="float">
            <text:p>6.209259</text:p>
          </table:table-cell>
          <table:table-cell office:value-type="float" office:value="6.095367" calcext:value-type="float">
            <text:p>6.095367</text:p>
          </table:table-cell>
          <table:table-cell office:value-type="float" office:value="7.744171" calcext:value-type="float">
            <text:p>7.744171</text:p>
          </table:table-cell>
          <table:table-cell office:value-type="float" office:value="7.621857" calcext:value-type="float">
            <text:p>7.621857</text:p>
          </table:table-cell>
          <table:table-cell office:value-type="float" office:value="8.944336" calcext:value-type="float">
            <text:p>8.944336</text:p>
          </table:table-cell>
          <table:table-cell office:value-type="float" office:value="8.822937" calcext:value-type="float">
            <text:p>8.822937</text:p>
          </table:table-cell>
          <table:table-cell office:value-type="float" office:value="9.828308" calcext:value-type="float">
            <text:p>9.828308</text:p>
          </table:table-cell>
          <table:table-cell office:value-type="float" office:value="9.714417" calcext:value-type="float">
            <text:p>9.714417</text:p>
          </table:table-cell>
          <table:table-cell office:value-type="float" office:value="10.23474" calcext:value-type="float">
            <text:p>10.23474</text:p>
          </table:table-cell>
          <table:table-cell office:value-type="float" office:value="10.1283" calcext:value-type="float">
            <text:p>10.1283</text:p>
          </table:table-cell>
          <table:table-cell office:value-type="float" office:value="20.75507" calcext:value-type="float">
            <text:p>20.75507</text:p>
          </table:table-cell>
          <table:table-cell office:value-type="float" office:value="0.3255615" calcext:value-type="float">
            <text:p>0.325561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1122004" calcext:value-type="float">
            <text:p>31122004</text:p>
          </table:table-cell>
          <table:table-cell office:value-type="float" office:value="7.083991" calcext:value-type="float">
            <text:p>7.083991</text:p>
          </table:table-cell>
          <table:table-cell office:value-type="float" office:value="5.75" calcext:value-type="float">
            <text:p>5.75</text:p>
          </table:table-cell>
          <table:table-cell office:value-type="float" office:value="-6.28" calcext:value-type="float">
            <text:p>-6.28</text:p>
          </table:table-cell>
          <table:table-cell office:value-type="float" office:value="0.7070162" calcext:value-type="float">
            <text:p>0.7070162</text:p>
          </table:table-cell>
          <table:table-cell office:value-type="float" office:value="0.3397154" calcext:value-type="float">
            <text:p>0.3397154</text:p>
          </table:table-cell>
          <table:table-cell office:value-type="float" office:value="240.948" calcext:value-type="float">
            <text:p>240.948</text:p>
          </table:table-cell>
          <table:table-cell office:value-type="float" office:value="0" calcext:value-type="float">
            <text:p>0</text:p>
          </table:table-cell>
          <table:table-cell office:value-type="float" office:value="8.99118" calcext:value-type="float">
            <text:p>8.99118</text:p>
          </table:table-cell>
          <table:table-cell office:value-type="float" office:value="-3.833923" calcext:value-type="float">
            <text:p>-3.833923</text:p>
          </table:table-cell>
          <table:table-cell office:value-type="float" office:value="3.296478" calcext:value-type="float">
            <text:p>3.296478</text:p>
          </table:table-cell>
          <table:table-cell office:value-type="float" office:value="-0.5622864" calcext:value-type="float">
            <text:p>-0.5622864</text:p>
          </table:table-cell>
          <table:table-cell office:value-type="float" office:value="0.3959351" calcext:value-type="float">
            <text:p>0.3959351</text:p>
          </table:table-cell>
          <table:table-cell office:value-type="float" office:value="-0.1046143" calcext:value-type="float">
            <text:p>-0.1046143</text:p>
          </table:table-cell>
          <table:table-cell office:value-type="float" office:value="0.0725708" calcext:value-type="float">
            <text:p>0.0725708</text:p>
          </table:table-cell>
          <table:table-cell office:value-type="float" office:value="0.000793457" calcext:value-type="float">
            <text:p>0.000793457</text:p>
          </table:table-cell>
          <table:table-cell office:value-type="float" office:value="0.3859253" calcext:value-type="float">
            <text:p>0.3859253</text:p>
          </table:table-cell>
          <table:table-cell office:value-type="float" office:value="0.3401184" calcext:value-type="float">
            <text:p>0.3401184</text:p>
          </table:table-cell>
          <table:table-cell office:value-type="float" office:value="0.8364258" calcext:value-type="float">
            <text:p>0.8364258</text:p>
          </table:table-cell>
          <table:table-cell office:value-type="float" office:value="0.8166809" calcext:value-type="float">
            <text:p>0.8166809</text:p>
          </table:table-cell>
          <table:table-cell office:value-type="float" office:value="1.375244" calcext:value-type="float">
            <text:p>1.375244</text:p>
          </table:table-cell>
          <table:table-cell office:value-type="float" office:value="1.367493" calcext:value-type="float">
            <text:p>1.367493</text:p>
          </table:table-cell>
          <table:table-cell office:value-type="float" office:value="2.316895" calcext:value-type="float">
            <text:p>2.316895</text:p>
          </table:table-cell>
          <table:table-cell office:value-type="float" office:value="2.297821" calcext:value-type="float">
            <text:p>2.297821</text:p>
          </table:table-cell>
          <table:table-cell office:value-type="float" office:value="4.054535" calcext:value-type="float">
            <text:p>4.054535</text:p>
          </table:table-cell>
          <table:table-cell office:value-type="float" office:value="3.988495" calcext:value-type="float">
            <text:p>3.988495</text:p>
          </table:table-cell>
          <table:table-cell office:value-type="float" office:value="6.094269" calcext:value-type="float">
            <text:p>6.094269</text:p>
          </table:table-cell>
          <table:table-cell office:value-type="float" office:value="5.988342" calcext:value-type="float">
            <text:p>5.988342</text:p>
          </table:table-cell>
          <table:table-cell office:value-type="float" office:value="7.620605" calcext:value-type="float">
            <text:p>7.620605</text:p>
          </table:table-cell>
          <table:table-cell office:value-type="float" office:value="7.502319" calcext:value-type="float">
            <text:p>7.502319</text:p>
          </table:table-cell>
          <table:table-cell office:value-type="float" office:value="8.821686" calcext:value-type="float">
            <text:p>8.821686</text:p>
          </table:table-cell>
          <table:table-cell office:value-type="float" office:value="8.702087" calcext:value-type="float">
            <text:p>8.702087</text:p>
          </table:table-cell>
          <table:table-cell office:value-type="float" office:value="9.713196" calcext:value-type="float">
            <text:p>9.713196</text:p>
          </table:table-cell>
          <table:table-cell office:value-type="float" office:value="9.599426" calcext:value-type="float">
            <text:p>9.599426</text:p>
          </table:table-cell>
          <table:table-cell office:value-type="float" office:value="10.12717" calcext:value-type="float">
            <text:p>10.12717</text:p>
          </table:table-cell>
          <table:table-cell office:value-type="float" office:value="10.02063" calcext:value-type="float">
            <text:p>10.02063</text:p>
          </table:table-cell>
          <table:table-cell office:value-type="float" office:value="12.69019" calcext:value-type="float">
            <text:p>12.69019</text:p>
          </table:table-cell>
          <table:table-cell office:value-type="float" office:value="-8.601471" calcext:value-type="float">
            <text:p>-8.601471</text:p>
          </table:table-cell>
          <table:table-cell table:number-columns-repeated="1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3-06T17:56:05.763644174</dc:date>
    <meta:editing-duration>PT7S</meta:editing-duration>
    <meta:editing-cycles>1</meta:editing-cycles>
    <meta:document-statistic meta:table-count="1" meta:cell-count="19084" meta:object-count="0"/>
    <meta:generator>LibreOffice/6.4.7.2$Linux_X86_64 LibreOffice_project/40$Build-2</meta:generator>
  </office:meta>
</office:document-meta>
</file>